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officeooo:paragraph-rsid="001464e5"/>
    </style:style>
    <style:style style:name="P2" style:family="paragraph" style:parent-style-name="Contents_20_1">
      <style:paragraph-properties>
        <style:tab-stops>
          <style:tab-stop style:position="18.722cm" style:type="right" style:leader-style="dotted" style:leader-text="."/>
        </style:tab-stops>
      </style:paragraph-properties>
    </style:style>
    <style:style style:name="P3" style:family="paragraph" style:parent-style-name="Default"/>
    <style:style style:name="P4" style:family="paragraph" style:parent-style-name="Default">
      <style:text-properties fo:font-size="10pt" style:font-size-asian="10pt" style:font-size-complex="10pt"/>
    </style:style>
    <style:style style:name="P5" style:family="paragraph" style:parent-style-name="Default">
      <style:text-properties officeooo:paragraph-rsid="00188fba"/>
    </style:style>
    <style:style style:name="P6" style:family="paragraph" style:parent-style-name="Default">
      <style:text-properties officeooo:paragraph-rsid="001c7bb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text-properties officeooo:paragraph-rsid="001c7bb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officeooo:rsid="00119439" style:font-size-asian="10pt" style:font-size-complex="10pt"/>
    </style:style>
    <style:style style:name="T4" style:family="text">
      <style:text-properties fo:font-size="10pt" fo:language="en" fo:country="US" officeooo:rsid="001464e5" style:font-size-asian="10pt" style:font-size-complex="10pt"/>
    </style:style>
    <style:style style:name="T5" style:family="text">
      <style:text-properties fo:font-size="10pt" fo:language="en" fo:country="US" officeooo:rsid="00188fba" style:font-size-asian="10pt" style:font-size-complex="10pt"/>
    </style:style>
    <style:style style:name="T6" style:family="text">
      <style:text-properties fo:color="#1a237e" loext:opacity="100%" fo:font-size="10pt" fo:language="en" fo:country="US" officeooo:rsid="001464e5" style:font-size-asian="10pt" style:font-size-complex="10pt"/>
    </style:style>
    <style:style style:name="T7" style:family="text">
      <style:text-properties fo:color="#1a237e" loext:opacity="100%" fo:font-size="10pt" fo:language="en" fo:country="US" officeooo:rsid="00188fba" style:font-size-asian="10pt" style:font-size-complex="10pt"/>
    </style:style>
    <style:style style:name="T8" style:family="text">
      <style:text-properties fo:color="#f44336" loext:opacity="100%" fo:font-size="10pt" fo:language="en" fo:country="US" officeooo:rsid="001464e5" style:font-size-asian="10pt" style:font-size-complex="10pt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fo:font-size="10pt" fo:language="en" fo:country="US" officeooo:rsid="00188fba" style:font-size-asian="10pt" style:font-size-complex="10pt"/>
    </style:style>
    <style:style style:name="T11" style:family="text">
      <style:text-properties fo:color="#c9211e" loext:opacity="100%" fo:font-size="10pt" fo:language="en" fo:country="US" officeooo:rsid="001c7bbe" style:font-size-asian="10pt" style:font-size-complex="10pt"/>
    </style:style>
    <style:style style:name="T12" style:family="text">
      <style:text-properties fo:color="#c9211e" loext:opacity="100%" fo:font-size="10pt" fo:language="en" fo:country="US" officeooo:rsid="001dbd22" style:font-size-asian="10pt" style:font-size-complex="10pt"/>
    </style:style>
    <style:style style:name="T13" style:family="text">
      <style:text-properties fo:color="#c9211e" loext:opacity="100%" fo:font-size="10pt" fo:language="en" fo:country="US" officeooo:rsid="001e3eb1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rora.h</text:h>
      <text:h text:style-name="Default" text:outline-level="1"><text:span text:style-name="T2"><text:s text:c="2"/>1 <text:s/></text:span><text:span text:style-name="style2"><text:span text:style-name="T2">//</text:span></text:span></text:h>
      <text:h text:style-name="Default" text:outline-level="1"><text:span text:style-name="T2"><text:s text:c="2"/>2 <text:s/></text:span><text:span text:style-name="style2"><text:span text:style-name="T2">// <text:s text:c="5"/>Кафедра компьютерного моделирования и многопроцессорных систем</text:span></text:span></text:h>
      <text:h text:style-name="Default" text:outline-level="1"><text:span text:style-name="T2"><text:s text:c="2"/>3 <text:s/></text:span><text:span text:style-name="style2"><text:span text:style-name="T2">// <text:s text:c="9"/>факультет Прикладной математики - процессов управления</text:span></text:span></text:h>
      <text:h text:style-name="Default" text:outline-level="1"><text:span text:style-name="T2"><text:s text:c="2"/>4 <text:s/></text:span><text:span text:style-name="style2"><text:span text:style-name="T2">// <text:s text:c="13"/>Санкт-Петербургский государственный университет</text:span></text:span></text:h>
      <text:h text:style-name="Default" text:outline-level="1"><text:span text:style-name="T2"><text:s text:c="2"/>5 <text:s/></text:span><text:span text:style-name="style2"><text:span text:style-name="T2">// <text:s text:c="5"/>Подсекция мореходных качеств судов в штормовых условиях</text:span></text:span></text:h>
      <text:h text:style-name="Default" text:outline-level="1"><text:span text:style-name="T2"><text:s text:c="2"/>6 <text:s/></text:span><text:span text:style-name="style2"><text:span text:style-name="T2">// <text:s text:c="13"/>Сахалинское отделение Российского научно-технического</text:span></text:span></text:h>
      <text:h text:style-name="Default" text:outline-level="1"><text:span text:style-name="T2"><text:s text:c="2"/>7 <text:s/></text:span><text:span text:style-name="style2"><text:span text:style-name="T2">// <text:s text:c="13"/>общества судостроителей имени Алексея Николаевича Крылова</text:span></text:span></text:h>
      <text:h text:style-name="Default" text:outline-level="1"><text:span text:style-name="T2"><text:s text:c="2"/>8 <text:s/></text:span><text:span text:style-name="style2"><text:span text:style-name="T2">// <text:s text:c="5"/>‏יְרוּשָׁלַיִם</text:span></text:span></text:h>
      <text:h text:style-name="Default" text:outline-level="1"><text:span text:style-name="T2"><text:s text:c="2"/>9 <text:s/></text:span><text:span text:style-name="style15"><text:span text:style-name="T2">//! <text:s text:c="4"/>проект Aurora — штормовой и экстремальный ход корабля</text:span></text:span></text:h>
      <text:h text:style-name="Default" text:outline-level="1"><text:span text:style-name="T2"><text:s/>10 <text:s/></text:span><text:span text:style-name="style2"><text:span text:style-name="T2">// <text:s text:c="12"/>корпус —&gt; волны -&gt; графика</text:span></text:span></text:h>
      <text:h text:style-name="Default" text:outline-level="1"><text:span text:style-name="T2"><text:s/>11 <text:s/></text:span><text:span text:style-name="style2"><text:span text:style-name="T2">// <text:s text:c="12"/>статика —&gt; динамика -&gt; реакции</text:span></text:span></text:h>
      <text:h text:style-name="Default" text:outline-level="1"><text:span text:style-name="T2"><text:s/>12 <text:s/></text:span><text:span text:style-name="style2"><text:span text:style-name="T2">// <text:s text:c="12"/>кинематика —&gt; излучение -&gt; гидромеханика</text:span></text:span></text:h>
      <text:h text:style-name="Default" text:outline-level="1"><text:span text:style-name="T2"><text:s/>13 <text:s/></text:span><text:span text:style-name="style2"><text:span text:style-name="T2">//</text:span></text:span></text:h>
      <text:h text:style-name="Default" text:outline-level="1"><text:span text:style-name="T2"><text:s/>14 <text:s/></text:span><text:span text:style-name="style2"><text:span text:style-name="T2">// <text:s text:c="5"/>&lt;Tab&gt; <text:s/>- перестроение картинки в различные контуры\профили,</text:span></text:span></text:h>
      <text:h text:style-name="Default" text:outline-level="1"><text:span text:style-name="T2"><text:s/>15 <text:s/></text:span><text:span text:style-name="style2"><text:span text:style-name="T2">// <text:s text:c="14"/>под полную цветовую раскраску или расчистку</text:span></text:span></text:h>
      <text:h text:style-name="Default" text:outline-level="1"><text:span text:style-name="T2"><text:s/>16 <text:s/></text:span><text:span text:style-name="style2"><text:span text:style-name="T2">// <text:s text:c="5"/>&lt;Enter&gt; - раскраска поверхностей или исходная триангуляционная сетка</text:span></text:span></text:h>
      <text:h text:style-name="Default" text:outline-level="1"><text:span text:style-name="T2"><text:s/>17 <text:s/></text:span><text:span text:style-name="style2"><text:span text:style-name="T2">//</text:span></text:span></text:h>
      <text:h text:style-name="Default" text:outline-level="1"><text:span text:style-name="T2"><text:s/>18 <text:s/></text:span><text:span text:style-name="style2"><text:span text:style-name="T2">// <text:s text:c="5"/>Контуры шпангоутов определяются параметрическими функциями, и потому</text:span></text:span></text:h>
      <text:h text:style-name="Default" text:outline-level="1"><text:span text:style-name="T2"><text:s/>19 <text:s/></text:span><text:span text:style-name="style2"><text:span text:style-name="T2">// <text:s text:c="8"/>могут быть неоднозначными (в перспективе ката- и тримараны),</text:span></text:span></text:h>
      <text:h text:style-name="Default" text:outline-level="1"><text:span text:style-name="T2"><text:s/>20 <text:s/></text:span><text:span text:style-name="style2"><text:span text:style-name="T2">// <text:s text:c="8"/>и отчего востребуется учет многократного пересечения поверхности</text:span></text:span></text:h>
      <text:h text:style-name="Default" text:outline-level="1"><text:span text:style-name="T2"><text:s/>21 <text:s/></text:span><text:span text:style-name="style2"><text:span text:style-name="T2">// <text:s text:c="8"/>воды 1 - левый/кормовой и Nframes+1 - правый/носовой перпендикуляры.</text:span></text:span></text:h>
      <text:h text:style-name="Default" text:outline-level="1"><text:span text:style-name="T2"><text:s/>22 <text:s/></text:span><text:span text:style-name="style2"><text:span text:style-name="T2">// <text:s text:c="5"/>Штевни задаются функциями абсциссы и ординаты от аппликаты,</text:span></text:span></text:h>
      <text:h text:style-name="Default" text:outline-level="1"><text:span text:style-name="T2"><text:s/>23 <text:s/></text:span><text:span text:style-name="style2"><text:span text:style-name="T2">// <text:s text:c="8"/>и устанавливаются относительно диаметральной плоскости корабля</text:span></text:span></text:h>
      <text:h text:style-name="Default" text:outline-level="1"><text:span text:style-name="T2"><text:s/>24 <text:s/></text:span><text:span text:style-name="style2"><text:span text:style-name="T2">// <text:s text:c="8"/>0 - ахтерштевень; Nframes+2 - форштевень.</text:span></text:span></text:h>
      <text:h text:style-name="Default" text:outline-level="1"><text:span text:style-name="T2"><text:s/>25 <text:s/></text:span><text:span text:style-name="style2"><text:span text:style-name="T2">// <text:s text:c="5"/>Плоскости днища, палубы и транцев замыкаются на диаметральной плоскости</text:span></text:span></text:h>
      <text:h text:style-name="Default" text:outline-level="1"><text:span text:style-name="T2"><text:s/>26 <text:s/></text:span><text:span text:style-name="style2"><text:span text:style-name="T2">// <text:s text:c="8"/>автоматически, т.е. нули в таблице плазовых ординат могут опускаться</text:span></text:span></text:h>
      <text:h text:style-name="Default" text:outline-level="1"><text:span text:style-name="T2"><text:s/>27 <text:s/></text:span><text:span text:style-name="style2"><text:span text:style-name="T2">//</text:span></text:span></text:h>
      <text:h text:style-name="Default" text:outline-level="1"><text:span text:style-name="T2"><text:s/>28 <text:s/></text:span><text:span text:style-name="style9"><text:span text:style-name="T2">#ifndef __Aurora_</text:span></text:span></text:h>
      <text:h text:style-name="Default" text:outline-level="1"><text:span text:style-name="T2"><text:s/>29 <text:s/></text:span><text:span text:style-name="style9"><text:span text:style-name="T2">#define __Aurora_</text:span></text:span></text:h>
      <text:h text:style-name="Default" text:outline-level="1"><text:span text:style-name="T2"><text:s/>30 <text:s/></text:span><text:span text:style-name="style9"><text:span text:style-name="T2">#include &lt;StdIO.h&gt;</text:span></text:span></text:h>
      <text:h text:style-name="Default" text:outline-level="1"><text:span text:style-name="T2"><text:s/>31 <text:s/></text:span><text:span text:style-name="style9"><text:span text:style-name="T2">#include "../Window/View.h" <text:s text:c="6"/></text:span></text:span><text:span text:style-name="style2"><text:span text:style-name="T2">// собственная графическая среда Window-Place</text:span></text:span></text:h>
      <text:h text:style-name="Default" text:outline-level="1"><text:span text:style-name="T2"><text:s/>32 <text:s/></text:span><text:span text:style-name="style9"><text:span text:style-name="T2">#include "../Window/ConIO.h" <text:s text:c="5"/></text:span></text:span><text:span text:style-name="style2"><text:span text:style-name="T2">// консольные операции — отладочные текстовки</text:span></text:span></text:h>
      <text:h text:style-name="P4" text:outline-level="1"><text:s/>33 <text:s/></text:h>
      <text:h text:style-name="Default" text:outline-level="1"><text:span text:style-name="T2"><text:s/>34 <text:s/></text:span><text:span text:style-name="style9"><text:span text:style-name="T2">#define BkColor 0.9,0.95,0.99 <text:s text:c="4"/></text:span></text:span><text:span text:style-name="style2"><text:span text:style-name="T2">// осветлённая монотонная фоновая расцветка</text:span></text:span></text:h>
      <text:h text:style-name="Default" text:outline-level="1"><text:span text:style-name="T2"><text:s/>35 <text:s/></text:span><text:span text:style-name="style9"><text:span text:style-name="T2">#define LeftFrame 0x80000000 <text:s text:c="5"/></text:span></text:span><text:span text:style-name="style2"><text:span text:style-name="T2">// признак смежного левого(в корму) шпангоута</text:span></text:span></text:h>
      <text:h text:style-name="Default" text:outline-level="1"><text:span text:style-name="T2"><text:s/>36 <text:s/></text:span><text:span text:style-name="style2"><text:span text:style-name="T2">//#define StemPost <text:s/>0x20000000 <text:s text:c="3"/>// индексная маска шпаций вблизи форштевня и</text:span></text:span></text:h>
      <text:h text:style-name="Default" text:outline-level="1"><text:span text:style-name="T2"><text:s/>37 <text:s/></text:span><text:span text:style-name="style2"><text:span text:style-name="T2">//#define SternPost 0x40000000 <text:s text:c="3"/>// в межшпангоутных треугольниках ахтерштевня</text:span></text:span></text:h>
      <text:h text:style-name="Default" text:outline-level="1"><text:span text:style-name="T2"><text:s/>38 <text:s/></text:span><text:span text:style-name="style2"><text:span text:style-name="T2">//#define FramePost 0xE0000000 <text:s text:c="3"/>// общая маска к особому шпангоутному индексу</text:span></text:span></text:h>
      <text:h text:style-name="Default" text:outline-level="1"><text:span text:style-name="T2"><text:s/>39 <text:s text:c="35"/></text:span><text:span text:style-name="style2"><text:span text:style-name="T2">//</text:span></text:span></text:h>
      <text:h text:style-name="Default" text:outline-level="1"><text:span text:style-name="T2"><text:s/>40 <text:s/></text:span><text:span text:style-name="style5"><text:span text:style-name="T2">extern Real </text:span></text:span><text:span text:style-name="style11"><text:span text:style-name="T2">Ts</text:span></text:span><text:span text:style-name="style10"><text:span text:style-name="T2">; <text:s text:c="18"/></text:span></text:span><text:span text:style-name="style2"><text:span text:style-name="T2">// расчётный интервал на текущем времени Math</text:span></text:span></text:h>
      <text:h text:style-name="Default" text:outline-level="1"><text:span text:style-name="T2"><text:s/>41 <text:s/></text:span><text:span text:style-name="style5"><text:span text:style-name="T2">extern class </text:span></text:span><text:span text:style-name="style11"><text:span text:style-name="T2">Hull </text:span></text:span><text:span text:style-name="style10"><text:span text:style-name="T2">*</text:span></text:span><text:span text:style-name="style11"><text:span text:style-name="T2">Vessel</text:span></text:span><text:span text:style-name="style10"><text:span text:style-name="T2">; <text:s text:c="7"/></text:span></text:span><text:span text:style-name="style2"><text:span text:style-name="T2">// прямой доступ к графическому контексту</text:span></text:span></text:h>
      <text:h text:style-name="Default" text:outline-level="1"><text:span text:style-name="T2"><text:s/>42 <text:s/></text:span><text:span text:style-name="style5"><text:span text:style-name="T2">extern class </text:span></text:span><text:span text:style-name="style11"><text:span text:style-name="T2">Field </text:span></text:span><text:span text:style-name="style10"><text:span text:style-name="T2">*</text:span></text:span><text:span text:style-name="style11"><text:span text:style-name="T2">Storm</text:span></text:span><text:span text:style-name="style10"><text:span text:style-name="T2">; <text:s text:c="7"/></text:span></text:span><text:span text:style-name="style2"><text:span text:style-name="T2">// для корпуса корабля и его волнового поля</text:span></text:span></text:h>
      <text:h text:style-name="Default" text:outline-level="1"><text:span text:style-name="T2"><text:s/>43 <text:s/></text:span><text:span text:style-name="style5"><text:span text:style-name="T2">extern </text:span></text:span><text:span text:style-name="style11"><text:span text:style-name="T2">FILE </text:span></text:span><text:span text:style-name="style10"><text:span text:style-name="T2">*</text:span></text:span><text:span text:style-name="style11"><text:span text:style-name="T2">VIL</text:span></text:span><text:span text:style-name="style10"><text:span text:style-name="T2">; <text:s text:c="16"/></text:span></text:span><text:span text:style-name="style2"><text:span text:style-name="T2">// настройки с протоколами опытовых испытаний</text:span></text:span></text:h>
      <text:h text:style-name="Default" text:outline-level="1"><text:span text:style-name="T2"><text:s/>44 <text:s/></text:span><text:span text:style-name="style5"><text:span text:style-name="T2">extern const char </text:span></text:span><text:span text:style-name="style10"><text:span text:style-name="T2">*</text:span></text:span><text:span text:style-name="style11"><text:span text:style-name="T2">Model</text:span></text:span><text:span text:style-name="style10"><text:span text:style-name="T2">[]; <text:s text:c="6"/></text:span></text:span><text:span text:style-name="style2"><text:span text:style-name="T2">// строки описаний модели гидромеханики судна</text:span></text:span></text:h>
      <text:h text:style-name="Default" text:outline-level="1"><text:span text:style-name="T2"><text:s/>45 <text:s/></text:span><text:span text:style-name="style5"><text:span text:style-name="T2">extern const char </text:span></text:span><text:span text:style-name="style10"><text:span text:style-name="T2">*</text:span></text:span><text:span text:style-name="style11"><text:span text:style-name="T2">ModelWave</text:span></text:span><text:span text:style-name="style10"><text:span text:style-name="T2">[]; <text:s text:c="2"/></text:span></text:span><text:span text:style-name="style2"><text:span text:style-name="T2">// характеристика режима морского волнения</text:span></text:span></text:h>
      <text:h text:style-name="Default" text:outline-level="1"><text:span text:style-name="T2"><text:s/>46 <text:s/></text:span><text:span text:style-name="style5"><text:span text:style-name="T2">extern const char </text:span></text:span><text:span text:style-name="style10"><text:span text:style-name="T2">*</text:span></text:span><text:span text:style-name="style11"><text:span text:style-name="T2">Rmbs</text:span></text:span><text:span text:style-name="style10"><text:span text:style-name="T2">[]; <text:s text:c="7"/></text:span></text:span><text:span text:style-name="style1"><text:span text:style-name="T2">/* Nord,NtO,NNO,NOtN,NO,NOtO,ONO,OtN,</text:span></text:span></text:h>
      <text:h text:style-name="Default" text:outline-level="1"><text:span text:style-name="T2"><text:s/>47 <text:s text:c="39"/></text:span><text:span text:style-name="style1"><text:span text:style-name="T2">Ost,OtS,OSO,SOtO,SO,SOtS,SSO,StO,</text:span></text:span></text:h>
      <text:h text:style-name="Default" text:outline-level="1"><text:span text:style-name="T2"><text:s/>48 <text:s text:c="38"/></text:span><text:span text:style-name="style1"><text:span text:style-name="T2">Su”d,StW,SSW,SWtS,SW,SWtW,WSW,WtS,</text:span></text:span></text:h>
      <text:h text:style-name="Default" text:outline-level="1"><text:span text:style-name="T2"><text:s/>49 <text:s text:c="38"/></text:span><text:span text:style-name="style1"><text:span text:style-name="T2">West,WtN,WNW,NWtW,NW,NWtN,NNW,NtW */</text:span></text:span></text:h>
      <text:h text:style-name="Default" text:outline-level="1"><text:span text:style-name="T2"><text:s/>50 <text:s/></text:span><text:span text:style-name="style5"><text:span text:style-name="T2">const Vector </text:span></text:span><text:span text:style-name="style11"><text:span text:style-name="T2">Zero</text:span></text:span><text:span text:style-name="style10"><text:span text:style-name="T2">=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},</text:span></text:span><text:span text:style-name="style11"><text:span text:style-name="T2">Zenit</text:span></text:span><text:span text:style-name="style10"><text:span text:style-name="T2">=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};</text:span></text:span></text:h>
      <text:h text:style-name="Default" text:outline-level="1"><text:span text:style-name="T2"><text:s/>51 <text:s/></text:span><text:span text:style-name="style5"><text:span text:style-name="T2">const Real </text:span></text:span><text:span text:style-name="style11"><text:span text:style-name="T2">eps </text:span></text:span><text:span text:style-name="style10"><text:span text:style-name="T2">= </text:span></text:span><text:span text:style-name="style4"><text:span text:style-name="T2">0.00001</text:span></text:span><text:span text:style-name="style10"><text:span text:style-name="T2">, <text:s text:c="8"/></text:span></text:span><text:span text:style-name="style2"><text:span text:style-name="T2">// 0.01 мм - допустимое сближение точек</text:span></text:span></text:h>
      <text:h text:style-name="Default" text:outline-level="1"><text:span text:style-name="T2"><text:s/>52 <text:s text:c="13"/></text:span><text:span text:style-name="style11"><text:span text:style-name="T2">ro </text:span></text:span><text:span text:style-name="style10"><text:span text:style-name="T2">= </text:span></text:span><text:span text:style-name="style4"><text:span text:style-name="T2">1025.0</text:span></text:span><text:span text:style-name="style10"><text:span text:style-name="T2">, <text:s text:c="9"/></text:span></text:span><text:span text:style-name="style2"><text:span text:style-name="T2">// плотность морской~опреснённой воды [кг/м³]</text:span></text:span></text:h>
      <text:h text:style-name="Default" text:outline-level="1"><text:span text:style-name="T2"><text:s/>53 <text:s text:c="13"/></text:span><text:span text:style-name="style11"><text:span text:style-name="T2">hW </text:span></text:span><text:span text:style-name="style10"><text:span text:style-name="T2">= </text:span></text:span><text:span text:style-name="style4"><text:span text:style-name="T2">8.0</text:span></text:span><text:span text:style-name="style10"><text:span text:style-name="T2">*</text:span></text:span><text:span text:style-name="style11"><text:span text:style-name="T2">_Pi</text:span></text:span><text:span text:style-name="style10"><text:span text:style-name="T2">/</text:span></text:span><text:span text:style-name="style4"><text:span text:style-name="T2">3.0</text:span></text:span><text:span text:style-name="style10"><text:span text:style-name="T2">; <text:s text:c="4"/></text:span></text:span><text:span text:style-name="style2"><text:span text:style-name="T2">// 1.134 - превышение гребня при выравнивании</text:span></text:span></text:h>
      <text:h text:style-name="Default" text:outline-level="1"><text:span text:style-name="T2"><text:s/>54 <text:s text:c="35"/></text:span><text:span text:style-name="style2"><text:span text:style-name="T2">// <text:s text:c="8"/>скорости частиц со скоростью волны</text:span></text:span></text:h>
      <text:h text:style-name="Default" text:outline-level="1"><text:span text:style-name="T2"><text:s/>55 <text:s text:c="35"/></text:span><text:span text:style-name="style2"><text:span text:style-name="T2">// 0.614 - ослабление / подвсплытие в подошве</text:span></text:span></text:h>
      <text:h text:style-name="Default" text:outline-level="1"><text:span text:style-name="T2"><text:s/>56 <text:s text:c="35"/></text:span><text:span text:style-name="style2"><text:span text:style-name="T2">// <text:s text:c="8"/>h·k≈0.75 или λ/h≈π·8/3×2 ƒ{⅜}ћ½</text:span></text:span></text:h>
      <text:h text:style-name="Default" text:outline-level="1"><text:span text:style-name="T2"><text:s/>57 <text:s/></text:span><text:span text:style-name="style2"><text:span text:style-name="T2">//</text:span></text:span></text:h>
      <text:h text:style-name="Default" text:outline-level="1"><text:span text:style-name="T2"><text:s/>58 <text:s/></text:span><text:span text:style-name="style2"><text:span text:style-name="T2">// <text:s text:c="3"/>Flex — пространственная вектор-функция абсолютного скалярного аргумента</text:span></text:span></text:h>
      <text:h text:style-name="Default" text:outline-level="1"><text:span text:style-name="T2"><text:s/>59 <text:s/></text:span><text:span text:style-name="style2"><text:span text:style-name="T2">// <text:s text:c="8"/>= параметрическое построение неразрывного трехмерного контура/кривой</text:span></text:span></text:h>
      <text:h text:style-name="Default" text:outline-level="1"><text:span text:style-name="T2"><text:s/>60 <text:s/></text:span><text:span text:style-name="style2"><text:span text:style-name="T2">// <text:s text:c="8"/># отслеживание векторных величин в зависимости от шага во времени</text:span></text:span></text:h>
      <text:h text:style-name="Default" text:outline-level="1"><text:span text:style-name="T2"><text:s/>61 <text:s/></text:span><text:span text:style-name="style2"><text:span text:style-name="T2">// <text:s text:c="8"/>k&gt;=0 є { 0÷len-1 } — положительные индексы с прямым отсчётом P[k]</text:span></text:span></text:h>
      <text:h text:style-name="Default" text:outline-level="1"><text:span text:style-name="T2"><text:s/>62 <text:s/></text:span><text:span text:style-name="style2"><text:span text:style-name="T2">// <text:s text:c="8"/>k&lt;0 <text:s/>є { len+k÷0 } — отрицательные ≡ обратный отсчёт <text:s/>P[len-k]</text:span></text:span></text:h>
      <text:h text:style-name="Default" text:outline-level="1"><text:span text:style-name="T2"><text:s/>63 <text:s/></text:span><text:span text:style-name="style2"><text:span text:style-name="T2">//</text:span></text:span></text:h>
      <text:h text:style-name="Default" text:outline-level="1"><text:span text:style-name="T2"><text:s/>64 <text:s/></text:span><text:span text:style-name="style5"><text:span text:style-name="T2">class </text:span></text:span><text:span text:style-name="style11"><text:span text:style-name="T2">Flex</text:span></text:span><text:span text:style-name="style10"><text:span text:style-name="T2">; </text:span></text:span><text:span text:style-name="style5"><text:span text:style-name="T2">typedef const </text:span></text:span><text:span text:style-name="style11"><text:span text:style-name="T2">Flex</text:span></text:span><text:span text:style-name="style10"><text:span text:style-name="T2">&amp; </text:span></text:span><text:span text:style-name="style11"><text:span text:style-name="T2">_Flex</text:span></text:span><text:span text:style-name="style10"><text:span text:style-name="T2">; <text:s text:c="12"/></text:span></text:span><text:span text:style-name="style2"><text:span text:style-name="T2">// числовая ссылка-константа</text:span></text:span></text:h>
      <text:h text:style-name="Default" text:outline-level="1"><text:span text:style-name="T2"><text:s/>65 <text:s/></text:span><text:span text:style-name="style5"><text:span text:style-name="T2">struct </text:span></text:span><text:span text:style-name="style11"><text:span text:style-name="T2">Vertex</text:span></text:span><text:span text:style-name="style10"><text:span text:style-name="T2">; </text:span></text:span><text:span text:style-name="style5"><text:span text:style-name="T2">typedef const </text:span></text:span><text:span text:style-name="style11"><text:span text:style-name="T2">Vertex</text:span></text:span><text:span text:style-name="style10"><text:span text:style-name="T2">&amp; </text:span></text:span><text:span text:style-name="style11"><text:span text:style-name="T2">_Vertex</text:span></text:span><text:span text:style-name="style10"><text:span text:style-name="T2">; <text:s text:c="5"/></text:span></text:span><text:span text:style-name="style2"><text:span text:style-name="T2">// <text:s/>≡ процедурный параметр</text:span></text:span></text:h>
      <text:h text:style-name="Default" text:outline-level="1"><text:span text:style-name="T2"><text:s/>66 <text:s text:c="35"/></text:span><text:span text:style-name="style2"><text:span text:style-name="T2">//</text:span></text:span></text:h>
      <text:h text:style-name="Default" text:outline-level="1"><text:soft-page-break/><text:span text:style-name="T2"><text:s/>67 <text:s/></text:span><text:span text:style-name="style5"><text:span text:style-name="T2">class </text:span></text:span><text:span text:style-name="style11"><text:span text:style-name="T2">Flex</text:span></text:span><text:span text:style-name="style10"><text:span text:style-name="T2">{ </text:span></text:span><text:span text:style-name="style5"><text:span text:style-name="T2">Vector </text:span></text:span><text:span text:style-name="style10"><text:span text:style-name="T2">*</text:span></text:span><text:span text:style-name="style11"><text:span text:style-name="T2">P</text:span></text:span><text:span text:style-name="style10"><text:span text:style-name="T2">; <text:s text:c="11"/></text:span></text:span><text:span text:style-name="style2"><text:span text:style-name="T2">// пространственный контур на корпусе корабля</text:span></text:span></text:h>
      <text:h text:style-name="Default" text:outline-level="1"><text:span text:style-name="T2"><text:s/>68 <text:s/></text:span><text:span text:style-name="style5"><text:span text:style-name="T2">public</text:span></text:span><text:span text:style-name="style10"><text:span text:style-name="T2">: </text:span></text:span><text:span text:style-name="style5"><text:span text:style-name="T2">int </text:span></text:span><text:span text:style-name="style11"><text:span text:style-name="T2">len</text:span></text:span><text:span text:style-name="style10"><text:span text:style-name="T2">; <text:s text:c="17"/></text:span></text:span><text:span text:style-name="style2"><text:span text:style-name="T2">// означенная длина последовательности точек</text:span></text:span></text:h>
      <text:h text:style-name="Default" text:outline-level="1"><text:span text:style-name="T2"><text:s/>69 <text:s text:c="3"/></text:span><text:span text:style-name="style11"><text:span text:style-name="T2">Flex</text:span></text:span><text:span text:style-name="style10"><text:span text:style-name="T2">(); ~</text:span></text:span><text:span text:style-name="style11"><text:span text:style-name="T2">Flex</text:span></text:span><text:span text:style-name="style10"><text:span text:style-name="T2">(); <text:s text:c="15"/></text:span></text:span><text:span text:style-name="style2"><text:span text:style-name="T2">// специальная пространственная интерполяция</text:span></text:span></text:h>
      <text:h text:style-name="Default" text:outline-level="1"><text:span text:style-name="T2"><text:s/>70 <text:s text:c="3"/></text:span><text:span text:style-name="style5"><text:span text:style-name="T2">Vector</text:span></text:span><text:span text:style-name="style10"><text:span text:style-name="T2">&amp; </text:span></text:span><text:span text:style-name="style5"><text:span text:style-name="T2">operator</text:span></text:span><text:span text:style-name="style10"><text:span text:style-name="T2">[]( </text:span></text:span><text:span text:style-name="style5"><text:span text:style-name="T2">int </text:span></text:span><text:span text:style-name="style11"><text:span text:style-name="T2">k </text:span></text:span><text:span text:style-name="style10"><text:span text:style-name="T2">); <text:s text:c="3"/></text:span></text:span><text:span text:style-name="style2"><text:span text:style-name="T2">// доступ к конкретной точке [k]</text:span></text:span></text:h>
      <text:h text:style-name="Default" text:outline-level="1"><text:span text:style-name="T2"><text:s/>71 <text:s text:c="3"/></text:span><text:span text:style-name="style5"><text:span text:style-name="T2">Vector</text:span></text:span><text:span text:style-name="style10"><text:span text:style-name="T2">&amp; </text:span></text:span><text:span text:style-name="style11"><text:span text:style-name="T2">Insert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k </text:span></text:span><text:span text:style-name="style10"><text:span text:style-name="T2">); <text:s text:c="7"/></text:span></text:span><text:span text:style-name="style2"><text:span text:style-name="T2">// вставка новой точки по индексу [k]</text:span></text:span></text:h>
      <text:h text:style-name="Default" text:outline-level="1"><text:span text:style-name="T2"><text:s/>72 <text:s text:c="3"/></text:span><text:span text:style-name="style5"><text:span text:style-name="T2">void <text:s text:c="3"/></text:span></text:span><text:span text:style-name="style11"><text:span text:style-name="T2">Delete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k </text:span></text:span><text:span text:style-name="style10"><text:span text:style-name="T2">); <text:s text:c="7"/></text:span></text:span><text:span text:style-name="style2"><text:span text:style-name="T2">// точка [k] выталкивается из векторного ряда</text:span></text:span></text:h>
      <text:h text:style-name="Default" text:outline-level="1"><text:span text:style-name="T2"><text:s/>73 <text:s text:c="3"/></text:span><text:span text:style-name="style5"><text:span text:style-name="T2">Vector</text:span></text:span><text:span text:style-name="style10"><text:span text:style-name="T2">&amp; </text:span></text:span><text:span text:style-name="style5"><text:span text:style-name="T2">operator</text:span></text:span><text:span text:style-name="style10"><text:span text:style-name="T2">+=( </text:span></text:span><text:span text:style-name="style11"><text:span text:style-name="T2">_Vector </text:span></text:span><text:span text:style-name="style10"><text:span text:style-name="T2">); <text:s/></text:span></text:span><text:span text:style-name="style2"><text:span text:style-name="T2">// добавление новой точки р в конец списка</text:span></text:span></text:h>
      <text:h text:style-name="Default" text:outline-level="1"><text:span text:style-name="T2"><text:s/>74 <text:s text:c="3"/></text:span><text:span text:style-name="style5"><text:span text:style-name="T2">Vector</text:span></text:span><text:span text:style-name="style10"><text:span text:style-name="T2">&amp; </text:span></text:span><text:span text:style-name="style5"><text:span text:style-name="T2">operator</text:span></text:span><text:span text:style-name="style10"><text:span text:style-name="T2">/=( </text:span></text:span><text:span text:style-name="style11"><text:span text:style-name="T2">_Vector </text:span></text:span><text:span text:style-name="style10"><text:span text:style-name="T2">); <text:s/></text:span></text:span><text:span text:style-name="style2"><text:span text:style-name="T2">// замещение р в начале существующей выборки</text:span></text:span></text:h>
      <text:h text:style-name="Default" text:outline-level="1"><text:span text:style-name="T2"><text:s/>75 <text:s/></text:span><text:span text:style-name="style10"><text:span text:style-name="T2">};</text:span></text:span></text:h>
      <text:h text:style-name="Default" text:outline-level="1"><text:span text:style-name="T2"><text:s/>76 <text:s/></text:span><text:span text:style-name="style15"><text:span text:style-name="T2">//! <text:s text:c="2"/>Каждая вершина треугольника содержит морские и корабельные координаты,</text:span></text:span></text:h>
      <text:h text:style-name="Default" text:outline-level="1"><text:span text:style-name="T2"><text:s/>77 <text:s/></text:span><text:span text:style-name="style2"><text:span text:style-name="T2">// <text:s text:c="8"/>а также зарегистрированный на данный момент времени уровень моря</text:span></text:span></text:h>
      <text:h text:style-name="Default" text:outline-level="1"><text:span text:style-name="T2"><text:s/>78 <text:s/></text:span><text:span text:style-name="style2"><text:span text:style-name="T2">//</text:span></text:span></text:h>
      <text:h text:style-name="Default" text:outline-level="1"><text:span text:style-name="T2"><text:s/>79 <text:s/></text:span><text:span text:style-name="style5"><text:span text:style-name="T2">struct </text:span></text:span><text:span text:style-name="style11"><text:span text:style-name="T2">Vertex</text:span></text:span><text:span text:style-name="style10"><text:span text:style-name="T2">: </text:span></text:span><text:span text:style-name="style5"><text:span text:style-name="T2">Vector</text:span></text:span><text:span text:style-name="style10"><text:span text:style-name="T2">,</text:span></text:span><text:span text:style-name="style11"><text:span text:style-name="T2">Point <text:s text:c="6"/></text:span></text:span><text:span text:style-name="style2"><text:span text:style-name="T2">// вершина исчисляемого треугольника обоих СК</text:span></text:span></text:h>
      <text:h text:style-name="Default" text:outline-level="1"><text:span text:style-name="T2"><text:s/>80 <text:s/></text:span><text:span text:style-name="style10"><text:span text:style-name="T2">{ </text:span></text:span><text:span text:style-name="style5"><text:span text:style-name="T2">Real </text:span></text:span><text:span text:style-name="style11"><text:span text:style-name="T2">w</text:span></text:span><text:span text:style-name="style10"><text:span text:style-name="T2">; <text:s text:c="24"/></text:span></text:span><text:span text:style-name="style2"><text:span text:style-name="T2">// и уровень моря над вершиной треугольника</text:span></text:span></text:h>
      <text:h text:style-name="Default" text:outline-level="1"><text:span text:style-name="T2"><text:s/>81 <text:s text:c="3"/></text:span><text:span text:style-name="style11"><text:span text:style-name="T2">Vertex</text:span></text:span><text:span text:style-name="style10"><text:span text:style-name="T2">( </text:span></text:span><text:span text:style-name="style11"><text:span text:style-name="T2">_Vector V </text:span></text:span><text:span text:style-name="style10"><text:span text:style-name="T2">); </text:span></text:span><text:span text:style-name="style2"><text:span text:style-name="T2">//{ *this=V; } <text:s/>// конструктор и собственно</text:span></text:span></text:h>
      <text:h text:style-name="Default" text:outline-level="1"><text:span text:style-name="T2"><text:s/>82 <text:s text:c="3"/></text:span><text:span text:style-name="style11"><text:span text:style-name="T2">Vertex</text:span></text:span><text:span text:style-name="style10"><text:span text:style-name="T2">&amp; </text:span></text:span><text:span text:style-name="style5"><text:span text:style-name="T2">operator</text:span></text:span><text:span text:style-name="style10"><text:span text:style-name="T2">=( </text:span></text:span><text:span text:style-name="style11"><text:span text:style-name="T2">_Vector </text:span></text:span><text:span text:style-name="style10"><text:span text:style-name="T2">); <text:s text:c="2"/></text:span></text:span><text:span text:style-name="style2"><text:span text:style-name="T2">// операция присваивания вектора &lt;Vs-view&gt;</text:span></text:span></text:h>
      <text:h text:style-name="Default" text:outline-level="1"><text:span text:style-name="T2"><text:s/>83 <text:s text:c="3"/></text:span><text:span text:style-name="style5"><text:span text:style-name="T2">friend bool operator </text:span></text:span><text:span text:style-name="style10"><text:span text:style-name="T2">!= ( </text:span></text:span><text:span text:style-name="style11"><text:span text:style-name="T2">_Vertex a</text:span></text:span><text:span text:style-name="style10"><text:span text:style-name="T2">,</text:span></text:span><text:span text:style-name="style11"><text:span text:style-name="T2">_Vertex b </text:span></text:span><text:span text:style-name="style10"><text:span text:style-name="T2">)</text:span></text:span></text:h>
      <text:h text:style-name="Default" text:outline-level="1"><text:span text:style-name="T2"><text:s/>84 <text:s text:c="28"/></text:span><text:span text:style-name="style10"><text:span text:style-name="T2">{ </text:span></text:span><text:span text:style-name="style5"><text:span text:style-name="T2">return </text:span></text:span><text:span text:style-name="style11"><text:span text:style-name="T2">a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!=</text:span></text:span><text:span text:style-name="style11"><text:span text:style-name="T2">b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|| </text:span></text:span><text:span text:style-name="style11"><text:span text:style-name="T2">a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!=</text:span></text:span><text:span text:style-name="style11"><text:span text:style-name="T2">b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|| </text:span></text:span><text:span text:style-name="style11"><text:span text:style-name="T2">a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!=</text:span></text:span><text:span text:style-name="style11"><text:span text:style-name="T2">b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; }</text:span></text:span></text:h>
      <text:h text:style-name="Default" text:outline-level="1"><text:span text:style-name="T2"><text:s/>85 <text:s text:c="3"/></text:span><text:span text:style-name="style5"><text:span text:style-name="T2">friend Vector operator </text:span></text:span><text:span text:style-name="style10"><text:span text:style-name="T2">- ( </text:span></text:span><text:span text:style-name="style11"><text:span text:style-name="T2">_Vector a</text:span></text:span><text:span text:style-name="style10"><text:span text:style-name="T2">,</text:span></text:span><text:span text:style-name="style11"><text:span text:style-name="T2">_Vertex b </text:span></text:span><text:span text:style-name="style10"><text:span text:style-name="T2">){ </text:span></text:span><text:span text:style-name="style5"><text:span text:style-name="T2">return </text:span></text:span><text:span text:style-name="style11"><text:span text:style-name="T2">a</text:span></text:span><text:span text:style-name="style10"><text:span text:style-name="T2">-(</text:span></text:span><text:span text:style-name="style5"><text:span text:style-name="T2">Vector</text:span></text:span><text:span text:style-name="style10"><text:span text:style-name="T2">)</text:span></text:span><text:span text:style-name="style11"><text:span text:style-name="T2">b</text:span></text:span><text:span text:style-name="style10"><text:span text:style-name="T2">; }</text:span></text:span></text:h>
      <text:h text:style-name="Default" text:outline-level="1"><text:span text:style-name="T2"><text:s/>86 <text:s text:c="3"/></text:span><text:span text:style-name="style5"><text:span text:style-name="T2">friend Vector operator </text:span></text:span><text:span text:style-name="style10"><text:span text:style-name="T2">+ ( </text:span></text:span><text:span text:style-name="style11"><text:span text:style-name="T2">_Vector a</text:span></text:span><text:span text:style-name="style10"><text:span text:style-name="T2">,</text:span></text:span><text:span text:style-name="style11"><text:span text:style-name="T2">_Vertex b </text:span></text:span><text:span text:style-name="style10"><text:span text:style-name="T2">){ </text:span></text:span><text:span text:style-name="style5"><text:span text:style-name="T2">return </text:span></text:span><text:span text:style-name="style11"><text:span text:style-name="T2">a</text:span></text:span><text:span text:style-name="style10"><text:span text:style-name="T2">+(</text:span></text:span><text:span text:style-name="style5"><text:span text:style-name="T2">Vector</text:span></text:span><text:span text:style-name="style10"><text:span text:style-name="T2">)</text:span></text:span><text:span text:style-name="style11"><text:span text:style-name="T2">b</text:span></text:span><text:span text:style-name="style10"><text:span text:style-name="T2">; }</text:span></text:span></text:h>
      <text:h text:style-name="Default" text:outline-level="1"><text:span text:style-name="T2"><text:s/>87 <text:s/></text:span><text:span text:style-name="style10"><text:span text:style-name="T2">};</text:span></text:span></text:h>
      <text:h text:style-name="Default" text:outline-level="1"><text:span text:style-name="T2"><text:s/>88 <text:s/></text:span><text:span text:style-name="style15"><text:span text:style-name="T2">//! <text:s text:c="2"/>Исходная таблица плазовых ординат и все параметры штормового хода корабля</text:span></text:span></text:h>
      <text:h text:style-name="Default" text:outline-level="1"><text:span text:style-name="T2"><text:s/>89 <text:s/></text:span><text:span text:style-name="style2"><text:span text:style-name="T2">//</text:span></text:span></text:h>
      <text:h text:style-name="Default" text:outline-level="1"><text:span text:style-name="T2"><text:s/>90 <text:s/></text:span><text:span text:style-name="style5"><text:span text:style-name="T2">class </text:span></text:span><text:span text:style-name="style11"><text:span text:style-name="T2">Hull</text:span></text:span><text:span text:style-name="style10"><text:span text:style-name="T2">: </text:span></text:span><text:span text:style-name="style5"><text:span text:style-name="T2">public </text:span></text:span><text:span text:style-name="style11"><text:span text:style-name="T2">Base</text:span></text:span><text:span text:style-name="style10"><text:span text:style-name="T2">,</text:span></text:span><text:span text:style-name="style5"><text:span text:style-name="T2">public </text:span></text:span><text:span text:style-name="style11"><text:span text:style-name="T2">View </text:span></text:span><text:span text:style-name="style2"><text:span text:style-name="T2">// Связный корабельный базис и окно графики</text:span></text:span></text:h>
      <text:h text:style-name="Default" text:outline-level="1"><text:span text:style-name="T2"><text:s/>91 <text:s/></text:span><text:span text:style-name="style10"><text:span text:style-name="T2">{ </text:span></text:span><text:span text:style-name="style5"><text:span text:style-name="T2">int </text:span></text:span><text:span text:style-name="style11"><text:span text:style-name="T2">Nframes</text:span></text:span><text:span text:style-name="style10"><text:span text:style-name="T2">,</text:span></text:span><text:span text:style-name="style11"><text:span text:style-name="T2">Mid</text:span></text:span><text:span text:style-name="style10"><text:span text:style-name="T2">; <text:s text:c="16"/></text:span></text:span><text:span text:style-name="style2"><text:span text:style-name="T2">// общее количество и номер мидельшпангоута</text:span></text:span></text:h>
      <text:h text:style-name="Default" text:outline-level="1"><text:span text:style-name="T2"><text:s/>92 <text:s text:c="3"/></text:span><text:span text:style-name="style5"><text:span text:style-name="T2">Real </text:span></text:span><text:span text:style-name="style10"><text:span text:style-name="T2">*</text:span></text:span><text:span text:style-name="style11"><text:span text:style-name="T2">Keel</text:span></text:span><text:span text:style-name="style10"><text:span text:style-name="T2">; <text:s text:c="20"/></text:span></text:span><text:span text:style-name="style2"><text:span text:style-name="T2">// абсциссы шпангоутов под таблицей ординат</text:span></text:span></text:h>
      <text:h text:style-name="Default" text:outline-level="1"><text:span text:style-name="T2"><text:s/>93 <text:s text:c="3"/></text:span><text:span text:style-name="style11"><text:span text:style-name="T2">Flex Stern</text:span></text:span><text:span text:style-name="style10"><text:span text:style-name="T2">,</text:span></text:span><text:span text:style-name="style11"><text:span text:style-name="T2">Stem</text:span></text:span><text:span text:style-name="style10"><text:span text:style-name="T2">, <text:s text:c="15"/></text:span></text:span><text:span text:style-name="style2"><text:span text:style-name="T2">// штевни оконтуривают транцевые расширения</text:span></text:span></text:h>
      <text:h text:style-name="Default" text:outline-level="1"><text:span text:style-name="T2"><text:s/>94 <text:s text:c="12"/></text:span><text:span text:style-name="style10"><text:span text:style-name="T2">*</text:span></text:span><text:span text:style-name="style11"><text:span text:style-name="T2">Frame</text:span></text:span><text:span text:style-name="style10"><text:span text:style-name="T2">, <text:s text:c="15"/></text:span></text:span><text:span text:style-name="style2"><text:span text:style-name="T2">// <text:s text:c="2"/>и собственно список шпангоутных контуров</text:span></text:span></text:h>
      <text:h text:style-name="Default" text:outline-level="1"><text:span text:style-name="T2"><text:s/>95 <text:s text:c="9"/></text:span><text:span text:style-name="style11"><text:span text:style-name="T2">WaterLine</text:span></text:span><text:span text:style-name="style10"><text:span text:style-name="T2">,</text:span></text:span><text:span text:style-name="style11"><text:span text:style-name="T2">wL</text:span></text:span><text:span text:style-name="style10"><text:span text:style-name="T2">; <text:s text:c="12"/></text:span></text:span><text:span text:style-name="style2"><text:span text:style-name="T2">// конструктивная ватерлиния - рабочая осадка</text:span></text:span></text:h>
      <text:h text:style-name="Default" text:outline-level="1"><text:span text:style-name="T2"><text:s/>96 <text:s text:c="3"/></text:span><text:span text:style-name="style5"><text:span text:style-name="T2">unsigned </text:span></text:span><text:span text:style-name="style10"><text:span text:style-name="T2">**</text:span></text:span><text:span text:style-name="style11"><text:span text:style-name="T2">Shell</text:span></text:span><text:span text:style-name="style10"><text:span text:style-name="T2">; <text:s text:c="14"/></text:span></text:span><text:span text:style-name="style2"><text:span text:style-name="T2">// обшивка строится по вершинам треугольников</text:span></text:span></text:h>
      <text:h text:style-name="Default" text:outline-level="1"><text:span text:style-name="T2"><text:s/>97 <text:s text:c="3"/></text:span><text:span text:style-name="style5"><text:span text:style-name="T2">unsigned</text:span></text:span><text:span text:style-name="style10"><text:span text:style-name="T2">&amp; </text:span></text:span><text:span text:style-name="style11"><text:span text:style-name="T2">Ins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n</text:span></text:span><text:span text:style-name="style10"><text:span text:style-name="T2">,</text:span></text:span><text:span text:style-name="style5"><text:span text:style-name="T2">int</text:span></text:span><text:span text:style-name="style10"><text:span text:style-name="T2">=</text:span></text:span><text:span text:style-name="style4"><text:span text:style-name="T2">0 </text:span></text:span><text:span text:style-name="style10"><text:span text:style-name="T2">); <text:s text:c="2"/></text:span></text:span><text:span text:style-name="style2"><text:span text:style-name="T2">// вставка в список, 0 в конец, -l от конца</text:span></text:span></text:h>
      <text:h text:style-name="Default" text:outline-level="1"><text:span text:style-name="T2"><text:s/>98 <text:s text:c="3"/></text:span><text:span text:style-name="style5"><text:span text:style-name="T2">Vector </text:span></text:span><text:span text:style-name="style11"><text:span text:style-name="T2">InShell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n</text:span></text:span><text:span text:style-name="style10"><text:span text:style-name="T2">, </text:span></text:span><text:span text:style-name="style5"><text:span text:style-name="T2">unsigned </text:span></text:span><text:span text:style-name="style11"><text:span text:style-name="T2">m </text:span></text:span><text:span text:style-name="style10"><text:span text:style-name="T2">); </text:span></text:span><text:span text:style-name="style2"><text:span text:style-name="T2">// номер шпации и отсчет индексной маски</text:span></text:span></text:h>
      <text:h text:style-name="Default" text:outline-level="1"><text:span text:style-name="T2"><text:s/>99 <text:s text:c="3"/></text:span><text:span text:style-name="style5"><text:span text:style-name="T2">Vector </text:span></text:span><text:span text:style-name="style11"><text:span text:style-name="T2">Select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n</text:span></text:span><text:span text:style-name="style10"><text:span text:style-name="T2">,</text:span></text:span><text:span text:style-name="style5"><text:span text:style-name="T2">int </text:span></text:span><text:span text:style-name="style11"><text:span text:style-name="T2">k </text:span></text:span><text:span text:style-name="style10"><text:span text:style-name="T2">); <text:s text:c="7"/></text:span></text:span><text:span text:style-name="style2"><text:span text:style-name="T2">// оболочка Shell[0..N+1][1..len]</text:span></text:span></text:h>
      <text:h text:style-name="Default" text:outline-level="1"><text:span text:style-name="T2">100 <text:s text:c="3"/></text:span><text:span text:style-name="style11"><text:span text:style-name="T2">Point InSpan</text:span></text:span><text:span text:style-name="style10"><text:span text:style-name="T2">( </text:span></text:span><text:span text:style-name="style5"><text:span text:style-name="T2">int</text:span></text:span><text:span text:style-name="style10"><text:span text:style-name="T2">&amp;,</text:span></text:span><text:span text:style-name="style5"><text:span text:style-name="T2">int</text:span></text:span><text:span text:style-name="style10"><text:span text:style-name="T2">&amp;,</text:span></text:span><text:span text:style-name="style5"><text:span text:style-name="T2">bool</text:span></text:span><text:span text:style-name="style10"><text:span text:style-name="T2">=</text:span></text:span><text:span text:style-name="style5"><text:span text:style-name="T2">true </text:span></text:span><text:span text:style-name="style10"><text:span text:style-name="T2">); </text:span></text:span><text:span text:style-name="style2"><text:span text:style-name="T2">// индексы точки: 0 и Nframes+1 - штевни</text:span></text:span></text:h>
      <text:h text:style-name="Default" text:outline-level="1"><text:span text:style-name="T2">101 <text:s text:c="3"/></text:span><text:span text:style-name="style5"><text:span text:style-name="T2">virtual bool </text:span></text:span><text:span text:style-name="style11"><text:span text:style-name="T2">KeyBoard</text:span></text:span><text:span text:style-name="style10"><text:span text:style-name="T2">( </text:span></text:span><text:span text:style-name="style5"><text:span text:style-name="T2">byte </text:span></text:span><text:span text:style-name="style10"><text:span text:style-name="T2">); <text:s/></text:span></text:span><text:span text:style-name="style2"><text:span text:style-name="T2">// краткая справка и методы работы с корпусом</text:span></text:span></text:h>
      <text:h text:style-name="Default" text:outline-level="1"><text:span text:style-name="T2">102 <text:s/></text:span><text:span text:style-name="style2"><text:span text:style-name="T2">//void FullFree(); <text:s text:c="15"/>// destructor: очистка данных старого корпуса</text:span></text:span></text:h>
      <text:h text:style-name="Default" text:outline-level="1"><text:span text:style-name="T2">103 <text:s/></text:span><text:span text:style-name="style5"><text:span text:style-name="T2">public</text:span></text:span><text:span text:style-name="style10"><text:span text:style-name="T2">: <text:s text:c="26"/></text:span></text:span><text:span text:style-name="style2"><text:span text:style-name="T2">// конструктор, авторская метка и обнуление</text:span></text:span></text:h>
      <text:h text:style-name="Default" text:outline-level="1"><text:span text:style-name="T2">104 <text:s text:c="3"/></text:span><text:span text:style-name="style11"><text:span text:style-name="T2">Hull</text:span></text:span><text:span text:style-name="style10"><text:span text:style-name="T2">(); <text:s text:c="24"/></text:span></text:span><text:span text:style-name="style2"><text:span text:style-name="T2">// чтение теоретического корпуса и 1-й чертеж</text:span></text:span></text:h>
      <text:h text:style-name="Default" text:outline-level="1"><text:span text:style-name="T2">105 <text:s/></text:span><text:span text:style-name="style2"><text:span text:style-name="T2">//~Hull(){ FullFree(); } <text:s text:c="9"/>// здесь освобождается вся оперативная память</text:span></text:span></text:h>
      <text:h text:style-name="Default" text:outline-level="1"><text:span text:style-name="T2">106 <text:s text:c="3"/></text:span><text:span text:style-name="style5"><text:span text:style-name="T2">byte </text:span></text:span><text:span text:style-name="style11"><text:span text:style-name="T2">Statum</text:span></text:span><text:span text:style-name="style10"><text:span text:style-name="T2">; <text:s/></text:span></text:span><text:span text:style-name="style2"><text:span text:style-name="T2">// <text:s text:c="2"/>0 - кинематическое позиционирование со скольжением корпуса</text:span></text:span></text:h>
      <text:h text:style-name="Default" text:outline-level="1"><text:span text:style-name="T2">107 <text:s text:c="17"/></text:span><text:span text:style-name="style2"><text:span text:style-name="T2">// <text:s text:c="6"/>над волнением по хордам четырёх точек склона, иначе:</text:span></text:span></text:h>
      <text:h text:style-name="Default" text:outline-level="1"><text:span text:style-name="T2">108 <text:s text:c="17"/></text:span><text:span text:style-name="style2"><text:span text:style-name="T2">// <text:s text:c="2"/>1 - объёмное гравитационное всплытие: борт-киль-вертикаль</text:span></text:span></text:h>
      <text:h text:style-name="Default" text:outline-level="1"><text:span text:style-name="T2">109 <text:s text:c="17"/></text:span><text:span text:style-name="style2"><text:span text:style-name="T2">// <text:s text:c="2"/>2 - гидростатическое давление в волне на смоченной обшивке</text:span></text:span></text:h>
      <text:h text:style-name="Default" text:outline-level="1"><text:span text:style-name="T2">110 <text:s text:c="17"/></text:span><text:span text:style-name="style2"><text:span text:style-name="T2">// <text:s text:c="2"/>3 ÷ ≈ вихреисточники обтекания корпуса набегающим потоком</text:span></text:span></text:h>
      <text:h text:style-name="Default" text:outline-level="1"><text:span text:style-name="T2">111 <text:s text:c="17"/></text:span><text:span text:style-name="style2"><text:span text:style-name="T2">// <text:s text:c="2"/>4 - компоненты скорости на обшивке под волновыми гребнями</text:span></text:span></text:h>
      <text:h text:style-name="Default" text:outline-level="1"><text:span text:style-name="T2">112 <text:s text:c="17"/></text:span><text:span text:style-name="style2"><text:span text:style-name="T2">// <text:s/>~~ ~ полные потоки в механике отражения волн(в перспективе)</text:span></text:span></text:h>
      <text:h text:style-name="Default" text:outline-level="1"><text:span text:style-name="T2">113 <text:s text:c="17"/></text:span><text:span text:style-name="style2"><text:span text:style-name="T2">// <text:s/>++ ~ обтекание корпуса с трохоидальными волнами по глубине</text:span></text:span></text:h>
      <text:h text:style-name="Default" text:outline-level="1"><text:span text:style-name="T2">114 <text:s text:c="17"/></text:span><text:span text:style-name="style2"><text:span text:style-name="T2">// <text:s/>~~ - динамическое изменение тензора инерции и центра масс</text:span></text:span></text:h>
      <text:h text:style-name="Default" text:outline-level="1"><text:span text:style-name="T2">115 <text:s text:c="17"/></text:span><text:span text:style-name="style2"><text:span text:style-name="T2">// <text:s/>~~ - перепады давления по градиентам поверхности ватерлинии</text:span></text:span></text:h>
      <text:h text:style-name="Default" text:outline-level="1"><text:span text:style-name="T2">116 <text:s text:c="3"/></text:span><text:span text:style-name="style5"><text:span text:style-name="T2">unsigned </text:span></text:span><text:span text:style-name="style11"><text:span text:style-name="T2">Educt</text:span></text:span><text:span text:style-name="style10"><text:span text:style-name="T2">; </text:span></text:span><text:span text:style-name="style2"><text:span text:style-name="T2">// = управление выводами результатов мореходного эксперимента</text:span></text:span></text:h>
      <text:h text:style-name="Default" text:outline-level="1"><text:span text:style-name="T2">117 <text:s text:c="17"/></text:span><text:span text:style-name="style2"><text:span text:style-name="T2">// 1 - ходкость и отклонение от заданной скорости хода</text:span></text:span></text:h>
      <text:h text:style-name="Default" text:outline-level="1"><text:span text:style-name="T2">118 <text:s text:c="17"/></text:span><text:span text:style-name="style2"><text:span text:style-name="T2">// 2 - направление движения и наибольшее рыскание на курсе</text:span></text:span></text:h>
      <text:h text:style-name="Default" text:outline-level="1"><text:span text:style-name="T2">119 <text:s text:c="17"/></text:span><text:span text:style-name="style2"><text:span text:style-name="T2">// 4-8-16 - экстремумы вертикальной, бортовой и килевой качки</text:span></text:span></text:h>
      <text:h text:style-name="Default" text:outline-level="1"><text:span text:style-name="T2">120 <text:s text:c="17"/></text:span><text:span text:style-name="style2"><text:span text:style-name="T2">// 32-64-128 -вертикальные ускорения на корме, миделе и по носу</text:span></text:span></text:h>
      <text:h text:style-name="Default" text:outline-level="1"><text:span text:style-name="T2">121 <text:s text:c="17"/></text:span><text:span text:style-name="style2"><text:span text:style-name="T2">// 512 - 0х200 - признак необходимости записи только превышений</text:span></text:span></text:h>
      <text:h text:style-name="Default" text:outline-level="1"><text:span text:style-name="T2">122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Original</text:span></text:span><text:span text:style-name="style10"><text:span text:style-name="T2">(); </text:span></text:span><text:span text:style-name="style2"><text:span text:style-name="T2">// предустановка гидромеханики вычислительного эксперимента</text:span></text:span></text:h>
      <text:h text:style-name="Default" text:outline-level="1"><text:span text:style-name="T2">123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Initial</text:span></text:span><text:span text:style-name="style10"><text:span text:style-name="T2">(); <text:s/></text:span></text:span><text:span text:style-name="style2"><text:span text:style-name="T2">// возврат корпуса в исходную позицию по курсу и дифференту</text:span></text:span></text:h>
      <text:h text:style-name="Default" text:outline-level="1"><text:span text:style-name="T2">124 <text:s text:c="3"/></text:span><text:span text:style-name="style2"><text:span text:style-name="T2">//</text:span></text:span></text:h>
      <text:h text:style-name="Default" text:outline-level="1"><text:span text:style-name="T2">125 <text:s text:c="3"/></text:span><text:span text:style-name="style2"><text:span text:style-name="T2">// геометрия корпуса, состояние движения и маршрутные записи курса и скорости</text:span></text:span></text:h>
      <text:h text:style-name="Default" text:outline-level="1"><text:span text:style-name="T2">126 <text:s text:c="3"/></text:span><text:span text:style-name="style2"><text:span text:style-name="T2">//</text:span></text:span></text:h>
      <text:h text:style-name="Default" text:outline-level="1"><text:span text:style-name="T2">127 <text:s text:c="3"/></text:span><text:span text:style-name="style5"><text:span text:style-name="T2">Real </text:span></text:span><text:span text:style-name="style11"><text:span text:style-name="T2">Length</text:span></text:span><text:span text:style-name="style10"><text:span text:style-name="T2">,</text:span></text:span><text:span text:style-name="style11"><text:span text:style-name="T2">Breadth</text:span></text:span><text:span text:style-name="style10"><text:span text:style-name="T2">,</text:span></text:span><text:span text:style-name="style11"><text:span text:style-name="T2">Draught</text:span></text:span><text:span text:style-name="style10"><text:span text:style-name="T2">, <text:s text:c="3"/></text:span></text:span><text:span text:style-name="style2"><text:span text:style-name="T2">// конструктивные длина, ширина и осадка <text:s/>[м]</text:span></text:span></text:h>
      <text:h text:style-name="Default" text:outline-level="1"><text:span text:style-name="T2">128 <text:s text:c="8"/></text:span><text:span text:style-name="style11"><text:span text:style-name="T2">Course</text:span></text:span><text:span text:style-name="style10"><text:span text:style-name="T2">,</text:span></text:span><text:span text:style-name="style11"><text:span text:style-name="T2">dCs</text:span></text:span><text:span text:style-name="style10"><text:span text:style-name="T2">, <text:s/></text:span></text:span><text:span text:style-name="style2"><text:span text:style-name="T2">// курс корабля и обратное время для полуциркуляции п·dT/30</text:span></text:span></text:h>
      <text:h text:style-name="Default" text:outline-level="1"><text:span text:style-name="T2">129 <text:s text:c="9"/></text:span><text:span text:style-name="style11"><text:span text:style-name="T2">Speed</text:span></text:span><text:span text:style-name="style10"><text:span text:style-name="T2">,</text:span></text:span><text:span text:style-name="style11"><text:span text:style-name="T2">cSp</text:span></text:span><text:span text:style-name="style10"><text:span text:style-name="T2">; <text:s/></text:span></text:span><text:span text:style-name="style2"><text:span text:style-name="T2">// настоящая и устанавливаемая скорость хода корабля <text:s/>[м/с]</text:span></text:span></text:h>
      <text:h text:style-name="Default" text:outline-level="1"><text:span text:style-name="T2">130 <text:s text:c="3"/></text:span><text:span text:style-name="style5"><text:span text:style-name="T2">Vector </text:span></text:span><text:span text:style-name="style11"><text:span text:style-name="T2">Locate</text:span></text:span><text:span text:style-name="style10"><text:span text:style-name="T2">; <text:s text:c="3"/></text:span></text:span><text:span text:style-name="style2"><text:span text:style-name="T2">// местоположение корабля для отсчётов волновых полей <text:s text:c="2"/>[м]</text:span></text:span></text:h>
      <text:h text:style-name="Default" text:outline-level="1"><text:span text:style-name="T2">131 <text:s text:c="3"/></text:span><text:span text:style-name="style11"><text:span text:style-name="T2">Flex Route</text:span></text:span><text:span text:style-name="style10"><text:span text:style-name="T2">, <text:s text:c="6"/></text:span></text:span><text:span text:style-name="style2"><text:span text:style-name="T2">// маршрут - траектория контролируемого хода корабля <text:s/>МБ[м]</text:span></text:span></text:h>
      <text:h text:style-name="Default" text:outline-level="1"><text:span text:style-name="T2">132 <text:s text:c="8"/></text:span><text:span text:style-name="style11"><text:span text:style-name="T2">Rate</text:span></text:span><text:span text:style-name="style10"><text:span text:style-name="T2">, <text:s text:c="7"/></text:span></text:span><text:span text:style-name="style2"><text:span text:style-name="T2">// скорости смещения корпуса в корабельном базисе <text:s text:c="2"/>КБ[м/с]</text:span></text:span></text:h>
      <text:h text:style-name="Default" text:outline-level="1"><text:span text:style-name="T2">133 <text:s text:c="8"/></text:span><text:span text:style-name="style11"><text:span text:style-name="T2">Swing</text:span></text:span><text:span text:style-name="style10"><text:span text:style-name="T2">,</text:span></text:span><text:span text:style-name="style11"><text:span text:style-name="T2">Whirl</text:span></text:span><text:span text:style-name="style10"><text:span text:style-name="T2">; </text:span></text:span><text:span text:style-name="style2"><text:span text:style-name="T2">// и вращательные движения корпуса в углах Крылова <text:s/>[р,р/с]</text:span></text:span></text:h>
      <text:h text:style-name="Default" text:outline-level="1"><text:span text:style-name="T2">134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Movement</text:span></text:span><text:span text:style-name="style10"><text:span text:style-name="T2">(); <text:s text:c="14"/></text:span></text:span><text:span text:style-name="style2"><text:span text:style-name="T2">// движение корпуса под действием внешних сил</text:span></text:span></text:h>
      <text:h text:style-name="Default" text:outline-level="1"><text:span text:style-name="T2">135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Floating</text:span></text:span><text:span text:style-name="style10"><text:span text:style-name="T2">( </text:span></text:span><text:span text:style-name="style5"><text:span text:style-name="T2">bool</text:span></text:span><text:span text:style-name="style10"><text:span text:style-name="T2">=</text:span></text:span><text:span text:style-name="style5"><text:span text:style-name="T2">false </text:span></text:span><text:span text:style-name="style10"><text:span text:style-name="T2">); <text:s text:c="2"/></text:span></text:span><text:span text:style-name="style2"><text:span text:style-name="T2">// кинематика корабля на морском волнении</text:span></text:span></text:h>
      <text:h text:style-name="Default" text:outline-level="1"><text:soft-page-break/><text:span text:style-name="T2">136 <text:s text:c="2"/></text:span><text:span text:style-name="style5"><text:span text:style-name="T2">virtual bool </text:span></text:span><text:span text:style-name="style11"><text:span text:style-name="T2">Draw</text:span></text:span><text:span text:style-name="style10"><text:span text:style-name="T2">(); <text:s text:c="12"/></text:span></text:span><text:span text:style-name="style2"><text:span text:style-name="T2">// виртуальная процедура с настройкой сцены</text:span></text:span></text:h>
      <text:h text:style-name="Default" text:outline-level="1"><text:span text:style-name="T2">137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Drawing</text:span></text:span><text:span text:style-name="style10"><text:span text:style-name="T2">( </text:span></text:span><text:span text:style-name="style5"><text:span text:style-name="T2">byte </text:span></text:span><text:span text:style-name="style11"><text:span text:style-name="T2">type</text:span></text:span><text:span text:style-name="style10"><text:span text:style-name="T2">=</text:span></text:span><text:span text:style-name="style4"><text:span text:style-name="T2">0 </text:span></text:span><text:span text:style-name="style10"><text:span text:style-name="T2">); <text:s text:c="2"/></text:span></text:span><text:span text:style-name="style2"><text:span text:style-name="T2">// 0 -&gt;DrawMode; 1&lt;- корпус; 2&lt;+ профили волн</text:span></text:span></text:h>
      <text:h text:style-name="Default" text:outline-level="1"><text:span text:style-name="T2">138 <text:s text:c="35"/></text:span><text:span text:style-name="style2"><text:span text:style-name="T2">// прорисовка без настройки графической сцены</text:span></text:span></text:h>
      <text:h text:style-name="Default" text:outline-level="1"><text:span text:style-name="T2">139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Get</text:span></text:span><text:span text:style-name="style10"><text:span text:style-name="T2">( </text:span></text:span><text:span text:style-name="style5"><text:span text:style-name="T2">char</text:span></text:span><text:span text:style-name="style10"><text:span text:style-name="T2">* ); </text:span></text:span><text:span text:style-name="style2"><text:span text:style-name="T2">// изменение посадки, выбор курса и скорости хода корабля</text:span></text:span></text:h>
      <text:h text:style-name="Default" text:outline-level="1"><text:span text:style-name="T2">140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GetDam</text:span></text:span><text:span text:style-name="style10"><text:span text:style-name="T2">( </text:span></text:span><text:span text:style-name="style5"><text:span text:style-name="T2">char</text:span></text:span><text:span text:style-name="style10"><text:span text:style-name="T2">* );</text:span></text:span><text:span text:style-name="style2"><text:span text:style-name="T2">// факторы демпфирования поступательной и угловой качки</text:span></text:span></text:h>
      <text:h text:style-name="Default" text:outline-level="1"><text:span text:style-name="T2">141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GetExp</text:span></text:span><text:span text:style-name="style10"><text:span text:style-name="T2">( </text:span></text:span><text:span text:style-name="style5"><text:span text:style-name="T2">char</text:span></text:span><text:span text:style-name="style10"><text:span text:style-name="T2">* ); </text:span></text:span><text:span text:style-name="style2"><text:span text:style-name="T2">// управление экспериментом и ключи вывода результатов</text:span></text:span></text:h>
      <text:h text:style-name="Default" text:outline-level="1"><text:span text:style-name="T2">142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Protocol</text:span></text:span><text:span text:style-name="style10"><text:span text:style-name="T2">();</text:span></text:span></text:h>
      <text:h text:style-name="Default" text:outline-level="1"><text:span text:style-name="T2">143 <text:s text:c="26"/></text:span><text:span text:style-name="style2"><text:span text:style-name="T2">// true графика или включение перерасчетов</text:span></text:span></text:h>
      <text:h text:style-name="Default" text:outline-level="1"><text:span text:style-name="T2">144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Write</text:span></text:span><text:span text:style-name="style10"><text:span text:style-name="T2">( </text:span></text:span><text:span text:style-name="style5"><text:span text:style-name="T2">int </text:span></text:span><text:span text:style-name="style10"><text:span text:style-name="T2">); <text:s text:c="3"/></text:span></text:span><text:span text:style-name="style2"><text:span text:style-name="T2">// запись + Wavefront Technologies Advanced Visualizer</text:span></text:span></text:h>
      <text:h text:style-name="Default" text:outline-level="1"><text:span text:style-name="T2">145 <text:s text:c="3"/></text:span><text:span text:style-name="style5"><text:span text:style-name="T2">char </text:span></text:span><text:span text:style-name="style10"><text:span text:style-name="T2">*</text:span></text:span><text:span text:style-name="style11"><text:span text:style-name="T2">FileName</text:span></text:span><text:span text:style-name="style10"><text:span text:style-name="T2">,*</text:span></text:span><text:span text:style-name="style11"><text:span text:style-name="T2">ShipName</text:span></text:span><text:span text:style-name="style10"><text:span text:style-name="T2">; </text:span></text:span><text:span text:style-name="style2"><text:span text:style-name="T2">// Имя корабля или название исходного проекта UTF-8</text:span></text:span></text:h>
      <text:h text:style-name="Default" text:outline-level="1"><text:span text:style-name="T2">146 <text:s text:c="3"/></text:span><text:span text:style-name="style5"><text:span text:style-name="T2">Vector </text:span></text:span><text:span text:style-name="style11"><text:span text:style-name="T2">nF</text:span></text:span><text:span text:style-name="style10"><text:span text:style-name="T2">,</text:span></text:span><text:span text:style-name="style11"><text:span text:style-name="T2">nM</text:span></text:span><text:span text:style-name="style10"><text:span text:style-name="T2">, </text:span></text:span><text:span text:style-name="style2"><text:span text:style-name="T2">// относительные коэффициенты угловых и поступательных движений</text:span></text:span></text:h>
      <text:h text:style-name="Default" text:outline-level="1"><text:span text:style-name="T2">147 <text:s text:c="8"/></text:span><text:span text:style-name="style11"><text:span text:style-name="T2">muF</text:span></text:span><text:span text:style-name="style10"><text:span text:style-name="T2">,</text:span></text:span><text:span text:style-name="style11"><text:span text:style-name="T2">muM</text:span></text:span><text:span text:style-name="style10"><text:span text:style-name="T2">; </text:span></text:span><text:span text:style-name="style2"><text:span text:style-name="T2">// обобщённые параметры демпфирования - задаваемые извне</text:span></text:span></text:h>
      <text:h text:style-name="Default" text:outline-level="1"><text:span text:style-name="T2">148 <text:s text:c="7"/></text:span><text:span text:style-name="style2"><text:span text:style-name="T2">// под большими углами крена и до опрокидывания сопротивление утраивается</text:span></text:span></text:h>
      <text:h text:style-name="Default" text:outline-level="1"><text:span text:style-name="T2">149 <text:s/></text:span><text:span text:style-name="style2"><text:span text:style-name="T2">//private:</text:span></text:span></text:h>
      <text:h text:style-name="Default" text:outline-level="1"><text:span text:style-name="T2">150 <text:s text:c="3"/></text:span><text:span text:style-name="style5"><text:span text:style-name="T2">byte </text:span></text:span><text:span text:style-name="style11"><text:span text:style-name="T2">DrawMode</text:span></text:span><text:span text:style-name="style10"><text:span text:style-name="T2">; </text:span></text:span><text:span text:style-name="style2"><text:span text:style-name="T2">// 0 прозрачный корпус с проявлением гидростатических центров</text:span></text:span></text:h>
      <text:h text:style-name="Default" text:outline-level="1"><text:span text:style-name="T2">151 <text:s text:c="18"/></text:span><text:span text:style-name="style2"><text:span text:style-name="T2">// 1 поверхность ватерлинии с контурами штевней и шпангоутов</text:span></text:span></text:h>
      <text:h text:style-name="Default" text:outline-level="1"><text:span text:style-name="T2">152 <text:s text:c="18"/></text:span><text:span text:style-name="style2"><text:span text:style-name="T2">// 2 к действующей ватерлинии добавляется подводные обводы</text:span></text:span></text:h>
      <text:h text:style-name="Default" text:outline-level="1"><text:span text:style-name="T2">153 <text:s text:c="18"/></text:span><text:span text:style-name="style2"><text:span text:style-name="T2">// 3 корпус изображается целиком, но без штевней и шпангоутов</text:span></text:span></text:h>
      <text:h text:style-name="Default" text:outline-level="1"><text:span text:style-name="T2">154 <text:s text:c="18"/></text:span><text:span text:style-name="style2"><text:span text:style-name="T2">// 0х4 те же режимы 0÷3, но только с триангуляционными ребрами</text:span></text:span></text:h>
      <text:h text:style-name="Default" text:outline-level="1"><text:span text:style-name="T2">155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Config</text:span></text:span><text:span text:style-name="style10"><text:span text:style-name="T2">(); <text:s text:c="5"/></text:span></text:span><text:span text:style-name="style2"><text:span text:style-name="T2">// установка параметров корпуса и методов его прорисовки</text:span></text:span></text:h>
      <text:h text:style-name="Default" text:outline-level="1"><text:span text:style-name="T2">156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Contour_Lines</text:span></text:span><text:span text:style-name="style10"><text:span text:style-name="T2">(); <text:s text:c="2"/></text:span></text:span><text:span text:style-name="style2"><text:span text:style-name="T2">// отрисовка габаритов и профилей волн на белом фоне</text:span></text:span></text:h>
      <text:h text:style-name="Default" text:outline-level="1"><text:span text:style-name="T2">157 <text:s text:c="3"/></text:span><text:span text:style-name="style5"><text:span text:style-name="T2">void </text:span></text:span><text:span text:style-name="style11"><text:span text:style-name="T2">DampInit</text:span></text:span><text:span text:style-name="style10"><text:span text:style-name="T2">(); </text:span></text:span><text:span text:style-name="style2"><text:span text:style-name="T2">// инициализация коэффициентов демпфирования по шагу времени</text:span></text:span></text:h>
      <text:h text:style-name="Default" text:outline-level="1"><text:span text:style-name="T2">158 <text:s text:c="3"/></text:span><text:span text:style-name="style2"><text:span text:style-name="T2">//</text:span></text:span></text:h>
      <text:h text:style-name="Default" text:outline-level="1"><text:span text:style-name="T2">159 <text:s text:c="3"/></text:span><text:span text:style-name="style2"><text:span text:style-name="T2">// <text:s/>размерения и динамические параметры корпуса корабля (Volume=0-обновление)</text:span></text:span></text:h>
      <text:h text:style-name="Default" text:outline-level="1"><text:span text:style-name="T2">160 <text:s text:c="3"/></text:span><text:span text:style-name="style2"><text:span text:style-name="T2">// <text:s/>локальная корабельная система координат определяется в составе структуры</text:span></text:span></text:h>
      <text:h text:style-name="Default" text:outline-level="1"><text:span text:style-name="T2">161 <text:s text:c="3"/></text:span><text:span text:style-name="style2"><text:span text:style-name="T2">// <text:s text:c="2"/>Hull::Base и включает координаты пространственного местоположения</text:span></text:span></text:h>
      <text:h text:style-name="Default" text:outline-level="1"><text:span text:style-name="T2">162 <text:s text:c="3"/></text:span><text:span text:style-name="style2"><text:span text:style-name="T2">// <text:s text:c="2"/>Point{X,Y,Z} и тензор тривекторов поворотов Matrix::Vector{x,y,z}</text:span></text:span></text:h>
      <text:h text:style-name="Default" text:outline-level="1"><text:span text:style-name="T2">163 <text:s text:c="3"/></text:span><text:span text:style-name="style2"><text:span text:style-name="T2">//</text:span></text:span></text:h>
      <text:h text:style-name="Default" text:outline-level="1"><text:span text:style-name="T2">164 <text:s text:c="3"/></text:span><text:span text:style-name="style5"><text:span text:style-name="T2">Real </text:span></text:span><text:span text:style-name="style11"><text:span text:style-name="T2">hX</text:span></text:span><text:span text:style-name="style10"><text:span text:style-name="T2">,</text:span></text:span><text:span text:style-name="style2"><text:span text:style-name="T2">// поперечная метацентрическая высота задаёт аппликату центра тяжести</text:span></text:span></text:h>
      <text:h text:style-name="Default" text:outline-level="1"><text:span text:style-name="T2">165 <text:s text:c="7"/></text:span><text:span text:style-name="style11"><text:span text:style-name="T2">Volume</text:span></text:span><text:span text:style-name="style10"><text:span text:style-name="T2">, <text:s/></text:span></text:span><text:span text:style-name="style11"><text:span text:style-name="T2">iV</text:span></text:span><text:span text:style-name="style10"><text:span text:style-name="T2">, </text:span></text:span><text:span text:style-name="style2"><text:span text:style-name="T2">// исходное водоизмещение, мгновенный погруженный объем V м³</text:span></text:span></text:h>
      <text:h text:style-name="Default" text:outline-level="1"><text:span text:style-name="T2">166 <text:s text:c="7"/></text:span><text:span text:style-name="style11"><text:span text:style-name="T2">Surface</text:span></text:span><text:span text:style-name="style10"><text:span text:style-name="T2">, </text:span></text:span><text:span text:style-name="style11"><text:span text:style-name="T2">iS</text:span></text:span><text:span text:style-name="style10"><text:span text:style-name="T2">, </text:span></text:span><text:span text:style-name="style2"><text:span text:style-name="T2">// подводная и смоченная поверхность корпуса <text:s text:c="11"/>S м²</text:span></text:span></text:h>
      <text:h text:style-name="Default" text:outline-level="1"><text:span text:style-name="T2">167 <text:s text:c="7"/></text:span><text:span text:style-name="style11"><text:span text:style-name="T2">Floatage</text:span></text:span><text:span text:style-name="style10"><text:span text:style-name="T2">,</text:span></text:span><text:span text:style-name="style11"><text:span text:style-name="T2">iF</text:span></text:span><text:span text:style-name="style10"><text:span text:style-name="T2">, </text:span></text:span><text:span text:style-name="style2"><text:span text:style-name="T2">// исходная и действующая площадь ватерлинии <text:s text:c="11"/>F м²</text:span></text:span></text:h>
      <text:h text:style-name="Default" text:outline-level="1"><text:span text:style-name="T2">168 <text:s text:c="7"/></text:span><text:span text:style-name="style11"><text:span text:style-name="T2">sT</text:span></text:span><text:span text:style-name="style10"><text:span text:style-name="T2">, <text:s text:c="9"/></text:span></text:span><text:span text:style-name="style2"><text:span text:style-name="T2">// интервал времени для графиков с кинематикой XYZ-качки сек</text:span></text:span></text:h>
      <text:h text:style-name="Default" text:outline-level="1"><text:span text:style-name="T2">169 <text:s text:c="7"/></text:span><text:span text:style-name="style11"><text:span text:style-name="T2">Trim</text:span></text:span><text:span text:style-name="style10"><text:span text:style-name="T2">, <text:s text:c="7"/></text:span></text:span><text:span text:style-name="style2"><text:span text:style-name="T2">// дифферент задается простым смещением центра величины[рад]</text:span></text:span></text:h>
      <text:h text:style-name="Default" text:outline-level="1"><text:span text:style-name="T2">170 <text:s text:c="7"/></text:span><text:span text:style-name="style11"><text:span text:style-name="T2">Kv</text:span></text:span><text:span text:style-name="style10"><text:span text:style-name="T2">; <text:s text:c="9"/></text:span></text:span><text:span text:style-name="style2"><text:span text:style-name="T2">// доля сброса отрицательного давления в парадоксе Даламбера</text:span></text:span></text:h>
      <text:h text:style-name="Default" text:outline-level="1"><text:span text:style-name="T2">171 <text:s text:c="3"/></text:span><text:span text:style-name="style5"><text:span text:style-name="T2">Vector </text:span></text:span><text:span text:style-name="style11"><text:span text:style-name="T2">Ofs</text:span></text:span><text:span text:style-name="style10"><text:span text:style-name="T2">, <text:s text:c="5"/></text:span></text:span><text:span text:style-name="style2"><text:span text:style-name="T2">// внутренние смещения отсчетов по миделю и ватерлинии {x,z}</text:span></text:span></text:h>
      <text:h text:style-name="Default" text:outline-level="1"><text:span text:style-name="T2">172 <text:s text:c="7"/></text:span><text:span text:style-name="style11"><text:span text:style-name="T2">Gravity</text:span></text:span><text:span text:style-name="style10"><text:span text:style-name="T2">, <text:s text:c="4"/></text:span></text:span><text:span text:style-name="style2"><text:span text:style-name="T2">// + центр тяжести в локальных корабельных координатах <text:s text:c="3"/>G</text:span></text:span></text:h>
      <text:h text:style-name="Default" text:outline-level="1"><text:span text:style-name="T2">173 <text:s text:c="7"/></text:span><text:span text:style-name="style11"><text:span text:style-name="T2">Buoyancy</text:span></text:span><text:span text:style-name="style10"><text:span text:style-name="T2">, <text:s/></text:span></text:span><text:span text:style-name="style11"><text:span text:style-name="T2">vB</text:span></text:span><text:span text:style-name="style10"><text:span text:style-name="T2">, </text:span></text:span><text:span text:style-name="style2"><text:span text:style-name="T2">// координаты центра величины,центра объема корпуса <text:s text:c="4"/>cB</text:span></text:span></text:h>
      <text:h text:style-name="Default" text:outline-level="1"><text:span text:style-name="T2">174 <text:s text:c="7"/></text:span><text:span text:style-name="style11"><text:span text:style-name="T2">Floatable</text:span></text:span><text:span text:style-name="style10"><text:span text:style-name="T2">, </text:span></text:span><text:span text:style-name="style11"><text:span text:style-name="T2">vF</text:span></text:span><text:span text:style-name="style10"><text:span text:style-name="T2">, </text:span></text:span><text:span text:style-name="style2"><text:span text:style-name="T2">// центр площади исходной и действующей ватерлинии <text:s text:c="5"/>cF</text:span></text:span></text:h>
      <text:h text:style-name="Default" text:outline-level="1"><text:span text:style-name="T2">175 <text:s text:c="7"/></text:span><text:span text:style-name="style11"><text:span text:style-name="T2">Metacenter</text:span></text:span><text:span text:style-name="style10"><text:span text:style-name="T2">,</text:span></text:span><text:span text:style-name="style11"><text:span text:style-name="T2">vM</text:span></text:span><text:span text:style-name="style10"><text:span text:style-name="T2">, </text:span></text:span><text:span text:style-name="style2"><text:span text:style-name="T2">// начальный + текущий поперечные метацентры <text:s text:c="3"/>в КБ Zm(x)</text:span></text:span></text:h>
      <text:h text:style-name="Default" text:outline-level="1"><text:span text:style-name="T2">176 <text:s text:c="18"/></text:span><text:span text:style-name="style11"><text:span text:style-name="T2">vW</text:span></text:span><text:span text:style-name="style10"><text:span text:style-name="T2">, </text:span></text:span><text:span text:style-name="style2"><text:span text:style-name="T2">// нормаль интегро-осредненной площади ватерлинии <text:s text:c="5"/>(δ)</text:span></text:span></text:h>
      <text:h text:style-name="Default" text:outline-level="1"><text:span text:style-name="T2">177 <text:s text:c="18"/></text:span><text:span text:style-name="style11"><text:span text:style-name="T2">vD</text:span></text:span><text:span text:style-name="style10"><text:span text:style-name="T2">, </text:span></text:span><text:span text:style-name="style2"><text:span text:style-name="T2">// условный центр сосредоточения гидродинамических пар-сил</text:span></text:span></text:h>
      <text:h text:style-name="Default" text:outline-level="1"><text:span text:style-name="T2">178 <text:s text:c="18"/></text:span><text:span text:style-name="style11"><text:span text:style-name="T2">vC</text:span></text:span><text:span text:style-name="style10"><text:span text:style-name="T2">, </text:span></text:span><text:span text:style-name="style2"><text:span text:style-name="T2">// динамический центр пространственного движения корпуса</text:span></text:span></text:h>
      <text:h text:style-name="Default" text:outline-level="1"><text:span text:style-name="T2">179 <text:s text:c="18"/></text:span><text:span text:style-name="style11"><text:span text:style-name="T2">vS</text:span></text:span><text:span text:style-name="style10"><text:span text:style-name="T2">, </text:span></text:span><text:span text:style-name="style2"><text:span text:style-name="T2">// накопительный вектор сил от перепада уровня моря <text:s/>[H/ρ]</text:span></text:span></text:h>
      <text:h text:style-name="Default" text:outline-level="1"><text:span text:style-name="T2">180 <text:s text:c="18"/></text:span><text:span text:style-name="style11"><text:span text:style-name="T2">vR</text:span></text:span><text:span text:style-name="style10"><text:span text:style-name="T2">; </text:span></text:span><text:span text:style-name="style2"><text:span text:style-name="T2">// поворотный момент от криво-наклонной ватерлинии <text:s text:c="2"/>[Н·м]</text:span></text:span></text:h>
      <text:h text:style-name="Default" text:outline-level="1"><text:span text:style-name="T2">181 <text:s text:c="22"/></text:span><text:span text:style-name="style2"><text:span text:style-name="T2">// с оценкой мгновенной метацентрической высоты в МБ! h(z)</text:span></text:span></text:h>
      <text:h text:style-name="Default" text:outline-level="1"><text:span text:style-name="T2">182 <text:s text:c="3"/></text:span><text:span text:style-name="style11"><text:span text:style-name="T2">Matrix inWater</text:span></text:span><text:span text:style-name="style10"><text:span text:style-name="T2">,</text:span></text:span><text:span text:style-name="style11"><text:span text:style-name="T2">mW</text:span></text:span><text:span text:style-name="style10"><text:span text:style-name="T2">, </text:span></text:span><text:span text:style-name="style2"><text:span text:style-name="T2">// моменты инерции площади действующей ватерлинии <text:s text:c="4"/>I м⁴</text:span></text:span></text:h>
      <text:h text:style-name="Default" text:outline-level="1"><text:span text:style-name="T2">183 <text:s text:c="10"/></text:span><text:span text:style-name="style11"><text:span text:style-name="T2">inMass</text:span></text:span><text:span text:style-name="style10"><text:span text:style-name="T2">; </text:span></text:span><text:span text:style-name="style2"><text:span text:style-name="T2">//,mM; моменты инерции исходного и смещенного корпуса <text:s text:c="4"/>G м⁴</text:span></text:span></text:h>
      <text:h text:style-name="Default" text:outline-level="1"><text:span text:style-name="T2">184 <text:s text:c="3"/></text:span><text:span text:style-name="style5"><text:span text:style-name="T2">void </text:span></text:span><text:span text:style-name="style11"><text:span text:style-name="T2">ThreeInitial</text:span></text:span><text:span text:style-name="style10"><text:span text:style-name="T2">();</text:span></text:span><text:span text:style-name="style2"><text:span text:style-name="T2">// начальная очистка всех величин динамических параметров</text:span></text:span></text:h>
      <text:h text:style-name="Default" text:outline-level="1"><text:span text:style-name="T2">185 <text:s text:c="3"/></text:span><text:span text:style-name="style5"><text:span text:style-name="T2">void </text:span></text:span><text:span text:style-name="style11"><text:span text:style-name="T2">ThreeFixed</text:span></text:span><text:span text:style-name="style10"><text:span text:style-name="T2">(); <text:s text:c="2"/></text:span></text:span><text:span text:style-name="style2"><text:span text:style-name="T2">// обработка всех треугольников, фиксация первой статики</text:span></text:span></text:h>
      <text:h text:style-name="Default" text:outline-level="1"><text:span text:style-name="T2">186 <text:s text:c="3"/></text:span><text:span text:style-name="style5"><text:span text:style-name="T2">void </text:span></text:span><text:span text:style-name="style11"><text:span text:style-name="T2">Three <text:s text:c="10"/></text:span></text:span><text:span text:style-name="style2"><text:span text:style-name="T2">// <text:s text:c="5"/>все элементы одного треугольника обшивки корпуса</text:span></text:span></text:h>
      <text:h text:style-name="Default" text:outline-level="1"><text:span text:style-name="T2">187 <text:s text:c="6"/></text:span><text:span text:style-name="style10"><text:span text:style-name="T2">( </text:span></text:span><text:span text:style-name="style5"><text:span text:style-name="T2">int </text:span></text:span><text:span text:style-name="style11"><text:span text:style-name="T2">Level</text:span></text:span><text:span text:style-name="style10"><text:span text:style-name="T2">,</text:span></text:span><text:span text:style-name="style11"><text:span text:style-name="T2">_Vertex</text:span></text:span><text:span text:style-name="style10"><text:span text:style-name="T2">,</text:span></text:span><text:span text:style-name="style11"><text:span text:style-name="T2">_Vertex</text:span></text:span><text:span text:style-name="style10"><text:span text:style-name="T2">,</text:span></text:span><text:span text:style-name="style11"><text:span text:style-name="T2">_Vertex </text:span></text:span><text:span text:style-name="style10"><text:span text:style-name="T2">); <text:s text:c="2"/></text:span></text:span><text:span text:style-name="style2"><text:span text:style-name="T2">// в локальном корабельном базисе</text:span></text:span></text:h>
      <text:h text:style-name="Default" text:outline-level="1"><text:span text:style-name="T2">188 <text:s text:c="3"/></text:span><text:span text:style-name="style2"><text:span text:style-name="T2">//</text:span></text:span></text:h>
      <text:h text:style-name="Default" text:outline-level="1"><text:span text:style-name="T2">189 <text:s text:c="3"/></text:span><text:span text:style-name="style2"><text:span text:style-name="T2">// <text:s/>локальные процедуры разделения геометрических операций с обшивкой корпуса</text:span></text:span></text:h>
      <text:h text:style-name="Default" text:outline-level="1"><text:span text:style-name="T2">190 <text:s text:c="3"/></text:span><text:span text:style-name="style2"><text:span text:style-name="T2">//</text:span></text:span></text:h>
      <text:h text:style-name="Default" text:outline-level="1"><text:span text:style-name="T2">191 <text:s text:c="3"/></text:span><text:span text:style-name="style5"><text:span text:style-name="T2">void </text:span></text:span><text:span text:style-name="style11"><text:span text:style-name="T2">Triangle</text:span></text:span><text:span text:style-name="style10"><text:span text:style-name="T2">( </text:span></text:span><text:span text:style-name="style11"><text:span text:style-name="T2">Vertex</text:span></text:span><text:span text:style-name="style10"><text:span text:style-name="T2">,</text:span></text:span><text:span text:style-name="style11"><text:span text:style-name="T2">Vertex</text:span></text:span><text:span text:style-name="style10"><text:span text:style-name="T2">,</text:span></text:span><text:span text:style-name="style11"><text:span text:style-name="T2">Vertex </text:span></text:span><text:span text:style-name="style10"><text:span text:style-name="T2">); <text:s text:c="6"/></text:span></text:span><text:span text:style-name="style2"><text:span text:style-name="T2">// обработка одного треугольника</text:span></text:span></text:h>
      <text:h text:style-name="Default" text:outline-level="1"><text:span text:style-name="T2">192 <text:s text:c="3"/></text:span><text:span text:style-name="style5"><text:span text:style-name="T2">void </text:span></text:span><text:span text:style-name="style11"><text:span text:style-name="T2">divideTriangle</text:span></text:span><text:span text:style-name="style10"><text:span text:style-name="T2">(</text:span></text:span><text:span text:style-name="style11"><text:span text:style-name="T2">_Vertex</text:span></text:span><text:span text:style-name="style10"><text:span text:style-name="T2">,</text:span></text:span><text:span text:style-name="style11"><text:span text:style-name="T2">_Real</text:span></text:span><text:span text:style-name="style10"><text:span text:style-name="T2">,</text:span></text:span><text:span text:style-name="style11"><text:span text:style-name="T2">_Vertex</text:span></text:span><text:span text:style-name="style10"><text:span text:style-name="T2">,</text:span></text:span><text:span text:style-name="style11"><text:span text:style-name="T2">_Real</text:span></text:span><text:span text:style-name="style10"><text:span text:style-name="T2">,</text:span></text:span><text:span text:style-name="style11"><text:span text:style-name="T2">_Vertex</text:span></text:span><text:span text:style-name="style10"><text:span text:style-name="T2">,</text:span></text:span><text:span text:style-name="style11"><text:span text:style-name="T2">_Real </text:span></text:span><text:span text:style-name="style10"><text:span text:style-name="T2">);</text:span></text:span></text:h>
      <text:h text:style-name="Default" text:outline-level="1"><text:span text:style-name="T2">193 <text:s text:c="3"/></text:span><text:span text:style-name="style5"><text:span text:style-name="T2">void </text:span></text:span><text:span text:style-name="style11"><text:span text:style-name="T2">drawTriangle</text:span></text:span><text:span text:style-name="style10"><text:span text:style-name="T2">( </text:span></text:span><text:span text:style-name="style11"><text:span text:style-name="T2">_Vertex</text:span></text:span><text:span text:style-name="style10"><text:span text:style-name="T2">,</text:span></text:span><text:span text:style-name="style11"><text:span text:style-name="T2">_Vertex</text:span></text:span><text:span text:style-name="style10"><text:span text:style-name="T2">,</text:span></text:span><text:span text:style-name="style11"><text:span text:style-name="T2">_Vertex </text:span></text:span><text:span text:style-name="style10"><text:span text:style-name="T2">); </text:span></text:span><text:span text:style-name="style15"><text:span text:style-name="T2">//! элементарные треугольничики</text:span></text:span></text:h>
      <text:h text:style-name="Default" text:outline-level="1"><text:span text:style-name="T2">194 <text:s text:c="3"/></text:span><text:span text:style-name="style5"><text:span text:style-name="T2">void </text:span></text:span><text:span text:style-name="style11"><text:span text:style-name="T2">waterPoints</text:span></text:span><text:span text:style-name="style10"><text:span text:style-name="T2">( </text:span></text:span><text:span text:style-name="style11"><text:span text:style-name="T2">_Vector</text:span></text:span><text:span text:style-name="style10"><text:span text:style-name="T2">,</text:span></text:span><text:span text:style-name="style11"><text:span text:style-name="T2">_Vector</text:span></text:span><text:span text:style-name="style10"><text:span text:style-name="T2">,</text:span></text:span><text:span text:style-name="style11"><text:span text:style-name="T2">_Vector </text:span></text:span><text:span text:style-name="style10"><text:span text:style-name="T2">); <text:s/></text:span></text:span><text:span text:style-name="style2"><text:span text:style-name="T2">// нормали и отрезки ватерлинии</text:span></text:span></text:h>
      <text:h text:style-name="Default" text:outline-level="1"><text:span text:style-name="T2">195 <text:s text:c="3"/></text:span><text:span text:style-name="style5"><text:span text:style-name="T2">bool </text:span></text:span><text:span text:style-name="style11"><text:span text:style-name="T2">Read</text:span></text:span><text:span text:style-name="style10"><text:span text:style-name="T2">( </text:span></text:span><text:span text:style-name="style5"><text:span text:style-name="T2">const char</text:span></text:span><text:span text:style-name="style10"><text:span text:style-name="T2">[], <text:s text:c="9"/></text:span></text:span><text:span text:style-name="style2"><text:span text:style-name="T2">// чтение исходной таблицы плазовых ординат</text:span></text:span></text:h>
      <text:h text:style-name="Default" text:outline-level="1"><text:span text:style-name="T2">196 <text:s text:c="13"/></text:span><text:span text:style-name="style11"><text:span text:style-name="T2">_Real newDraught</text:span></text:span><text:span text:style-name="style10"><text:span text:style-name="T2">=</text:span></text:span><text:span text:style-name="style4"><text:span text:style-name="T2">0.0 </text:span></text:span><text:span text:style-name="style10"><text:span text:style-name="T2">); </text:span></text:span><text:span text:style-name="style2"><text:span text:style-name="T2">// <text:s text:c="7"/>изменение осадки на перечитывании</text:span></text:span></text:h>
      <text:h text:style-name="Default" text:outline-level="1"><text:span text:style-name="T2">197 <text:s text:c="3"/></text:span><text:span text:style-name="style5"><text:span text:style-name="T2">bool </text:span></text:span><text:span text:style-name="style11"><text:span text:style-name="T2">LNext</text:span></text:span><text:span text:style-name="style10"><text:span text:style-name="T2">( </text:span></text:span><text:span text:style-name="style5"><text:span text:style-name="T2">int</text:span></text:span><text:span text:style-name="style10"><text:span text:style-name="T2">,</text:span></text:span><text:span text:style-name="style5"><text:span text:style-name="T2">unsigned </text:span></text:span><text:span text:style-name="style10"><text:span text:style-name="T2">&amp;</text:span></text:span><text:span text:style-name="style11"><text:span text:style-name="T2">m</text:span></text:span><text:span text:style-name="style10"><text:span text:style-name="T2">,</text:span></text:span><text:span text:style-name="style5"><text:span text:style-name="T2">Vector </text:span></text:span><text:span text:style-name="style10"><text:span text:style-name="T2">&amp;</text:span></text:span><text:span text:style-name="style11"><text:span text:style-name="T2">L</text:span></text:span><text:span text:style-name="style10"><text:span text:style-name="T2">,</text:span></text:span><text:span text:style-name="style5"><text:span text:style-name="T2">byte</text:span></text:span><text:span text:style-name="style10"><text:span text:style-name="T2">*); </text:span></text:span><text:span text:style-name="style2"><text:span text:style-name="T2">// левый/кормовой - шпангоут</text:span></text:span></text:h>
      <text:h text:style-name="Default" text:outline-level="1"><text:span text:style-name="T2">198 <text:s text:c="3"/></text:span><text:span text:style-name="style5"><text:span text:style-name="T2">bool </text:span></text:span><text:span text:style-name="style11"><text:span text:style-name="T2">RNext</text:span></text:span><text:span text:style-name="style10"><text:span text:style-name="T2">( </text:span></text:span><text:span text:style-name="style5"><text:span text:style-name="T2">int</text:span></text:span><text:span text:style-name="style10"><text:span text:style-name="T2">,</text:span></text:span><text:span text:style-name="style5"><text:span text:style-name="T2">unsigned </text:span></text:span><text:span text:style-name="style10"><text:span text:style-name="T2">&amp;</text:span></text:span><text:span text:style-name="style11"><text:span text:style-name="T2">m</text:span></text:span><text:span text:style-name="style10"><text:span text:style-name="T2">,</text:span></text:span><text:span text:style-name="style5"><text:span text:style-name="T2">Vector </text:span></text:span><text:span text:style-name="style10"><text:span text:style-name="T2">&amp;</text:span></text:span><text:span text:style-name="style11"><text:span text:style-name="T2">R</text:span></text:span><text:span text:style-name="style10"><text:span text:style-name="T2">,</text:span></text:span><text:span text:style-name="style5"><text:span text:style-name="T2">byte</text:span></text:span><text:span text:style-name="style10"><text:span text:style-name="T2">*); </text:span></text:span><text:span text:style-name="style2"><text:span text:style-name="T2">// правый/носовой контур шпации</text:span></text:span></text:h>
      <text:h text:style-name="Default" text:outline-level="1"><text:span text:style-name="T2">199 <text:s/></text:span><text:span text:style-name="style5"><text:span text:style-name="T2">public</text:span></text:span><text:span text:style-name="style10"><text:span text:style-name="T2">:</text:span></text:span></text:h>
      <text:h text:style-name="Default" text:outline-level="1"><text:span text:style-name="T2">200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NavigaInform <text:s text:c="4"/></text:span></text:span><text:span text:style-name="style2"><text:span text:style-name="T2">// общая навигационная информация о волнах с маневрами</text:span></text:span></text:h>
      <text:h text:style-name="Default" text:outline-level="1"><text:span text:style-name="T2">201 <text:s text:c="10"/></text:span><text:span text:style-name="style10"><text:span text:style-name="T2">( </text:span></text:span><text:span text:style-name="style11"><text:span text:style-name="T2">Window</text:span></text:span><text:span text:style-name="style10"><text:span text:style-name="T2">* ); <text:s text:c="3"/></text:span></text:span><text:span text:style-name="style2"><text:span text:style-name="T2">// картушка морского волнения, курса, скорости корабля</text:span></text:span></text:h>
      <text:h text:style-name="Default" text:outline-level="1"><text:span text:style-name="T2">202 <text:s text:c="3"/></text:span><text:span text:style-name="style11"><text:span text:style-name="T2">Hull</text:span></text:span><text:span text:style-name="style10"><text:span text:style-name="T2">&amp; </text:span></text:span><text:span text:style-name="style11"><text:span text:style-name="T2">wPrint</text:span></text:span><text:span text:style-name="style10"><text:span text:style-name="T2">( </text:span></text:span><text:span text:style-name="style5"><text:span text:style-name="T2">bool</text:span></text:span><text:span text:style-name="style10"><text:span text:style-name="T2">=</text:span></text:span><text:span text:style-name="style5"><text:span text:style-name="T2">false </text:span></text:span><text:span text:style-name="style10"><text:span text:style-name="T2">); </text:span></text:span><text:span text:style-name="style2"><text:span text:style-name="T2">// информация по кораблю на консоли и в протоколе</text:span></text:span></text:h>
      <text:h text:style-name="Default" text:outline-level="1"><text:span text:style-name="T2">203 <text:s/></text:span><text:span text:style-name="style10"><text:span text:style-name="T2">};</text:span></text:span></text:h>
      <text:h text:style-name="Default" text:outline-level="1"><text:span text:style-name="T2">204 <text:s/></text:span><text:span text:style-name="style2"><text:span text:style-name="T2">//</text:span></text:span></text:h>
      <text:h text:style-name="Default" text:outline-level="1"><text:soft-page-break/><text:span text:style-name="T2">205 <text:s/></text:span><text:span text:style-name="style15"><text:span text:style-name="T2">//! <text:s/>§ варианты построения групповых структур трохоидального морского волнения</text:span></text:span></text:h>
      <text:h text:style-name="Default" text:outline-level="1"><text:span text:style-name="T2">206 <text:s/></text:span><text:span text:style-name="style2"><text:span text:style-name="T2">//</text:span></text:span></text:h>
      <text:h text:style-name="Default" text:outline-level="1"><text:span text:style-name="T2">207 <text:s/></text:span><text:span text:style-name="style5"><text:span text:style-name="T2">struct </text:span></text:span><text:span text:style-name="style11"><text:span text:style-name="T2">Waves</text:span></text:span><text:span text:style-name="style10"><text:span text:style-name="T2">: <text:s text:c="3"/></text:span></text:span><text:span text:style-name="style2"><text:span text:style-name="T2">// пакет групповых структур заданного периода и направления</text:span></text:span></text:h>
      <text:h text:style-name="Default" text:outline-level="1"><text:span text:style-name="T2">208 <text:s text:c="8"/></text:span><text:span text:style-name="style11"><text:span text:style-name="T2">Tensor <text:s text:c="3"/></text:span></text:span><text:span text:style-name="style2"><text:span text:style-name="T2">// с тензорным опорным базисом направления без местоположения</text:span></text:span></text:h>
      <text:h text:style-name="Default" text:outline-level="1"><text:span text:style-name="T2">209 <text:s/></text:span><text:span text:style-name="style10"><text:span text:style-name="T2">{ </text:span></text:span><text:span text:style-name="style5"><text:span text:style-name="T2">const <text:s text:c="9"/></text:span></text:span><text:span text:style-name="style2"><text:span text:style-name="T2">// где у каждой волны собственные привязки расчетного времени</text:span></text:span></text:h>
      <text:h text:style-name="Default" text:outline-level="1"><text:span text:style-name="T2">210 <text:s text:c="3"/></text:span><text:span text:style-name="style5"><text:span text:style-name="T2">char </text:span></text:span><text:span text:style-name="style10"><text:span text:style-name="T2">*</text:span></text:span><text:span text:style-name="style11"><text:span text:style-name="T2">Title</text:span></text:span><text:span text:style-name="style10"><text:span text:style-name="T2">; <text:s text:c="2"/></text:span></text:span><text:span text:style-name="style2"><text:span text:style-name="T2">// заголовок к идентификации данной волны на графическом поле</text:span></text:span></text:h>
      <text:h text:style-name="Default" text:outline-level="1"><text:span text:style-name="T2">211 <text:s text:c="3"/></text:span><text:span text:style-name="style5"><text:span text:style-name="T2">int <text:s/></text:span></text:span><text:span text:style-name="style11"><text:span text:style-name="T2">Mx</text:span></text:span><text:span text:style-name="style10"><text:span text:style-name="T2">,</text:span></text:span><text:span text:style-name="style11"><text:span text:style-name="T2">My</text:span></text:span><text:span text:style-name="style10"><text:span text:style-name="T2">; <text:s text:c="3"/></text:span></text:span><text:span text:style-name="style2"><text:span text:style-name="T2">// текущие размерности массивов двумерных волновых полей</text:span></text:span></text:h>
      <text:h text:style-name="Default" text:outline-level="1"><text:span text:style-name="T2">212 <text:s text:c="3"/></text:span><text:span text:style-name="style5"><text:span text:style-name="T2">Real </text:span></text:span><text:span text:style-name="style2"><text:span text:style-name="T2">// Tw, <text:s text:c="3"/>// Время относительно волновых фронтов по курсу корабля <text:s/>[сек]</text:span></text:span></text:h>
      <text:h text:style-name="Default" text:outline-level="1"><text:span text:style-name="T2">213 <text:s text:c="8"/></text:span><text:span text:style-name="style11"><text:span text:style-name="T2">Cw</text:span></text:span><text:span text:style-name="style10"><text:span text:style-name="T2">,</text:span></text:span><text:span text:style-name="style11"><text:span text:style-name="T2">Ow</text:span></text:span><text:span text:style-name="style10"><text:span text:style-name="T2">, <text:s text:c="3"/></text:span></text:span><text:span text:style-name="style2"><text:span text:style-name="T2">// Фазовая скорость и круговая частота бегущей волны [м/с,сˉ¹]</text:span></text:span></text:h>
      <text:h text:style-name="Default" text:outline-level="1"><text:span text:style-name="T2">214 <text:s text:c="8"/></text:span><text:span text:style-name="style11"><text:span text:style-name="T2">Ds</text:span></text:span><text:span text:style-name="style10"><text:span text:style-name="T2">, <text:s text:c="6"/></text:span></text:span><text:span text:style-name="style2"><text:span text:style-name="T2">// шаг сетки подбирается под размер волнового бассейна <text:s/>[метр]</text:span></text:span></text:h>
      <text:h text:style-name="Default" text:outline-level="1"><text:span text:style-name="T2">215 <text:s text:c="8"/></text:span><text:span text:style-name="style11"><text:span text:style-name="T2">Wind</text:span></text:span><text:span text:style-name="style10"><text:span text:style-name="T2">, <text:s text:c="4"/></text:span></text:span><text:span text:style-name="style2"><text:span text:style-name="T2">// коэффициент ветрового напряжения на волновых склонах</text:span></text:span></text:h>
      <text:h text:style-name="Default" text:outline-level="1"><text:span text:style-name="T2">216 <text:s text:c="8"/></text:span><text:span text:style-name="style11"><text:span text:style-name="T2">Diagonal</text:span></text:span><text:span text:style-name="style10"><text:span text:style-name="T2">, </text:span></text:span><text:span text:style-name="style2"><text:span text:style-name="T2">// Смещение времени для первого вступления фронта волны <text:s/>[сек]</text:span></text:span></text:h>
      <text:h text:style-name="Default" text:outline-level="1"><text:span text:style-name="T2">217 <text:s text:c="8"/></text:span><text:span text:style-name="style11"><text:span text:style-name="T2">Phase</text:span></text:span><text:span text:style-name="style10"><text:span text:style-name="T2">, <text:s text:c="3"/></text:span></text:span><text:span text:style-name="style2"><text:span text:style-name="T2">// пространственный сдвиг гребней волн в количественной мере</text:span></text:span></text:h>
      <text:h text:style-name="Default" text:outline-level="1"><text:span text:style-name="T2">218 <text:s text:c="8"/></text:span><text:span text:style-name="style11"><text:span text:style-name="T2">Length</text:span></text:span><text:span text:style-name="style10"><text:span text:style-name="T2">, <text:s text:c="2"/></text:span></text:span><text:span text:style-name="style2"><text:span text:style-name="T2">// длина собственно трохоидальной волны внутри пакета <text:s text:c="2"/>[метр]</text:span></text:span></text:h>
      <text:h text:style-name="Default" text:outline-level="1"><text:span text:style-name="T2">219 <text:s text:c="8"/></text:span><text:span text:style-name="style11"><text:span text:style-name="T2">Height</text:span></text:span><text:span text:style-name="style10"><text:span text:style-name="T2">, <text:s text:c="2"/></text:span></text:span><text:span text:style-name="style2"><text:span text:style-name="T2">// высота по двум радиусам циклоиды у вершины волны [коэф.0:1]</text:span></text:span></text:h>
      <text:h text:style-name="Default" text:outline-level="1"><text:span text:style-name="T2">220 <text:s text:c="8"/></text:span><text:span text:style-name="style11"><text:span text:style-name="T2">Extend</text:span></text:span><text:span text:style-name="style10"><text:span text:style-name="T2">; <text:s text:c="2"/></text:span></text:span><text:span text:style-name="style2"><text:span text:style-name="T2">// протяженность фронта волны меньше для крутого гребня [метр]</text:span></text:span></text:h>
      <text:h text:style-name="Default" text:outline-level="1"><text:span text:style-name="T2">221 <text:s/></text:span><text:span text:style-name="style5"><text:span text:style-name="T2">protected</text:span></text:span><text:span text:style-name="style10"><text:span text:style-name="T2">: <text:s text:c="6"/></text:span></text:span><text:span text:style-name="style2"><text:span text:style-name="T2">// вычислительный эксперимент задействует интерполяцию по h,v</text:span></text:span></text:h>
      <text:h text:style-name="Default" text:outline-level="1"><text:span text:style-name="T2">222 <text:s text:c="3"/></text:span><text:span text:style-name="style5"><text:span text:style-name="T2">Vector </text:span></text:span><text:span text:style-name="style10"><text:span text:style-name="T2">**</text:span></text:span><text:span text:style-name="style11"><text:span text:style-name="T2">H</text:span></text:span><text:span text:style-name="style10"><text:span text:style-name="T2">, <text:s text:c="3"/></text:span></text:span><text:span text:style-name="style2"><text:span text:style-name="T2">// аппликата и смещение крупных частиц на поверхности жидкости</text:span></text:span></text:h>
      <text:h text:style-name="Default" text:outline-level="1"><text:span text:style-name="T2">223 <text:s text:c="10"/></text:span><text:span text:style-name="style10"><text:span text:style-name="T2">**</text:span></text:span><text:span text:style-name="style11"><text:span text:style-name="T2">V</text:span></text:span><text:span text:style-name="style10"><text:span text:style-name="T2">; <text:s text:c="3"/></text:span></text:span><text:span text:style-name="style2"><text:span text:style-name="T2">// трехмерное представление векторов поверхностных скоростей</text:span></text:span></text:h>
      <text:h text:style-name="Default" text:outline-level="1"><text:span text:style-name="T2">224 <text:s text:c="18"/></text:span><text:span text:style-name="style15"><text:span text:style-name="T2">//! блок параметров, доступных в производных числовых объектах</text:span></text:span></text:h>
      <text:h text:style-name="Default" text:outline-level="1"><text:span text:style-name="T2">225 <text:s/></text:span><text:span text:style-name="style5"><text:span text:style-name="T2">public</text:span></text:span><text:span text:style-name="style10"><text:span text:style-name="T2">: </text:span></text:span><text:span text:style-name="style11"><text:span text:style-name="T2">Waves</text:span></text:span><text:span text:style-name="style10"><text:span text:style-name="T2">( </text:span></text:span><text:span text:style-name="style5"><text:span text:style-name="T2">const char </text:span></text:span><text:span text:style-name="style11"><text:span text:style-name="T2">Name</text:span></text:span><text:span text:style-name="style10"><text:span text:style-name="T2">[] ); <text:s/></text:span></text:span><text:span text:style-name="style2"><text:span text:style-name="T2">// конструктор с возможностью перестроения</text:span></text:span></text:h>
      <text:h text:style-name="Default" text:outline-level="1"><text:span text:style-name="T2">226 <text:s text:c="3"/></text:span><text:span text:style-name="style2"><text:span text:style-name="T2">// <text:s text:c="2"/>~Waves(){} <text:s text:c="35"/>// внешнего ×3× управления</text:span></text:span></text:h>
      <text:h text:style-name="Default" text:outline-level="1"><text:span text:style-name="T2">227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Get</text:span></text:span><text:span text:style-name="style10"><text:span text:style-name="T2">( </text:span></text:span><text:span text:style-name="style5"><text:span text:style-name="T2">char</text:span></text:span><text:span text:style-name="style10"><text:span text:style-name="T2">*,</text:span></text:span><text:span text:style-name="style5"><text:span text:style-name="T2">Real</text:span></text:span><text:span text:style-name="style10"><text:span text:style-name="T2">&amp;,</text:span></text:span><text:span text:style-name="style5"><text:span text:style-name="T2">Real</text:span></text:span><text:span text:style-name="style10"><text:span text:style-name="T2">&amp;,</text:span></text:span><text:span text:style-name="style5"><text:span text:style-name="T2">Real</text:span></text:span><text:span text:style-name="style10"><text:span text:style-name="T2">&amp; ); </text:span></text:span><text:span text:style-name="style2"><text:span text:style-name="T2">// уточнение характеристик пакета волн</text:span></text:span></text:h>
      <text:h text:style-name="Default" text:outline-level="1"><text:span text:style-name="T2">228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Initial</text:span></text:span><text:span text:style-name="style10"><text:span text:style-name="T2">(</text:span></text:span><text:span text:style-name="style11"><text:span text:style-name="T2">_Real L</text:span></text:span><text:span text:style-name="style10"><text:span text:style-name="T2">,</text:span></text:span><text:span text:style-name="style11"><text:span text:style-name="T2">_Real H</text:span></text:span><text:span text:style-name="style10"><text:span text:style-name="T2">,</text:span></text:span><text:span text:style-name="style11"><text:span text:style-name="T2">_Real Dir</text:span></text:span><text:span text:style-name="style10"><text:span text:style-name="T2">); </text:span></text:span><text:span text:style-name="style2"><text:span text:style-name="T2">// характер и направление волн [м]</text:span></text:span></text:h>
      <text:h text:style-name="Default" text:outline-level="1"><text:span text:style-name="T2">229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Clear</text:span></text:span><text:span text:style-name="style10"><text:span text:style-name="T2">(); </text:span></text:span><text:span text:style-name="style2"><text:span text:style-name="T2">// расчистка всех полей с установкой чистых начальных условий</text:span></text:span></text:h>
      <text:h text:style-name="Default" text:outline-level="1"><text:span text:style-name="T2">230 <text:s text:c="3"/></text:span><text:span text:style-name="style5"><text:span text:style-name="T2">Vector </text:span></text:span><text:span text:style-name="style11"><text:span text:style-name="T2">Amd</text:span></text:span><text:span text:style-name="style10"><text:span text:style-name="T2">( </text:span></text:span><text:span text:style-name="style11"><text:span text:style-name="T2">_Vector R </text:span></text:span><text:span text:style-name="style10"><text:span text:style-name="T2">); <text:s text:c="4"/></text:span></text:span><text:span text:style-name="style2"><text:span text:style-name="T2">// интерполяция с учётом дрейфовых сдвигов узлов</text:span></text:span></text:h>
      <text:h text:style-name="Default" text:outline-level="1"><text:span text:style-name="T2">231 <text:s text:c="3"/></text:span><text:span text:style-name="style5"><text:span text:style-name="T2">Real <text:s text:c="2"/></text:span></text:span><text:span text:style-name="style11"><text:span text:style-name="T2">AmH</text:span></text:span><text:span text:style-name="style10"><text:span text:style-name="T2">( </text:span></text:span><text:span text:style-name="style11"><text:span text:style-name="T2">_Vector A </text:span></text:span><text:span text:style-name="style10"><text:span text:style-name="T2">); <text:s text:c="4"/></text:span></text:span><text:span text:style-name="style2"><text:span text:style-name="T2">// со смежными разностями к ближайшей точке</text:span></text:span></text:h>
      <text:h text:style-name="Default" text:outline-level="1"><text:span text:style-name="T2">232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Solving</text:span></text:span><text:span text:style-name="style10"><text:span text:style-name="T2">(</text:span></text:span><text:span text:style-name="style11"><text:span text:style-name="T2">_Real</text:span></text:span><text:span text:style-name="style10"><text:span text:style-name="T2">,</text:span></text:span><text:span text:style-name="style11"><text:span text:style-name="T2">_Vector</text:span></text:span><text:span text:style-name="style10"><text:span text:style-name="T2">); </text:span></text:span><text:span text:style-name="style2"><text:span text:style-name="T2">// ход до Tr по Ts[сек] и прошлый пробег dR[м]</text:span></text:span></text:h>
      <text:h text:style-name="Default" text:outline-level="1"><text:span text:style-name="T2">233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View</text:span></text:span><text:span text:style-name="style10"><text:span text:style-name="T2">(</text:span></text:span><text:span text:style-name="style11"><text:span text:style-name="T2">_Real</text:span></text:span><text:span text:style-name="style10"><text:span text:style-name="T2">,</text:span></text:span><text:span text:style-name="style5"><text:span text:style-name="T2">int</text:span></text:span><text:span text:style-name="style10"><text:span text:style-name="T2">,</text:span></text:span><text:span text:style-name="style5"><text:span text:style-name="T2">bool</text:span></text:span><text:span text:style-name="style10"><text:span text:style-name="T2">); </text:span></text:span><text:span text:style-name="style2"><text:span text:style-name="T2">// изображение групповой структуры трохоидальных</text:span></text:span></text:h>
      <text:h text:style-name="Default" text:outline-level="1"><text:span text:style-name="T2">234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Ghost</text:span></text:span><text:span text:style-name="style10"><text:span text:style-name="T2">( </text:span></text:span><text:span text:style-name="style11"><text:span text:style-name="T2">_Real Tr </text:span></text:span><text:span text:style-name="style10"><text:span text:style-name="T2">); <text:s text:c="2"/></text:span></text:span><text:span text:style-name="style2"><text:span text:style-name="T2">// волн со сдвигом картинки вниз на величину ofsZ</text:span></text:span></text:h>
      <text:h text:style-name="Default" text:outline-level="1"><text:span text:style-name="T2">235 <text:s text:c="3"/></text:span><text:span text:style-name="style5"><text:span text:style-name="T2">int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_Real mH </text:span></text:span><text:span text:style-name="style10"><text:span text:style-name="T2">); <text:s text:c="4"/></text:span></text:span><text:span text:style-name="style2"><text:span text:style-name="T2">// 256 белосиних оттенков по высоте волн Герстнера</text:span></text:span></text:h>
      <text:h text:style-name="Default" text:outline-level="1"><text:span text:style-name="T2">236 <text:s/></text:span><text:span text:style-name="style2"><text:span text:style-name="T2">//int Slick( _Point A,_Point B,_Vector N ); <text:s text:c="3"/>// ячейка на воде вблизи корпуса</text:span></text:span></text:h>
      <text:h text:style-name="Default" text:outline-level="1"><text:span text:style-name="T2">237 <text:s text:c="3"/></text:span><text:span text:style-name="style5"><text:span text:style-name="T2">Vector </text:span></text:span><text:span text:style-name="style11"><text:span text:style-name="T2">Wave</text:span></text:span><text:span text:style-name="style10"><text:span text:style-name="T2">( </text:span></text:span><text:span text:style-name="style11"><text:span text:style-name="T2">_Real T</text:span></text:span><text:span text:style-name="style10"><text:span text:style-name="T2">,</text:span></text:span><text:span text:style-name="style11"><text:span text:style-name="T2">_Vector R </text:span></text:span><text:span text:style-name="style10"><text:span text:style-name="T2">);</text:span></text:span><text:span text:style-name="style2"><text:span text:style-name="T2">// время и местоположение частицы в трохоиде</text:span></text:span></text:h>
      <text:h text:style-name="Default" text:outline-level="1"><text:span text:style-name="T2">238 <text:s text:c="3"/></text:span><text:span text:style-name="style5"><text:span text:style-name="T2">void </text:span></text:span><text:span text:style-name="style11"><text:span text:style-name="T2">Wave</text:span></text:span><text:span text:style-name="style10"><text:span text:style-name="T2">( </text:span></text:span><text:span text:style-name="style11"><text:span text:style-name="T2">_Real T</text:span></text:span><text:span text:style-name="style10"><text:span text:style-name="T2">, </text:span></text:span><text:span text:style-name="style5"><text:span text:style-name="T2">Vector </text:span></text:span><text:span text:style-name="style10"><text:span text:style-name="T2">&amp;</text:span></text:span><text:span text:style-name="style11"><text:span text:style-name="T2">R</text:span></text:span><text:span text:style-name="style10"><text:span text:style-name="T2">, </text:span></text:span><text:span text:style-name="style5"><text:span text:style-name="T2">Vector </text:span></text:span><text:span text:style-name="style10"><text:span text:style-name="T2">&amp;</text:span></text:span><text:span text:style-name="style11"><text:span text:style-name="T2">V </text:span></text:span><text:span text:style-name="style10"><text:span text:style-name="T2">); <text:s text:c="2"/></text:span></text:span><text:span text:style-name="style2"><text:span text:style-name="T2">// место и скорость на трохоиде</text:span></text:span></text:h>
      <text:h text:style-name="Default" text:outline-level="1"><text:span text:style-name="T2">239 <text:s/></text:span><text:span text:style-name="style2"><text:span text:style-name="T2">//Vector dWave( int y,int x ); <text:s/>// вертикальная скорость частицы на поверхности</text:span></text:span></text:h>
      <text:h text:style-name="Default" text:outline-level="1"><text:span text:style-name="T2">240 <text:s/></text:span><text:span text:style-name="style5"><text:span text:style-name="T2">private</text:span></text:span><text:span text:style-name="style10"><text:span text:style-name="T2">:</text:span></text:span></text:h>
      <text:h text:style-name="Default" text:outline-level="1"><text:span text:style-name="T2">241 <text:s text:c="3"/></text:span><text:span text:style-name="style5"><text:span text:style-name="T2">void </text:span></text:span><text:span text:style-name="style11"><text:span text:style-name="T2">iWave</text:span></text:span><text:span text:style-name="style10"><text:span text:style-name="T2">( </text:span></text:span><text:span text:style-name="style11"><text:span text:style-name="T2">_Real X</text:span></text:span><text:span text:style-name="style10"><text:span text:style-name="T2">, <text:s text:c="3"/></text:span></text:span><text:span text:style-name="style2"><text:span text:style-name="T2">// сдвиг-распространение в базисе групповой структуры</text:span></text:span></text:h>
      <text:h text:style-name="Default" text:outline-level="1"><text:span text:style-name="T2">242 <text:s text:c="13"/></text:span><text:span text:style-name="style5"><text:span text:style-name="T2">Vector </text:span></text:span><text:span text:style-name="style10"><text:span text:style-name="T2">&amp;</text:span></text:span><text:span text:style-name="style11"><text:span text:style-name="T2">P</text:span></text:span><text:span text:style-name="style10"><text:span text:style-name="T2">, <text:s text:c="3"/></text:span></text:span><text:span text:style-name="style2"><text:span text:style-name="T2">// локальные координаты внутри моделируемой акватории</text:span></text:span></text:h>
      <text:h text:style-name="Default" text:outline-level="1"><text:span text:style-name="T2">243 <text:s text:c="13"/></text:span><text:span text:style-name="style5"><text:span text:style-name="T2">Vector </text:span></text:span><text:span text:style-name="style10"><text:span text:style-name="T2">&amp;</text:span></text:span><text:span text:style-name="style11"><text:span text:style-name="T2">V </text:span></text:span><text:span text:style-name="style10"><text:span text:style-name="T2">); <text:s/></text:span></text:span><text:span text:style-name="style2"><text:span text:style-name="T2">// скорость частицы в трохоидальной траектории-орбите</text:span></text:span></text:h>
      <text:h text:style-name="Default" text:outline-level="1"><text:span text:style-name="T2">244 <text:s text:c="3"/></text:span><text:span text:style-name="style5"><text:span text:style-name="T2">Vector </text:span></text:span><text:span text:style-name="style11"><text:span text:style-name="T2">Wave</text:span></text:span><text:span text:style-name="style10"><text:span text:style-name="T2">( </text:span></text:span><text:span text:style-name="style11"><text:span text:style-name="T2">_Real T</text:span></text:span><text:span text:style-name="style10"><text:span text:style-name="T2">,</text:span></text:span><text:span text:style-name="style5"><text:span text:style-name="T2">int </text:span></text:span><text:span text:style-name="style11"><text:span text:style-name="T2">y</text:span></text:span><text:span text:style-name="style10"><text:span text:style-name="T2">,</text:span></text:span><text:span text:style-name="style5"><text:span text:style-name="T2">int </text:span></text:span><text:span text:style-name="style11"><text:span text:style-name="T2">x </text:span></text:span><text:span text:style-name="style10"><text:span text:style-name="T2">); <text:s text:c="4"/></text:span></text:span><text:span text:style-name="style2"><text:span text:style-name="T2">// +++ <text:s/>в отсчетах сеточных индексов</text:span></text:span></text:h>
      <text:h text:style-name="Default" text:outline-level="1"><text:span text:style-name="T2">245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ThreeSurface</text:span></text:span><text:span text:style-name="style10"><text:span text:style-name="T2">( </text:span></text:span><text:span text:style-name="style11"><text:span text:style-name="T2">_Real Step </text:span></text:span><text:span text:style-name="style10"><text:span text:style-name="T2">); <text:s text:c="5"/></text:span></text:span><text:span text:style-name="style2"><text:span text:style-name="T2">// с проекцией волны на курс корабля</text:span></text:span></text:h>
      <text:h text:style-name="Default" text:outline-level="1"><text:span text:style-name="T2">246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ThreeBoundary <text:s text:c="19"/></text:span></text:span><text:span text:style-name="style2"><text:span text:style-name="T2">// явная схема для трохоидальных волн</text:span></text:span></text:h>
      <text:h text:style-name="Default" text:outline-level="1"><text:span text:style-name="T2">247 <text:s text:c="10"/></text:span><text:span text:style-name="style10"><text:span text:style-name="T2">( </text:span></text:span><text:span text:style-name="style11"><text:span text:style-name="T2">_Real Tr</text:span></text:span><text:span text:style-name="style10"><text:span text:style-name="T2">,</text:span></text:span><text:span text:style-name="style11"><text:span text:style-name="T2">_Real S</text:span></text:span><text:span text:style-name="style10"><text:span text:style-name="T2">,</text:span></text:span><text:span text:style-name="style11"><text:span text:style-name="T2">_Real Step </text:span></text:span><text:span text:style-name="style10"><text:span text:style-name="T2">); </text:span></text:span><text:span text:style-name="style2"><text:span text:style-name="T2">// экстраполяция и внешнее возмущение</text:span></text:span></text:h>
      <text:h text:style-name="Default" text:outline-level="1"><text:span text:style-name="T2">248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FreeSurface</text:span></text:span><text:span text:style-name="style10"><text:span text:style-name="T2">( </text:span></text:span><text:span text:style-name="style11"><text:span text:style-name="T2">_Real Step </text:span></text:span><text:span text:style-name="style10"><text:span text:style-name="T2">); <text:s text:c="6"/></text:span></text:span><text:span text:style-name="style2"><text:span text:style-name="T2">// ++простое решение в полных потоках</text:span></text:span></text:h>
      <text:h text:style-name="Default" text:outline-level="1"><text:span text:style-name="T2">249 <text:s text:c="3"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FreeBoundary <text:s text:c="20"/></text:span></text:span><text:span text:style-name="style2"><text:span text:style-name="T2">// граничные условиями на едином поле</text:span></text:span></text:h>
      <text:h text:style-name="Default" text:outline-level="1"><text:span text:style-name="T2">250 <text:s text:c="10"/></text:span><text:span text:style-name="style10"><text:span text:style-name="T2">( </text:span></text:span><text:span text:style-name="style11"><text:span text:style-name="T2">_Real Tr</text:span></text:span><text:span text:style-name="style10"><text:span text:style-name="T2">,</text:span></text:span><text:span text:style-name="style11"><text:span text:style-name="T2">_Real S</text:span></text:span><text:span text:style-name="style10"><text:span text:style-name="T2">,</text:span></text:span><text:span text:style-name="style11"><text:span text:style-name="T2">_Real Step </text:span></text:span><text:span text:style-name="style10"><text:span text:style-name="T2">);</text:span></text:span></text:h>
      <text:h text:style-name="Default" text:outline-level="1"><text:span text:style-name="T2">251 <text:s/></text:span><text:span text:style-name="style10"><text:span text:style-name="T2">};</text:span></text:span></text:h>
      <text:h text:style-name="Default" text:outline-level="1"><text:span text:style-name="T2">252 <text:s/></text:span><text:span text:style-name="style15"><text:span text:style-name="T2">//! <text:s/>Возмущенная поверхность трохоидальных групповых структур морского волнения</text:span></text:span></text:h>
      <text:h text:style-name="Default" text:outline-level="1"><text:span text:style-name="T2">253 <text:s/></text:span><text:span text:style-name="style2"><text:span text:style-name="T2">//</text:span></text:span></text:h>
      <text:h text:style-name="Default" text:outline-level="1"><text:span text:style-name="T2">254 <text:s/></text:span><text:span text:style-name="style5"><text:span text:style-name="T2">class </text:span></text:span><text:span text:style-name="style11"><text:span text:style-name="T2">Field</text:span></text:span><text:span text:style-name="style10"><text:span text:style-name="T2">: <text:s text:c="6"/></text:span></text:span><text:span text:style-name="style15"><text:span text:style-name="T2">//! Штормовая акватория из трохоидальных волновых структур</text:span></text:span></text:h>
      <text:h text:style-name="Default" text:outline-level="1"><text:span text:style-name="T2">255 <text:s/></text:span><text:span text:style-name="style5"><text:span text:style-name="T2">public </text:span></text:span><text:span text:style-name="style11"><text:span text:style-name="T2">View <text:s text:c="7"/></text:span></text:span><text:span text:style-name="style2"><text:span text:style-name="T2">// <text:s text:c="2"/>- средства визуализации OpenGL и интерфейс управления</text:span></text:span></text:h>
      <text:h text:style-name="Default" text:outline-level="1"><text:span text:style-name="T2">256 <text:s/></text:span><text:span text:style-name="style10"><text:span text:style-name="T2">{ <text:s text:c="17"/></text:span></text:span><text:span text:style-name="style2"><text:span text:style-name="T2">// §1: исходные данные и размерения для морского бассейна</text:span></text:span></text:h>
      <text:h text:style-name="Default" text:outline-level="1"><text:span text:style-name="T2">257 <text:s text:c="3"/></text:span><text:span text:style-name="style5"><text:span text:style-name="T2">Event </text:span></text:span><text:span text:style-name="style11"><text:span text:style-name="T2">Instant</text:span></text:span><text:span text:style-name="style10"><text:span text:style-name="T2">; <text:s text:c="2"/></text:span></text:span><text:span text:style-name="style2"><text:span text:style-name="T2">// <text:s text:c="2"/>Начальный отсчет времени при запуске вычислений в целом</text:span></text:span></text:h>
      <text:h text:style-name="Default" text:outline-level="1"><text:span text:style-name="T2">258 <text:s text:c="3"/></text:span><text:span text:style-name="style5"><text:span text:style-name="T2">Vector </text:span></text:span><text:span text:style-name="style10"><text:span text:style-name="T2">**</text:span></text:span><text:span text:style-name="style11"><text:span text:style-name="T2">Ws</text:span></text:span><text:span text:style-name="style10"><text:span text:style-name="T2">; <text:s text:c="4"/></text:span></text:span><text:span text:style-name="style2"><text:span text:style-name="T2">// <text:s text:c="2"/>Общее волновое поле уровней моря и скоростей течения</text:span></text:span></text:h>
      <text:h text:style-name="Default" text:outline-level="1"><text:span text:style-name="T2">259 <text:s text:c="3"/></text:span><text:span text:style-name="style11"><text:span text:style-name="T2">Place Info</text:span></text:span><text:span text:style-name="style10"><text:span text:style-name="T2">; <text:s text:c="5"/></text:span></text:span><text:span text:style-name="style2"><text:span text:style-name="T2">// <text:s text:c="2"/>Строчка с информацией от таймера справа-внизу окна</text:span></text:span></text:h>
      <text:h text:style-name="Default" text:outline-level="1"><text:span text:style-name="T2">260 <text:s/></text:span><text:span text:style-name="style5"><text:span text:style-name="T2">public</text:span></text:span><text:span text:style-name="style10"><text:span text:style-name="T2">: </text:span></text:span><text:span text:style-name="style5"><text:span text:style-name="T2">const <text:s text:c="5"/></text:span></text:span><text:span text:style-name="style2"><text:span text:style-name="T2">// §2: основные числовые объекты с процессами моделирования</text:span></text:span></text:h>
      <text:h text:style-name="Default" text:outline-level="1"><text:span text:style-name="T2">261 <text:s text:c="3"/></text:span><text:span text:style-name="style5"><text:span text:style-name="T2">Real </text:span></text:span><text:span text:style-name="style11"><text:span text:style-name="T2">Tstep</text:span></text:span><text:span text:style-name="style10"><text:span text:style-name="T2">, <text:s text:c="5"/></text:span></text:span><text:span text:style-name="style2"><text:span text:style-name="T2">// <text:s text:c="2"/>Шаг управляем и одинаков у всех волновых структур [сек]</text:span></text:span></text:h>
      <text:h text:style-name="Default" text:outline-level="1"><text:span text:style-name="T2">262 <text:s text:c="8"/></text:span><text:span text:style-name="style11"><text:span text:style-name="T2">tKrat</text:span></text:span><text:span text:style-name="style10"><text:span text:style-name="T2">; <text:s text:c="5"/></text:span></text:span><text:span text:style-name="style2"><text:span text:style-name="T2">// <text:s text:c="2"/>Дробление шага во времени в отношении исходного Куранта</text:span></text:span></text:h>
      <text:h text:style-name="Default" text:outline-level="1"><text:span text:style-name="T2">263 <text:s text:c="3"/></text:span><text:span text:style-name="style5"><text:span text:style-name="T2">Real </text:span></text:span><text:span text:style-name="style11"><text:span text:style-name="T2">Trun</text:span></text:span><text:span text:style-name="style10"><text:span text:style-name="T2">, <text:s text:c="6"/></text:span></text:span><text:span text:style-name="style2"><text:span text:style-name="T2">// <text:s text:c="2"/>Отсчет времени завершённого этапа моделирования <text:s text:c="2"/>[сек]</text:span></text:span></text:h>
      <text:h text:style-name="Default" text:outline-level="1"><text:span text:style-name="T2">264 <text:s text:c="8"/></text:span><text:span text:style-name="style11"><text:span text:style-name="T2">Tlaps</text:span></text:span><text:span text:style-name="style10"><text:span text:style-name="T2">, <text:s text:c="5"/></text:span></text:span><text:span text:style-name="style2"><text:span text:style-name="T2">// <text:s text:c="2"/>Указание отсчета времени продолжения эксперимента [час]</text:span></text:span></text:h>
      <text:h text:style-name="Default" text:outline-level="1"><text:span text:style-name="T2">265 <text:s text:c="8"/></text:span><text:span text:style-name="style11"><text:span text:style-name="T2">Long</text:span></text:span><text:span text:style-name="style10"><text:span text:style-name="T2">,</text:span></text:span><text:span text:style-name="style11"><text:span text:style-name="T2">Wide</text:span></text:span><text:span text:style-name="style10"><text:span text:style-name="T2">, <text:s/></text:span></text:span><text:span text:style-name="style2"><text:span text:style-name="T2">// <text:s text:c="2"/>Протяженность и ширина модельного бассейна <text:s text:c="6"/>[метр]</text:span></text:span></text:h>
      <text:h text:style-name="Default" text:outline-level="1"><text:span text:style-name="T2">266 <text:s text:c="8"/></text:span><text:span text:style-name="style11"><text:span text:style-name="T2">dS</text:span></text:span><text:span text:style-name="style10"><text:span text:style-name="T2">; <text:s text:c="8"/></text:span></text:span><text:span text:style-name="style2"><text:span text:style-name="T2">// <text:s text:c="2"/>Собственно шаг сетки по обобщенной поверхности <text:s text:c="2"/>[метр]</text:span></text:span></text:h>
      <text:h text:style-name="Default" text:outline-level="1"><text:span text:style-name="T2">267 <text:s text:c="3"/></text:span><text:span text:style-name="style5"><text:span text:style-name="T2">int </text:span></text:span><text:span text:style-name="style11"><text:span text:style-name="T2">mX</text:span></text:span><text:span text:style-name="style10"><text:span text:style-name="T2">,</text:span></text:span><text:span text:style-name="style11"><text:span text:style-name="T2">mY</text:span></text:span><text:span text:style-name="style10"><text:span text:style-name="T2">; <text:s text:c="6"/></text:span></text:span><text:span text:style-name="style2"><text:span text:style-name="T2">// <text:s text:c="2"/>Дробление и размерность матрицы получающегося поля волн</text:span></text:span></text:h>
      <text:h text:style-name="Default" text:outline-level="1"><text:span text:style-name="T2">268 <text:s text:c="3"/></text:span><text:span text:style-name="style5"><text:span text:style-name="T2">unsigned </text:span></text:span><text:span text:style-name="style11"><text:span text:style-name="T2">Kt</text:span></text:span><text:span text:style-name="style10"><text:span text:style-name="T2">; <text:s text:c="4"/></text:span></text:span><text:span text:style-name="style2"><text:span text:style-name="T2">// <text:s text:c="2"/>Счётчик исполненных шагов вычислительного эксперимента</text:span></text:span></text:h>
      <text:h text:style-name="Default" text:outline-level="1"><text:span text:style-name="T2">269 <text:s text:c="20"/></text:span><text:span text:style-name="style2"><text:span text:style-name="T2">// §3: предопределение расчетных полей и волновых структур</text:span></text:span></text:h>
      <text:h text:style-name="Default" text:outline-level="1"><text:span text:style-name="T2">270 <text:s text:c="3"/></text:span><text:span text:style-name="style11"><text:span text:style-name="T2">Waves Wind</text:span></text:span><text:span text:style-name="style10"><text:span text:style-name="T2">, <text:s text:c="5"/></text:span></text:span><text:span text:style-name="style2"><text:span text:style-name="T2">// <text:s text:c="2"/>Свежая крутая ветровая волна с обрушающимися гребнями</text:span></text:span></text:h>
      <text:h text:style-name="Default" text:outline-level="1"><text:span text:style-name="T2">271 <text:s text:c="9"/></text:span><text:span text:style-name="style11"><text:span text:style-name="T2">Swell</text:span></text:span><text:span text:style-name="style10"><text:span text:style-name="T2">, <text:s text:c="4"/></text:span></text:span><text:span text:style-name="style2"><text:span text:style-name="T2">// <text:s text:c="2"/>Наиболее интенсивное и ранее сформировавшееся волнение</text:span></text:span></text:h>
      <text:h text:style-name="Default" text:outline-level="1"><text:span text:style-name="T2">272 <text:s text:c="9"/></text:span><text:span text:style-name="style11"><text:span text:style-name="T2">Surge</text:span></text:span><text:span text:style-name="style10"><text:span text:style-name="T2">; <text:s text:c="4"/></text:span></text:span><text:span text:style-name="style2"><text:span text:style-name="T2">// <text:s text:c="2"/>Реликтовое пологое волнение от совсем дальних ураганов</text:span></text:span></text:h>
      <text:h text:style-name="Default" text:outline-level="1"><text:span text:style-name="T2">273 <text:s text:c="3"/></text:span><text:span text:style-name="style5"><text:span text:style-name="T2">struct </text:span></text:span><text:span text:style-name="style11"><text:span text:style-name="T2">status <text:s text:c="3"/></text:span></text:span><text:span text:style-name="style15"><text:span text:style-name="T2">//! <text:s/>Маска настройки режимов вычислительного эксперимента</text:span></text:span></text:h>
      <text:h text:style-name="Default" text:outline-level="1"><text:soft-page-break/><text:span text:style-name="T2">274 <text:s text:c="3"/></text:span><text:span text:style-name="style10"><text:span text:style-name="T2">{ </text:span></text:span><text:span text:style-name="style5"><text:span text:style-name="T2">byte </text:span></text:span><text:span text:style-name="style11"><text:span text:style-name="T2">wave</text:span></text:span><text:span text:style-name="style10"><text:span text:style-name="T2">: </text:span></text:span><text:span text:style-name="style4"><text:span text:style-name="T2">2</text:span></text:span><text:span text:style-name="style10"><text:span text:style-name="T2">; <text:s/></text:span></text:span><text:span text:style-name="style2"><text:span text:style-name="T2">// <text:s text:c="2"/>0 чистое штилевое море без волнения и ветра</text:span></text:span></text:h>
      <text:h text:style-name="Default" text:outline-level="1"><text:span text:style-name="T2">275 <text:s text:c="20"/></text:span><text:span text:style-name="style2"><text:span text:style-name="T2">// <text:s text:c="2"/>1 моделирование гидродинамики на теоретическом волнении</text:span></text:span></text:h>
      <text:h text:style-name="Default" text:outline-level="1"><text:span text:style-name="T2">276 <text:s text:c="20"/></text:span><text:span text:style-name="style2"><text:span text:style-name="T2">// <text:s text:c="2"/>2 простое волновое уравнение с отражением без дисперсии</text:span></text:span></text:h>
      <text:h text:style-name="Default" text:outline-level="1"><text:span text:style-name="T2">277 <text:s text:c="20"/></text:span><text:span text:style-name="style2"><text:span text:style-name="T2">// <text:s text:c="2"/>3 вычислительная модель трохоидальных волн Герстнера...</text:span></text:span></text:h>
      <text:h text:style-name="Default" text:outline-level="1"><text:span text:style-name="T2">278 <text:s text:c="20"/></text:span><text:span text:style-name="style2"><text:span text:style-name="T2">// <text:s text:c="2"/>++ континуально-корпускулярный, полный тензорный подход</text:span></text:span></text:h>
      <text:h text:style-name="Default" text:outline-level="1"><text:span text:style-name="T2">279 <text:s text:c="5"/></text:span><text:span text:style-name="style5"><text:span text:style-name="T2">byte </text:span></text:span><text:span text:style-name="style11"><text:span text:style-name="T2">peak</text:span></text:span><text:span text:style-name="style10"><text:span text:style-name="T2">: </text:span></text:span><text:span text:style-name="style4"><text:span text:style-name="T2">1</text:span></text:span><text:span text:style-name="style10"><text:span text:style-name="T2">; <text:s/></text:span></text:span><text:span text:style-name="style2"><text:span text:style-name="T2">// <text:s text:c="2"/>0-простое решение в потоках 1-трохоидальные волны {s,z}</text:span></text:span></text:h>
      <text:h text:style-name="Default" text:outline-level="1"><text:span text:style-name="T2">280 <text:s text:c="5"/></text:span><text:span text:style-name="style5"><text:span text:style-name="T2">byte </text:span></text:span><text:span text:style-name="style11"><text:span text:style-name="T2">draw</text:span></text:span><text:span text:style-name="style10"><text:span text:style-name="T2">: </text:span></text:span><text:span text:style-name="style4"><text:span text:style-name="T2">2</text:span></text:span><text:span text:style-name="style10"><text:span text:style-name="T2">; <text:s/></text:span></text:span><text:span text:style-name="style2"><text:span text:style-name="T2">// <text:s text:c="2"/>0-раскраска 1-контуры 2-с разрядкой 3-волновые профили</text:span></text:span></text:h>
      <text:h text:style-name="Default" text:outline-level="1"><text:span text:style-name="T2">281 <text:s text:c="5"/></text:span><text:span text:style-name="style5"><text:span text:style-name="T2">byte </text:span></text:span><text:span text:style-name="style11"><text:span text:style-name="T2">view</text:span></text:span><text:span text:style-name="style10"><text:span text:style-name="T2">: </text:span></text:span><text:span text:style-name="style4"><text:span text:style-name="T2">2</text:span></text:span><text:span text:style-name="style10"><text:span text:style-name="T2">; <text:s/></text:span></text:span><text:span text:style-name="style2"><text:span text:style-name="T2">// <text:s text:c="2"/>Тёмная вода в световых оттенках \ светлая с разделением</text:span></text:span></text:h>
      <text:h text:style-name="Default" text:outline-level="1"><text:span text:style-name="T2">282 <text:s text:c="20"/></text:span><text:span text:style-name="style2"><text:span text:style-name="T2">// <text:s text:c="2"/>+ прозрачная вода / разделение слоев волновых структур</text:span></text:span></text:h>
      <text:h text:style-name="Default" text:outline-level="1"><text:span text:style-name="T2">283 <text:s text:c="3"/></text:span><text:span text:style-name="style10"><text:span text:style-name="T2">} </text:span></text:span><text:span text:style-name="style11"><text:span text:style-name="T2">Exp</text:span></text:span><text:span text:style-name="style10"><text:span text:style-name="T2">;</text:span></text:span></text:h>
      <text:h text:style-name="Default" text:outline-level="1"><text:span text:style-name="T2">284 <text:s text:c="3"/></text:span><text:span text:style-name="style2"><text:span text:style-name="T2">//</text:span></text:span></text:h>
      <text:h text:style-name="Default" text:outline-level="1"><text:span text:style-name="T2">285 <text:s text:c="3"/></text:span><text:span text:style-name="style2"><text:span text:style-name="T2">// <text:s/>Раздельная визуализация волновых процессов в независимом графическом окне</text:span></text:span></text:h>
      <text:h text:style-name="Default" text:outline-level="1"><text:span text:style-name="T2">286 <text:s text:c="3"/></text:span><text:span text:style-name="style2"><text:span text:style-name="T2">// <text:s text:c="5"/>расчеты выполняются без обращений к функциям графической визуализации</text:span></text:span></text:h>
      <text:h text:style-name="Default" text:outline-level="1"><text:span text:style-name="T2">287 <text:s text:c="2"/></text:span><text:span text:style-name="style5"><text:span text:style-name="T2">virtual bool </text:span></text:span><text:span text:style-name="style11"><text:span text:style-name="T2">Draw</text:span></text:span><text:span text:style-name="style10"><text:span text:style-name="T2">(); <text:s text:c="3"/></text:span></text:span><text:span text:style-name="style2"><text:span text:style-name="T2">// виртуальная подмена графической сцены + эксперимент</text:span></text:span></text:h>
      <text:h text:style-name="Default" text:outline-level="1"><text:span text:style-name="T2">288 <text:s/></text:span><text:span text:style-name="style5"><text:span text:style-name="T2">private</text:span></text:span><text:span text:style-name="style10"><text:span text:style-name="T2">:</text:span></text:span></text:h>
      <text:h text:style-name="Default" text:outline-level="1"><text:span text:style-name="T2">289 <text:s text:c="2"/></text:span><text:span text:style-name="style5"><text:span text:style-name="T2">virtual bool </text:span></text:span><text:span text:style-name="style11"><text:span text:style-name="T2">Timer</text:span></text:span><text:span text:style-name="style10"><text:span text:style-name="T2">(); <text:s text:c="2"/></text:span></text:span><text:span text:style-name="style2"><text:span text:style-name="T2">// регулярное обновление картинки делается в процедуре</text:span></text:span></text:h>
      <text:h text:style-name="Default" text:outline-level="1"><text:span text:style-name="T2">290 <text:s text:c="2"/></text:span><text:span text:style-name="style5"><text:span text:style-name="T2">virtual bool </text:span></text:span><text:span text:style-name="style11"><text:span text:style-name="T2">KeyBoard</text:span></text:span><text:span text:style-name="style10"><text:span text:style-name="T2">(</text:span></text:span><text:span text:style-name="style5"><text:span text:style-name="T2">byte</text:span></text:span><text:span text:style-name="style10"><text:span text:style-name="T2">); </text:span></text:span><text:span text:style-name="style2"><text:span text:style-name="T2">// справка, управление визуализацией эксперимента</text:span></text:span></text:h>
      <text:h text:style-name="Default" text:outline-level="1"><text:span text:style-name="T2">291 <text:s text:c="3"/></text:span><text:span text:style-name="style11"><text:span text:style-name="T2">Field</text:span></text:span><text:span text:style-name="style10"><text:span text:style-name="T2">&amp; </text:span></text:span><text:span text:style-name="style11"><text:span text:style-name="T2">Simulation</text:span></text:span><text:span text:style-name="style10"><text:span text:style-name="T2">(); <text:s/></text:span></text:span><text:span text:style-name="style2"><text:span text:style-name="T2">// моделирование волнения в интервале: от Trun до Tlaps</text:span></text:span></text:h>
      <text:h text:style-name="Default" text:outline-level="1"><text:span text:style-name="T2">292 <text:s text:c="25"/></text:span><text:span text:style-name="style2"><text:span text:style-name="T2">// <text:s/>... в режиме прерываний проводить счет нежелательно</text:span></text:span></text:h>
      <text:h text:style-name="Default" text:outline-level="1"><text:span text:style-name="T2">293 <text:s text:c="3"/></text:span><text:span text:style-name="style11"><text:span text:style-name="T2">Field</text:span></text:span><text:span text:style-name="style10"><text:span text:style-name="T2">&amp; </text:span></text:span><text:span text:style-name="style11"><text:span text:style-name="T2">Config</text:span></text:span><text:span text:style-name="style10"><text:span text:style-name="T2">(); <text:s text:c="5"/></text:span></text:span><text:span text:style-name="style2"><text:span text:style-name="T2">// интерактивная настройка вычислительного эксперимента</text:span></text:span></text:h>
      <text:h text:style-name="Default" text:outline-level="1"><text:span text:style-name="T2">294 <text:s text:c="3"/></text:span><text:span text:style-name="style11"><text:span text:style-name="T2">Field</text:span></text:span><text:span text:style-name="style10"><text:span text:style-name="T2">&amp; </text:span></text:span><text:span text:style-name="style11"><text:span text:style-name="T2">Get</text:span></text:span><text:span text:style-name="style10"><text:span text:style-name="T2">( </text:span></text:span><text:span text:style-name="style5"><text:span text:style-name="T2">char</text:span></text:span><text:span text:style-name="style10"><text:span text:style-name="T2">* ); <text:s/></text:span></text:span><text:span text:style-name="style2"><text:span text:style-name="T2">// настройка вычислительной акватории и штормовых волн</text:span></text:span></text:h>
      <text:h text:style-name="Default" text:outline-level="1"><text:span text:style-name="T2">295 <text:s/></text:span><text:span text:style-name="style5"><text:span text:style-name="T2">public</text:span></text:span><text:span text:style-name="style10"><text:span text:style-name="T2">:</text:span></text:span></text:h>
      <text:h text:style-name="Default" text:outline-level="1"><text:span text:style-name="T2">296 <text:s text:c="3"/></text:span><text:span text:style-name="style11"><text:span text:style-name="T2">Field</text:span></text:span><text:span text:style-name="style10"><text:span text:style-name="T2">(</text:span></text:span><text:span text:style-name="style11"><text:span text:style-name="T2">_Real</text:span></text:span><text:span text:style-name="style10"><text:span text:style-name="T2">,</text:span></text:span><text:span text:style-name="style11"><text:span text:style-name="T2">_Real</text:span></text:span><text:span text:style-name="style10"><text:span text:style-name="T2">,</text:span></text:span><text:span text:style-name="style11"><text:span text:style-name="T2">_Real</text:span></text:span><text:span text:style-name="style10"><text:span text:style-name="T2">, <text:s text:c="2"/></text:span></text:span><text:span text:style-name="style2"><text:span text:style-name="T2">// длина и протяженность гребня, шаг времени [м,°]</text:span></text:span></text:h>
      <text:h text:style-name="Default" text:outline-level="1"><text:span text:style-name="T2">297 <text:s text:c="10"/></text:span><text:span text:style-name="style5"><text:span text:style-name="T2">Real</text:span></text:span><text:span text:style-name="style10"><text:span text:style-name="T2">, </text:span></text:span><text:span text:style-name="style5"><text:span text:style-name="T2">Real</text:span></text:span><text:span text:style-name="style10"><text:span text:style-name="T2">, </text:span></text:span><text:span text:style-name="style5"><text:span text:style-name="T2">Real</text:span></text:span><text:span text:style-name="style10"><text:span text:style-name="T2">, <text:s text:c="2"/></text:span></text:span><text:span text:style-name="style2"><text:span text:style-name="T2">// ветровые волны с обрушающимися гребнями [м,%,°]</text:span></text:span></text:h>
      <text:h text:style-name="Default" text:outline-level="1"><text:span text:style-name="T2">298 <text:s text:c="10"/></text:span><text:span text:style-name="style5"><text:span text:style-name="T2">Real</text:span></text:span><text:span text:style-name="style10"><text:span text:style-name="T2">, </text:span></text:span><text:span text:style-name="style5"><text:span text:style-name="T2">Real</text:span></text:span><text:span text:style-name="style10"><text:span text:style-name="T2">, </text:span></text:span><text:span text:style-name="style5"><text:span text:style-name="T2">Real</text:span></text:span><text:span text:style-name="style10"><text:span text:style-name="T2">, <text:s text:c="2"/></text:span></text:span><text:span text:style-name="style2"><text:span text:style-name="T2">// свежая морская зыбь недалеко отшумевших ветров</text:span></text:span></text:h>
      <text:h text:style-name="Default" text:outline-level="1"><text:span text:style-name="T2">299 <text:s text:c="10"/></text:span><text:span text:style-name="style5"><text:span text:style-name="T2">Real</text:span></text:span><text:span text:style-name="style10"><text:span text:style-name="T2">, </text:span></text:span><text:span text:style-name="style5"><text:span text:style-name="T2">Real</text:span></text:span><text:span text:style-name="style10"><text:span text:style-name="T2">, </text:span></text:span><text:span text:style-name="style5"><text:span text:style-name="T2">Real </text:span></text:span><text:span text:style-name="style10"><text:span text:style-name="T2">); </text:span></text:span><text:span text:style-name="style2"><text:span text:style-name="T2">// пологие реликтовые волны от удаленных ураганов</text:span></text:span></text:h>
      <text:h text:style-name="Default" text:outline-level="1"><text:span text:style-name="T2">300 <text:s/></text:span><text:span text:style-name="style2"><text:span text:style-name="T2">// ~Field(){} <text:s text:c="14"/>// безусловное(бесконтрольное) завершение программы</text:span></text:span></text:h>
      <text:h text:style-name="Default" text:outline-level="1"><text:span text:style-name="T2">301 <text:s text:c="3"/></text:span><text:span text:style-name="style11"><text:span text:style-name="T2">Field</text:span></text:span><text:span text:style-name="style10"><text:span text:style-name="T2">&amp; </text:span></text:span><text:span text:style-name="style11"><text:span text:style-name="T2">Original</text:span></text:span><text:span text:style-name="style10"><text:span text:style-name="T2">( </text:span></text:span><text:span text:style-name="style5"><text:span text:style-name="T2">bool </text:span></text:span><text:span text:style-name="style10"><text:span text:style-name="T2">); <text:s/></text:span></text:span><text:span text:style-name="style2"><text:span text:style-name="T2">// начальная (true) и промежуточная=0 предустановка</text:span></text:span></text:h>
      <text:h text:style-name="Default" text:outline-level="1"><text:span text:style-name="T2">302 <text:s text:c="29"/></text:span><text:span text:style-name="style2"><text:span text:style-name="T2">// всего вычислительного эксперимента</text:span></text:span></text:h>
      <text:h text:style-name="Default" text:outline-level="1"><text:span text:style-name="T2">303 <text:s text:c="4"/></text:span><text:span text:style-name="style5"><text:span text:style-name="T2">Real </text:span></text:span><text:span text:style-name="style11"><text:span text:style-name="T2">Value</text:span></text:span><text:span text:style-name="style10"><text:span text:style-name="T2">( </text:span></text:span><text:span text:style-name="style11"><text:span text:style-name="T2">Point </text:span></text:span><text:span text:style-name="style10"><text:span text:style-name="T2">); </text:span></text:span><text:span text:style-name="style2"><text:span text:style-name="T2">// простая билинейная интерполяция всего волнового поля</text:span></text:span></text:h>
      <text:h text:style-name="Default" text:outline-level="1"><text:span text:style-name="T2">304 <text:s text:c="2"/></text:span><text:span text:style-name="style5"><text:span text:style-name="T2">Vector </text:span></text:span><text:span text:style-name="style11"><text:span text:style-name="T2">Locas</text:span></text:span><text:span text:style-name="style10"><text:span text:style-name="T2">( </text:span></text:span><text:span text:style-name="style11"><text:span text:style-name="T2">Point </text:span></text:span><text:span text:style-name="style10"><text:span text:style-name="T2">);</text:span></text:span><text:span text:style-name="style2"><text:span text:style-name="T2">// дополнение морских координат уровнем поверхности воды</text:span></text:span></text:h>
      <text:h text:style-name="Default" text:outline-level="1"><text:span text:style-name="T2">305 <text:s text:c="2"/></text:span><text:span text:style-name="style5"><text:span text:style-name="T2">Vector </text:span></text:span><text:span text:style-name="style11"><text:span text:style-name="T2">Wave</text:span></text:span><text:span text:style-name="style10"><text:span text:style-name="T2">( </text:span></text:span><text:span text:style-name="style11"><text:span text:style-name="T2">_Real T</text:span></text:span><text:span text:style-name="style10"><text:span text:style-name="T2">,</text:span></text:span><text:span text:style-name="style11"><text:span text:style-name="T2">_Vector R </text:span></text:span><text:span text:style-name="style10"><text:span text:style-name="T2">); <text:s text:c="12"/></text:span></text:span><text:span text:style-name="style2"><text:span text:style-name="T2">// суммарное положение</text:span></text:span></text:h>
      <text:h text:style-name="Default" text:outline-level="1"><text:span text:style-name="T2">306 <text:s text:c="2"/></text:span><text:span text:style-name="style5"><text:span text:style-name="T2">Vector </text:span></text:span><text:span text:style-name="style11"><text:span text:style-name="T2">WaveV</text:span></text:span><text:span text:style-name="style10"><text:span text:style-name="T2">( </text:span></text:span><text:span text:style-name="style11"><text:span text:style-name="T2">_Real T</text:span></text:span><text:span text:style-name="style10"><text:span text:style-name="T2">,</text:span></text:span><text:span text:style-name="style11"><text:span text:style-name="T2">_Vector R</text:span></text:span><text:span text:style-name="style10"><text:span text:style-name="T2">,</text:span></text:span><text:span text:style-name="style5"><text:span text:style-name="T2">Vector </text:span></text:span><text:span text:style-name="style10"><text:span text:style-name="T2">&amp;</text:span></text:span><text:span text:style-name="style11"><text:span text:style-name="T2">V </text:span></text:span><text:span text:style-name="style10"><text:span text:style-name="T2">); </text:span></text:span><text:span text:style-name="style2"><text:span text:style-name="T2">// точки + скорости</text:span></text:span></text:h>
      <text:h text:style-name="Default" text:outline-level="1"><text:span text:style-name="T2">307 <text:s/></text:span><text:span text:style-name="style2"><text:span text:style-name="T2">//void Slicks( _Point A,_Point B,_Vector N ) // отражение нормальной компоненты</text:span></text:span></text:h>
      <text:h text:style-name="Default" text:outline-level="1"><text:span text:style-name="T2">308 <text:s/></text:span><text:span text:style-name="style2"><text:span text:style-name="T2">//{ Wind.Slick( A,B,N ),Swell.Slick( A,B,N ),Surge.Slick( A,B,N ); }// скорости</text:span></text:span></text:h>
      <text:h text:style-name="Default" text:outline-level="1"><text:span text:style-name="T2">309 <text:s/></text:span><text:span text:style-name="style10"><text:span text:style-name="T2">};</text:span></text:span></text:h>
      <text:h text:style-name="Default" text:outline-level="1"><text:span text:style-name="T2">310 <text:s/></text:span><text:span text:style-name="style5"><text:span text:style-name="T2">void </text:span></text:span><text:span text:style-name="style11"><text:span text:style-name="T2">Model_Config</text:span></text:span><text:span text:style-name="style10"><text:span text:style-name="T2">( </text:span></text:span><text:span text:style-name="style11"><text:span text:style-name="T2">Window</text:span></text:span><text:span text:style-name="style10"><text:span text:style-name="T2">* </text:span></text:span><text:span text:style-name="style11"><text:span text:style-name="T2">Win </text:span></text:span><text:span text:style-name="style10"><text:span text:style-name="T2">); <text:s text:c="11"/></text:span></text:span><text:span text:style-name="style2"><text:span text:style-name="T2">// запрос по моделям гидромеханики</text:span></text:span></text:h>
      <text:h text:style-name="Default" text:outline-level="1"><text:span text:style-name="T2">311 <text:s/></text:span><text:span text:style-name="style5"><text:span text:style-name="T2">void </text:span></text:span><text:span text:style-name="style11"><text:span text:style-name="T2">wavePrint</text:span></text:span><text:span text:style-name="style10"><text:span text:style-name="T2">();</text:span></text:span><text:span text:style-name="style2"><text:span text:style-name="T2">// активная информация по волновым полям для текстовой консоли</text:span></text:span></text:h>
      <text:h text:style-name="Default" text:outline-level="1"><text:span text:style-name="T2">312 <text:s/></text:span><text:span text:style-name="style5"><text:span text:style-name="T2">bool </text:span></text:span><text:span text:style-name="style11"><text:span text:style-name="T2">logTime</text:span></text:span><text:span text:style-name="style10"><text:span text:style-name="T2">(); <text:s text:c="2"/></text:span></text:span><text:span text:style-name="style2"><text:span text:style-name="T2">// запрос необходимости протокола с протоколируемым временем</text:span></text:span></text:h>
      <text:h text:style-name="Default" text:outline-level="1"><text:span text:style-name="T2">313 <text:s/></text:span><text:span text:style-name="style5"><text:span text:style-name="T2">void </text:span></text:span><text:span text:style-name="style11"><text:span text:style-name="T2">logWave</text:span></text:span><text:span text:style-name="style10"><text:span text:style-name="T2">(); <text:s text:c="2"/></text:span></text:span><text:span text:style-name="style2"><text:span text:style-name="T2">// протоколирование состояния групповых структур морских волн</text:span></text:span></text:h>
      <text:h text:style-name="Default" text:outline-level="1"><text:span text:style-name="T2">314 <text:s/></text:span><text:span text:style-name="style5"><text:span text:style-name="T2">void </text:span></text:span><text:span text:style-name="style11"><text:span text:style-name="T2">logMeta</text:span></text:span><text:span text:style-name="style10"><text:span text:style-name="T2">(); <text:s text:c="2"/></text:span></text:span><text:span text:style-name="style2"><text:span text:style-name="T2">// протоколирование начальных гидростатических характеристик</text:span></text:span></text:h>
      <text:h text:style-name="Default" text:outline-level="1"><text:span text:style-name="T2">315 <text:s/></text:span><text:span text:style-name="style5"><text:span text:style-name="T2">void </text:span></text:span><text:span text:style-name="style11"><text:span text:style-name="T2">logDamp</text:span></text:span><text:span text:style-name="style10"><text:span text:style-name="T2">(); <text:s text:c="2"/></text:span></text:span><text:span text:style-name="style2"><text:span text:style-name="T2">// факторы демпфирования смещений и угловой качкеи</text:span></text:span></text:h>
      <text:h text:style-name="Default" text:outline-level="1"><text:span text:style-name="T2">316 <text:s/></text:span><text:span text:style-name="style5"><text:span text:style-name="T2">void </text:span></text:span><text:span text:style-name="style11"><text:span text:style-name="T2">logHydro</text:span></text:span><text:span text:style-name="style10"><text:span text:style-name="T2">(); <text:s/></text:span></text:span><text:span text:style-name="style2"><text:span text:style-name="T2">// модель гидромеханики качки и ходкости корабля</text:span></text:span></text:h>
      <text:h text:style-name="Default" text:outline-level="1"><text:span text:style-name="T2">317 <text:s/></text:span><text:span text:style-name="style2"><text:span text:style-name="T2">//void logMdemp(); <text:s/>// коэффициенты демпфирования поступательных смещений корпуса</text:span></text:span></text:h>
      <text:h text:style-name="Default" text:outline-level="1"><text:span text:style-name="T2">318 <text:s/></text:span><text:span text:style-name="style2"><text:span text:style-name="T2">//void logAdemp(); <text:s/>// коэффициенты демпфирования угловой качки</text:span></text:span></text:h>
      <text:h text:style-name="Default" text:outline-level="1"><text:span text:style-name="T2">319 <text:s/></text:span><text:span text:style-name="style2"><text:span text:style-name="T2">//</text:span></text:span></text:h>
      <text:h text:style-name="Default" text:outline-level="1"><text:span text:style-name="T2">320 <text:s/></text:span><text:span text:style-name="style2"><text:span text:style-name="T2">// <text:s text:c="4"/>простые логико-арифметические операции в тригонометрических особенностях</text:span></text:span></text:h>
      <text:h text:style-name="Default" text:outline-level="1"><text:span text:style-name="T2">321 <text:s/></text:span><text:span text:style-name="style2"><text:span text:style-name="T2">//</text:span></text:span></text:h>
      <text:h text:style-name="Default" text:outline-level="1"><text:span text:style-name="T2">322 <text:s/></text:span><text:span text:style-name="style5"><text:span text:style-name="T2">inline Real</text:span></text:span><text:span text:style-name="style10"><text:span text:style-name="T2">&amp; </text:span></text:span><text:span text:style-name="style11"><text:span text:style-name="T2">angle</text:span></text:span><text:span text:style-name="style10"><text:span text:style-name="T2">( </text:span></text:span><text:span text:style-name="style5"><text:span text:style-name="T2">Real </text:span></text:span><text:span text:style-name="style10"><text:span text:style-name="T2">&amp;</text:span></text:span><text:span text:style-name="style11"><text:span text:style-name="T2">A </text:span></text:span><text:span text:style-name="style10"><text:span text:style-name="T2">){ </text:span></text:span><text:span text:style-name="style5"><text:span text:style-name="T2">return </text:span></text:span><text:span text:style-name="style11"><text:span text:style-name="T2">A</text:span></text:span><text:span text:style-name="style10"><text:span text:style-name="T2">=</text:span></text:span><text:span text:style-name="style11"><text:span text:style-name="T2">remainder</text:span></text:span><text:span text:style-name="style10"><text:span text:style-name="T2">( </text:span></text:span><text:span text:style-name="style11"><text:span text:style-name="T2">A</text:span></text:span><text:span text:style-name="style10"><text:span text:style-name="T2">,</text:span></text:span><text:span text:style-name="style11"><text:span text:style-name="T2">_Pd <text:s/></text:span></text:span><text:span text:style-name="style10"><text:span text:style-name="T2">); } <text:s text:c="3"/></text:span></text:span><text:span text:style-name="style2"><text:span text:style-name="T2">// -180°÷180°</text:span></text:span></text:h>
      <text:h text:style-name="Default" text:outline-level="1"><text:span text:style-name="T2">323 <text:s/></text:span><text:span text:style-name="style2"><text:span text:style-name="T2">//{ if( A&gt;=0 )A=fmod( A,_Pd ); else A=_Pd-fmod(-A,_Pd ); return A; } // 0°÷360°</text:span></text:span></text:h>
      <text:h text:style-name="Default" text:outline-level="1"><text:span text:style-name="T2">324 <text:s/></text:span><text:span text:style-name="style5"><text:span text:style-name="T2">inline Real </text:span></text:span><text:span text:style-name="style11"><text:span text:style-name="T2">angle</text:span></text:span><text:span text:style-name="style10"><text:span text:style-name="T2">(</text:span></text:span><text:span text:style-name="style11"><text:span text:style-name="T2">_Real A</text:span></text:span><text:span text:style-name="style10"><text:span text:style-name="T2">,</text:span></text:span><text:span text:style-name="style11"><text:span text:style-name="T2">_Real B </text:span></text:span><text:span text:style-name="style10"><text:span text:style-name="T2">){ </text:span></text:span><text:span text:style-name="style5"><text:span text:style-name="T2">return </text:span></text:span><text:span text:style-name="style11"><text:span text:style-name="T2">remainder</text:span></text:span><text:span text:style-name="style10"><text:span text:style-name="T2">( </text:span></text:span><text:span text:style-name="style11"><text:span text:style-name="T2">A</text:span></text:span><text:span text:style-name="style10"><text:span text:style-name="T2">-</text:span></text:span><text:span text:style-name="style11"><text:span text:style-name="T2">B</text:span></text:span><text:span text:style-name="style10"><text:span text:style-name="T2">,</text:span></text:span><text:span text:style-name="style11"><text:span text:style-name="T2">_Pd </text:span></text:span><text:span text:style-name="style10"><text:span text:style-name="T2">); } </text:span></text:span><text:span text:style-name="style2"><text:span text:style-name="T2">// { -п÷п }</text:span></text:span></text:h>
      <text:h text:style-name="Default" text:outline-level="1"><text:span text:style-name="T2">325 <text:s/></text:span><text:span text:style-name="style5"><text:span text:style-name="T2">inline Vector</text:span></text:span><text:span text:style-name="style10"><text:span text:style-name="T2">&amp; </text:span></text:span><text:span text:style-name="style11"><text:span text:style-name="T2">angle</text:span></text:span><text:span text:style-name="style10"><text:span text:style-name="T2">( </text:span></text:span><text:span text:style-name="style5"><text:span text:style-name="T2">Vector </text:span></text:span><text:span text:style-name="style10"><text:span text:style-name="T2">&amp;</text:span></text:span><text:span text:style-name="style11"><text:span text:style-name="T2">A</text:span></text:span><text:span text:style-name="style10"><text:span text:style-name="T2">){ </text:span></text:span><text:span text:style-name="style11"><text:span text:style-name="T2">angle</text:span></text:span><text:span text:style-name="style10"><text:span text:style-name="T2">(</text:span></text:span><text:span text:style-name="style11"><text:span text:style-name="T2">A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),</text:span></text:span><text:span text:style-name="style11"><text:span text:style-name="T2">angle</text:span></text:span><text:span text:style-name="style10"><text:span text:style-name="T2">(</text:span></text:span><text:span text:style-name="style11"><text:span text:style-name="T2">A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),</text:span></text:span><text:span text:style-name="style11"><text:span text:style-name="T2">angle</text:span></text:span><text:span text:style-name="style10"><text:span text:style-name="T2">(</text:span></text:span><text:span text:style-name="style11"><text:span text:style-name="T2">A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); </text:span></text:span><text:span text:style-name="style5"><text:span text:style-name="T2">return </text:span></text:span><text:span text:style-name="style11"><text:span text:style-name="T2">A</text:span></text:span><text:span text:style-name="style10"><text:span text:style-name="T2">; }</text:span></text:span></text:h>
      <text:h text:style-name="Default" text:outline-level="1"><text:span text:style-name="T2">326 <text:s/></text:span><text:span text:style-name="style5"><text:span text:style-name="T2">inline Vector operator </text:span></text:span><text:span text:style-name="style10"><text:span text:style-name="T2">~( </text:span></text:span><text:span text:style-name="style5"><text:span text:style-name="T2">Vector </text:span></text:span><text:span text:style-name="style11"><text:span text:style-name="T2">v </text:span></text:span><text:span text:style-name="style10"><text:span text:style-name="T2">){ 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=-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; </text:span></text:span><text:span text:style-name="style5"><text:span text:style-name="T2">return </text:span></text:span><text:span text:style-name="style11"><text:span text:style-name="T2">v</text:span></text:span><text:span text:style-name="style10"><text:span text:style-name="T2">; }</text:span></text:span><text:span text:style-name="style2"><text:span text:style-name="T2">// для другого борта</text:span></text:span></text:h>
      <text:h text:style-name="Default" text:outline-level="1"><text:span text:style-name="T2">327 <text:s/></text:span><text:span text:style-name="style5"><text:span text:style-name="T2">Vector </text:span></text:span><text:span text:style-name="style11"><text:span text:style-name="T2">e5</text:span></text:span><text:span text:style-name="style10"><text:span text:style-name="T2">( </text:span></text:span><text:span text:style-name="style5"><text:span text:style-name="T2">Vector </text:span></text:span><text:span text:style-name="style11"><text:span text:style-name="T2">W </text:span></text:span><text:span text:style-name="style10"><text:span text:style-name="T2">);</text:span></text:span></text:h>
      <text:h text:style-name="Default" text:outline-level="1"><text:span text:style-name="T2">328 <text:s text:c="3"/></text:span><text:span text:style-name="style5"><text:span text:style-name="T2">Real </text:span></text:span><text:span text:style-name="style11"><text:span text:style-name="T2">e5</text:span></text:span><text:span text:style-name="style10"><text:span text:style-name="T2">( </text:span></text:span><text:span text:style-name="style11"><text:span text:style-name="T2">_Real R </text:span></text:span><text:span text:style-name="style10"><text:span text:style-name="T2">); <text:s text:c="6"/></text:span></text:span><text:span text:style-name="style2"><text:span text:style-name="T2">// округление записи для точных сравнений 0.01 мм</text:span></text:span></text:h>
      <text:h text:style-name="P4" text:outline-level="1">329 <text:s/></text:h>
      <text:h text:style-name="Default" text:outline-level="1"><text:span text:style-name="T2">330 <text:s/></text:span><text:span text:style-name="style5"><text:span text:style-name="T2">inline bool </text:span></text:span><text:span text:style-name="style11"><text:span text:style-name="T2">intor</text:span></text:span><text:span text:style-name="style10"><text:span text:style-name="T2">( </text:span></text:span><text:span text:style-name="style11"><text:span text:style-name="T2">_Real F</text:span></text:span><text:span text:style-name="style10"><text:span text:style-name="T2">,</text:span></text:span><text:span text:style-name="style11"><text:span text:style-name="T2">_Real S</text:span></text:span><text:span text:style-name="style10"><text:span text:style-name="T2">,</text:span></text:span><text:span text:style-name="style11"><text:span text:style-name="T2">_Real G </text:span></text:span><text:span text:style-name="style10"><text:span text:style-name="T2">) <text:s text:c="3"/></text:span></text:span><text:span text:style-name="style2"><text:span text:style-name="T2">// с включением базовой точки G</text:span></text:span></text:h>
      <text:h text:style-name="Default" text:outline-level="1"><text:span text:style-name="T2">331 <text:s text:c="18"/></text:span><text:span text:style-name="style10"><text:span text:style-name="T2">{ </text:span></text:span><text:span text:style-name="style5"><text:span text:style-name="T2">return </text:span></text:span><text:span text:style-name="style11"><text:span text:style-name="T2">G</text:span></text:span><text:span text:style-name="style10"><text:span text:style-name="T2">&gt;</text:span></text:span><text:span text:style-name="style11"><text:span text:style-name="T2">F </text:span></text:span><text:span text:style-name="style10"><text:span text:style-name="T2">? </text:span></text:span><text:span text:style-name="style11"><text:span text:style-name="T2">F</text:span></text:span><text:span text:style-name="style10"><text:span text:style-name="T2">&lt;</text:span></text:span><text:span text:style-name="style11"><text:span text:style-name="T2">S</text:span></text:span><text:span text:style-name="style10"><text:span text:style-name="T2">^</text:span></text:span><text:span text:style-name="style11"><text:span text:style-name="T2">S</text:span></text:span><text:span text:style-name="style10"><text:span text:style-name="T2">&gt;</text:span></text:span><text:span text:style-name="style11"><text:span text:style-name="T2">G </text:span></text:span><text:span text:style-name="style10"><text:span text:style-name="T2">: <text:s text:c="11"/></text:span></text:span><text:span text:style-name="style2"><text:span text:style-name="T2">// S&gt;F &amp;&amp; S&lt;=G == ]F&lt;S&lt;=G]</text:span></text:span></text:h>
      <text:h text:style-name="Default" text:outline-level="1"><text:span text:style-name="T2">332 <text:s text:c="27"/></text:span><text:span text:style-name="style11"><text:span text:style-name="T2">G</text:span></text:span><text:span text:style-name="style10"><text:span text:style-name="T2">&lt;</text:span></text:span><text:span text:style-name="style11"><text:span text:style-name="T2">F </text:span></text:span><text:span text:style-name="style10"><text:span text:style-name="T2">? </text:span></text:span><text:span text:style-name="style11"><text:span text:style-name="T2">F</text:span></text:span><text:span text:style-name="style10"><text:span text:style-name="T2">&gt;</text:span></text:span><text:span text:style-name="style11"><text:span text:style-name="T2">S</text:span></text:span><text:span text:style-name="style10"><text:span text:style-name="T2">^</text:span></text:span><text:span text:style-name="style11"><text:span text:style-name="T2">S</text:span></text:span><text:span text:style-name="style10"><text:span text:style-name="T2">&lt;</text:span></text:span><text:span text:style-name="style11"><text:span text:style-name="T2">G </text:span></text:span><text:span text:style-name="style10"><text:span text:style-name="T2">: </text:span></text:span><text:span text:style-name="style11"><text:span text:style-name="T2">S</text:span></text:span><text:span text:style-name="style10"><text:span text:style-name="T2">==</text:span></text:span><text:span text:style-name="style11"><text:span text:style-name="T2">G</text:span></text:span><text:span text:style-name="style10"><text:span text:style-name="T2">; } <text:s text:c="3"/></text:span></text:span><text:span text:style-name="style2"><text:span text:style-name="T2">// S&lt;F &amp;&amp; S&gt;=G == [G&lt;=S&lt;F[</text:span></text:span></text:h>
      <text:h text:style-name="Default" text:outline-level="1"><text:span text:style-name="T2">333 <text:s/></text:span><text:span text:style-name="style5"><text:span text:style-name="T2">inline bool </text:span></text:span><text:span text:style-name="style11"><text:span text:style-name="T2">intoi</text:span></text:span><text:span text:style-name="style10"><text:span text:style-name="T2">(</text:span></text:span><text:span text:style-name="style11"><text:span text:style-name="T2">_Real F</text:span></text:span><text:span text:style-name="style10"><text:span text:style-name="T2">,</text:span></text:span><text:span text:style-name="style11"><text:span text:style-name="T2">_Real S</text:span></text:span><text:span text:style-name="style10"><text:span text:style-name="T2">,</text:span></text:span><text:span text:style-name="style11"><text:span text:style-name="T2">_Real G</text:span></text:span><text:span text:style-name="style10"><text:span text:style-name="T2">){ </text:span></text:span><text:span text:style-name="style5"><text:span text:style-name="T2">return </text:span></text:span><text:span text:style-name="style10"><text:span text:style-name="T2">(</text:span></text:span><text:span text:style-name="style11"><text:span text:style-name="T2">S</text:span></text:span><text:span text:style-name="style10"><text:span text:style-name="T2">-</text:span></text:span><text:span text:style-name="style11"><text:span text:style-name="T2">F</text:span></text:span><text:span text:style-name="style10"><text:span text:style-name="T2">)*(</text:span></text:span><text:span text:style-name="style11"><text:span text:style-name="T2">S</text:span></text:span><text:span text:style-name="style10"><text:span text:style-name="T2">-</text:span></text:span><text:span text:style-name="style11"><text:span text:style-name="T2">G</text:span></text:span><text:span text:style-name="style10"><text:span text:style-name="T2">)&lt;=</text:span></text:span><text:span text:style-name="style4"><text:span text:style-name="T2">0.0</text:span></text:span><text:span text:style-name="style10"><text:span text:style-name="T2">; }</text:span></text:span><text:span text:style-name="style2"><text:span text:style-name="T2">// захват</text:span></text:span></text:h>
      <text:h text:style-name="Default" text:outline-level="1"><text:span text:style-name="T2">334 <text:s/></text:span><text:span text:style-name="style5"><text:span text:style-name="T2">inline bool </text:span></text:span><text:span text:style-name="style11"><text:span text:style-name="T2">intox</text:span></text:span><text:span text:style-name="style10"><text:span text:style-name="T2">(</text:span></text:span><text:span text:style-name="style11"><text:span text:style-name="T2">_Real F</text:span></text:span><text:span text:style-name="style10"><text:span text:style-name="T2">,</text:span></text:span><text:span text:style-name="style11"><text:span text:style-name="T2">_Real S</text:span></text:span><text:span text:style-name="style10"><text:span text:style-name="T2">,</text:span></text:span><text:span text:style-name="style11"><text:span text:style-name="T2">_Real G</text:span></text:span><text:span text:style-name="style10"><text:span text:style-name="T2">){ </text:span></text:span><text:span text:style-name="style5"><text:span text:style-name="T2">return </text:span></text:span><text:span text:style-name="style10"><text:span text:style-name="T2">(</text:span></text:span><text:span text:style-name="style11"><text:span text:style-name="T2">S</text:span></text:span><text:span text:style-name="style10"><text:span text:style-name="T2">-</text:span></text:span><text:span text:style-name="style11"><text:span text:style-name="T2">F</text:span></text:span><text:span text:style-name="style10"><text:span text:style-name="T2">)*(</text:span></text:span><text:span text:style-name="style11"><text:span text:style-name="T2">S</text:span></text:span><text:span text:style-name="style10"><text:span text:style-name="T2">-</text:span></text:span><text:span text:style-name="style11"><text:span text:style-name="T2">G</text:span></text:span><text:span text:style-name="style10"><text:span text:style-name="T2">)&lt;</text:span></text:span><text:span text:style-name="style4"><text:span text:style-name="T2">0.0</text:span></text:span><text:span text:style-name="style10"><text:span text:style-name="T2">; } </text:span></text:span><text:span text:style-name="style2"><text:span text:style-name="T2">// и без</text:span></text:span></text:h>
      <text:h text:style-name="Default" text:outline-level="1"><text:span text:style-name="T2">335 <text:s/></text:span><text:span text:style-name="style9"><text:span text:style-name="T2">#endif</text:span></text:span></text:h>
      <text:h text:style-name="P4" text:outline-level="1">336 <text:s/></text:h>
      <text:h text:style-name="P4" text:outline-level="1">337 <text:s/></text:h>
      <text:h text:style-name="P7" text:outline-level="1">Flex.cpp</text:h>
      <text:h text:style-name="Default" text:outline-level="1"><text:span text:style-name="T2"><text:s/>1 <text:s/></text:span><text:span text:style-name="style2"><text:span text:style-name="T2">//</text:span></text:span></text:h>
      <text:h text:style-name="Default" text:outline-level="1"><text:span text:style-name="T2"><text:s/>2 <text:s/></text:span><text:span text:style-name="style2"><text:span text:style-name="T2">// <text:s text:c="3"/>Flex — пространственная вектор-функция абсолютного скалярного аргумента</text:span></text:span></text:h>
      <text:h text:style-name="Default" text:outline-level="1"><text:span text:style-name="T2"><text:s/>3 <text:s/></text:span><text:span text:style-name="style2"><text:span text:style-name="T2">// <text:s text:c="8"/>= параметрическое построение неразрывного трехмерного контура/кривой</text:span></text:span></text:h>
      <text:h text:style-name="Default" text:outline-level="1"><text:span text:style-name="T2"><text:s/>4 <text:s/></text:span><text:span text:style-name="style2"><text:span text:style-name="T2">// <text:s text:c="8"/># отслеживание векторных величин в зависимости от шага во времени</text:span></text:span></text:h>
      <text:h text:style-name="Default" text:outline-level="1"><text:span text:style-name="T2"><text:s/>5 <text:s/></text:span><text:span text:style-name="style2"><text:span text:style-name="T2">// <text:s text:c="8"/>k&gt;=0 є { 0÷len-1 } — положительные индексы с прямым отсчётом P[k]</text:span></text:span></text:h>
      <text:h text:style-name="Default" text:outline-level="1"><text:span text:style-name="T2"><text:s/>6 <text:s/></text:span><text:span text:style-name="style2"><text:span text:style-name="T2">// <text:s text:c="8"/>k&lt;0 <text:s/>є { len+k÷0 } — отрицательные ≡ обратный отсчёт <text:s/>P[len-k]</text:span></text:span></text:h>
      <text:h text:style-name="Default" text:outline-level="1"><text:span text:style-name="T2"><text:s/>7 <text:s/></text:span><text:span text:style-name="style2"><text:span text:style-name="T2">//</text:span></text:span></text:h>
      <text:h text:style-name="Default" text:outline-level="1"><text:span text:style-name="T2"><text:s/>8 <text:s/></text:span><text:span text:style-name="style9"><text:span text:style-name="T2">#include "Aurora.h"</text:span></text:span></text:h>
      <text:h text:style-name="Default" text:outline-level="1"><text:span text:style-name="T2"><text:s/>9 <text:s text:c="9"/></text:span><text:span text:style-name="style11"><text:span text:style-name="T2">Flex</text:span></text:span><text:span text:style-name="style10"><text:span text:style-name="T2">:: </text:span></text:span><text:span text:style-name="style11"><text:span text:style-name="T2">Flex</text:span></text:span><text:span text:style-name="style10"><text:span text:style-name="T2">(): </text:span></text:span><text:span text:style-name="style11"><text:span text:style-name="T2">len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 </text:span></text:span><text:span text:style-name="style11"><text:span text:style-name="T2">NULL </text:span></text:span><text:span text:style-name="style10"><text:span text:style-name="T2">){}</text:span></text:span></text:h>
      <text:h text:style-name="Default" text:outline-level="1"><text:span text:style-name="T2">10 <text:s text:c="9"/></text:span><text:span text:style-name="style11"><text:span text:style-name="T2">Flex</text:span></text:span><text:span text:style-name="style10"><text:span text:style-name="T2">::~</text:span></text:span><text:span text:style-name="style11"><text:span text:style-name="T2">Flex</text:span></text:span><text:span text:style-name="style10"><text:span text:style-name="T2">()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len </text:span></text:span><text:span text:style-name="style10"><text:span text:style-name="T2">){ </text:span></text:span><text:span text:style-name="style11"><text:span text:style-name="T2">Allocate</text:span></text:span><text:span text:style-name="style10"><text:span text:style-name="T2">( 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P </text:span></text:span><text:span text:style-name="style10"><text:span text:style-name="T2">); </text:span></text:span><text:span text:style-name="style11"><text:span text:style-name="T2">len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P</text:span></text:span><text:span text:style-name="style10"><text:span text:style-name="T2">=</text:span></text:span><text:span text:style-name="style11"><text:span text:style-name="T2">NULL</text:span></text:span><text:span text:style-name="style10"><text:span text:style-name="T2">; } }</text:span></text:span></text:h>
      <text:h text:style-name="Default" text:outline-level="1"><text:span text:style-name="T2">11 <text:s/></text:span><text:span text:style-name="style5"><text:span text:style-name="T2">Vector</text:span></text:span><text:span text:style-name="style10"><text:span text:style-name="T2">&amp; </text:span></text:span><text:span text:style-name="style11"><text:span text:style-name="T2">Flex</text:span></text:span><text:span text:style-name="style10"><text:span text:style-name="T2">:: </text:span></text:span><text:span text:style-name="style5"><text:span text:style-name="T2">operator</text:span></text:span><text:span text:style-name="style10"><text:span text:style-name="T2">[]( </text:span></text:span><text:span text:style-name="style5"><text:span text:style-name="T2">int </text:span></text:span><text:span text:style-name="style11"><text:span text:style-name="T2">k </text:span></text:span><text:span text:style-name="style10"><text:span text:style-name="T2">){ </text:span></text:span><text:span text:style-name="style5"><text:span text:style-name="T2">return </text:span></text:span><text:span text:style-name="style11"><text:span text:style-name="T2">P</text:span></text:span><text:span text:style-name="style10"><text:span text:style-name="T2">[</text:span></text:span><text:span text:style-name="style16"><text:span text:style-name="T2">minmax</text:span></text:span><text:span text:style-name="style10"><text:span text:style-name="T2">(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k</text:span></text:span><text:span text:style-name="style10"><text:span text:style-name="T2">&gt;=</text:span></text:span><text:span text:style-name="style4"><text:span text:style-name="T2">0</text:span></text:span><text:span text:style-name="style10"><text:span text:style-name="T2">?</text:span></text:span><text:span text:style-name="style11"><text:span text:style-name="T2">k</text:span></text:span><text:span text:style-name="style10"><text:span text:style-name="T2">:</text:span></text:span><text:span text:style-name="style11"><text:span text:style-name="T2">k</text:span></text:span><text:span text:style-name="style10"><text:span text:style-name="T2">+</text:span></text:span><text:span text:style-name="style11"><text:span text:style-name="T2">len</text:span></text:span><text:span text:style-name="style10"><text:span text:style-name="T2">,</text:span></text:span><text:span text:style-name="style11"><text:span text:style-name="T2">len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]; } </text:span></text:span><text:span text:style-name="style2"><text:span text:style-name="T2">// выборка внутренней точки [k]</text:span></text:span></text:h>
      <text:h text:style-name="Default" text:outline-level="1"><text:span text:style-name="T2">12 <text:s/></text:span><text:span text:style-name="style5"><text:span text:style-name="T2">Vector</text:span></text:span><text:span text:style-name="style10"><text:span text:style-name="T2">&amp; </text:span></text:span><text:span text:style-name="style11"><text:span text:style-name="T2">Flex</text:span></text:span><text:span text:style-name="style10"><text:span text:style-name="T2">::</text:span></text:span><text:span text:style-name="style11"><text:span text:style-name="T2">Insert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k </text:span></text:span><text:span text:style-name="style10"><text:span text:style-name="T2">) <text:s text:c="18"/></text:span></text:span><text:span text:style-name="style2"><text:span text:style-name="T2">// вставка точки по индексу [k]</text:span></text:span></text:h>
      <text:h text:style-name="Default" text:outline-level="1"><text:span text:style-name="T2">13 <text:s/></text:span><text:span text:style-name="style10"><text:span text:style-name="T2">{ </text:span></text:span><text:span text:style-name="style5"><text:span text:style-name="T2">int 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isAlloc</text:span></text:span><text:span text:style-name="style10"><text:span text:style-name="T2">( (</text:span></text:span><text:span text:style-name="style5"><text:span text:style-name="T2">void</text:span></text:span><text:span text:style-name="style10"><text:span text:style-name="T2">*)</text:span></text:span><text:span text:style-name="style11"><text:span text:style-name="T2">P </text:span></text:span><text:span text:style-name="style10"><text:span text:style-name="T2">)/</text:span></text:span><text:span text:style-name="style5"><text:span text:style-name="T2">sizeof</text:span></text:span><text:span text:style-name="style10"><text:span text:style-name="T2">( </text:span></text:span><text:span text:style-name="style5"><text:span text:style-name="T2">Vector </text:span></text:span><text:span text:style-name="style10"><text:span text:style-name="T2">); <text:s text:c="2"/></text:span></text:span><text:span text:style-name="style2"><text:span text:style-name="T2">//= длина внутри памяти массива</text:span></text:span></text:h>
      <text:h text:style-name="Default" text:outline-level="1"><text:span text:style-name="T2">14 <text:s text:c="7"/></text:span><text:span text:style-name="style11"><text:span text:style-name="T2">k</text:span></text:span><text:span text:style-name="style10"><text:span text:style-name="T2">=</text:span></text:span><text:span text:style-name="style16"><text:span text:style-name="T2">minmax</text:span></text:span><text:span text:style-name="style10"><text:span text:style-name="T2">( 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k</text:span></text:span><text:span text:style-name="style10"><text:span text:style-name="T2">,</text:span></text:span><text:span text:style-name="style11"><text:span text:style-name="T2">len </text:span></text:span><text:span text:style-name="style10"><text:span text:style-name="T2">); ++</text:span></text:span><text:span text:style-name="style11"><text:span text:style-name="T2">len</text:span></text:span><text:span text:style-name="style10"><text:span text:style-name="T2">; <text:s text:c="14"/></text:span></text:span><text:span text:style-name="style2"><text:span text:style-name="T2">// <text:s/>от нуля до следующей ячейки</text:span></text:span></text:h>
      <text:h text:style-name="Default" text:outline-level="1"><text:span text:style-name="T2">15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l</text:span></text:span><text:span text:style-name="style10"><text:span text:style-name="T2">&lt;=</text:span></text:span><text:span text:style-name="style11"><text:span text:style-name="T2">len </text:span></text:span><text:span text:style-name="style10"><text:span text:style-name="T2">)</text:span></text:span><text:span text:style-name="style11"><text:span text:style-name="T2">P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*)</text:span></text:span><text:span text:style-name="style11"><text:span text:style-name="T2">Allocate</text:span></text:span><text:span text:style-name="style10"><text:span text:style-name="T2">( (</text:span></text:span><text:span text:style-name="style11"><text:span text:style-name="T2">len</text:span></text:span><text:span text:style-name="style10"><text:span text:style-name="T2">+</text:span></text:span><text:span text:style-name="style4"><text:span text:style-name="T2">120</text:span></text:span><text:span text:style-name="style10"><text:span text:style-name="T2">)*</text:span></text:span><text:span text:style-name="style5"><text:span text:style-name="T2">sizeof</text:span></text:span><text:span text:style-name="style10"><text:span text:style-name="T2">(</text:span></text:span><text:span text:style-name="style5"><text:span text:style-name="T2">Vector</text:span></text:span><text:span text:style-name="style10"><text:span text:style-name="T2">),</text:span></text:span><text:span text:style-name="style11"><text:span text:style-name="T2">P </text:span></text:span><text:span text:style-name="style10"><text:span text:style-name="T2">); <text:s text:c="9"/></text:span></text:span><text:span text:style-name="style2"><text:span text:style-name="T2">//+48</text:span></text:span></text:h>
      <text:h text:style-name="Default" text:outline-level="1"><text:span text:style-name="T2">16 <text:s text:c="3"/></text:span><text:span text:style-name="style5"><text:span text:style-name="T2">for</text:span></text:span><text:span text:style-name="style10"><text:span text:style-name="T2">( 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len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; </text:span></text:span><text:span text:style-name="style11"><text:span text:style-name="T2">l</text:span></text:span><text:span text:style-name="style10"><text:span text:style-name="T2">&gt;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l</text:span></text:span><text:span text:style-name="style10"><text:span text:style-name="T2">-- )</text:span></text:span><text:span text:style-name="style11"><text:span text:style-name="T2">P</text:span></text:span><text:span text:style-name="style10"><text:span text:style-name="T2">[</text:span></text:span><text:span text:style-name="style11"><text:span text:style-name="T2">l</text:span></text:span><text:span text:style-name="style10"><text:span text:style-name="T2">]=</text:span></text:span><text:span text:style-name="style11"><text:span text:style-name="T2">P</text:span></text:span><text:span text:style-name="style10"><text:span text:style-name="T2">[</text:span></text:span><text:span text:style-name="style11"><text:span text:style-name="T2">l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]; </text:span></text:span><text:span text:style-name="style5"><text:span text:style-name="T2">return </text:span></text:span><text:span text:style-name="style11"><text:span text:style-name="T2">P</text:span></text:span><text:span text:style-name="style10"><text:span text:style-name="T2">[</text:span></text:span><text:span text:style-name="style11"><text:span text:style-name="T2">k</text:span></text:span><text:span text:style-name="style10"><text:span text:style-name="T2">];</text:span></text:span></text:h>
      <text:h text:style-name="Default" text:outline-level="1"><text:span text:style-name="T2">17 <text:s/></text:span><text:span text:style-name="style10"><text:span text:style-name="T2">} <text:s text:c="32"/></text:span></text:span><text:span text:style-name="style2"><text:span text:style-name="T2">// одна точка вытаскивается и векторного ряда</text:span></text:span></text:h>
      <text:h text:style-name="Default" text:outline-level="1"><text:span text:style-name="T2">18 <text:s/></text:span><text:span text:style-name="style5"><text:span text:style-name="T2">void </text:span></text:span><text:span text:style-name="style11"><text:span text:style-name="T2">Flex</text:span></text:span><text:span text:style-name="style10"><text:span text:style-name="T2">::</text:span></text:span><text:span text:style-name="style11"><text:span text:style-name="T2">Delete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k </text:span></text:span><text:span text:style-name="style10"><text:span text:style-name="T2">) <text:s text:c="7"/></text:span></text:span><text:span text:style-name="style2"><text:span text:style-name="T2">// без укорочения числового массива в памяти</text:span></text:span></text:h>
      <text:h text:style-name="Default" text:outline-level="1"><text:span text:style-name="T2">19 <text:s text:c="4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k</text:span></text:span><text:span text:style-name="style10"><text:span text:style-name="T2">&gt;=</text:span></text:span><text:span text:style-name="style4"><text:span text:style-name="T2">0 </text:span></text:span><text:span text:style-name="style10"><text:span text:style-name="T2">&amp;&amp; </text:span></text:span><text:span text:style-name="style11"><text:span text:style-name="T2">k</text:span></text:span><text:span text:style-name="style10"><text:span text:style-name="T2">&lt;</text:span></text:span><text:span text:style-name="style11"><text:span text:style-name="T2">len </text:span></text:span><text:span text:style-name="style10"><text:span text:style-name="T2">)</text:span></text:span><text:span text:style-name="style5"><text:span text:style-name="T2">for</text:span></text:span><text:span text:style-name="style10"><text:span text:style-name="T2">( --</text:span></text:span><text:span text:style-name="style11"><text:span text:style-name="T2">len</text:span></text:span><text:span text:style-name="style10"><text:span text:style-name="T2">; </text:span></text:span><text:span text:style-name="style11"><text:span text:style-name="T2">k</text:span></text:span><text:span text:style-name="style10"><text:span text:style-name="T2">&lt;</text:span></text:span><text:span text:style-name="style11"><text:span text:style-name="T2">len</text:span></text:span><text:span text:style-name="style10"><text:span text:style-name="T2">; </text:span></text:span><text:span text:style-name="style11"><text:span text:style-name="T2">k</text:span></text:span><text:span text:style-name="style10"><text:span text:style-name="T2">++ )</text:span></text:span><text:span text:style-name="style11"><text:span text:style-name="T2">P</text:span></text:span><text:span text:style-name="style10"><text:span text:style-name="T2">[</text:span></text:span><text:span text:style-name="style11"><text:span text:style-name="T2">k</text:span></text:span><text:span text:style-name="style10"><text:span text:style-name="T2">]=</text:span></text:span><text:span text:style-name="style11"><text:span text:style-name="T2">P</text:span></text:span><text:span text:style-name="style10"><text:span text:style-name="T2">[</text:span></text:span><text:span text:style-name="style11"><text:span text:style-name="T2">k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];</text:span></text:span></text:h>
      <text:h text:style-name="Default" text:outline-level="1"><text:span text:style-name="T2">20 <text:s text:c="4"/></text:span><text:span text:style-name="style10"><text:span text:style-name="T2">}</text:span></text:span></text:h>
      <text:h text:style-name="Default" text:outline-level="1"><text:span text:style-name="T2">21 <text:s/></text:span><text:span text:style-name="style5"><text:span text:style-name="T2">Vector</text:span></text:span><text:span text:style-name="style10"><text:span text:style-name="T2">&amp; </text:span></text:span><text:span text:style-name="style11"><text:span text:style-name="T2">Flex</text:span></text:span><text:span text:style-name="style10"><text:span text:style-name="T2">::</text:span></text:span><text:span text:style-name="style5"><text:span text:style-name="T2">operator</text:span></text:span><text:span text:style-name="style10"><text:span text:style-name="T2">+=(</text:span></text:span><text:span text:style-name="style11"><text:span text:style-name="T2">_Vector R</text:span></text:span><text:span text:style-name="style10"><text:span text:style-name="T2">){ </text:span></text:span><text:span text:style-name="style5"><text:span text:style-name="T2">return </text:span></text:span><text:span text:style-name="style11"><text:span text:style-name="T2">Insert</text:span></text:span><text:span text:style-name="style10"><text:span text:style-name="T2">(</text:span></text:span><text:span text:style-name="style11"><text:span text:style-name="T2">len</text:span></text:span><text:span text:style-name="style10"><text:span text:style-name="T2">)=</text:span></text:span><text:span text:style-name="style11"><text:span text:style-name="T2">R</text:span></text:span><text:span text:style-name="style10"><text:span text:style-name="T2">;} </text:span></text:span><text:span text:style-name="style2"><text:span text:style-name="T2">// оконечный вектор</text:span></text:span></text:h>
      <text:h text:style-name="Default" text:outline-level="1"><text:span text:style-name="T2">22 <text:s/></text:span><text:span text:style-name="style5"><text:span text:style-name="T2">Vector</text:span></text:span><text:span text:style-name="style10"><text:span text:style-name="T2">&amp; </text:span></text:span><text:span text:style-name="style11"><text:span text:style-name="T2">Flex</text:span></text:span><text:span text:style-name="style10"><text:span text:style-name="T2">::</text:span></text:span><text:span text:style-name="style5"><text:span text:style-name="T2">operator</text:span></text:span><text:span text:style-name="style10"><text:span text:style-name="T2">/=(</text:span></text:span><text:span text:style-name="style11"><text:span text:style-name="T2">_Vector R</text:span></text:span><text:span text:style-name="style10"><text:span text:style-name="T2">){ </text:span></text:span><text:span text:style-name="style5"><text:span text:style-name="T2">return </text:span></text:span><text:span text:style-name="style11"><text:span text:style-name="T2">Insert</text:span></text:span><text:span text:style-name="style10"><text:span text:style-name="T2">(</text:span></text:span><text:span text:style-name="style4"><text:span text:style-name="T2">0</text:span></text:span><text:span text:style-name="style10"><text:span text:style-name="T2">)=</text:span></text:span><text:span text:style-name="style11"><text:span text:style-name="T2">R</text:span></text:span><text:span text:style-name="style10"><text:span text:style-name="T2">;} </text:span></text:span><text:span text:style-name="style2"><text:span text:style-name="T2">// замещение в начале</text:span></text:span></text:h>
      <text:h text:style-name="P4" text:outline-level="1">23 <text:s/></text:h>
      <text:h text:style-name="Default" text:outline-level="1"><text:span text:style-name="T2">24 <text:s/></text:span><text:span text:style-name="style5"><text:span text:style-name="T2">Real </text:span></text:span><text:span text:style-name="style11"><text:span text:style-name="T2">e5</text:span></text:span><text:span text:style-name="style10"><text:span text:style-name="T2">( </text:span></text:span><text:span text:style-name="style11"><text:span text:style-name="T2">_Real R </text:span></text:span><text:span text:style-name="style10"><text:span text:style-name="T2">){ </text:span></text:span><text:span text:style-name="style5"><text:span text:style-name="T2">return </text:span></text:span><text:span text:style-name="style11"><text:span text:style-name="T2">round</text:span></text:span><text:span text:style-name="style10"><text:span text:style-name="T2">( </text:span></text:span><text:span text:style-name="style11"><text:span text:style-name="T2">R</text:span></text:span><text:span text:style-name="style10"><text:span text:style-name="T2">*</text:span></text:span><text:span text:style-name="style4"><text:span text:style-name="T2">1e5 </text:span></text:span><text:span text:style-name="style10"><text:span text:style-name="T2">)/</text:span></text:span><text:span text:style-name="style4"><text:span text:style-name="T2">1e5</text:span></text:span><text:span text:style-name="style10"><text:span text:style-name="T2">; }</text:span></text:span></text:h>
      <text:h text:style-name="Default" text:outline-level="1"><text:span text:style-name="T2">25 <text:s/></text:span><text:span text:style-name="style5"><text:span text:style-name="T2">Vector </text:span></text:span><text:span text:style-name="style11"><text:span text:style-name="T2">e5</text:span></text:span><text:span text:style-name="style10"><text:span text:style-name="T2">( </text:span></text:span><text:span text:style-name="style5"><text:span text:style-name="T2">Vector </text:span></text:span><text:span text:style-name="style11"><text:span text:style-name="T2">W </text:span></text:span><text:span text:style-name="style10"><text:span text:style-name="T2">) <text:s text:c="7"/></text:span></text:span><text:span text:style-name="style2"><text:span text:style-name="T2">// округление записи для точных сравнений 0.01 мм</text:span></text:span></text:h>
      <text:h text:style-name="Default" text:outline-level="1"><text:span text:style-name="T2">26 <text:s/></text:span><text:span text:style-name="style10"><text:span text:style-name="T2">{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=</text:span></text:span><text:span text:style-name="style11"><text:span text:style-name="T2">e5</text:span></text:span><text:span text:style-name="style10"><text:span text:style-name="T2">(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);</text:span></text:span></text:h>
      <text:h text:style-name="Default" text:outline-level="1"><text:span text:style-name="T2">27 <text:s text:c="3"/></text:span><text:span text:style-name="style11"><text:span text:style-name="T2">W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=</text:span></text:span><text:span text:style-name="style11"><text:span text:style-name="T2">e5</text:span></text:span><text:span text:style-name="style10"><text:span text:style-name="T2">(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); </text:span></text:span><text:span text:style-name="style2"><text:span text:style-name="T2">//W.y&lt;=eps?0.0:e5( W.y );</text:span></text:span></text:h>
      <text:h text:style-name="Default" text:outline-level="1"><text:span text:style-name="T2">28 <text:s text:c="3"/></text:span><text:span text:style-name="style11"><text:span text:style-name="T2">W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e5</text:span></text:span><text:span text:style-name="style10"><text:span text:style-name="T2">(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); </text:span></text:span><text:span text:style-name="style5"><text:span text:style-name="T2">return </text:span></text:span><text:span text:style-name="style11"><text:span text:style-name="T2">W</text:span></text:span><text:span text:style-name="style10"><text:span text:style-name="T2">;</text:span></text:span></text:h>
      <text:h text:style-name="Default" text:outline-level="1"><text:span text:style-name="T2">29 <text:s/></text:span><text:span text:style-name="style10"><text:span text:style-name="T2">}</text:span></text:span></text:h>
      <text:h text:style-name="Default" text:outline-level="1"><text:span text:style-name="T2">30 <text:s/></text:span><text:span text:style-name="style9"><text:span text:style-name="T2">#if 0 <text:s text:c="32"/></text:span></text:span><text:span text:style-name="style15"><text:span text:style-name="T2">/// -- временно <text:s/>исключено</text:span></text:span></text:h>
      <text:h text:style-name="Default" text:outline-level="1"><text:span text:style-name="T2">31 <text:s/></text:span><text:span text:style-name="style69"><text:span text:style-name="T2">operator </text:span></text:span><text:span text:style-name="style75"><text:span text:style-name="T2">Flex</text:span></text:span><text:span text:style-name="style74"><text:span text:style-name="T2">::</text:span></text:span><text:span text:style-name="style69"><text:span text:style-name="T2">Vector</text:span></text:span><text:span text:style-name="style74"><text:span text:style-name="T2">*(){ </text:span></text:span><text:span text:style-name="style69"><text:span text:style-name="T2">return </text:span></text:span><text:span text:style-name="style75"><text:span text:style-name="T2">P</text:span></text:span><text:span text:style-name="style74"><text:span text:style-name="T2">; } </text:span></text:span><text:span text:style-name="style66"><text:span text:style-name="T2">// адресный доступ ко всему вектору точек</text:span></text:span></text:h>
      <text:h text:style-name="Default" text:outline-level="1"><text:span text:style-name="T2">32 <text:s/></text:span><text:span text:style-name="style69"><text:span text:style-name="T2">Vector </text:span></text:span><text:span text:style-name="style75"><text:span text:style-name="T2">Flex</text:span></text:span><text:span text:style-name="style74"><text:span text:style-name="T2">::</text:span></text:span><text:span text:style-name="style75"><text:span text:style-name="T2">Get</text:span></text:span><text:span text:style-name="style74"><text:span text:style-name="T2">( </text:span></text:span><text:span text:style-name="style69"><text:span text:style-name="T2">int </text:span></text:span><text:span text:style-name="style75"><text:span text:style-name="T2">k </text:span></text:span><text:span text:style-name="style74"><text:span text:style-name="T2">) <text:s text:c="8"/></text:span></text:span><text:span text:style-name="style66"><text:span text:style-name="T2">// выборка с изъятием из существующего списка</text:span></text:span></text:h>
      <text:h text:style-name="Default" text:outline-level="1"><text:span text:style-name="T2">33 <text:s/></text:span><text:span text:style-name="style74"><text:span text:style-name="T2">{ </text:span></text:span><text:span text:style-name="style69"><text:span text:style-name="T2">Vector </text:span></text:span><text:span text:style-name="style75"><text:span text:style-name="T2">Q</text:span></text:span><text:span text:style-name="style74"><text:span text:style-name="T2">; </text:span></text:span><text:span text:style-name="style69"><text:span text:style-name="T2">if</text:span></text:span><text:span text:style-name="style74"><text:span text:style-name="T2">( </text:span></text:span><text:span text:style-name="style75"><text:span text:style-name="T2">len</text:span></text:span><text:span text:style-name="style74"><text:span text:style-name="T2">&lt;=</text:span></text:span><text:span text:style-name="style68"><text:span text:style-name="T2">0 </text:span></text:span><text:span text:style-name="style74"><text:span text:style-name="T2">)</text:span></text:span><text:span text:style-name="style75"><text:span text:style-name="T2">Q</text:span></text:span><text:span text:style-name="style74"><text:span text:style-name="T2">=</text:span></text:span><text:span text:style-name="style68"><text:span text:style-name="T2">0.0</text:span></text:span><text:span text:style-name="style74"><text:span text:style-name="T2">; </text:span></text:span><text:span text:style-name="style69"><text:span text:style-name="T2">else <text:s text:c="2"/></text:span></text:span><text:span text:style-name="style66"><text:span text:style-name="T2">// в пустой последовательности нет данных</text:span></text:span></text:h>
      <text:h text:style-name="Default" text:outline-level="1"><text:span text:style-name="T2">34 <text:s text:c="3"/></text:span><text:span text:style-name="style74"><text:span text:style-name="T2">{ </text:span></text:span><text:span text:style-name="style75"><text:span text:style-name="T2">Q</text:span></text:span><text:span text:style-name="style74"><text:span text:style-name="T2">=</text:span></text:span><text:span text:style-name="style75"><text:span text:style-name="T2">P</text:span></text:span><text:span text:style-name="style74"><text:span text:style-name="T2">[</text:span></text:span><text:span text:style-name="style75"><text:span text:style-name="T2">k</text:span></text:span><text:span text:style-name="style74"><text:span text:style-name="T2">=</text:span></text:span><text:span text:style-name="style80"><text:span text:style-name="T2">minmax</text:span></text:span><text:span text:style-name="style74"><text:span text:style-name="T2">(</text:span></text:span><text:span text:style-name="style68"><text:span text:style-name="T2">0</text:span></text:span><text:span text:style-name="style74"><text:span text:style-name="T2">,</text:span></text:span><text:span text:style-name="style75"><text:span text:style-name="T2">k</text:span></text:span><text:span text:style-name="style74"><text:span text:style-name="T2">,--</text:span></text:span><text:span text:style-name="style75"><text:span text:style-name="T2">len</text:span></text:span><text:span text:style-name="style74"><text:span text:style-name="T2">)]; </text:span></text:span><text:span text:style-name="style69"><text:span text:style-name="T2">while</text:span></text:span><text:span text:style-name="style74"><text:span text:style-name="T2">(++</text:span></text:span><text:span text:style-name="style75"><text:span text:style-name="T2">k</text:span></text:span><text:span text:style-name="style74"><text:span text:style-name="T2">&lt;=</text:span></text:span><text:span text:style-name="style75"><text:span text:style-name="T2">len</text:span></text:span><text:span text:style-name="style74"><text:span text:style-name="T2">)</text:span></text:span><text:span text:style-name="style75"><text:span text:style-name="T2">P</text:span></text:span><text:span text:style-name="style74"><text:span text:style-name="T2">[</text:span></text:span><text:span text:style-name="style75"><text:span text:style-name="T2">k</text:span></text:span><text:span text:style-name="style74"><text:span text:style-name="T2">-</text:span></text:span><text:span text:style-name="style68"><text:span text:style-name="T2">1</text:span></text:span><text:span text:style-name="style74"><text:span text:style-name="T2">]=</text:span></text:span><text:span text:style-name="style75"><text:span text:style-name="T2">P</text:span></text:span><text:span text:style-name="style74"><text:span text:style-name="T2">[</text:span></text:span><text:span text:style-name="style75"><text:span text:style-name="T2">k</text:span></text:span><text:span text:style-name="style74"><text:span text:style-name="T2">]; } </text:span></text:span><text:span text:style-name="style69"><text:span text:style-name="T2">return </text:span></text:span><text:span text:style-name="style75"><text:span text:style-name="T2">Q</text:span></text:span><text:span text:style-name="style74"><text:span text:style-name="T2">;</text:span></text:span></text:h>
      <text:h text:style-name="Default" text:outline-level="1"><text:span text:style-name="T2">35 <text:s/></text:span><text:span text:style-name="style74"><text:span text:style-name="T2">}</text:span></text:span></text:h>
      <text:h text:style-name="Default" text:outline-level="1"><text:span text:style-name="T2">36 <text:s/></text:span><text:span text:style-name="style69"><text:span text:style-name="T2">Vector </text:span></text:span><text:span text:style-name="style75"><text:span text:style-name="T2">Flex</text:span></text:span><text:span text:style-name="style74"><text:span text:style-name="T2">::</text:span></text:span><text:span text:style-name="style69"><text:span text:style-name="T2">operator</text:span></text:span><text:span text:style-name="style74"><text:span text:style-name="T2">()( </text:span></text:span><text:span text:style-name="style69"><text:span text:style-name="T2">Real </text:span></text:span><text:span text:style-name="style75"><text:span text:style-name="T2">arg </text:span></text:span><text:span text:style-name="style74"><text:span text:style-name="T2">) <text:s text:c="10"/>+++ </text:span></text:span><text:span text:style-name="style75"><text:span text:style-name="T2">необходима проверка на len</text:span></text:span><text:span text:style-name="style74"><text:span text:style-name="T2">==</text:span></text:span><text:span text:style-name="style68"><text:span text:style-name="T2">0</text:span></text:span></text:h>
      <text:h text:style-name="Default" text:outline-level="1"><text:span text:style-name="T2">37 <text:s text:c="3"/></text:span><text:span text:style-name="style74"><text:span text:style-name="T2">{ </text:span></text:span><text:span text:style-name="style69"><text:span text:style-name="T2">if</text:span></text:span><text:span text:style-name="style74"><text:span text:style-name="T2">( </text:span></text:span><text:span text:style-name="style75"><text:span text:style-name="T2">arg</text:span></text:span><text:span text:style-name="style74"><text:span text:style-name="T2">&lt;</text:span></text:span><text:span text:style-name="style68"><text:span text:style-name="T2">0.0 </text:span></text:span><text:span text:style-name="style74"><text:span text:style-name="T2">)</text:span></text:span><text:span text:style-name="style69"><text:span text:style-name="T2">return </text:span></text:span><text:span text:style-name="style74"><text:span text:style-name="T2">*</text:span></text:span><text:span text:style-name="style75"><text:span text:style-name="T2">P</text:span></text:span><text:span text:style-name="style74"><text:span text:style-name="T2">; </text:span></text:span><text:span text:style-name="style69"><text:span text:style-name="T2">else <text:s text:c="16"/></text:span></text:span><text:span text:style-name="style66"><text:span text:style-name="T2">// аргумент: 0.0&lt;=A&lt;=1.0</text:span></text:span></text:h>
      <text:h text:style-name="Default" text:outline-level="1"><text:span text:style-name="T2">38 <text:s text:c="5"/></text:span><text:span text:style-name="style69"><text:span text:style-name="T2">if</text:span></text:span><text:span text:style-name="style74"><text:span text:style-name="T2">( </text:span></text:span><text:span text:style-name="style75"><text:span text:style-name="T2">arg</text:span></text:span><text:span text:style-name="style74"><text:span text:style-name="T2">&gt;</text:span></text:span><text:span text:style-name="style68"><text:span text:style-name="T2">1.0 </text:span></text:span><text:span text:style-name="style74"><text:span text:style-name="T2">)</text:span></text:span><text:span text:style-name="style69"><text:span text:style-name="T2">return </text:span></text:span><text:span text:style-name="style74"><text:span text:style-name="T2">*(</text:span></text:span><text:span text:style-name="style75"><text:span text:style-name="T2">P</text:span></text:span><text:span text:style-name="style74"><text:span text:style-name="T2">+(</text:span></text:span><text:span text:style-name="style75"><text:span text:style-name="T2">len</text:span></text:span><text:span text:style-name="style74"><text:span text:style-name="T2">-</text:span></text:span><text:span text:style-name="style68"><text:span text:style-name="T2">1</text:span></text:span><text:span text:style-name="style74"><text:span text:style-name="T2">)); </text:span></text:span><text:span text:style-name="style69"><text:span text:style-name="T2">else <text:s text:c="6"/></text:span></text:span><text:span text:style-name="style66"><text:span text:style-name="T2">// в обход индексного контроля</text:span></text:span></text:h>
      <text:h text:style-name="Default" text:outline-level="1"><text:span text:style-name="T2">39 <text:s text:c="5"/></text:span><text:span text:style-name="style74"><text:span text:style-name="T2">{ </text:span></text:span><text:span text:style-name="style69"><text:span text:style-name="T2">int </text:span></text:span><text:span text:style-name="style75"><text:span text:style-name="T2">k</text:span></text:span><text:span text:style-name="style74"><text:span text:style-name="T2">=</text:span></text:span><text:span text:style-name="style80"><text:span text:style-name="T2">minmax</text:span></text:span><text:span text:style-name="style74"><text:span text:style-name="T2">( </text:span></text:span><text:span text:style-name="style68"><text:span text:style-name="T2">0</text:span></text:span><text:span text:style-name="style74"><text:span text:style-name="T2">,</text:span></text:span><text:span text:style-name="style69"><text:span text:style-name="T2">int</text:span></text:span><text:span text:style-name="style74"><text:span text:style-name="T2">(</text:span></text:span><text:span text:style-name="style75"><text:span text:style-name="T2">arg</text:span></text:span><text:span text:style-name="style74"><text:span text:style-name="T2">*=</text:span></text:span><text:span text:style-name="style75"><text:span text:style-name="T2">len</text:span></text:span><text:span text:style-name="style74"><text:span text:style-name="T2">-</text:span></text:span><text:span text:style-name="style68"><text:span text:style-name="T2">1</text:span></text:span><text:span text:style-name="style74"><text:span text:style-name="T2">),</text:span></text:span><text:span text:style-name="style75"><text:span text:style-name="T2">len</text:span></text:span><text:span text:style-name="style74"><text:span text:style-name="T2">-</text:span></text:span><text:span text:style-name="style68"><text:span text:style-name="T2">2 </text:span></text:span><text:span text:style-name="style74"><text:span text:style-name="T2">); <text:s text:c="2"/></text:span></text:span><text:span text:style-name="style66"><text:span text:style-name="T2">// * интервальный отсчёт</text:span></text:span></text:h>
      <text:h text:style-name="Default" text:outline-level="1"><text:span text:style-name="T2">40 <text:s text:c="7"/></text:span><text:span text:style-name="style69"><text:span text:style-name="T2">Vector </text:span></text:span><text:span text:style-name="style74"><text:span text:style-name="T2">*</text:span></text:span><text:span text:style-name="style75"><text:span text:style-name="T2">R</text:span></text:span><text:span text:style-name="style74"><text:span text:style-name="T2">=</text:span></text:span><text:span text:style-name="style75"><text:span text:style-name="T2">P</text:span></text:span><text:span text:style-name="style74"><text:span text:style-name="T2">+</text:span></text:span><text:span text:style-name="style75"><text:span text:style-name="T2">k</text:span></text:span><text:span text:style-name="style74"><text:span text:style-name="T2">; </text:span></text:span><text:span text:style-name="style69"><text:span text:style-name="T2">return </text:span></text:span><text:span text:style-name="style75"><text:span text:style-name="T2">R</text:span></text:span><text:span text:style-name="style74"><text:span text:style-name="T2">[</text:span></text:span><text:span text:style-name="style68"><text:span text:style-name="T2">0</text:span></text:span><text:span text:style-name="style74"><text:span text:style-name="T2">]+(</text:span></text:span><text:span text:style-name="style75"><text:span text:style-name="T2">R</text:span></text:span><text:span text:style-name="style74"><text:span text:style-name="T2">[</text:span></text:span><text:span text:style-name="style68"><text:span text:style-name="T2">1</text:span></text:span><text:span text:style-name="style74"><text:span text:style-name="T2">]-</text:span></text:span><text:span text:style-name="style75"><text:span text:style-name="T2">R</text:span></text:span><text:span text:style-name="style74"><text:span text:style-name="T2">[</text:span></text:span><text:span text:style-name="style68"><text:span text:style-name="T2">0</text:span></text:span><text:span text:style-name="style74"><text:span text:style-name="T2">])*(</text:span></text:span><text:span text:style-name="style75"><text:span text:style-name="T2">arg</text:span></text:span><text:span text:style-name="style74"><text:span text:style-name="T2">-</text:span></text:span><text:span text:style-name="style75"><text:span text:style-name="T2">k</text:span></text:span><text:span text:style-name="style74"><text:span text:style-name="T2">); <text:s/></text:span></text:span><text:span text:style-name="style66"><text:span text:style-name="T2">// линейная интерполяция</text:span></text:span></text:h>
      <text:h text:style-name="Default" text:outline-level="1"><text:span text:style-name="T2">41 <text:s text:c="5"/></text:span><text:span text:style-name="style74"><text:span text:style-name="T2">} <text:s text:c="26"/></text:span></text:span><text:span text:style-name="style66"><text:span text:style-name="T2">// последовательность в трехмерном пространстве</text:span></text:span></text:h>
      <text:h text:style-name="Default" text:outline-level="1"><text:span text:style-name="T2">42 <text:s text:c="3"/></text:span><text:span text:style-name="style74"><text:span text:style-name="T2">}</text:span></text:span></text:h>
      <text:h text:style-name="Default" text:outline-level="1"><text:span text:style-name="T2">43 <text:s/></text:span><text:span text:style-name="style79"><text:span text:style-name="T2">//! <text:s text:c="3"/>Параболическая интерполяция (второго порядка) по трём точкам (варианты)</text:span></text:span></text:h>
      <text:h text:style-name="Default" text:outline-level="1"><text:span text:style-name="T2">44 <text:s/></text:span><text:span text:style-name="style66"><text:span text:style-name="T2">//</text:span></text:span></text:h>
      <text:h text:style-name="Default" text:outline-level="1"><text:span text:style-name="T2">45 <text:s/></text:span><text:span text:style-name="style69"><text:span text:style-name="T2">inline Vector </text:span></text:span><text:span text:style-name="style75"><text:span text:style-name="T2">x_Value</text:span></text:span><text:span text:style-name="style74"><text:span text:style-name="T2">( </text:span></text:span><text:span text:style-name="style75"><text:span text:style-name="T2">_Vector A</text:span></text:span><text:span text:style-name="style74"><text:span text:style-name="T2">, </text:span></text:span><text:span text:style-name="style75"><text:span text:style-name="T2">_Vector B</text:span></text:span><text:span text:style-name="style74"><text:span text:style-name="T2">, </text:span></text:span><text:span text:style-name="style75"><text:span text:style-name="T2">_Vector C</text:span></text:span><text:span text:style-name="style74"><text:span text:style-name="T2">, </text:span></text:span><text:span text:style-name="style75"><text:span text:style-name="T2">_Real x </text:span></text:span><text:span text:style-name="style74"><text:span text:style-name="T2">)</text:span></text:span></text:h>
      <text:h text:style-name="Default" text:outline-level="1"><text:span text:style-name="T2">46 <text:s/></text:span><text:span text:style-name="style74"><text:span text:style-name="T2">{ </text:span></text:span><text:span text:style-name="style69"><text:span text:style-name="T2">Real </text:span></text:span><text:span text:style-name="style75"><text:span text:style-name="T2">a</text:span></text:span><text:span text:style-name="style74"><text:span text:style-name="T2">=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,</text:span></text:span><text:span text:style-name="style75"><text:span text:style-name="T2">b</text:span></text:span><text:span text:style-name="style74"><text:span text:style-name="T2">=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,</text:span></text:span><text:span text:style-name="style75"><text:span text:style-name="T2">c</text:span></text:span><text:span text:style-name="style74"><text:span text:style-name="T2">=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,</text:span></text:span><text:span text:style-name="style75"><text:span text:style-name="T2">ab</text:span></text:span><text:span text:style-name="style74"><text:span text:style-name="T2">=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,</text:span></text:span><text:span text:style-name="style75"><text:span text:style-name="T2">bc</text:span></text:span><text:span text:style-name="style74"><text:span text:style-name="T2">=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,</text:span></text:span><text:span text:style-name="style75"><text:span text:style-name="T2">ac</text:span></text:span><text:span text:style-name="style74"><text:span text:style-name="T2">=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;</text:span></text:span></text:h>
      <text:h text:style-name="Default" text:outline-level="1"><text:span text:style-name="T2">47 <text:s text:c="8"/></text:span><text:span text:style-name="style69"><text:span text:style-name="T2">return </text:span></text:span><text:span text:style-name="style75"><text:span text:style-name="T2">A</text:span></text:span><text:span text:style-name="style74"><text:span text:style-name="T2">*(</text:span></text:span><text:span text:style-name="style75"><text:span text:style-name="T2">b</text:span></text:span><text:span text:style-name="style74"><text:span text:style-name="T2">*</text:span></text:span><text:span text:style-name="style75"><text:span text:style-name="T2">c</text:span></text:span><text:span text:style-name="style74"><text:span text:style-name="T2">/</text:span></text:span><text:span text:style-name="style75"><text:span text:style-name="T2">ab</text:span></text:span><text:span text:style-name="style74"><text:span text:style-name="T2">/</text:span></text:span><text:span text:style-name="style75"><text:span text:style-name="T2">ac</text:span></text:span><text:span text:style-name="style74"><text:span text:style-name="T2">) - </text:span></text:span><text:span text:style-name="style75"><text:span text:style-name="T2">B</text:span></text:span><text:span text:style-name="style74"><text:span text:style-name="T2">*(</text:span></text:span><text:span text:style-name="style75"><text:span text:style-name="T2">a</text:span></text:span><text:span text:style-name="style74"><text:span text:style-name="T2">*</text:span></text:span><text:span text:style-name="style75"><text:span text:style-name="T2">c</text:span></text:span><text:span text:style-name="style74"><text:span text:style-name="T2">/</text:span></text:span><text:span text:style-name="style75"><text:span text:style-name="T2">ab</text:span></text:span><text:span text:style-name="style74"><text:span text:style-name="T2">/</text:span></text:span><text:span text:style-name="style75"><text:span text:style-name="T2">bc</text:span></text:span><text:span text:style-name="style74"><text:span text:style-name="T2">) + </text:span></text:span><text:span text:style-name="style75"><text:span text:style-name="T2">C</text:span></text:span><text:span text:style-name="style74"><text:span text:style-name="T2">*(</text:span></text:span><text:span text:style-name="style75"><text:span text:style-name="T2">a</text:span></text:span><text:span text:style-name="style74"><text:span text:style-name="T2">*</text:span></text:span><text:span text:style-name="style75"><text:span text:style-name="T2">b</text:span></text:span><text:span text:style-name="style74"><text:span text:style-name="T2">/</text:span></text:span><text:span text:style-name="style75"><text:span text:style-name="T2">ac</text:span></text:span><text:span text:style-name="style74"><text:span text:style-name="T2">/</text:span></text:span><text:span text:style-name="style75"><text:span text:style-name="T2">bc</text:span></text:span><text:span text:style-name="style74"><text:span text:style-name="T2">);</text:span></text:span></text:h>
      <text:h text:style-name="Default" text:outline-level="1"><text:span text:style-name="T2">48 <text:s/></text:span><text:span text:style-name="style74"><text:span text:style-name="T2">}</text:span></text:span></text:h>
      <text:h text:style-name="Default" text:outline-level="1"><text:span text:style-name="T2">49 <text:s/></text:span><text:span text:style-name="style69"><text:span text:style-name="T2">inline Vector </text:span></text:span><text:span text:style-name="style75"><text:span text:style-name="T2">y_Value</text:span></text:span><text:span text:style-name="style74"><text:span text:style-name="T2">( </text:span></text:span><text:span text:style-name="style75"><text:span text:style-name="T2">_Vector A</text:span></text:span><text:span text:style-name="style74"><text:span text:style-name="T2">, </text:span></text:span><text:span text:style-name="style75"><text:span text:style-name="T2">_Vector B</text:span></text:span><text:span text:style-name="style74"><text:span text:style-name="T2">, </text:span></text:span><text:span text:style-name="style75"><text:span text:style-name="T2">_Vector C</text:span></text:span><text:span text:style-name="style74"><text:span text:style-name="T2">, </text:span></text:span><text:span text:style-name="style75"><text:span text:style-name="T2">_Real y </text:span></text:span><text:span text:style-name="style74"><text:span text:style-name="T2">)</text:span></text:span></text:h>
      <text:h text:style-name="Default" text:outline-level="1"><text:span text:style-name="T2">50 <text:s/></text:span><text:span text:style-name="style74"><text:span text:style-name="T2">{ </text:span></text:span><text:span text:style-name="style69"><text:span text:style-name="T2">Real </text:span></text:span><text:span text:style-name="style75"><text:span text:style-name="T2">a</text:span></text:span><text:span text:style-name="style74"><text:span text:style-name="T2">=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,</text:span></text:span><text:span text:style-name="style75"><text:span text:style-name="T2">b</text:span></text:span><text:span text:style-name="style74"><text:span text:style-name="T2">=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,</text:span></text:span><text:span text:style-name="style75"><text:span text:style-name="T2">c</text:span></text:span><text:span text:style-name="style74"><text:span text:style-name="T2">=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,</text:span></text:span><text:span text:style-name="style75"><text:span text:style-name="T2">ab</text:span></text:span><text:span text:style-name="style74"><text:span text:style-name="T2">=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,</text:span></text:span><text:span text:style-name="style75"><text:span text:style-name="T2">bc</text:span></text:span><text:span text:style-name="style74"><text:span text:style-name="T2">=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,</text:span></text:span><text:span text:style-name="style75"><text:span text:style-name="T2">ac</text:span></text:span><text:span text:style-name="style74"><text:span text:style-name="T2">=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;</text:span></text:span></text:h>
      <text:h text:style-name="Default" text:outline-level="1"><text:span text:style-name="T2">51 <text:s text:c="8"/></text:span><text:span text:style-name="style69"><text:span text:style-name="T2">return </text:span></text:span><text:span text:style-name="style75"><text:span text:style-name="T2">A</text:span></text:span><text:span text:style-name="style74"><text:span text:style-name="T2">*(</text:span></text:span><text:span text:style-name="style75"><text:span text:style-name="T2">b</text:span></text:span><text:span text:style-name="style74"><text:span text:style-name="T2">*</text:span></text:span><text:span text:style-name="style75"><text:span text:style-name="T2">c</text:span></text:span><text:span text:style-name="style74"><text:span text:style-name="T2">/</text:span></text:span><text:span text:style-name="style75"><text:span text:style-name="T2">ab</text:span></text:span><text:span text:style-name="style74"><text:span text:style-name="T2">/</text:span></text:span><text:span text:style-name="style75"><text:span text:style-name="T2">ac</text:span></text:span><text:span text:style-name="style74"><text:span text:style-name="T2">) - </text:span></text:span><text:span text:style-name="style75"><text:span text:style-name="T2">B</text:span></text:span><text:span text:style-name="style74"><text:span text:style-name="T2">*(</text:span></text:span><text:span text:style-name="style75"><text:span text:style-name="T2">a</text:span></text:span><text:span text:style-name="style74"><text:span text:style-name="T2">*</text:span></text:span><text:span text:style-name="style75"><text:span text:style-name="T2">c</text:span></text:span><text:span text:style-name="style74"><text:span text:style-name="T2">/</text:span></text:span><text:span text:style-name="style75"><text:span text:style-name="T2">ab</text:span></text:span><text:span text:style-name="style74"><text:span text:style-name="T2">/</text:span></text:span><text:span text:style-name="style75"><text:span text:style-name="T2">bc</text:span></text:span><text:span text:style-name="style74"><text:span text:style-name="T2">) + </text:span></text:span><text:span text:style-name="style75"><text:span text:style-name="T2">C</text:span></text:span><text:span text:style-name="style74"><text:span text:style-name="T2">*(</text:span></text:span><text:span text:style-name="style75"><text:span text:style-name="T2">a</text:span></text:span><text:span text:style-name="style74"><text:span text:style-name="T2">*</text:span></text:span><text:span text:style-name="style75"><text:span text:style-name="T2">b</text:span></text:span><text:span text:style-name="style74"><text:span text:style-name="T2">/</text:span></text:span><text:span text:style-name="style75"><text:span text:style-name="T2">ac</text:span></text:span><text:span text:style-name="style74"><text:span text:style-name="T2">/</text:span></text:span><text:span text:style-name="style75"><text:span text:style-name="T2">bc</text:span></text:span><text:span text:style-name="style74"><text:span text:style-name="T2">);</text:span></text:span></text:h>
      <text:h text:style-name="Default" text:outline-level="1"><text:span text:style-name="T2">52 <text:s/></text:span><text:span text:style-name="style74"><text:span text:style-name="T2">} </text:span></text:span><text:span text:style-name="style66"><text:span text:style-name="T2">//#else</text:span></text:span></text:h>
      <text:h text:style-name="Default" text:outline-level="1"><text:span text:style-name="T2">53 <text:s/></text:span><text:span text:style-name="style69"><text:span text:style-name="T2">inline Vector </text:span></text:span><text:span text:style-name="style75"><text:span text:style-name="T2">x_Value</text:span></text:span><text:span text:style-name="style74"><text:span text:style-name="T2">( </text:span></text:span><text:span text:style-name="style75"><text:span text:style-name="T2">_Vector a</text:span></text:span><text:span text:style-name="style74"><text:span text:style-name="T2">, </text:span></text:span><text:span text:style-name="style75"><text:span text:style-name="T2">_Vector b</text:span></text:span><text:span text:style-name="style74"><text:span text:style-name="T2">, </text:span></text:span><text:span text:style-name="style75"><text:span text:style-name="T2">_Vector c</text:span></text:span><text:span text:style-name="style74"><text:span text:style-name="T2">, </text:span></text:span><text:span text:style-name="style75"><text:span text:style-name="T2">_Real x </text:span></text:span><text:span text:style-name="style74"><text:span text:style-name="T2">)</text:span></text:span></text:h>
      <text:h text:style-name="Default" text:outline-level="1"><text:span text:style-name="T2">54 <text:s/></text:span><text:span text:style-name="style74"><text:span text:style-name="T2">{ </text:span></text:span><text:span text:style-name="style69"><text:span text:style-name="T2">Vector </text:span></text:span><text:span text:style-name="style75"><text:span text:style-name="T2">ba</text:span></text:span><text:span text:style-name="style74"><text:span text:style-name="T2">=(</text:span></text:span><text:span text:style-name="style75"><text:span text:style-name="T2">b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)/(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),</text:span></text:span><text:span text:style-name="style75"><text:span text:style-name="T2">cb</text:span></text:span><text:span text:style-name="style74"><text:span text:style-name="T2">=(</text:span></text:span><text:span text:style-name="style75"><text:span text:style-name="T2">c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)/(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);</text:span></text:span></text:h>
      <text:h text:style-name="Default" text:outline-level="1"><text:span text:style-name="T2">55 <text:s text:c="8"/></text:span><text:span text:style-name="style69"><text:span text:style-name="T2">return </text:span></text:span><text:span text:style-name="style75"><text:span text:style-name="T2">a </text:span></text:span><text:span text:style-name="style74"><text:span text:style-name="T2">+ </text:span></text:span><text:span text:style-name="style75"><text:span text:style-name="T2">ba</text:span></text:span><text:span text:style-name="style74"><text:span text:style-name="T2">*(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) + (</text:span></text:span><text:span text:style-name="style75"><text:span text:style-name="T2">cb</text:span></text:span><text:span text:style-name="style74"><text:span text:style-name="T2">-</text:span></text:span><text:span text:style-name="style75"><text:span text:style-name="T2">ba</text:span></text:span><text:span text:style-name="style74"><text:span text:style-name="T2">)*((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)*(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)/(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x</text:span></text:span><text:span text:style-name="style74"><text:span text:style-name="T2">)); }</text:span></text:span></text:h>
      <text:h text:style-name="Default" text:outline-level="1"><text:span text:style-name="T2">56 <text:s/></text:span><text:span text:style-name="style69"><text:span text:style-name="T2">inline Vector </text:span></text:span><text:span text:style-name="style75"><text:span text:style-name="T2">y_Value</text:span></text:span><text:span text:style-name="style74"><text:span text:style-name="T2">( </text:span></text:span><text:span text:style-name="style75"><text:span text:style-name="T2">_Vector a</text:span></text:span><text:span text:style-name="style74"><text:span text:style-name="T2">, </text:span></text:span><text:span text:style-name="style75"><text:span text:style-name="T2">_Vector b</text:span></text:span><text:span text:style-name="style74"><text:span text:style-name="T2">, </text:span></text:span><text:span text:style-name="style75"><text:span text:style-name="T2">_Vector c</text:span></text:span><text:span text:style-name="style74"><text:span text:style-name="T2">, </text:span></text:span><text:span text:style-name="style75"><text:span text:style-name="T2">_Real y </text:span></text:span><text:span text:style-name="style74"><text:span text:style-name="T2">)</text:span></text:span></text:h>
      <text:h text:style-name="Default" text:outline-level="1"><text:span text:style-name="T2">57 <text:s/></text:span><text:span text:style-name="style74"><text:span text:style-name="T2">{ </text:span></text:span><text:span text:style-name="style69"><text:span text:style-name="T2">Vector </text:span></text:span><text:span text:style-name="style75"><text:span text:style-name="T2">ba</text:span></text:span><text:span text:style-name="style74"><text:span text:style-name="T2">=(</text:span></text:span><text:span text:style-name="style75"><text:span text:style-name="T2">b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)/(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),</text:span></text:span><text:span text:style-name="style75"><text:span text:style-name="T2">cb</text:span></text:span><text:span text:style-name="style74"><text:span text:style-name="T2">=(</text:span></text:span><text:span text:style-name="style75"><text:span text:style-name="T2">c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)/(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);</text:span></text:span></text:h>
      <text:h text:style-name="Default" text:outline-level="1"><text:span text:style-name="T2">58 <text:s text:c="8"/></text:span><text:span text:style-name="style69"><text:span text:style-name="T2">return </text:span></text:span><text:span text:style-name="style75"><text:span text:style-name="T2">a </text:span></text:span><text:span text:style-name="style74"><text:span text:style-name="T2">+ </text:span></text:span><text:span text:style-name="style75"><text:span text:style-name="T2">ba</text:span></text:span><text:span text:style-name="style74"><text:span text:style-name="T2">*(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) + (</text:span></text:span><text:span text:style-name="style75"><text:span text:style-name="T2">cb</text:span></text:span><text:span text:style-name="style74"><text:span text:style-name="T2">-</text:span></text:span><text:span text:style-name="style75"><text:span text:style-name="T2">ba</text:span></text:span><text:span text:style-name="style74"><text:span text:style-name="T2">)*((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)*(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b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)/(</text:span></text:span><text:span text:style-name="style75"><text:span text:style-name="T2">c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-</text:span></text:span><text:span text:style-name="style75"><text:span text:style-name="T2">a</text:span></text:span><text:span text:style-name="style74"><text:span text:style-name="T2">.</text:span></text:span><text:span text:style-name="style75"><text:span text:style-name="T2">y</text:span></text:span><text:span text:style-name="style74"><text:span text:style-name="T2">));</text:span></text:span></text:h>
      <text:h text:style-name="Default" text:outline-level="1"><text:span text:style-name="T2">59 <text:s/></text:span><text:span text:style-name="style74"><text:span text:style-name="T2">}</text:span></text:span></text:h>
      <text:p text:style-name="Default"><text:span text:style-name="T2">60 <text:s/></text:span><text:span text:style-name="style9"><text:span text:style-name="T2">#endif</text:span></text:span></text:p>
      <text:h text:style-name="P7" text:outline-level="1">Aurora.cpp</text:h>
      <text:h text:style-name="Default" text:outline-level="1"><text:span text:style-name="T2"><text:s text:c="2"/>1 <text:s/></text:span><text:span text:style-name="style15"><text:span text:style-name="T2">//!</text:span></text:span></text:h>
      <text:h text:style-name="Default" text:outline-level="1"><text:span text:style-name="T2"><text:s text:c="2"/>2 <text:s/></text:span><text:span text:style-name="style15"><text:span text:style-name="T2">//! проект Aurora - штормовой и экстремальный ход корабля</text:span></text:span></text:h>
      <text:h text:style-name="Default" text:outline-level="1"><text:span text:style-name="T2"><text:s text:c="2"/>3 <text:s/></text:span><text:span text:style-name="style2"><text:span text:style-name="T2">// <text:s text:c="2"/>┌───────────────────────────────────────────────╖</text:span></text:span></text:h>
      <text:h text:style-name="Default" text:outline-level="1"><text:span text:style-name="T2"><text:s text:c="2"/>4 <text:s/></text:span><text:span text:style-name="style2"><text:span text:style-name="T2">// <text:s text:c="2"/>│ <text:s/>↓ <text:s/>корпус ─&gt; волны ─&gt; графика <text:s text:c="15"/>║</text:span></text:span></text:h>
      <text:h text:style-name="Default" text:outline-level="1"><text:span text:style-name="T2"><text:s text:c="2"/>5 <text:s/></text:span><text:span text:style-name="style2"><text:span text:style-name="T2">// <text:s text:c="2"/>│ <text:s/>↓ <text:s/>статика ─&gt; динамика ─&gt; реакции <text:s text:c="11"/>║</text:span></text:span></text:h>
      <text:h text:style-name="Default" text:outline-level="1"><text:span text:style-name="T2"><text:s text:c="2"/>6 <text:s/></text:span><text:span text:style-name="style2"><text:span text:style-name="T2">// <text:s text:c="2"/>│ <text:s/>↨ <text:s/>кинематика ─&gt; излучение ─&gt; гидромеханика <text:s/>║</text:span></text:span></text:h>
      <text:h text:style-name="Default" text:outline-level="1"><text:span text:style-name="T2"><text:s text:c="2"/>7 <text:s/></text:span><text:span text:style-name="style2"><text:span text:style-name="T2">// <text:s text:c="2"/>╞═══════════════════════════════════════════════╝</text:span></text:span></text:h>
      <text:h text:style-name="Default" text:outline-level="1"><text:span text:style-name="T2"><text:s text:c="2"/>8 <text:s/></text:span><text:span text:style-name="style2"><text:span text:style-name="T2">// <text:s text:c="2"/>└── ©2018-22 Санкт-Петербург — Южно-Сахалинск — Могилев — Друть — ‏יְרוּשָׁלַיִם</text:span></text:span></text:h>
      <text:h text:style-name="Default" text:outline-level="1"><text:span text:style-name="T2"><text:s text:c="2"/>9 <text:s/></text:span><text:span text:style-name="style2"><text:span text:style-name="T2">//</text:span></text:span></text:h>
      <text:h text:style-name="Default" text:outline-level="1"><text:span text:style-name="T2"><text:s/>10 <text:s/></text:span><text:span text:style-name="style5"><text:span text:style-name="T2">static const char</text:span></text:span></text:h>
      <text:h text:style-name="Default" text:outline-level="1"><text:span text:style-name="T2"><text:s/>11 <text:s/></text:span><text:span text:style-name="style11"><text:span text:style-name="T2">Title</text:span></text:span><text:span text:style-name="style10"><text:span text:style-name="T2">[]=</text:span></text:span><text:span text:style-name="style6"><text:span text:style-name="T2">"Штормовая мореходность корабля (вычислительный эксперимент)"</text:span></text:span><text:span text:style-name="style10"><text:span text:style-name="T2">,</text:span></text:span></text:h>
      <text:h text:style-name="Default" text:outline-level="1"><text:span text:style-name="T2"><text:s/>12 <text:s/></text:span><text:span text:style-name="style11"><text:span text:style-name="T2">SubTitle</text:span></text:span><text:span text:style-name="style10"><text:span text:style-name="T2">[]=</text:span></text:span><text:span text:style-name="style6"><text:span text:style-name="T2">"\n <text:s text:c="3"/>Ленинград, Кораблестроительный институт"</text:span></text:span></text:h>
      <text:h text:style-name="Default" text:outline-level="1"><text:span text:style-name="T2"><text:s/>13 <text:s text:c="9"/></text:span><text:span text:style-name="style6"><text:span text:style-name="T2">" \\ Санкт-Петербург, Государственный университет\n"</text:span></text:span></text:h>
      <text:h text:style-name="Default" text:outline-level="1"><text:span text:style-name="T2"><text:s/>14 <text:s text:c="9"/></text:span><text:span text:style-name="style6"><text:span text:style-name="T2">"\t\t <text:s/>Научно-инженерное общество судостроителей им.А.Н.Крылова,\n"</text:span></text:span></text:h>
      <text:h text:style-name="Default" text:outline-level="1"><text:span text:style-name="T2"><text:s/>15 <text:s text:c="9"/></text:span><text:span text:style-name="style6"><text:span text:style-name="T2">"\t\t\t\t подсекция мореходных качеств корабля в штормовых условиях"</text:span></text:span><text:span text:style-name="style10"><text:span text:style-name="T2">,</text:span></text:span></text:h>
      <text:h text:style-name="Default" text:outline-level="1"><text:span text:style-name="T2"><text:s/>16 <text:s/></text:span><text:span text:style-name="style11"><text:span text:style-name="T2">CopyRight</text:span></text:span><text:span text:style-name="style10"><text:span text:style-name="T2">[]=</text:span></text:span><text:span text:style-name="style6"><text:span text:style-name="T2">"\n «МИДВ» ©1975-2023 Калининград–Севастополь–Ленинград–Сахалин"</text:span></text:span></text:h>
      <text:h text:style-name="Default" text:outline-level="1"><text:span text:style-name="T2"><text:s/>17 <text:s text:c="13"/></text:span><text:span text:style-name="style6"><text:span text:style-name="T2">" – יְרוּשָׁלַיִם – В.Храмушин"</text:span></text:span><text:span text:style-name="style10"><text:span text:style-name="T2">;</text:span></text:span></text:h>
      <text:h text:style-name="Default" text:outline-level="1"><text:span text:style-name="T2"><text:s/>18 <text:s/></text:span><text:span text:style-name="style5"><text:span text:style-name="T2">const char</text:span></text:span></text:h>
      <text:h text:style-name="Default" text:outline-level="1"><text:span text:style-name="T2"><text:s/>19 <text:s text:c="2"/></text:span><text:span text:style-name="style10"><text:span text:style-name="T2">*</text:span></text:span><text:span text:style-name="style11"><text:span text:style-name="T2">Rmbs</text:span></text:span><text:span text:style-name="style10"><text:span text:style-name="T2">[]= { </text:span></text:span><text:span text:style-name="style6"><text:span text:style-name="T2">"Nord"</text:span></text:span><text:span text:style-name="style10"><text:span text:style-name="T2">,</text:span></text:span><text:span text:style-name="style6"><text:span text:style-name="T2">"NtO"</text:span></text:span><text:span text:style-name="style10"><text:span text:style-name="T2">,</text:span></text:span><text:span text:style-name="style6"><text:span text:style-name="T2">"NNO"</text:span></text:span><text:span text:style-name="style10"><text:span text:style-name="T2">,</text:span></text:span><text:span text:style-name="style6"><text:span text:style-name="T2">"NOtN"</text:span></text:span><text:span text:style-name="style10"><text:span text:style-name="T2">,</text:span></text:span><text:span text:style-name="style6"><text:span text:style-name="T2">"NO"</text:span></text:span><text:span text:style-name="style10"><text:span text:style-name="T2">,</text:span></text:span><text:span text:style-name="style6"><text:span text:style-name="T2">"NOtO"</text:span></text:span><text:span text:style-name="style10"><text:span text:style-name="T2">,</text:span></text:span><text:span text:style-name="style6"><text:span text:style-name="T2">"ONO"</text:span></text:span><text:span text:style-name="style10"><text:span text:style-name="T2">,</text:span></text:span><text:span text:style-name="style6"><text:span text:style-name="T2">"OtN"</text:span></text:span><text:span text:style-name="style10"><text:span text:style-name="T2">, </text:span></text:span><text:span text:style-name="style2"><text:span text:style-name="T2">// Стороны света</text:span></text:span></text:h>
      <text:h text:style-name="Default" text:outline-level="1"><text:span text:style-name="T2"><text:s/>20 <text:s text:c="14"/></text:span><text:span text:style-name="style6"><text:span text:style-name="T2">"Ost"</text:span></text:span><text:span text:style-name="style10"><text:span text:style-name="T2">,</text:span></text:span><text:span text:style-name="style6"><text:span text:style-name="T2">"OtS"</text:span></text:span><text:span text:style-name="style10"><text:span text:style-name="T2">,</text:span></text:span><text:span text:style-name="style6"><text:span text:style-name="T2">"OSO"</text:span></text:span><text:span text:style-name="style10"><text:span text:style-name="T2">,</text:span></text:span><text:span text:style-name="style6"><text:span text:style-name="T2">"SOtO"</text:span></text:span><text:span text:style-name="style10"><text:span text:style-name="T2">,</text:span></text:span><text:span text:style-name="style6"><text:span text:style-name="T2">"SO"</text:span></text:span><text:span text:style-name="style10"><text:span text:style-name="T2">,</text:span></text:span><text:span text:style-name="style6"><text:span text:style-name="T2">"SOtS"</text:span></text:span><text:span text:style-name="style10"><text:span text:style-name="T2">,</text:span></text:span><text:span text:style-name="style6"><text:span text:style-name="T2">"SSO"</text:span></text:span><text:span text:style-name="style10"><text:span text:style-name="T2">,</text:span></text:span><text:span text:style-name="style6"><text:span text:style-name="T2">"StO"</text:span></text:span><text:span text:style-name="style10"><text:span text:style-name="T2">, </text:span></text:span><text:span text:style-name="style2"><text:span text:style-name="T2">// + роза ветров</text:span></text:span></text:h>
      <text:h text:style-name="Default" text:outline-level="1"><text:span text:style-name="T2"><text:s/>21 <text:s text:c="12"/></text:span><text:span text:style-name="style6"><text:span text:style-name="T2">"Su\"d"</text:span></text:span><text:span text:style-name="style10"><text:span text:style-name="T2">,</text:span></text:span><text:span text:style-name="style6"><text:span text:style-name="T2">"StW"</text:span></text:span><text:span text:style-name="style10"><text:span text:style-name="T2">,</text:span></text:span><text:span text:style-name="style6"><text:span text:style-name="T2">"SSW"</text:span></text:span><text:span text:style-name="style10"><text:span text:style-name="T2">,</text:span></text:span><text:span text:style-name="style6"><text:span text:style-name="T2">"SWtS"</text:span></text:span><text:span text:style-name="style10"><text:span text:style-name="T2">,</text:span></text:span><text:span text:style-name="style6"><text:span text:style-name="T2">"SW"</text:span></text:span><text:span text:style-name="style10"><text:span text:style-name="T2">,</text:span></text:span><text:span text:style-name="style6"><text:span text:style-name="T2">"SWtW"</text:span></text:span><text:span text:style-name="style10"><text:span text:style-name="T2">,</text:span></text:span><text:span text:style-name="style6"><text:span text:style-name="T2">"WSW"</text:span></text:span><text:span text:style-name="style10"><text:span text:style-name="T2">,</text:span></text:span><text:span text:style-name="style6"><text:span text:style-name="T2">"WtS"</text:span></text:span><text:span text:style-name="style10"><text:span text:style-name="T2">, </text:span></text:span><text:span text:style-name="style2"><text:span text:style-name="T2">// ῥόμβος — юла</text:span></text:span></text:h>
      <text:h text:style-name="Default" text:outline-level="1"><text:span text:style-name="T2"><text:s/>22 <text:s text:c="13"/></text:span><text:span text:style-name="style6"><text:span text:style-name="T2">"West"</text:span></text:span><text:span text:style-name="style10"><text:span text:style-name="T2">,</text:span></text:span><text:span text:style-name="style6"><text:span text:style-name="T2">"WtN"</text:span></text:span><text:span text:style-name="style10"><text:span text:style-name="T2">,</text:span></text:span><text:span text:style-name="style6"><text:span text:style-name="T2">"WNW"</text:span></text:span><text:span text:style-name="style10"><text:span text:style-name="T2">,</text:span></text:span><text:span text:style-name="style6"><text:span text:style-name="T2">"NWtW"</text:span></text:span><text:span text:style-name="style10"><text:span text:style-name="T2">,</text:span></text:span><text:span text:style-name="style6"><text:span text:style-name="T2">"NW"</text:span></text:span><text:span text:style-name="style10"><text:span text:style-name="T2">,</text:span></text:span><text:span text:style-name="style6"><text:span text:style-name="T2">"NWtN"</text:span></text:span><text:span text:style-name="style10"><text:span text:style-name="T2">,</text:span></text:span><text:span text:style-name="style6"><text:span text:style-name="T2">"NNW"</text:span></text:span><text:span text:style-name="style10"><text:span text:style-name="T2">,</text:span></text:span><text:span text:style-name="style6"><text:span text:style-name="T2">"NtW" </text:span></text:span><text:span text:style-name="style10"><text:span text:style-name="T2">},</text:span></text:span></text:h>
      <text:h text:style-name="Default" text:outline-level="1"><text:span text:style-name="T2"><text:s/>23 <text:s text:c="2"/></text:span><text:span text:style-name="style10"><text:span text:style-name="T2">*</text:span></text:span><text:span text:style-name="style11"><text:span text:style-name="T2">Model</text:span></text:span><text:span text:style-name="style10"><text:span text:style-name="T2">[]={ </text:span></text:span><text:span text:style-name="style6"><text:span text:style-name="T2">"Кинематика качки в 4-х точках на склонах волн"</text:span></text:span><text:span text:style-name="style10"><text:span text:style-name="T2">, <text:s/></text:span></text:span><text:span text:style-name="style2"><text:span text:style-name="T2">// ⌠ Hull::Statum</text:span></text:span></text:h>
      <text:h text:style-name="Default" text:outline-level="1"><text:span text:style-name="T2"><text:s/>24 <text:s text:c="13"/></text:span><text:span text:style-name="style6"><text:span text:style-name="T2">"Объёмная плавучесть переменного водоизмещения"</text:span></text:span><text:span text:style-name="style10"><text:span text:style-name="T2">, <text:s/></text:span></text:span><text:span text:style-name="style2"><text:span text:style-name="T2">// │</text:span></text:span></text:h>
      <text:h text:style-name="Default" text:outline-level="1"><text:span text:style-name="T2"><text:s/>25 <text:s text:c="13"/></text:span><text:span text:style-name="style6"><text:span text:style-name="T2">"Давление смоченных элементов бортовой обшивки"</text:span></text:span><text:span text:style-name="style10"><text:span text:style-name="T2">, <text:s/></text:span></text:span><text:span text:style-name="style2"><text:span text:style-name="T2">// │</text:span></text:span></text:h>
      <text:h text:style-name="Default" text:outline-level="1"><text:span text:style-name="T2"><text:s/>26 <text:s text:c="13"/></text:span><text:span text:style-name="style6"><text:span text:style-name="T2">"Давление на встречном потоке без морских волн"</text:span></text:span><text:span text:style-name="style10"><text:span text:style-name="T2">, <text:s/></text:span></text:span><text:span text:style-name="style2"><text:span text:style-name="T2">// │</text:span></text:span></text:h>
      <text:h text:style-name="Default" text:outline-level="1"><text:span text:style-name="T2"><text:s/>27 <text:s text:c="13"/></text:span><text:span text:style-name="style6"><text:span text:style-name="T2">"Давление с волновыми и ходовыми потоками воды" </text:span></text:span><text:span text:style-name="style10"><text:span text:style-name="T2">},</text:span></text:span><text:span text:style-name="style2"><text:span text:style-name="T2">// ⌡</text:span></text:span></text:h>
      <text:h text:style-name="Default" text:outline-level="1"><text:span text:style-name="T2"><text:s/>28 <text:s text:c="2"/></text:span><text:span text:style-name="style10"><text:span text:style-name="T2">*</text:span></text:span><text:span text:style-name="style11"><text:span text:style-name="T2">ModelWave</text:span></text:span><text:span text:style-name="style10"><text:span text:style-name="T2">[]={ </text:span></text:span><text:span text:style-name="style6"><text:span text:style-name="T2">" чистое штилевое море без волнения и ветра"</text:span></text:span><text:span text:style-name="style10"><text:span text:style-name="T2">,</text:span></text:span><text:span text:style-name="style2"><text:span text:style-name="T2">// Field::Exp.wave</text:span></text:span></text:h>
      <text:h text:style-name="Default" text:outline-level="1"><text:span text:style-name="T2"><text:s/>29 <text:s text:c="17"/></text:span><text:span text:style-name="style6"><text:span text:style-name="T2">" моделирование гидродинамики на теоретическом волнении"</text:span></text:span><text:span text:style-name="style10"><text:span text:style-name="T2">,</text:span></text:span></text:h>
      <text:h text:style-name="Default" text:outline-level="1"><text:span text:style-name="T2"><text:s/>30 <text:s text:c="17"/></text:span><text:span text:style-name="style6"><text:span text:style-name="T2">" вычислительный эксперимент с отражением волн от корпуса"</text:span></text:span><text:span text:style-name="style10"><text:span text:style-name="T2">,</text:span></text:span></text:h>
      <text:h text:style-name="Default" text:outline-level="1"><text:span text:style-name="T2"><text:s/>31 <text:s text:c="17"/></text:span><text:span text:style-name="style6"><text:span text:style-name="T2">" эксперимент с учётом скоростей течений и дисперсией волн" </text:span></text:span><text:span text:style-name="style10"><text:span text:style-name="T2">};</text:span></text:span></text:h>
      <text:h text:style-name="Default" text:outline-level="1"><text:span text:style-name="T2"><text:s/>32 <text:s/></text:span><text:span text:style-name="style9"><text:span text:style-name="T2">#include "Aurora.h"</text:span></text:span></text:h>
      <text:h text:style-name="Default" text:outline-level="1"><text:span text:style-name="T2"><text:s/>33 <text:s/></text:span><text:span text:style-name="style2"><text:span text:style-name="T2">//#include "../Window/Sym_CCCP.c"</text:span></text:span></text:h>
      <text:h text:style-name="Default" text:outline-level="1"><text:span text:style-name="T2"><text:s/>34 <text:s/></text:span><text:span text:style-name="style11"><text:span text:style-name="T2">Field </text:span></text:span><text:span text:style-name="style10"><text:span text:style-name="T2">*</text:span></text:span><text:span text:style-name="style11"><text:span text:style-name="T2">Storm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5"><text:span text:style-name="T2">/// адресная ссылка для доступа к акватории с морским волнением</text:span></text:span></text:h>
      <text:h text:style-name="Default" text:outline-level="1"><text:span text:style-name="T2"><text:s/>35 <text:s/></text:span><text:span text:style-name="style11"><text:span text:style-name="T2">Hull </text:span></text:span><text:span text:style-name="style10"><text:span text:style-name="T2">*</text:span></text:span><text:span text:style-name="style11"><text:span text:style-name="T2">Vessel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5"><text:span text:style-name="T2">/// теоретический корпус корабля в собственном тензорном базисе</text:span></text:span></text:h>
      <text:h text:style-name="Default" text:outline-level="1"><text:span text:style-name="T2"><text:s/>36 <text:s/></text:span><text:span text:style-name="style11"><text:span text:style-name="T2">FILE </text:span></text:span><text:span text:style-name="style10"><text:span text:style-name="T2">*</text:span></text:span><text:span text:style-name="style11"><text:span text:style-name="T2">VIL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 text:c="3"/></text:span></text:span><text:span text:style-name="style2"><text:span text:style-name="T2">// исходный файл с настройками и протоколами опытовых испытаний</text:span></text:span></text:h>
      <text:h text:style-name="Default" text:outline-level="1"><text:span text:style-name="T2"><text:s/>37 <text:s/></text:span><text:span text:style-name="style5"><text:span text:style-name="T2">static char </text:span></text:span><text:span text:style-name="style10"><text:span text:style-name="T2">*</text:span></text:span><text:span text:style-name="style11"><text:span text:style-name="T2">Lst</text:span></text:span><text:span text:style-name="style10"><text:span text:style-name="T2">=(</text:span></text:span><text:span text:style-name="style5"><text:span text:style-name="T2">char</text:span></text:span><text:span text:style-name="style10"><text:span text:style-name="T2">*)</text:span></text:span><text:span text:style-name="style11"><text:span text:style-name="T2">calloc</text:span></text:span><text:span text:style-name="style10"><text:span text:style-name="T2">( </text:span></text:span><text:span text:style-name="style11"><text:span text:style-name="T2">MAX_PATH</text:span></text:span><text:span text:style-name="style10"><text:span text:style-name="T2">,</text:span></text:span><text:span text:style-name="style4"><text:span text:style-name="T2">4 </text:span></text:span><text:span text:style-name="style10"><text:span text:style-name="T2">); </text:span></text:span><text:span text:style-name="style2"><text:span text:style-name="T2">// временная строчка 1k вне стэка</text:span></text:span></text:h>
      <text:h text:style-name="P4" text:outline-level="1"><text:s/>38 <text:s/></text:h>
      <text:h text:style-name="Default" text:outline-level="1"><text:span text:style-name="T2"><text:s/>39 <text:s/></text:span><text:span text:style-name="style5"><text:span text:style-name="T2">const <text:s text:c="20"/></text:span></text:span><text:span text:style-name="style15"><text:span text:style-name="T2">//! константы исходных управляющих кодов и параметров</text:span></text:span></text:h>
      <text:h text:style-name="Default" text:outline-level="1"><text:span text:style-name="T2"><text:s/>40 <text:s/></text:span><text:span text:style-name="style5"><text:span text:style-name="T2">byte </text:span></text:span><text:span text:style-name="style11"><text:span text:style-name="T2">Mekhanik_Status</text:span></text:span><text:span text:style-name="style10"><text:span text:style-name="T2">=</text:span></text:span><text:span text:style-name="style4"><text:span text:style-name="T2">1</text:span></text:span><text:span text:style-name="style10"><text:span text:style-name="T2">, <text:s/></text:span></text:span><text:span text:style-name="style2"><text:span text:style-name="T2">// <text:s/>режим гидро\механики хода и маневрирования корабля</text:span></text:span></text:h>
      <text:h text:style-name="Default" text:outline-level="1"><text:span text:style-name="T2"><text:s/>41 <text:s text:c="25"/></text:span><text:span text:style-name="style2"><text:span text:style-name="T2">// 0-склоны 1-водоизмещение 2-давление 3+ход 4+волнение</text:span></text:span></text:h>
      <text:h text:style-name="Default" text:outline-level="1"><text:span text:style-name="T2"><text:s/>42 <text:s text:c="6"/></text:span><text:span text:style-name="style11"><text:span text:style-name="T2">Drawing_Hull</text:span></text:span><text:span text:style-name="style10"><text:span text:style-name="T2">=</text:span></text:span><text:span text:style-name="style4"><text:span text:style-name="T2">0x3</text:span></text:span><text:span text:style-name="style10"><text:span text:style-name="T2">; </text:span></text:span><text:span text:style-name="style1"><text:span text:style-name="T2">/* изображение корпуса закраской, гранями треугольников</text:span></text:span></text:h>
      <text:h text:style-name="Default" text:outline-level="1"><text:span text:style-name="T2"><text:s/>43 <text:s text:c="22"/></text:span><text:span text:style-name="style1"><text:span text:style-name="T2">0 - ватерлиния строится при любом графическом раскладе</text:span></text:span></text:h>
      <text:h text:style-name="Default" text:outline-level="1"><text:span text:style-name="T2"><text:s/>44 <text:s text:c="22"/></text:span><text:span text:style-name="style1"><text:span text:style-name="T2">1 - прорисовываются только собственно штевни и шпангоуты</text:span></text:span></text:h>
      <text:h text:style-name="Default" text:outline-level="1"><text:span text:style-name="T2"><text:s/>45 <text:s text:c="22"/></text:span><text:span text:style-name="style1"><text:span text:style-name="T2">2 - оставляется подводная часть со шпангоутами над водой</text:span></text:span></text:h>
      <text:h text:style-name="Default" text:outline-level="1"><text:span text:style-name="T2"><text:s/>46 <text:s text:c="22"/></text:span><text:span text:style-name="style1"><text:span text:style-name="T2">3 - весь корпус прорисовывается целиком отчасти прозрачным</text:span></text:span></text:h>
      <text:h text:style-name="Default" text:outline-level="1"><text:span text:style-name="T2"><text:s/>47 <text:s text:c="20"/></text:span><text:span text:style-name="style1"><text:span text:style-name="T2">х04 - тоже, без обшивки и только с триангуляционными ребрами</text:span></text:span></text:h>
      <text:h text:style-name="Default" text:outline-level="1"><text:span text:style-name="T2"><text:s/>48 <text:s text:c="20"/></text:span><text:span text:style-name="style1"><text:span text:style-name="T2">х10 - разблокировка графики с включением надводного борта */</text:span></text:span></text:h>
      <text:h text:style-name="P4" text:outline-level="1"><text:s/>49 <text:s/></text:h>
      <text:h text:style-name="Default" text:outline-level="1"><text:span text:style-name="T2"><text:s/>50 <text:s/></text:span><text:span text:style-name="style11"><text:span text:style-name="T2">Hull</text:span></text:span><text:span text:style-name="style10"><text:span text:style-name="T2">::</text:span></text:span><text:span text:style-name="style11"><text:span text:style-name="T2">Hull</text:span></text:span><text:span text:style-name="style10"><text:span text:style-name="T2">():</text:span></text:span><text:span text:style-name="style11"><text:span text:style-name="T2">View <text:s text:c="5"/></text:span></text:span><text:span text:style-name="style2"><text:span text:style-name="T2">// в прицепе View окошко графической визуализации OpenGL</text:span></text:span></text:h>
      <text:h text:style-name="Default" text:outline-level="1"><text:span text:style-name="T2"><text:s/>51 <text:s/></text:span><text:span text:style-name="style10"><text:span text:style-name="T2">( </text:span></text:span><text:span text:style-name="style6"><text:span text:style-name="T2">" Аксонометрический вид корпуса корабля и профилей морских волн "</text:span></text:span><text:span text:style-name="style10"><text:span text:style-name="T2">,</text:span></text:span></text:h>
      <text:h text:style-name="Default" text:outline-level="1"><text:span text:style-name="T2"><text:s/>52 <text:s text:c="5"/></text:span><text:span text:style-name="style10"><text:span text:style-name="T2">-</text:span></text:span><text:span text:style-name="style4"><text:span text:style-name="T2">12</text:span></text:span><text:span text:style-name="style10"><text:span text:style-name="T2">,</text:span></text:span><text:span text:style-name="style4"><text:span text:style-name="T2">12</text:span></text:span><text:span text:style-name="style10"><text:span text:style-name="T2">,</text:span></text:span><text:span text:style-name="style4"><text:span text:style-name="T2">400</text:span></text:span><text:span text:style-name="style10"><text:span text:style-name="T2">,</text:span></text:span><text:span text:style-name="style4"><text:span text:style-name="T2">150 <text:s text:c="14"/></text:span></text:span><text:span text:style-name="style2"><text:span text:style-name="T2">// <text:s/>Xpm( 4 ),Ypm( 4 ), Xpm( 64 ),Ypm( 72 )</text:span></text:span></text:h>
      <text:h text:style-name="Default" text:outline-level="1"><text:span text:style-name="T2"><text:s/>53 <text:s/></text:span><text:span text:style-name="style10"><text:span text:style-name="T2">),</text:span></text:span><text:span text:style-name="style11"><text:span text:style-name="T2">FileName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</text:span></text:span><text:span text:style-name="style11"><text:span text:style-name="T2">ShipName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 <text:s text:c="2"/></text:span></text:span><text:span text:style-name="style2"><text:span text:style-name="T2">// Исходный Файл и название исходного проекта</text:span></text:span></text:h>
      <text:h text:style-name="Default" text:outline-level="1"><text:span text:style-name="T2"><text:s/>54 <text:s text:c="3"/></text:span><text:span text:style-name="style11"><text:span text:style-name="T2">Keel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</text:span></text:span><text:span text:style-name="style11"><text:span text:style-name="T2">Frame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</text:span></text:span><text:span text:style-name="style11"><text:span text:style-name="T2">Shell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 </text:span></text:span><text:span text:style-name="style2"><text:span text:style-name="T2">// шпангоуты + штевни и обечайка по шпациям</text:span></text:span></text:h>
      <text:h text:style-name="Default" text:outline-level="1"><text:span text:style-name="T2"><text:s/>55 <text:s text:c="3"/></text:span><text:span text:style-name="style11"><text:span text:style-name="T2">Statum</text:span></text:span><text:span text:style-name="style10"><text:span text:style-name="T2">( </text:span></text:span><text:span text:style-name="style11"><text:span text:style-name="T2">Mekhanik_Status </text:span></text:span><text:span text:style-name="style10"><text:span text:style-name="T2">), <text:s text:c="4"/></text:span></text:span><text:span text:style-name="style2"><text:span text:style-name="T2">// индекс режимов вычислительного эксперимента</text:span></text:span></text:h>
      <text:h text:style-name="Default" text:outline-level="1"><text:span text:style-name="T2"><text:s/>56 <text:s text:c="3"/></text:span><text:span text:style-name="style11"><text:span text:style-name="T2">Educt</text:span></text:span><text:span text:style-name="style10"><text:span text:style-name="T2">( </text:span></text:span><text:span text:style-name="style4"><text:span text:style-name="T2">0x255 </text:span></text:span><text:span text:style-name="style10"><text:span text:style-name="T2">), <text:s text:c="15"/></text:span></text:span><text:span text:style-name="style2"><text:span text:style-name="T2">// все восемь признаков экстремальных событий</text:span></text:span></text:h>
      <text:h text:style-name="Default" text:outline-level="1"><text:span text:style-name="T2"><text:s/>57 <text:s text:c="3"/></text:span><text:span text:style-name="style11"><text:span text:style-name="T2">DrawMode</text:span></text:span><text:span text:style-name="style10"><text:span text:style-name="T2">( </text:span></text:span><text:span text:style-name="style11"><text:span text:style-name="T2">Drawing_Hull </text:span></text:span><text:span text:style-name="style10"><text:span text:style-name="T2">), <text:s text:c="5"/></text:span></text:span><text:span text:style-name="style2"><text:span text:style-name="T2">// изображение корпуса закраской или контурами</text:span></text:span></text:h>
      <text:h text:style-name="Default" text:outline-level="1"><text:span text:style-name="T2"><text:s/>58 <text:s text:c="3"/></text:span><text:span text:style-name="style11"><text:span text:style-name="T2">hX</text:span></text:span><text:span text:style-name="style10"><text:span text:style-name="T2">( </text:span></text:span><text:span text:style-name="style4"><text:span text:style-name="T2">1.0 </text:span></text:span><text:span text:style-name="style10"><text:span text:style-name="T2">), <text:s text:c="20"/></text:span></text:span><text:span text:style-name="style2"><text:span text:style-name="T2">// поперечная метацентрическая высота <text:s text:c="5"/>[м]</text:span></text:span></text:h>
      <text:h text:style-name="Default" text:outline-level="1"><text:span text:style-name="T2"><text:s/>59 <text:s text:c="3"/></text:span><text:span text:style-name="style11"><text:span text:style-name="T2">sT</text:span></text:span><text:span text:style-name="style10"><text:span text:style-name="T2">( </text:span></text:span><text:span text:style-name="style4"><text:span text:style-name="T2">30.0 </text:span></text:span><text:span text:style-name="style10"><text:span text:style-name="T2">), <text:s text:c="19"/></text:span></text:span><text:span text:style-name="style2"><text:span text:style-name="T2">// интервал кинематической визуализации <text:s/>[сек]</text:span></text:span></text:h>
      <text:h text:style-name="Default" text:outline-level="1"><text:span text:style-name="T2"><text:s/>60 <text:s text:c="3"/></text:span><text:span text:style-name="style11"><text:span text:style-name="T2">Trim</text:span></text:span><text:span text:style-name="style10"><text:span text:style-name="T2">( </text:span></text:span><text:span text:style-name="style4"><text:span text:style-name="T2">0.0 </text:span></text:span><text:span text:style-name="style10"><text:span text:style-name="T2">), <text:s text:c="18"/></text:span></text:span><text:span text:style-name="style2"><text:span text:style-name="T2">// дифферент по смещению центра величины [рад]</text:span></text:span></text:h>
      <text:h text:style-name="Default" text:outline-level="1"><text:span text:style-name="T2"><text:s/>61 <text:s text:c="3"/></text:span><text:span text:style-name="style11"><text:span text:style-name="T2">Kv</text:span></text:span><text:span text:style-name="style10"><text:span text:style-name="T2">( </text:span></text:span><text:span text:style-name="style4"><text:span text:style-name="T2">0.5 </text:span></text:span><text:span text:style-name="style10"><text:span text:style-name="T2">), <text:s text:c="20"/></text:span></text:span><text:span text:style-name="style2"><text:span text:style-name="T2">// 1-без давления; 0-учёт парадокса Даламбера</text:span></text:span></text:h>
      <text:h text:style-name="Default" text:outline-level="1"><text:span text:style-name="T2"><text:s/>62 <text:s text:c="3"/></text:span><text:span text:style-name="style11"><text:span text:style-name="T2">Course</text:span></text:span><text:span text:style-name="style10"><text:span text:style-name="T2">( </text:span></text:span><text:span text:style-name="style11"><text:span text:style-name="T2">_Ph </text:span></text:span><text:span text:style-name="style10"><text:span text:style-name="T2">),</text:span></text:span><text:span text:style-name="style11"><text:span text:style-name="T2">dCs</text:span></text:span><text:span text:style-name="style10"><text:span text:style-name="T2">( </text:span></text:span><text:span text:style-name="style11"><text:span text:style-name="T2">_Ph</text:span></text:span><text:span text:style-name="style10"><text:span text:style-name="T2">/</text:span></text:span><text:span text:style-name="style4"><text:span text:style-name="T2">60.0 </text:span></text:span><text:span text:style-name="style10"><text:span text:style-name="T2">), </text:span></text:span><text:span text:style-name="style2"><text:span text:style-name="T2">// курс, руль на борт(1мин), полборта(2) [рад]</text:span></text:span></text:h>
      <text:h text:style-name="Default" text:outline-level="1"><text:span text:style-name="T2"><text:s/>63 <text:s text:c="3"/></text:span><text:span text:style-name="style11"><text:span text:style-name="T2">Speed</text:span></text:span><text:span text:style-name="style10"><text:span text:style-name="T2">( </text:span></text:span><text:span text:style-name="style4"><text:span text:style-name="T2">0.0 </text:span></text:span><text:span text:style-name="style10"><text:span text:style-name="T2">),</text:span></text:span><text:span text:style-name="style11"><text:span text:style-name="T2">cSp</text:span></text:span><text:span text:style-name="style10"><text:span text:style-name="T2">( </text:span></text:span><text:span text:style-name="style4"><text:span text:style-name="T2">0.0 </text:span></text:span><text:span text:style-name="style10"><text:span text:style-name="T2">), <text:s text:c="6"/></text:span></text:span><text:span text:style-name="style2"><text:span text:style-name="T2">// скорость погашена, машины остановлены [м/с]</text:span></text:span></text:h>
      <text:h text:style-name="Default" text:outline-level="1"><text:span text:style-name="T2"><text:s/>64 <text:s text:c="3"/></text:span><text:span text:style-name="style11"><text:span text:style-name="T2">Locate</text:span></text:span><text:span text:style-name="style10"><text:span text:style-name="T2">( </text:span></text:span><text:span text:style-name="style11"><text:span text:style-name="T2">Zero </text:span></text:span><text:span text:style-name="style10"><text:span text:style-name="T2">), <text:s text:c="15"/></text:span></text:span><text:span text:style-name="style2"><text:span text:style-name="T2">// прямая ссылка на текущее местоположение [м]</text:span></text:span></text:h>
      <text:h text:style-name="Default" text:outline-level="1"><text:span text:style-name="T2"><text:s/>65 <text:s text:c="3"/></text:span><text:span text:style-name="style11"><text:span text:style-name="T2">Route</text:span></text:span><text:span text:style-name="style10"><text:span text:style-name="T2">(),</text:span></text:span><text:span text:style-name="style11"><text:span text:style-name="T2">Rate</text:span></text:span><text:span text:style-name="style10"><text:span text:style-name="T2">(),</text:span></text:span><text:span text:style-name="style11"><text:span text:style-name="T2">Swing</text:span></text:span><text:span text:style-name="style10"><text:span text:style-name="T2">(),</text:span></text:span><text:span text:style-name="style11"><text:span text:style-name="T2">Whirl</text:span></text:span><text:span text:style-name="style10"><text:span text:style-name="T2">() </text:span></text:span><text:span text:style-name="style2"><text:span text:style-name="T2">// конструкторы кинематики во времени</text:span></text:span></text:h>
      <text:h text:style-name="Default" text:outline-level="1"><text:span text:style-name="T2"><text:s/>66 <text:s/></text:span><text:span text:style-name="style10"><text:span text:style-name="T2">{ </text:span></text:span><text:span text:style-name="style11"><text:span text:style-name="T2">Vessel</text:span></text:span><text:span text:style-name="style10"><text:span text:style-name="T2">=</text:span></text:span><text:span text:style-name="style5"><text:span text:style-name="T2">this</text:span></text:span><text:span text:style-name="style10"><text:span text:style-name="T2">; <text:s text:c="17"/></text:span></text:span><text:span text:style-name="style2"><text:span text:style-name="T2">// ссылка на корпус, пусть будет внешний доступ</text:span></text:span></text:h>
      <text:h text:style-name="Default" text:outline-level="1"><text:soft-page-break/><text:span text:style-name="T2"><text:s/>67 <text:s text:c="3"/></text:span><text:span text:style-name="style11"><text:span text:style-name="T2">Nframes</text:span></text:span><text:span text:style-name="style10"><text:span text:style-name="T2">=</text:span></text:span><text:span text:style-name="style11"><text:span text:style-name="T2">Mid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Length</text:span></text:span><text:span text:style-name="style10"><text:span text:style-name="T2">=</text:span></text:span><text:span text:style-name="style11"><text:span text:style-name="T2">Breadth</text:span></text:span><text:span text:style-name="style10"><text:span text:style-name="T2">=</text:span></text:span><text:span text:style-name="style11"><text:span text:style-name="T2">Draught</text:span></text:span><text:span text:style-name="style10"><text:span text:style-name="T2">=</text:span></text:span><text:span text:style-name="style4"><text:span text:style-name="T2">1.0</text:span></text:span><text:span text:style-name="style10"><text:span text:style-name="T2">; </text:span></text:span><text:span text:style-name="style11"><text:span text:style-name="T2">vC</text:span></text:span><text:span text:style-name="style10"><text:span text:style-name="T2">=</text:span></text:span><text:span text:style-name="style11"><text:span text:style-name="T2">vD</text:span></text:span><text:span text:style-name="style10"><text:span text:style-name="T2">=</text:span></text:span><text:span text:style-name="style11"><text:span text:style-name="T2">vR</text:span></text:span><text:span text:style-name="style10"><text:span text:style-name="T2">=</text:span></text:span><text:span text:style-name="style11"><text:span text:style-name="T2">vS</text:span></text:span><text:span text:style-name="style10"><text:span text:style-name="T2">=</text:span></text:span><text:span text:style-name="style11"><text:span text:style-name="T2">Zero</text:span></text:span><text:span text:style-name="style10"><text:span text:style-name="T2">;</text:span></text:span></text:h>
      <text:h text:style-name="Default" text:outline-level="1"><text:span text:style-name="T2"><text:s/>68 <text:s text:c="3"/></text:span><text:span text:style-name="style11"><text:span text:style-name="T2">nF</text:span></text:span><text:span text:style-name="style10"><text:span text:style-name="T2">=</text:span></text:span><text:span text:style-name="style11"><text:span text:style-name="T2">muF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0.1</text:span></text:span><text:span text:style-name="style10"><text:span text:style-name="T2">,</text:span></text:span><text:span text:style-name="style4"><text:span text:style-name="T2">0.8</text:span></text:span><text:span text:style-name="style10"><text:span text:style-name="T2">,</text:span></text:span><text:span text:style-name="style4"><text:span text:style-name="T2">0.6 </text:span></text:span><text:span text:style-name="style10"><text:span text:style-name="T2">}; </text:span></text:span><text:span text:style-name="style2"><text:span text:style-name="T2">// демпфер по абсциссе, ординате и аппликате</text:span></text:span></text:h>
      <text:h text:style-name="Default" text:outline-level="1"><text:span text:style-name="T2"><text:s/>69 <text:s text:c="3"/></text:span><text:span text:style-name="style11"><text:span text:style-name="T2">nM</text:span></text:span><text:span text:style-name="style10"><text:span text:style-name="T2">=</text:span></text:span><text:span text:style-name="style11"><text:span text:style-name="T2">muM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0.2</text:span></text:span><text:span text:style-name="style10"><text:span text:style-name="T2">,</text:span></text:span><text:span text:style-name="style4"><text:span text:style-name="T2">0.6</text:span></text:span><text:span text:style-name="style10"><text:span text:style-name="T2">,</text:span></text:span><text:span text:style-name="style4"><text:span text:style-name="T2">0.8 </text:span></text:span><text:span text:style-name="style10"><text:span text:style-name="T2">}; </text:span></text:span><text:span text:style-name="style2"><text:span text:style-name="T2">// ... по бортовой, килевой качке и рысканию</text:span></text:span></text:h>
      <text:h text:style-name="Default" text:outline-level="1"><text:span text:style-name="T2"><text:s/>70 <text:s text:c="3"/></text:span><text:span text:style-name="style11"><text:span text:style-name="T2">Ofs</text:span></text:span><text:span text:style-name="style10"><text:span text:style-name="T2">=</text:span></text:span><text:span text:style-name="style11"><text:span text:style-name="T2">Zero</text:span></text:span><text:span text:style-name="style10"><text:span text:style-name="T2">; </text:span></text:span><text:span text:style-name="style11"><text:span text:style-name="T2">mx</text:span></text:span><text:span text:style-name="style10"><text:span text:style-name="T2">=</text:span></text:span><text:span text:style-name="style11"><text:span text:style-name="T2">my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 text:c="13"/></text:span></text:span><text:span text:style-name="style2"><text:span text:style-name="T2">// и мышку тоже в исходное</text:span></text:span></text:h>
      <text:h text:style-name="Default" text:outline-level="1"><text:span text:style-name="T2"><text:s/>71 <text:s text:c="3"/></text:span><text:span text:style-name="style11"><text:span text:style-name="T2">Activate</text:span></text:span><text:span text:style-name="style10"><text:span text:style-name="T2">(); <text:s text:c="20"/></text:span></text:span><text:span text:style-name="style2"><text:span text:style-name="T2">// привязка к Window::Place, и первый рисунок</text:span></text:span></text:h>
      <text:h text:style-name="Default" text:outline-level="1"><text:span text:style-name="T2"><text:s/>72 <text:s text:c="3"/></text:span><text:span text:style-name="style11"><text:span text:style-name="T2">glPolygonMode</text:span></text:span><text:span text:style-name="style10"><text:span text:style-name="T2">( </text:span></text:span><text:span text:style-name="style11"><text:span text:style-name="T2">GL_FRONT_AND_BACK</text:span></text:span><text:span text:style-name="style10"><text:span text:style-name="T2">,</text:span></text:span><text:span text:style-name="style11"><text:span text:style-name="T2">GL_FILL </text:span></text:span><text:span text:style-name="style10"><text:span text:style-name="T2">);</text:span></text:span></text:h>
      <text:h text:style-name="Default" text:outline-level="1"><text:span text:style-name="T2"><text:s/>73 <text:s/></text:span><text:span text:style-name="style9"><text:span text:style-name="T2">#if 1</text:span></text:span></text:h>
      <text:h text:style-name="Default" text:outline-level="1"><text:span text:style-name="T2"><text:s/>74 <text:s text:c="3"/></text:span><text:span text:style-name="style11"><text:span text:style-name="T2">color</text:span></text:span><text:span text:style-name="style10"><text:span text:style-name="T2">(</text:span></text:span><text:span text:style-name="style11"><text:span text:style-name="T2">navy</text:span></text:span><text:span text:style-name="style10"><text:span text:style-name="T2">); </text:span></text:span><text:span text:style-name="style11"><text:span text:style-name="T2">Alfabet</text:span></text:span><text:span text:style-name="style10"><text:span text:style-name="T2">(</text:span></text:span><text:span text:style-name="style4"><text:span text:style-name="T2">22</text:span></text:span><text:span text:style-name="style10"><text:span text:style-name="T2">,</text:span></text:span><text:span text:style-name="style6"><text:span text:style-name="T2">"Courier"</text:span></text:span><text:span text:style-name="style10"><text:span text:style-name="T2">,</text:span></text:span><text:span text:style-name="style4"><text:span text:style-name="T2">800</text:span></text:span><text:span text:style-name="style10"><text:span text:style-name="T2">).</text:span></text:span><text:span text:style-name="style11"><text:span text:style-name="T2">Print</text:span></text:span><text:span text:style-name="style10"><text:span text:style-name="T2">( </text:span></text:span><text:span text:style-name="style4"><text:span text:style-name="T2">2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6"><text:span text:style-name="T2">"Aurora ~ " </text:span></text:span><text:span text:style-name="style10"><text:span text:style-name="T2">);</text:span></text:span></text:h>
      <text:h text:style-name="Default" text:outline-level="1"><text:span text:style-name="T2"><text:s/>75 <text:s text:c="3"/></text:span><text:span text:style-name="style11"><text:span text:style-name="T2">color</text:span></text:span><text:span text:style-name="style10"><text:span text:style-name="T2">(</text:span></text:span><text:span text:style-name="style11"><text:span text:style-name="T2">blue</text:span></text:span><text:span text:style-name="style10"><text:span text:style-name="T2">); </text:span></text:span><text:span text:style-name="style11"><text:span text:style-name="T2">Alfabet</text:span></text:span><text:span text:style-name="style10"><text:span text:style-name="T2">(</text:span></text:span><text:span text:style-name="style4"><text:span text:style-name="T2">18</text:span></text:span><text:span text:style-name="style10"><text:span text:style-name="T2">,</text:span></text:span><text:span text:style-name="style6"><text:span text:style-name="T2">"Courier"</text:span></text:span><text:span text:style-name="style10"><text:span text:style-name="T2">,</text:span></text:span><text:span text:style-name="style4"><text:span text:style-name="T2">600</text:span></text:span><text:span text:style-name="style10"><text:span text:style-name="T2">).</text:span></text:span><text:span text:style-name="style11"><text:span text:style-name="T2">Print</text:span></text:span><text:span text:style-name="style10"><text:span text:style-name="T2">( </text:span></text:span><text:span text:style-name="style6"><text:span text:style-name="T2">"штормовая гидромеханика"</text:span></text:span><text:span text:style-name="style10"><text:span text:style-name="T2">);</text:span></text:span></text:h>
      <text:h text:style-name="Default" text:outline-level="1"><text:span text:style-name="T2"><text:s/>76 <text:s text:c="3"/></text:span><text:span text:style-name="style11"><text:span text:style-name="T2">color</text:span></text:span><text:span text:style-name="style10"><text:span text:style-name="T2">(</text:span></text:span><text:span text:style-name="style11"><text:span text:style-name="T2">cyan</text:span></text:span><text:span text:style-name="style10"><text:span text:style-name="T2">); </text:span></text:span><text:span text:style-name="style11"><text:span text:style-name="T2">Alfabet</text:span></text:span><text:span text:style-name="style10"><text:span text:style-name="T2">(</text:span></text:span><text:span text:style-name="style4"><text:span text:style-name="T2">19</text:span></text:span><text:span text:style-name="style10"><text:span text:style-name="T2">,</text:span></text:span><text:span text:style-name="style6"><text:span text:style-name="T2">"Lucida"</text:span></text:span><text:span text:style-name="style10"><text:span text:style-name="T2">, </text:span></text:span><text:span text:style-name="style4"><text:span text:style-name="T2">600</text:span></text:span><text:span text:style-name="style10"><text:span text:style-name="T2">).</text:span></text:span><text:span text:style-name="style11"><text:span text:style-name="T2">Print</text:span></text:span><text:span text:style-name="style10"><text:span text:style-name="T2">( </text:span></text:span><text:span text:style-name="style4"><text:span text:style-name="T2">8</text:span></text:span><text:span text:style-name="style10"><text:span text:style-name="T2">,</text:span></text:span><text:span text:style-name="style4"><text:span text:style-name="T2">2</text:span></text:span><text:span text:style-name="style10"><text:span text:style-name="T2">,</text:span></text:span></text:h>
      <text:h text:style-name="Default" text:outline-level="1"><text:span text:style-name="T2"><text:s/>77 <text:s text:c="20"/></text:span><text:span text:style-name="style6"><text:span text:style-name="T2">"Мореходные качества корабля -\n"</text:span></text:span></text:h>
      <text:h text:style-name="Default" text:outline-level="1"><text:span text:style-name="T2"><text:s/>78 <text:s text:c="20"/></text:span><text:span text:style-name="style6"><text:span text:style-name="T2">" <text:s text:c="2"/>вычислительный эксперимент\n" </text:span></text:span><text:span text:style-name="style10"><text:span text:style-name="T2">);</text:span></text:span></text:h>
      <text:h text:style-name="Default" text:outline-level="1"><text:span text:style-name="T2"><text:s/>79 <text:s text:c="3"/></text:span><text:span text:style-name="style11"><text:span text:style-name="T2">color</text:span></text:span><text:span text:style-name="style10"><text:span text:style-name="T2">(</text:span></text:span><text:span text:style-name="style11"><text:span text:style-name="T2">green </text:span></text:span><text:span text:style-name="style10"><text:span text:style-name="T2">); </text:span></text:span><text:span text:style-name="style11"><text:span text:style-name="T2">Alfabet</text:span></text:span><text:span text:style-name="style10"><text:span text:style-name="T2">( </text:span></text:span><text:span text:style-name="style4"><text:span text:style-name="T2">18</text:span></text:span><text:span text:style-name="style10"><text:span text:style-name="T2">,</text:span></text:span><text:span text:style-name="style6"><text:span text:style-name="T2">"Times"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).</text:span></text:span><text:span text:style-name="style11"><text:span text:style-name="T2">Print</text:span></text:span></text:h>
      <text:h text:style-name="Default" text:outline-level="1"><text:span text:style-name="T2"><text:s/>80 <text:s text:c="18"/></text:span><text:span text:style-name="style10"><text:span text:style-name="T2">( </text:span></text:span><text:span text:style-name="style6"><text:span text:style-name="T2">" <text:s text:c="6"/>©1975-2023 <text:s/>Калининград - Сахалин - יְרוּשָׁלַיִם\n\n" </text:span></text:span><text:span text:style-name="style10"><text:span text:style-name="T2">);</text:span></text:span></text:h>
      <text:h text:style-name="Default" text:outline-level="1"><text:span text:style-name="T2"><text:s/>81 <text:s text:c="3"/></text:span><text:span text:style-name="style11"><text:span text:style-name="T2">color</text:span></text:span><text:span text:style-name="style10"><text:span text:style-name="T2">(</text:span></text:span><text:span text:style-name="style11"><text:span text:style-name="T2">black </text:span></text:span><text:span text:style-name="style10"><text:span text:style-name="T2">); </text:span></text:span><text:span text:style-name="style11"><text:span text:style-name="T2">Alfabet</text:span></text:span><text:span text:style-name="style10"><text:span text:style-name="T2">( </text:span></text:span><text:span text:style-name="style4"><text:span text:style-name="T2">20</text:span></text:span><text:span text:style-name="style10"><text:span text:style-name="T2">,</text:span></text:span><text:span text:style-name="style6"><text:span text:style-name="T2">"Times"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)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2</text:span></text:span><text:span text:style-name="style10"><text:span text:style-name="T2">,-</text:span></text:span><text:span text:style-name="style4"><text:span text:style-name="T2">2</text:span></text:span><text:span text:style-name="style10"><text:span text:style-name="T2">,</text:span></text:span></text:h>
      <text:h text:style-name="Default" text:outline-level="1"><text:span text:style-name="T2"><text:s/>82 <text:s text:c="20"/></text:span><text:span text:style-name="style6"><text:span text:style-name="T2">"Сообразованные архитектура и обводы корпуса\n"</text:span></text:span></text:h>
      <text:h text:style-name="Default" text:outline-level="1"><text:span text:style-name="T2"><text:s/>83 <text:s text:c="20"/></text:span><text:span text:style-name="style6"><text:span text:style-name="T2">" - эффективность всепогодного мореплавания" </text:span></text:span><text:span text:style-name="style10"><text:span text:style-name="T2">);</text:span></text:span></text:h>
      <text:h text:style-name="Default" text:outline-level="1"><text:span text:style-name="T2"><text:s/>84 <text:s text:c="3"/></text:span><text:span text:style-name="style11"><text:span text:style-name="T2">color</text:span></text:span><text:span text:style-name="style10"><text:span text:style-name="T2">(</text:span></text:span><text:span text:style-name="style11"><text:span text:style-name="T2">yellow</text:span></text:span><text:span text:style-name="style10"><text:span text:style-name="T2">); </text:span></text:span><text:span text:style-name="style11"><text:span text:style-name="T2">Alfabet</text:span></text:span><text:span text:style-name="style10"><text:span text:style-name="T2">( </text:span></text:span><text:span text:style-name="style4"><text:span text:style-name="T2">12</text:span></text:span><text:span text:style-name="style10"><text:span text:style-name="T2">,</text:span></text:span><text:span text:style-name="style6"><text:span text:style-name="T2">"Times"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)</text:span></text:span></text:h>
      <text:h text:style-name="Default" text:outline-level="1"><text:span text:style-name="T2"><text:s/>85 <text:s text:c="17"/></text:span><text:span text:style-name="style10"><text:span text:style-name="T2">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3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© Василий Храмушин" </text:span></text:span><text:span text:style-name="style10"><text:span text:style-name="T2">).</text:span></text:span><text:span text:style-name="style11"><text:span text:style-name="T2">Save</text:span></text:span><text:span text:style-name="style10"><text:span text:style-name="T2">().</text:span></text:span><text:span text:style-name="style11"><text:span text:style-name="T2">Show</text:span></text:span><text:span text:style-name="style10"><text:span text:style-name="T2">();</text:span></text:span></text:h>
      <text:h text:style-name="Default" text:outline-level="1"><text:span text:style-name="T2"><text:s/>86 <text:s/></text:span><text:span text:style-name="style9"><text:span text:style-name="T2">#else</text:span></text:span></text:h>
      <text:h text:style-name="Default" text:outline-level="1"><text:span text:style-name="T2"><text:s/>87 <text:s text:c="3"/></text:span><text:span text:style-name="style75"><text:span text:style-name="T2">color</text:span></text:span><text:span text:style-name="style74"><text:span text:style-name="T2">( </text:span></text:span><text:span text:style-name="style75"><text:span text:style-name="T2">navy </text:span></text:span><text:span text:style-name="style74"><text:span text:style-name="T2">); </text:span></text:span><text:span text:style-name="style75"><text:span text:style-name="T2">AlfaBit</text:span></text:span><text:span text:style-name="style74"><text:span text:style-name="T2">( </text:span></text:span><text:span text:style-name="style75"><text:span text:style-name="T2">_8x16 </text:span></text:span><text:span text:style-name="style74"><text:span text:style-name="T2">).</text:span></text:span><text:span text:style-name="style75"><text:span text:style-name="T2">Print</text:span></text:span><text:span text:style-name="style74"><text:span text:style-name="T2">( </text:span></text:span><text:span text:style-name="style68"><text:span text:style-name="T2">2</text:span></text:span><text:span text:style-name="style74"><text:span text:style-name="T2">,</text:span></text:span><text:span text:style-name="style68"><text:span text:style-name="T2">1</text:span></text:span><text:span text:style-name="style74"><text:span text:style-name="T2">,</text:span></text:span><text:span text:style-name="style70"><text:span text:style-name="T2">"Aurora <text:s/>~ <text:s/>" </text:span></text:span><text:span text:style-name="style74"><text:span text:style-name="T2">);</text:span></text:span></text:h>
      <text:h text:style-name="Default" text:outline-level="1"><text:span text:style-name="T2"><text:s/>88 <text:s text:c="3"/></text:span><text:span text:style-name="style75"><text:span text:style-name="T2">color</text:span></text:span><text:span text:style-name="style74"><text:span text:style-name="T2">( </text:span></text:span><text:span text:style-name="style75"><text:span text:style-name="T2">blue </text:span></text:span><text:span text:style-name="style74"><text:span text:style-name="T2">); </text:span></text:span><text:span text:style-name="style75"><text:span text:style-name="T2">Print</text:span></text:span><text:span text:style-name="style74"><text:span text:style-name="T2">( </text:span></text:span><text:span text:style-name="style70"><text:span text:style-name="T2">"штормовая гидромеханика°\n"</text:span></text:span><text:span text:style-name="style74"><text:span text:style-name="T2">);</text:span></text:span></text:h>
      <text:h text:style-name="Default" text:outline-level="1"><text:span text:style-name="T2"><text:s/>89 <text:s text:c="3"/></text:span><text:span text:style-name="style75"><text:span text:style-name="T2">color</text:span></text:span><text:span text:style-name="style74"><text:span text:style-name="T2">( </text:span></text:span><text:span text:style-name="style75"><text:span text:style-name="T2">cyan </text:span></text:span><text:span text:style-name="style74"><text:span text:style-name="T2">); </text:span></text:span><text:span text:style-name="style75"><text:span text:style-name="T2">Print</text:span></text:span><text:span text:style-name="style74"><text:span text:style-name="T2">( </text:span></text:span><text:span text:style-name="style68"><text:span text:style-name="T2">10</text:span></text:span><text:span text:style-name="style74"><text:span text:style-name="T2">,</text:span></text:span><text:span text:style-name="style68"><text:span text:style-name="T2">2</text:span></text:span><text:span text:style-name="style74"><text:span text:style-name="T2">,</text:span></text:span><text:span text:style-name="style70"><text:span text:style-name="T2">"Мореходные качества корабля -\n"</text:span></text:span></text:h>
      <text:h text:style-name="Default" text:outline-level="1"><text:span text:style-name="T2"><text:s/>90 <text:s text:c="30"/></text:span><text:span text:style-name="style70"><text:span text:style-name="T2">" <text:s text:c="2"/>вычислительный эксперимент\n" </text:span></text:span><text:span text:style-name="style74"><text:span text:style-name="T2">);</text:span></text:span></text:h>
      <text:h text:style-name="Default" text:outline-level="1"><text:span text:style-name="T2"><text:s/>91 <text:s text:c="3"/></text:span><text:span text:style-name="style75"><text:span text:style-name="T2">color</text:span></text:span><text:span text:style-name="style74"><text:span text:style-name="T2">( </text:span></text:span><text:span text:style-name="style75"><text:span text:style-name="T2">green </text:span></text:span><text:span text:style-name="style74"><text:span text:style-name="T2">); </text:span></text:span><text:span text:style-name="style75"><text:span text:style-name="T2">AlfaBit</text:span></text:span><text:span text:style-name="style74"><text:span text:style-name="T2">( </text:span></text:span><text:span text:style-name="style75"><text:span text:style-name="T2">_8x08 </text:span></text:span><text:span text:style-name="style74"><text:span text:style-name="T2">).</text:span></text:span><text:span text:style-name="style75"><text:span text:style-name="T2">Print</text:span></text:span><text:span text:style-name="style74"><text:span text:style-name="T2">( </text:span></text:span><text:span text:style-name="style68"><text:span text:style-name="T2">2</text:span></text:span><text:span text:style-name="style74"><text:span text:style-name="T2">,</text:span></text:span><text:span text:style-name="style68"><text:span text:style-name="T2">8</text:span></text:span><text:span text:style-name="style74"><text:span text:style-name="T2">,</text:span></text:span><text:span text:style-name="style70"><text:span text:style-name="T2">"©1975-2023" </text:span></text:span><text:span text:style-name="style74"><text:span text:style-name="T2">).</text:span></text:span><text:span text:style-name="style75"><text:span text:style-name="T2">AlfaBit</text:span></text:span><text:span text:style-name="style74"><text:span text:style-name="T2">( </text:span></text:span><text:span text:style-name="style75"><text:span text:style-name="T2">_8x14 </text:span></text:span><text:span text:style-name="style74"><text:span text:style-name="T2">)</text:span></text:span></text:h>
      <text:h text:style-name="Default" text:outline-level="1"><text:span text:style-name="T2"><text:s/>92 <text:s text:c="20"/></text:span><text:span text:style-name="style74"><text:span text:style-name="T2">.</text:span></text:span><text:span text:style-name="style75"><text:span text:style-name="T2">Print</text:span></text:span><text:span text:style-name="style74"><text:span text:style-name="T2">( </text:span></text:span><text:span text:style-name="style70"><text:span text:style-name="T2">" Калининград - Сахалин - יְרוּשָׁלַיִם\n\n" </text:span></text:span><text:span text:style-name="style74"><text:span text:style-name="T2">);</text:span></text:span></text:h>
      <text:h text:style-name="Default" text:outline-level="1"><text:span text:style-name="T2"><text:s/>93 <text:s text:c="3"/></text:span><text:span text:style-name="style75"><text:span text:style-name="T2">color</text:span></text:span><text:span text:style-name="style74"><text:span text:style-name="T2">( </text:span></text:span><text:span text:style-name="style75"><text:span text:style-name="T2">black </text:span></text:span><text:span text:style-name="style74"><text:span text:style-name="T2">); </text:span></text:span><text:span text:style-name="style75"><text:span text:style-name="T2">AlfaBit</text:span></text:span><text:span text:style-name="style74"><text:span text:style-name="T2">( </text:span></text:span><text:span text:style-name="style75"><text:span text:style-name="T2">_8x16 </text:span></text:span><text:span text:style-name="style74"><text:span text:style-name="T2">).</text:span></text:span><text:span text:style-name="style75"><text:span text:style-name="T2">Print</text:span></text:span><text:span text:style-name="style74"><text:span text:style-name="T2">( </text:span></text:span><text:span text:style-name="style68"><text:span text:style-name="T2">2</text:span></text:span><text:span text:style-name="style74"><text:span text:style-name="T2">,</text:span></text:span><text:span text:style-name="style68"><text:span text:style-name="T2">6</text:span></text:span><text:span text:style-name="style74"><text:span text:style-name="T2">,</text:span></text:span></text:h>
      <text:h text:style-name="Default" text:outline-level="1"><text:span text:style-name="T2"><text:s/>94 <text:s text:c="20"/></text:span><text:span text:style-name="style70"><text:span text:style-name="T2">"Сообразованные архитектура и обводы корпуса\n"</text:span></text:span></text:h>
      <text:h text:style-name="Default" text:outline-level="1"><text:span text:style-name="T2"><text:s/>95 <text:s text:c="20"/></text:span><text:span text:style-name="style70"><text:span text:style-name="T2">"- эффективность всепогодного мореплавания" </text:span></text:span><text:span text:style-name="style74"><text:span text:style-name="T2">);</text:span></text:span></text:h>
      <text:h text:style-name="Default" text:outline-level="1"><text:span text:style-name="T2"><text:s/>96 <text:s text:c="3"/></text:span><text:span text:style-name="style75"><text:span text:style-name="T2">color</text:span></text:span><text:span text:style-name="style74"><text:span text:style-name="T2">(</text:span></text:span><text:span text:style-name="style75"><text:span text:style-name="T2">yellow</text:span></text:span><text:span text:style-name="style74"><text:span text:style-name="T2">); </text:span></text:span><text:span text:style-name="style75"><text:span text:style-name="T2">AlfaBit</text:span></text:span><text:span text:style-name="style74"><text:span text:style-name="T2">(</text:span></text:span><text:span text:style-name="style75"><text:span text:style-name="T2">_8x08</text:span></text:span><text:span text:style-name="style74"><text:span text:style-name="T2">).</text:span></text:span><text:span text:style-name="style75"><text:span text:style-name="T2">Print</text:span></text:span><text:span text:style-name="style74"><text:span text:style-name="T2">(-</text:span></text:span><text:span text:style-name="style68"><text:span text:style-name="T2">3</text:span></text:span><text:span text:style-name="style74"><text:span text:style-name="T2">,</text:span></text:span><text:span text:style-name="style68"><text:span text:style-name="T2">0</text:span></text:span><text:span text:style-name="style74"><text:span text:style-name="T2">,</text:span></text:span><text:span text:style-name="style70"><text:span text:style-name="T2">"(c)75, В.Храмушин" </text:span></text:span><text:span text:style-name="style74"><text:span text:style-name="T2">).</text:span></text:span><text:span text:style-name="style75"><text:span text:style-name="T2">Save</text:span></text:span><text:span text:style-name="style74"><text:span text:style-name="T2">().</text:span></text:span><text:span text:style-name="style75"><text:span text:style-name="T2">Show</text:span></text:span><text:span text:style-name="style74"><text:span text:style-name="T2">();</text:span></text:span></text:h>
      <text:h text:style-name="Default" text:outline-level="1"><text:span text:style-name="T2"><text:s/>97 <text:s/></text:span><text:span text:style-name="style9"><text:span text:style-name="T2">#endif</text:span></text:span></text:h>
      <text:h text:style-name="Default" text:outline-level="1"><text:span text:style-name="T2"><text:s/>98 <text:s text:c="3"/></text:span><text:span text:style-name="style2"><text:span text:style-name="T2">//glFinish();</text:span></text:span></text:h>
      <text:h text:style-name="Default" text:outline-level="1"><text:span text:style-name="T2"><text:s/>99 <text:s text:c="3"/></text:span><text:span text:style-name="style2"><text:span text:style-name="T2">//WaitTime( 500 );</text:span></text:span></text:h>
      <text:h text:style-name="Default" text:outline-level="1"><text:span text:style-name="T2">100 <text:s text:c="2"/></text:span><text:span text:style-name="style5"><text:span text:style-name="T2">int </text:span></text:span><text:span text:style-name="style11"><text:span text:style-name="T2">Ac</text:span></text:span><text:span text:style-name="style10"><text:span text:style-name="T2">; </text:span></text:span><text:span text:style-name="style11"><text:span text:style-name="T2">WCHAR </text:span></text:span><text:span text:style-name="style10"><text:span text:style-name="T2">**</text:span></text:span><text:span text:style-name="style11"><text:span text:style-name="T2">Av</text:span></text:span><text:span text:style-name="style10"><text:span text:style-name="T2">=</text:span></text:span><text:span text:style-name="style11"><text:span text:style-name="T2">CommandLineToArgvW</text:span></text:span><text:span text:style-name="style10"><text:span text:style-name="T2">( </text:span></text:span><text:span text:style-name="style11"><text:span text:style-name="T2">GetCommandLineW</text:span></text:span><text:span text:style-name="style10"><text:span text:style-name="T2">(),&amp;</text:span></text:span><text:span text:style-name="style11"><text:span text:style-name="T2">Ac </text:span></text:span><text:span text:style-name="style10"><text:span text:style-name="T2">);</text:span></text:span></text:h>
      <text:h text:style-name="Default" text:outline-level="1"><text:span text:style-name="T2">101 <text:s text:c="3"/></text:span><text:span text:style-name="style5"><text:span text:style-name="T2">if</text:span></text:span><text:span text:style-name="style10"><text:span text:style-name="T2">( !</text:span></text:span><text:span text:style-name="style11"><text:span text:style-name="T2">Read</text:span></text:span><text:span text:style-name="style10"><text:span text:style-name="T2">( <text:s/></text:span></text:span><text:span text:style-name="style11"><text:span text:style-name="T2">Ac</text:span></text:span><text:span text:style-name="style10"><text:span text:style-name="T2">&gt;</text:span></text:span><text:span text:style-name="style4"><text:span text:style-name="T2">1 </text:span></text:span><text:span text:style-name="style10"><text:span text:style-name="T2">? </text:span></text:span><text:span text:style-name="style11"><text:span text:style-name="T2">W2U</text:span></text:span><text:span text:style-name="style10"><text:span text:style-name="T2">( </text:span></text:span><text:span text:style-name="style11"><text:span text:style-name="T2">Av</text:span></text:span><text:span text:style-name="style10"><text:span text:style-name="T2">[</text:span></text:span><text:span text:style-name="style4"><text:span text:style-name="T2">1</text:span></text:span><text:span text:style-name="style10"><text:span text:style-name="T2">] ) : </text:span></text:span><text:span text:style-name="style6"><text:span text:style-name="T2">"*.vsl" </text:span></text:span><text:span text:style-name="style10"><text:span text:style-name="T2">) )</text:span></text:span></text:h>
      <text:h text:style-name="Default" text:outline-level="1"><text:span text:style-name="T2">102 <text:s text:c="8"/></text:span><text:span text:style-name="style11"><text:span text:style-name="T2">Break</text:span></text:span><text:span text:style-name="style10"><text:span text:style-name="T2">( </text:span></text:span><text:span text:style-name="style6"><text:span text:style-name="T2">"Ошибка чтения корпуса %s -&gt; %s"</text:span></text:span><text:span text:style-name="style10"><text:span text:style-name="T2">,</text:span></text:span><text:span text:style-name="style11"><text:span text:style-name="T2">W2U</text:span></text:span><text:span text:style-name="style10"><text:span text:style-name="T2">( </text:span></text:span><text:span text:style-name="style11"><text:span text:style-name="T2">Av</text:span></text:span><text:span text:style-name="style10"><text:span text:style-name="T2">[</text:span></text:span><text:span text:style-name="style4"><text:span text:style-name="T2">1</text:span></text:span><text:span text:style-name="style10"><text:span text:style-name="T2">] ),</text:span></text:span><text:span text:style-name="style11"><text:span text:style-name="T2">FileName </text:span></text:span><text:span text:style-name="style10"><text:span text:style-name="T2">);</text:span></text:span></text:h>
      <text:h text:style-name="Default" text:outline-level="1"><text:span text:style-name="T2">103 <text:s text:c="3"/></text:span><text:span text:style-name="style11"><text:span text:style-name="T2">Window</text:span></text:span><text:span text:style-name="style10"><text:span text:style-name="T2">::</text:span></text:span><text:span text:style-name="style11"><text:span text:style-name="T2">Locate</text:span></text:span><text:span text:style-name="style10"><text:span text:style-name="T2">( </text:span></text:span><text:span text:style-name="style11"><text:span text:style-name="T2">Xpm</text:span></text:span><text:span text:style-name="style10"><text:span text:style-name="T2">( </text:span></text:span><text:span text:style-name="style4"><text:span text:style-name="T2">4 </text:span></text:span><text:span text:style-name="style10"><text:span text:style-name="T2">),</text:span></text:span><text:span text:style-name="style11"><text:span text:style-name="T2">Ypm</text:span></text:span><text:span text:style-name="style10"><text:span text:style-name="T2">( </text:span></text:span><text:span text:style-name="style4"><text:span text:style-name="T2">4 </text:span></text:span><text:span text:style-name="style10"><text:span text:style-name="T2">),</text:span></text:span><text:span text:style-name="style11"><text:span text:style-name="T2">Xpm</text:span></text:span><text:span text:style-name="style10"><text:span text:style-name="T2">( </text:span></text:span><text:span text:style-name="style4"><text:span text:style-name="T2">64 </text:span></text:span><text:span text:style-name="style10"><text:span text:style-name="T2">),</text:span></text:span><text:span text:style-name="style11"><text:span text:style-name="T2">Ypm</text:span></text:span><text:span text:style-name="style10"><text:span text:style-name="T2">( </text:span></text:span><text:span text:style-name="style4"><text:span text:style-name="T2">72 </text:span></text:span><text:span text:style-name="style10"><text:span text:style-name="T2">) ).</text:span></text:span><text:span text:style-name="style11"><text:span text:style-name="T2">Clear</text:span></text:span><text:span text:style-name="style10"><text:span text:style-name="T2">();</text:span></text:span></text:h>
      <text:h text:style-name="Default" text:outline-level="1"><text:span text:style-name="T2">104 <text:s/></text:span><text:span text:style-name="style10"><text:span text:style-name="T2">}</text:span></text:span></text:h>
      <text:h text:style-name="Default" text:outline-level="1"><text:span text:style-name="T2">105 <text:s/></text:span><text:span text:style-name="style2"><text:span text:style-name="T2">// <text:s text:c="21"/>Shell <text:s/>n = 0 - ахтерштевень; <text:s text:c="5"/>n = 1 - корма;</text:span></text:span></text:h>
      <text:h text:style-name="Default" text:outline-level="1"><text:span text:style-name="T2">106 <text:s/></text:span><text:span text:style-name="style2"><text:span text:style-name="T2">//void Hull::FullFree() <text:s text:c="3"/>// <text:s/>n = Frames+2 - форштевень; n = Frames+1 - нос;</text:span></text:span></text:h>
      <text:h text:style-name="Default" text:outline-level="1"><text:span text:style-name="T2">107 <text:s/></text:span><text:span text:style-name="style2"><text:span text:style-name="T2">//{ if( Nframes&gt;0 ) <text:s text:c="7"/>// <text:s/>n = [2..Frames] - корпус, <text:s/>всего Frames-1 шпаций</text:span></text:span></text:h>
      <text:h text:style-name="Default" text:outline-level="1"><text:span text:style-name="T2">108 <text:s/></text:span><text:span text:style-name="style2"><text:span text:style-name="T2">// <text:s/>{ for( int i=0; i&lt;Nframes+3; i++ )</text:span></text:span></text:h>
      <text:h text:style-name="Default" text:outline-level="1"><text:span text:style-name="T2">109 <text:s/></text:span><text:span text:style-name="style2"><text:span text:style-name="T2">// <text:s text:c="6"/>{ if( i&lt;Nframes )(Frame+i)-&gt;Flex::~Flex(); Allocate( 0,Shell[i] ); }</text:span></text:span></text:h>
      <text:h text:style-name="Default" text:outline-level="1"><text:span text:style-name="T2">110 <text:s/></text:span><text:span text:style-name="style2"><text:span text:style-name="T2">// <text:s text:c="3"/>Allocate( 0,Frame ),Allocate( 0,Shell ); free( FileName ),free(ShipName);</text:span></text:span></text:h>
      <text:h text:style-name="Default" text:outline-level="1"><text:span text:style-name="T2">111 <text:s/></text:span><text:span text:style-name="style2"><text:span text:style-name="T2">// <text:s text:c="3"/>FileName=ShipName=NULL; Shell=NULL,Frame=NULL,Nframes=0,Keel=0;</text:span></text:span></text:h>
      <text:h text:style-name="Default" text:outline-level="1"><text:span text:style-name="T2">112 <text:s/></text:span><text:span text:style-name="style2"><text:span text:style-name="T2">// <text:s/>}</text:span></text:span></text:h>
      <text:h text:style-name="Default" text:outline-level="1"><text:span text:style-name="T2">113 <text:s/></text:span><text:span text:style-name="style2"><text:span text:style-name="T2">//}</text:span></text:span></text:h>
      <text:h text:style-name="Default" text:outline-level="1"><text:span text:style-name="T2">114 <text:s/></text:span><text:span text:style-name="style15"><text:span text:style-name="T2">/// <text:s/>Начальные процедуры и повторная конфигурация параметров волновых полей</text:span></text:span></text:h>
      <text:h text:style-name="Default" text:outline-level="1"><text:span text:style-name="T2">115 <text:s/></text:span><text:span text:style-name="style2"><text:span text:style-name="T2">//</text:span></text:span></text:h>
      <text:h text:style-name="Default" text:outline-level="1"><text:span text:style-name="T2">116 <text:s/></text:span><text:span text:style-name="style11"><text:span text:style-name="T2">Field</text:span></text:span><text:span text:style-name="style10"><text:span text:style-name="T2">:: <text:s text:c="27"/></text:span></text:span><text:span text:style-name="style2"><text:span text:style-name="T2">// объединенная акватория морского волнения</text:span></text:span></text:h>
      <text:h text:style-name="Default" text:outline-level="1"><text:span text:style-name="T2">117 <text:s/></text:span><text:span text:style-name="style11"><text:span text:style-name="T2">Field</text:span></text:span><text:span text:style-name="style10"><text:span text:style-name="T2">(</text:span></text:span><text:span text:style-name="style11"><text:span text:style-name="T2">_Real L</text:span></text:span><text:span text:style-name="style10"><text:span text:style-name="T2">,</text:span></text:span><text:span text:style-name="style11"><text:span text:style-name="T2">_Real W</text:span></text:span><text:span text:style-name="style10"><text:span text:style-name="T2">,</text:span></text:span><text:span text:style-name="style11"><text:span text:style-name="T2">_Real T</text:span></text:span><text:span text:style-name="style10"><text:span text:style-name="T2">, <text:s text:c="4"/></text:span></text:span><text:span text:style-name="style2"><text:span text:style-name="T2">// длина, ширина бассейна, шаг времени [м,с]</text:span></text:span></text:h>
      <text:h text:style-name="Default" text:outline-level="1"><text:span text:style-name="T2">118 <text:s text:c="8"/></text:span><text:span text:style-name="style5"><text:span text:style-name="T2">Real </text:span></text:span><text:span text:style-name="style11"><text:span text:style-name="T2">Lw</text:span></text:span><text:span text:style-name="style10"><text:span text:style-name="T2">,</text:span></text:span><text:span text:style-name="style5"><text:span text:style-name="T2">Real </text:span></text:span><text:span text:style-name="style11"><text:span text:style-name="T2">Hw</text:span></text:span><text:span text:style-name="style10"><text:span text:style-name="T2">,</text:span></text:span><text:span text:style-name="style5"><text:span text:style-name="T2">Real </text:span></text:span><text:span text:style-name="style11"><text:span text:style-name="T2">Dw</text:span></text:span><text:span text:style-name="style10"><text:span text:style-name="T2">, <text:s text:c="3"/></text:span></text:span><text:span text:style-name="style2"><text:span text:style-name="T2">// волны с обрушающимися гребнями <text:s text:c="3"/>[м,%,°]</text:span></text:span></text:h>
      <text:h text:style-name="Default" text:outline-level="1"><text:span text:style-name="T2">119 <text:s text:c="8"/></text:span><text:span text:style-name="style5"><text:span text:style-name="T2">Real </text:span></text:span><text:span text:style-name="style11"><text:span text:style-name="T2">Ls</text:span></text:span><text:span text:style-name="style10"><text:span text:style-name="T2">,</text:span></text:span><text:span text:style-name="style5"><text:span text:style-name="T2">Real </text:span></text:span><text:span text:style-name="style11"><text:span text:style-name="T2">Hs</text:span></text:span><text:span text:style-name="style10"><text:span text:style-name="T2">,</text:span></text:span><text:span text:style-name="style5"><text:span text:style-name="T2">Real </text:span></text:span><text:span text:style-name="style11"><text:span text:style-name="T2">Ds</text:span></text:span><text:span text:style-name="style10"><text:span text:style-name="T2">, <text:s text:c="3"/></text:span></text:span><text:span text:style-name="style2"><text:span text:style-name="T2">// свежая морская зыбь прошумевших штормов</text:span></text:span></text:h>
      <text:h text:style-name="Default" text:outline-level="1"><text:span text:style-name="T2">120 <text:s text:c="8"/></text:span><text:span text:style-name="style5"><text:span text:style-name="T2">Real </text:span></text:span><text:span text:style-name="style11"><text:span text:style-name="T2">Lr</text:span></text:span><text:span text:style-name="style10"><text:span text:style-name="T2">,</text:span></text:span><text:span text:style-name="style5"><text:span text:style-name="T2">Real </text:span></text:span><text:span text:style-name="style11"><text:span text:style-name="T2">Hr</text:span></text:span><text:span text:style-name="style10"><text:span text:style-name="T2">,</text:span></text:span><text:span text:style-name="style5"><text:span text:style-name="T2">Real </text:span></text:span><text:span text:style-name="style11"><text:span text:style-name="T2">Dr </text:span></text:span><text:span text:style-name="style10"><text:span text:style-name="T2">) <text:s text:c="2"/></text:span></text:span><text:span text:style-name="style2"><text:span text:style-name="T2">// реликтовые волны от удаленных ураганов</text:span></text:span></text:h>
      <text:h text:style-name="Default" text:outline-level="1"><text:span text:style-name="T2">121 <text:s/></text:span><text:span text:style-name="style10"><text:span text:style-name="T2">: </text:span></text:span><text:span text:style-name="style11"><text:span text:style-name="T2">View</text:span></text:span><text:span text:style-name="style10"><text:span text:style-name="T2">( </text:span></text:span><text:span text:style-name="style6"><text:span text:style-name="T2">" Корабль и трохоидальные штормовые структуры морских волн "</text:span></text:span><text:span text:style-name="style10"><text:span text:style-name="T2">,</text:span></text:span></text:h>
      <text:h text:style-name="Default" text:outline-level="1"><text:span text:style-name="T2">122 <text:s text:c="3"/></text:span><text:span text:style-name="style11"><text:span text:style-name="T2">Xpm</text:span></text:span><text:span text:style-name="style10"><text:span text:style-name="T2">(</text:span></text:span><text:span text:style-name="style4"><text:span text:style-name="T2">4</text:span></text:span><text:span text:style-name="style10"><text:span text:style-name="T2">),</text:span></text:span><text:span text:style-name="style11"><text:span text:style-name="T2">Ypm</text:span></text:span><text:span text:style-name="style10"><text:span text:style-name="T2">(</text:span></text:span><text:span text:style-name="style4"><text:span text:style-name="T2">1</text:span></text:span><text:span text:style-name="style10"><text:span text:style-name="T2">),</text:span></text:span><text:span text:style-name="style11"><text:span text:style-name="T2">Xpm</text:span></text:span><text:span text:style-name="style10"><text:span text:style-name="T2">(</text:span></text:span><text:span text:style-name="style4"><text:span text:style-name="T2">95</text:span></text:span><text:span text:style-name="style10"><text:span text:style-name="T2">),</text:span></text:span><text:span text:style-name="style11"><text:span text:style-name="T2">Ypm</text:span></text:span><text:span text:style-name="style10"><text:span text:style-name="T2">(</text:span></text:span><text:span text:style-name="style4"><text:span text:style-name="T2">91</text:span></text:span><text:span text:style-name="style10"><text:span text:style-name="T2">) ), <text:s/></text:span></text:span><text:span text:style-name="style2"><text:span text:style-name="T2">// размерения графического окна в процентах</text:span></text:span></text:h>
      <text:h text:style-name="Default" text:outline-level="1"><text:span text:style-name="T2">123 <text:s text:c="3"/></text:span><text:span text:style-name="style11"><text:span text:style-name="T2">Tstep</text:span></text:span><text:span text:style-name="style10"><text:span text:style-name="T2">( </text:span></text:span><text:span text:style-name="style11"><text:span text:style-name="T2">T </text:span></text:span><text:span text:style-name="style10"><text:span text:style-name="T2">),</text:span></text:span><text:span text:style-name="style11"><text:span text:style-name="T2">tKrat</text:span></text:span><text:span text:style-name="style10"><text:span text:style-name="T2">( </text:span></text:span><text:span text:style-name="style11"><text:span text:style-name="T2">M_SQRT2</text:span></text:span><text:span text:style-name="style10"><text:span text:style-name="T2">*</text:span></text:span><text:span text:style-name="style4"><text:span text:style-name="T2">3.0 </text:span></text:span><text:span text:style-name="style10"><text:span text:style-name="T2">), <text:s/></text:span></text:span><text:span text:style-name="style2"><text:span text:style-name="T2">// интервал и кратность шага во времени [с]</text:span></text:span></text:h>
      <text:h text:style-name="Default" text:outline-level="1"><text:span text:style-name="T2">124 <text:s text:c="3"/></text:span><text:span text:style-name="style11"><text:span text:style-name="T2">Kt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 <text:s text:c="3"/></text:span></text:span><text:span text:style-name="style2"><text:span text:style-name="T2">// нулевой счетчик инициирует начало вычислительного эксперимента</text:span></text:span></text:h>
      <text:h text:style-name="Default" text:outline-level="1"><text:span text:style-name="T2">125 <text:s text:c="3"/></text:span><text:span text:style-name="style11"><text:span text:style-name="T2">Long</text:span></text:span><text:span text:style-name="style10"><text:span text:style-name="T2">( </text:span></text:span><text:span text:style-name="style11"><text:span text:style-name="T2">L </text:span></text:span><text:span text:style-name="style10"><text:span text:style-name="T2">),</text:span></text:span><text:span text:style-name="style11"><text:span text:style-name="T2">Wide</text:span></text:span><text:span text:style-name="style10"><text:span text:style-name="T2">( </text:span></text:span><text:span text:style-name="style11"><text:span text:style-name="T2">W </text:span></text:span><text:span text:style-name="style10"><text:span text:style-name="T2">),</text:span></text:span><text:span text:style-name="style11"><text:span text:style-name="T2">Ws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 <text:s/></text:span></text:span><text:span text:style-name="style2"><text:span text:style-name="T2">// длина, ширина и адрес опытового бассейна [м]</text:span></text:span></text:h>
      <text:h text:style-name="Default" text:outline-level="1"><text:span text:style-name="T2">126 <text:s text:c="3"/></text:span><text:span text:style-name="style11"><text:span text:style-name="T2">Wind</text:span></text:span><text:span text:style-name="style10"><text:span text:style-name="T2">( </text:span></text:span><text:span text:style-name="style6"><text:span text:style-name="T2">"Волна" </text:span></text:span><text:span text:style-name="style10"><text:span text:style-name="T2">),</text:span></text:span><text:span text:style-name="style11"><text:span text:style-name="T2">Swell</text:span></text:span><text:span text:style-name="style10"><text:span text:style-name="T2">( </text:span></text:span><text:span text:style-name="style6"><text:span text:style-name="T2">"Зыбь" </text:span></text:span><text:span text:style-name="style10"><text:span text:style-name="T2">),</text:span></text:span><text:span text:style-name="style11"><text:span text:style-name="T2">Surge</text:span></text:span><text:span text:style-name="style10"><text:span text:style-name="T2">( </text:span></text:span><text:span text:style-name="style6"><text:span text:style-name="T2">"Вал" </text:span></text:span><text:span text:style-name="style10"><text:span text:style-name="T2">), </text:span></text:span><text:span text:style-name="style2"><text:span text:style-name="T2">// 3 групповые структуры волн</text:span></text:span></text:h>
      <text:h text:style-name="Default" text:outline-level="1"><text:span text:style-name="T2">127 <text:s text:c="3"/></text:span><text:span text:style-name="style11"><text:span text:style-name="T2">Info</text:span></text:span><text:span text:style-name="style10"><text:span text:style-name="T2">( </text:span></text:span><text:span text:style-name="style5"><text:span text:style-name="T2">this</text:span></text:span><text:span text:style-name="style10"><text:span text:style-name="T2">,</text:span></text:span><text:span text:style-name="style11"><text:span text:style-name="T2">PlaceAbove </text:span></text:span><text:span text:style-name="style10"><text:span text:style-name="T2">) <text:s text:c="8"/></text:span></text:span><text:span text:style-name="style2"><text:span text:style-name="T2">// текущая информация исполнительного таймера</text:span></text:span></text:h>
      <text:h text:style-name="Default" text:outline-level="1"><text:span text:style-name="T2">128 <text:s/></text:span><text:span text:style-name="style10"><text:span text:style-name="T2">{ </text:span></text:span><text:span text:style-name="style5"><text:span text:style-name="T2">const</text:span></text:span></text:h>
      <text:h text:style-name="Default" text:outline-level="1"><text:span text:style-name="T2">129 <text:s text:c="2"/></text:span><text:span text:style-name="style5"><text:span text:style-name="T2">int </text:span></text:span><text:span text:style-name="style11"><text:span text:style-name="T2">Split</text:span></text:span><text:span text:style-name="style10"><text:span text:style-name="T2">=</text:span></text:span><text:span text:style-name="style4"><text:span text:style-name="T2">2</text:span></text:span><text:span text:style-name="style10"><text:span text:style-name="T2">; </text:span></text:span><text:span text:style-name="style2"><text:span text:style-name="T2">// Дробление общей акватории относительно поля ветрового волнения</text:span></text:span></text:h>
      <text:h text:style-name="Default" text:outline-level="1"><text:span text:style-name="T2">130 <text:s text:c="2"/></text:span><text:span text:style-name="style11"><text:span text:style-name="T2">Hull </text:span></text:span><text:span text:style-name="style10"><text:span text:style-name="T2">&amp;</text:span></text:span><text:span text:style-name="style11"><text:span text:style-name="T2">V</text:span></text:span><text:span text:style-name="style10"><text:span text:style-name="T2">=*</text:span></text:span><text:span text:style-name="style11"><text:span text:style-name="T2">Vessel</text:span></text:span><text:span text:style-name="style10"><text:span text:style-name="T2">; </text:span></text:span><text:span text:style-name="style2"><text:span text:style-name="T2">// копия ссылки доступа к определению цифровой модели корабля</text:span></text:span></text:h>
      <text:h text:style-name="Default" text:outline-level="1"><text:span text:style-name="T2">131 <text:s text:c="3"/></text:span><text:span text:style-name="style11"><text:span text:style-name="T2">Storm</text:span></text:span><text:span text:style-name="style10"><text:span text:style-name="T2">=</text:span></text:span><text:span text:style-name="style5"><text:span text:style-name="T2">this</text:span></text:span><text:span text:style-name="style10"><text:span text:style-name="T2">; </text:span></text:span><text:span text:style-name="style2"><text:span text:style-name="T2">// Ссылка разрешения внешнего доступа к общей штормовой акватории</text:span></text:span></text:h>
      <text:h text:style-name="Default" text:outline-level="1"><text:span text:style-name="T2">132 <text:s text:c="3"/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=</text:span></text:span><text:span text:style-name="style4"><text:span text:style-name="T2">1</text:span></text:span><text:span text:style-name="style10"><text:span text:style-name="T2">; </text:span></text:span><text:span text:style-name="style15"><text:span text:style-name="T2">//! маска выбора варианта волнового поля и режима моделирования</text:span></text:span></text:h>
      <text:h text:style-name="Default" text:outline-level="1"><text:span text:style-name="T2">133 <text:s text:c="15"/></text:span><text:span text:style-name="style2"><text:span text:style-name="T2">// <text:s/>0 чистое штилевое, застилевшее море без волнения и ветра</text:span></text:span></text:h>
      <text:h text:style-name="Default" text:outline-level="1"><text:span text:style-name="T2">134 <text:s text:c="15"/></text:span><text:span text:style-name="style2"><text:span text:style-name="T2">// <text:s/>1 моделирование гидродинамики на чисто теоретическом волнении</text:span></text:span></text:h>
      <text:h text:style-name="Default" text:outline-level="1"><text:soft-page-break/><text:span text:style-name="T2">135 <text:s text:c="15"/></text:span><text:span text:style-name="style2"><text:span text:style-name="T2">// <text:s/>2 вычислительный эксперимент с трохоидальными волнами на море</text:span></text:span></text:h>
      <text:h text:style-name="Default" text:outline-level="1"><text:span text:style-name="T2">136 <text:s text:c="15"/></text:span><text:span text:style-name="style2"><text:span text:style-name="T2">// ++ континуально-корпускулярный, полный тензорный подход</text:span></text:span></text:h>
      <text:h text:style-name="Default" text:outline-level="1"><text:span text:style-name="T2">137 <text:s text:c="3"/></text:span><text:span text:style-name="style11"><text:span text:style-name="T2">Exp</text:span></text:span><text:span text:style-name="style10"><text:span text:style-name="T2">.</text:span></text:span><text:span text:style-name="style11"><text:span text:style-name="T2">peak</text:span></text:span><text:span text:style-name="style10"><text:span text:style-name="T2">=</text:span></text:span><text:span text:style-name="style4"><text:span text:style-name="T2">1</text:span></text:span><text:span text:style-name="style10"><text:span text:style-name="T2">; </text:span></text:span><text:span text:style-name="style2"><text:span text:style-name="T2">// <text:s/>0 - простое решение в потоках 1 - трохоидальные волны {s,z}</text:span></text:span></text:h>
      <text:h text:style-name="Default" text:outline-level="1"><text:span text:style-name="T2">138 <text:s text:c="3"/></text:span><text:span text:style-name="style11"><text:span text:style-name="T2">Exp</text:span></text:span><text:span text:style-name="style10"><text:span text:style-name="T2">.</text:span></text:span><text:span text:style-name="style11"><text:span text:style-name="T2">draw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2"><text:span text:style-name="T2">// <text:s/>0 - 3 метода закраски и сеточной прорисовки морского волнения</text:span></text:span></text:h>
      <text:h text:style-name="Default" text:outline-level="1"><text:span text:style-name="T2">139 <text:s text:c="3"/></text:span><text:span text:style-name="style11"><text:span text:style-name="T2">Exp</text:span></text:span><text:span text:style-name="style10"><text:span text:style-name="T2">.</text:span></text:span><text:span text:style-name="style11"><text:span text:style-name="T2">view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2"><text:span text:style-name="T2">// <text:s/>0 - световая раскраска или 1 - фон с разделением границ волн</text:span></text:span></text:h>
      <text:h text:style-name="Default" text:outline-level="1"><text:span text:style-name="T2">140 <text:s text:c="3"/></text:span><text:span text:style-name="style11"><text:span text:style-name="T2">Wind</text:span></text:span><text:span text:style-name="style10"><text:span text:style-name="T2">.</text:span></text:span><text:span text:style-name="style11"><text:span text:style-name="T2">Wind</text:span></text:span><text:span text:style-name="style10"><text:span text:style-name="T2">=</text:span></text:span><text:span text:style-name="style11"><text:span text:style-name="T2">M_SQRT1_2</text:span></text:span><text:span text:style-name="style10"><text:span text:style-name="T2">; <text:s/></text:span></text:span><text:span text:style-name="style2"><text:span text:style-name="T2">// ветровая асимметрия гребней волн под действием ветра</text:span></text:span></text:h>
      <text:h text:style-name="Default" text:outline-level="1"><text:span text:style-name="T2">141 <text:s/></text:span><text:span text:style-name="style1"><text:span text:style-name="T2">/*Exp.ship=1; // 1 - гидростатика <text:s/>+ <text:s/>2 - учет скорости и давления по Бернулли</text:span></text:span></text:h>
      <text:h text:style-name="Default" text:outline-level="1"><text:span text:style-name="T2">142 <text:s text:c="3"/></text:span><text:span text:style-name="style1"><text:span text:style-name="T2">Trun=(Tlaps=Instant.T)*3600; // отсчет реального времени для моделирования[s]</text:span></text:span></text:h>
      <text:h text:style-name="Default" text:outline-level="1"><text:span text:style-name="T2">143 <text:s text:c="3"/></text:span><text:span text:style-name="style1"><text:span text:style-name="T2">Instant.T=0.0; //- отсчет времени от начала суток - или всегда условно разный</text:span></text:span></text:h>
      <text:h text:style-name="Default" text:outline-level="1"><text:span text:style-name="T2">144 <text:s/></text:span><text:span text:style-name="style1"><text:span text:style-name="T2">*/</text:span></text:span><text:span text:style-name="style11"><text:span text:style-name="T2">Trun</text:span></text:span><text:span text:style-name="style10"><text:span text:style-name="T2">=</text:span></text:span><text:span text:style-name="style11"><text:span text:style-name="T2">Tlaps</text:span></text:span><text:span text:style-name="style10"><text:span text:style-name="T2">=</text:span></text:span><text:span text:style-name="style4"><text:span text:style-name="T2">0.0</text:span></text:span><text:span text:style-name="style10"><text:span text:style-name="T2">; <text:s text:c="11"/></text:span></text:span><text:span text:style-name="style2"><text:span text:style-name="T2">// отсчет реального времени моделирования[сек,час]</text:span></text:span></text:h>
      <text:h text:style-name="Default" text:outline-level="1"><text:span text:style-name="T2">145 <text:s text:c="3"/></text:span><text:span text:style-name="style11"><text:span text:style-name="T2">Ts</text:span></text:span><text:span text:style-name="style10"><text:span text:style-name="T2">=</text:span></text:span><text:span text:style-name="style11"><text:span text:style-name="T2">Tstep</text:span></text:span><text:span text:style-name="style10"><text:span text:style-name="T2">/</text:span></text:span><text:span text:style-name="style11"><text:span text:style-name="T2">tKrat</text:span></text:span><text:span text:style-name="style10"><text:span text:style-name="T2">; <text:s text:c="11"/></text:span></text:span><text:span text:style-name="style2"><text:span text:style-name="T2">// оценочный интервал временного шага эксперимента</text:span></text:span></text:h>
      <text:h text:style-name="Default" text:outline-level="1"><text:span text:style-name="T2">146 <text:s text:c="3"/></text:span><text:span text:style-name="style2"><text:span text:style-name="T2">//</text:span></text:span></text:h>
      <text:h text:style-name="Default" text:outline-level="1"><text:span text:style-name="T2">147 <text:s text:c="3"/></text:span><text:span text:style-name="style15"><text:span text:style-name="T2">//! <text:s/>все начальные установки считаны, и теперь можно их заново корректировать</text:span></text:span></text:h>
      <text:h text:style-name="Default" text:outline-level="1"><text:span text:style-name="T2">148 <text:s text:c="3"/></text:span><text:span text:style-name="style2"><text:span text:style-name="T2">// <text:s text:c="27"/>из файлов начальной инициализации эксперимента</text:span></text:span></text:h>
      <text:h text:style-name="Default" text:outline-level="1"><text:span text:style-name="T2">149 <text:s text:c="8"/></text:span><text:span text:style-name="style5"><text:span text:style-name="T2">int </text:span></text:span><text:span text:style-name="style11"><text:span text:style-name="T2">l</text:span></text:span><text:span text:style-name="style10"><text:span text:style-name="T2">=</text:span></text:span><text:span text:style-name="style4"><text:span text:style-name="T2">1</text:span></text:span><text:span text:style-name="style10"><text:span text:style-name="T2">;</text:span></text:span></text:h>
      <text:h text:style-name="Default" text:outline-level="1"><text:span text:style-name="T2">150 <text:s text:c="3"/></text:span><text:span text:style-name="style5"><text:span text:style-name="T2">for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 <text:s text:c="2"/></text:span></text:span><text:span text:style-name="style2"><text:span text:style-name="T2">// повторение выборки для Aurora.vil и &lt;Model&gt;.vil</text:span></text:span></text:h>
      <text:h text:style-name="Default" text:outline-level="1"><text:span text:style-name="T2">151 <text:s text:c="3"/></text:span><text:span text:style-name="style10"><text:span text:style-name="T2">{ </text:span></text:span><text:span text:style-name="style11"><text:span text:style-name="T2">strcpy</text:span></text:span><text:span text:style-name="style10"><text:span text:style-name="T2">( </text:span></text:span><text:span text:style-name="style11"><text:span text:style-name="T2">fname</text:span></text:span><text:span text:style-name="style10"><text:span text:style-name="T2">( </text:span></text:span><text:span text:style-name="style11"><text:span text:style-name="T2">strcpy</text:span></text:span><text:span text:style-name="style10"><text:span text:style-name="T2">( </text:span></text:span><text:span text:style-name="style11"><text:span text:style-name="T2">Lst</text:span></text:span><text:span text:style-name="style10"><text:span text:style-name="T2">,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FileName </text:span></text:span><text:span text:style-name="style10"><text:span text:style-name="T2">) ),</text:span></text:span><text:span text:style-name="style6"><text:span text:style-name="T2">"Aurora.vil" </text:span></text:span><text:span text:style-name="style10"><text:span text:style-name="T2">);</text:span></text:span></text:h>
      <text:h text:style-name="Default" text:outline-level="1"><text:span text:style-name="T2">152 <text:s text:c="5"/></text:span><text:span text:style-name="style5"><text:span text:style-name="T2">if</text:span></text:span><text:span text:style-name="style10"><text:span text:style-name="T2">( !</text:span></text:span><text:span text:style-name="style11"><text:span text:style-name="T2">i </text:span></text:span><text:span text:style-name="style10"><text:span text:style-name="T2">)</text:span></text:span><text:span text:style-name="style11"><text:span text:style-name="T2">VIL</text:span></text:span><text:span text:style-name="style10"><text:span text:style-name="T2">=</text:span></text:span><text:span text:style-name="style11"><text:span text:style-name="T2">_wfopen</text:span></text:span><text:span text:style-name="style10"><text:span text:style-name="T2">( </text:span></text:span><text:span text:style-name="style11"><text:span text:style-name="T2">U2W</text:span></text:span><text:span text:style-name="style10"><text:span text:style-name="T2">( </text:span></text:span><text:span text:style-name="style11"><text:span text:style-name="T2">Lst </text:span></text:span><text:span text:style-name="style10"><text:span text:style-name="T2">),</text:span></text:span><text:span text:style-name="style6"><text:span text:style-name="T2">L"rt" </text:span></text:span><text:span text:style-name="style10"><text:span text:style-name="T2">); </text:span></text:span><text:span text:style-name="style5"><text:span text:style-name="T2">else <text:s text:c="3"/></text:span></text:span><text:span text:style-name="style2"><text:span text:style-name="T2">// настройка по директории</text:span></text:span></text:h>
      <text:h text:style-name="Default" text:outline-level="1"><text:span text:style-name="T2">153 <text:s text:c="5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VIL </text:span></text:span><text:span text:style-name="style10"><text:span text:style-name="T2">){ </text:span></text:span><text:span text:style-name="style11"><text:span text:style-name="T2">fclose</text:span></text:span><text:span text:style-name="style10"><text:span text:style-name="T2">( </text:span></text:span><text:span text:style-name="style11"><text:span text:style-name="T2">VIL </text:span></text:span><text:span text:style-name="style10"><text:span text:style-name="T2">); </text:span></text:span><text:span text:style-name="style11"><text:span text:style-name="T2">VIL</text:span></text:span><text:span text:style-name="style10"><text:span text:style-name="T2">=</text:span></text:span><text:span text:style-name="style11"><text:span text:style-name="T2">NULL</text:span></text:span><text:span text:style-name="style10"><text:span text:style-name="T2">; ++</text:span></text:span><text:span text:style-name="style11"><text:span text:style-name="T2">i</text:span></text:span><text:span text:style-name="style10"><text:span text:style-name="T2">; } <text:s text:c="4"/></text:span></text:span><text:span text:style-name="style2"><text:span text:style-name="T2">//++ с отметкой её наличия</text:span></text:span></text:h>
      <text:h text:style-name="Default" text:outline-level="1"><text:span text:style-name="T2">154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strcmp</text:span></text:span><text:span text:style-name="style10"><text:span text:style-name="T2">( </text:span></text:span><text:span text:style-name="style11"><text:span text:style-name="T2">fext</text:span></text:span><text:span text:style-name="style10"><text:span text:style-name="T2">( 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FileName</text:span></text:span><text:span text:style-name="style10"><text:span text:style-name="T2">,</text:span></text:span><text:span text:style-name="style6"><text:span text:style-name="T2">"vil" </text:span></text:span><text:span text:style-name="style10"><text:span text:style-name="T2">),</text:span></text:span><text:span text:style-name="style11"><text:span text:style-name="T2">Lst </text:span></text:span><text:span text:style-name="style10"><text:span text:style-name="T2">) ) <text:s text:c="2"/></text:span></text:span><text:span text:style-name="style2"><text:span text:style-name="T2">//= без повторения и порчи</text:span></text:span></text:h>
      <text:h text:style-name="Default" text:outline-level="1"><text:span text:style-name="T2">155 <text:s text:c="7"/></text:span><text:span text:style-name="style10"><text:span text:style-name="T2">{ </text:span></text:span><text:span text:style-name="style11"><text:span text:style-name="T2">VIL</text:span></text:span><text:span text:style-name="style10"><text:span text:style-name="T2">=</text:span></text:span><text:span text:style-name="style11"><text:span text:style-name="T2">_wfopen</text:span></text:span><text:span text:style-name="style10"><text:span text:style-name="T2">( </text:span></text:span><text:span text:style-name="style11"><text:span text:style-name="T2">U2W</text:span></text:span><text:span text:style-name="style10"><text:span text:style-name="T2">( </text:span></text:span><text:span text:style-name="style11"><text:span text:style-name="T2">fext</text:span></text:span><text:span text:style-name="style10"><text:span text:style-name="T2">(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FileName</text:span></text:span><text:span text:style-name="style10"><text:span text:style-name="T2">,</text:span></text:span><text:span text:style-name="style6"><text:span text:style-name="T2">"vil"</text:span></text:span><text:span text:style-name="style10"><text:span text:style-name="T2">) ),</text:span></text:span><text:span text:style-name="style6"><text:span text:style-name="T2">L"rb+" </text:span></text:span><text:span text:style-name="style10"><text:span text:style-name="T2">); </text:span></text:span><text:span text:style-name="style2"><text:span text:style-name="T2">// файл для модели</text:span></text:span></text:h>
      <text:h text:style-name="Default" text:outline-level="1"><text:span text:style-name="T2">156 <text:s text:c="9"/></text:span><text:span text:style-name="style5"><text:span text:style-name="T2">if</text:span></text:span><text:span text:style-name="style10"><text:span text:style-name="T2">( </text:span></text:span><text:span text:style-name="style11"><text:span text:style-name="T2">VIL </text:span></text:span><text:span text:style-name="style10"><text:span text:style-name="T2">&amp;&amp; </text:span></text:span><text:span text:style-name="style11"><text:span text:style-name="T2">i</text:span></text:span><text:span text:style-name="style10"><text:span text:style-name="T2">&lt;</text:span></text:span><text:span text:style-name="style4"><text:span text:style-name="T2">2 </text:span></text:span><text:span text:style-name="style10"><text:span text:style-name="T2">) <text:s text:c="4"/></text:span></text:span><text:span text:style-name="style2"><text:span text:style-name="T2">// без общей настройки волны в долях длины корабля</text:span></text:span></text:h>
      <text:h text:style-name="Default" text:outline-level="1"><text:span text:style-name="T2">157 <text:s text:c="9"/></text:span><text:span text:style-name="style10"><text:span text:style-name="T2">{ </text:span></text:span><text:span text:style-name="style11"><text:span text:style-name="T2">Lw</text:span></text:span><text:span text:style-name="style10"><text:span text:style-name="T2">*=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4"><text:span text:style-name="T2">36</text:span></text:span><text:span text:style-name="style10"><text:span text:style-name="T2">; </text:span></text:span><text:span text:style-name="style11"><text:span text:style-name="T2">Ls</text:span></text:span><text:span text:style-name="style10"><text:span text:style-name="T2">*=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4"><text:span text:style-name="T2">36</text:span></text:span><text:span text:style-name="style10"><text:span text:style-name="T2">; </text:span></text:span><text:span text:style-name="style11"><text:span text:style-name="T2">Lr</text:span></text:span><text:span text:style-name="style10"><text:span text:style-name="T2">*=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4"><text:span text:style-name="T2">36</text:span></text:span><text:span text:style-name="style10"><text:span text:style-name="T2">; } </text:span></text:span><text:span text:style-name="style2"><text:span text:style-name="T2">// то не мудрёно</text:span></text:span></text:h>
      <text:h text:style-name="Default" text:outline-level="1"><text:span text:style-name="T2">158 <text:s text:c="7"/></text:span><text:span text:style-name="style10"><text:span text:style-name="T2">}</text:span></text:span></text:h>
      <text:h text:style-name="Default" text:outline-level="1"><text:span text:style-name="T2">159 <text:s text:c="5"/></text:span><text:span text:style-name="style10"><text:span text:style-name="T2">}</text:span></text:span></text:h>
      <text:h text:style-name="Default" text:outline-level="1"><text:span text:style-name="T2">160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VIL </text:span></text:span><text:span text:style-name="style10"><text:span text:style-name="T2">)</text:span></text:span><text:span text:style-name="style5"><text:span text:style-name="T2">while</text:span></text:span><text:span text:style-name="style10"><text:span text:style-name="T2">( !</text:span></text:span><text:span text:style-name="style11"><text:span text:style-name="T2">feof</text:span></text:span><text:span text:style-name="style10"><text:span text:style-name="T2">( </text:span></text:span><text:span text:style-name="style11"><text:span text:style-name="T2">VIL </text:span></text:span><text:span text:style-name="style10"><text:span text:style-name="T2">) ) <text:s text:c="23"/></text:span></text:span><text:span text:style-name="style2"><text:span text:style-name="T2">// к настройке модели</text:span></text:span></text:h>
      <text:h text:style-name="Default" text:outline-level="1"><text:span text:style-name="T2">161 <text:s text:c="5"/></text:span><text:span text:style-name="style10"><text:span text:style-name="T2">{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getString</text:span></text:span><text:span text:style-name="style10"><text:span text:style-name="T2">( </text:span></text:span><text:span text:style-name="style11"><text:span text:style-name="T2">VIL </text:span></text:span><text:span text:style-name="style10"><text:span text:style-name="T2">);</text:span></text:span></text:h>
      <text:h text:style-name="Default" text:outline-level="1"><text:span text:style-name="T2">162 <text:s text:c="7"/></text:span><text:span text:style-name="style5"><text:span text:style-name="T2">if</text:span></text:span><text:span text:style-name="style10"><text:span text:style-name="T2">( !(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) )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63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[</text:span></text:span><text:span text:style-name="style4"><text:span text:style-name="T2">0</text:span></text:span><text:span text:style-name="style10"><text:span text:style-name="T2">]==</text:span></text:span><text:span text:style-name="style7"><text:span text:style-name="T2">';' </text:span></text:span><text:span text:style-name="style10"><text:span text:style-name="T2">||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//"</text:span></text:span><text:span text:style-name="style10"><text:span text:style-name="T2">,</text:span></text:span><text:span text:style-name="style4"><text:span text:style-name="T2">2 </text:span></text:span><text:span text:style-name="style10"><text:span text:style-name="T2">) )</text:span></text:span><text:span text:style-name="style5"><text:span text:style-name="T2">continue</text:span></text:span><text:span text:style-name="style10"><text:span text:style-name="T2">;</text:span></text:span></text:h>
      <text:h text:style-name="Default" text:outline-level="1"><text:span text:style-name="T2">164 <text:s text:c="7"/></text:span><text:span text:style-name="style5"><text:span text:style-name="T2">while</text:span></text:span><text:span text:style-name="style10"><text:span text:style-name="T2">( *</text:span></text:span><text:span text:style-name="style11"><text:span text:style-name="T2">s </text:span></text:span><text:span text:style-name="style10"><text:span text:style-name="T2">&amp;&amp; *</text:span></text:span><text:span text:style-name="style11"><text:span text:style-name="T2">s</text:span></text:span><text:span text:style-name="style10"><text:span text:style-name="T2">&lt;=</text:span></text:span><text:span text:style-name="style7"><text:span text:style-name="T2">' ' </text:span></text:span><text:span text:style-name="style10"><text:span text:style-name="T2">)</text:span></text:span><text:span text:style-name="style11"><text:span text:style-name="T2">s</text:span></text:span><text:span text:style-name="style10"><text:span text:style-name="T2">++;</text:span></text:span></text:h>
      <text:h text:style-name="Default" text:outline-level="1"><text:span text:style-name="T2">165 <text:s text:c="7"/></text:span><text:span text:style-name="style2"><text:span text:style-name="T2">// <text:s/>настройка вычислительной акватории и условий генерации штормовых волн</text:span></text:span></text:h>
      <text:h text:style-name="Default" text:outline-level="1"><text:span text:style-name="T2">166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Море:"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 </text:span></text:span><text:span text:style-name="style6"><text:span text:style-name="T2">"Море:" </text:span></text:span><text:span text:style-name="style10"><text:span text:style-name="T2">) ) )</text:span></text:span><text:span text:style-name="style11"><text:span text:style-name="T2">Ge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l </text:span></text:span><text:span text:style-name="style10"><text:span text:style-name="T2">);</text:span></text:span></text:h>
      <text:h text:style-name="Default" text:outline-level="1"><text:span text:style-name="T2">167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Sea:"</text:span></text:span><text:span text:style-name="style10"><text:span text:style-name="T2">,</text:span></text:span><text:span text:style-name="style4"><text:span text:style-name="T2">4 </text:span></text:span><text:span text:style-name="style10"><text:span text:style-name="T2">) )</text:span></text:span><text:span text:style-name="style11"><text:span text:style-name="T2">Ge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4"><text:span text:style-name="T2">4 </text:span></text:span><text:span text:style-name="style10"><text:span text:style-name="T2">);</text:span></text:span></text:h>
      <text:h text:style-name="Default" text:outline-level="1"><text:span text:style-name="T2">168 <text:s text:c="7"/></text:span><text:span text:style-name="style2"><text:span text:style-name="T2">// <text:s/>подстройка трёх групповых структур штормового морского волнения</text:span></text:span></text:h>
      <text:h text:style-name="Default" text:outline-level="1"><text:span text:style-name="T2">169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Title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Title</text:span></text:span><text:span text:style-name="style10"><text:span text:style-name="T2">) ))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Ge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l</text:span></text:span><text:span text:style-name="style10"><text:span text:style-name="T2">,</text:span></text:span><text:span text:style-name="style11"><text:span text:style-name="T2">Lw</text:span></text:span><text:span text:style-name="style10"><text:span text:style-name="T2">,</text:span></text:span><text:span text:style-name="style11"><text:span text:style-name="T2">Hw</text:span></text:span><text:span text:style-name="style10"><text:span text:style-name="T2">,</text:span></text:span><text:span text:style-name="style11"><text:span text:style-name="T2">Dw </text:span></text:span><text:span text:style-name="style10"><text:span text:style-name="T2">);</text:span></text:span></text:h>
      <text:h text:style-name="Default" text:outline-level="1"><text:span text:style-name="T2">170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Title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Title</text:span></text:span><text:span text:style-name="style10"><text:span text:style-name="T2">)))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Get</text:span></text:span><text:span text:style-name="style10"><text:span text:style-name="T2">(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l</text:span></text:span><text:span text:style-name="style10"><text:span text:style-name="T2">,</text:span></text:span><text:span text:style-name="style11"><text:span text:style-name="T2">Ls</text:span></text:span><text:span text:style-name="style10"><text:span text:style-name="T2">,</text:span></text:span><text:span text:style-name="style11"><text:span text:style-name="T2">Hs</text:span></text:span><text:span text:style-name="style10"><text:span text:style-name="T2">,</text:span></text:span><text:span text:style-name="style11"><text:span text:style-name="T2">Ds</text:span></text:span><text:span text:style-name="style10"><text:span text:style-name="T2">);</text:span></text:span></text:h>
      <text:h text:style-name="Default" text:outline-level="1"><text:span text:style-name="T2">171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Title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Title</text:span></text:span><text:span text:style-name="style10"><text:span text:style-name="T2">)))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Get</text:span></text:span><text:span text:style-name="style10"><text:span text:style-name="T2">(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l</text:span></text:span><text:span text:style-name="style10"><text:span text:style-name="T2">,</text:span></text:span><text:span text:style-name="style11"><text:span text:style-name="T2">Lr</text:span></text:span><text:span text:style-name="style10"><text:span text:style-name="T2">,</text:span></text:span><text:span text:style-name="style11"><text:span text:style-name="T2">Hr</text:span></text:span><text:span text:style-name="style10"><text:span text:style-name="T2">,</text:span></text:span><text:span text:style-name="style11"><text:span text:style-name="T2">Dr</text:span></text:span><text:span text:style-name="style10"><text:span text:style-name="T2">);</text:span></text:span></text:h>
      <text:h text:style-name="Default" text:outline-level="1"><text:span text:style-name="T2">172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Wave:"</text:span></text:span><text:span text:style-name="style10"><text:span text:style-name="T2">,</text:span></text:span><text:span text:style-name="style4"><text:span text:style-name="T2">5 </text:span></text:span><text:span text:style-name="style10"><text:span text:style-name="T2">) <text:s/>)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Get</text:span></text:span><text:span text:style-name="style10"><text:span text:style-name="T2">( <text:s/></text:span></text:span><text:span text:style-name="style11"><text:span text:style-name="T2">s</text:span></text:span><text:span text:style-name="style10"><text:span text:style-name="T2">+</text:span></text:span><text:span text:style-name="style4"><text:span text:style-name="T2">5</text:span></text:span><text:span text:style-name="style10"><text:span text:style-name="T2">,</text:span></text:span><text:span text:style-name="style11"><text:span text:style-name="T2">Lw</text:span></text:span><text:span text:style-name="style10"><text:span text:style-name="T2">,</text:span></text:span><text:span text:style-name="style11"><text:span text:style-name="T2">Hw</text:span></text:span><text:span text:style-name="style10"><text:span text:style-name="T2">,</text:span></text:span><text:span text:style-name="style11"><text:span text:style-name="T2">Dw </text:span></text:span><text:span text:style-name="style10"><text:span text:style-name="T2">);</text:span></text:span></text:h>
      <text:h text:style-name="Default" text:outline-level="1"><text:span text:style-name="T2">173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Swell:"</text:span></text:span><text:span text:style-name="style10"><text:span text:style-name="T2">,</text:span></text:span><text:span text:style-name="style4"><text:span text:style-name="T2">6 </text:span></text:span><text:span text:style-name="style10"><text:span text:style-name="T2">) )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Ge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4"><text:span text:style-name="T2">6</text:span></text:span><text:span text:style-name="style10"><text:span text:style-name="T2">,</text:span></text:span><text:span text:style-name="style11"><text:span text:style-name="T2">Ls</text:span></text:span><text:span text:style-name="style10"><text:span text:style-name="T2">,</text:span></text:span><text:span text:style-name="style11"><text:span text:style-name="T2">Hs</text:span></text:span><text:span text:style-name="style10"><text:span text:style-name="T2">,</text:span></text:span><text:span text:style-name="style11"><text:span text:style-name="T2">Ds </text:span></text:span><text:span text:style-name="style10"><text:span text:style-name="T2">);</text:span></text:span></text:h>
      <text:h text:style-name="Default" text:outline-level="1"><text:span text:style-name="T2">174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Surge:"</text:span></text:span><text:span text:style-name="style10"><text:span text:style-name="T2">,</text:span></text:span><text:span text:style-name="style4"><text:span text:style-name="T2">6 </text:span></text:span><text:span text:style-name="style10"><text:span text:style-name="T2">) )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Ge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4"><text:span text:style-name="T2">6</text:span></text:span><text:span text:style-name="style10"><text:span text:style-name="T2">,</text:span></text:span><text:span text:style-name="style11"><text:span text:style-name="T2">Lr</text:span></text:span><text:span text:style-name="style10"><text:span text:style-name="T2">,</text:span></text:span><text:span text:style-name="style11"><text:span text:style-name="T2">Hr</text:span></text:span><text:span text:style-name="style10"><text:span text:style-name="T2">,</text:span></text:span><text:span text:style-name="style11"><text:span text:style-name="T2">Dr </text:span></text:span><text:span text:style-name="style10"><text:span text:style-name="T2">);</text:span></text:span></text:h>
      <text:h text:style-name="Default" text:outline-level="1"><text:span text:style-name="T2">175 <text:s text:c="7"/></text:span><text:span text:style-name="style2"><text:span text:style-name="T2">// изменение посадки с назначением курса и заданной скорости хода корабля</text:span></text:span></text:h>
      <text:h text:style-name="Default" text:outline-level="1"><text:span text:style-name="T2">176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Корабль:"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 </text:span></text:span><text:span text:style-name="style6"><text:span text:style-name="T2">"Корабль:" </text:span></text:span><text:span text:style-name="style10"><text:span text:style-name="T2">) ) )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Ge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l </text:span></text:span><text:span text:style-name="style10"><text:span text:style-name="T2">);</text:span></text:span></text:h>
      <text:h text:style-name="Default" text:outline-level="1"><text:span text:style-name="T2">177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Ship:"</text:span></text:span><text:span text:style-name="style10"><text:span text:style-name="T2">,</text:span></text:span><text:span text:style-name="style4"><text:span text:style-name="T2">5 </text:span></text:span><text:span text:style-name="style10"><text:span text:style-name="T2">) )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Ge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4"><text:span text:style-name="T2">5 </text:span></text:span><text:span text:style-name="style10"><text:span text:style-name="T2">);</text:span></text:span></text:h>
      <text:h text:style-name="Default" text:outline-level="1"><text:span text:style-name="T2">178 <text:s text:c="7"/></text:span><text:span text:style-name="style2"><text:span text:style-name="T2">// факторы демпфирования поступательных и угловых колебаний корпуса</text:span></text:span></text:h>
      <text:h text:style-name="Default" text:outline-level="1"><text:span text:style-name="T2">179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Демпфирование:"</text:span></text:span><text:span text:style-name="style10"><text:span text:style-name="T2">,</text:span></text:span></text:h>
      <text:h text:style-name="Default" text:outline-level="1"><text:span text:style-name="T2">180 <text:s text:c="20"/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 </text:span></text:span><text:span text:style-name="style6"><text:span text:style-name="T2">"Демпфирование:" </text:span></text:span><text:span text:style-name="style10"><text:span text:style-name="T2">) ) )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GetDam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l </text:span></text:span><text:span text:style-name="style10"><text:span text:style-name="T2">);</text:span></text:span></text:h>
      <text:h text:style-name="Default" text:outline-level="1"><text:span text:style-name="T2">181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Damp:"</text:span></text:span><text:span text:style-name="style10"><text:span text:style-name="T2">,</text:span></text:span><text:span text:style-name="style4"><text:span text:style-name="T2">5 </text:span></text:span><text:span text:style-name="style10"><text:span text:style-name="T2">) )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GetDam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4"><text:span text:style-name="T2">5 </text:span></text:span><text:span text:style-name="style10"><text:span text:style-name="T2">);</text:span></text:span></text:h>
      <text:h text:style-name="Default" text:outline-level="1"><text:span text:style-name="T2">182 <text:s text:c="7"/></text:span><text:span text:style-name="style2"><text:span text:style-name="T2">// настройки параметров управления вычислительным экспериментом</text:span></text:span></text:h>
      <text:h text:style-name="Default" text:outline-level="1"><text:span text:style-name="T2">183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Эксперимент:"</text:span></text:span><text:span text:style-name="style10"><text:span text:style-name="T2">,</text:span></text:span></text:h>
      <text:h text:style-name="Default" text:outline-level="1"><text:span text:style-name="T2">184 <text:s text:c="20"/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 </text:span></text:span><text:span text:style-name="style6"><text:span text:style-name="T2">"Эксперимент:" </text:span></text:span><text:span text:style-name="style10"><text:span text:style-name="T2">) ) )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GetEx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l </text:span></text:span><text:span text:style-name="style10"><text:span text:style-name="T2">);</text:span></text:span></text:h>
      <text:h text:style-name="Default" text:outline-level="1"><text:span text:style-name="T2">185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Test:"</text:span></text:span><text:span text:style-name="style10"><text:span text:style-name="T2">,</text:span></text:span><text:span text:style-name="style4"><text:span text:style-name="T2">5 </text:span></text:span><text:span text:style-name="style10"><text:span text:style-name="T2">) )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GetEx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+</text:span></text:span><text:span text:style-name="style4"><text:span text:style-name="T2">5 </text:span></text:span><text:span text:style-name="style10"><text:span text:style-name="T2">);</text:span></text:span></text:h>
      <text:h text:style-name="P4" text:outline-level="1">186 <text:s/></text:h>
      <text:h text:style-name="Default" text:outline-level="1"><text:span text:style-name="T2">187 <text:s text:c="3"/></text:span><text:span text:style-name="style10"><text:span text:style-name="T2">} }</text:span></text:span></text:h>
      <text:h text:style-name="Default" text:outline-level="1"><text:span text:style-name="T2">188 <text:s text:c="3"/></text:span><text:span text:style-name="style11"><text:span text:style-name="T2">Wind</text:span></text:span><text:span text:style-name="style10"><text:span text:style-name="T2">.</text:span></text:span><text:span text:style-name="style11"><text:span text:style-name="T2">Initial</text:span></text:span><text:span text:style-name="style10"><text:span text:style-name="T2">( </text:span></text:span><text:span text:style-name="style11"><text:span text:style-name="T2">Lw</text:span></text:span><text:span text:style-name="style10"><text:span text:style-name="T2">,</text:span></text:span><text:span text:style-name="style11"><text:span text:style-name="T2">Hw</text:span></text:span><text:span text:style-name="style10"><text:span text:style-name="T2">,</text:span></text:span><text:span text:style-name="style11"><text:span text:style-name="T2">Dw </text:span></text:span><text:span text:style-name="style10"><text:span text:style-name="T2">); <text:s/></text:span></text:span><text:span text:style-name="style2"><text:span text:style-name="T2">// ветровые волны с обрушающимися гребнями [м,%,°]</text:span></text:span></text:h>
      <text:h text:style-name="Default" text:outline-level="1"><text:span text:style-name="T2">189 <text:s text:c="3"/></text:span><text:span text:style-name="style11"><text:span text:style-name="T2">Swell</text:span></text:span><text:span text:style-name="style10"><text:span text:style-name="T2">.</text:span></text:span><text:span text:style-name="style11"><text:span text:style-name="T2">Initial</text:span></text:span><text:span text:style-name="style10"><text:span text:style-name="T2">( </text:span></text:span><text:span text:style-name="style11"><text:span text:style-name="T2">Ls</text:span></text:span><text:span text:style-name="style10"><text:span text:style-name="T2">,</text:span></text:span><text:span text:style-name="style11"><text:span text:style-name="T2">Hs</text:span></text:span><text:span text:style-name="style10"><text:span text:style-name="T2">,</text:span></text:span><text:span text:style-name="style11"><text:span text:style-name="T2">Ds </text:span></text:span><text:span text:style-name="style10"><text:span text:style-name="T2">); </text:span></text:span><text:span text:style-name="style2"><text:span text:style-name="T2">// свежая морская зыбь недавно прошумевших штормов</text:span></text:span></text:h>
      <text:h text:style-name="Default" text:outline-level="1"><text:span text:style-name="T2">190 <text:s text:c="3"/></text:span><text:span text:style-name="style11"><text:span text:style-name="T2">Surge</text:span></text:span><text:span text:style-name="style10"><text:span text:style-name="T2">.</text:span></text:span><text:span text:style-name="style11"><text:span text:style-name="T2">Initial</text:span></text:span><text:span text:style-name="style10"><text:span text:style-name="T2">( </text:span></text:span><text:span text:style-name="style11"><text:span text:style-name="T2">Lr</text:span></text:span><text:span text:style-name="style10"><text:span text:style-name="T2">,</text:span></text:span><text:span text:style-name="style11"><text:span text:style-name="T2">Hr</text:span></text:span><text:span text:style-name="style10"><text:span text:style-name="T2">,</text:span></text:span><text:span text:style-name="style11"><text:span text:style-name="T2">Dr </text:span></text:span><text:span text:style-name="style10"><text:span text:style-name="T2">); </text:span></text:span><text:span text:style-name="style2"><text:span text:style-name="T2">// реликтовые пологие волны от удаленных ураганов</text:span></text:span></text:h>
      <text:h text:style-name="Default" text:outline-level="1"><text:span text:style-name="T2">191 <text:s text:c="3"/></text:span><text:span text:style-name="style2"><text:span text:style-name="T2">//</text:span></text:span></text:h>
      <text:h text:style-name="Default" text:outline-level="1"><text:span text:style-name="T2">192 <text:s text:c="3"/></text:span><text:span text:style-name="style2"><text:span text:style-name="T2">// <text:s text:c="3"/>по самой мелкой сетке настраивается общая акватория со Split дроблением</text:span></text:span></text:h>
      <text:h text:style-name="Default" text:outline-level="1"><text:span text:style-name="T2">193 <text:s text:c="3"/></text:span><text:span text:style-name="style2"><text:span text:style-name="T2">//</text:span></text:span></text:h>
      <text:h text:style-name="Default" text:outline-level="1"><text:span text:style-name="T2">194 <text:s text:c="3"/></text:span><text:span text:style-name="style11"><text:span text:style-name="T2">mX</text:span></text:span><text:span text:style-name="style10"><text:span text:style-name="T2">=</text:span></text:span><text:span text:style-name="style16"><text:span text:style-name="T2">max</text:span></text:span><text:span text:style-name="style10"><text:span text:style-name="T2">( </text:span></text:span><text:span text:style-name="style16"><text:span text:style-name="T2">max</text:span></text:span><text:span text:style-name="style10"><text:span text:style-name="T2">( 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Mx</text:span></text:span><text:span text:style-name="style10"><text:span text:style-name="T2">,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Mx </text:span></text:span><text:span text:style-name="style10"><text:span text:style-name="T2">),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Mx </text:span></text:span><text:span text:style-name="style10"><text:span text:style-name="T2">)*</text:span></text:span><text:span text:style-name="style11"><text:span text:style-name="T2">Split</text:span></text:span><text:span text:style-name="style10"><text:span text:style-name="T2">; </text:span></text:span><text:span text:style-name="style2"><text:span text:style-name="T2">// сетка по максимуму ячеек</text:span></text:span></text:h>
      <text:h text:style-name="Default" text:outline-level="1"><text:span text:style-name="T2">195 <text:s text:c="3"/></text:span><text:span text:style-name="style11"><text:span text:style-name="T2">dS</text:span></text:span><text:span text:style-name="style10"><text:span text:style-name="T2">=</text:span></text:span><text:span text:style-name="style11"><text:span text:style-name="T2">Long</text:span></text:span><text:span text:style-name="style10"><text:span text:style-name="T2">/( </text:span></text:span><text:span text:style-name="style11"><text:span text:style-name="T2">mX</text:span></text:span><text:span text:style-name="style10"><text:span text:style-name="T2">-</text:span></text:span><text:span text:style-name="style4"><text:span text:style-name="T2">1 </text:span></text:span><text:span text:style-name="style10"><text:span text:style-name="T2">); <text:s text:c="16"/></text:span></text:span><text:span text:style-name="style2"><text:span text:style-name="T2">// создание результирующей матрицы аппликат</text:span></text:span></text:h>
      <text:h text:style-name="Default" text:outline-level="1"><text:span text:style-name="T2">196 <text:s text:c="3"/></text:span><text:span text:style-name="style11"><text:span text:style-name="T2">mY</text:span></text:span><text:span text:style-name="style10"><text:span text:style-name="T2">=</text:span></text:span><text:span text:style-name="style11"><text:span text:style-name="T2">Wide</text:span></text:span><text:span text:style-name="style10"><text:span text:style-name="T2">/</text:span></text:span><text:span text:style-name="style11"><text:span text:style-name="T2">dS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; <text:s text:c="20"/></text:span></text:span><text:span text:style-name="style2"><text:span text:style-name="T2">// уровней моря (и поверхностных скоростей)</text:span></text:span></text:h>
      <text:h text:style-name="Default" text:outline-level="1"><text:span text:style-name="T2">197 <text:s text:c="3"/></text:span><text:span text:style-name="style11"><text:span text:style-name="T2">Ws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**)</text:span></text:span><text:span text:style-name="style11"><text:span text:style-name="T2">Allocate</text:span></text:span><text:span text:style-name="style10"><text:span text:style-name="T2">( </text:span></text:span><text:span text:style-name="style11"><text:span text:style-name="T2">mY</text:span></text:span><text:span text:style-name="style10"><text:span text:style-name="T2">,</text:span></text:span><text:span text:style-name="style11"><text:span text:style-name="T2">mX</text:span></text:span><text:span text:style-name="style10"><text:span text:style-name="T2">*</text:span></text:span><text:span text:style-name="style5"><text:span text:style-name="T2">sizeof</text:span></text:span><text:span text:style-name="style10"><text:span text:style-name="T2">(</text:span></text:span><text:span text:style-name="style5"><text:span text:style-name="T2">Vector</text:span></text:span><text:span text:style-name="style10"><text:span text:style-name="T2">) ); <text:s/></text:span></text:span><text:span text:style-name="style2"><text:span text:style-name="T2">// на общей равномерной сетке</text:span></text:span></text:h>
      <text:h text:style-name="Default" text:outline-level="1"><text:span text:style-name="T2">198 <text:s text:c="3"/></text:span><text:span text:style-name="style2"><text:span text:style-name="T2">//</text:span></text:span></text:h>
      <text:h text:style-name="Default" text:outline-level="1"><text:span text:style-name="T2">199 <text:s text:c="3"/></text:span><text:span text:style-name="style15"><text:span text:style-name="T2">//! <text:s/>переключение входного файла инициализации в режим протокола эксперимента</text:span></text:span></text:h>
      <text:h text:style-name="Default" text:outline-level="1"><text:span text:style-name="T2">200 <text:s text:c="3"/></text:span><text:span text:style-name="style2"><text:span text:style-name="T2">//</text:span></text:span></text:h>
      <text:h text:style-name="Default" text:outline-level="1"><text:span text:style-name="T2">201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VIL </text:span></text:span><text:span text:style-name="style10"><text:span text:style-name="T2">)</text:span></text:span></text:h>
      <text:h text:style-name="Default" text:outline-level="1"><text:span text:style-name="T2">202 <text:s text:c="3"/></text:span><text:span text:style-name="style10"><text:span text:style-name="T2">{ </text:span></text:span><text:span text:style-name="style5"><text:span text:style-name="T2">int </text:span></text:span><text:span text:style-name="style11"><text:span text:style-name="T2">M</text:span></text:span><text:span text:style-name="style10"><text:span text:style-name="T2">,</text:span></text:span><text:span text:style-name="style11"><text:span text:style-name="T2">D</text:span></text:span><text:span text:style-name="style10"><text:span text:style-name="T2">,</text:span></text:span><text:span text:style-name="style11"><text:span text:style-name="T2">Y</text:span></text:span><text:span text:style-name="style10"><text:span text:style-name="T2">; </text:span></text:span><text:span text:style-name="style11"><text:span text:style-name="T2">Instant</text:span></text:span><text:span text:style-name="style10"><text:span text:style-name="T2">.</text:span></text:span><text:span text:style-name="style11"><text:span text:style-name="T2">UnPack</text:span></text:span><text:span text:style-name="style10"><text:span text:style-name="T2">( </text:span></text:span><text:span text:style-name="style11"><text:span text:style-name="T2">M</text:span></text:span><text:span text:style-name="style10"><text:span text:style-name="T2">,</text:span></text:span><text:span text:style-name="style11"><text:span text:style-name="T2">D</text:span></text:span><text:span text:style-name="style10"><text:span text:style-name="T2">,</text:span></text:span><text:span text:style-name="style11"><text:span text:style-name="T2">Y </text:span></text:span><text:span text:style-name="style10"><text:span text:style-name="T2">);</text:span></text:span></text:h>
      <text:h text:style-name="Default" text:outline-level="1"><text:span text:style-name="T2">203 <text:s text:c="5"/></text:span><text:span text:style-name="style11"><text:span text:style-name="T2">fseek</text:span></text:span><text:span text:style-name="style10"><text:span text:style-name="T2">( </text:span></text:span><text:span text:style-name="style11"><text:span text:style-name="T2">VIL</text:span></text:span><text:span text:style-name="style10"><text:span text:style-name="T2">,</text:span></text:span><text:span text:style-name="style11"><text:span text:style-name="T2">ftell</text:span></text:span><text:span text:style-name="style10"><text:span text:style-name="T2">( </text:span></text:span><text:span text:style-name="style11"><text:span text:style-name="T2">VIL </text:span></text:span><text:span text:style-name="style10"><text:span text:style-name="T2">),</text:span></text:span><text:span text:style-name="style11"><text:span text:style-name="T2">SEEK_SET </text:span></text:span><text:span text:style-name="style10"><text:span text:style-name="T2">);</text:span></text:span></text:h>
      <text:h text:style-name="Default" text:outline-level="1"><text:soft-page-break/><text:span text:style-name="T2">204 <text:s text:c="5"/></text:span><text:span text:style-name="style11"><text:span text:style-name="T2">fprintf</text:span></text:span><text:span text:style-name="style10"><text:span text:style-name="T2">( </text:span></text:span><text:span text:style-name="style11"><text:span text:style-name="T2">VIL</text:span></text:span><text:span text:style-name="style10"><text:span text:style-name="T2">,</text:span></text:span><text:span text:style-name="style6"><text:span text:style-name="T2">"\n\n %s\n %s\n"</text:span></text:span><text:span text:style-name="style10"><text:span text:style-name="T2">+(</text:span></text:span><text:span text:style-name="style11"><text:span text:style-name="T2">l</text:span></text:span><text:span text:style-name="style10"><text:span text:style-name="T2">?</text:span></text:span><text:span text:style-name="style4"><text:span text:style-name="T2">0</text:span></text:span><text:span text:style-name="style10"><text:span text:style-name="T2">:</text:span></text:span><text:span text:style-name="style4"><text:span text:style-name="T2">2</text:span></text:span><text:span text:style-name="style10"><text:span text:style-name="T2">),::</text:span></text:span><text:span text:style-name="style11"><text:span text:style-name="T2">Title</text:span></text:span><text:span text:style-name="style10"><text:span text:style-name="T2">,</text:span></text:span></text:h>
      <text:h text:style-name="Default" text:outline-level="1"><text:span text:style-name="T2">205 <text:s text:c="14"/></text:span><text:span text:style-name="style6"><text:span text:style-name="T2">"≈≈≈≈≈≈≈≈≈≈≈≈≈≈≈≈≈≈≈≈≈≈≈≈≈≈≈≈≈≈≈≈≈≈≈≈≈≈≈≈≈≈≈≈≈≈≈≈≈≈≈≈≈≈≈≈≈≈≈" </text:span></text:span><text:span text:style-name="style10"><text:span text:style-name="T2">);</text:span></text:span></text:h>
      <text:h text:style-name="Default" text:outline-level="1"><text:span text:style-name="T2">206 <text:s text:c="5"/></text:span><text:span text:style-name="style11"><text:span text:style-name="T2">fprintf</text:span></text:span><text:span text:style-name="style10"><text:span text:style-name="T2">( </text:span></text:span><text:span text:style-name="style11"><text:span text:style-name="T2">VIL</text:span></text:span><text:span text:style-name="style10"><text:span text:style-name="T2">,</text:span></text:span><text:span text:style-name="style6"><text:span text:style-name="T2">" %04d %s %02d %s %s\n %s\n"</text:span></text:span><text:span text:style-name="style10"><text:span text:style-name="T2">,</text:span></text:span></text:h>
      <text:h text:style-name="Default" text:outline-level="1"><text:span text:style-name="T2">207 <text:s text:c="6"/></text:span><text:span text:style-name="style11"><text:span text:style-name="T2">Y</text:span></text:span><text:span text:style-name="style10"><text:span text:style-name="T2">,</text:span></text:span><text:span text:style-name="style11"><text:span text:style-name="T2">_Mnt</text:span></text:span><text:span text:style-name="style10"><text:span text:style-name="T2">[</text:span></text:span><text:span text:style-name="style11"><text:span text:style-name="T2">M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],</text:span></text:span><text:span text:style-name="style11"><text:span text:style-name="T2">D</text:span></text:span><text:span text:style-name="style10"><text:span text:style-name="T2">,</text:span></text:span><text:span text:style-name="style11"><text:span text:style-name="T2">_Day</text:span></text:span><text:span text:style-name="style10"><text:span text:style-name="T2">[</text:span></text:span><text:span text:style-name="style5"><text:span text:style-name="T2">int</text:span></text:span><text:span text:style-name="style10"><text:span text:style-name="T2">(</text:span></text:span><text:span text:style-name="style11"><text:span text:style-name="T2">Instant</text:span></text:span><text:span text:style-name="style10"><text:span text:style-name="T2">.</text:span></text:span><text:span text:style-name="style11"><text:span text:style-name="T2">D</text:span></text:span><text:span text:style-name="style10"><text:span text:style-name="T2">%</text:span></text:span><text:span text:style-name="style4"><text:span text:style-name="T2">7</text:span></text:span><text:span text:style-name="style10"><text:span text:style-name="T2">)],</text:span></text:span><text:span text:style-name="style11"><text:span text:style-name="T2">DtoA</text:span></text:span><text:span text:style-name="style10"><text:span text:style-name="T2">( </text:span></text:span><text:span text:style-name="style11"><text:span text:style-name="T2">Instant</text:span></text:span><text:span text:style-name="style10"><text:span text:style-name="T2">.</text:span></text:span><text:span text:style-name="style11"><text:span text:style-name="T2">T</text:span></text:span><text:span text:style-name="style10"><text:span text:style-name="T2">,</text:span></text:span><text:span text:style-name="style4"><text:span text:style-name="T2">3</text:span></text:span><text:span text:style-name="style10"><text:span text:style-name="T2">,</text:span></text:span><text:span text:style-name="style6"><text:span text:style-name="T2">"ⁿ" </text:span></text:span><text:span text:style-name="style10"><text:span text:style-name="T2">),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ShipName </text:span></text:span><text:span text:style-name="style10"><text:span text:style-name="T2">);</text:span></text:span></text:h>
      <text:h text:style-name="Default" text:outline-level="1"><text:span text:style-name="T2">208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</text:span></text:span><text:span text:style-name="style4"><text:span text:style-name="T2">0xFF </text:span></text:span><text:span text:style-name="style10"><text:span text:style-name="T2">) <text:s text:c="12"/></text:span></text:span><text:span text:style-name="style2"><text:span text:style-name="T2">// если есть что писать в протокол испытаний</text:span></text:span></text:h>
      <text:h text:style-name="Default" text:outline-level="1"><text:span text:style-name="T2">209 <text:s text:c="5"/></text:span><text:span text:style-name="style10"><text:span text:style-name="T2">{ </text:span></text:span><text:span text:style-name="style11"><text:span text:style-name="T2">fprintf</text:span></text:span><text:span text:style-name="style10"><text:span text:style-name="T2">( </text:span></text:span><text:span text:style-name="style11"><text:span text:style-name="T2">VIL</text:span></text:span><text:span text:style-name="style10"><text:span text:style-name="T2">,</text:span></text:span><text:span text:style-name="style6"><text:span text:style-name="T2">" эксперимент, в записях %s:"</text:span></text:span><text:span text:style-name="style10"><text:span text:style-name="T2">,</text:span></text:span></text:h>
      <text:h text:style-name="Default" text:outline-level="1"><text:span text:style-name="T2">210 <text:s text:c="18"/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</text:span></text:span><text:span text:style-name="style4"><text:span text:style-name="T2">0x200</text:span></text:span><text:span text:style-name="style10"><text:span text:style-name="T2">?</text:span></text:span><text:span text:style-name="style6"><text:span text:style-name="T2">"только превышение экстремальных событий"</text:span></text:span></text:h>
      <text:h text:style-name="Default" text:outline-level="1"><text:span text:style-name="T2">211 <text:s text:c="31"/></text:span><text:span text:style-name="style10"><text:span text:style-name="T2">:</text:span></text:span><text:span text:style-name="style6"><text:span text:style-name="T2">"регистрация всех экстремальных событий" </text:span></text:span><text:span text:style-name="style10"><text:span text:style-name="T2">);</text:span></text:span></text:h>
      <text:h text:style-name="Default" text:outline-level="1"><text:span text:style-name="T2">212 <text:s text:c="7"/></text:span><text:span text:style-name="style11"><text:span text:style-name="T2">fprintf</text:span></text:span><text:span text:style-name="style10"><text:span text:style-name="T2">( </text:span></text:span><text:span text:style-name="style11"><text:span text:style-name="T2">VIL</text:span></text:span><text:span text:style-name="style10"><text:span text:style-name="T2">,</text:span></text:span><text:span text:style-name="style6"><text:span text:style-name="T2">"\n %s, %s; %s, %s и %s качка; ускорения %s, %s и %s\n"</text:span></text:span><text:span text:style-name="style10"><text:span text:style-name="T2">,</text:span></text:span></text:h>
      <text:h text:style-name="Default" text:outline-level="1"><text:span text:style-name="T2">213 <text:s text:c="16"/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 </text:span></text:span><text:span text:style-name="style4"><text:span text:style-name="T2">1</text:span></text:span><text:span text:style-name="style10"><text:span text:style-name="T2">? </text:span></text:span><text:span text:style-name="style6"><text:span text:style-name="T2">"ходкость" <text:s text:c="3"/></text:span></text:span><text:span text:style-name="style10"><text:span text:style-name="T2">: </text:span></text:span><text:span text:style-name="style6"><text:span text:style-name="T2">"—ход"</text:span></text:span><text:span text:style-name="style10"><text:span text:style-name="T2">,</text:span></text:span></text:h>
      <text:h text:style-name="Default" text:outline-level="1"><text:span text:style-name="T2">214 <text:s text:c="16"/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 </text:span></text:span><text:span text:style-name="style4"><text:span text:style-name="T2">2</text:span></text:span><text:span text:style-name="style10"><text:span text:style-name="T2">? </text:span></text:span><text:span text:style-name="style6"><text:span text:style-name="T2">"рыскание" <text:s text:c="3"/></text:span></text:span><text:span text:style-name="style10"><text:span text:style-name="T2">: </text:span></text:span><text:span text:style-name="style6"><text:span text:style-name="T2">"—рыск"</text:span></text:span><text:span text:style-name="style10"><text:span text:style-name="T2">,</text:span></text:span></text:h>
      <text:h text:style-name="Default" text:outline-level="1"><text:span text:style-name="T2">215 <text:s text:c="16"/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 </text:span></text:span><text:span text:style-name="style4"><text:span text:style-name="T2">4</text:span></text:span><text:span text:style-name="style10"><text:span text:style-name="T2">? </text:span></text:span><text:span text:style-name="style6"><text:span text:style-name="T2">"вертикальная"</text:span></text:span><text:span text:style-name="style10"><text:span text:style-name="T2">: </text:span></text:span><text:span text:style-name="style6"><text:span text:style-name="T2">"—верт"</text:span></text:span><text:span text:style-name="style10"><text:span text:style-name="T2">,</text:span></text:span></text:h>
      <text:h text:style-name="Default" text:outline-level="1"><text:span text:style-name="T2">216 <text:s text:c="16"/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 </text:span></text:span><text:span text:style-name="style4"><text:span text:style-name="T2">8</text:span></text:span><text:span text:style-name="style10"><text:span text:style-name="T2">? </text:span></text:span><text:span text:style-name="style6"><text:span text:style-name="T2">"бортовая" <text:s text:c="3"/></text:span></text:span><text:span text:style-name="style10"><text:span text:style-name="T2">: </text:span></text:span><text:span text:style-name="style6"><text:span text:style-name="T2">"—борт"</text:span></text:span><text:span text:style-name="style10"><text:span text:style-name="T2">,</text:span></text:span></text:h>
      <text:h text:style-name="Default" text:outline-level="1"><text:span text:style-name="T2">217 <text:s text:c="16"/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 </text:span></text:span><text:span text:style-name="style4"><text:span text:style-name="T2">16</text:span></text:span><text:span text:style-name="style10"><text:span text:style-name="T2">?</text:span></text:span><text:span text:style-name="style6"><text:span text:style-name="T2">"килевая" <text:s text:c="4"/></text:span></text:span><text:span text:style-name="style10"><text:span text:style-name="T2">: </text:span></text:span><text:span text:style-name="style6"><text:span text:style-name="T2">"—кил"</text:span></text:span><text:span text:style-name="style10"><text:span text:style-name="T2">,</text:span></text:span></text:h>
      <text:h text:style-name="Default" text:outline-level="1"><text:span text:style-name="T2">218 <text:s text:c="16"/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 </text:span></text:span><text:span text:style-name="style4"><text:span text:style-name="T2">32</text:span></text:span><text:span text:style-name="style10"><text:span text:style-name="T2">?</text:span></text:span><text:span text:style-name="style6"><text:span text:style-name="T2">"в корме" <text:s text:c="4"/></text:span></text:span><text:span text:style-name="style10"><text:span text:style-name="T2">: </text:span></text:span><text:span text:style-name="style6"><text:span text:style-name="T2">"—корм"</text:span></text:span><text:span text:style-name="style10"><text:span text:style-name="T2">,</text:span></text:span></text:h>
      <text:h text:style-name="Default" text:outline-level="1"><text:span text:style-name="T2">219 <text:s text:c="16"/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 </text:span></text:span><text:span text:style-name="style4"><text:span text:style-name="T2">64</text:span></text:span><text:span text:style-name="style10"><text:span text:style-name="T2">?</text:span></text:span><text:span text:style-name="style6"><text:span text:style-name="T2">"на миделе" <text:s text:c="2"/></text:span></text:span><text:span text:style-name="style10"><text:span text:style-name="T2">: </text:span></text:span><text:span text:style-name="style6"><text:span text:style-name="T2">"—мид"</text:span></text:span><text:span text:style-name="style10"><text:span text:style-name="T2">,</text:span></text:span></text:h>
      <text:h text:style-name="Default" text:outline-level="1"><text:span text:style-name="T2">220 <text:s text:c="16"/></text:span><text:span text:style-name="style11"><text:span text:style-name="T2">V</text:span></text:span><text:span text:style-name="style10"><text:span text:style-name="T2">.</text:span></text:span><text:span text:style-name="style11"><text:span text:style-name="T2">Educt</text:span></text:span><text:span text:style-name="style10"><text:span text:style-name="T2">&amp;</text:span></text:span><text:span text:style-name="style4"><text:span text:style-name="T2">128</text:span></text:span><text:span text:style-name="style10"><text:span text:style-name="T2">?</text:span></text:span><text:span text:style-name="style6"><text:span text:style-name="T2">"по носу" <text:s text:c="4"/></text:span></text:span><text:span text:style-name="style10"><text:span text:style-name="T2">: </text:span></text:span><text:span text:style-name="style6"><text:span text:style-name="T2">"—нос" </text:span></text:span><text:span text:style-name="style10"><text:span text:style-name="T2">);</text:span></text:span></text:h>
      <text:h text:style-name="Default" text:outline-level="1"><text:span text:style-name="T2">221 <text:s text:c="5"/></text:span><text:span text:style-name="style10"><text:span text:style-name="T2">} </text:span></text:span><text:span text:style-name="style11"><text:span text:style-name="T2">fprintf</text:span></text:span><text:span text:style-name="style10"><text:span text:style-name="T2">( </text:span></text:span><text:span text:style-name="style11"><text:span text:style-name="T2">VIL</text:span></text:span><text:span text:style-name="style10"><text:span text:style-name="T2">,</text:span></text:span></text:h>
      <text:h text:style-name="Default" text:outline-level="1"><text:span text:style-name="T2">222 <text:s text:c="13"/></text:span><text:span text:style-name="style6"><text:span text:style-name="T2">" акватория: { %.0f×%.0f м }[%d·%d]~δS=%.2f м, { δt=%.1g\"/%.1f }"</text:span></text:span><text:span text:style-name="style10"><text:span text:style-name="T2">,</text:span></text:span></text:h>
      <text:h text:style-name="Default" text:outline-level="1"><text:span text:style-name="T2">223 <text:s text:c="47"/></text:span><text:span text:style-name="style11"><text:span text:style-name="T2">Long</text:span></text:span><text:span text:style-name="style10"><text:span text:style-name="T2">,</text:span></text:span><text:span text:style-name="style11"><text:span text:style-name="T2">Wide</text:span></text:span><text:span text:style-name="style10"><text:span text:style-name="T2">,</text:span></text:span><text:span text:style-name="style11"><text:span text:style-name="T2">mX</text:span></text:span><text:span text:style-name="style10"><text:span text:style-name="T2">,</text:span></text:span><text:span text:style-name="style11"><text:span text:style-name="T2">mY</text:span></text:span><text:span text:style-name="style10"><text:span text:style-name="T2">,</text:span></text:span><text:span text:style-name="style11"><text:span text:style-name="T2">dS</text:span></text:span><text:span text:style-name="style10"><text:span text:style-name="T2">,</text:span></text:span><text:span text:style-name="style11"><text:span text:style-name="T2">Tstep</text:span></text:span><text:span text:style-name="style10"><text:span text:style-name="T2">,</text:span></text:span><text:span text:style-name="style11"><text:span text:style-name="T2">tKrat </text:span></text:span><text:span text:style-name="style10"><text:span text:style-name="T2">);</text:span></text:span></text:h>
      <text:h text:style-name="Default" text:outline-level="1"><text:span text:style-name="T2">224 <text:s text:c="3"/></text:span><text:span text:style-name="style10"><text:span text:style-name="T2">}</text:span></text:span></text:h>
      <text:h text:style-name="Default" text:outline-level="1"><text:span text:style-name="T2">225 <text:s text:c="3"/></text:span><text:span text:style-name="style11"><text:span text:style-name="T2">eye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150.0</text:span></text:span><text:span text:style-name="style10"><text:span text:style-name="T2">,-</text:span></text:span><text:span text:style-name="style4"><text:span text:style-name="T2">16.4</text:span></text:span><text:span text:style-name="style10"><text:span text:style-name="T2">,</text:span></text:span><text:span text:style-name="style4"><text:span text:style-name="T2">0.0 </text:span></text:span><text:span text:style-name="style10"><text:span text:style-name="T2">},</text:span></text:span><text:span text:style-name="style11"><text:span text:style-name="T2">look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0.0</text:span></text:span><text:span text:style-name="style10"><text:span text:style-name="T2">,-</text:span></text:span><text:span text:style-name="style4"><text:span text:style-name="T2">10.0</text:span></text:span><text:span text:style-name="style10"><text:span text:style-name="T2">,</text:span></text:span><text:span text:style-name="style4"><text:span text:style-name="T2">0.0 </text:span></text:span><text:span text:style-name="style10"><text:span text:style-name="T2">}; <text:s/></text:span></text:span><text:span text:style-name="style2"><text:span text:style-name="T2">// под обзор</text:span></text:span></text:h>
      <text:h text:style-name="Default" text:outline-level="1"><text:span text:style-name="T2">226 <text:s text:c="3"/></text:span><text:span text:style-name="style11"><text:span text:style-name="T2">Distance</text:span></text:span><text:span text:style-name="style10"><text:span text:style-name="T2">=-</text:span></text:span><text:span text:style-name="style4"><text:span text:style-name="T2">0.8</text:span></text:span><text:span text:style-name="style10"><text:span text:style-name="T2">*</text:span></text:span><text:span text:style-name="style11"><text:span text:style-name="T2">Long</text:span></text:span><text:span text:style-name="style10"><text:span text:style-name="T2">; <text:s text:c="2"/></text:span></text:span><text:span text:style-name="style2"><text:span text:style-name="T2">// расстояние от точки взгляда до места в центре обзора</text:span></text:span></text:h>
      <text:h text:style-name="Default" text:outline-level="1"><text:span text:style-name="T2">227 <text:s text:c="3"/></text:span><text:span text:style-name="style11"><text:span text:style-name="T2">mx</text:span></text:span><text:span text:style-name="style10"><text:span text:style-name="T2">=</text:span></text:span><text:span text:style-name="style11"><text:span text:style-name="T2">my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 text:c="13"/></text:span></text:span><text:span text:style-name="style2"><text:span text:style-name="T2">// указатель мыши ставится в исходное/нулевое положение</text:span></text:span></text:h>
      <text:h text:style-name="Default" text:outline-level="1"><text:span text:style-name="T2">228 <text:s/></text:span><text:span text:style-name="style10"><text:span text:style-name="T2">}</text:span></text:span></text:h>
      <text:h text:style-name="Default" text:outline-level="1"><text:span text:style-name="T2">229 <text:s/></text:span><text:span text:style-name="style11"><text:span text:style-name="T2">Waves</text:span></text:span><text:span text:style-name="style10"><text:span text:style-name="T2">::</text:span></text:span><text:span text:style-name="style11"><text:span text:style-name="T2">Waves</text:span></text:span><text:span text:style-name="style10"><text:span text:style-name="T2">( </text:span></text:span><text:span text:style-name="style5"><text:span text:style-name="T2">const char </text:span></text:span><text:span text:style-name="style11"><text:span text:style-name="T2">Name</text:span></text:span><text:span text:style-name="style10"><text:span text:style-name="T2">[] ) <text:s text:c="3"/></text:span></text:span><text:span text:style-name="style2"><text:span text:style-name="T2">// конструктор с возможностью перестроения</text:span></text:span></text:h>
      <text:h text:style-name="Default" text:outline-level="1"><text:span text:style-name="T2">230 <text:s text:c="6"/></text:span><text:span text:style-name="style10"><text:span text:style-name="T2">: </text:span></text:span><text:span text:style-name="style11"><text:span text:style-name="T2">Title</text:span></text:span><text:span text:style-name="style10"><text:span text:style-name="T2">( </text:span></text:span><text:span text:style-name="style11"><text:span text:style-name="T2">Name </text:span></text:span><text:span text:style-name="style10"><text:span text:style-name="T2">),</text:span></text:span><text:span text:style-name="style11"><text:span text:style-name="T2">Mx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</text:span></text:span><text:span text:style-name="style11"><text:span text:style-name="T2">My</text:span></text:span><text:span text:style-name="style10"><text:span text:style-name="T2">( </text:span></text:span><text:span text:style-name="style4"><text:span text:style-name="T2">0 </text:span></text:span><text:span text:style-name="style10"><text:span text:style-name="T2">), <text:s text:c="15"/></text:span></text:span><text:span text:style-name="style2"><text:span text:style-name="T2">// внешнего ×3× управления</text:span></text:span></text:h>
      <text:h text:style-name="Default" text:outline-level="1"><text:span text:style-name="T2">231 <text:s text:c="5"/></text:span><text:span text:style-name="style11"><text:span text:style-name="T2">Cw</text:span></text:span><text:span text:style-name="style10"><text:span text:style-name="T2">(</text:span></text:span><text:span text:style-name="style4"><text:span text:style-name="T2">0</text:span></text:span><text:span text:style-name="style10"><text:span text:style-name="T2">),</text:span></text:span><text:span text:style-name="style11"><text:span text:style-name="T2">Ow</text:span></text:span><text:span text:style-name="style10"><text:span text:style-name="T2">(</text:span></text:span><text:span text:style-name="style4"><text:span text:style-name="T2">0</text:span></text:span><text:span text:style-name="style10"><text:span text:style-name="T2">), </text:span></text:span><text:span text:style-name="style2"><text:span text:style-name="T2">// Фазовая скорость и круговая частота бегущей волны [м/с,сˉ¹]</text:span></text:span></text:h>
      <text:h text:style-name="Default" text:outline-level="1"><text:span text:style-name="T2">232 <text:s text:c="5"/></text:span><text:span text:style-name="style11"><text:span text:style-name="T2">Ds</text:span></text:span><text:span text:style-name="style10"><text:span text:style-name="T2">(</text:span></text:span><text:span text:style-name="style4"><text:span text:style-name="T2">1</text:span></text:span><text:span text:style-name="style10"><text:span text:style-name="T2">), <text:s text:c="6"/></text:span></text:span><text:span text:style-name="style2"><text:span text:style-name="T2">// шаг сетки подбирается под размер волнового бассейна <text:s/>[метр]</text:span></text:span></text:h>
      <text:h text:style-name="Default" text:outline-level="1"><text:span text:style-name="T2">233 <text:s text:c="5"/></text:span><text:span text:style-name="style11"><text:span text:style-name="T2">Wind</text:span></text:span><text:span text:style-name="style10"><text:span text:style-name="T2">(</text:span></text:span><text:span text:style-name="style4"><text:span text:style-name="T2">0</text:span></text:span><text:span text:style-name="style10"><text:span text:style-name="T2">), <text:s text:c="4"/></text:span></text:span><text:span text:style-name="style2"><text:span text:style-name="T2">// коэффициент ветрового напряжения на волновых склонах</text:span></text:span></text:h>
      <text:h text:style-name="Default" text:outline-level="1"><text:span text:style-name="T2">234 <text:s text:c="5"/></text:span><text:span text:style-name="style11"><text:span text:style-name="T2">Diagonal</text:span></text:span><text:span text:style-name="style10"><text:span text:style-name="T2">(</text:span></text:span><text:span text:style-name="style4"><text:span text:style-name="T2">1</text:span></text:span><text:span text:style-name="style10"><text:span text:style-name="T2">), </text:span></text:span><text:span text:style-name="style2"><text:span text:style-name="T2">// Смещение времени для первого вступления фронта волны <text:s/>[сек]</text:span></text:span></text:h>
      <text:h text:style-name="Default" text:outline-level="1"><text:span text:style-name="T2">235 <text:s text:c="5"/></text:span><text:span text:style-name="style11"><text:span text:style-name="T2">Phase</text:span></text:span><text:span text:style-name="style10"><text:span text:style-name="T2">(</text:span></text:span><text:span text:style-name="style4"><text:span text:style-name="T2">0</text:span></text:span><text:span text:style-name="style10"><text:span text:style-name="T2">), <text:s text:c="3"/></text:span></text:span><text:span text:style-name="style2"><text:span text:style-name="T2">// пространственный сдвиг гребней волн в количественной мере</text:span></text:span></text:h>
      <text:h text:style-name="Default" text:outline-level="1"><text:span text:style-name="T2">236 <text:s text:c="5"/></text:span><text:span text:style-name="style11"><text:span text:style-name="T2">Length</text:span></text:span><text:span text:style-name="style10"><text:span text:style-name="T2">(</text:span></text:span><text:span text:style-name="style4"><text:span text:style-name="T2">1</text:span></text:span><text:span text:style-name="style10"><text:span text:style-name="T2">), <text:s text:c="2"/></text:span></text:span><text:span text:style-name="style2"><text:span text:style-name="T2">// длина собственно трохоидальной волны внутри пакета <text:s text:c="2"/>[метр]</text:span></text:span></text:h>
      <text:h text:style-name="Default" text:outline-level="1"><text:span text:style-name="T2">237 <text:s text:c="5"/></text:span><text:span text:style-name="style11"><text:span text:style-name="T2">Height</text:span></text:span><text:span text:style-name="style10"><text:span text:style-name="T2">(</text:span></text:span><text:span text:style-name="style4"><text:span text:style-name="T2">.1</text:span></text:span><text:span text:style-name="style10"><text:span text:style-name="T2">), <text:s/></text:span></text:span><text:span text:style-name="style2"><text:span text:style-name="T2">// высота по двум радиусам циклоиды у вершины волны [коэф.0:1]</text:span></text:span></text:h>
      <text:h text:style-name="Default" text:outline-level="1"><text:span text:style-name="T2">238 <text:s text:c="5"/></text:span><text:span text:style-name="style11"><text:span text:style-name="T2">Extend</text:span></text:span><text:span text:style-name="style10"><text:span text:style-name="T2">(</text:span></text:span><text:span text:style-name="style4"><text:span text:style-name="T2">6</text:span></text:span><text:span text:style-name="style10"><text:span text:style-name="T2">), <text:s text:c="2"/></text:span></text:span><text:span text:style-name="style2"><text:span text:style-name="T2">// протяженность фронта волны меньше для крутого гребня [метр]</text:span></text:span></text:h>
      <text:h text:style-name="Default" text:outline-level="1"><text:span text:style-name="T2">239 <text:s text:c="5"/></text:span><text:span text:style-name="style11"><text:span text:style-name="T2">H</text:span></text:span><text:span text:style-name="style10"><text:span text:style-name="T2">( </text:span></text:span><text:span text:style-name="style11"><text:span text:style-name="T2">NULL </text:span></text:span><text:span text:style-name="style10"><text:span text:style-name="T2">), <text:s text:c="2"/></text:span></text:span><text:span text:style-name="style2"><text:span text:style-name="T2">// аппликата и смещение крупных частиц на поверхности жидкости</text:span></text:span></text:h>
      <text:h text:style-name="Default" text:outline-level="1"><text:span text:style-name="T2">240 <text:s text:c="5"/></text:span><text:span text:style-name="style11"><text:span text:style-name="T2">V</text:span></text:span><text:span text:style-name="style10"><text:span text:style-name="T2">( </text:span></text:span><text:span text:style-name="style11"><text:span text:style-name="T2">NULL </text:span></text:span><text:span text:style-name="style10"><text:span text:style-name="T2">){} <text:s/></text:span></text:span><text:span text:style-name="style2"><text:span text:style-name="T2">// трехмерное представление векторов поверхностных скоростей</text:span></text:span></text:h>
      <text:h text:style-name="Default" text:outline-level="1"><text:span text:style-name="T2">241 <text:s/></text:span><text:span text:style-name="style2"><text:span text:style-name="T2">//</text:span></text:span></text:h>
      <text:h text:style-name="Default" text:outline-level="1"><text:span text:style-name="T2">242 <text:s/></text:span><text:span text:style-name="style2"><text:span text:style-name="T2">// <text:s text:c="4"/>Поле скорости появляется только в случае трохоидальных волн peak=true</text:span></text:span></text:h>
      <text:h text:style-name="Default" text:outline-level="1"><text:span text:style-name="T2">243 <text:s/></text:span><text:span text:style-name="style2"><text:span text:style-name="T2">// <text:s text:c="6"/>? в случае проведения реального вычислительного эксперимента wave&gt;1</text:span></text:span></text:h>
      <text:h text:style-name="Default" text:outline-level="1"><text:span text:style-name="T2">244 <text:s/></text:span><text:span text:style-name="style11"><text:span text:style-name="T2">Waves</text:span></text:span><text:span text:style-name="style10"><text:span text:style-name="T2">&amp; <text:s text:c="38"/></text:span></text:span><text:span text:style-name="style15"><text:span text:style-name="T2">//! Cw,Ow строго связаны Length=Lw</text:span></text:span></text:h>
      <text:h text:style-name="Default" text:outline-level="1"><text:span text:style-name="T2">245 <text:s/></text:span><text:span text:style-name="style11"><text:span text:style-name="T2">Waves</text:span></text:span><text:span text:style-name="style10"><text:span text:style-name="T2">::</text:span></text:span><text:span text:style-name="style11"><text:span text:style-name="T2">Initial</text:span></text:span><text:span text:style-name="style10"><text:span text:style-name="T2">(</text:span></text:span><text:span text:style-name="style11"><text:span text:style-name="T2">_Real Lw</text:span></text:span><text:span text:style-name="style10"><text:span text:style-name="T2">,</text:span></text:span><text:span text:style-name="style11"><text:span text:style-name="T2">_Real Hw</text:span></text:span><text:span text:style-name="style10"><text:span text:style-name="T2">,</text:span></text:span><text:span text:style-name="style11"><text:span text:style-name="T2">_Real Dir </text:span></text:span><text:span text:style-name="style10"><text:span text:style-name="T2">) </text:span></text:span><text:span text:style-name="style2"><text:span text:style-name="T2">// характер и направление волнения</text:span></text:span></text:h>
      <text:h text:style-name="Default" text:outline-level="1"><text:span text:style-name="T2">246 <text:s/></text:span><text:span text:style-name="style10"><text:span text:style-name="T2">{ </text:span></text:span><text:span text:style-name="style11"><text:span text:style-name="T2">Cw </text:span></text:span><text:span text:style-name="style10"><text:span text:style-name="T2">= </text:span></text:span><text:span text:style-name="style11"><text:span text:style-name="T2">sqrt</text:span></text:span><text:span text:style-name="style10"><text:span text:style-name="T2">( </text:span></text:span><text:span text:style-name="style11"><text:span text:style-name="T2">_g</text:span></text:span><text:span text:style-name="style10"><text:span text:style-name="T2">*</text:span></text:span><text:span text:style-name="style11"><text:span text:style-name="T2">Lw</text:span></text:span><text:span text:style-name="style10"><text:span text:style-name="T2">/</text:span></text:span><text:span text:style-name="style11"><text:span text:style-name="T2">_Pd </text:span></text:span><text:span text:style-name="style10"><text:span text:style-name="T2">); <text:s text:c="8"/></text:span></text:span><text:span text:style-name="style2"><text:span text:style-name="T2">// фазовая скорость трохоидальной волны [м/с]</text:span></text:span></text:h>
      <text:h text:style-name="Default" text:outline-level="1"><text:span text:style-name="T2">247 <text:s text:c="3"/></text:span><text:span text:style-name="style11"><text:span text:style-name="T2">Ow </text:span></text:span><text:span text:style-name="style10"><text:span text:style-name="T2">= </text:span></text:span><text:span text:style-name="style11"><text:span text:style-name="T2">_Pd</text:span></text:span><text:span text:style-name="style10"><text:span text:style-name="T2">*</text:span></text:span><text:span text:style-name="style11"><text:span text:style-name="T2">Cw</text:span></text:span><text:span text:style-name="style10"><text:span text:style-name="T2">/</text:span></text:span><text:span text:style-name="style11"><text:span text:style-name="T2">Lw</text:span></text:span><text:span text:style-name="style10"><text:span text:style-name="T2">, <text:s text:c="16"/></text:span></text:span><text:span text:style-name="style2"><text:span text:style-name="T2">// круговая частота чисто прогрессивной волны</text:span></text:span></text:h>
      <text:h text:style-name="Default" text:outline-level="1"><text:span text:style-name="T2">248 <text:s text:c="3"/></text:span><text:span text:style-name="style11"><text:span text:style-name="T2">Ds </text:span></text:span><text:span text:style-name="style10"><text:span text:style-name="T2">= </text:span></text:span><text:span text:style-name="style11"><text:span text:style-name="T2">Storm</text:span></text:span><text:span text:style-name="style10"><text:span text:style-name="T2">-&gt;</text:span></text:span><text:span text:style-name="style11"><text:span text:style-name="T2">Tstep</text:span></text:span><text:span text:style-name="style10"><text:span text:style-name="T2">*</text:span></text:span><text:span text:style-name="style11"><text:span text:style-name="T2">Cw</text:span></text:span><text:span text:style-name="style10"><text:span text:style-name="T2">; <text:s text:c="10"/></text:span></text:span><text:span text:style-name="style2"><text:span text:style-name="T2">// <text:s text:c="3"/>контролируемый шаг квадратной сетки [м]</text:span></text:span></text:h>
      <text:h text:style-name="Default" text:outline-level="1"><text:span text:style-name="T2">249 <text:s text:c="3"/></text:span><text:span text:style-name="style11"><text:span text:style-name="T2">Mx</text:span></text:span><text:span text:style-name="style10"><text:span text:style-name="T2">=</text:span></text:span><text:span text:style-name="style5"><text:span text:style-name="T2">int</text:span></text:span><text:span text:style-name="style10"><text:span text:style-name="T2">(</text:span></text:span><text:span text:style-name="style11"><text:span text:style-name="T2">Storm</text:span></text:span><text:span text:style-name="style10"><text:span text:style-name="T2">-&gt;</text:span></text:span><text:span text:style-name="style11"><text:span text:style-name="T2">Long</text:span></text:span><text:span text:style-name="style10"><text:span text:style-name="T2">/</text:span></text:span><text:span text:style-name="style11"><text:span text:style-name="T2">Ds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)*</text:span></text:span><text:span text:style-name="style4"><text:span text:style-name="T2">2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, </text:span></text:span><text:span text:style-name="style2"><text:span text:style-name="T2">// <text:s/>волновой бассейн строится только в чётной</text:span></text:span></text:h>
      <text:h text:style-name="Default" text:outline-level="1"><text:span text:style-name="T2">250 <text:s text:c="3"/></text:span><text:span text:style-name="style11"><text:span text:style-name="T2">My</text:span></text:span><text:span text:style-name="style10"><text:span text:style-name="T2">=</text:span></text:span><text:span text:style-name="style5"><text:span text:style-name="T2">int</text:span></text:span><text:span text:style-name="style10"><text:span text:style-name="T2">(</text:span></text:span><text:span text:style-name="style11"><text:span text:style-name="T2">Storm</text:span></text:span><text:span text:style-name="style10"><text:span text:style-name="T2">-&gt;</text:span></text:span><text:span text:style-name="style11"><text:span text:style-name="T2">Wide</text:span></text:span><text:span text:style-name="style10"><text:span text:style-name="T2">/</text:span></text:span><text:span text:style-name="style11"><text:span text:style-name="T2">Ds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)*</text:span></text:span><text:span text:style-name="style4"><text:span text:style-name="T2">2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; </text:span></text:span><text:span text:style-name="style2"><text:span text:style-name="T2">// размерности с малым перекрытием результата</text:span></text:span></text:h>
      <text:h text:style-name="Default" text:outline-level="1"><text:span text:style-name="T2">251 <text:s text:c="3"/></text:span><text:span text:style-name="style11"><text:span text:style-name="T2">H 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**)</text:span></text:span><text:span text:style-name="style11"><text:span text:style-name="T2">Allocate</text:span></text:span><text:span text:style-name="style10"><text:span text:style-name="T2">( </text:span></text:span><text:span text:style-name="style11"><text:span text:style-name="T2">My</text:span></text:span><text:span text:style-name="style10"><text:span text:style-name="T2">,</text:span></text:span><text:span text:style-name="style11"><text:span text:style-name="T2">Mx</text:span></text:span><text:span text:style-name="style10"><text:span text:style-name="T2">*</text:span></text:span><text:span text:style-name="style5"><text:span text:style-name="T2">sizeof</text:span></text:span><text:span text:style-name="style10"><text:span text:style-name="T2">(</text:span></text:span><text:span text:style-name="style5"><text:span text:style-name="T2">Vector</text:span></text:span><text:span text:style-name="style10"><text:span text:style-name="T2">),</text:span></text:span><text:span text:style-name="style11"><text:span text:style-name="T2">H </text:span></text:span><text:span text:style-name="style10"><text:span text:style-name="T2">); </text:span></text:span><text:span text:style-name="style2"><text:span text:style-name="T2">//+ осреднённый поток [м²/с]</text:span></text:span></text:h>
      <text:h text:style-name="Default" text:outline-level="1"><text:span text:style-name="T2">252 <text:s text:c="3"/></text:span><text:span text:style-name="style10"><text:span text:style-name="T2">--</text:span></text:span><text:span text:style-name="style11"><text:span text:style-name="T2">Mx</text:span></text:span><text:span text:style-name="style10"><text:span text:style-name="T2">,--</text:span></text:span><text:span text:style-name="style11"><text:span text:style-name="T2">My</text:span></text:span><text:span text:style-name="style10"><text:span text:style-name="T2">; <text:s text:c="18"/></text:span></text:span><text:span text:style-name="style2"><text:span text:style-name="T2">// чётная размерность индексов в матрицах [0..N]</text:span></text:span></text:h>
      <text:h text:style-name="Default" text:outline-level="1"><text:span text:style-name="T2">253 <text:s text:c="3"/></text:span><text:span text:style-name="style11"><text:span text:style-name="T2">Length </text:span></text:span><text:span text:style-name="style10"><text:span text:style-name="T2">= </text:span></text:span><text:span text:style-name="style11"><text:span text:style-name="T2">Lw</text:span></text:span><text:span text:style-name="style10"><text:span text:style-name="T2">, <text:s text:c="16"/></text:span></text:span><text:span text:style-name="style2"><text:span text:style-name="T2">// заданная длина свободной для пакета волны [м]</text:span></text:span></text:h>
      <text:h text:style-name="Default" text:outline-level="1"><text:span text:style-name="T2">254 <text:s text:c="3"/></text:span><text:span text:style-name="style11"><text:span text:style-name="T2">Extend </text:span></text:span><text:span text:style-name="style10"><text:span text:style-name="T2">= </text:span></text:span><text:span text:style-name="style11"><text:span text:style-name="T2">Lw</text:span></text:span><text:span text:style-name="style10"><text:span text:style-name="T2">*</text:span></text:span><text:span text:style-name="style11"><text:span text:style-name="T2">_Pd</text:span></text:span><text:span text:style-name="style10"><text:span text:style-name="T2">/</text:span></text:span><text:span text:style-name="style11"><text:span text:style-name="T2">Hw</text:span></text:span><text:span text:style-name="style10"><text:span text:style-name="T2">, <text:s text:c="9"/></text:span></text:span><text:span text:style-name="style2"><text:span text:style-name="T2">// протяженность центрального девятого вала <text:s/>[м]</text:span></text:span></text:h>
      <text:h text:style-name="Default" text:outline-level="1"><text:span text:style-name="T2">255 <text:s text:c="3"/></text:span><text:span text:style-name="style11"><text:span text:style-name="T2">Height </text:span></text:span><text:span text:style-name="style10"><text:span text:style-name="T2">= </text:span></text:span><text:span text:style-name="style11"><text:span text:style-name="T2">Lw</text:span></text:span><text:span text:style-name="style10"><text:span text:style-name="T2">*</text:span></text:span><text:span text:style-name="style11"><text:span text:style-name="T2">Hw</text:span></text:span><text:span text:style-name="style10"><text:span text:style-name="T2">/</text:span></text:span><text:span text:style-name="style11"><text:span text:style-name="T2">hW</text:span></text:span><text:span text:style-name="style10"><text:span text:style-name="T2">; <text:s text:c="10"/></text:span></text:span><text:span text:style-name="style15"><text:span text:style-name="T2">//! высота, радиус×2·трохоиды на поверхности [м]</text:span></text:span></text:h>
      <text:h text:style-name="Default" text:outline-level="1"><text:span text:style-name="T2">256 <text:s text:c="3"/></text:span><text:span text:style-name="style11"><text:span text:style-name="T2">axiZ</text:span></text:span><text:span text:style-name="style10"><text:span text:style-name="T2">( </text:span></text:span><text:span text:style-name="style11"><text:span text:style-name="T2">_Pi</text:span></text:span><text:span text:style-name="style10"><text:span text:style-name="T2">-</text:span></text:span><text:span text:style-name="style11"><text:span text:style-name="T2">_dR</text:span></text:span><text:span text:style-name="style10"><text:span text:style-name="T2">*</text:span></text:span><text:span text:style-name="style11"><text:span text:style-name="T2">Dir </text:span></text:span><text:span text:style-name="style10"><text:span text:style-name="T2">); <text:s text:c="8"/></text:span></text:span><text:span text:style-name="style2"><text:span text:style-name="T2">// тензор направления движения волны из картушки</text:span></text:span></text:h>
      <text:h text:style-name="Default" text:outline-level="1"><text:span text:style-name="T2">257 <text:s text:c="3"/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258 <text:s/></text:span><text:span text:style-name="style10"><text:span text:style-name="T2">}</text:span></text:span></text:h>
      <text:h text:style-name="Default" text:outline-level="1"><text:span text:style-name="T2">259 <text:s/></text:span><text:span text:style-name="style11"><text:span text:style-name="T2">Waves</text:span></text:span><text:span text:style-name="style10"><text:span text:style-name="T2">&amp; </text:span></text:span><text:span text:style-name="style11"><text:span text:style-name="T2">Waves</text:span></text:span><text:span text:style-name="style10"><text:span text:style-name="T2">::</text:span></text:span><text:span text:style-name="style11"><text:span text:style-name="T2">Clear</text:span></text:span><text:span text:style-name="style10"><text:span text:style-name="T2">() <text:s/></text:span></text:span><text:span text:style-name="style2"><text:span text:style-name="T2">// очистка для перезапусков вычислительных экспериментов</text:span></text:span></text:h>
      <text:h text:style-name="Default" text:outline-level="1"><text:span text:style-name="T2">260 <text:s/></text:span><text:span text:style-name="style10"><text:span text:style-name="T2">{ </text:span></text:span><text:span text:style-name="style11"><text:span text:style-name="T2">Diagonal </text:span></text:span><text:span text:style-name="style10"><text:span text:style-name="T2">= </text:span></text:span><text:span text:style-name="style11"><text:span text:style-name="T2">Storm</text:span></text:span><text:span text:style-name="style10"><text:span text:style-name="T2">-&gt;</text:span></text:span><text:span text:style-name="style11"><text:span text:style-name="T2">Trun</text:span></text:span><text:span text:style-name="style10"><text:span text:style-name="T2">*</text:span></text:span><text:span text:style-name="style11"><text:span text:style-name="T2">Cw </text:span></text:span><text:span text:style-name="style10"><text:span text:style-name="T2">+ </text:span></text:span><text:span text:style-name="style11"><text:span text:style-name="T2">Phase</text:span></text:span><text:span text:style-name="style10"><text:span text:style-name="T2">*</text:span></text:span><text:span text:style-name="style11"><text:span text:style-name="T2">Length</text:span></text:span><text:span text:style-name="style10"><text:span text:style-name="T2">; <text:s/></text:span></text:span><text:span text:style-name="style2"><text:span text:style-name="T2">// дистанция свободной границы [м]</text:span></text:span></text:h>
      <text:h text:style-name="Default" text:outline-level="1"><text:span text:style-name="T2">261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orm</text:span></text:span><text:span text:style-name="style10"><text:span text:style-name="T2">-&gt;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&gt;=</text:span></text:span><text:span text:style-name="style4"><text:span text:style-name="T2">2 </text:span></text:span><text:span text:style-name="style10"><text:span text:style-name="T2">)</text:span></text:span><text:span text:style-name="style11"><text:span text:style-name="T2">Diagonal </text:span></text:span><text:span text:style-name="style10"><text:span text:style-name="T2">+= </text:span></text:span><text:span text:style-name="style11"><text:span text:style-name="T2">hypot</text:span></text:span><text:span text:style-name="style10"><text:span text:style-name="T2">( </text:span></text:span><text:span text:style-name="style11"><text:span text:style-name="T2">Mx</text:span></text:span><text:span text:style-name="style10"><text:span text:style-name="T2">,</text:span></text:span><text:span text:style-name="style11"><text:span text:style-name="T2">My </text:span></text:span><text:span text:style-name="style10"><text:span text:style-name="T2">)*</text:span></text:span><text:span text:style-name="style11"><text:span text:style-name="T2">Ds</text:span></text:span><text:span text:style-name="style10"><text:span text:style-name="T2">/</text:span></text:span><text:span text:style-name="style4"><text:span text:style-name="T2">2.0</text:span></text:span><text:span text:style-name="style10"><text:span text:style-name="T2">;</text:span></text:span></text:h>
      <text:h text:style-name="Default" text:outline-level="1"><text:span text:style-name="T2">262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orm</text:span></text:span><text:span text:style-name="style10"><text:span text:style-name="T2">-&gt;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&gt;</text:span></text:span><text:span text:style-name="style4"><text:span text:style-name="T2">1 </text:span></text:span><text:span text:style-name="style10"><text:span text:style-name="T2">&amp;&amp; </text:span></text:span><text:span text:style-name="style11"><text:span text:style-name="T2">Storm</text:span></text:span><text:span text:style-name="style10"><text:span text:style-name="T2">-&gt;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peak </text:span></text:span><text:span text:style-name="style10"><text:span text:style-name="T2">)</text:span></text:span></text:h>
      <text:h text:style-name="Default" text:outline-level="1"><text:span text:style-name="T2">263 <text:s text:c="3"/></text:span><text:span text:style-name="style10"><text:span text:style-name="T2">{ </text:span></text:span><text:span text:style-name="style11"><text:span text:style-name="T2">V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**)</text:span></text:span><text:span text:style-name="style11"><text:span text:style-name="T2">Allocate</text:span></text:span><text:span text:style-name="style10"><text:span text:style-name="T2">( </text:span></text:span><text:span text:style-name="style11"><text:span text:style-name="T2">My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,(</text:span></text:span><text:span text:style-name="style11"><text:span text:style-name="T2">Mx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)*</text:span></text:span><text:span text:style-name="style5"><text:span text:style-name="T2">sizeof</text:span></text:span><text:span text:style-name="style10"><text:span text:style-name="T2">( </text:span></text:span><text:span text:style-name="style5"><text:span text:style-name="T2">Vector </text:span></text:span><text:span text:style-name="style10"><text:span text:style-name="T2">),</text:span></text:span><text:span text:style-name="style11"><text:span text:style-name="T2">V </text:span></text:span><text:span text:style-name="style10"><text:span text:style-name="T2">); <text:s text:c="2"/></text:span></text:span><text:span text:style-name="style2"><text:span text:style-name="T2">// скорость [м/с]</text:span></text:span></text:h>
      <text:h text:style-name="Default" text:outline-level="1"><text:span text:style-name="T2">264 <text:s text:c="5"/></text:span><text:span text:style-name="style5"><text:span text:style-name="T2">for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j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j</text:span></text:span><text:span text:style-name="style10"><text:span text:style-name="T2">&lt;=</text:span></text:span><text:span text:style-name="style11"><text:span text:style-name="T2">My</text:span></text:span><text:span text:style-name="style10"><text:span text:style-name="T2">; </text:span></text:span><text:span text:style-name="style11"><text:span text:style-name="T2">j</text:span></text:span><text:span text:style-name="style10"><text:span text:style-name="T2">++ )</text:span></text:span><text:span text:style-name="style11"><text:span text:style-name="T2">memset</text:span></text:span><text:span text:style-name="style10"><text:span text:style-name="T2">( </text:span></text:span><text:span text:style-name="style11"><text:span text:style-name="T2">V</text:span></text:span><text:span text:style-name="style10"><text:span text:style-name="T2">[</text:span></text:span><text:span text:style-name="style11"><text:span text:style-name="T2">j</text:span></text:span><text:span text:style-name="style10"><text:span text:style-name="T2">],</text:span></text:span><text:span text:style-name="style4"><text:span text:style-name="T2">0</text:span></text:span><text:span text:style-name="style10"><text:span text:style-name="T2">,(</text:span></text:span><text:span text:style-name="style11"><text:span text:style-name="T2">Mx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)*</text:span></text:span><text:span text:style-name="style5"><text:span text:style-name="T2">sizeof</text:span></text:span><text:span text:style-name="style10"><text:span text:style-name="T2">( </text:span></text:span><text:span text:style-name="style5"><text:span text:style-name="T2">Vector </text:span></text:span><text:span text:style-name="style10"><text:span text:style-name="T2">) );</text:span></text:span></text:h>
      <text:h text:style-name="Default" text:outline-level="1"><text:span text:style-name="T2">265 <text:s text:c="3"/></text:span><text:span text:style-name="style10"><text:span text:style-name="T2">} </text:span></text:span><text:span text:style-name="style5"><text:span text:style-name="T2">else</text:span></text:span><text:span text:style-name="style2"><text:span text:style-name="T2">// иначе остаётся только простой массив уровней моря с полными потоками</text:span></text:span></text:h>
      <text:h text:style-name="Default" text:outline-level="1"><text:span text:style-name="T2">266 <text:s text:c="3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V </text:span></text:span><text:span text:style-name="style10"><text:span text:style-name="T2">)</text:span></text:span><text:span text:style-name="style11"><text:span text:style-name="T2">Allocate</text:span></text:span><text:span text:style-name="style10"><text:span text:style-name="T2">(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V </text:span></text:span><text:span text:style-name="style10"><text:span text:style-name="T2">); </text:span></text:span><text:span text:style-name="style11"><text:span text:style-name="T2">V</text:span></text:span><text:span text:style-name="style10"><text:span text:style-name="T2">=</text:span></text:span><text:span text:style-name="style11"><text:span text:style-name="T2">NULL</text:span></text:span><text:span text:style-name="style10"><text:span text:style-name="T2">;</text:span></text:span></text:h>
      <text:h text:style-name="Default" text:outline-level="1"><text:span text:style-name="T2">267 <text:s text:c="3"/></text:span><text:span text:style-name="style10"><text:span text:style-name="T2">} </text:span></text:span><text:span text:style-name="style2"><text:span text:style-name="T2">//Tw=0.0; <text:s text:c="12"/>// фазовый отсчет для первого вступления фронта волны</text:span></text:span></text:h>
      <text:h text:style-name="Default" text:outline-level="1"><text:span text:style-name="T2">268 <text:s text:c="3"/></text:span><text:span text:style-name="style5"><text:span text:style-name="T2">for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j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j</text:span></text:span><text:span text:style-name="style10"><text:span text:style-name="T2">&lt;=</text:span></text:span><text:span text:style-name="style11"><text:span text:style-name="T2">My</text:span></text:span><text:span text:style-name="style10"><text:span text:style-name="T2">; </text:span></text:span><text:span text:style-name="style11"><text:span text:style-name="T2">j</text:span></text:span><text:span text:style-name="style10"><text:span text:style-name="T2">++ )</text:span></text:span></text:h>
      <text:h text:style-name="Default" text:outline-level="1"><text:span text:style-name="T2">269 <text:s text:c="4"/></text:span><text:span text:style-name="style5"><text:span text:style-name="T2">if</text:span></text:span><text:span text:style-name="style10"><text:span text:style-name="T2">( </text:span></text:span><text:span text:style-name="style11"><text:span text:style-name="T2">Storm</text:span></text:span><text:span text:style-name="style10"><text:span text:style-name="T2">-&gt;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peak </text:span></text:span><text:span text:style-name="style10"><text:span text:style-name="T2">) <text:s text:c="3"/></text:span></text:span><text:span text:style-name="style2"><text:span text:style-name="T2">// штилевая координатная поверхность в пространстве</text:span></text:span></text:h>
      <text:h text:style-name="Default" text:outline-level="1"><text:span text:style-name="T2">270 <text:s text:c="5"/></text:span><text:span text:style-name="style5"><text:span text:style-name="T2">for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Mx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 </text:span></text:span><text:span text:style-name="style2"><text:span text:style-name="T2">// координаты точек в массиве если там не потоки</text:span></text:span></text:h>
      <text:h text:style-name="Default" text:outline-level="1"><text:span text:style-name="T2">271 <text:s text:c="7"/></text:span><text:span text:style-name="style11"><text:span text:style-name="T2">H</text:span></text:span><text:span text:style-name="style10"><text:span text:style-name="T2">[</text:span></text:span><text:span text:style-name="style11"><text:span text:style-name="T2">j</text:span></text:span><text:span text:style-name="style10"><text:span text:style-name="T2">][</text:span></text:span><text:span text:style-name="style11"><text:span text:style-name="T2">i</text:span></text:span><text:span text:style-name="style10"><text:span text:style-name="T2">]=(</text:span></text:span><text:span text:style-name="style5"><text:span text:style-name="T2">Vector</text:span></text:span><text:span text:style-name="style10"><text:span text:style-name="T2">){ </text:span></text:span><text:span text:style-name="style11"><text:span text:style-name="T2">Ds</text:span></text:span><text:span text:style-name="style10"><text:span text:style-name="T2">*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Mx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),</text:span></text:span><text:span text:style-name="style11"><text:span text:style-name="T2">Ds</text:span></text:span><text:span text:style-name="style10"><text:span text:style-name="T2">*(</text:span></text:span><text:span text:style-name="style11"><text:span text:style-name="T2">j</text:span></text:span><text:span text:style-name="style10"><text:span text:style-name="T2">-</text:span></text:span><text:span text:style-name="style11"><text:span text:style-name="T2">My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),</text:span></text:span><text:span text:style-name="style4"><text:span text:style-name="T2">0 </text:span></text:span><text:span text:style-name="style10"><text:span text:style-name="T2">};</text:span></text:span></text:h>
      <text:h text:style-name="Default" text:outline-level="1"><text:span text:style-name="T2">272 <text:s text:c="4"/></text:span><text:span text:style-name="style5"><text:span text:style-name="T2">else </text:span></text:span><text:span text:style-name="style11"><text:span text:style-name="T2">memset</text:span></text:span><text:span text:style-name="style10"><text:span text:style-name="T2">( </text:span></text:span><text:span text:style-name="style11"><text:span text:style-name="T2">H</text:span></text:span><text:span text:style-name="style10"><text:span text:style-name="T2">[</text:span></text:span><text:span text:style-name="style11"><text:span text:style-name="T2">j</text:span></text:span><text:span text:style-name="style10"><text:span text:style-name="T2">],</text:span></text:span><text:span text:style-name="style4"><text:span text:style-name="T2">0</text:span></text:span><text:span text:style-name="style10"><text:span text:style-name="T2">,(</text:span></text:span><text:span text:style-name="style11"><text:span text:style-name="T2">Mx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)*</text:span></text:span><text:span text:style-name="style5"><text:span text:style-name="T2">sizeof</text:span></text:span><text:span text:style-name="style10"><text:span text:style-name="T2">( </text:span></text:span><text:span text:style-name="style5"><text:span text:style-name="T2">Vector </text:span></text:span><text:span text:style-name="style10"><text:span text:style-name="T2">) ); <text:s text:c="18"/></text:span></text:span><text:span text:style-name="style2"><text:span text:style-name="T2">// [м]</text:span></text:span></text:h>
      <text:h text:style-name="Default" text:outline-level="1"><text:soft-page-break/><text:span text:style-name="T2">273 <text:s text:c="5"/></text:span><text:span text:style-name="style2"><text:span text:style-name="T2">// H[22][20].z=22,H[22][21].z=23,H[22][22].z=23,H[22][23].z=22; // и всякий</text:span></text:span></text:h>
      <text:h text:style-name="Default" text:outline-level="1"><text:span text:style-name="T2">274 <text:s text:c="5"/></text:span><text:span text:style-name="style2"><text:span text:style-name="T2">// H[23][20].z=20,H[23][21].z=22,H[23][22].z=22,H[23][23].z=20; // пожарный</text:span></text:span></text:h>
      <text:h text:style-name="Default" text:outline-level="1"><text:span text:style-name="T2">275 <text:s text:c="3"/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276 <text:s/></text:span><text:span text:style-name="style10"><text:span text:style-name="T2">}</text:span></text:span></text:h>
      <text:h text:style-name="Default" text:outline-level="1"><text:span text:style-name="T2">277 <text:s/></text:span><text:span text:style-name="style15"><text:span text:style-name="T2">/// <text:s text:c="3"/>Динамическая или интерактивная перестройка всех волновых полей разом</text:span></text:span></text:h>
      <text:h text:style-name="Default" text:outline-level="1"><text:span text:style-name="T2">278 <text:s/></text:span><text:span text:style-name="style2"><text:span text:style-name="T2">// <text:s text:c="17"/>или исходная предустановка вычислительного эксперимента</text:span></text:span></text:h>
      <text:h text:style-name="Default" text:outline-level="1"><text:span text:style-name="T2">279 <text:s/></text:span><text:span text:style-name="style2"><text:span text:style-name="T2">//</text:span></text:span></text:h>
      <text:h text:style-name="Default" text:outline-level="1"><text:span text:style-name="T2">280 <text:s/></text:span><text:span text:style-name="style11"><text:span text:style-name="T2">Field</text:span></text:span><text:span text:style-name="style10"><text:span text:style-name="T2">&amp; </text:span></text:span><text:span text:style-name="style11"><text:span text:style-name="T2">Field</text:span></text:span><text:span text:style-name="style10"><text:span text:style-name="T2">::</text:span></text:span><text:span text:style-name="style11"><text:span text:style-name="T2">Original</text:span></text:span><text:span text:style-name="style10"><text:span text:style-name="T2">( </text:span></text:span><text:span text:style-name="style5"><text:span text:style-name="T2">bool </text:span></text:span><text:span text:style-name="style11"><text:span text:style-name="T2">init </text:span></text:span><text:span text:style-name="style10"><text:span text:style-name="T2">) </text:span></text:span><text:span text:style-name="style2"><text:span text:style-name="T2">// очистка или переустановка волнового поля</text:span></text:span></text:h>
      <text:h text:style-name="Default" text:outline-level="1"><text:span text:style-name="T2">281 <text:s/></text:span><text:span text:style-name="style10"><text:span text:style-name="T2">{ </text:span></text:span><text:span text:style-name="style5"><text:span text:style-name="T2">for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y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y</text:span></text:span><text:span text:style-name="style10"><text:span text:style-name="T2">&lt;</text:span></text:span><text:span text:style-name="style11"><text:span text:style-name="T2">mY</text:span></text:span><text:span text:style-name="style10"><text:span text:style-name="T2">; </text:span></text:span><text:span text:style-name="style11"><text:span text:style-name="T2">y</text:span></text:span><text:span text:style-name="style10"><text:span text:style-name="T2">++ ) <text:s text:c="5"/></text:span></text:span><text:span text:style-name="style2"><text:span text:style-name="T2">// предварительная разметка сеточных координат</text:span></text:span></text:h>
      <text:h text:style-name="Default" text:outline-level="1"><text:span text:style-name="T2">282 <text:s text:c="3"/></text:span><text:span text:style-name="style5"><text:span text:style-name="T2">for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x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x</text:span></text:span><text:span text:style-name="style10"><text:span text:style-name="T2">&lt;</text:span></text:span><text:span text:style-name="style11"><text:span text:style-name="T2">mX</text:span></text:span><text:span text:style-name="style10"><text:span text:style-name="T2">; </text:span></text:span><text:span text:style-name="style11"><text:span text:style-name="T2">x</text:span></text:span><text:span text:style-name="style10"><text:span text:style-name="T2">++ ) <text:s text:c="5"/></text:span></text:span><text:span text:style-name="style2"><text:span text:style-name="T2">// визуализации для обобщенного волнового поля</text:span></text:span></text:h>
      <text:h text:style-name="Default" text:outline-level="1"><text:span text:style-name="T2">283 <text:s text:c="5"/></text:span><text:span text:style-name="style10"><text:span text:style-name="T2">{ </text:span></text:span><text:span text:style-name="style5"><text:span text:style-name="T2">Vector </text:span></text:span><text:span text:style-name="style10"><text:span text:style-name="T2">&amp;</text:span></text:span><text:span text:style-name="style11"><text:span text:style-name="T2">W</text:span></text:span><text:span text:style-name="style10"><text:span text:style-name="T2">=</text:span></text:span><text:span text:style-name="style11"><text:span text:style-name="T2">Ws</text:span></text:span><text:span text:style-name="style10"><text:span text:style-name="T2">[</text:span></text:span><text:span text:style-name="style11"><text:span text:style-name="T2">y</text:span></text:span><text:span text:style-name="style10"><text:span text:style-name="T2">][</text:span></text:span><text:span text:style-name="style11"><text:span text:style-name="T2">x</text:span></text:span><text:span text:style-name="style10"><text:span text:style-name="T2">];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=</text:span></text:span><text:span text:style-name="style11"><text:span text:style-name="T2">x</text:span></text:span><text:span text:style-name="style10"><text:span text:style-name="T2">*</text:span></text:span><text:span text:style-name="style11"><text:span text:style-name="T2">dS</text:span></text:span><text:span text:style-name="style10"><text:span text:style-name="T2">-</text:span></text:span><text:span text:style-name="style11"><text:span text:style-name="T2">Long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=</text:span></text:span><text:span text:style-name="style11"><text:span text:style-name="T2">dS</text:span></text:span><text:span text:style-name="style10"><text:span text:style-name="T2">*(</text:span></text:span><text:span text:style-name="style11"><text:span text:style-name="T2">y</text:span></text:span><text:span text:style-name="style10"><text:span text:style-name="T2">-</text:span></text:span><text:span text:style-name="style5"><text:span text:style-name="T2">Real</text:span></text:span><text:span text:style-name="style10"><text:span text:style-name="T2">(</text:span></text:span><text:span text:style-name="style11"><text:span text:style-name="T2">mY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/</text:span></text:span><text:span text:style-name="style4"><text:span text:style-name="T2">2</text:span></text:span><text:span text:style-name="style10"><text:span text:style-name="T2">);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4"><text:span text:style-name="T2">0.0</text:span></text:span><text:span text:style-name="style10"><text:span text:style-name="T2">; }</text:span></text:span></text:h>
      <text:h text:style-name="Default" text:outline-level="1"><text:span text:style-name="T2">284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init </text:span></text:span><text:span text:style-name="style10"><text:span text:style-name="T2">||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&gt;=</text:span></text:span><text:span text:style-name="style4"><text:span text:style-name="T2">2 </text:span></text:span><text:span text:style-name="style10"><text:span text:style-name="T2">)</text:span></text:span></text:h>
      <text:h text:style-name="Default" text:outline-level="1"><text:span text:style-name="T2">285 <text:s text:c="5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logTime</text:span></text:span><text:span text:style-name="style10"><text:span text:style-name="T2">() )</text:span></text:span><text:span text:style-name="style11"><text:span text:style-name="T2">fprintf</text:span></text:span><text:span text:style-name="style10"><text:span text:style-name="T2">( </text:span></text:span><text:span text:style-name="style11"><text:span text:style-name="T2">VIL</text:span></text:span><text:span text:style-name="style10"><text:span text:style-name="T2">,</text:span></text:span><text:span text:style-name="style6"><text:span text:style-name="T2">" ⇒ возобновление ⇒ 0\"[0]\n" </text:span></text:span><text:span text:style-name="style10"><text:span text:style-name="T2">);</text:span></text:span></text:h>
      <text:h text:style-name="Default" text:outline-level="1"><text:span text:style-name="T2">286 <text:s text:c="7"/></text:span><text:span text:style-name="style11"><text:span text:style-name="T2">Trun</text:span></text:span><text:span text:style-name="style10"><text:span text:style-name="T2">=</text:span></text:span><text:span text:style-name="style11"><text:span text:style-name="T2">Tlaps</text:span></text:span><text:span text:style-name="style10"><text:span text:style-name="T2">=</text:span></text:span><text:span text:style-name="style4"><text:span text:style-name="T2">0.0</text:span></text:span><text:span text:style-name="style10"><text:span text:style-name="T2">; </text:span></text:span><text:span text:style-name="style11"><text:span text:style-name="T2">Kt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 text:c="5"/></text:span></text:span><text:span text:style-name="style2"><text:span text:style-name="T2">// реальное время для моделирования [сек, час]</text:span></text:span></text:h>
      <text:h text:style-name="Default" text:outline-level="1"><text:span text:style-name="T2">287 <text:s text:c="7"/></text:span><text:span text:style-name="style11"><text:span text:style-name="T2">Instant</text:span></text:span><text:span text:style-name="style10"><text:span text:style-name="T2">.</text:span></text:span><text:span text:style-name="style11"><text:span text:style-name="T2">Now</text:span></text:span><text:span text:style-name="style10"><text:span text:style-name="T2">(); <text:s text:c="12"/></text:span></text:span><text:span text:style-name="style2"><text:span text:style-name="T2">// текущее время к фазе волн на данный момент</text:span></text:span></text:h>
      <text:h text:style-name="Default" text:outline-level="1"><text:span text:style-name="T2">288 <text:s text:c="7"/></text:span><text:span text:style-name="style11"><text:span text:style-name="T2">Vessel</text:span></text:span><text:span text:style-name="style10"><text:span text:style-name="T2">-&gt;</text:span></text:span><text:span text:style-name="style11"><text:span text:style-name="T2">Original</text:span></text:span><text:span text:style-name="style10"><text:span text:style-name="T2">();</text:span></text:span></text:h>
      <text:h text:style-name="Default" text:outline-level="1"><text:span text:style-name="T2">289 <text:s text:c="5"/></text:span><text:span text:style-name="style10"><text:span text:style-name="T2">} 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Clear</text:span></text:span><text:span text:style-name="style10"><text:span text:style-name="T2">(); <text:s text:c="28"/></text:span></text:span><text:span text:style-name="style2"><text:span text:style-name="T2">// ветер</text:span></text:span></text:h>
      <text:h text:style-name="Default" text:outline-level="1"><text:span text:style-name="T2">290 <text:s text:c="7"/></text:span><text:span text:style-name="style11"><text:span text:style-name="T2">Swell</text:span></text:span><text:span text:style-name="style10"><text:span text:style-name="T2">.</text:span></text:span><text:span text:style-name="style11"><text:span text:style-name="T2">Clear</text:span></text:span><text:span text:style-name="style10"><text:span text:style-name="T2">(); <text:s text:c="27"/></text:span></text:span><text:span text:style-name="style2"><text:span text:style-name="T2">// зыбь</text:span></text:span></text:h>
      <text:h text:style-name="Default" text:outline-level="1"><text:span text:style-name="T2">291 <text:s text:c="7"/></text:span><text:span text:style-name="style11"><text:span text:style-name="T2">Surge</text:span></text:span><text:span text:style-name="style10"><text:span text:style-name="T2">.</text:span></text:span><text:span text:style-name="style11"><text:span text:style-name="T2">Clear</text:span></text:span><text:span text:style-name="style10"><text:span text:style-name="T2">(); </text:span></text:span><text:span text:style-name="style11"><text:span text:style-name="T2">wavePrint</text:span></text:span><text:span text:style-name="style10"><text:span text:style-name="T2">(); 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 </text:span></text:span><text:span text:style-name="style2"><text:span text:style-name="T2">// вал</text:span></text:span></text:h>
      <text:h text:style-name="Default" text:outline-level="1"><text:span text:style-name="T2">292 <text:s/></text:span><text:span text:style-name="style10"><text:span text:style-name="T2">}</text:span></text:span></text:h>
      <text:h text:style-name="Default" text:outline-level="1"><text:span text:style-name="T2">293 <text:s/></text:span><text:span text:style-name="style11"><text:span text:style-name="T2">Hull</text:span></text:span><text:span text:style-name="style10"><text:span text:style-name="T2">&amp;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Initial</text:span></text:span><text:span text:style-name="style10"><text:span text:style-name="T2">() <text:s text:c="6"/></text:span></text:span><text:span text:style-name="style2"><text:span text:style-name="T2">// возврат в исходную позицию по курсу и дифференту</text:span></text:span></text:h>
      <text:h text:style-name="Default" text:outline-level="1"><text:span text:style-name="T2">294 <text:s/></text:span><text:span text:style-name="style10"><text:span text:style-name="T2">{ </text:span></text:span><text:span text:style-name="style11"><text:span text:style-name="T2">Base</text:span></text:span><text:span text:style-name="style10"><text:span text:style-name="T2">::</text:span></text:span><text:span text:style-name="style11"><text:span text:style-name="T2">Identity</text:span></text:span><text:span text:style-name="style10"><text:span text:style-name="T2">(); </text:span></text:span><text:span text:style-name="style11"><text:span text:style-name="T2">axiY</text:span></text:span><text:span text:style-name="style10"><text:span text:style-name="T2">( </text:span></text:span><text:span text:style-name="style11"><text:span text:style-name="T2">Trim </text:span></text:span><text:span text:style-name="style10"><text:span text:style-name="T2">); </text:span></text:span><text:span text:style-name="style11"><text:span text:style-name="T2">rotZ</text:span></text:span><text:span text:style-name="style10"><text:span text:style-name="T2">( -</text:span></text:span><text:span text:style-name="style11"><text:span text:style-name="T2">Course </text:span></text:span><text:span text:style-name="style10"><text:span text:style-name="T2">); 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295 <text:s/></text:span><text:span text:style-name="style10"><text:span text:style-name="T2">}</text:span></text:span></text:h>
      <text:h text:style-name="Default" text:outline-level="1"><text:span text:style-name="T2">296 <text:s/></text:span><text:span text:style-name="style11"><text:span text:style-name="T2">Hull</text:span></text:span><text:span text:style-name="style10"><text:span text:style-name="T2">&amp;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Original</text:span></text:span><text:span text:style-name="style10"><text:span text:style-name="T2">()</text:span></text:span></text:h>
      <text:h text:style-name="Default" text:outline-level="1"><text:span text:style-name="T2">297 <text:s/></text:span><text:span text:style-name="style10"><text:span text:style-name="T2">{ </text:span></text:span><text:span text:style-name="style5"><text:span text:style-name="T2">if</text:span></text:span><text:span text:style-name="style10"><text:span text:style-name="T2">( !</text:span></text:span><text:span text:style-name="style11"><text:span text:style-name="T2">Storm </text:span></text:span><text:span text:style-name="style10"><text:span text:style-name="T2">)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 <text:s text:c="9"/></text:span></text:span><text:span text:style-name="style2"><text:span text:style-name="T2">// здесь пролог может быть ещё не завершён</text:span></text:span></text:h>
      <text:h text:style-name="Default" text:outline-level="1"><text:span text:style-name="T2">298 <text:s text:c="3"/></text:span><text:span text:style-name="style11"><text:span text:style-name="T2">Volume</text:span></text:span><text:span text:style-name="style10"><text:span text:style-name="T2">=</text:span></text:span><text:span text:style-name="style11"><text:span text:style-name="T2">Surface</text:span></text:span><text:span text:style-name="style10"><text:span text:style-name="T2">=</text:span></text:span><text:span text:style-name="style11"><text:span text:style-name="T2">Floatage</text:span></text:span><text:span text:style-name="style10"><text:span text:style-name="T2">=</text:span></text:span><text:span text:style-name="style4"><text:span text:style-name="T2">0.0</text:span></text:span><text:span text:style-name="style10"><text:span text:style-name="T2">; <text:s text:c="6"/></text:span></text:span><text:span text:style-name="style2"><text:span text:style-name="T2">// согласовать с Vs-math</text:span></text:span></text:h>
      <text:h text:style-name="Default" text:outline-level="1"><text:span text:style-name="T2">299 <text:s text:c="3"/></text:span><text:span text:style-name="style11"><text:span text:style-name="T2">inWater</text:span></text:span><text:span text:style-name="style10"><text:span text:style-name="T2">=</text:span></text:span><text:span text:style-name="style4"><text:span text:style-name="T2">0.0</text:span></text:span><text:span text:style-name="style10"><text:span text:style-name="T2">; </text:span></text:span><text:span text:style-name="style11"><text:span text:style-name="T2">inMass</text:span></text:span><text:span text:style-name="style10"><text:span text:style-name="T2">=</text:span></text:span><text:span text:style-name="style4"><text:span text:style-name="T2">0.0</text:span></text:span><text:span text:style-name="style10"><text:span text:style-name="T2">; </text:span></text:span><text:span text:style-name="style11"><text:span text:style-name="T2">vR</text:span></text:span><text:span text:style-name="style10"><text:span text:style-name="T2">=</text:span></text:span><text:span text:style-name="style4"><text:span text:style-name="T2">0.0</text:span></text:span><text:span text:style-name="style10"><text:span text:style-name="T2">; <text:s text:c="2"/></text:span></text:span><text:span text:style-name="style2"><text:span text:style-name="T2">// mM=0.0; - на Three-Initial</text:span></text:span></text:h>
      <text:h text:style-name="Default" text:outline-level="1"><text:span text:style-name="T2">300 <text:s text:c="3"/></text:span><text:span text:style-name="style11"><text:span text:style-name="T2">Gravity</text:span></text:span><text:span text:style-name="style10"><text:span text:style-name="T2">=</text:span></text:span><text:span text:style-name="style11"><text:span text:style-name="T2">Buoyancy</text:span></text:span><text:span text:style-name="style10"><text:span text:style-name="T2">=</text:span></text:span><text:span text:style-name="style11"><text:span text:style-name="T2">Floatable</text:span></text:span><text:span text:style-name="style10"><text:span text:style-name="T2">=</text:span></text:span><text:span text:style-name="style11"><text:span text:style-name="T2">Metacenter</text:span></text:span><text:span text:style-name="style10"><text:span text:style-name="T2">=</text:span></text:span><text:span text:style-name="style11"><text:span text:style-name="T2">Zero</text:span></text:span><text:span text:style-name="style10"><text:span text:style-name="T2">; </text:span></text:span><text:span text:style-name="style11"><text:span text:style-name="T2">Locate</text:span></text:span><text:span text:style-name="style10"><text:span text:style-name="T2">=</text:span></text:span><text:span text:style-name="style11"><text:span text:style-name="T2">Zero</text:span></text:span><text:span text:style-name="style10"><text:span text:style-name="T2">;</text:span></text:span></text:h>
      <text:h text:style-name="Default" text:outline-level="1"><text:span text:style-name="T2">301 <text:s text:c="3"/></text:span><text:span text:style-name="style15"><text:span text:style-name="T2">//! <text:s/>контролируемый начальный отсчет для запуска всего процесса моделирования</text:span></text:span></text:h>
      <text:h text:style-name="Default" text:outline-level="1"><text:span text:style-name="T2">302 <text:s text:c="3"/></text:span><text:span text:style-name="style11"><text:span text:style-name="T2">Route</text:span></text:span><text:span text:style-name="style10"><text:span text:style-name="T2">.</text:span></text:span><text:span text:style-name="style11"><text:span text:style-name="T2">len</text:span></text:span><text:span text:style-name="style10"><text:span text:style-name="T2">=</text:span></text:span><text:span text:style-name="style11"><text:span text:style-name="T2">Rate</text:span></text:span><text:span text:style-name="style10"><text:span text:style-name="T2">.</text:span></text:span><text:span text:style-name="style11"><text:span text:style-name="T2">len</text:span></text:span><text:span text:style-name="style10"><text:span text:style-name="T2">=</text:span></text:span><text:span text:style-name="style11"><text:span text:style-name="T2">Swing</text:span></text:span><text:span text:style-name="style10"><text:span text:style-name="T2">.</text:span></text:span><text:span text:style-name="style11"><text:span text:style-name="T2">len</text:span></text:span><text:span text:style-name="style10"><text:span text:style-name="T2">=</text:span></text:span><text:span text:style-name="style11"><text:span text:style-name="T2">Whirl</text:span></text:span><text:span text:style-name="style10"><text:span text:style-name="T2">.</text:span></text:span><text:span text:style-name="style11"><text:span text:style-name="T2">len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/></text:span></text:span><text:span text:style-name="style2"><text:span text:style-name="T2">// нулевая начальная инициализация</text:span></text:span></text:h>
      <text:h text:style-name="Default" text:outline-level="1"><text:span text:style-name="T2">303 <text:s text:c="3"/></text:span><text:span text:style-name="style11"><text:span text:style-name="T2">Route </text:span></text:span><text:span text:style-name="style10"><text:span text:style-name="T2">+= </text:span></text:span><text:span text:style-name="style11"><text:span text:style-name="T2">Zero</text:span></text:span><text:span text:style-name="style10"><text:span text:style-name="T2">; <text:s text:c="12"/></text:span></text:span><text:span text:style-name="style2"><text:span text:style-name="T2">// первый координатный отсчет на маршруте парохода</text:span></text:span></text:h>
      <text:h text:style-name="Default" text:outline-level="1"><text:span text:style-name="T2">304 <text:s text:c="3"/></text:span><text:span text:style-name="style11"><text:span text:style-name="T2">Rate <text:s/></text:span></text:span><text:span text:style-name="style10"><text:span text:style-name="T2">+= </text:span></text:span><text:span text:style-name="style11"><text:span text:style-name="T2">Zero</text:span></text:span><text:span text:style-name="style10"><text:span text:style-name="T2">; <text:s text:c="12"/></text:span></text:span><text:span text:style-name="style2"><text:span text:style-name="T2">// начальная скорость хода == 0 <text:s text:c="13"/>[м/с]</text:span></text:span></text:h>
      <text:h text:style-name="Default" text:outline-level="1"><text:span text:style-name="T2">305 <text:s text:c="3"/></text:span><text:span text:style-name="style11"><text:span text:style-name="T2">Swing </text:span></text:span><text:span text:style-name="style10"><text:span text:style-name="T2">+= </text:span></text:span><text:span text:style-name="style11"><text:span text:style-name="T2">Zero</text:span></text:span><text:span text:style-name="style10"><text:span text:style-name="T2">; <text:s text:c="12"/></text:span></text:span><text:span text:style-name="style2"><text:span text:style-name="T2">// ориентация в пространстве в трёх углах Крылова</text:span></text:span></text:h>
      <text:h text:style-name="Default" text:outline-level="1"><text:span text:style-name="T2">306 <text:s text:c="3"/></text:span><text:span text:style-name="style11"><text:span text:style-name="T2">Whirl </text:span></text:span><text:span text:style-name="style10"><text:span text:style-name="T2">+= </text:span></text:span><text:span text:style-name="style11"><text:span text:style-name="T2">Zero</text:span></text:span><text:span text:style-name="style10"><text:span text:style-name="T2">; <text:s text:c="12"/></text:span></text:span><text:span text:style-name="style2"><text:span text:style-name="T2">// скорости изменения крена, дифферента и курса</text:span></text:span></text:h>
      <text:h text:style-name="Default" text:outline-level="1"><text:span text:style-name="T2">307 <text:s text:c="2"/></text:span><text:span text:style-name="style5"><text:span text:style-name="T2">return </text:span></text:span><text:span text:style-name="style11"><text:span text:style-name="T2">Initial</text:span></text:span><text:span text:style-name="style10"><text:span text:style-name="T2">().</text:span></text:span><text:span text:style-name="style11"><text:span text:style-name="T2">Floating</text:span></text:span><text:span text:style-name="style10"><text:span text:style-name="T2">();</text:span></text:span><text:span text:style-name="style2"><text:span text:style-name="T2">// установка главных осей и геометрические расчеты</text:span></text:span></text:h>
      <text:h text:style-name="Default" text:outline-level="1"><text:span text:style-name="T2">308 <text:s/></text:span><text:span text:style-name="style10"><text:span text:style-name="T2">}</text:span></text:span></text:h>
      <text:h text:style-name="Default" text:outline-level="1"><text:span text:style-name="T2">309 <text:s/></text:span><text:span text:style-name="style15"><text:span text:style-name="T2">//! <text:s text:c="3"/>Интерактивное управление выполняющимся вычислительным экспериментом</text:span></text:span></text:h>
      <text:h text:style-name="Default" text:outline-level="1"><text:span text:style-name="T2">310 <text:s/></text:span><text:span text:style-name="style15"><text:span text:style-name="T2">///</text:span></text:span></text:h>
      <text:h text:style-name="Default" text:outline-level="1"><text:span text:style-name="T2">311 <text:s/></text:span><text:span text:style-name="style5"><text:span text:style-name="T2">static bool </text:span></text:span><text:span text:style-name="style11"><text:span text:style-name="T2">AllKeyb</text:span></text:span><text:span text:style-name="style10"><text:span text:style-name="T2">( </text:span></text:span><text:span text:style-name="style5"><text:span text:style-name="T2">byte </text:span></text:span><text:span text:style-name="style11"><text:span text:style-name="T2">Keyb </text:span></text:span><text:span text:style-name="style10"><text:span text:style-name="T2">)</text:span></text:span></text:h>
      <text:h text:style-name="Default" text:outline-level="1"><text:span text:style-name="T2">312 <text:s/></text:span><text:span text:style-name="style10"><text:span text:style-name="T2">{ </text:span></text:span><text:span text:style-name="style11"><text:span text:style-name="T2">Hull </text:span></text:span><text:span text:style-name="style10"><text:span text:style-name="T2">&amp;</text:span></text:span><text:span text:style-name="style11"><text:span text:style-name="T2">Ship</text:span></text:span><text:span text:style-name="style10"><text:span text:style-name="T2">=*</text:span></text:span><text:span text:style-name="style11"><text:span text:style-name="T2">Vessel</text:span></text:span><text:span text:style-name="style10"><text:span text:style-name="T2">; <text:s text:c="19"/></text:span></text:span><text:span text:style-name="style2"><text:span text:style-name="T2">// Field &amp;Sea=*Storm;</text:span></text:span></text:h>
      <text:h text:style-name="Default" text:outline-level="1"><text:span text:style-name="T2">313 <text:s text:c="3"/></text:span><text:span text:style-name="style5"><text:span text:style-name="T2">switch</text:span></text:span><text:span text:style-name="style10"><text:span text:style-name="T2">( </text:span></text:span><text:span text:style-name="style11"><text:span text:style-name="T2">Keyb </text:span></text:span><text:span text:style-name="style10"><text:span text:style-name="T2">)</text:span></text:span></text:h>
      <text:h text:style-name="Default" text:outline-level="1"><text:span text:style-name="T2">314 <text:s text:c="3"/></text:span><text:span text:style-name="style10"><text:span text:style-name="T2">{ </text:span></text:span><text:span text:style-name="style5"><text:span text:style-name="T2">case </text:span></text:span><text:span text:style-name="style11"><text:span text:style-name="T2">_BkSp</text:span></text:span><text:span text:style-name="style10"><text:span text:style-name="T2">: <text:s text:c="25"/></text:span></text:span><text:span text:style-name="style2"><text:span text:style-name="T2">// временное прекращение\возобновление</text:span></text:span></text:h>
      <text:h text:style-name="Default" text:outline-level="1"><text:span text:style-name="T2">315 <text:s text:c="8"/></text:span><text:span text:style-name="style10"><text:span text:style-name="T2">{ </text:span></text:span><text:span text:style-name="style5"><text:span text:style-name="T2">static byte </text:span></text:span><text:span text:style-name="style11"><text:span text:style-name="T2">wave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 text:c="12"/></text:span></text:span><text:span text:style-name="style2"><text:span text:style-name="T2">// <text:s text:c="2"/>морского волнения (если оно было)</text:span></text:span></text:h>
      <text:h text:style-name="Default" text:outline-level="1"><text:span text:style-name="T2">316 <text:s text:c="10"/></text:span><text:span text:style-name="style11"><text:span text:style-name="T2">Field </text:span></text:span><text:span text:style-name="style10"><text:span text:style-name="T2">&amp;</text:span></text:span><text:span text:style-name="style11"><text:span text:style-name="T2">S</text:span></text:span><text:span text:style-name="style10"><text:span text:style-name="T2">=*</text:span></text:span><text:span text:style-name="style11"><text:span text:style-name="T2">Storm</text:span></text:span><text:span text:style-name="style10"><text:span text:style-name="T2">; </text:span></text:span><text:span text:style-name="style11"><text:span text:style-name="T2">wave</text:span></text:span><text:span text:style-name="style10"><text:span text:style-name="T2">|=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&lt;&lt;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=</text:span></text:span><text:span text:style-name="style11"><text:span text:style-name="T2">wave</text:span></text:span><text:span text:style-name="style10"><text:span text:style-name="T2">&amp;</text:span></text:span><text:span text:style-name="style4"><text:span text:style-name="T2">3</text:span></text:span><text:span text:style-name="style10"><text:span text:style-name="T2">; </text:span></text:span><text:span text:style-name="style11"><text:span text:style-name="T2">wave</text:span></text:span><text:span text:style-name="style10"><text:span text:style-name="T2">&gt;&gt;=</text:span></text:span><text:span text:style-name="style4"><text:span text:style-name="T2">2</text:span></text:span><text:span text:style-name="style10"><text:span text:style-name="T2">;</text:span></text:span></text:h>
      <text:h text:style-name="Default" text:outline-level="1"><text:span text:style-name="T2">317 <text:s text:c="10"/></text:span><text:span text:style-name="style5"><text:span text:style-name="T2">if</text:span></text:span><text:span text:style-name="style10"><text:span text:style-name="T2">( </text:span></text:span><text:span text:style-name="style11"><text:span text:style-name="T2">logTime</text:span></text:span><text:span text:style-name="style10"><text:span text:style-name="T2">() )</text:span></text:span></text:h>
      <text:h text:style-name="Default" text:outline-level="1"><text:span text:style-name="T2">318 <text:s text:c="10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wave </text:span></text:span><text:span text:style-name="style10"><text:span text:style-name="T2">)</text:span></text:span><text:span text:style-name="style11"><text:span text:style-name="T2">fprintf</text:span></text:span><text:span text:style-name="style10"><text:span text:style-name="T2">(</text:span></text:span><text:span text:style-name="style11"><text:span text:style-name="T2">VIL</text:span></text:span><text:span text:style-name="style10"><text:span text:style-name="T2">,</text:span></text:span><text:span text:style-name="style6"><text:span text:style-name="T2">" <text:s/>⇒ исключение морского волнения [%d]"</text:span></text:span><text:span text:style-name="style10"><text:span text:style-name="T2">,</text:span></text:span><text:span text:style-name="style11"><text:span text:style-name="T2">wave</text:span></text:span><text:span text:style-name="style10"><text:span text:style-name="T2">);</text:span></text:span></text:h>
      <text:h text:style-name="Default" text:outline-level="1"><text:span text:style-name="T2">319 <text:s text:c="12"/></text:span><text:span text:style-name="style5"><text:span text:style-name="T2">else if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 </text:span></text:span><text:span text:style-name="style10"><text:span text:style-name="T2">)</text:span></text:span></text:h>
      <text:h text:style-name="Default" text:outline-level="1"><text:span text:style-name="T2">320 <text:s text:c="17"/></text:span><text:span text:style-name="style11"><text:span text:style-name="T2">fprintf</text:span></text:span><text:span text:style-name="style10"><text:span text:style-name="T2">( </text:span></text:span><text:span text:style-name="style11"><text:span text:style-name="T2">VIL</text:span></text:span><text:span text:style-name="style10"><text:span text:style-name="T2">,</text:span></text:span><text:span text:style-name="style6"><text:span text:style-name="T2">" <text:s/>⇒ возобновление: «%s»"</text:span></text:span><text:span text:style-name="style10"><text:span text:style-name="T2">,</text:span></text:span><text:span text:style-name="style11"><text:span text:style-name="T2">ModelWave</text:span></text:span><text:span text:style-name="style10"><text:span text:style-name="T2">[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] );</text:span></text:span></text:h>
      <text:h text:style-name="Default" text:outline-level="1"><text:span text:style-name="T2">321 <text:s text:c="10"/></text:span><text:span text:style-name="style10"><text:span text:style-name="T2">} </text:span></text:span><text:span text:style-name="style11"><text:span text:style-name="T2">Storm</text:span></text:span><text:span text:style-name="style10"><text:span text:style-name="T2">-&gt;</text:span></text:span><text:span text:style-name="style11"><text:span text:style-name="T2">Original</text:span></text:span><text:span text:style-name="style10"><text:span text:style-name="T2">( </text:span></text:span><text:span text:style-name="style5"><text:span text:style-name="T2">false </text:span></text:span><text:span text:style-name="style10"><text:span text:style-name="T2">); <text:s text:c="2"/></text:span></text:span><text:span text:style-name="style2"><text:span text:style-name="T2">// возврат вычислений в начальный момент</text:span></text:span></text:h>
      <text:h text:style-name="Default" text:outline-level="1"><text:span text:style-name="T2">322 <text:s text:c="8"/></text:span><text:span text:style-name="style10"><text:span text:style-name="T2">}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323 <text:s text:c="5"/></text:span><text:span text:style-name="style5"><text:span text:style-name="T2">case </text:span></text:span><text:span text:style-name="style7"><text:span text:style-name="T2">'1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!'</text:span></text:span><text:span text:style-name="style10"><text:span text:style-name="T2">: { </text:span></text:span><text:span text:style-name="style5"><text:span text:style-name="T2">Vector </text:span></text:span><text:span text:style-name="style11"><text:span text:style-name="T2">W</text:span></text:span><text:span text:style-name="style10"><text:span text:style-name="T2">={ </text:span></text:span><text:span text:style-name="style11"><text:span text:style-name="T2">_Ph</text:span></text:span><text:span text:style-name="style10"><text:span text:style-name="T2">/</text:span></text:span><text:span text:style-name="style4"><text:span text:style-name="T2">3.0 </text:span></text:span><text:span text:style-name="style10"><text:span text:style-name="T2">}; </text:span></text:span><text:span text:style-name="style11"><text:span text:style-name="T2">W</text:span></text:span><text:span text:style-name="style10"><text:span text:style-name="T2">=</text:span></text:span><text:span text:style-name="style11"><text:span text:style-name="T2">Ship</text:span></text:span><text:span text:style-name="style10"><text:span text:style-name="T2">*</text:span></text:span><text:span text:style-name="style11"><text:span text:style-name="T2">W</text:span></text:span><text:span text:style-name="style10"><text:span text:style-name="T2">; </text:span></text:span><text:span text:style-name="style2"><text:span text:style-name="T2">// вызов Крылова в МБ</text:span></text:span></text:h>
      <text:h text:style-name="Default" text:outline-level="1"><text:span text:style-name="T2">324 <text:s text:c="27"/></text:span><text:span text:style-name="style11"><text:span text:style-name="T2">Ship </text:span></text:span><text:span text:style-name="style10"><text:span text:style-name="T2">*= </text:span></text:span><text:span text:style-name="style11"><text:span text:style-name="T2">Krylov</text:span></text:span><text:span text:style-name="style10"><text:span text:style-name="T2">(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); } </text:span></text:span><text:span text:style-name="style5"><text:span text:style-name="T2">break</text:span></text:span><text:span text:style-name="style10"><text:span text:style-name="T2">; <text:s text:c="2"/></text:span></text:span><text:span text:style-name="style2"><text:span text:style-name="T2">// задаётся</text:span></text:span></text:h>
      <text:h text:style-name="Default" text:outline-level="1"><text:span text:style-name="T2">325 <text:s text:c="5"/></text:span><text:span text:style-name="style5"><text:span text:style-name="T2">case </text:span></text:span><text:span text:style-name="style7"><text:span text:style-name="T2">'3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#'</text:span></text:span><text:span text:style-name="style10"><text:span text:style-name="T2">: { </text:span></text:span><text:span text:style-name="style5"><text:span text:style-name="T2">Vector </text:span></text:span><text:span text:style-name="style11"><text:span text:style-name="T2">W</text:span></text:span><text:span text:style-name="style10"><text:span text:style-name="T2">={-</text:span></text:span><text:span text:style-name="style11"><text:span text:style-name="T2">_Ph</text:span></text:span><text:span text:style-name="style10"><text:span text:style-name="T2">/</text:span></text:span><text:span text:style-name="style4"><text:span text:style-name="T2">3.0 </text:span></text:span><text:span text:style-name="style10"><text:span text:style-name="T2">}; </text:span></text:span><text:span text:style-name="style11"><text:span text:style-name="T2">W</text:span></text:span><text:span text:style-name="style10"><text:span text:style-name="T2">=</text:span></text:span><text:span text:style-name="style11"><text:span text:style-name="T2">Ship</text:span></text:span><text:span text:style-name="style10"><text:span text:style-name="T2">*</text:span></text:span><text:span text:style-name="style11"><text:span text:style-name="T2">W</text:span></text:span><text:span text:style-name="style10"><text:span text:style-name="T2">; </text:span></text:span><text:span text:style-name="style2"><text:span text:style-name="T2">// импульс крена ±30°</text:span></text:span></text:h>
      <text:h text:style-name="Default" text:outline-level="1"><text:span text:style-name="T2">326 <text:s text:c="27"/></text:span><text:span text:style-name="style11"><text:span text:style-name="T2">Ship </text:span></text:span><text:span text:style-name="style10"><text:span text:style-name="T2">*= </text:span></text:span><text:span text:style-name="style11"><text:span text:style-name="T2">Krylov</text:span></text:span><text:span text:style-name="style10"><text:span text:style-name="T2">(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); }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327 <text:s text:c="5"/></text:span><text:span text:style-name="style5"><text:span text:style-name="T2">case </text:span></text:span><text:span text:style-name="style7"><text:span text:style-name="T2">'8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*'</text:span></text:span><text:span text:style-name="style10"><text:span text:style-name="T2">: 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cSp </text:span></text:span><text:span text:style-name="style10"><text:span text:style-name="T2">+= </text:span></text:span><text:span text:style-name="style11"><text:span text:style-name="T2">_Mile</text:span></text:span><text:span text:style-name="style10"><text:span text:style-name="T2">/</text:span></text:span><text:span text:style-name="style4"><text:span text:style-name="T2">1800.0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 <text:s text:c="5"/></text:span></text:span><text:span text:style-name="style2"><text:span text:style-name="T2">// +2 узла-&gt;м/сек</text:span></text:span></text:h>
      <text:h text:style-name="Default" text:outline-level="1"><text:span text:style-name="T2">328 <text:s text:c="5"/></text:span><text:span text:style-name="style5"><text:span text:style-name="T2">case </text:span></text:span><text:span text:style-name="style7"><text:span text:style-name="T2">'2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@'</text:span></text:span><text:span text:style-name="style10"><text:span text:style-name="T2">: 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cSp </text:span></text:span><text:span text:style-name="style10"><text:span text:style-name="T2">-= </text:span></text:span><text:span text:style-name="style11"><text:span text:style-name="T2">_Mile</text:span></text:span><text:span text:style-name="style10"><text:span text:style-name="T2">/</text:span></text:span><text:span text:style-name="style4"><text:span text:style-name="T2">1800.0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 <text:s text:c="5"/></text:span></text:span><text:span text:style-name="style2"><text:span text:style-name="T2">// реверс -2 узла</text:span></text:span></text:h>
      <text:h text:style-name="Default" text:outline-level="1"><text:span text:style-name="T2">329 <text:s text:c="5"/></text:span><text:span text:style-name="style5"><text:span text:style-name="T2">case </text:span></text:span><text:span text:style-name="style7"><text:span text:style-name="T2">'0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)'</text:span></text:span><text:span text:style-name="style10"><text:span text:style-name="T2">: 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cSp </text:span></text:span><text:span text:style-name="style10"><text:span text:style-name="T2">= </text:span></text:span><text:span text:style-name="style4"><text:span text:style-name="T2">0.0</text:span></text:span><text:span text:style-name="style10"><text:span text:style-name="T2">; <text:s text:c="10"/></text:span></text:span><text:span text:style-name="style5"><text:span text:style-name="T2">break</text:span></text:span><text:span text:style-name="style10"><text:span text:style-name="T2">; <text:s text:c="5"/></text:span></text:span><text:span text:style-name="style2"><text:span text:style-name="T2">// стоп машина</text:span></text:span></text:h>
      <text:h text:style-name="Default" text:outline-level="1"><text:span text:style-name="T2">330 <text:s text:c="5"/></text:span><text:span text:style-name="style5"><text:span text:style-name="T2">case </text:span></text:span><text:span text:style-name="style7"><text:span text:style-name="T2">'7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&amp;'</text:span></text:span><text:span text:style-name="style10"><text:span text:style-name="T2">: <text:s text:c="10"/>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dCs</text:span></text:span><text:span text:style-name="style10"><text:span text:style-name="T2">=</text:span></text:span><text:span text:style-name="style11"><text:span text:style-name="T2">_Pi</text:span></text:span><text:span text:style-name="style10"><text:span text:style-name="T2">/</text:span></text:span><text:span text:style-name="style4"><text:span text:style-name="T2">60.0</text:span></text:span><text:span text:style-name="style10"><text:span text:style-name="T2">; </text:span></text:span><text:span text:style-name="style11"><text:span text:style-name="T2">Keyb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331 <text:s text:c="5"/></text:span><text:span text:style-name="style5"><text:span text:style-name="T2">case </text:span></text:span><text:span text:style-name="style7"><text:span text:style-name="T2">'4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$'</text:span></text:span><text:span text:style-name="style10"><text:span text:style-name="T2">: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Keyb </text:span></text:span><text:span text:style-name="style10"><text:span text:style-name="T2">)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dCs</text:span></text:span><text:span text:style-name="style10"><text:span text:style-name="T2">=</text:span></text:span><text:span text:style-name="style11"><text:span text:style-name="T2">_Pd</text:span></text:span><text:span text:style-name="style10"><text:span text:style-name="T2">/</text:span></text:span><text:span text:style-name="style4"><text:span text:style-name="T2">60.0</text:span></text:span><text:span text:style-name="style10"><text:span text:style-name="T2">;</text:span></text:span></text:h>
      <text:h text:style-name="Default" text:outline-level="1"><text:span text:style-name="T2">332 <text:s text:c="25"/></text:span><text:span text:style-name="style11"><text:span text:style-name="T2">angle</text:span></text:span><text:span text:style-name="style10"><text:span text:style-name="T2">(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Course</text:span></text:span><text:span text:style-name="style10"><text:span text:style-name="T2">-=</text:span></text:span><text:span text:style-name="style11"><text:span text:style-name="T2">_Ph</text:span></text:span><text:span text:style-name="style10"><text:span text:style-name="T2">*</text:span></text:span><text:span text:style-name="style4"><text:span text:style-name="T2">0.125</text:span></text:span><text:span text:style-name="style10"><text:span text:style-name="T2">); </text:span></text:span><text:span text:style-name="style5"><text:span text:style-name="T2">break</text:span></text:span><text:span text:style-name="style10"><text:span text:style-name="T2">; </text:span></text:span><text:span text:style-name="style2"><text:span text:style-name="T2">// курс ±1 румб</text:span></text:span></text:h>
      <text:h text:style-name="Default" text:outline-level="1"><text:span text:style-name="T2">333 <text:s text:c="5"/></text:span><text:span text:style-name="style5"><text:span text:style-name="T2">case </text:span></text:span><text:span text:style-name="style7"><text:span text:style-name="T2">'9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('</text:span></text:span><text:span text:style-name="style10"><text:span text:style-name="T2">: <text:s text:c="10"/>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dCs</text:span></text:span><text:span text:style-name="style10"><text:span text:style-name="T2">=</text:span></text:span><text:span text:style-name="style11"><text:span text:style-name="T2">_Pi</text:span></text:span><text:span text:style-name="style10"><text:span text:style-name="T2">/</text:span></text:span><text:span text:style-name="style4"><text:span text:style-name="T2">60.0</text:span></text:span><text:span text:style-name="style10"><text:span text:style-name="T2">; </text:span></text:span><text:span text:style-name="style11"><text:span text:style-name="T2">Keyb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334 <text:s text:c="5"/></text:span><text:span text:style-name="style5"><text:span text:style-name="T2">case </text:span></text:span><text:span text:style-name="style7"><text:span text:style-name="T2">'6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^'</text:span></text:span><text:span text:style-name="style10"><text:span text:style-name="T2">: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Keyb </text:span></text:span><text:span text:style-name="style10"><text:span text:style-name="T2">)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dCs</text:span></text:span><text:span text:style-name="style10"><text:span text:style-name="T2">=</text:span></text:span><text:span text:style-name="style11"><text:span text:style-name="T2">_Pd</text:span></text:span><text:span text:style-name="style10"><text:span text:style-name="T2">/</text:span></text:span><text:span text:style-name="style4"><text:span text:style-name="T2">60.0</text:span></text:span><text:span text:style-name="style10"><text:span text:style-name="T2">;</text:span></text:span></text:h>
      <text:h text:style-name="Default" text:outline-level="1"><text:span text:style-name="T2">335 <text:s text:c="25"/></text:span><text:span text:style-name="style11"><text:span text:style-name="T2">angle</text:span></text:span><text:span text:style-name="style10"><text:span text:style-name="T2">(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Course</text:span></text:span><text:span text:style-name="style10"><text:span text:style-name="T2">+=</text:span></text:span><text:span text:style-name="style11"><text:span text:style-name="T2">_Ph</text:span></text:span><text:span text:style-name="style10"><text:span text:style-name="T2">*</text:span></text:span><text:span text:style-name="style4"><text:span text:style-name="T2">0.125</text:span></text:span><text:span text:style-name="style10"><text:span text:style-name="T2">); </text:span></text:span><text:span text:style-name="style5"><text:span text:style-name="T2">break</text:span></text:span><text:span text:style-name="style10"><text:span text:style-name="T2">; </text:span></text:span><text:span text:style-name="style2"><text:span text:style-name="T2">// курс ±1 румб</text:span></text:span></text:h>
      <text:h text:style-name="Default" text:outline-level="1"><text:span text:style-name="T2">336 <text:s text:c="5"/></text:span><text:span text:style-name="style5"><text:span text:style-name="T2">case </text:span></text:span><text:span text:style-name="style7"><text:span text:style-name="T2">'5'</text:span></text:span><text:span text:style-name="style10"><text:span text:style-name="T2">: </text:span></text:span><text:span text:style-name="style5"><text:span text:style-name="T2">case </text:span></text:span><text:span text:style-name="style7"><text:span text:style-name="T2">'%'</text:span></text:span><text:span text:style-name="style10"><text:span text:style-name="T2">: </text:span></text:span><text:span text:style-name="style11"><text:span text:style-name="T2">angle</text:span></text:span><text:span text:style-name="style10"><text:span text:style-name="T2">(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Course</text:span></text:span><text:span text:style-name="style10"><text:span text:style-name="T2">=-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Swing</text:span></text:span><text:span text:style-name="style10"><text:span text:style-name="T2">[-</text:span></text:span><text:span text:style-name="style4"><text:span text:style-name="T2">1</text:span></text:span><text:span text:style-name="style10"><text:span text:style-name="T2">].</text:span></text:span><text:span text:style-name="style11"><text:span text:style-name="T2">z</text:span></text:span><text:span text:style-name="style10"><text:span text:style-name="T2">); </text:span></text:span><text:span text:style-name="style2"><text:span text:style-name="T2">// так держать</text:span></text:span></text:h>
      <text:h text:style-name="Default" text:outline-level="1"><text:span text:style-name="T2">337 <text:s/></text:span><text:span text:style-name="style2"><text:span text:style-name="T2">// <text:s/>case _Esc: return false;</text:span></text:span></text:h>
      <text:h text:style-name="Default" text:outline-level="1"><text:span text:style-name="T2">338 <text:s text:c="3"/></text:span><text:span text:style-name="style10"><text:span text:style-name="T2">} </text:span></text:span><text:span text:style-name="style5"><text:span text:style-name="T2">return true</text:span></text:span><text:span text:style-name="style10"><text:span text:style-name="T2">; <text:s text:c="17"/></text:span></text:span><text:span text:style-name="style2"><text:span text:style-name="T2">// и все иные запросы клавиатуры сбрасываются</text:span></text:span></text:h>
      <text:h text:style-name="Default" text:outline-level="1"><text:span text:style-name="T2">339 <text:s/></text:span><text:span text:style-name="style10"><text:span text:style-name="T2">}</text:span></text:span></text:h>
      <text:h text:style-name="Default" text:outline-level="1"><text:span text:style-name="T2">340 <text:s/></text:span><text:span text:style-name="style5"><text:span text:style-name="T2">static int </text:span></text:span><text:span text:style-name="style11"><text:span text:style-name="T2">Write_choice</text:span></text:span><text:span text:style-name="style10"><text:span text:style-name="T2">( </text:span></text:span><text:span text:style-name="style11"><text:span text:style-name="T2">Window</text:span></text:span><text:span text:style-name="style10"><text:span text:style-name="T2">* </text:span></text:span><text:span text:style-name="style11"><text:span text:style-name="T2">Win </text:span></text:span><text:span text:style-name="style10"><text:span text:style-name="T2">)</text:span></text:span></text:h>
      <text:h text:style-name="Default" text:outline-level="1"><text:span text:style-name="T2">341 <text:s/></text:span><text:span text:style-name="style10"><text:span text:style-name="T2">{ </text:span></text:span><text:span text:style-name="style5"><text:span text:style-name="T2">byte </text:span></text:span><text:span text:style-name="style11"><text:span text:style-name="T2">ans</text:span></text:span><text:span text:style-name="style10"><text:span text:style-name="T2">=</text:span></text:span><text:span text:style-name="style4"><text:span text:style-name="T2">1</text:span></text:span><text:span text:style-name="style10"><text:span text:style-name="T2">;</text:span></text:span></text:h>
      <text:h text:style-name="Default" text:outline-level="1"><text:soft-page-break/><text:span text:style-name="T2">342 <text:s text:c="3"/></text:span><text:span text:style-name="style11"><text:span text:style-name="T2">Mlist Menu</text:span></text:span><text:span text:style-name="style10"><text:span text:style-name="T2">[]={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Выходной формат модели корпуса корабля" </text:span></text:span><text:span text:style-name="style10"><text:span text:style-name="T2">},</text:span></text:span></text:h>
      <text:h text:style-name="Default" text:outline-level="1"><text:span text:style-name="T2">343 <text:s text:c="18"/></text:span><text:span text:style-name="style10"><text:span text:style-name="T2">{ </text:span></text:span><text:span text:style-name="style4"><text:span text:style-name="T2">2</text:span></text:span><text:span text:style-name="style10"><text:span text:style-name="T2">,</text:span></text:span><text:span text:style-name="style4"><text:span text:style-name="T2">47</text:span></text:span><text:span text:style-name="style10"><text:span text:style-name="T2">,</text:span></text:span><text:span text:style-name="style6"><text:span text:style-name="T2">"Wavefront Technologies Advanced Visualizer .obj" </text:span></text:span><text:span text:style-name="style10"><text:span text:style-name="T2">},</text:span></text:span></text:h>
      <text:h text:style-name="Default" text:outline-level="1"><text:span text:style-name="T2">344 <text:s text:c="18"/></text:span><text:span text:style-name="style10"><text:span text:style-name="T2">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7</text:span></text:span><text:span text:style-name="style10"><text:span text:style-name="T2">,</text:span></text:span><text:span text:style-name="style6"><text:span text:style-name="T2">"Шпангоуты и контуры диаметральной плоскости.dc2" </text:span></text:span><text:span text:style-name="style10"><text:span text:style-name="T2">},</text:span></text:span></text:h>
      <text:h text:style-name="Default" text:outline-level="1"><text:span text:style-name="T2">345 <text:s text:c="18"/></text:span><text:span text:style-name="style10"><text:span text:style-name="T2">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7</text:span></text:span><text:span text:style-name="style10"><text:span text:style-name="T2">,</text:span></text:span><text:span text:style-name="style6"><text:span text:style-name="T2">"Контурная модель в трёхмерной проекции <text:s text:c="4"/>.dc3" </text:span></text:span><text:span text:style-name="style10"><text:span text:style-name="T2">},</text:span></text:span></text:h>
      <text:h text:style-name="Default" text:outline-level="1"><text:span text:style-name="T2">346 <text:s text:c="18"/></text:span><text:span text:style-name="style10"><text:span text:style-name="T2">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7</text:span></text:span><text:span text:style-name="style10"><text:span text:style-name="T2">,</text:span></text:span><text:span text:style-name="style6"><text:span text:style-name="T2">"Корабль с контурами и обшивкой корпуса <text:s text:c="4"/>.dc3" </text:span></text:span><text:span text:style-name="style10"><text:span text:style-name="T2">} };</text:span></text:span></text:h>
      <text:h text:style-name="Default" text:outline-level="1"><text:span text:style-name="T2">347 <text:s text:c="3"/></text:span><text:span text:style-name="style11"><text:span text:style-name="T2">TextMenu T</text:span></text:span><text:span text:style-name="style10"><text:span text:style-name="T2">( </text:span></text:span><text:span text:style-name="style11"><text:span text:style-name="T2">Mlist</text:span></text:span><text:span text:style-name="style10"><text:span text:style-name="T2">( </text:span></text:span><text:span text:style-name="style11"><text:span text:style-name="T2">Menu </text:span></text:span><text:span text:style-name="style10"><text:span text:style-name="T2">),</text:span></text:span><text:span text:style-name="style11"><text:span text:style-name="T2">Win</text:span></text:span><text:span text:style-name="style10"><text:span text:style-name="T2">,</text:span></text:span><text:span text:style-name="style4"><text:span text:style-name="T2">6</text:span></text:span><text:span text:style-name="style10"><text:span text:style-name="T2">,</text:span></text:span><text:span text:style-name="style4"><text:span text:style-name="T2">5 </text:span></text:span><text:span text:style-name="style10"><text:span text:style-name="T2">); </text:span></text:span><text:span text:style-name="style5"><text:span text:style-name="T2">return </text:span></text:span><text:span text:style-name="style11"><text:span text:style-name="T2">ans</text:span></text:span><text:span text:style-name="style10"><text:span text:style-name="T2">=</text:span></text:span><text:span text:style-name="style11"><text:span text:style-name="T2">T</text:span></text:span><text:span text:style-name="style10"><text:span text:style-name="T2">.</text:span></text:span><text:span text:style-name="style11"><text:span text:style-name="T2">Answer</text:span></text:span><text:span text:style-name="style10"><text:span text:style-name="T2">( </text:span></text:span><text:span text:style-name="style11"><text:span text:style-name="T2">ans </text:span></text:span><text:span text:style-name="style10"><text:span text:style-name="T2">);</text:span></text:span></text:h>
      <text:h text:style-name="Default" text:outline-level="1"><text:span text:style-name="T2">348 <text:s/></text:span><text:span text:style-name="style10"><text:span text:style-name="T2">}</text:span></text:span></text:h>
      <text:h text:style-name="Default" text:outline-level="1"><text:span text:style-name="T2">349 <text:s/></text:span><text:span text:style-name="style2"><text:span text:style-name="T2">// <text:s text:c="4"/>... и далее раздельно для каждого окна</text:span></text:span></text:h>
      <text:h text:style-name="Default" text:outline-level="1"><text:span text:style-name="T2">350 <text:s/></text:span><text:span text:style-name="style2"><text:span text:style-name="T2">//</text:span></text:span></text:h>
      <text:h text:style-name="Default" text:outline-level="1"><text:span text:style-name="T2">351 <text:s/></text:span><text:span text:style-name="style5"><text:span text:style-name="T2">static const char</text:span></text:span></text:h>
      <text:h text:style-name="Default" text:outline-level="1"><text:span text:style-name="T2">352 <text:s text:c="2"/></text:span><text:span text:style-name="style10"><text:span text:style-name="T2">*</text:span></text:span><text:span text:style-name="style11"><text:span text:style-name="T2">Plus</text:span></text:span><text:span text:style-name="style10"><text:span text:style-name="T2">[]={ </text:span></text:span><text:span text:style-name="style6"><text:span text:style-name="T2">"§ "</text:span></text:span><text:span text:style-name="style10"><text:span text:style-name="T2">, <text:s/></text:span></text:span><text:span text:style-name="style6"><text:span text:style-name="T2">"« Управление ходом корабля »"</text:span></text:span><text:span text:style-name="style10"><text:span text:style-name="T2">,</text:span></text:span></text:h>
      <text:h text:style-name="Default" text:outline-level="1"><text:span text:style-name="T2">353 <text:s text:c="12"/></text:span><text:span text:style-name="style6"><text:span text:style-name="T2">"&lt;8/2&gt;"</text:span></text:span><text:span text:style-name="style10"><text:span text:style-name="T2">,</text:span></text:span><text:span text:style-name="style6"><text:span text:style-name="T2">" ± два узла вперёд/обратно"</text:span></text:span><text:span text:style-name="style10"><text:span text:style-name="T2">,</text:span></text:span></text:h>
      <text:h text:style-name="Default" text:outline-level="1"><text:span text:style-name="T2">354 <text:s text:c="12"/></text:span><text:span text:style-name="style6"><text:span text:style-name="T2">"&lt;7/9&gt;"</text:span></text:span><text:span text:style-name="style10"><text:span text:style-name="T2">,</text:span></text:span><text:span text:style-name="style6"><text:span text:style-name="T2">" ± румб влево/право полборта"</text:span></text:span><text:span text:style-name="style10"><text:span text:style-name="T2">,</text:span></text:span></text:h>
      <text:h text:style-name="Default" text:outline-level="1"><text:span text:style-name="T2">355 <text:s text:c="12"/></text:span><text:span text:style-name="style6"><text:span text:style-name="T2">"&lt;4/6&gt;"</text:span></text:span><text:span text:style-name="style10"><text:span text:style-name="T2">,</text:span></text:span><text:span text:style-name="style6"><text:span text:style-name="T2">" ± румб влево/вправо на борт"</text:span></text:span><text:span text:style-name="style10"><text:span text:style-name="T2">,</text:span></text:span></text:h>
      <text:h text:style-name="Default" text:outline-level="1"><text:span text:style-name="T2">356 <text:s text:c="12"/></text:span><text:span text:style-name="style6"><text:span text:style-name="T2">"&lt;1/3&gt;"</text:span></text:span><text:span text:style-name="style10"><text:span text:style-name="T2">,</text:span></text:span><text:span text:style-name="style6"><text:span text:style-name="T2">" ± крен 30° на левый/правый"</text:span></text:span><text:span text:style-name="style10"><text:span text:style-name="T2">,</text:span></text:span></text:h>
      <text:h text:style-name="Default" text:outline-level="1"><text:span text:style-name="T2">357 <text:s text:c="12"/></text:span><text:span text:style-name="style6"><text:span text:style-name="T2">"&lt;5/Alt&gt;"</text:span></text:span><text:span text:style-name="style10"><text:span text:style-name="T2">,</text:span></text:span><text:span text:style-name="style6"><text:span text:style-name="T2">" руль прямо/так держать"</text:span></text:span><text:span text:style-name="style10"><text:span text:style-name="T2">,</text:span></text:span></text:h>
      <text:h text:style-name="Default" text:outline-level="1"><text:span text:style-name="T2">358 <text:s text:c="12"/></text:span><text:span text:style-name="style6"><text:span text:style-name="T2">"&lt;0&gt; <text:s text:c="3"/>"</text:span></text:span><text:span text:style-name="style10"><text:span text:style-name="T2">,</text:span></text:span><text:span text:style-name="style6"><text:span text:style-name="T2">" <text:s text:c="2"/>стоп машина"</text:span></text:span><text:span text:style-name="style10"><text:span text:style-name="T2">,</text:span></text:span></text:h>
      <text:h text:style-name="Default" text:outline-level="1"><text:span text:style-name="T2">359 <text:s text:c="12"/></text:span><text:span text:style-name="style6"><text:span text:style-name="T2">"§ "</text:span></text:span><text:span text:style-name="style10"><text:span text:style-name="T2">, <text:s/></text:span></text:span><text:span text:style-name="style6"><text:span text:style-name="T2">"« Настройки моделирования »"</text:span></text:span><text:span text:style-name="style10"><text:span text:style-name="T2">,</text:span></text:span></text:h>
      <text:h text:style-name="Default" text:outline-level="1"><text:span text:style-name="T2">360 <text:s text:c="12"/></text:span><text:span text:style-name="style6"><text:span text:style-name="T2">"&lt;Tab/Space&gt;"</text:span></text:span><text:span text:style-name="style10"><text:span text:style-name="T2">, </text:span></text:span><text:span text:style-name="style6"><text:span text:style-name="T2">" <text:s text:c="2"/>закраски/контуры"</text:span></text:span><text:span text:style-name="style10"><text:span text:style-name="T2">,</text:span></text:span></text:h>
      <text:h text:style-name="Default" text:outline-level="1"><text:span text:style-name="T2">361 <text:s text:c="12"/></text:span><text:span text:style-name="style6"><text:span text:style-name="T2">"&lt;Ctrl/+Shift&gt; "</text:span></text:span><text:span text:style-name="style10"><text:span text:style-name="T2">,</text:span></text:span><text:span text:style-name="style6"><text:span text:style-name="T2">"задержка или стоп"</text:span></text:span><text:span text:style-name="style10"><text:span text:style-name="T2">,</text:span></text:span></text:h>
      <text:h text:style-name="Default" text:outline-level="1"><text:span text:style-name="T2">362 <text:s text:c="12"/></text:span><text:span text:style-name="style6"><text:span text:style-name="T2">"&lt;стрелки•leftMouse&gt;"</text:span></text:span><text:span text:style-name="style10"><text:span text:style-name="T2">, <text:s/></text:span></text:span><text:span text:style-name="style6"><text:span text:style-name="T2">"ориентация"</text:span></text:span><text:span text:style-name="style10"><text:span text:style-name="T2">,</text:span></text:span></text:h>
      <text:h text:style-name="Default" text:outline-level="1"><text:span text:style-name="T2">363 <text:s text:c="12"/></text:span><text:span text:style-name="style6"><text:span text:style-name="T2">"&lt;+Shift•rightMouse&gt;"</text:span></text:span><text:span text:style-name="style10"><text:span text:style-name="T2">, <text:s/></text:span></text:span><text:span text:style-name="style6"><text:span text:style-name="T2">" <text:s/>смещение"</text:span></text:span><text:span text:style-name="style10"><text:span text:style-name="T2">,</text:span></text:span></text:h>
      <text:h text:style-name="Default" text:outline-level="1"><text:span text:style-name="T2">364 <text:s text:c="12"/></text:span><text:span text:style-name="style6"><text:span text:style-name="T2">"&lt;+Ctrl•(roll)&gt;"</text:span></text:span><text:span text:style-name="style10"><text:span text:style-name="T2">,</text:span></text:span><text:span text:style-name="style6"><text:span text:style-name="T2">" дальность, наклон"</text:span></text:span><text:span text:style-name="style10"><text:span text:style-name="T2">,</text:span></text:span></text:h>
      <text:h text:style-name="Default" text:outline-level="1"><text:span text:style-name="T2">365 <text:s text:c="12"/></text:span><text:span text:style-name="style6"><text:span text:style-name="T2">"&lt;Del&gt;+&lt;Shift&gt; "</text:span></text:span><text:span text:style-name="style10"><text:span text:style-name="T2">,</text:span></text:span><text:span text:style-name="style6"><text:span text:style-name="T2">" исходный обзор"</text:span></text:span><text:span text:style-name="style10"><text:span text:style-name="T2">,</text:span></text:span></text:h>
      <text:h text:style-name="Default" text:outline-level="1"><text:span text:style-name="T2">366 <text:s text:c="12"/></text:span><text:span text:style-name="style6"><text:span text:style-name="T2">"&lt;BkSp&gt; "</text:span></text:span><text:span text:style-name="style10"><text:span text:style-name="T2">,</text:span></text:span><text:span text:style-name="style6"><text:span text:style-name="T2">" остановка волнения"</text:span></text:span><text:span text:style-name="style10"><text:span text:style-name="T2">,</text:span></text:span><text:span text:style-name="style4"><text:span text:style-name="T2">0</text:span></text:span></text:h>
      <text:h text:style-name="Default" text:outline-level="1"><text:span text:style-name="T2">367 <text:s text:c="10"/></text:span><text:span text:style-name="style10"><text:span text:style-name="T2">};</text:span></text:span></text:h>
      <text:h text:style-name="Default" text:outline-level="1"><text:span text:style-name="T2">368 <text:s/></text:span><text:span text:style-name="style5"><text:span text:style-name="T2">bool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KeyBoard</text:span></text:span><text:span text:style-name="style10"><text:span text:style-name="T2">( </text:span></text:span><text:span text:style-name="style5"><text:span text:style-name="T2">byte </text:span></text:span><text:span text:style-name="style11"><text:span text:style-name="T2">Keyb </text:span></text:span><text:span text:style-name="style10"><text:span text:style-name="T2">) <text:s text:c="20"/></text:span></text:span><text:span text:style-name="style2"><text:span text:style-name="T2">// С краткой подсказкой по</text:span></text:span></text:h>
      <text:h text:style-name="Default" text:outline-level="1"><text:span text:style-name="T2">369 <text:s/></text:span><text:span text:style-name="style10"><text:span text:style-name="T2">{ </text:span></text:span><text:span text:style-name="style5"><text:span text:style-name="T2">const static char <text:s text:c="33"/></text:span></text:span><text:span text:style-name="style2"><text:span text:style-name="T2">// настройкам и методам</text:span></text:span></text:h>
      <text:h text:style-name="Default" text:outline-level="1"><text:span text:style-name="T2">370 <text:s text:c="6"/></text:span><text:span text:style-name="style10"><text:span text:style-name="T2">*</text:span></text:span><text:span text:style-name="style11"><text:span text:style-name="T2">Id</text:span></text:span><text:span text:style-name="style10"><text:span text:style-name="T2">[]={ </text:span></text:span><text:span text:style-name="style6"><text:span text:style-name="T2">"Ship"</text:span></text:span><text:span text:style-name="style10"><text:span text:style-name="T2">,</text:span></text:span><text:span text:style-name="style6"><text:span text:style-name="T2">" <text:s/>Целевое проектирование, <text:s/>"</text:span></text:span><text:span text:style-name="style10"><text:span text:style-name="T2">, <text:s text:c="2"/></text:span></text:span><text:span text:style-name="style2"><text:span text:style-name="T2">// визуализации корпуса и</text:span></text:span></text:h>
      <text:h text:style-name="Default" text:outline-level="1"><text:span text:style-name="T2">371 <text:s text:c="20"/></text:span><text:span text:style-name="style6"><text:span text:style-name="T2">" <text:s text:c="2"/>теория и штормовая"</text:span></text:span><text:span text:style-name="style10"><text:span text:style-name="T2">, <text:s text:c="9"/></text:span></text:span><text:span text:style-name="style2"><text:span text:style-name="T2">// всего вычислительного</text:span></text:span></text:h>
      <text:h text:style-name="Default" text:outline-level="1"><text:span text:style-name="T2">372 <text:s text:c="20"/></text:span><text:span text:style-name="style6"><text:span text:style-name="T2">" <text:s text:c="3"/>мореходность корабля"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}, <text:s text:c="2"/></text:span></text:span><text:span text:style-name="style2"><text:span text:style-name="T2">// эксперимента</text:span></text:span></text:h>
      <text:h text:style-name="Default" text:outline-level="1"><text:span text:style-name="T2">373 <text:s text:c="6"/></text:span><text:span text:style-name="style10"><text:span text:style-name="T2">*</text:span></text:span><text:span text:style-name="style11"><text:span text:style-name="T2">Cmds</text:span></text:span><text:span text:style-name="style10"><text:span text:style-name="T2">[]={ </text:span></text:span><text:span text:style-name="style6"><text:span text:style-name="T2">"F1 "</text:span></text:span><text:span text:style-name="style10"><text:span text:style-name="T2">,</text:span></text:span><text:span text:style-name="style6"><text:span text:style-name="T2">"- краткая справка"</text:span></text:span><text:span text:style-name="style10"><text:span text:style-name="T2">,</text:span></text:span></text:h>
      <text:h text:style-name="Default" text:outline-level="1"><text:span text:style-name="T2">374 <text:s text:c="16"/></text:span><text:span text:style-name="style6"><text:span text:style-name="T2">"F2 "</text:span></text:span><text:span text:style-name="style10"><text:span text:style-name="T2">,</text:span></text:span><text:span text:style-name="style6"><text:span text:style-name="T2">"запись модели в CAD-формате"</text:span></text:span><text:span text:style-name="style10"><text:span text:style-name="T2">,</text:span></text:span></text:h>
      <text:h text:style-name="Default" text:outline-level="1"><text:span text:style-name="T2">375 <text:s text:c="16"/></text:span><text:span text:style-name="style6"><text:span text:style-name="T2">"F3 "</text:span></text:span><text:span text:style-name="style10"><text:span text:style-name="T2">,</text:span></text:span><text:span text:style-name="style6"><text:span text:style-name="T2">"выбор и чтение иного корпуса"</text:span></text:span><text:span text:style-name="style10"><text:span text:style-name="T2">,</text:span></text:span></text:h>
      <text:h text:style-name="Default" text:outline-level="1"><text:span text:style-name="T2">376 <text:s text:c="16"/></text:span><text:span text:style-name="style6"><text:span text:style-name="T2">"F4 "</text:span></text:span><text:span text:style-name="style10"><text:span text:style-name="T2">,</text:span></text:span><text:span text:style-name="style6"><text:span text:style-name="T2">"параметры корпуса/картинки"</text:span></text:span><text:span text:style-name="style10"><text:span text:style-name="T2">,</text:span></text:span></text:h>
      <text:h text:style-name="Default" text:outline-level="1"><text:span text:style-name="T2">377 <text:s text:c="16"/></text:span><text:span text:style-name="style6"><text:span text:style-name="T2">"F8 "</text:span></text:span><text:span text:style-name="style10"><text:span text:style-name="T2">,</text:span></text:span><text:span text:style-name="style6"><text:span text:style-name="T2">"гидромеханика штормования"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}; <text:s text:c="4"/></text:span></text:span><text:span text:style-name="style2"><text:span text:style-name="T2">// Activate();</text:span></text:span></text:h>
      <text:h text:style-name="Default" text:outline-level="1"><text:span text:style-name="T2">378 <text:s text:c="3"/></text:span><text:span text:style-name="style5"><text:span text:style-name="T2">switch</text:span></text:span><text:span text:style-name="style10"><text:span text:style-name="T2">( </text:span></text:span><text:span text:style-name="style11"><text:span text:style-name="T2">Keyb </text:span></text:span><text:span text:style-name="style10"><text:span text:style-name="T2">)</text:span></text:span></text:h>
      <text:h text:style-name="Default" text:outline-level="1"><text:span text:style-name="T2">379 <text:s text:c="3"/></text:span><text:span text:style-name="style10"><text:span text:style-name="T2">{ </text:span></text:span><text:span text:style-name="style5"><text:span text:style-name="T2">case </text:span></text:span><text:span text:style-name="style11"><text:span text:style-name="T2">_F1</text:span></text:span><text:span text:style-name="style10"><text:span text:style-name="T2">: </text:span></text:span><text:span text:style-name="style11"><text:span text:style-name="T2">Help</text:span></text:span><text:span text:style-name="style10"><text:span text:style-name="T2">( </text:span></text:span><text:span text:style-name="style11"><text:span text:style-name="T2">Id</text:span></text:span><text:span text:style-name="style10"><text:span text:style-name="T2">,</text:span></text:span><text:span text:style-name="style11"><text:span text:style-name="T2">Cmds</text:span></text:span><text:span text:style-name="style10"><text:span text:style-name="T2">,</text:span></text:span><text:span text:style-name="style11"><text:span text:style-name="T2">Plus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); </text:span></text:span><text:span text:style-name="style5"><text:span text:style-name="T2">break</text:span></text:span><text:span text:style-name="style10"><text:span text:style-name="T2">; <text:s text:c="11"/></text:span></text:span><text:span text:style-name="style2"><text:span text:style-name="T2">// справка с корпусом</text:span></text:span></text:h>
      <text:h text:style-name="Default" text:outline-level="1"><text:span text:style-name="T2">380 <text:s text:c="5"/></text:span><text:span text:style-name="style5"><text:span text:style-name="T2">case </text:span></text:span><text:span text:style-name="style11"><text:span text:style-name="T2">_F2</text:span></text:span><text:span text:style-name="style10"><text:span text:style-name="T2">: </text:span></text:span><text:span text:style-name="style11"><text:span text:style-name="T2">Write</text:span></text:span><text:span text:style-name="style10"><text:span text:style-name="T2">( </text:span></text:span><text:span text:style-name="style11"><text:span text:style-name="T2">Write_choice</text:span></text:span><text:span text:style-name="style10"><text:span text:style-name="T2">( </text:span></text:span><text:span text:style-name="style5"><text:span text:style-name="T2">this </text:span></text:span><text:span text:style-name="style10"><text:span text:style-name="T2">) ); </text:span></text:span><text:span text:style-name="style5"><text:span text:style-name="T2">break</text:span></text:span><text:span text:style-name="style10"><text:span text:style-name="T2">; <text:s text:c="6"/></text:span></text:span><text:span text:style-name="style2"><text:span text:style-name="T2">// запись 3D-модели</text:span></text:span></text:h>
      <text:h text:style-name="Default" text:outline-level="1"><text:span text:style-name="T2">381 <text:s text:c="5"/></text:span><text:span text:style-name="style5"><text:span text:style-name="T2">case </text:span></text:span><text:span text:style-name="style11"><text:span text:style-name="T2">_F3</text:span></text:span><text:span text:style-name="style10"><text:span text:style-name="T2">: </text:span></text:span><text:span text:style-name="style5"><text:span text:style-name="T2">if</text:span></text:span><text:span text:style-name="style10"><text:span text:style-name="T2">( !</text:span></text:span><text:span text:style-name="style11"><text:span text:style-name="T2">Read</text:span></text:span><text:span text:style-name="style10"><text:span text:style-name="T2">( </text:span></text:span><text:span text:style-name="style6"><text:span text:style-name="T2">"*.vsl" </text:span></text:span><text:span text:style-name="style10"><text:span text:style-name="T2">) )</text:span></text:span></text:h>
      <text:h text:style-name="Default" text:outline-level="1"><text:span text:style-name="T2">382 <text:s text:c="15"/></text:span><text:span text:style-name="style11"><text:span text:style-name="T2">Break</text:span></text:span><text:span text:style-name="style10"><text:span text:style-name="T2">( </text:span></text:span><text:span text:style-name="style6"><text:span text:style-name="T2">"Ошибка повторного чтения корпуса %s"</text:span></text:span><text:span text:style-name="style10"><text:span text:style-name="T2">,</text:span></text:span><text:span text:style-name="style11"><text:span text:style-name="T2">FileName </text:span></text:span><text:span text:style-name="style10"><text:span text:style-name="T2">);</text:span></text:span></text:h>
      <text:h text:style-name="Default" text:outline-level="1"><text:span text:style-name="T2">383 <text:s text:c="11"/></text:span><text:span text:style-name="style11"><text:span text:style-name="T2">Storm</text:span></text:span><text:span text:style-name="style10"><text:span text:style-name="T2">-&gt;</text:span></text:span><text:span text:style-name="style11"><text:span text:style-name="T2">Original</text:span></text:span><text:span text:style-name="style10"><text:span text:style-name="T2">( </text:span></text:span><text:span text:style-name="style5"><text:span text:style-name="T2">false </text:span></text:span><text:span text:style-name="style10"><text:span text:style-name="T2">); </text:span></text:span><text:span text:style-name="style5"><text:span text:style-name="T2">break</text:span></text:span><text:span text:style-name="style10"><text:span text:style-name="T2">; <text:s text:c="3"/></text:span></text:span><text:span text:style-name="style2"><text:span text:style-name="T2">// очистка волнового поля</text:span></text:span></text:h>
      <text:h text:style-name="Default" text:outline-level="1"><text:span text:style-name="T2">384 <text:s text:c="5"/></text:span><text:span text:style-name="style5"><text:span text:style-name="T2">case </text:span></text:span><text:span text:style-name="style11"><text:span text:style-name="T2">_F4</text:span></text:span><text:span text:style-name="style10"><text:span text:style-name="T2">: </text:span></text:span><text:span text:style-name="style11"><text:span text:style-name="T2">Config</text:span></text:span><text:span text:style-name="style10"><text:span text:style-name="T2">(); </text:span></text:span><text:span text:style-name="style5"><text:span text:style-name="T2">break</text:span></text:span><text:span text:style-name="style10"><text:span text:style-name="T2">; <text:s text:c="15"/></text:span></text:span><text:span text:style-name="style2"><text:span text:style-name="T2">// конфигурация формы отображения</text:span></text:span></text:h>
      <text:h text:style-name="Default" text:outline-level="1"><text:span text:style-name="T2">385 <text:s text:c="5"/></text:span><text:span text:style-name="style5"><text:span text:style-name="T2">case </text:span></text:span><text:span text:style-name="style11"><text:span text:style-name="T2">_F8</text:span></text:span><text:span text:style-name="style10"><text:span text:style-name="T2">: </text:span></text:span><text:span text:style-name="style11"><text:span text:style-name="T2">Model_Config</text:span></text:span><text:span text:style-name="style10"><text:span text:style-name="T2">( </text:span></text:span><text:span text:style-name="style5"><text:span text:style-name="T2">this </text:span></text:span><text:span text:style-name="style10"><text:span text:style-name="T2">)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386 <text:s text:c="5"/></text:span><text:span text:style-name="style5"><text:span text:style-name="T2">case </text:span></text:span><text:span text:style-name="style11"><text:span text:style-name="T2">_Tab</text:span></text:span><text:span text:style-name="style10"><text:span text:style-name="T2">: </text:span></text:span><text:span text:style-name="style11"><text:span text:style-name="T2">DrawMode</text:span></text:span><text:span text:style-name="style10"><text:span text:style-name="T2">=(</text:span></text:span><text:span text:style-name="style11"><text:span text:style-name="T2">DrawMode</text:span></text:span><text:span text:style-name="style10"><text:span text:style-name="T2">&amp;~</text:span></text:span><text:span text:style-name="style4"><text:span text:style-name="T2">3</text:span></text:span><text:span text:style-name="style10"><text:span text:style-name="T2">)|((</text:span></text:span><text:span text:style-name="style11"><text:span text:style-name="T2">DrawMode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&amp;</text:span></text:span><text:span text:style-name="style4"><text:span text:style-name="T2">3</text:span></text:span><text:span text:style-name="style10"><text:span text:style-name="T2">)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387 <text:s text:c="5"/></text:span><text:span text:style-name="style5"><text:span text:style-name="T2">case </text:span></text:span><text:span text:style-name="style11"><text:span text:style-name="T2">_Enter</text:span></text:span><text:span text:style-name="style10"><text:span text:style-name="T2">:</text:span></text:span></text:h>
      <text:h text:style-name="Default" text:outline-level="1"><text:span text:style-name="T2">388 <text:s text:c="5"/></text:span><text:span text:style-name="style5"><text:span text:style-name="T2">case </text:span></text:span><text:span text:style-name="style11"><text:span text:style-name="T2">_Blank</text:span></text:span><text:span text:style-name="style10"><text:span text:style-name="T2">: </text:span></text:span><text:span text:style-name="style11"><text:span text:style-name="T2">DrawMode</text:span></text:span><text:span text:style-name="style10"><text:span text:style-name="T2">^=</text:span></text:span><text:span text:style-name="style4"><text:span text:style-name="T2">4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 <text:s text:c="3"/></text:span></text:span><text:span text:style-name="style2"><text:span text:style-name="T2">// прорисовка корпуса или треугольников</text:span></text:span></text:h>
      <text:h text:style-name="Default" text:outline-level="1"><text:span text:style-name="T2">389 <text:s text:c="5"/></text:span><text:span text:style-name="style5"><text:span text:style-name="T2">case </text:span></text:span><text:span text:style-name="style11"><text:span text:style-name="T2">_Del</text:span></text:span><text:span text:style-name="style10"><text:span text:style-name="T2">: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ScanStatus</text:span></text:span><text:span text:style-name="style10"><text:span text:style-name="T2">()&amp;</text:span></text:span><text:span text:style-name="style11"><text:span text:style-name="T2">SHIFT </text:span></text:span><text:span text:style-name="style10"><text:span text:style-name="T2">) </text:span></text:span><text:span text:style-name="style2"><text:span text:style-name="T2">// восстановление исходного отображения</text:span></text:span></text:h>
      <text:h text:style-name="Default" text:outline-level="1"><text:span text:style-name="T2">390 <text:s text:c="5"/></text:span><text:span text:style-name="style10"><text:span text:style-name="T2">{ </text:span></text:span><text:span text:style-name="style11"><text:span text:style-name="T2">DrawMode</text:span></text:span><text:span text:style-name="style10"><text:span text:style-name="T2">=</text:span></text:span><text:span text:style-name="style4"><text:span text:style-name="T2">0x3</text:span></text:span><text:span text:style-name="style10"><text:span text:style-name="T2">; </text:span></text:span><text:span text:style-name="style11"><text:span text:style-name="T2">Initial</text:span></text:span><text:span text:style-name="style10"><text:span text:style-name="T2">(); <text:s text:c="9"/></text:span></text:span><text:span text:style-name="style2"><text:span text:style-name="T2">// исходный вариант цветовой раскраски</text:span></text:span></text:h>
      <text:h text:style-name="Default" text:outline-level="1"><text:span text:style-name="T2">391 <text:s text:c="5"/></text:span><text:span text:style-name="style10"><text:span text:style-name="T2">} </text:span></text:span><text:span text:style-name="style11"><text:span text:style-name="T2">Distance</text:span></text:span><text:span text:style-name="style10"><text:span text:style-name="T2">=-</text:span></text:span><text:span text:style-name="style4"><text:span text:style-name="T2">2.4</text:span></text:span><text:span text:style-name="style10"><text:span text:style-name="T2">*</text:span></text:span><text:span text:style-name="style11"><text:span text:style-name="T2">sqrt</text:span></text:span><text:span text:style-name="style10"><text:span text:style-name="T2">(</text:span></text:span><text:span text:style-name="style11"><text:span text:style-name="T2">sqr</text:span></text:span><text:span text:style-name="style10"><text:span text:style-name="T2">(</text:span></text:span><text:span text:style-name="style11"><text:span text:style-name="T2">Length</text:span></text:span><text:span text:style-name="style10"><text:span text:style-name="T2">)+</text:span></text:span><text:span text:style-name="style11"><text:span text:style-name="T2">sqr</text:span></text:span><text:span text:style-name="style10"><text:span text:style-name="T2">(</text:span></text:span><text:span text:style-name="style11"><text:span text:style-name="T2">Breadth</text:span></text:span><text:span text:style-name="style10"><text:span text:style-name="T2">*</text:span></text:span><text:span text:style-name="style4"><text:span text:style-name="T2">2</text:span></text:span><text:span text:style-name="style10"><text:span text:style-name="T2">)+</text:span></text:span><text:span text:style-name="style11"><text:span text:style-name="T2">sqr</text:span></text:span><text:span text:style-name="style10"><text:span text:style-name="T2">(</text:span></text:span><text:span text:style-name="style11"><text:span text:style-name="T2">Draught</text:span></text:span><text:span text:style-name="style10"><text:span text:style-name="T2">*</text:span></text:span><text:span text:style-name="style4"><text:span text:style-name="T2">4</text:span></text:span><text:span text:style-name="style10"><text:span text:style-name="T2">));</text:span></text:span><text:span text:style-name="style2"><text:span text:style-name="T2">//дальность</text:span></text:span></text:h>
      <text:h text:style-name="Default" text:outline-level="1"><text:span text:style-name="T2">392 <text:s text:c="7"/></text:span><text:span text:style-name="style11"><text:span text:style-name="T2">eye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</text:span></text:span><text:span text:style-name="style4"><text:span text:style-name="T2">45</text:span></text:span><text:span text:style-name="style10"><text:span text:style-name="T2">,-</text:span></text:span><text:span text:style-name="style4"><text:span text:style-name="T2">15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},</text:span></text:span><text:span text:style-name="style11"><text:span text:style-name="T2">look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-</text:span></text:span><text:span text:style-name="style4"><text:span text:style-name="T2">5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}; </text:span></text:span><text:span text:style-name="style5"><text:span text:style-name="T2">break</text:span></text:span><text:span text:style-name="style10"><text:span text:style-name="T2">;</text:span></text:span><text:span text:style-name="style2"><text:span text:style-name="T2">// векторы ориентации</text:span></text:span></text:h>
      <text:h text:style-name="Default" text:outline-level="1"><text:span text:style-name="T2">393 <text:s text:c="5"/></text:span><text:span text:style-name="style5"><text:span text:style-name="T2">case </text:span></text:span><text:span text:style-name="style11"><text:span text:style-name="T2">_Esc</text:span></text:span><text:span text:style-name="style10"><text:span text:style-name="T2">:</text:span></text:span></text:h>
      <text:h text:style-name="Default" text:outline-level="1"><text:span text:style-name="T2">394 <text:s text:c="6"/></text:span><text:span text:style-name="style5"><text:span text:style-name="T2">if</text:span></text:span><text:span text:style-name="style10"><text:span text:style-name="T2">( </text:span></text:span><text:span text:style-name="style11"><text:span text:style-name="T2">MessageBox</text:span></text:span><text:span text:style-name="style10"><text:span text:style-name="T2">( </text:span></text:span><text:span text:style-name="style11"><text:span text:style-name="T2">hWnd</text:span></text:span><text:span text:style-name="style10"><text:span text:style-name="T2">,</text:span></text:span><text:span text:style-name="style11"><text:span text:style-name="T2">UtA</text:span></text:span><text:span text:style-name="style10"><text:span text:style-name="T2">(</text:span></text:span><text:span text:style-name="style6"><text:span text:style-name="T2">"Завершение вычислений"</text:span></text:span><text:span text:style-name="style10"><text:span text:style-name="T2">),</text:span></text:span><text:span text:style-name="style6"><text:span text:style-name="T2">" Aurora :: Ship"</text:span></text:span><text:span text:style-name="style10"><text:span text:style-name="T2">,</text:span></text:span></text:h>
      <text:h text:style-name="Default" text:outline-level="1"><text:span text:style-name="T2">395 <text:s text:c="8"/></text:span><text:span text:style-name="style11"><text:span text:style-name="T2">MB_APPLMODAL</text:span></text:span><text:span text:style-name="style10"><text:span text:style-name="T2">|</text:span></text:span><text:span text:style-name="style11"><text:span text:style-name="T2">MB_ICONQUESTION</text:span></text:span><text:span text:style-name="style10"><text:span text:style-name="T2">|</text:span></text:span><text:span text:style-name="style11"><text:span text:style-name="T2">MB_OKCANCEL</text:span></text:span><text:span text:style-name="style10"><text:span text:style-name="T2">|</text:span></text:span><text:span text:style-name="style11"><text:span text:style-name="T2">MB_DEFBUTTON1 </text:span></text:span><text:span text:style-name="style10"><text:span text:style-name="T2">)==</text:span></text:span><text:span text:style-name="style11"><text:span text:style-name="T2">IDOK </text:span></text:span><text:span text:style-name="style10"><text:span text:style-name="T2">)</text:span></text:span><text:span text:style-name="style11"><text:span text:style-name="T2">Close</text:span></text:span><text:span text:style-name="style10"><text:span text:style-name="T2">();</text:span></text:span></text:h>
      <text:h text:style-name="Default" text:outline-level="1"><text:span text:style-name="T2">396 <text:s text:c="13"/></text:span><text:span text:style-name="style5"><text:span text:style-name="T2">return true</text:span></text:span><text:span text:style-name="style10"><text:span text:style-name="T2">; <text:s text:c="30"/></text:span></text:span><text:span text:style-name="style2"><text:span text:style-name="T2">// ~Window(); ~Hull()</text:span></text:span></text:h>
      <text:h text:style-name="Default" text:outline-level="1"><text:span text:style-name="T2">397 <text:s text:c="4"/></text:span><text:span text:style-name="style5"><text:span text:style-name="T2">default</text:span></text:span><text:span text:style-name="style10"><text:span text:style-name="T2">: </text:span></text:span><text:span text:style-name="style5"><text:span text:style-name="T2">return </text:span></text:span><text:span text:style-name="style11"><text:span text:style-name="T2">View</text:span></text:span><text:span text:style-name="style10"><text:span text:style-name="T2">::</text:span></text:span><text:span text:style-name="style11"><text:span text:style-name="T2">KeyBoard</text:span></text:span><text:span text:style-name="style10"><text:span text:style-name="T2">( </text:span></text:span><text:span text:style-name="style11"><text:span text:style-name="T2">Keyb </text:span></text:span><text:span text:style-name="style10"><text:span text:style-name="T2">); <text:s text:c="12"/></text:span></text:span><text:span text:style-name="style2"><text:span text:style-name="T2">// и направления взгляда</text:span></text:span></text:h>
      <text:h text:style-name="Default" text:outline-level="1"><text:span text:style-name="T2">398 <text:s text:c="3"/></text:span><text:span text:style-name="style10"><text:span text:style-name="T2">} </text:span></text:span><text:span text:style-name="style11"><text:span text:style-name="T2">Draw</text:span></text:span><text:span text:style-name="style10"><text:span text:style-name="T2">(); </text:span></text:span><text:span text:style-name="style5"><text:span text:style-name="T2">return true</text:span></text:span><text:span text:style-name="style10"><text:span text:style-name="T2">; <text:s text:c="30"/></text:span></text:span><text:span text:style-name="style2"><text:span text:style-name="T2">// иначе команда принята</text:span></text:span></text:h>
      <text:h text:style-name="Default" text:outline-level="1"><text:span text:style-name="T2">399 <text:s/></text:span><text:span text:style-name="style10"><text:span text:style-name="T2">}</text:span></text:span></text:h>
      <text:h text:style-name="Default" text:outline-level="1"><text:span text:style-name="T2">400 <text:s/></text:span><text:span text:style-name="style5"><text:span text:style-name="T2">bool </text:span></text:span><text:span text:style-name="style11"><text:span text:style-name="T2">Field</text:span></text:span><text:span text:style-name="style10"><text:span text:style-name="T2">::</text:span></text:span><text:span text:style-name="style11"><text:span text:style-name="T2">KeyBoard</text:span></text:span><text:span text:style-name="style10"><text:span text:style-name="T2">( </text:span></text:span><text:span text:style-name="style5"><text:span text:style-name="T2">byte </text:span></text:span><text:span text:style-name="style11"><text:span text:style-name="T2">Keyb </text:span></text:span><text:span text:style-name="style10"><text:span text:style-name="T2">)</text:span></text:span></text:h>
      <text:h text:style-name="Default" text:outline-level="1"><text:span text:style-name="T2">401 <text:s/></text:span><text:span text:style-name="style10"><text:span text:style-name="T2">{ </text:span></text:span><text:span text:style-name="style5"><text:span text:style-name="T2">const static char <text:s text:c="36"/></text:span></text:span><text:span text:style-name="style2"><text:span text:style-name="T2">// Краткая подсказка по</text:span></text:span></text:h>
      <text:h text:style-name="Default" text:outline-level="1"><text:span text:style-name="T2">402 <text:s text:c="6"/></text:span><text:span text:style-name="style10"><text:span text:style-name="T2">*</text:span></text:span><text:span text:style-name="style11"><text:span text:style-name="T2">Id</text:span></text:span><text:span text:style-name="style10"><text:span text:style-name="T2">[]={ </text:span></text:span><text:span text:style-name="style6"><text:span text:style-name="T2">"Sea"</text:span></text:span><text:span text:style-name="style10"><text:span text:style-name="T2">,</text:span></text:span><text:span text:style-name="style6"><text:span text:style-name="T2">":"</text:span></text:span><text:span text:style-name="style10"><text:span text:style-name="T2">,</text:span></text:span><text:span text:style-name="style6"><text:span text:style-name="T2">"Вычислительный эксперимент"</text:span></text:span><text:span text:style-name="style10"><text:span text:style-name="T2">, <text:s text:c="3"/></text:span></text:span><text:span text:style-name="style2"><text:span text:style-name="T2">// настройкам всего</text:span></text:span></text:h>
      <text:h text:style-name="Default" text:outline-level="1"><text:span text:style-name="T2">403 <text:s text:c="24"/></text:span><text:span text:style-name="style6"><text:span text:style-name="T2">"штормового маневрирования"</text:span></text:span><text:span text:style-name="style10"><text:span text:style-name="T2">, <text:s text:c="4"/></text:span></text:span><text:span text:style-name="style2"><text:span text:style-name="T2">// вычислительного</text:span></text:span></text:h>
      <text:h text:style-name="Default" text:outline-level="1"><text:span text:style-name="T2">404 <text:s text:c="24"/></text:span><text:span text:style-name="style6"><text:span text:style-name="T2">"корабля в открытом море"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}, <text:s text:c="2"/></text:span></text:span><text:span text:style-name="style2"><text:span text:style-name="T2">// эксперимента</text:span></text:span></text:h>
      <text:h text:style-name="Default" text:outline-level="1"><text:span text:style-name="T2">405 <text:s text:c="6"/></text:span><text:span text:style-name="style10"><text:span text:style-name="T2">*</text:span></text:span><text:span text:style-name="style11"><text:span text:style-name="T2">Cmds</text:span></text:span><text:span text:style-name="style10"><text:span text:style-name="T2">[]={ </text:span></text:span><text:span text:style-name="style6"><text:span text:style-name="T2">"F1 -"</text:span></text:span><text:span text:style-name="style10"><text:span text:style-name="T2">,</text:span></text:span><text:span text:style-name="style6"><text:span text:style-name="T2">" краткая справка"</text:span></text:span><text:span text:style-name="style10"><text:span text:style-name="T2">,</text:span></text:span></text:h>
      <text:h text:style-name="Default" text:outline-level="1"><text:span text:style-name="T2">406 <text:s text:c="16"/></text:span><text:span text:style-name="style6"><text:span text:style-name="T2">"F4 <text:s/>"</text:span></text:span><text:span text:style-name="style10"><text:span text:style-name="T2">,</text:span></text:span><text:span text:style-name="style6"><text:span text:style-name="T2">"настройка волнового режима"</text:span></text:span><text:span text:style-name="style10"><text:span text:style-name="T2">,</text:span></text:span></text:h>
      <text:h text:style-name="Default" text:outline-level="1"><text:span text:style-name="T2">407 <text:s text:c="16"/></text:span><text:span text:style-name="style6"><text:span text:style-name="T2">"F8 <text:s/>"</text:span></text:span><text:span text:style-name="style10"><text:span text:style-name="T2">,</text:span></text:span><text:span text:style-name="style6"><text:span text:style-name="T2">"штормовая гидромеханика"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}; <text:s text:c="3"/></text:span></text:span><text:span text:style-name="style2"><text:span text:style-name="T2">// Activate();</text:span></text:span></text:h>
      <text:h text:style-name="Default" text:outline-level="1"><text:span text:style-name="T2">408 <text:s text:c="3"/></text:span><text:span text:style-name="style5"><text:span text:style-name="T2">switch</text:span></text:span><text:span text:style-name="style10"><text:span text:style-name="T2">( </text:span></text:span><text:span text:style-name="style11"><text:span text:style-name="T2">Keyb </text:span></text:span><text:span text:style-name="style10"><text:span text:style-name="T2">) <text:s text:c="39"/></text:span></text:span><text:span text:style-name="style2"><text:span text:style-name="T2">// .. справка, что выше</text:span></text:span></text:h>
      <text:h text:style-name="Default" text:outline-level="1"><text:span text:style-name="T2">409 <text:s text:c="3"/></text:span><text:span text:style-name="style10"><text:span text:style-name="T2">{ </text:span></text:span><text:span text:style-name="style5"><text:span text:style-name="T2">case </text:span></text:span><text:span text:style-name="style11"><text:span text:style-name="T2">_F1</text:span></text:span><text:span text:style-name="style10"><text:span text:style-name="T2">: </text:span></text:span><text:span text:style-name="style11"><text:span text:style-name="T2">Help</text:span></text:span><text:span text:style-name="style10"><text:span text:style-name="T2">( </text:span></text:span><text:span text:style-name="style11"><text:span text:style-name="T2">Id</text:span></text:span><text:span text:style-name="style10"><text:span text:style-name="T2">,</text:span></text:span><text:span text:style-name="style11"><text:span text:style-name="T2">Cmds</text:span></text:span><text:span text:style-name="style10"><text:span text:style-name="T2">,</text:span></text:span><text:span text:style-name="style11"><text:span text:style-name="T2">Plus</text:span></text:span><text:span text:style-name="style10"><text:span text:style-name="T2">,-</text:span></text:span><text:span text:style-name="style4"><text:span text:style-name="T2">1</text:span></text:span><text:span text:style-name="style10"><text:span text:style-name="T2">,-</text:span></text:span><text:span text:style-name="style4"><text:span text:style-name="T2">1 </text:span></text:span><text:span text:style-name="style10"><text:span text:style-name="T2">)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410 <text:s text:c="5"/></text:span><text:span text:style-name="style5"><text:span text:style-name="T2">case </text:span></text:span><text:span text:style-name="style11"><text:span text:style-name="T2">_F4</text:span></text:span><text:span text:style-name="style10"><text:span text:style-name="T2">: </text:span></text:span><text:span text:style-name="style11"><text:span text:style-name="T2">Config</text:span></text:span><text:span text:style-name="style10"><text:span text:style-name="T2">(); </text:span></text:span><text:span text:style-name="style5"><text:span text:style-name="T2">break</text:span></text:span><text:span text:style-name="style10"><text:span text:style-name="T2">; <text:s text:c="10"/></text:span></text:span><text:span text:style-name="style2"><text:span text:style-name="T2">// режимы вычислительного эксперимента</text:span></text:span></text:h>
      <text:h text:style-name="Default" text:outline-level="1"><text:soft-page-break/><text:span text:style-name="T2">411 <text:s text:c="5"/></text:span><text:span text:style-name="style5"><text:span text:style-name="T2">case </text:span></text:span><text:span text:style-name="style11"><text:span text:style-name="T2">_F8</text:span></text:span><text:span text:style-name="style10"><text:span text:style-name="T2">: </text:span></text:span><text:span text:style-name="style11"><text:span text:style-name="T2">Model_Config</text:span></text:span><text:span text:style-name="style10"><text:span text:style-name="T2">( </text:span></text:span><text:span text:style-name="style5"><text:span text:style-name="T2">this </text:span></text:span><text:span text:style-name="style10"><text:span text:style-name="T2">)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412 <text:s text:c="5"/></text:span><text:span text:style-name="style5"><text:span text:style-name="T2">case </text:span></text:span><text:span text:style-name="style11"><text:span text:style-name="T2">_Tab</text:span></text:span><text:span text:style-name="style10"><text:span text:style-name="T2">: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draw</text:span></text:span><text:span text:style-name="style10"><text:span text:style-name="T2">+=</text:span></text:span><text:span text:style-name="style11"><text:span text:style-name="T2">ScanStatus</text:span></text:span><text:span text:style-name="style10"><text:span text:style-name="T2">()&amp;</text:span></text:span><text:span text:style-name="style11"><text:span text:style-name="T2">SHIFT </text:span></text:span><text:span text:style-name="style10"><text:span text:style-name="T2">? -</text:span></text:span><text:span text:style-name="style4"><text:span text:style-name="T2">1</text:span></text:span><text:span text:style-name="style10"><text:span text:style-name="T2">:</text:span></text:span><text:span text:style-name="style4"><text:span text:style-name="T2">1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 <text:s/></text:span></text:span><text:span text:style-name="style2"><text:span text:style-name="T2">// триангуляционная</text:span></text:span></text:h>
      <text:h text:style-name="Default" text:outline-level="1"><text:span text:style-name="T2">413 <text:s text:c="5"/></text:span><text:span text:style-name="style5"><text:span text:style-name="T2">case </text:span></text:span><text:span text:style-name="style11"><text:span text:style-name="T2">_Blank</text:span></text:span><text:span text:style-name="style10"><text:span text:style-name="T2">: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view</text:span></text:span><text:span text:style-name="style10"><text:span text:style-name="T2">+=</text:span></text:span><text:span text:style-name="style11"><text:span text:style-name="T2">ScanStatus</text:span></text:span><text:span text:style-name="style10"><text:span text:style-name="T2">()&amp;</text:span></text:span><text:span text:style-name="style11"><text:span text:style-name="T2">SHIFT </text:span></text:span><text:span text:style-name="style10"><text:span text:style-name="T2">? -</text:span></text:span><text:span text:style-name="style4"><text:span text:style-name="T2">1</text:span></text:span><text:span text:style-name="style10"><text:span text:style-name="T2">:</text:span></text:span><text:span text:style-name="style4"><text:span text:style-name="T2">1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 </text:span></text:span><text:span text:style-name="style2"><text:span text:style-name="T2">// сетка-раскраска</text:span></text:span></text:h>
      <text:h text:style-name="Default" text:outline-level="1"><text:span text:style-name="T2">414 <text:s text:c="5"/></text:span><text:span text:style-name="style5"><text:span text:style-name="T2">case </text:span></text:span><text:span text:style-name="style11"><text:span text:style-name="T2">_Del</text:span></text:span><text:span text:style-name="style10"><text:span text:style-name="T2">: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ScanStatus</text:span></text:span><text:span text:style-name="style10"><text:span text:style-name="T2">()&amp;</text:span></text:span><text:span text:style-name="style11"><text:span text:style-name="T2">SHIFT </text:span></text:span><text:span text:style-name="style10"><text:span text:style-name="T2">)</text:span></text:span></text:h>
      <text:h text:style-name="Default" text:outline-level="1"><text:span text:style-name="T2">415 <text:s text:c="16"/></text:span><text:span text:style-name="style10"><text:span text:style-name="T2">{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draw</text:span></text:span><text:span text:style-name="style10"><text:span text:style-name="T2">=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view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/></text:span></text:span><text:span text:style-name="style2"><text:span text:style-name="T2">// восстановление волновых закрасок</text:span></text:span></text:h>
      <text:h text:style-name="Default" text:outline-level="1"><text:span text:style-name="T2">416 <text:s text:c="18"/></text:span><text:span text:style-name="style11"><text:span text:style-name="T2">Original</text:span></text:span><text:span text:style-name="style10"><text:span text:style-name="T2">( </text:span></text:span><text:span text:style-name="style5"><text:span text:style-name="T2">false </text:span></text:span><text:span text:style-name="style10"><text:span text:style-name="T2">); <text:s text:c="3"/></text:span></text:span><text:span text:style-name="style2"><text:span text:style-name="T2">// возврат вычислений в начальный момент</text:span></text:span></text:h>
      <text:h text:style-name="Default" text:outline-level="1"><text:span text:style-name="T2">417 <text:s text:c="16"/></text:span><text:span text:style-name="style10"><text:span text:style-name="T2">} </text:span></text:span><text:span text:style-name="style11"><text:span text:style-name="T2">Distance</text:span></text:span><text:span text:style-name="style10"><text:span text:style-name="T2">=-</text:span></text:span><text:span text:style-name="style4"><text:span text:style-name="T2">0.8</text:span></text:span><text:span text:style-name="style10"><text:span text:style-name="T2">*</text:span></text:span><text:span text:style-name="style11"><text:span text:style-name="T2">Long</text:span></text:span><text:span text:style-name="style10"><text:span text:style-name="T2">; <text:s text:c="2"/></text:span></text:span><text:span text:style-name="style2"><text:span text:style-name="T2">// ... от точки взгляда до места обзора</text:span></text:span></text:h>
      <text:h text:style-name="Default" text:outline-level="1"><text:span text:style-name="T2">418 <text:s text:c="16"/></text:span><text:span text:style-name="style11"><text:span text:style-name="T2">eye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150</text:span></text:span><text:span text:style-name="style10"><text:span text:style-name="T2">,-</text:span></text:span><text:span text:style-name="style4"><text:span text:style-name="T2">16.4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},</text:span></text:span><text:span text:style-name="style11"><text:span text:style-name="T2">look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0</text:span></text:span><text:span text:style-name="style10"><text:span text:style-name="T2">,-</text:span></text:span><text:span text:style-name="style4"><text:span text:style-name="T2">10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}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419 <text:s text:c="5"/></text:span><text:span text:style-name="style5"><text:span text:style-name="T2">case </text:span></text:span><text:span text:style-name="style11"><text:span text:style-name="T2">_Esc</text:span></text:span><text:span text:style-name="style10"><text:span text:style-name="T2">:</text:span></text:span></text:h>
      <text:h text:style-name="Default" text:outline-level="1"><text:span text:style-name="T2">420 <text:s text:c="6"/></text:span><text:span text:style-name="style5"><text:span text:style-name="T2">if</text:span></text:span><text:span text:style-name="style10"><text:span text:style-name="T2">( </text:span></text:span><text:span text:style-name="style11"><text:span text:style-name="T2">MessageBox</text:span></text:span><text:span text:style-name="style10"><text:span text:style-name="T2">( 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UtA</text:span></text:span><text:span text:style-name="style10"><text:span text:style-name="T2">( </text:span></text:span><text:span text:style-name="style6"><text:span text:style-name="T2">"Завершение эксперимента" </text:span></text:span><text:span text:style-name="style10"><text:span text:style-name="T2">),</text:span></text:span><text:span text:style-name="style6"><text:span text:style-name="T2">" Storm :: Sea"</text:span></text:span><text:span text:style-name="style10"><text:span text:style-name="T2">,</text:span></text:span></text:h>
      <text:h text:style-name="Default" text:outline-level="1"><text:span text:style-name="T2">421 <text:s text:c="8"/></text:span><text:span text:style-name="style11"><text:span text:style-name="T2">MB_APPLMODAL</text:span></text:span><text:span text:style-name="style10"><text:span text:style-name="T2">|</text:span></text:span><text:span text:style-name="style11"><text:span text:style-name="T2">MB_ICONQUESTION</text:span></text:span><text:span text:style-name="style10"><text:span text:style-name="T2">|</text:span></text:span><text:span text:style-name="style11"><text:span text:style-name="T2">MB_OKCANCEL</text:span></text:span><text:span text:style-name="style10"><text:span text:style-name="T2">|</text:span></text:span><text:span text:style-name="style11"><text:span text:style-name="T2">MB_DEFBUTTON1 </text:span></text:span><text:span text:style-name="style10"><text:span text:style-name="T2">)==</text:span></text:span><text:span text:style-name="style11"><text:span text:style-name="T2">IDOK </text:span></text:span><text:span text:style-name="style10"><text:span text:style-name="T2">)</text:span></text:span><text:span text:style-name="style11"><text:span text:style-name="T2">Close</text:span></text:span><text:span text:style-name="style10"><text:span text:style-name="T2">();</text:span></text:span></text:h>
      <text:h text:style-name="Default" text:outline-level="1"><text:span text:style-name="T2">422 <text:s text:c="13"/></text:span><text:span text:style-name="style5"><text:span text:style-name="T2">return true</text:span></text:span><text:span text:style-name="style10"><text:span text:style-name="T2">;</text:span></text:span></text:h>
      <text:h text:style-name="Default" text:outline-level="1"><text:span text:style-name="T2">423 <text:s text:c="4"/></text:span><text:span text:style-name="style5"><text:span text:style-name="T2">default</text:span></text:span><text:span text:style-name="style10"><text:span text:style-name="T2">: </text:span></text:span><text:span text:style-name="style5"><text:span text:style-name="T2">return </text:span></text:span><text:span text:style-name="style11"><text:span text:style-name="T2">View</text:span></text:span><text:span text:style-name="style10"><text:span text:style-name="T2">::</text:span></text:span><text:span text:style-name="style11"><text:span text:style-name="T2">KeyBoard</text:span></text:span><text:span text:style-name="style10"><text:span text:style-name="T2">( </text:span></text:span><text:span text:style-name="style11"><text:span text:style-name="T2">Keyb </text:span></text:span><text:span text:style-name="style10"><text:span text:style-name="T2">);</text:span></text:span></text:h>
      <text:h text:style-name="Default" text:outline-level="1"><text:span text:style-name="T2">424 <text:s text:c="3"/></text:span><text:span text:style-name="style10"><text:span text:style-name="T2">} </text:span></text:span><text:span text:style-name="style11"><text:span text:style-name="T2">Draw</text:span></text:span><text:span text:style-name="style10"><text:span text:style-name="T2">(); </text:span></text:span><text:span text:style-name="style5"><text:span text:style-name="T2">return true</text:span></text:span><text:span text:style-name="style10"><text:span text:style-name="T2">; <text:s text:c="16"/></text:span></text:span><text:span text:style-name="style2"><text:span text:style-name="T2">// команда принята к исполнению</text:span></text:span></text:h>
      <text:h text:style-name="Default" text:outline-level="1"><text:span text:style-name="T2">425 <text:s/></text:span><text:span text:style-name="style10"><text:span text:style-name="T2">}</text:span></text:span></text:h>
      <text:h text:style-name="Default" text:outline-level="1"><text:span text:style-name="T2">426 <text:s/></text:span><text:span text:style-name="style5"><text:span text:style-name="T2">static bool </text:span></text:span><text:span text:style-name="style11"><text:span text:style-name="T2">Hull_and_Waves_Draw</text:span></text:span><text:span text:style-name="style10"><text:span text:style-name="T2">() <text:s text:c="7"/></text:span></text:span><text:span text:style-name="style2"><text:span text:style-name="T2">// вся графика исполняется параллельно</text:span></text:span></text:h>
      <text:h text:style-name="Default" text:outline-level="1"><text:span text:style-name="T2">427 <text:s/></text:span><text:span text:style-name="style10"><text:span text:style-name="T2">{ </text:span></text:span><text:span text:style-name="style5"><text:span text:style-name="T2">static int </text:span></text:span><text:span text:style-name="style11"><text:span text:style-name="T2">recurse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 text:c="17"/></text:span></text:span><text:span text:style-name="style2"><text:span text:style-name="T2">// по специальному таймеру</text:span></text:span></text:h>
      <text:h text:style-name="Default" text:outline-level="1"><text:span text:style-name="T2">428 <text:s text:c="3"/></text:span><text:span text:style-name="style5"><text:span text:style-name="T2">if</text:span></text:span><text:span text:style-name="style10"><text:span text:style-name="T2">( !</text:span></text:span><text:span text:style-name="style11"><text:span text:style-name="T2">recurse</text:span></text:span><text:span text:style-name="style10"><text:span text:style-name="T2">++ )</text:span></text:span></text:h>
      <text:h text:style-name="Default" text:outline-level="1"><text:span text:style-name="T2">429 <text:s text:c="3"/></text:span><text:span text:style-name="style10"><text:span text:style-name="T2">{ </text:span></text:span><text:span text:style-name="style11"><text:span text:style-name="T2">Vessel</text:span></text:span><text:span text:style-name="style10"><text:span text:style-name="T2">-&gt;</text:span></text:span><text:span text:style-name="style11"><text:span text:style-name="T2">Draw</text:span></text:span><text:span text:style-name="style10"><text:span text:style-name="T2">(); <text:s text:c="3"/></text:span></text:span><text:span text:style-name="style2"><text:span text:style-name="T2">// сначала пароход идёт сам по себе в собственном окошке</text:span></text:span></text:h>
      <text:h text:style-name="Default" text:outline-level="1"><text:span text:style-name="T2">430 <text:s text:c="5"/></text:span><text:span text:style-name="style11"><text:span text:style-name="T2">Storm</text:span></text:span><text:span text:style-name="style10"><text:span text:style-name="T2">-&gt;</text:span></text:span><text:span text:style-name="style11"><text:span text:style-name="T2">Draw</text:span></text:span><text:span text:style-name="style10"><text:span text:style-name="T2">(); <text:s text:c="4"/></text:span></text:span><text:span text:style-name="style2"><text:span text:style-name="T2">// затем картинка штормового волнения вместе с пароходом</text:span></text:span></text:h>
      <text:h text:style-name="Default" text:outline-level="1"><text:span text:style-name="T2">431 <text:s text:c="5"/></text:span><text:span text:style-name="style11"><text:span text:style-name="T2">Vessel</text:span></text:span><text:span text:style-name="style10"><text:span text:style-name="T2">-&gt;</text:span></text:span><text:span text:style-name="style11"><text:span text:style-name="T2">wPrint</text:span></text:span><text:span text:style-name="style10"><text:span text:style-name="T2">(); <text:s/></text:span></text:span><text:span text:style-name="style2"><text:span text:style-name="T2">// ... и геометрические таблички -&gt; на текстовую консоль</text:span></text:span></text:h>
      <text:h text:style-name="Default" text:outline-level="1"><text:span text:style-name="T2">432 <text:s text:c="5"/></text:span><text:span text:style-name="style11"><text:span text:style-name="T2">recurse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 text:c="8"/></text:span></text:span><text:span text:style-name="style2"><text:span text:style-name="T2">// при возникновении рекурсии новые рисунки пропускаются</text:span></text:span></text:h>
      <text:h text:style-name="Default" text:outline-level="1"><text:span text:style-name="T2">433 <text:s text:c="3"/></text:span><text:span text:style-name="style10"><text:span text:style-name="T2">} </text:span></text:span><text:span text:style-name="style5"><text:span text:style-name="T2">return false</text:span></text:span><text:span text:style-name="style10"><text:span text:style-name="T2">;</text:span></text:span></text:h>
      <text:h text:style-name="Default" text:outline-level="1"><text:span text:style-name="T2">434 <text:s/></text:span><text:span text:style-name="style10"><text:span text:style-name="T2">}</text:span></text:span></text:h>
      <text:h text:style-name="Default" text:outline-level="1"><text:span text:style-name="T2">435 <text:s/></text:span><text:span text:style-name="style15"><text:span text:style-name="T2">//! <text:s text:c="21"/>Главная процедура запускает процессы реального времени</text:span></text:span></text:h>
      <text:h text:style-name="Default" text:outline-level="1"><text:span text:style-name="T2">436 <text:s/></text:span><text:span text:style-name="style15"><text:span text:style-name="T2">/// <text:s text:c="38"/>и зацикливается на опросах клавиатуры</text:span></text:span></text:h>
      <text:h text:style-name="Default" text:outline-level="1"><text:span text:style-name="T2">437 <text:s/></text:span><text:span text:style-name="style2"><text:span text:style-name="T2">//#include &lt;Fenv.h&gt;</text:span></text:span></text:h>
      <text:h text:style-name="Default" text:outline-level="1"><text:span text:style-name="T2">438 <text:s/></text:span><text:span text:style-name="style2"><text:span text:style-name="T2">//#include &lt;Float.h&gt;</text:span></text:span></text:h>
      <text:h text:style-name="Default" text:outline-level="1"><text:span text:style-name="T2">439 <text:s/></text:span><text:span text:style-name="style2"><text:span text:style-name="T2">//#include &lt;locale.h&gt;</text:span></text:span></text:h>
      <text:h text:style-name="P4" text:outline-level="1">440 <text:s/></text:h>
      <text:h text:style-name="Default" text:outline-level="1"><text:span text:style-name="T2">441 <text:s/></text:span><text:span text:style-name="style5"><text:span text:style-name="T2">int </text:span></text:span><text:span text:style-name="style11"><text:span text:style-name="T2">main</text:span></text:span><text:span text:style-name="style10"><text:span text:style-name="T2">() </text:span></text:span><text:span text:style-name="style2"><text:span text:style-name="T2">// int ans, char **av )</text:span></text:span></text:h>
      <text:h text:style-name="Default" text:outline-level="1"><text:span text:style-name="T2">442 <text:s/></text:span><text:span text:style-name="style10"><text:span text:style-name="T2">{</text:span></text:span><text:span text:style-name="style2"><text:span text:style-name="T2">// <text:s text:c="11"/>_clearfp();</text:span></text:span></text:h>
      <text:h text:style-name="Default" text:outline-level="1"><text:span text:style-name="T2">443 <text:s text:c="2"/></text:span><text:span text:style-name="style2"><text:span text:style-name="T2">//unsigned CW=_control87</text:span></text:span></text:h>
      <text:h text:style-name="Default" text:outline-level="1"><text:span text:style-name="T2">444 <text:s text:c="2"/></text:span><text:span text:style-name="style2"><text:span text:style-name="T2">//(_EM_OVERFLOW|_EM_UNDERFLOW|_EM_ZERODIVIDE|_EM_INVALID|_EM_DENORMAL,_MCW_EM);</text:span></text:span></text:h>
      <text:h text:style-name="Default" text:outline-level="1"><text:span text:style-name="T2">445 <text:s text:c="2"/></text:span><text:span text:style-name="style2"><text:span text:style-name="T2">//feclear{raise}except( FE_ALL_EXCEPT );</text:span></text:span></text:h>
      <text:h text:style-name="Default" text:outline-level="1"><text:span text:style-name="T2">446 <text:s text:c="2"/></text:span><text:span text:style-name="style2"><text:span text:style-name="T2">// <text:s text:c="3"/>setlocale( LC_ALL,".UTF8" );</text:span></text:span></text:h>
      <text:h text:style-name="Default" text:outline-level="1"><text:span text:style-name="T2">447 <text:s text:c="2"/></text:span><text:span text:style-name="style2"><text:span text:style-name="T2">// <text:s text:c="3"/>setlocale( LC_CTYPE,".UTF8" );</text:span></text:span></text:h>
      <text:h text:style-name="Default" text:outline-level="1"><text:span text:style-name="T2">448 <text:s text:c="3"/></text:span><text:span text:style-name="style11"><text:span text:style-name="T2">textsize</text:span></text:span><text:span text:style-name="style10"><text:span text:style-name="T2">( </text:span></text:span><text:span text:style-name="style4"><text:span text:style-name="T2">92</text:span></text:span><text:span text:style-name="style10"><text:span text:style-name="T2">,</text:span></text:span><text:span text:style-name="style4"><text:span text:style-name="T2">40 </text:span></text:span><text:span text:style-name="style10"><text:span text:style-name="T2">),</text:span></text:span></text:h>
      <text:h text:style-name="Default" text:outline-level="1"><text:span text:style-name="T2">449 <text:s text:c="3"/></text:span><text:span text:style-name="style11"><text:span text:style-name="T2">texttitle</text:span></text:span><text:span text:style-name="style10"><text:span text:style-name="T2">( </text:span></text:span><text:span text:style-name="style11"><text:span text:style-name="T2">Title </text:span></text:span><text:span text:style-name="style10"><text:span text:style-name="T2">),</text:span></text:span></text:h>
      <text:h text:style-name="Default" text:outline-level="1"><text:span text:style-name="T2">450 <text:s text:c="3"/></text:span><text:span text:style-name="style11"><text:span text:style-name="T2">textcolor</text:span></text:span><text:span text:style-name="style10"><text:span text:style-name="T2">( </text:span></text:span><text:span text:style-name="style11"><text:span text:style-name="T2">WHITE </text:span></text:span><text:span text:style-name="style10"><text:span text:style-name="T2">),</text:span></text:span><text:span text:style-name="style11"><text:span text:style-name="T2">cprint</text:span></text:span><text:span text:style-name="style10"><text:span text:style-name="T2">( </text:span></text:span><text:span text:style-name="style4"><text:span text:style-name="T2">2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11"><text:span text:style-name="T2">Title </text:span></text:span><text:span text:style-name="style10"><text:span text:style-name="T2">),</text:span></text:span></text:h>
      <text:h text:style-name="Default" text:outline-level="1"><text:span text:style-name="T2">451 <text:s text:c="3"/></text:span><text:span text:style-name="style11"><text:span text:style-name="T2">textcolor</text:span></text:span><text:span text:style-name="style10"><text:span text:style-name="T2">( </text:span></text:span><text:span text:style-name="style11"><text:span text:style-name="T2">LIGHTCYAN </text:span></text:span><text:span text:style-name="style10"><text:span text:style-name="T2">),</text:span></text:span><text:span text:style-name="style11"><text:span text:style-name="T2">printf</text:span></text:span><text:span text:style-name="style10"><text:span text:style-name="T2">( </text:span></text:span><text:span text:style-name="style11"><text:span text:style-name="T2">SubTitle </text:span></text:span><text:span text:style-name="style10"><text:span text:style-name="T2">),</text:span></text:span></text:h>
      <text:h text:style-name="Default" text:outline-level="1"><text:span text:style-name="T2">452 <text:s text:c="3"/></text:span><text:span text:style-name="style11"><text:span text:style-name="T2">textcolor</text:span></text:span><text:span text:style-name="style10"><text:span text:style-name="T2">( </text:span></text:span><text:span text:style-name="style11"><text:span text:style-name="T2">CYAN </text:span></text:span><text:span text:style-name="style10"><text:span text:style-name="T2">),</text:span></text:span><text:span text:style-name="style11"><text:span text:style-name="T2">printf</text:span></text:span><text:span text:style-name="style10"><text:span text:style-name="T2">( </text:span></text:span><text:span text:style-name="style11"><text:span text:style-name="T2">CopyRight </text:span></text:span><text:span text:style-name="style10"><text:span text:style-name="T2">),</text:span></text:span><text:span text:style-name="style11"><text:span text:style-name="T2">textcolor</text:span></text:span><text:span text:style-name="style10"><text:span text:style-name="T2">( </text:span></text:span><text:span text:style-name="style11"><text:span text:style-name="T2">LIGHTGREEN </text:span></text:span><text:span text:style-name="style10"><text:span text:style-name="T2">),</text:span></text:span><text:span text:style-name="style11"><text:span text:style-name="T2">cprint</text:span></text:span><text:span text:style-name="style10"><text:span text:style-name="T2">(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26</text:span></text:span><text:span text:style-name="style10"><text:span text:style-name="T2">,</text:span></text:span></text:h>
      <text:h text:style-name="Default" text:outline-level="1"><text:span text:style-name="T2">453 <text:s text:c="5"/></text:span><text:span text:style-name="style6"><text:span text:style-name="T2">" C <text:s/>[м] - положение мгновенного центра величины (подводного объёма)\n"</text:span></text:span></text:h>
      <text:h text:style-name="Default" text:outline-level="1"><text:span text:style-name="T2">454 <text:s text:c="5"/></text:span><text:span text:style-name="style6"><text:span text:style-name="T2">" mC (δ) - матрица ориентации корпуса (корабельные оси в морском базисе)\n"</text:span></text:span></text:h>
      <text:h text:style-name="Default" text:outline-level="1"><text:span text:style-name="T2">455 <text:s text:c="5"/></text:span><text:span text:style-name="style6"><text:span text:style-name="T2">" vF [м] - корабельные координаты центра площади действующей ватерлинии\n"</text:span></text:span></text:h>
      <text:h text:style-name="Default" text:outline-level="1"><text:span text:style-name="T2">456 <text:s text:c="5"/></text:span><text:span text:style-name="style6"><text:span text:style-name="T2">" vW (δ) - интегральная нормаль к действию гидростатических сил всплытия\n"</text:span></text:span></text:h>
      <text:h text:style-name="Default" text:outline-level="1"><text:span text:style-name="T2">457 <text:s text:c="5"/></text:span><text:span text:style-name="style6"><text:span text:style-name="T2">" vD [м] - условный центр сосредоточения гидродинамических пар сил\n"</text:span></text:span></text:h>
      <text:h text:style-name="Default" text:outline-level="1"><text:span text:style-name="T2">458 <text:s text:c="5"/></text:span><text:span text:style-name="style6"><text:span text:style-name="T2">" vS [H/ρ] - накопительный вектор сил от перепадов уровня моря\n"</text:span></text:span></text:h>
      <text:h text:style-name="Default" text:outline-level="1"><text:span text:style-name="T2">459 <text:s text:c="5"/></text:span><text:span text:style-name="style6"><text:span text:style-name="T2">" vR [H·м/ρ] - поворотный момент от криво-наклонной ватерлинии\n"</text:span></text:span></text:h>
      <text:h text:style-name="Default" text:outline-level="1"><text:span text:style-name="T2">460 <text:s text:c="5"/></text:span><text:span text:style-name="style6"><text:span text:style-name="T2">" mW [м4] - моменты инерции площади действующей ватерлинии\n"</text:span></text:span></text:h>
      <text:h text:style-name="Default" text:outline-level="1"><text:span text:style-name="T2">461 <text:s text:c="5"/></text:span><text:span text:style-name="style6"><text:span text:style-name="T2">" mM [м5] - объёмные моменты инерции погруженного корпуса\n"</text:span></text:span></text:h>
      <text:h text:style-name="Default" text:outline-level="1"><text:span text:style-name="T2">462 <text:s text:c="5"/></text:span><text:span text:style-name="style6"><text:span text:style-name="T2">" inMass <text:s/>- исходные моменты инерции корпуса\n" </text:span></text:span><text:span text:style-name="style10"><text:span text:style-name="T2">);</text:span></text:span></text:h>
      <text:h text:style-name="Default" text:outline-level="1"><text:span text:style-name="T2">463 <text:s text:c="3"/></text:span><text:span text:style-name="style2"><text:span text:style-name="T2">//</text:span></text:span></text:h>
      <text:h text:style-name="Default" text:outline-level="1"><text:span text:style-name="T2">464 <text:s text:c="3"/></text:span><text:span text:style-name="style2"><text:span text:style-name="T2">// конструктор выбора корпуса - открывает и настраивает графику с чтением</text:span></text:span></text:h>
      <text:h text:style-name="Default" text:outline-level="1"><text:span text:style-name="T2">465 <text:s text:c="3"/></text:span><text:span text:style-name="style2"><text:span text:style-name="T2">// из файла и формирование представления корпуса Aurora в оперативной памяти</text:span></text:span></text:h>
      <text:h text:style-name="Default" text:outline-level="1"><text:span text:style-name="T2">466 <text:s text:c="3"/></text:span><text:span text:style-name="style2"><text:span text:style-name="T2">// с построением независимой прорисовки 3D корпуса под мышкой и таймером</text:span></text:span></text:h>
      <text:h text:style-name="Default" text:outline-level="1"><text:span text:style-name="T2">467 <text:s text:c="3"/></text:span><text:span text:style-name="style2"><text:span text:style-name="T2">//</text:span></text:span></text:h>
      <text:h text:style-name="Default" text:outline-level="1"><text:span text:style-name="T2">468 <text:s text:c="2"/></text:span><text:span text:style-name="style11"><text:span text:style-name="T2">Hull Ship</text:span></text:span><text:span text:style-name="style10"><text:span text:style-name="T2">;</text:span></text:span></text:h>
      <text:h text:style-name="Default" text:outline-level="1"><text:span text:style-name="T2">469 <text:s text:c="3"/></text:span><text:span text:style-name="style2"><text:span text:style-name="T2">//</text:span></text:span></text:h>
      <text:h text:style-name="Default" text:outline-level="1"><text:span text:style-name="T2">470 <text:s text:c="3"/></text:span><text:span text:style-name="style2"><text:span text:style-name="T2">// <text:s text:c="2"/>графическая среда для построения и визуализации групповых</text:span></text:span></text:h>
      <text:h text:style-name="Default" text:outline-level="1"><text:span text:style-name="T2">471 <text:s text:c="3"/></text:span><text:span text:style-name="style2"><text:span text:style-name="T2">// <text:s text:c="2"/>трохоидальных структур штормового волнения всей акватории</text:span></text:span></text:h>
      <text:h text:style-name="Default" text:outline-level="1"><text:span text:style-name="T2">472 <text:s text:c="3"/></text:span><text:span text:style-name="style2"><text:span text:style-name="T2">//</text:span></text:span></text:h>
      <text:h text:style-name="Default" text:outline-level="1"><text:span text:style-name="T2">473 <text:s text:c="2"/></text:span><text:span text:style-name="style11"><text:span text:style-name="T2">Field Sea</text:span></text:span><text:span text:style-name="style10"><text:span text:style-name="T2">( </text:span></text:span><text:span text:style-name="style4"><text:span text:style-name="T2">800</text:span></text:span><text:span text:style-name="style10"><text:span text:style-name="T2">,</text:span></text:span><text:span text:style-name="style4"><text:span text:style-name="T2">720</text:span></text:span><text:span text:style-name="style10"><text:span text:style-name="T2">, <text:s text:c="4"/></text:span></text:span><text:span text:style-name="style2"><text:span text:style-name="T2">// Long, Wide - длина и ширина штормовой акватории [м]</text:span></text:span></text:h>
      <text:h text:style-name="Default" text:outline-level="1"><text:span text:style-name="T2">474 <text:s text:c="17"/></text:span><text:span text:style-name="style4"><text:span text:style-name="T2">0.5</text:span></text:span><text:span text:style-name="style10"><text:span text:style-name="T2">, <text:s text:c="4"/></text:span></text:span><text:span text:style-name="style2"><text:span text:style-name="T2">//.25 TimeStep заданный шаг времени волновых полей [c]</text:span></text:span></text:h>
      <text:h text:style-name="Default" text:outline-level="1"><text:span text:style-name="T2">475 <text:s text:c="11"/></text:span><text:span text:style-name="style4"><text:span text:style-name="T2">64</text:span></text:span><text:span text:style-name="style10"><text:span text:style-name="T2">,</text:span></text:span><text:span text:style-name="style4"><text:span text:style-name="T2">0.9</text:span></text:span><text:span text:style-name="style10"><text:span text:style-name="T2">,-</text:span></text:span><text:span text:style-name="style4"><text:span text:style-name="T2">165</text:span></text:span><text:span text:style-name="style10"><text:span text:style-name="T2">, <text:s text:c="2"/></text:span></text:span><text:span text:style-name="style2"><text:span text:style-name="T2">//+10 ветровые волны с обрушающимися гребнями <text:s/>[м,%,°]</text:span></text:span></text:h>
      <text:h text:style-name="Default" text:outline-level="1"><text:span text:style-name="T2">476 <text:s text:c="10"/></text:span><text:span text:style-name="style4"><text:span text:style-name="T2">100</text:span></text:span><text:span text:style-name="style10"><text:span text:style-name="T2">,</text:span></text:span><text:span text:style-name="style4"><text:span text:style-name="T2">0.44</text:span></text:span><text:span text:style-name="style10"><text:span text:style-name="T2">,</text:span></text:span><text:span text:style-name="style4"><text:span text:style-name="T2">160</text:span></text:span><text:span text:style-name="style10"><text:span text:style-name="T2">, <text:s text:c="2"/></text:span></text:span><text:span text:style-name="style2"><text:span text:style-name="T2">//-20 свежая морская зыбь неподалёку прошедших штормов</text:span></text:span></text:h>
      <text:h text:style-name="Default" text:outline-level="1"><text:span text:style-name="T2">477 <text:s text:c="10"/></text:span><text:span text:style-name="style4"><text:span text:style-name="T2">160</text:span></text:span><text:span text:style-name="style10"><text:span text:style-name="T2">,</text:span></text:span><text:span text:style-name="style4"><text:span text:style-name="T2">0.2</text:span></text:span><text:span text:style-name="style10"><text:span text:style-name="T2">,-</text:span></text:span><text:span text:style-name="style4"><text:span text:style-name="T2">130 </text:span></text:span><text:span text:style-name="style10"><text:span text:style-name="T2">); </text:span></text:span><text:span text:style-name="style2"><text:span text:style-name="T2">//+50 пологие реликтовые волны от удаленных ураганов</text:span></text:span></text:h>
      <text:h text:style-name="P4" text:outline-level="1">478 <text:s/></text:h>
      <text:h text:style-name="Default" text:outline-level="1"><text:span text:style-name="T2">479 <text:s/></text:span><text:span text:style-name="style2"><text:span text:style-name="T2">//Start_Experiment(); <text:s text:c="3"/>/// !!! - считывание конфигурационного файла !!!</text:span></text:span></text:h>
      <text:h text:style-name="P4" text:outline-level="1"><text:soft-page-break/>480 <text:s/></text:h>
      <text:h text:style-name="Default" text:outline-level="1"><text:span text:style-name="T2">481 <text:s text:c="3"/></text:span><text:span text:style-name="style11"><text:span text:style-name="T2">Sea</text:span></text:span><text:span text:style-name="style10"><text:span text:style-name="T2">.</text:span></text:span><text:span text:style-name="style11"><text:span text:style-name="T2">Original</text:span></text:span><text:span text:style-name="style10"><text:span text:style-name="T2">( </text:span></text:span><text:span text:style-name="style5"><text:span text:style-name="T2">true </text:span></text:span><text:span text:style-name="style10"><text:span text:style-name="T2">); <text:s text:c="2"/></text:span></text:span><text:span text:style-name="style2"><text:span text:style-name="T2">// конструктор перенастройки волнения и гидромеханики</text:span></text:span></text:h>
      <text:h text:style-name="Default" text:outline-level="1"><text:span text:style-name="T2">482 <text:s text:c="27"/></text:span><text:span text:style-name="style2"><text:span text:style-name="T2">// <text:s/>с подготовкой корпуса для начальной инициализации</text:span></text:span></text:h>
      <text:h text:style-name="Default" text:outline-level="1"><text:span text:style-name="T2">483 <text:s text:c="3"/></text:span><text:span text:style-name="style11"><text:span text:style-name="T2">Ship</text:span></text:span><text:span text:style-name="style10"><text:span text:style-name="T2">.</text:span></text:span><text:span text:style-name="style11"><text:span text:style-name="T2">wPrint</text:span></text:span><text:span text:style-name="style10"><text:span text:style-name="T2">( </text:span></text:span><text:span text:style-name="style5"><text:span text:style-name="T2">true </text:span></text:span><text:span text:style-name="style10"><text:span text:style-name="T2">); <text:s text:c="3"/></text:span></text:span><text:span text:style-name="style2"><text:span text:style-name="T2">// описатели парохода на экране-консоли и в протоколе</text:span></text:span></text:h>
      <text:h text:style-name="Default" text:outline-level="1"><text:span text:style-name="T2">484 <text:s text:c="3"/></text:span><text:span text:style-name="style11"><text:span text:style-name="T2">logWave</text:span></text:span><text:span text:style-name="style10"><text:span text:style-name="T2">(); <text:s text:c="13"/></text:span></text:span><text:span text:style-name="style2"><text:span text:style-name="T2">// изначальные характеристики волн для протокола</text:span></text:span></text:h>
      <text:h text:style-name="P4" text:outline-level="1">485 <text:s/></text:h>
      <text:h text:style-name="Default" text:outline-level="1"><text:span text:style-name="T2">486 <text:s text:c="3"/></text:span><text:span text:style-name="style11"><text:span text:style-name="T2">Sea</text:span></text:span><text:span text:style-name="style10"><text:span text:style-name="T2">.</text:span></text:span><text:span text:style-name="style11"><text:span text:style-name="T2">Window</text:span></text:span><text:span text:style-name="style10"><text:span text:style-name="T2">::</text:span></text:span><text:span text:style-name="style11"><text:span text:style-name="T2">KeyBoard</text:span></text:span><text:span text:style-name="style10"><text:span text:style-name="T2">( </text:span></text:span><text:span text:style-name="style11"><text:span text:style-name="T2">AllKeyb </text:span></text:span><text:span text:style-name="style10"><text:span text:style-name="T2">); </text:span></text:span><text:span text:style-name="style2"><text:span text:style-name="T2">// самый нижний уровень виртуальной рекурсии</text:span></text:span></text:h>
      <text:h text:style-name="Default" text:outline-level="1"><text:span text:style-name="T2">487 <text:s text:c="3"/></text:span><text:span text:style-name="style11"><text:span text:style-name="T2">Ship</text:span></text:span><text:span text:style-name="style10"><text:span text:style-name="T2">.</text:span></text:span><text:span text:style-name="style11"><text:span text:style-name="T2">Window</text:span></text:span><text:span text:style-name="style10"><text:span text:style-name="T2">::</text:span></text:span><text:span text:style-name="style11"><text:span text:style-name="T2">KeyBoard</text:span></text:span><text:span text:style-name="style10"><text:span text:style-name="T2">( </text:span></text:span><text:span text:style-name="style11"><text:span text:style-name="T2">AllKeyb </text:span></text:span><text:span text:style-name="style10"><text:span text:style-name="T2">); </text:span></text:span><text:span text:style-name="style2"><text:span text:style-name="T2">// доступен при прямом обращении в Window</text:span></text:span></text:h>
      <text:h text:style-name="P4" text:outline-level="1">488 <text:s/></text:h>
      <text:h text:style-name="Default" text:outline-level="1"><text:span text:style-name="T2">489 <text:s text:c="3"/></text:span><text:span text:style-name="style11"><text:span text:style-name="T2">Ship</text:span></text:span><text:span text:style-name="style10"><text:span text:style-name="T2">.</text:span></text:span><text:span text:style-name="style11"><text:span text:style-name="T2">Above</text:span></text:span><text:span text:style-name="style10"><text:span text:style-name="T2">(); <text:s text:c="10"/></text:span></text:span><text:span text:style-name="style2"><text:span text:style-name="T2">// установка активности окна с прорисовками корабля</text:span></text:span></text:h>
      <text:h text:style-name="P4" text:outline-level="1">490 <text:s/></text:h>
      <text:h text:style-name="Default" text:outline-level="1"><text:span text:style-name="T2">491 <text:s/></text:span><text:span text:style-name="style2"><text:span text:style-name="T2">//Ship.Initial() <text:s text:c="9"/>// установка главных осей с исходными геометрическими</text:span></text:span></text:h>
      <text:h text:style-name="Default" text:outline-level="1"><text:span text:style-name="T2">492 <text:s/></text:span><text:span text:style-name="style2"><text:span text:style-name="T2">// <text:s text:c="3"/>.Floating( false ); // расчётами по корпусу, без графической визуализации</text:span></text:span></text:h>
      <text:h text:style-name="P4" text:outline-level="1">493 <text:s/></text:h>
      <text:h text:style-name="Default" text:outline-level="1"><text:span text:style-name="T2">494 <text:s text:c="4"/></text:span><text:span text:style-name="style11"><text:span text:style-name="T2">Sea</text:span></text:span><text:span text:style-name="style10"><text:span text:style-name="T2">.</text:span></text:span><text:span text:style-name="style11"><text:span text:style-name="T2">SetTimer</text:span></text:span><text:span text:style-name="style10"><text:span text:style-name="T2">( </text:span></text:span><text:span text:style-name="style4"><text:span text:style-name="T2">500 </text:span></text:span><text:span text:style-name="style10"><text:span text:style-name="T2">); <text:s text:c="2"/></text:span></text:span><text:span text:style-name="style2"><text:span text:style-name="T2">// вычисления по волнению и механике корабля (½ сек)</text:span></text:span></text:h>
      <text:h text:style-name="Default" text:outline-level="1"><text:span text:style-name="T2">495 <text:s text:c="3"/></text:span><text:span text:style-name="style11"><text:span text:style-name="T2">Ship</text:span></text:span><text:span text:style-name="style10"><text:span text:style-name="T2">.</text:span></text:span><text:span text:style-name="style11"><text:span text:style-name="T2">SetTimer</text:span></text:span><text:span text:style-name="style10"><text:span text:style-name="T2">( </text:span></text:span><text:span text:style-name="style4"><text:span text:style-name="T2">1000</text:span></text:span><text:span text:style-name="style10"><text:span text:style-name="T2">,</text:span></text:span><text:span text:style-name="style11"><text:span text:style-name="T2">Hull_and_Waves_Draw </text:span></text:span><text:span text:style-name="style10"><text:span text:style-name="T2">); <text:s text:c="4"/></text:span></text:span><text:span text:style-name="style2"><text:span text:style-name="T2">// изображение корабля и моря,</text:span></text:span></text:h>
      <text:h text:style-name="Default" text:outline-level="1"><text:span text:style-name="T2">496 <text:s text:c="18"/></text:span><text:span text:style-name="style2"><text:span text:style-name="T2">// часы и прочая оперативная информация справа в нижней строке</text:span></text:span></text:h>
      <text:h text:style-name="P4" text:outline-level="1">497 <text:s/></text:h>
      <text:h text:style-name="Default" text:outline-level="1"><text:span text:style-name="T2">498 <text:s/></text:span><text:span text:style-name="style2"><text:span text:style-name="T2">//#pragma omp parallel //sections</text:span></text:span></text:h>
      <text:h text:style-name="Default" text:outline-level="1"><text:span text:style-name="T2">499 <text:s/></text:span><text:span text:style-name="style2"><text:span text:style-name="T2">//{</text:span></text:span></text:h>
      <text:h text:style-name="Default" text:outline-level="1"><text:span text:style-name="T2">500 <text:s/></text:span><text:span text:style-name="style2"><text:span text:style-name="T2">//#pragma omp master</text:span></text:span></text:h>
      <text:h text:style-name="Default" text:outline-level="1"><text:span text:style-name="T2">501 <text:s/></text:span><text:span text:style-name="style2"><text:span text:style-name="T2">//{</text:span></text:span></text:h>
      <text:h text:style-name="Default" text:outline-level="1"><text:span text:style-name="T2">502 <text:s/></text:span><text:span text:style-name="style2"><text:span text:style-name="T2">//#pragma omp section</text:span></text:span></text:h>
      <text:h text:style-name="Default" text:outline-level="1"><text:span text:style-name="T2">503 <text:s/></text:span><text:span text:style-name="style2"><text:span text:style-name="T2">//{</text:span></text:span></text:h>
      <text:h text:style-name="Default" text:outline-level="1"><text:span text:style-name="T2">504 <text:s/></text:span><text:span text:style-name="style2"><text:span text:style-name="T2">//do{ Sea.Simulation(); WaitTime( 100 ); }while( Ship.asYet() &amp;&amp; Sea.asYet() );</text:span></text:span></text:h>
      <text:h text:style-name="Default" text:outline-level="1"><text:span text:style-name="T2">505 <text:s/></text:span><text:span text:style-name="style2"><text:span text:style-name="T2">//#pragma omp task</text:span></text:span></text:h>
      <text:h text:style-name="Default" text:outline-level="1"><text:span text:style-name="T2">506 <text:s/></text:span><text:span text:style-name="style10"><text:span text:style-name="T2">{</text:span></text:span></text:h>
      <text:h text:style-name="Default" text:outline-level="1"><text:span text:style-name="T2">507 <text:s text:c="3"/></text:span><text:span text:style-name="style5"><text:span text:style-name="T2">do <text:s text:c="43"/></text:span></text:span><text:span text:style-name="style2"><text:span text:style-name="T2">// -=+*&amp;#</text:span></text:span></text:h>
      <text:h text:style-name="Default" text:outline-level="1"><text:span text:style-name="T2">508 <text:s text:c="3"/></text:span><text:span text:style-name="style10"><text:span text:style-name="T2">{ </text:span></text:span><text:span text:style-name="style5"><text:span text:style-name="T2">static int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cprint</text:span></text:span><text:span text:style-name="style10"><text:span text:style-name="T2">(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22</text:span></text:span><text:span text:style-name="style10"><text:span text:style-name="T2">,</text:span></text:span><text:span text:style-name="style6"><text:span text:style-name="T2">"%c"</text:span></text:span><text:span text:style-name="style10"><text:span text:style-name="T2">,( </text:span></text:span><text:span text:style-name="style6"><text:span text:style-name="T2">"0123456789ABCDEF" </text:span></text:span><text:span text:style-name="style10"><text:span text:style-name="T2">)[++</text:span></text:span><text:span text:style-name="style11"><text:span text:style-name="T2">i</text:span></text:span><text:span text:style-name="style10"><text:span text:style-name="T2">%=</text:span></text:span><text:span text:style-name="style4"><text:span text:style-name="T2">16</text:span></text:span><text:span text:style-name="style10"><text:span text:style-name="T2">] );</text:span></text:span></text:h>
      <text:h text:style-name="Default" text:outline-level="1"><text:span text:style-name="T2">509 <text:s text:c="5"/></text:span><text:span text:style-name="style11"><text:span text:style-name="T2">WaitTime</text:span></text:span><text:span text:style-name="style10"><text:span text:style-name="T2">( </text:span></text:span><text:span text:style-name="style4"><text:span text:style-name="T2">250 </text:span></text:span><text:span text:style-name="style10"><text:span text:style-name="T2">); <text:s text:c="3"/></text:span></text:span><text:span text:style-name="style2"><text:span text:style-name="T2">// приостановка без снижения производительности Windows</text:span></text:span></text:h>
      <text:h text:style-name="Default" text:outline-level="1"><text:span text:style-name="T2">510 <text:s text:c="5"/></text:span><text:span text:style-name="style2"><text:span text:style-name="T2">//Sleep( 25 ); <text:s text:c="5"/>// или варианты полной задержки по блокирующему таймеру</text:span></text:span></text:h>
      <text:h text:style-name="Default" text:outline-level="1"><text:span text:style-name="T2">511 <text:s text:c="5"/></text:span><text:span text:style-name="style2"><text:span text:style-name="T2">//while( Ship.GetKey()||Sea.GetKey() ); // где-то в прерываниях недовыборка</text:span></text:span></text:h>
      <text:h text:style-name="Default" text:outline-level="1"><text:span text:style-name="T2">512 <text:s text:c="3"/></text:span><text:span text:style-name="style10"><text:span text:style-name="T2">} </text:span></text:span><text:span text:style-name="style5"><text:span text:style-name="T2">while</text:span></text:span><text:span text:style-name="style10"><text:span text:style-name="T2">( 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Ready</text:span></text:span><text:span text:style-name="style10"><text:span text:style-name="T2">() &amp;&amp; </text:span></text:span><text:span text:style-name="style11"><text:span text:style-name="T2">Sea</text:span></text:span><text:span text:style-name="style10"><text:span text:style-name="T2">.</text:span></text:span><text:span text:style-name="style11"><text:span text:style-name="T2">Ready</text:span></text:span><text:span text:style-name="style10"><text:span text:style-name="T2">() );</text:span></text:span></text:h>
      <text:h text:style-name="Default" text:outline-level="1"><text:span text:style-name="T2">513 <text:s/></text:span><text:span text:style-name="style10"><text:span text:style-name="T2">} </text:span></text:span><text:span text:style-name="style2"><text:span text:style-name="T2">// task</text:span></text:span></text:h>
      <text:h text:style-name="Default" text:outline-level="1"><text:span text:style-name="T2">514 <text:s/></text:span><text:span text:style-name="style2"><text:span text:style-name="T2">//} // master</text:span></text:span></text:h>
      <text:h text:style-name="Default" text:outline-level="1"><text:span text:style-name="T2">515 <text:s/></text:span><text:span text:style-name="style2"><text:span text:style-name="T2">//} // parallel</text:span></text:span></text:h>
      <text:h text:style-name="Default" text:outline-level="1"><text:span text:style-name="T2">516 <text:s/></text:span><text:span text:style-name="style2"><text:span text:style-name="T2">//#pragma omp taskwait</text:span></text:span></text:h>
      <text:h text:style-name="P4" text:outline-level="1">517 <text:s/></text:h>
      <text:h text:style-name="Default" text:outline-level="1"><text:span text:style-name="T2">518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Ready</text:span></text:span><text:span text:style-name="style10"><text:span text:style-name="T2">() )</text:span></text:span><text:span text:style-name="style11"><text:span text:style-name="T2">Ship</text:span></text:span><text:span text:style-name="style10"><text:span text:style-name="T2">.</text:span></text:span><text:span text:style-name="style11"><text:span text:style-name="T2">Close</text:span></text:span><text:span text:style-name="style10"><text:span text:style-name="T2">();</text:span></text:span></text:h>
      <text:h text:style-name="Default" text:outline-level="1"><text:span text:style-name="T2">519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ea</text:span></text:span><text:span text:style-name="style10"><text:span text:style-name="T2">.</text:span></text:span><text:span text:style-name="style11"><text:span text:style-name="T2">Ready</text:span></text:span><text:span text:style-name="style10"><text:span text:style-name="T2">() )</text:span></text:span><text:span text:style-name="style11"><text:span text:style-name="T2">Sea</text:span></text:span><text:span text:style-name="style10"><text:span text:style-name="T2">.</text:span></text:span><text:span text:style-name="style11"><text:span text:style-name="T2">Close</text:span></text:span><text:span text:style-name="style10"><text:span text:style-name="T2">();</text:span></text:span></text:h>
      <text:h text:style-name="Default" text:outline-level="1"><text:span text:style-name="T2">520 <text:s text:c="3"/></text:span><text:span text:style-name="style11"><text:span text:style-name="T2">textcolor</text:span></text:span><text:span text:style-name="style10"><text:span text:style-name="T2">( </text:span></text:span><text:span text:style-name="style11"><text:span text:style-name="T2">LIGHTMAGENTA </text:span></text:span><text:span text:style-name="style10"><text:span text:style-name="T2">); </text:span></text:span><text:span text:style-name="style11"><text:span text:style-name="T2">cprint</text:span></text:span><text:span text:style-name="style10"><text:span text:style-name="T2">(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24</text:span></text:span><text:span text:style-name="style10"><text:span text:style-name="T2">,</text:span></text:span><text:span text:style-name="style6"><text:span text:style-name="T2">"\n &lt;&lt; успешное завершение &gt;&gt; " </text:span></text:span><text:span text:style-name="style10"><text:span text:style-name="T2">);</text:span></text:span></text:h>
      <text:h text:style-name="Default" text:outline-level="1"><text:span text:style-name="T2">521 <text:s text:c="3"/></text:span><text:span text:style-name="style5"><text:span text:style-name="T2">void </text:span></text:span><text:span text:style-name="style11"><text:span text:style-name="T2">logStop</text:span></text:span><text:span text:style-name="style10"><text:span text:style-name="T2">(); </text:span></text:span><text:span text:style-name="style11"><text:span text:style-name="T2">logStop</text:span></text:span><text:span text:style-name="style10"><text:span text:style-name="T2">();</text:span></text:span></text:h>
      <text:h text:style-name="Default" text:outline-level="1"><text:span text:style-name="T2">522 <text:s text:c="3"/></text:span><text:span text:style-name="style5"><text:span text:style-name="T2">return </text:span></text:span><text:span text:style-name="style11"><text:span text:style-name="T2">EXIT_SUCCESS</text:span></text:span><text:span text:style-name="style10"><text:span text:style-name="T2">;</text:span></text:span></text:h>
      <text:p text:style-name="Default"><text:span text:style-name="T2">523 <text:s/></text:span><text:span text:style-name="style10"><text:span text:style-name="T2">}</text:span></text:span></text:p>
      <text:p text:style-name="Default"><text:span text:style-name="style10"><text:span text:style-name="T2"/></text:span></text:p>
      <text:p text:style-name="P1"><text:span text:style-name="style10"><text:span text:style-name="T4">~~~~~~~~~~~~~~~~~~~~~~~~~~~~~~~~~~~~~~~~~~~~~~~~~~~~~~~~~~~~~~~~~~~~~~~~~~~~~~~~~~~~~~~~</text:span></text:span></text:p>
      <text:h text:style-name="Heading_20_1" text:outline-level="1"><text:span text:style-name="style10">Vs-conf.cpp</text:span></text:h>
      <text:h text:style-name="Default" text:outline-level="1"><text:span text:style-name="style10"><text:span text:style-name="T3"><text:s text:c="2"/>1 <text:s/></text:span></text:span><text:span text:style-name="style10"><text:span text:style-name="style2"><text:span text:style-name="T3">//</text:span></text:span></text:span></text:h>
      <text:h text:style-name="Default" text:outline-level="1"><text:span text:style-name="T2"><text:s text:c="2"/>2 <text:s/></text:span><text:span text:style-name="style2"><text:span text:style-name="T2">// <text:s text:c="5"/>Настройки вычислительного эксперимента</text:span></text:span></text:h>
      <text:h text:style-name="Default" text:outline-level="1"><text:span text:style-name="T2"><text:s text:c="2"/>3 <text:s/></text:span><text:span text:style-name="style2"><text:span text:style-name="T2">// <text:s text:c="13"/>с визуализацией вычислительных процессов</text:span></text:span></text:h>
      <text:h text:style-name="Default" text:outline-level="1"><text:span text:style-name="T2"><text:s text:c="2"/>4 <text:s/></text:span><text:span text:style-name="style2"><text:span text:style-name="T2">//</text:span></text:span></text:h>
      <text:h text:style-name="Default" text:outline-level="1"><text:span text:style-name="T2"><text:s text:c="2"/>5 <text:s/></text:span><text:span text:style-name="style2"><text:span text:style-name="T2">// <text:s text:c="50"/>2019-02-07 Старый Петергоф</text:span></text:span></text:h>
      <text:h text:style-name="Default" text:outline-level="1"><text:span text:style-name="T2"><text:s text:c="2"/>6 <text:s/></text:span><text:span text:style-name="style2"><text:span text:style-name="T2">//</text:span></text:span></text:h>
      <text:h text:style-name="Default" text:outline-level="1"><text:span text:style-name="T2"><text:s text:c="2"/>7 <text:s/></text:span><text:span text:style-name="style9"><text:span text:style-name="T2">#include "Aurora.h"</text:span></text:span></text:h>
      <text:h text:style-name="Default" text:outline-level="1"><text:span text:style-name="T2"><text:s text:c="2"/>8 <text:s/></text:span><text:span text:style-name="style9"><text:span text:style-name="T2">#include &lt;ctype.h&gt;</text:span></text:span></text:h>
      <text:h text:style-name="Default" text:outline-level="1"><text:span text:style-name="T2"><text:s text:c="2"/>9 <text:s/></text:span><text:span text:style-name="style1"><text:span text:style-name="T2">/* Statum: Выбор и установка моделей гидромеханики корабля в штормовом море</text:span></text:span></text:h>
      <text:h text:style-name="Default" text:outline-level="1"><text:span text:style-name="T2"><text:s/>10 <text:s text:c="15"/></text:span><text:span text:style-name="style1"><text:span text:style-name="T2">-- <text:s text:c="2"/>0 - кинематическое позиционирование(не скольжение) корпуса</text:span></text:span></text:h>
      <text:h text:style-name="Default" text:outline-level="1"><text:span text:style-name="T2"><text:s/>11 <text:s text:c="15"/></text:span><text:span text:style-name="style1"><text:span text:style-name="T2">-- <text:s text:c="6"/>над волнением по хордам четырёх точек склона, иначе:</text:span></text:span></text:h>
      <text:h text:style-name="Default" text:outline-level="1"><text:span text:style-name="T2"><text:s/>12 <text:s text:c="15"/></text:span><text:span text:style-name="style1"><text:span text:style-name="T2">-- <text:s text:c="2"/>1 - объёмное гравитационное всплытие: борт-киль-вертикаль</text:span></text:span></text:h>
      <text:h text:style-name="Default" text:outline-level="1"><text:span text:style-name="T2"><text:s/>13 <text:s text:c="15"/></text:span><text:span text:style-name="style1"><text:span text:style-name="T2">-- <text:s text:c="2"/>2 - гидростатическое давление в волне на смоченной обшивке</text:span></text:span></text:h>
      <text:h text:style-name="Default" text:outline-level="1"><text:span text:style-name="T2"><text:s/>14 <text:s text:c="15"/></text:span><text:span text:style-name="style1"><text:span text:style-name="T2">-- <text:s text:c="2"/>3 ÷ ≈ вихреисточники обтекания корпуса набегающим потоком</text:span></text:span></text:h>
      <text:h text:style-name="Default" text:outline-level="1"><text:span text:style-name="T2"><text:s/>15 <text:s text:c="15"/></text:span><text:span text:style-name="style1"><text:span text:style-name="T2">-- <text:s text:c="2"/>4 - компоненты скорости на обшивке под волновыми гребнями</text:span></text:span></text:h>
      <text:h text:style-name="Default" text:outline-level="1"><text:span text:style-name="T2"><text:s/>16 <text:s text:c="12"/></text:span><text:span text:style-name="style1"><text:span text:style-name="T2">Объекты и производные операции с корпусом на волнении</text:span></text:span></text:h>
      <text:h text:style-name="Default" text:outline-level="1"><text:span text:style-name="T2"><text:s/>17 <text:s text:c="15"/></text:span><text:span text:style-name="style1"><text:span text:style-name="T2">запрос выбора метода прорисовки корпуса динамически цепляется</text:span></text:span></text:h>
      <text:h text:style-name="Default" text:outline-level="1"><text:span text:style-name="T2"><text:s/>18 <text:s text:c="15"/></text:span><text:span text:style-name="style1"><text:span text:style-name="T2">за активное окно Window с наложением собственной площадки Place</text:span></text:span></text:h>
      <text:h text:style-name="Default" text:outline-level="1"><text:span text:style-name="T2"><text:s/>19 <text:s text:c="20"/></text:span><text:span text:style-name="style1"><text:span text:style-name="T2">0 - ватерлиния строится при любом раскладе</text:span></text:span></text:h>
      <text:h text:style-name="Default" text:outline-level="1"><text:span text:style-name="T2"><text:s/>20 <text:s text:c="20"/></text:span><text:span text:style-name="style1"><text:span text:style-name="T2">1 - только шпангоуты и штевни</text:span></text:span></text:h>
      <text:h text:style-name="Default" text:outline-level="1"><text:soft-page-break/><text:span text:style-name="T2"><text:s/>21 <text:s text:c="20"/></text:span><text:span text:style-name="style1"><text:span text:style-name="T2">2 - подводная часть со шпангоутами над водой</text:span></text:span></text:h>
      <text:h text:style-name="Default" text:outline-level="1"><text:span text:style-name="T2"><text:s/>22 <text:s text:c="20"/></text:span><text:span text:style-name="style1"><text:span text:style-name="T2">3 - корпус прорисовывается целиком</text:span></text:span></text:h>
      <text:h text:style-name="Default" text:outline-level="1"><text:span text:style-name="T2"><text:s/>23 <text:s text:c="20"/></text:span><text:span text:style-name="style1"><text:span text:style-name="T2">4 - тоже, но в пустых триангуляционных гранях</text:span></text:span></text:h>
      <text:h text:style-name="Default" text:outline-level="1"><text:span text:style-name="T2"><text:s/>24 <text:s text:c="8"/></text:span><text:span text:style-name="style1"><text:span text:style-name="T2">демпфирование визуально отсчитывается от нуля(без) на увеличение(тормоз)</text:span></text:span></text:h>
      <text:h text:style-name="Default" text:outline-level="1"><text:span text:style-name="T2"><text:s/>25 <text:s/></text:span><text:span text:style-name="style1"><text:span text:style-name="T2">*/</text:span></text:span></text:h>
      <text:h text:style-name="Default" text:outline-level="1"><text:span text:style-name="T2"><text:s/>26 <text:s/></text:span><text:span text:style-name="style11"><text:span text:style-name="T2">Hull</text:span></text:span><text:span text:style-name="style10"><text:span text:style-name="T2">&amp;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Config</text:span></text:span><text:span text:style-name="style10"><text:span text:style-name="T2">()</text:span></text:span></text:h>
      <text:h text:style-name="Default" text:outline-level="1"><text:span text:style-name="T2"><text:s/>27 <text:s/></text:span><text:span text:style-name="style10"><text:span text:style-name="T2">{ </text:span></text:span><text:span text:style-name="style5"><text:span text:style-name="T2">const char </text:span></text:span><text:span text:style-name="style10"><text:span text:style-name="T2">*</text:span></text:span><text:span text:style-name="style11"><text:span text:style-name="T2">HView</text:span></text:span><text:span text:style-name="style10"><text:span text:style-name="T2">[]={ </text:span></text:span><text:span text:style-name="style6"><text:span text:style-name="T2">"Полупрозрачная тень, гидростатические отметки"</text:span></text:span><text:span text:style-name="style10"><text:span text:style-name="T2">,</text:span></text:span></text:h>
      <text:h text:style-name="Default" text:outline-level="1"><text:span text:style-name="T2"><text:s/>28 <text:s text:c="25"/></text:span><text:span text:style-name="style6"><text:span text:style-name="T2">"Контуры шпангоутов при поверхности ватерлинии"</text:span></text:span><text:span text:style-name="style10"><text:span text:style-name="T2">,</text:span></text:span></text:h>
      <text:h text:style-name="Default" text:outline-level="1"><text:span text:style-name="T2"><text:s/>29 <text:s text:c="25"/></text:span><text:span text:style-name="style6"><text:span text:style-name="T2">"Смоченная обшивка под поверхностью ватерлинии"</text:span></text:span><text:span text:style-name="style10"><text:span text:style-name="T2">,</text:span></text:span></text:h>
      <text:h text:style-name="Default" text:outline-level="1"><text:span text:style-name="T2"><text:s/>30 <text:s text:c="25"/></text:span><text:span text:style-name="style6"><text:span text:style-name="T2">"Обшивка корабельного корпуса и надводный борт" </text:span></text:span><text:span text:style-name="style10"><text:span text:style-name="T2">};</text:span></text:span></text:h>
      <text:h text:style-name="Default" text:outline-level="1"><text:span text:style-name="T2"><text:s/>31 <text:s text:c="3"/></text:span><text:span text:style-name="style5"><text:span text:style-name="T2">Real </text:span></text:span><text:span text:style-name="style11"><text:span text:style-name="T2">D</text:span></text:span><text:span text:style-name="style10"><text:span text:style-name="T2">=</text:span></text:span><text:span text:style-name="style11"><text:span text:style-name="T2">Draught</text:span></text:span><text:span text:style-name="style10"><text:span text:style-name="T2">,</text:span></text:span><text:span text:style-name="style11"><text:span text:style-name="T2">sTime</text:span></text:span><text:span text:style-name="style10"><text:span text:style-name="T2">=</text:span></text:span><text:span text:style-name="style11"><text:span text:style-name="T2">sT</text:span></text:span><text:span text:style-name="style10"><text:span text:style-name="T2">/</text:span></text:span><text:span text:style-name="style4"><text:span text:style-name="T2">60</text:span></text:span><text:span text:style-name="style10"><text:span text:style-name="T2">;</text:span></text:span></text:h>
      <text:h text:style-name="Default" text:outline-level="1"><text:span text:style-name="T2"><text:s/>32 <text:s text:c="3"/></text:span><text:span text:style-name="style11"><text:span text:style-name="T2">Mlist Menu</text:span></text:span><text:span text:style-name="style10"><text:span text:style-name="T2">[]={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<text:s text:c="2"/>Гидростатика и динамика корпуса" </text:span></text:span><text:span text:style-name="style10"><text:span text:style-name="T2">}</text:span></text:span></text:h>
      <text:h text:style-name="Default" text:outline-level="1"><text:span text:style-name="T2"><text:s/>33 <text:s text:c="9"/></text:span><text:span text:style-name="style10"><text:span text:style-name="T2">, { </text:span></text:span><text:span text:style-name="style4"><text:span text:style-name="T2">2</text:span></text:span><text:span text:style-name="style10"><text:span text:style-name="T2">,</text:span></text:span><text:span text:style-name="style4"><text:span text:style-name="T2">34 </text:span></text:span><text:span text:style-name="style10"><text:span text:style-name="T2">} <text:s text:c="10"/></text:span></text:span><text:span text:style-name="style2"><text:span text:style-name="T2">// признаки вариантов прорисовки корпуса</text:span></text:span></text:h>
      <text:h text:style-name="Default" text:outline-level="1"><text:span text:style-name="T2"><text:s/>34 <text:s text:c="9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34 </text:span></text:span><text:span text:style-name="style10"><text:span text:style-name="T2">} <text:s text:c="10"/></text:span></text:span><text:span text:style-name="style2"><text:span text:style-name="T2">// закраска или контуры триангуляционного покрытия</text:span></text:span></text:h>
      <text:h text:style-name="Default" text:outline-level="1"><text:span text:style-name="T2"><text:s/>35 <text:s text:c="9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34 </text:span></text:span><text:span text:style-name="style10"><text:span text:style-name="T2">} <text:s text:c="10"/></text:span></text:span><text:span text:style-name="style2"><text:span text:style-name="T2">// варианты гидромеханики корабля и морских волн</text:span></text:span></text:h>
      <text:h text:style-name="Default" text:outline-level="1"><text:span text:style-name="T2"><text:s/>36 <text:s text:c="9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Метацентрическая высота: <text:s text:c="2"/>%4.1lf"</text:span></text:span><text:span text:style-name="style10"><text:span text:style-name="T2">,&amp;</text:span></text:span><text:span text:style-name="style11"><text:span text:style-name="T2">hX </text:span></text:span><text:span text:style-name="style10"><text:span text:style-name="T2">},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м" </text:span></text:span><text:span text:style-name="style10"><text:span text:style-name="T2">}</text:span></text:span></text:h>
      <text:h text:style-name="Default" text:outline-level="1"><text:span text:style-name="T2"><text:s/>37 <text:s text:c="9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Демпфирование-X %4.2lf"</text:span></text:span><text:span text:style-name="style10"><text:span text:style-name="T2">,&amp;</text:span></text:span><text:span text:style-name="style11"><text:span text:style-name="T2">muF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},{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Y %4.2lf"</text:span></text:span><text:span text:style-name="style10"><text:span text:style-name="T2">,&amp;</text:span></text:span><text:span text:style-name="style11"><text:span text:style-name="T2">muF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}</text:span></text:span></text:h>
      <text:h text:style-name="Default" text:outline-level="1"><text:span text:style-name="T2"><text:s/>38 <text:s text:c="49"/></text:span><text:span text:style-name="style10"><text:span text:style-name="T2">,{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Z %4.2lf"</text:span></text:span><text:span text:style-name="style10"><text:span text:style-name="T2">,&amp;</text:span></text:span><text:span text:style-name="style11"><text:span text:style-name="T2">muF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}</text:span></text:span></text:h>
      <text:h text:style-name="Default" text:outline-level="1"><text:span text:style-name="T2"><text:s/>39 <text:s text:c="9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Борт %4.2lf"</text:span></text:span><text:span text:style-name="style10"><text:span text:style-name="T2">,&amp;</text:span></text:span><text:span text:style-name="style11"><text:span text:style-name="T2">muM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}, 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Киль %4.2lf"</text:span></text:span><text:span text:style-name="style10"><text:span text:style-name="T2">, <text:s text:c="3"/>&amp;</text:span></text:span><text:span text:style-name="style11"><text:span text:style-name="T2">muM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}</text:span></text:span></text:h>
      <text:h text:style-name="Default" text:outline-level="1"><text:span text:style-name="T2"><text:s/>40 <text:s text:c="40"/></text:span><text:span text:style-name="style10"><text:span text:style-name="T2">, 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Рыскание %4.2lf"</text:span></text:span><text:span text:style-name="style10"><text:span text:style-name="T2">,&amp;</text:span></text:span><text:span text:style-name="style11"><text:span text:style-name="T2">muM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}</text:span></text:span></text:h>
      <text:h text:style-name="Default" text:outline-level="1"><text:span text:style-name="T2"><text:s/>41 <text:s text:c="9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Практическая осадка: <text:s text:c="3"/>%5.2lf"</text:span></text:span><text:span text:style-name="style10"><text:span text:style-name="T2">,&amp;</text:span></text:span><text:span text:style-name="style11"><text:span text:style-name="T2">D </text:span></text:span><text:span text:style-name="style10"><text:span text:style-name="T2">}, <text:s text:c="3"/>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м" </text:span></text:span><text:span text:style-name="style10"><text:span text:style-name="T2">}</text:span></text:span></text:h>
      <text:h text:style-name="Default" text:outline-level="1"><text:span text:style-name="T2"><text:s/>42 <text:s text:c="9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5</text:span></text:span><text:span text:style-name="style10"><text:span text:style-name="T2">,</text:span></text:span><text:span text:style-name="style6"><text:span text:style-name="T2">"Кинематические графики <text:s/>%5.2lf"</text:span></text:span><text:span text:style-name="style10"><text:span text:style-name="T2">,&amp;</text:span></text:span><text:span text:style-name="style11"><text:span text:style-name="T2">sTime </text:span></text:span><text:span text:style-name="style10"><text:span text:style-name="T2">},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мин" </text:span></text:span><text:span text:style-name="style10"><text:span text:style-name="T2">}</text:span></text:span></text:h>
      <text:h text:style-name="Default" text:outline-level="1"><text:span text:style-name="T2"><text:s/>43 <text:s text:c="9"/></text:span><text:span text:style-name="style10"><text:span text:style-name="T2">};</text:span></text:span></text:h>
      <text:h text:style-name="Default" text:outline-level="1"><text:span text:style-name="T2"><text:s/>44 <text:s text:c="3"/></text:span><text:span text:style-name="style11"><text:span text:style-name="T2">TextMenu T</text:span></text:span><text:span text:style-name="style10"><text:span text:style-name="T2">( </text:span></text:span><text:span text:style-name="style11"><text:span text:style-name="T2">Mlist</text:span></text:span><text:span text:style-name="style10"><text:span text:style-name="T2">(</text:span></text:span><text:span text:style-name="style11"><text:span text:style-name="T2">Menu</text:span></text:span><text:span text:style-name="style10"><text:span text:style-name="T2">),</text:span></text:span><text:span text:style-name="style5"><text:span text:style-name="T2">this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); </text:span></text:span><text:span text:style-name="style5"><text:span text:style-name="T2">int </text:span></text:span><text:span text:style-name="style11"><text:span text:style-name="T2">ans</text:span></text:span><text:span text:style-name="style10"><text:span text:style-name="T2">=-</text:span></text:span><text:span text:style-name="style4"><text:span text:style-name="T2">1</text:span></text:span><text:span text:style-name="style10"><text:span text:style-name="T2">; </text:span></text:span><text:span text:style-name="style5"><text:span text:style-name="T2">Real </text:span></text:span><text:span text:style-name="style11"><text:span text:style-name="T2">h</text:span></text:span><text:span text:style-name="style10"><text:span text:style-name="T2">=</text:span></text:span><text:span text:style-name="style11"><text:span text:style-name="T2">hX</text:span></text:span><text:span text:style-name="style10"><text:span text:style-name="T2">;</text:span></text:span></text:h>
      <text:h text:style-name="Default" text:outline-level="1"><text:span text:style-name="T2"><text:s/>45 <text:s text:c="3"/></text:span><text:span text:style-name="style5"><text:span text:style-name="T2">Vector </text:span></text:span><text:span text:style-name="style11"><text:span text:style-name="T2">DF</text:span></text:span><text:span text:style-name="style10"><text:span text:style-name="T2">=</text:span></text:span><text:span text:style-name="style11"><text:span text:style-name="T2">muF</text:span></text:span><text:span text:style-name="style10"><text:span text:style-name="T2">,</text:span></text:span><text:span text:style-name="style11"><text:span text:style-name="T2">DM</text:span></text:span><text:span text:style-name="style10"><text:span text:style-name="T2">=</text:span></text:span><text:span text:style-name="style11"><text:span text:style-name="T2">muM</text:span></text:span><text:span text:style-name="style10"><text:span text:style-name="T2">;</text:span></text:span></text:h>
      <text:h text:style-name="Default" text:outline-level="1"><text:span text:style-name="T2"><text:s/>46 <text:s text:c="3"/></text:span><text:span text:style-name="style5"><text:span text:style-name="T2">do</text:span></text:span></text:h>
      <text:h text:style-name="Default" text:outline-level="1"><text:span text:style-name="T2"><text:s/>47 <text:s text:c="3"/></text:span><text:span text:style-name="style10"><text:span text:style-name="T2">{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1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(</text:span></text:span><text:span text:style-name="style5"><text:span text:style-name="T2">char</text:span></text:span><text:span text:style-name="style10"><text:span text:style-name="T2">*)</text:span></text:span><text:span text:style-name="style11"><text:span text:style-name="T2">HView</text:span></text:span><text:span text:style-name="style10"><text:span text:style-name="T2">[</text:span></text:span><text:span text:style-name="style11"><text:span text:style-name="T2">DrawMode</text:span></text:span><text:span text:style-name="style10"><text:span text:style-name="T2">&amp;</text:span></text:span><text:span text:style-name="style4"><text:span text:style-name="T2">3</text:span></text:span><text:span text:style-name="style10"><text:span text:style-name="T2">]; </text:span></text:span><text:span text:style-name="style2"><text:span text:style-name="T2">// выбор метода прорисовки корпуса</text:span></text:span></text:h>
      <text:h text:style-name="Default" text:outline-level="1"><text:span text:style-name="T2"><text:s/>48 <text:s text:c="5"/></text:span><text:span text:style-name="style11"><text:span text:style-name="T2">Menu</text:span></text:span><text:span text:style-name="style10"><text:span text:style-name="T2">[</text:span></text:span><text:span text:style-name="style4"><text:span text:style-name="T2">2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11"><text:span text:style-name="T2">DrawMode</text:span></text:span><text:span text:style-name="style10"><text:span text:style-name="T2">&amp;</text:span></text:span><text:span text:style-name="style4"><text:span text:style-name="T2">4 </text:span></text:span><text:span text:style-name="style10"><text:span text:style-name="T2">? </text:span></text:span><text:span text:style-name="style6"><text:span text:style-name="T2">"Контуры рёбер триангуляционного покрытия"</text:span></text:span></text:h>
      <text:h text:style-name="Default" text:outline-level="1"><text:span text:style-name="T2"><text:s/>49 <text:s text:c="28"/></text:span><text:span text:style-name="style10"><text:span text:style-name="T2">: </text:span></text:span><text:span text:style-name="style6"><text:span text:style-name="T2">"Закрашиваемая поверхность корабельной обшивки"</text:span></text:span><text:span text:style-name="style10"><text:span text:style-name="T2">;</text:span></text:span></text:h>
      <text:h text:style-name="Default" text:outline-level="1"><text:span text:style-name="T2"><text:s/>50 <text:s text:c="5"/></text:span><text:span text:style-name="style11"><text:span text:style-name="T2">Menu</text:span></text:span><text:span text:style-name="style10"><text:span text:style-name="T2">[</text:span></text:span><text:span text:style-name="style4"><text:span text:style-name="T2">3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11"><text:span text:style-name="T2">Model</text:span></text:span><text:span text:style-name="style10"><text:span text:style-name="T2">[</text:span></text:span><text:span text:style-name="style11"><text:span text:style-name="T2">Statum</text:span></text:span><text:span text:style-name="style10"><text:span text:style-name="T2">];</text:span></text:span></text:h>
      <text:h text:style-name="Default" text:outline-level="1"><text:span text:style-name="T2"><text:s/>51 <text:s text:c="5"/></text:span><text:span text:style-name="style5"><text:span text:style-name="T2">if</text:span></text:span><text:span text:style-name="style10"><text:span text:style-name="T2">( (</text:span></text:span><text:span text:style-name="style11"><text:span text:style-name="T2">ans</text:span></text:span><text:span text:style-name="style10"><text:span text:style-name="T2">=</text:span></text:span><text:span text:style-name="style11"><text:span text:style-name="T2">T</text:span></text:span><text:span text:style-name="style10"><text:span text:style-name="T2">.</text:span></text:span><text:span text:style-name="style11"><text:span text:style-name="T2">Answer</text:span></text:span><text:span text:style-name="style10"><text:span text:style-name="T2">( </text:span></text:span><text:span text:style-name="style11"><text:span text:style-name="T2">ans </text:span></text:span><text:span text:style-name="style10"><text:span text:style-name="T2">))==</text:span></text:span><text:span text:style-name="style4"><text:span text:style-name="T2">2 </text:span></text:span><text:span text:style-name="style10"><text:span text:style-name="T2">)</text:span></text:span><text:span text:style-name="style11"><text:span text:style-name="T2">DrawMode</text:span></text:span><text:span text:style-name="style10"><text:span text:style-name="T2">^=</text:span></text:span><text:span text:style-name="style4"><text:span text:style-name="T2">4</text:span></text:span><text:span text:style-name="style10"><text:span text:style-name="T2">; </text:span></text:span><text:span text:style-name="style5"><text:span text:style-name="T2">else</text:span></text:span></text:h>
      <text:h text:style-name="Default" text:outline-level="1"><text:span text:style-name="T2"><text:s/>52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ans</text:span></text:span><text:span text:style-name="style10"><text:span text:style-name="T2">==</text:span></text:span><text:span text:style-name="style4"><text:span text:style-name="T2">1 </text:span></text:span><text:span text:style-name="style10"><text:span text:style-name="T2">)</text:span></text:span><text:span text:style-name="style11"><text:span text:style-name="T2">DrawMode</text:span></text:span><text:span text:style-name="style10"><text:span text:style-name="T2">=(</text:span></text:span><text:span text:style-name="style11"><text:span text:style-name="T2">DrawMode</text:span></text:span><text:span text:style-name="style10"><text:span text:style-name="T2">&amp;~</text:span></text:span><text:span text:style-name="style4"><text:span text:style-name="T2">3</text:span></text:span><text:span text:style-name="style10"><text:span text:style-name="T2">)|((</text:span></text:span><text:span text:style-name="style11"><text:span text:style-name="T2">DrawMode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&amp;</text:span></text:span><text:span text:style-name="style4"><text:span text:style-name="T2">3</text:span></text:span><text:span text:style-name="style10"><text:span text:style-name="T2">); </text:span></text:span><text:span text:style-name="style5"><text:span text:style-name="T2">else</text:span></text:span></text:h>
      <text:h text:style-name="Default" text:outline-level="1"><text:span text:style-name="T2"><text:s/>53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ans</text:span></text:span><text:span text:style-name="style10"><text:span text:style-name="T2">==</text:span></text:span><text:span text:style-name="style4"><text:span text:style-name="T2">3 </text:span></text:span><text:span text:style-name="style10"><text:span text:style-name="T2">)</text:span></text:span><text:span text:style-name="style11"><text:span text:style-name="T2">Model_Config</text:span></text:span><text:span text:style-name="style10"><text:span text:style-name="T2">( </text:span></text:span><text:span text:style-name="style5"><text:span text:style-name="T2">this </text:span></text:span><text:span text:style-name="style10"><text:span text:style-name="T2">);</text:span></text:span></text:h>
      <text:h text:style-name="Default" text:outline-level="1"><text:span text:style-name="T2"><text:s/>54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h</text:span></text:span><text:span text:style-name="style10"><text:span text:style-name="T2">!=</text:span></text:span><text:span text:style-name="style11"><text:span text:style-name="T2">hX </text:span></text:span><text:span text:style-name="style10"><text:span text:style-name="T2">)</text:span></text:span><text:span text:style-name="style2"><text:span text:style-name="T2">// сдвиг центра масс и пересчет тензора инерции под новую высоту</text:span></text:span></text:h>
      <text:h text:style-name="Default" text:outline-level="1"><text:span text:style-name="T2"><text:s/>55 <text:s text:c="5"/></text:span><text:span text:style-name="style10"><text:span text:style-name="T2">{ </text:span></text:span><text:span text:style-name="style5"><text:span text:style-name="T2">Vector </text:span></text:span><text:span text:style-name="style11"><text:span text:style-name="T2">G</text:span></text:span><text:span text:style-name="style10"><text:span text:style-name="T2">=</text:span></text:span><text:span text:style-name="style11"><text:span text:style-name="T2">Gravity</text:span></text:span><text:span text:style-name="style10"><text:span text:style-name="T2">; </text:span></text:span><text:span text:style-name="style11"><text:span text:style-name="T2">Gravity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+=</text:span></text:span><text:span text:style-name="style11"><text:span text:style-name="T2">h</text:span></text:span><text:span text:style-name="style10"><text:span text:style-name="T2">-</text:span></text:span><text:span text:style-name="style11"><text:span text:style-name="T2">hX</text:span></text:span><text:span text:style-name="style10"><text:span text:style-name="T2">; </text:span></text:span><text:span text:style-name="style11"><text:span text:style-name="T2">h</text:span></text:span><text:span text:style-name="style10"><text:span text:style-name="T2">=</text:span></text:span><text:span text:style-name="style11"><text:span text:style-name="T2">hX</text:span></text:span><text:span text:style-name="style10"><text:span text:style-name="T2">; </text:span></text:span><text:span text:style-name="style11"><text:span text:style-name="T2">inMass</text:span></text:span><text:span text:style-name="style10"><text:span text:style-name="T2">=</text:span></text:span><text:span text:style-name="style11"><text:span text:style-name="T2">Steiner</text:span></text:span><text:span text:style-name="style10"><text:span text:style-name="T2">(</text:span></text:span><text:span text:style-name="style11"><text:span text:style-name="T2">inMass</text:span></text:span><text:span text:style-name="style10"><text:span text:style-name="T2">,</text:span></text:span><text:span text:style-name="style11"><text:span text:style-name="T2">G</text:span></text:span><text:span text:style-name="style10"><text:span text:style-name="T2">,</text:span></text:span><text:span text:style-name="style11"><text:span text:style-name="T2">Gravity</text:span></text:span><text:span text:style-name="style10"><text:span text:style-name="T2">);</text:span></text:span></text:h>
      <text:h text:style-name="Default" text:outline-level="1"><text:span text:style-name="T2"><text:s/>56 <text:s text:c="7"/></text:span><text:span text:style-name="style11"><text:span text:style-name="T2">logMeta</text:span></text:span><text:span text:style-name="style10"><text:span text:style-name="T2">(); <text:s text:c="21"/></text:span></text:span><text:span text:style-name="style15"><text:span text:style-name="T2">//! проверить !</text:span></text:span></text:h>
      <text:h text:style-name="Default" text:outline-level="1"><text:span text:style-name="T2"><text:s/>57 <text:s text:c="5"/></text:span><text:span text:style-name="style10"><text:span text:style-name="T2">}</text:span></text:span></text:h>
      <text:h text:style-name="Default" text:outline-level="1"><text:span text:style-name="T2"><text:s/>58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D</text:span></text:span><text:span text:style-name="style10"><text:span text:style-name="T2">!=</text:span></text:span><text:span text:style-name="style11"><text:span text:style-name="T2">Draught </text:span></text:span><text:span text:style-name="style10"><text:span text:style-name="T2">) <text:s text:c="17"/></text:span></text:span><text:span text:style-name="style2"><text:span text:style-name="T2">// предварительная очистка волнового поля</text:span></text:span></text:h>
      <text:h text:style-name="Default" text:outline-level="1"><text:span text:style-name="T2"><text:s/>59 <text:s text:c="5"/></text:span><text:span text:style-name="style10"><text:span text:style-name="T2">{ </text:span></text:span><text:span text:style-name="style5"><text:span text:style-name="T2">if</text:span></text:span><text:span text:style-name="style10"><text:span text:style-name="T2">( !</text:span></text:span><text:span text:style-name="style11"><text:span text:style-name="T2">Read</text:span></text:span><text:span text:style-name="style10"><text:span text:style-name="T2">( </text:span></text:span><text:span text:style-name="style11"><text:span text:style-name="T2">FileName</text:span></text:span><text:span text:style-name="style10"><text:span text:style-name="T2">,</text:span></text:span><text:span text:style-name="style11"><text:span text:style-name="T2">D </text:span></text:span><text:span text:style-name="style10"><text:span text:style-name="T2">) ) <text:s text:c="6"/></text:span></text:span><text:span text:style-name="style2"><text:span text:style-name="T2">// главные оси и геометрические параметры</text:span></text:span></text:h>
      <text:h text:style-name="Default" text:outline-level="1"><text:span text:style-name="T2"><text:s/>60 <text:s text:c="12"/></text:span><text:span text:style-name="style11"><text:span text:style-name="T2">Break</text:span></text:span><text:span text:style-name="style10"><text:span text:style-name="T2">( </text:span></text:span><text:span text:style-name="style6"><text:span text:style-name="T2">"Ошибка повторного чтения корпуса %s"</text:span></text:span><text:span text:style-name="style10"><text:span text:style-name="T2">,</text:span></text:span><text:span text:style-name="style11"><text:span text:style-name="T2">FileName </text:span></text:span><text:span text:style-name="style10"><text:span text:style-name="T2">);</text:span></text:span></text:h>
      <text:h text:style-name="Default" text:outline-level="1"><text:span text:style-name="T2"><text:s/>61 <text:s text:c="5"/></text:span><text:span text:style-name="style2"><text:span text:style-name="T2">//int sKt=Storm-&gt;Kt;</text:span></text:span></text:h>
      <text:h text:style-name="Default" text:outline-level="1"><text:span text:style-name="T2"><text:s/>62 <text:s text:c="7"/></text:span><text:span text:style-name="style11"><text:span text:style-name="T2">Storm</text:span></text:span><text:span text:style-name="style10"><text:span text:style-name="T2">-&gt;</text:span></text:span><text:span text:style-name="style11"><text:span text:style-name="T2">Original</text:span></text:span><text:span text:style-name="style10"><text:span text:style-name="T2">( </text:span></text:span><text:span text:style-name="style5"><text:span text:style-name="T2">false </text:span></text:span><text:span text:style-name="style10"><text:span text:style-name="T2">).</text:span></text:span><text:span text:style-name="style11"><text:span text:style-name="T2">Kt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<text:s/>63 <text:s text:c="7"/></text:span><text:span text:style-name="style11"><text:span text:style-name="T2">Initial</text:span></text:span><text:span text:style-name="style10"><text:span text:style-name="T2">().</text:span></text:span><text:span text:style-name="style11"><text:span text:style-name="T2">Floating</text:span></text:span><text:span text:style-name="style10"><text:span text:style-name="T2">(); </text:span></text:span><text:span text:style-name="style2"><text:span text:style-name="T2">//Storm-&gt;Kt=sKt;</text:span></text:span></text:h>
      <text:h text:style-name="Default" text:outline-level="1"><text:span text:style-name="T2"><text:s/>64 <text:s text:c="7"/></text:span><text:span text:style-name="style11"><text:span text:style-name="T2">wPrint</text:span></text:span><text:span text:style-name="style10"><text:span text:style-name="T2">( </text:span></text:span><text:span text:style-name="style5"><text:span text:style-name="T2">true </text:span></text:span><text:span text:style-name="style10"><text:span text:style-name="T2">);</text:span></text:span></text:h>
      <text:h text:style-name="Default" text:outline-level="1"><text:span text:style-name="T2"><text:s/>65 <text:s text:c="5"/></text:span><text:span text:style-name="style10"><text:span text:style-name="T2">}</text:span></text:span></text:h>
      <text:h text:style-name="Default" text:outline-level="1"><text:span text:style-name="T2"><text:s/>66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DM</text:span></text:span><text:span text:style-name="style10"><text:span text:style-name="T2">!=</text:span></text:span><text:span text:style-name="style11"><text:span text:style-name="T2">muM </text:span></text:span><text:span text:style-name="style10"><text:span text:style-name="T2">|| </text:span></text:span><text:span text:style-name="style11"><text:span text:style-name="T2">DF</text:span></text:span><text:span text:style-name="style10"><text:span text:style-name="T2">!=</text:span></text:span><text:span text:style-name="style11"><text:span text:style-name="T2">muF </text:span></text:span><text:span text:style-name="style10"><text:span text:style-name="T2">){ </text:span></text:span><text:span text:style-name="style11"><text:span text:style-name="T2">DM</text:span></text:span><text:span text:style-name="style10"><text:span text:style-name="T2">=</text:span></text:span><text:span text:style-name="style11"><text:span text:style-name="T2">muM</text:span></text:span><text:span text:style-name="style10"><text:span text:style-name="T2">; </text:span></text:span><text:span text:style-name="style11"><text:span text:style-name="T2">DF</text:span></text:span><text:span text:style-name="style10"><text:span text:style-name="T2">=</text:span></text:span><text:span text:style-name="style11"><text:span text:style-name="T2">muF</text:span></text:span><text:span text:style-name="style10"><text:span text:style-name="T2">; </text:span></text:span><text:span text:style-name="style11"><text:span text:style-name="T2">logDamp</text:span></text:span><text:span text:style-name="style10"><text:span text:style-name="T2">(); }</text:span></text:span></text:h>
      <text:h text:style-name="Default" text:outline-level="1"><text:span text:style-name="T2"><text:s/>67 <text:s text:c="5"/></text:span><text:span text:style-name="style11"><text:span text:style-name="T2">DampInit</text:span></text:span><text:span text:style-name="style10"><text:span text:style-name="T2">(); <text:s text:c="31"/></text:span></text:span><text:span text:style-name="style2"><text:span text:style-name="T2">// факторы демпфирования сдвигов</text:span></text:span></text:h>
      <text:h text:style-name="Default" text:outline-level="1"><text:span text:style-name="T2"><text:s/>68 <text:s text:c="5"/></text:span><text:span text:style-name="style11"><text:span text:style-name="T2">sT</text:span></text:span><text:span text:style-name="style10"><text:span text:style-name="T2">=</text:span></text:span><text:span text:style-name="style16"><text:span text:style-name="T2">max</text:span></text:span><text:span text:style-name="style10"><text:span text:style-name="T2">( </text:span></text:span><text:span text:style-name="style4"><text:span text:style-name="T2">0.5</text:span></text:span><text:span text:style-name="style10"><text:span text:style-name="T2">,</text:span></text:span><text:span text:style-name="style11"><text:span text:style-name="T2">sTime </text:span></text:span><text:span text:style-name="style10"><text:span text:style-name="T2">)*</text:span></text:span><text:span text:style-name="style4"><text:span text:style-name="T2">60</text:span></text:span><text:span text:style-name="style10"><text:span text:style-name="T2">; </text:span></text:span><text:span text:style-name="style11"><text:span text:style-name="T2">sTime</text:span></text:span><text:span text:style-name="style10"><text:span text:style-name="T2">=</text:span></text:span><text:span text:style-name="style11"><text:span text:style-name="T2">sT</text:span></text:span><text:span text:style-name="style10"><text:span text:style-name="T2">/</text:span></text:span><text:span text:style-name="style4"><text:span text:style-name="T2">60.0</text:span></text:span><text:span text:style-name="style10"><text:span text:style-name="T2">; <text:s text:c="4"/></text:span></text:span><text:span text:style-name="style2"><text:span text:style-name="T2">// протяжённость графиков качки</text:span></text:span></text:h>
      <text:h text:style-name="Default" text:outline-level="1"><text:span text:style-name="T2"><text:s/>69 <text:s text:c="3"/></text:span><text:span text:style-name="style10"><text:span text:style-name="T2">} </text:span></text:span><text:span text:style-name="style5"><text:span text:style-name="T2">while</text:span></text:span><text:span text:style-name="style10"><text:span text:style-name="T2">( </text:span></text:span><text:span text:style-name="style11"><text:span text:style-name="T2">ans</text:span></text:span><text:span text:style-name="style10"><text:span text:style-name="T2">!=</text:span></text:span><text:span text:style-name="style11"><text:span text:style-name="T2">_Esc </text:span></text:span><text:span text:style-name="style10"><text:span text:style-name="T2">);</text:span></text:span></text:h>
      <text:h text:style-name="Default" text:outline-level="1"><text:span text:style-name="T2"><text:s/>70 <text:s text:c="3"/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<text:s/>71 <text:s/></text:span><text:span text:style-name="style10"><text:span text:style-name="T2">}</text:span></text:span></text:h>
      <text:h text:style-name="Default" text:outline-level="1"><text:span text:style-name="T2"><text:s/>72 <text:s/></text:span><text:span text:style-name="style15"><text:span text:style-name="T2">//! <text:s text:c="3"/>Ключи Exp.peak &amp; .wave могут изменяться только здесь</text:span></text:span></text:h>
      <text:h text:style-name="Default" text:outline-level="1"><text:span text:style-name="T2"><text:s/>73 <text:s/></text:span><text:span text:style-name="style2"><text:span text:style-name="T2">// <text:s text:c="7"/>так как для этого нужен контроль состава структур</text:span></text:span></text:h>
      <text:h text:style-name="Default" text:outline-level="1"><text:span text:style-name="T2"><text:s/>74 <text:s/></text:span><text:span text:style-name="style2"><text:span text:style-name="T2">//</text:span></text:span></text:h>
      <text:h text:style-name="Default" text:outline-level="1"><text:span text:style-name="T2"><text:s/>75 <text:s/></text:span><text:span text:style-name="style11"><text:span text:style-name="T2">Field</text:span></text:span><text:span text:style-name="style10"><text:span text:style-name="T2">&amp; </text:span></text:span><text:span text:style-name="style11"><text:span text:style-name="T2">Field</text:span></text:span><text:span text:style-name="style10"><text:span text:style-name="T2">::</text:span></text:span><text:span text:style-name="style11"><text:span text:style-name="T2">Config</text:span></text:span><text:span text:style-name="style10"><text:span text:style-name="T2">() </text:span></text:span><text:span text:style-name="style2"><text:span text:style-name="T2">// Height = 1.134*Lw*Hw/_Pd/2.0;</text:span></text:span></text:h>
      <text:h text:style-name="Default" text:outline-level="1"><text:span text:style-name="T2"><text:s/>76 <text:s/></text:span><text:span text:style-name="style10"><text:span text:style-name="T2">{ </text:span></text:span><text:span text:style-name="style5"><text:span text:style-name="T2">static Real </text:span></text:span><text:span text:style-name="style11"><text:span text:style-name="T2">H1</text:span></text:span><text:span text:style-name="style10"><text:span text:style-name="T2">,</text:span></text:span><text:span text:style-name="style11"><text:span text:style-name="T2">h1</text:span></text:span><text:span text:style-name="style10"><text:span text:style-name="T2">,</text:span></text:span><text:span text:style-name="style11"><text:span text:style-name="T2">H2</text:span></text:span><text:span text:style-name="style10"><text:span text:style-name="T2">,</text:span></text:span><text:span text:style-name="style11"><text:span text:style-name="T2">h2</text:span></text:span><text:span text:style-name="style10"><text:span text:style-name="T2">,</text:span></text:span><text:span text:style-name="style11"><text:span text:style-name="T2">H3</text:span></text:span><text:span text:style-name="style10"><text:span text:style-name="T2">,</text:span></text:span><text:span text:style-name="style11"><text:span text:style-name="T2">h3</text:span></text:span><text:span text:style-name="style10"><text:span text:style-name="T2">,</text:span></text:span><text:span text:style-name="style11"><text:span text:style-name="T2">g1</text:span></text:span><text:span text:style-name="style10"><text:span text:style-name="T2">,</text:span></text:span><text:span text:style-name="style11"><text:span text:style-name="T2">g2</text:span></text:span><text:span text:style-name="style10"><text:span text:style-name="T2">,</text:span></text:span><text:span text:style-name="style11"><text:span text:style-name="T2">g3</text:span></text:span><text:span text:style-name="style10"><text:span text:style-name="T2">;</text:span></text:span></text:h>
      <text:h text:style-name="Default" text:outline-level="1"><text:span text:style-name="T2"><text:s/>77 <text:s text:c="3"/></text:span><text:span text:style-name="style11"><text:span text:style-name="T2">Mlist Menu</text:span></text:span><text:span text:style-name="style10"><text:span text:style-name="T2">[]={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Вычислительный эксперимент" </text:span></text:span><text:span text:style-name="style10"><text:span text:style-name="T2">} <text:s text:c="21"/></text:span></text:span><text:span text:style-name="style2"><text:span text:style-name="T2">// 0</text:span></text:span></text:h>
      <text:h text:style-name="Default" text:outline-level="1"><text:span text:style-name="T2"><text:s/>78 <text:s text:c="3"/></text:span><text:span text:style-name="style10"><text:span text:style-name="T2">, { </text:span></text:span><text:span text:style-name="style4"><text:span text:style-name="T2">2</text:span></text:span><text:span text:style-name="style10"><text:span text:style-name="T2">,</text:span></text:span><text:span text:style-name="style4"><text:span text:style-name="T2">35 </text:span></text:span><text:span text:style-name="style10"><text:span text:style-name="T2">} <text:s/></text:span></text:span><text:span text:style-name="style2"><text:span text:style-name="T2">// маска режимов ведения вычислительного эксперимента <text:s text:c="10"/>1</text:span></text:span></text:h>
      <text:h text:style-name="Default" text:outline-level="1"><text:span text:style-name="T2"><text:s/>79 <text:s text:c="3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34 </text:span></text:span><text:span text:style-name="style10"><text:span text:style-name="T2">} <text:s/></text:span></text:span><text:span text:style-name="style2"><text:span text:style-name="T2">// трохоидальные волны или колебания уровня в полных потоках <text:s text:c="3"/>2</text:span></text:span></text:h>
      <text:h text:style-name="Default" text:outline-level="1"><text:span text:style-name="T2"><text:s/>80 <text:s text:c="3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34 </text:span></text:span><text:span text:style-name="style10"><text:span text:style-name="T2">} <text:s/></text:span></text:span><text:span text:style-name="style2"><text:span text:style-name="T2">// закраска или контуры триангуляционного покрытия <text:s text:c="13"/>3</text:span></text:span></text:h>
      <text:h text:style-name="Default" text:outline-level="1"><text:span text:style-name="T2"><text:s/>81 <text:s text:c="3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34 </text:span></text:span><text:span text:style-name="style10"><text:span text:style-name="T2">} <text:s/></text:span></text:span><text:span text:style-name="style2"><text:span text:style-name="T2">// освещенные бело-голубые склоны / выделение уровня <text:s text:c="11"/>4</text:span></text:span></text:h>
      <text:h text:style-name="Default" text:outline-level="1"><text:span text:style-name="T2"><text:s/>82 <text:s text:c="3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Цуги: <text:s text:c="2"/>длина <text:s/>высота <text:s text:c="3"/>направление" </text:span></text:span><text:span text:style-name="style10"><text:span text:style-name="T2">} <text:s text:c="23"/></text:span></text:span><text:span text:style-name="style2"><text:span text:style-name="T2">// <text:s/>5</text:span></text:span></text:h>
      <text:h text:style-name="Default" text:outline-level="1"><text:span text:style-name="T2"><text:s/>83 <text:s text:c="3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Ветер:%4.0lf"</text:span></text:span><text:span text:style-name="style10"><text:span text:style-name="T2">,&amp;(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) },{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м <text:s/>%4.2lf"</text:span></text:span><text:span text:style-name="style10"><text:span text:style-name="T2">,&amp;</text:span></text:span><text:span text:style-name="style11"><text:span text:style-name="T2">h1 </text:span></text:span><text:span text:style-name="style10"><text:span text:style-name="T2">} <text:s text:c="6"/></text:span></text:span><text:span text:style-name="style2"><text:span text:style-name="T2">// 6,7</text:span></text:span></text:h>
      <text:h text:style-name="Default" text:outline-level="1"><text:span text:style-name="T2"><text:s/>84 <text:s text:c="3"/></text:span><text:span text:style-name="style10"><text:span text:style-name="T2">, 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\\%-4.1lf"</text:span></text:span><text:span text:style-name="style10"><text:span text:style-name="T2">,&amp;(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) },{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м <text:s/>%4.0lf"</text:span></text:span><text:span text:style-name="style10"><text:span text:style-name="T2">,&amp;</text:span></text:span><text:span text:style-name="style11"><text:span text:style-name="T2">g1 </text:span></text:span><text:span text:style-name="style10"><text:span text:style-name="T2">},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град°" </text:span></text:span><text:span text:style-name="style10"><text:span text:style-name="T2">}</text:span></text:span></text:h>
      <text:h text:style-name="Default" text:outline-level="1"><text:span text:style-name="T2"><text:s/>85 <text:s text:c="3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Зыбь: %4.0lf"</text:span></text:span><text:span text:style-name="style10"><text:span text:style-name="T2">,&amp;(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) },{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м <text:s/>%4.2lf"</text:span></text:span><text:span text:style-name="style10"><text:span text:style-name="T2">,&amp;</text:span></text:span><text:span text:style-name="style11"><text:span text:style-name="T2">h2 </text:span></text:span><text:span text:style-name="style10"><text:span text:style-name="T2">} <text:s text:c="3"/></text:span></text:span><text:span text:style-name="style2"><text:span text:style-name="T2">// 11,12</text:span></text:span></text:h>
      <text:h text:style-name="Default" text:outline-level="1"><text:span text:style-name="T2"><text:s/>86 <text:s text:c="3"/></text:span><text:span text:style-name="style10"><text:span text:style-name="T2">, 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\\%-4.1lf"</text:span></text:span><text:span text:style-name="style10"><text:span text:style-name="T2">,&amp;(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) },{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м <text:s/>%4.0lf"</text:span></text:span><text:span text:style-name="style10"><text:span text:style-name="T2">,&amp;</text:span></text:span><text:span text:style-name="style11"><text:span text:style-name="T2">g2 </text:span></text:span><text:span text:style-name="style10"><text:span text:style-name="T2">},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град°" </text:span></text:span><text:span text:style-name="style10"><text:span text:style-name="T2">}</text:span></text:span></text:h>
      <text:h text:style-name="Default" text:outline-level="1"><text:span text:style-name="T2"><text:s/>87 <text:s text:c="3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Вал: <text:s/>%4.0lf"</text:span></text:span><text:span text:style-name="style10"><text:span text:style-name="T2">,&amp;(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)},{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 м <text:s/>%4.2lf"</text:span></text:span><text:span text:style-name="style10"><text:span text:style-name="T2">,&amp;</text:span></text:span><text:span text:style-name="style11"><text:span text:style-name="T2">h3</text:span></text:span><text:span text:style-name="style10"><text:span text:style-name="T2">} <text:s text:c="5"/></text:span></text:span><text:span text:style-name="style2"><text:span text:style-name="T2">// 16,17</text:span></text:span></text:h>
      <text:h text:style-name="Default" text:outline-level="1"><text:span text:style-name="T2"><text:s/>88 <text:s text:c="3"/></text:span><text:span text:style-name="style10"><text:span text:style-name="T2">, 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\\%-4.1lf"</text:span></text:span><text:span text:style-name="style10"><text:span text:style-name="T2">,&amp;(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) },{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м <text:s/>%4.0lf"</text:span></text:span><text:span text:style-name="style10"><text:span text:style-name="T2">,&amp;</text:span></text:span><text:span text:style-name="style11"><text:span text:style-name="T2">g3 </text:span></text:span><text:span text:style-name="style10"><text:span text:style-name="T2">},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град°" </text:span></text:span><text:span text:style-name="style10"><text:span text:style-name="T2">}</text:span></text:span></text:h>
      <text:h text:style-name="Default" text:outline-level="1"><text:span text:style-name="T2"><text:s/>89 <text:s text:c="3"/></text:span><text:span text:style-name="style10"><text:span text:style-name="T2">, { </text:span></text:span><text:span text:style-name="style4"><text:span text:style-name="T2">1</text:span></text:span><text:span text:style-name="style10"><text:span text:style-name="T2">,</text:span></text:span><text:span text:style-name="style4"><text:span text:style-name="T2">8</text:span></text:span><text:span text:style-name="style10"><text:span text:style-name="T2">,</text:span></text:span><text:span text:style-name="style6"><text:span text:style-name="T2">"Расстояние от корабля: %5.0lf"</text:span></text:span><text:span text:style-name="style10"><text:span text:style-name="T2">,&amp;</text:span></text:span><text:span text:style-name="style11"><text:span text:style-name="T2">Distance </text:span></text:span><text:span text:style-name="style10"><text:span text:style-name="T2">},{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м"</text:span></text:span><text:span text:style-name="style10"><text:span text:style-name="T2">} <text:s text:c="6"/></text:span></text:span><text:span text:style-name="style2"><text:span text:style-name="T2">// 21,22</text:span></text:span></text:h>
      <text:h text:style-name="Default" text:outline-level="1"><text:soft-page-break/><text:span text:style-name="T2"><text:s/>90 <text:s text:c="3"/></text:span><text:span text:style-name="style10"><text:span text:style-name="T2">};</text:span></text:span></text:h>
      <text:h text:style-name="Default" text:outline-level="1"><text:span text:style-name="T2"><text:s/>91 <text:s text:c="3"/></text:span><text:span text:style-name="style11"><text:span text:style-name="T2">TextMenu T</text:span></text:span><text:span text:style-name="style10"><text:span text:style-name="T2">( </text:span></text:span><text:span text:style-name="style11"><text:span text:style-name="T2">Mlist</text:span></text:span><text:span text:style-name="style10"><text:span text:style-name="T2">(</text:span></text:span><text:span text:style-name="style11"><text:span text:style-name="T2">Menu</text:span></text:span><text:span text:style-name="style10"><text:span text:style-name="T2">),</text:span></text:span><text:span text:style-name="style5"><text:span text:style-name="T2">this</text:span></text:span><text:span text:style-name="style10"><text:span text:style-name="T2">,-</text:span></text:span><text:span text:style-name="style4"><text:span text:style-name="T2">2</text:span></text:span><text:span text:style-name="style10"><text:span text:style-name="T2">,-</text:span></text:span><text:span text:style-name="style4"><text:span text:style-name="T2">1 </text:span></text:span><text:span text:style-name="style10"><text:span text:style-name="T2">); </text:span></text:span><text:span text:style-name="style5"><text:span text:style-name="T2">int </text:span></text:span><text:span text:style-name="style11"><text:span text:style-name="T2">ans</text:span></text:span><text:span text:style-name="style10"><text:span text:style-name="T2">=-</text:span></text:span><text:span text:style-name="style4"><text:span text:style-name="T2">1</text:span></text:span><text:span text:style-name="style10"><text:span text:style-name="T2">;</text:span></text:span></text:h>
      <text:h text:style-name="Default" text:outline-level="1"><text:span text:style-name="T2"><text:s/>92 <text:s text:c="3"/></text:span><text:span text:style-name="style5"><text:span text:style-name="T2">do</text:span></text:span></text:h>
      <text:h text:style-name="Default" text:outline-level="1"><text:span text:style-name="T2"><text:s/>93 <text:s text:c="3"/></text:span><text:span text:style-name="style10"><text:span text:style-name="T2">{ </text:span></text:span><text:span text:style-name="style5"><text:span text:style-name="T2">switch</text:span></text:span><text:span text:style-name="style10"><text:span text:style-name="T2">(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 </text:span></text:span><text:span text:style-name="style10"><text:span text:style-name="T2">)</text:span></text:span></text:h>
      <text:h text:style-name="Default" text:outline-level="1"><text:span text:style-name="T2"><text:s/>94 <text:s text:c="5"/></text:span><text:span text:style-name="style10"><text:span text:style-name="T2">{ </text:span></text:span><text:span text:style-name="style5"><text:span text:style-name="T2">case </text:span></text:span><text:span text:style-name="style4"><text:span text:style-name="T2">0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1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Чистое штилевое и безветренное море "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<text:s/>95 <text:s text:c="7"/></text:span><text:span text:style-name="style5"><text:span text:style-name="T2">case </text:span></text:span><text:span text:style-name="style4"><text:span text:style-name="T2">1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1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Математическая модель штормовых волн"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<text:s/>96 <text:s text:c="7"/></text:span><text:span text:style-name="style5"><text:span text:style-name="T2">case </text:span></text:span><text:span text:style-name="style4"><text:span text:style-name="T2">2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1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Трохоидальный вычислительный процесс"</text:span></text:span><text:span text:style-name="style10"><text:span text:style-name="T2">; </text:span></text:span><text:span text:style-name="style1"><text:span text:style-name="T2">/* break;</text:span></text:span></text:h>
      <text:h text:style-name="Default" text:outline-level="1"><text:span text:style-name="T2"><text:s/>97 <text:s text:c="7"/></text:span><text:span text:style-name="style1"><text:span text:style-name="T2">case 3: Menu[1].Msg="Континуально-корпускулярные решения "; */ </text:span></text:span><text:span text:style-name="style10"><text:span text:style-name="T2">}</text:span></text:span></text:h>
      <text:h text:style-name="Default" text:outline-level="1"><text:span text:style-name="T2"><text:s/>98 <text:s text:c="5"/></text:span><text:span text:style-name="style5"><text:span text:style-name="T2">switch</text:span></text:span><text:span text:style-name="style10"><text:span text:style-name="T2">(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peak </text:span></text:span><text:span text:style-name="style10"><text:span text:style-name="T2">)</text:span></text:span></text:h>
      <text:h text:style-name="Default" text:outline-level="1"><text:span text:style-name="T2"><text:s/>99 <text:s text:c="5"/></text:span><text:span text:style-name="style10"><text:span text:style-name="T2">{ </text:span></text:span><text:span text:style-name="style5"><text:span text:style-name="T2">case </text:span></text:span><text:span text:style-name="style4"><text:span text:style-name="T2">0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2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Поверхностные волны в полных потоках"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00 <text:s text:c="7"/></text:span><text:span text:style-name="style5"><text:span text:style-name="T2">case </text:span></text:span><text:span text:style-name="style4"><text:span text:style-name="T2">1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2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Высокие волны с дрейфовыми течениями"</text:span></text:span><text:span text:style-name="style10"><text:span text:style-name="T2">; }</text:span></text:span></text:h>
      <text:h text:style-name="Default" text:outline-level="1"><text:span text:style-name="T2">101 <text:s text:c="5"/></text:span><text:span text:style-name="style5"><text:span text:style-name="T2">switch</text:span></text:span><text:span text:style-name="style10"><text:span text:style-name="T2">(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draw </text:span></text:span><text:span text:style-name="style10"><text:span text:style-name="T2">)</text:span></text:span></text:h>
      <text:h text:style-name="Default" text:outline-level="1"><text:span text:style-name="T2">102 <text:s text:c="5"/></text:span><text:span text:style-name="style10"><text:span text:style-name="T2">{ </text:span></text:span><text:span text:style-name="style5"><text:span text:style-name="T2">case </text:span></text:span><text:span text:style-name="style4"><text:span text:style-name="T2">0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3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Раскраска сине-зелёно-пенных склонов"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03 <text:s text:c="7"/></text:span><text:span text:style-name="style5"><text:span text:style-name="T2">case </text:span></text:span><text:span text:style-name="style4"><text:span text:style-name="T2">1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3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Сеточное покрытие в цветовой палитре"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04 <text:s text:c="7"/></text:span><text:span text:style-name="style5"><text:span text:style-name="T2">case </text:span></text:span><text:span text:style-name="style4"><text:span text:style-name="T2">2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3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Разреженная сетка, сто контуров волн"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05 <text:s text:c="7"/></text:span><text:span text:style-name="style5"><text:span text:style-name="T2">case </text:span></text:span><text:span text:style-name="style4"><text:span text:style-name="T2">3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3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Профили волнения по курсу и траверзу"</text:span></text:span><text:span text:style-name="style10"><text:span text:style-name="T2">; }</text:span></text:span></text:h>
      <text:h text:style-name="Default" text:outline-level="1"><text:span text:style-name="T2">106 <text:s text:c="5"/></text:span><text:span text:style-name="style5"><text:span text:style-name="T2">switch</text:span></text:span><text:span text:style-name="style10"><text:span text:style-name="T2">(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view </text:span></text:span><text:span text:style-name="style10"><text:span text:style-name="T2">)</text:span></text:span></text:h>
      <text:h text:style-name="Default" text:outline-level="1"><text:span text:style-name="T2">107 <text:s text:c="5"/></text:span><text:span text:style-name="style10"><text:span text:style-name="T2">{ </text:span></text:span><text:span text:style-name="style5"><text:span text:style-name="T2">case </text:span></text:span><text:span text:style-name="style4"><text:span text:style-name="T2">0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4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Тёмная вода с освещёнными оттенками "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08 <text:s text:c="7"/></text:span><text:span text:style-name="style5"><text:span text:style-name="T2">case </text:span></text:span><text:span text:style-name="style4"><text:span text:style-name="T2">1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4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Светлая вода с выделением ватерлинии"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09 <text:s text:c="7"/></text:span><text:span text:style-name="style5"><text:span text:style-name="T2">case </text:span></text:span><text:span text:style-name="style4"><text:span text:style-name="T2">2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4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Тёмная вода + три слоя исходных волн"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10 <text:s text:c="7"/></text:span><text:span text:style-name="style5"><text:span text:style-name="T2">case </text:span></text:span><text:span text:style-name="style4"><text:span text:style-name="T2">3</text:span></text:span><text:span text:style-name="style10"><text:span text:style-name="T2">: </text:span></text:span><text:span text:style-name="style11"><text:span text:style-name="T2">Menu</text:span></text:span><text:span text:style-name="style10"><text:span text:style-name="T2">[</text:span></text:span><text:span text:style-name="style4"><text:span text:style-name="T2">4</text:span></text:span><text:span text:style-name="style10"><text:span text:style-name="T2">].</text:span></text:span><text:span text:style-name="style11"><text:span text:style-name="T2">Msg</text:span></text:span><text:span text:style-name="style10"><text:span text:style-name="T2">=</text:span></text:span><text:span text:style-name="style6"><text:span text:style-name="T2">"Светлая вода с послойным разложением"</text:span></text:span><text:span text:style-name="style10"><text:span text:style-name="T2">;</text:span></text:span></text:h>
      <text:h text:style-name="Default" text:outline-level="1"><text:span text:style-name="T2">111 <text:s text:c="5"/></text:span><text:span text:style-name="style10"><text:span text:style-name="T2">}</text:span></text:span></text:h>
      <text:h text:style-name="Default" text:outline-level="1"><text:span text:style-name="T2">112 <text:s text:c="5"/></text:span><text:span text:style-name="style11"><text:span text:style-name="T2">H1</text:span></text:span><text:span text:style-name="style10"><text:span text:style-name="T2">=</text:span></text:span><text:span text:style-name="style11"><text:span text:style-name="T2">h1</text:span></text:span><text:span text:style-name="style10"><text:span text:style-name="T2">=</text:span></text:span><text:span text:style-name="style11"><text:span text:style-name="T2">hW</text:span></text:span><text:span text:style-name="style10"><text:span text:style-name="T2">*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/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; <text:s text:c="2"/></text:span></text:span><text:span text:style-name="style11"><text:span text:style-name="T2">g1</text:span></text:span><text:span text:style-name="style10"><text:span text:style-name="T2">=(</text:span></text:span><text:span text:style-name="style11"><text:span text:style-name="T2">_Pi</text:span></text:span><text:span text:style-name="style10"><text:span text:style-name="T2">-</text:span></text:span><text:span text:style-name="style11"><text:span text:style-name="T2">atan2</text:span></text:span><text:span text:style-name="style10"><text:span text:style-name="T2">(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))*</text:span></text:span><text:span text:style-name="style11"><text:span text:style-name="T2">_Rd</text:span></text:span><text:span text:style-name="style10"><text:span text:style-name="T2">;</text:span></text:span></text:h>
      <text:h text:style-name="Default" text:outline-level="1"><text:span text:style-name="T2">113 <text:s text:c="5"/></text:span><text:span text:style-name="style11"><text:span text:style-name="T2">H2</text:span></text:span><text:span text:style-name="style10"><text:span text:style-name="T2">=</text:span></text:span><text:span text:style-name="style11"><text:span text:style-name="T2">h2</text:span></text:span><text:span text:style-name="style10"><text:span text:style-name="T2">=</text:span></text:span><text:span text:style-name="style11"><text:span text:style-name="T2">hW</text:span></text:span><text:span text:style-name="style10"><text:span text:style-name="T2">*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/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; </text:span></text:span><text:span text:style-name="style11"><text:span text:style-name="T2">g2</text:span></text:span><text:span text:style-name="style10"><text:span text:style-name="T2">=(</text:span></text:span><text:span text:style-name="style11"><text:span text:style-name="T2">_Pi</text:span></text:span><text:span text:style-name="style10"><text:span text:style-name="T2">-</text:span></text:span><text:span text:style-name="style11"><text:span text:style-name="T2">atan2</text:span></text:span><text:span text:style-name="style10"><text:span text:style-name="T2">(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))*</text:span></text:span><text:span text:style-name="style11"><text:span text:style-name="T2">_Rd</text:span></text:span><text:span text:style-name="style10"><text:span text:style-name="T2">;</text:span></text:span></text:h>
      <text:h text:style-name="Default" text:outline-level="1"><text:span text:style-name="T2">114 <text:s text:c="5"/></text:span><text:span text:style-name="style11"><text:span text:style-name="T2">H3</text:span></text:span><text:span text:style-name="style10"><text:span text:style-name="T2">=</text:span></text:span><text:span text:style-name="style11"><text:span text:style-name="T2">h3</text:span></text:span><text:span text:style-name="style10"><text:span text:style-name="T2">=</text:span></text:span><text:span text:style-name="style11"><text:span text:style-name="T2">hW</text:span></text:span><text:span text:style-name="style10"><text:span text:style-name="T2">*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/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; </text:span></text:span><text:span text:style-name="style11"><text:span text:style-name="T2">g3</text:span></text:span><text:span text:style-name="style10"><text:span text:style-name="T2">=(</text:span></text:span><text:span text:style-name="style11"><text:span text:style-name="T2">_Pi</text:span></text:span><text:span text:style-name="style10"><text:span text:style-name="T2">-</text:span></text:span><text:span text:style-name="style11"><text:span text:style-name="T2">atan2</text:span></text:span><text:span text:style-name="style10"><text:span text:style-name="T2">(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))*</text:span></text:span><text:span text:style-name="style11"><text:span text:style-name="T2">_Rd</text:span></text:span><text:span text:style-name="style10"><text:span text:style-name="T2">;</text:span></text:span></text:h>
      <text:h text:style-name="Default" text:outline-level="1"><text:span text:style-name="T2">115 <text:s text:c="5"/></text:span><text:span text:style-name="style5"><text:span text:style-name="T2">switch</text:span></text:span><text:span text:style-name="style10"><text:span text:style-name="T2">( </text:span></text:span><text:span text:style-name="style11"><text:span text:style-name="T2">ans</text:span></text:span><text:span text:style-name="style10"><text:span text:style-name="T2">=</text:span></text:span><text:span text:style-name="style11"><text:span text:style-name="T2">T</text:span></text:span><text:span text:style-name="style10"><text:span text:style-name="T2">.</text:span></text:span><text:span text:style-name="style11"><text:span text:style-name="T2">Answer</text:span></text:span><text:span text:style-name="style10"><text:span text:style-name="T2">( </text:span></text:span><text:span text:style-name="style11"><text:span text:style-name="T2">ans </text:span></text:span><text:span text:style-name="style10"><text:span text:style-name="T2">) )</text:span></text:span></text:h>
      <text:h text:style-name="Default" text:outline-level="1"><text:span text:style-name="T2">116 <text:s text:c="5"/></text:span><text:span text:style-name="style10"><text:span text:style-name="T2">{ </text:span></text:span><text:span text:style-name="style5"><text:span text:style-name="T2">case <text:s/></text:span></text:span><text:span text:style-name="style4"><text:span text:style-name="T2">1</text:span></text:span><text:span text:style-name="style10"><text:span text:style-name="T2">: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++;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%=</text:span></text:span><text:span text:style-name="style4"><text:span text:style-name="T2">3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 </text:span></text:span><text:span text:style-name="style2"><text:span text:style-name="T2">// Initial() модель волнения</text:span></text:span></text:h>
      <text:h text:style-name="Default" text:outline-level="1"><text:span text:style-name="T2">117 <text:s text:c="7"/></text:span><text:span text:style-name="style5"><text:span text:style-name="T2">case <text:s/></text:span></text:span><text:span text:style-name="style4"><text:span text:style-name="T2">2</text:span></text:span><text:span text:style-name="style10"><text:span text:style-name="T2">: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peak</text:span></text:span><text:span text:style-name="style10"><text:span text:style-name="T2">^=</text:span></text:span><text:span text:style-name="style5"><text:span text:style-name="T2">true</text:span></text:span><text:span text:style-name="style10"><text:span text:style-name="T2">; <text:s/></text:span></text:span><text:span text:style-name="style5"><text:span text:style-name="T2">break</text:span></text:span><text:span text:style-name="style10"><text:span text:style-name="T2">; <text:s text:c="8"/></text:span></text:span><text:span text:style-name="style2"><text:span text:style-name="T2">// Initial() колебания или волны</text:span></text:span></text:h>
      <text:h text:style-name="Default" text:outline-level="1"><text:span text:style-name="T2">118 <text:s text:c="7"/></text:span><text:span text:style-name="style5"><text:span text:style-name="T2">case <text:s/></text:span></text:span><text:span text:style-name="style4"><text:span text:style-name="T2">3</text:span></text:span><text:span text:style-name="style10"><text:span text:style-name="T2">: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draw</text:span></text:span><text:span text:style-name="style10"><text:span text:style-name="T2">+=</text:span></text:span><text:span text:style-name="style11"><text:span text:style-name="T2">ScanStatus</text:span></text:span><text:span text:style-name="style10"><text:span text:style-name="T2">()&amp;</text:span></text:span><text:span text:style-name="style11"><text:span text:style-name="T2">SHIFT</text:span></text:span><text:span text:style-name="style10"><text:span text:style-name="T2">?-</text:span></text:span><text:span text:style-name="style4"><text:span text:style-name="T2">1</text:span></text:span><text:span text:style-name="style10"><text:span text:style-name="T2">:</text:span></text:span><text:span text:style-name="style4"><text:span text:style-name="T2">1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19 <text:s text:c="7"/></text:span><text:span text:style-name="style5"><text:span text:style-name="T2">case <text:s/></text:span></text:span><text:span text:style-name="style4"><text:span text:style-name="T2">4</text:span></text:span><text:span text:style-name="style10"><text:span text:style-name="T2">: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view</text:span></text:span><text:span text:style-name="style10"><text:span text:style-name="T2">+=</text:span></text:span><text:span text:style-name="style11"><text:span text:style-name="T2">ScanStatus</text:span></text:span><text:span text:style-name="style10"><text:span text:style-name="T2">()&amp;</text:span></text:span><text:span text:style-name="style11"><text:span text:style-name="T2">SHIFT</text:span></text:span><text:span text:style-name="style10"><text:span text:style-name="T2">?-</text:span></text:span><text:span text:style-name="style4"><text:span text:style-name="T2">1</text:span></text:span><text:span text:style-name="style10"><text:span text:style-name="T2">:</text:span></text:span><text:span text:style-name="style4"><text:span text:style-name="T2">1</text:span></text:span><text:span text:style-name="style10"><text:span text:style-name="T2">; </text:span></text:span><text:span text:style-name="style5"><text:span text:style-name="T2">break</text:span></text:span><text:span text:style-name="style10"><text:span text:style-name="T2">;</text:span></text:span></text:h>
      <text:h text:style-name="Default" text:outline-level="1"><text:span text:style-name="T2">120 <text:s/></text:span><text:span text:style-name="style2"><text:span text:style-name="T2">// <text:s text:c="3"/>case <text:s/>7: Wind.Height =h1*Wind.Length/hW; <text:s/>break;</text:span></text:span></text:h>
      <text:h text:style-name="Default" text:outline-level="1"><text:span text:style-name="T2">121 <text:s/></text:span><text:span text:style-name="style2"><text:span text:style-name="T2">// <text:s text:c="3"/>case 12: Swell.Height=h2*Swell.Length/hW; break;</text:span></text:span></text:h>
      <text:h text:style-name="Default" text:outline-level="1"><text:span text:style-name="T2">122 <text:s/></text:span><text:span text:style-name="style2"><text:span text:style-name="T2">// <text:s text:c="3"/>case 17: Surge.Height=h3*Surge.Length/hW; break;</text:span></text:span></text:h>
      <text:h text:style-name="Default" text:outline-level="1"><text:span text:style-name="T2">123 <text:s text:c="5"/></text:span><text:span text:style-name="style10"><text:span text:style-name="T2">}</text:span></text:span></text:h>
      <text:h text:style-name="Default" text:outline-level="1"><text:span text:style-name="T2">124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H1</text:span></text:span><text:span text:style-name="style10"><text:span text:style-name="T2">!=</text:span></text:span><text:span text:style-name="style11"><text:span text:style-name="T2">h1 </text:span></text:span><text:span text:style-name="style10"><text:span text:style-name="T2">)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=</text:span></text:span><text:span text:style-name="style11"><text:span text:style-name="T2">h1</text:span></text:span><text:span text:style-name="style10"><text:span text:style-name="T2">*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hW</text:span></text:span><text:span text:style-name="style10"><text:span text:style-name="T2">; <text:s text:c="4"/></text:span></text:span><text:span text:style-name="style2"><text:span text:style-name="T2">// Wind .axiZ( _Pi-g1*_dR );</text:span></text:span></text:h>
      <text:h text:style-name="Default" text:outline-level="1"><text:span text:style-name="T2">125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H2</text:span></text:span><text:span text:style-name="style10"><text:span text:style-name="T2">!=</text:span></text:span><text:span text:style-name="style11"><text:span text:style-name="T2">h2 </text:span></text:span><text:span text:style-name="style10"><text:span text:style-name="T2">)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=</text:span></text:span><text:span text:style-name="style11"><text:span text:style-name="T2">h2</text:span></text:span><text:span text:style-name="style10"><text:span text:style-name="T2">*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hW</text:span></text:span><text:span text:style-name="style10"><text:span text:style-name="T2">; <text:s text:c="2"/></text:span></text:span><text:span text:style-name="style2"><text:span text:style-name="T2">// Swell.axiZ( _Pi-g2*_dR );</text:span></text:span></text:h>
      <text:h text:style-name="Default" text:outline-level="1"><text:span text:style-name="T2">126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H3</text:span></text:span><text:span text:style-name="style10"><text:span text:style-name="T2">!=</text:span></text:span><text:span text:style-name="style11"><text:span text:style-name="T2">h3 </text:span></text:span><text:span text:style-name="style10"><text:span text:style-name="T2">)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=</text:span></text:span><text:span text:style-name="style11"><text:span text:style-name="T2">h3</text:span></text:span><text:span text:style-name="style10"><text:span text:style-name="T2">*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hW</text:span></text:span><text:span text:style-name="style10"><text:span text:style-name="T2">; <text:s text:c="2"/></text:span></text:span><text:span text:style-name="style2"><text:span text:style-name="T2">// Surge.axiZ( _Pi-g3*_dR );</text:span></text:span></text:h>
      <text:h text:style-name="Default" text:outline-level="1"><text:span text:style-name="T2">127 <text:s text:c="5"/></text:span><text:span text:style-name="style5"><text:span text:style-name="T2">if</text:span></text:span><text:span text:style-name="style10"><text:span text:style-name="T2">( <text:s/>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&gt;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hW <text:s/></text:span></text:span><text:span text:style-name="style10"><text:span text:style-name="T2">){ </text:span></text:span><text:span text:style-name="style11"><text:span text:style-name="T2">h1</text:span></text:span><text:span text:style-name="style10"><text:span text:style-name="T2">=</text:span></text:span><text:span text:style-name="style4"><text:span text:style-name="T2">1.0</text:span></text:span><text:span text:style-name="style10"><text:span text:style-name="T2">; <text:s/>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=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hW</text:span></text:span><text:span text:style-name="style10"><text:span text:style-name="T2">; }</text:span></text:span></text:h>
      <text:h text:style-name="Default" text:outline-level="1"><text:span text:style-name="T2">128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&gt;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hW </text:span></text:span><text:span text:style-name="style10"><text:span text:style-name="T2">){ </text:span></text:span><text:span text:style-name="style11"><text:span text:style-name="T2">h2</text:span></text:span><text:span text:style-name="style10"><text:span text:style-name="T2">=</text:span></text:span><text:span text:style-name="style4"><text:span text:style-name="T2">1.0</text:span></text:span><text:span text:style-name="style10"><text:span text:style-name="T2">; 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=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hW</text:span></text:span><text:span text:style-name="style10"><text:span text:style-name="T2">; }</text:span></text:span></text:h>
      <text:h text:style-name="Default" text:outline-level="1"><text:span text:style-name="T2">129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&gt;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hW </text:span></text:span><text:span text:style-name="style10"><text:span text:style-name="T2">){ </text:span></text:span><text:span text:style-name="style11"><text:span text:style-name="T2">h3</text:span></text:span><text:span text:style-name="style10"><text:span text:style-name="T2">=</text:span></text:span><text:span text:style-name="style4"><text:span text:style-name="T2">1.0</text:span></text:span><text:span text:style-name="style10"><text:span text:style-name="T2">; 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=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hW</text:span></text:span><text:span text:style-name="style10"><text:span text:style-name="T2">; }</text:span></text:span></text:h>
      <text:h text:style-name="Default" text:outline-level="1"><text:span text:style-name="T2">130 <text:s text:c="6"/></text:span><text:span text:style-name="style11"><text:span text:style-name="T2">Wind</text:span></text:span><text:span text:style-name="style10"><text:span text:style-name="T2">.</text:span></text:span><text:span text:style-name="style11"><text:span text:style-name="T2">Initial</text:span></text:span><text:span text:style-name="style10"><text:span text:style-name="T2">( 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, </text:span></text:span><text:span text:style-name="style11"><text:span text:style-name="T2">hW</text:span></text:span><text:span text:style-name="style10"><text:span text:style-name="T2">*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/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,</text:span></text:span><text:span text:style-name="style11"><text:span text:style-name="T2">g1 </text:span></text:span><text:span text:style-name="style10"><text:span text:style-name="T2">);</text:span></text:span></text:h>
      <text:h text:style-name="Default" text:outline-level="1"><text:span text:style-name="T2">131 <text:s text:c="5"/></text:span><text:span text:style-name="style11"><text:span text:style-name="T2">Swell</text:span></text:span><text:span text:style-name="style10"><text:span text:style-name="T2">.</text:span></text:span><text:span text:style-name="style11"><text:span text:style-name="T2">Initial</text:span></text:span><text:span text:style-name="style10"><text:span text:style-name="T2">( 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,</text:span></text:span><text:span text:style-name="style11"><text:span text:style-name="T2">hW</text:span></text:span><text:span text:style-name="style10"><text:span text:style-name="T2">*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/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,</text:span></text:span><text:span text:style-name="style11"><text:span text:style-name="T2">g2 </text:span></text:span><text:span text:style-name="style10"><text:span text:style-name="T2">);</text:span></text:span></text:h>
      <text:h text:style-name="Default" text:outline-level="1"><text:span text:style-name="T2">132 <text:s text:c="5"/></text:span><text:span text:style-name="style11"><text:span text:style-name="T2">Surge</text:span></text:span><text:span text:style-name="style10"><text:span text:style-name="T2">.</text:span></text:span><text:span text:style-name="style11"><text:span text:style-name="T2">Initial</text:span></text:span><text:span text:style-name="style10"><text:span text:style-name="T2">( 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,</text:span></text:span><text:span text:style-name="style11"><text:span text:style-name="T2">hW</text:span></text:span><text:span text:style-name="style10"><text:span text:style-name="T2">*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/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,</text:span></text:span><text:span text:style-name="style11"><text:span text:style-name="T2">g3 </text:span></text:span><text:span text:style-name="style10"><text:span text:style-name="T2">);</text:span></text:span></text:h>
      <text:h text:style-name="Default" text:outline-level="1"><text:span text:style-name="T2">133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!=</text:span></text:span><text:span text:style-name="style4"><text:span text:style-name="T2">1 </text:span></text:span><text:span text:style-name="style10"><text:span text:style-name="T2">)</text:span></text:span><text:span text:style-name="style11"><text:span text:style-name="T2">Original</text:span></text:span><text:span text:style-name="style10"><text:span text:style-name="T2">( </text:span></text:span><text:span text:style-name="style5"><text:span text:style-name="T2">false </text:span></text:span><text:span text:style-name="style10"><text:span text:style-name="T2">);</text:span></text:span></text:h>
      <text:h text:style-name="Default" text:outline-level="1"><text:span text:style-name="T2">134 <text:s text:c="5"/></text:span><text:span text:style-name="style11"><text:span text:style-name="T2">Vessel</text:span></text:span><text:span text:style-name="style10"><text:span text:style-name="T2">-&gt;</text:span></text:span><text:span text:style-name="style11"><text:span text:style-name="T2">DampInit</text:span></text:span><text:span text:style-name="style10"><text:span text:style-name="T2">(); <text:s text:c="20"/></text:span></text:span><text:span text:style-name="style2"><text:span text:style-name="T2">// на случай изменения шага времени</text:span></text:span></text:h>
      <text:h text:style-name="Default" text:outline-level="1"><text:span text:style-name="T2">135 <text:s text:c="3"/></text:span><text:span text:style-name="style10"><text:span text:style-name="T2">} </text:span></text:span><text:span text:style-name="style5"><text:span text:style-name="T2">while</text:span></text:span><text:span text:style-name="style10"><text:span text:style-name="T2">( </text:span></text:span><text:span text:style-name="style11"><text:span text:style-name="T2">ans</text:span></text:span><text:span text:style-name="style10"><text:span text:style-name="T2">!=</text:span></text:span><text:span text:style-name="style11"><text:span text:style-name="T2">_Esc </text:span></text:span><text:span text:style-name="style10"><text:span text:style-name="T2">); </text:span></text:span><text:span text:style-name="style11"><text:span text:style-name="T2">logWave</text:span></text:span><text:span text:style-name="style10"><text:span text:style-name="T2">();</text:span></text:span></text:h>
      <text:h text:style-name="Default" text:outline-level="1"><text:span text:style-name="T2">136 <text:s text:c="3"/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137 <text:s/></text:span><text:span text:style-name="style10"><text:span text:style-name="T2">}</text:span></text:span></text:h>
      <text:h text:style-name="Default" text:outline-level="1"><text:span text:style-name="T2">138 <text:s/></text:span><text:span text:style-name="style15"><text:span text:style-name="T2">//! <text:s text:c="3"/>Конфигурационные и протокольные записи (*.vil vessel-initiation+logging)</text:span></text:span></text:h>
      <text:h text:style-name="Default" text:outline-level="1"><text:span text:style-name="T2">139 <text:s/></text:span><text:span text:style-name="style2"><text:span text:style-name="T2">// <text:s text:c="4"/>считывание угловых величин в румбах навигационного компаса (розы ветров)</text:span></text:span></text:h>
      <text:h text:style-name="Default" text:outline-level="1"><text:span text:style-name="T2">140 <text:s/></text:span><text:span text:style-name="style2"><text:span text:style-name="T2">//</text:span></text:span></text:h>
      <text:h text:style-name="Default" text:outline-level="1"><text:span text:style-name="T2">141 <text:s/></text:span><text:span text:style-name="style5"><text:span text:style-name="T2">static char</text:span></text:span><text:span text:style-name="style10"><text:span text:style-name="T2">* </text:span></text:span><text:span text:style-name="style11"><text:span text:style-name="T2">RtoD</text:span></text:span><text:span text:style-name="style10"><text:span text:style-name="T2">(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s</text:span></text:span><text:span text:style-name="style10"><text:span text:style-name="T2">, </text:span></text:span><text:span text:style-name="style5"><text:span text:style-name="T2">Real </text:span></text:span><text:span text:style-name="style10"><text:span text:style-name="T2">&amp;</text:span></text:span><text:span text:style-name="style11"><text:span text:style-name="T2">D </text:span></text:span><text:span text:style-name="style10"><text:span text:style-name="T2">)</text:span></text:span></text:h>
      <text:h text:style-name="Default" text:outline-level="1"><text:span text:style-name="T2">142 <text:s/></text:span><text:span text:style-name="style10"><text:span text:style-name="T2">{ </text:span></text:span><text:span text:style-name="style5"><text:span text:style-name="T2">int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5"><text:span text:style-name="T2">const char </text:span></text:span><text:span text:style-name="style10"><text:span text:style-name="T2">*</text:span></text:span><text:span text:style-name="style11"><text:span text:style-name="T2">M</text:span></text:span><text:span text:style-name="style10"><text:span text:style-name="T2">[]={</text:span></text:span><text:span text:style-name="style6"><text:span text:style-name="T2">"N"</text:span></text:span><text:span text:style-name="style10"><text:span text:style-name="T2">,</text:span></text:span><text:span text:style-name="style6"><text:span text:style-name="T2">"O"</text:span></text:span><text:span text:style-name="style10"><text:span text:style-name="T2">,</text:span></text:span><text:span text:style-name="style6"><text:span text:style-name="T2">"S"</text:span></text:span><text:span text:style-name="style10"><text:span text:style-name="T2">,</text:span></text:span><text:span text:style-name="style6"><text:span text:style-name="T2">"W"</text:span></text:span><text:span text:style-name="style10"><text:span text:style-name="T2">};</text:span></text:span></text:h>
      <text:h text:style-name="Default" text:outline-level="1"><text:span text:style-name="T2">143 <text:s text:c="3"/></text:span><text:span text:style-name="style5"><text:span text:style-name="T2">while</text:span></text:span><text:span text:style-name="style10"><text:span text:style-name="T2">( *</text:span></text:span><text:span text:style-name="style11"><text:span text:style-name="T2">s </text:span></text:span><text:span text:style-name="style10"><text:span text:style-name="T2">&amp;&amp; *</text:span></text:span><text:span text:style-name="style11"><text:span text:style-name="T2">s</text:span></text:span><text:span text:style-name="style10"><text:span text:style-name="T2">&lt;=</text:span></text:span><text:span text:style-name="style7"><text:span text:style-name="T2">' ' </text:span></text:span><text:span text:style-name="style10"><text:span text:style-name="T2">)++</text:span></text:span><text:span text:style-name="style11"><text:span text:style-name="T2">s</text:span></text:span><text:span text:style-name="style10"><text:span text:style-name="T2">; </text:span></text:span><text:span text:style-name="style5"><text:span text:style-name="T2">while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&gt;=</text:span></text:span><text:span text:style-name="style7"><text:span text:style-name="T2">'@' </text:span></text:span><text:span text:style-name="style10"><text:span text:style-name="T2">|| </text:span></text:span><text:span text:style-name="style11"><text:span text:style-name="T2">s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==</text:span></text:span><text:span text:style-name="style7"><text:span text:style-name="T2">'"' </text:span></text:span><text:span text:style-name="style10"><text:span text:style-name="T2">)++</text:span></text:span><text:span text:style-name="style11"><text:span text:style-name="T2">i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++]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144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&gt;</text:span></text:span><text:span text:style-name="style4"><text:span text:style-name="T2">1 </text:span></text:span><text:span text:style-name="style10"><text:span text:style-name="T2">)</text:span></text:span><text:span text:style-name="style5"><text:span text:style-name="T2">for</text:span></text:span><text:span text:style-name="style10"><text:span text:style-name="T2">( </text:span></text:span><text:span text:style-name="style5"><text:span text:style-name="T2">int </text:span></text:span><text:span text:style-name="style11"><text:span text:style-name="T2">k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k</text:span></text:span><text:span text:style-name="style10"><text:span text:style-name="T2">&lt;</text:span></text:span><text:span text:style-name="style4"><text:span text:style-name="T2">32</text:span></text:span><text:span text:style-name="style10"><text:span text:style-name="T2">; </text:span></text:span><text:span text:style-name="style11"><text:span text:style-name="T2">k</text:span></text:span><text:span text:style-name="style10"><text:span text:style-name="T2">++ ) </text:span></text:span><text:span text:style-name="style2"><text:span text:style-name="T2">// поиск буквосочетания в выделенном слове</text:span></text:span></text:h>
      <text:h text:style-name="Default" text:outline-level="1"><text:span text:style-name="T2">145 <text:s text:c="5"/></text:span><text:span text:style-name="style5"><text:span text:style-name="T2">if</text:span></text:span><text:span text:style-name="style10"><text:span text:style-name="T2">( !</text:span></text:span><text:span text:style-name="style11"><text:span text:style-name="T2">strcmp</text:span></text:span><text:span text:style-name="style10"><text:span text:style-name="T2">( </text:span></text:span><text:span text:style-name="style11"><text:span text:style-name="T2">Rmbs</text:span></text:span><text:span text:style-name="style10"><text:span text:style-name="T2">[</text:span></text:span><text:span text:style-name="style11"><text:span text:style-name="T2">k</text:span></text:span><text:span text:style-name="style10"><text:span text:style-name="T2">],</text:span></text:span><text:span text:style-name="style11"><text:span text:style-name="T2">s </text:span></text:span><text:span text:style-name="style10"><text:span text:style-name="T2">) || ( !</text:span></text:span><text:span text:style-name="style11"><text:span text:style-name="T2">strcmp</text:span></text:span><text:span text:style-name="style10"><text:span text:style-name="T2">( </text:span></text:span><text:span text:style-name="style11"><text:span text:style-name="T2">M</text:span></text:span><text:span text:style-name="style10"><text:span text:style-name="T2">[</text:span></text:span><text:span text:style-name="style11"><text:span text:style-name="T2">k</text:span></text:span><text:span text:style-name="style10"><text:span text:style-name="T2">/</text:span></text:span><text:span text:style-name="style4"><text:span text:style-name="T2">8</text:span></text:span><text:span text:style-name="style10"><text:span text:style-name="T2">],</text:span></text:span><text:span text:style-name="style11"><text:span text:style-name="T2">s </text:span></text:span><text:span text:style-name="style10"><text:span text:style-name="T2">) &amp;&amp; !(</text:span></text:span><text:span text:style-name="style11"><text:span text:style-name="T2">k</text:span></text:span><text:span text:style-name="style10"><text:span text:style-name="T2">%</text:span></text:span><text:span text:style-name="style4"><text:span text:style-name="T2">8</text:span></text:span><text:span text:style-name="style10"><text:span text:style-name="T2">) ) )</text:span></text:span></text:h>
      <text:h text:style-name="Default" text:outline-level="1"><text:span text:style-name="T2">146 <text:s text:c="7"/></text:span><text:span text:style-name="style10"><text:span text:style-name="T2">{ </text:span></text:span><text:span text:style-name="style11"><text:span text:style-name="T2">D</text:span></text:span><text:span text:style-name="style10"><text:span text:style-name="T2">=</text:span></text:span><text:span text:style-name="style5"><text:span text:style-name="T2">Real</text:span></text:span><text:span text:style-name="style10"><text:span text:style-name="T2">( </text:span></text:span><text:span text:style-name="style11"><text:span text:style-name="T2">k </text:span></text:span><text:span text:style-name="style10"><text:span text:style-name="T2">)*</text:span></text:span><text:span text:style-name="style4"><text:span text:style-name="T2">11.25</text:span></text:span><text:span text:style-name="style10"><text:span text:style-name="T2">; </text:span></text:span><text:span text:style-name="style5"><text:span text:style-name="T2">return 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i</text:span></text:span><text:span text:style-name="style10"><text:span text:style-name="T2">; } </text:span></text:span><text:span text:style-name="style5"><text:span text:style-name="T2">return </text:span></text:span><text:span text:style-name="style4"><text:span text:style-name="T2">0</text:span></text:span><text:span text:style-name="style10"><text:span text:style-name="T2">; <text:s text:c="2"/></text:span></text:span><text:span text:style-name="style2"><text:span text:style-name="T2">// здесь ноль - как ошибка</text:span></text:span></text:h>
      <text:h text:style-name="Default" text:outline-level="1"><text:span text:style-name="T2">147 <text:s/></text:span><text:span text:style-name="style10"><text:span text:style-name="T2">}</text:span></text:span></text:h>
      <text:h text:style-name="Default" text:outline-level="1"><text:span text:style-name="T2">148 <text:s/></text:span><text:span text:style-name="style2"><text:span text:style-name="T2">// <text:s text:c="4"/>выборка метрического множителя для меры длины [см, дм или м]</text:span></text:span></text:h>
      <text:h text:style-name="Default" text:outline-level="1"><text:span text:style-name="T2">149 <text:s/></text:span><text:span text:style-name="style2"><text:span text:style-name="T2">//</text:span></text:span></text:h>
      <text:h text:style-name="Default" text:outline-level="1"><text:span text:style-name="T2">150 <text:s/></text:span><text:span text:style-name="style5"><text:span text:style-name="T2">static char </text:span></text:span><text:span text:style-name="style10"><text:span text:style-name="T2">*</text:span></text:span><text:span text:style-name="style11"><text:span text:style-name="T2">AtoM</text:span></text:span><text:span text:style-name="style10"><text:span text:style-name="T2">(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s</text:span></text:span><text:span text:style-name="style10"><text:span text:style-name="T2">, </text:span></text:span><text:span text:style-name="style5"><text:span text:style-name="T2">Real </text:span></text:span><text:span text:style-name="style10"><text:span text:style-name="T2">&amp;</text:span></text:span><text:span text:style-name="style11"><text:span text:style-name="T2">M </text:span></text:span><text:span text:style-name="style10"><text:span text:style-name="T2">)</text:span></text:span></text:h>
      <text:h text:style-name="Default" text:outline-level="1"><text:span text:style-name="T2">151 <text:s/></text:span><text:span text:style-name="style10"><text:span text:style-name="T2">{ </text:span></text:span><text:span text:style-name="style5"><text:span text:style-name="T2">int </text:span></text:span><text:span text:style-name="style11"><text:span text:style-name="T2">l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5"><text:span text:style-name="T2">while</text:span></text:span><text:span text:style-name="style10"><text:span text:style-name="T2">( *</text:span></text:span><text:span text:style-name="style11"><text:span text:style-name="T2">s</text:span></text:span><text:span text:style-name="style10"><text:span text:style-name="T2">&lt;=</text:span></text:span><text:span text:style-name="style7"><text:span text:style-name="T2">' ' </text:span></text:span><text:span text:style-name="style10"><text:span text:style-name="T2">)</text:span></text:span><text:span text:style-name="style5"><text:span text:style-name="T2">if</text:span></text:span><text:span text:style-name="style10"><text:span text:style-name="T2">( !*</text:span></text:span><text:span text:style-name="style11"><text:span text:style-name="T2">s </text:span></text:span><text:span text:style-name="style10"><text:span text:style-name="T2">)</text:span></text:span><text:span text:style-name="style5"><text:span text:style-name="T2">return </text:span></text:span><text:span text:style-name="style4"><text:span text:style-name="T2">0</text:span></text:span><text:span text:style-name="style10"><text:span text:style-name="T2">; </text:span></text:span><text:span text:style-name="style5"><text:span text:style-name="T2">else </text:span></text:span><text:span text:style-name="style10"><text:span text:style-name="T2">++</text:span></text:span><text:span text:style-name="style11"><text:span text:style-name="T2">s</text:span></text:span><text:span text:style-name="style10"><text:span text:style-name="T2">;</text:span></text:span></text:h>
      <text:h text:style-name="Default" text:outline-level="1"><text:span text:style-name="T2">152 <text:s text:c="3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см"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</text:span></text:span><text:span text:style-name="style6"><text:span text:style-name="T2">"см"</text:span></text:span><text:span text:style-name="style10"><text:span text:style-name="T2">) ) )</text:span></text:span><text:span text:style-name="style11"><text:span text:style-name="T2">M</text:span></text:span><text:span text:style-name="style10"><text:span text:style-name="T2">/=</text:span></text:span><text:span text:style-name="style4"><text:span text:style-name="T2">100.0</text:span></text:span><text:span text:style-name="style10"><text:span text:style-name="T2">; </text:span></text:span><text:span text:style-name="style5"><text:span text:style-name="T2">else </text:span></text:span><text:span text:style-name="style2"><text:span text:style-name="T2">// сантиметры</text:span></text:span></text:h>
      <text:h text:style-name="Default" text:outline-level="1"><text:span text:style-name="T2">153 <text:s text:c="3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дм"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</text:span></text:span><text:span text:style-name="style6"><text:span text:style-name="T2">"дм"</text:span></text:span><text:span text:style-name="style10"><text:span text:style-name="T2">) ) )</text:span></text:span><text:span text:style-name="style11"><text:span text:style-name="T2">M</text:span></text:span><text:span text:style-name="style10"><text:span text:style-name="T2">/=</text:span></text:span><text:span text:style-name="style4"><text:span text:style-name="T2">10.0</text:span></text:span><text:span text:style-name="style10"><text:span text:style-name="T2">; </text:span></text:span><text:span text:style-name="style5"><text:span text:style-name="T2">else </text:span></text:span><text:span text:style-name="style2"><text:span text:style-name="T2">// дециметры</text:span></text:span></text:h>
      <text:h text:style-name="Default" text:outline-level="1"><text:span text:style-name="T2">154 <text:s text:c="3"/></text:span><text:span text:style-name="style5"><text:span text:style-name="T2">if</text:span></text:span><text:span text:style-name="style10"><text:span text:style-name="T2">( <text:s/>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 </text:span></text:span><text:span text:style-name="style6"><text:span text:style-name="T2">"м"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</text:span></text:span><text:span text:style-name="style6"><text:span text:style-name="T2">"м"</text:span></text:span><text:span text:style-name="style10"><text:span text:style-name="T2">) ) )</text:span></text:span><text:span text:style-name="style5"><text:span text:style-name="T2">return </text:span></text:span><text:span text:style-name="style4"><text:span text:style-name="T2">0</text:span></text:span><text:span text:style-name="style10"><text:span text:style-name="T2">; </text:span></text:span><text:span text:style-name="style5"><text:span text:style-name="T2">return 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l</text:span></text:span><text:span text:style-name="style10"><text:span text:style-name="T2">;</text:span></text:span></text:h>
      <text:h text:style-name="Default" text:outline-level="1"><text:span text:style-name="T2">155 <text:s/></text:span><text:span text:style-name="style10"><text:span text:style-name="T2">}</text:span></text:span></text:h>
      <text:h text:style-name="Default" text:outline-level="1"><text:span text:style-name="T2">156 <text:s/></text:span><text:span text:style-name="style2"><text:span text:style-name="T2">// <text:s text:c="4"/>уточнение относительной величины в процентах или в промиллях</text:span></text:span></text:h>
      <text:h text:style-name="Default" text:outline-level="1"><text:span text:style-name="T2">157 <text:s/></text:span><text:span text:style-name="style2"><text:span text:style-name="T2">//</text:span></text:span></text:h>
      <text:h text:style-name="Default" text:outline-level="1"><text:span text:style-name="T2">158 <text:s/></text:span><text:span text:style-name="style5"><text:span text:style-name="T2">static char </text:span></text:span><text:span text:style-name="style10"><text:span text:style-name="T2">*</text:span></text:span><text:span text:style-name="style11"><text:span text:style-name="T2">AtoA</text:span></text:span><text:span text:style-name="style10"><text:span text:style-name="T2">(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s</text:span></text:span><text:span text:style-name="style10"><text:span text:style-name="T2">, </text:span></text:span><text:span text:style-name="style5"><text:span text:style-name="T2">Real </text:span></text:span><text:span text:style-name="style10"><text:span text:style-name="T2">&amp;</text:span></text:span><text:span text:style-name="style11"><text:span text:style-name="T2">A </text:span></text:span><text:span text:style-name="style10"><text:span text:style-name="T2">)</text:span></text:span></text:h>
      <text:h text:style-name="Default" text:outline-level="1"><text:soft-page-break/><text:span text:style-name="T2">159 <text:s/></text:span><text:span text:style-name="style10"><text:span text:style-name="T2">{ </text:span></text:span><text:span text:style-name="style5"><text:span text:style-name="T2">int </text:span></text:span><text:span text:style-name="style11"><text:span text:style-name="T2">l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5"><text:span text:style-name="T2">while</text:span></text:span><text:span text:style-name="style10"><text:span text:style-name="T2">( *</text:span></text:span><text:span text:style-name="style11"><text:span text:style-name="T2">s</text:span></text:span><text:span text:style-name="style10"><text:span text:style-name="T2">&lt;=</text:span></text:span><text:span text:style-name="style7"><text:span text:style-name="T2">' ' </text:span></text:span><text:span text:style-name="style10"><text:span text:style-name="T2">)</text:span></text:span><text:span text:style-name="style5"><text:span text:style-name="T2">if</text:span></text:span><text:span text:style-name="style10"><text:span text:style-name="T2">( !*</text:span></text:span><text:span text:style-name="style11"><text:span text:style-name="T2">s </text:span></text:span><text:span text:style-name="style10"><text:span text:style-name="T2">)</text:span></text:span><text:span text:style-name="style5"><text:span text:style-name="T2">return </text:span></text:span><text:span text:style-name="style4"><text:span text:style-name="T2">0</text:span></text:span><text:span text:style-name="style10"><text:span text:style-name="T2">; </text:span></text:span><text:span text:style-name="style5"><text:span text:style-name="T2">else </text:span></text:span><text:span text:style-name="style10"><text:span text:style-name="T2">++</text:span></text:span><text:span text:style-name="style11"><text:span text:style-name="T2">s</text:span></text:span><text:span text:style-name="style10"><text:span text:style-name="T2">;</text:span></text:span></text:h>
      <text:h text:style-name="Default" text:outline-level="1"><text:span text:style-name="T2">160 <text:s text:c="3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‰"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len</text:span></text:span><text:span text:style-name="style10"><text:span text:style-name="T2">(</text:span></text:span><text:span text:style-name="style6"><text:span text:style-name="T2">"‰"</text:span></text:span><text:span text:style-name="style10"><text:span text:style-name="T2">) ) )</text:span></text:span><text:span text:style-name="style11"><text:span text:style-name="T2">A</text:span></text:span><text:span text:style-name="style10"><text:span text:style-name="T2">/=</text:span></text:span><text:span text:style-name="style4"><text:span text:style-name="T2">1000.0</text:span></text:span><text:span text:style-name="style10"><text:span text:style-name="T2">; </text:span></text:span><text:span text:style-name="style5"><text:span text:style-name="T2">else <text:s text:c="7"/></text:span></text:span><text:span text:style-name="style2"><text:span text:style-name="T2">// промилли</text:span></text:span></text:h>
      <text:h text:style-name="Default" text:outline-level="1"><text:span text:style-name="T2">161 <text:s text:c="3"/></text:span><text:span text:style-name="style5"><text:span text:style-name="T2">if</text:span></text:span><text:span text:style-name="style10"><text:span text:style-name="T2">( *</text:span></text:span><text:span text:style-name="style11"><text:span text:style-name="T2">s</text:span></text:span><text:span text:style-name="style10"><text:span text:style-name="T2">==</text:span></text:span><text:span text:style-name="style7"><text:span text:style-name="T2">'%' </text:span></text:span><text:span text:style-name="style10"><text:span text:style-name="T2">){ </text:span></text:span><text:span text:style-name="style11"><text:span text:style-name="T2">l</text:span></text:span><text:span text:style-name="style10"><text:span text:style-name="T2">=</text:span></text:span><text:span text:style-name="style4"><text:span text:style-name="T2">1</text:span></text:span><text:span text:style-name="style10"><text:span text:style-name="T2">; </text:span></text:span><text:span text:style-name="style11"><text:span text:style-name="T2">A</text:span></text:span><text:span text:style-name="style10"><text:span text:style-name="T2">/=</text:span></text:span><text:span text:style-name="style4"><text:span text:style-name="T2">100.0</text:span></text:span><text:span text:style-name="style10"><text:span text:style-name="T2">; } </text:span></text:span><text:span text:style-name="style5"><text:span text:style-name="T2">else return </text:span></text:span><text:span text:style-name="style4"><text:span text:style-name="T2">0</text:span></text:span><text:span text:style-name="style10"><text:span text:style-name="T2">; </text:span></text:span><text:span text:style-name="style5"><text:span text:style-name="T2">return </text:span></text:span><text:span text:style-name="style11"><text:span text:style-name="T2">s</text:span></text:span><text:span text:style-name="style10"><text:span text:style-name="T2">+</text:span></text:span><text:span text:style-name="style11"><text:span text:style-name="T2">l</text:span></text:span><text:span text:style-name="style10"><text:span text:style-name="T2">; </text:span></text:span><text:span text:style-name="style2"><text:span text:style-name="T2">// проценты</text:span></text:span></text:h>
      <text:h text:style-name="Default" text:outline-level="1"><text:span text:style-name="T2">162 <text:s/></text:span><text:span text:style-name="style10"><text:span text:style-name="T2">}</text:span></text:span></text:h>
      <text:h text:style-name="Default" text:outline-level="1"><text:span text:style-name="T2">163 <text:s/></text:span><text:span text:style-name="style2"><text:span text:style-name="T2">// <text:s text:c="2"/>предустановка посадки с назначением курса и заданной скорости хода корабля</text:span></text:span></text:h>
      <text:h text:style-name="Default" text:outline-level="1"><text:span text:style-name="T2">164 <text:s/></text:span><text:span text:style-name="style2"><text:span text:style-name="T2">//</text:span></text:span></text:h>
      <text:h text:style-name="Default" text:outline-level="1"><text:span text:style-name="T2">165 <text:s/></text:span><text:span text:style-name="style11"><text:span text:style-name="T2">Hull</text:span></text:span><text:span text:style-name="style10"><text:span text:style-name="T2">&amp;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Get</text:span></text:span><text:span text:style-name="style10"><text:span text:style-name="T2">(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s </text:span></text:span><text:span text:style-name="style10"><text:span text:style-name="T2">)</text:span></text:span></text:h>
      <text:h text:style-name="Default" text:outline-level="1"><text:span text:style-name="T2">166 <text:s/></text:span><text:span text:style-name="style10"><text:span text:style-name="T2">{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z</text:span></text:span><text:span text:style-name="style10"><text:span text:style-name="T2">; </text:span></text:span><text:span text:style-name="style5"><text:span text:style-name="T2">Real </text:span></text:span><text:span text:style-name="style11"><text:span text:style-name="T2">W</text:span></text:span><text:span text:style-name="style10"><text:span text:style-name="T2">,</text:span></text:span><text:span text:style-name="style11"><text:span text:style-name="T2">D</text:span></text:span><text:span text:style-name="style10"><text:span text:style-name="T2">=-</text:span></text:span><text:span text:style-name="style4"><text:span text:style-name="T2">1</text:span></text:span><text:span text:style-name="style10"><text:span text:style-name="T2">; <text:s text:c="10"/></text:span></text:span><text:span text:style-name="style2"><text:span text:style-name="T2">// числовые величины разделяются запятыми</text:span></text:span></text:h>
      <text:h text:style-name="Default" text:outline-level="1"><text:span text:style-name="T2">167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 <text:s/></text:span></text:span><text:span text:style-name="style15"><text:span text:style-name="T2">//! ограничение поля новой числовой величины</text:span></text:span></text:h>
      <text:h text:style-name="Default" text:outline-level="1"><text:span text:style-name="T2">168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 <text:s text:c="14"/></text:span></text:span><text:span text:style-name="style2"><text:span text:style-name="T2">// <text:s/>изначальный курс корабля в румбах или °'"</text:span></text:span></text:h>
      <text:h text:style-name="Default" text:outline-level="1"><text:span text:style-name="T2">169 <text:s text:c="3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strpbrk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NOSW" </text:span></text:span><text:span text:style-name="style10"><text:span text:style-name="T2">) ){ </text:span></text:span><text:span text:style-name="style11"><text:span text:style-name="T2">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Course </text:span></text:span><text:span text:style-name="style10"><text:span text:style-name="T2">); </text:span></text:span><text:span text:style-name="style11"><text:span text:style-name="T2">Course</text:span></text:span><text:span text:style-name="style10"><text:span text:style-name="T2">*=</text:span></text:span><text:span text:style-name="style11"><text:span text:style-name="T2">_dR</text:span></text:span><text:span text:style-name="style10"><text:span text:style-name="T2">; }</text:span></text:span></text:h>
      <text:h text:style-name="Default" text:outline-level="1"><text:span text:style-name="T2">170 <text:s text:c="25"/></text:span><text:span text:style-name="style5"><text:span text:style-name="T2">else </text:span></text:span><text:span text:style-name="style10"><text:span text:style-name="T2">{ </text:span></text:span><text:span text:style-name="style11"><text:span text:style-name="T2">A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Course </text:span></text:span><text:span text:style-name="style10"><text:span text:style-name="T2">); </text:span></text:span><text:span text:style-name="style11"><text:span text:style-name="T2">Course</text:span></text:span><text:span text:style-name="style10"><text:span text:style-name="T2">*=</text:span></text:span><text:span text:style-name="style11"><text:span text:style-name="T2">_dR</text:span></text:span><text:span text:style-name="style10"><text:span text:style-name="T2">; } }</text:span></text:span></text:h>
      <text:h text:style-name="Default" text:outline-level="1"><text:span text:style-name="T2">171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 <text:s text:c="18"/></text:span></text:span><text:span text:style-name="style15"><text:span text:style-name="T2">//! заданная скорость хода: Fn, узлы или м/с</text:span></text:span></text:h>
      <text:h text:style-name="Default" text:outline-level="1"><text:span text:style-name="T2">172 <text:s text:c="3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173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 <text:s text:c="12"/></text:span></text:span><text:span text:style-name="style2"><text:span text:style-name="T2">// выборка величины назначаемой скорости хода</text:span></text:span></text:h>
      <text:h text:style-name="Default" text:outline-level="1"><text:span text:style-name="T2">174 <text:s text:c="5"/></text:span><text:span text:style-name="style10"><text:span text:style-name="T2">{ </text:span></text:span><text:span text:style-name="style11"><text:span text:style-name="T2">cSp</text:span></text:span><text:span text:style-name="style10"><text:span text:style-name="T2">=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&amp;</text:span></text:span><text:span text:style-name="style11"><text:span text:style-name="T2">s </text:span></text:span><text:span text:style-name="style10"><text:span text:style-name="T2">); </text:span></text:span><text:span text:style-name="style5"><text:span text:style-name="T2">while</text:span></text:span><text:span text:style-name="style10"><text:span text:style-name="T2">( *</text:span></text:span><text:span text:style-name="style11"><text:span text:style-name="T2">s </text:span></text:span><text:span text:style-name="style10"><text:span text:style-name="T2">&amp;&amp; *</text:span></text:span><text:span text:style-name="style11"><text:span text:style-name="T2">s</text:span></text:span><text:span text:style-name="style10"><text:span text:style-name="T2">&lt;=</text:span></text:span><text:span text:style-name="style7"><text:span text:style-name="T2">' ' </text:span></text:span><text:span text:style-name="style10"><text:span text:style-name="T2">)++</text:span></text:span><text:span text:style-name="style11"><text:span text:style-name="T2">s</text:span></text:span><text:span text:style-name="style10"><text:span text:style-name="T2">; <text:s/></text:span></text:span><text:span text:style-name="style2"><text:span text:style-name="T2">// очистка левых пробелов</text:span></text:span></text:h>
      <text:h text:style-name="Default" text:outline-level="1"><text:span text:style-name="T2">175 <text:s text:c="7"/></text:span><text:span text:style-name="style11"><text:span text:style-name="T2">W </text:span></text:span><text:span text:style-name="style10"><text:span text:style-name="T2">= </text:span></text:span><text:span text:style-name="style11"><text:span text:style-name="T2">sqrt</text:span></text:span><text:span text:style-name="style10"><text:span text:style-name="T2">( </text:span></text:span><text:span text:style-name="style11"><text:span text:style-name="T2">_g</text:span></text:span><text:span text:style-name="style10"><text:span text:style-name="T2">*</text:span></text:span><text:span text:style-name="style11"><text:span text:style-name="T2">Length </text:span></text:span><text:span text:style-name="style10"><text:span text:style-name="T2">); <text:s text:c="7"/></text:span></text:span><text:span text:style-name="style2"><text:span text:style-name="T2">// Фрудовский множитель к масштабу скорости</text:span></text:span></text:h>
      <text:h text:style-name="Default" text:outline-level="1"><text:span text:style-name="T2">176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узл"</text:span></text:span><text:span text:style-name="style10"><text:span text:style-name="T2">,</text:span></text:span><text:span text:style-name="style11"><text:span text:style-name="T2">strlen</text:span></text:span><text:span text:style-name="style10"><text:span text:style-name="T2">(</text:span></text:span><text:span text:style-name="style6"><text:span text:style-name="T2">"узл"</text:span></text:span><text:span text:style-name="style10"><text:span text:style-name="T2">) ) )</text:span></text:span><text:span text:style-name="style11"><text:span text:style-name="T2">cSp</text:span></text:span><text:span text:style-name="style10"><text:span text:style-name="T2">*=</text:span></text:span><text:span text:style-name="style11"><text:span text:style-name="T2">_Mile</text:span></text:span><text:span text:style-name="style10"><text:span text:style-name="T2">/</text:span></text:span><text:span text:style-name="style4"><text:span text:style-name="T2">3600.0</text:span></text:span><text:span text:style-name="style10"><text:span text:style-name="T2">; </text:span></text:span><text:span text:style-name="style5"><text:span text:style-name="T2">else <text:s/></text:span></text:span><text:span text:style-name="style2"><text:span text:style-name="T2">// в узлах</text:span></text:span></text:h>
      <text:h text:style-name="Default" text:outline-level="1"><text:span text:style-name="T2">177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memcmp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м/с"</text:span></text:span><text:span text:style-name="style10"><text:span text:style-name="T2">,</text:span></text:span><text:span text:style-name="style11"><text:span text:style-name="T2">strlen</text:span></text:span><text:span text:style-name="style10"><text:span text:style-name="T2">(</text:span></text:span><text:span text:style-name="style6"><text:span text:style-name="T2">"м/с"</text:span></text:span><text:span text:style-name="style10"><text:span text:style-name="T2">) ) ){ </text:span></text:span><text:span text:style-name="style11"><text:span text:style-name="T2">AtoA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cSp </text:span></text:span><text:span text:style-name="style10"><text:span text:style-name="T2">); </text:span></text:span><text:span text:style-name="style11"><text:span text:style-name="T2">cSp</text:span></text:span><text:span text:style-name="style10"><text:span text:style-name="T2">*=</text:span></text:span><text:span text:style-name="style11"><text:span text:style-name="T2">W</text:span></text:span><text:span text:style-name="style10"><text:span text:style-name="T2">; } </text:span></text:span><text:span text:style-name="style2"><text:span text:style-name="T2">// и Фруд</text:span></text:span></text:h>
      <text:h text:style-name="Default" text:outline-level="1"><text:span text:style-name="T2">178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cSp</text:span></text:span><text:span text:style-name="style10"><text:span text:style-name="T2">/</text:span></text:span><text:span text:style-name="style11"><text:span text:style-name="T2">W</text:span></text:span><text:span text:style-name="style10"><text:span text:style-name="T2">&gt;</text:span></text:span><text:span text:style-name="style4"><text:span text:style-name="T2">0.8 </text:span></text:span><text:span text:style-name="style10"><text:span text:style-name="T2">)</text:span></text:span><text:span text:style-name="style11"><text:span text:style-name="T2">cSp</text:span></text:span><text:span text:style-name="style10"><text:span text:style-name="T2">=</text:span></text:span><text:span text:style-name="style4"><text:span text:style-name="T2">0.8</text:span></text:span><text:span text:style-name="style10"><text:span text:style-name="T2">*</text:span></text:span><text:span text:style-name="style11"><text:span text:style-name="T2">W</text:span></text:span><text:span text:style-name="style10"><text:span text:style-name="T2">; <text:s text:c="32"/></text:span></text:span><text:span text:style-name="style2"><text:span text:style-name="T2">// cSp =&gt; Speed</text:span></text:span></text:h>
      <text:h text:style-name="Default" text:outline-level="1"><text:span text:style-name="T2">179 <text:s text:c="5"/></text:span><text:span text:style-name="style10"><text:span text:style-name="T2">}</text:span></text:span></text:h>
      <text:h text:style-name="Default" text:outline-level="1"><text:span text:style-name="T2">180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 <text:s text:c="18"/></text:span></text:span><text:span text:style-name="style15"><text:span text:style-name="T2">//! изменение или переназначение осадки</text:span></text:span></text:h>
      <text:h text:style-name="Default" text:outline-level="1"><text:span text:style-name="T2">181 <text:s text:c="5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182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 <text:s text:c="12"/></text:span></text:span><text:span text:style-name="style2"><text:span text:style-name="T2">// изменение осадки или её переназначение</text:span></text:span></text:h>
      <text:h text:style-name="Default" text:outline-level="1"><text:span text:style-name="T2">183 <text:s text:c="7"/></text:span><text:span text:style-name="style10"><text:span text:style-name="T2">{ </text:span></text:span><text:span text:style-name="style5"><text:span text:style-name="T2">bool </text:span></text:span><text:span text:style-name="style11"><text:span text:style-name="T2">c</text:span></text:span><text:span text:style-name="style10"><text:span text:style-name="T2">=</text:span></text:span><text:span text:style-name="style11"><text:span text:style-name="T2">strpbrk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+-" </text:span></text:span><text:span text:style-name="style10"><text:span text:style-name="T2">)!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D</text:span></text:span><text:span text:style-name="style10"><text:span text:style-name="T2">=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&amp;</text:span></text:span><text:span text:style-name="style11"><text:span text:style-name="T2">s </text:span></text:span><text:span text:style-name="style10"><text:span text:style-name="T2">); </text:span></text:span><text:span text:style-name="style11"><text:span text:style-name="T2">AtoM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D </text:span></text:span><text:span text:style-name="style10"><text:span text:style-name="T2">);</text:span></text:span></text:h>
      <text:h text:style-name="Default" text:outline-level="1"><text:span text:style-name="T2">184 <text:s text:c="9"/></text:span><text:span text:style-name="style5"><text:span text:style-name="T2">if</text:span></text:span><text:span text:style-name="style10"><text:span text:style-name="T2">( </text:span></text:span><text:span text:style-name="style11"><text:span text:style-name="T2">c </text:span></text:span><text:span text:style-name="style10"><text:span text:style-name="T2">)</text:span></text:span><text:span text:style-name="style11"><text:span text:style-name="T2">D</text:span></text:span><text:span text:style-name="style10"><text:span text:style-name="T2">+=</text:span></text:span><text:span text:style-name="style11"><text:span text:style-name="T2">Draught</text:span></text:span><text:span text:style-name="style10"><text:span text:style-name="T2">; <text:s text:c="9"/></text:span></text:span><text:span text:style-name="style2"><text:span text:style-name="T2">// отсрочка пересчитывания из-за getString</text:span></text:span></text:h>
      <text:h text:style-name="Default" text:outline-level="1"><text:span text:style-name="T2">185 <text:s text:c="7"/></text:span><text:span text:style-name="style10"><text:span text:style-name="T2">}</text:span></text:span></text:h>
      <text:h text:style-name="Default" text:outline-level="1"><text:span text:style-name="T2">186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 <text:s text:c="11"/></text:span></text:span><text:span text:style-name="style15"><text:span text:style-name="T2">//! установка дифферента по динамической статике</text:span></text:span></text:h>
      <text:h text:style-name="Default" text:outline-level="1"><text:span text:style-name="T2">187 <text:s text:c="7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188 <text:s text:c="9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</text:span></text:span></text:h>
      <text:h text:style-name="Default" text:outline-level="1"><text:span text:style-name="T2">189 <text:s text:c="9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°" </text:span></text:span><text:span text:style-name="style10"><text:span text:style-name="T2">) || </text:span></text:span><text:span text:style-name="style11"><text:span text:style-name="T2">strpbrk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\"'"</text:span></text:span><text:span text:style-name="style10"><text:span text:style-name="T2">) )</text:span></text:span></text:h>
      <text:h text:style-name="Default" text:outline-level="1"><text:span text:style-name="T2">190 <text:s text:c="11"/></text:span><text:span text:style-name="style10"><text:span text:style-name="T2">{ </text:span></text:span><text:span text:style-name="style11"><text:span text:style-name="T2">A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Trim </text:span></text:span><text:span text:style-name="style10"><text:span text:style-name="T2">); </text:span></text:span><text:span text:style-name="style11"><text:span text:style-name="T2">Trim</text:span></text:span><text:span text:style-name="style10"><text:span text:style-name="T2">*=</text:span></text:span><text:span text:style-name="style11"><text:span text:style-name="T2">_dR</text:span></text:span><text:span text:style-name="style10"><text:span text:style-name="T2">; } </text:span></text:span><text:span text:style-name="style5"><text:span text:style-name="T2">else <text:s text:c="6"/></text:span></text:span><text:span text:style-name="style2"><text:span text:style-name="T2">// сходу в угловой мере или</text:span></text:span></text:h>
      <text:h text:style-name="Default" text:outline-level="1"><text:span text:style-name="T2">191 <text:s text:c="11"/></text:span><text:span text:style-name="style10"><text:span text:style-name="T2">{ </text:span></text:span><text:span text:style-name="style11"><text:span text:style-name="T2">Trim</text:span></text:span><text:span text:style-name="style10"><text:span text:style-name="T2">=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&amp;</text:span></text:span><text:span text:style-name="style11"><text:span text:style-name="T2">s </text:span></text:span><text:span text:style-name="style10"><text:span text:style-name="T2">); <text:s text:c="19"/></text:span></text:span><text:span text:style-name="style2"><text:span text:style-name="T2">// по окончанию в остатках</text:span></text:span></text:h>
      <text:h text:style-name="Default" text:outline-level="1"><text:span text:style-name="T2">192 <text:s text:c="13"/></text:span><text:span text:style-name="style5"><text:span text:style-name="T2">if</text:span></text:span><text:span text:style-name="style10"><text:span text:style-name="T2">( !</text:span></text:span><text:span text:style-name="style11"><text:span text:style-name="T2">AtoM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Trim </text:span></text:span><text:span text:style-name="style10"><text:span text:style-name="T2">) ) <text:s text:c="18"/></text:span></text:span><text:span text:style-name="style2"><text:span text:style-name="T2">// с дифферентом в метрах</text:span></text:span></text:h>
      <text:h text:style-name="Default" text:outline-level="1"><text:span text:style-name="T2">193 <text:s text:c="13"/></text:span><text:span text:style-name="style10"><text:span text:style-name="T2">{ </text:span></text:span><text:span text:style-name="style11"><text:span text:style-name="T2">AtoA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Trim </text:span></text:span><text:span text:style-name="style10"><text:span text:style-name="T2">); </text:span></text:span><text:span text:style-name="style11"><text:span text:style-name="T2">Trim</text:span></text:span><text:span text:style-name="style10"><text:span text:style-name="T2">*=</text:span></text:span><text:span text:style-name="style11"><text:span text:style-name="T2">Draught</text:span></text:span><text:span text:style-name="style10"><text:span text:style-name="T2">; <text:s text:c="7"/></text:span></text:span><text:span text:style-name="style2"><text:span text:style-name="T2">// или относительно осадки</text:span></text:span></text:h>
      <text:h text:style-name="Default" text:outline-level="1"><text:span text:style-name="T2">194 <text:s text:c="13"/></text:span><text:span text:style-name="style10"><text:span text:style-name="T2">} </text:span></text:span><text:span text:style-name="style11"><text:span text:style-name="T2">Trim</text:span></text:span><text:span text:style-name="style10"><text:span text:style-name="T2">=</text:span></text:span><text:span text:style-name="style11"><text:span text:style-name="T2">asin</text:span></text:span><text:span text:style-name="style10"><text:span text:style-name="T2">( </text:span></text:span><text:span text:style-name="style4"><text:span text:style-name="T2">2.0</text:span></text:span><text:span text:style-name="style10"><text:span text:style-name="T2">*</text:span></text:span><text:span text:style-name="style11"><text:span text:style-name="T2">Trim</text:span></text:span><text:span text:style-name="style10"><text:span text:style-name="T2">/</text:span></text:span><text:span text:style-name="style11"><text:span text:style-name="T2">Length </text:span></text:span><text:span text:style-name="style10"><text:span text:style-name="T2">); <text:s text:c="8"/></text:span></text:span><text:span text:style-name="style2"><text:span text:style-name="T2">// к полудлине корпуса</text:span></text:span></text:h>
      <text:h text:style-name="Default" text:outline-level="1"><text:span text:style-name="T2">195 <text:s text:c="11"/></text:span><text:span text:style-name="style10"><text:span text:style-name="T2">}</text:span></text:span></text:h>
      <text:h text:style-name="Default" text:outline-level="1"><text:span text:style-name="T2">196 <text:s text:c="11"/></text:span><text:span text:style-name="style5"><text:span text:style-name="T2">if</text:span></text:span><text:span text:style-name="style10"><text:span text:style-name="T2">( </text:span></text:span><text:span text:style-name="style11"><text:span text:style-name="T2">sin</text:span></text:span><text:span text:style-name="style10"><text:span text:style-name="T2">( </text:span></text:span><text:span text:style-name="style11"><text:span text:style-name="T2">fabs</text:span></text:span><text:span text:style-name="style10"><text:span text:style-name="T2">( </text:span></text:span><text:span text:style-name="style11"><text:span text:style-name="T2">Trim </text:span></text:span><text:span text:style-name="style10"><text:span text:style-name="T2">)*</text:span></text:span><text:span text:style-name="style11"><text:span text:style-name="T2">Length</text:span></text:span><text:span text:style-name="style10"><text:span text:style-name="T2">/</text:span></text:span><text:span text:style-name="style4"><text:span text:style-name="T2">2.0</text:span></text:span><text:span text:style-name="style10"><text:span text:style-name="T2">&gt;</text:span></text:span><text:span text:style-name="style11"><text:span text:style-name="T2">Draught </text:span></text:span><text:span text:style-name="style10"><text:span text:style-name="T2">) ) <text:s text:c="6"/></text:span></text:span><text:span text:style-name="style2"><text:span text:style-name="T2">// ограничение</text:span></text:span></text:h>
      <text:h text:style-name="Default" text:outline-level="1"><text:span text:style-name="T2">197 <text:s text:c="13"/></text:span><text:span text:style-name="style11"><text:span text:style-name="T2">Trim</text:span></text:span><text:span text:style-name="style10"><text:span text:style-name="T2">=</text:span></text:span><text:span text:style-name="style11"><text:span text:style-name="T2">asin</text:span></text:span><text:span text:style-name="style10"><text:span text:style-name="T2">( </text:span></text:span><text:span text:style-name="style4"><text:span text:style-name="T2">2</text:span></text:span><text:span text:style-name="style10"><text:span text:style-name="T2">*</text:span></text:span><text:span text:style-name="style11"><text:span text:style-name="T2">copysign</text:span></text:span><text:span text:style-name="style10"><text:span text:style-name="T2">( </text:span></text:span><text:span text:style-name="style11"><text:span text:style-name="T2">Draught</text:span></text:span><text:span text:style-name="style10"><text:span text:style-name="T2">,</text:span></text:span><text:span text:style-name="style11"><text:span text:style-name="T2">Trim </text:span></text:span><text:span text:style-name="style10"><text:span text:style-name="T2">)/</text:span></text:span><text:span text:style-name="style11"><text:span text:style-name="T2">Length </text:span></text:span><text:span text:style-name="style10"><text:span text:style-name="T2">); <text:s/></text:span></text:span><text:span text:style-name="style2"><text:span text:style-name="T2">// макс.дифферента</text:span></text:span></text:h>
      <text:h text:style-name="Default" text:outline-level="1"><text:span text:style-name="T2">198 <text:s text:c="9"/></text:span><text:span text:style-name="style10"><text:span text:style-name="T2">}</text:span></text:span></text:h>
      <text:h text:style-name="Default" text:outline-level="1"><text:span text:style-name="T2">199 <text:s text:c="9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 <text:s/></text:span></text:span><text:span text:style-name="style2"><text:span text:style-name="T2">// считывание начальной/исходной метацентрической высоты</text:span></text:span></text:h>
      <text:h text:style-name="Default" text:outline-level="1"><text:span text:style-name="T2">200 <text:s text:c="9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201 <text:s text:c="11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{ </text:span></text:span><text:span text:style-name="style11"><text:span text:style-name="T2">hX</text:span></text:span><text:span text:style-name="style10"><text:span text:style-name="T2">=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&amp;</text:span></text:span><text:span text:style-name="style11"><text:span text:style-name="T2">s </text:span></text:span><text:span text:style-name="style10"><text:span text:style-name="T2">);</text:span></text:span></text:h>
      <text:h text:style-name="Default" text:outline-level="1"><text:span text:style-name="T2">202 <text:s text:c="13"/></text:span><text:span text:style-name="style5"><text:span text:style-name="T2">if</text:span></text:span><text:span text:style-name="style10"><text:span text:style-name="T2">( </text:span></text:span><text:span text:style-name="style11"><text:span text:style-name="T2">wcspbrk</text:span></text:span><text:span text:style-name="style10"><text:span text:style-name="T2">( </text:span></text:span><text:span text:style-name="style11"><text:span text:style-name="T2">U2W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,</text:span></text:span><text:span text:style-name="style6"><text:span text:style-name="T2">L"м"</text:span></text:span><text:span text:style-name="style10"><text:span text:style-name="T2">) )</text:span></text:span><text:span text:style-name="style11"><text:span text:style-name="T2">AtoM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hX </text:span></text:span><text:span text:style-name="style10"><text:span text:style-name="T2">); </text:span></text:span><text:span text:style-name="style2"><text:span text:style-name="T2">// в абсолютных метрах</text:span></text:span></text:h>
      <text:h text:style-name="Default" text:outline-level="1"><text:span text:style-name="T2">203 <text:s text:c="13"/></text:span><text:span text:style-name="style5"><text:span text:style-name="T2">else </text:span></text:span><text:span text:style-name="style10"><text:span text:style-name="T2">{ </text:span></text:span><text:span text:style-name="style11"><text:span text:style-name="T2">AtoA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hX </text:span></text:span><text:span text:style-name="style10"><text:span text:style-name="T2">); </text:span></text:span><text:span text:style-name="style11"><text:span text:style-name="T2">hX</text:span></text:span><text:span text:style-name="style10"><text:span text:style-name="T2">*=</text:span></text:span><text:span text:style-name="style11"><text:span text:style-name="T2">Breadth</text:span></text:span><text:span text:style-name="style10"><text:span text:style-name="T2">; } <text:s text:c="5"/></text:span></text:span><text:span text:style-name="style2"><text:span text:style-name="T2">// или относительно ширины</text:span></text:span></text:h>
      <text:h text:style-name="Default" text:outline-level="1"><text:span text:style-name="T2">204 <text:s text:c="11"/></text:span><text:span text:style-name="style10"><text:span text:style-name="T2">}</text:span></text:span></text:h>
      <text:h text:style-name="Default" text:outline-level="1"><text:span text:style-name="T2">205 <text:s text:c="11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 <text:s text:c="7"/></text:span></text:span><text:span text:style-name="style15"><text:span text:style-name="T2">//! выбор модели штормовой гидромеханики корабля</text:span></text:span></text:h>
      <text:h text:style-name="Default" text:outline-level="1"><text:span text:style-name="T2">206 <text:s text:c="11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 </text:span></text:span><text:span text:style-name="style10"><text:span text:style-name="T2">) )</text:span></text:span><text:span text:style-name="style11"><text:span text:style-name="T2">Statum</text:span></text:span><text:span text:style-name="style10"><text:span text:style-name="T2">=</text:span></text:span><text:span text:style-name="style5"><text:span text:style-name="T2">byte</text:span></text:span><text:span text:style-name="style10"><text:span text:style-name="T2">( </text:span></text:span><text:span text:style-name="style16"><text:span text:style-name="T2">minmax</text:span></text:span><text:span text:style-name="style10"><text:span text:style-name="T2">( 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atoi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,</text:span></text:span><text:span text:style-name="style4"><text:span text:style-name="T2">4 </text:span></text:span><text:span text:style-name="style10"><text:span text:style-name="T2">) );</text:span></text:span></text:h>
      <text:h text:style-name="Default" text:outline-level="1"><text:span text:style-name="T2">207 <text:s text:c="7"/></text:span><text:span text:style-name="style10"><text:span text:style-name="T2">} }</text:span></text:span></text:h>
      <text:h text:style-name="Default" text:outline-level="1"><text:span text:style-name="T2">208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D</text:span></text:span><text:span text:style-name="style10"><text:span text:style-name="T2">&gt;</text:span></text:span><text:span text:style-name="style4"><text:span text:style-name="T2">0 </text:span></text:span><text:span text:style-name="style10"><text:span text:style-name="T2">&amp;&amp; </text:span></text:span><text:span text:style-name="style11"><text:span text:style-name="T2">D</text:span></text:span><text:span text:style-name="style10"><text:span text:style-name="T2">!=</text:span></text:span><text:span text:style-name="style11"><text:span text:style-name="T2">Draught </text:span></text:span><text:span text:style-name="style10"><text:span text:style-name="T2">) <text:s text:c="4"/></text:span></text:span><text:span text:style-name="style2"><text:span text:style-name="T2">// изменение конструктивной осадки парохода</text:span></text:span></text:h>
      <text:h text:style-name="Default" text:outline-level="1"><text:span text:style-name="T2">209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Read</text:span></text:span><text:span text:style-name="style10"><text:span text:style-name="T2">( </text:span></text:span><text:span text:style-name="style11"><text:span text:style-name="T2">FileName</text:span></text:span><text:span text:style-name="style10"><text:span text:style-name="T2">,</text:span></text:span><text:span text:style-name="style11"><text:span text:style-name="T2">D </text:span></text:span><text:span text:style-name="style10"><text:span text:style-name="T2">) )</text:span></text:span><text:span text:style-name="style11"><text:span text:style-name="T2">Break</text:span></text:span><text:span text:style-name="style10"><text:span text:style-name="T2">( </text:span></text:span><text:span text:style-name="style6"><text:span text:style-name="T2">"Ошибка смены осадки: %s"</text:span></text:span><text:span text:style-name="style10"><text:span text:style-name="T2">,</text:span></text:span><text:span text:style-name="style11"><text:span text:style-name="T2">FileName </text:span></text:span><text:span text:style-name="style10"><text:span text:style-name="T2">);</text:span></text:span></text:h>
      <text:h text:style-name="Default" text:outline-level="1"><text:span text:style-name="T2">210 <text:s text:c="3"/></text:span><text:span text:style-name="style10"><text:span text:style-name="T2">} } </text:span></text:span><text:span text:style-name="style5"><text:span text:style-name="T2">return </text:span></text:span><text:span text:style-name="style11"><text:span text:style-name="T2">Initial</text:span></text:span><text:span text:style-name="style10"><text:span text:style-name="T2">();</text:span></text:span></text:h>
      <text:h text:style-name="Default" text:outline-level="1"><text:span text:style-name="T2">211 <text:s/></text:span><text:span text:style-name="style10"><text:span text:style-name="T2">}</text:span></text:span></text:h>
      <text:h text:style-name="Default" text:outline-level="1"><text:span text:style-name="T2">212 <text:s/></text:span><text:span text:style-name="style2"><text:span text:style-name="T2">// <text:s text:c="3"/>выборка факторов демпфирования поступательных и угловых колебаний корпуса</text:span></text:span></text:h>
      <text:h text:style-name="Default" text:outline-level="1"><text:span text:style-name="T2">213 <text:s/></text:span><text:span text:style-name="style2"><text:span text:style-name="T2">//</text:span></text:span></text:h>
      <text:h text:style-name="Default" text:outline-level="1"><text:span text:style-name="T2">214 <text:s/></text:span><text:span text:style-name="style11"><text:span text:style-name="T2">Hull</text:span></text:span><text:span text:style-name="style10"><text:span text:style-name="T2">&amp;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GetDam</text:span></text:span><text:span text:style-name="style10"><text:span text:style-name="T2">(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s </text:span></text:span><text:span text:style-name="style10"><text:span text:style-name="T2">)</text:span></text:span></text:h>
      <text:h text:style-name="Default" text:outline-level="1"><text:span text:style-name="T2">215 <text:s/></text:span><text:span text:style-name="style10"><text:span text:style-name="T2">{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z</text:span></text:span><text:span text:style-name="style10"><text:span text:style-name="T2">; <text:s text:c="21"/></text:span></text:span><text:span text:style-name="style2"><text:span text:style-name="T2">// тройки числовых величины разделяются запятой</text:span></text:span></text:h>
      <text:h text:style-name="Default" text:outline-level="1"><text:span text:style-name="T2">216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 </text:span></text:span><text:span text:style-name="style15"><text:span text:style-name="T2">//! <text:s text:c="2"/>ограничение поля новой числовой величины</text:span></text:span></text:h>
      <text:h text:style-name="Default" text:outline-level="1"><text:span text:style-name="T2">217 <text:s text:c="3"/></text:span><text:span text:style-name="style11"><text:span text:style-name="T2">sscanf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%lg%lg%lg"</text:span></text:span><text:span text:style-name="style10"><text:span text:style-name="T2">,&amp;</text:span></text:span><text:span text:style-name="style11"><text:span text:style-name="T2">muF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&amp;</text:span></text:span><text:span text:style-name="style11"><text:span text:style-name="T2">muF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&amp;</text:span></text:span><text:span text:style-name="style11"><text:span text:style-name="T2">muF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); <text:s text:c="5"/></text:span></text:span><text:span text:style-name="style2"><text:span text:style-name="T2">// пустой строке числе нет</text:span></text:span></text:h>
      <text:h text:style-name="Default" text:outline-level="1"><text:span text:style-name="T2">218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)</text:span></text:span></text:h>
      <text:h text:style-name="Default" text:outline-level="1"><text:span text:style-name="T2">219 <text:s text:c="3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 </text:span></text:span><text:span text:style-name="style2"><text:span text:style-name="T2">// к фактору компенсации парадокса Даламбера</text:span></text:span></text:h>
      <text:h text:style-name="Default" text:outline-level="1"><text:span text:style-name="T2">220 <text:s text:c="5"/></text:span><text:span text:style-name="style11"><text:span text:style-name="T2">sscanf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%lg%lg%lg"</text:span></text:span><text:span text:style-name="style10"><text:span text:style-name="T2">,&amp;</text:span></text:span><text:span text:style-name="style11"><text:span text:style-name="T2">muM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&amp;</text:span></text:span><text:span text:style-name="style11"><text:span text:style-name="T2">muM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&amp;</text:span></text:span><text:span text:style-name="style11"><text:span text:style-name="T2">muM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);</text:span></text:span></text:h>
      <text:h text:style-name="Default" text:outline-level="1"><text:span text:style-name="T2">221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){ </text:span></text:span><text:span text:style-name="style11"><text:span text:style-name="T2">sscanf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</text:span></text:span><text:span text:style-name="style10"><text:span text:style-name="T2">,</text:span></text:span><text:span text:style-name="style6"><text:span text:style-name="T2">"%lg"</text:span></text:span><text:span text:style-name="style10"><text:span text:style-name="T2">,&amp;</text:span></text:span><text:span text:style-name="style11"><text:span text:style-name="T2">Kv </text:span></text:span><text:span text:style-name="style10"><text:span text:style-name="T2">); </text:span></text:span><text:span text:style-name="style11"><text:span text:style-name="T2">Kv</text:span></text:span><text:span text:style-name="style10"><text:span text:style-name="T2">=</text:span></text:span><text:span text:style-name="style16"><text:span text:style-name="T2">minmax</text:span></text:span><text:span text:style-name="style10"><text:span text:style-name="T2">( </text:span></text:span><text:span text:style-name="style4"><text:span text:style-name="T2">0.0</text:span></text:span><text:span text:style-name="style10"><text:span text:style-name="T2">,</text:span></text:span><text:span text:style-name="style11"><text:span text:style-name="T2">Kv</text:span></text:span><text:span text:style-name="style10"><text:span text:style-name="T2">,</text:span></text:span><text:span text:style-name="style4"><text:span text:style-name="T2">1.0 </text:span></text:span><text:span text:style-name="style10"><text:span text:style-name="T2">); }</text:span></text:span></text:h>
      <text:h text:style-name="Default" text:outline-level="1"><text:span text:style-name="T2">222 <text:s text:c="3"/></text:span><text:span text:style-name="style10"><text:span text:style-name="T2">} </text:span></text:span><text:span text:style-name="style11"><text:span text:style-name="T2">DampInit</text:span></text:span><text:span text:style-name="style10"><text:span text:style-name="T2">(); 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223 <text:s/></text:span><text:span text:style-name="style10"><text:span text:style-name="T2">}</text:span></text:span></text:h>
      <text:h text:style-name="Default" text:outline-level="1"><text:span text:style-name="T2">224 <text:s/></text:span><text:span text:style-name="style11"><text:span text:style-name="T2">Hull</text:span></text:span><text:span text:style-name="style10"><text:span text:style-name="T2">&amp;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GetExp</text:span></text:span><text:span text:style-name="style10"><text:span text:style-name="T2">(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s </text:span></text:span><text:span text:style-name="style10"><text:span text:style-name="T2">) <text:s/></text:span></text:span><text:span text:style-name="style2"><text:span text:style-name="T2">// выборка ключевых слов с произвольным порядком</text:span></text:span></text:h>
      <text:h text:style-name="Default" text:outline-level="1"><text:span text:style-name="T2">225 <text:s/></text:span><text:span text:style-name="style10"><text:span text:style-name="T2">{ </text:span></text:span><text:span text:style-name="style5"><text:span text:style-name="T2">bool </text:span></text:span><text:span text:style-name="style11"><text:span text:style-name="T2">All</text:span></text:span><text:span text:style-name="style10"><text:span text:style-name="T2">=</text:span></text:span><text:span text:style-name="style5"><text:span text:style-name="T2">false</text:span></text:span><text:span text:style-name="style10"><text:span text:style-name="T2">; </text:span></text:span><text:span text:style-name="style11"><text:span text:style-name="T2">Educt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 text:c="4"/></text:span></text:span><text:span text:style-name="style2"><text:span text:style-name="T2">// и остаётся только то, что выбирается из файла</text:span></text:span></text:h>
      <text:h text:style-name="Default" text:outline-level="1"><text:span text:style-name="T2">226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больш"</text:span></text:span><text:span text:style-name="style10"><text:span text:style-name="T2">))</text:span></text:span><text:span text:style-name="style11"><text:span text:style-name="T2">Educt</text:span></text:span><text:span text:style-name="style10"><text:span text:style-name="T2">|=</text:span></text:span><text:span text:style-name="style4"><text:span text:style-name="T2">0x200</text:span></text:span><text:span text:style-name="style10"><text:span text:style-name="T2">; <text:s/></text:span></text:span><text:span text:style-name="style2"><text:span text:style-name="T2">// протокол только наи&lt;больш&gt;их величин</text:span></text:span></text:h>
      <text:h text:style-name="Default" text:outline-level="1"><text:span text:style-name="T2">227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всё" </text:span></text:span><text:span text:style-name="style10"><text:span text:style-name="T2">) ){ </text:span></text:span><text:span text:style-name="style11"><text:span text:style-name="T2">Educt</text:span></text:span><text:span text:style-name="style10"><text:span text:style-name="T2">|=</text:span></text:span><text:span text:style-name="style4"><text:span text:style-name="T2">0xFF</text:span></text:span><text:span text:style-name="style10"><text:span text:style-name="T2">; </text:span></text:span><text:span text:style-name="style11"><text:span text:style-name="T2">All</text:span></text:span><text:span text:style-name="style10"><text:span text:style-name="T2">=</text:span></text:span><text:span text:style-name="style5"><text:span text:style-name="T2">true</text:span></text:span><text:span text:style-name="style10"><text:span text:style-name="T2">; } </text:span></text:span><text:span text:style-name="style2"><text:span text:style-name="T2">// &lt;всё&gt; станет исключением</text:span></text:span></text:h>
      <text:h text:style-name="Default" text:outline-level="1"><text:soft-page-break/><text:span text:style-name="T2">228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ход" </text:span></text:span><text:span text:style-name="style10"><text:span text:style-name="T2">) )</text:span></text:span><text:span text:style-name="style11"><text:span text:style-name="T2">Educt</text:span></text:span><text:span text:style-name="style10"><text:span text:style-name="T2">=</text:span></text:span><text:span text:style-name="style11"><text:span text:style-name="T2">All</text:span></text:span><text:span text:style-name="style10"><text:span text:style-name="T2">? </text:span></text:span><text:span text:style-name="style11"><text:span text:style-name="T2">Educt</text:span></text:span><text:span text:style-name="style10"><text:span text:style-name="T2">&amp;~</text:span></text:span><text:span text:style-name="style4"><text:span text:style-name="T2">1 </text:span></text:span><text:span text:style-name="style10"><text:span text:style-name="T2">: </text:span></text:span><text:span text:style-name="style11"><text:span text:style-name="T2">Educt</text:span></text:span><text:span text:style-name="style10"><text:span text:style-name="T2">|</text:span></text:span><text:span text:style-name="style4"><text:span text:style-name="T2">1</text:span></text:span><text:span text:style-name="style10"><text:span text:style-name="T2">; </text:span></text:span><text:span text:style-name="style2"><text:span text:style-name="T2">// скорость &lt;ход&gt;а</text:span></text:span></text:h>
      <text:h text:style-name="Default" text:outline-level="1"><text:span text:style-name="T2">229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рыск"</text:span></text:span><text:span text:style-name="style10"><text:span text:style-name="T2">) )</text:span></text:span><text:span text:style-name="style11"><text:span text:style-name="T2">Educt</text:span></text:span><text:span text:style-name="style10"><text:span text:style-name="T2">=</text:span></text:span><text:span text:style-name="style11"><text:span text:style-name="T2">All</text:span></text:span><text:span text:style-name="style10"><text:span text:style-name="T2">? </text:span></text:span><text:span text:style-name="style11"><text:span text:style-name="T2">Educt</text:span></text:span><text:span text:style-name="style10"><text:span text:style-name="T2">&amp;~</text:span></text:span><text:span text:style-name="style4"><text:span text:style-name="T2">2 </text:span></text:span><text:span text:style-name="style10"><text:span text:style-name="T2">: </text:span></text:span><text:span text:style-name="style11"><text:span text:style-name="T2">Educt</text:span></text:span><text:span text:style-name="style10"><text:span text:style-name="T2">|</text:span></text:span><text:span text:style-name="style4"><text:span text:style-name="T2">2</text:span></text:span><text:span text:style-name="style10"><text:span text:style-name="T2">; </text:span></text:span><text:span text:style-name="style2"><text:span text:style-name="T2">// &lt;рыск&gt;ание на курсе</text:span></text:span></text:h>
      <text:h text:style-name="Default" text:outline-level="1"><text:span text:style-name="T2">230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верт"</text:span></text:span><text:span text:style-name="style10"><text:span text:style-name="T2">) )</text:span></text:span><text:span text:style-name="style11"><text:span text:style-name="T2">Educt</text:span></text:span><text:span text:style-name="style10"><text:span text:style-name="T2">=</text:span></text:span><text:span text:style-name="style11"><text:span text:style-name="T2">All</text:span></text:span><text:span text:style-name="style10"><text:span text:style-name="T2">? </text:span></text:span><text:span text:style-name="style11"><text:span text:style-name="T2">Educt</text:span></text:span><text:span text:style-name="style10"><text:span text:style-name="T2">&amp;~</text:span></text:span><text:span text:style-name="style4"><text:span text:style-name="T2">4 </text:span></text:span><text:span text:style-name="style10"><text:span text:style-name="T2">: </text:span></text:span><text:span text:style-name="style11"><text:span text:style-name="T2">Educt</text:span></text:span><text:span text:style-name="style10"><text:span text:style-name="T2">|</text:span></text:span><text:span text:style-name="style4"><text:span text:style-name="T2">4</text:span></text:span><text:span text:style-name="style10"><text:span text:style-name="T2">; </text:span></text:span><text:span text:style-name="style2"><text:span text:style-name="T2">// &lt;верт&gt;икальная качка</text:span></text:span></text:h>
      <text:h text:style-name="Default" text:outline-level="1"><text:span text:style-name="T2">231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борт"</text:span></text:span><text:span text:style-name="style10"><text:span text:style-name="T2">) )</text:span></text:span><text:span text:style-name="style11"><text:span text:style-name="T2">Educt</text:span></text:span><text:span text:style-name="style10"><text:span text:style-name="T2">=</text:span></text:span><text:span text:style-name="style11"><text:span text:style-name="T2">All</text:span></text:span><text:span text:style-name="style10"><text:span text:style-name="T2">? </text:span></text:span><text:span text:style-name="style11"><text:span text:style-name="T2">Educt</text:span></text:span><text:span text:style-name="style10"><text:span text:style-name="T2">&amp;~</text:span></text:span><text:span text:style-name="style4"><text:span text:style-name="T2">8 </text:span></text:span><text:span text:style-name="style10"><text:span text:style-name="T2">: </text:span></text:span><text:span text:style-name="style11"><text:span text:style-name="T2">Educt</text:span></text:span><text:span text:style-name="style10"><text:span text:style-name="T2">|</text:span></text:span><text:span text:style-name="style4"><text:span text:style-name="T2">8</text:span></text:span><text:span text:style-name="style10"><text:span text:style-name="T2">; </text:span></text:span><text:span text:style-name="style2"><text:span text:style-name="T2">// &lt;борт&gt;овая качка</text:span></text:span></text:h>
      <text:h text:style-name="Default" text:outline-level="1"><text:span text:style-name="T2">232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кил" </text:span></text:span><text:span text:style-name="style10"><text:span text:style-name="T2">) )</text:span></text:span><text:span text:style-name="style11"><text:span text:style-name="T2">Educt</text:span></text:span><text:span text:style-name="style10"><text:span text:style-name="T2">=</text:span></text:span><text:span text:style-name="style11"><text:span text:style-name="T2">All</text:span></text:span><text:span text:style-name="style10"><text:span text:style-name="T2">? </text:span></text:span><text:span text:style-name="style11"><text:span text:style-name="T2">Educt</text:span></text:span><text:span text:style-name="style10"><text:span text:style-name="T2">&amp;~</text:span></text:span><text:span text:style-name="style4"><text:span text:style-name="T2">16</text:span></text:span><text:span text:style-name="style10"><text:span text:style-name="T2">: </text:span></text:span><text:span text:style-name="style11"><text:span text:style-name="T2">Educt</text:span></text:span><text:span text:style-name="style10"><text:span text:style-name="T2">|</text:span></text:span><text:span text:style-name="style4"><text:span text:style-name="T2">16</text:span></text:span><text:span text:style-name="style10"><text:span text:style-name="T2">;</text:span></text:span><text:span text:style-name="style2"><text:span text:style-name="T2">// &lt;кил&gt;евая качка</text:span></text:span></text:h>
      <text:h text:style-name="Default" text:outline-level="1"><text:span text:style-name="T2">233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корм"</text:span></text:span><text:span text:style-name="style10"><text:span text:style-name="T2">) )</text:span></text:span><text:span text:style-name="style11"><text:span text:style-name="T2">Educt</text:span></text:span><text:span text:style-name="style10"><text:span text:style-name="T2">=</text:span></text:span><text:span text:style-name="style11"><text:span text:style-name="T2">All</text:span></text:span><text:span text:style-name="style10"><text:span text:style-name="T2">? </text:span></text:span><text:span text:style-name="style11"><text:span text:style-name="T2">Educt</text:span></text:span><text:span text:style-name="style10"><text:span text:style-name="T2">&amp;~</text:span></text:span><text:span text:style-name="style4"><text:span text:style-name="T2">32</text:span></text:span><text:span text:style-name="style10"><text:span text:style-name="T2">: </text:span></text:span><text:span text:style-name="style11"><text:span text:style-name="T2">Educt</text:span></text:span><text:span text:style-name="style10"><text:span text:style-name="T2">|</text:span></text:span><text:span text:style-name="style4"><text:span text:style-name="T2">32</text:span></text:span><text:span text:style-name="style10"><text:span text:style-name="T2">; </text:span></text:span><text:span text:style-name="style2"><text:span text:style-name="T2">// ускорения в &lt;корм&gt;е</text:span></text:span></text:h>
      <text:h text:style-name="Default" text:outline-level="1"><text:span text:style-name="T2">234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мид" </text:span></text:span><text:span text:style-name="style10"><text:span text:style-name="T2">) )</text:span></text:span><text:span text:style-name="style11"><text:span text:style-name="T2">Educt</text:span></text:span><text:span text:style-name="style10"><text:span text:style-name="T2">=</text:span></text:span><text:span text:style-name="style11"><text:span text:style-name="T2">All</text:span></text:span><text:span text:style-name="style10"><text:span text:style-name="T2">? </text:span></text:span><text:span text:style-name="style11"><text:span text:style-name="T2">Educt</text:span></text:span><text:span text:style-name="style10"><text:span text:style-name="T2">&amp;~</text:span></text:span><text:span text:style-name="style4"><text:span text:style-name="T2">64</text:span></text:span><text:span text:style-name="style10"><text:span text:style-name="T2">: </text:span></text:span><text:span text:style-name="style11"><text:span text:style-name="T2">Educt</text:span></text:span><text:span text:style-name="style10"><text:span text:style-name="T2">|</text:span></text:span><text:span text:style-name="style4"><text:span text:style-name="T2">64</text:span></text:span><text:span text:style-name="style10"><text:span text:style-name="T2">; <text:s/></text:span></text:span><text:span text:style-name="style2"><text:span text:style-name="T2">// --//-- на &lt;мид&gt;еле</text:span></text:span></text:h>
      <text:h text:style-name="Default" text:outline-level="1"><text:span text:style-name="T2">235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st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нос" </text:span></text:span><text:span text:style-name="style10"><text:span text:style-name="T2">) )</text:span></text:span><text:span text:style-name="style11"><text:span text:style-name="T2">Educt</text:span></text:span><text:span text:style-name="style10"><text:span text:style-name="T2">=</text:span></text:span><text:span text:style-name="style11"><text:span text:style-name="T2">All</text:span></text:span><text:span text:style-name="style10"><text:span text:style-name="T2">? </text:span></text:span><text:span text:style-name="style11"><text:span text:style-name="T2">Educt</text:span></text:span><text:span text:style-name="style10"><text:span text:style-name="T2">&amp;~</text:span></text:span><text:span text:style-name="style4"><text:span text:style-name="T2">128</text:span></text:span><text:span text:style-name="style10"><text:span text:style-name="T2">:</text:span></text:span><text:span text:style-name="style11"><text:span text:style-name="T2">Educt</text:span></text:span><text:span text:style-name="style10"><text:span text:style-name="T2">|</text:span></text:span><text:span text:style-name="style4"><text:span text:style-name="T2">128</text:span></text:span><text:span text:style-name="style10"><text:span text:style-name="T2">; <text:s/></text:span></text:span><text:span text:style-name="style2"><text:span text:style-name="T2">// в &lt;нос&gt;овой части</text:span></text:span></text:h>
      <text:h text:style-name="Default" text:outline-level="1"><text:span text:style-name="T2">236 <text:s text:c="2"/></text:span><text:span text:style-name="style5"><text:span text:style-name="T2">char </text:span></text:span><text:span text:style-name="style10"><text:span text:style-name="T2">*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pbrk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\"'" </text:span></text:span><text:span text:style-name="style10"><text:span text:style-name="T2">);</text:span></text:span></text:h>
      <text:h text:style-name="Default" text:outline-level="1"><text:span text:style-name="T2">237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)</text:span></text:span></text:h>
      <text:h text:style-name="Default" text:outline-level="1"><text:span text:style-name="T2">238 <text:s text:c="3"/></text:span><text:span text:style-name="style10"><text:span text:style-name="T2">{ </text:span></text:span><text:span text:style-name="style5"><text:span text:style-name="T2">Real </text:span></text:span><text:span text:style-name="style11"><text:span text:style-name="T2">c </text:span></text:span><text:span text:style-name="style10"><text:span text:style-name="T2">= </text:span></text:span><text:span text:style-name="style11"><text:span text:style-name="T2">z</text:span></text:span><text:span text:style-name="style10"><text:span text:style-name="T2">[</text:span></text:span><text:span text:style-name="style4"><text:span text:style-name="T2">0</text:span></text:span><text:span text:style-name="style10"><text:span text:style-name="T2">]==</text:span></text:span><text:span text:style-name="style7"><text:span text:style-name="T2">'\''</text:span></text:span><text:span text:style-name="style10"><text:span text:style-name="T2">?</text:span></text:span><text:span text:style-name="style4"><text:span text:style-name="T2">60</text:span></text:span><text:span text:style-name="style10"><text:span text:style-name="T2">:</text:span></text:span><text:span text:style-name="style4"><text:span text:style-name="T2">1</text:span></text:span><text:span text:style-name="style10"><text:span text:style-name="T2">;</text:span></text:span></text:h>
      <text:h text:style-name="Default" text:outline-level="1"><text:span text:style-name="T2">239 <text:s text:c="5"/></text:span><text:span text:style-name="style5"><text:span text:style-name="T2">while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&gt;</text:span></text:span><text:span text:style-name="style11"><text:span text:style-name="T2">s </text:span></text:span><text:span text:style-name="style10"><text:span text:style-name="T2">&amp;&amp; </text:span></text:span><text:span text:style-name="style11"><text:span text:style-name="T2">z</text:span></text:span><text:span text:style-name="style10"><text:span text:style-name="T2">[-</text:span></text:span><text:span text:style-name="style4"><text:span text:style-name="T2">1</text:span></text:span><text:span text:style-name="style10"><text:span text:style-name="T2">]==</text:span></text:span><text:span text:style-name="style7"><text:span text:style-name="T2">' ' </text:span></text:span><text:span text:style-name="style10"><text:span text:style-name="T2">)--</text:span></text:span><text:span text:style-name="style11"><text:span text:style-name="T2">z</text:span></text:span><text:span text:style-name="style10"><text:span text:style-name="T2">;</text:span></text:span></text:h>
      <text:h text:style-name="Default" text:outline-level="1"><text:span text:style-name="T2">240 <text:s text:c="5"/></text:span><text:span text:style-name="style5"><text:span text:style-name="T2">while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&gt;</text:span></text:span><text:span text:style-name="style11"><text:span text:style-name="T2">s </text:span></text:span><text:span text:style-name="style10"><text:span text:style-name="T2">&amp;&amp; </text:span></text:span><text:span text:style-name="style11"><text:span text:style-name="T2">isdigit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[-</text:span></text:span><text:span text:style-name="style4"><text:span text:style-name="T2">1</text:span></text:span><text:span text:style-name="style10"><text:span text:style-name="T2">] ) )--</text:span></text:span><text:span text:style-name="style11"><text:span text:style-name="T2">z</text:span></text:span><text:span text:style-name="style10"><text:span text:style-name="T2">;</text:span></text:span></text:h>
      <text:h text:style-name="Default" text:outline-level="1"><text:span text:style-name="T2">241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isdigit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[</text:span></text:span><text:span text:style-name="style4"><text:span text:style-name="T2">0</text:span></text:span><text:span text:style-name="style10"><text:span text:style-name="T2">] ) )</text:span></text:span><text:span text:style-name="style11"><text:span text:style-name="T2">sT</text:span></text:span><text:span text:style-name="style10"><text:span text:style-name="T2">=</text:span></text:span><text:span text:style-name="style11"><text:span text:style-name="T2">c</text:span></text:span><text:span text:style-name="style10"><text:span text:style-name="T2">*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,&amp;</text:span></text:span><text:span text:style-name="style11"><text:span text:style-name="T2">z </text:span></text:span><text:span text:style-name="style10"><text:span text:style-name="T2">);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sT</text:span></text:span><text:span text:style-name="style10"><text:span text:style-name="T2">&lt;</text:span></text:span><text:span text:style-name="style4"><text:span text:style-name="T2">12 </text:span></text:span><text:span text:style-name="style10"><text:span text:style-name="T2">)</text:span></text:span><text:span text:style-name="style11"><text:span text:style-name="T2">sT</text:span></text:span><text:span text:style-name="style10"><text:span text:style-name="T2">=</text:span></text:span><text:span text:style-name="style4"><text:span text:style-name="T2">12</text:span></text:span><text:span text:style-name="style10"><text:span text:style-name="T2">; <text:s text:c="7"/></text:span></text:span><text:span text:style-name="style2"><text:span text:style-name="T2">// 1 час</text:span></text:span></text:h>
      <text:h text:style-name="Default" text:outline-level="1"><text:span text:style-name="T2">242 <text:s text:c="3"/></text:span><text:span text:style-name="style10"><text:span text:style-name="T2">} 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243 <text:s/></text:span><text:span text:style-name="style10"><text:span text:style-name="T2">}</text:span></text:span></text:h>
      <text:h text:style-name="Default" text:outline-level="1"><text:span text:style-name="T2">244 <text:s/></text:span><text:span text:style-name="style2"><text:span text:style-name="T2">// <text:s text:c="4"/>настройка вычислительной акватории и условий генерации штормовых волн</text:span></text:span></text:h>
      <text:h text:style-name="Default" text:outline-level="1"><text:span text:style-name="T2">245 <text:s/></text:span><text:span text:style-name="style2"><text:span text:style-name="T2">//</text:span></text:span></text:h>
      <text:h text:style-name="Default" text:outline-level="1"><text:span text:style-name="T2">246 <text:s/></text:span><text:span text:style-name="style11"><text:span text:style-name="T2">Field</text:span></text:span><text:span text:style-name="style10"><text:span text:style-name="T2">&amp; </text:span></text:span><text:span text:style-name="style11"><text:span text:style-name="T2">Field</text:span></text:span><text:span text:style-name="style10"><text:span text:style-name="T2">::</text:span></text:span><text:span text:style-name="style11"><text:span text:style-name="T2">Get</text:span></text:span><text:span text:style-name="style10"><text:span text:style-name="T2">(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s </text:span></text:span><text:span text:style-name="style10"><text:span text:style-name="T2">)</text:span></text:span></text:h>
      <text:h text:style-name="Default" text:outline-level="1"><text:span text:style-name="T2">247 <text:s/></text:span><text:span text:style-name="style10"><text:span text:style-name="T2">{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z</text:span></text:span><text:span text:style-name="style10"><text:span text:style-name="T2">; </text:span></text:span><text:span text:style-name="style5"><text:span text:style-name="T2">Real </text:span></text:span><text:span text:style-name="style10"><text:span text:style-name="T2">&amp;</text:span></text:span><text:span text:style-name="style11"><text:span text:style-name="T2">VL</text:span></text:span><text:span text:style-name="style10"><text:span text:style-name="T2">=</text:span></text:span><text:span text:style-name="style11"><text:span text:style-name="T2">Vessel</text:span></text:span><text:span text:style-name="style10"><text:span text:style-name="T2">-&gt;</text:span></text:span><text:span text:style-name="style11"><text:span text:style-name="T2">Length</text:span></text:span><text:span text:style-name="style10"><text:span text:style-name="T2">;</text:span></text:span></text:h>
      <text:h text:style-name="Default" text:outline-level="1"><text:span text:style-name="T2">248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 <text:s text:c="3"/></text:span></text:span><text:span text:style-name="style2"><text:span text:style-name="T2">// ограничение поля новой числовой величины</text:span></text:span></text:h>
      <text:h text:style-name="Default" text:outline-level="1"><text:span text:style-name="T2">249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 <text:s text:c="7"/></text:span></text:span><text:span text:style-name="style15"><text:span text:style-name="T2">//! уточнение размерений числовой опытовой акватории</text:span></text:span></text:h>
      <text:h text:style-name="Default" text:outline-level="1"><text:span text:style-name="T2">250 <text:s text:c="3"/></text:span><text:span text:style-name="style10"><text:span text:style-name="T2">{ </text:span></text:span><text:span text:style-name="style5"><text:span text:style-name="T2">Real 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&amp;</text:span></text:span><text:span text:style-name="style11"><text:span text:style-name="T2">s </text:span></text:span><text:span text:style-name="style10"><text:span text:style-name="T2">);</text:span></text:span></text:h>
      <text:h text:style-name="Default" text:outline-level="1"><text:span text:style-name="T2">251 <text:s text:c="5"/></text:span><text:span text:style-name="style5"><text:span text:style-name="T2">Real </text:span></text:span><text:span text:style-name="style11"><text:span text:style-name="T2">W</text:span></text:span><text:span text:style-name="style10"><text:span text:style-name="T2">=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&amp;</text:span></text:span><text:span text:style-name="style11"><text:span text:style-name="T2">s </text:span></text:span><text:span text:style-name="style10"><text:span text:style-name="T2">);</text:span></text:span></text:h>
      <text:h text:style-name="Default" text:outline-level="1"><text:span text:style-name="T2">252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AtoM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L </text:span></text:span><text:span text:style-name="style10"><text:span text:style-name="T2">) ){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AtoM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W </text:span></text:span><text:span text:style-name="style10"><text:span text:style-name="T2">);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L</text:span></text:span><text:span text:style-name="style10"><text:span text:style-name="T2">&gt;</text:span></text:span><text:span text:style-name="style4"><text:span text:style-name="T2">0 </text:span></text:span><text:span text:style-name="style10"><text:span text:style-name="T2">)</text:span></text:span><text:span text:style-name="style11"><text:span text:style-name="T2">Long</text:span></text:span><text:span text:style-name="style10"><text:span text:style-name="T2">=</text:span></text:span><text:span text:style-name="style11"><text:span text:style-name="T2">L</text:span></text:span><text:span text:style-name="style10"><text:span text:style-name="T2">;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W</text:span></text:span><text:span text:style-name="style10"><text:span text:style-name="T2">&gt;</text:span></text:span><text:span text:style-name="style4"><text:span text:style-name="T2">0 </text:span></text:span><text:span text:style-name="style10"><text:span text:style-name="T2">)</text:span></text:span><text:span text:style-name="style11"><text:span text:style-name="T2">Wide</text:span></text:span><text:span text:style-name="style10"><text:span text:style-name="T2">=</text:span></text:span><text:span text:style-name="style11"><text:span text:style-name="T2">W</text:span></text:span><text:span text:style-name="style10"><text:span text:style-name="T2">; } </text:span></text:span><text:span text:style-name="style5"><text:span text:style-name="T2">else</text:span></text:span></text:h>
      <text:h text:style-name="Default" text:outline-level="1"><text:span text:style-name="T2">253 <text:s text:c="7"/></text:span><text:span text:style-name="style10"><text:span text:style-name="T2">{ </text:span></text:span><text:span text:style-name="style11"><text:span text:style-name="T2">AtoA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L </text:span></text:span><text:span text:style-name="style10"><text:span text:style-name="T2">);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L</text:span></text:span><text:span text:style-name="style10"><text:span text:style-name="T2">&gt;</text:span></text:span><text:span text:style-name="style4"><text:span text:style-name="T2">0 </text:span></text:span><text:span text:style-name="style10"><text:span text:style-name="T2">)</text:span></text:span><text:span text:style-name="style11"><text:span text:style-name="T2">Long</text:span></text:span><text:span text:style-name="style10"><text:span text:style-name="T2">=</text:span></text:span><text:span text:style-name="style11"><text:span text:style-name="T2">L</text:span></text:span><text:span text:style-name="style10"><text:span text:style-name="T2">*</text:span></text:span><text:span text:style-name="style11"><text:span text:style-name="T2">VL</text:span></text:span><text:span text:style-name="style10"><text:span text:style-name="T2">; <text:s text:c="9"/></text:span></text:span><text:span text:style-name="style2"><text:span text:style-name="T2">// вариант размеров бассейна</text:span></text:span></text:h>
      <text:h text:style-name="Default" text:outline-level="1"><text:span text:style-name="T2">254 <text:s text:c="9"/></text:span><text:span text:style-name="style11"><text:span text:style-name="T2">AtoA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W </text:span></text:span><text:span text:style-name="style10"><text:span text:style-name="T2">);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W</text:span></text:span><text:span text:style-name="style10"><text:span text:style-name="T2">&gt;</text:span></text:span><text:span text:style-name="style4"><text:span text:style-name="T2">0 </text:span></text:span><text:span text:style-name="style10"><text:span text:style-name="T2">)</text:span></text:span><text:span text:style-name="style11"><text:span text:style-name="T2">Wide</text:span></text:span><text:span text:style-name="style10"><text:span text:style-name="T2">=</text:span></text:span><text:span text:style-name="style11"><text:span text:style-name="T2">W</text:span></text:span><text:span text:style-name="style10"><text:span text:style-name="T2">*</text:span></text:span><text:span text:style-name="style11"><text:span text:style-name="T2">VL</text:span></text:span><text:span text:style-name="style10"><text:span text:style-name="T2">; <text:s text:c="9"/></text:span></text:span><text:span text:style-name="style2"><text:span text:style-name="T2">// относительно длины корабля</text:span></text:span></text:h>
      <text:h text:style-name="Default" text:outline-level="1"><text:span text:style-name="T2">255 <text:s text:c="5"/></text:span><text:span text:style-name="style10"><text:span text:style-name="T2">}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Long</text:span></text:span><text:span text:style-name="style10"><text:span text:style-name="T2">&lt;</text:span></text:span><text:span text:style-name="style11"><text:span text:style-name="T2">VL</text:span></text:span><text:span text:style-name="style10"><text:span text:style-name="T2">*</text:span></text:span><text:span text:style-name="style4"><text:span text:style-name="T2">4 </text:span></text:span><text:span text:style-name="style10"><text:span text:style-name="T2">)</text:span></text:span><text:span text:style-name="style11"><text:span text:style-name="T2">Long</text:span></text:span><text:span text:style-name="style10"><text:span text:style-name="T2">=</text:span></text:span><text:span text:style-name="style11"><text:span text:style-name="T2">VL</text:span></text:span><text:span text:style-name="style10"><text:span text:style-name="T2">*</text:span></text:span><text:span text:style-name="style4"><text:span text:style-name="T2">4</text:span></text:span><text:span text:style-name="style10"><text:span text:style-name="T2">; <text:s text:c="18"/></text:span></text:span><text:span text:style-name="style2"><text:span text:style-name="T2">// контроль слишком малых</text:span></text:span></text:h>
      <text:h text:style-name="Default" text:outline-level="1"><text:span text:style-name="T2">256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Wide</text:span></text:span><text:span text:style-name="style10"><text:span text:style-name="T2">&lt;</text:span></text:span><text:span text:style-name="style11"><text:span text:style-name="T2">VL</text:span></text:span><text:span text:style-name="style10"><text:span text:style-name="T2">*</text:span></text:span><text:span text:style-name="style4"><text:span text:style-name="T2">3 </text:span></text:span><text:span text:style-name="style10"><text:span text:style-name="T2">)</text:span></text:span><text:span text:style-name="style11"><text:span text:style-name="T2">Wide</text:span></text:span><text:span text:style-name="style10"><text:span text:style-name="T2">=</text:span></text:span><text:span text:style-name="style11"><text:span text:style-name="T2">VL</text:span></text:span><text:span text:style-name="style10"><text:span text:style-name="T2">*</text:span></text:span><text:span text:style-name="style4"><text:span text:style-name="T2">3</text:span></text:span><text:span text:style-name="style10"><text:span text:style-name="T2">; <text:s text:c="18"/></text:span></text:span><text:span text:style-name="style2"><text:span text:style-name="T2">// размеров акватории</text:span></text:span></text:h>
      <text:h text:style-name="Default" text:outline-level="1"><text:span text:style-name="T2">257 <text:s text:c="3"/></text:span><text:span text:style-name="style10"><text:span text:style-name="T2">}</text:span></text:span></text:h>
      <text:h text:style-name="Default" text:outline-level="1"><text:span text:style-name="T2">258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 <text:s text:c="18"/></text:span></text:span><text:span text:style-name="style15"><text:span text:style-name="T2">//! выбор режимов генерации морского волнения</text:span></text:span></text:h>
      <text:h text:style-name="Default" text:outline-level="1"><text:span text:style-name="T2">259 <text:s text:c="3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260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</text:span></text:span></text:h>
      <text:h text:style-name="Default" text:outline-level="1"><text:span text:style-name="T2">261 <text:s text:c="5"/></text:span><text:span text:style-name="style10"><text:span text:style-name="T2">{ </text:span></text:span><text:span text:style-name="style5"><text:span text:style-name="T2">int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atoi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; <text:s/>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&gt;=</text:span></text:span><text:span text:style-name="style4"><text:span text:style-name="T2">0</text:span></text:span><text:span text:style-name="style10"><text:span text:style-name="T2">&amp;&amp;</text:span></text:span><text:span text:style-name="style11"><text:span text:style-name="T2">i</text:span></text:span><text:span text:style-name="style10"><text:span text:style-name="T2">&lt;=</text:span></text:span><text:span text:style-name="style4"><text:span text:style-name="T2">3 </text:span></text:span><text:span text:style-name="style10"><text:span text:style-name="T2">)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=</text:span></text:span><text:span text:style-name="style5"><text:span text:style-name="T2">byte</text:span></text:span><text:span text:style-name="style10"><text:span text:style-name="T2">(</text:span></text:span><text:span text:style-name="style11"><text:span text:style-name="T2">i</text:span></text:span><text:span text:style-name="style10"><text:span text:style-name="T2">);</text:span></text:span></text:h>
      <text:h text:style-name="Default" text:outline-level="1"><text:span text:style-name="T2">262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</text:span></text:span><text:span text:style-name="style15"><text:span text:style-name="T2">//! уточнение к простым полным потокам или в трохоидальности</text:span></text:span></text:h>
      <text:h text:style-name="Default" text:outline-level="1"><text:span text:style-name="T2">263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 </text:span></text:span><text:span text:style-name="style10"><text:span text:style-name="T2">) )</text:span></text:span></text:h>
      <text:h text:style-name="Default" text:outline-level="1"><text:span text:style-name="T2">264 <text:s text:c="7"/></text:span><text:span text:style-name="style10"><text:span text:style-name="T2">{ </text:span></text:span><text:span text:style-name="style5"><text:span text:style-name="T2">int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atoi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;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&gt;=</text:span></text:span><text:span text:style-name="style4"><text:span text:style-name="T2">0</text:span></text:span><text:span text:style-name="style10"><text:span text:style-name="T2">&amp;&amp;</text:span></text:span><text:span text:style-name="style11"><text:span text:style-name="T2">i</text:span></text:span><text:span text:style-name="style10"><text:span text:style-name="T2">&lt;=</text:span></text:span><text:span text:style-name="style4"><text:span text:style-name="T2">4 </text:span></text:span><text:span text:style-name="style10"><text:span text:style-name="T2">)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peak</text:span></text:span><text:span text:style-name="style10"><text:span text:style-name="T2">=</text:span></text:span><text:span text:style-name="style5"><text:span text:style-name="T2">byte</text:span></text:span><text:span text:style-name="style10"><text:span text:style-name="T2">(</text:span></text:span><text:span text:style-name="style11"><text:span text:style-name="T2">i</text:span></text:span><text:span text:style-name="style10"><text:span text:style-name="T2">);</text:span></text:span></text:h>
      <text:h text:style-name="Default" text:outline-level="1"><text:span text:style-name="T2">265 <text:s text:c="5"/></text:span><text:span text:style-name="style10"><text:span text:style-name="T2">} }</text:span></text:span></text:h>
      <text:h text:style-name="Default" text:outline-level="1"><text:span text:style-name="T2">266 <text:s text:c="3"/></text:span><text:span text:style-name="style10"><text:span text:style-name="T2">} 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267 <text:s/></text:span><text:span text:style-name="style10"><text:span text:style-name="T2">}</text:span></text:span></text:h>
      <text:h text:style-name="Default" text:outline-level="1"><text:span text:style-name="T2">268 <text:s/></text:span><text:span text:style-name="style2"><text:span text:style-name="T2">// <text:s text:c="3"/>переопределение характеристик групповой структуры штормового волнения</text:span></text:span></text:h>
      <text:h text:style-name="Default" text:outline-level="1"><text:span text:style-name="T2">269 <text:s/></text:span><text:span text:style-name="style2"><text:span text:style-name="T2">//</text:span></text:span></text:h>
      <text:h text:style-name="Default" text:outline-level="1"><text:span text:style-name="T2">270 <text:s/></text:span><text:span text:style-name="style11"><text:span text:style-name="T2">Waves</text:span></text:span><text:span text:style-name="style10"><text:span text:style-name="T2">&amp;</text:span></text:span></text:h>
      <text:h text:style-name="Default" text:outline-level="1"><text:span text:style-name="T2">271 <text:s/></text:span><text:span text:style-name="style11"><text:span text:style-name="T2">Waves</text:span></text:span><text:span text:style-name="style10"><text:span text:style-name="T2">::</text:span></text:span><text:span text:style-name="style11"><text:span text:style-name="T2">Get</text:span></text:span><text:span text:style-name="style10"><text:span text:style-name="T2">( </text:span></text:span><text:span text:style-name="style5"><text:span text:style-name="T2">char </text:span></text:span><text:span text:style-name="style10"><text:span text:style-name="T2">*</text:span></text:span><text:span text:style-name="style11"><text:span text:style-name="T2">s</text:span></text:span><text:span text:style-name="style10"><text:span text:style-name="T2">, </text:span></text:span><text:span text:style-name="style5"><text:span text:style-name="T2">Real </text:span></text:span><text:span text:style-name="style10"><text:span text:style-name="T2">&amp;</text:span></text:span><text:span text:style-name="style11"><text:span text:style-name="T2">L</text:span></text:span><text:span text:style-name="style10"><text:span text:style-name="T2">, </text:span></text:span><text:span text:style-name="style5"><text:span text:style-name="T2">Real </text:span></text:span><text:span text:style-name="style10"><text:span text:style-name="T2">&amp;</text:span></text:span><text:span text:style-name="style11"><text:span text:style-name="T2">H</text:span></text:span><text:span text:style-name="style10"><text:span text:style-name="T2">, </text:span></text:span><text:span text:style-name="style5"><text:span text:style-name="T2">Real </text:span></text:span><text:span text:style-name="style10"><text:span text:style-name="T2">&amp;</text:span></text:span><text:span text:style-name="style11"><text:span text:style-name="T2">D </text:span></text:span><text:span text:style-name="style10"><text:span text:style-name="T2">) <text:s/></text:span></text:span><text:span text:style-name="style2"><text:span text:style-name="T2">// характеристики пакета волн</text:span></text:span></text:h>
      <text:h text:style-name="Default" text:outline-level="1"><text:span text:style-name="T2">272 <text:s/></text:span><text:span text:style-name="style10"><text:span text:style-name="T2">{ </text:span></text:span><text:span text:style-name="style1"><text:span text:style-name="T2">/* «Wave», «Swell», «Surge» или «Волна», «Зыбь» и «Вал» – исходные величины:</text:span></text:span></text:h>
      <text:h text:style-name="Default" text:outline-level="1"><text:span text:style-name="T2">273 </text:span><text:span text:style-name="style1"><text:span text:style-name="T2">[Δ%‰|м|'"]длина относительно корпуса корабля[Δ],в метрах[м]или период во времени['"]</text:span></text:span></text:h>
      <text:h text:style-name="Default" text:outline-level="1"><text:span text:style-name="T2">274 <text:s text:c="3"/></text:span><text:span text:style-name="style1"><text:span text:style-name="T2">[Δ|%‰|м]высота относительно обрушающегося гребня[Δ],в процентах от осадки корпуса</text:span></text:span></text:h>
      <text:h text:style-name="Default" text:outline-level="1"><text:span text:style-name="T2">275 <text:s text:c="11"/></text:span><text:span text:style-name="style1"><text:span text:style-name="T2">или собственно в метрах в отношении удвоенного трохоидального радиуса [м]</text:span></text:span></text:h>
      <text:h text:style-name="Default" text:outline-level="1"><text:span text:style-name="T2">276 <text:s text:c="4"/></text:span><text:span text:style-name="style1"><text:span text:style-name="T2">[°|☼]направление распространения пакета волн в градусах[°] или румбах[☼] компаса</text:span></text:span></text:h>
      <text:h text:style-name="Default" text:outline-level="1"><text:span text:style-name="T2">277 <text:s text:c="4"/></text:span><text:span text:style-name="style1"><text:span text:style-name="T2">≡⇒0 начальный отсчет номера/фазы трохоидальной волны: (+)-в ожидание(-)-пропуск,</text:span></text:span></text:h>
      <text:h text:style-name="Default" text:outline-level="1"><text:span text:style-name="T2">278 <text:s text:c="8"/></text:span><text:span text:style-name="style1"><text:span text:style-name="T2">– отсчёт гребня волны от обнулённого начала групповой структуры. */</text:span></text:span></text:h>
      <text:h text:style-name="Default" text:outline-level="1"><text:span text:style-name="T2">279 <text:s text:c="2"/></text:span><text:span text:style-name="style5"><text:span text:style-name="T2">char </text:span></text:span><text:span text:style-name="style10"><text:span text:style-name="T2">*</text:span></text:span><text:span text:style-name="style11"><text:span text:style-name="T2">z</text:span></text:span><text:span text:style-name="style10"><text:span text:style-name="T2">; <text:s text:c="24"/></text:span></text:span><text:span text:style-name="style2"><text:span text:style-name="T2">// числовые величины разделяются запятыми</text:span></text:span></text:h>
      <text:h text:style-name="Default" text:outline-level="1"><text:span text:style-name="T2">280 <text:s text:c="3"/></text:span><text:span text:style-name="style5"><text:span text:style-name="T2">if</text:span></text:span><text:span text:style-name="style10"><text:span text:style-name="T2">( *</text:span></text:span><text:span text:style-name="style11"><text:span text:style-name="T2">s</text:span></text:span><text:span text:style-name="style10"><text:span text:style-name="T2">++ != </text:span></text:span><text:span text:style-name="style7"><text:span text:style-name="T2">':' </text:span></text:span><text:span text:style-name="style10"><text:span text:style-name="T2">)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 <text:s/></text:span></text:span><text:span text:style-name="style2"><text:span text:style-name="T2">// небольшой дополнительный контроль ключа":"</text:span></text:span></text:h>
      <text:h text:style-name="Default" text:outline-level="1"><text:span text:style-name="T2">281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 <text:s/></text:span></text:span><text:span text:style-name="style15"><text:span text:style-name="T2">//! ограничение поля новой числовой величины</text:span></text:span></text:h>
      <text:h text:style-name="Default" text:outline-level="1"><text:span text:style-name="T2">282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 <text:s text:c="14"/></text:span></text:span><text:span text:style-name="style2"><text:span text:style-name="T2">// волнение может определяться в периодах °'"</text:span></text:span></text:h>
      <text:h text:style-name="Default" text:outline-level="1"><text:span text:style-name="T2">283 <text:s text:c="3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wcspbrk</text:span></text:span><text:span text:style-name="style10"><text:span text:style-name="T2">( </text:span></text:span><text:span text:style-name="style11"><text:span text:style-name="T2">U2W</text:span></text:span><text:span text:style-name="style10"><text:span text:style-name="T2">(</text:span></text:span><text:span text:style-name="style11"><text:span text:style-name="T2">s</text:span></text:span><text:span text:style-name="style10"><text:span text:style-name="T2">),</text:span></text:span><text:span text:style-name="style6"><text:span text:style-name="T2">L"°'\""</text:span></text:span><text:span text:style-name="style10"><text:span text:style-name="T2">) ){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A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L </text:span></text:span><text:span text:style-name="style10"><text:span text:style-name="T2">); </text:span></text:span><text:span text:style-name="style11"><text:span text:style-name="T2">L</text:span></text:span><text:span text:style-name="style10"><text:span text:style-name="T2">*=</text:span></text:span><text:span text:style-name="style4"><text:span text:style-name="T2">3600</text:span></text:span><text:span text:style-name="style10"><text:span text:style-name="T2">; </text:span></text:span><text:span text:style-name="style11"><text:span text:style-name="T2">L</text:span></text:span><text:span text:style-name="style10"><text:span text:style-name="T2">*=</text:span></text:span><text:span text:style-name="style11"><text:span text:style-name="T2">_g</text:span></text:span><text:span text:style-name="style10"><text:span text:style-name="T2">*</text:span></text:span><text:span text:style-name="style11"><text:span text:style-name="T2">L</text:span></text:span><text:span text:style-name="style10"><text:span text:style-name="T2">/</text:span></text:span><text:span text:style-name="style11"><text:span text:style-name="T2">_Pd</text:span></text:span><text:span text:style-name="style10"><text:span text:style-name="T2">; } </text:span></text:span><text:span text:style-name="style5"><text:span text:style-name="T2">else</text:span></text:span></text:h>
      <text:h text:style-name="Default" text:outline-level="1"><text:span text:style-name="T2">284 <text:s text:c="5"/></text:span><text:span text:style-name="style10"><text:span text:style-name="T2">{ 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&amp;</text:span></text:span><text:span text:style-name="style11"><text:span text:style-name="T2">s </text:span></text:span><text:span text:style-name="style10"><text:span text:style-name="T2">);</text:span></text:span></text:h>
      <text:h text:style-name="Default" text:outline-level="1"><text:span text:style-name="T2">285 <text:s text:c="7"/></text:span><text:span text:style-name="style5"><text:span text:style-name="T2">if</text:span></text:span><text:span text:style-name="style10"><text:span text:style-name="T2">( !</text:span></text:span><text:span text:style-name="style11"><text:span text:style-name="T2">AtoM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L </text:span></text:span><text:span text:style-name="style10"><text:span text:style-name="T2">) ){ </text:span></text:span><text:span text:style-name="style11"><text:span text:style-name="T2">AtoA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L </text:span></text:span><text:span text:style-name="style10"><text:span text:style-name="T2">); </text:span></text:span><text:span text:style-name="style11"><text:span text:style-name="T2">L</text:span></text:span><text:span text:style-name="style10"><text:span text:style-name="T2">*=</text:span></text:span><text:span text:style-name="style11"><text:span text:style-name="T2">Vessel</text:span></text:span><text:span text:style-name="style10"><text:span text:style-name="T2">-&gt;</text:span></text:span><text:span text:style-name="style11"><text:span text:style-name="T2">Length</text:span></text:span><text:span text:style-name="style10"><text:span text:style-name="T2">; }</text:span></text:span></text:h>
      <text:h text:style-name="Default" text:outline-level="1"><text:span text:style-name="T2">286 <text:s text:c="3"/></text:span><text:span text:style-name="style10"><text:span text:style-name="T2">} } <text:s text:c="28"/></text:span></text:span><text:span text:style-name="style2"><text:span text:style-name="T2">// длина волны в метрах \ долях длины корабля</text:span></text:span></text:h>
      <text:h text:style-name="Default" text:outline-level="1"><text:span text:style-name="T2">287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 <text:s text:c="18"/></text:span></text:span><text:span text:style-name="style15"><text:span text:style-name="T2">//! интенсивность или высота волны в метрах</text:span></text:span></text:h>
      <text:h text:style-name="Default" text:outline-level="1"><text:span text:style-name="T2">288 <text:s text:c="3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 </text:span></text:span><text:span text:style-name="style2"><text:span text:style-name="T2">// относительно обрушающегося гребня</text:span></text:span></text:h>
      <text:h text:style-name="Default" text:outline-level="1"><text:span text:style-name="T2">289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 <text:s text:c="14"/></text:span></text:span><text:span text:style-name="style2"><text:span text:style-name="T2">// интенсивность (высота) морского волнения</text:span></text:span></text:h>
      <text:h text:style-name="Default" text:outline-level="1"><text:span text:style-name="T2">290 <text:s text:c="5"/></text:span><text:span text:style-name="style10"><text:span text:style-name="T2">{ </text:span></text:span><text:span text:style-name="style11"><text:span text:style-name="T2">H</text:span></text:span><text:span text:style-name="style10"><text:span text:style-name="T2">=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&amp;</text:span></text:span><text:span text:style-name="style11"><text:span text:style-name="T2">s </text:span></text:span><text:span text:style-name="style10"><text:span text:style-name="T2">);</text:span></text:span></text:h>
      <text:h text:style-name="Default" text:outline-level="1"><text:span text:style-name="T2">291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AtoM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H </text:span></text:span><text:span text:style-name="style10"><text:span text:style-name="T2">) )</text:span></text:span><text:span text:style-name="style11"><text:span text:style-name="T2">H</text:span></text:span><text:span text:style-name="style10"><text:span text:style-name="T2">*=</text:span></text:span><text:span text:style-name="style11"><text:span text:style-name="T2">hW</text:span></text:span><text:span text:style-name="style10"><text:span text:style-name="T2">/</text:span></text:span><text:span text:style-name="style11"><text:span text:style-name="T2">L</text:span></text:span><text:span text:style-name="style10"><text:span text:style-name="T2">; </text:span></text:span><text:span text:style-name="style5"><text:span text:style-name="T2">else <text:s text:c="7"/></text:span></text:span><text:span text:style-name="style2"><text:span text:style-name="T2">// высота волны в метрах, дм или см</text:span></text:span></text:h>
      <text:h text:style-name="Default" text:outline-level="1"><text:span text:style-name="T2">292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AtoA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H </text:span></text:span><text:span text:style-name="style10"><text:span text:style-name="T2">) )</text:span></text:span><text:span text:style-name="style11"><text:span text:style-name="T2">H</text:span></text:span><text:span text:style-name="style10"><text:span text:style-name="T2">*=</text:span></text:span><text:span text:style-name="style11"><text:span text:style-name="T2">Vessel</text:span></text:span><text:span text:style-name="style10"><text:span text:style-name="T2">-&gt;</text:span></text:span><text:span text:style-name="style11"><text:span text:style-name="T2">Draught</text:span></text:span><text:span text:style-name="style10"><text:span text:style-name="T2">*</text:span></text:span><text:span text:style-name="style11"><text:span text:style-name="T2">hW</text:span></text:span><text:span text:style-name="style10"><text:span text:style-name="T2">/</text:span></text:span><text:span text:style-name="style11"><text:span text:style-name="T2">L</text:span></text:span><text:span text:style-name="style10"><text:span text:style-name="T2">; <text:s text:c="2"/></text:span></text:span><text:span text:style-name="style2"><text:span text:style-name="T2">// проценты-промили от осадки</text:span></text:span></text:h>
      <text:h text:style-name="Default" text:outline-level="1"><text:span text:style-name="T2">293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H</text:span></text:span><text:span text:style-name="style10"><text:span text:style-name="T2">&gt;=</text:span></text:span><text:span text:style-name="style4"><text:span text:style-name="T2">1 </text:span></text:span><text:span text:style-name="style10"><text:span text:style-name="T2">)</text:span></text:span><text:span text:style-name="style11"><text:span text:style-name="T2">H</text:span></text:span><text:span text:style-name="style10"><text:span text:style-name="T2">=</text:span></text:span><text:span text:style-name="style4"><text:span text:style-name="T2">.999</text:span></text:span><text:span text:style-name="style10"><text:span text:style-name="T2">; </text:span></text:span><text:span text:style-name="style2"><text:span text:style-name="T2">// иначе это сразу доли крутизны волнового гребня [0-1[</text:span></text:span></text:h>
      <text:h text:style-name="Default" text:outline-level="1"><text:span text:style-name="T2">294 <text:s text:c="5"/></text:span><text:span text:style-name="style10"><text:span text:style-name="T2">}</text:span></text:span></text:h>
      <text:h text:style-name="Default" text:outline-level="1"><text:span text:style-name="T2">295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 <text:s text:c="17"/></text:span></text:span><text:span text:style-name="style15"><text:span text:style-name="T2">//! направление распространения гребней волн</text:span></text:span></text:h>
      <text:h text:style-name="Default" text:outline-level="1"><text:span text:style-name="T2">296 <text:s text:c="5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</text:span></text:span><text:span text:style-name="style10"><text:span text:style-name="T2">,</text:span></text:span><text:span text:style-name="style7"><text:span text:style-name="T2">',' </text:span></text:span><text:span text:style-name="style10"><text:span text:style-name="T2">) )*</text:span></text:span><text:span text:style-name="style11"><text:span text:style-name="T2">z</text:span></text:span><text:span text:style-name="style10"><text:span text:style-name="T2">++=</text:span></text:span><text:span text:style-name="style4"><text:span text:style-name="T2">0</text:span></text:span><text:span text:style-name="style10"><text:span text:style-name="T2">; <text:s text:c="4"/></text:span></text:span><text:span text:style-name="style2"><text:span text:style-name="T2">// -- указывается курсом из картушки</text:span></text:span></text:h>
      <text:h text:style-name="Default" text:outline-level="1"><text:soft-page-break/><text:span text:style-name="T2">297 <text:s text:c="7"/></text:span><text:span text:style-name="style5"><text:span text:style-name="T2">while</text:span></text:span><text:span text:style-name="style10"><text:span text:style-name="T2">( *</text:span></text:span><text:span text:style-name="style11"><text:span text:style-name="T2">s </text:span></text:span><text:span text:style-name="style10"><text:span text:style-name="T2">&amp;&amp; *</text:span></text:span><text:span text:style-name="style11"><text:span text:style-name="T2">s</text:span></text:span><text:span text:style-name="style10"><text:span text:style-name="T2">&lt;=</text:span></text:span><text:span text:style-name="style7"><text:span text:style-name="T2">' ' </text:span></text:span><text:span text:style-name="style10"><text:span text:style-name="T2">)</text:span></text:span><text:span text:style-name="style11"><text:span text:style-name="T2">s</text:span></text:span><text:span text:style-name="style10"><text:span text:style-name="T2">++; <text:s text:c="5"/></text:span></text:span><text:span text:style-name="style2"><text:span text:style-name="T2">// приведение к первому значимому символу</text:span></text:span></text:h>
      <text:h text:style-name="Default" text:outline-level="1"><text:span text:style-name="T2">298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 ) <text:s text:c="2"/></text:span></text:span><text:span text:style-name="style2"><text:span text:style-name="T2">// географическое навигационное измерение в градусах°</text:span></text:span></text:h>
      <text:h text:style-name="Default" text:outline-level="1"><text:span text:style-name="T2">299 <text:s text:c="7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strpbrk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6"><text:span text:style-name="T2">"NOSW" </text:span></text:span><text:span text:style-name="style10"><text:span text:style-name="T2">) )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D </text:span></text:span><text:span text:style-name="style10"><text:span text:style-name="T2">); </text:span></text:span><text:span text:style-name="style5"><text:span text:style-name="T2">else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A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11"><text:span text:style-name="T2">D </text:span></text:span><text:span text:style-name="style10"><text:span text:style-name="T2">); </text:span></text:span><text:span text:style-name="style2"><text:span text:style-name="T2">// и румбах</text:span></text:span></text:h>
      <text:h text:style-name="Default" text:outline-level="1"><text:span text:style-name="T2">300 <text:s text:c="7"/></text:span><text:span text:style-name="style10"><text:span text:style-name="T2">}</text:span></text:span></text:h>
      <text:h text:style-name="Default" text:outline-level="1"><text:span text:style-name="T2">301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z </text:span></text:span><text:span text:style-name="style10"><text:span text:style-name="T2">&amp;&amp; *</text:span></text:span><text:span text:style-name="style11"><text:span text:style-name="T2">z </text:span></text:span><text:span text:style-name="style10"><text:span text:style-name="T2">) </text:span></text:span><text:span text:style-name="style2"><text:span text:style-name="T2">// номер начальной фазы первого вступления волнового фронта</text:span></text:span></text:h>
      <text:h text:style-name="Default" text:outline-level="1"><text:span text:style-name="T2">302 <text:s text:c="7"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strcut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z </text:span></text:span><text:span text:style-name="style10"><text:span text:style-name="T2">) )</text:span></text:span><text:span text:style-name="style11"><text:span text:style-name="T2">Phase</text:span></text:span><text:span text:style-name="style10"><text:span text:style-name="T2">=</text:span></text:span><text:span text:style-name="style11"><text:span text:style-name="T2">strtod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&amp;</text:span></text:span><text:span text:style-name="style11"><text:span text:style-name="T2">s </text:span></text:span><text:span text:style-name="style10"><text:span text:style-name="T2">);</text:span></text:span></text:h>
      <text:h text:style-name="Default" text:outline-level="1"><text:span text:style-name="T2">303 <text:s text:c="7"/></text:span><text:span text:style-name="style10"><text:span text:style-name="T2">}</text:span></text:span></text:h>
      <text:h text:style-name="Default" text:outline-level="1"><text:span text:style-name="T2">304 <text:s text:c="5"/></text:span><text:span text:style-name="style10"><text:span text:style-name="T2">}</text:span></text:span></text:h>
      <text:h text:style-name="Default" text:outline-level="1"><text:span text:style-name="T2">305 <text:s text:c="3"/></text:span><text:span text:style-name="style10"><text:span text:style-name="T2">} 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306 <text:s/></text:span><text:span text:style-name="style10"><text:span text:style-name="T2">}</text:span></text:span></text:h>
      <text:h text:style-name="Default" text:outline-level="1"><text:span text:style-name="T2">307 <text:s/></text:span><text:span text:style-name="style2"><text:span text:style-name="T2">// <text:s/>уточнение коэффициентов углового и поступательного демпфирования</text:span></text:span></text:h>
      <text:h text:style-name="Default" text:outline-level="1"><text:span text:style-name="T2">308 <text:s/></text:span><text:span text:style-name="style2"><text:span text:style-name="T2">//</text:span></text:span></text:h>
      <text:h text:style-name="Default" text:outline-level="1"><text:span text:style-name="T2">309 <text:s/></text:span><text:span text:style-name="style5"><text:span text:style-name="T2">void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DampInit</text:span></text:span><text:span text:style-name="style10"><text:span text:style-name="T2">()</text:span></text:span></text:h>
      <text:h text:style-name="Default" text:outline-level="1"><text:span text:style-name="T2">310 <text:s/></text:span><text:span text:style-name="style10"><text:span text:style-name="T2">{ </text:span></text:span><text:span text:style-name="style11"><text:span text:style-name="T2">nM</text:span></text:span><text:span text:style-name="style10"><text:span text:style-name="T2">=</text:span></text:span><text:span text:style-name="style11"><text:span text:style-name="T2">muM</text:span></text:span><text:span text:style-name="style10"><text:span text:style-name="T2">*(</text:span></text:span><text:span text:style-name="style4"><text:span text:style-name="T2">0.5</text:span></text:span><text:span text:style-name="style10"><text:span text:style-name="T2">*</text:span></text:span><text:span text:style-name="style11"><text:span text:style-name="T2">Ts</text:span></text:span><text:span text:style-name="style10"><text:span text:style-name="T2">); </text:span></text:span><text:span text:style-name="style3"><text:span text:style-name="T2">/** &amp;/inMass */ </text:span></text:span><text:span text:style-name="style11"><text:span text:style-name="T2">nM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= (</text:span></text:span><text:span text:style-name="style4"><text:span text:style-name="T2">1.0</text:span></text:span><text:span text:style-name="style10"><text:span text:style-name="T2">-</text:span></text:span><text:span text:style-name="style11"><text:span text:style-name="T2">exp</text:span></text:span><text:span text:style-name="style10"><text:span text:style-name="T2">( -</text:span></text:span><text:span text:style-name="style11"><text:span text:style-name="T2">nM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))/</text:span></text:span><text:span text:style-name="style11"><text:span text:style-name="T2">nM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;</text:span></text:span></text:h>
      <text:h text:style-name="Default" text:outline-level="1"><text:span text:style-name="T2">311 <text:s text:c="36"/></text:span><text:span text:style-name="style11"><text:span text:style-name="T2">nM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= (</text:span></text:span><text:span text:style-name="style4"><text:span text:style-name="T2">1.0</text:span></text:span><text:span text:style-name="style10"><text:span text:style-name="T2">-</text:span></text:span><text:span text:style-name="style11"><text:span text:style-name="T2">exp</text:span></text:span><text:span text:style-name="style10"><text:span text:style-name="T2">( -</text:span></text:span><text:span text:style-name="style11"><text:span text:style-name="T2">nM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))/</text:span></text:span><text:span text:style-name="style11"><text:span text:style-name="T2">nM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;</text:span></text:span></text:h>
      <text:h text:style-name="Default" text:outline-level="1"><text:span text:style-name="T2">312 <text:s text:c="36"/></text:span><text:span text:style-name="style11"><text:span text:style-name="T2">nM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= (</text:span></text:span><text:span text:style-name="style4"><text:span text:style-name="T2">1.0</text:span></text:span><text:span text:style-name="style10"><text:span text:style-name="T2">-</text:span></text:span><text:span text:style-name="style11"><text:span text:style-name="T2">exp</text:span></text:span><text:span text:style-name="style10"><text:span text:style-name="T2">( -</text:span></text:span><text:span text:style-name="style11"><text:span text:style-name="T2">nM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))/</text:span></text:span><text:span text:style-name="style11"><text:span text:style-name="T2">nM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;</text:span></text:span></text:h>
      <text:h text:style-name="Default" text:outline-level="1"><text:span text:style-name="T2">313 <text:s text:c="3"/></text:span><text:span text:style-name="style11"><text:span text:style-name="T2">nF</text:span></text:span><text:span text:style-name="style10"><text:span text:style-name="T2">=</text:span></text:span><text:span text:style-name="style11"><text:span text:style-name="T2">muF</text:span></text:span><text:span text:style-name="style10"><text:span text:style-name="T2">*(</text:span></text:span><text:span text:style-name="style4"><text:span text:style-name="T2">0.5</text:span></text:span><text:span text:style-name="style10"><text:span text:style-name="T2">*</text:span></text:span><text:span text:style-name="style11"><text:span text:style-name="T2">Ts</text:span></text:span><text:span text:style-name="style10"><text:span text:style-name="T2">); </text:span></text:span><text:span text:style-name="style3"><text:span text:style-name="T2">/** &amp;/Volume */ </text:span></text:span><text:span text:style-name="style11"><text:span text:style-name="T2">nF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= (</text:span></text:span><text:span text:style-name="style4"><text:span text:style-name="T2">1.0</text:span></text:span><text:span text:style-name="style10"><text:span text:style-name="T2">-</text:span></text:span><text:span text:style-name="style11"><text:span text:style-name="T2">exp</text:span></text:span><text:span text:style-name="style10"><text:span text:style-name="T2">( -</text:span></text:span><text:span text:style-name="style11"><text:span text:style-name="T2">nF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))/</text:span></text:span><text:span text:style-name="style11"><text:span text:style-name="T2">nF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;</text:span></text:span></text:h>
      <text:h text:style-name="Default" text:outline-level="1"><text:span text:style-name="T2">314 <text:s text:c="36"/></text:span><text:span text:style-name="style11"><text:span text:style-name="T2">nF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= (</text:span></text:span><text:span text:style-name="style4"><text:span text:style-name="T2">1.0</text:span></text:span><text:span text:style-name="style10"><text:span text:style-name="T2">-</text:span></text:span><text:span text:style-name="style11"><text:span text:style-name="T2">exp</text:span></text:span><text:span text:style-name="style10"><text:span text:style-name="T2">( -</text:span></text:span><text:span text:style-name="style11"><text:span text:style-name="T2">nF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))/</text:span></text:span><text:span text:style-name="style11"><text:span text:style-name="T2">nF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;</text:span></text:span></text:h>
      <text:h text:style-name="Default" text:outline-level="1"><text:span text:style-name="T2">315 <text:s text:c="36"/></text:span><text:span text:style-name="style11"><text:span text:style-name="T2">nF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= (</text:span></text:span><text:span text:style-name="style4"><text:span text:style-name="T2">1.0</text:span></text:span><text:span text:style-name="style10"><text:span text:style-name="T2">-</text:span></text:span><text:span text:style-name="style11"><text:span text:style-name="T2">exp</text:span></text:span><text:span text:style-name="style10"><text:span text:style-name="T2">( -</text:span></text:span><text:span text:style-name="style11"><text:span text:style-name="T2">nF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))/</text:span></text:span><text:span text:style-name="style11"><text:span text:style-name="T2">nF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;</text:span></text:span></text:h>
      <text:p text:style-name="Default"><text:span text:style-name="T2">316 <text:s/></text:span><text:span text:style-name="style10"><text:span text:style-name="T2">}</text:span></text:span></text:p>
      <text:p text:style-name="Default"><text:span text:style-name="style10"><text:span text:style-name="T2"/></text:span></text:p>
      <text:p text:style-name="P1"><text:span text:style-name="style10"><text:span text:style-name="T4">~~~~~~~~~~~~~~~~~~~~~~~~~~~~~~~~~~~~~~~~~~~~~~~~~~~~~~~~~~~~~~~~~~~~~~~~~~~~~~~~~~~~~~~~</text:span></text:span></text:p>
      <text:h text:style-name="Heading_20_1" text:outline-level="1"><text:span text:style-name="style10">Vs-draw.cpp</text:span></text:h>
      <text:h text:style-name="Default" text:outline-level="1"><text:span text:style-name="style10"><text:span text:style-name="T6"><text:s text:c="2"/>1 <text:s/></text:span></text:span><text:span text:style-name="style10"><text:span text:style-name="style2"><text:span text:style-name="T4">//</text:span></text:span></text:span></text:h>
      <text:h text:style-name="Default" text:outline-level="1"><text:span text:style-name="T2"><text:s text:c="2"/>2 <text:s/></text:span><text:span text:style-name="style2"><text:span text:style-name="T2">// <text:s text:c="5"/>Несколько независимых информационных процедур без предустановок</text:span></text:span></text:h>
      <text:h text:style-name="Default" text:outline-level="1"><text:span text:style-name="T2"><text:s text:c="2"/>3 <text:s/></text:span><text:span text:style-name="style2"><text:span text:style-name="T2">// <text:s text:c="5"/>отрабатываются в текущем/произвольном графическом окне OpenGL</text:span></text:span></text:h>
      <text:h text:style-name="Default" text:outline-level="1"><text:span text:style-name="T2"><text:s text:c="2"/>4 <text:s/></text:span><text:span text:style-name="style2"><text:span text:style-name="T2">//</text:span></text:span></text:h>
      <text:h text:style-name="Default" text:outline-level="1"><text:span text:style-name="T2"><text:s text:c="2"/>5 <text:s/></text:span><text:span text:style-name="style2"><text:span text:style-name="T2">// <text:s text:c="58"/>2021-03-23 יְרוּשָׁלַיִם</text:span></text:span></text:h>
      <text:h text:style-name="Default" text:outline-level="1"><text:span text:style-name="T2"><text:s text:c="2"/>6 <text:s/></text:span><text:span text:style-name="style2"><text:span text:style-name="T2">//</text:span></text:span></text:h>
      <text:h text:style-name="Default" text:outline-level="1"><text:span text:style-name="T2"><text:s text:c="2"/>7 <text:s/></text:span><text:span text:style-name="style9"><text:span text:style-name="T2">#include "Aurora.h" <text:s text:c="6"/></text:span></text:span><text:span text:style-name="style2"><text:span text:style-name="T2">// объекты и производные операции с корпусом на волне</text:span></text:span></text:h>
      <text:h text:style-name="P4" text:outline-level="1"><text:s text:c="2"/>8 <text:s/></text:h>
      <text:h text:style-name="Default" text:outline-level="1"><text:span text:style-name="T2"><text:s text:c="2"/>9 <text:s/></text:span><text:span text:style-name="style11"><text:span text:style-name="T2">Hull</text:span></text:span><text:span text:style-name="style10"><text:span text:style-name="T2">&amp;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Contour_Lines</text:span></text:span><text:span text:style-name="style10"><text:span text:style-name="T2">() <text:s text:c="5"/></text:span></text:span><text:span text:style-name="style2"><text:span text:style-name="T2">// рисуем контуры габаритного прямоугольного</text:span></text:span></text:h>
      <text:h text:style-name="Default" text:outline-level="1"><text:span text:style-name="T2"><text:s/>10 <text:s/></text:span><text:span text:style-name="style10"><text:span text:style-name="T2">{ </text:span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0.05 </text:span></text:span><text:span text:style-name="style10"><text:span text:style-name="T2">); <text:s text:c="10"/></text:span></text:span><text:span text:style-name="style2"><text:span text:style-name="T2">// параллелепипеда по заданным размерениям</text:span></text:span></text:h>
      <text:h text:style-name="Default" text:outline-level="1"><text:span text:style-name="T2"><text:s/>11 <text:s text:c="3"/></text:span><text:span text:style-name="style11"><text:span text:style-name="T2">glEnable</text:span></text:span><text:span text:style-name="style10"><text:span text:style-name="T2">( </text:span></text:span><text:span text:style-name="style11"><text:span text:style-name="T2">GL_LINE_SMOOTH </text:span></text:span><text:span text:style-name="style10"><text:span text:style-name="T2">); <text:s text:c="3"/></text:span></text:span><text:span text:style-name="style2"><text:span text:style-name="T2">// сглаживание линий</text:span></text:span></text:h>
      <text:h text:style-name="Default" text:outline-level="1"><text:span text:style-name="T2"><text:s/>12 <text:s/></text:span><text:span text:style-name="style9"><text:span text:style-name="T2">#define V(a,b,c)glVertex3dv \</text:span></text:span></text:h>
      <text:h text:style-name="Default" text:outline-level="1"><text:span text:style-name="T2"><text:s/>13 <text:s text:c="7"/></text:span><text:span text:style-name="style9"><text:span text:style-name="T2">( out( (Vector){xm a Length/2,b Breadth/2,c Draught/2-Draught/2} ) ),</text:span></text:span></text:h>
      <text:h text:style-name="Default" text:outline-level="1"><text:span text:style-name="T2"><text:s/>14 <text:s text:c="2"/></text:span><text:span text:style-name="style5"><text:span text:style-name="T2">Real </text:span></text:span><text:span text:style-name="style11"><text:span text:style-name="T2">xm</text:span></text:span><text:span text:style-name="style10"><text:span text:style-name="T2">=(</text:span></text:span><text:span text:style-name="style11"><text:span text:style-name="T2">Keel</text:span></text:span><text:span text:style-name="style10"><text:span text:style-name="T2">[</text:span></text:span><text:span text:style-name="style4"><text:span text:style-name="T2">0</text:span></text:span><text:span text:style-name="style10"><text:span text:style-name="T2">]+</text:span></text:span><text:span text:style-name="style11"><text:span text:style-name="T2">Keel</text:span></text:span><text:span text:style-name="style10"><text:span text:style-name="T2">[</text:span></text:span><text:span text:style-name="style11"><text:span text:style-name="T2">Nframes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])/</text:span></text:span><text:span text:style-name="style4"><text:span text:style-name="T2">2</text:span></text:span><text:span text:style-name="style10"><text:span text:style-name="T2">;</text:span></text:span></text:h>
      <text:h text:style-name="Default" text:outline-level="1"><text:span text:style-name="T2"><text:s/>15 <text:s text:c="3"/></text:span><text:span text:style-name="style11"><text:span text:style-name="T2">color</text:span></text:span><text:span text:style-name="style10"><text:span text:style-name="T2">( </text:span></text:span><text:span text:style-name="style11"><text:span text:style-name="T2">cyan </text:span></text:span><text:span text:style-name="style10"><text:span text:style-name="T2">),</text:span></text:span><text:span text:style-name="style11"><text:span text:style-name="T2">glBegin</text:span></text:span><text:span text:style-name="style10"><text:span text:style-name="T2">(</text:span></text:span><text:span text:style-name="style11"><text:span text:style-name="T2">GL_LINE_LOOP</text:span></text:span><text:span text:style-name="style10"><text:span text:style-name="T2">),</text:span></text:span><text:span text:style-name="style11"><text:span text:style-name="T2">V</text:span></text:span><text:span text:style-name="style10"><text:span text:style-name="T2">(+,+,+)</text:span></text:span><text:span text:style-name="style11"><text:span text:style-name="T2">V</text:span></text:span><text:span text:style-name="style10"><text:span text:style-name="T2">(+,-,+)</text:span></text:span><text:span text:style-name="style11"><text:span text:style-name="T2">V</text:span></text:span><text:span text:style-name="style10"><text:span text:style-name="T2">(-,-,+)</text:span></text:span><text:span text:style-name="style11"><text:span text:style-name="T2">V</text:span></text:span><text:span text:style-name="style10"><text:span text:style-name="T2">(-,+,+)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<text:s/>16 <text:s text:c="3"/></text:span><text:span text:style-name="style11"><text:span text:style-name="T2">color</text:span></text:span><text:span text:style-name="style10"><text:span text:style-name="T2">( </text:span></text:span><text:span text:style-name="style11"><text:span text:style-name="T2">gray </text:span></text:span><text:span text:style-name="style10"><text:span text:style-name="T2">),</text:span></text:span><text:span text:style-name="style11"><text:span text:style-name="T2">glBegin</text:span></text:span><text:span text:style-name="style10"><text:span text:style-name="T2">(</text:span></text:span><text:span text:style-name="style11"><text:span text:style-name="T2">GL_LINE_LOOP</text:span></text:span><text:span text:style-name="style10"><text:span text:style-name="T2">),</text:span></text:span><text:span text:style-name="style11"><text:span text:style-name="T2">V</text:span></text:span><text:span text:style-name="style10"><text:span text:style-name="T2">(+,+,-)</text:span></text:span><text:span text:style-name="style11"><text:span text:style-name="T2">V</text:span></text:span><text:span text:style-name="style10"><text:span text:style-name="T2">(+,-,-)</text:span></text:span><text:span text:style-name="style11"><text:span text:style-name="T2">V</text:span></text:span><text:span text:style-name="style10"><text:span text:style-name="T2">(-,-,-)</text:span></text:span><text:span text:style-name="style11"><text:span text:style-name="T2">V</text:span></text:span><text:span text:style-name="style10"><text:span text:style-name="T2">(-,+,-)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<text:s/>17 <text:s/></text:span><text:span text:style-name="style9"><text:span text:style-name="T2">#undef V</text:span></text:span></text:h>
      <text:h text:style-name="Default" text:outline-level="1"><text:span text:style-name="T2"><text:s/>18 <text:s/></text:span><text:span text:style-name="style15"><text:span text:style-name="T2">///</text:span></text:span></text:h>
      <text:h text:style-name="Default" text:outline-level="1"><text:span text:style-name="T2"><text:s/>19 <text:s/></text:span><text:span text:style-name="style15"><text:span text:style-name="T2">//! <text:s text:c="2"/>прорисовка линий тока и профилей волн по курсу и траверзу корабля</text:span></text:span></text:h>
      <text:h text:style-name="Default" text:outline-level="1"><text:span text:style-name="T2"><text:s/>20 <text:s/></text:span><text:span text:style-name="style2"><text:span text:style-name="T2">//</text:span></text:span></text:h>
      <text:h text:style-name="Default" text:outline-level="1"><text:span text:style-name="T2"><text:s/>21 <text:s text:c="2"/></text:span><text:span text:style-name="style11"><text:span text:style-name="T2">Field </text:span></text:span><text:span text:style-name="style10"><text:span text:style-name="T2">&amp;</text:span></text:span><text:span text:style-name="style11"><text:span text:style-name="T2">F</text:span></text:span><text:span text:style-name="style10"><text:span text:style-name="T2">=*</text:span></text:span><text:span text:style-name="style11"><text:span text:style-name="T2">Storm</text:span></text:span><text:span text:style-name="style10"><text:span text:style-name="T2">;</text:span></text:span></text:h>
      <text:h text:style-name="Default" text:outline-level="1"><text:span text:style-name="T2"><text:s/>22 <text:s text:c="2"/></text:span><text:span text:style-name="style5"><text:span text:style-name="T2">const Real </text:span></text:span><text:span text:style-name="style10"><text:span text:style-name="T2">&amp;</text:span></text:span><text:span text:style-name="style11"><text:span text:style-name="T2">Trun</text:span></text:span><text:span text:style-name="style10"><text:span text:style-name="T2">=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Trun</text:span></text:span><text:span text:style-name="style10"><text:span text:style-name="T2">,</text:span></text:span></text:h>
      <text:h text:style-name="Default" text:outline-level="1"><text:span text:style-name="T2"><text:s/>23 <text:s text:c="7"/></text:span><text:span text:style-name="style11"><text:span text:style-name="T2">D</text:span></text:span><text:span text:style-name="style10"><text:span text:style-name="T2">=-</text:span></text:span><text:span text:style-name="style4"><text:span text:style-name="T2">1.5</text:span></text:span><text:span text:style-name="style10"><text:span text:style-name="T2">*</text:span></text:span><text:span text:style-name="style11"><text:span text:style-name="T2">Draught</text:span></text:span><text:span text:style-name="style10"><text:span text:style-name="T2">,</text:span></text:span><text:span text:style-name="style11"><text:span text:style-name="T2">dP</text:span></text:span><text:span text:style-name="style10"><text:span text:style-name="T2">=</text:span></text:span><text:span text:style-name="style11"><text:span text:style-name="T2">D</text:span></text:span><text:span text:style-name="style10"><text:span text:style-name="T2">/</text:span></text:span><text:span text:style-name="style4"><text:span text:style-name="T2">9</text:span></text:span><text:span text:style-name="style10"><text:span text:style-name="T2">,</text:span></text:span><text:span text:style-name="style11"><text:span text:style-name="T2">dQ</text:span></text:span><text:span text:style-name="style10"><text:span text:style-name="T2">=</text:span></text:span><text:span text:style-name="style11"><text:span text:style-name="T2">dP</text:span></text:span><text:span text:style-name="style10"><text:span text:style-name="T2">/</text:span></text:span><text:span text:style-name="style4"><text:span text:style-name="T2">6</text:span></text:span><text:span text:style-name="style10"><text:span text:style-name="T2">; <text:s text:c="3"/></text:span></text:span><text:span text:style-name="style2"><text:span text:style-name="T2">// профильное заглубление и детальность</text:span></text:span></text:h>
      <text:h text:style-name="Default" text:outline-level="1"><text:span text:style-name="T2"><text:s/>24 <text:s text:c="2"/></text:span><text:span text:style-name="style5"><text:span text:style-name="T2">Real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hypot</text:span></text:span><text:span text:style-name="style10"><text:span text:style-name="T2">( 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Long</text:span></text:span><text:span text:style-name="style10"><text:span text:style-name="T2">,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Wide </text:span></text:span><text:span text:style-name="style10"><text:span text:style-name="T2">),</text:span></text:span><text:span text:style-name="style11"><text:span text:style-name="T2">dS</text:span></text:span><text:span text:style-name="style10"><text:span text:style-name="T2">=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dS</text:span></text:span><text:span text:style-name="style10"><text:span text:style-name="T2">; </text:span></text:span><text:span text:style-name="style2"><text:span text:style-name="T2">// дистанция и шаг разметки профиля</text:span></text:span></text:h>
      <text:h text:style-name="Default" text:outline-level="1"><text:span text:style-name="T2"><text:s/>25 <text:s text:c="2"/></text:span><text:span text:style-name="style5"><text:span text:style-name="T2">Vector </text:span></text:span><text:span text:style-name="style11"><text:span text:style-name="T2">Ahead</text:span></text:span><text:span text:style-name="style10"><text:span text:style-name="T2">=</text:span></text:span><text:span text:style-name="style11"><text:span text:style-name="T2">x</text:span></text:span><text:span text:style-name="style10"><text:span text:style-name="T2">; <text:s text:c="3"/></text:span></text:span><text:span text:style-name="style11"><text:span text:style-name="T2">Ahead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text:s text:c="3"/></text:span></text:span><text:span text:style-name="style11"><text:span text:style-name="T2">Ahead</text:span></text:span><text:span text:style-name="style10"><text:span text:style-name="T2">=</text:span></text:span><text:span text:style-name="style11"><text:span text:style-name="T2">dir</text:span></text:span><text:span text:style-name="style10"><text:span text:style-name="T2">( </text:span></text:span><text:span text:style-name="style11"><text:span text:style-name="T2">Ahead </text:span></text:span><text:span text:style-name="style10"><text:span text:style-name="T2">)*</text:span></text:span><text:span text:style-name="style11"><text:span text:style-name="T2">S</text:span></text:span><text:span text:style-name="style10"><text:span text:style-name="T2">;</text:span></text:span></text:h>
      <text:h text:style-name="Default" text:outline-level="1"><text:span text:style-name="T2"><text:s/>26 <text:s text:c="2"/></text:span><text:span text:style-name="style5"><text:span text:style-name="T2">Vector </text:span></text:span><text:span text:style-name="style11"><text:span text:style-name="T2">Traverse</text:span></text:span><text:span text:style-name="style10"><text:span text:style-name="T2">=</text:span></text:span><text:span text:style-name="style11"><text:span text:style-name="T2">y</text:span></text:span><text:span text:style-name="style10"><text:span text:style-name="T2">; </text:span></text:span><text:span text:style-name="style11"><text:span text:style-name="T2">Traverse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Traverse</text:span></text:span><text:span text:style-name="style10"><text:span text:style-name="T2">=</text:span></text:span><text:span text:style-name="style11"><text:span text:style-name="T2">dir</text:span></text:span><text:span text:style-name="style10"><text:span text:style-name="T2">( </text:span></text:span><text:span text:style-name="style11"><text:span text:style-name="T2">Traverse </text:span></text:span><text:span text:style-name="style10"><text:span text:style-name="T2">)*</text:span></text:span><text:span text:style-name="style11"><text:span text:style-name="T2">S</text:span></text:span><text:span text:style-name="style10"><text:span text:style-name="T2">;</text:span></text:span></text:h>
      <text:h text:style-name="Default" text:outline-level="1"><text:span text:style-name="T2"><text:s/>27 <text:s text:c="2"/></text:span><text:span text:style-name="style5"><text:span text:style-name="T2">Vector </text:span></text:span><text:span text:style-name="style11"><text:span text:style-name="T2">R</text:span></text:span><text:span text:style-name="style10"><text:span text:style-name="T2">,</text:span></text:span><text:span text:style-name="style11"><text:span text:style-name="T2">V</text:span></text:span><text:span text:style-name="style10"><text:span text:style-name="T2">,</text:span></text:span><text:span text:style-name="style11"><text:span text:style-name="T2">P</text:span></text:span><text:span text:style-name="style10"><text:span text:style-name="T2">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=</text:span></text:span><text:span text:style-name="style11"><text:span text:style-name="T2">fabs</text:span></text:span><text:span text:style-name="style10"><text:span text:style-name="T2">( 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Long</text:span></text:span><text:span text:style-name="style10"><text:span text:style-name="T2">/</text:span></text:span><text:span text:style-name="style11"><text:span text:style-name="T2">Ahead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)/</text:span></text:span><text:span text:style-name="style4"><text:span text:style-name="T2">2</text:span></text:span><text:span text:style-name="style10"><text:span text:style-name="T2">;</text:span></text:span></text:h>
      <text:h text:style-name="Default" text:outline-level="1"><text:span text:style-name="T2"><text:s/>28 <text:s text:c="16"/></text:span><text:span text:style-name="style11"><text:span text:style-name="T2">R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=</text:span></text:span><text:span text:style-name="style11"><text:span text:style-name="T2">fabs</text:span></text:span><text:span text:style-name="style10"><text:span text:style-name="T2">( 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Long</text:span></text:span><text:span text:style-name="style10"><text:span text:style-name="T2">/</text:span></text:span><text:span text:style-name="style11"><text:span text:style-name="T2">Traverse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)/</text:span></text:span><text:span text:style-name="style4"><text:span text:style-name="T2">2</text:span></text:span><text:span text:style-name="style10"><text:span text:style-name="T2">;</text:span></text:span></text:h>
      <text:h text:style-name="Default" text:outline-level="1"><text:span text:style-name="T2"><text:s/>29 <text:s text:c="3"/></text:span><text:span text:style-name="style11"><text:span text:style-name="T2">Ahead </text:span></text:span><text:span text:style-name="style10"><text:span text:style-name="T2">*=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&lt;</text:span></text:span><text:span text:style-name="style4"><text:span text:style-name="T2">0.5 </text:span></text:span><text:span text:style-name="style10"><text:span text:style-name="T2">?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: 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Wide</text:span></text:span><text:span text:style-name="style10"><text:span text:style-name="T2">/</text:span></text:span><text:span text:style-name="style11"><text:span text:style-name="T2">fabs</text:span></text:span><text:span text:style-name="style10"><text:span text:style-name="T2">( </text:span></text:span><text:span text:style-name="style11"><text:span text:style-name="T2">Ahead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)/</text:span></text:span><text:span text:style-name="style4"><text:span text:style-name="T2">2</text:span></text:span><text:span text:style-name="style10"><text:span text:style-name="T2">;</text:span></text:span></text:h>
      <text:h text:style-name="Default" text:outline-level="1"><text:span text:style-name="T2"><text:s/>30 <text:s text:c="3"/></text:span><text:span text:style-name="style11"><text:span text:style-name="T2">Traverse</text:span></text:span><text:span text:style-name="style10"><text:span text:style-name="T2">*=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&lt;</text:span></text:span><text:span text:style-name="style4"><text:span text:style-name="T2">0.5 </text:span></text:span><text:span text:style-name="style10"><text:span text:style-name="T2">?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: 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Wide</text:span></text:span><text:span text:style-name="style10"><text:span text:style-name="T2">/</text:span></text:span><text:span text:style-name="style11"><text:span text:style-name="T2">fabs</text:span></text:span><text:span text:style-name="style10"><text:span text:style-name="T2">( </text:span></text:span><text:span text:style-name="style11"><text:span text:style-name="T2">Traverse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)/</text:span></text:span><text:span text:style-name="style4"><text:span text:style-name="T2">2</text:span></text:span><text:span text:style-name="style10"><text:span text:style-name="T2">;</text:span></text:span></text:h>
      <text:h text:style-name="Default" text:outline-level="1"><text:span text:style-name="T2"><text:s/>31 <text:s text:c="3"/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0.01 </text:span></text:span><text:span text:style-name="style10"><text:span text:style-name="T2">); </text:span></text:span><text:span text:style-name="style11"><text:span text:style-name="T2">arrow</text:span></text:span><text:span text:style-name="style10"><text:span text:style-name="T2">( -</text:span></text:span><text:span text:style-name="style11"><text:span text:style-name="T2">Traverse</text:span></text:span><text:span text:style-name="style10"><text:span text:style-name="T2">,</text:span></text:span><text:span text:style-name="style11"><text:span text:style-name="T2">Traverse</text:span></text:span><text:span text:style-name="style10"><text:span text:style-name="T2">,</text:span></text:span><text:span text:style-name="style11"><text:span text:style-name="T2">Length</text:span></text:span><text:span text:style-name="style10"><text:span text:style-name="T2">/</text:span></text:span><text:span text:style-name="style4"><text:span text:style-name="T2">240</text:span></text:span><text:span text:style-name="style10"><text:span text:style-name="T2">,</text:span></text:span><text:span text:style-name="style11"><text:span text:style-name="T2">lightcyan </text:span></text:span><text:span text:style-name="style10"><text:span text:style-name="T2">);</text:span></text:span></text:h>
      <text:h text:style-name="Default" text:outline-level="1"><text:span text:style-name="T2"><text:s/>32 <text:s text:c="24"/></text:span><text:span text:style-name="style11"><text:span text:style-name="T2">arrow</text:span></text:span><text:span text:style-name="style10"><text:span text:style-name="T2">( -</text:span></text:span><text:span text:style-name="style11"><text:span text:style-name="T2">Ahead</text:span></text:span><text:span text:style-name="style10"><text:span text:style-name="T2">,</text:span></text:span><text:span text:style-name="style11"><text:span text:style-name="T2">Ahead</text:span></text:span><text:span text:style-name="style10"><text:span text:style-name="T2">,</text:span></text:span><text:span text:style-name="style11"><text:span text:style-name="T2">Length</text:span></text:span><text:span text:style-name="style10"><text:span text:style-name="T2">/</text:span></text:span><text:span text:style-name="style4"><text:span text:style-name="T2">240</text:span></text:span><text:span text:style-name="style10"><text:span text:style-name="T2">,</text:span></text:span><text:span text:style-name="style11"><text:span text:style-name="T2">yellow </text:span></text:span><text:span text:style-name="style10"><text:span text:style-name="T2">);</text:span></text:span></text:h>
      <text:h text:style-name="Default" text:outline-level="1"><text:span text:style-name="T2"><text:s/>33 <text:s text:c="3"/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1 </text:span></text:span><text:span text:style-name="style10"><text:span text:style-name="T2">); <text:s text:c="26"/></text:span></text:span><text:span text:style-name="style2"><text:span text:style-name="T2">// ускоренная прорисовка без волн</text:span></text:span></text:h>
      <text:h text:style-name="Default" text:outline-level="1"><text:span text:style-name="T2"><text:s/>34 <text:s text:c="3"/></text:span><text:span text:style-name="style5"><text:span text:style-name="T2">if</text:span></text:span><text:span text:style-name="style10"><text:span text:style-name="T2">( !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 </text:span></text:span><text:span text:style-name="style10"><text:span text:style-name="T2">)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lightblue </text:span></text:span><text:span text:style-name="style10"><text:span text:style-name="T2">);</text:span></text:span></text:h>
      <text:h text:style-name="Default" text:outline-level="1"><text:span text:style-name="T2"><text:s/>35 <text:s text:c="3"/></text:span><text:span text:style-name="style5"><text:span text:style-name="T2">for</text:span></text:span><text:span text:style-name="style10"><text:span text:style-name="T2">( </text:span></text:span><text:span text:style-name="style5"><text:span text:style-name="T2">Real </text:span></text:span><text:span text:style-name="style11"><text:span text:style-name="T2">w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w</text:span></text:span><text:span text:style-name="style10"><text:span text:style-name="T2">&gt;=</text:span></text:span><text:span text:style-name="style11"><text:span text:style-name="T2">D</text:span></text:span><text:span text:style-name="style10"><text:span text:style-name="T2">; </text:span></text:span><text:span text:style-name="style11"><text:span text:style-name="T2">w</text:span></text:span><text:span text:style-name="style10"><text:span text:style-name="T2">+=</text:span></text:span><text:span text:style-name="style11"><text:span text:style-name="T2">dP </text:span></text:span><text:span text:style-name="style10"><text:span text:style-name="T2">)</text:span></text:span></text:h>
      <text:h text:style-name="Default" text:outline-level="1"><text:span text:style-name="T2"><text:s/>36 <text:s text:c="3"/></text:span><text:span text:style-name="style10"><text:span text:style-name="T2">{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abs</text:span></text:span><text:span text:style-name="style10"><text:span text:style-name="T2">( </text:span></text:span><text:span text:style-name="style11"><text:span text:style-name="T2">Ahead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pan text:style-name="T2"><text:s/>37 <text:s text:c="5"/></text:span><text:span text:style-name="style5"><text:span text:style-name="T2">for</text:span></text:span><text:span text:style-name="style10"><text:span text:style-name="T2">( </text:span></text:span><text:span text:style-name="style5"><text:span text:style-name="T2">Real </text:span></text:span><text:span text:style-name="style11"><text:span text:style-name="T2">s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&lt;</text:span></text:span><text:span text:style-name="style11"><text:span text:style-name="T2">S</text:span></text:span><text:span text:style-name="style10"><text:span text:style-name="T2">*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+=</text:span></text:span><text:span text:style-name="style11"><text:span text:style-name="T2">dS </text:span></text:span><text:span text:style-name="style10"><text:span text:style-name="T2">) <text:s text:c="13"/></text:span></text:span><text:span text:style-name="style2"><text:span text:style-name="T2">// профили волн по курсу корабля</text:span></text:span></text:h>
      <text:h text:style-name="Default" text:outline-level="1"><text:span text:style-name="T2"><text:s/>38 <text:s text:c="5"/></text:span><text:span text:style-name="style10"><text:span text:style-name="T2">{ </text:span></text:span><text:span text:style-name="style11"><text:span text:style-name="T2">R </text:span></text:span><text:span text:style-name="style10"><text:span text:style-name="T2">= -</text:span></text:span><text:span text:style-name="style11"><text:span text:style-name="T2">Ahead </text:span></text:span><text:span text:style-name="style10"><text:span text:style-name="T2">+ </text:span></text:span><text:span text:style-name="style11"><text:span text:style-name="T2">Ahead</text:span></text:span><text:span text:style-name="style10"><text:span text:style-name="T2">*( </text:span></text:span><text:span text:style-name="style11"><text:span text:style-name="T2">s</text:span></text:span><text:span text:style-name="style10"><text:span text:style-name="T2">/</text:span></text:span><text:span text:style-name="style11"><text:span text:style-name="T2">S </text:span></text:span><text:span text:style-name="style10"><text:span text:style-name="T2">)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w</text:span></text:span><text:span text:style-name="style10"><text:span text:style-name="T2">; </text:span></text:span><text:span text:style-name="style11"><text:span text:style-name="T2">dot</text:span></text:span><text:span text:style-name="style10"><text:span text:style-name="T2">( 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( </text:span></text:span><text:span text:style-name="style11"><text:span text:style-name="T2">Trun</text:span></text:span><text:span text:style-name="style10"><text:span text:style-name="T2">,</text:span></text:span><text:span text:style-name="style11"><text:span text:style-name="T2">R </text:span></text:span><text:span text:style-name="style10"><text:span text:style-name="T2">) ); }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<text:s/>39 <text:s text:c="5"/></text:span><text:span text:style-name="style11"><text:span text:style-name="T2">S</text:span></text:span><text:span text:style-name="style10"><text:span text:style-name="T2">=</text:span></text:span><text:span text:style-name="style11"><text:span text:style-name="T2">abs</text:span></text:span><text:span text:style-name="style10"><text:span text:style-name="T2">( </text:span></text:span><text:span text:style-name="style11"><text:span text:style-name="T2">Traverse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pan text:style-name="T2"><text:s/>40 <text:s text:c="5"/></text:span><text:span text:style-name="style5"><text:span text:style-name="T2">for</text:span></text:span><text:span text:style-name="style10"><text:span text:style-name="T2">( </text:span></text:span><text:span text:style-name="style5"><text:span text:style-name="T2">Real </text:span></text:span><text:span text:style-name="style11"><text:span text:style-name="T2">s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&lt;</text:span></text:span><text:span text:style-name="style11"><text:span text:style-name="T2">S</text:span></text:span><text:span text:style-name="style10"><text:span text:style-name="T2">*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+=</text:span></text:span><text:span text:style-name="style11"><text:span text:style-name="T2">dS </text:span></text:span><text:span text:style-name="style10"><text:span text:style-name="T2">) <text:s text:c="18"/></text:span></text:span><text:span text:style-name="style2"><text:span text:style-name="T2">// профили волн по траверзу</text:span></text:span></text:h>
      <text:h text:style-name="Default" text:outline-level="1"><text:span text:style-name="T2"><text:s/>41 <text:s text:c="5"/></text:span><text:span text:style-name="style10"><text:span text:style-name="T2">{ </text:span></text:span><text:span text:style-name="style11"><text:span text:style-name="T2">R </text:span></text:span><text:span text:style-name="style10"><text:span text:style-name="T2">= -</text:span></text:span><text:span text:style-name="style11"><text:span text:style-name="T2">Traverse </text:span></text:span><text:span text:style-name="style10"><text:span text:style-name="T2">+ </text:span></text:span><text:span text:style-name="style11"><text:span text:style-name="T2">Traverse</text:span></text:span><text:span text:style-name="style10"><text:span text:style-name="T2">*( </text:span></text:span><text:span text:style-name="style11"><text:span text:style-name="T2">s</text:span></text:span><text:span text:style-name="style10"><text:span text:style-name="T2">/</text:span></text:span><text:span text:style-name="style11"><text:span text:style-name="T2">S </text:span></text:span><text:span text:style-name="style10"><text:span text:style-name="T2">)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w</text:span></text:span><text:span text:style-name="style10"><text:span text:style-name="T2">; </text:span></text:span><text:span text:style-name="style11"><text:span text:style-name="T2">dot</text:span></text:span><text:span text:style-name="style10"><text:span text:style-name="T2">( 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(</text:span></text:span><text:span text:style-name="style11"><text:span text:style-name="T2">Trun</text:span></text:span><text:span text:style-name="style10"><text:span text:style-name="T2">,</text:span></text:span><text:span text:style-name="style11"><text:span text:style-name="T2">R</text:span></text:span><text:span text:style-name="style10"><text:span text:style-name="T2">)); }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<text:s/>42 <text:s text:c="3"/></text:span><text:span text:style-name="style10"><text:span text:style-name="T2">}</text:span></text:span></text:h>
      <text:h text:style-name="Default" text:outline-level="1"><text:span text:style-name="T2"><text:s/>43 <text:s text:c="3"/></text:span><text:span text:style-name="style2"><text:span text:style-name="T2">// пусть будет еще лишняя сотня кривых линий вертикальных граней жидких ячеек</text:span></text:span></text:h>
      <text:h text:style-name="Default" text:outline-level="1"><text:span text:style-name="T2"><text:s/>44 <text:s text:c="3"/></text:span><text:span text:style-name="style2"><text:span text:style-name="T2">//</text:span></text:span></text:h>
      <text:h text:style-name="Default" text:outline-level="1"><text:soft-page-break/><text:span text:style-name="T2"><text:s/>45 <text:s text:c="3"/></text:span><text:span text:style-name="style11"><text:span text:style-name="T2">dS</text:span></text:span><text:span text:style-name="style10"><text:span text:style-name="T2">=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abs</text:span></text:span><text:span text:style-name="style10"><text:span text:style-name="T2">( </text:span></text:span><text:span text:style-name="style11"><text:span text:style-name="T2">Traverse </text:span></text:span><text:span text:style-name="style10"><text:span text:style-name="T2">) )/</text:span></text:span><text:span text:style-name="style4"><text:span text:style-name="T2">120.0</text:span></text:span><text:span text:style-name="style10"><text:span text:style-name="T2">; </text:span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0.01 </text:span></text:span><text:span text:style-name="style10"><text:span text:style-name="T2">); <text:s text:c="2"/></text:span></text:span><text:span text:style-name="style2"><text:span text:style-name="T2">// длина и шаг профиля</text:span></text:span></text:h>
      <text:h text:style-name="Default" text:outline-level="1"><text:span text:style-name="T2"><text:s/>46 <text:s text:c="3"/></text:span><text:span text:style-name="style5"><text:span text:style-name="T2">for</text:span></text:span><text:span text:style-name="style10"><text:span text:style-name="T2">( </text:span></text:span><text:span text:style-name="style5"><text:span text:style-name="T2">Real </text:span></text:span><text:span text:style-name="style11"><text:span text:style-name="T2">s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&lt;</text:span></text:span><text:span text:style-name="style11"><text:span text:style-name="T2">S</text:span></text:span><text:span text:style-name="style10"><text:span text:style-name="T2">*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+=</text:span></text:span><text:span text:style-name="style11"><text:span text:style-name="T2">dS </text:span></text:span><text:span text:style-name="style10"><text:span text:style-name="T2">)</text:span></text:span></text:h>
      <text:h text:style-name="Default" text:outline-level="1"><text:span text:style-name="T2"><text:s/>47 <text:s text:c="3"/></text:span><text:span text:style-name="style10"><text:span text:style-name="T2">{ </text:span></text:span><text:span text:style-name="style11"><text:span text:style-name="T2">R</text:span></text:span><text:span text:style-name="style10"><text:span text:style-name="T2">=</text:span></text:span><text:span text:style-name="style11"><text:span text:style-name="T2">Traverse</text:span></text:span><text:span text:style-name="style10"><text:span text:style-name="T2">*( </text:span></text:span><text:span text:style-name="style11"><text:span text:style-name="T2">s</text:span></text:span><text:span text:style-name="style10"><text:span text:style-name="T2">/</text:span></text:span><text:span text:style-name="style11"><text:span text:style-name="T2">S </text:span></text:span><text:span text:style-name="style10"><text:span text:style-name="T2">)-</text:span></text:span><text:span text:style-name="style11"><text:span text:style-name="T2">Traverse</text:span></text:span><text:span text:style-name="style10"><text:span text:style-name="T2">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lightgreen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pan text:style-name="T2"><text:s/>48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&gt;=</text:span></text:span><text:span text:style-name="style11"><text:span text:style-name="T2">D</text:span></text:span><text:span text:style-name="style10"><text:span text:style-name="T2">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+=</text:span></text:span><text:span text:style-name="style11"><text:span text:style-name="T2">dQ </text:span></text:span><text:span text:style-name="style10"><text:span text:style-name="T2">)</text:span></text:span><text:span text:style-name="style11"><text:span text:style-name="T2">dot</text:span></text:span><text:span text:style-name="style10"><text:span text:style-name="T2">( 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(</text:span></text:span><text:span text:style-name="style11"><text:span text:style-name="T2">Trun</text:span></text:span><text:span text:style-name="style10"><text:span text:style-name="T2">,</text:span></text:span><text:span text:style-name="style11"><text:span text:style-name="T2">R</text:span></text:span><text:span text:style-name="style10"><text:span text:style-name="T2">) ); </text:span></text:span><text:span text:style-name="style11"><text:span text:style-name="T2">glEnd</text:span></text:span><text:span text:style-name="style10"><text:span text:style-name="T2">(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cyan </text:span></text:span><text:span text:style-name="style10"><text:span text:style-name="T2">);</text:span></text:span></text:h>
      <text:h text:style-name="Default" text:outline-level="1"><text:span text:style-name="T2"><text:s/>49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&gt;=</text:span></text:span><text:span text:style-name="style11"><text:span text:style-name="T2">D</text:span></text:span><text:span text:style-name="style10"><text:span text:style-name="T2">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+=</text:span></text:span><text:span text:style-name="style11"><text:span text:style-name="T2">dP </text:span></text:span><text:span text:style-name="style10"><text:span text:style-name="T2">){ </text:span></text:span><text:span text:style-name="style11"><text:span text:style-name="T2">P</text:span></text:span><text:span text:style-name="style10"><text:span text:style-name="T2">=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WaveV</text:span></text:span><text:span text:style-name="style10"><text:span text:style-name="T2">(</text:span></text:span><text:span text:style-name="style11"><text:span text:style-name="T2">Trun</text:span></text:span><text:span text:style-name="style10"><text:span text:style-name="T2">,</text:span></text:span><text:span text:style-name="style11"><text:span text:style-name="T2">R</text:span></text:span><text:span text:style-name="style10"><text:span text:style-name="T2">,</text:span></text:span><text:span text:style-name="style11"><text:span text:style-name="T2">V</text:span></text:span><text:span text:style-name="style10"><text:span text:style-name="T2">); </text:span></text:span><text:span text:style-name="style11"><text:span text:style-name="T2">arrow</text:span></text:span><text:span text:style-name="style10"><text:span text:style-name="T2">(</text:span></text:span><text:span text:style-name="style11"><text:span text:style-name="T2">P</text:span></text:span><text:span text:style-name="style10"><text:span text:style-name="T2">,</text:span></text:span><text:span text:style-name="style11"><text:span text:style-name="T2">P</text:span></text:span><text:span text:style-name="style10"><text:span text:style-name="T2">+</text:span></text:span><text:span text:style-name="style11"><text:span text:style-name="T2">V</text:span></text:span><text:span text:style-name="style10"><text:span text:style-name="T2">,</text:span></text:span><text:span text:style-name="style11"><text:span text:style-name="T2">abs</text:span></text:span><text:span text:style-name="style10"><text:span text:style-name="T2">(</text:span></text:span><text:span text:style-name="style11"><text:span text:style-name="T2">V</text:span></text:span><text:span text:style-name="style10"><text:span text:style-name="T2">)/</text:span></text:span><text:span text:style-name="style4"><text:span text:style-name="T2">6</text:span></text:span><text:span text:style-name="style10"><text:span text:style-name="T2">); }</text:span></text:span></text:h>
      <text:h text:style-name="Default" text:outline-level="1"><text:span text:style-name="T2"><text:s/>50 <text:s text:c="3"/></text:span><text:span text:style-name="style10"><text:span text:style-name="T2">}</text:span></text:span></text:h>
      <text:h text:style-name="Default" text:outline-level="1"><text:span text:style-name="T2"><text:s/>51 <text:s text:c="3"/></text:span><text:span text:style-name="style11"><text:span text:style-name="T2">dS</text:span></text:span><text:span text:style-name="style10"><text:span text:style-name="T2">=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abs</text:span></text:span><text:span text:style-name="style10"><text:span text:style-name="T2">( </text:span></text:span><text:span text:style-name="style11"><text:span text:style-name="T2">Ahead </text:span></text:span><text:span text:style-name="style10"><text:span text:style-name="T2">) )/</text:span></text:span><text:span text:style-name="style4"><text:span text:style-name="T2">120.0</text:span></text:span><text:span text:style-name="style10"><text:span text:style-name="T2">;</text:span></text:span></text:h>
      <text:h text:style-name="Default" text:outline-level="1"><text:span text:style-name="T2"><text:s/>52 <text:s text:c="3"/></text:span><text:span text:style-name="style5"><text:span text:style-name="T2">for</text:span></text:span><text:span text:style-name="style10"><text:span text:style-name="T2">( </text:span></text:span><text:span text:style-name="style5"><text:span text:style-name="T2">Real </text:span></text:span><text:span text:style-name="style11"><text:span text:style-name="T2">s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&lt;</text:span></text:span><text:span text:style-name="style11"><text:span text:style-name="T2">S</text:span></text:span><text:span text:style-name="style10"><text:span text:style-name="T2">*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s</text:span></text:span><text:span text:style-name="style10"><text:span text:style-name="T2">+=</text:span></text:span><text:span text:style-name="style11"><text:span text:style-name="T2">dS </text:span></text:span><text:span text:style-name="style10"><text:span text:style-name="T2">)</text:span></text:span></text:h>
      <text:h text:style-name="Default" text:outline-level="1"><text:span text:style-name="T2"><text:s/>53 <text:s text:c="3"/></text:span><text:span text:style-name="style10"><text:span text:style-name="T2">{ </text:span></text:span><text:span text:style-name="style11"><text:span text:style-name="T2">R</text:span></text:span><text:span text:style-name="style10"><text:span text:style-name="T2">=</text:span></text:span><text:span text:style-name="style11"><text:span text:style-name="T2">Ahead</text:span></text:span><text:span text:style-name="style10"><text:span text:style-name="T2">*( </text:span></text:span><text:span text:style-name="style11"><text:span text:style-name="T2">s</text:span></text:span><text:span text:style-name="style10"><text:span text:style-name="T2">/</text:span></text:span><text:span text:style-name="style11"><text:span text:style-name="T2">S </text:span></text:span><text:span text:style-name="style10"><text:span text:style-name="T2">)-</text:span></text:span><text:span text:style-name="style11"><text:span text:style-name="T2">Ahead</text:span></text:span><text:span text:style-name="style10"><text:span text:style-name="T2">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lightgreen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pan text:style-name="T2"><text:s/>54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&gt;=</text:span></text:span><text:span text:style-name="style11"><text:span text:style-name="T2">D</text:span></text:span><text:span text:style-name="style10"><text:span text:style-name="T2">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+=</text:span></text:span><text:span text:style-name="style11"><text:span text:style-name="T2">dQ </text:span></text:span><text:span text:style-name="style10"><text:span text:style-name="T2">)</text:span></text:span><text:span text:style-name="style11"><text:span text:style-name="T2">dot</text:span></text:span><text:span text:style-name="style10"><text:span text:style-name="T2">( 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(</text:span></text:span><text:span text:style-name="style11"><text:span text:style-name="T2">Trun</text:span></text:span><text:span text:style-name="style10"><text:span text:style-name="T2">,</text:span></text:span><text:span text:style-name="style11"><text:span text:style-name="T2">R</text:span></text:span><text:span text:style-name="style10"><text:span text:style-name="T2">) ); </text:span></text:span><text:span text:style-name="style11"><text:span text:style-name="T2">glEnd</text:span></text:span><text:span text:style-name="style10"><text:span text:style-name="T2">(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cyan </text:span></text:span><text:span text:style-name="style10"><text:span text:style-name="T2">);</text:span></text:span></text:h>
      <text:h text:style-name="Default" text:outline-level="1"><text:span text:style-name="T2"><text:s/>55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&gt;=</text:span></text:span><text:span text:style-name="style11"><text:span text:style-name="T2">D</text:span></text:span><text:span text:style-name="style10"><text:span text:style-name="T2">; </text:span></text:span><text:span text:style-name="style11"><text:span text:style-name="T2">R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+=</text:span></text:span><text:span text:style-name="style11"><text:span text:style-name="T2">dP </text:span></text:span><text:span text:style-name="style10"><text:span text:style-name="T2">){ </text:span></text:span><text:span text:style-name="style11"><text:span text:style-name="T2">P</text:span></text:span><text:span text:style-name="style10"><text:span text:style-name="T2">=</text:span></text:span><text:span text:style-name="style11"><text:span text:style-name="T2">F</text:span></text:span><text:span text:style-name="style10"><text:span text:style-name="T2">.</text:span></text:span><text:span text:style-name="style11"><text:span text:style-name="T2">WaveV</text:span></text:span><text:span text:style-name="style10"><text:span text:style-name="T2">(</text:span></text:span><text:span text:style-name="style11"><text:span text:style-name="T2">Trun</text:span></text:span><text:span text:style-name="style10"><text:span text:style-name="T2">,</text:span></text:span><text:span text:style-name="style11"><text:span text:style-name="T2">R</text:span></text:span><text:span text:style-name="style10"><text:span text:style-name="T2">,</text:span></text:span><text:span text:style-name="style11"><text:span text:style-name="T2">V</text:span></text:span><text:span text:style-name="style10"><text:span text:style-name="T2">); </text:span></text:span><text:span text:style-name="style11"><text:span text:style-name="T2">arrow</text:span></text:span><text:span text:style-name="style10"><text:span text:style-name="T2">(</text:span></text:span><text:span text:style-name="style11"><text:span text:style-name="T2">P</text:span></text:span><text:span text:style-name="style10"><text:span text:style-name="T2">,</text:span></text:span><text:span text:style-name="style11"><text:span text:style-name="T2">P</text:span></text:span><text:span text:style-name="style10"><text:span text:style-name="T2">+</text:span></text:span><text:span text:style-name="style11"><text:span text:style-name="T2">V</text:span></text:span><text:span text:style-name="style10"><text:span text:style-name="T2">,</text:span></text:span><text:span text:style-name="style11"><text:span text:style-name="T2">abs</text:span></text:span><text:span text:style-name="style10"><text:span text:style-name="T2">(</text:span></text:span><text:span text:style-name="style11"><text:span text:style-name="T2">V</text:span></text:span><text:span text:style-name="style10"><text:span text:style-name="T2">)/</text:span></text:span><text:span text:style-name="style4"><text:span text:style-name="T2">6</text:span></text:span><text:span text:style-name="style10"><text:span text:style-name="T2">); }</text:span></text:span></text:h>
      <text:h text:style-name="Default" text:outline-level="1"><text:span text:style-name="T2"><text:s/>56 <text:s text:c="3"/></text:span><text:span text:style-name="style10"><text:span text:style-name="T2">} </text:span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1 </text:span></text:span><text:span text:style-name="style10"><text:span text:style-name="T2">); 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<text:s/>57 <text:s/></text:span><text:span text:style-name="style10"><text:span text:style-name="T2">}</text:span></text:span></text:h>
      <text:h text:style-name="Default" text:outline-level="1"><text:span text:style-name="T2"><text:s/>58 <text:s/></text:span><text:span text:style-name="style15"><text:span text:style-name="T2">//! общая навигационная информация о состоянии корабля</text:span></text:span></text:h>
      <text:h text:style-name="Default" text:outline-level="1"><text:span text:style-name="T2"><text:s/>59 <text:s/></text:span><text:span text:style-name="style2"><text:span text:style-name="T2">//</text:span></text:span></text:h>
      <text:h text:style-name="Default" text:outline-level="1"><text:span text:style-name="T2"><text:s/>60 <text:s/></text:span><text:span text:style-name="style5"><text:span text:style-name="T2">const static byte </text:span></text:span><text:span text:style-name="style11"><text:span text:style-name="T2">Rumb</text:span></text:span><text:span text:style-name="style10"><text:span text:style-name="T2">[]=</text:span></text:span></text:h>
      <text:h text:style-name="Default" text:outline-level="1"><text:span text:style-name="T2"><text:s/>61 <text:s text:c="2"/></text:span><text:span text:style-name="style10"><text:span text:style-name="T2">{ </text:span></text:span><text:span text:style-name="style11"><text:span text:style-name="T2">_North</text:span></text:span><text:span text:style-name="style10"><text:span text:style-name="T2">,</text:span></text:span><text:span text:style-name="style11"><text:span text:style-name="T2">_North_East</text:span></text:span><text:span text:style-name="style10"><text:span text:style-name="T2">,</text:span></text:span><text:span text:style-name="style11"><text:span text:style-name="T2">_East</text:span></text:span><text:span text:style-name="style10"><text:span text:style-name="T2">,</text:span></text:span><text:span text:style-name="style11"><text:span text:style-name="T2">_South_East</text:span></text:span><text:span text:style-name="style10"><text:span text:style-name="T2">,</text:span></text:span><text:span text:style-name="style11"><text:span text:style-name="T2">_South</text:span></text:span><text:span text:style-name="style10"><text:span text:style-name="T2">,</text:span></text:span><text:span text:style-name="style11"><text:span text:style-name="T2">_South_West</text:span></text:span><text:span text:style-name="style10"><text:span text:style-name="T2">,</text:span></text:span><text:span text:style-name="style11"><text:span text:style-name="T2">_West</text:span></text:span><text:span text:style-name="style10"><text:span text:style-name="T2">,</text:span></text:span><text:span text:style-name="style11"><text:span text:style-name="T2">_North_West </text:span></text:span><text:span text:style-name="style10"><text:span text:style-name="T2">};</text:span></text:span></text:h>
      <text:h text:style-name="P4" text:outline-level="1"><text:s/>62 <text:s/></text:h>
      <text:h text:style-name="Default" text:outline-level="1"><text:span text:style-name="T2"><text:s/>63 <text:s/></text:span><text:span text:style-name="style9"><text:span text:style-name="T2">#define P( x,y ) glVertex3dv( B*(Vector){ x,y } )</text:span></text:span></text:h>
      <text:h text:style-name="Default" text:outline-level="1"><text:span text:style-name="T2"><text:s/>64 <text:s/></text:span><text:span text:style-name="style5"><text:span text:style-name="T2">inline Real </text:span></text:span><text:span text:style-name="style11"><text:span text:style-name="T2">i90</text:span></text:span><text:span text:style-name="style10"><text:span text:style-name="T2">( </text:span></text:span><text:span text:style-name="style11"><text:span text:style-name="T2">_Real r </text:span></text:span><text:span text:style-name="style10"><text:span text:style-name="T2">){ </text:span></text:span><text:span text:style-name="style5"><text:span text:style-name="T2">return </text:span></text:span><text:span text:style-name="style11"><text:span text:style-name="T2">r</text:span></text:span><text:span text:style-name="style10"><text:span text:style-name="T2">&gt;</text:span></text:span><text:span text:style-name="style11"><text:span text:style-name="T2">_Ph </text:span></text:span><text:span text:style-name="style10"><text:span text:style-name="T2">? </text:span></text:span><text:span text:style-name="style11"><text:span text:style-name="T2">_Pi</text:span></text:span><text:span text:style-name="style10"><text:span text:style-name="T2">-</text:span></text:span><text:span text:style-name="style11"><text:span text:style-name="T2">r </text:span></text:span><text:span text:style-name="style10"><text:span text:style-name="T2">: ( </text:span></text:span><text:span text:style-name="style11"><text:span text:style-name="T2">r</text:span></text:span><text:span text:style-name="style10"><text:span text:style-name="T2">&lt;-</text:span></text:span><text:span text:style-name="style11"><text:span text:style-name="T2">_Ph </text:span></text:span><text:span text:style-name="style10"><text:span text:style-name="T2">? -</text:span></text:span><text:span text:style-name="style11"><text:span text:style-name="T2">_Pi</text:span></text:span><text:span text:style-name="style10"><text:span text:style-name="T2">-</text:span></text:span><text:span text:style-name="style11"><text:span text:style-name="T2">r </text:span></text:span><text:span text:style-name="style10"><text:span text:style-name="T2">: </text:span></text:span><text:span text:style-name="style11"><text:span text:style-name="T2">r </text:span></text:span><text:span text:style-name="style10"><text:span text:style-name="T2">); }</text:span></text:span></text:h>
      <text:h text:style-name="P4" text:outline-level="1"><text:s/>65 <text:s/></text:h>
      <text:h text:style-name="Default" text:outline-level="1"><text:span text:style-name="T2"><text:s/>66 <text:s/></text:span><text:span text:style-name="style5"><text:span text:style-name="T2">static void </text:span></text:span><text:span text:style-name="style11"><text:span text:style-name="T2">DirWave</text:span></text:span><text:span text:style-name="style10"><text:span text:style-name="T2">( </text:span></text:span><text:span text:style-name="style5"><text:span text:style-name="T2">const </text:span></text:span><text:span text:style-name="style11"><text:span text:style-name="T2">Waves </text:span></text:span><text:span text:style-name="style10"><text:span text:style-name="T2">&amp;</text:span></text:span><text:span text:style-name="style11"><text:span text:style-name="T2">W</text:span></text:span><text:span text:style-name="style10"><text:span text:style-name="T2">, </text:span></text:span><text:span text:style-name="style11"><text:span text:style-name="T2">colors C</text:span></text:span><text:span text:style-name="style10"><text:span text:style-name="T2">, </text:span></text:span><text:span text:style-name="style11"><text:span text:style-name="T2">Place </text:span></text:span><text:span text:style-name="style10"><text:span text:style-name="T2">&amp;</text:span></text:span><text:span text:style-name="style11"><text:span text:style-name="T2">D </text:span></text:span><text:span text:style-name="style10"><text:span text:style-name="T2">)</text:span></text:span></text:h>
      <text:h text:style-name="Default" text:outline-level="1"><text:span text:style-name="T2"><text:s/>67 <text:s/></text:span><text:span text:style-name="style10"><text:span text:style-name="T2">{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Height </text:span></text:span><text:span text:style-name="style10"><text:span text:style-name="T2">)</text:span></text:span></text:h>
      <text:h text:style-name="Default" text:outline-level="1"><text:span text:style-name="T2"><text:s/>68 <text:s text:c="3"/></text:span><text:span text:style-name="style10"><text:span text:style-name="T2">{ </text:span></text:span><text:span text:style-name="style5"><text:span text:style-name="T2">Real </text:span></text:span><text:span text:style-name="style11"><text:span text:style-name="T2">H</text:span></text:span><text:span text:style-name="style10"><text:span text:style-name="T2">=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/</text:span></text:span><text:span text:style-name="style11"><text:span text:style-name="T2">Vessel</text:span></text:span><text:span text:style-name="style10"><text:span text:style-name="T2">-&gt;</text:span></text:span><text:span text:style-name="style11"><text:span text:style-name="T2">Length</text:span></text:span><text:span text:style-name="style10"><text:span text:style-name="T2">*</text:span></text:span><text:span text:style-name="style4"><text:span text:style-name="T2">4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Vessel</text:span></text:span><text:span text:style-name="style10"><text:span text:style-name="T2">-&gt;</text:span></text:span><text:span text:style-name="style11"><text:span text:style-name="T2">Length</text:span></text:span><text:span text:style-name="style10"><text:span text:style-name="T2">;</text:span></text:span></text:h>
      <text:h text:style-name="Default" text:outline-level="1"><text:span text:style-name="T2"><text:s/>69 <text:s text:c="4"/></text:span><text:span text:style-name="style11"><text:span text:style-name="T2">_Tensor B</text:span></text:span><text:span text:style-name="style10"><text:span text:style-name="T2">=</text:span></text:span><text:span text:style-name="style11"><text:span text:style-name="T2">W</text:span></text:span><text:span text:style-name="style10"><text:span text:style-name="T2">;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H</text:span></text:span><text:span text:style-name="style10"><text:span text:style-name="T2">/</text:span></text:span><text:span text:style-name="style11"><text:span text:style-name="T2">L</text:span></text:span><text:span text:style-name="style10"><text:span text:style-name="T2">&lt;</text:span></text:span><text:span text:style-name="style4"><text:span text:style-name="T2">.06 </text:span></text:span><text:span text:style-name="style10"><text:span text:style-name="T2">)</text:span></text:span><text:span text:style-name="style11"><text:span text:style-name="T2">H</text:span></text:span><text:span text:style-name="style10"><text:span text:style-name="T2">=</text:span></text:span><text:span text:style-name="style11"><text:span text:style-name="T2">L</text:span></text:span><text:span text:style-name="style10"><text:span text:style-name="T2">*</text:span></text:span><text:span text:style-name="style4"><text:span text:style-name="T2">.06</text:span></text:span><text:span text:style-name="style10"><text:span text:style-name="T2">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C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.6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POLYGON </text:span></text:span><text:span text:style-name="style10"><text:span text:style-name="T2">);</text:span></text:span></text:h>
      <text:h text:style-name="Default" text:outline-level="1"><text:span text:style-name="T2"><text:s/>70 <text:s text:c="5"/></text:span><text:span text:style-name="style11"><text:span text:style-name="T2">P</text:span></text:span><text:span text:style-name="style10"><text:span text:style-name="T2">(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-</text:span></text:span><text:span text:style-name="style11"><text:span text:style-name="T2">H</text:span></text:span><text:span text:style-name="style10"><text:span text:style-name="T2">,-</text:span></text:span><text:span text:style-name="style11"><text:span text:style-name="T2">L</text:span></text:span><text:span text:style-name="style10"><text:span text:style-name="T2">+</text:span></text:span><text:span text:style-name="style11"><text:span text:style-name="T2">H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4"><text:span text:style-name="T2">0</text:span></text:span><text:span text:style-name="style10"><text:span text:style-name="T2">,-</text:span></text:span><text:span text:style-name="style11"><text:span text:style-name="T2">L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11"><text:span text:style-name="T2">H</text:span></text:span><text:span text:style-name="style10"><text:span text:style-name="T2">,-</text:span></text:span><text:span text:style-name="style11"><text:span text:style-name="T2">L</text:span></text:span><text:span text:style-name="style10"><text:span text:style-name="T2">+</text:span></text:span><text:span text:style-name="style11"><text:span text:style-name="T2">H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-</text:span></text:span><text:span text:style-name="style11"><text:span text:style-name="T2">H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-</text:span></text:span><text:span text:style-name="style11"><text:span text:style-name="T2">H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11"><text:span text:style-name="T2">H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);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<text:s/>71 <text:s text:c="5"/></text:span><text:span text:style-name="style11"><text:span text:style-name="T2">color</text:span></text:span><text:span text:style-name="style10"><text:span text:style-name="T2">( </text:span></text:span><text:span text:style-name="style11"><text:span text:style-name="T2">C </text:span></text:span><text:span text:style-name="style10"><text:span text:style-name="T2">); </text:span></text:span><text:span text:style-name="style5"><text:span text:style-name="T2">if</text:span></text:span><text:span text:style-name="style10"><text:span text:style-name="T2">( (</text:span></text:span><text:span text:style-name="style11"><text:span text:style-name="T2">H</text:span></text:span><text:span text:style-name="style10"><text:span text:style-name="T2">=</text:span></text:span><text:span text:style-name="style11"><text:span text:style-name="T2">angle</text:span></text:span><text:span text:style-name="style10"><text:span text:style-name="T2">( </text:span></text:span><text:span text:style-name="style11"><text:span text:style-name="T2">H</text:span></text:span><text:span text:style-name="style10"><text:span text:style-name="T2">=</text:span></text:span><text:span text:style-name="style11"><text:span text:style-name="T2">atan2</text:span></text:span><text:span text:style-name="style10"><text:span text:style-name="T2">( 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-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)))&lt;</text:span></text:span><text:span text:style-name="style4"><text:span text:style-name="T2">0.0 </text:span></text:span><text:span text:style-name="style10"><text:span text:style-name="T2">)</text:span></text:span><text:span text:style-name="style11"><text:span text:style-name="T2">H</text:span></text:span><text:span text:style-name="style10"><text:span text:style-name="T2">+=</text:span></text:span><text:span text:style-name="style11"><text:span text:style-name="T2">_Pd</text:span></text:span><text:span text:style-name="style10"><text:span text:style-name="T2">;</text:span></text:span></text:h>
      <text:h text:style-name="Default" text:outline-level="1"><text:span text:style-name="T2"><text:s/>72 <text:s text:c="4"/></text:span><text:span text:style-name="style5"><text:span text:style-name="T2">char </text:span></text:span><text:span text:style-name="style11"><text:span text:style-name="T2">S</text:span></text:span><text:span text:style-name="style10"><text:span text:style-name="T2">[</text:span></text:span><text:span text:style-name="style4"><text:span text:style-name="T2">24</text:span></text:span><text:span text:style-name="style10"><text:span text:style-name="T2">],*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S</text:span></text:span><text:span text:style-name="style10"><text:span text:style-name="T2">;</text:span></text:span></text:h>
      <text:h text:style-name="Default" text:outline-level="1"><text:span text:style-name="T2"><text:s/>73 <text:s text:c="5"/></text:span><text:span text:style-name="style11"><text:span text:style-name="T2">snprintf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4"><text:span text:style-name="T2">23</text:span></text:span><text:span text:style-name="style10"><text:span text:style-name="T2">,</text:span></text:span><text:span text:style-name="style6"><text:span text:style-name="T2">"%3s:%3.1f/%3.1f\n"</text:span></text:span><text:span text:style-name="style10"><text:span text:style-name="T2">,</text:span></text:span></text:h>
      <text:h text:style-name="Default" text:outline-level="1"><text:span text:style-name="T2"><text:s/>74 <text:s text:c="15"/></text:span><text:span text:style-name="style11"><text:span text:style-name="T2">Rmbs</text:span></text:span><text:span text:style-name="style10"><text:span text:style-name="T2">[</text:span></text:span><text:span text:style-name="style5"><text:span text:style-name="T2">int</text:span></text:span><text:span text:style-name="style10"><text:span text:style-name="T2">(</text:span></text:span><text:span text:style-name="style11"><text:span text:style-name="T2">H</text:span></text:span><text:span text:style-name="style10"><text:span text:style-name="T2">*</text:span></text:span><text:span text:style-name="style4"><text:span text:style-name="T2">32</text:span></text:span><text:span text:style-name="style10"><text:span text:style-name="T2">/</text:span></text:span><text:span text:style-name="style11"><text:span text:style-name="T2">_Pd</text:span></text:span><text:span text:style-name="style10"><text:span text:style-name="T2">+</text:span></text:span><text:span text:style-name="style4"><text:span text:style-name="T2">0.49</text:span></text:span><text:span text:style-name="style10"><text:span text:style-name="T2">)%</text:span></text:span><text:span text:style-name="style4"><text:span text:style-name="T2">32</text:span></text:span><text:span text:style-name="style10"><text:span text:style-name="T2">],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,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/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Cw </text:span></text:span><text:span text:style-name="style10"><text:span text:style-name="T2">);</text:span></text:span></text:h>
      <text:h text:style-name="Default" text:outline-level="1"><text:span text:style-name="T2"><text:s/>75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7"><text:span text:style-name="T2">'.' </text:span></text:span><text:span text:style-name="style10"><text:span text:style-name="T2">) ){ *</text:span></text:span><text:span text:style-name="style11"><text:span text:style-name="T2">s</text:span></text:span><text:span text:style-name="style10"><text:span text:style-name="T2">=</text:span></text:span><text:span text:style-name="style7"><text:span text:style-name="T2">','</text:span></text:span><text:span text:style-name="style10"><text:span text:style-name="T2">;</text:span></text:span></text:h>
      <text:h text:style-name="Default" text:outline-level="1"><text:span text:style-name="T2"><text:s/>76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=</text:span></text:span><text:span text:style-name="style11"><text:span text:style-name="T2">strchr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,</text:span></text:span><text:span text:style-name="style7"><text:span text:style-name="T2">'.' </text:span></text:span><text:span text:style-name="style10"><text:span text:style-name="T2">) )*</text:span></text:span><text:span text:style-name="style11"><text:span text:style-name="T2">s</text:span></text:span><text:span text:style-name="style10"><text:span text:style-name="T2">=</text:span></text:span><text:span text:style-name="style7"><text:span text:style-name="T2">'\"'</text:span></text:span><text:span text:style-name="style10"><text:span text:style-name="T2">; } </text:span></text:span><text:span text:style-name="style11"><text:span text:style-name="T2">D</text:span></text:span><text:span text:style-name="style10"><text:span text:style-name="T2">.</text:span></text:span><text:span text:style-name="style11"><text:span text:style-name="T2">Print</text:span></text:span><text:span text:style-name="style10"><text:span text:style-name="T2">( </text:span></text:span><text:span text:style-name="style11"><text:span text:style-name="T2">S </text:span></text:span><text:span text:style-name="style10"><text:span text:style-name="T2">);</text:span></text:span></text:h>
      <text:h text:style-name="Default" text:outline-level="1"><text:span text:style-name="T2"><text:s/>77 <text:s/></text:span><text:span text:style-name="style10"><text:span text:style-name="T2">} }</text:span></text:span></text:h>
      <text:h text:style-name="Default" text:outline-level="1"><text:span text:style-name="T2"><text:s/>78 <text:s/></text:span><text:span text:style-name="style11"><text:span text:style-name="T2">Hull</text:span></text:span><text:span text:style-name="style10"><text:span text:style-name="T2">&amp;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NavigaInform</text:span></text:span><text:span text:style-name="style10"><text:span text:style-name="T2">( </text:span></text:span><text:span text:style-name="style11"><text:span text:style-name="T2">Window </text:span></text:span><text:span text:style-name="style10"><text:span text:style-name="T2">*</text:span></text:span><text:span text:style-name="style11"><text:span text:style-name="T2">Win </text:span></text:span><text:span text:style-name="style10"><text:span text:style-name="T2">)</text:span></text:span></text:h>
      <text:h text:style-name="Default" text:outline-level="1"><text:span text:style-name="T2"><text:s/>79 <text:s/></text:span><text:span text:style-name="style10"><text:span text:style-name="T2">{ </text:span></text:span><text:span text:style-name="style11"><text:span text:style-name="T2">Field </text:span></text:span><text:span text:style-name="style10"><text:span text:style-name="T2">&amp;</text:span></text:span><text:span text:style-name="style11"><text:span text:style-name="T2">S</text:span></text:span><text:span text:style-name="style10"><text:span text:style-name="T2">=*</text:span></text:span><text:span text:style-name="style11"><text:span text:style-name="T2">Storm</text:span></text:span><text:span text:style-name="style10"><text:span text:style-name="T2">; </text:span></text:span><text:span text:style-name="style11"><text:span text:style-name="T2">Tensor B</text:span></text:span><text:span text:style-name="style10"><text:span text:style-name="T2">; <text:s text:c="4"/></text:span></text:span><text:span text:style-name="style2"><text:span text:style-name="T2">// единичный масштаб пространственного тензора</text:span></text:span></text:h>
      <text:h text:style-name="Default" text:outline-level="1"><text:span text:style-name="T2"><text:s/>80 <text:s text:c="2"/></text:span><text:span text:style-name="style5"><text:span text:style-name="T2">Vector </text:span></text:span><text:span text:style-name="style11"><text:span text:style-name="T2">C</text:span></text:span><text:span text:style-name="style10"><text:span text:style-name="T2">=</text:span></text:span><text:span text:style-name="style11"><text:span text:style-name="T2">Swing</text:span></text:span><text:span text:style-name="style10"><text:span text:style-name="T2">[-</text:span></text:span><text:span text:style-name="style4"><text:span text:style-name="T2">1</text:span></text:span><text:span text:style-name="style10"><text:span text:style-name="T2">]; </text:span></text:span><text:span text:style-name="style11"><text:span text:style-name="T2">C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+=</text:span></text:span><text:span text:style-name="style11"><text:span text:style-name="T2">_Ph</text:span></text:span><text:span text:style-name="style10"><text:span text:style-name="T2">; <text:s text:c="2"/></text:span></text:span><text:span text:style-name="style2"><text:span text:style-name="T2">// крен, дифферент и курс корабля(в геобазисе)</text:span></text:span></text:h>
      <text:h text:style-name="Default" text:outline-level="1"><text:span text:style-name="T2"><text:s/>81 <text:s text:c="2"/></text:span><text:span text:style-name="style5"><text:span text:style-name="T2">int </text:span></text:span><text:span text:style-name="style11"><text:span text:style-name="T2">i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=-</text:span></text:span><text:span text:style-name="style4"><text:span text:style-name="T2">0.18</text:span></text:span><text:span text:style-name="style10"><text:span text:style-name="T2">*</text:span></text:span><text:span text:style-name="style11"><text:span text:style-name="T2">hypot</text:span></text:span><text:span text:style-name="style10"><text:span text:style-name="T2">( </text:span></text:span><text:span text:style-name="style11"><text:span text:style-name="T2">Win</text:span></text:span><text:span text:style-name="style10"><text:span text:style-name="T2">-&gt;</text:span></text:span><text:span text:style-name="style11"><text:span text:style-name="T2">Width</text:span></text:span><text:span text:style-name="style10"><text:span text:style-name="T2">,</text:span></text:span><text:span text:style-name="style11"><text:span text:style-name="T2">Win</text:span></text:span><text:span text:style-name="style10"><text:span text:style-name="T2">-&gt;</text:span></text:span><text:span text:style-name="style11"><text:span text:style-name="T2">Height </text:span></text:span><text:span text:style-name="style10"><text:span text:style-name="T2">); <text:s text:c="6"/></text:span></text:span><text:span text:style-name="style2"><text:span text:style-name="T2">// размер из аксонометрии</text:span></text:span></text:h>
      <text:h text:style-name="Default" text:outline-level="1"><text:span text:style-name="T2"><text:s/>82 <text:s text:c="2"/></text:span><text:span text:style-name="style11"><text:span text:style-name="T2">Place Compass</text:span></text:span><text:span text:style-name="style10"><text:span text:style-name="T2">( </text:span></text:span><text:span text:style-name="style11"><text:span text:style-name="T2">Win</text:span></text:span><text:span text:style-name="style10"><text:span text:style-name="T2">,</text:span></text:span><text:span text:style-name="style11"><text:span text:style-name="T2">PlaceOrtho </text:span></text:span><text:span text:style-name="style10"><text:span text:style-name="T2">); <text:s text:c="5"/></text:span></text:span><text:span text:style-name="style2"><text:span text:style-name="T2">// | PlaceAbove ~~ c единичной разметкой</text:span></text:span></text:h>
      <text:h text:style-name="Default" text:outline-level="1"><text:span text:style-name="T2"><text:s/>83 <text:s text:c="2"/></text:span><text:span text:style-name="style11"><text:span text:style-name="T2">TextContext TS</text:span></text:span><text:span text:style-name="style10"><text:span text:style-name="T2">( </text:span></text:span><text:span text:style-name="style5"><text:span text:style-name="T2">true </text:span></text:span><text:span text:style-name="style10"><text:span text:style-name="T2">); </text:span></text:span><text:span text:style-name="style11"><text:span text:style-name="T2">Compass</text:span></text:span><text:span text:style-name="style10"><text:span text:style-name="T2">.</text:span></text:span><text:span text:style-name="style11"><text:span text:style-name="T2">Area</text:span></text:span><text:span text:style-name="style10"><text:span text:style-name="T2">(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1.25</text:span></text:span><text:span text:style-name="style10"><text:span text:style-name="T2">*</text:span></text:span><text:span text:style-name="style11"><text:span text:style-name="T2">l</text:span></text:span><text:span text:style-name="style10"><text:span text:style-name="T2">,</text:span></text:span><text:span text:style-name="style11"><text:span text:style-name="T2">l </text:span></text:span><text:span text:style-name="style10"><text:span text:style-name="T2">).</text:span></text:span><text:span text:style-name="style11"><text:span text:style-name="T2">Activate</text:span></text:span><text:span text:style-name="style10"><text:span text:style-name="T2">( </text:span></text:span><text:span text:style-name="style5"><text:span text:style-name="T2">true </text:span></text:span><text:span text:style-name="style10"><text:span text:style-name="T2">);</text:span></text:span></text:h>
      <text:h text:style-name="Default" text:outline-level="1"><text:span text:style-name="T2"><text:s/>84 <text:s text:c="3"/></text:span><text:span text:style-name="style2"><text:span text:style-name="T2">//</text:span></text:span></text:h>
      <text:h text:style-name="Default" text:outline-level="1"><text:span text:style-name="T2"><text:s/>85 <text:s text:c="3"/></text:span><text:span text:style-name="style15"><text:span text:style-name="T2">//! картушка морского волнения, курса, скорости корабля</text:span></text:span></text:h>
      <text:h text:style-name="Default" text:outline-level="1"><text:span text:style-name="T2"><text:s/>86 <text:s text:c="3"/></text:span><text:span text:style-name="style2"><text:span text:style-name="T2">//+ <text:s/>отметки трёх волновых полей Wind+Swell+Surge = Length+Height+=Tensor::x</text:span></text:span></text:h>
      <text:h text:style-name="Default" text:outline-level="1"><text:span text:style-name="T2"><text:s/>87 <text:s text:c="3"/></text:span><text:span text:style-name="style2"><text:span text:style-name="T2">// <text:s text:c="55"/>амплитуда=&gt;высота/2</text:span></text:span></text:h>
      <text:h text:style-name="Default" text:outline-level="1"><text:span text:style-name="T2"><text:s/>88 <text:s text:c="2"/></text:span><text:span text:style-name="style5"><text:span text:style-name="T2">Real </text:span></text:span><text:span text:style-name="style11"><text:span text:style-name="T2">L</text:span></text:span><text:span text:style-name="style10"><text:span text:style-name="T2">=</text:span></text:span><text:span text:style-name="style16"><text:span text:style-name="T2">min</text:span></text:span><text:span text:style-name="style10"><text:span text:style-name="T2">( </text:span></text:span><text:span text:style-name="style4"><text:span text:style-name="T2">1.0</text:span></text:span><text:span text:style-name="style10"><text:span text:style-name="T2">,</text:span></text:span><text:span text:style-name="style11"><text:span text:style-name="T2">Length <text:s text:c="4"/></text:span></text:span><text:span text:style-name="style2"><text:span text:style-name="T2">// условная высота и длина стрелки волны в картушке</text:span></text:span></text:h>
      <text:h text:style-name="Default" text:outline-level="1"><text:span text:style-name="T2"><text:s/>89 <text:s text:c="7"/></text:span><text:span text:style-name="style10"><text:span text:style-name="T2">/ </text:span></text:span><text:span text:style-name="style16"><text:span text:style-name="T2">max</text:span></text:span><text:span text:style-name="style10"><text:span text:style-name="T2">( </text:span></text:span><text:span text:style-name="style16"><text:span text:style-name="T2">max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Length</text:span></text:span><text:span text:style-name="style10"><text:span text:style-name="T2">,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Length </text:span></text:span><text:span text:style-name="style10"><text:span text:style-name="T2">),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Length </text:span></text:span><text:span text:style-name="style10"><text:span text:style-name="T2">) );</text:span></text:span></text:h>
      <text:h text:style-name="Default" text:outline-level="1"><text:span text:style-name="T2"><text:s/>90 <text:s text:c="3"/></text:span><text:span text:style-name="style11"><text:span text:style-name="T2">glTranslated</text:span></text:span><text:span text:style-name="style10"><text:span text:style-name="T2">( </text:span></text:span><text:span text:style-name="style4"><text:span text:style-name="T2">0</text:span></text:span><text:span text:style-name="style10"><text:span text:style-name="T2">,-</text:span></text:span><text:span text:style-name="style4"><text:span text:style-name="T2">0.1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</text:span></text:span></text:h>
      <text:h text:style-name="Default" text:outline-level="1"><text:span text:style-name="T2"><text:s/>91 <text:s text:c="3"/></text:span><text:span text:style-name="style11"><text:span text:style-name="T2">glScaled</text:span></text:span><text:span text:style-name="style10"><text:span text:style-name="T2">( </text:span></text:span><text:span text:style-name="style4"><text:span text:style-name="T2">0.9</text:span></text:span><text:span text:style-name="style10"><text:span text:style-name="T2">*</text:span></text:span><text:span text:style-name="style11"><text:span text:style-name="T2">L</text:span></text:span><text:span text:style-name="style10"><text:span text:style-name="T2">,</text:span></text:span><text:span text:style-name="style4"><text:span text:style-name="T2">0.9</text:span></text:span><text:span text:style-name="style10"><text:span text:style-name="T2">*</text:span></text:span><text:span text:style-name="style11"><text:span text:style-name="T2">L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);</text:span></text:span></text:h>
      <text:h text:style-name="Default" text:outline-level="1"><text:span text:style-name="T2"><text:s/>92 <text:s text:c="3"/></text:span><text:span text:style-name="style11"><text:span text:style-name="T2">color</text:span></text:span><text:span text:style-name="style10"><text:span text:style-name="T2">( </text:span></text:span><text:span text:style-name="style11"><text:span text:style-name="T2">white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.33 </text:span></text:span><text:span text:style-name="style10"><text:span text:style-name="T2">),</text:span></text:span><text:span text:style-name="style11"><text:span text:style-name="T2">circl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</text:span></text:span><text:span text:style-name="style4"><text:span text:style-name="T2">0</text:span></text:span><text:span text:style-name="style10"><text:span text:style-name="T2">},</text:span></text:span><text:span text:style-name="style4"><text:span text:style-name="T2">1</text:span></text:span><text:span text:style-name="style10"><text:span text:style-name="T2">/</text:span></text:span><text:span text:style-name="style11"><text:span text:style-name="T2">L </text:span></text:span><text:span text:style-name="style10"><text:span text:style-name="T2">); <text:s/></text:span></text:span><text:span text:style-name="style2"><text:span text:style-name="T2">// круг картушки 110% корпуса</text:span></text:span></text:h>
      <text:h text:style-name="Default" text:outline-level="1"><text:span text:style-name="T2"><text:s/>93 <text:s text:c="2"/></text:span><text:span text:style-name="style5"><text:span text:style-name="T2">bool </text:span></text:span><text:span text:style-name="style11"><text:span text:style-name="T2">left</text:span></text:span><text:span text:style-name="style10"><text:span text:style-name="T2">=</text:span></text:span><text:span text:style-name="style5"><text:span text:style-name="T2">int</text:span></text:span><text:span text:style-name="style10"><text:span text:style-name="T2">( </text:span></text:span><text:span text:style-name="style4"><text:span text:style-name="T2">2</text:span></text:span><text:span text:style-name="style10"><text:span text:style-name="T2">+</text:span></text:span><text:span text:style-name="style11"><text:span text:style-name="T2">Course</text:span></text:span><text:span text:style-name="style10"><text:span text:style-name="T2">/</text:span></text:span><text:span text:style-name="style11"><text:span text:style-name="T2">_Ph </text:span></text:span><text:span text:style-name="style10"><text:span text:style-name="T2">)&amp;</text:span></text:span><text:span text:style-name="style4"><text:span text:style-name="T2">1</text:span></text:span><text:span text:style-name="style10"><text:span text:style-name="T2">,</text:span></text:span></text:h>
      <text:h text:style-name="Default" text:outline-level="1"><text:span text:style-name="T2"><text:s/>94 <text:s text:c="7"/></text:span><text:span text:style-name="style11"><text:span text:style-name="T2">right</text:span></text:span><text:span text:style-name="style10"><text:span text:style-name="T2">=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Wind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||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Swell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||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Surge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;</text:span></text:span></text:h>
      <text:h text:style-name="Default" text:outline-level="1"><text:span text:style-name="T2"><text:s/>95 <text:s text:c="3"/></text:span><text:span text:style-name="style11"><text:span text:style-name="T2">color</text:span></text:span><text:span text:style-name="style10"><text:span text:style-name="T2">(</text:span></text:span><text:span text:style-name="style11"><text:span text:style-name="T2">navy</text:span></text:span><text:span text:style-name="style10"><text:span text:style-name="T2">); </text:span></text:span><text:span text:style-name="style11"><text:span text:style-name="T2">Compass</text:span></text:span><text:span text:style-name="style10"><text:span text:style-name="T2">.</text:span></text:span><text:span text:style-name="style11"><text:span text:style-name="T2">Print</text:span></text:span><text:span text:style-name="style10"><text:span text:style-name="T2">( </text:span></text:span><text:span text:style-name="style11"><text:span text:style-name="T2">left</text:span></text:span><text:span text:style-name="style10"><text:span text:style-name="T2">?-</text:span></text:span><text:span text:style-name="style4"><text:span text:style-name="T2">1</text:span></text:span><text:span text:style-name="style10"><text:span text:style-name="T2">:</text:span></text:span><text:span text:style-name="style4"><text:span text:style-name="T2">1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11"><text:span text:style-name="T2">right</text:span></text:span><text:span text:style-name="style10"><text:span text:style-name="T2">?</text:span></text:span><text:span text:style-name="style6"><text:span text:style-name="T2">""</text:span></text:span><text:span text:style-name="style10"><text:span text:style-name="T2">:</text:span></text:span><text:span text:style-name="style6"><text:span text:style-name="T2">"Штиль" </text:span></text:span><text:span text:style-name="style10"><text:span text:style-name="T2">);</text:span></text:span></text:h>
      <text:h text:style-name="Default" text:outline-level="1"><text:span text:style-name="T2"><text:s/>96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Exp</text:span></text:span><text:span text:style-name="style10"><text:span text:style-name="T2">.</text:span></text:span><text:span text:style-name="style11"><text:span text:style-name="T2">wave</text:span></text:span><text:span text:style-name="style10"><text:span text:style-name="T2">&amp;</text:span></text:span><text:span text:style-name="style4"><text:span text:style-name="T2">3 </text:span></text:span><text:span text:style-name="style10"><text:span text:style-name="T2">)</text:span></text:span><text:span text:style-name="style11"><text:span text:style-name="T2">DirWave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Wind</text:span></text:span><text:span text:style-name="style10"><text:span text:style-name="T2">,</text:span></text:span><text:span text:style-name="style11"><text:span text:style-name="T2">green</text:span></text:span><text:span text:style-name="style10"><text:span text:style-name="T2">,</text:span></text:span><text:span text:style-name="style11"><text:span text:style-name="T2">Compass </text:span></text:span><text:span text:style-name="style10"><text:span text:style-name="T2">), <text:s text:c="7"/></text:span></text:span><text:span text:style-name="style2"><text:span text:style-name="T2">// ветровая волна</text:span></text:span></text:h>
      <text:h text:style-name="Default" text:outline-level="1"><text:span text:style-name="T2"><text:s/>97 <text:s text:c="21"/></text:span><text:span text:style-name="style11"><text:span text:style-name="T2">DirWave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Swell</text:span></text:span><text:span text:style-name="style10"><text:span text:style-name="T2">,</text:span></text:span><text:span text:style-name="style11"><text:span text:style-name="T2">blue</text:span></text:span><text:span text:style-name="style10"><text:span text:style-name="T2">,</text:span></text:span><text:span text:style-name="style11"><text:span text:style-name="T2">Compass </text:span></text:span><text:span text:style-name="style10"><text:span text:style-name="T2">), <text:s text:c="7"/></text:span></text:span><text:span text:style-name="style2"><text:span text:style-name="T2">// свежая зыбь</text:span></text:span></text:h>
      <text:h text:style-name="Default" text:outline-level="1"><text:span text:style-name="T2"><text:s/>98 <text:s text:c="21"/></text:span><text:span text:style-name="style11"><text:span text:style-name="T2">DirWave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Surge</text:span></text:span><text:span text:style-name="style10"><text:span text:style-name="T2">,</text:span></text:span><text:span text:style-name="style11"><text:span text:style-name="T2">cyan</text:span></text:span><text:span text:style-name="style10"><text:span text:style-name="T2">,</text:span></text:span><text:span text:style-name="style11"><text:span text:style-name="T2">Compass </text:span></text:span><text:span text:style-name="style10"><text:span text:style-name="T2">); </text:span></text:span><text:span text:style-name="style5"><text:span text:style-name="T2">else <text:s text:c="2"/></text:span></text:span><text:span text:style-name="style2"><text:span text:style-name="T2">// реликтовый накат</text:span></text:span></text:h>
      <text:h text:style-name="Default" text:outline-level="1"><text:span text:style-name="T2"><text:s/>99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right </text:span></text:span><text:span text:style-name="style10"><text:span text:style-name="T2">)</text:span></text:span><text:span text:style-name="style11"><text:span text:style-name="T2">Compass</text:span></text:span><text:span text:style-name="style10"><text:span text:style-name="T2">.</text:span></text:span><text:span text:style-name="style11"><text:span text:style-name="T2">Print</text:span></text:span><text:span text:style-name="style10"><text:span text:style-name="T2">( </text:span></text:span><text:span text:style-name="style6"><text:span text:style-name="T2">"Заштилело" </text:span></text:span><text:span text:style-name="style10"><text:span text:style-name="T2">);</text:span></text:span></text:h>
      <text:h text:style-name="Default" text:outline-level="1"><text:span text:style-name="T2">100 <text:s text:c="3"/></text:span><text:span text:style-name="style2"><text:span text:style-name="T2">//</text:span></text:span></text:h>
      <text:h text:style-name="Default" text:outline-level="1"><text:span text:style-name="T2">101 <text:s text:c="3"/></text:span><text:span text:style-name="style2"><text:span text:style-name="T2">// <text:s/>стрелка-указатель заданного курса корабля</text:span></text:span></text:h>
      <text:h text:style-name="Default" text:outline-level="1"><text:span text:style-name="T2">102 <text:s text:c="3"/></text:span><text:span text:style-name="style2"><text:span text:style-name="T2">//</text:span></text:span></text:h>
      <text:h text:style-name="Default" text:outline-level="1"><text:span text:style-name="T2">103 <text:s text:c="3"/></text:span><text:span text:style-name="style11"><text:span text:style-name="T2">B</text:span></text:span><text:span text:style-name="style10"><text:span text:style-name="T2">.</text:span></text:span><text:span text:style-name="style11"><text:span text:style-name="T2">axiZ</text:span></text:span><text:span text:style-name="style10"><text:span text:style-name="T2">( </text:span></text:span><text:span text:style-name="style11"><text:span text:style-name="T2">_Ph</text:span></text:span><text:span text:style-name="style10"><text:span text:style-name="T2">-</text:span></text:span><text:span text:style-name="style11"><text:span text:style-name="T2">Course </text:span></text:span><text:span text:style-name="style10"><text:span text:style-name="T2">)/=</text:span></text:span><text:span text:style-name="style11"><text:span text:style-name="T2">L</text:span></text:span><text:span text:style-name="style10"><text:span text:style-name="T2">;</text:span></text:span></text:h>
      <text:h text:style-name="Default" text:outline-level="1"><text:span text:style-name="T2">104 <text:s text:c="3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 <text:s text:c="27"/></text:span></text:span><text:span text:style-name="style2"><text:span text:style-name="T2">// стрелка выбранного курса</text:span></text:span></text:h>
      <text:h text:style-name="Default" text:outline-level="1"><text:span text:style-name="T2">105 <text:s text:c="3"/></text:span><text:span text:style-name="style10"><text:span text:style-name="T2">{ </text:span></text:span><text:span text:style-name="style5"><text:span text:style-name="T2">if</text:span></text:span><text:span text:style-name="style10"><text:span text:style-name="T2">( !</text:span></text:span><text:span text:style-name="style11"><text:span text:style-name="T2">i </text:span></text:span><text:span text:style-name="style10"><text:span text:style-name="T2">){ </text:span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2 </text:span></text:span><text:span text:style-name="style10"><text:span text:style-name="T2">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blue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.75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LOOP </text:span></text:span><text:span text:style-name="style10"><text:span text:style-name="T2">); }</text:span></text:span></text:h>
      <text:h text:style-name="Default" text:outline-level="1"><text:span text:style-name="T2">106 <text:s text:c="8"/></text:span><text:span text:style-name="style5"><text:span text:style-name="T2">else </text:span></text:span><text:span text:style-name="style10"><text:span text:style-name="T2">{ </text:span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1 </text:span></text:span><text:span text:style-name="style10"><text:span text:style-name="T2">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yellow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.3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POLYGON </text:span></text:span><text:span text:style-name="style10"><text:span text:style-name="T2">); }</text:span></text:span></text:h>
      <text:h text:style-name="Default" text:outline-level="1"><text:span text:style-name="T2">107 <text:s text:c="5"/></text:span><text:span text:style-name="style11"><text:span text:style-name="T2">P</text:span></text:span><text:span text:style-name="style10"><text:span text:style-name="T2">(</text:span></text:span><text:span text:style-name="style4"><text:span text:style-name="T2">.75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4"><text:span text:style-name="T2">.4</text:span></text:span><text:span text:style-name="style10"><text:span text:style-name="T2">,-</text:span></text:span><text:span text:style-name="style4"><text:span text:style-name="T2">.05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4"><text:span text:style-name="T2">.5</text:span></text:span><text:span text:style-name="style10"><text:span text:style-name="T2">,-</text:span></text:span><text:span text:style-name="style4"><text:span text:style-name="T2">.01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-</text:span></text:span><text:span text:style-name="style4"><text:span text:style-name="T2">.75</text:span></text:span><text:span text:style-name="style10"><text:span text:style-name="T2">,-</text:span></text:span><text:span text:style-name="style4"><text:span text:style-name="T2">.05</text:span></text:span><text:span text:style-name="style10"><text:span text:style-name="T2">),</text:span></text:span></text:h>
      <text:h text:style-name="Default" text:outline-level="1"><text:span text:style-name="T2">108 <text:s text:c="5"/></text:span><text:span text:style-name="style11"><text:span text:style-name="T2">P</text:span></text:span><text:span text:style-name="style10"><text:span text:style-name="T2">(-</text:span></text:span><text:span text:style-name="style4"><text:span text:style-name="T2">.6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-</text:span></text:span><text:span text:style-name="style4"><text:span text:style-name="T2">.75</text:span></text:span><text:span text:style-name="style10"><text:span text:style-name="T2">,</text:span></text:span><text:span text:style-name="style4"><text:span text:style-name="T2">.05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4"><text:span text:style-name="T2">.5</text:span></text:span><text:span text:style-name="style10"><text:span text:style-name="T2">,</text:span></text:span><text:span text:style-name="style4"><text:span text:style-name="T2">.01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4"><text:span text:style-name="T2">.4</text:span></text:span><text:span text:style-name="style10"><text:span text:style-name="T2">,</text:span></text:span><text:span text:style-name="style4"><text:span text:style-name="T2">.05</text:span></text:span><text:span text:style-name="style10"><text:span text:style-name="T2">);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109 <text:s text:c="3"/></text:span><text:span text:style-name="style10"><text:span text:style-name="T2">}</text:span></text:span></text:h>
      <text:h text:style-name="Default" text:outline-level="1"><text:span text:style-name="T2">110 <text:s text:c="3"/></text:span><text:span text:style-name="style2"><text:span text:style-name="T2">// <text:s/>подпись - текущий курс в градусах и скорость в узлах</text:span></text:span></text:h>
      <text:h text:style-name="Default" text:outline-level="1"><text:span text:style-name="T2">111 <text:s text:c="3"/></text:span><text:span text:style-name="style2"><text:span text:style-name="T2">//</text:span></text:span></text:h>
      <text:h text:style-name="Default" text:outline-level="1"><text:span text:style-name="T2">112 <text:s text:c="3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</text:span></text:span><text:span text:style-name="style4"><text:span text:style-name="T2">32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</text:span></text:span></text:h>
      <text:h text:style-name="Default" text:outline-level="1"><text:span text:style-name="T2">113 <text:s text:c="3"/></text:span><text:span text:style-name="style10"><text:span text:style-name="T2">{ </text:span></text:span><text:span text:style-name="style5"><text:span text:style-name="T2">Real </text:span></text:span><text:span text:style-name="style11"><text:span text:style-name="T2">D</text:span></text:span><text:span text:style-name="style10"><text:span text:style-name="T2">=</text:span></text:span><text:span text:style-name="style5"><text:span text:style-name="T2">Real</text:span></text:span><text:span text:style-name="style10"><text:span text:style-name="T2">( </text:span></text:span><text:span text:style-name="style11"><text:span text:style-name="T2">i </text:span></text:span><text:span text:style-name="style10"><text:span text:style-name="T2">)*</text:span></text:span><text:span text:style-name="style11"><text:span text:style-name="T2">_Ph</text:span></text:span><text:span text:style-name="style10"><text:span text:style-name="T2">/</text:span></text:span><text:span text:style-name="style4"><text:span text:style-name="T2">8.0</text:span></text:span><text:span text:style-name="style10"><text:span text:style-name="T2">; <text:s text:c="19"/></text:span></text:span><text:span text:style-name="style15"><text:span text:style-name="T2">//! картушка компаса</text:span></text:span></text:h>
      <text:h text:style-name="Default" text:outline-level="1"><text:soft-page-break/><text:span text:style-name="T2">114 <text:s text:c="5"/></text:span><text:span text:style-name="style5"><text:span text:style-name="T2">Vector </text:span></text:span><text:span text:style-name="style11"><text:span text:style-name="T2">V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11"><text:span text:style-name="T2">sin</text:span></text:span><text:span text:style-name="style10"><text:span text:style-name="T2">( </text:span></text:span><text:span text:style-name="style11"><text:span text:style-name="T2">D </text:span></text:span><text:span text:style-name="style10"><text:span text:style-name="T2">),</text:span></text:span><text:span text:style-name="style11"><text:span text:style-name="T2">cos</text:span></text:span><text:span text:style-name="style10"><text:span text:style-name="T2">( </text:span></text:span><text:span text:style-name="style11"><text:span text:style-name="T2">D </text:span></text:span><text:span text:style-name="style10"><text:span text:style-name="T2">),</text:span></text:span><text:span text:style-name="style4"><text:span text:style-name="T2">0 </text:span></text:span><text:span text:style-name="style10"><text:span text:style-name="T2">}/-</text:span></text:span><text:span text:style-name="style11"><text:span text:style-name="T2">L</text:span></text:span><text:span text:style-name="style10"><text:span text:style-name="T2">; </text:span></text:span><text:span text:style-name="style5"><text:span text:style-name="T2">bool </text:span></text:span><text:span text:style-name="style11"><text:span text:style-name="T2">big</text:span></text:span><text:span text:style-name="style10"><text:span text:style-name="T2">=(</text:span></text:span><text:span text:style-name="style11"><text:span text:style-name="T2">i</text:span></text:span><text:span text:style-name="style10"><text:span text:style-name="T2">%</text:span></text:span><text:span text:style-name="style4"><text:span text:style-name="T2">4</text:span></text:span><text:span text:style-name="style10"><text:span text:style-name="T2">)==</text:span></text:span><text:span text:style-name="style4"><text:span text:style-name="T2">0</text:span></text:span><text:span text:style-name="style10"><text:span text:style-name="T2">;</text:span></text:span></text:h>
      <text:h text:style-name="Default" text:outline-level="1"><text:span text:style-name="T2">115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fabs</text:span></text:span><text:span text:style-name="style10"><text:span text:style-name="T2">( </text:span></text:span><text:span text:style-name="style11"><text:span text:style-name="T2">angle</text:span></text:span><text:span text:style-name="style10"><text:span text:style-name="T2">( </text:span></text:span><text:span text:style-name="style11"><text:span text:style-name="T2">D</text:span></text:span><text:span text:style-name="style10"><text:span text:style-name="T2">-</text:span></text:span><text:span text:style-name="style11"><text:span text:style-name="T2">Course</text:span></text:span><text:span text:style-name="style10"><text:span text:style-name="T2">,</text:span></text:span><text:span text:style-name="style11"><text:span text:style-name="T2">_Pi </text:span></text:span><text:span text:style-name="style10"><text:span text:style-name="T2">) )&lt;</text:span></text:span><text:span text:style-name="style11"><text:span text:style-name="T2">_Ph</text:span></text:span><text:span text:style-name="style10"><text:span text:style-name="T2">/</text:span></text:span><text:span text:style-name="style4"><text:span text:style-name="T2">8.1 </text:span></text:span><text:span text:style-name="style10"><text:span text:style-name="T2">)</text:span></text:span></text:h>
      <text:h text:style-name="Default" text:outline-level="1"><text:span text:style-name="T2">116 <text:s text:c="7"/></text:span><text:span text:style-name="style11"><text:span text:style-name="T2">color</text:span></text:span><text:span text:style-name="style10"><text:span text:style-name="T2">( </text:span></text:span><text:span text:style-name="style11"><text:span text:style-name="T2">navy </text:span></text:span><text:span text:style-name="style10"><text:span text:style-name="T2">); </text:span></text:span><text:span text:style-name="style5"><text:span text:style-name="T2">else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green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.5 </text:span></text:span><text:span text:style-name="style10"><text:span text:style-name="T2">);</text:span></text:span></text:h>
      <text:h text:style-name="Default" text:outline-level="1"><text:span text:style-name="T2">117 <text:s text:c="7"/></text:span><text:span text:style-name="style11"><text:span text:style-name="T2">arrow</text:span></text:span><text:span text:style-name="style10"><text:span text:style-name="T2">( </text:span></text:span><text:span text:style-name="style11"><text:span text:style-name="T2">spot</text:span></text:span><text:span text:style-name="style10"><text:span text:style-name="T2">( </text:span></text:span><text:span text:style-name="style11"><text:span text:style-name="T2">V</text:span></text:span><text:span text:style-name="style10"><text:span text:style-name="T2">*</text:span></text:span><text:span text:style-name="style4"><text:span text:style-name="T2">0.8</text:span></text:span><text:span text:style-name="style10"><text:span text:style-name="T2">,</text:span></text:span><text:span text:style-name="style11"><text:span text:style-name="T2">big</text:span></text:span><text:span text:style-name="style10"><text:span text:style-name="T2">?</text:span></text:span><text:span text:style-name="style4"><text:span text:style-name="T2">10</text:span></text:span><text:span text:style-name="style10"><text:span text:style-name="T2">:</text:span></text:span><text:span text:style-name="style4"><text:span text:style-name="T2">6 </text:span></text:span><text:span text:style-name="style10"><text:span text:style-name="T2">),</text:span></text:span><text:span text:style-name="style11"><text:span text:style-name="T2">V</text:span></text:span><text:span text:style-name="style10"><text:span text:style-name="T2">,</text:span></text:span><text:span text:style-name="style11"><text:span text:style-name="T2">abs</text:span></text:span><text:span text:style-name="style10"><text:span text:style-name="T2">( </text:span></text:span><text:span text:style-name="style11"><text:span text:style-name="T2">V </text:span></text:span><text:span text:style-name="style10"><text:span text:style-name="T2">)*(</text:span></text:span><text:span text:style-name="style11"><text:span text:style-name="T2">big</text:span></text:span><text:span text:style-name="style10"><text:span text:style-name="T2">?</text:span></text:span><text:span text:style-name="style4"><text:span text:style-name="T2">0.15</text:span></text:span><text:span text:style-name="style10"><text:span text:style-name="T2">:</text:span></text:span><text:span text:style-name="style4"><text:span text:style-name="T2">0.1</text:span></text:span><text:span text:style-name="style10"><text:span text:style-name="T2">) );</text:span></text:span></text:h>
      <text:h text:style-name="Default" text:outline-level="1"><text:span text:style-name="T2">118 <text:s text:c="5"/></text:span><text:span text:style-name="style5"><text:span text:style-name="T2">if</text:span></text:span><text:span text:style-name="style10"><text:span text:style-name="T2">( (!</text:span></text:span><text:span text:style-name="style11"><text:span text:style-name="T2">left </text:span></text:span><text:span text:style-name="style10"><text:span text:style-name="T2">&amp;&amp; (</text:span></text:span><text:span text:style-name="style11"><text:span text:style-name="T2">i</text:span></text:span><text:span text:style-name="style10"><text:span text:style-name="T2">&lt;</text:span></text:span><text:span text:style-name="style4"><text:span text:style-name="T2">11 </text:span></text:span><text:span text:style-name="style10"><text:span text:style-name="T2">|| </text:span></text:span><text:span text:style-name="style11"><text:span text:style-name="T2">i</text:span></text:span><text:span text:style-name="style10"><text:span text:style-name="T2">&gt;</text:span></text:span><text:span text:style-name="style4"><text:span text:style-name="T2">15</text:span></text:span><text:span text:style-name="style10"><text:span text:style-name="T2">)) || (</text:span></text:span><text:span text:style-name="style11"><text:span text:style-name="T2">left </text:span></text:span><text:span text:style-name="style10"><text:span text:style-name="T2">&amp;&amp; (</text:span></text:span><text:span text:style-name="style11"><text:span text:style-name="T2">i</text:span></text:span><text:span text:style-name="style10"><text:span text:style-name="T2">&lt;</text:span></text:span><text:span text:style-name="style4"><text:span text:style-name="T2">17 </text:span></text:span><text:span text:style-name="style10"><text:span text:style-name="T2">|| </text:span></text:span><text:span text:style-name="style11"><text:span text:style-name="T2">i</text:span></text:span><text:span text:style-name="style10"><text:span text:style-name="T2">&gt;</text:span></text:span><text:span text:style-name="style4"><text:span text:style-name="T2">21 </text:span></text:span><text:span text:style-name="style10"><text:span text:style-name="T2">) ) )</text:span></text:span></text:h>
      <text:h text:style-name="Default" text:outline-level="1"><text:span text:style-name="T2">119 <text:s text:c="5"/></text:span><text:span text:style-name="style11"><text:span text:style-name="T2">Text</text:span></text:span><text:span text:style-name="style10"><text:span text:style-name="T2">( (::</text:span></text:span><text:span text:style-name="style11"><text:span text:style-name="T2">Course</text:span></text:span><text:span text:style-name="style10"><text:span text:style-name="T2">)</text:span></text:span><text:span text:style-name="style11"><text:span text:style-name="T2">Rumb</text:span></text:span><text:span text:style-name="style10"><text:span text:style-name="T2">[((</text:span></text:span><text:span text:style-name="style11"><text:span text:style-name="T2">i</text:span></text:span><text:span text:style-name="style10"><text:span text:style-name="T2">+</text:span></text:span><text:span text:style-name="style4"><text:span text:style-name="T2">18</text:span></text:span><text:span text:style-name="style10"><text:span text:style-name="T2">)/</text:span></text:span><text:span text:style-name="style4"><text:span text:style-name="T2">4</text:span></text:span><text:span text:style-name="style10"><text:span text:style-name="T2">)%</text:span></text:span><text:span text:style-name="style4"><text:span text:style-name="T2">8</text:span></text:span><text:span text:style-name="style10"><text:span text:style-name="T2">],</text:span></text:span><text:span text:style-name="style4"><text:span text:style-name="T2">0.96</text:span></text:span><text:span text:style-name="style10"><text:span text:style-name="T2">*</text:span></text:span><text:span text:style-name="style11"><text:span text:style-name="T2">V</text:span></text:span><text:span text:style-name="style10"><text:span text:style-name="T2">,</text:span></text:span><text:span text:style-name="style6"><text:span text:style-name="T2">"%s"</text:span></text:span><text:span text:style-name="style10"><text:span text:style-name="T2">,</text:span></text:span><text:span text:style-name="style11"><text:span text:style-name="T2">Rmbs</text:span></text:span><text:span text:style-name="style10"><text:span text:style-name="T2">[(</text:span></text:span><text:span text:style-name="style11"><text:span text:style-name="T2">i</text:span></text:span><text:span text:style-name="style10"><text:span text:style-name="T2">+</text:span></text:span><text:span text:style-name="style4"><text:span text:style-name="T2">16</text:span></text:span><text:span text:style-name="style10"><text:span text:style-name="T2">)%</text:span></text:span><text:span text:style-name="style4"><text:span text:style-name="T2">32</text:span></text:span><text:span text:style-name="style10"><text:span text:style-name="T2">] );</text:span></text:span></text:h>
      <text:h text:style-name="Default" text:outline-level="1"><text:span text:style-name="T2">120 <text:s text:c="3"/></text:span><text:span text:style-name="style10"><text:span text:style-name="T2">}</text:span></text:span></text:h>
      <text:h text:style-name="Default" text:outline-level="1"><text:span text:style-name="T2">121 <text:s text:c="3"/></text:span><text:span text:style-name="style2"><text:span text:style-name="T2">// <text:s/>контроль положения руля весьма полезен для понимания маневров на волнении</text:span></text:span></text:h>
      <text:h text:style-name="Default" text:outline-level="1"><text:span text:style-name="T2">122 <text:s text:c="3"/></text:span><text:span text:style-name="style2"><text:span text:style-name="T2">//</text:span></text:span></text:h>
      <text:h text:style-name="Default" text:outline-level="1"><text:span text:style-name="T2">123 <text:s text:c="2"/></text:span><text:span text:style-name="style5"><text:span text:style-name="T2">Real </text:span></text:span><text:span text:style-name="style11"><text:span text:style-name="T2">U</text:span></text:span><text:span text:style-name="style10"><text:span text:style-name="T2">,</text:span></text:span><text:span text:style-name="style11"><text:span text:style-name="T2">H</text:span></text:span><text:span text:style-name="style10"><text:span text:style-name="T2">; </text:span></text:span><text:span text:style-name="style11"><text:span text:style-name="T2">B</text:span></text:span><text:span text:style-name="style10"><text:span text:style-name="T2">.</text:span></text:span><text:span text:style-name="style11"><text:span text:style-name="T2">axiZ</text:span></text:span><text:span text:style-name="style10"><text:span text:style-name="T2">( </text:span></text:span><text:span text:style-name="style11"><text:span text:style-name="T2">C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);</text:span></text:span></text:h>
      <text:h text:style-name="Default" text:outline-level="1"><text:span text:style-name="T2">124 <text:s text:c="3"/></text:span><text:span text:style-name="style11"><text:span text:style-name="T2">angle</text:span></text:span><text:span text:style-name="style10"><text:span text:style-name="T2">( </text:span></text:span><text:span text:style-name="style11"><text:span text:style-name="T2">H</text:span></text:span><text:span text:style-name="style10"><text:span text:style-name="T2">=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Course</text:span></text:span><text:span text:style-name="style10"><text:span text:style-name="T2">+</text:span></text:span><text:span text:style-name="style11"><text:span text:style-name="T2">Swing</text:span></text:span><text:span text:style-name="style10"><text:span text:style-name="T2">[-</text:span></text:span><text:span text:style-name="style4"><text:span text:style-name="T2">1</text:span></text:span><text:span text:style-name="style10"><text:span text:style-name="T2">].</text:span></text:span><text:span text:style-name="style11"><text:span text:style-name="T2">z </text:span></text:span><text:span text:style-name="style10"><text:span text:style-name="T2">); </text:span></text:span><text:span text:style-name="style2"><text:span text:style-name="T2">// текущее отклонение от заданого курса</text:span></text:span></text:h>
      <text:h text:style-name="Default" text:outline-level="1"><text:span text:style-name="T2">125 <text:s text:c="3"/></text:span><text:span text:style-name="style10"><text:span text:style-name="T2">{ </text:span></text:span><text:span text:style-name="style5"><text:span text:style-name="T2">const Vector </text:span></text:span><text:span text:style-name="style11"><text:span text:style-name="T2">R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-</text:span></text:span><text:span text:style-name="style4"><text:span text:style-name="T2">0.85 </text:span></text:span><text:span text:style-name="style10"><text:span text:style-name="T2">},</text:span></text:span><text:span text:style-name="style11"><text:span text:style-name="T2">N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.025 </text:span></text:span><text:span text:style-name="style10"><text:span text:style-name="T2">}; </text:span></text:span><text:span text:style-name="style5"><text:span text:style-name="T2">Vector </text:span></text:span><text:span text:style-name="style11"><text:span text:style-name="T2">W</text:span></text:span><text:span text:style-name="style10"><text:span text:style-name="T2">;</text:span></text:span></text:h>
      <text:h text:style-name="Default" text:outline-level="1"><text:span text:style-name="T2">126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fabs</text:span></text:span><text:span text:style-name="style10"><text:span text:style-name="T2">( </text:span></text:span><text:span text:style-name="style11"><text:span text:style-name="T2">H </text:span></text:span><text:span text:style-name="style10"><text:span text:style-name="T2">)&lt;</text:span></text:span><text:span text:style-name="style11"><text:span text:style-name="T2">_Pi</text:span></text:span><text:span text:style-name="style10"><text:span text:style-name="T2">/</text:span></text:span><text:span text:style-name="style4"><text:span text:style-name="T2">32 </text:span></text:span><text:span text:style-name="style10"><text:span text:style-name="T2">)</text:span></text:span><text:span text:style-name="style11"><text:span text:style-name="T2">W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0.2 </text:span></text:span><text:span text:style-name="style10"><text:span text:style-name="T2">}; </text:span></text:span><text:span text:style-name="style5"><text:span text:style-name="T2">else <text:s text:c="2"/></text:span></text:span><text:span text:style-name="style2"><text:span text:style-name="T2">// полрумба в доле градуса°</text:span></text:span></text:h>
      <text:h text:style-name="Default" text:outline-level="1"><text:span text:style-name="T2">127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dCs</text:span></text:span><text:span text:style-name="style10"><text:span text:style-name="T2">&lt;</text:span></text:span><text:span text:style-name="style11"><text:span text:style-name="T2">_Pi</text:span></text:span><text:span text:style-name="style10"><text:span text:style-name="T2">/</text:span></text:span><text:span text:style-name="style4"><text:span text:style-name="T2">45 </text:span></text:span><text:span text:style-name="style10"><text:span text:style-name="T2">)</text:span></text:span><text:span text:style-name="style11"><text:span text:style-name="T2">W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0.2</text:span></text:span><text:span text:style-name="style10"><text:span text:style-name="T2">,</text:span></text:span><text:span text:style-name="style4"><text:span text:style-name="T2">0.06 </text:span></text:span><text:span text:style-name="style10"><text:span text:style-name="T2">}; </text:span></text:span><text:span text:style-name="style5"><text:span text:style-name="T2">else </text:span></text:span><text:span text:style-name="style11"><text:span text:style-name="T2">W</text:span></text:span><text:span text:style-name="style10"><text:span text:style-name="T2">=(</text:span></text:span><text:span text:style-name="style5"><text:span text:style-name="T2">Vector</text:span></text:span><text:span text:style-name="style10"><text:span text:style-name="T2">){ </text:span></text:span><text:span text:style-name="style4"><text:span text:style-name="T2">0.18</text:span></text:span><text:span text:style-name="style10"><text:span text:style-name="T2">,</text:span></text:span><text:span text:style-name="style4"><text:span text:style-name="T2">0.125 </text:span></text:span><text:span text:style-name="style10"><text:span text:style-name="T2">};</text:span></text:span></text:h>
      <text:h text:style-name="Default" text:outline-level="1"><text:span text:style-name="T2">128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H</text:span></text:span><text:span text:style-name="style10"><text:span text:style-name="T2">&lt;</text:span></text:span><text:span text:style-name="style4"><text:span text:style-name="T2">0 </text:span></text:span><text:span text:style-name="style10"><text:span text:style-name="T2">)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=-</text:span></text:span><text:span text:style-name="style11"><text:span text:style-name="T2">W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; <text:s text:c="4"/></text:span></text:span><text:span text:style-name="style11"><text:span text:style-name="T2">spot</text:span></text:span><text:span text:style-name="style10"><text:span text:style-name="T2">( </text:span></text:span><text:span text:style-name="style11"><text:span text:style-name="T2">B</text:span></text:span><text:span text:style-name="style10"><text:span text:style-name="T2">*</text:span></text:span><text:span text:style-name="style11"><text:span text:style-name="T2">R</text:span></text:span><text:span text:style-name="style10"><text:span text:style-name="T2">,</text:span></text:span><text:span text:style-name="style4"><text:span text:style-name="T2">10</text:span></text:span><text:span text:style-name="style10"><text:span text:style-name="T2">,</text:span></text:span><text:span text:style-name="style11"><text:span text:style-name="T2">gray </text:span></text:span><text:span text:style-name="style10"><text:span text:style-name="T2">);</text:span></text:span></text:h>
      <text:h text:style-name="Default" text:outline-level="1"><text:span text:style-name="T2">129 <text:s text:c="5"/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POLYGON </text:span></text:span><text:span text:style-name="style10"><text:span text:style-name="T2">); </text:span></text:span><text:span text:style-name="style11"><text:span text:style-name="T2">dot</text:span></text:span><text:span text:style-name="style10"><text:span text:style-name="T2">( </text:span></text:span><text:span text:style-name="style11"><text:span text:style-name="T2">B</text:span></text:span><text:span text:style-name="style10"><text:span text:style-name="T2">*(</text:span></text:span><text:span text:style-name="style11"><text:span text:style-name="T2">R</text:span></text:span><text:span text:style-name="style10"><text:span text:style-name="T2">-</text:span></text:span><text:span text:style-name="style11"><text:span text:style-name="T2">W</text:span></text:span><text:span text:style-name="style10"><text:span text:style-name="T2">),</text:span></text:span><text:span text:style-name="style11"><text:span text:style-name="T2">blue </text:span></text:span><text:span text:style-name="style10"><text:span text:style-name="T2">); </text:span></text:span><text:span text:style-name="style11"><text:span text:style-name="T2">dot</text:span></text:span><text:span text:style-name="style10"><text:span text:style-name="T2">( </text:span></text:span><text:span text:style-name="style11"><text:span text:style-name="T2">B</text:span></text:span><text:span text:style-name="style10"><text:span text:style-name="T2">*(</text:span></text:span><text:span text:style-name="style11"><text:span text:style-name="T2">R</text:span></text:span><text:span text:style-name="style10"><text:span text:style-name="T2">-</text:span></text:span><text:span text:style-name="style11"><text:span text:style-name="T2">N</text:span></text:span><text:span text:style-name="style10"><text:span text:style-name="T2">) );</text:span></text:span></text:h>
      <text:h text:style-name="Default" text:outline-level="1"><text:span text:style-name="T2">130 <text:s text:c="28"/></text:span><text:span text:style-name="style11"><text:span text:style-name="T2">dot</text:span></text:span><text:span text:style-name="style10"><text:span text:style-name="T2">( </text:span></text:span><text:span text:style-name="style11"><text:span text:style-name="T2">B</text:span></text:span><text:span text:style-name="style10"><text:span text:style-name="T2">*(</text:span></text:span><text:span text:style-name="style11"><text:span text:style-name="T2">R</text:span></text:span><text:span text:style-name="style10"><text:span text:style-name="T2">+</text:span></text:span><text:span text:style-name="style11"><text:span text:style-name="T2">W</text:span></text:span><text:span text:style-name="style10"><text:span text:style-name="T2">/</text:span></text:span><text:span text:style-name="style4"><text:span text:style-name="T2">1.5</text:span></text:span><text:span text:style-name="style10"><text:span text:style-name="T2">) ); <text:s/></text:span></text:span><text:span text:style-name="style11"><text:span text:style-name="T2">dot</text:span></text:span><text:span text:style-name="style10"><text:span text:style-name="T2">( </text:span></text:span><text:span text:style-name="style11"><text:span text:style-name="T2">B</text:span></text:span><text:span text:style-name="style10"><text:span text:style-name="T2">*(</text:span></text:span><text:span text:style-name="style11"><text:span text:style-name="T2">R</text:span></text:span><text:span text:style-name="style10"><text:span text:style-name="T2">+</text:span></text:span><text:span text:style-name="style11"><text:span text:style-name="T2">N</text:span></text:span><text:span text:style-name="style10"><text:span text:style-name="T2">) );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131 <text:s text:c="3"/></text:span><text:span text:style-name="style10"><text:span text:style-name="T2">}</text:span></text:span></text:h>
      <text:h text:style-name="Default" text:outline-level="1"><text:span text:style-name="T2">132 <text:s text:c="3"/></text:span><text:span text:style-name="style2"><text:span text:style-name="T2">// <text:s/>треугольник расходящейся волны Кельвина отмечает скорость хода корабля</text:span></text:span></text:h>
      <text:h text:style-name="Default" text:outline-level="1"><text:span text:style-name="T2">133 <text:s text:c="3"/></text:span><text:span text:style-name="style2"><text:span text:style-name="T2">//</text:span></text:span></text:h>
      <text:h text:style-name="Default" text:outline-level="1"><text:span text:style-name="T2">134 <text:s text:c="3"/></text:span><text:span text:style-name="style11"><text:span text:style-name="T2">B</text:span></text:span><text:span text:style-name="style10"><text:span text:style-name="T2">/=</text:span></text:span><text:span text:style-name="style11"><text:span text:style-name="T2">Length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;</text:span></text:span></text:h>
      <text:h text:style-name="Default" text:outline-level="1"><text:span text:style-name="T2">135 <text:s text:c="3"/></text:span><text:span text:style-name="style11"><text:span text:style-name="T2">L</text:span></text:span><text:span text:style-name="style10"><text:span text:style-name="T2">=</text:span></text:span><text:span text:style-name="style11"><text:span text:style-name="T2">copysign</text:span></text:span><text:span text:style-name="style10"><text:span text:style-name="T2">( </text:span></text:span><text:span text:style-name="style11"><text:span text:style-name="T2">Speed</text:span></text:span><text:span text:style-name="style10"><text:span text:style-name="T2">*</text:span></text:span><text:span text:style-name="style11"><text:span text:style-name="T2">Speed</text:span></text:span><text:span text:style-name="style10"><text:span text:style-name="T2">,</text:span></text:span><text:span text:style-name="style11"><text:span text:style-name="T2">Speed </text:span></text:span><text:span text:style-name="style10"><text:span text:style-name="T2">)*</text:span></text:span><text:span text:style-name="style11"><text:span text:style-name="T2">_Pd</text:span></text:span><text:span text:style-name="style10"><text:span text:style-name="T2">/</text:span></text:span><text:span text:style-name="style11"><text:span text:style-name="T2">_g</text:span></text:span><text:span text:style-name="style10"><text:span text:style-name="T2">; </text:span></text:span><text:span text:style-name="style2"><text:span text:style-name="T2">// длина поперечной корабельной волны</text:span></text:span></text:h>
      <text:h text:style-name="Default" text:outline-level="1"><text:span text:style-name="T2">136 <text:s text:c="3"/></text:span><text:span text:style-name="style11"><text:span text:style-name="T2">H</text:span></text:span><text:span text:style-name="style10"><text:span text:style-name="T2">=</text:span></text:span><text:span text:style-name="style11"><text:span text:style-name="T2">L</text:span></text:span><text:span text:style-name="style10"><text:span text:style-name="T2">*</text:span></text:span><text:span text:style-name="style11"><text:span text:style-name="T2">sqrt</text:span></text:span><text:span text:style-name="style10"><text:span text:style-name="T2">( </text:span></text:span><text:span text:style-name="style4"><text:span text:style-name="T2">0.125 </text:span></text:span><text:span text:style-name="style10"><text:span text:style-name="T2">); <text:s text:c="9"/></text:span></text:span><text:span text:style-name="style2"><text:span text:style-name="T2">// ширина в основании расходящихся волн Кельвина</text:span></text:span></text:h>
      <text:h text:style-name="Default" text:outline-level="1"><text:span text:style-name="T2">137 <text:s text:c="3"/></text:span><text:span text:style-name="style11"><text:span text:style-name="T2">C</text:span></text:span><text:span text:style-name="style10"><text:span text:style-name="T2">=</text:span></text:span><text:span text:style-name="style11"><text:span text:style-name="T2">WaterLine</text:span></text:span><text:span text:style-name="style10"><text:span text:style-name="T2">[</text:span></text:span><text:span text:style-name="style11"><text:span text:style-name="T2">Speed</text:span></text:span><text:span text:style-name="style10"><text:span text:style-name="T2">&gt;</text:span></text:span><text:span text:style-name="style4"><text:span text:style-name="T2">0</text:span></text:span><text:span text:style-name="style10"><text:span text:style-name="T2">?-</text:span></text:span><text:span text:style-name="style4"><text:span text:style-name="T2">1</text:span></text:span><text:span text:style-name="style10"><text:span text:style-name="T2">:</text:span></text:span><text:span text:style-name="style4"><text:span text:style-name="T2">0</text:span></text:span><text:span text:style-name="style10"><text:span text:style-name="T2">]; </text:span></text:span><text:span text:style-name="style2"><text:span text:style-name="T2">// точка входа форштевня на действующей ватерлинии</text:span></text:span></text:h>
      <text:h text:style-name="Default" text:outline-level="1"><text:span text:style-name="T2">138 <text:s text:c="3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</text:span></text:span></text:h>
      <text:h text:style-name="Default" text:outline-level="1"><text:span text:style-name="T2">139 <text:s text:c="3"/></text:span><text:span text:style-name="style10"><text:span text:style-name="T2">{ </text:span></text:span><text:span text:style-name="style5"><text:span text:style-name="T2">if</text:span></text:span><text:span text:style-name="style10"><text:span text:style-name="T2">( !</text:span></text:span><text:span text:style-name="style11"><text:span text:style-name="T2">i </text:span></text:span><text:span text:style-name="style10"><text:span text:style-name="T2">){ </text:span></text:span><text:span text:style-name="style11"><text:span text:style-name="T2">glLineWidth</text:span></text:span><text:span text:style-name="style10"><text:span text:style-name="T2">(</text:span></text:span><text:span text:style-name="style4"><text:span text:style-name="T2">8</text:span></text:span><text:span text:style-name="style10"><text:span text:style-name="T2">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silver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.3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LOOP </text:span></text:span><text:span text:style-name="style10"><text:span text:style-name="T2">); }</text:span></text:span></text:h>
      <text:h text:style-name="Default" text:outline-level="1"><text:span text:style-name="T2">140 <text:s text:c="8"/></text:span><text:span text:style-name="style5"><text:span text:style-name="T2">else </text:span></text:span><text:span text:style-name="style10"><text:span text:style-name="T2">{ </text:span></text:span><text:span text:style-name="style11"><text:span text:style-name="T2">glLineWidth</text:span></text:span><text:span text:style-name="style10"><text:span text:style-name="T2">(</text:span></text:span><text:span text:style-name="style4"><text:span text:style-name="T2">1</text:span></text:span><text:span text:style-name="style10"><text:span text:style-name="T2">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olive</text:span></text:span><text:span text:style-name="style10"><text:span text:style-name="T2">,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.3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POLYGON </text:span></text:span><text:span text:style-name="style10"><text:span text:style-name="T2">); }</text:span></text:span></text:h>
      <text:h text:style-name="Default" text:outline-level="1"><text:span text:style-name="T2">141 <text:s text:c="5"/></text:span><text:span text:style-name="style11"><text:span text:style-name="T2">P</text:span></text:span><text:span text:style-name="style10"><text:span text:style-name="T2">(</text:span></text:span><text:span text:style-name="style11"><text:span text:style-name="T2">C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11"><text:span text:style-name="T2">C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-</text:span></text:span><text:span text:style-name="style11"><text:span text:style-name="T2">L</text:span></text:span><text:span text:style-name="style10"><text:span text:style-name="T2">,</text:span></text:span><text:span text:style-name="style11"><text:span text:style-name="T2">H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11"><text:span text:style-name="T2">C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-</text:span></text:span><text:span text:style-name="style4"><text:span text:style-name="T2">.9</text:span></text:span><text:span text:style-name="style10"><text:span text:style-name="T2">*</text:span></text:span><text:span text:style-name="style11"><text:span text:style-name="T2">L</text:span></text:span><text:span text:style-name="style10"><text:span text:style-name="T2">,</text:span></text:span><text:span text:style-name="style4"><text:span text:style-name="T2">.6</text:span></text:span><text:span text:style-name="style10"><text:span text:style-name="T2">*</text:span></text:span><text:span text:style-name="style11"><text:span text:style-name="T2">H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11"><text:span text:style-name="T2">C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-</text:span></text:span><text:span text:style-name="style11"><text:span text:style-name="T2">L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),</text:span></text:span></text:h>
      <text:h text:style-name="Default" text:outline-level="1"><text:span text:style-name="T2">142 <text:s text:c="5"/></text:span><text:span text:style-name="style11"><text:span text:style-name="T2">P</text:span></text:span><text:span text:style-name="style10"><text:span text:style-name="T2">(</text:span></text:span><text:span text:style-name="style11"><text:span text:style-name="T2">C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-</text:span></text:span><text:span text:style-name="style4"><text:span text:style-name="T2">.9</text:span></text:span><text:span text:style-name="style10"><text:span text:style-name="T2">*</text:span></text:span><text:span text:style-name="style11"><text:span text:style-name="T2">L</text:span></text:span><text:span text:style-name="style10"><text:span text:style-name="T2">,-</text:span></text:span><text:span text:style-name="style4"><text:span text:style-name="T2">.6</text:span></text:span><text:span text:style-name="style10"><text:span text:style-name="T2">*</text:span></text:span><text:span text:style-name="style11"><text:span text:style-name="T2">H</text:span></text:span><text:span text:style-name="style10"><text:span text:style-name="T2">),</text:span></text:span><text:span text:style-name="style11"><text:span text:style-name="T2">P</text:span></text:span><text:span text:style-name="style10"><text:span text:style-name="T2">(</text:span></text:span><text:span text:style-name="style11"><text:span text:style-name="T2">C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-</text:span></text:span><text:span text:style-name="style11"><text:span text:style-name="T2">L</text:span></text:span><text:span text:style-name="style10"><text:span text:style-name="T2">,-</text:span></text:span><text:span text:style-name="style11"><text:span text:style-name="T2">H</text:span></text:span><text:span text:style-name="style10"><text:span text:style-name="T2">);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143 <text:s text:c="3"/></text:span><text:span text:style-name="style10"><text:span text:style-name="T2">}</text:span></text:span></text:h>
      <text:h text:style-name="Default" text:outline-level="1"><text:span text:style-name="T2">144 <text:s text:c="3"/></text:span><text:span text:style-name="style2"><text:span text:style-name="T2">// <text:s/>контрольная полупрозрачная плоскость для чисто конструктивной ватерлинии</text:span></text:span></text:h>
      <text:h text:style-name="Default" text:outline-level="1"><text:span text:style-name="T2">145 <text:s text:c="3"/></text:span><text:span text:style-name="style2"><text:span text:style-name="T2">//</text:span></text:span></text:h>
      <text:h text:style-name="Default" text:outline-level="1"><text:span text:style-name="T2">146 <text:s text:c="3"/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TRIANGLES </text:span></text:span><text:span text:style-name="style10"><text:span text:style-name="T2">); </text:span></text:span><text:span text:style-name="style2"><text:span text:style-name="T2">//GL_POLYGON ); //GL_TRIANGLE_FAN );</text:span></text:span></text:h>
      <text:h text:style-name="Default" text:outline-level="1"><text:span text:style-name="T2">147 <text:s text:c="3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</text:span></text:span><text:span text:style-name="style11"><text:span text:style-name="T2">WaterLine</text:span></text:span><text:span text:style-name="style10"><text:span text:style-name="T2">.</text:span></text:span><text:span text:style-name="style11"><text:span text:style-name="T2">len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=</text:span></text:span><text:span text:style-name="style4"><text:span text:style-name="T2">3 </text:span></text:span><text:span text:style-name="style10"><text:span text:style-name="T2">)</text:span></text:span></text:h>
      <text:h text:style-name="Default" text:outline-level="1"><text:span text:style-name="T2">148 <text:s text:c="3"/></text:span><text:span text:style-name="style10"><text:span text:style-name="T2">{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lightcyan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.5 </text:span></text:span><text:span text:style-name="style10"><text:span text:style-name="T2">); </text:span></text:span><text:span text:style-name="style11"><text:span text:style-name="T2">dot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</text:span></text:span><text:span text:style-name="style4"><text:span text:style-name="T2">0</text:span></text:span><text:span text:style-name="style10"><text:span text:style-name="T2">} 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lightgray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.5 </text:span></text:span><text:span text:style-name="style10"><text:span text:style-name="T2">);</text:span></text:span></text:h>
      <text:h text:style-name="Default" text:outline-level="1"><text:span text:style-name="T2">149 <text:s text:c="31"/></text:span><text:span text:style-name="style11"><text:span text:style-name="T2">dot</text:span></text:span><text:span text:style-name="style10"><text:span text:style-name="T2">( </text:span></text:span><text:span text:style-name="style11"><text:span text:style-name="T2">B</text:span></text:span><text:span text:style-name="style10"><text:span text:style-name="T2">*</text:span></text:span><text:span text:style-name="style11"><text:span text:style-name="T2">WaterLin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] );</text:span></text:span></text:h>
      <text:h text:style-name="Default" text:outline-level="1"><text:span text:style-name="T2">150 <text:s text:c="31"/></text:span><text:span text:style-name="style11"><text:span text:style-name="T2">dot</text:span></text:span><text:span text:style-name="style10"><text:span text:style-name="T2">( </text:span></text:span><text:span text:style-name="style11"><text:span text:style-name="T2">B</text:span></text:span><text:span text:style-name="style10"><text:span text:style-name="T2">*</text:span></text:span><text:span text:style-name="style11"><text:span text:style-name="T2">WaterLin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+</text:span></text:span><text:span text:style-name="style4"><text:span text:style-name="T2">2</text:span></text:span><text:span text:style-name="style10"><text:span text:style-name="T2">] ); }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151 <text:s text:c="3"/></text:span><text:span text:style-name="style2"><text:span text:style-name="T2">//</text:span></text:span></text:h>
      <text:h text:style-name="Default" text:outline-level="1"><text:span text:style-name="T2">152 <text:s text:c="3"/></text:span><text:span text:style-name="style2"><text:span text:style-name="T2">// <text:s/>поверхность действующей и сильно искривлённой ватерлинии</text:span></text:span></text:h>
      <text:h text:style-name="Default" text:outline-level="1"><text:span text:style-name="T2">153 <text:s text:c="3"/></text:span><text:span text:style-name="style2"><text:span text:style-name="T2">//</text:span></text:span></text:h>
      <text:h text:style-name="Default" text:outline-level="1"><text:span text:style-name="T2">154 <text:s text:c="3"/></text:span><text:span text:style-name="style11"><text:span text:style-name="T2">B</text:span></text:span><text:span text:style-name="style10"><text:span text:style-name="T2">.</text:span></text:span><text:span text:style-name="style11"><text:span text:style-name="T2">axiZ</text:span></text:span><text:span text:style-name="style10"><text:span text:style-name="T2">( -</text:span></text:span><text:span text:style-name="style11"><text:span text:style-name="T2">_Ph </text:span></text:span><text:span text:style-name="style10"><text:span text:style-name="T2">)/=</text:span></text:span><text:span text:style-name="style11"><text:span text:style-name="T2">Length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; </text:span></text:span><text:span text:style-name="style11"><text:span text:style-name="T2">B</text:span></text:span><text:span text:style-name="style10"><text:span text:style-name="T2">=</text:span></text:span><text:span text:style-name="style11"><text:span text:style-name="T2">Tensor</text:span></text:span><text:span text:style-name="style10"><text:span text:style-name="T2">(*</text:span></text:span><text:span text:style-name="style5"><text:span text:style-name="T2">this</text:span></text:span><text:span text:style-name="style10"><text:span text:style-name="T2">)*</text:span></text:span><text:span text:style-name="style11"><text:span text:style-name="T2">B</text:span></text:span><text:span text:style-name="style10"><text:span text:style-name="T2">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gray</text:span></text:span><text:span text:style-name="style10"><text:span text:style-name="T2">,-</text:span></text:span><text:span text:style-name="style4"><text:span text:style-name="T2">0.25 </text:span></text:span><text:span text:style-name="style10"><text:span text:style-name="T2">);</text:span></text:span></text:h>
      <text:h text:style-name="Default" text:outline-level="1"><text:span text:style-name="T2">155 <text:s text:c="3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</text:span></text:span><text:span text:style-name="style11"><text:span text:style-name="T2">wL</text:span></text:span><text:span text:style-name="style10"><text:span text:style-name="T2">.</text:span></text:span><text:span text:style-name="style11"><text:span text:style-name="T2">len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=</text:span></text:span><text:span text:style-name="style4"><text:span text:style-name="T2">3 </text:span></text:span><text:span text:style-name="style10"><text:span text:style-name="T2">)</text:span></text:span><text:span text:style-name="style11"><text:span text:style-name="T2">line</text:span></text:span><text:span text:style-name="style10"><text:span text:style-name="T2">( </text:span></text:span><text:span text:style-name="style11"><text:span text:style-name="T2">B</text:span></text:span><text:span text:style-name="style10"><text:span text:style-name="T2">*</text:span></text:span><text:span text:style-name="style11"><text:span text:style-name="T2">wL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],</text:span></text:span><text:span text:style-name="style11"><text:span text:style-name="T2">B</text:span></text:span><text:span text:style-name="style10"><text:span text:style-name="T2">*</text:span></text:span><text:span text:style-name="style11"><text:span text:style-name="T2">wL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+</text:span></text:span><text:span text:style-name="style4"><text:span text:style-name="T2">2</text:span></text:span><text:span text:style-name="style10"><text:span text:style-name="T2">] );</text:span></text:span></text:h>
      <text:h text:style-name="Default" text:outline-level="1"><text:span text:style-name="T2">156 <text:s text:c="3"/></text:span><text:span text:style-name="style2"><text:span text:style-name="T2">//</text:span></text:span></text:h>
      <text:h text:style-name="Default" text:outline-level="1"><text:span text:style-name="T2">157 <text:s text:c="3"/></text:span><text:span text:style-name="style2"><text:span text:style-name="T2">// <text:s/>в центре картушки подписывается текущий курс и действующая скорость судна</text:span></text:span></text:h>
      <text:h text:style-name="Default" text:outline-level="1"><text:span text:style-name="T2">158 <text:s text:c="3"/></text:span><text:span text:style-name="style2"><text:span text:style-name="T2">//</text:span></text:span></text:h>
      <text:h text:style-name="Default" text:outline-level="1"><text:span text:style-name="T2">159 <text:s text:c="3"/></text:span><text:span text:style-name="style11"><text:span text:style-name="T2">color</text:span></text:span><text:span text:style-name="style10"><text:span text:style-name="T2">( </text:span></text:span><text:span text:style-name="style11"><text:span text:style-name="T2">lightblue</text:span></text:span><text:span text:style-name="style10"><text:span text:style-name="T2">,-</text:span></text:span><text:span text:style-name="style4"><text:span text:style-name="T2">0.25 </text:span></text:span><text:span text:style-name="style10"><text:span text:style-name="T2">);</text:span></text:span></text:h>
      <text:h text:style-name="Default" text:outline-level="1"><text:span text:style-name="T2">160 <text:s text:c="3"/></text:span><text:span text:style-name="style11"><text:span text:style-name="T2">Text</text:span></text:span><text:span text:style-name="style10"><text:span text:style-name="T2">( </text:span></text:span><text:span text:style-name="style11"><text:span text:style-name="T2">_Center</text:span></text:span><text:span text:style-name="style10"><text:span text:style-name="T2">,(</text:span></text:span><text:span text:style-name="style11"><text:span text:style-name="T2">Point</text:span></text:span><text:span text:style-name="style10"><text:span text:style-name="T2">){</text:span></text:span><text:span text:style-name="style4"><text:span text:style-name="T2">0</text:span></text:span><text:span text:style-name="style10"><text:span text:style-name="T2">},</text:span></text:span><text:span text:style-name="style6"><text:span text:style-name="T2">"%s "</text:span></text:span><text:span text:style-name="style10"><text:span text:style-name="T2">,</text:span></text:span><text:span text:style-name="style11"><text:span text:style-name="T2">DtoA</text:span></text:span><text:span text:style-name="style10"><text:span text:style-name="T2">( </text:span></text:span><text:span text:style-name="style11"><text:span text:style-name="T2">atan2</text:span></text:span><text:span text:style-name="style10"><text:span text:style-name="T2">(-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x </text:span></text:span><text:span text:style-name="style10"><text:span text:style-name="T2">)*</text:span></text:span><text:span text:style-name="style11"><text:span text:style-name="T2">_Rd</text:span></text:span><text:span text:style-name="style10"><text:span text:style-name="T2">,-</text:span></text:span><text:span text:style-name="style4"><text:span text:style-name="T2">1 </text:span></text:span><text:span text:style-name="style10"><text:span text:style-name="T2">) );</text:span></text:span></text:h>
      <text:h text:style-name="Default" text:outline-level="1"><text:span text:style-name="T2">161 <text:s text:c="3"/></text:span><text:span text:style-name="style11"><text:span text:style-name="T2">Text</text:span></text:span><text:span text:style-name="style10"><text:span text:style-name="T2">( </text:span></text:span><text:span text:style-name="style11"><text:span text:style-name="T2">_Down</text:span></text:span><text:span text:style-name="style10"><text:span text:style-name="T2">,(</text:span></text:span><text:span text:style-name="style11"><text:span text:style-name="T2">Point</text:span></text:span><text:span text:style-name="style10"><text:span text:style-name="T2">){</text:span></text:span><text:span text:style-name="style4"><text:span text:style-name="T2">0</text:span></text:span><text:span text:style-name="style10"><text:span text:style-name="T2">},</text:span></text:span><text:span text:style-name="style6"><text:span text:style-name="T2">"%3.1fуз"</text:span></text:span><text:span text:style-name="style10"><text:span text:style-name="T2">,</text:span></text:span><text:span text:style-name="style11"><text:span text:style-name="T2">Speed</text:span></text:span><text:span text:style-name="style10"><text:span text:style-name="T2">*</text:span></text:span><text:span text:style-name="style4"><text:span text:style-name="T2">3600</text:span></text:span><text:span text:style-name="style10"><text:span text:style-name="T2">/</text:span></text:span><text:span text:style-name="style11"><text:span text:style-name="T2">_Mile </text:span></text:span><text:span text:style-name="style10"><text:span text:style-name="T2">);</text:span></text:span></text:h>
      <text:h text:style-name="Default" text:outline-level="1"><text:span text:style-name="T2">162 <text:s text:c="3"/></text:span><text:span text:style-name="style2"><text:span text:style-name="T2">//</text:span></text:span></text:h>
      <text:h text:style-name="Default" text:outline-level="1"><text:span text:style-name="T2">163 <text:s text:c="3"/></text:span><text:span text:style-name="style15"><text:span text:style-name="T2">//! <text:s/>графики качки в окне аксонометрической проекции корпуса корабля</text:span></text:span></text:h>
      <text:h text:style-name="Default" text:outline-level="1"><text:span text:style-name="T2">164 <text:s text:c="3"/></text:span><text:span text:style-name="style2"><text:span text:style-name="T2">//</text:span></text:span></text:h>
      <text:h text:style-name="Default" text:outline-level="1"><text:span text:style-name="T2">165 <text:s text:c="3"/></text:span><text:span text:style-name="style11"><text:span text:style-name="T2">color</text:span></text:span><text:span text:style-name="style10"><text:span text:style-name="T2">( </text:span></text:span><text:span text:style-name="style11"><text:span text:style-name="T2">navy </text:span></text:span><text:span text:style-name="style10"><text:span text:style-name="T2">); </text:span></text:span><text:span text:style-name="style11"><text:span text:style-name="T2">Win</text:span></text:span><text:span text:style-name="style10"><text:span text:style-name="T2">-&gt;</text:span></text:span><text:span text:style-name="style11"><text:span text:style-name="T2">Print</text:span></text:span><text:span text:style-name="style10"><text:span text:style-name="T2">( </text:span></text:span><text:span text:style-name="style4"><text:span text:style-name="T2">1</text:span></text:span><text:span text:style-name="style10"><text:span text:style-name="T2">,-</text:span></text:span><text:span text:style-name="style4"><text:span text:style-name="T2">7</text:span></text:span><text:span text:style-name="style10"><text:span text:style-name="T2">,</text:span></text:span><text:span text:style-name="style6"><text:span text:style-name="T2">" Time %s + %.2f\"\n"</text:span></text:span></text:h>
      <text:h text:style-name="Default" text:outline-level="1"><text:span text:style-name="T2">166 <text:s text:c="35"/></text:span><text:span text:style-name="style6"><text:span text:style-name="T2">" Speed %.1f от %.1f узл\n"</text:span></text:span></text:h>
      <text:h text:style-name="Default" text:outline-level="1"><text:span text:style-name="T2">167 <text:s text:c="35"/></text:span><text:span text:style-name="style6"><text:span text:style-name="T2">" <text:s text:c="3"/>Fr %.2f ~ %.1f длин\n"</text:span></text:span></text:h>
      <text:h text:style-name="Default" text:outline-level="1"><text:span text:style-name="T2">168 <text:s text:c="35"/></text:span><text:span text:style-name="style6"><text:span text:style-name="T2">" Volume %.0f &lt;&lt; %.0f\n"</text:span></text:span></text:h>
      <text:h text:style-name="Default" text:outline-level="1"><text:span text:style-name="T2">169 <text:s text:c="35"/></text:span><text:span text:style-name="style6"><text:span text:style-name="T2">" Surface %.0f &lt;&lt; %.0f\n"</text:span></text:span></text:h>
      <text:h text:style-name="Default" text:outline-level="1"><text:span text:style-name="T2">170 <text:s text:c="35"/></text:span><text:span text:style-name="style6"><text:span text:style-name="T2">" Floatable %.0f &lt;&lt; %.0f\n"</text:span></text:span></text:h>
      <text:h text:style-name="Default" text:outline-level="1"><text:span text:style-name="T2">171 <text:s text:c="35"/></text:span><text:span text:style-name="style6"><text:span text:style-name="T2">" Metacenter %.1f &lt;&lt; %.1f\n"</text:span></text:span></text:h>
      <text:h text:style-name="Default" text:outline-level="1"><text:span text:style-name="T2">172 <text:s text:c="35"/></text:span><text:span text:style-name="style6"><text:span text:style-name="T2">" <text:s text:c="9"/>h %.1f &lt;&lt; %.1f"</text:span></text:span><text:span text:style-name="style10"><text:span text:style-name="T2">,</text:span></text:span></text:h>
      <text:h text:style-name="Default" text:outline-level="1"><text:span text:style-name="T2">173 <text:s text:c="3"/></text:span><text:span text:style-name="style11"><text:span text:style-name="T2">DtoA</text:span></text:span><text:span text:style-name="style10"><text:span text:style-name="T2">( 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Trun</text:span></text:span><text:span text:style-name="style10"><text:span text:style-name="T2">/</text:span></text:span><text:span text:style-name="style4"><text:span text:style-name="T2">3600</text:span></text:span><text:span text:style-name="style10"><text:span text:style-name="T2">,</text:span></text:span><text:span text:style-name="style4"><text:span text:style-name="T2">3 </text:span></text:span><text:span text:style-name="style10"><text:span text:style-name="T2">),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Tstep</text:span></text:span><text:span text:style-name="style10"><text:span text:style-name="T2">,</text:span></text:span><text:span text:style-name="style11"><text:span text:style-name="T2">Speed</text:span></text:span><text:span text:style-name="style10"><text:span text:style-name="T2">*</text:span></text:span><text:span text:style-name="style4"><text:span text:style-name="T2">3600</text:span></text:span><text:span text:style-name="style10"><text:span text:style-name="T2">/</text:span></text:span><text:span text:style-name="style11"><text:span text:style-name="T2">_Mile</text:span></text:span><text:span text:style-name="style10"><text:span text:style-name="T2">,</text:span></text:span><text:span text:style-name="style11"><text:span text:style-name="T2">cSp</text:span></text:span><text:span text:style-name="style10"><text:span text:style-name="T2">*</text:span></text:span><text:span text:style-name="style4"><text:span text:style-name="T2">3600</text:span></text:span><text:span text:style-name="style10"><text:span text:style-name="T2">/</text:span></text:span><text:span text:style-name="style11"><text:span text:style-name="T2">_Mile</text:span></text:span><text:span text:style-name="style10"><text:span text:style-name="T2">,</text:span></text:span></text:h>
      <text:h text:style-name="Default" text:outline-level="1"><text:span text:style-name="T2">174 <text:s text:c="3"/></text:span><text:span text:style-name="style11"><text:span text:style-name="T2">Speed</text:span></text:span><text:span text:style-name="style10"><text:span text:style-name="T2">/</text:span></text:span><text:span text:style-name="style11"><text:span text:style-name="T2">sqrt</text:span></text:span><text:span text:style-name="style10"><text:span text:style-name="T2">(</text:span></text:span><text:span text:style-name="style11"><text:span text:style-name="T2">_g</text:span></text:span><text:span text:style-name="style10"><text:span text:style-name="T2">*</text:span></text:span><text:span text:style-name="style11"><text:span text:style-name="T2">Length</text:span></text:span><text:span text:style-name="style10"><text:span text:style-name="T2">),</text:span></text:span><text:span text:style-name="style11"><text:span text:style-name="T2">sqr</text:span></text:span><text:span text:style-name="style10"><text:span text:style-name="T2">(</text:span></text:span><text:span text:style-name="style11"><text:span text:style-name="T2">Speed</text:span></text:span><text:span text:style-name="style10"><text:span text:style-name="T2">)*</text:span></text:span><text:span text:style-name="style11"><text:span text:style-name="T2">_Pd</text:span></text:span><text:span text:style-name="style10"><text:span text:style-name="T2">/</text:span></text:span><text:span text:style-name="style11"><text:span text:style-name="T2">_g</text:span></text:span><text:span text:style-name="style10"><text:span text:style-name="T2">/</text:span></text:span><text:span text:style-name="style11"><text:span text:style-name="T2">Length</text:span></text:span><text:span text:style-name="style10"><text:span text:style-name="T2">, </text:span></text:span><text:span text:style-name="style11"><text:span text:style-name="T2">Volume</text:span></text:span><text:span text:style-name="style10"><text:span text:style-name="T2">,</text:span></text:span><text:span text:style-name="style11"><text:span text:style-name="T2">iV</text:span></text:span><text:span text:style-name="style10"><text:span text:style-name="T2">,</text:span></text:span></text:h>
      <text:h text:style-name="Default" text:outline-level="1"><text:span text:style-name="T2">175 <text:s text:c="3"/></text:span><text:span text:style-name="style11"><text:span text:style-name="T2">Surface</text:span></text:span><text:span text:style-name="style10"><text:span text:style-name="T2">,</text:span></text:span><text:span text:style-name="style11"><text:span text:style-name="T2">iS</text:span></text:span><text:span text:style-name="style10"><text:span text:style-name="T2">, </text:span></text:span><text:span text:style-name="style11"><text:span text:style-name="T2">Floatage</text:span></text:span><text:span text:style-name="style10"><text:span text:style-name="T2">,</text:span></text:span><text:span text:style-name="style11"><text:span text:style-name="T2">iF</text:span></text:span><text:span text:style-name="style10"><text:span text:style-name="T2">, </text:span></text:span><text:span text:style-name="style11"><text:span text:style-name="T2">Metacenter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</text:span></text:span><text:span text:style-name="style11"><text:span text:style-name="T2">vM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 </text:span></text:span><text:span text:style-name="style11"><text:span text:style-name="T2">hX</text:span></text:span><text:span text:style-name="style10"><text:span text:style-name="T2">,</text:span></text:span><text:span text:style-name="style11"><text:span text:style-name="T2">vM</text:span></text:span><text:span text:style-name="style10"><text:span text:style-name="T2">.</text:span></text:span><text:span text:style-name="style11"><text:span text:style-name="T2">z </text:span></text:span><text:span text:style-name="style10"><text:span text:style-name="T2">);</text:span></text:span></text:h>
      <text:h text:style-name="Default" text:outline-level="1"><text:span text:style-name="T2">176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Win</text:span></text:span><text:span text:style-name="style10"><text:span text:style-name="T2">==</text:span></text:span><text:span text:style-name="style5"><text:span text:style-name="T2">this </text:span></text:span><text:span text:style-name="style10"><text:span text:style-name="T2">)</text:span></text:span></text:h>
      <text:h text:style-name="Default" text:outline-level="1"><text:span text:style-name="T2">177 <text:s text:c="3"/></text:span><text:span text:style-name="style5"><text:span text:style-name="T2">if</text:span></text:span><text:span text:style-name="style10"><text:span text:style-name="T2">( (</text:span></text:span><text:span text:style-name="style11"><text:span text:style-name="T2">l</text:span></text:span><text:span text:style-name="style10"><text:span text:style-name="T2">=</text:span></text:span><text:span text:style-name="style11"><text:span text:style-name="T2">Route</text:span></text:span><text:span text:style-name="style10"><text:span text:style-name="T2">.</text:span></text:span><text:span text:style-name="style11"><text:span text:style-name="T2">len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&gt;=</text:span></text:span><text:span text:style-name="style4"><text:span text:style-name="T2">12 </text:span></text:span><text:span text:style-name="style10"><text:span text:style-name="T2">)</text:span></text:span></text:h>
      <text:h text:style-name="Default" text:outline-level="1"><text:span text:style-name="T2">178 <text:s text:c="3"/></text:span><text:span text:style-name="style10"><text:span text:style-name="T2">{ </text:span></text:span><text:span text:style-name="style5"><text:span text:style-name="T2">Real </text:span></text:span><text:span text:style-name="style11"><text:span text:style-name="T2">Dt</text:span></text:span><text:span text:style-name="style10"><text:span text:style-name="T2">=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Tstep</text:span></text:span><text:span text:style-name="style10"><text:span text:style-name="T2">/</text:span></text:span><text:span text:style-name="style11"><text:span text:style-name="T2">S</text:span></text:span><text:span text:style-name="style10"><text:span text:style-name="T2">.</text:span></text:span><text:span text:style-name="style11"><text:span text:style-name="T2">tKrat</text:span></text:span><text:span text:style-name="style10"><text:span text:style-name="T2">; <text:s text:c="12"/></text:span></text:span><text:span text:style-name="style2"><text:span text:style-name="T2">// расчетный шаг в циклах эксперимента</text:span></text:span></text:h>
      <text:h text:style-name="Default" text:outline-level="1"><text:span text:style-name="T2">179 <text:s text:c="5"/></text:span><text:span text:style-name="style2"><text:span text:style-name="T2">// <text:s text:c="63"/>z=x.y-y.x</text:span></text:span></text:h>
      <text:h text:style-name="Default" text:outline-level="1"><text:span text:style-name="T2">180 <text:s text:c="5"/></text:span><text:span text:style-name="style15"><text:span text:style-name="T2">//! <text:s/>внешний блок графиков по кинематике корпуса на штормовом волнении моря</text:span></text:span></text:h>
      <text:h text:style-name="Default" text:outline-level="1"><text:span text:style-name="T2">181 <text:s text:c="5"/></text:span><text:span text:style-name="style2"><text:span text:style-name="T2">// <text:s text:c="3"/>c масштабированием под размах бортовой, килевой и вертикальной качки</text:span></text:span></text:h>
      <text:h text:style-name="Default" text:outline-level="1"><text:span text:style-name="T2">182 <text:s text:c="5"/></text:span><text:span text:style-name="style2"><text:span text:style-name="T2">// <text:s text:c="2"/>~~~~~~~~~~~~~~~~~~~~~~~~~~~~~~~~~~~~~~~~~~~~~~~~~~~~~~~~~~~~~~~~~~~~~~</text:span></text:span></text:h>
      <text:h text:style-name="Default" text:outline-level="1"><text:soft-page-break/><text:span text:style-name="T2">183 <text:s text:c="4"/></text:span><text:span text:style-name="style5"><text:span text:style-name="T2">Vector </text:span></text:span><text:span text:style-name="style11"><text:span text:style-name="T2">Max</text:span></text:span><text:span text:style-name="style10"><text:span text:style-name="T2">; <text:s text:c="33"/></text:span></text:span><text:span text:style-name="style2"><text:span text:style-name="T2">// экстремумы графиков качки</text:span></text:span></text:h>
      <text:h text:style-name="Default" text:outline-level="1"><text:span text:style-name="T2">184 <text:s text:c="4"/></text:span><text:span text:style-name="style11"><text:span text:style-name="T2">Compass</text:span></text:span><text:span text:style-name="style10"><text:span text:style-name="T2">.</text:span></text:span><text:span text:style-name="style11"><text:span text:style-name="T2">Area</text:span></text:span><text:span text:style-name="style10"><text:span text:style-name="T2">( </text:span></text:span><text:span text:style-name="style4"><text:span text:style-name="T2">25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7 </text:span></text:span><text:span text:style-name="style10"><text:span text:style-name="T2">).</text:span></text:span><text:span text:style-name="style11"><text:span text:style-name="T2">Activate</text:span></text:span><text:span text:style-name="style10"><text:span text:style-name="T2">( </text:span></text:span><text:span text:style-name="style5"><text:span text:style-name="T2">true </text:span></text:span><text:span text:style-name="style10"><text:span text:style-name="T2">); <text:s text:c="2"/></text:span></text:span><text:span text:style-name="style2"><text:span text:style-name="T2">// семь строк от нижней границы</text:span></text:span></text:h>
      <text:h text:style-name="Default" text:outline-level="1"><text:span text:style-name="T2">185 <text:s text:c="4"/></text:span><text:span text:style-name="style5"><text:span text:style-name="T2">Real </text:span></text:span><text:span text:style-name="style11"><text:span text:style-name="T2">Lp</text:span></text:span><text:span text:style-name="style10"><text:span text:style-name="T2">=</text:span></text:span><text:span text:style-name="style5"><text:span text:style-name="T2">Real</text:span></text:span><text:span text:style-name="style10"><text:span text:style-name="T2">(</text:span></text:span><text:span text:style-name="style11"><text:span text:style-name="T2">Compass</text:span></text:span><text:span text:style-name="style10"><text:span text:style-name="T2">.</text:span></text:span><text:span text:style-name="style11"><text:span text:style-name="T2">Width</text:span></text:span><text:span text:style-name="style10"><text:span text:style-name="T2">)/</text:span></text:span><text:span text:style-name="style11"><text:span text:style-name="T2">Compass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, <text:s/></text:span></text:span><text:span text:style-name="style2"><text:span text:style-name="T2">// размеры информационного окна</text:span></text:span></text:h>
      <text:h text:style-name="Default" text:outline-level="1"><text:span text:style-name="T2">186 <text:s text:c="9"/></text:span><text:span text:style-name="style11"><text:span text:style-name="T2">Lt</text:span></text:span><text:span text:style-name="style10"><text:span text:style-name="T2">=</text:span></text:span><text:span text:style-name="style4"><text:span text:style-name="T2">11.0</text:span></text:span><text:span text:style-name="style10"><text:span text:style-name="T2">*</text:span></text:span><text:span text:style-name="style5"><text:span text:style-name="T2">Real</text:span></text:span><text:span text:style-name="style10"><text:span text:style-name="T2">(</text:span></text:span><text:span text:style-name="style11"><text:span text:style-name="T2">Fnt</text:span></text:span><text:span text:style-name="style10"><text:span text:style-name="T2">-&gt;</text:span></text:span><text:span text:style-name="style11"><text:span text:style-name="T2">W</text:span></text:span><text:span text:style-name="style10"><text:span text:style-name="T2">)/</text:span></text:span><text:span text:style-name="style11"><text:span text:style-name="T2">Compass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; <text:s text:c="3"/></text:span></text:span><text:span text:style-name="style2"><text:span text:style-name="T2">// и удвоенный отступ справа</text:span></text:span></text:h>
      <text:h text:style-name="Default" text:outline-level="1"><text:span text:style-name="T2">187 <text:s text:c="5"/></text:span><text:span text:style-name="style2"><text:span text:style-name="T2">//</text:span></text:span></text:h>
      <text:h text:style-name="Default" text:outline-level="1"><text:span text:style-name="T2">188 <text:s text:c="5"/></text:span><text:span text:style-name="style2"><text:span text:style-name="T2">// <text:s text:c="2"/>здесь надо выделить временной интервал записи графиков в экранном поле</text:span></text:span></text:h>
      <text:h text:style-name="Default" text:outline-level="1"><text:span text:style-name="T2">189 <text:s text:c="5"/></text:span><text:span text:style-name="style2"><text:span text:style-name="T2">//</text:span></text:span></text:h>
      <text:h text:style-name="Default" text:outline-level="1"><text:span text:style-name="T2">190 <text:s text:c="4"/></text:span><text:span text:style-name="style5"><text:span text:style-name="T2">Real </text:span></text:span><text:span text:style-name="style11"><text:span text:style-name="T2">r</text:span></text:span><text:span text:style-name="style10"><text:span text:style-name="T2">,</text:span></text:span><text:span text:style-name="style11"><text:span text:style-name="T2">mz</text:span></text:span><text:span text:style-name="style10"><text:span text:style-name="T2">; </text:span></text:span><text:span text:style-name="style5"><text:span text:style-name="T2">int </text:span></text:span><text:span text:style-name="style11"><text:span text:style-name="T2">k</text:span></text:span><text:span text:style-name="style10"><text:span text:style-name="T2">=</text:span></text:span><text:span text:style-name="style16"><text:span text:style-name="T2">max</text:span></text:span><text:span text:style-name="style10"><text:span text:style-name="T2">( 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l</text:span></text:span><text:span text:style-name="style10"><text:span text:style-name="T2">-</text:span></text:span><text:span text:style-name="style5"><text:span text:style-name="T2">int</text:span></text:span><text:span text:style-name="style10"><text:span text:style-name="T2">( </text:span></text:span><text:span text:style-name="style11"><text:span text:style-name="T2">sT</text:span></text:span><text:span text:style-name="style10"><text:span text:style-name="T2">/</text:span></text:span><text:span text:style-name="style11"><text:span text:style-name="T2">Dt </text:span></text:span><text:span text:style-name="style10"><text:span text:style-name="T2">) ); </text:span></text:span><text:span text:style-name="style11"><text:span text:style-name="T2">L</text:span></text:span><text:span text:style-name="style10"><text:span text:style-name="T2">=(</text:span></text:span><text:span text:style-name="style11"><text:span text:style-name="T2">Lp</text:span></text:span><text:span text:style-name="style10"><text:span text:style-name="T2">*</text:span></text:span><text:span text:style-name="style4"><text:span text:style-name="T2">2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)/(</text:span></text:span><text:span text:style-name="style11"><text:span text:style-name="T2">l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);</text:span></text:span></text:h>
      <text:h text:style-name="Default" text:outline-level="1"><text:span text:style-name="T2">191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 </text:span></text:span><text:span text:style-name="style2"><text:span text:style-name="T2">// коэффициент отсчёта времени с учётом опрокидывания</text:span></text:span></text:h>
      <text:h text:style-name="Default" text:outline-level="1"><text:span text:style-name="T2">192 <text:s text:c="5"/></text:span><text:span text:style-name="style10"><text:span text:style-name="T2">{ </text:span></text:span><text:span text:style-name="style11"><text:span text:style-name="T2">r</text:span></text:span><text:span text:style-name="style10"><text:span text:style-name="T2">=</text:span></text:span><text:span text:style-name="style11"><text:span text:style-name="T2">fabs</text:span></text:span><text:span text:style-name="style10"><text:span text:style-name="T2">( </text:span></text:span><text:span text:style-name="style11"><text:span text:style-name="T2">i90</text:span></text:span><text:span text:style-name="style10"><text:span text:style-name="T2">( </text:span></text:span><text:span text:style-name="style11"><text:span text:style-name="T2">Swing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x </text:span></text:span><text:span text:style-name="style10"><text:span text:style-name="T2">) );</text:span></text:span></text:h>
      <text:h text:style-name="Default" text:outline-level="1"><text:span text:style-name="T2">193 <text:s text:c="29"/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=</text:span></text:span><text:span text:style-name="style11"><text:span text:style-name="T2">k </text:span></text:span><text:span text:style-name="style10"><text:span text:style-name="T2">)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=</text:span></text:span><text:span text:style-name="style11"><text:span text:style-name="T2">r</text:span></text:span><text:span text:style-name="style10"><text:span text:style-name="T2">+</text:span></text:span><text:span text:style-name="style11"><text:span text:style-name="T2">eps</text:span></text:span><text:span text:style-name="style10"><text:span text:style-name="T2">; </text:span></text:span><text:span text:style-name="style5"><text:span text:style-name="T2">else if</text:span></text:span><text:span text:style-name="style10"><text:span text:style-name="T2">( 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&lt;</text:span></text:span><text:span text:style-name="style11"><text:span text:style-name="T2">r </text:span></text:span><text:span text:style-name="style10"><text:span text:style-name="T2">)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=</text:span></text:span><text:span text:style-name="style11"><text:span text:style-name="T2">r</text:span></text:span><text:span text:style-name="style10"><text:span text:style-name="T2">;</text:span></text:span></text:h>
      <text:h text:style-name="Default" text:outline-level="1"><text:span text:style-name="T2">194 <text:s text:c="7"/></text:span><text:span text:style-name="style11"><text:span text:style-name="T2">r</text:span></text:span><text:span text:style-name="style10"><text:span text:style-name="T2">=</text:span></text:span><text:span text:style-name="style11"><text:span text:style-name="T2">fabs</text:span></text:span><text:span text:style-name="style10"><text:span text:style-name="T2">( </text:span></text:span><text:span text:style-name="style11"><text:span text:style-name="T2">Swing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y </text:span></text:span><text:span text:style-name="style10"><text:span text:style-name="T2">);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=</text:span></text:span><text:span text:style-name="style11"><text:span text:style-name="T2">k </text:span></text:span><text:span text:style-name="style10"><text:span text:style-name="T2">)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=</text:span></text:span><text:span text:style-name="style11"><text:span text:style-name="T2">r</text:span></text:span><text:span text:style-name="style10"><text:span text:style-name="T2">+</text:span></text:span><text:span text:style-name="style11"><text:span text:style-name="T2">eps</text:span></text:span><text:span text:style-name="style10"><text:span text:style-name="T2">; </text:span></text:span><text:span text:style-name="style5"><text:span text:style-name="T2">else if</text:span></text:span><text:span text:style-name="style10"><text:span text:style-name="T2">( 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&lt;</text:span></text:span><text:span text:style-name="style11"><text:span text:style-name="T2">r </text:span></text:span><text:span text:style-name="style10"><text:span text:style-name="T2">)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=</text:span></text:span><text:span text:style-name="style11"><text:span text:style-name="T2">r</text:span></text:span><text:span text:style-name="style10"><text:span text:style-name="T2">;</text:span></text:span></text:h>
      <text:h text:style-name="Default" text:outline-level="1"><text:span text:style-name="T2">195 <text:s text:c="5"/></text:span><text:span text:style-name="style10"><text:span text:style-name="T2">} <text:s text:c="30"/></text:span></text:span><text:span text:style-name="style2"><text:span text:style-name="T2">// только полвертикали + центровка графиков</text:span></text:span></text:h>
      <text:h text:style-name="Default" text:outline-level="1"><text:span text:style-name="T2">196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(</text:span></text:span><text:span text:style-name="style11"><text:span text:style-name="T2">mz</text:span></text:span><text:span text:style-name="style10"><text:span text:style-name="T2">=</text:span></text:span><text:span text:style-name="style11"><text:span text:style-name="T2">Route</text:span></text:span><text:span text:style-name="style10"><text:span text:style-name="T2">[</text:span></text:span><text:span text:style-name="style11"><text:span text:style-name="T2">k</text:span></text:span><text:span text:style-name="style10"><text:span text:style-name="T2">].</text:span></text:span><text:span text:style-name="style11"><text:span text:style-name="T2">z</text:span></text:span><text:span text:style-name="style10"><text:span text:style-name="T2">-</text:span></text:span><text:span text:style-name="style11"><text:span text:style-name="T2">eps</text:span></text:span><text:span text:style-name="style10"><text:span text:style-name="T2">)+</text:span></text:span><text:span text:style-name="style11"><text:span text:style-name="T2">eps</text:span></text:span><text:span text:style-name="style10"><text:span text:style-name="T2">*</text:span></text:span><text:span text:style-name="style4"><text:span text:style-name="T2">2</text:span></text:span><text:span text:style-name="style10"><text:span text:style-name="T2">,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</text:span></text:span><text:span text:style-name="style11"><text:span text:style-name="T2">i</text:span></text:span><text:span text:style-name="style10"><text:span text:style-name="T2">++ ) </text:span></text:span><text:span text:style-name="style2"><text:span text:style-name="T2">// относительно нуля</text:span></text:span></text:h>
      <text:h text:style-name="Default" text:outline-level="1"><text:span text:style-name="T2">197 <text:s text:c="5"/></text:span><text:span text:style-name="style10"><text:span text:style-name="T2">{ </text:span></text:span><text:span text:style-name="style11"><text:span text:style-name="T2">r</text:span></text:span><text:span text:style-name="style10"><text:span text:style-name="T2">=</text:span></text:span><text:span text:style-name="style11"><text:span text:style-name="T2">Rout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z</text:span></text:span><text:span text:style-name="style10"><text:span text:style-name="T2">; </text:span></text:span><text:span text:style-name="style5"><text:span text:style-name="T2">if</text:span></text:span><text:span text:style-name="style10"><text:span text:style-name="T2">( 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&lt;</text:span></text:span><text:span text:style-name="style11"><text:span text:style-name="T2">r </text:span></text:span><text:span text:style-name="style10"><text:span text:style-name="T2">)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=</text:span></text:span><text:span text:style-name="style11"><text:span text:style-name="T2">r</text:span></text:span><text:span text:style-name="style10"><text:span text:style-name="T2">; </text:span></text:span><text:span text:style-name="style5"><text:span text:style-name="T2">else if</text:span></text:span><text:span text:style-name="style10"><text:span text:style-name="T2">( </text:span></text:span><text:span text:style-name="style11"><text:span text:style-name="T2">mz</text:span></text:span><text:span text:style-name="style10"><text:span text:style-name="T2">&gt;</text:span></text:span><text:span text:style-name="style11"><text:span text:style-name="T2">r </text:span></text:span><text:span text:style-name="style10"><text:span text:style-name="T2">)</text:span></text:span><text:span text:style-name="style11"><text:span text:style-name="T2">mz</text:span></text:span><text:span text:style-name="style10"><text:span text:style-name="T2">=</text:span></text:span><text:span text:style-name="style11"><text:span text:style-name="T2">r</text:span></text:span><text:span text:style-name="style10"><text:span text:style-name="T2">;</text:span></text:span></text:h>
      <text:h text:style-name="Default" text:outline-level="1"><text:span text:style-name="T2">198 <text:s text:c="5"/></text:span><text:span text:style-name="style10"><text:span text:style-name="T2">} (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*=</text:span></text:span><text:span text:style-name="style4"><text:span text:style-name="T2">2</text:span></text:span><text:span text:style-name="style10"><text:span text:style-name="T2">)-=(</text:span></text:span><text:span text:style-name="style11"><text:span text:style-name="T2">mz</text:span></text:span><text:span text:style-name="style10"><text:span text:style-name="T2">*=</text:span></text:span><text:span text:style-name="style4"><text:span text:style-name="T2">2</text:span></text:span><text:span text:style-name="style10"><text:span text:style-name="T2">);</text:span></text:span></text:h>
      <text:h text:style-name="Default" text:outline-level="1"><text:span text:style-name="T2">199 <text:s text:c="5"/></text:span><text:span text:style-name="style2"><text:span text:style-name="T2">//</text:span></text:span></text:h>
      <text:h text:style-name="Default" text:outline-level="1"><text:span text:style-name="T2">200 <text:s text:c="5"/></text:span><text:span text:style-name="style2"><text:span text:style-name="T2">// <text:s/>разметка поля графиков с выделением полос в 10° и 20° по бортовой качке</text:span></text:span></text:h>
      <text:h text:style-name="Default" text:outline-level="1"><text:span text:style-name="T2">201 <text:s text:c="5"/></text:span><text:span text:style-name="style2"><text:span text:style-name="T2">//</text:span></text:span></text:h>
      <text:h text:style-name="Default" text:outline-level="1"><text:span text:style-name="T2">202 <text:s text:c="5"/></text:span><text:span text:style-name="style11"><text:span text:style-name="T2">H</text:span></text:span><text:span text:style-name="style10"><text:span text:style-name="T2">=</text:span></text:span><text:span text:style-name="style16"><text:span text:style-name="T2">max</text:span></text:span><text:span text:style-name="style10"><text:span text:style-name="T2">( 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y </text:span></text:span><text:span text:style-name="style10"><text:span text:style-name="T2">); <text:s text:c="2"/></text:span></text:span><text:span text:style-name="style2"><text:span text:style-name="T2">// дальнейшее масштабирование по максимуму от X и Y</text:span></text:span></text:h>
      <text:h text:style-name="Default" text:outline-level="1"><text:span text:style-name="T2">203 <text:s text:c="5"/></text:span><text:span text:style-name="style11"><text:span text:style-name="T2">U</text:span></text:span><text:span text:style-name="style10"><text:span text:style-name="T2">=</text:span></text:span><text:span text:style-name="style4"><text:span text:style-name="T2">10.0</text:span></text:span><text:span text:style-name="style10"><text:span text:style-name="T2">*</text:span></text:span><text:span text:style-name="style11"><text:span text:style-name="T2">_dR</text:span></text:span><text:span text:style-name="style10"><text:span text:style-name="T2">/</text:span></text:span><text:span text:style-name="style11"><text:span text:style-name="T2">H</text:span></text:span><text:span text:style-name="style10"><text:span text:style-name="T2">;</text:span></text:span></text:h>
      <text:h text:style-name="Default" text:outline-level="1"><text:span text:style-name="T2">204 <text:s/></text:span><text:span text:style-name="style2"><text:span text:style-name="T2">// <text:s/>color( lightcyan,.8,.75 ); rectangle( (Point){-Lp,-1},(Point){Lp-Lt,1} );</text:span></text:span></text:h>
      <text:h text:style-name="Default" text:outline-level="1"><text:span text:style-name="T2">205 <text:s text:c="5"/></text:span><text:span text:style-name="style5"><text:span text:style-name="T2">if</text:span></text:span><text:span text:style-name="style10"><text:span text:style-name="T2">( </text:span></text:span><text:span text:style-name="style11"><text:span text:style-name="T2">U</text:span></text:span><text:span text:style-name="style10"><text:span text:style-name="T2">&lt;</text:span></text:span><text:span text:style-name="style4"><text:span text:style-name="T2">1.0 </text:span></text:span><text:span text:style-name="style10"><text:span text:style-name="T2">)</text:span></text:span></text:h>
      <text:h text:style-name="Default" text:outline-level="1"><text:span text:style-name="T2">206 <text:s text:c="5"/></text:span><text:span text:style-name="style10"><text:span text:style-name="T2">{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lightgreen</text:span></text:span><text:span text:style-name="style10"><text:span text:style-name="T2">,</text:span></text:span><text:span text:style-name="style4"><text:span text:style-name="T2">0.0</text:span></text:span><text:span text:style-name="style10"><text:span text:style-name="T2">,</text:span></text:span><text:span text:style-name="style4"><text:span text:style-name="T2">0.2 </text:span></text:span><text:span text:style-name="style10"><text:span text:style-name="T2">); <text:s text:c="7"/></text:span></text:span><text:span text:style-name="style2"><text:span text:style-name="T2">// &lt;10° - комфортная радость на борту</text:span></text:span></text:h>
      <text:h text:style-name="Default" text:outline-level="1"><text:span text:style-name="T2">207 <text:s text:c="7"/></text:span><text:span text:style-name="style11"><text:span text:style-name="T2">rectangl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,</text:span></text:span><text:span text:style-name="style11"><text:span text:style-name="T2">U</text:span></text:span><text:span text:style-name="style10"><text:span text:style-name="T2">},(</text:span></text:span><text:span text:style-name="style11"><text:span text:style-name="T2">Point</text:span></text:span><text:span text:style-name="style10"><text:span text:style-name="T2">){</text:span></text:span><text:span text:style-name="style11"><text:span text:style-name="T2">Lp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,</text:span></text:span><text:span text:style-name="style16"><text:span text:style-name="T2">min</text:span></text:span><text:span text:style-name="style10"><text:span text:style-name="T2">(</text:span></text:span><text:span text:style-name="style4"><text:span text:style-name="T2">1.0</text:span></text:span><text:span text:style-name="style10"><text:span text:style-name="T2">,</text:span></text:span><text:span text:style-name="style4"><text:span text:style-name="T2">2</text:span></text:span><text:span text:style-name="style10"><text:span text:style-name="T2">*</text:span></text:span><text:span text:style-name="style11"><text:span text:style-name="T2">U</text:span></text:span><text:span text:style-name="style10"><text:span text:style-name="T2">)} );</text:span></text:span></text:h>
      <text:h text:style-name="Default" text:outline-level="1"><text:span text:style-name="T2">208 <text:s text:c="7"/></text:span><text:span text:style-name="style11"><text:span text:style-name="T2">rectangl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,-</text:span></text:span><text:span text:style-name="style11"><text:span text:style-name="T2">U</text:span></text:span><text:span text:style-name="style10"><text:span text:style-name="T2">},(</text:span></text:span><text:span text:style-name="style11"><text:span text:style-name="T2">Point</text:span></text:span><text:span text:style-name="style10"><text:span text:style-name="T2">){</text:span></text:span><text:span text:style-name="style11"><text:span text:style-name="T2">Lp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,</text:span></text:span><text:span text:style-name="style16"><text:span text:style-name="T2">max</text:span></text:span><text:span text:style-name="style10"><text:span text:style-name="T2">(-</text:span></text:span><text:span text:style-name="style4"><text:span text:style-name="T2">1.0</text:span></text:span><text:span text:style-name="style10"><text:span text:style-name="T2">,-</text:span></text:span><text:span text:style-name="style4"><text:span text:style-name="T2">2</text:span></text:span><text:span text:style-name="style10"><text:span text:style-name="T2">*</text:span></text:span><text:span text:style-name="style11"><text:span text:style-name="T2">U</text:span></text:span><text:span text:style-name="style10"><text:span text:style-name="T2">)} );</text:span></text:span></text:h>
      <text:h text:style-name="Default" text:outline-level="1"><text:span text:style-name="T2">209 <text:s/></text:span><text:span text:style-name="style2"><text:span text:style-name="T2">// <text:s text:c="3"/>if( U&lt;0.5 )</text:span></text:span></text:h>
      <text:h text:style-name="Default" text:outline-level="1"><text:span text:style-name="T2">210 <text:s/></text:span><text:span text:style-name="style2"><text:span text:style-name="T2">// <text:s text:c="3"/>{ color( lightblue,0.7,0.5 ); <text:s text:c="6"/>// &gt;20° - невыносимое веселье в качке</text:span></text:span></text:h>
      <text:h text:style-name="Default" text:outline-level="1"><text:span text:style-name="T2">211 <text:s/></text:span><text:span text:style-name="style2"><text:span text:style-name="T2">// <text:s text:c="5"/>rectangle( (Point){-Lp,2*U},(Point){Lp-Lt,1} );</text:span></text:span></text:h>
      <text:h text:style-name="Default" text:outline-level="1"><text:span text:style-name="T2">212 <text:s/></text:span><text:span text:style-name="style2"><text:span text:style-name="T2">// <text:s text:c="5"/>rectangle( (Point){-Lp,-2*U},(Point){Lp-Lt,-1} );</text:span></text:span></text:h>
      <text:h text:style-name="Default" text:outline-level="1"><text:span text:style-name="T2">213 <text:s/></text:span><text:span text:style-name="style2"><text:span text:style-name="T2">// <text:s text:c="3"/>}</text:span></text:span></text:h>
      <text:h text:style-name="Default" text:outline-level="1"><text:span text:style-name="T2">214 <text:s text:c="5"/></text:span><text:span text:style-name="style10"><text:span text:style-name="T2">}</text:span></text:span></text:h>
      <text:h text:style-name="Default" text:outline-level="1"><text:span text:style-name="T2">215 <text:s text:c="5"/></text:span><text:span text:style-name="style2"><text:span text:style-name="T2">// <text:s text:c="2"/>подпись экстремальных величин на правом незатеняемом участочке</text:span></text:span></text:h>
      <text:h text:style-name="Default" text:outline-level="1"><text:span text:style-name="T2">216 <text:s text:c="5"/></text:span><text:span text:style-name="style2"><text:span text:style-name="T2">//</text:span></text:span></text:h>
      <text:h text:style-name="Default" text:outline-level="1"><text:span text:style-name="T2">217 <text:s text:c="5"/></text:span><text:span text:style-name="style11"><text:span text:style-name="T2">Compass</text:span></text:span><text:span text:style-name="style10"><text:span text:style-name="T2">.</text:span></text:span><text:span text:style-name="style11"><text:span text:style-name="T2">Alfabet</text:span></text:span><text:span text:style-name="style10"><text:span text:style-name="T2">( </text:span></text:span><text:span text:style-name="style4"><text:span text:style-name="T2">20</text:span></text:span><text:span text:style-name="style10"><text:span text:style-name="T2">,</text:span></text:span><text:span text:style-name="style6"><text:span text:style-name="T2">"Times New Roman"</text:span></text:span><text:span text:style-name="style10"><text:span text:style-name="T2">,</text:span></text:span><text:span text:style-name="style11"><text:span text:style-name="T2">FW_MEDIUM</text:span></text:span><text:span text:style-name="style10"><text:span text:style-name="T2">,</text:span></text:span><text:span text:style-name="style5"><text:span text:style-name="T2">true </text:span></text:span><text:span text:style-name="style10"><text:span text:style-name="T2">);</text:span></text:span></text:h>
      <text:h text:style-name="Default" text:outline-level="1"><text:span text:style-name="T2">218 <text:s text:c="5"/></text:span><text:span text:style-name="style2"><text:span text:style-name="T2">//</text:span></text:span></text:h>
      <text:h text:style-name="Default" text:outline-level="1"><text:span text:style-name="T2">219 <text:s text:c="5"/></text:span><text:span text:style-name="style2"><text:span text:style-name="T2">// <text:s text:c="2"/>разметка шкалы времени</text:span></text:span></text:h>
      <text:h text:style-name="Default" text:outline-level="1"><text:span text:style-name="T2">220 <text:s text:c="5"/></text:span><text:span text:style-name="style2"><text:span text:style-name="T2">//</text:span></text:span></text:h>
      <text:h text:style-name="Default" text:outline-level="1"><text:span text:style-name="T2">221 <text:s text:c="4"/></text:span><text:span text:style-name="style5"><text:span text:style-name="T2">Real </text:span></text:span><text:span text:style-name="style11"><text:span text:style-name="T2">dT</text:span></text:span><text:span text:style-name="style10"><text:span text:style-name="T2">=(</text:span></text:span><text:span text:style-name="style11"><text:span text:style-name="T2">l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)*</text:span></text:span><text:span text:style-name="style11"><text:span text:style-name="T2">Dt</text:span></text:span><text:span text:style-name="style10"><text:span text:style-name="T2">; <text:s text:c="18"/></text:span></text:span><text:span text:style-name="style2"><text:span text:style-name="T2">// видимый интервал времени эксперимента</text:span></text:span></text:h>
      <text:h text:style-name="Default" text:outline-level="1"><text:span text:style-name="T2">222 <text:s text:c="5"/></text:span><text:span text:style-name="style11"><text:span text:style-name="T2">U</text:span></text:span><text:span text:style-name="style10"><text:span text:style-name="T2">=</text:span></text:span><text:span text:style-name="style11"><text:span text:style-name="T2">dT</text:span></text:span><text:span text:style-name="style10"><text:span text:style-name="T2">&lt;</text:span></text:span><text:span text:style-name="style4"><text:span text:style-name="T2">60</text:span></text:span><text:span text:style-name="style10"><text:span text:style-name="T2">?</text:span></text:span><text:span text:style-name="style11"><text:span text:style-name="T2">AxisStep</text:span></text:span><text:span text:style-name="style10"><text:span text:style-name="T2">(</text:span></text:span><text:span text:style-name="style11"><text:span text:style-name="T2">dT</text:span></text:span><text:span text:style-name="style10"><text:span text:style-name="T2">)/</text:span></text:span><text:span text:style-name="style4"><text:span text:style-name="T2">5</text:span></text:span><text:span text:style-name="style10"><text:span text:style-name="T2">:</text:span></text:span><text:span text:style-name="style11"><text:span text:style-name="T2">AxisStep</text:span></text:span><text:span text:style-name="style10"><text:span text:style-name="T2">(</text:span></text:span><text:span text:style-name="style11"><text:span text:style-name="T2">dT</text:span></text:span><text:span text:style-name="style10"><text:span text:style-name="T2">/</text:span></text:span><text:span text:style-name="style4"><text:span text:style-name="T2">60</text:span></text:span><text:span text:style-name="style10"><text:span text:style-name="T2">)*</text:span></text:span><text:span text:style-name="style4"><text:span text:style-name="T2">10</text:span></text:span><text:span text:style-name="style10"><text:span text:style-name="T2">; <text:s/></text:span></text:span><text:span text:style-name="style2"><text:span text:style-name="T2">// поминутный шаг шкалы времени</text:span></text:span></text:h>
      <text:h text:style-name="Default" text:outline-level="1"><text:span text:style-name="T2">223 <text:s text:c="5"/></text:span><text:span text:style-name="style11"><text:span text:style-name="T2">color</text:span></text:span><text:span text:style-name="style10"><text:span text:style-name="T2">( </text:span></text:span><text:span text:style-name="style11"><text:span text:style-name="T2">green</text:span></text:span><text:span text:style-name="style10"><text:span text:style-name="T2">,-</text:span></text:span><text:span text:style-name="style4"><text:span text:style-name="T2">0.25 </text:span></text:span><text:span text:style-name="style10"><text:span text:style-name="T2">); </text:span></text:span><text:span text:style-name="style11"><text:span text:style-name="T2">liney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 -</text:span></text:span><text:span text:style-name="style11"><text:span text:style-name="T2">Lp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},(</text:span></text:span><text:span text:style-name="style11"><text:span text:style-name="T2">Point</text:span></text:span><text:span text:style-name="style10"><text:span text:style-name="T2">){ </text:span></text:span><text:span text:style-name="style11"><text:span text:style-name="T2">Lp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} );</text:span></text:span></text:h>
      <text:h text:style-name="Default" text:outline-level="1"><text:span text:style-name="T2">224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*</text:span></text:span><text:span text:style-name="style11"><text:span text:style-name="T2">U</text:span></text:span><text:span text:style-name="style10"><text:span text:style-name="T2">&lt;</text:span></text:span><text:span text:style-name="style11"><text:span text:style-name="T2">dT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</text:span></text:span></text:h>
      <text:h text:style-name="Default" text:outline-level="1"><text:span text:style-name="T2">225 <text:s text:c="5"/></text:span><text:span text:style-name="style10"><text:span text:style-name="T2">{ </text:span></text:span><text:span text:style-name="style5"><text:span text:style-name="T2">Real </text:span></text:span><text:span text:style-name="style11"><text:span text:style-name="T2">mX </text:span></text:span><text:span text:style-name="style10"><text:span text:style-name="T2">= -</text:span></text:span><text:span text:style-name="style11"><text:span text:style-name="T2">Lp </text:span></text:span><text:span text:style-name="style10"><text:span text:style-name="T2">+ </text:span></text:span><text:span text:style-name="style11"><text:span text:style-name="T2">i</text:span></text:span><text:span text:style-name="style10"><text:span text:style-name="T2">*</text:span></text:span><text:span text:style-name="style11"><text:span text:style-name="T2">U</text:span></text:span><text:span text:style-name="style10"><text:span text:style-name="T2">*</text:span></text:span><text:span text:style-name="style11"><text:span text:style-name="T2">L</text:span></text:span><text:span text:style-name="style10"><text:span text:style-name="T2">/</text:span></text:span><text:span text:style-name="style11"><text:span text:style-name="T2">Dt</text:span></text:span><text:span text:style-name="style10"><text:span text:style-name="T2">;</text:span></text:span></text:h>
      <text:h text:style-name="Default" text:outline-level="1"><text:span text:style-name="T2">226 <text:s text:c="7"/></text:span><text:span text:style-name="style11"><text:span text:style-name="T2">liney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 </text:span></text:span><text:span text:style-name="style11"><text:span text:style-name="T2">mX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},(</text:span></text:span><text:span text:style-name="style11"><text:span text:style-name="T2">Point</text:span></text:span><text:span text:style-name="style10"><text:span text:style-name="T2">){ </text:span></text:span><text:span text:style-name="style11"><text:span text:style-name="T2">mX</text:span></text:span><text:span text:style-name="style10"><text:span text:style-name="T2">,</text:span></text:span><text:span text:style-name="style11"><text:span text:style-name="T2">i</text:span></text:span><text:span text:style-name="style10"><text:span text:style-name="T2">%(</text:span></text:span><text:span text:style-name="style11"><text:span text:style-name="T2">dT</text:span></text:span><text:span text:style-name="style10"><text:span text:style-name="T2">&lt;</text:span></text:span><text:span text:style-name="style4"><text:span text:style-name="T2">60</text:span></text:span><text:span text:style-name="style10"><text:span text:style-name="T2">?</text:span></text:span><text:span text:style-name="style4"><text:span text:style-name="T2">5</text:span></text:span><text:span text:style-name="style10"><text:span text:style-name="T2">:</text:span></text:span><text:span text:style-name="style4"><text:span text:style-name="T2">6</text:span></text:span><text:span text:style-name="style10"><text:span text:style-name="T2">)?</text:span></text:span><text:span text:style-name="style4"><text:span text:style-name="T2">0.92</text:span></text:span><text:span text:style-name="style10"><text:span text:style-name="T2">:</text:span></text:span><text:span text:style-name="style4"><text:span text:style-name="T2">0.85 </text:span></text:span><text:span text:style-name="style10"><text:span text:style-name="T2">} );</text:span></text:span></text:h>
      <text:h text:style-name="Default" text:outline-level="1"><text:span text:style-name="T2">227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mX</text:span></text:span><text:span text:style-name="style10"><text:span text:style-name="T2">&lt;</text:span></text:span><text:span text:style-name="style11"><text:span text:style-name="T2">Lp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*</text:span></text:span><text:span text:style-name="style4"><text:span text:style-name="T2">1.2 </text:span></text:span><text:span text:style-name="style10"><text:span text:style-name="T2">&amp;&amp; </text:span></text:span><text:span text:style-name="style11"><text:span text:style-name="T2">i </text:span></text:span><text:span text:style-name="style10"><text:span text:style-name="T2">&amp;&amp; !(</text:span></text:span><text:span text:style-name="style11"><text:span text:style-name="T2">i</text:span></text:span><text:span text:style-name="style10"><text:span text:style-name="T2">%(</text:span></text:span><text:span text:style-name="style11"><text:span text:style-name="T2">dT</text:span></text:span><text:span text:style-name="style10"><text:span text:style-name="T2">&lt;</text:span></text:span><text:span text:style-name="style4"><text:span text:style-name="T2">60</text:span></text:span><text:span text:style-name="style10"><text:span text:style-name="T2">?</text:span></text:span><text:span text:style-name="style4"><text:span text:style-name="T2">5</text:span></text:span><text:span text:style-name="style10"><text:span text:style-name="T2">:</text:span></text:span><text:span text:style-name="style4"><text:span text:style-name="T2">6</text:span></text:span><text:span text:style-name="style10"><text:span text:style-name="T2">)) )</text:span></text:span></text:h>
      <text:h text:style-name="Default" text:outline-level="1"><text:span text:style-name="T2">228 <text:s text:c="7"/></text:span><text:span text:style-name="style11"><text:span text:style-name="T2">Compass</text:span></text:span><text:span text:style-name="style10"><text:span text:style-name="T2">.</text:span></text:span><text:span text:style-name="style11"><text:span text:style-name="T2">Text</text:span></text:span><text:span text:style-name="style10"><text:span text:style-name="T2">( </text:span></text:span><text:span text:style-name="style11"><text:span text:style-name="T2">_North</text:span></text:span><text:span text:style-name="style10"><text:span text:style-name="T2">,(</text:span></text:span><text:span text:style-name="style11"><text:span text:style-name="T2">Point</text:span></text:span><text:span text:style-name="style10"><text:span text:style-name="T2">){ </text:span></text:span><text:span text:style-name="style11"><text:span text:style-name="T2">mX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},</text:span></text:span><text:span text:style-name="style11"><text:span text:style-name="T2">DtoA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*</text:span></text:span><text:span text:style-name="style11"><text:span text:style-name="T2">U</text:span></text:span><text:span text:style-name="style10"><text:span text:style-name="T2">/</text:span></text:span><text:span text:style-name="style4"><text:span text:style-name="T2">3600</text:span></text:span><text:span text:style-name="style10"><text:span text:style-name="T2">,</text:span></text:span><text:span text:style-name="style4"><text:span text:style-name="T2">3 </text:span></text:span><text:span text:style-name="style10"><text:span text:style-name="T2">) );</text:span></text:span></text:h>
      <text:h text:style-name="Default" text:outline-level="1"><text:span text:style-name="T2">229 <text:s text:c="5"/></text:span><text:span text:style-name="style10"><text:span text:style-name="T2">} </text:span></text:span><text:span text:style-name="style11"><text:span text:style-name="T2">Compass</text:span></text:span><text:span text:style-name="style10"><text:span text:style-name="T2">.</text:span></text:span><text:span text:style-name="style11"><text:span text:style-name="T2">Text</text:span></text:span><text:span text:style-name="style10"><text:span text:style-name="T2">( </text:span></text:span><text:span text:style-name="style11"><text:span text:style-name="T2">_North_East</text:span></text:span><text:span text:style-name="style10"><text:span text:style-name="T2">,(</text:span></text:span><text:span text:style-name="style11"><text:span text:style-name="T2">Point</text:span></text:span><text:span text:style-name="style10"><text:span text:style-name="T2">){ </text:span></text:span><text:span text:style-name="style11"><text:span text:style-name="T2">Lp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},</text:span></text:span><text:span text:style-name="style11"><text:span text:style-name="T2">DtoA</text:span></text:span><text:span text:style-name="style10"><text:span text:style-name="T2">( </text:span></text:span><text:span text:style-name="style11"><text:span text:style-name="T2">dT</text:span></text:span><text:span text:style-name="style10"><text:span text:style-name="T2">/</text:span></text:span><text:span text:style-name="style4"><text:span text:style-name="T2">3600</text:span></text:span><text:span text:style-name="style10"><text:span text:style-name="T2">,</text:span></text:span><text:span text:style-name="style4"><text:span text:style-name="T2">3 </text:span></text:span><text:span text:style-name="style10"><text:span text:style-name="T2">) );</text:span></text:span></text:h>
      <text:h text:style-name="Default" text:outline-level="1"><text:span text:style-name="T2">230 <text:s text:c="5"/></text:span><text:span text:style-name="style2"><text:span text:style-name="T2">//</text:span></text:span></text:h>
      <text:h text:style-name="Default" text:outline-level="1"><text:span text:style-name="T2">231 <text:s text:c="5"/></text:span><text:span text:style-name="style2"><text:span text:style-name="T2">// <text:s text:c="2"/>закрашенный профиль волны по вертикальной качке</text:span></text:span></text:h>
      <text:h text:style-name="Default" text:outline-level="1"><text:span text:style-name="T2">232 <text:s text:c="5"/></text:span><text:span text:style-name="style2"><text:span text:style-name="T2">//</text:span></text:span></text:h>
      <text:h text:style-name="Default" text:outline-level="1"><text:span text:style-name="T2">233 <text:s text:c="5"/></text:span><text:span text:style-name="style11"><text:span text:style-name="T2">color</text:span></text:span><text:span text:style-name="style10"><text:span text:style-name="T2">( </text:span></text:span><text:span text:style-name="style11"><text:span text:style-name="T2">lightgreen</text:span></text:span><text:span text:style-name="style10"><text:span text:style-name="T2">,</text:span></text:span><text:span text:style-name="style4"><text:span text:style-name="T2">.7</text:span></text:span><text:span text:style-name="style10"><text:span text:style-name="T2">,</text:span></text:span><text:span text:style-name="style4"><text:span text:style-name="T2">.8 </text:span></text:span><text:span text:style-name="style10"><text:span text:style-name="T2">); </text:span></text:span><text:span text:style-name="style11"><text:span text:style-name="T2">rectangl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</text:span></text:span><text:span text:style-name="style11"><text:span text:style-name="T2">Lp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,-</text:span></text:span><text:span text:style-name="style4"><text:span text:style-name="T2">.5</text:span></text:span><text:span text:style-name="style10"><text:span text:style-name="T2">},(</text:span></text:span><text:span text:style-name="style11"><text:span text:style-name="T2">Point</text:span></text:span><text:span text:style-name="style10"><text:span text:style-name="T2">){</text:span></text:span><text:span text:style-name="style11"><text:span text:style-name="T2">Lp</text:span></text:span><text:span text:style-name="style10"><text:span text:style-name="T2">,</text:span></text:span><text:span text:style-name="style4"><text:span text:style-name="T2">.46</text:span></text:span><text:span text:style-name="style10"><text:span text:style-name="T2">} );</text:span></text:span></text:h>
      <text:h text:style-name="Default" text:outline-level="1"><text:span text:style-name="T2">234 <text:s text:c="5"/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QUAD_STRIP </text:span></text:span><text:span text:style-name="style10"><text:span text:style-name="T2">);</text:span></text:span></text:h>
      <text:h text:style-name="Default" text:outline-level="1"><text:span text:style-name="T2">235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</text:span></text:span></text:h>
      <text:h text:style-name="Default" text:outline-level="1"><text:span text:style-name="T2">236 <text:s text:c="7"/></text:span><text:span text:style-name="style11"><text:span text:style-name="T2">glVertex3d</text:span></text:span><text:span text:style-name="style10"><text:span text:style-name="T2">( 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,</text:span></text:span></text:h>
      <text:h text:style-name="Default" text:outline-level="1"><text:span text:style-name="T2">237 <text:s text:c="7"/></text:span><text:span text:style-name="style11"><text:span text:style-name="T2">glVertex3d</text:span></text:span><text:span text:style-name="style10"><text:span text:style-name="T2">( 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(</text:span></text:span><text:span text:style-name="style11"><text:span text:style-name="T2">Rout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z</text:span></text:span><text:span text:style-name="style10"><text:span text:style-name="T2">*</text:span></text:span><text:span text:style-name="style4"><text:span text:style-name="T2">2</text:span></text:span><text:span text:style-name="style10"><text:span text:style-name="T2">-</text:span></text:span><text:span text:style-name="style11"><text:span text:style-name="T2">mz</text:span></text:span><text:span text:style-name="style10"><text:span text:style-name="T2">)/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-</text:span></text:span><text:span text:style-name="style4"><text:span text:style-name="T2">0.5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238 <text:s text:c="5"/></text:span><text:span text:style-name="style11"><text:span text:style-name="T2">color</text:span></text:span><text:span text:style-name="style10"><text:span text:style-name="T2">( </text:span></text:span><text:span text:style-name="style11"><text:span text:style-name="T2">green </text:span></text:span><text:span text:style-name="style10"><text:span text:style-name="T2">); </text:span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1.6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pan text:style-name="T2">239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</text:span></text:span></text:h>
      <text:h text:style-name="Default" text:outline-level="1"><text:span text:style-name="T2">240 <text:s text:c="7"/></text:span><text:span text:style-name="style11"><text:span text:style-name="T2">glVertex3d</text:span></text:span><text:span text:style-name="style10"><text:span text:style-name="T2">( 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(</text:span></text:span><text:span text:style-name="style11"><text:span text:style-name="T2">Rout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z</text:span></text:span><text:span text:style-name="style10"><text:span text:style-name="T2">*</text:span></text:span><text:span text:style-name="style4"><text:span text:style-name="T2">2</text:span></text:span><text:span text:style-name="style10"><text:span text:style-name="T2">-</text:span></text:span><text:span text:style-name="style11"><text:span text:style-name="T2">mz</text:span></text:span><text:span text:style-name="style10"><text:span text:style-name="T2">)/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-</text:span></text:span><text:span text:style-name="style4"><text:span text:style-name="T2">0.5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241 <text:s text:c="5"/></text:span><text:span text:style-name="style11"><text:span text:style-name="T2">Compass</text:span></text:span><text:span text:style-name="style10"><text:span text:style-name="T2">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1</text:span></text:span><text:span text:style-name="style10"><text:span text:style-name="T2">,</text:span></text:span><text:span text:style-name="style4"><text:span text:style-name="T2">3</text:span></text:span><text:span text:style-name="style10"><text:span text:style-name="T2">,</text:span></text:span><text:span text:style-name="style6"><text:span text:style-name="T2">"%3.2f"</text:span></text:span><text:span text:style-name="style10"><text:span text:style-name="T2">,(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+</text:span></text:span><text:span text:style-name="style11"><text:span text:style-name="T2">mz</text:span></text:span><text:span text:style-name="style10"><text:span text:style-name="T2">)/</text:span></text:span><text:span text:style-name="style4"><text:span text:style-name="T2">2 </text:span></text:span><text:span text:style-name="style10"><text:span text:style-name="T2">)</text:span></text:span></text:h>
      <text:h text:style-name="Default" text:outline-level="1"><text:span text:style-name="T2">242 <text:s text:c="12"/></text:span><text:span text:style-name="style10"><text:span text:style-name="T2">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1</text:span></text:span><text:span text:style-name="style10"><text:span text:style-name="T2">,</text:span></text:span><text:span text:style-name="style4"><text:span text:style-name="T2">5</text:span></text:span><text:span text:style-name="style10"><text:span text:style-name="T2">,</text:span></text:span><text:span text:style-name="style6"><text:span text:style-name="T2">"%3.2f"</text:span></text:span><text:span text:style-name="style10"><text:span text:style-name="T2">,</text:span></text:span><text:span text:style-name="style11"><text:span text:style-name="T2">mz</text:span></text:span><text:span text:style-name="style10"><text:span text:style-name="T2">/</text:span></text:span><text:span text:style-name="style4"><text:span text:style-name="T2">2 </text:span></text:span><text:span text:style-name="style10"><text:span text:style-name="T2">)</text:span></text:span></text:h>
      <text:h text:style-name="Default" text:outline-level="1"><text:span text:style-name="T2">243 <text:s text:c="12"/></text:span><text:span text:style-name="style10"><text:span text:style-name="T2">.</text:span></text:span><text:span text:style-name="style11"><text:span text:style-name="T2">Print</text:span></text:span><text:span text:style-name="style10"><text:span text:style-name="T2">( <text:s/></text:span></text:span><text:span text:style-name="style4"><text:span text:style-name="T2">0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/Z " </text:span></text:span><text:span text:style-name="style10"><text:span text:style-name="T2">); <text:s text:c="7"/></text:span></text:span><text:span text:style-name="style2"><text:span text:style-name="T2">// вертикальная качка вдоль аппликаты Z</text:span></text:span></text:h>
      <text:h text:style-name="Default" text:outline-level="1"><text:span text:style-name="T2">244 <text:s text:c="5"/></text:span><text:span text:style-name="style2"><text:span text:style-name="T2">//</text:span></text:span></text:h>
      <text:h text:style-name="Default" text:outline-level="1"><text:span text:style-name="T2">245 <text:s text:c="5"/></text:span><text:span text:style-name="style2"><text:span text:style-name="T2">// поверху накладывается бортовая и килевая качка</text:span></text:span></text:h>
      <text:h text:style-name="Default" text:outline-level="1"><text:span text:style-name="T2">246 <text:s text:c="5"/></text:span><text:span text:style-name="style2"><text:span text:style-name="T2">//</text:span></text:span></text:h>
      <text:h text:style-name="Default" text:outline-level="1"><text:span text:style-name="T2">247 <text:s text:c="5"/></text:span><text:span text:style-name="style11"><text:span text:style-name="T2">color</text:span></text:span><text:span text:style-name="style10"><text:span text:style-name="T2">( </text:span></text:span><text:span text:style-name="style11"><text:span text:style-name="T2">blue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pan text:style-name="T2">248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)</text:span></text:span><text:span text:style-name="style11"><text:span text:style-name="T2">glVertex3d</text:span></text:span><text:span text:style-name="style10"><text:span text:style-name="T2">(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(</text:span></text:span><text:span text:style-name="style11"><text:span text:style-name="T2">Swing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y</text:span></text:span><text:span text:style-name="style10"><text:span text:style-name="T2">-</text:span></text:span><text:span text:style-name="style11"><text:span text:style-name="T2">Trim</text:span></text:span><text:span text:style-name="style10"><text:span text:style-name="T2">)/</text:span></text:span><text:span text:style-name="style11"><text:span text:style-name="T2">H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);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249 <text:s text:c="5"/></text:span><text:span text:style-name="style11"><text:span text:style-name="T2">Compass</text:span></text:span><text:span text:style-name="style10"><text:span text:style-name="T2">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1</text:span></text:span><text:span text:style-name="style10"><text:span text:style-name="T2">,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&gt;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?</text:span></text:span><text:span text:style-name="style4"><text:span text:style-name="T2">2</text:span></text:span><text:span text:style-name="style10"><text:span text:style-name="T2">:</text:span></text:span><text:span text:style-name="style4"><text:span text:style-name="T2">1</text:span></text:span><text:span text:style-name="style10"><text:span text:style-name="T2">,</text:span></text:span><text:span text:style-name="style11"><text:span text:style-name="T2">DtoA</text:span></text:span><text:span text:style-name="style10"><text:span text:style-name="T2">( (</text:span></text:span><text:span text:style-name="style11"><text:span text:style-name="T2">Trim</text:span></text:span><text:span text:style-name="style10"><text:span text:style-name="T2">+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)*</text:span></text:span><text:span text:style-name="style11"><text:span text:style-name="T2">_Rd</text:span></text:span><text:span text:style-name="style10"><text:span text:style-name="T2">,-</text:span></text:span><text:span text:style-name="style4"><text:span text:style-name="T2">1 </text:span></text:span><text:span text:style-name="style10"><text:span text:style-name="T2">) )</text:span></text:span></text:h>
      <text:h text:style-name="Default" text:outline-level="1"><text:span text:style-name="T2">250 <text:s text:c="12"/></text:span><text:span text:style-name="style10"><text:span text:style-name="T2">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3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/Y" </text:span></text:span><text:span text:style-name="style10"><text:span text:style-name="T2">); <text:s text:c="9"/></text:span></text:span><text:span text:style-name="style2"><text:span text:style-name="T2">// дифферент вокруг ординаты <text:s/>по оси Y</text:span></text:span></text:h>
      <text:h text:style-name="Default" text:outline-level="1"><text:span text:style-name="T2">251 <text:s text:c="5"/></text:span><text:span text:style-name="style11"><text:span text:style-name="T2">color</text:span></text:span><text:span text:style-name="style10"><text:span text:style-name="T2">( </text:span></text:span><text:span text:style-name="style11"><text:span text:style-name="T2">magenta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oft-page-break/><text:span text:style-name="T2">252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)</text:span></text:span><text:span text:style-name="style11"><text:span text:style-name="T2">glVertex3d</text:span></text:span><text:span text:style-name="style10"><text:span text:style-name="T2">( 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</text:span></text:span><text:span text:style-name="style11"><text:span text:style-name="T2">i90</text:span></text:span><text:span text:style-name="style10"><text:span text:style-name="T2">(</text:span></text:span><text:span text:style-name="style11"><text:span text:style-name="T2">Swing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x</text:span></text:span><text:span text:style-name="style10"><text:span text:style-name="T2">)/</text:span></text:span><text:span text:style-name="style11"><text:span text:style-name="T2">H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253 <text:s text:c="5"/></text:span><text:span text:style-name="style11"><text:span text:style-name="T2">Compass</text:span></text:span><text:span text:style-name="style10"><text:span text:style-name="T2">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1</text:span></text:span><text:span text:style-name="style10"><text:span text:style-name="T2">,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&gt;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?</text:span></text:span><text:span text:style-name="style4"><text:span text:style-name="T2">1</text:span></text:span><text:span text:style-name="style10"><text:span text:style-name="T2">:</text:span></text:span><text:span text:style-name="style4"><text:span text:style-name="T2">2</text:span></text:span><text:span text:style-name="style10"><text:span text:style-name="T2">,</text:span></text:span><text:span text:style-name="style11"><text:span text:style-name="T2">DtoA</text:span></text:span><text:span text:style-name="style10"><text:span text:style-name="T2">( </text:span></text:span><text:span text:style-name="style11"><text:span text:style-name="T2">Ma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*</text:span></text:span><text:span text:style-name="style11"><text:span text:style-name="T2">_Rd</text:span></text:span><text:span text:style-name="style10"><text:span text:style-name="T2">,-</text:span></text:span><text:span text:style-name="style4"><text:span text:style-name="T2">1 </text:span></text:span><text:span text:style-name="style10"><text:span text:style-name="T2">) )</text:span></text:span></text:h>
      <text:h text:style-name="Default" text:outline-level="1"><text:span text:style-name="T2">254 <text:s text:c="12"/></text:span><text:span text:style-name="style10"><text:span text:style-name="T2">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5</text:span></text:span><text:span text:style-name="style10"><text:span text:style-name="T2">,</text:span></text:span><text:span text:style-name="style4"><text:span text:style-name="T2">4</text:span></text:span><text:span text:style-name="style10"><text:span text:style-name="T2">,</text:span></text:span><text:span text:style-name="style6"><text:span text:style-name="T2">"X " </text:span></text:span><text:span text:style-name="style10"><text:span text:style-name="T2">); <text:s text:c="9"/></text:span></text:span><text:span text:style-name="style2"><text:span text:style-name="T2">// крен относительно абсциссы на оси X</text:span></text:span></text:h>
      <text:h text:style-name="Default" text:outline-level="1"><text:span text:style-name="T2">255 <text:s text:c="5"/></text:span><text:span text:style-name="style2"><text:span text:style-name="T2">//</text:span></text:span></text:h>
      <text:h text:style-name="Default" text:outline-level="1"><text:span text:style-name="T2">256 <text:s text:c="5"/></text:span><text:span text:style-name="style2"><text:span text:style-name="T2">// и три ускорения свободного падения по наблюдениям в оконечностях корпуса</text:span></text:span></text:h>
      <text:h text:style-name="Default" text:outline-level="1"><text:span text:style-name="T2">257 <text:s text:c="5"/></text:span><text:span text:style-name="style2"><text:span text:style-name="T2">//</text:span></text:span></text:h>
      <text:h text:style-name="Default" text:outline-level="1"><text:span text:style-name="T2">258 <text:s text:c="4"/></text:span><text:span text:style-name="style5"><text:span text:style-name="T2">Real </text:span></text:span><text:span text:style-name="style11"><text:span text:style-name="T2">A1</text:span></text:span><text:span text:style-name="style10"><text:span text:style-name="T2">,</text:span></text:span><text:span text:style-name="style11"><text:span text:style-name="T2">A2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A3</text:span></text:span><text:span text:style-name="style10"><text:span text:style-name="T2">,</text:span></text:span><text:span text:style-name="style11"><text:span text:style-name="T2">F1</text:span></text:span><text:span text:style-name="style10"><text:span text:style-name="T2">,</text:span></text:span><text:span text:style-name="style11"><text:span text:style-name="T2">F2</text:span></text:span><text:span text:style-name="style10"><text:span text:style-name="T2">=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F3</text:span></text:span><text:span text:style-name="style10"><text:span text:style-name="T2">,</text:span></text:span><text:span text:style-name="style11"><text:span text:style-name="T2">maxA</text:span></text:span><text:span text:style-name="style10"><text:span text:style-name="T2">,</text:span></text:span><text:span text:style-name="style11"><text:span text:style-name="T2">minA</text:span></text:span><text:span text:style-name="style10"><text:span text:style-name="T2">,</text:span></text:span><text:span text:style-name="style11"><text:span text:style-name="T2">maxF</text:span></text:span><text:span text:style-name="style10"><text:span text:style-name="T2">,</text:span></text:span><text:span text:style-name="style11"><text:span text:style-name="T2">minF</text:span></text:span><text:span text:style-name="style10"><text:span text:style-name="T2">,</text:span></text:span><text:span text:style-name="style11"><text:span text:style-name="T2">D2</text:span></text:span><text:span text:style-name="style10"><text:span text:style-name="T2">=</text:span></text:span><text:span text:style-name="style11"><text:span text:style-name="T2">Dt</text:span></text:span><text:span text:style-name="style10"><text:span text:style-name="T2">*</text:span></text:span><text:span text:style-name="style11"><text:span text:style-name="T2">Dt</text:span></text:span><text:span text:style-name="style10"><text:span text:style-name="T2">*</text:span></text:span><text:span text:style-name="style11"><text:span text:style-name="T2">_g</text:span></text:span><text:span text:style-name="style10"><text:span text:style-name="T2">;</text:span></text:span></text:h>
      <text:h text:style-name="Default" text:outline-level="1"><text:span text:style-name="T2">259 <text:s text:c="5"/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QUAD_STRIP </text:span></text:span><text:span text:style-name="style10"><text:span text:style-name="T2">);</text:span></text:span></text:h>
      <text:h text:style-name="Default" text:outline-level="1"><text:span text:style-name="T2">260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</text:span></text:span></text:h>
      <text:h text:style-name="Default" text:outline-level="1"><text:span text:style-name="T2">261 <text:s text:c="5"/></text:span><text:span text:style-name="style10"><text:span text:style-name="T2">{ </text:span></text:span><text:span text:style-name="style11"><text:span text:style-name="T2">U </text:span></text:span><text:span text:style-name="style10"><text:span text:style-name="T2">= </text:span></text:span><text:span text:style-name="style11"><text:span text:style-name="T2">Length</text:span></text:span><text:span text:style-name="style10"><text:span text:style-name="T2">*</text:span></text:span><text:span text:style-name="style11"><text:span text:style-name="T2">sin</text:span></text:span><text:span text:style-name="style10"><text:span text:style-name="T2">( </text:span></text:span><text:span text:style-name="style11"><text:span text:style-name="T2">Swing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y </text:span></text:span><text:span text:style-name="style10"><text:span text:style-name="T2">)/</text:span></text:span><text:span text:style-name="style4"><text:span text:style-name="T2">2</text:span></text:span><text:span text:style-name="style10"><text:span text:style-name="T2">;</text:span></text:span></text:h>
      <text:h text:style-name="Default" text:outline-level="1"><text:span text:style-name="T2">262 <text:s text:c="7"/></text:span><text:span text:style-name="style11"><text:span text:style-name="T2">F3</text:span></text:span><text:span text:style-name="style10"><text:span text:style-name="T2">=</text:span></text:span><text:span text:style-name="style11"><text:span text:style-name="T2">Rout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z</text:span></text:span><text:span text:style-name="style10"><text:span text:style-name="T2">-</text:span></text:span><text:span text:style-name="style11"><text:span text:style-name="T2">U</text:span></text:span><text:span text:style-name="style10"><text:span text:style-name="T2">; <text:s text:c="12"/></text:span></text:span><text:span text:style-name="style2"><text:span text:style-name="T2">// нос - аппликата ватерлинии на форштевне</text:span></text:span></text:h>
      <text:h text:style-name="Default" text:outline-level="1"><text:span text:style-name="T2">263 <text:s text:c="7"/></text:span><text:span text:style-name="style11"><text:span text:style-name="T2">A3</text:span></text:span><text:span text:style-name="style10"><text:span text:style-name="T2">=</text:span></text:span><text:span text:style-name="style11"><text:span text:style-name="T2">Rout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z</text:span></text:span><text:span text:style-name="style10"><text:span text:style-name="T2">+</text:span></text:span><text:span text:style-name="style11"><text:span text:style-name="T2">U</text:span></text:span><text:span text:style-name="style10"><text:span text:style-name="T2">; <text:s text:c="12"/></text:span></text:span><text:span text:style-name="style2"><text:span text:style-name="T2">// корма -- на ахтерштевне</text:span></text:span></text:h>
      <text:h text:style-name="Default" text:outline-level="1"><text:span text:style-name="T2">264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&gt;</text:span></text:span><text:span text:style-name="style4"><text:span text:style-name="T2">2 </text:span></text:span><text:span text:style-name="style10"><text:span text:style-name="T2">) <text:s text:c="17"/></text:span></text:span><text:span text:style-name="style2"><text:span text:style-name="T2">// кривая лента носовых и кормовых ускорений</text:span></text:span></text:h>
      <text:h text:style-name="Default" text:outline-level="1"><text:span text:style-name="T2">265 <text:s text:c="7"/></text:span><text:span text:style-name="style10"><text:span text:style-name="T2">{ </text:span></text:span><text:span text:style-name="style11"><text:span text:style-name="T2">H</text:span></text:span><text:span text:style-name="style10"><text:span text:style-name="T2">=(</text:span></text:span><text:span text:style-name="style11"><text:span text:style-name="T2">F1</text:span></text:span><text:span text:style-name="style10"><text:span text:style-name="T2">-</text:span></text:span><text:span text:style-name="style11"><text:span text:style-name="T2">F2</text:span></text:span><text:span text:style-name="style10"><text:span text:style-name="T2">-</text:span></text:span><text:span text:style-name="style11"><text:span text:style-name="T2">F2</text:span></text:span><text:span text:style-name="style10"><text:span text:style-name="T2">+</text:span></text:span><text:span text:style-name="style11"><text:span text:style-name="T2">F3</text:span></text:span><text:span text:style-name="style10"><text:span text:style-name="T2">)/</text:span></text:span><text:span text:style-name="style11"><text:span text:style-name="T2">D2</text:span></text:span><text:span text:style-name="style10"><text:span text:style-name="T2">; <text:s text:c="7"/></text:span></text:span><text:span text:style-name="style2"><text:span text:style-name="T2">// ускорение на форштевне</text:span></text:span></text:h>
      <text:h text:style-name="Default" text:outline-level="1"><text:span text:style-name="T2">266 <text:s text:c="9"/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==</text:span></text:span><text:span text:style-name="style4"><text:span text:style-name="T2">3 </text:span></text:span><text:span text:style-name="style10"><text:span text:style-name="T2">)</text:span></text:span><text:span text:style-name="style11"><text:span text:style-name="T2">maxF</text:span></text:span><text:span text:style-name="style10"><text:span text:style-name="T2">=(</text:span></text:span><text:span text:style-name="style11"><text:span text:style-name="T2">minF</text:span></text:span><text:span text:style-name="style10"><text:span text:style-name="T2">=</text:span></text:span><text:span text:style-name="style11"><text:span text:style-name="T2">H</text:span></text:span><text:span text:style-name="style10"><text:span text:style-name="T2">-</text:span></text:span><text:span text:style-name="style11"><text:span text:style-name="T2">eps</text:span></text:span><text:span text:style-name="style10"><text:span text:style-name="T2">)+</text:span></text:span><text:span text:style-name="style4"><text:span text:style-name="T2">2</text:span></text:span><text:span text:style-name="style10"><text:span text:style-name="T2">*</text:span></text:span><text:span text:style-name="style11"><text:span text:style-name="T2">eps</text:span></text:span><text:span text:style-name="style10"><text:span text:style-name="T2">; </text:span></text:span><text:span text:style-name="style5"><text:span text:style-name="T2">else if</text:span></text:span><text:span text:style-name="style10"><text:span text:style-name="T2">( </text:span></text:span><text:span text:style-name="style11"><text:span text:style-name="T2">maxF</text:span></text:span><text:span text:style-name="style10"><text:span text:style-name="T2">&lt;</text:span></text:span><text:span text:style-name="style11"><text:span text:style-name="T2">H </text:span></text:span><text:span text:style-name="style10"><text:span text:style-name="T2">)</text:span></text:span><text:span text:style-name="style11"><text:span text:style-name="T2">maxF</text:span></text:span><text:span text:style-name="style10"><text:span text:style-name="T2">=</text:span></text:span><text:span text:style-name="style11"><text:span text:style-name="T2">H</text:span></text:span><text:span text:style-name="style10"><text:span text:style-name="T2">;</text:span></text:span></text:h>
      <text:h text:style-name="Default" text:outline-level="1"><text:span text:style-name="T2">267 <text:s text:c="46"/></text:span><text:span text:style-name="style5"><text:span text:style-name="T2">else if</text:span></text:span><text:span text:style-name="style10"><text:span text:style-name="T2">( </text:span></text:span><text:span text:style-name="style11"><text:span text:style-name="T2">minF</text:span></text:span><text:span text:style-name="style10"><text:span text:style-name="T2">&gt;</text:span></text:span><text:span text:style-name="style11"><text:span text:style-name="T2">H </text:span></text:span><text:span text:style-name="style10"><text:span text:style-name="T2">)</text:span></text:span><text:span text:style-name="style11"><text:span text:style-name="T2">minF</text:span></text:span><text:span text:style-name="style10"><text:span text:style-name="T2">=</text:span></text:span><text:span text:style-name="style11"><text:span text:style-name="T2">H</text:span></text:span><text:span text:style-name="style10"><text:span text:style-name="T2">;</text:span></text:span></text:h>
      <text:h text:style-name="Default" text:outline-level="1"><text:span text:style-name="T2">268 <text:s text:c="9"/></text:span><text:span text:style-name="style11"><text:span text:style-name="T2">color</text:span></text:span><text:span text:style-name="style10"><text:span text:style-name="T2">( </text:span></text:span><text:span text:style-name="style11"><text:span text:style-name="T2">blue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.1 </text:span></text:span><text:span text:style-name="style10"><text:span text:style-name="T2">); </text:span></text:span><text:span text:style-name="style11"><text:span text:style-name="T2">glVertex3d</text:span></text:span><text:span text:style-name="style10"><text:span text:style-name="T2">( 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</text:span></text:span><text:span text:style-name="style11"><text:span text:style-name="T2">H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</text:span></text:span></text:h>
      <text:h text:style-name="Default" text:outline-level="1"><text:span text:style-name="T2">269 <text:s text:c="9"/></text:span><text:span text:style-name="style11"><text:span text:style-name="T2">H</text:span></text:span><text:span text:style-name="style10"><text:span text:style-name="T2">=(</text:span></text:span><text:span text:style-name="style11"><text:span text:style-name="T2">A1</text:span></text:span><text:span text:style-name="style10"><text:span text:style-name="T2">-</text:span></text:span><text:span text:style-name="style11"><text:span text:style-name="T2">A2</text:span></text:span><text:span text:style-name="style10"><text:span text:style-name="T2">-</text:span></text:span><text:span text:style-name="style11"><text:span text:style-name="T2">A2</text:span></text:span><text:span text:style-name="style10"><text:span text:style-name="T2">+</text:span></text:span><text:span text:style-name="style11"><text:span text:style-name="T2">A3</text:span></text:span><text:span text:style-name="style10"><text:span text:style-name="T2">)/</text:span></text:span><text:span text:style-name="style11"><text:span text:style-name="T2">D2</text:span></text:span><text:span text:style-name="style10"><text:span text:style-name="T2">; <text:s text:c="7"/></text:span></text:span><text:span text:style-name="style2"><text:span text:style-name="T2">// ускорение на ахтерштевне</text:span></text:span></text:h>
      <text:h text:style-name="Default" text:outline-level="1"><text:span text:style-name="T2">270 <text:s text:c="9"/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==</text:span></text:span><text:span text:style-name="style4"><text:span text:style-name="T2">3 </text:span></text:span><text:span text:style-name="style10"><text:span text:style-name="T2">)</text:span></text:span><text:span text:style-name="style11"><text:span text:style-name="T2">maxA</text:span></text:span><text:span text:style-name="style10"><text:span text:style-name="T2">=(</text:span></text:span><text:span text:style-name="style11"><text:span text:style-name="T2">minA</text:span></text:span><text:span text:style-name="style10"><text:span text:style-name="T2">=</text:span></text:span><text:span text:style-name="style11"><text:span text:style-name="T2">H</text:span></text:span><text:span text:style-name="style10"><text:span text:style-name="T2">-</text:span></text:span><text:span text:style-name="style11"><text:span text:style-name="T2">eps</text:span></text:span><text:span text:style-name="style10"><text:span text:style-name="T2">)+</text:span></text:span><text:span text:style-name="style4"><text:span text:style-name="T2">2</text:span></text:span><text:span text:style-name="style10"><text:span text:style-name="T2">*</text:span></text:span><text:span text:style-name="style11"><text:span text:style-name="T2">eps</text:span></text:span><text:span text:style-name="style10"><text:span text:style-name="T2">; </text:span></text:span><text:span text:style-name="style5"><text:span text:style-name="T2">else if</text:span></text:span><text:span text:style-name="style10"><text:span text:style-name="T2">( </text:span></text:span><text:span text:style-name="style11"><text:span text:style-name="T2">maxA</text:span></text:span><text:span text:style-name="style10"><text:span text:style-name="T2">&lt;</text:span></text:span><text:span text:style-name="style11"><text:span text:style-name="T2">H </text:span></text:span><text:span text:style-name="style10"><text:span text:style-name="T2">)</text:span></text:span><text:span text:style-name="style11"><text:span text:style-name="T2">maxA</text:span></text:span><text:span text:style-name="style10"><text:span text:style-name="T2">=</text:span></text:span><text:span text:style-name="style11"><text:span text:style-name="T2">H</text:span></text:span><text:span text:style-name="style10"><text:span text:style-name="T2">;</text:span></text:span></text:h>
      <text:h text:style-name="Default" text:outline-level="1"><text:span text:style-name="T2">271 <text:s text:c="46"/></text:span><text:span text:style-name="style5"><text:span text:style-name="T2">else if</text:span></text:span><text:span text:style-name="style10"><text:span text:style-name="T2">( </text:span></text:span><text:span text:style-name="style11"><text:span text:style-name="T2">minA</text:span></text:span><text:span text:style-name="style10"><text:span text:style-name="T2">&gt;</text:span></text:span><text:span text:style-name="style11"><text:span text:style-name="T2">H </text:span></text:span><text:span text:style-name="style10"><text:span text:style-name="T2">)</text:span></text:span><text:span text:style-name="style11"><text:span text:style-name="T2">minA</text:span></text:span><text:span text:style-name="style10"><text:span text:style-name="T2">=</text:span></text:span><text:span text:style-name="style11"><text:span text:style-name="T2">H</text:span></text:span><text:span text:style-name="style10"><text:span text:style-name="T2">;</text:span></text:span></text:h>
      <text:h text:style-name="Default" text:outline-level="1"><text:span text:style-name="T2">272 <text:s text:c="9"/></text:span><text:span text:style-name="style11"><text:span text:style-name="T2">color</text:span></text:span><text:span text:style-name="style10"><text:span text:style-name="T2">( </text:span></text:span><text:span text:style-name="style11"><text:span text:style-name="T2">red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.1 </text:span></text:span><text:span text:style-name="style10"><text:span text:style-name="T2">); </text:span></text:span><text:span text:style-name="style11"><text:span text:style-name="T2">glVertex3d</text:span></text:span><text:span text:style-name="style10"><text:span text:style-name="T2">( 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</text:span></text:span><text:span text:style-name="style11"><text:span text:style-name="T2">H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</text:span></text:span></text:h>
      <text:h text:style-name="Default" text:outline-level="1"><text:span text:style-name="T2">273 <text:s text:c="7"/></text:span><text:span text:style-name="style10"><text:span text:style-name="T2">} </text:span></text:span><text:span text:style-name="style11"><text:span text:style-name="T2">A1</text:span></text:span><text:span text:style-name="style10"><text:span text:style-name="T2">=</text:span></text:span><text:span text:style-name="style11"><text:span text:style-name="T2">A2</text:span></text:span><text:span text:style-name="style10"><text:span text:style-name="T2">,</text:span></text:span><text:span text:style-name="style11"><text:span text:style-name="T2">A2</text:span></text:span><text:span text:style-name="style10"><text:span text:style-name="T2">=</text:span></text:span><text:span text:style-name="style11"><text:span text:style-name="T2">A3</text:span></text:span><text:span text:style-name="style10"><text:span text:style-name="T2">,</text:span></text:span><text:span text:style-name="style11"><text:span text:style-name="T2">F1</text:span></text:span><text:span text:style-name="style10"><text:span text:style-name="T2">=</text:span></text:span><text:span text:style-name="style11"><text:span text:style-name="T2">F2</text:span></text:span><text:span text:style-name="style10"><text:span text:style-name="T2">,</text:span></text:span><text:span text:style-name="style11"><text:span text:style-name="T2">F2</text:span></text:span><text:span text:style-name="style10"><text:span text:style-name="T2">=</text:span></text:span><text:span text:style-name="style11"><text:span text:style-name="T2">F3</text:span></text:span><text:span text:style-name="style10"><text:span text:style-name="T2">;</text:span></text:span></text:h>
      <text:h text:style-name="Default" text:outline-level="1"><text:span text:style-name="T2">274 <text:s text:c="5"/></text:span><text:span text:style-name="style10"><text:span text:style-name="T2">}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275 <text:s text:c="5"/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3 </text:span></text:span><text:span text:style-name="style10"><text:span text:style-name="T2">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yellow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pan text:style-name="T2">276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</text:span></text:span></text:h>
      <text:h text:style-name="Default" text:outline-level="1"><text:span text:style-name="T2">277 <text:s text:c="5"/></text:span><text:span text:style-name="style10"><text:span text:style-name="T2">{ </text:span></text:span><text:span text:style-name="style11"><text:span text:style-name="T2">A3 </text:span></text:span><text:span text:style-name="style10"><text:span text:style-name="T2">= </text:span></text:span><text:span text:style-name="style11"><text:span text:style-name="T2">Rout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z</text:span></text:span><text:span text:style-name="style10"><text:span text:style-name="T2">; <text:s text:c="39"/></text:span></text:span><text:span text:style-name="style2"><text:span text:style-name="T2">// мидельшпангоут</text:span></text:span></text:h>
      <text:h text:style-name="Default" text:outline-level="1"><text:span text:style-name="T2">278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&gt;</text:span></text:span><text:span text:style-name="style4"><text:span text:style-name="T2">2 </text:span></text:span><text:span text:style-name="style10"><text:span text:style-name="T2">)</text:span></text:span><text:span text:style-name="style11"><text:span text:style-name="T2">glVertex3d</text:span></text:span><text:span text:style-name="style10"><text:span text:style-name="T2">( 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(</text:span></text:span><text:span text:style-name="style11"><text:span text:style-name="T2">A1</text:span></text:span><text:span text:style-name="style10"><text:span text:style-name="T2">-</text:span></text:span><text:span text:style-name="style11"><text:span text:style-name="T2">A2</text:span></text:span><text:span text:style-name="style10"><text:span text:style-name="T2">-</text:span></text:span><text:span text:style-name="style11"><text:span text:style-name="T2">A2</text:span></text:span><text:span text:style-name="style10"><text:span text:style-name="T2">+</text:span></text:span><text:span text:style-name="style11"><text:span text:style-name="T2">A3</text:span></text:span><text:span text:style-name="style10"><text:span text:style-name="T2">)/</text:span></text:span><text:span text:style-name="style11"><text:span text:style-name="T2">D2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 </text:span></text:span><text:span text:style-name="style11"><text:span text:style-name="T2">A1</text:span></text:span><text:span text:style-name="style10"><text:span text:style-name="T2">=</text:span></text:span><text:span text:style-name="style11"><text:span text:style-name="T2">A2</text:span></text:span><text:span text:style-name="style10"><text:span text:style-name="T2">,</text:span></text:span><text:span text:style-name="style11"><text:span text:style-name="T2">A2</text:span></text:span><text:span text:style-name="style10"><text:span text:style-name="T2">=</text:span></text:span><text:span text:style-name="style11"><text:span text:style-name="T2">A3</text:span></text:span><text:span text:style-name="style10"><text:span text:style-name="T2">;</text:span></text:span></text:h>
      <text:h text:style-name="Default" text:outline-level="1"><text:span text:style-name="T2">279 <text:s text:c="5"/></text:span><text:span text:style-name="style10"><text:span text:style-name="T2">}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280 <text:s text:c="5"/></text:span><text:span text:style-name="style11"><text:span text:style-name="T2">glLineWidth</text:span></text:span><text:span text:style-name="style10"><text:span text:style-name="T2">( </text:span></text:span><text:span text:style-name="style4"><text:span text:style-name="T2">1 </text:span></text:span><text:span text:style-name="style10"><text:span text:style-name="T2">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cyan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pan text:style-name="T2">281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</text:span></text:span></text:h>
      <text:h text:style-name="Default" text:outline-level="1"><text:span text:style-name="T2">282 <text:s text:c="5"/></text:span><text:span text:style-name="style10"><text:span text:style-name="T2">{ </text:span></text:span><text:span text:style-name="style11"><text:span text:style-name="T2">F3</text:span></text:span><text:span text:style-name="style10"><text:span text:style-name="T2">=</text:span></text:span><text:span text:style-name="style11"><text:span text:style-name="T2">Rout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z </text:span></text:span><text:span text:style-name="style10"><text:span text:style-name="T2">- </text:span></text:span><text:span text:style-name="style11"><text:span text:style-name="T2">Length</text:span></text:span><text:span text:style-name="style10"><text:span text:style-name="T2">*</text:span></text:span><text:span text:style-name="style11"><text:span text:style-name="T2">sin</text:span></text:span><text:span text:style-name="style10"><text:span text:style-name="T2">( </text:span></text:span><text:span text:style-name="style11"><text:span text:style-name="T2">Swing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y </text:span></text:span><text:span text:style-name="style10"><text:span text:style-name="T2">)/</text:span></text:span><text:span text:style-name="style4"><text:span text:style-name="T2">2</text:span></text:span><text:span text:style-name="style10"><text:span text:style-name="T2">; <text:s text:c="12"/></text:span></text:span><text:span text:style-name="style2"><text:span text:style-name="T2">// нос</text:span></text:span></text:h>
      <text:h text:style-name="Default" text:outline-level="1"><text:span text:style-name="T2">283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&gt;</text:span></text:span><text:span text:style-name="style4"><text:span text:style-name="T2">2 </text:span></text:span><text:span text:style-name="style10"><text:span text:style-name="T2">)</text:span></text:span><text:span text:style-name="style11"><text:span text:style-name="T2">glVertex3d</text:span></text:span><text:span text:style-name="style10"><text:span text:style-name="T2">( 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(</text:span></text:span><text:span text:style-name="style11"><text:span text:style-name="T2">F1</text:span></text:span><text:span text:style-name="style10"><text:span text:style-name="T2">-</text:span></text:span><text:span text:style-name="style11"><text:span text:style-name="T2">F2</text:span></text:span><text:span text:style-name="style10"><text:span text:style-name="T2">-</text:span></text:span><text:span text:style-name="style11"><text:span text:style-name="T2">F2</text:span></text:span><text:span text:style-name="style10"><text:span text:style-name="T2">+</text:span></text:span><text:span text:style-name="style11"><text:span text:style-name="T2">F3</text:span></text:span><text:span text:style-name="style10"><text:span text:style-name="T2">)/</text:span></text:span><text:span text:style-name="style11"><text:span text:style-name="T2">D2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 </text:span></text:span><text:span text:style-name="style11"><text:span text:style-name="T2">F1</text:span></text:span><text:span text:style-name="style10"><text:span text:style-name="T2">=</text:span></text:span><text:span text:style-name="style11"><text:span text:style-name="T2">F2</text:span></text:span><text:span text:style-name="style10"><text:span text:style-name="T2">,</text:span></text:span><text:span text:style-name="style11"><text:span text:style-name="T2">F2</text:span></text:span><text:span text:style-name="style10"><text:span text:style-name="T2">=</text:span></text:span><text:span text:style-name="style11"><text:span text:style-name="T2">F3</text:span></text:span><text:span text:style-name="style10"><text:span text:style-name="T2">;</text:span></text:span></text:h>
      <text:h text:style-name="Default" text:outline-level="1"><text:span text:style-name="T2">284 <text:s text:c="5"/></text:span><text:span text:style-name="style10"><text:span text:style-name="T2">}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285 <text:s text:c="5"/></text:span><text:span text:style-name="style11"><text:span text:style-name="T2">Compass</text:span></text:span><text:span text:style-name="style10"><text:span text:style-name="T2">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1</text:span></text:span><text:span text:style-name="style10"><text:span text:style-name="T2">,-</text:span></text:span><text:span text:style-name="style4"><text:span text:style-name="T2">1</text:span></text:span><text:span text:style-name="style10"><text:span text:style-name="T2">,</text:span></text:span><text:span text:style-name="style6"><text:span text:style-name="T2">"%+3.1f/%+3.1f"</text:span></text:span><text:span text:style-name="style10"><text:span text:style-name="T2">,</text:span></text:span><text:span text:style-name="style11"><text:span text:style-name="T2">maxF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,</text:span></text:span><text:span text:style-name="style11"><text:span text:style-name="T2">minF</text:span></text:span><text:span text:style-name="style10"><text:span text:style-name="T2">+</text:span></text:span><text:span text:style-name="style4"><text:span text:style-name="T2">1 </text:span></text:span><text:span text:style-name="style10"><text:span text:style-name="T2">);</text:span></text:span></text:h>
      <text:h text:style-name="Default" text:outline-level="1"><text:span text:style-name="T2">286 <text:s text:c="5"/></text:span><text:span text:style-name="style11"><text:span text:style-name="T2">color</text:span></text:span><text:span text:style-name="style10"><text:span text:style-name="T2">( </text:span></text:span><text:span text:style-name="style11"><text:span text:style-name="T2">magenta</text:span></text:span><text:span text:style-name="style10"><text:span text:style-name="T2">,</text:span></text:span><text:span text:style-name="style4"><text:span text:style-name="T2">0.5 </text:span></text:span><text:span text:style-name="style10"><text:span text:style-name="T2">); </text:span></text:span><text:span text:style-name="style11"><text:span text:style-name="T2">glBegin</text:span></text:span><text:span text:style-name="style10"><text:span text:style-name="T2">( </text:span></text:span><text:span text:style-name="style11"><text:span text:style-name="T2">GL_LINE_STRIP </text:span></text:span><text:span text:style-name="style10"><text:span text:style-name="T2">);</text:span></text:span></text:h>
      <text:h text:style-name="Default" text:outline-level="1"><text:span text:style-name="T2">287 <text:s text:c="5"/></text:span><text:span text:style-name="style5"><text:span text:style-name="T2">for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=</text:span></text:span><text:span text:style-name="style11"><text:span text:style-name="T2">k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&lt;=</text:span></text:span><text:span text:style-name="style11"><text:span text:style-name="T2">l</text:span></text:span><text:span text:style-name="style10"><text:span text:style-name="T2">; </text:span></text:span><text:span text:style-name="style11"><text:span text:style-name="T2">i</text:span></text:span><text:span text:style-name="style10"><text:span text:style-name="T2">++ )</text:span></text:span></text:h>
      <text:h text:style-name="Default" text:outline-level="1"><text:span text:style-name="T2">288 <text:s text:c="5"/></text:span><text:span text:style-name="style10"><text:span text:style-name="T2">{ </text:span></text:span><text:span text:style-name="style11"><text:span text:style-name="T2">A3</text:span></text:span><text:span text:style-name="style10"><text:span text:style-name="T2">=</text:span></text:span><text:span text:style-name="style11"><text:span text:style-name="T2">Route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z </text:span></text:span><text:span text:style-name="style10"><text:span text:style-name="T2">+ </text:span></text:span><text:span text:style-name="style11"><text:span text:style-name="T2">Length</text:span></text:span><text:span text:style-name="style10"><text:span text:style-name="T2">*</text:span></text:span><text:span text:style-name="style11"><text:span text:style-name="T2">sin</text:span></text:span><text:span text:style-name="style10"><text:span text:style-name="T2">( </text:span></text:span><text:span text:style-name="style11"><text:span text:style-name="T2">Swing</text:span></text:span><text:span text:style-name="style10"><text:span text:style-name="T2">[</text:span></text:span><text:span text:style-name="style11"><text:span text:style-name="T2">i</text:span></text:span><text:span text:style-name="style10"><text:span text:style-name="T2">].</text:span></text:span><text:span text:style-name="style11"><text:span text:style-name="T2">y </text:span></text:span><text:span text:style-name="style10"><text:span text:style-name="T2">)/</text:span></text:span><text:span text:style-name="style4"><text:span text:style-name="T2">2</text:span></text:span><text:span text:style-name="style10"><text:span text:style-name="T2">; <text:s text:c="12"/></text:span></text:span><text:span text:style-name="style2"><text:span text:style-name="T2">// корма</text:span></text:span></text:h>
      <text:h text:style-name="Default" text:outline-level="1"><text:span text:style-name="T2">289 <text:s text:c="7"/></text:span><text:span text:style-name="style5"><text:span text:style-name="T2">if</text:span></text:span><text:span text:style-name="style10"><text:span text:style-name="T2">( 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&gt;</text:span></text:span><text:span text:style-name="style4"><text:span text:style-name="T2">2 </text:span></text:span><text:span text:style-name="style10"><text:span text:style-name="T2">)</text:span></text:span><text:span text:style-name="style11"><text:span text:style-name="T2">glVertex3d</text:span></text:span><text:span text:style-name="style10"><text:span text:style-name="T2">( -</text:span></text:span><text:span text:style-name="style11"><text:span text:style-name="T2">Lp</text:span></text:span><text:span text:style-name="style10"><text:span text:style-name="T2">+(</text:span></text:span><text:span text:style-name="style11"><text:span text:style-name="T2">i</text:span></text:span><text:span text:style-name="style10"><text:span text:style-name="T2">-</text:span></text:span><text:span text:style-name="style11"><text:span text:style-name="T2">k</text:span></text:span><text:span text:style-name="style10"><text:span text:style-name="T2">-</text:span></text:span><text:span text:style-name="style4"><text:span text:style-name="T2">1</text:span></text:span><text:span text:style-name="style10"><text:span text:style-name="T2">)*</text:span></text:span><text:span text:style-name="style11"><text:span text:style-name="T2">L</text:span></text:span><text:span text:style-name="style10"><text:span text:style-name="T2">,(</text:span></text:span><text:span text:style-name="style11"><text:span text:style-name="T2">A1</text:span></text:span><text:span text:style-name="style10"><text:span text:style-name="T2">-</text:span></text:span><text:span text:style-name="style11"><text:span text:style-name="T2">A2</text:span></text:span><text:span text:style-name="style10"><text:span text:style-name="T2">-</text:span></text:span><text:span text:style-name="style11"><text:span text:style-name="T2">A2</text:span></text:span><text:span text:style-name="style10"><text:span text:style-name="T2">+</text:span></text:span><text:span text:style-name="style11"><text:span text:style-name="T2">A3</text:span></text:span><text:span text:style-name="style10"><text:span text:style-name="T2">)/</text:span></text:span><text:span text:style-name="style11"><text:span text:style-name="T2">D2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 </text:span></text:span><text:span text:style-name="style11"><text:span text:style-name="T2">A1</text:span></text:span><text:span text:style-name="style10"><text:span text:style-name="T2">=</text:span></text:span><text:span text:style-name="style11"><text:span text:style-name="T2">A2</text:span></text:span><text:span text:style-name="style10"><text:span text:style-name="T2">,</text:span></text:span><text:span text:style-name="style11"><text:span text:style-name="T2">A2</text:span></text:span><text:span text:style-name="style10"><text:span text:style-name="T2">=</text:span></text:span><text:span text:style-name="style11"><text:span text:style-name="T2">A3</text:span></text:span><text:span text:style-name="style10"><text:span text:style-name="T2">;</text:span></text:span></text:h>
      <text:h text:style-name="Default" text:outline-level="1"><text:span text:style-name="T2">290 <text:s text:c="5"/></text:span><text:span text:style-name="style10"><text:span text:style-name="T2">} </text:span></text:span><text:span text:style-name="style11"><text:span text:style-name="T2">glEnd</text:span></text:span><text:span text:style-name="style10"><text:span text:style-name="T2">();</text:span></text:span></text:h>
      <text:h text:style-name="Default" text:outline-level="1"><text:span text:style-name="T2">291 <text:s text:c="5"/></text:span><text:span text:style-name="style11"><text:span text:style-name="T2">Compass</text:span></text:span><text:span text:style-name="style10"><text:span text:style-name="T2">.</text:span></text:span><text:span text:style-name="style11"><text:span text:style-name="T2">Print</text:span></text:span><text:span text:style-name="style10"><text:span text:style-name="T2">( -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%+3.1f/%+3.1f"</text:span></text:span><text:span text:style-name="style10"><text:span text:style-name="T2">,</text:span></text:span><text:span text:style-name="style11"><text:span text:style-name="T2">maxA</text:span></text:span><text:span text:style-name="style10"><text:span text:style-name="T2">+</text:span></text:span><text:span text:style-name="style4"><text:span text:style-name="T2">1</text:span></text:span><text:span text:style-name="style10"><text:span text:style-name="T2">,</text:span></text:span><text:span text:style-name="style11"><text:span text:style-name="T2">minA</text:span></text:span><text:span text:style-name="style10"><text:span text:style-name="T2">+</text:span></text:span><text:span text:style-name="style4"><text:span text:style-name="T2">1 </text:span></text:span><text:span text:style-name="style10"><text:span text:style-name="T2">);</text:span></text:span></text:h>
      <text:h text:style-name="Default" text:outline-level="1"><text:span text:style-name="T2">292 <text:s text:c="5"/></text:span><text:span text:style-name="style11"><text:span text:style-name="T2">U</text:span></text:span><text:span text:style-name="style10"><text:span text:style-name="T2">=</text:span></text:span><text:span text:style-name="style4"><text:span text:style-name="T2">60.0</text:span></text:span><text:span text:style-name="style10"><text:span text:style-name="T2">*</text:span></text:span><text:span text:style-name="style11"><text:span text:style-name="T2">Lp</text:span></text:span><text:span text:style-name="style10"><text:span text:style-name="T2">/</text:span></text:span><text:span text:style-name="style5"><text:span text:style-name="T2">Real</text:span></text:span><text:span text:style-name="style10"><text:span text:style-name="T2">(</text:span></text:span><text:span text:style-name="style11"><text:span text:style-name="T2">Compass</text:span></text:span><text:span text:style-name="style10"><text:span text:style-name="T2">.</text:span></text:span><text:span text:style-name="style11"><text:span text:style-name="T2">Width</text:span></text:span><text:span text:style-name="style10"><text:span text:style-name="T2">);</text:span></text:span></text:h>
      <text:h text:style-name="Default" text:outline-level="1"><text:span text:style-name="T2">293 <text:s text:c="5"/></text:span><text:span text:style-name="style11"><text:span text:style-name="T2">H</text:span></text:span><text:span text:style-name="style10"><text:span text:style-name="T2">=</text:span></text:span><text:span text:style-name="style4"><text:span text:style-name="T2">55.0</text:span></text:span><text:span text:style-name="style10"><text:span text:style-name="T2">/</text:span></text:span><text:span text:style-name="style5"><text:span text:style-name="T2">Real</text:span></text:span><text:span text:style-name="style10"><text:span text:style-name="T2">(</text:span></text:span><text:span text:style-name="style11"><text:span text:style-name="T2">Compass</text:span></text:span><text:span text:style-name="style10"><text:span text:style-name="T2">.</text:span></text:span><text:span text:style-name="style11"><text:span text:style-name="T2">Height</text:span></text:span><text:span text:style-name="style10"><text:span text:style-name="T2">);</text:span></text:span></text:h>
      <text:h text:style-name="Default" text:outline-level="1"><text:span text:style-name="T2">294 <text:s text:c="5"/></text:span><text:span text:style-name="style11"><text:span text:style-name="T2">lin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},(</text:span></text:span><text:span text:style-name="style11"><text:span text:style-name="T2">Point</text:span></text:span><text:span text:style-name="style10"><text:span text:style-name="T2">){</text:span></text:span><text:span text:style-name="style11"><text:span text:style-name="T2">Lp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},</text:span></text:span><text:span text:style-name="style11"><text:span text:style-name="T2">cyan </text:span></text:span><text:span text:style-name="style10"><text:span text:style-name="T2">); <text:s text:c="14"/></text:span></text:span><text:span text:style-name="style2"><text:span text:style-name="T2">// уровень среднего</text:span></text:span></text:h>
      <text:h text:style-name="Default" text:outline-level="1"><text:span text:style-name="T2">295 <text:s text:c="5"/></text:span><text:span text:style-name="style11"><text:span text:style-name="T2">glColor3f</text:span></text:span><text:span text:style-name="style10"><text:span text:style-name="T2">( </text:span></text:span><text:span text:style-name="style11"><text:span text:style-name="T2">BkColor </text:span></text:span><text:span text:style-name="style10"><text:span text:style-name="T2">);</text:span></text:span></text:h>
      <text:h text:style-name="Default" text:outline-level="1"><text:span text:style-name="T2">296 <text:s text:c="5"/></text:span><text:span text:style-name="style11"><text:span text:style-name="T2">rectangl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-</text:span></text:span><text:span text:style-name="style11"><text:span text:style-name="T2">H</text:span></text:span><text:span text:style-name="style10"><text:span text:style-name="T2">}, <text:s text:c="5"/>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+</text:span></text:span><text:span text:style-name="style11"><text:span text:style-name="T2">U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-</text:span></text:span><text:span text:style-name="style11"><text:span text:style-name="T2">H</text:span></text:span><text:span text:style-name="style10"><text:span text:style-name="T2">/</text:span></text:span><text:span text:style-name="style4"><text:span text:style-name="T2">4</text:span></text:span><text:span text:style-name="style10"><text:span text:style-name="T2">} ); </text:span></text:span><text:span text:style-name="style2"><text:span text:style-name="T2">// сверху</text:span></text:span></text:h>
      <text:h text:style-name="Default" text:outline-level="1"><text:span text:style-name="T2">297 <text:s text:c="5"/></text:span><text:span text:style-name="style11"><text:span text:style-name="T2">rectangl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,-</text:span></text:span><text:span text:style-name="style11"><text:span text:style-name="T2">H</text:span></text:span><text:span text:style-name="style10"><text:span text:style-name="T2">/</text:span></text:span><text:span text:style-name="style4"><text:span text:style-name="T2">2.2</text:span></text:span><text:span text:style-name="style10"><text:span text:style-name="T2">}, <text:s text:c="2"/>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+</text:span></text:span><text:span text:style-name="style11"><text:span text:style-name="T2">U</text:span></text:span><text:span text:style-name="style10"><text:span text:style-name="T2">,</text:span></text:span><text:span text:style-name="style11"><text:span text:style-name="T2">H</text:span></text:span><text:span text:style-name="style10"><text:span text:style-name="T2">/</text:span></text:span><text:span text:style-name="style4"><text:span text:style-name="T2">3</text:span></text:span><text:span text:style-name="style10"><text:span text:style-name="T2">} <text:s text:c="2"/>); </text:span></text:span><text:span text:style-name="style2"><text:span text:style-name="T2">// в центре</text:span></text:span></text:h>
      <text:h text:style-name="Default" text:outline-level="1"><text:span text:style-name="T2">298 <text:s text:c="5"/></text:span><text:span text:style-name="style11"><text:span text:style-name="T2">rectangl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,-</text:span></text:span><text:span text:style-name="style4"><text:span text:style-name="T2">1</text:span></text:span><text:span text:style-name="style10"><text:span text:style-name="T2">+</text:span></text:span><text:span text:style-name="style11"><text:span text:style-name="T2">H</text:span></text:span><text:span text:style-name="style10"><text:span text:style-name="T2">*</text:span></text:span><text:span text:style-name="style4"><text:span text:style-name="T2">0.75</text:span></text:span><text:span text:style-name="style10"><text:span text:style-name="T2">},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+</text:span></text:span><text:span text:style-name="style11"><text:span text:style-name="T2">U</text:span></text:span><text:span text:style-name="style10"><text:span text:style-name="T2">,-</text:span></text:span><text:span text:style-name="style4"><text:span text:style-name="T2">1 </text:span></text:span><text:span text:style-name="style10"><text:span text:style-name="T2">} <text:s text:c="2"/>); </text:span></text:span><text:span text:style-name="style2"><text:span text:style-name="T2">// внизу</text:span></text:span></text:h>
      <text:h text:style-name="Default" text:outline-level="1"><text:span text:style-name="T2">299 <text:s text:c="5"/></text:span><text:span text:style-name="style11"><text:span text:style-name="T2">color</text:span></text:span><text:span text:style-name="style10"><text:span text:style-name="T2">( </text:span></text:span><text:span text:style-name="style11"><text:span text:style-name="T2">yellow</text:span></text:span><text:span text:style-name="style10"><text:span text:style-name="T2">,-</text:span></text:span><text:span text:style-name="style4"><text:span text:style-name="T2">0.4 </text:span></text:span><text:span text:style-name="style10"><text:span text:style-name="T2">);</text:span></text:span></text:h>
      <text:h text:style-name="Default" text:outline-level="1"><text:span text:style-name="T2">300 <text:s text:c="5"/></text:span><text:span text:style-name="style11"><text:span text:style-name="T2">lin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,-</text:span></text:span><text:span text:style-name="style4"><text:span text:style-name="T2">0.5</text:span></text:span><text:span text:style-name="style10"><text:span text:style-name="T2">},(</text:span></text:span><text:span text:style-name="style11"><text:span text:style-name="T2">Point</text:span></text:span><text:span text:style-name="style10"><text:span text:style-name="T2">){</text:span></text:span><text:span text:style-name="style11"><text:span text:style-name="T2">Lp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,-</text:span></text:span><text:span text:style-name="style4"><text:span text:style-name="T2">0.5</text:span></text:span><text:span text:style-name="style10"><text:span text:style-name="T2">} );</text:span></text:span></text:h>
      <text:h text:style-name="Default" text:outline-level="1"><text:span text:style-name="T2">301 <text:s text:c="5"/></text:span><text:span text:style-name="style11"><text:span text:style-name="T2">line</text:span></text:span><text:span text:style-name="style10"><text:span text:style-name="T2">( (</text:span></text:span><text:span text:style-name="style11"><text:span text:style-name="T2">Point</text:span></text:span><text:span text:style-name="style10"><text:span text:style-name="T2">){-</text:span></text:span><text:span text:style-name="style11"><text:span text:style-name="T2">Lp</text:span></text:span><text:span text:style-name="style10"><text:span text:style-name="T2">,</text:span></text:span><text:span text:style-name="style4"><text:span text:style-name="T2">0.5</text:span></text:span><text:span text:style-name="style10"><text:span text:style-name="T2">},(</text:span></text:span><text:span text:style-name="style11"><text:span text:style-name="T2">Point</text:span></text:span><text:span text:style-name="style10"><text:span text:style-name="T2">){</text:span></text:span><text:span text:style-name="style11"><text:span text:style-name="T2">Lp</text:span></text:span><text:span text:style-name="style10"><text:span text:style-name="T2">-</text:span></text:span><text:span text:style-name="style11"><text:span text:style-name="T2">Lt</text:span></text:span><text:span text:style-name="style10"><text:span text:style-name="T2">,</text:span></text:span><text:span text:style-name="style4"><text:span text:style-name="T2">0.5</text:span></text:span><text:span text:style-name="style10"><text:span text:style-name="T2">} );</text:span></text:span></text:h>
      <text:h text:style-name="Default" text:outline-level="1"><text:span text:style-name="T2">302 <text:s text:c="5"/></text:span><text:span text:style-name="style11"><text:span text:style-name="T2">Compass</text:span></text:span><text:span text:style-name="style10"><text:span text:style-name="T2">.</text:span></text:span><text:span text:style-name="style11"><text:span text:style-name="T2">Text</text:span></text:span><text:span text:style-name="style10"><text:span text:style-name="T2">( </text:span></text:span><text:span text:style-name="style11"><text:span text:style-name="T2">_North</text:span></text:span><text:span text:style-name="style10"><text:span text:style-name="T2">, </text:span></text:span><text:span text:style-name="style11"><text:span text:style-name="T2">Lp</text:span></text:span><text:span text:style-name="style10"><text:span text:style-name="T2">=</text:span></text:span><text:span text:style-name="style11"><text:span text:style-name="T2">U</text:span></text:span><text:span text:style-name="style10"><text:span text:style-name="T2">/</text:span></text:span><text:span text:style-name="style4"><text:span text:style-name="T2">2</text:span></text:span><text:span text:style-name="style10"><text:span text:style-name="T2">-</text:span></text:span><text:span text:style-name="style11"><text:span text:style-name="T2">Lp</text:span></text:span><text:span text:style-name="style10"><text:span text:style-name="T2">,-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-g" </text:span></text:span><text:span text:style-name="style10"><text:span text:style-name="T2">);</text:span></text:span></text:h>
      <text:h text:style-name="Default" text:outline-level="1"><text:span text:style-name="T2">303 <text:s text:c="5"/></text:span><text:span text:style-name="style11"><text:span text:style-name="T2">Compass</text:span></text:span><text:span text:style-name="style10"><text:span text:style-name="T2">.</text:span></text:span><text:span text:style-name="style11"><text:span text:style-name="T2">Text</text:span></text:span><text:span text:style-name="style10"><text:span text:style-name="T2">( </text:span></text:span><text:span text:style-name="style11"><text:span text:style-name="T2">_Center</text:span></text:span><text:span text:style-name="style10"><text:span text:style-name="T2">,</text:span></text:span><text:span text:style-name="style11"><text:span text:style-name="T2">Lp</text:span></text:span><text:span text:style-name="style10"><text:span text:style-name="T2">, <text:s text:c="7"/>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<text:s/>g" </text:span></text:span><text:span text:style-name="style10"><text:span text:style-name="T2">);</text:span></text:span></text:h>
      <text:h text:style-name="Default" text:outline-level="1"><text:span text:style-name="T2">304 <text:s text:c="5"/></text:span><text:span text:style-name="style11"><text:span text:style-name="T2">Compass</text:span></text:span><text:span text:style-name="style10"><text:span text:style-name="T2">.</text:span></text:span><text:span text:style-name="style11"><text:span text:style-name="T2">Text</text:span></text:span><text:span text:style-name="style10"><text:span text:style-name="T2">( </text:span></text:span><text:span text:style-name="style11"><text:span text:style-name="T2">_South</text:span></text:span><text:span text:style-name="style10"><text:span text:style-name="T2">, </text:span></text:span><text:span text:style-name="style11"><text:span text:style-name="T2">Lp</text:span></text:span><text:span text:style-name="style10"><text:span text:style-name="T2">, <text:s text:c="7"/>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6"><text:span text:style-name="T2">" 3g" </text:span></text:span><text:span text:style-name="style10"><text:span text:style-name="T2">);</text:span></text:span></text:h>
      <text:h text:style-name="Default" text:outline-level="1"><text:span text:style-name="T2">305 <text:s text:c="3"/></text:span><text:span text:style-name="style10"><text:span text:style-name="T2">} </text:span></text:span><text:span text:style-name="style5"><text:span text:style-name="T2">return </text:span></text:span><text:span text:style-name="style10"><text:span text:style-name="T2">*</text:span></text:span><text:span text:style-name="style5"><text:span text:style-name="T2">this</text:span></text:span><text:span text:style-name="style10"><text:span text:style-name="T2">;</text:span></text:span></text:h>
      <text:h text:style-name="Default" text:outline-level="1"><text:span text:style-name="T2">306 <text:s/></text:span><text:span text:style-name="style10"><text:span text:style-name="T2">}</text:span></text:span></text:h>
      <text:h text:style-name="Default" text:outline-level="1"><text:span text:style-name="T2">307 <text:s/></text:span><text:span text:style-name="style2"><text:span text:style-name="T2">// <text:s/>Простая визуализация формы исходного корпуса в независимом графическом окне</text:span></text:span></text:h>
      <text:h text:style-name="Default" text:outline-level="1"><text:span text:style-name="T2">308 <text:s/></text:span><text:span text:style-name="style2"><text:span text:style-name="T2">// <text:s/>с прорисовкой корпуса корабля после специальной настройки графической среды</text:span></text:span></text:h>
      <text:h text:style-name="Default" text:outline-level="1"><text:span text:style-name="T2">309 <text:s/></text:span><text:span text:style-name="style2"><text:span text:style-name="T2">//</text:span></text:span></text:h>
      <text:h text:style-name="Default" text:outline-level="1"><text:span text:style-name="T2">310 <text:s/></text:span><text:span text:style-name="style5"><text:span text:style-name="T2">bool </text:span></text:span><text:span text:style-name="style11"><text:span text:style-name="T2">Hull</text:span></text:span><text:span text:style-name="style10"><text:span text:style-name="T2">::</text:span></text:span><text:span text:style-name="style11"><text:span text:style-name="T2">Draw</text:span></text:span><text:span text:style-name="style10"><text:span text:style-name="T2">() <text:s text:c="17"/></text:span></text:span><text:span text:style-name="style2"><text:span text:style-name="T2">// Виртуальная процедура простой перерисовки</text:span></text:span></text:h>
      <text:h text:style-name="Default" text:outline-level="1"><text:span text:style-name="T2">311 <text:s/></text:span><text:span text:style-name="style10"><text:span text:style-name="T2">{ </text:span></text:span><text:span text:style-name="style5"><text:span text:style-name="T2">static bool </text:span></text:span><text:span text:style-name="style11"><text:span text:style-name="T2">Recurse</text:span></text:span><text:span text:style-name="style10"><text:span text:style-name="T2">=</text:span></text:span><text:span text:style-name="style5"><text:span text:style-name="T2">false</text:span></text:span><text:span text:style-name="style10"><text:span text:style-name="T2">;</text:span></text:span></text:h>
      <text:h text:style-name="Default" text:outline-level="1"><text:span text:style-name="T2">312 <text:s text:c="3"/></text:span><text:span text:style-name="style5"><text:span text:style-name="T2">if</text:span></text:span><text:span text:style-name="style10"><text:span text:style-name="T2">( </text:span></text:span><text:span text:style-name="style11"><text:span text:style-name="T2">Recurse </text:span></text:span><text:span text:style-name="style10"><text:span text:style-name="T2">|| !</text:span></text:span><text:span text:style-name="style11"><text:span text:style-name="T2">ShipName </text:span></text:span><text:span text:style-name="style10"><text:span text:style-name="T2">)</text:span></text:span><text:span text:style-name="style5"><text:span text:style-name="T2">return false</text:span></text:span><text:span text:style-name="style10"><text:span text:style-name="T2">; </text:span></text:span><text:span text:style-name="style11"><text:span text:style-name="T2">Recurse</text:span></text:span><text:span text:style-name="style10"><text:span text:style-name="T2">=</text:span></text:span><text:span text:style-name="style5"><text:span text:style-name="T2">true</text:span></text:span><text:span text:style-name="style10"><text:span text:style-name="T2">; </text:span></text:span><text:span text:style-name="style11"><text:span text:style-name="T2">Activate</text:span></text:span><text:span text:style-name="style10"><text:span text:style-name="T2">();</text:span></text:span></text:h>
      <text:h text:style-name="Default" text:outline-level="1"><text:span text:style-name="T2">313 <text:s text:c="3"/></text:span><text:span text:style-name="style11"><text:span text:style-name="T2">glEnable</text:span></text:span><text:span text:style-name="style10"><text:span text:style-name="T2">( </text:span></text:span><text:span text:style-name="style11"><text:span text:style-name="T2">GL_LIGHTING </text:span></text:span><text:span text:style-name="style10"><text:span text:style-name="T2">); <text:s text:c="31"/></text:span></text:span><text:span text:style-name="style2"><text:span text:style-name="T2">// OpenGL - на корпус</text:span></text:span></text:h>
      <text:h text:style-name="Default" text:outline-level="1"><text:span text:style-name="T2">314 <text:s text:c="3"/></text:span><text:span text:style-name="style11"><text:span text:style-name="T2">glEnable</text:span></text:span><text:span text:style-name="style10"><text:span text:style-name="T2">( </text:span></text:span><text:span text:style-name="style11"><text:span text:style-name="T2">GL_CULL_FACE </text:span></text:span><text:span text:style-name="style10"><text:span text:style-name="T2">);</text:span></text:span></text:h>
      <text:h text:style-name="Default" text:outline-level="1"><text:span text:style-name="T2">315 <text:s text:c="3"/></text:span><text:span text:style-name="style11"><text:span text:style-name="T2">glEnable</text:span></text:span><text:span text:style-name="style10"><text:span text:style-name="T2">( </text:span></text:span><text:span text:style-name="style11"><text:span text:style-name="T2">GL_DEPTH_TEST </text:span></text:span><text:span text:style-name="style10"><text:span text:style-name="T2">);</text:span></text:span></text:h>
      <text:h text:style-name="Default" text:outline-level="1"><text:span text:style-name="T2">316 <text:s text:c="3"/></text:span><text:span text:style-name="style11"><text:span text:style-name="T2">glClearColor</text:span></text:span><text:span text:style-name="style10"><text:span text:style-name="T2">( </text:span></text:span><text:span text:style-name="style11"><text:span text:style-name="T2">BkColor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); <text:s text:c="17"/></text:span></text:span><text:span text:style-name="style2"><text:span text:style-name="T2">// голубоватый цвет фона и полная</text:span></text:span></text:h>
      <text:h text:style-name="Default" text:outline-level="1"><text:span text:style-name="T2">317 <text:s text:c="3"/></text:span><text:span text:style-name="style11"><text:span text:style-name="T2">glClear</text:span></text:span><text:span text:style-name="style10"><text:span text:style-name="T2">( </text:span></text:span><text:span text:style-name="style11"><text:span text:style-name="T2">GL_COLOR_BUFFER_BIT</text:span></text:span><text:span text:style-name="style10"><text:span text:style-name="T2">|</text:span></text:span><text:span text:style-name="style11"><text:span text:style-name="T2">GL_DEPTH_BUFFER_BIT </text:span></text:span><text:span text:style-name="style10"><text:span text:style-name="T2">); </text:span></text:span><text:span text:style-name="style2"><text:span text:style-name="T2">// расчистка всего экрана</text:span></text:span></text:h>
      <text:h text:style-name="Default" text:outline-level="1"><text:span text:style-name="T2">318 <text:s text:c="3"/></text:span><text:span text:style-name="style11"><text:span text:style-name="T2">glMatrixMode</text:span></text:span><text:span text:style-name="style10"><text:span text:style-name="T2">( </text:span></text:span><text:span text:style-name="style11"><text:span text:style-name="T2">GL_PROJECTION </text:span></text:span><text:span text:style-name="style10"><text:span text:style-name="T2">); </text:span></text:span><text:span text:style-name="style11"><text:span text:style-name="T2">glLoadIdentity</text:span></text:span><text:span text:style-name="style10"><text:span text:style-name="T2">(); </text:span></text:span><text:span text:style-name="style2"><text:span text:style-name="T2">// сброс матричных координат</text:span></text:span></text:h>
      <text:h text:style-name="Default" text:outline-level="1"><text:span text:style-name="T2">319 <text:s text:c="3"/></text:span><text:span text:style-name="style11"><text:span text:style-name="T2">gluPerspective</text:span></text:span><text:span text:style-name="style10"><text:span text:style-name="T2">( </text:span></text:span><text:span text:style-name="style4"><text:span text:style-name="T2">15</text:span></text:span><text:span text:style-name="style10"><text:span text:style-name="T2">,</text:span></text:span><text:span text:style-name="style5"><text:span text:style-name="T2">Real</text:span></text:span><text:span text:style-name="style10"><text:span text:style-name="T2">(</text:span></text:span><text:span text:style-name="style11"><text:span text:style-name="T2">Width</text:span></text:span><text:span text:style-name="style10"><text:span text:style-name="T2">)/</text:span></text:span><text:span text:style-name="style11"><text:span text:style-name="T2">Height</text:span></text:span><text:span text:style-name="style10"><text:span text:style-name="T2">,-</text:span></text:span><text:span text:style-name="style4"><text:span text:style-name="T2">1e6</text:span></text:span><text:span text:style-name="style10"><text:span text:style-name="T2">,</text:span></text:span><text:span text:style-name="style4"><text:span text:style-name="T2">1e1 </text:span></text:span><text:span text:style-name="style10"><text:span text:style-name="T2">); </text:span></text:span><text:span text:style-name="style2"><text:span text:style-name="T2">// к перспективной проекции</text:span></text:span></text:h>
      <text:h text:style-name="Default" text:outline-level="1"><text:span text:style-name="T2">320 <text:s text:c="3"/></text:span><text:span text:style-name="style11"><text:span text:style-name="T2">gluLookAt</text:span></text:span><text:span text:style-name="style10"><text:span text:style-name="T2">( 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11"><text:span text:style-name="T2">Distance</text:span></text:span><text:span text:style-name="style10"><text:span text:style-name="T2">,</text:span></text:span><text:span text:style-name="style11"><text:span text:style-name="T2">look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</text:span></text:span><text:span text:style-name="style11"><text:span text:style-name="T2">look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,</text:span></text:span><text:span text:style-name="style11"><text:span text:style-name="T2">look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 </text:span></text:span><text:span text:style-name="style2"><text:span text:style-name="T2">// позиция точки обзора</text:span></text:span></text:h>
      <text:h text:style-name="Default" text:outline-level="1"><text:soft-page-break/><text:span text:style-name="T2">321 <text:s text:c="3"/></text:span><text:span text:style-name="style11"><text:span text:style-name="T2">glMatrixMode</text:span></text:span><text:span text:style-name="style10"><text:span text:style-name="T2">( </text:span></text:span><text:span text:style-name="style11"><text:span text:style-name="T2">GL_MODELVIEW </text:span></text:span><text:span text:style-name="style10"><text:span text:style-name="T2">); </text:span></text:span><text:span text:style-name="style11"><text:span text:style-name="T2">glLoadIdentity</text:span></text:span><text:span text:style-name="style10"><text:span text:style-name="T2">(); <text:s text:c="8"/></text:span></text:span><text:span text:style-name="style2"><text:span text:style-name="T2">// исходное состояние</text:span></text:span></text:h>
      <text:h text:style-name="Default" text:outline-level="1"><text:span text:style-name="T2">322 <text:s text:c="3"/></text:span><text:span text:style-name="style11"><text:span text:style-name="T2">glRotated</text:span></text:span><text:span text:style-name="style10"><text:span text:style-name="T2">( </text:span></text:span><text:span text:style-name="style11"><text:span text:style-name="T2">eye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-</text:span></text:span><text:span text:style-name="style4"><text:span text:style-name="T2">90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 <text:s text:c="27"/></text:span></text:span><text:span text:style-name="style2"><text:span text:style-name="T2">// <text:s/>поставить на киль</text:span></text:span></text:h>
      <text:h text:style-name="Default" text:outline-level="1"><text:span text:style-name="T2">323 <text:s text:c="3"/></text:span><text:span text:style-name="style11"><text:span text:style-name="T2">glRotated</text:span></text:span><text:span text:style-name="style10"><text:span text:style-name="T2">( </text:span></text:span><text:span text:style-name="style11"><text:span text:style-name="T2">eye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+</text:span></text:span><text:span text:style-name="style11"><text:span text:style-name="T2">atan2</text:span></text:span><text:span text:style-name="style10"><text:span text:style-name="T2">(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x</text:span></text:span><text:span text:style-name="style10"><text:span text:style-name="T2">,</text:span></text:span><text:span text:style-name="style11"><text:span text:style-name="T2">x</text:span></text:span><text:span text:style-name="style10"><text:span text:style-name="T2">.</text:span></text:span><text:span text:style-name="style11"><text:span text:style-name="T2">y</text:span></text:span><text:span text:style-name="style10"><text:span text:style-name="T2">)*</text:span></text:span><text:span text:style-name="style11"><text:span text:style-name="T2">_Rd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1 </text:span></text:span><text:span text:style-name="style10"><text:span text:style-name="T2">); <text:s text:c="11"/></text:span></text:span><text:span text:style-name="style2"><text:span text:style-name="T2">// <text:s text:c="10"/>рыскание</text:span></text:span></text:h>
      <text:h text:style-name="Default" text:outline-level="1"><text:span text:style-name="T2">324 <text:s text:c="3"/></text:span><text:span text:style-name="style11"><text:span text:style-name="T2">glRotated</text:span></text:span><text:span text:style-name="style10"><text:span text:style-name="T2">( </text:span></text:span><text:span text:style-name="style11"><text:span text:style-name="T2">eye</text:span></text:span><text:span text:style-name="style10"><text:span text:style-name="T2">.</text:span></text:span><text:span text:style-name="style11"><text:span text:style-name="T2">z</text:span></text:span><text:span text:style-name="style10"><text:span text:style-name="T2">,</text:span></text:span><text:span text:style-name="style4"><text:span text:style-name="T2">0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4"><text:span text:style-name="T2">0 </text:span></text:span><text:span text:style-name="style10"><text:span text:style-name="T2">); <text:s text:c="30"/></text:span></text:span><text:span text:style-name="style2"><text:span text:style-name="T2">// <text:s text:c="9"/>дифферент</text:span></text:span></text:h>
      <text:h text:style-name="Default" text:outline-level="1"><text:span text:style-name="T2">325 <text:s/></text:span><text:span text:style-name="style2"><text:span text:style-name="T2">//axis(*this,Length/1.8,Breadth/1.8,Draught,"X","Y","Z"); // Координатные оси и</text:span></text:span></text:h>
      <text:h text:style-name="Default" text:outline-level="1"><text:span text:style-name="T2">326 <text:s text:c="3"/></text:span><text:span text:style-name="style11"><text:span text:style-name="T2">Drawing</text:span></text:span><text:span text:style-name="style10"><text:span text:style-name="T2">(); </text:span></text:span><text:span text:style-name="style11"><text:span text:style-name="T2">color</text:span></text:span><text:span text:style-name="style10"><text:span text:style-name="T2">( </text:span></text:span><text:span text:style-name="style11"><text:span text:style-name="T2">blue </text:span></text:span><text:span text:style-name="style10"><text:span text:style-name="T2">); <text:s text:c="30"/></text:span></text:span><text:span text:style-name="style2"><text:span text:style-name="T2">// <text:s text:c="2"/>рисунок в памяти</text:span></text:span></text:h>
      <text:h text:style-name="Default" text:outline-level="1"><text:span text:style-name="T2">327 <text:s text:c="3"/></text:span><text:span text:style-name="style11"><text:span text:style-name="T2">Print</text:span></text:span><text:span text:style-name="style10"><text:span text:style-name="T2">( </text:span></text:span><text:span text:style-name="style4"><text:span text:style-name="T2">2</text:span></text:span><text:span text:style-name="style10"><text:span text:style-name="T2">,</text:span></text:span><text:span text:style-name="style4"><text:span text:style-name="T2">1</text:span></text:span><text:span text:style-name="style10"><text:span text:style-name="T2">,</text:span></text:span><text:span text:style-name="style6"><text:span text:style-name="T2">"%s\n { %s }\n %s"</text:span></text:span><text:span text:style-name="style10"><text:span text:style-name="T2">,</text:span></text:span><text:span text:style-name="style11"><text:span text:style-name="T2">sname</text:span></text:span><text:span text:style-name="style10"><text:span text:style-name="T2">( </text:span></text:span><text:span text:style-name="style11"><text:span text:style-name="T2">FileName </text:span></text:span><text:span text:style-name="style10"><text:span text:style-name="T2">),</text:span></text:span><text:span text:style-name="style11"><text:span text:style-name="T2">ShipName</text:span></text:span><text:span text:style-name="style10"><text:span text:style-name="T2">,</text:span></text:span><text:span text:style-name="style11"><text:span text:style-name="T2">Model</text:span></text:span><text:span text:style-name="style10"><text:span text:style-name="T2">[</text:span></text:span><text:span text:style-name="style11"><text:span text:style-name="T2">Statum</text:span></text:span><text:span text:style-name="style10"><text:span text:style-name="T2">] );</text:span></text:span></text:h>
      <text:h text:style-name="Default" text:outline-level="1"><text:span text:style-name="T2">328 <text:s text:c="3"/></text:span><text:span text:style-name="style11"><text:span text:style-name="T2">Save</text:span></text:span><text:span text:style-name="style10"><text:span text:style-name="T2">().</text:span></text:span><text:span text:style-name="style11"><text:span text:style-name="T2">Refresh</text:span></text:span><text:span text:style-name="style10"><text:span text:style-name="T2">(); </text:span></text:span><text:span text:style-name="style11"><text:span text:style-name="T2">Recurse</text:span></text:span><text:span text:style-name="style10"><text:span text:style-name="T2">=</text:span></text:span><text:span text:style-name="style5"><text:span text:style-name="T2">false</text:span></text:span><text:span text:style-name="style10"><text:span text:style-name="T2">; </text:span></text:span><text:span text:style-name="style5"><text:span text:style-name="T2">return false</text:span></text:span><text:span text:style-name="style10"><text:span text:style-name="T2">;</text:span></text:span></text:h>
      <text:h text:style-name="Default" text:outline-level="1"><text:span text:style-name="T2">329 <text:s/></text:span><text:span text:style-name="style10"><text:span text:style-name="T2">}</text:span></text:span></text:h>
      <text:h text:style-name="Default" text:outline-level="1"><text:span text:style-name="T2">330 <text:s/></text:span><text:span text:style-name="style1"><text:span text:style-name="T2">/*</text:span></text:span></text:h>
      <text:h text:style-name="Default" text:outline-level="1"><text:span text:style-name="T2">331 <text:s/></text:span><text:span text:style-name="style1"><text:span text:style-name="T2">⁰ⁱ⁴⁵⁶⁷⁸⁹⁺⁻⁼⁽⁾ⁿ₀₁₂₃₄₅₆₇₈₉</text:span></text:span></text:h>
      <text:h text:style-name="Default" text:outline-level="1"><text:span text:style-name="T2">332 <text:s/></text:span><text:span text:style-name="style1"><text:span text:style-name="T2">static void star( _Real r, int n=32 );</text:span></text:span></text:h>
      <text:h text:style-name="Default" text:outline-level="1"><text:span text:style-name="T2">333 <text:s text:c="3"/></text:span><text:span text:style-name="style1"><text:span text:style-name="T2">star( 1.0,32 );</text:span></text:span></text:h>
      <text:h text:style-name="Default" text:outline-level="1"><text:span text:style-name="T2">334 <text:s/></text:span><text:span text:style-name="style1"><text:span text:style-name="T2">static void peak(_Real r,_Real b,_Real a,colors c ) <text:s text:c="5"/>// длина, ширина, угол</text:span></text:span></text:h>
      <text:h text:style-name="Default" text:outline-level="1"><text:span text:style-name="T2">335 <text:s/></text:span><text:span text:style-name="style1"><text:span text:style-name="T2">{ glBegin( GL_POLYGON ); color( c,0.5 ); glVertex3dv( (Vector){ 0,0,1 } ); color( c );</text:span></text:span></text:h>
      <text:h text:style-name="Default" text:outline-level="1"><text:span text:style-name="T2">336 <text:s text:c="3"/></text:span><text:span text:style-name="style1"><text:span text:style-name="T2">glVertex3dv( (Vector){ b*sin( a-_Ph/2 ),b*cos( a-_Ph/2 ),1 } ); color( c,0.5 );</text:span></text:span></text:h>
      <text:h text:style-name="Default" text:outline-level="1"><text:span text:style-name="T2">337 <text:s text:c="3"/></text:span><text:span text:style-name="style1"><text:span text:style-name="T2">glVertex3dv( (Vector){ r*sin( a ), <text:s text:c="5"/>r*cos( a ), <text:s text:c="5"/>1 } ); color( c,0.75 );</text:span></text:span></text:h>
      <text:h text:style-name="Default" text:outline-level="1"><text:span text:style-name="T2">338 <text:s text:c="3"/></text:span><text:span text:style-name="style1"><text:span text:style-name="T2">glVertex3dv( (Vector){ b*sin( a+_Ph/2 ),b*cos( a+_Ph/2 ),1 } ); glEnd();</text:span></text:span></text:h>
      <text:h text:style-name="Default" text:outline-level="1"><text:span text:style-name="T2">339 <text:s/></text:span><text:span text:style-name="style1"><text:span text:style-name="T2">}</text:span></text:span></text:h>
      <text:h text:style-name="Default" text:outline-level="1"><text:span text:style-name="T2">340 <text:s/></text:span><text:span text:style-name="style1"><text:span text:style-name="T2">static void star( _Real r, int n )</text:span></text:span></text:h>
      <text:h text:style-name="Default" text:outline-level="1"><text:span text:style-name="T2">341 <text:s/></text:span><text:span text:style-name="style1"><text:span text:style-name="T2">{ for( int i=0; i&lt;16; i++ )peak( r,r/40,i*_Ph/4.0+_Ph/8.0,gray );</text:span></text:span></text:h>
      <text:h text:style-name="Default" text:outline-level="1"><text:span text:style-name="T2">342 <text:s text:c="3"/></text:span><text:span text:style-name="style1"><text:span text:style-name="T2">for( int i=0; i&lt;8; <text:s/>i++ )peak( r,r/20,i*_Ph/2.0+_Ph/4.0,cyan );</text:span></text:span></text:h>
      <text:h text:style-name="Default" text:outline-level="1"><text:span text:style-name="T2">343 <text:s text:c="3"/></text:span><text:span text:style-name="style1"><text:span text:style-name="T2">for( int i=0; i&lt;4; <text:s/>i++ )peak( r,r/15,i*_Ph+_Ph/2.0,green );</text:span></text:span></text:h>
      <text:h text:style-name="Default" text:outline-level="1"><text:span text:style-name="T2">344 <text:s text:c="3"/></text:span><text:span text:style-name="style1"><text:span text:style-name="T2">for( int i=0; i&lt;4; <text:s/>i++ )peak( r,r/10,i*_Ph,blue ); color( white,0.5,0.5 );</text:span></text:span></text:h>
      <text:p text:style-name="Default"><text:span text:style-name="T2">345 <text:s/></text:span><text:span text:style-name="style1"><text:span text:style-name="T2">}*/</text:span></text:span></text:p>
      <text:p text:style-name="P1"><text:span text:style-name="style10"><text:span text:style-name="T6"/></text:span></text:p>
      <text:p text:style-name="P1"><text:span text:style-name="style10"><text:span text:style-name="T8">~~~~~~~~~~~~~~~~~~~~~~~~~~~~~~~~~~~~~~~~~~~~~~~~~~~~~~~~~~~~~~~~~~~~~~~~~~~~~~~~~~~~~~~~</text:span></text:span></text:p>
      <text:h text:style-name="Heading_20_1" text:outline-level="1"><text:span text:style-name="style10"><text:span text:style-name="T1">Vs-hull.cpp</text:span></text:span></text:h>
      <text:h text:style-name="Default" text:outline-level="1"><text:s text:c="2"/>1 <text:s/><text:span text:style-name="style2">//</text:span></text:h>
      <text:h text:style-name="Default" text:outline-level="1"><text:s text:c="2"/>2 <text:s/><text:span text:style-name="style2">// <text:s text:c="3"/>Исходный вариант корпуса корабля в соответствии форматом записи в файле</text:span></text:h>
      <text:h text:style-name="Default" text:outline-level="1"><text:s text:c="2"/>3 <text:s/><text:span text:style-name="style2">//</text:span></text:h>
      <text:h text:style-name="Default" text:outline-level="1"><text:s text:c="2"/>4 <text:s/><text:span text:style-name="style9">#include "Aurora.h"</text:span></text:h>
      <text:h text:style-name="Default" text:outline-level="1"><text:s text:c="2"/>5 <text:s/><text:span text:style-name="style9">#include "Aurora.inc"</text:span></text:h>
      <text:h text:style-name="Default" text:outline-level="1"><text:s text:c="2"/>6 <text:s/><text:span text:style-name="style2">//</text:span></text:h>
      <text:h text:style-name="Default" text:outline-level="1"><text:s text:c="2"/>7 <text:s/><text:span text:style-name="style2">// <text:s text:c="3"/>Contour (centerline+wide) - контур диаметральной плоскости { x,y,z }</text:span></text:h>
      <text:h text:style-name="Default" text:outline-level="1"><text:s text:c="2"/>8 <text:s/><text:span text:style-name="style2">// <text:s text:c="4"/>ордината { y } определяет ширину транцев, плоского днища или палубы:</text:span></text:h>
      <text:h text:style-name="Default" text:outline-level="1"><text:s text:c="2"/>9 <text:s/><text:span text:style-name="style2">// <text:s text:c="15"/>y=0 <text:s text:c="3"/>- заостренный штевень или слом на днище;</text:span></text:h>
      <text:h text:style-name="Default" text:outline-level="1"><text:s/>10 <text:s/><text:span text:style-name="style2">// <text:s text:c="15"/>y&lt;0.001 - закруглённое окончание на штевнях и днищевом киле</text:span></text:h>
      <text:h text:style-name="Default" text:outline-level="1"><text:s/>11 <text:s/><text:span text:style-name="style2">// <text:s text:c="15"/>y&gt;=0.001 - слом на транце, ширстреке или плоском киле</text:span></text:h>
      <text:h text:style-name="Default" text:outline-level="1"><text:s/>12 <text:s/><text:span text:style-name="style2">// <text:s text:c="3"/>Frame[N\M] - шпангоуты, их общее количество и номер мидель-шпангоута</text:span></text:h>
      <text:h text:style-name="Default" text:outline-level="1"><text:s/>13 <text:s/><text:span text:style-name="style2">// <text:s text:c="6"/>++ верхние точки шпангоутов означают ширстрек к палубе с погибью %3</text:span></text:h>
      <text:h text:style-name="Default" text:outline-level="1"><text:s/>14 <text:s/><text:span text:style-name="style2">// <text:s text:c="6"/>++ нижние нулевые точки на шпангоутах переносятся в килевую линию</text:span></text:h>
      <text:h text:style-name="Default" text:outline-level="1"><text:s/>15 <text:s/><text:span text:style-name="style2">// <text:s text:c="3"/>Stern и Stem - штевни в традиционной/старой постановке добротного корабля</text:span></text:h>
      <text:h text:style-name="Default" text:outline-level="1"><text:s/>16 <text:s/><text:span text:style-name="style2">// <text:s text:c="6"/>++ линия по транцевым расширениям относительно диаметральной плоскости</text:span></text:h>
      <text:h text:style-name="Default" text:outline-level="1"><text:s/>17 <text:s/><text:span text:style-name="style2">// <text:s text:c="6"/>++ для катамарана это межкорпусный пролёт моста и штевни по шпангоутах</text:span></text:h>
      <text:h text:style-name="Default" text:outline-level="1"><text:s/>18 <text:s/><text:span text:style-name="style2">// <text:s text:c="3"/>Shell - триангуляция поверхности корабельной обшивки выполняется строго</text:span></text:h>
      <text:h text:style-name="Default" text:outline-level="1"><text:s/>19 <text:s/><text:span text:style-name="style2">// <text:s text:c="6"/>по шпациям теоретических шпангоутов, плюс оконечности с инородными</text:span></text:h>
      <text:h text:style-name="Default" text:outline-level="1"><text:s/>20 <text:s/><text:span text:style-name="style2">// <text:s text:c="6"/>транцевыми плоскостями. Отсчет треугольников начинается с двух точек</text:span></text:h>
      <text:h text:style-name="Default" text:outline-level="1"><text:s/>21 <text:s/><text:span text:style-name="style2">// <text:s text:c="6"/>на основной линии слева-направо (от кормы к носу), повторение точек</text:span></text:h>
      <text:h text:style-name="Default" text:outline-level="1"><text:s/>22 <text:s/><text:span text:style-name="style2">// <text:s text:c="6"/>одного шпангоута - веерное покрытие, смена "флага" - перемет вперед...</text:span></text:h>
      <text:h text:style-name="Default" text:outline-level="1"><text:s/>23 <text:s/><text:span text:style-name="style2">//</text:span></text:h>
      <text:h text:style-name="Default" text:outline-level="1"><text:s/>24 <text:s/><text:span text:style-name="style2">// <text:s text:c="3"/>Независимое изображение корпуса корабля или множественная прорисовка</text:span></text:h>
      <text:h text:style-name="Default" text:outline-level="1"><text:s/>25 <text:s/><text:span text:style-name="style2">// <text:s text:c="6"/>в несвязанных окнах под управлением собственных мышек и таймеров</text:span></text:h>
      <text:h text:style-name="Default" text:outline-level="1"><text:s/>26 <text:s/><text:span text:style-name="style2">//</text:span></text:h>
      <text:h text:style-name="Default" text:outline-level="1"><text:s/>27 <text:s/><text:span text:style-name="style5">unsigned</text:span><text:span text:style-name="style10">&amp; </text:span><text:span text:style-name="style11">Hull</text:span><text:span text:style-name="style10">::</text:span><text:span text:style-name="style11">Ins</text:span><text:span text:style-name="style10">( </text:span><text:span text:style-name="style5">int </text:span><text:span text:style-name="style11">n</text:span><text:span text:style-name="style10">, </text:span><text:span text:style-name="style5">int </text:span><text:span text:style-name="style11">k </text:span><text:span text:style-name="style10">) <text:s text:c="3"/></text:span><text:span text:style-name="style2">// здесь добавляется одна точка в список</text:span></text:h>
      <text:h text:style-name="Default" text:outline-level="1"><text:s/>28 <text:s/><text:span text:style-name="style10">{ </text:span><text:span text:style-name="style5">int </text:span><text:span text:style-name="style11">l</text:span><text:span text:style-name="style10">=</text:span><text:span text:style-name="style11">isAlloc</text:span><text:span text:style-name="style10">( (</text:span><text:span text:style-name="style5">void</text:span><text:span text:style-name="style10">*)(</text:span><text:span text:style-name="style11">Shell</text:span><text:span text:style-name="style10">[--</text:span><text:span text:style-name="style11">n</text:span><text:span text:style-name="style10">]) )/</text:span><text:span text:style-name="style5">sizeof</text:span><text:span text:style-name="style10">(</text:span><text:span text:style-name="style5">unsigned</text:span><text:span text:style-name="style10">);</text:span><text:span text:style-name="style2">// длина внутри массива</text:span></text:h>
      <text:h text:style-name="Default" text:outline-level="1"><text:s/>29 <text:s text:c="4"/><text:span text:style-name="style5">if</text:span><text:span text:style-name="style10">( !</text:span><text:span text:style-name="style11">l </text:span><text:span text:style-name="style10">)</text:span><text:span text:style-name="style11">Shell</text:span><text:span text:style-name="style10">[</text:span><text:span text:style-name="style11">n</text:span><text:span text:style-name="style10">]=(</text:span><text:span text:style-name="style5">unsigned</text:span><text:span text:style-name="style10">*)</text:span><text:span text:style-name="style11">Allocate</text:span><text:span text:style-name="style10">( (</text:span><text:span text:style-name="style11">l</text:span><text:span text:style-name="style10">=</text:span><text:span text:style-name="style4">120</text:span><text:span text:style-name="style10">)*</text:span><text:span text:style-name="style5">sizeof</text:span><text:span text:style-name="style10">(</text:span><text:span text:style-name="style5">unsigned</text:span><text:span text:style-name="style10">) ); </text:span><text:span text:style-name="style5">else</text:span></text:h>
      <text:h text:style-name="Default" text:outline-level="1"><text:s/>30 <text:s text:c="4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[</text:span><text:span text:style-name="style4">0</text:span><text:span text:style-name="style10">]&gt;=</text:span><text:span text:style-name="style11">l</text:span><text:span text:style-name="style10">-</text:span><text:span text:style-name="style4">2 </text:span><text:span text:style-name="style10">)</text:span></text:h>
      <text:h text:style-name="Default" text:outline-level="1"><text:s/>31 <text:s text:c="8"/><text:span text:style-name="style11">Shell</text:span><text:span text:style-name="style10">[</text:span><text:span text:style-name="style11">n</text:span><text:span text:style-name="style10">]=(</text:span><text:span text:style-name="style5">unsigned</text:span><text:span text:style-name="style10">*)</text:span><text:span text:style-name="style11">Allocate</text:span><text:span text:style-name="style10">( (</text:span><text:span text:style-name="style11">l</text:span><text:span text:style-name="style10">+</text:span><text:span text:style-name="style4">120</text:span><text:span text:style-name="style10">)*</text:span><text:span text:style-name="style5">sizeof</text:span><text:span text:style-name="style10">(</text:span><text:span text:style-name="style5">unsigned</text:span><text:span text:style-name="style10">),</text:span><text:span text:style-name="style11">Shell</text:span><text:span text:style-name="style10">[</text:span><text:span text:style-name="style11">n</text:span><text:span text:style-name="style10">] );</text:span></text:h>
      <text:h text:style-name="Default" text:outline-level="1"><text:s/>32 <text:s text:c="8"/><text:span text:style-name="style11">l </text:span><text:span text:style-name="style10">= ++(</text:span><text:span text:style-name="style11">Shell</text:span><text:span text:style-name="style10">[</text:span><text:span text:style-name="style11">n</text:span><text:span text:style-name="style10">][</text:span><text:span text:style-name="style4">0</text:span><text:span text:style-name="style10">]); <text:s text:c="16"/></text:span><text:span text:style-name="style2">// на нулевом индексе длина вектора</text:span></text:h>
      <text:h text:style-name="Default" text:outline-level="1"><text:s/>33 <text:s text:c="8"/><text:span text:style-name="style11">k </text:span><text:span text:style-name="style10">= </text:span><text:span text:style-name="style11">k</text:span><text:span text:style-name="style10">&lt;=</text:span><text:span text:style-name="style4">0</text:span><text:span text:style-name="style10">?</text:span><text:span text:style-name="style11">l</text:span><text:span text:style-name="style10">+</text:span><text:span text:style-name="style11">k</text:span><text:span text:style-name="style10">:</text:span><text:span text:style-name="style16">minmax</text:span><text:span text:style-name="style10">( </text:span><text:span text:style-name="style4">1</text:span><text:span text:style-name="style10">,</text:span><text:span text:style-name="style11">k</text:span><text:span text:style-name="style10">,</text:span><text:span text:style-name="style11">l </text:span><text:span text:style-name="style10">); <text:s text:c="7"/></text:span><text:span text:style-name="style2">// вставка точки +с начала,-с конца</text:span></text:h>
      <text:h text:style-name="Default" text:outline-level="1"><text:s/>34 <text:s text:c="4"/><text:span text:style-name="style5">while</text:span><text:span text:style-name="style10">( </text:span><text:span text:style-name="style11">l</text:span><text:span text:style-name="style10">&gt;</text:span><text:span text:style-name="style11">k </text:span><text:span text:style-name="style10">){ </text:span><text:span text:style-name="style11">Shell</text:span><text:span text:style-name="style10">[</text:span><text:span text:style-name="style11">n</text:span><text:span text:style-name="style10">][</text:span><text:span text:style-name="style11">l</text:span><text:span text:style-name="style10">]=</text:span><text:span text:style-name="style11">Shell</text:span><text:span text:style-name="style10">[</text:span><text:span text:style-name="style11">n</text:span><text:span text:style-name="style10">][</text:span><text:span text:style-name="style11">l</text:span><text:span text:style-name="style10">-</text:span><text:span text:style-name="style4">1</text:span><text:span text:style-name="style10">]; </text:span><text:span text:style-name="style11">l</text:span><text:span text:style-name="style10">--; } </text:span><text:span text:style-name="style5">return </text:span><text:span text:style-name="style11">Shell</text:span><text:span text:style-name="style10">[</text:span><text:span text:style-name="style11">n</text:span><text:span text:style-name="style10">][</text:span><text:span text:style-name="style11">k</text:span><text:span text:style-name="style10">];</text:span></text:h>
      <text:h text:style-name="Default" text:outline-level="1"><text:s/>35 <text:s/><text:span text:style-name="style10">}</text:span></text:h>
      <text:h text:style-name="Default" text:outline-level="1"><text:s/>36 <text:s/><text:span text:style-name="style2">// <text:s text:c="3"/>Быстрая выборка координат точки на обшивке по таблице плазовых ординат</text:span></text:h>
      <text:h text:style-name="Default" text:outline-level="1"><text:s/>37 <text:s/><text:span text:style-name="style2">//</text:span></text:h>
      <text:h text:style-name="Default" text:outline-level="1"><text:s/>38 <text:s/><text:span text:style-name="style5">Vector </text:span><text:span text:style-name="style11">Hull</text:span><text:span text:style-name="style10">::</text:span><text:span text:style-name="style11">InShell</text:span><text:span text:style-name="style10">( </text:span><text:span text:style-name="style5">int </text:span><text:span text:style-name="style11">n</text:span><text:span text:style-name="style10">,</text:span><text:span text:style-name="style5">unsigned </text:span><text:span text:style-name="style11">m </text:span><text:span text:style-name="style10">) </text:span><text:span text:style-name="style2">// номер шпации,отсчет индексной маски</text:span></text:h>
      <text:h text:style-name="Default" text:outline-level="1"><text:soft-page-break/><text:s/>39 <text:s/><text:span text:style-name="style10">{ </text:span><text:span text:style-name="style5">if</text:span><text:span text:style-name="style10">( </text:span><text:span text:style-name="style11">m</text:span><text:span text:style-name="style10">&amp;</text:span><text:span text:style-name="style11">LeftFrame </text:span><text:span text:style-name="style10">)</text:span><text:span text:style-name="style5">return </text:span><text:span text:style-name="style11">Frame</text:span><text:span text:style-name="style10">[</text:span><text:span text:style-name="style11">n</text:span><text:span text:style-name="style10">][~</text:span><text:span text:style-name="style11">LeftFrame</text:span><text:span text:style-name="style10">&amp;</text:span><text:span text:style-name="style11">m</text:span><text:span text:style-name="style10">]; <text:s text:c="14"/></text:span><text:span text:style-name="style2">// левый отсчет</text:span></text:h>
      <text:h text:style-name="Default" text:outline-level="1"><text:s/>40 <text:s/><text:span text:style-name="style2">//if( m&amp;SternPost )return Stern[~FramePost&amp;m]; <text:s text:c="17"/>// ахтерштевень</text:span></text:h>
      <text:h text:style-name="Default" text:outline-level="1"><text:s/>41 <text:s/><text:span text:style-name="style2">//if( m&amp;StemPost <text:s/>)return Stem[~FramePost&amp;m]; <text:s text:c="18"/>// форштевень</text:span></text:h>
      <text:h text:style-name="Default" text:outline-level="1"><text:s/>42 <text:s text:c="20"/><text:span text:style-name="style5">return 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[</text:span><text:span text:style-name="style11">m</text:span><text:span text:style-name="style10">]; <text:s text:c="23"/></text:span><text:span text:style-name="style2">// сам шпангоут</text:span></text:h>
      <text:h text:style-name="Default" text:outline-level="1"><text:s/>43 <text:s/><text:span text:style-name="style10">}</text:span></text:h>
      <text:h text:style-name="Default" text:outline-level="1"><text:s/>44 <text:s/><text:span text:style-name="style5">Vector </text:span><text:span text:style-name="style11">Hull</text:span><text:span text:style-name="style10">::</text:span><text:span text:style-name="style11">Select</text:span><text:span text:style-name="style10">( </text:span><text:span text:style-name="style5">int </text:span><text:span text:style-name="style11">n</text:span><text:span text:style-name="style10">,</text:span><text:span text:style-name="style5">int </text:span><text:span text:style-name="style11">k </text:span><text:span text:style-name="style10">) <text:s text:c="13"/></text:span><text:span text:style-name="style2">// оболочка Shell[0..N][1..len]</text:span></text:h>
      <text:h text:style-name="Default" text:outline-level="1"><text:s/>45 <text:s/><text:span text:style-name="style10">{ </text:span><text:span text:style-name="style5">Vector </text:span><text:span text:style-name="style11">P</text:span><text:span text:style-name="style10">={ 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}; </text:span><text:span text:style-name="style5">bool </text:span><text:span text:style-name="style11">Board</text:span><text:span text:style-name="style10">=</text:span><text:span text:style-name="style11">k</text:span><text:span text:style-name="style10">&gt;</text:span><text:span text:style-name="style4">0</text:span><text:span text:style-name="style10">; </text:span><text:span text:style-name="style5">if</text:span><text:span text:style-name="style10">( !</text:span><text:span text:style-name="style11">Board </text:span><text:span text:style-name="style10">)</text:span><text:span text:style-name="style11">k</text:span><text:span text:style-name="style10">=-</text:span><text:span text:style-name="style11">k</text:span><text:span text:style-name="style10">; <text:s text:c="10"/></text:span><text:span text:style-name="style2">// k=[1..len]</text:span></text:h>
      <text:h text:style-name="Default" text:outline-level="1"><text:s/>46 <text:s text:c="3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 ) <text:s text:c="26"/></text:span><text:span text:style-name="style2">// по индексной маске общего массива</text:span></text:h>
      <text:h text:style-name="Default" text:outline-level="1"><text:s/>47 <text:s text:c="3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[</text:span><text:span text:style-name="style4">0</text:span><text:span text:style-name="style10">]&gt;=</text:span><text:span text:style-name="style11">k </text:span><text:span text:style-name="style10">)</text:span><text:span text:style-name="style11">P</text:span><text:span text:style-name="style10">=</text:span><text:span text:style-name="style11">InShell</text:span><text:span text:style-name="style10">( </text:span><text:span text:style-name="style11">n</text:span><text:span text:style-name="style10">,</text:span><text:span text:style-name="style11">Shell</text:span><text:span text:style-name="style10">[</text:span><text:span text:style-name="style11">n</text:span><text:span text:style-name="style10">][</text:span><text:span text:style-name="style11">k</text:span><text:span text:style-name="style10">] ); <text:s text:c="2"/></text:span><text:span text:style-name="style2">// для вершин треугольников</text:span></text:h>
      <text:h text:style-name="Default" text:outline-level="1"><text:s/>48 <text:s text:c="3"/><text:span text:style-name="style5">return </text:span><text:span text:style-name="style11">Board</text:span><text:span text:style-name="style10">?</text:span><text:span text:style-name="style11">P</text:span><text:span text:style-name="style10">:~</text:span><text:span text:style-name="style11">P</text:span><text:span text:style-name="style10">; <text:s text:c="12"/></text:span><text:span text:style-name="style2">// мировая система отсчета - правый:левый борт</text:span></text:h>
      <text:h text:style-name="Default" text:outline-level="1"><text:s/>49 <text:s/><text:span text:style-name="style10">}</text:span></text:h>
      <text:h text:style-name="Default" text:outline-level="1"><text:s/>50 <text:s/><text:span text:style-name="style2">// <text:s text:c="3"/>Выборка координат и индексов точки в таблице плазовых ординат</text:span></text:h>
      <text:h text:style-name="Default" text:outline-level="1"><text:s/>51 <text:s/><text:span text:style-name="style2">// <text:s text:c="11"/>с учетом удвоения отсчетов по левому и правому борту</text:span></text:h>
      <text:h text:style-name="Default" text:outline-level="1"><text:s/>52 <text:s/><text:span text:style-name="style2">//</text:span></text:h>
      <text:h text:style-name="Default" text:outline-level="1"><text:s/>53 <text:s/><text:span text:style-name="style11">Point Hull</text:span><text:span text:style-name="style10">::</text:span><text:span text:style-name="style11">InSpan</text:span><text:span text:style-name="style10">( </text:span><text:span text:style-name="style5">int </text:span><text:span text:style-name="style10">&amp;</text:span><text:span text:style-name="style11">n</text:span><text:span text:style-name="style10">,</text:span><text:span text:style-name="style5">int </text:span><text:span text:style-name="style10">&amp;</text:span><text:span text:style-name="style11">k</text:span><text:span text:style-name="style10">, </text:span><text:span text:style-name="style5">bool </text:span><text:span text:style-name="style11">off </text:span><text:span text:style-name="style10">) <text:s text:c="2"/></text:span><text:span text:style-name="style2">// точки 0 и Nframes+1 - штевни</text:span></text:h>
      <text:h text:style-name="Default" text:outline-level="1"><text:s/>54 <text:s/><text:span text:style-name="style10">{ </text:span><text:span text:style-name="style5">Vector </text:span><text:span text:style-name="style11">P</text:span><text:span text:style-name="style10">=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; </text:span><text:span text:style-name="style5">bool </text:span><text:span text:style-name="style11">Board</text:span><text:span text:style-name="style10">=</text:span><text:span text:style-name="style11">k</text:span><text:span text:style-name="style10">&gt;</text:span><text:span text:style-name="style4">0</text:span><text:span text:style-name="style10">; </text:span><text:span text:style-name="style5">if</text:span><text:span text:style-name="style10">( !</text:span><text:span text:style-name="style11">Board </text:span><text:span text:style-name="style10">)</text:span><text:span text:style-name="style11">k</text:span><text:span text:style-name="style10">=-</text:span><text:span text:style-name="style11">k</text:span><text:span text:style-name="style10">; <text:s text:c="3"/></text:span><text:span text:style-name="style2">// k=[1..len] правый&gt;0</text:span></text:h>
      <text:h text:style-name="Default" text:outline-level="1"><text:s/>55 <text:s text:c="3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 ) <text:s text:c="17"/></text:span><text:span text:style-name="style2">// проверка построения трёхмерной поверхности</text:span></text:h>
      <text:h text:style-name="Default" text:outline-level="1"><text:s/>56 <text:s text:c="3"/><text:span text:style-name="style5">if</text:span><text:span text:style-name="style10">( </text:span><text:span text:style-name="style11">Shell</text:span><text:span text:style-name="style10">[</text:span><text:span text:style-name="style11">n</text:span><text:span text:style-name="style10">][</text:span><text:span text:style-name="style4">0</text:span><text:span text:style-name="style10">]&gt;=</text:span><text:span text:style-name="style11">k </text:span><text:span text:style-name="style10">) <text:s text:c="11"/></text:span><text:span text:style-name="style2">// сеткой существующих вершин треугольников в</text:span></text:h>
      <text:h text:style-name="Default" text:outline-level="1"><text:s/>57 <text:s text:c="3"/><text:span text:style-name="style10">{ </text:span><text:span text:style-name="style5">unsigned </text:span><text:span text:style-name="style11">m</text:span><text:span text:style-name="style10">=</text:span><text:span text:style-name="style11">Shell</text:span><text:span text:style-name="style10">[</text:span><text:span text:style-name="style11">n</text:span><text:span text:style-name="style10">][</text:span><text:span text:style-name="style11">k</text:span><text:span text:style-name="style10">]; <text:s text:c="6"/></text:span><text:span text:style-name="style2">// индексной маске таблицы ординат шпангоутов</text:span></text:h>
      <text:h text:style-name="Default" text:outline-level="1"><text:s/>58 <text:s text:c="5"/><text:span text:style-name="style5">if</text:span><text:span text:style-name="style10">( </text:span><text:span text:style-name="style11">m</text:span><text:span text:style-name="style10">&amp;</text:span><text:span text:style-name="style11">LeftFrame </text:span><text:span text:style-name="style10">)</text:span><text:span text:style-name="style11">P</text:span><text:span text:style-name="style10">=</text:span><text:span text:style-name="style11">Frame</text:span><text:span text:style-name="style10">[</text:span><text:span text:style-name="style11">n</text:span><text:span text:style-name="style10">][</text:span><text:span text:style-name="style11">k</text:span><text:span text:style-name="style10">=~</text:span><text:span text:style-name="style11">LeftFrame</text:span><text:span text:style-name="style10">&amp;</text:span><text:span text:style-name="style11">m</text:span><text:span text:style-name="style10">]; </text:span><text:span text:style-name="style5">else <text:s text:c="10"/></text:span><text:span text:style-name="style2">// левый отсчет</text:span></text:h>
      <text:h text:style-name="Default" text:outline-level="1"><text:s/>59 <text:s/><text:span text:style-name="style2">// <text:s/>if( m&amp;SternPost )P=Stern[k=~FramePost&amp;m],n=0; else <text:s text:c="9"/>// ахтерштевень</text:span></text:h>
      <text:h text:style-name="Default" text:outline-level="1"><text:s/>60 <text:s/><text:span text:style-name="style2">// <text:s/>if( m&amp;StemPost <text:s/>)P=Stem[k=~FramePost&amp;m],n=Nframes+1; else <text:s text:c="2"/>// и форштевень</text:span></text:h>
      <text:h text:style-name="Default" text:outline-level="1"><text:s/>61 <text:s text:c="22"/><text:span text:style-name="style11">P</text:span><text:span text:style-name="style10">=</text:span><text:span text:style-name="style11">Frame</text:span><text:span text:style-name="style10">[++</text:span><text:span text:style-name="style11">n</text:span><text:span text:style-name="style10">][</text:span><text:span text:style-name="style11">k</text:span><text:span text:style-name="style10">=</text:span><text:span text:style-name="style11">m</text:span><text:span text:style-name="style10">]; <text:s text:c="24"/></text:span><text:span text:style-name="style2">// сам шпангоут</text:span></text:h>
      <text:h text:style-name="Default" text:outline-level="1"><text:s/>62 <text:s text:c="5"/><text:span text:style-name="style11">k</text:span><text:span text:style-name="style10">=</text:span><text:span text:style-name="style11">k</text:span><text:span text:style-name="style10">*</text:span><text:span text:style-name="style4">2</text:span><text:span text:style-name="style10">+</text:span><text:span text:style-name="style4">1</text:span><text:span text:style-name="style10">; </text:span><text:span text:style-name="style5">if</text:span><text:span text:style-name="style10">( !</text:span><text:span text:style-name="style11">Board </text:span><text:span text:style-name="style10">)</text:span><text:span text:style-name="style11">k</text:span><text:span text:style-name="style10">++; <text:s text:c="3"/></text:span><text:span text:style-name="style2">// индексы шпангоутов от [1..len] - левый борт</text:span></text:h>
      <text:h text:style-name="Default" text:outline-level="1"><text:s/>63 <text:s text:c="3"/><text:span text:style-name="style10">} <text:s text:c="28"/></text:span><text:span text:style-name="style2">// со штевнями в граничных кривых n=0 и n=len+1</text:span></text:h>
      <text:h text:style-name="Default" text:outline-level="1"><text:s/>64 <text:s text:c="3"/><text:span text:style-name="style5">if</text:span><text:span text:style-name="style10">( </text:span><text:span text:style-name="style11">off </text:span><text:span text:style-name="style10">)</text:span><text:span text:style-name="style5">return </text:span><text:span text:style-name="style11">out</text:span><text:span text:style-name="style10">( </text:span><text:span text:style-name="style11">Board</text:span><text:span text:style-name="style10">?</text:span><text:span text:style-name="style11">P</text:span><text:span text:style-name="style10">:~</text:span><text:span text:style-name="style11">P </text:span><text:span text:style-name="style10">); <text:s text:c="16"/></text:span><text:span text:style-name="style2">// мировая система отсчета</text:span></text:h>
      <text:h text:style-name="Default" text:outline-level="1"><text:s/>65 <text:s text:c="7"/><text:span text:style-name="style5">else return </text:span><text:span text:style-name="style10">(</text:span><text:span text:style-name="style11">Point</text:span><text:span text:style-name="style10">){ </text:span><text:span text:style-name="style11">P</text:span><text:span text:style-name="style10">.</text:span><text:span text:style-name="style11">x</text:span><text:span text:style-name="style10">,</text:span><text:span text:style-name="style11">Board</text:span><text:span text:style-name="style10">?</text:span><text:span text:style-name="style11">P</text:span><text:span text:style-name="style10">.</text:span><text:span text:style-name="style11">y</text:span><text:span text:style-name="style10">:-</text:span><text:span text:style-name="style11">P</text:span><text:span text:style-name="style10">.</text:span><text:span text:style-name="style11">y</text:span><text:span text:style-name="style10">,</text:span><text:span text:style-name="style11">P</text:span><text:span text:style-name="style10">.</text:span><text:span text:style-name="style11">z </text:span><text:span text:style-name="style10">}; </text:span><text:span text:style-name="style2">// из локальной координаты</text:span></text:h>
      <text:h text:style-name="Default" text:outline-level="1"><text:s/>66 <text:s/><text:span text:style-name="style10">}</text:span></text:h>
      <text:h text:style-name="Default" text:outline-level="1"><text:s/>67 <text:s/><text:span text:style-name="style2">// <text:s text:c="5"/>здесь перебираются строки с исключением пропусков и чистых комментариев</text:span></text:h>
      <text:h text:style-name="Default" text:outline-level="1"><text:s/>68 <text:s/><text:span text:style-name="style2">//</text:span></text:h>
      <text:h text:style-name="Default" text:outline-level="1"><text:s/>69 <text:s/><text:span text:style-name="style5">static char </text:span><text:span text:style-name="style10">*</text:span><text:span text:style-name="style11">stringData</text:span><text:span text:style-name="style10">( </text:span><text:span text:style-name="style11">FILE </text:span><text:span text:style-name="style10">*</text:span><text:span text:style-name="style11">F </text:span><text:span text:style-name="style10">) <text:s text:c="5"/></text:span><text:span text:style-name="style2">// поиск значимой строки в файле данных</text:span></text:h>
      <text:h text:style-name="Default" text:outline-level="1"><text:s/>70 <text:s/><text:span text:style-name="style10">{ </text:span><text:span text:style-name="style5">char </text:span><text:span text:style-name="style10">*</text:span><text:span text:style-name="style11">s</text:span><text:span text:style-name="style10">; </text:span><text:span text:style-name="style5">int </text:span><text:span text:style-name="style11">Len</text:span><text:span text:style-name="style10">=</text:span><text:span text:style-name="style4">0</text:span><text:span text:style-name="style10">;</text:span></text:h>
      <text:h text:style-name="Default" text:outline-level="1"><text:s/>71 <text:s text:c="3"/><text:span text:style-name="style5">do</text:span><text:span text:style-name="style10">{ </text:span><text:span text:style-name="style11">s</text:span><text:span text:style-name="style10">=</text:span><text:span text:style-name="style11">getString</text:span><text:span text:style-name="style10">(</text:span><text:span text:style-name="style11">F</text:span><text:span text:style-name="style10">); </text:span><text:span text:style-name="style5">if</text:span><text:span text:style-name="style10">( </text:span><text:span text:style-name="style11">s</text:span><text:span text:style-name="style10">[</text:span><text:span text:style-name="style4">0</text:span><text:span text:style-name="style10">]==</text:span><text:span text:style-name="style7">';' </text:span><text:span text:style-name="style10">|| !</text:span><text:span text:style-name="style11">memcmp</text:span><text:span text:style-name="style10">(</text:span><text:span text:style-name="style11">s</text:span><text:span text:style-name="style10">,</text:span><text:span text:style-name="style6">"//"</text:span><text:span text:style-name="style10">,</text:span><text:span text:style-name="style4">2</text:span><text:span text:style-name="style10">) )*</text:span><text:span text:style-name="style11">s</text:span><text:span text:style-name="style10">=</text:span><text:span text:style-name="style4">0</text:span><text:span text:style-name="style10">; </text:span><text:span text:style-name="style11">Len</text:span><text:span text:style-name="style10">=</text:span><text:span text:style-name="style11">strcut</text:span><text:span text:style-name="style10">(</text:span><text:span text:style-name="style11">s</text:span><text:span text:style-name="style10">);</text:span></text:h>
      <text:h text:style-name="Default" text:outline-level="1"><text:s/>72 <text:s text:c="5"/><text:span text:style-name="style10">} </text:span><text:span text:style-name="style5">while</text:span><text:span text:style-name="style10">( !</text:span><text:span text:style-name="style11">feof</text:span><text:span text:style-name="style10">( </text:span><text:span text:style-name="style11">F </text:span><text:span text:style-name="style10">) &amp;&amp; !</text:span><text:span text:style-name="style11">Len </text:span><text:span text:style-name="style10">); </text:span><text:span text:style-name="style5">return </text:span><text:span text:style-name="style11">s</text:span><text:span text:style-name="style10">;</text:span></text:h>
      <text:h text:style-name="Default" text:outline-level="1"><text:s/>73 <text:s/><text:span text:style-name="style10">}</text:span></text:h>
      <text:h text:style-name="Default" text:outline-level="1"><text:s/>74 <text:s/><text:span text:style-name="style2">// <text:s text:c="3"/>Интерполяция с разрезанием шпангоутов для фиксации точек на ватерлинии</text:span></text:h>
      <text:h text:style-name="Default" text:outline-level="1"><text:s/>75 <text:s/><text:span text:style-name="style2">// <text:s text:c="4"/>... отчасти исключаются из рассмотрения вершины пустых треугольников</text:span></text:h>
      <text:h text:style-name="Default" text:outline-level="1"><text:s/>76 <text:s/><text:span text:style-name="style2">//</text:span></text:h>
      <text:h text:style-name="Default" text:outline-level="1"><text:s/>77 <text:s/><text:span text:style-name="style5">static</text:span></text:h>
      <text:h text:style-name="Default" text:outline-level="1"><text:s/>78 <text:s/><text:span text:style-name="style5">Real </text:span><text:span text:style-name="style11">Inter</text:span><text:span text:style-name="style10">( </text:span><text:span text:style-name="style11">_Real x</text:span><text:span text:style-name="style10">,</text:span><text:span text:style-name="style11">_Real x0</text:span><text:span text:style-name="style10">,</text:span><text:span text:style-name="style11">_Real x1</text:span><text:span text:style-name="style10">,</text:span><text:span text:style-name="style11">_Real y0</text:span><text:span text:style-name="style10">,</text:span><text:span text:style-name="style11">_Real y1 </text:span><text:span text:style-name="style10">) </text:span><text:span text:style-name="style2">//~ любое направление</text:span></text:h>
      <text:h text:style-name="Default" text:outline-level="1"><text:s/>79 <text:s/><text:span text:style-name="style10">{ </text:span><text:span text:style-name="style5">if</text:span><text:span text:style-name="style10">( </text:span><text:span text:style-name="style11">x</text:span><text:span text:style-name="style10">==</text:span><text:span text:style-name="style11">x0 </text:span><text:span text:style-name="style10">)</text:span><text:span text:style-name="style5">return </text:span><text:span text:style-name="style11">y0</text:span><text:span text:style-name="style10">; <text:s text:c="32"/></text:span><text:span text:style-name="style2">// точное совпадение по</text:span></text:h>
      <text:h text:style-name="Default" text:outline-level="1"><text:s/>80 <text:s text:c="3"/><text:span text:style-name="style5">if</text:span><text:span text:style-name="style10">( </text:span><text:span text:style-name="style11">x</text:span><text:span text:style-name="style10">==</text:span><text:span text:style-name="style11">x1 </text:span><text:span text:style-name="style10">)</text:span><text:span text:style-name="style5">return </text:span><text:span text:style-name="style11">y1</text:span><text:span text:style-name="style10">; <text:s text:c="32"/></text:span><text:span text:style-name="style2">// крайним аргументам и</text:span></text:h>
      <text:h text:style-name="Default" text:outline-level="1"><text:s/>81 <text:s/><text:span text:style-name="style2">//if( x==x1 || x0==x1 )return y1; <text:s text:c="22"/>// повторное совпадение</text:span></text:h>
      <text:h text:style-name="Default" text:outline-level="1"><text:s/>82 <text:s text:c="3"/><text:span text:style-name="style5">if</text:span><text:span text:style-name="style10">( </text:span><text:span text:style-name="style11">x0</text:span><text:span text:style-name="style10">==</text:span><text:span text:style-name="style11">x1 </text:span><text:span text:style-name="style10">)</text:span><text:span text:style-name="style5">return </text:span><text:span text:style-name="style10">(</text:span><text:span text:style-name="style11">y0</text:span><text:span text:style-name="style10">+</text:span><text:span text:style-name="style11">y1</text:span><text:span text:style-name="style10">)/</text:span><text:span text:style-name="style4">2</text:span><text:span text:style-name="style10">; <text:s text:c="24"/></text:span><text:span text:style-name="style2">// среднеарифметическое</text:span></text:h>
      <text:h text:style-name="Default" text:outline-level="1"><text:s/>83 <text:s text:c="15"/><text:span text:style-name="style5">return </text:span><text:span text:style-name="style11">y0</text:span><text:span text:style-name="style10">+(</text:span><text:span text:style-name="style11">x</text:span><text:span text:style-name="style10">-</text:span><text:span text:style-name="style11">x0</text:span><text:span text:style-name="style10">)*(</text:span><text:span text:style-name="style11">y1</text:span><text:span text:style-name="style10">-</text:span><text:span text:style-name="style11">y0</text:span><text:span text:style-name="style10">)/(</text:span><text:span text:style-name="style11">x1</text:span><text:span text:style-name="style10">-</text:span><text:span text:style-name="style11">x0</text:span><text:span text:style-name="style10">); <text:s text:c="8"/></text:span><text:span text:style-name="style2">// ? и беда при малом h</text:span></text:h>
      <text:h text:style-name="Default" text:outline-level="1"><text:s/>84 <text:s/><text:span text:style-name="style10">}</text:span></text:h>
      <text:h text:style-name="Default" text:outline-level="1"><text:s/>85 <text:s/><text:span text:style-name="style5">static Vector </text:span><text:span text:style-name="style11">Inter</text:span><text:span text:style-name="style10">( </text:span><text:span text:style-name="style11">_Real x</text:span><text:span text:style-name="style10">, </text:span><text:span text:style-name="style11">_Real x0</text:span><text:span text:style-name="style10">,</text:span><text:span text:style-name="style11">_Real x1</text:span><text:span text:style-name="style10">, </text:span><text:span text:style-name="style11">_Vector v0</text:span><text:span text:style-name="style10">,</text:span><text:span text:style-name="style11">_Vector v1 </text:span><text:span text:style-name="style10">)</text:span></text:h>
      <text:h text:style-name="Default" text:outline-level="1"><text:s/>86 <text:s/><text:span text:style-name="style10">{ </text:span><text:span text:style-name="style5">if</text:span><text:span text:style-name="style10">( </text:span><text:span text:style-name="style11">x</text:span><text:span text:style-name="style10">==</text:span><text:span text:style-name="style11">x0 </text:span><text:span text:style-name="style10">)</text:span><text:span text:style-name="style5">return </text:span><text:span text:style-name="style11">v0</text:span><text:span text:style-name="style10">; </text:span><text:span text:style-name="style5">if</text:span><text:span text:style-name="style10">( </text:span><text:span text:style-name="style11">x</text:span><text:span text:style-name="style10">==</text:span><text:span text:style-name="style11">x1 </text:span><text:span text:style-name="style10">)</text:span><text:span text:style-name="style5">return </text:span><text:span text:style-name="style11">v1</text:span><text:span text:style-name="style10">; </text:span><text:span text:style-name="style5">if</text:span><text:span text:style-name="style10">( </text:span><text:span text:style-name="style11">x0</text:span><text:span text:style-name="style10">==</text:span><text:span text:style-name="style11">x1 </text:span><text:span text:style-name="style10">)</text:span><text:span text:style-name="style5">return </text:span><text:span text:style-name="style4">0.5</text:span><text:span text:style-name="style10">*(</text:span><text:span text:style-name="style11">v0</text:span><text:span text:style-name="style10">+</text:span><text:span text:style-name="style11">v1</text:span><text:span text:style-name="style10">); <text:s text:c="22"/></text:span><text:span text:style-name="style2">// среднеарифметическое</text:span></text:h>
      <text:h text:style-name="Default" text:outline-level="1"><text:s/>87 <text:s text:c="3"/><text:span text:style-name="style5">return </text:span><text:span text:style-name="style11">v0 </text:span><text:span text:style-name="style10">+ ( </text:span><text:span text:style-name="style11">v1</text:span><text:span text:style-name="style10">-</text:span><text:span text:style-name="style11">v0 </text:span><text:span text:style-name="style10">)*( (</text:span><text:span text:style-name="style11">x</text:span><text:span text:style-name="style10">-</text:span><text:span text:style-name="style11">x0</text:span><text:span text:style-name="style10">)/(</text:span><text:span text:style-name="style11">x1</text:span><text:span text:style-name="style10">-</text:span><text:span text:style-name="style11">x0</text:span><text:span text:style-name="style10">) ); <text:s text:c="12"/></text:span><text:span text:style-name="style2">// беда при малом x1-x0</text:span></text:h>
      <text:h text:style-name="Default" text:outline-level="1"><text:s/>88 <text:s/><text:span text:style-name="style10">}</text:span></text:h>
      <text:h text:style-name="Default" text:outline-level="1"><text:s/>89 <text:s/><text:span text:style-name="style5">static void </text:span><text:span text:style-name="style11">Control</text:span><text:span text:style-name="style10">( </text:span><text:span text:style-name="style11">Flex </text:span><text:span text:style-name="style10">&amp;</text:span><text:span text:style-name="style11">F</text:span><text:span text:style-name="style10">,</text:span><text:span text:style-name="style11">_Vector Ofs</text:span><text:span text:style-name="style10">, </text:span><text:span text:style-name="style5">bool </text:span><text:span text:style-name="style11">Stm</text:span><text:span text:style-name="style10">=</text:span><text:span text:style-name="style5">false </text:span><text:span text:style-name="style10">) <text:s/></text:span><text:span text:style-name="style2">// def - шпангоутам</text:span></text:h>
      <text:h text:style-name="Default" text:outline-level="1"><text:s/>90 <text:s/><text:span text:style-name="style10">{ </text:span><text:span text:style-name="style5">for</text:span><text:span text:style-name="style10">( </text:span><text:span text:style-name="style5">int </text:span><text:span text:style-name="style11">k</text:span><text:span text:style-name="style10">=</text:span><text:span text:style-name="style11">F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k</text:span><text:span text:style-name="style10">&gt;=</text:span><text:span text:style-name="style4">0</text:span><text:span text:style-name="style10">; </text:span><text:span text:style-name="style11">k</text:span><text:span text:style-name="style10">-- ) <text:s text:c="26"/></text:span><text:span text:style-name="style2">// предосторожность</text:span></text:h>
      <text:h text:style-name="Default" text:outline-level="1"><text:s/>91 <text:s text:c="3"/><text:span text:style-name="style10">{ </text:span><text:span text:style-name="style5">Vector </text:span><text:span text:style-name="style10">&amp;</text:span><text:span text:style-name="style11">A</text:span><text:span text:style-name="style10">=</text:span><text:span text:style-name="style11">F</text:span><text:span text:style-name="style10">[</text:span><text:span text:style-name="style11">k</text:span><text:span text:style-name="style10">]; </text:span><text:span text:style-name="style11">A</text:span><text:span text:style-name="style10">-=</text:span><text:span text:style-name="style11">Ofs</text:span><text:span text:style-name="style10">; <text:s text:c="32"/></text:span><text:span text:style-name="style2">// привод по осадке</text:span></text:h>
      <text:h text:style-name="Default" text:outline-level="1"><text:s/>92 <text:s text:c="5"/><text:span text:style-name="style5">if</text:span><text:span text:style-name="style10">( </text:span><text:span text:style-name="style11">fabs</text:span><text:span text:style-name="style10">( </text:span><text:span text:style-name="style11">A</text:span><text:span text:style-name="style10">.</text:span><text:span text:style-name="style11">z </text:span><text:span text:style-name="style10">)&lt;</text:span><text:span text:style-name="style11">eps </text:span><text:span text:style-name="style10">)</text:span><text:span text:style-name="style11">A</text:span><text:span text:style-name="style10">.</text:span><text:span text:style-name="style11">z</text:span><text:span text:style-name="style10">=</text:span><text:span text:style-name="style4">0.0</text:span><text:span text:style-name="style10">; </text:span><text:span text:style-name="style5">else <text:s text:c="21"/></text:span><text:span text:style-name="style2">// к нулю аппликаты</text:span></text:h>
      <text:h text:style-name="Default" text:outline-level="1"><text:s/>93 <text:s text:c="5"/><text:span text:style-name="style5">if</text:span><text:span text:style-name="style10">( </text:span><text:span text:style-name="style11">k</text:span><text:span text:style-name="style10">&lt;</text:span><text:span text:style-name="style11">F</text:span><text:span text:style-name="style10">.</text:span><text:span text:style-name="style11">len</text:span><text:span text:style-name="style10">-</text:span><text:span text:style-name="style4">1 </text:span><text:span text:style-name="style10">){ </text:span><text:span text:style-name="style5">Vector </text:span><text:span text:style-name="style11">B</text:span><text:span text:style-name="style10">=</text:span><text:span text:style-name="style11">F</text:span><text:span text:style-name="style10">[</text:span><text:span text:style-name="style11">k</text:span><text:span text:style-name="style10">+</text:span><text:span text:style-name="style4">1</text:span><text:span text:style-name="style10">]; <text:s text:c="22"/></text:span><text:span text:style-name="style2">// В - уже изменен</text:span></text:h>
      <text:h text:style-name="Default" text:outline-level="1"><text:s/>94 <text:s/><text:span text:style-name="style2">// <text:s text:c="3"/>if( A==B &amp;&amp; A.z&lt;0.0 )F.Delete( k ); else <text:s text:c="13"/>// без совпадений и</text:span></text:h>
      <text:h text:style-name="Default" text:outline-level="1"><text:s/>95 <text:s text:c="7"/><text:span text:style-name="style5">if</text:span><text:span text:style-name="style10">(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&lt;</text:span><text:span text:style-name="style4">0.0 </text:span><text:span text:style-name="style10">) <text:s text:c="36"/></text:span><text:span text:style-name="style2">// по любой стороне</text:span></text:h>
      <text:h text:style-name="Default" text:outline-level="1"><text:s/>96 <text:s text:c="7"/><text:span text:style-name="style10">{ </text:span><text:span text:style-name="style5">if</text:span><text:span text:style-name="style10">( </text:span><text:span text:style-name="style11">Stm </text:span><text:span text:style-name="style10">)</text:span><text:span text:style-name="style11">B</text:span><text:span text:style-name="style10">=</text:span><text:span text:style-name="style11">e5</text:span><text:span text:style-name="style10">( </text:span><text:span text:style-name="style11">Inter</text:span><text:span text:style-name="style10">( </text:span><text:span text:style-name="style4">0.0</text:span><text:span text:style-name="style10">,</text:span><text:span text:style-name="style11">A</text:span><text:span text:style-name="style10">.</text:span><text:span text:style-name="style11">z</text:span><text:span text:style-name="style10">,</text:span><text:span text:style-name="style11">B</text:span><text:span text:style-name="style10">.</text:span><text:span text:style-name="style11">z</text:span><text:span text:style-name="style10">,</text:span><text:span text:style-name="style11">A</text:span><text:span text:style-name="style10">,</text:span><text:span text:style-name="style11">B </text:span><text:span text:style-name="style10">) ); </text:span><text:span text:style-name="style5">else</text:span></text:h>
      <text:h text:style-name="Default" text:outline-level="1"><text:s/>97 <text:s text:c="9"/><text:span text:style-name="style5">if</text:span><text:span text:style-name="style10">( </text:span><text:span text:style-name="style11">A</text:span><text:span text:style-name="style10">.</text:span><text:span text:style-name="style11">y </text:span><text:span text:style-name="style10">|| </text:span><text:span text:style-name="style11">B</text:span><text:span text:style-name="style10">.</text:span><text:span text:style-name="style11">y </text:span><text:span text:style-name="style10">){ </text:span><text:span text:style-name="style11">B</text:span><text:span text:style-name="style10">.</text:span><text:span text:style-name="style11">y</text:span><text:span text:style-name="style10">=</text:span><text:span text:style-name="style11">e5</text:span><text:span text:style-name="style10">( </text:span><text:span text:style-name="style11">Inter</text:span><text:span text:style-name="style10">( </text:span><text:span text:style-name="style4">0.0</text:span><text:span text:style-name="style10">,</text:span><text:span text:style-name="style11">A</text:span><text:span text:style-name="style10">.</text:span><text:span text:style-name="style11">z</text:span><text:span text:style-name="style10">,</text:span><text:span text:style-name="style11">B</text:span><text:span text:style-name="style10">.</text:span><text:span text:style-name="style11">z</text:span><text:span text:style-name="style10">,</text:span><text:span text:style-name="style11">A</text:span><text:span text:style-name="style10">.</text:span><text:span text:style-name="style11">y</text:span><text:span text:style-name="style10">,</text:span><text:span text:style-name="style11">B</text:span><text:span text:style-name="style10">.</text:span><text:span text:style-name="style11">y </text:span><text:span text:style-name="style10">) ); </text:span><text:span text:style-name="style11">B</text:span><text:span text:style-name="style10">.</text:span><text:span text:style-name="style11">z</text:span><text:span text:style-name="style10">=</text:span><text:span text:style-name="style4">0.0</text:span><text:span text:style-name="style10">; }</text:span></text:h>
      <text:h text:style-name="Default" text:outline-level="1"><text:s/>98 <text:s text:c="9"/><text:span text:style-name="style5">else continue</text:span><text:span text:style-name="style10">;</text:span></text:h>
      <text:h text:style-name="Default" text:outline-level="1"><text:s/>99 <text:s text:c="9"/><text:span text:style-name="style11">F</text:span><text:span text:style-name="style10">.</text:span><text:span text:style-name="style11">Insert</text:span><text:span text:style-name="style10">( </text:span><text:span text:style-name="style11">k</text:span><text:span text:style-name="style10">+</text:span><text:span text:style-name="style4">1 </text:span><text:span text:style-name="style10">)=</text:span><text:span text:style-name="style11">B</text:span><text:span text:style-name="style10">;</text:span></text:h>
      <text:h text:style-name="Default" text:outline-level="1">100 <text:s/><text:span text:style-name="style10">} } } }</text:span></text:h>
      <text:h text:style-name="Default" text:outline-level="1">101 <text:s/><text:span text:style-name="style2">// <text:s text:c="4"/>Слияние точек штевней с переработкой катамаранных "замкнутых" контуров</text:span></text:h>
      <text:h text:style-name="Default" text:outline-level="1">102 <text:s/><text:span text:style-name="style2">// <text:s text:c="4"/>-- первым ходом абсциссам последовательно даются поднимающиеся ординаты</text:span></text:h>
      <text:h text:style-name="Default" text:outline-level="1">103 <text:s/><text:span text:style-name="style2">//</text:span></text:h>
      <text:h text:style-name="Default" text:outline-level="1">104 <text:s/><text:span text:style-name="style5">static void </text:span><text:span text:style-name="style11">Alliance</text:span><text:span text:style-name="style10">( </text:span><text:span text:style-name="style11">Flex </text:span><text:span text:style-name="style10">&amp;</text:span><text:span text:style-name="style11">S</text:span><text:span text:style-name="style10">, </text:span><text:span text:style-name="style11">Flex </text:span><text:span text:style-name="style10">&amp;</text:span><text:span text:style-name="style11">Y</text:span><text:span text:style-name="style10">, </text:span><text:span text:style-name="style5">bool </text:span><text:span text:style-name="style11">St</text:span><text:span text:style-name="style10">, </text:span><text:span text:style-name="style11">_Real X </text:span><text:span text:style-name="style10">) </text:span><text:span text:style-name="style2">// St ? Stern : Stem</text:span></text:h>
      <text:h text:style-name="Default" text:outline-level="1">105 <text:s/><text:span text:style-name="style10">{ </text:span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,</text:span><text:span text:style-name="style11">m</text:span><text:span text:style-name="style10">,</text:span><text:span text:style-name="style11">n</text:span><text:span text:style-name="style10">; </text:span><text:span text:style-name="style5">Vector </text:span><text:span text:style-name="style11">V</text:span><text:span text:style-name="style10">; </text:span><text:span text:style-name="style2">//,W; <text:s text:c="7"/>// S+=S[0] точка последняя &lt;- начало кольца</text:span></text:h>
      <text:h text:style-name="Default" text:outline-level="1">106 <text:s text:c="3"/><text:span text:style-name="style5">if</text:span><text:span text:style-name="style10">( !</text:span><text:span text:style-name="style11">Y</text:span><text:span text:style-name="style10">.</text:span><text:span text:style-name="style11">len </text:span><text:span text:style-name="style10">)</text:span><text:span text:style-name="style5">return</text:span><text:span text:style-name="style10">; <text:s text:c="14"/></text:span><text:span text:style-name="style2">// штевни остаются как есть, без расширений</text:span></text:h>
      <text:h text:style-name="Default" text:outline-level="1"><text:soft-page-break/>107 <text:s text:c="3"/><text:span text:style-name="style5">if</text:span><text:span text:style-name="style10">( !</text:span><text:span text:style-name="style11">S</text:span><text:span text:style-name="style10">.</text:span><text:span text:style-name="style11">len </text:span><text:span text:style-name="style10">){ </text:span><text:span text:style-name="style11">Y</text:span><text:span text:style-name="style10">[</text:span><text:span text:style-name="style4">0</text:span><text:span text:style-name="style10">].</text:span><text:span text:style-name="style11">x</text:span><text:span text:style-name="style10">=</text:span><text:span text:style-name="style11">X</text:span><text:span text:style-name="style10">; </text:span><text:span text:style-name="style11">S</text:span><text:span text:style-name="style10">+=</text:span><text:span text:style-name="style11">Y</text:span><text:span text:style-name="style10">[</text:span><text:span text:style-name="style4">0</text:span><text:span text:style-name="style10">]; } </text:span><text:span text:style-name="style2">// <text:s/>одна новая точка ставится по шпангоуту</text:span></text:h>
      <text:h text:style-name="Default" text:outline-level="1">108 <text:s/><text:span text:style-name="style9">#define inx( x,s ) ( (St &amp;&amp; (s&lt;=x))||(!St &amp;&amp; (x&lt;=s)) ) <text:s/></text:span><text:span text:style-name="style2">// за штевнем [s&lt;=x&lt;=s]</text:span></text:h>
      <text:h text:style-name="Default" text:outline-level="1">109 <text:s/><text:span text:style-name="style9">#define oux( x,s ) ( (St &amp;&amp; (x&lt;s) )||(!St &amp;&amp; (s&lt;x) ) ) <text:s/></text:span><text:span text:style-name="style2">// вне штевня <text:s/>[x&lt;s&lt;x]</text:span></text:h>
      <text:h text:style-name="Default" text:outline-level="1">110 <text:s text:c="3"/><text:span text:style-name="style2">//</text:span></text:h>
      <text:h text:style-name="Default" text:outline-level="1">111 <text:s text:c="3"/><text:span text:style-name="style2">// <text:s text:c="2"/>для начала расставляются абсциссы на неоднозначных транцевых расширениях</text:span></text:h>
      <text:h text:style-name="Default" text:outline-level="1">112 <text:s text:c="3"/><text:span text:style-name="style2">// <text:s text:c="5"/>по самым дальним точкам на контурах штевней в диаметральной плоскости</text:span></text:h>
      <text:h text:style-name="Default" text:outline-level="1">113 <text:s text:c="3"/><text:span text:style-name="style2">// <text:s text:c="6"/>попутно отмечаются крайние индексы использованных на штевнях абсцисс</text:span></text:h>
      <text:h text:style-name="Default" text:outline-level="1">114 <text:s text:c="3"/><text:span text:style-name="style2">//</text:span></text:h>
      <text:h text:style-name="Default" text:outline-level="1">115 <text:s text:c="3"/><text:span text:style-name="style5">for</text:span><text:span text:style-name="style10">( </text:span><text:span text:style-name="style11">m</text:span><text:span text:style-name="style10">=</text:span><text:span text:style-name="style11">n</text:span><text:span text:style-name="style10">=-</text:span><text:span text:style-name="style4">1</text:span><text:span text:style-name="style10">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Y</text:span><text:span text:style-name="style10">.</text:span><text:span text:style-name="style11">len</text:span><text:span text:style-name="style10">; </text:span><text:span text:style-name="style11">k</text:span><text:span text:style-name="style10">++ ) <text:s text:c="14"/></text:span><text:span text:style-name="style2">// крайние точки получаются m&lt;n</text:span></text:h>
      <text:h text:style-name="Default" text:outline-level="1">116 <text:s text:c="3"/><text:span text:style-name="style5">if</text:span><text:span text:style-name="style10">( </text:span><text:span text:style-name="style11">S</text:span><text:span text:style-name="style10">.</text:span><text:span text:style-name="style11">len</text:span><text:span text:style-name="style10">==</text:span><text:span text:style-name="style4">1 </text:span><text:span text:style-name="style10">){ </text:span><text:span text:style-name="style11">Y</text:span><text:span text:style-name="style10">[</text:span><text:span text:style-name="style11">k</text:span><text:span text:style-name="style10">].</text:span><text:span text:style-name="style11">x</text:span><text:span text:style-name="style10">=</text:span><text:span text:style-name="style11">S</text:span><text:span text:style-name="style10">[</text:span><text:span text:style-name="style4">0</text:span><text:span text:style-name="style10">].</text:span><text:span text:style-name="style11">x</text:span><text:span text:style-name="style10">,</text:span><text:span text:style-name="style11">m</text:span><text:span text:style-name="style10">=</text:span><text:span text:style-name="style4">0</text:span><text:span text:style-name="style10">,</text:span><text:span text:style-name="style11">n</text:span><text:span text:style-name="style10">=</text:span><text:span text:style-name="style4">1</text:span><text:span text:style-name="style10">; } </text:span><text:span text:style-name="style5">else </text:span><text:span text:style-name="style2">// здесь одна абсцисса для всех</text:span></text:h>
      <text:h text:style-name="Default" text:outline-level="1">117 <text:s text:c="3"/><text:span text:style-name="style5">if</text:span><text:span text:style-name="style10">( </text:span><text:span text:style-name="style11">S</text:span><text:span text:style-name="style10">.</text:span><text:span text:style-name="style11">len</text:span><text:span text:style-name="style10">==</text:span><text:span text:style-name="style4">2 </text:span><text:span text:style-name="style10">){ </text:span><text:span text:style-name="style11">Y</text:span><text:span text:style-name="style10">[</text:span><text:span text:style-name="style11">k</text:span><text:span text:style-name="style10">].</text:span><text:span text:style-name="style11">x</text:span><text:span text:style-name="style10">=</text:span><text:span text:style-name="style11">Inter</text:span><text:span text:style-name="style10">( </text:span><text:span text:style-name="style11">Y</text:span><text:span text:style-name="style10">[</text:span><text:span text:style-name="style11">k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4">0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4">1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4">0</text:span><text:span text:style-name="style10">].</text:span><text:span text:style-name="style11">x</text:span><text:span text:style-name="style10">,</text:span><text:span text:style-name="style11">S</text:span><text:span text:style-name="style10">[</text:span><text:span text:style-name="style4">1</text:span><text:span text:style-name="style10">].</text:span><text:span text:style-name="style11">x </text:span><text:span text:style-name="style10">),</text:span><text:span text:style-name="style11">m</text:span><text:span text:style-name="style10">=</text:span><text:span text:style-name="style4">0</text:span><text:span text:style-name="style10">,</text:span><text:span text:style-name="style11">n</text:span><text:span text:style-name="style10">=</text:span><text:span text:style-name="style4">2</text:span><text:span text:style-name="style10">; }</text:span></text:h>
      <text:h text:style-name="Default" text:outline-level="1">118 <text:s text:c="3"/><text:span text:style-name="style5">else</text:span></text:h>
      <text:h text:style-name="Default" text:outline-level="1">119 <text:s text:c="3"/><text:span text:style-name="style10">{ </text:span><text:span text:style-name="style5">Real </text:span><text:span text:style-name="style11">x</text:span><text:span text:style-name="style10">,</text:span><text:span text:style-name="style11">mx</text:span><text:span text:style-name="style10">; </text:span><text:span text:style-name="style11">V</text:span><text:span text:style-name="style10">=</text:span><text:span text:style-name="style11">Y</text:span><text:span text:style-name="style10">[</text:span><text:span text:style-name="style11">k</text:span><text:span text:style-name="style10">]; <text:s text:c="14"/></text:span><text:span text:style-name="style2">// корректируются точки транцевых контуров</text:span></text:h>
      <text:h text:style-name="Default" text:outline-level="1">120 <text:s text:c="5"/><text:span text:style-name="style5">for</text:span><text:span text:style-name="style10">( </text:span><text:span text:style-name="style11">j</text:span><text:span text:style-name="style10">=-</text:span><text:span text:style-name="style4">1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i</text:span><text:span text:style-name="style10">++ ) <text:s/></text:span><text:span text:style-name="style2">// последовательно в контрольном интервале</text:span></text:h>
      <text:h text:style-name="Default" text:outline-level="1">121 <text:s text:c="5"/><text:span text:style-name="style5">if</text:span><text:span text:style-name="style10">( </text:span><text:span text:style-name="style11">intoi</text:span><text:span text:style-name="style10">( </text:span><text:span text:style-name="style11">S</text:span><text:span text:style-name="style10">[</text:span><text:span text:style-name="style11">i</text:span><text:span text:style-name="style10">].</text:span><text:span text:style-name="style11">z</text:span><text:span text:style-name="style10">,</text:span><text:span text:style-name="style11">V</text:span><text:span text:style-name="style10">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+</text:span><text:span text:style-name="style4">1</text:span><text:span text:style-name="style10">].</text:span><text:span text:style-name="style11">z </text:span><text:span text:style-name="style10">) ) </text:span><text:span text:style-name="style2">// смежные полосы не повторяют аппликаты</text:span></text:h>
      <text:h text:style-name="Default" text:outline-level="1">122 <text:s text:c="5"/><text:span text:style-name="style10">{ </text:span><text:span text:style-name="style11">x </text:span><text:span text:style-name="style10">= </text:span><text:span text:style-name="style11">Inter</text:span><text:span text:style-name="style10">( </text:span><text:span text:style-name="style11">V</text:span><text:span text:style-name="style10">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+</text:span><text:span text:style-name="style4">1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</text:span><text:span text:style-name="style10">[</text:span><text:span text:style-name="style11">i</text:span><text:span text:style-name="style10">+</text:span><text:span text:style-name="style4">1</text:span><text:span text:style-name="style10">].</text:span><text:span text:style-name="style11">x </text:span><text:span text:style-name="style10">); </text:span><text:span text:style-name="style2">// x - идёт вне штевней</text:span></text:h>
      <text:h text:style-name="Default" text:outline-level="1">123 <text:s text:c="7"/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{ </text:span><text:span text:style-name="style11">j</text:span><text:span text:style-name="style10">=</text:span><text:span text:style-name="style11">i</text:span><text:span text:style-name="style10">; </text:span><text:span text:style-name="style11">mx</text:span><text:span text:style-name="style10">=</text:span><text:span text:style-name="style11">x</text:span><text:span text:style-name="style10">; } </text:span><text:span text:style-name="style5">else if</text:span><text:span text:style-name="style10">( </text:span><text:span text:style-name="style11">inx</text:span><text:span text:style-name="style10">( </text:span><text:span text:style-name="style11">mx</text:span><text:span text:style-name="style10">,</text:span><text:span text:style-name="style11">x </text:span><text:span text:style-name="style10">) )</text:span><text:span text:style-name="style11">mx</text:span><text:span text:style-name="style10">=</text:span><text:span text:style-name="style11">x</text:span><text:span text:style-name="style10">,</text:span><text:span text:style-name="style11">j</text:span><text:span text:style-name="style10">=</text:span><text:span text:style-name="style11">i</text:span><text:span text:style-name="style10">;</text:span></text:h>
      <text:h text:style-name="Default" text:outline-level="1">124 <text:s text:c="5"/><text:span text:style-name="style10">}</text:span></text:h>
      <text:h text:style-name="Default" text:outline-level="1">125 <text:s text:c="5"/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</text:span><text:span text:style-name="style11">Y</text:span><text:span text:style-name="style10">.</text:span><text:span text:style-name="style11">Delete</text:span><text:span text:style-name="style10">( </text:span><text:span text:style-name="style11">k </text:span><text:span text:style-name="style10">); </text:span><text:span text:style-name="style5">else</text:span><text:span text:style-name="style2">// точка расширения вне диаметральной плоскости</text:span></text:h>
      <text:h text:style-name="Default" text:outline-level="1">126 <text:s text:c="5"/><text:span text:style-name="style10">{ </text:span><text:span text:style-name="style11">Y</text:span><text:span text:style-name="style10">[</text:span><text:span text:style-name="style11">k</text:span><text:span text:style-name="style10">].</text:span><text:span text:style-name="style11">x</text:span><text:span text:style-name="style10">=</text:span><text:span text:style-name="style11">mx</text:span><text:span text:style-name="style10">; </text:span><text:span text:style-name="style5">if</text:span><text:span text:style-name="style10">( </text:span><text:span text:style-name="style11">m</text:span><text:span text:style-name="style10">&lt;</text:span><text:span text:style-name="style4">0 </text:span><text:span text:style-name="style10">)</text:span><text:span text:style-name="style11">n</text:span><text:span text:style-name="style10">=(</text:span><text:span text:style-name="style11">m</text:span><text:span text:style-name="style10">=</text:span><text:span text:style-name="style11">j</text:span><text:span text:style-name="style10">)+</text:span><text:span text:style-name="style4">1</text:span><text:span text:style-name="style10">; </text:span><text:span text:style-name="style5">else if</text:span><text:span text:style-name="style10">( </text:span><text:span text:style-name="style11">j</text:span><text:span text:style-name="style10">&lt;</text:span><text:span text:style-name="style11">m </text:span><text:span text:style-name="style10">)</text:span><text:span text:style-name="style11">m</text:span><text:span text:style-name="style10">=</text:span><text:span text:style-name="style11">j</text:span><text:span text:style-name="style10">; </text:span><text:span text:style-name="style5">else if</text:span><text:span text:style-name="style10">( </text:span><text:span text:style-name="style11">j</text:span><text:span text:style-name="style10">&gt;=</text:span><text:span text:style-name="style11">n </text:span><text:span text:style-name="style10">)</text:span><text:span text:style-name="style11">n</text:span><text:span text:style-name="style10">=</text:span><text:span text:style-name="style11">j</text:span><text:span text:style-name="style10">+</text:span><text:span text:style-name="style4">1</text:span><text:span text:style-name="style10">; }</text:span></text:h>
      <text:h text:style-name="Default" text:outline-level="1">127 <text:s text:c="3"/><text:span text:style-name="style10">}</text:span></text:h>
      <text:h text:style-name="Default" text:outline-level="1">128 <text:s text:c="3"/><text:span text:style-name="style2">// <text:s text:c="5"/>теперь необходимо все координаты собрать в единый фрагмент для кривой</text:span></text:h>
      <text:h text:style-name="Default" text:outline-level="1">129 <text:s text:c="3"/><text:span text:style-name="style2">// <text:s text:c="7"/>штевней с оконтуриванием транцевых расширений и оконечных утолщений</text:span></text:h>
      <text:h text:style-name="Default" text:outline-level="1">130 <text:s text:c="3"/><text:span text:style-name="style2">//</text:span></text:h>
      <text:h text:style-name="Default" text:outline-level="1">131 <text:s text:c="3"/><text:span text:style-name="style5">if</text:span><text:span text:style-name="style10">( </text:span><text:span text:style-name="style11">Y</text:span><text:span text:style-name="style10">.</text:span><text:span text:style-name="style11">len</text:span><text:span text:style-name="style10">==</text:span><text:span text:style-name="style4">1 </text:span><text:span text:style-name="style10">)</text:span></text:h>
      <text:h text:style-name="Default" text:outline-level="1">132 <text:s text:c="3"/><text:span text:style-name="style10">{ </text:span><text:span text:style-name="style11">V</text:span><text:span text:style-name="style10">=</text:span><text:span text:style-name="style11">Y</text:span><text:span text:style-name="style10">[</text:span><text:span text:style-name="style4">0</text:span><text:span text:style-name="style10">]; <text:s text:c="8"/></text:span><text:span text:style-name="style2">// одна точка означает одинаковое утолщение по всему штевню</text:span></text:h>
      <text:h text:style-name="Default" text:outline-level="1">133 <text:s text:c="5"/><text:span text:style-name="style5">if</text:span><text:span text:style-name="style10">( </text:span><text:span text:style-name="style11">S</text:span><text:span text:style-name="style10">.</text:span><text:span text:style-name="style11">len</text:span><text:span text:style-name="style10">==</text:span><text:span text:style-name="style4">1 </text:span><text:span text:style-name="style10">) <text:s/></text:span><text:span text:style-name="style2">// если на штевне одна точка, то возможно добавление другой</text:span></text:h>
      <text:h text:style-name="Default" text:outline-level="1">134 <text:s text:c="5"/><text:span text:style-name="style10">{ </text:span><text:span text:style-name="style11">S</text:span><text:span text:style-name="style10">[</text:span><text:span text:style-name="style4">0</text:span><text:span text:style-name="style10">].</text:span><text:span text:style-name="style11">y</text:span><text:span text:style-name="style10">=</text:span><text:span text:style-name="style11">V</text:span><text:span text:style-name="style10">.</text:span><text:span text:style-name="style11">y</text:span><text:span text:style-name="style10">; </text:span><text:span text:style-name="style5">if</text:span><text:span text:style-name="style10">( </text:span><text:span text:style-name="style11">V</text:span><text:span text:style-name="style10">.</text:span><text:span text:style-name="style11">z</text:span><text:span text:style-name="style10">!=</text:span><text:span text:style-name="style11">S</text:span><text:span text:style-name="style10">[</text:span><text:span text:style-name="style4">0</text:span><text:span text:style-name="style10">].</text:span><text:span text:style-name="style11">z </text:span><text:span text:style-name="style10">){ </text:span><text:span text:style-name="style11">V</text:span><text:span text:style-name="style10">.</text:span><text:span text:style-name="style11">x</text:span><text:span text:style-name="style10">=</text:span><text:span text:style-name="style11">S</text:span><text:span text:style-name="style10">[</text:span><text:span text:style-name="style4">0</text:span><text:span text:style-name="style10">].</text:span><text:span text:style-name="style11">x</text:span><text:span text:style-name="style10">; </text:span><text:span text:style-name="style11">S</text:span><text:span text:style-name="style10">.</text:span><text:span text:style-name="style11">Insert</text:span><text:span text:style-name="style10">( </text:span><text:span text:style-name="style11">V</text:span><text:span text:style-name="style10">.</text:span><text:span text:style-name="style11">z</text:span><text:span text:style-name="style10">&gt;</text:span><text:span text:style-name="style11">S</text:span><text:span text:style-name="style10">[</text:span><text:span text:style-name="style4">0</text:span><text:span text:style-name="style10">].</text:span><text:span text:style-name="style11">z </text:span><text:span text:style-name="style10">)=</text:span><text:span text:style-name="style11">V</text:span><text:span text:style-name="style10">; }</text:span></text:h>
      <text:h text:style-name="Default" text:outline-level="1">135 <text:s text:c="5"/><text:span text:style-name="style10">} </text:span><text:span text:style-name="style5">else <text:s text:c="9"/></text:span><text:span text:style-name="style2">// все утолщения одинаковы, и точка расширения не пропадает</text:span></text:h>
      <text:h text:style-name="Default" text:outline-level="1">136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4">0 </text:span><text:span text:style-name="style10">&amp;&amp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11">S</text:span><text:span text:style-name="style10">[</text:span><text:span text:style-name="style11">i</text:span><text:span text:style-name="style10">].</text:span><text:span text:style-name="style11">y</text:span><text:span text:style-name="style10">=</text:span><text:span text:style-name="style11">V</text:span><text:span text:style-name="style10">.</text:span><text:span text:style-name="style11">y</text:span><text:span text:style-name="style10">; </text:span><text:span text:style-name="style2">// здесь для всех одинаковая ордината</text:span></text:h>
      <text:h text:style-name="Default" text:outline-level="1">137 <text:s text:c="7"/><text:span text:style-name="style5">if</text:span><text:span text:style-name="style10">( !</text:span><text:span text:style-name="style11">i </text:span><text:span text:style-name="style10">&amp;&amp; </text:span><text:span text:style-name="style11">V</text:span><text:span text:style-name="style10">.</text:span><text:span text:style-name="style11">z</text:span><text:span text:style-name="style10">&lt;</text:span><text:span text:style-name="style11">S</text:span><text:span text:style-name="style10">[</text:span><text:span text:style-name="style4">0</text:span><text:span text:style-name="style10">].</text:span><text:span text:style-name="style11">z </text:span><text:span text:style-name="style10">)</text:span><text:span text:style-name="style11">j</text:span><text:span text:style-name="style10">=</text:span><text:span text:style-name="style4">1</text:span><text:span text:style-name="style10">; </text:span><text:span text:style-name="style5">else <text:s text:c="4"/></text:span><text:span text:style-name="style2">// <text:s text:c="4"/>поиск вставки или дополнения с</text:span></text:h>
      <text:h text:style-name="Default" text:outline-level="1">138 <text:s text:c="7"/><text:span text:style-name="style5">if</text:span><text:span text:style-name="style10">( </text:span><text:span text:style-name="style11">i</text:span><text:span text:style-name="style10">==</text:span><text:span text:style-name="style11">S</text:span><text:span text:style-name="style10">.</text:span><text:span text:style-name="style11">len</text:span><text:span text:style-name="style10">-</text:span><text:span text:style-name="style4">1 </text:span><text:span text:style-name="style10">&amp;&amp; </text:span><text:span text:style-name="style11">V</text:span><text:span text:style-name="style10">.</text:span><text:span text:style-name="style11">z</text:span><text:span text:style-name="style10">&gt;</text:span><text:span text:style-name="style11">S</text:span><text:span text:style-name="style10">[-</text:span><text:span text:style-name="style4">1</text:span><text:span text:style-name="style10">].</text:span><text:span text:style-name="style11">z <text:s text:c="6"/></text:span><text:span text:style-name="style2">// <text:s text:c="5"/>пропуском одинаковых аппликат</text:span></text:h>
      <text:h text:style-name="Default" text:outline-level="1">139 <text:s text:c="8"/><text:span text:style-name="style10">|| </text:span><text:span text:style-name="style11">i</text:span><text:span text:style-name="style10">&gt;</text:span><text:span text:style-name="style4">0 </text:span><text:span text:style-name="style10">&amp;&amp; </text:span><text:span text:style-name="style11">intox</text:span><text:span text:style-name="style10">( </text:span><text:span text:style-name="style11">S</text:span><text:span text:style-name="style10">[</text:span><text:span text:style-name="style11">i</text:span><text:span text:style-name="style10">-</text:span><text:span text:style-name="style4">1</text:span><text:span text:style-name="style10">].</text:span><text:span text:style-name="style11">z</text:span><text:span text:style-name="style10">,</text:span><text:span text:style-name="style11">V</text:span><text:span text:style-name="style10">.</text:span><text:span text:style-name="style11">z</text:span><text:span text:style-name="style10">,</text:span><text:span text:style-name="style11">S</text:span><text:span text:style-name="style10">[</text:span><text:span text:style-name="style11">i</text:span><text:span text:style-name="style10">].</text:span><text:span text:style-name="style11">z </text:span><text:span text:style-name="style10">) )</text:span><text:span text:style-name="style11">j</text:span><text:span text:style-name="style10">=</text:span><text:span text:style-name="style11">i</text:span><text:span text:style-name="style10">; </text:span><text:span text:style-name="style5">else continue</text:span><text:span text:style-name="style10">;</text:span><text:span text:style-name="style2">// всё\помимо</text:span></text:h>
      <text:h text:style-name="Default" text:outline-level="1">140 <text:s text:c="7"/><text:span text:style-name="style11">V</text:span><text:span text:style-name="style10">.</text:span><text:span text:style-name="style11">x</text:span><text:span text:style-name="style10">=</text:span><text:span text:style-name="style11">Inter</text:span><text:span text:style-name="style10">( </text:span><text:span text:style-name="style11">V</text:span><text:span text:style-name="style10">.</text:span><text:span text:style-name="style11">z</text:span><text:span text:style-name="style10">,</text:span><text:span text:style-name="style11">S</text:span><text:span text:style-name="style10">[</text:span><text:span text:style-name="style11">j</text:span><text:span text:style-name="style10">-</text:span><text:span text:style-name="style4">1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11">j</text:span><text:span text:style-name="style10">].</text:span><text:span text:style-name="style11">z</text:span><text:span text:style-name="style10">,</text:span><text:span text:style-name="style11">S</text:span><text:span text:style-name="style10">[</text:span><text:span text:style-name="style11">j</text:span><text:span text:style-name="style10">-</text:span><text:span text:style-name="style4">1</text:span><text:span text:style-name="style10">].</text:span><text:span text:style-name="style11">x</text:span><text:span text:style-name="style10">,</text:span><text:span text:style-name="style11">S</text:span><text:span text:style-name="style10">[</text:span><text:span text:style-name="style11">j</text:span><text:span text:style-name="style10">].</text:span><text:span text:style-name="style11">x </text:span><text:span text:style-name="style10">); </text:span><text:span text:style-name="style11">S</text:span><text:span text:style-name="style10">.</text:span><text:span text:style-name="style11">Insert</text:span><text:span text:style-name="style10">( </text:span><text:span text:style-name="style11">j </text:span><text:span text:style-name="style10">)=</text:span><text:span text:style-name="style11">V</text:span><text:span text:style-name="style10">; }</text:span></text:h>
      <text:h text:style-name="Default" text:outline-level="1">141 <text:s text:c="3"/><text:span text:style-name="style10">} </text:span><text:span text:style-name="style5">else </text:span><text:span text:style-name="style2">// основной блок компоновки контуров штевней с транцевыми расширениями</text:span></text:h>
      <text:h text:style-name="Default" text:outline-level="1">142 <text:s text:c="3"/><text:span text:style-name="style10">{</text:span></text:h>
      <text:h text:style-name="Default" text:outline-level="1">143 <text:s text:c="5"/><text:span text:style-name="style5">for</text:span><text:span text:style-name="style10">( </text:span><text:span text:style-name="style11">j</text:span><text:span text:style-name="style10">=</text:span><text:span text:style-name="style11">m</text:span><text:span text:style-name="style10">; </text:span><text:span text:style-name="style11">j</text:span><text:span text:style-name="style10">&lt;</text:span><text:span text:style-name="style11">n</text:span><text:span text:style-name="style10">; </text:span><text:span text:style-name="style11">j</text:span><text:span text:style-name="style10">++ ) <text:s text:c="13"/></text:span><text:span text:style-name="style2">// трудно сказать о нужности всех абсцисс</text:span></text:h>
      <text:h text:style-name="Default" text:outline-level="1">144 <text:s/><text:span text:style-name="style2">// <text:s/>for( V=S[j],k=0; k&lt;Y.len-1; k++ ) // последовательно по транцевым ординатам</text:span></text:h>
      <text:h text:style-name="Default" text:outline-level="1">145 <text:s text:c="5"/><text:span text:style-name="style5">for</text:span><text:span text:style-name="style10">( </text:span><text:span text:style-name="style11">V</text:span><text:span text:style-name="style10">=</text:span><text:span text:style-name="style11">S</text:span><text:span text:style-name="style10">[</text:span><text:span text:style-name="style11">j</text:span><text:span text:style-name="style10">],</text:span><text:span text:style-name="style11">k</text:span><text:span text:style-name="style10">=</text:span><text:span text:style-name="style11">Y</text:span><text:span text:style-name="style10">.</text:span><text:span text:style-name="style11">len</text:span><text:span text:style-name="style10">-</text:span><text:span text:style-name="style4">2</text:span><text:span text:style-name="style10">; </text:span><text:span text:style-name="style11">k</text:span><text:span text:style-name="style10">&gt;=</text:span><text:span text:style-name="style4">0</text:span><text:span text:style-name="style10">; </text:span><text:span text:style-name="style11">k</text:span><text:span text:style-name="style10">-- )</text:span><text:span text:style-name="style2">// последовательно по транцевым ординатам</text:span></text:h>
      <text:h text:style-name="Default" text:outline-level="1">146 <text:s text:c="5"/><text:span text:style-name="style5">if</text:span><text:span text:style-name="style10">( </text:span><text:span text:style-name="style11">intox</text:span><text:span text:style-name="style10">( </text:span><text:span text:style-name="style11">Y</text:span><text:span text:style-name="style10">[</text:span><text:span text:style-name="style11">k</text:span><text:span text:style-name="style10">+</text:span><text:span text:style-name="style4">1</text:span><text:span text:style-name="style10">].</text:span><text:span text:style-name="style11">z</text:span><text:span text:style-name="style10">,</text:span><text:span text:style-name="style11">V</text:span><text:span text:style-name="style10">.</text:span><text:span text:style-name="style11">z</text:span><text:span text:style-name="style10">,</text:span><text:span text:style-name="style11">Y</text:span><text:span text:style-name="style10">[</text:span><text:span text:style-name="style11">k</text:span><text:span text:style-name="style10">].</text:span><text:span text:style-name="style11">z </text:span><text:span text:style-name="style10">) ) </text:span><text:span text:style-name="style2">// поиск точки внутри интервала аппликат</text:span></text:h>
      <text:h text:style-name="Default" text:outline-level="1">147 <text:s text:c="5"/><text:span text:style-name="style10">{ </text:span><text:span text:style-name="style11">V</text:span><text:span text:style-name="style10">.</text:span><text:span text:style-name="style11">y</text:span><text:span text:style-name="style10">=</text:span><text:span text:style-name="style11">Inter</text:span><text:span text:style-name="style10">( </text:span><text:span text:style-name="style11">V</text:span><text:span text:style-name="style10">.</text:span><text:span text:style-name="style11">z</text:span><text:span text:style-name="style10">,</text:span><text:span text:style-name="style11">Y</text:span><text:span text:style-name="style10">[</text:span><text:span text:style-name="style11">k</text:span><text:span text:style-name="style10">].</text:span><text:span text:style-name="style11">z</text:span><text:span text:style-name="style10">,</text:span><text:span text:style-name="style11">Y</text:span><text:span text:style-name="style10">[</text:span><text:span text:style-name="style11">k</text:span><text:span text:style-name="style10">+</text:span><text:span text:style-name="style4">1</text:span><text:span text:style-name="style10">].</text:span><text:span text:style-name="style11">z</text:span><text:span text:style-name="style10">,</text:span><text:span text:style-name="style11">Y</text:span><text:span text:style-name="style10">[</text:span><text:span text:style-name="style11">k</text:span><text:span text:style-name="style10">].</text:span><text:span text:style-name="style11">y</text:span><text:span text:style-name="style10">,</text:span><text:span text:style-name="style11">Y</text:span><text:span text:style-name="style10">[</text:span><text:span text:style-name="style11">k</text:span><text:span text:style-name="style10">+</text:span><text:span text:style-name="style4">1</text:span><text:span text:style-name="style10">].</text:span><text:span text:style-name="style11">y </text:span><text:span text:style-name="style10">);</text:span></text:h>
      <text:h text:style-name="Default" text:outline-level="1">148 <text:s text:c="7"/><text:span text:style-name="style5">if</text:span><text:span text:style-name="style10">( </text:span><text:span text:style-name="style11">intor</text:span><text:span text:style-name="style10">( </text:span><text:span text:style-name="style11">Y</text:span><text:span text:style-name="style10">[</text:span><text:span text:style-name="style11">k</text:span><text:span text:style-name="style10">].</text:span><text:span text:style-name="style11">y</text:span><text:span text:style-name="style10">,</text:span><text:span text:style-name="style11">V</text:span><text:span text:style-name="style10">.</text:span><text:span text:style-name="style11">y</text:span><text:span text:style-name="style10">,</text:span><text:span text:style-name="style11">Y</text:span><text:span text:style-name="style10">[</text:span><text:span text:style-name="style11">k</text:span><text:span text:style-name="style10">+</text:span><text:span text:style-name="style4">1</text:span><text:span text:style-name="style10">].</text:span><text:span text:style-name="style11">y </text:span><text:span text:style-name="style10">) )</text:span><text:span text:style-name="style2">//равные ординаты у вертикальной стенки</text:span></text:h>
      <text:h text:style-name="Default" text:outline-level="1">149 <text:s text:c="7"/><text:span text:style-name="style5">if</text:span><text:span text:style-name="style10">( </text:span><text:span text:style-name="style11">abs</text:span><text:span text:style-name="style10">( </text:span><text:span text:style-name="style11">V</text:span><text:span text:style-name="style10">-</text:span><text:span text:style-name="style11">Y</text:span><text:span text:style-name="style10">[</text:span><text:span text:style-name="style11">k</text:span><text:span text:style-name="style10">] )&gt;</text:span><text:span text:style-name="style11">eps </text:span><text:span text:style-name="style10">)</text:span><text:span text:style-name="style11">Y</text:span><text:span text:style-name="style10">.</text:span><text:span text:style-name="style11">Insert</text:span><text:span text:style-name="style10">( </text:span><text:span text:style-name="style11">k</text:span><text:span text:style-name="style10">+</text:span><text:span text:style-name="style4">1 </text:span><text:span text:style-name="style10">)=</text:span><text:span text:style-name="style11">V</text:span><text:span text:style-name="style10">; <text:s text:c="10"/></text:span><text:span text:style-name="style2">// предустанавливался</text:span></text:h>
      <text:h text:style-name="Default" text:outline-level="1">150 <text:s text:c="5"/><text:span text:style-name="style10">}</text:span></text:h>
      <text:h text:style-name="Default" text:outline-level="1">151 <text:s text:c="5"/><text:span text:style-name="style15">//! <text:s text:c="2"/>переброс векторной кривой с возвратом ординатной сборки на штевни</text:span></text:h>
      <text:h text:style-name="Default" text:outline-level="1">152 <text:s text:c="5"/><text:span text:style-name="style2">//</text:span></text:h>
      <text:h text:style-name="Default" text:outline-level="1">153 <text:s text:c="5"/><text:span text:style-name="style5">for</text:span><text:span text:style-name="style10">( </text:span><text:span text:style-name="style11">i</text:span><text:span text:style-name="style10">=</text:span><text:span text:style-name="style11">m</text:span><text:span text:style-name="style10">-</text:span><text:span text:style-name="style4">1</text:span><text:span text:style-name="style10">; </text:span><text:span text:style-name="style11">i</text:span><text:span text:style-name="style10">&gt;=</text:span><text:span text:style-name="style4">0</text:span><text:span text:style-name="style10">; </text:span><text:span text:style-name="style11">i</text:span><text:span text:style-name="style10">-- )</text:span><text:span text:style-name="style11">Y</text:span><text:span text:style-name="style10">/=</text:span><text:span text:style-name="style11">S</text:span><text:span text:style-name="style10">[</text:span><text:span text:style-name="style11">i</text:span><text:span text:style-name="style10">];</text:span></text:h>
      <text:h text:style-name="Default" text:outline-level="1">154 <text:s text:c="5"/><text:span text:style-name="style5">for</text:span><text:span text:style-name="style10">( </text:span><text:span text:style-name="style11">i</text:span><text:span text:style-name="style10">=</text:span><text:span text:style-name="style11">n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Y</text:span><text:span text:style-name="style10">+=</text:span><text:span text:style-name="style11">S</text:span><text:span text:style-name="style10">[</text:span><text:span text:style-name="style11">i</text:span><text:span text:style-name="style10">];</text:span></text:h>
      <text:h text:style-name="Default" text:outline-level="1">155 <text:s text:c="5"/><text:span text:style-name="style5">for</text:span><text:span text:style-name="style10">( </text:span><text:span text:style-name="style11">S</text:span><text:span text:style-name="style10">.</text:span><text:span text:style-name="style11">len</text:span><text:span text:style-name="style10">=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Y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S</text:span><text:span text:style-name="style10">+=</text:span><text:span text:style-name="style11">Y</text:span><text:span text:style-name="style10">[</text:span><text:span text:style-name="style11">i</text:span><text:span text:style-name="style10">]; <text:s text:c="4"/></text:span><text:span text:style-name="style2">// переброс результата на штевни</text:span></text:h>
      <text:h text:style-name="Default" text:outline-level="1">156 <text:s text:c="3"/><text:span text:style-name="style10">}</text:span></text:h>
      <text:h text:style-name="Default" text:outline-level="1">157 <text:s text:c="3"/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,</text:span><text:span text:style-name="style11">k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 </text:span><text:span text:style-name="style2">// совпадающие точки в подводной части снимаются</text:span></text:h>
      <text:h text:style-name="Default" text:outline-level="1">158 <text:s text:c="3"/><text:span text:style-name="style10">{ </text:span><text:span text:style-name="style5">if</text:span><text:span text:style-name="style10">( </text:span><text:span text:style-name="style11">S</text:span><text:span text:style-name="style10">[</text:span><text:span text:style-name="style11">k</text:span><text:span text:style-name="style10">]!=</text:span><text:span text:style-name="style11">S</text:span><text:span text:style-name="style10">[</text:span><text:span text:style-name="style11">i</text:span><text:span text:style-name="style10">] || </text:span><text:span text:style-name="style11">S</text:span><text:span text:style-name="style10">[</text:span><text:span text:style-name="style11">k</text:span><text:span text:style-name="style10">].</text:span><text:span text:style-name="style11">z</text:span><text:span text:style-name="style10">&gt;</text:span><text:span text:style-name="style4">0.0 </text:span><text:span text:style-name="style10">)</text:span><text:span text:style-name="style11">k</text:span><text:span text:style-name="style10">++; </text:span><text:span text:style-name="style5">if</text:span><text:span text:style-name="style10">( </text:span><text:span text:style-name="style11">k</text:span><text:span text:style-name="style10">!=</text:span><text:span text:style-name="style11">i </text:span><text:span text:style-name="style10">)</text:span><text:span text:style-name="style11">S</text:span><text:span text:style-name="style10">[</text:span><text:span text:style-name="style11">k</text:span><text:span text:style-name="style10">]=</text:span><text:span text:style-name="style11">S</text:span><text:span text:style-name="style10">[</text:span><text:span text:style-name="style11">i</text:span><text:span text:style-name="style10">]; } </text:span><text:span text:style-name="style11">S</text:span><text:span text:style-name="style10">.</text:span><text:span text:style-name="style11">len</text:span><text:span text:style-name="style10">=</text:span><text:span text:style-name="style11">k</text:span><text:span text:style-name="style10">;</text:span></text:h>
      <text:h text:style-name="Default" text:outline-level="1">159 <text:s text:c="3"/><text:span text:style-name="style5">if</text:span><text:span text:style-name="style10">( </text:span><text:span text:style-name="style11">S</text:span><text:span text:style-name="style10">.</text:span><text:span text:style-name="style11">len </text:span><text:span text:style-name="style10">){ </text:span><text:span text:style-name="style11">V</text:span><text:span text:style-name="style10">=</text:span><text:span text:style-name="style11">S</text:span><text:span text:style-name="style10">[</text:span><text:span text:style-name="style4">0</text:span><text:span text:style-name="style10">]; <text:s/></text:span><text:span text:style-name="style5">if</text:span><text:span text:style-name="style10">( </text:span><text:span text:style-name="style11">V</text:span><text:span text:style-name="style10">.</text:span><text:span text:style-name="style11">y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4">0.0</text:span><text:span text:style-name="style10">; </text:span><text:span text:style-name="style11">S</text:span><text:span text:style-name="style10">/=</text:span><text:span text:style-name="style11">V</text:span><text:span text:style-name="style10">; } <text:s text:c="3"/></text:span><text:span text:style-name="style2">// так, на всякий случай</text:span></text:h>
      <text:h text:style-name="Default" text:outline-level="1">160 <text:s text:c="16"/><text:span text:style-name="style11">V</text:span><text:span text:style-name="style10">=</text:span><text:span text:style-name="style11">S</text:span><text:span text:style-name="style10">[-</text:span><text:span text:style-name="style4">1</text:span><text:span text:style-name="style10">]; </text:span><text:span text:style-name="style5">if</text:span><text:span text:style-name="style10">( </text:span><text:span text:style-name="style11">V</text:span><text:span text:style-name="style10">.</text:span><text:span text:style-name="style11">y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4">0.0</text:span><text:span text:style-name="style10">; </text:span><text:span text:style-name="style11">S</text:span><text:span text:style-name="style10">+=</text:span><text:span text:style-name="style11">V</text:span><text:span text:style-name="style10">; } } <text:s/></text:span><text:span text:style-name="style2">// <text:s text:c="2"/>обнуление оконцовок</text:span></text:h>
      <text:h text:style-name="Default" text:outline-level="1">161 <text:s/><text:span text:style-name="style10">}</text:span></text:h>
      <text:h text:style-name="Default" text:outline-level="1">162 <text:s/><text:span text:style-name="style2">// <text:s text:c="4"/>сопровождение векторного списка с помощью индексов для оболочки Shell</text:span></text:h>
      <text:h text:style-name="Default" text:outline-level="1">163 <text:s/><text:span text:style-name="style2">//</text:span></text:h>
      <text:h text:style-name="Default" text:outline-level="1">164 <text:s/><text:span text:style-name="style5">struct </text:span><text:span text:style-name="style11">uList</text:span></text:h>
      <text:h text:style-name="Default" text:outline-level="1">165 <text:s/><text:span text:style-name="style10">{ </text:span><text:span text:style-name="style5">unsigned </text:span><text:span text:style-name="style10">*</text:span><text:span text:style-name="style11">m</text:span><text:span text:style-name="style10">; </text:span><text:span text:style-name="style5">int </text:span><text:span text:style-name="style11">n</text:span><text:span text:style-name="style10">,</text:span><text:span text:style-name="style11">len</text:span><text:span text:style-name="style10">;</text:span></text:h>
      <text:h text:style-name="Default" text:outline-level="1">166 <text:s text:c="3"/><text:span text:style-name="style11">uList</text:span><text:span text:style-name="style10">(): </text:span><text:span text:style-name="style11">m</text:span><text:span text:style-name="style10">( </text:span><text:span text:style-name="style11">NULL </text:span><text:span text:style-name="style10">),</text:span><text:span text:style-name="style11">n</text:span><text:span text:style-name="style10">(</text:span><text:span text:style-name="style4">0</text:span><text:span text:style-name="style10">),</text:span><text:span text:style-name="style11">len</text:span><text:span text:style-name="style10">(</text:span><text:span text:style-name="style4">0</text:span><text:span text:style-name="style10">){} ~</text:span><text:span text:style-name="style11">uList</text:span><text:span text:style-name="style10">(){ </text:span><text:span text:style-name="style5">if</text:span><text:span text:style-name="style10">( </text:span><text:span text:style-name="style11">m </text:span><text:span text:style-name="style10">)</text:span><text:span text:style-name="style11">free</text:span><text:span text:style-name="style10">( </text:span><text:span text:style-name="style11">m </text:span><text:span text:style-name="style10">); </text:span><text:span text:style-name="style11">m</text:span><text:span text:style-name="style10">=</text:span><text:span text:style-name="style4">0</text:span><text:span text:style-name="style10">; </text:span><text:span text:style-name="style11">n</text:span><text:span text:style-name="style10">=</text:span><text:span text:style-name="style11">len</text:span><text:span text:style-name="style10">=</text:span><text:span text:style-name="style4">0</text:span><text:span text:style-name="style10">; }</text:span></text:h>
      <text:h text:style-name="Default" text:outline-level="1">167 <text:s text:c="3"/><text:span text:style-name="style5">unsigned</text:span><text:span text:style-name="style10">&amp; </text:span><text:span text:style-name="style5">operator</text:span><text:span text:style-name="style10">[]( </text:span><text:span text:style-name="style5">int </text:span><text:span text:style-name="style10">); </text:span><text:span text:style-name="style5">unsigned</text:span><text:span text:style-name="style10">&amp; </text:span><text:span text:style-name="style5">operator</text:span><text:span text:style-name="style10">+=( </text:span><text:span text:style-name="style5">unsigned </text:span><text:span text:style-name="style10">); <text:s text:c="4"/></text:span><text:span text:style-name="style2">// [k%len]</text:span></text:h>
      <text:h text:style-name="Default" text:outline-level="1">168 <text:s/><text:span text:style-name="style10">}; <text:s text:c="16"/></text:span><text:span text:style-name="style2">// *m-вектор индексных масок, n-истинная и len-текущая длина</text:span></text:h>
      <text:h text:style-name="Default" text:outline-level="1">169 <text:s/><text:span text:style-name="style5">unsigned</text:span><text:span text:style-name="style10">&amp; </text:span><text:span text:style-name="style11">uList</text:span><text:span text:style-name="style10">::</text:span><text:span text:style-name="style5">operator</text:span><text:span text:style-name="style10">[]( </text:span><text:span text:style-name="style5">int </text:span><text:span text:style-name="style11">k </text:span><text:span text:style-name="style10">){ </text:span><text:span text:style-name="style5">return </text:span><text:span text:style-name="style11">m</text:span><text:span text:style-name="style10">[</text:span><text:span text:style-name="style16">minmax</text:span><text:span text:style-name="style10">(</text:span><text:span text:style-name="style4">0</text:span><text:span text:style-name="style10">,</text:span><text:span text:style-name="style11">k</text:span><text:span text:style-name="style10">&gt;=</text:span><text:span text:style-name="style4">0</text:span><text:span text:style-name="style10">?</text:span><text:span text:style-name="style11">k</text:span><text:span text:style-name="style10">:</text:span><text:span text:style-name="style11">k</text:span><text:span text:style-name="style10">+</text:span><text:span text:style-name="style11">len</text:span><text:span text:style-name="style10">,</text:span><text:span text:style-name="style11">len</text:span><text:span text:style-name="style10">-</text:span><text:span text:style-name="style4">1</text:span><text:span text:style-name="style10">)]; }</text:span></text:h>
      <text:h text:style-name="Default" text:outline-level="1">170 <text:s/><text:span text:style-name="style5">unsigned</text:span><text:span text:style-name="style10">&amp; </text:span><text:span text:style-name="style11">uList</text:span><text:span text:style-name="style10">::</text:span><text:span text:style-name="style5">operator</text:span><text:span text:style-name="style10">+=( </text:span><text:span text:style-name="style5">unsigned </text:span><text:span text:style-name="style11">p </text:span><text:span text:style-name="style10">) </text:span><text:span text:style-name="style2">// выбор [k] обраткой и += дополнение</text:span></text:h>
      <text:h text:style-name="Default" text:outline-level="1">171 <text:s/><text:span text:style-name="style10">{ </text:span><text:span text:style-name="style5">if</text:span><text:span text:style-name="style10">(</text:span><text:span text:style-name="style11">len</text:span><text:span text:style-name="style10">&gt;=</text:span><text:span text:style-name="style11">n</text:span><text:span text:style-name="style10">)</text:span><text:span text:style-name="style11">m</text:span><text:span text:style-name="style10">=(</text:span><text:span text:style-name="style5">unsigned</text:span><text:span text:style-name="style10">*)</text:span><text:span text:style-name="style11">realloc</text:span><text:span text:style-name="style10">(</text:span><text:span text:style-name="style11">m</text:span><text:span text:style-name="style10">,(</text:span><text:span text:style-name="style11">n</text:span><text:span text:style-name="style10">+=</text:span><text:span text:style-name="style4">96</text:span><text:span text:style-name="style10">)*</text:span><text:span text:style-name="style5">sizeof</text:span><text:span text:style-name="style10">(</text:span><text:span text:style-name="style5">unsigned</text:span><text:span text:style-name="style10">));</text:span><text:span text:style-name="style5">return </text:span><text:span text:style-name="style11">m</text:span><text:span text:style-name="style10">[</text:span><text:span text:style-name="style11">len</text:span><text:span text:style-name="style10">++]=</text:span><text:span text:style-name="style11">p</text:span><text:span text:style-name="style10">;</text:span></text:h>
      <text:h text:style-name="Default" text:outline-level="1">172 <text:s/><text:span text:style-name="style10">}</text:span></text:h>
      <text:h text:style-name="Default" text:outline-level="1">173 <text:s/><text:span text:style-name="style2">// <text:s text:c="2"/>Считывание корпуса отмечается успехом, либо полным завершением программы</text:span></text:h>
      <text:h text:style-name="Default" text:outline-level="1">174 <text:s/><text:span text:style-name="style2">//</text:span></text:h>
      <text:h text:style-name="Default" text:outline-level="1"><text:soft-page-break/>175 <text:s/><text:span text:style-name="style5">bool </text:span><text:span text:style-name="style11">Hull</text:span><text:span text:style-name="style10">::</text:span><text:span text:style-name="style11">Read</text:span><text:span text:style-name="style10">( </text:span><text:span text:style-name="style5">const char </text:span><text:span text:style-name="style11">FName</text:span><text:span text:style-name="style10">[], <text:s text:c="2"/></text:span><text:span text:style-name="style2">// здесь имя приходит в кодировке W-1251</text:span></text:h>
      <text:h text:style-name="Default" text:outline-level="1">176 <text:s text:c="19"/><text:span text:style-name="style11">_Real newDraught </text:span><text:span text:style-name="style10">) <text:s text:c="2"/></text:span><text:span text:style-name="style2">// <text:s text:c="2"/>переустановка конструктивной осадки</text:span></text:h>
      <text:h text:style-name="Default" text:outline-level="1">177 <text:s/><text:span text:style-name="style10">{</text:span></text:h>
      <text:h text:style-name="Default" text:outline-level="1">178 <text:s/><text:span text:style-name="style2">// <text:s text:c="4"/>Считывание заголовков и проверка наличия управляющих кодов</text:span></text:h>
      <text:h text:style-name="Default" text:outline-level="1">179 <text:s/><text:span text:style-name="style2">//</text:span></text:h>
      <text:h text:style-name="Default" text:outline-level="1">180 <text:s text:c="2"/><text:span text:style-name="style5">static char </text:span><text:span text:style-name="style11">FileTitle</text:span><text:span text:style-name="style10">[]=</text:span><text:span text:style-name="style6">" <text:s/>Выбрать *.vsl или &lt;Esc&gt; к образцовой «Авроре»"</text:span><text:span text:style-name="style10">;</text:span></text:h>
      <text:h text:style-name="Default" text:outline-level="1">181 <text:s text:c="2"/><text:span text:style-name="style11">FILE </text:span><text:span text:style-name="style10">*</text:span><text:span text:style-name="style11">Fh</text:span><text:span text:style-name="style10">; </text:span><text:span text:style-name="style5">char </text:span><text:span text:style-name="style10">*</text:span><text:span text:style-name="style11">s</text:span><text:span text:style-name="style10">,*</text:span><text:span text:style-name="style11">Str</text:span><text:span text:style-name="style10">; <text:s text:c="22"/></text:span><text:span text:style-name="style2">// первая попытка открыть корпус</text:span></text:h>
      <text:h text:style-name="Default" text:outline-level="1">182 <text:s text:c="3"/><text:span text:style-name="style5">if</text:span><text:span text:style-name="style10">( !</text:span><text:span text:style-name="style11">FileName </text:span><text:span text:style-name="style10">)</text:span><text:span text:style-name="style11">FileName</text:span><text:span text:style-name="style10">=(</text:span><text:span text:style-name="style5">char</text:span><text:span text:style-name="style10">*)</text:span><text:span text:style-name="style11">calloc</text:span><text:span text:style-name="style10">( </text:span><text:span text:style-name="style11">MAX_PATH</text:span><text:span text:style-name="style10">,</text:span><text:span text:style-name="style4">4 </text:span><text:span text:style-name="style10">); </text:span><text:span text:style-name="style2">// новая строчка к имени</text:span></text:h>
      <text:h text:style-name="Default" text:outline-level="1">183 <text:s text:c="3"/><text:span text:style-name="style11">fext</text:span><text:span text:style-name="style10">( </text:span><text:span text:style-name="style11">strcpy</text:span><text:span text:style-name="style10">( </text:span><text:span text:style-name="style11">FileName</text:span><text:span text:style-name="style10">,</text:span><text:span text:style-name="style11">FName </text:span><text:span text:style-name="style10">),</text:span><text:span text:style-name="style6">"vsl" </text:span><text:span text:style-name="style10">);</text:span></text:h>
      <text:h text:style-name="Default" text:outline-level="1">184 <text:s text:c="3"/><text:span text:style-name="style5">if</text:span><text:span text:style-name="style10">( !(</text:span><text:span text:style-name="style11">Fh</text:span><text:span text:style-name="style10">=</text:span><text:span text:style-name="style11">FileOpen</text:span><text:span text:style-name="style10">( </text:span><text:span text:style-name="style11">FileName</text:span><text:span text:style-name="style10">,</text:span><text:span text:style-name="style6">"rt"</text:span><text:span text:style-name="style10">,</text:span><text:span text:style-name="style6">"vsl"</text:span><text:span text:style-name="style10">,</text:span><text:span text:style-name="style6">"Корпус корабля (&lt;плаз&gt;.vsl)\1*.vsl\1"</text:span></text:h>
      <text:h text:style-name="Default" text:outline-level="1">185 <text:s text:c="31"/><text:span text:style-name="style6">"Все файлы (&lt;плаз&gt;.*)\1*.*\1\1"</text:span><text:span text:style-name="style10">,</text:span><text:span text:style-name="style11">FileTitle </text:span><text:span text:style-name="style10">) ) )</text:span></text:h>
      <text:h text:style-name="Default" text:outline-level="1">186 <text:s text:c="3"/><text:span text:style-name="style5">if</text:span><text:span text:style-name="style10">( !(</text:span><text:span text:style-name="style11">Fh</text:span><text:span text:style-name="style10">=</text:span><text:span text:style-name="style11">fopen</text:span><text:span text:style-name="style10">( </text:span><text:span text:style-name="style11">strcpy</text:span><text:span text:style-name="style10">( </text:span><text:span text:style-name="style11">FileName</text:span><text:span text:style-name="style10">,</text:span><text:span text:style-name="style6">"Aurora.vsl" </text:span><text:span text:style-name="style10">),</text:span><text:span text:style-name="style6">"rt" </text:span><text:span text:style-name="style10">) ) )</text:span></text:h>
      <text:h text:style-name="Default" text:outline-level="1">187 <text:s text:c="3"/><text:span text:style-name="style10">{ </text:span><text:span text:style-name="style5">if</text:span><text:span text:style-name="style10">( (</text:span><text:span text:style-name="style11">Fh</text:span><text:span text:style-name="style10">=</text:span><text:span text:style-name="style11">fopen</text:span><text:span text:style-name="style10">( </text:span><text:span text:style-name="style11">FileName</text:span><text:span text:style-name="style10">,</text:span><text:span text:style-name="style6">"wb" </text:span><text:span text:style-name="style10">) )!=</text:span><text:span text:style-name="style11">NULL </text:span><text:span text:style-name="style10">) <text:s text:c="21"/></text:span><text:span text:style-name="style2">// ,ccs=UTF-8</text:span></text:h>
      <text:h text:style-name="Default" text:outline-level="1">188 <text:s text:c="5"/><text:span text:style-name="style10">{ </text:span><text:span text:style-name="style11">fputs</text:span><text:span text:style-name="style10">( </text:span><text:span text:style-name="style11">Aurora</text:span><text:span text:style-name="style10">,</text:span><text:span text:style-name="style11">Fh </text:span><text:span text:style-name="style10">); </text:span><text:span text:style-name="style11">fclose</text:span><text:span text:style-name="style10">( </text:span><text:span text:style-name="style11">Fh </text:span><text:span text:style-name="style10">); <text:s text:c="10"/></text:span><text:span text:style-name="style2">// предусматривается «Аврора»</text:span></text:h>
      <text:h text:style-name="Default" text:outline-level="1">189 <text:s text:c="7"/><text:span text:style-name="style5">if</text:span><text:span text:style-name="style10">( (</text:span><text:span text:style-name="style11">Fh</text:span><text:span text:style-name="style10">=</text:span><text:span text:style-name="style11">fopen</text:span><text:span text:style-name="style10">( </text:span><text:span text:style-name="style11">FileName</text:span><text:span text:style-name="style10">,</text:span><text:span text:style-name="style6">"rt" </text:span><text:span text:style-name="style10">) )!=</text:span><text:span text:style-name="style11">NULL </text:span><text:span text:style-name="style10">)</text:span><text:span text:style-name="style5">goto </text:span><text:span text:style-name="style11">Ok</text:span><text:span text:style-name="style10">; <text:s text:c="4"/></text:span><text:span text:style-name="style2">// новый файл открыт</text:span></text:h>
      <text:h text:style-name="Default" text:outline-level="1">190 <text:s text:c="5"/><text:span text:style-name="style10">} </text:span><text:span text:style-name="style5">goto </text:span><text:span text:style-name="style11">Bk</text:span><text:span text:style-name="style10">; <text:s text:c="28"/></text:span><text:span text:style-name="style2">// здесь продолжается серия проверок</text:span></text:h>
      <text:h text:style-name="Default" text:outline-level="1">191 <text:s text:c="3"/><text:span text:style-name="style10">} </text:span><text:span text:style-name="style2">// FileTitle[0]='?';</text:span></text:h>
      <text:h text:style-name="Default" text:outline-level="1">192 <text:s/><text:span text:style-name="style11">Ok</text:span><text:span text:style-name="style10">: </text:span><text:span text:style-name="style11">Str</text:span><text:span text:style-name="style10">=</text:span><text:span text:style-name="style11">stringData</text:span><text:span text:style-name="style10">( </text:span><text:span text:style-name="style11">Fh </text:span><text:span text:style-name="style10">); <text:s text:c="11"/></text:span><text:span text:style-name="style2">// Длинная строка в буфере входного файла</text:span></text:h>
      <text:h text:style-name="Default" text:outline-level="1">193 <text:s text:c="3"/><text:span text:style-name="style5">if</text:span><text:span text:style-name="style10">( *</text:span><text:span text:style-name="style11">Str</text:span><text:span text:style-name="style10">++==</text:span><text:span text:style-name="style4">30 </text:span><text:span text:style-name="style10">){ <text:s text:c="17"/></text:span><text:span text:style-name="style2">// <text:s/>'\30'</text:span></text:h>
      <text:h text:style-name="Default" text:outline-level="1">194 <text:s text:c="4"/><text:span text:style-name="style11">Flex L</text:span><text:span text:style-name="style10">,</text:span><text:span text:style-name="style11">R</text:span><text:span text:style-name="style10">; </text:span><text:span text:style-name="style5">Vector </text:span><text:span text:style-name="style11">V</text:span><text:span text:style-name="style10">,</text:span><text:span text:style-name="style11">W</text:span><text:span text:style-name="style10">; </text:span><text:span text:style-name="style5">bool </text:span><text:span text:style-name="style11">lfr</text:span><text:span text:style-name="style10">; <text:s text:c="2"/></text:span><text:span text:style-name="style2">// векторы шпангоутных контуров по шпациям</text:span></text:h>
      <text:h text:style-name="Default" text:outline-level="1">195 <text:s text:c="4"/><text:span text:style-name="style5">Real 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; </text:span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,</text:span><text:span text:style-name="style11">l</text:span><text:span text:style-name="style10">,</text:span><text:span text:style-name="style11">m</text:span><text:span text:style-name="style10">,</text:span><text:span text:style-name="style11">n</text:span><text:span text:style-name="style10">; <text:s text:c="5"/></text:span><text:span text:style-name="style2">// ... точки по циклам двойной вложенности</text:span></text:h>
      <text:h text:style-name="Default" text:outline-level="1">196 <text:s text:c="5"/><text:span text:style-name="style11">Ofs</text:span><text:span text:style-name="style10">=</text:span><text:span text:style-name="style11">Zero</text:span><text:span text:style-name="style10">; <text:s text:c="23"/></text:span><text:span text:style-name="style2">// приведение к миделю и основной линии OЛ</text:span></text:h>
      <text:h text:style-name="Default" text:outline-level="1">197 <text:s text:c="5"/><text:span text:style-name="style5">if</text:span><text:span text:style-name="style10">( </text:span><text:span text:style-name="style11">Str</text:span><text:span text:style-name="style10">=</text:span><text:span text:style-name="style11">strchr</text:span><text:span text:style-name="style10">( </text:span><text:span text:style-name="style11">Str</text:span><text:span text:style-name="style10">,</text:span><text:span text:style-name="style7">'&lt;' </text:span><text:span text:style-name="style10">) ) <text:s text:c="5"/></text:span><text:span text:style-name="style2">// подзаголовок проекта в угловых скобках</text:span></text:h>
      <text:h text:style-name="Default" text:outline-level="1">198 <text:s text:c="5"/><text:span text:style-name="style5">if</text:span><text:span text:style-name="style10">( </text:span><text:span text:style-name="style11">s</text:span><text:span text:style-name="style10">=</text:span><text:span text:style-name="style11">strchr</text:span><text:span text:style-name="style10">( ++</text:span><text:span text:style-name="style11">Str</text:span><text:span text:style-name="style10">,</text:span><text:span text:style-name="style7">'&gt;' </text:span><text:span text:style-name="style10">) ) <text:s text:c="5"/></text:span><text:span text:style-name="style2">// ?если нет названия проекта &lt;- имя файла</text:span></text:h>
      <text:h text:style-name="Default" text:outline-level="1">199 <text:s text:c="5"/><text:span text:style-name="style10">{ *</text:span><text:span text:style-name="style11">s</text:span><text:span text:style-name="style10">=</text:span><text:span text:style-name="style4">0</text:span><text:span text:style-name="style10">; </text:span><text:span text:style-name="style5">while</text:span><text:span text:style-name="style10">( *</text:span><text:span text:style-name="style11">Str</text:span><text:span text:style-name="style10">&lt;=</text:span><text:span text:style-name="style7">' ' </text:span><text:span text:style-name="style10">)++</text:span><text:span text:style-name="style11">Str</text:span><text:span text:style-name="style10">;</text:span></text:h>
      <text:h text:style-name="Default" text:outline-level="1">200 <text:s text:c="7"/><text:span text:style-name="style11">free</text:span><text:span text:style-name="style10">( </text:span><text:span text:style-name="style11">ShipName </text:span><text:span text:style-name="style10">); </text:span><text:span text:style-name="style11">ShipName</text:span><text:span text:style-name="style10">=</text:span><text:span text:style-name="style11">strdup</text:span><text:span text:style-name="style10">( </text:span><text:span text:style-name="style11">strcut</text:span><text:span text:style-name="style10">( </text:span><text:span text:style-name="style11">Str </text:span><text:span text:style-name="style10">)?</text:span><text:span text:style-name="style11">Str</text:span><text:span text:style-name="style10">:</text:span><text:span text:style-name="style11">FileName </text:span><text:span text:style-name="style10">);</text:span></text:h>
      <text:h text:style-name="Default" text:outline-level="1">201 <text:s text:c="5"/><text:span text:style-name="style10">}</text:span></text:h>
      <text:h text:style-name="Default" text:outline-level="1">202 <text:s text:c="5"/><text:span text:style-name="style11">sscanf</text:span><text:span text:style-name="style10">( </text:span><text:span text:style-name="style11">stringData</text:span><text:span text:style-name="style10">( </text:span><text:span text:style-name="style11">Fh </text:span><text:span text:style-name="style10">),</text:span><text:span text:style-name="style6">"%d%d"</text:span><text:span text:style-name="style10">,&amp;</text:span><text:span text:style-name="style11">Nframes</text:span><text:span text:style-name="style10">,&amp;</text:span><text:span text:style-name="style11">Mid </text:span><text:span text:style-name="style10">); ++</text:span><text:span text:style-name="style11">Mid</text:span><text:span text:style-name="style10">;</text:span></text:h>
      <text:h text:style-name="Default" text:outline-level="1">203 <text:s text:c="5"/><text:span text:style-name="style11">sscanf</text:span><text:span text:style-name="style10">( </text:span><text:span text:style-name="style11">stringData</text:span><text:span text:style-name="style10">( </text:span><text:span text:style-name="style11">Fh </text:span><text:span text:style-name="style10">),</text:span><text:span text:style-name="style6">"%lf%lf%lf%lf"</text:span><text:span text:style-name="style10">,&amp;</text:span><text:span text:style-name="style11">Length</text:span><text:span text:style-name="style10">,&amp;</text:span><text:span text:style-name="style11">Breadth</text:span><text:span text:style-name="style10">,&amp;</text:span><text:span text:style-name="style11">Draught</text:span><text:span text:style-name="style10">,&amp;</text:span><text:span text:style-name="style11">Ofs</text:span><text:span text:style-name="style10">.</text:span><text:span text:style-name="style11">z </text:span><text:span text:style-name="style10">);</text:span></text:h>
      <text:h text:style-name="Default" text:outline-level="1">204 <text:s text:c="5"/><text:span text:style-name="style11">Keel</text:span><text:span text:style-name="style10">=(</text:span><text:span text:style-name="style5">Real</text:span><text:span text:style-name="style10">*)</text:span><text:span text:style-name="style11">Allocate</text:span><text:span text:style-name="style10">( (</text:span><text:span text:style-name="style11">Nframes</text:span><text:span text:style-name="style10">+</text:span><text:span text:style-name="style4">2</text:span><text:span text:style-name="style10">)*</text:span><text:span text:style-name="style5">sizeof</text:span><text:span text:style-name="style10">(</text:span><text:span text:style-name="style5">Real</text:span><text:span text:style-name="style10">),</text:span><text:span text:style-name="style11">Keel </text:span><text:span text:style-name="style10">); <text:s/></text:span><text:span text:style-name="style2">// килевая разметка</text:span></text:h>
      <text:h text:style-name="Default" text:outline-level="1">205 <text:s text:c="5"/><text:span text:style-name="style11">Frame</text:span><text:span text:style-name="style10">=(</text:span><text:span text:style-name="style11">Flex</text:span><text:span text:style-name="style10">*)</text:span><text:span text:style-name="style11">Allocate</text:span><text:span text:style-name="style10">( (</text:span><text:span text:style-name="style11">Nframes</text:span><text:span text:style-name="style10">+</text:span><text:span text:style-name="style4">2</text:span><text:span text:style-name="style10">)*</text:span><text:span text:style-name="style5">sizeof</text:span><text:span text:style-name="style10">(</text:span><text:span text:style-name="style11">Flex</text:span><text:span text:style-name="style10">),</text:span><text:span text:style-name="style11">Frame </text:span><text:span text:style-name="style10">);</text:span><text:span text:style-name="style2">// точки шпангоутов</text:span></text:h>
      <text:h text:style-name="Default" text:outline-level="1">206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i</text:span><text:span text:style-name="style10">++ )</text:span><text:span text:style-name="style11">Frame</text:span><text:span text:style-name="style10">[</text:span><text:span text:style-name="style11">i</text:span><text:span text:style-name="style10">].</text:span><text:span text:style-name="style11">len</text:span><text:span text:style-name="style10">=</text:span><text:span text:style-name="style4">0</text:span><text:span text:style-name="style10">; <text:s text:c="3"/></text:span><text:span text:style-name="style2">// вычистка всех шпангоутов</text:span></text:h>
      <text:h text:style-name="Default" text:outline-level="1">207 <text:s text:c="5"/><text:span text:style-name="style11">Stem</text:span><text:span text:style-name="style10">.</text:span><text:span text:style-name="style11">len</text:span><text:span text:style-name="style10">=</text:span><text:span text:style-name="style11">Stern</text:span><text:span text:style-name="style10">.</text:span><text:span text:style-name="style11">len</text:span><text:span text:style-name="style10">=</text:span><text:span text:style-name="style11">L</text:span><text:span text:style-name="style10">.</text:span><text:span text:style-name="style11">len</text:span><text:span text:style-name="style10">=</text:span><text:span text:style-name="style11">R</text:span><text:span text:style-name="style10">.</text:span><text:span text:style-name="style11">len</text:span><text:span text:style-name="style10">=</text:span><text:span text:style-name="style4">0</text:span><text:span text:style-name="style10">; <text:s/></text:span><text:span text:style-name="style2">// расчистка и обнуление адресных ссылок</text:span></text:h>
      <text:h text:style-name="Default" text:outline-level="1">208 <text:s text:c="5"/><text:span text:style-name="style5">if</text:span><text:span text:style-name="style10">( </text:span><text:span text:style-name="style11">newDraught </text:span><text:span text:style-name="style10">)</text:span><text:span text:style-name="style11">Draught</text:span><text:span text:style-name="style10">=</text:span><text:span text:style-name="style11">newDraught</text:span><text:span text:style-name="style10">;</text:span><text:span text:style-name="style2">// новое пересчитывание с переустановкой</text:span></text:h>
      <text:h text:style-name="Default" text:outline-level="1">209 <text:s text:c="5"/><text:span text:style-name="style2">// <text:s text:c="51"/>конструктивной осадки</text:span></text:h>
      <text:h text:style-name="Default" text:outline-level="1">210 <text:s text:c="5"/><text:span text:style-name="style2">// <text:s/>Ахтерштевень (начало считывания последовательного потока данных)</text:span></text:h>
      <text:h text:style-name="Default" text:outline-level="1">211 <text:s text:c="5"/><text:span text:style-name="style2">//</text:span></text:h>
      <text:h text:style-name="Default" text:outline-level="1">212 <text:s text:c="5"/><text:span text:style-name="style11">n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 <text:s text:c="9"/></text:span><text:span text:style-name="style2">// штевни выбираются как есть</text:span></text:h>
      <text:h text:style-name="Default" text:outline-level="1">213 <text:s text:c="5"/><text:span text:style-name="style5">for</text:span><text:span text:style-name="style10">(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V</text:span><text:span text:style-name="style10">.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V</text:span><text:span text:style-name="style10">.</text:span><text:span text:style-name="style11">x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Stern</text:span><text:span text:style-name="style10">+=</text:span><text:span text:style-name="style11">V</text:span><text:span text:style-name="style10">;</text:span></text:h>
      <text:h text:style-name="Default" text:outline-level="1">214 <text:s text:c="5"/><text:span text:style-name="style11">k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 <text:s text:c="9"/></text:span><text:span text:style-name="style2">// если концевые точки обнулены</text:span></text:h>
      <text:h text:style-name="Default" text:outline-level="1">215 <text:s text:c="5"/><text:span text:style-name="style5">for</text:span><text:span text:style-name="style10">( </text:span><text:span text:style-name="style11">V</text:span><text:span text:style-name="style10">.</text:span><text:span text:style-name="style11">x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k</text:span><text:span text:style-name="style10">; </text:span><text:span text:style-name="style11">i</text:span><text:span text:style-name="style10">++ )</text:span><text:span text:style-name="style11">V</text:span><text:span text:style-name="style10">.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V</text:span><text:span text:style-name="style10">.</text:span><text:span text:style-name="style11">y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L</text:span><text:span text:style-name="style10">+=</text:span><text:span text:style-name="style11">V</text:span><text:span text:style-name="style10">;</text:span></text:h>
      <text:h text:style-name="Default" text:outline-level="1">216 <text:s text:c="5"/><text:span text:style-name="style2">//</text:span></text:h>
      <text:h text:style-name="Default" text:outline-level="1">217 <text:s text:c="5"/><text:span text:style-name="style2">// <text:s text:c="2"/>Собственно корпус ( - в том же последовательном потоке )</text:span></text:h>
      <text:h text:style-name="Default" text:outline-level="1">218 <text:s text:c="5"/><text:span text:style-name="style2">//</text:span></text:h>
      <text:h text:style-name="Default" text:outline-level="1">219 <text:s text:c="5"/><text:span text:style-name="style5">for</text:span><text:span text:style-name="style10">( </text:span><text:span text:style-name="style11">k</text:span><text:span text:style-name="style10">=</text:span><text:span text:style-name="style4">1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 <text:s text:c="9"/></text:span><text:span text:style-name="style2">// перебор от ахтерштевня до форштевня</text:span></text:h>
      <text:h text:style-name="Default" text:outline-level="1">220 <text:s text:c="5"/><text:span text:style-name="style10">{ </text:span><text:span text:style-name="style11">n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 </text:span><text:span text:style-name="style2">// количество теоретических шпангоутов</text:span></text:h>
      <text:h text:style-name="Default" text:outline-level="1">221 <text:s text:c="7"/><text:span text:style-name="style11">Keel</text:span><text:span text:style-name="style10">[</text:span><text:span text:style-name="style11">k</text:span><text:span text:style-name="style10">]=</text:span><text:span text:style-name="style11">x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 <text:s text:c="9"/></text:span><text:span text:style-name="style2">// абсциссы шпангоутов килевой дорожки</text:span></text:h>
      <text:h text:style-name="Default" text:outline-level="1">222 <text:s text:c="7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 <text:s text:c="3"/></text:span><text:span text:style-name="style2">// в начале количество точек и абсцисса шпангоута</text:span></text:h>
      <text:h text:style-name="Default" text:outline-level="1">223 <text:s text:c="7"/><text:span text:style-name="style10">{ 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 </text:span><text:span text:style-name="style11">y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; </text:span><text:span text:style-name="style2">// аппликаты и ординаты на шпангоут</text:span></text:h>
      <text:h text:style-name="Default" text:outline-level="1">224 <text:s text:c="9"/><text:span text:style-name="style2">//if( !i )if( y&gt;0.0 )Frame[k]+=(Vector){ x,0,z };</text:span></text:h>
      <text:h text:style-name="Default" text:outline-level="1">225 <text:s text:c="9"/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==</text:span><text:span text:style-name="style4">1 </text:span><text:span text:style-name="style10">) <text:s text:c="14"/></text:span><text:span text:style-name="style2">// снимается нулевая точка на днище</text:span></text:h>
      <text:h text:style-name="Default" text:outline-level="1">226 <text:s text:c="9"/><text:span text:style-name="style10">{ </text:span><text:span text:style-name="style5">Vector </text:span><text:span text:style-name="style10">&amp;</text:span><text:span text:style-name="style11">v</text:span><text:span text:style-name="style10">=</text:span><text:span text:style-name="style11">Frame</text:span><text:span text:style-name="style10">[</text:span><text:span text:style-name="style11">k</text:span><text:span text:style-name="style10">][</text:span><text:span text:style-name="style4">0</text:span><text:span text:style-name="style10">]; </text:span><text:span text:style-name="style5">if</text:span><text:span text:style-name="style10">( !</text:span><text:span text:style-name="style11">v</text:span><text:span text:style-name="style10">.</text:span><text:span text:style-name="style11">y </text:span><text:span text:style-name="style10">&amp;&amp; </text:span><text:span text:style-name="style11">v</text:span><text:span text:style-name="style10">.</text:span><text:span text:style-name="style11">z</text:span><text:span text:style-name="style10">==</text:span><text:span text:style-name="style11">z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11">y</text:span><text:span text:style-name="style10">; </text:span><text:span text:style-name="style5">continue</text:span><text:span text:style-name="style10">; }</text:span></text:h>
      <text:h text:style-name="Default" text:outline-level="1">227 <text:s text:c="9"/><text:span text:style-name="style10">} </text:span><text:span text:style-name="style11">Frame</text:span><text:span text:style-name="style10">[</text:span><text:span text:style-name="style11">k</text:span><text:span text:style-name="style10">]+=(</text:span><text:span text:style-name="style5">Vector</text:span><text:span text:style-name="style10">){ </text:span><text:span text:style-name="style11">x</text:span><text:span text:style-name="style10">,</text:span><text:span text:style-name="style11">y</text:span><text:span text:style-name="style10">,</text:span><text:span text:style-name="style11">z </text:span><text:span text:style-name="style10">};</text:span></text:h>
      <text:h text:style-name="Default" text:outline-level="1">228 <text:s text:c="7"/><text:span text:style-name="style10">} </text:span><text:span text:style-name="style2">//if( i&gt;0 &amp;&amp; Frame[k].len&gt;0 )if( y&gt;0 )Frame[k]+=(Vector){ x,0,z };</text:span></text:h>
      <text:h text:style-name="Default" text:outline-level="1">229 <text:s text:c="5"/><text:span text:style-name="style10">}</text:span></text:h>
      <text:h text:style-name="Default" text:outline-level="1">230 <text:s text:c="5"/><text:span text:style-name="style2">// Форштевень</text:span></text:h>
      <text:h text:style-name="Default" text:outline-level="1">231 <text:s text:c="5"/><text:span text:style-name="style2">// <text:s/>отсчет абсцисс шпангоутов и штевней ведется от кормового перпендикуляра</text:span></text:h>
      <text:h text:style-name="Default" text:outline-level="1">232 <text:s text:c="5"/><text:span text:style-name="style2">//</text:span></text:h>
      <text:h text:style-name="Default" text:outline-level="1">233 <text:s text:c="5"/><text:span text:style-name="style11">k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</text:span></text:h>
      <text:h text:style-name="Default" text:outline-level="1">234 <text:s text:c="5"/><text:span text:style-name="style5">for</text:span><text:span text:style-name="style10">( </text:span><text:span text:style-name="style11">V</text:span><text:span text:style-name="style10">.</text:span><text:span text:style-name="style11">x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k</text:span><text:span text:style-name="style10">; </text:span><text:span text:style-name="style11">i</text:span><text:span text:style-name="style10">++ )</text:span><text:span text:style-name="style11">V</text:span><text:span text:style-name="style10">.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V</text:span><text:span text:style-name="style10">.</text:span><text:span text:style-name="style11">y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R</text:span><text:span text:style-name="style10">+=</text:span><text:span text:style-name="style11">V</text:span><text:span text:style-name="style10">;</text:span></text:h>
      <text:h text:style-name="Default" text:outline-level="1">235 <text:s text:c="5"/><text:span text:style-name="style11">n</text:span><text:span text:style-name="style10">=</text:span><text:span text:style-name="style11">strtol</text:span><text:span text:style-name="style10">( </text:span><text:span text:style-name="style11">stringData</text:span><text:span text:style-name="style10">( </text:span><text:span text:style-name="style11">Fh </text:span><text:span text:style-name="style10">),&amp;</text:span><text:span text:style-name="style11">s</text:span><text:span text:style-name="style10">,</text:span><text:span text:style-name="style4">0 </text:span><text:span text:style-name="style10">);</text:span></text:h>
      <text:h text:style-name="Default" text:outline-level="1">236 <text:s text:c="5"/><text:span text:style-name="style5">for</text:span><text:span text:style-name="style10">(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V</text:span><text:span text:style-name="style10">.</text:span><text:span text:style-name="style11">z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V</text:span><text:span text:style-name="style10">.</text:span><text:span text:style-name="style11">x</text:span><text:span text:style-name="style10">=</text:span><text:span text:style-name="style11">strtod</text:span><text:span text:style-name="style10">( </text:span><text:span text:style-name="style11">s</text:span><text:span text:style-name="style10">,&amp;</text:span><text:span text:style-name="style11">s </text:span><text:span text:style-name="style10">),</text:span><text:span text:style-name="style11">Stem</text:span><text:span text:style-name="style10">+=</text:span><text:span text:style-name="style11">V</text:span><text:span text:style-name="style10">;</text:span></text:h>
      <text:h text:style-name="Default" text:outline-level="1">237 <text:s text:c="45"/><text:span text:style-name="style2">//</text:span></text:h>
      <text:h text:style-name="Default" text:outline-level="1">238 <text:s text:c="5"/><text:span text:style-name="style11">fclose</text:span><text:span text:style-name="style10">( </text:span><text:span text:style-name="style11">Fh </text:span><text:span text:style-name="style10">); <text:s text:c="26"/></text:span><text:span text:style-name="style2">// работа с файлом данных завершена</text:span></text:h>
      <text:h text:style-name="Default" text:outline-level="1">239 <text:s text:c="5"/><text:span text:style-name="style11">Alliance</text:span><text:span text:style-name="style10">( </text:span><text:span text:style-name="style11">Stern</text:span><text:span text:style-name="style10">,</text:span><text:span text:style-name="style11">L</text:span><text:span text:style-name="style10">,</text:span><text:span text:style-name="style5">true</text:span><text:span text:style-name="style10">,</text:span><text:span text:style-name="style11">Keel</text:span><text:span text:style-name="style10">[</text:span><text:span text:style-name="style4">1</text:span><text:span text:style-name="style10">] ); <text:s text:c="6"/></text:span><text:span text:style-name="style2">// первая перестройка штевней после</text:span></text:h>
      <text:h text:style-name="Default" text:outline-level="1">240 <text:s text:c="5"/><text:span text:style-name="style11">Alliance</text:span><text:span text:style-name="style10">( </text:span><text:span text:style-name="style11">Stem</text:span><text:span text:style-name="style10">,</text:span><text:span text:style-name="style11">R</text:span><text:span text:style-name="style10">,</text:span><text:span text:style-name="style5">false</text:span><text:span text:style-name="style10">,</text:span><text:span text:style-name="style11">Keel</text:span><text:span text:style-name="style10">[</text:span><text:span text:style-name="style11">Nframes</text:span><text:span text:style-name="style10">] ); </text:span><text:span text:style-name="style2">// считывания всех данных о корпусе</text:span></text:h>
      <text:h text:style-name="Default" text:outline-level="1">241 <text:s text:c="5"/><text:span text:style-name="style2">//</text:span></text:h>
      <text:h text:style-name="Default" text:outline-level="1">242 <text:s text:c="5"/><text:span text:style-name="style2">// <text:s text:c="2"/>Экстремумы для килевой линии и новые крайние шпангоуты</text:span></text:h>
      <text:h text:style-name="Default" text:outline-level="1">243 <text:s text:c="5"/><text:span text:style-name="style2">// <text:s text:c="6"/>~~ крайние точки на килевой или палубной аппликате</text:span></text:h>
      <text:h text:style-name="Default" text:outline-level="1"><text:soft-page-break/>244 <text:s text:c="5"/><text:span text:style-name="style2">// <text:s text:c="6"/>== становятся крайними на шпангоутах</text:span></text:h>
      <text:h text:style-name="Default" text:outline-level="1">245 <text:s text:c="5"/><text:span text:style-name="style2">//</text:span></text:h>
      <text:h text:style-name="Default" text:outline-level="1">246 <text:s text:c="5"/><text:span text:style-name="style5">for</text:span><text:span text:style-name="style10">( </text:span><text:span text:style-name="style11">Keel</text:span><text:span text:style-name="style10">[</text:span><text:span text:style-name="style4">0</text:span><text:span text:style-name="style10">]=</text:span><text:span text:style-name="style11">Keel</text:span><text:span text:style-name="style10">[</text:span><text:span text:style-name="style4">1</text:span><text:span text:style-name="style10">]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tern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5">const Vector </text:span><text:span text:style-name="style10">&amp;</text:span><text:span text:style-name="style11">S</text:span><text:span text:style-name="style10">=</text:span><text:span text:style-name="style11">Stern</text:span><text:span text:style-name="style10">[</text:span><text:span text:style-name="style11">i</text:span><text:span text:style-name="style10">];</text:span></text:h>
      <text:h text:style-name="Default" text:outline-level="1">247 <text:s text:c="7"/><text:span text:style-name="style5">if</text:span><text:span text:style-name="style10">( </text:span><text:span text:style-name="style11">S</text:span><text:span text:style-name="style10">.</text:span><text:span text:style-name="style11">x</text:span><text:span text:style-name="style10">&lt;</text:span><text:span text:style-name="style11">Keel</text:span><text:span text:style-name="style10">[</text:span><text:span text:style-name="style4">0</text:span><text:span text:style-name="style10">] )</text:span><text:span text:style-name="style11">Keel</text:span><text:span text:style-name="style10">[</text:span><text:span text:style-name="style4">0</text:span><text:span text:style-name="style10">]=</text:span><text:span text:style-name="style11">S</text:span><text:span text:style-name="style10">.</text:span><text:span text:style-name="style11">x</text:span><text:span text:style-name="style10">; </text:span><text:span text:style-name="style2">// левый экстремум абсциссы по ахтерштевню</text:span></text:h>
      <text:h text:style-name="Default" text:outline-level="1">248 <text:s text:c="7"/><text:span text:style-name="style5">if</text:span><text:span text:style-name="style10">( </text:span><text:span text:style-name="style11">S</text:span><text:span text:style-name="style10">.</text:span><text:span text:style-name="style11">x</text:span><text:span text:style-name="style10">&lt;</text:span><text:span text:style-name="style11">Keel</text:span><text:span text:style-name="style10">[</text:span><text:span text:style-name="style4">1</text:span><text:span text:style-name="style10">] )</text:span><text:span text:style-name="style11">Frame</text:span><text:span text:style-name="style10">[</text:span><text:span text:style-name="style4">0</text:span><text:span text:style-name="style10">]+=</text:span><text:span text:style-name="style11">S</text:span><text:span text:style-name="style10">; </text:span><text:span text:style-name="style2">// кривой шпангоут в кормовой оконечности</text:span></text:h>
      <text:h text:style-name="Default" text:outline-level="1">249 <text:s text:c="5"/><text:span text:style-name="style10">} <text:s text:c="30"/></text:span><text:span text:style-name="style2">// осредняем предыдущий к пустому шпангоуту</text:span></text:h>
      <text:h text:style-name="Default" text:outline-level="1">250 <text:s text:c="5"/><text:span text:style-name="style5">if</text:span><text:span text:style-name="style10">( !</text:span><text:span text:style-name="style11">Frame</text:span><text:span text:style-name="style10">[</text:span><text:span text:style-name="style4">0</text:span><text:span text:style-name="style10">].</text:span><text:span text:style-name="style11">len </text:span><text:span text:style-name="style10">){ </text:span><text:span text:style-name="style5">for</text:span><text:span text:style-name="style10">( </text:span><text:span text:style-name="style11">z</text:span><text:span text:style-name="style10">=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4">1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11">z</text:span><text:span text:style-name="style10">+=</text:span><text:span text:style-name="style11">Frame</text:span><text:span text:style-name="style10">[</text:span><text:span text:style-name="style4">1</text:span><text:span text:style-name="style10">][</text:span><text:span text:style-name="style11">i</text:span><text:span text:style-name="style10">].</text:span><text:span text:style-name="style11">z</text:span><text:span text:style-name="style10">;</text:span></text:h>
      <text:h text:style-name="Default" text:outline-level="1">251 <text:s text:c="27"/><text:span text:style-name="style5">if</text:span><text:span text:style-name="style10">( </text:span><text:span text:style-name="style11">i </text:span><text:span text:style-name="style10">)</text:span><text:span text:style-name="style11">Frame</text:span><text:span text:style-name="style10">[</text:span><text:span text:style-name="style4">0</text:span><text:span text:style-name="style10">]+=(</text:span><text:span text:style-name="style5">Vector</text:span><text:span text:style-name="style10">){ </text:span><text:span text:style-name="style11">Keel</text:span><text:span text:style-name="style10">[</text:span><text:span text:style-name="style4">0</text:span><text:span text:style-name="style10">],</text:span><text:span text:style-name="style4">0</text:span><text:span text:style-name="style10">,</text:span><text:span text:style-name="style11">z</text:span><text:span text:style-name="style10">/</text:span><text:span text:style-name="style11">i </text:span><text:span text:style-name="style10">};</text:span></text:h>
      <text:h text:style-name="Default" text:outline-level="1">252 <text:s text:c="24"/><text:span text:style-name="style10">} </text:span><text:span text:style-name="style11">n</text:span><text:span text:style-name="style10">=</text:span><text:span text:style-name="style11">Nframes</text:span><text:span text:style-name="style10">; </text:span><text:span text:style-name="style2">// носовая оконечность на конечных отсчётах</text:span></text:h>
      <text:h text:style-name="Default" text:outline-level="1">253 <text:s text:c="5"/><text:span text:style-name="style5">for</text:span><text:span text:style-name="style10">( 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=</text:span><text:span text:style-name="style11">Keel</text:span><text:span text:style-name="style10">[</text:span><text:span text:style-name="style11">n</text:span><text:span text:style-name="style10">]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tem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5">const Vector </text:span><text:span text:style-name="style10">&amp;</text:span><text:span text:style-name="style11">S</text:span><text:span text:style-name="style10">=</text:span><text:span text:style-name="style11">Stem</text:span><text:span text:style-name="style10">[</text:span><text:span text:style-name="style11">i</text:span><text:span text:style-name="style10">];</text:span></text:h>
      <text:h text:style-name="Default" text:outline-level="1">254 <text:s text:c="7"/><text:span text:style-name="style5">if</text:span><text:span text:style-name="style10">( </text:span><text:span text:style-name="style11">S</text:span><text:span text:style-name="style10">.</text:span><text:span text:style-name="style11">x</text:span><text:span text:style-name="style10">&gt;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 )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=</text:span><text:span text:style-name="style11">S</text:span><text:span text:style-name="style10">.</text:span><text:span text:style-name="style11">x</text:span><text:span text:style-name="style10">; <text:s/></text:span><text:span text:style-name="style2">// экстремум абсциссы по форштевню</text:span></text:h>
      <text:h text:style-name="Default" text:outline-level="1">255 <text:s text:c="7"/><text:span text:style-name="style5">if</text:span><text:span text:style-name="style10">( </text:span><text:span text:style-name="style11">S</text:span><text:span text:style-name="style10">.</text:span><text:span text:style-name="style11">x</text:span><text:span text:style-name="style10">&gt;</text:span><text:span text:style-name="style11">Keel</text:span><text:span text:style-name="style10">[</text:span><text:span text:style-name="style11">n</text:span><text:span text:style-name="style10">] )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+=</text:span><text:span text:style-name="style11">S</text:span><text:span text:style-name="style10">; <text:s text:c="3"/></text:span><text:span text:style-name="style2">// с образованием свободного шпангоута</text:span></text:h>
      <text:h text:style-name="Default" text:outline-level="1">256 <text:s text:c="5"/><text:span text:style-name="style10">} <text:s text:c="35"/></text:span><text:span text:style-name="style2">// <text:s text:c="7"/>который может и не сложиться</text:span></text:h>
      <text:h text:style-name="Default" text:outline-level="1">257 <text:s text:c="5"/><text:span text:style-name="style5">if</text:span><text:span text:style-name="style10">( !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.</text:span><text:span text:style-name="style11">len </text:span><text:span text:style-name="style10">){ </text:span><text:span text:style-name="style5">for</text:span><text:span text:style-name="style10">( </text:span><text:span text:style-name="style11">z</text:span><text:span text:style-name="style10">=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n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11">z</text:span><text:span text:style-name="style10">+=</text:span><text:span text:style-name="style11">Frame</text:span><text:span text:style-name="style10">[</text:span><text:span text:style-name="style11">n</text:span><text:span text:style-name="style10">][</text:span><text:span text:style-name="style11">i</text:span><text:span text:style-name="style10">].</text:span><text:span text:style-name="style11">z</text:span><text:span text:style-name="style10">;</text:span></text:h>
      <text:h text:style-name="Default" text:outline-level="1">258 <text:s text:c="29"/><text:span text:style-name="style5">if</text:span><text:span text:style-name="style10">( </text:span><text:span text:style-name="style11">i </text:span><text:span text:style-name="style10">)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+=(</text:span><text:span text:style-name="style5">Vector</text:span><text:span text:style-name="style10">){ 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,</text:span><text:span text:style-name="style4">0</text:span><text:span text:style-name="style10">,</text:span><text:span text:style-name="style11">z</text:span><text:span text:style-name="style10">/</text:span><text:span text:style-name="style11">i </text:span><text:span text:style-name="style10">};</text:span></text:h>
      <text:h text:style-name="Default" text:outline-level="1">259 <text:s text:c="26"/><text:span text:style-name="style10">}</text:span></text:h>
      <text:h text:style-name="Default" text:outline-level="1">260 <text:s text:c="5"/><text:span text:style-name="style2">// <text:s text:c="3"/>Чтение последовательного потока завершено, но если смещена основная</text:span></text:h>
      <text:h text:style-name="Default" text:outline-level="1">261 <text:s text:c="5"/><text:span text:style-name="style2">// <text:s text:c="3"/>плоскость, то необходим проход по всем точкам плазовых аппликат</text:span></text:h>
      <text:h text:style-name="Default" text:outline-level="1">262 <text:s text:c="5"/><text:span text:style-name="style2">//</text:span></text:h>
      <text:h text:style-name="Default" text:outline-level="1">263 <text:s text:c="5"/><text:span text:style-name="style11">Ofs</text:span><text:span text:style-name="style10">.</text:span><text:span text:style-name="style11">z</text:span><text:span text:style-name="style10">+=</text:span><text:span text:style-name="style11">Draught</text:span><text:span text:style-name="style10">; </text:span><text:span text:style-name="style2">// все отсчёты аппликат приводятся к действующей ватерлинии</text:span></text:h>
      <text:h text:style-name="Default" text:outline-level="1">264 <text:s text:c="5"/><text:span text:style-name="style11">Ofs</text:span><text:span text:style-name="style10">.</text:span><text:span text:style-name="style11">x</text:span><text:span text:style-name="style10">=</text:span><text:span text:style-name="style11">Nframes</text:span><text:span text:style-name="style10">&gt;</text:span><text:span text:style-name="style4">2</text:span><text:span text:style-name="style10">?</text:span><text:span text:style-name="style16">minmax</text:span><text:span text:style-name="style10">( </text:span><text:span text:style-name="style11">Keel</text:span><text:span text:style-name="style10">[</text:span><text:span text:style-name="style4">0</text:span><text:span text:style-name="style10">],</text:span><text:span text:style-name="style11">Keel</text:span><text:span text:style-name="style10">[</text:span><text:span text:style-name="style11">Mid</text:span><text:span text:style-name="style10">],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 )</text:span></text:h>
      <text:h text:style-name="Default" text:outline-level="1">265 <text:s text:c="26"/><text:span text:style-name="style10">:( </text:span><text:span text:style-name="style11">Keel</text:span><text:span text:style-name="style10">[</text:span><text:span text:style-name="style4">0</text:span><text:span text:style-name="style10">]+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 )/</text:span><text:span text:style-name="style4">2</text:span><text:span text:style-name="style10">; <text:s text:c="5"/></text:span><text:span text:style-name="style2">// крайние пополам</text:span></text:h>
      <text:h text:style-name="Default" text:outline-level="1">266 <text:s text:c="26"/><text:span text:style-name="style11">Control</text:span><text:span text:style-name="style10">( </text:span><text:span text:style-name="style11">Stern</text:span><text:span text:style-name="style10">,</text:span><text:span text:style-name="style11">Ofs</text:span><text:span text:style-name="style10">,</text:span><text:span text:style-name="style5">true </text:span><text:span text:style-name="style10">); <text:s text:c="8"/></text:span><text:span text:style-name="style2">// контроль и сдвиг</text:span></text:h>
      <text:h text:style-name="Default" text:outline-level="1">267 <text:s text:c="5"/><text:span text:style-name="style5">for</text:span><text:span text:style-name="style10">( </text:span><text:span text:style-name="style11">n</text:span><text:span text:style-name="style10">=</text:span><text:span text:style-name="style4">0</text:span><text:span text:style-name="style10">; </text:span><text:span text:style-name="style11">n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n</text:span><text:span text:style-name="style10">++ ) <text:s text:c="26"/></text:span><text:span text:style-name="style2">// для новой точки</text:span></text:h>
      <text:h text:style-name="Default" text:outline-level="1">268 <text:s text:c="8"/><text:span text:style-name="style10">{ </text:span><text:span text:style-name="style11">Keel</text:span><text:span text:style-name="style10">[</text:span><text:span text:style-name="style11">n</text:span><text:span text:style-name="style10">]-=</text:span><text:span text:style-name="style11">Ofs</text:span><text:span text:style-name="style10">.</text:span><text:span text:style-name="style11">x</text:span><text:span text:style-name="style10">; </text:span><text:span text:style-name="style11">Control</text:span><text:span text:style-name="style10">( </text:span><text:span text:style-name="style11">Frame</text:span><text:span text:style-name="style10">[</text:span><text:span text:style-name="style11">n</text:span><text:span text:style-name="style10">],</text:span><text:span text:style-name="style11">Ofs </text:span><text:span text:style-name="style10">); } <text:s text:c="8"/></text:span><text:span text:style-name="style2">// пересечения</text:span></text:h>
      <text:h text:style-name="Default" text:outline-level="1">269 <text:s text:c="26"/><text:span text:style-name="style11">Control</text:span><text:span text:style-name="style10">( </text:span><text:span text:style-name="style11">Stem</text:span><text:span text:style-name="style10">,</text:span><text:span text:style-name="style11">Ofs</text:span><text:span text:style-name="style10">,</text:span><text:span text:style-name="style5">true </text:span><text:span text:style-name="style10">); <text:s text:c="9"/></text:span><text:span text:style-name="style2">// ватерлинии</text:span></text:h>
      <text:h text:style-name="Default" text:outline-level="1">270 <text:s text:c="5"/><text:span text:style-name="style2">//</text:span></text:h>
      <text:h text:style-name="Default" text:outline-level="1">271 <text:s text:c="5"/><text:span text:style-name="style2">// <text:s text:c="3"/>Здесь пробуем расставить сразу все точки с координатами на штевнях</text:span></text:h>
      <text:h text:style-name="Default" text:outline-level="1">272 <text:s text:c="5"/><text:span text:style-name="style2">// <text:s text:c="6"/>относительно диаметральной плоскости в продолжение</text:span></text:h>
      <text:h text:style-name="Default" text:outline-level="1">273 <text:s text:c="5"/><text:span text:style-name="style2">// <text:s text:c="10"/>и в разрывах исходных шпангоутных контуров</text:span></text:h>
      <text:h text:style-name="Default" text:outline-level="1">274 <text:s text:c="5"/><text:span text:style-name="style2">//</text:span></text:h>
      <text:h text:style-name="Default" text:outline-level="1">275 <text:s text:c="5"/><text:span text:style-name="style11">lfr</text:span><text:span text:style-name="style10">=</text:span><text:span text:style-name="style5">false</text:span><text:span text:style-name="style10">; </text:span><text:span text:style-name="style2">// выбор левой стороны от штевня со смежными правыми шпангоутами</text:span></text:h>
      <text:h text:style-name="Default" text:outline-level="1">276 <text:s text:c="5"/><text:span text:style-name="style5">do</text:span></text:h>
      <text:h text:style-name="Default" text:outline-level="1">277 <text:s text:c="5"/><text:span text:style-name="style5">for</text:span><text:span text:style-name="style10">( </text:span><text:span text:style-name="style11">n</text:span><text:span text:style-name="style10">=</text:span><text:span text:style-name="style4">1</text:span><text:span text:style-name="style10">; </text:span><text:span text:style-name="style11">n</text:span><text:span text:style-name="style10">&lt;</text:span><text:span text:style-name="style11">Nframes</text:span><text:span text:style-name="style10">; </text:span><text:span text:style-name="style11">n</text:span><text:span text:style-name="style10">++ ) <text:s/></text:span><text:span text:style-name="style2">// концевые шпации считаются предустановленными</text:span></text:h>
      <text:h text:style-name="Default" text:outline-level="1">278 <text:s text:c="5"/><text:span text:style-name="style10">{ <text:s text:c="3"/></text:span><text:span text:style-name="style11">i</text:span><text:span text:style-name="style10">=</text:span><text:span text:style-name="style11">j</text:span><text:span text:style-name="style10">=</text:span><text:span text:style-name="style11">l</text:span><text:span text:style-name="style10">=</text:span><text:span text:style-name="style4">0</text:span><text:span text:style-name="style10">; <text:s text:c="11"/></text:span><text:span text:style-name="style2">// будет интервал [j..l], i возможно с превышением</text:span></text:h>
      <text:h text:style-name="Default" text:outline-level="1">279 <text:s text:c="6"/><text:span text:style-name="style11">Flex </text:span><text:span text:style-name="style10">&amp;</text:span><text:span text:style-name="style11">S</text:span><text:span text:style-name="style10">=</text:span><text:span text:style-name="style11">lfr</text:span><text:span text:style-name="style10">?</text:span><text:span text:style-name="style11">Stern</text:span><text:span text:style-name="style10">:</text:span><text:span text:style-name="style11">Stem</text:span><text:span text:style-name="style10">; </text:span><text:span text:style-name="style2">// изначально полагается нижняя точка на шпангоуте</text:span></text:h>
      <text:h text:style-name="Default" text:outline-level="1">280 <text:s text:c="5"/><text:span text:style-name="style11">Rep</text:span><text:span text:style-name="style10">: <text:s text:c="20"/></text:span><text:span text:style-name="style2">// выборка цельного фрагмента штевня внутри шпации</text:span></text:h>
      <text:h text:style-name="Default" text:outline-level="1">281 <text:s text:c="7"/><text:span text:style-name="style5">for</text:span><text:span text:style-name="style10">( </text:span><text:span text:style-name="style11">j</text:span><text:span text:style-name="style10">=-</text:span><text:span text:style-name="style4">1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 <text:s text:c="18"/></text:span><text:span text:style-name="style2">// подборка точек на штевнях</text:span></text:h>
      <text:h text:style-name="Default" text:outline-level="1">282 <text:s text:c="7"/><text:span text:style-name="style5">if</text:span><text:span text:style-name="style10">( </text:span><text:span text:style-name="style11">Keel</text:span><text:span text:style-name="style10">[</text:span><text:span text:style-name="style11">n</text:span><text:span text:style-name="style10">]&lt;=</text:span><text:span text:style-name="style11">S</text:span><text:span text:style-name="style10">[</text:span><text:span text:style-name="style11">i</text:span><text:span text:style-name="style10">].</text:span><text:span text:style-name="style11">x </text:span><text:span text:style-name="style10">&amp;&amp; </text:span><text:span text:style-name="style11">S</text:span><text:span text:style-name="style10">[</text:span><text:span text:style-name="style11">i</text:span><text:span text:style-name="style10">].</text:span><text:span text:style-name="style11">x</text:span><text:span text:style-name="style10">&lt;=</text:span><text:span text:style-name="style11">Keel</text:span><text:span text:style-name="style10">[</text:span><text:span text:style-name="style11">n</text:span><text:span text:style-name="style10">+</text:span><text:span text:style-name="style4">1</text:span><text:span text:style-name="style10">] ) <text:s/></text:span><text:span text:style-name="style2">// в пределах одной шпации</text:span></text:h>
      <text:h text:style-name="Default" text:outline-level="1">283 <text:s text:c="7"/><text:span text:style-name="style10">{ </text:span><text:span text:style-name="style11">l</text:span><text:span text:style-name="style10">=</text:span><text:span text:style-name="style11">i</text:span><text:span text:style-name="style10">; </text:span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</text:span><text:span text:style-name="style11">j</text:span><text:span text:style-name="style10">=</text:span><text:span text:style-name="style11">l</text:span><text:span text:style-name="style10">; <text:s text:c="23"/></text:span><text:span text:style-name="style2">// индекс i будет зашкаливать</text:span></text:h>
      <text:h text:style-name="Default" text:outline-level="1">284 <text:s text:c="7"/><text:span text:style-name="style10">} </text:span><text:span text:style-name="style5">else if</text:span><text:span text:style-name="style10">( </text:span><text:span text:style-name="style11">j</text:span><text:span text:style-name="style10">&gt;=</text:span><text:span text:style-name="style4">0 </text:span><text:span text:style-name="style10">)</text:span><text:span text:style-name="style5">break</text:span><text:span text:style-name="style10">; <text:s text:c="20"/></text:span><text:span text:style-name="style2">// получен интервал от j до l</text:span></text:h>
      <text:h text:style-name="Default" text:outline-level="1">285 <text:s text:c="14"/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</text:span><text:span text:style-name="style5">continue</text:span><text:span text:style-name="style10">; <text:s text:c="18"/></text:span><text:span text:style-name="style2">// фрагмент контура не найден</text:span></text:h>
      <text:h text:style-name="Default" text:outline-level="1">286 <text:s/><text:span text:style-name="style2">// <text:s text:c="3"/>if( j==l )goto Rep; else</text:span></text:h>
      <text:h text:style-name="Default" text:outline-level="1">287 <text:s text:c="7"/><text:span text:style-name="style10">{ </text:span><text:span text:style-name="style2">//</text:span></text:h>
      <text:h text:style-name="Default" text:outline-level="1">288 <text:s text:c="9"/><text:span text:style-name="style2">// самая простая привязка контуров штевней к наклонам ветвей шпангоутов</text:span></text:h>
      <text:h text:style-name="Default" text:outline-level="1">289 <text:s text:c="9"/><text:span text:style-name="style2">//</text:span></text:h>
      <text:h text:style-name="Default" text:outline-level="1">290 <text:s text:c="8"/><text:span text:style-name="style11">Flex </text:span><text:span text:style-name="style10">&amp;</text:span><text:span text:style-name="style11">F</text:span><text:span text:style-name="style10">=</text:span><text:span text:style-name="style11">lfr</text:span><text:span text:style-name="style10">?</text:span><text:span text:style-name="style11">Frame</text:span><text:span text:style-name="style10">[</text:span><text:span text:style-name="style11">n</text:span><text:span text:style-name="style10">]:</text:span><text:span text:style-name="style11">Frame</text:span><text:span text:style-name="style10">[</text:span><text:span text:style-name="style11">n</text:span><text:span text:style-name="style10">+</text:span><text:span text:style-name="style4">1</text:span><text:span text:style-name="style10">]; <text:s text:c="9"/></text:span><text:span text:style-name="style2">// фиксация ссылки на шпангоут</text:span></text:h>
      <text:h text:style-name="Default" text:outline-level="1">291 <text:s text:c="9"/><text:span text:style-name="style5">if</text:span><text:span text:style-name="style10">( </text:span><text:span text:style-name="style11">S</text:span><text:span text:style-name="style10">[</text:span><text:span text:style-name="style11">l</text:span><text:span text:style-name="style10">].</text:span><text:span text:style-name="style11">z</text:span><text:span text:style-name="style10">&gt;=</text:span><text:span text:style-name="style11">F</text:span><text:span text:style-name="style10">[-</text:span><text:span text:style-name="style4">1</text:span><text:span text:style-name="style10">].</text:span><text:span text:style-name="style11">z </text:span><text:span text:style-name="style10">)</text:span><text:span text:style-name="style5">for</text:span><text:span text:style-name="style10">( </text:span><text:span text:style-name="style11">k</text:span><text:span text:style-name="style10">=</text:span><text:span text:style-name="style11">j</text:span><text:span text:style-name="style10">; </text:span><text:span text:style-name="style11">k</text:span><text:span text:style-name="style10">&lt;=</text:span><text:span text:style-name="style11">l</text:span><text:span text:style-name="style10">; </text:span><text:span text:style-name="style11">k</text:span><text:span text:style-name="style10">++ )</text:span><text:span text:style-name="style11">F</text:span><text:span text:style-name="style10">+=</text:span><text:span text:style-name="style11">S</text:span><text:span text:style-name="style10">[</text:span><text:span text:style-name="style11">k</text:span><text:span text:style-name="style10">]; </text:span><text:span text:style-name="style5">else</text:span></text:h>
      <text:h text:style-name="Default" text:outline-level="1">292 <text:s text:c="9"/><text:span text:style-name="style5">if</text:span><text:span text:style-name="style10">( </text:span><text:span text:style-name="style11">S</text:span><text:span text:style-name="style10">[</text:span><text:span text:style-name="style11">j</text:span><text:span text:style-name="style10">].</text:span><text:span text:style-name="style11">z</text:span><text:span text:style-name="style10">&lt;</text:span><text:span text:style-name="style11">F</text:span><text:span text:style-name="style10">[</text:span><text:span text:style-name="style4">0</text:span><text:span text:style-name="style10">].</text:span><text:span text:style-name="style11">z </text:span><text:span text:style-name="style10">){ </text:span><text:span text:style-name="style5">for</text:span><text:span text:style-name="style10">( </text:span><text:span text:style-name="style11">k</text:span><text:span text:style-name="style10">=</text:span><text:span text:style-name="style11">l</text:span><text:span text:style-name="style10">; </text:span><text:span text:style-name="style11">k</text:span><text:span text:style-name="style10">&gt;=</text:span><text:span text:style-name="style11">j</text:span><text:span text:style-name="style10">; </text:span><text:span text:style-name="style11">k</text:span><text:span text:style-name="style10">-- )</text:span><text:span text:style-name="style5">if</text:span><text:span text:style-name="style10">( </text:span><text:span text:style-name="style11">F</text:span><text:span text:style-name="style10">[</text:span><text:span text:style-name="style4">0</text:span><text:span text:style-name="style10">]!=</text:span><text:span text:style-name="style11">S</text:span><text:span text:style-name="style10">[</text:span><text:span text:style-name="style11">k</text:span><text:span text:style-name="style10">] )</text:span><text:span text:style-name="style11">F</text:span><text:span text:style-name="style10">/=</text:span><text:span text:style-name="style11">S</text:span><text:span text:style-name="style10">[</text:span><text:span text:style-name="style11">k</text:span><text:span text:style-name="style10">]; } </text:span><text:span text:style-name="style5">else</text:span></text:h>
      <text:h text:style-name="Default" text:outline-level="1">293 <text:s text:c="9"/><text:span text:style-name="style5">for</text:span><text:span text:style-name="style10">( </text:span><text:span text:style-name="style11">m</text:span><text:span text:style-name="style10">=</text:span><text:span text:style-name="style4">1</text:span><text:span text:style-name="style10">; </text:span><text:span text:style-name="style11">m</text:span><text:span text:style-name="style10">&lt;</text:span><text:span text:style-name="style11">F</text:span><text:span text:style-name="style10">.</text:span><text:span text:style-name="style11">len</text:span><text:span text:style-name="style10">; </text:span><text:span text:style-name="style11">m</text:span><text:span text:style-name="style10">++ )</text:span></text:h>
      <text:h text:style-name="Default" text:outline-level="1">294 <text:s text:c="10"/><text:span text:style-name="style5">if</text:span><text:span text:style-name="style10">( </text:span><text:span text:style-name="style11">F</text:span><text:span text:style-name="style10">[</text:span><text:span text:style-name="style11">m</text:span><text:span text:style-name="style10">-</text:span><text:span text:style-name="style4">1</text:span><text:span text:style-name="style10">].</text:span><text:span text:style-name="style11">y</text:span><text:span text:style-name="style10">==</text:span><text:span text:style-name="style4">0.0 </text:span><text:span text:style-name="style10">&amp;&amp; </text:span><text:span text:style-name="style11">F</text:span><text:span text:style-name="style10">[</text:span><text:span text:style-name="style11">m</text:span><text:span text:style-name="style10">].</text:span><text:span text:style-name="style11">y</text:span><text:span text:style-name="style10">==</text:span><text:span text:style-name="style4">0.0 </text:span><text:span text:style-name="style10">)</text:span></text:h>
      <text:h text:style-name="Default" text:outline-level="1">295 <text:s text:c="10"/><text:span text:style-name="style5">if</text:span><text:span text:style-name="style10">( </text:span><text:span text:style-name="style11">intoi</text:span><text:span text:style-name="style10">( </text:span><text:span text:style-name="style11">F</text:span><text:span text:style-name="style10">[</text:span><text:span text:style-name="style11">m</text:span><text:span text:style-name="style10">-</text:span><text:span text:style-name="style4">1</text:span><text:span text:style-name="style10">].</text:span><text:span text:style-name="style11">z</text:span><text:span text:style-name="style10">,</text:span><text:span text:style-name="style4">0.5</text:span><text:span text:style-name="style10">*(</text:span><text:span text:style-name="style11">S</text:span><text:span text:style-name="style10">[</text:span><text:span text:style-name="style11">j</text:span><text:span text:style-name="style10">].</text:span><text:span text:style-name="style11">z</text:span><text:span text:style-name="style10">+</text:span><text:span text:style-name="style11">S</text:span><text:span text:style-name="style10">[</text:span><text:span text:style-name="style11">l</text:span><text:span text:style-name="style10">].</text:span><text:span text:style-name="style11">z</text:span><text:span text:style-name="style10">),</text:span><text:span text:style-name="style11">F</text:span><text:span text:style-name="style10">[</text:span><text:span text:style-name="style11">m</text:span><text:span text:style-name="style10">].</text:span><text:span text:style-name="style11">z </text:span><text:span text:style-name="style10">) )</text:span></text:h>
      <text:h text:style-name="Default" text:outline-level="1">296 <text:s text:c="12"/><text:span text:style-name="style10">{ </text:span><text:span text:style-name="style5">for</text:span><text:span text:style-name="style10">( </text:span><text:span text:style-name="style11">k</text:span><text:span text:style-name="style10">=</text:span><text:span text:style-name="style11">l</text:span><text:span text:style-name="style10">; </text:span><text:span text:style-name="style11">k</text:span><text:span text:style-name="style10">&gt;=</text:span><text:span text:style-name="style11">j</text:span><text:span text:style-name="style10">; </text:span><text:span text:style-name="style11">k</text:span><text:span text:style-name="style10">-- ){ </text:span><text:span text:style-name="style11">V</text:span><text:span text:style-name="style10">=</text:span><text:span text:style-name="style11">S</text:span><text:span text:style-name="style10">[</text:span><text:span text:style-name="style11">k</text:span><text:span text:style-name="style10">];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; </text:span><text:span text:style-name="style11">F</text:span><text:span text:style-name="style10">.</text:span><text:span text:style-name="style11">Insert</text:span><text:span text:style-name="style10">( </text:span><text:span text:style-name="style11">m </text:span><text:span text:style-name="style10">)=</text:span><text:span text:style-name="style11">V</text:span><text:span text:style-name="style10">; } </text:span><text:span text:style-name="style5">break</text:span><text:span text:style-name="style10">; }</text:span></text:h>
      <text:h text:style-name="Default" text:outline-level="1">297 <text:s/><text:span text:style-name="style2">// <text:s text:c="8"/>{ for( k=l; k&gt;=j; k-- )F.Insert( m )=S[k]; break; }</text:span></text:h>
      <text:h text:style-name="Default" text:outline-level="1">298 <text:s text:c="9"/><text:span text:style-name="style5">if</text:span><text:span text:style-name="style10">( </text:span><text:span text:style-name="style11">i</text:span><text:span text:style-name="style10">&lt;</text:span><text:span text:style-name="style11">S</text:span><text:span text:style-name="style10">.</text:span><text:span text:style-name="style11">len </text:span><text:span text:style-name="style10">)</text:span><text:span text:style-name="style5">goto </text:span><text:span text:style-name="style11">Rep</text:span><text:span text:style-name="style10">;</text:span></text:h>
      <text:h text:style-name="Default" text:outline-level="1">299 <text:s text:c="5"/><text:span text:style-name="style10">} }</text:span></text:h>
      <text:h text:style-name="Default" text:outline-level="1">300 <text:s text:c="5"/><text:span text:style-name="style2">// <text:s/>уточнение крайних контуров проекции бок в диаметральной плоскости</text:span></text:h>
      <text:h text:style-name="Default" text:outline-level="1">301 <text:s text:c="5"/><text:span text:style-name="style2">//</text:span></text:h>
      <text:h text:style-name="Default" text:outline-level="1">302 <text:s text:c="5"/><text:span text:style-name="style5">while</text:span><text:span text:style-name="style10">( </text:span><text:span text:style-name="style11">lfr</text:span><text:span text:style-name="style10">^=</text:span><text:span text:style-name="style5">true </text:span><text:span text:style-name="style10">); <text:s text:c="3"/></text:span><text:span text:style-name="style2">// сначала форштевень=false, затем ахтерштевень=true</text:span></text:h>
      <text:h text:style-name="Default" text:outline-level="1">303 <text:s text:c="5"/><text:span text:style-name="style5">for</text:span><text:span text:style-name="style10">( </text:span><text:span text:style-name="style11">n</text:span><text:span text:style-name="style10">=</text:span><text:span text:style-name="style4">0</text:span><text:span text:style-name="style10">; </text:span><text:span text:style-name="style11">n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n</text:span><text:span text:style-name="style10">++ )</text:span></text:h>
      <text:h text:style-name="Default" text:outline-level="1">304 <text:s text:c="5"/><text:span text:style-name="style10">{ </text:span><text:span text:style-name="style5">Vector </text:span><text:span text:style-name="style11">V</text:span><text:span text:style-name="style10">=</text:span><text:span text:style-name="style11">Frame</text:span><text:span text:style-name="style10">[</text:span><text:span text:style-name="style11">n</text:span><text:span text:style-name="style10">][</text:span><text:span text:style-name="style4">0</text:span><text:span text:style-name="style10">]; </text:span><text:span text:style-name="style5">if</text:span><text:span text:style-name="style10">( </text:span><text:span text:style-name="style11">V</text:span><text:span text:style-name="style10">.</text:span><text:span text:style-name="style11">y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; </text:span><text:span text:style-name="style11">Frame</text:span><text:span text:style-name="style10">[</text:span><text:span text:style-name="style11">n</text:span><text:span text:style-name="style10">]/=</text:span><text:span text:style-name="style11">V</text:span><text:span text:style-name="style10">; }</text:span></text:h>
      <text:h text:style-name="Default" text:outline-level="1">305 <text:s text:c="14"/><text:span text:style-name="style11">V</text:span><text:span text:style-name="style10">=</text:span><text:span text:style-name="style11">Frame</text:span><text:span text:style-name="style10">[</text:span><text:span text:style-name="style11">n</text:span><text:span text:style-name="style10">][-</text:span><text:span text:style-name="style4">1</text:span><text:span text:style-name="style10">]; </text:span><text:span text:style-name="style5">if</text:span><text:span text:style-name="style10">( </text:span><text:span text:style-name="style11">V</text:span><text:span text:style-name="style10">.</text:span><text:span text:style-name="style11">y </text:span><text:span text:style-name="style10">){ 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; </text:span><text:span text:style-name="style11">Frame</text:span><text:span text:style-name="style10">[</text:span><text:span text:style-name="style11">n</text:span><text:span text:style-name="style10">]+=</text:span><text:span text:style-name="style11">V</text:span><text:span text:style-name="style10">; }</text:span></text:h>
      <text:h text:style-name="Default" text:outline-level="1">306 <text:s text:c="5"/><text:span text:style-name="style10">}</text:span></text:h>
      <text:h text:style-name="Default" text:outline-level="1">307 <text:s text:c="5"/><text:span text:style-name="style1">/* <text:s text:c="3"/>как-то надо подчистить рассогласования в полученной подкильной полосе</text:span></text:h>
      <text:h text:style-name="Default" text:outline-level="1">308 <text:s text:c="5"/><text:span text:style-name="style1">// <text:s text:c="34"/>крайние шпангоуты-заглушки не правятся</text:span></text:h>
      <text:h text:style-name="Default" text:outline-level="1">309 <text:s text:c="5"/><text:span text:style-name="style1">for( n=1; n&lt;=Nframes; n++ ){ Flex &amp;F=Frame[n];</text:span></text:h>
      <text:h text:style-name="Default" text:outline-level="1">310 <text:s text:c="7"/><text:span text:style-name="style1">for( k=0; k&lt;F.len-2; k++ )if( F[k].x!=Keel[n] &amp;&amp; F[k+1].x==Keel[n] )</text:span></text:h>
      <text:h text:style-name="Default" text:outline-level="1">311 <text:s text:c="7"/><text:span text:style-name="style1">{ if( F[k+1].y&gt;=F[k+2].y || F[k+1].z&gt;=F[k+2].z )F.Delete( k+1 ); break;</text:span></text:h>
      <text:h text:style-name="Default" text:outline-level="1">312 <text:s text:c="5"/><text:span text:style-name="style1">} }*/</text:span></text:h>
      <text:h text:style-name="Default" text:outline-level="1"><text:soft-page-break/>313 <text:s text:c="5"/><text:span text:style-name="style15">//! <text:s/>Собираем треугольники в оболочку Shell "как есть" с веером у днища на</text:span></text:h>
      <text:h text:style-name="Default" text:outline-level="1">314 <text:s text:c="5"/><text:span text:style-name="style2">// <text:s/>основной линии для последующей оптимизации от киля по максимуму площади</text:span></text:h>
      <text:h text:style-name="Default" text:outline-level="1">315 <text:s text:c="5"/><text:span text:style-name="style2">// <text:s/>треугольников относительно половины квадрата минимального ребра</text:span></text:h>
      <text:h text:style-name="Default" text:outline-level="1">316 <text:s text:c="5"/><text:span text:style-name="style2">// <text:s text:c="18"/>... вначале треугольники в расширении кормового транца</text:span></text:h>
      <text:h text:style-name="Default" text:outline-level="1">317 <text:s text:c="5"/><text:span text:style-name="style2">//</text:span></text:h>
      <text:h text:style-name="Default" text:outline-level="1">318 <text:s text:c="5"/><text:span text:style-name="style11">Shell</text:span><text:span text:style-name="style10">=(</text:span><text:span text:style-name="style5">unsigned</text:span><text:span text:style-name="style10">**)</text:span><text:span text:style-name="style11">Allocate</text:span><text:span text:style-name="style10">( (</text:span><text:span text:style-name="style11">Nframes</text:span><text:span text:style-name="style10">+</text:span><text:span text:style-name="style4">1</text:span><text:span text:style-name="style10">)*</text:span><text:span text:style-name="style5">sizeof</text:span><text:span text:style-name="style10">(</text:span><text:span text:style-name="style5">unsigned</text:span><text:span text:style-name="style10">*) ); <text:s text:c="4"/></text:span><text:span text:style-name="style15">//! [0..N]</text:span></text:h>
      <text:h text:style-name="Default" text:outline-level="1">319 <text:s text:c="5"/><text:span text:style-name="style15">//! <text:s text:c="62"/>индексный</text:span></text:h>
      <text:h text:style-name="Default" text:outline-level="1">320 <text:s text:c="5"/><text:span text:style-name="style2">// <text:s/>сначала просто шпангоуты - начинаются от киля вверх до палубы/ширстрека</text:span></text:h>
      <text:h text:style-name="Default" text:outline-level="1">321 <text:s text:c="5"/><text:span text:style-name="style2">// <text:s text:c="9"/>и плазовые ординаты разбрасываются парами точек</text:span></text:h>
      <text:h text:style-name="Default" text:outline-level="1">322 <text:s text:c="5"/><text:span text:style-name="style2">// <text:s text:c="11"/>по смежным шпангоутам внутри расчетной шпации</text:span></text:h>
      <text:h text:style-name="Default" text:outline-level="1">323 <text:s text:c="4"/><text:span text:style-name="style11">uList rf</text:span><text:span text:style-name="style10">,</text:span><text:span text:style-name="style11">lf</text:span><text:span text:style-name="style10">; <text:s text:c="22"/></text:span><text:span text:style-name="style2">// индексы доступа к точкам</text:span></text:h>
      <text:h text:style-name="Default" text:outline-level="1">324 <text:s text:c="5"/><text:span text:style-name="style5">for</text:span><text:span text:style-name="style10">( </text:span><text:span text:style-name="style11">n</text:span><text:span text:style-name="style10">=</text:span><text:span text:style-name="style4">1</text:span><text:span text:style-name="style10">; </text:span><text:span text:style-name="style11">n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n</text:span><text:span text:style-name="style10">++ ) <text:s text:c="4"/></text:span><text:span text:style-name="style2">// на шпангоутах (теперь без штевней)</text:span></text:h>
      <text:h text:style-name="Default" text:outline-level="1">325 <text:s text:c="5"/><text:span text:style-name="style10">{ </text:span><text:span text:style-name="style11">L</text:span><text:span text:style-name="style10">.</text:span><text:span text:style-name="style11">len</text:span><text:span text:style-name="style10">=</text:span><text:span text:style-name="style11">R</text:span><text:span text:style-name="style10">.</text:span><text:span text:style-name="style11">len</text:span><text:span text:style-name="style10">=</text:span><text:span text:style-name="style11">lf</text:span><text:span text:style-name="style10">.</text:span><text:span text:style-name="style11">len</text:span><text:span text:style-name="style10">=</text:span><text:span text:style-name="style11">rf</text:span><text:span text:style-name="style10">.</text:span><text:span text:style-name="style11">len</text:span><text:span text:style-name="style10">=</text:span><text:span text:style-name="style4">0</text:span><text:span text:style-name="style10">; <text:s text:c="3"/></text:span><text:span text:style-name="style2">// начальные точки совпадают, и ненулевые</text:span></text:h>
      <text:h text:style-name="Default" text:outline-level="1">326 <text:s text:c="7"/><text:span text:style-name="style2">//</text:span></text:h>
      <text:h text:style-name="Default" text:outline-level="1">327 <text:s text:c="7"/><text:span text:style-name="style2">// <text:s text:c="2"/>раздельная несинхронная выборка контурных точек штевней и шпангоутов</text:span></text:h>
      <text:h text:style-name="Default" text:outline-level="1">328 <text:s text:c="7"/><text:span text:style-name="style2">// <text:s text:c="2"/>с образованием простых координатных последовательностей, и ставятся</text:span></text:h>
      <text:h text:style-name="Default" text:outline-level="1">329 <text:s text:c="7"/><text:span text:style-name="style2">// <text:s text:c="2"/>естественные (неединичные) абсциссы шпангоутов для угловых измерений</text:span></text:h>
      <text:h text:style-name="Default" text:outline-level="1">330 <text:s text:c="7"/><text:span text:style-name="style2">//</text:span></text:h>
      <text:h text:style-name="Default" text:outline-level="1">331 <text:s text:c="7"/><text:span text:style-name="style2">// <text:s text:c="2"/>здесь выполняется выборка точек в новые контуры числовых шпангоутов,</text:span></text:h>
      <text:h text:style-name="Default" text:outline-level="1">332 <text:s text:c="7"/><text:span text:style-name="style2">// <text:s text:c="2"/>и вышибаются рассогласования у килевой линии до первых значимых хорд</text:span></text:h>
      <text:h text:style-name="Default" text:outline-level="1">333 <text:s text:c="7"/><text:span text:style-name="style2">// <text:s text:c="6"/>ширина всех шпаций теперь не предустанавливается одинаковой в 1м</text:span></text:h>
      <text:h text:style-name="Default" text:outline-level="1">334 <text:s text:c="7"/><text:span text:style-name="style2">//</text:span></text:h>
      <text:h text:style-name="Default" text:outline-level="1">335 <text:s text:c="7"/><text:span text:style-name="style5">for</text:span><text:span text:style-name="style10">( </text:span><text:span text:style-name="style11">x</text:span><text:span text:style-name="style10">=</text:span><text:span text:style-name="style11">Keel</text:span><text:span text:style-name="style10">[</text:span><text:span text:style-name="style11">n</text:span><text:span text:style-name="style10">-</text:span><text:span text:style-name="style4">1</text:span><text:span text:style-name="style10">]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Frame</text:span><text:span text:style-name="style10">[</text:span><text:span text:style-name="style11">n</text:span><text:span text:style-name="style10">-</text:span><text:span text:style-name="style4">1</text:span><text:span text:style-name="style10">].</text:span><text:span text:style-name="style11">len</text:span><text:span text:style-name="style10">; </text:span><text:span text:style-name="style11">k</text:span><text:span text:style-name="style10">++ ) <text:s/></text:span><text:span text:style-name="style2">// слева без левых загибов</text:span></text:h>
      <text:h text:style-name="Default" text:outline-level="1">336 <text:s text:c="8"/><text:span text:style-name="style5">if</text:span><text:span text:style-name="style10">( (</text:span><text:span text:style-name="style11">V</text:span><text:span text:style-name="style10">=</text:span><text:span text:style-name="style11">Frame</text:span><text:span text:style-name="style10">[</text:span><text:span text:style-name="style11">n</text:span><text:span text:style-name="style10">-</text:span><text:span text:style-name="style4">1</text:span><text:span text:style-name="style10">][</text:span><text:span text:style-name="style11">k</text:span><text:span text:style-name="style10">]).</text:span><text:span text:style-name="style11">x</text:span><text:span text:style-name="style10">&gt;=</text:span><text:span text:style-name="style11">x </text:span><text:span text:style-name="style10">){ </text:span><text:span text:style-name="style11">L</text:span><text:span text:style-name="style10">+=</text:span><text:span text:style-name="style11">V</text:span><text:span text:style-name="style10">; </text:span><text:span text:style-name="style11">lf</text:span><text:span text:style-name="style10">+=</text:span><text:span text:style-name="style5">unsigned</text:span><text:span text:style-name="style10">( </text:span><text:span text:style-name="style11">k </text:span><text:span text:style-name="style10">)|</text:span><text:span text:style-name="style11">LeftFrame</text:span><text:span text:style-name="style10">; }</text:span></text:h>
      <text:h text:style-name="Default" text:outline-level="1">337 <text:s text:c="7"/><text:span text:style-name="style5">for</text:span><text:span text:style-name="style10">( </text:span><text:span text:style-name="style11">x</text:span><text:span text:style-name="style10">=</text:span><text:span text:style-name="style11">Keel</text:span><text:span text:style-name="style10">[</text:span><text:span text:style-name="style11">n</text:span><text:span text:style-name="style10">],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Frame</text:span><text:span text:style-name="style10">[</text:span><text:span text:style-name="style11">n</text:span><text:span text:style-name="style10">].</text:span><text:span text:style-name="style11">len</text:span><text:span text:style-name="style10">; </text:span><text:span text:style-name="style11">k</text:span><text:span text:style-name="style10">++ )</text:span><text:span text:style-name="style2">// справа без правых искривлений</text:span></text:h>
      <text:h text:style-name="Default" text:outline-level="1">338 <text:s text:c="8"/><text:span text:style-name="style5">if</text:span><text:span text:style-name="style10">( (</text:span><text:span text:style-name="style11">V</text:span><text:span text:style-name="style10">=</text:span><text:span text:style-name="style11">Frame</text:span><text:span text:style-name="style10">[</text:span><text:span text:style-name="style11">n</text:span><text:span text:style-name="style10">][</text:span><text:span text:style-name="style11">k</text:span><text:span text:style-name="style10">]).</text:span><text:span text:style-name="style11">x</text:span><text:span text:style-name="style10">&lt;=</text:span><text:span text:style-name="style11">x </text:span><text:span text:style-name="style10">){ </text:span><text:span text:style-name="style11">R</text:span><text:span text:style-name="style10">+=</text:span><text:span text:style-name="style11">V</text:span><text:span text:style-name="style10">; </text:span><text:span text:style-name="style11">rf</text:span><text:span text:style-name="style10">+=</text:span><text:span text:style-name="style5">unsigned</text:span><text:span text:style-name="style10">( </text:span><text:span text:style-name="style11">k </text:span><text:span text:style-name="style10">); }</text:span></text:h>
      <text:h text:style-name="Default" text:outline-level="1">339 <text:s text:c="7"/><text:span text:style-name="style2">//</text:span></text:h>
      <text:h text:style-name="Default" text:outline-level="1">340 <text:s text:c="7"/><text:span text:style-name="style2">// <text:s/>исправления, как бы для согласования и выравнивания геометрических</text:span></text:h>
      <text:h text:style-name="Default" text:outline-level="1">341 <text:s text:c="7"/><text:span text:style-name="style2">// <text:s/>особенностей с выверкой нулевого контура в диаметральной плоскости</text:span></text:h>
      <text:h text:style-name="Default" text:outline-level="1">342 <text:s text:c="7"/><text:span text:style-name="style2">//</text:span></text:h>
      <text:h text:style-name="Default" text:outline-level="1">343 <text:s text:c="7"/><text:span text:style-name="style5">for</text:span><text:span text:style-name="style10">( </text:span><text:span text:style-name="style11">x</text:span><text:span text:style-name="style10">=</text:span><text:span text:style-name="style11">Keel</text:span><text:span text:style-name="style10">[</text:span><text:span text:style-name="style11">n</text:span><text:span text:style-name="style10">-</text:span><text:span text:style-name="style4">1</text:span><text:span text:style-name="style10">]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L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2">//L[i].x=x;</text:span></text:h>
      <text:h text:style-name="Default" text:outline-level="1">344 <text:s text:c="8"/><text:span text:style-name="style5">if</text:span><text:span text:style-name="style10">( </text:span><text:span text:style-name="style11">L</text:span><text:span text:style-name="style10">[</text:span><text:span text:style-name="style11">i</text:span><text:span text:style-name="style10">].</text:span><text:span text:style-name="style11">x</text:span><text:span text:style-name="style10">&gt;</text:span><text:span text:style-name="style11">x </text:span><text:span text:style-name="style10">)</text:span><text:span text:style-name="style11">L</text:span><text:span text:style-name="style10">[</text:span><text:span text:style-name="style11">i</text:span><text:span text:style-name="style10">].</text:span><text:span text:style-name="style11">y</text:span><text:span text:style-name="style10">=</text:span><text:span text:style-name="style4">0.0</text:span><text:span text:style-name="style10">,</text:span><text:span text:style-name="style11">L</text:span><text:span text:style-name="style10">[</text:span><text:span text:style-name="style11">i</text:span><text:span text:style-name="style10">].</text:span><text:span text:style-name="style11">x</text:span><text:span text:style-name="style10">=</text:span><text:span text:style-name="style11">x</text:span><text:span text:style-name="style10">; </text:span><text:span text:style-name="style5">else if</text:span><text:span text:style-name="style10">( </text:span><text:span text:style-name="style11">L</text:span><text:span text:style-name="style10">[</text:span><text:span text:style-name="style11">i</text:span><text:span text:style-name="style10">].</text:span><text:span text:style-name="style11">z</text:span><text:span text:style-name="style10">&gt;</text:span><text:span text:style-name="style4">0.0 </text:span><text:span text:style-name="style10">)</text:span><text:span text:style-name="style11">L</text:span><text:span text:style-name="style10">[</text:span><text:span text:style-name="style11">i</text:span><text:span text:style-name="style10">].</text:span><text:span text:style-name="style11">y</text:span><text:span text:style-name="style10">/=</text:span><text:span text:style-name="style4">2.0</text:span><text:span text:style-name="style10">;</text:span></text:h>
      <text:h text:style-name="Default" text:outline-level="1">345 <text:s text:c="7"/><text:span text:style-name="style5">for</text:span><text:span text:style-name="style10">( </text:span><text:span text:style-name="style11">x</text:span><text:span text:style-name="style10">=</text:span><text:span text:style-name="style11">Keel</text:span><text:span text:style-name="style10">[</text:span><text:span text:style-name="style11">n</text:span><text:span text:style-name="style10">],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R</text:span><text:span text:style-name="style10">.</text:span><text:span text:style-name="style11">len</text:span><text:span text:style-name="style10">; </text:span><text:span text:style-name="style11">i</text:span><text:span text:style-name="style10">++ ) <text:s/></text:span><text:span text:style-name="style2">//R[i].x=x;</text:span></text:h>
      <text:h text:style-name="Default" text:outline-level="1">346 <text:s text:c="8"/><text:span text:style-name="style5">if</text:span><text:span text:style-name="style10">( </text:span><text:span text:style-name="style11">R</text:span><text:span text:style-name="style10">[</text:span><text:span text:style-name="style11">i</text:span><text:span text:style-name="style10">].</text:span><text:span text:style-name="style11">x</text:span><text:span text:style-name="style10">&lt;</text:span><text:span text:style-name="style11">x </text:span><text:span text:style-name="style10">)</text:span><text:span text:style-name="style11">R</text:span><text:span text:style-name="style10">[</text:span><text:span text:style-name="style11">i</text:span><text:span text:style-name="style10">].</text:span><text:span text:style-name="style11">y</text:span><text:span text:style-name="style10">=</text:span><text:span text:style-name="style4">0.0</text:span><text:span text:style-name="style10">,</text:span><text:span text:style-name="style11">R</text:span><text:span text:style-name="style10">[</text:span><text:span text:style-name="style11">i</text:span><text:span text:style-name="style10">].</text:span><text:span text:style-name="style11">x</text:span><text:span text:style-name="style10">=</text:span><text:span text:style-name="style11">x</text:span><text:span text:style-name="style10">; </text:span><text:span text:style-name="style5">else if</text:span><text:span text:style-name="style10">( </text:span><text:span text:style-name="style11">R</text:span><text:span text:style-name="style10">[</text:span><text:span text:style-name="style11">i</text:span><text:span text:style-name="style10">].</text:span><text:span text:style-name="style11">z</text:span><text:span text:style-name="style10">&gt;</text:span><text:span text:style-name="style4">0.0 </text:span><text:span text:style-name="style10">)</text:span><text:span text:style-name="style11">R</text:span><text:span text:style-name="style10">[</text:span><text:span text:style-name="style11">i</text:span><text:span text:style-name="style10">].</text:span><text:span text:style-name="style11">y</text:span><text:span text:style-name="style10">/=</text:span><text:span text:style-name="style4">2.0</text:span><text:span text:style-name="style10">;</text:span></text:h>
      <text:h text:style-name="Default" text:outline-level="1">347 <text:s text:c="7"/><text:span text:style-name="style2">//</text:span></text:h>
      <text:h text:style-name="Default" text:outline-level="1">348 <text:s text:c="7"/><text:span text:style-name="style15">//! оптимизация последовательности треугольников покрытия судовой обшивки</text:span></text:h>
      <text:h text:style-name="Default" text:outline-level="1">349 <text:s text:c="7"/><text:span text:style-name="style2">//</text:span></text:h>
      <text:h text:style-name="Default" text:outline-level="1">350 <text:s text:c="7"/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</text:span><text:span text:style-name="style4">0</text:span><text:span text:style-name="style10">],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</text:span><text:span text:style-name="style4">0</text:span><text:span text:style-name="style10">]; <text:s text:c="2"/></text:span><text:span text:style-name="style2">// левая точка впереди - это существенно</text:span></text:h>
      <text:h text:style-name="Default" text:outline-level="1">351 <text:s text:c="6"/><text:span text:style-name="style5">int </text:span><text:span text:style-name="style11">sl</text:span><text:span text:style-name="style10">=</text:span><text:span text:style-name="style4">1</text:span><text:span text:style-name="style10">,</text:span><text:span text:style-name="style11">sr</text:span><text:span text:style-name="style10">=</text:span><text:span text:style-name="style4">1</text:span><text:span text:style-name="style10">; <text:s text:c="10"/></text:span><text:span text:style-name="style2">// поиски по контурам шпангоутов от третьих точек</text:span></text:h>
      <text:h text:style-name="Default" text:outline-level="1">352 <text:s text:c="7"/><text:span text:style-name="style2">//</text:span></text:h>
      <text:h text:style-name="Default" text:outline-level="1">353 <text:s text:c="7"/><text:span text:style-name="style2">// <text:s/>предустановка верхней границы по палубе или конструктивной ватерлинии</text:span></text:h>
      <text:h text:style-name="Default" text:outline-level="1">354 <text:s text:c="7"/><text:span text:style-name="style2">//</text:span></text:h>
      <text:h text:style-name="Default" text:outline-level="1">355 <text:s text:c="7"/><text:span text:style-name="style5">if</text:span><text:span text:style-name="style10">( </text:span><text:span text:style-name="style11">L</text:span><text:span text:style-name="style10">.</text:span><text:span text:style-name="style11">len</text:span><text:span text:style-name="style10">&gt;</text:span><text:span text:style-name="style4">1 </text:span><text:span text:style-name="style10">&amp;&amp; </text:span><text:span text:style-name="style11">R</text:span><text:span text:style-name="style10">.</text:span><text:span text:style-name="style11">len</text:span><text:span text:style-name="style10">&gt;</text:span><text:span text:style-name="style4">1 </text:span><text:span text:style-name="style10">) </text:span><text:span text:style-name="style2">// четырёхугольник отодвигается от диаметральной</text:span></text:h>
      <text:h text:style-name="Default" text:outline-level="1">356 <text:s text:c="7"/><text:span text:style-name="style10">{ </text:span><text:span text:style-name="style5">if</text:span><text:span text:style-name="style10">( </text:span><text:span text:style-name="style11">norm</text:span><text:span text:style-name="style10">( </text:span><text:span text:style-name="style11">R</text:span><text:span text:style-name="style10">[</text:span><text:span text:style-name="style4">1</text:span><text:span text:style-name="style10">]-</text:span><text:span text:style-name="style11">L</text:span><text:span text:style-name="style10">[</text:span><text:span text:style-name="style4">0</text:span><text:span text:style-name="style10">] )&gt;=</text:span><text:span text:style-name="style11">norm</text:span><text:span text:style-name="style10">( </text:span><text:span text:style-name="style11">R</text:span><text:span text:style-name="style10">[</text:span><text:span text:style-name="style4">0</text:span><text:span text:style-name="style10">]-</text:span><text:span text:style-name="style11">L</text:span><text:span text:style-name="style10">[</text:span><text:span text:style-name="style4">1</text:span><text:span text:style-name="style10">] ) ) </text:span><text:span text:style-name="style2">// плоскости (временно-пока)</text:span></text:h>
      <text:h text:style-name="Default" text:outline-level="1">357 <text:s text:c="9"/><text:span text:style-name="style10">{ 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</text:span><text:span text:style-name="style4">1</text:span><text:span text:style-name="style10">]; 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</text:span><text:span text:style-name="style4">1</text:span><text:span text:style-name="style10">];</text:span></text:h>
      <text:h text:style-name="Default" text:outline-level="1">358 <text:s text:c="11"/><text:span text:style-name="style5">for</text:span><text:span text:style-name="style10">( </text:span><text:span text:style-name="style11">i</text:span><text:span text:style-name="style10">=</text:span><text:span text:style-name="style4">2</text:span><text:span text:style-name="style10">; </text:span><text:span text:style-name="style11">i</text:span><text:span text:style-name="style10">&lt;</text:span><text:span text:style-name="style11">L</text:span><text:span text:style-name="style10">.</text:span><text:span text:style-name="style11">len</text:span><text:span text:style-name="style10">; </text:span><text:span text:style-name="style11">i</text:span><text:span text:style-name="style10">++ )</text:span></text:h>
      <text:h text:style-name="Default" text:outline-level="1">359 <text:s text:c="12"/><text:span text:style-name="style5">if</text:span><text:span text:style-name="style10">( </text:span><text:span text:style-name="style11">norm</text:span><text:span text:style-name="style10">(</text:span><text:span text:style-name="style11">R</text:span><text:span text:style-name="style10">[</text:span><text:span text:style-name="style4">1</text:span><text:span text:style-name="style10">]-</text:span><text:span text:style-name="style11">L</text:span><text:span text:style-name="style10">[</text:span><text:span text:style-name="style11">i</text:span><text:span text:style-name="style10">])&lt;</text:span><text:span text:style-name="style11">norm</text:span><text:span text:style-name="style10">(</text:span><text:span text:style-name="style11">R</text:span><text:span text:style-name="style10">[</text:span><text:span text:style-name="style4">1</text:span><text:span text:style-name="style10">]-</text:span><text:span text:style-name="style11">L</text:span><text:span text:style-name="style10">[</text:span><text:span text:style-name="style11">i</text:span><text:span text:style-name="style10">-</text:span><text:span text:style-name="style4">1</text:span><text:span text:style-name="style10">]) )</text:span><text:span text:style-name="style11">Ins</text:span><text:span text:style-name="style10">(</text:span><text:span text:style-name="style11">n</text:span><text:span text:style-name="style10">)=</text:span><text:span text:style-name="style11">lf</text:span><text:span text:style-name="style10">[</text:span><text:span text:style-name="style11">sl</text:span><text:span text:style-name="style10">=</text:span><text:span text:style-name="style11">i</text:span><text:span text:style-name="style10">]; </text:span><text:span text:style-name="style5">else break</text:span><text:span text:style-name="style10">;</text:span></text:h>
      <text:h text:style-name="Default" text:outline-level="1">360 <text:s text:c="9"/><text:span text:style-name="style10">} </text:span><text:span text:style-name="style5">else</text:span></text:h>
      <text:h text:style-name="Default" text:outline-level="1">361 <text:s text:c="9"/><text:span text:style-name="style10">{ 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</text:span><text:span text:style-name="style4">1</text:span><text:span text:style-name="style10">]; 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</text:span><text:span text:style-name="style4">1</text:span><text:span text:style-name="style10">];</text:span></text:h>
      <text:h text:style-name="Default" text:outline-level="1">362 <text:s text:c="11"/><text:span text:style-name="style5">for</text:span><text:span text:style-name="style10">( </text:span><text:span text:style-name="style11">i</text:span><text:span text:style-name="style10">=</text:span><text:span text:style-name="style4">2</text:span><text:span text:style-name="style10">; </text:span><text:span text:style-name="style11">i</text:span><text:span text:style-name="style10">&lt;</text:span><text:span text:style-name="style11">R</text:span><text:span text:style-name="style10">.</text:span><text:span text:style-name="style11">len</text:span><text:span text:style-name="style10">; </text:span><text:span text:style-name="style11">i</text:span><text:span text:style-name="style10">++ )</text:span></text:h>
      <text:h text:style-name="Default" text:outline-level="1">363 <text:s text:c="12"/><text:span text:style-name="style5">if</text:span><text:span text:style-name="style10">( </text:span><text:span text:style-name="style11">norm</text:span><text:span text:style-name="style10">(</text:span><text:span text:style-name="style11">R</text:span><text:span text:style-name="style10">[</text:span><text:span text:style-name="style11">i</text:span><text:span text:style-name="style10">]-</text:span><text:span text:style-name="style11">L</text:span><text:span text:style-name="style10">[</text:span><text:span text:style-name="style4">1</text:span><text:span text:style-name="style10">])&lt;</text:span><text:span text:style-name="style11">norm</text:span><text:span text:style-name="style10">(</text:span><text:span text:style-name="style11">R</text:span><text:span text:style-name="style10">[</text:span><text:span text:style-name="style11">i</text:span><text:span text:style-name="style10">-</text:span><text:span text:style-name="style4">1</text:span><text:span text:style-name="style10">]-</text:span><text:span text:style-name="style11">L</text:span><text:span text:style-name="style10">[</text:span><text:span text:style-name="style4">1</text:span><text:span text:style-name="style10">]) )</text:span><text:span text:style-name="style11">Ins</text:span><text:span text:style-name="style10">(</text:span><text:span text:style-name="style11">n</text:span><text:span text:style-name="style10">)=</text:span><text:span text:style-name="style11">rf</text:span><text:span text:style-name="style10">[</text:span><text:span text:style-name="style11">sr</text:span><text:span text:style-name="style10">=</text:span><text:span text:style-name="style11">i</text:span><text:span text:style-name="style10">]; </text:span><text:span text:style-name="style5">else break</text:span><text:span text:style-name="style10">;</text:span></text:h>
      <text:h text:style-name="Default" text:outline-level="1">364 <text:s text:c="7"/><text:span text:style-name="style10">} } </text:span><text:span text:style-name="style5">else <text:s text:c="40"/></text:span><text:span text:style-name="style2">// веер из треугольников</text:span></text:h>
      <text:h text:style-name="Default" text:outline-level="1">365 <text:s text:c="7"/><text:span text:style-name="style10">{ </text:span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</text:span><text:span text:style-name="style11">L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</text:span><text:span text:style-name="style11">i</text:span><text:span text:style-name="style10">]; <text:s text:c="7"/></text:span><text:span text:style-name="style2">// <text:s/>либо далее до другой</text:span></text:h>
      <text:h text:style-name="Default" text:outline-level="1">366 <text:s text:c="9"/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</text:span><text:span text:style-name="style11">R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</text:span><text:span text:style-name="style11">i</text:span><text:span text:style-name="style10">]; </text:span><text:span text:style-name="style5">continue</text:span><text:span text:style-name="style10">; </text:span><text:span text:style-name="style2">// к следующей шпации</text:span></text:h>
      <text:h text:style-name="Default" text:outline-level="1">367 <text:s text:c="7"/><text:span text:style-name="style10">}</text:span></text:h>
      <text:h text:style-name="Default" text:outline-level="1">368 <text:s text:c="6"/><text:span text:style-name="style5">int </text:span><text:span text:style-name="style11">wl</text:span><text:span text:style-name="style10">,</text:span><text:span text:style-name="style11">wr</text:span><text:span text:style-name="style10">,</text:span><text:span text:style-name="style11">zl</text:span><text:span text:style-name="style10">=</text:span><text:span text:style-name="style11">sl</text:span><text:span text:style-name="style10">,</text:span><text:span text:style-name="style11">zr</text:span><text:span text:style-name="style10">=</text:span><text:span text:style-name="style11">sr</text:span><text:span text:style-name="style10">; <text:s text:c="10"/></text:span><text:span text:style-name="style2">// индексные отсчеты по уровню ватерлинии</text:span></text:h>
      <text:h text:style-name="Default" text:outline-level="1">369 <text:s text:c="7"/><text:span text:style-name="style5">for</text:span><text:span text:style-name="style10">( </text:span><text:span text:style-name="style11">wl</text:span><text:span text:style-name="style10">=</text:span><text:span text:style-name="style11">L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wl</text:span><text:span text:style-name="style10">&gt;</text:span><text:span text:style-name="style11">sl</text:span><text:span text:style-name="style10">; </text:span><text:span text:style-name="style11">wl</text:span><text:span text:style-name="style10">-- )</text:span><text:span text:style-name="style5">if</text:span><text:span text:style-name="style10">( </text:span><text:span text:style-name="style11">L</text:span><text:span text:style-name="style10">[</text:span><text:span text:style-name="style11">wl</text:span><text:span text:style-name="style10">].</text:span><text:span text:style-name="style11">z</text:span><text:span text:style-name="style10">&lt;=</text:span><text:span text:style-name="style4">0.0 </text:span><text:span text:style-name="style10">){ </text:span><text:span text:style-name="style11">zl</text:span><text:span text:style-name="style10">=</text:span><text:span text:style-name="style11">wl</text:span><text:span text:style-name="style10">; </text:span><text:span text:style-name="style5">break</text:span><text:span text:style-name="style10">; }</text:span></text:h>
      <text:h text:style-name="Default" text:outline-level="1">370 <text:s text:c="7"/><text:span text:style-name="style5">for</text:span><text:span text:style-name="style10">( </text:span><text:span text:style-name="style11">wr</text:span><text:span text:style-name="style10">=</text:span><text:span text:style-name="style11">R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wr</text:span><text:span text:style-name="style10">&gt;</text:span><text:span text:style-name="style11">sr</text:span><text:span text:style-name="style10">; </text:span><text:span text:style-name="style11">wr</text:span><text:span text:style-name="style10">-- )</text:span><text:span text:style-name="style5">if</text:span><text:span text:style-name="style10">( </text:span><text:span text:style-name="style11">R</text:span><text:span text:style-name="style10">[</text:span><text:span text:style-name="style11">wr</text:span><text:span text:style-name="style10">].</text:span><text:span text:style-name="style11">z</text:span><text:span text:style-name="style10">&lt;=</text:span><text:span text:style-name="style4">0.0 </text:span><text:span text:style-name="style10">){ </text:span><text:span text:style-name="style11">zr</text:span><text:span text:style-name="style10">=</text:span><text:span text:style-name="style11">wr</text:span><text:span text:style-name="style10">; </text:span><text:span text:style-name="style5">break</text:span><text:span text:style-name="style10">; }</text:span></text:h>
      <text:h text:style-name="Default" text:outline-level="1">371 <text:s text:c="7"/><text:span text:style-name="style2">//</text:span></text:h>
      <text:h text:style-name="Default" text:outline-level="1">372 <text:s text:c="7"/><text:span text:style-name="style15">//! <text:s text:c="8"/>метка последовательного построения сначала подводных обводов</text:span></text:h>
      <text:h text:style-name="Default" text:outline-level="1">373 <text:s text:c="7"/><text:span text:style-name="style2">// <text:s text:c="11"/>и затем надводного борта с множеством сломов на надстройках</text:span></text:h>
      <text:h text:style-name="Default" text:outline-level="1">374 <text:s text:c="5"/><text:span text:style-name="style11">Reto_Deck</text:span><text:span text:style-name="style10">:</text:span></text:h>
      <text:h text:style-name="Default" text:outline-level="1">375 <text:s text:c="7"/><text:span text:style-name="style15">//! <text:s text:c="8"/>перенастройка и продолжение оптимизации линий бортовых сломов</text:span></text:h>
      <text:h text:style-name="Default" text:outline-level="1">376 <text:s text:c="7"/><text:span text:style-name="style2">// <text:s text:c="24"/>опорные точки s# уже занесены в обшивку</text:span></text:h>
      <text:h text:style-name="Default" text:outline-level="1">377 <text:s text:c="7"/><text:span text:style-name="style2">// <text:s text:c="24"/>контрольные z# только ожидают обработки</text:span></text:h>
      <text:h text:style-name="Default" text:outline-level="1">378 <text:s text:c="7"/><text:span text:style-name="style2">// <text:s text:c="24"/>ограничивающие w# к ватерлинии и палубе</text:span></text:h>
      <text:h text:style-name="Default" text:outline-level="1">379 <text:s text:c="7"/><text:span text:style-name="style5">do</text:span></text:h>
      <text:h text:style-name="Default" text:outline-level="1">380 <text:s text:c="7"/><text:span text:style-name="style10">{ </text:span><text:span text:style-name="style2">// <text:s text:c="6"/>предварительный просмотр поверхности с поиском бортовых сломов</text:span></text:h>
      <text:h text:style-name="Default" text:outline-level="1">381 <text:s text:c="9"/><text:span text:style-name="style2">// выбирается углы хорд относительно обоих локалей шпангоутных контуров</text:span></text:h>
      <text:h text:style-name="Default" text:outline-level="1"><text:soft-page-break/>382 <text:s text:c="9"/><text:span text:style-name="style2">//</text:span></text:h>
      <text:h text:style-name="Default" text:outline-level="1">383 <text:s text:c="8"/><text:span text:style-name="style5">const Real </text:span><text:span text:style-name="style11">C12</text:span><text:span text:style-name="style10">=</text:span><text:span text:style-name="style4">0.9781476007</text:span><text:span text:style-name="style10">,</text:span><text:span text:style-name="style11">S20</text:span><text:span text:style-name="style10">=</text:span><text:span text:style-name="style4">0.3420201433</text:span><text:span text:style-name="style10">;</text:span></text:h>
      <text:h text:style-name="Default" text:outline-level="1">384 <text:s text:c="9"/><text:span text:style-name="style5">if</text:span><text:span text:style-name="style10">( </text:span><text:span text:style-name="style11">sl</text:span><text:span text:style-name="style10">==</text:span><text:span text:style-name="style11">zl </text:span><text:span text:style-name="style10">&amp;&amp; </text:span><text:span text:style-name="style11">sr</text:span><text:span text:style-name="style10">==</text:span><text:span text:style-name="style11">zr </text:span><text:span text:style-name="style10">) <text:s text:c="15"/></text:span><text:span text:style-name="style2">// обход начальных предустановок</text:span></text:h>
      <text:h text:style-name="Default" text:outline-level="1">385 <text:s text:c="9"/><text:span text:style-name="style10">{ </text:span><text:span text:style-name="style5">int </text:span><text:span text:style-name="style11">l</text:span><text:span text:style-name="style10">=</text:span><text:span text:style-name="style11">wl</text:span><text:span text:style-name="style10">-</text:span><text:span text:style-name="style11">zl</text:span><text:span text:style-name="style10">+</text:span><text:span text:style-name="style4">1</text:span><text:span text:style-name="style10">,</text:span><text:span text:style-name="style11">r</text:span><text:span text:style-name="style10">=</text:span><text:span text:style-name="style11">wr</text:span><text:span text:style-name="style10">-</text:span><text:span text:style-name="style11">zr</text:span><text:span text:style-name="style10">+</text:span><text:span text:style-name="style4">1</text:span><text:span text:style-name="style10">; <text:s text:c="11"/></text:span><text:span text:style-name="style2">// поиске всего от киля до палубы</text:span></text:h>
      <text:h text:style-name="Default" text:outline-level="1">386 <text:s text:c="11"/><text:span text:style-name="style5">while</text:span><text:span text:style-name="style10">( </text:span><text:span text:style-name="style11">l</text:span><text:span text:style-name="style10">&gt;</text:span><text:span text:style-name="style4">0 </text:span><text:span text:style-name="style10">|| </text:span><text:span text:style-name="style11">r</text:span><text:span text:style-name="style10">&gt;</text:span><text:span text:style-name="style4">0 </text:span><text:span text:style-name="style10">) <text:s text:c="16"/></text:span><text:span text:style-name="style2">// <text:s text:c="3"/>по индексам бортовых сломов</text:span></text:h>
      <text:h text:style-name="Default" text:outline-level="1">387 <text:s text:c="11"/><text:span text:style-name="style10">{ </text:span><text:span text:style-name="style5">if</text:span><text:span text:style-name="style10">( </text:span><text:span text:style-name="style11">zl</text:span><text:span text:style-name="style10">&gt;=</text:span><text:span text:style-name="style11">wl</text:span><text:span text:style-name="style10">-</text:span><text:span text:style-name="style4">2 </text:span><text:span text:style-name="style10">|| </text:span><text:span text:style-name="style11">zr</text:span><text:span text:style-name="style10">&gt;=</text:span><text:span text:style-name="style11">wr</text:span><text:span text:style-name="style10">-</text:span><text:span text:style-name="style4">2 </text:span><text:span text:style-name="style10">) <text:s text:c="7"/></text:span><text:span text:style-name="style2">// палуба перекрывается без каких</text:span></text:h>
      <text:h text:style-name="Default" text:outline-level="1">388 <text:s text:c="15"/><text:span text:style-name="style10">{ </text:span><text:span text:style-name="style11">zl</text:span><text:span text:style-name="style10">=</text:span><text:span text:style-name="style11">wl</text:span><text:span text:style-name="style10">; </text:span><text:span text:style-name="style11">zr</text:span><text:span text:style-name="style10">=</text:span><text:span text:style-name="style11">wr</text:span><text:span text:style-name="style10">; </text:span><text:span text:style-name="style5">break</text:span><text:span text:style-name="style10">; } <text:s text:c="7"/></text:span><text:span text:style-name="style2">// <text:s/>- либо дополнительных условий</text:span></text:h>
      <text:h text:style-name="Default" text:outline-level="1">389 <text:s/><text:span text:style-name="style2">// <text:s text:c="9"/>W = dir( R[zr+1]-L[zl] ); <text:s text:c="8"/>// подъём к правой стороне шпации</text:span></text:h>
      <text:h text:style-name="Default" text:outline-level="1">390 <text:s/><text:span text:style-name="style2">// <text:s text:c="9"/>V = dir( R[zr]-L[zl+1] ); <text:s text:c="8"/>// +по левому кормовому шпангоуту</text:span></text:h>
      <text:h text:style-name="Default" text:outline-level="1">391 <text:s/><text:span text:style-name="style2">// <text:s text:c="9"/>lfr = norm(W.z,W.x)&lt;norm(V.z,V.x);// длинная диагональ вправо-вверх</text:span></text:h>
      <text:h text:style-name="Default" text:outline-level="1">392 <text:s/><text:span text:style-name="style2">// <text:s text:c="9"/>lfr = V.x&gt;W.x;</text:span></text:h>
      <text:h text:style-name="Default" text:outline-level="1">393 <text:s text:c="13"/><text:span text:style-name="style11">lfr </text:span><text:span text:style-name="style10">= </text:span><text:span text:style-name="style11">norm</text:span><text:span text:style-name="style10">( </text:span><text:span text:style-name="style11">R</text:span><text:span text:style-name="style10">[</text:span><text:span text:style-name="style11">zr</text:span><text:span text:style-name="style10">+</text:span><text:span text:style-name="style4">1</text:span><text:span text:style-name="style10">]-</text:span><text:span text:style-name="style11">L</text:span><text:span text:style-name="style10">[</text:span><text:span text:style-name="style11">zl</text:span><text:span text:style-name="style10">] )&lt;</text:span><text:span text:style-name="style11">norm</text:span><text:span text:style-name="style10">( </text:span><text:span text:style-name="style11">R</text:span><text:span text:style-name="style10">[</text:span><text:span text:style-name="style11">zr</text:span><text:span text:style-name="style10">]-</text:span><text:span text:style-name="style11">L</text:span><text:span text:style-name="style10">[</text:span><text:span text:style-name="style11">zl</text:span><text:span text:style-name="style10">+</text:span><text:span text:style-name="style4">1</text:span><text:span text:style-name="style10">] );</text:span></text:h>
      <text:h text:style-name="Default" text:outline-level="1">394 <text:s/><text:span text:style-name="style2">// <text:s text:c="9"/>lfr = fabs( ( R[zr+1]-L[zl] ).z )&lt;fabs( ( R[zr]-L[zl+1] ).z );</text:span></text:h>
      <text:h text:style-name="Default" text:outline-level="1">395 <text:s/><text:span text:style-name="style2">// <text:s text:c="9"/>lfr = R[zr+1].z&lt;L[zl+1].z;</text:span></text:h>
      <text:h text:style-name="Default" text:outline-level="1">396 <text:s text:c="13"/><text:span text:style-name="style5">if</text:span><text:span text:style-name="style10">( </text:span><text:span text:style-name="style11">lfr </text:span><text:span text:style-name="style10">)</text:span><text:span text:style-name="style5">goto </text:span><text:span text:style-name="style11">Rst</text:span><text:span text:style-name="style10">; <text:s text:c="15"/></text:span><text:span text:style-name="style2">//...подтягивается к правой точке</text:span></text:h>
      <text:h text:style-name="Default" text:outline-level="1">397 <text:s text:c="9"/><text:span text:style-name="style11">Lst</text:span><text:span text:style-name="style10">:</text:span><text:span text:style-name="style5">if</text:span><text:span text:style-name="style10">( </text:span><text:span text:style-name="style11">l</text:span><text:span text:style-name="style10">&gt;</text:span><text:span text:style-name="style4">0 </text:span><text:span text:style-name="style10">)</text:span></text:h>
      <text:h text:style-name="Default" text:outline-level="1">398 <text:s text:c="13"/><text:span text:style-name="style10">{ </text:span><text:span text:style-name="style5">if</text:span><text:span text:style-name="style10">( ++</text:span><text:span text:style-name="style11">zl</text:span><text:span text:style-name="style10">&gt;=</text:span><text:span text:style-name="style11">wl</text:span><text:span text:style-name="style10">-</text:span><text:span text:style-name="style4">1 </text:span><text:span text:style-name="style10">)</text:span><text:span text:style-name="style11">zl</text:span><text:span text:style-name="style10">=</text:span><text:span text:style-name="style11">wl</text:span><text:span text:style-name="style10">,</text:span><text:span text:style-name="style11">l</text:span><text:span text:style-name="style10">=</text:span><text:span text:style-name="style4">0</text:span><text:span text:style-name="style10">; </text:span><text:span text:style-name="style5">else</text:span></text:h>
      <text:h text:style-name="Default" text:outline-level="1">399 <text:s text:c="15"/><text:span text:style-name="style5">if</text:span><text:span text:style-name="style10">( </text:span><text:span text:style-name="style11">dir</text:span><text:span text:style-name="style10">(</text:span><text:span text:style-name="style11">L</text:span><text:span text:style-name="style10">[</text:span><text:span text:style-name="style11">zl</text:span><text:span text:style-name="style10">+</text:span><text:span text:style-name="style4">1</text:span><text:span text:style-name="style10">]-</text:span><text:span text:style-name="style11">L</text:span><text:span text:style-name="style10">[</text:span><text:span text:style-name="style11">zl</text:span><text:span text:style-name="style10">])%</text:span><text:span text:style-name="style11">dir</text:span><text:span text:style-name="style10">(</text:span><text:span text:style-name="style11">L</text:span><text:span text:style-name="style10">[</text:span><text:span text:style-name="style11">zl</text:span><text:span text:style-name="style10">]-</text:span><text:span text:style-name="style11">L</text:span><text:span text:style-name="style10">[</text:span><text:span text:style-name="style11">zl</text:span><text:span text:style-name="style10">-</text:span><text:span text:style-name="style4">1</text:span><text:span text:style-name="style10">])&lt;</text:span><text:span text:style-name="style11">C12 </text:span><text:span text:style-name="style10">|| </text:span><text:span text:style-name="style11">L</text:span><text:span text:style-name="style10">[</text:span><text:span text:style-name="style11">zl</text:span><text:span text:style-name="style10">+</text:span><text:span text:style-name="style4">1</text:span><text:span text:style-name="style10">]==</text:span><text:span text:style-name="style11">L</text:span><text:span text:style-name="style10">[</text:span><text:span text:style-name="style11">zl</text:span><text:span text:style-name="style10">] )</text:span></text:h>
      <text:h text:style-name="Default" text:outline-level="1">400 <text:s text:c="15"/><text:span text:style-name="style10">{ </text:span><text:span text:style-name="style11">l</text:span><text:span text:style-name="style10">=</text:span><text:span text:style-name="style4">0</text:span><text:span text:style-name="style10">; </text:span><text:span text:style-name="style5">if</text:span><text:span text:style-name="style10">( </text:span><text:span text:style-name="style11">r</text:span><text:span text:style-name="style10">&gt;</text:span><text:span text:style-name="style4">0 </text:span><text:span text:style-name="style10">)</text:span><text:span text:style-name="style11">r</text:span><text:span text:style-name="style10">=</text:span><text:span text:style-name="style4">2</text:span><text:span text:style-name="style10">; } </text:span><text:span text:style-name="style5">else if</text:span><text:span text:style-name="style10">( </text:span><text:span text:style-name="style11">l</text:span><text:span text:style-name="style10">&gt;=</text:span><text:span text:style-name="style4">0 </text:span><text:span text:style-name="style10">)--</text:span><text:span text:style-name="style11">l</text:span><text:span text:style-name="style10">; <text:s text:c="13"/></text:span><text:span text:style-name="style15">///=0 ???</text:span></text:h>
      <text:h text:style-name="Default" text:outline-level="1">401 <text:s text:c="15"/><text:span text:style-name="style5">continue</text:span><text:span text:style-name="style10">;</text:span></text:h>
      <text:h text:style-name="Default" text:outline-level="1">402 <text:s text:c="13"/><text:span text:style-name="style10">}</text:span></text:h>
      <text:h text:style-name="Default" text:outline-level="1">403 <text:s text:c="13"/><text:span text:style-name="style5">if</text:span><text:span text:style-name="style10">( </text:span><text:span text:style-name="style11">lfr </text:span><text:span text:style-name="style10">)</text:span><text:span text:style-name="style5">continue</text:span><text:span text:style-name="style10">;</text:span></text:h>
      <text:h text:style-name="Default" text:outline-level="1">404 <text:s text:c="9"/><text:span text:style-name="style11">Rst</text:span><text:span text:style-name="style10">:</text:span><text:span text:style-name="style5">if</text:span><text:span text:style-name="style10">( </text:span><text:span text:style-name="style11">r</text:span><text:span text:style-name="style10">&gt;</text:span><text:span text:style-name="style4">0 </text:span><text:span text:style-name="style10">)</text:span></text:h>
      <text:h text:style-name="Default" text:outline-level="1">405 <text:s text:c="13"/><text:span text:style-name="style10">{ </text:span><text:span text:style-name="style5">if</text:span><text:span text:style-name="style10">( ++</text:span><text:span text:style-name="style11">zr</text:span><text:span text:style-name="style10">&gt;=</text:span><text:span text:style-name="style11">wr</text:span><text:span text:style-name="style10">-</text:span><text:span text:style-name="style4">1 </text:span><text:span text:style-name="style10">)</text:span><text:span text:style-name="style11">zr</text:span><text:span text:style-name="style10">=</text:span><text:span text:style-name="style11">wr</text:span><text:span text:style-name="style10">,</text:span><text:span text:style-name="style11">r</text:span><text:span text:style-name="style10">=</text:span><text:span text:style-name="style4">0</text:span><text:span text:style-name="style10">; </text:span><text:span text:style-name="style5">else </text:span><text:span text:style-name="style2">// на точку ниже последнего слома</text:span></text:h>
      <text:h text:style-name="Default" text:outline-level="1">406 <text:s text:c="15"/><text:span text:style-name="style5">if</text:span><text:span text:style-name="style10">( </text:span><text:span text:style-name="style11">dir</text:span><text:span text:style-name="style10">(</text:span><text:span text:style-name="style11">R</text:span><text:span text:style-name="style10">[</text:span><text:span text:style-name="style11">zr</text:span><text:span text:style-name="style10">+</text:span><text:span text:style-name="style4">1</text:span><text:span text:style-name="style10">]-</text:span><text:span text:style-name="style11">R</text:span><text:span text:style-name="style10">[</text:span><text:span text:style-name="style11">zr</text:span><text:span text:style-name="style10">])%</text:span><text:span text:style-name="style11">dir</text:span><text:span text:style-name="style10">(</text:span><text:span text:style-name="style11">R</text:span><text:span text:style-name="style10">[</text:span><text:span text:style-name="style11">zr</text:span><text:span text:style-name="style10">]-</text:span><text:span text:style-name="style11">R</text:span><text:span text:style-name="style10">[</text:span><text:span text:style-name="style11">zr</text:span><text:span text:style-name="style10">-</text:span><text:span text:style-name="style4">1</text:span><text:span text:style-name="style10">])&lt;</text:span><text:span text:style-name="style11">C12 </text:span><text:span text:style-name="style10">|| </text:span><text:span text:style-name="style11">R</text:span><text:span text:style-name="style10">[</text:span><text:span text:style-name="style11">zr</text:span><text:span text:style-name="style10">+</text:span><text:span text:style-name="style4">1</text:span><text:span text:style-name="style10">]==</text:span><text:span text:style-name="style11">R</text:span><text:span text:style-name="style10">[</text:span><text:span text:style-name="style11">zr</text:span><text:span text:style-name="style10">] )</text:span></text:h>
      <text:h text:style-name="Default" text:outline-level="1">407 <text:s text:c="15"/><text:span text:style-name="style10">{ </text:span><text:span text:style-name="style11">r</text:span><text:span text:style-name="style10">=</text:span><text:span text:style-name="style4">0</text:span><text:span text:style-name="style10">; </text:span><text:span text:style-name="style5">if</text:span><text:span text:style-name="style10">( </text:span><text:span text:style-name="style11">l</text:span><text:span text:style-name="style10">&gt;</text:span><text:span text:style-name="style4">0 </text:span><text:span text:style-name="style10">)</text:span><text:span text:style-name="style11">l</text:span><text:span text:style-name="style10">=</text:span><text:span text:style-name="style4">2</text:span><text:span text:style-name="style10">; } </text:span><text:span text:style-name="style5">else if</text:span><text:span text:style-name="style10">( </text:span><text:span text:style-name="style11">r</text:span><text:span text:style-name="style10">&gt;=</text:span><text:span text:style-name="style4">0 </text:span><text:span text:style-name="style10">)--</text:span><text:span text:style-name="style11">r</text:span><text:span text:style-name="style10">;</text:span></text:h>
      <text:h text:style-name="Default" text:outline-level="1">408 <text:s text:c="15"/><text:span text:style-name="style5">continue</text:span><text:span text:style-name="style10">;</text:span></text:h>
      <text:h text:style-name="Default" text:outline-level="1">409 <text:s text:c="13"/><text:span text:style-name="style10">} <text:s text:c="2"/></text:span><text:span text:style-name="style2">// точка слома, три попытки слева, левый отстаёт ниже горизонта</text:span></text:h>
      <text:h text:style-name="Default" text:outline-level="1">410 <text:s text:c="13"/><text:span text:style-name="style5">if</text:span><text:span text:style-name="style10">( </text:span><text:span text:style-name="style11">lfr </text:span><text:span text:style-name="style10">)</text:span><text:span text:style-name="style5">goto </text:span><text:span text:style-name="style11">Lst</text:span><text:span text:style-name="style10">;</text:span></text:h>
      <text:h text:style-name="Default" text:outline-level="1">411 <text:s text:c="11"/><text:span text:style-name="style10">}</text:span></text:h>
      <text:h text:style-name="Default" text:outline-level="1">412 <text:s text:c="11"/><text:span text:style-name="style2">// теперь выбор допустимо малого угла отклонения ребра от горизонтали</text:span></text:h>
      <text:h text:style-name="Default" text:outline-level="1">413 <text:s text:c="11"/><text:span text:style-name="style2">//</text:span></text:h>
      <text:h text:style-name="Default" text:outline-level="1">414 <text:s text:c="11"/><text:span text:style-name="style11">W</text:span><text:span text:style-name="style10">=</text:span><text:span text:style-name="style11">R</text:span><text:span text:style-name="style10">[</text:span><text:span text:style-name="style11">zr</text:span><text:span text:style-name="style10">]-</text:span><text:span text:style-name="style11">L</text:span><text:span text:style-name="style10">[</text:span><text:span text:style-name="style11">zl</text:span><text:span text:style-name="style10">]; <text:s text:c="8"/></text:span><text:span text:style-name="style2">// исправление индекса с нарушением отсчётчика</text:span></text:h>
      <text:h text:style-name="Default" text:outline-level="1">415 <text:s text:c="11"/><text:span text:style-name="style5">if</text:span><text:span text:style-name="style10">( !</text:span><text:span text:style-name="style11">l </text:span><text:span text:style-name="style10">&amp;&amp; </text:span><text:span text:style-name="style11">r</text:span><text:span text:style-name="style10">&lt;</text:span><text:span text:style-name="style4">0 </text:span><text:span text:style-name="style10">)</text:span><text:span text:style-name="style5">for</text:span><text:span text:style-name="style10">( </text:span><text:span text:style-name="style11">i</text:span><text:span text:style-name="style10">=</text:span><text:span text:style-name="style11">zr</text:span><text:span text:style-name="style10">-</text:span><text:span text:style-name="style4">1</text:span><text:span text:style-name="style10">; </text:span><text:span text:style-name="style11">i</text:span><text:span text:style-name="style10">&gt;</text:span><text:span text:style-name="style11">sr</text:span><text:span text:style-name="style10">; </text:span><text:span text:style-name="style11">i</text:span><text:span text:style-name="style10">-- )</text:span></text:h>
      <text:h text:style-name="Default" text:outline-level="1">416 <text:s text:c="13"/><text:span text:style-name="style10">{ </text:span><text:span text:style-name="style5">if</text:span><text:span text:style-name="style10">( </text:span><text:span text:style-name="style11">norm</text:span><text:span text:style-name="style10">( </text:span><text:span text:style-name="style11">V</text:span><text:span text:style-name="style10">=</text:span><text:span text:style-name="style11">R</text:span><text:span text:style-name="style10">[</text:span><text:span text:style-name="style11">i</text:span><text:span text:style-name="style10">]-</text:span><text:span text:style-name="style11">L</text:span><text:span text:style-name="style10">[</text:span><text:span text:style-name="style11">zl</text:span><text:span text:style-name="style10">] )&lt;</text:span><text:span text:style-name="style11">norm</text:span><text:span text:style-name="style10">( </text:span><text:span text:style-name="style11">W </text:span><text:span text:style-name="style10">) )</text:span><text:span text:style-name="style11">W</text:span><text:span text:style-name="style10">=</text:span><text:span text:style-name="style11">V</text:span><text:span text:style-name="style10">,</text:span><text:span text:style-name="style11">zr</text:span><text:span text:style-name="style10">=</text:span><text:span text:style-name="style11">i</text:span><text:span text:style-name="style10">; </text:span><text:span text:style-name="style5">else break</text:span><text:span text:style-name="style10">; } </text:span><text:span text:style-name="style5">else</text:span></text:h>
      <text:h text:style-name="Default" text:outline-level="1">417 <text:s text:c="11"/><text:span text:style-name="style5">if</text:span><text:span text:style-name="style10">( !</text:span><text:span text:style-name="style11">r </text:span><text:span text:style-name="style10">&amp;&amp; </text:span><text:span text:style-name="style11">l</text:span><text:span text:style-name="style10">&lt;</text:span><text:span text:style-name="style4">0 </text:span><text:span text:style-name="style10">)</text:span><text:span text:style-name="style5">for</text:span><text:span text:style-name="style10">( </text:span><text:span text:style-name="style11">i</text:span><text:span text:style-name="style10">=</text:span><text:span text:style-name="style11">zl</text:span><text:span text:style-name="style10">-</text:span><text:span text:style-name="style4">1</text:span><text:span text:style-name="style10">; </text:span><text:span text:style-name="style11">i</text:span><text:span text:style-name="style10">&gt;</text:span><text:span text:style-name="style11">sl</text:span><text:span text:style-name="style10">; </text:span><text:span text:style-name="style11">i</text:span><text:span text:style-name="style10">-- )</text:span></text:h>
      <text:h text:style-name="Default" text:outline-level="1">418 <text:s text:c="13"/><text:span text:style-name="style10">{ </text:span><text:span text:style-name="style5">if</text:span><text:span text:style-name="style10">( </text:span><text:span text:style-name="style11">norm</text:span><text:span text:style-name="style10">( </text:span><text:span text:style-name="style11">V</text:span><text:span text:style-name="style10">=</text:span><text:span text:style-name="style11">R</text:span><text:span text:style-name="style10">[</text:span><text:span text:style-name="style11">zr</text:span><text:span text:style-name="style10">]-</text:span><text:span text:style-name="style11">L</text:span><text:span text:style-name="style10">[</text:span><text:span text:style-name="style11">i</text:span><text:span text:style-name="style10">] )&lt;</text:span><text:span text:style-name="style11">norm</text:span><text:span text:style-name="style10">( </text:span><text:span text:style-name="style11">W </text:span><text:span text:style-name="style10">) )</text:span><text:span text:style-name="style11">W</text:span><text:span text:style-name="style10">=</text:span><text:span text:style-name="style11">V</text:span><text:span text:style-name="style10">,</text:span><text:span text:style-name="style11">zl</text:span><text:span text:style-name="style10">=</text:span><text:span text:style-name="style11">i</text:span><text:span text:style-name="style10">; </text:span><text:span text:style-name="style5">else break</text:span><text:span text:style-name="style10">; } </text:span><text:span text:style-name="style5">else</text:span></text:h>
      <text:h text:style-name="Default" text:outline-level="1">419 <text:s text:c="11"/><text:span text:style-name="style10">{ </text:span><text:span text:style-name="style11">W</text:span><text:span text:style-name="style10">=</text:span><text:span text:style-name="style11">dir</text:span><text:span text:style-name="style10">( </text:span><text:span text:style-name="style11">W </text:span><text:span text:style-name="style10">);</text:span></text:h>
      <text:h text:style-name="Default" text:outline-level="1">420 <text:s text:c="13"/><text:span text:style-name="style5">if</text:span><text:span text:style-name="style10">( </text:span><text:span text:style-name="style11">W</text:span><text:span text:style-name="style10">.</text:span><text:span text:style-name="style11">z</text:span><text:span text:style-name="style10">&gt;</text:span><text:span text:style-name="style11">S20 </text:span><text:span text:style-name="style10">^ </text:span><text:span text:style-name="style11">R</text:span><text:span text:style-name="style10">[</text:span><text:span text:style-name="style11">zr</text:span><text:span text:style-name="style10">+</text:span><text:span text:style-name="style4">1</text:span><text:span text:style-name="style10">].</text:span><text:span text:style-name="style11">z</text:span><text:span text:style-name="style10">&lt;</text:span><text:span text:style-name="style11">R</text:span><text:span text:style-name="style10">[</text:span><text:span text:style-name="style11">zr</text:span><text:span text:style-name="style10">].</text:span><text:span text:style-name="style11">z </text:span><text:span text:style-name="style10">)</text:span></text:h>
      <text:h text:style-name="Default" text:outline-level="1">421 <text:s text:c="13"/><text:span text:style-name="style5">for</text:span><text:span text:style-name="style10">( </text:span><text:span text:style-name="style11">i</text:span><text:span text:style-name="style10">=</text:span><text:span text:style-name="style11">zr</text:span><text:span text:style-name="style10">-</text:span><text:span text:style-name="style4">1</text:span><text:span text:style-name="style10">;</text:span><text:span text:style-name="style11">i</text:span><text:span text:style-name="style10">&gt;</text:span><text:span text:style-name="style11">sr</text:span><text:span text:style-name="style10">;</text:span><text:span text:style-name="style11">i</text:span><text:span text:style-name="style10">-- ){</text:span><text:span text:style-name="style5">if</text:span><text:span text:style-name="style10">( </text:span><text:span text:style-name="style11">R</text:span><text:span text:style-name="style10">[</text:span><text:span text:style-name="style11">i</text:span><text:span text:style-name="style10">].</text:span><text:span text:style-name="style11">z</text:span><text:span text:style-name="style10">-</text:span><text:span text:style-name="style11">L</text:span><text:span text:style-name="style10">[</text:span><text:span text:style-name="style11">zl</text:span><text:span text:style-name="style10">].</text:span><text:span text:style-name="style11">z</text:span><text:span text:style-name="style10">&gt;=</text:span><text:span text:style-name="style4">0</text:span><text:span text:style-name="style10">)</text:span><text:span text:style-name="style11">zr</text:span><text:span text:style-name="style10">=</text:span><text:span text:style-name="style11">i</text:span><text:span text:style-name="style10">;</text:span><text:span text:style-name="style5">else break</text:span><text:span text:style-name="style10">; }</text:span><text:span text:style-name="style5">else</text:span></text:h>
      <text:h text:style-name="Default" text:outline-level="1">422 <text:s text:c="13"/><text:span text:style-name="style5">if</text:span><text:span text:style-name="style10">( </text:span><text:span text:style-name="style11">W</text:span><text:span text:style-name="style10">.</text:span><text:span text:style-name="style11">z</text:span><text:span text:style-name="style10">&lt;-</text:span><text:span text:style-name="style11">S20 </text:span><text:span text:style-name="style10">^ </text:span><text:span text:style-name="style11">L</text:span><text:span text:style-name="style10">[</text:span><text:span text:style-name="style11">zl</text:span><text:span text:style-name="style10">+</text:span><text:span text:style-name="style4">1</text:span><text:span text:style-name="style10">].</text:span><text:span text:style-name="style11">z</text:span><text:span text:style-name="style10">&gt;</text:span><text:span text:style-name="style11">L</text:span><text:span text:style-name="style10">[</text:span><text:span text:style-name="style11">zl</text:span><text:span text:style-name="style10">].</text:span><text:span text:style-name="style11">z <text:s/></text:span><text:span text:style-name="style10">)</text:span></text:h>
      <text:h text:style-name="Default" text:outline-level="1">423 <text:s text:c="13"/><text:span text:style-name="style5">for</text:span><text:span text:style-name="style10">( </text:span><text:span text:style-name="style11">i</text:span><text:span text:style-name="style10">=</text:span><text:span text:style-name="style11">zl</text:span><text:span text:style-name="style10">-</text:span><text:span text:style-name="style4">1</text:span><text:span text:style-name="style10">;</text:span><text:span text:style-name="style11">i</text:span><text:span text:style-name="style10">&gt;</text:span><text:span text:style-name="style11">sl</text:span><text:span text:style-name="style10">;</text:span><text:span text:style-name="style11">i</text:span><text:span text:style-name="style10">-- ){</text:span><text:span text:style-name="style5">if</text:span><text:span text:style-name="style10">( </text:span><text:span text:style-name="style11">R</text:span><text:span text:style-name="style10">[</text:span><text:span text:style-name="style11">zr</text:span><text:span text:style-name="style10">].</text:span><text:span text:style-name="style11">z</text:span><text:span text:style-name="style10">-</text:span><text:span text:style-name="style11">L</text:span><text:span text:style-name="style10">[</text:span><text:span text:style-name="style11">i</text:span><text:span text:style-name="style10">].</text:span><text:span text:style-name="style11">z</text:span><text:span text:style-name="style10">&lt;=</text:span><text:span text:style-name="style4">0</text:span><text:span text:style-name="style10">)</text:span><text:span text:style-name="style11">zl</text:span><text:span text:style-name="style10">=</text:span><text:span text:style-name="style11">i</text:span><text:span text:style-name="style10">;</text:span><text:span text:style-name="style5">else break</text:span><text:span text:style-name="style10">; }</text:span></text:h>
      <text:h text:style-name="Default" text:outline-level="1">424 <text:s text:c="9"/><text:span text:style-name="style10">} }</text:span></text:h>
      <text:h text:style-name="Default" text:outline-level="1">425 <text:s text:c="9"/><text:span text:style-name="style2">// с поиском новой и наиболее параллельной грани в текущих ограничениях</text:span></text:h>
      <text:h text:style-name="Default" text:outline-level="1">426 <text:s text:c="9"/><text:span text:style-name="style2">// <text:s text:c="33"/>zl=L.len;zr=R.len;</text:span></text:h>
      <text:h text:style-name="Default" text:outline-level="1">427 <text:s text:c="9"/><text:span text:style-name="style5">while</text:span><text:span text:style-name="style10">( </text:span><text:span text:style-name="style11">sl</text:span><text:span text:style-name="style10">&lt;</text:span><text:span text:style-name="style11">zl </text:span><text:span text:style-name="style10">|| </text:span><text:span text:style-name="style11">sr</text:span><text:span text:style-name="style10">&lt;</text:span><text:span text:style-name="style11">zr </text:span><text:span text:style-name="style10">) <text:s text:c="12"/></text:span><text:span text:style-name="style2">// завершающий веер треугольников</text:span></text:h>
      <text:h text:style-name="Default" text:outline-level="1">428 <text:s text:c="9"/><text:span text:style-name="style5">if</text:span><text:span text:style-name="style10">( </text:span><text:span text:style-name="style11">sl</text:span><text:span text:style-name="style10">&gt;=</text:span><text:span text:style-name="style11">zl </text:span><text:span text:style-name="style10">)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++</text:span><text:span text:style-name="style11">sr</text:span><text:span text:style-name="style10">]; </text:span><text:span text:style-name="style5">else </text:span><text:span text:style-name="style2">// установка обоих точек для нового</text:span></text:h>
      <text:h text:style-name="Default" text:outline-level="1">429 <text:s text:c="9"/><text:span text:style-name="style5">if</text:span><text:span text:style-name="style10">( </text:span><text:span text:style-name="style11">sr</text:span><text:span text:style-name="style10">&gt;=</text:span><text:span text:style-name="style11">zr </text:span><text:span text:style-name="style10">)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++</text:span><text:span text:style-name="style11">sl</text:span><text:span text:style-name="style10">]; </text:span><text:span text:style-name="style5">else </text:span><text:span text:style-name="style2">// четырехугольника, по возможности</text:span></text:h>
      <text:h text:style-name="Default" text:outline-level="1">430 <text:s/><text:span text:style-name="style9">#if 1</text:span></text:h>
      <text:h text:style-name="Default" text:outline-level="1">431 <text:s text:c="9"/><text:span text:style-name="style10">{ </text:span><text:span text:style-name="style11">W</text:span><text:span text:style-name="style10">=</text:span><text:span text:style-name="style11">R</text:span><text:span text:style-name="style10">[</text:span><text:span text:style-name="style11">sr</text:span><text:span text:style-name="style10">+</text:span><text:span text:style-name="style4">1</text:span><text:span text:style-name="style10">]-</text:span><text:span text:style-name="style11">L</text:span><text:span text:style-name="style10">[</text:span><text:span text:style-name="style11">sl</text:span><text:span text:style-name="style10">]; <text:s text:c="16"/></text:span><text:span text:style-name="style2">// обработка перпендикулярных</text:span></text:h>
      <text:h text:style-name="Default" text:outline-level="1">432 <text:s text:c="11"/><text:span text:style-name="style11">V</text:span><text:span text:style-name="style10">=</text:span><text:span text:style-name="style11">R</text:span><text:span text:style-name="style10">[</text:span><text:span text:style-name="style11">sr</text:span><text:span text:style-name="style10">]-</text:span><text:span text:style-name="style11">L</text:span><text:span text:style-name="style10">[</text:span><text:span text:style-name="style11">sl</text:span><text:span text:style-name="style10">+</text:span><text:span text:style-name="style4">1</text:span><text:span text:style-name="style10">]; <text:s text:c="16"/></text:span><text:span text:style-name="style2">// пересечений под кормовым подзором</text:span></text:h>
      <text:h text:style-name="Default" text:outline-level="1">433 <text:s text:c="11"/><text:span text:style-name="style5">if</text:span><text:span text:style-name="style10">( </text:span><text:span text:style-name="style11">L</text:span><text:span text:style-name="style10">[</text:span><text:span text:style-name="style11">sl</text:span><text:span text:style-name="style10">].</text:span><text:span text:style-name="style11">x</text:span><text:span text:style-name="style10">&lt;</text:span><text:span text:style-name="style11">Keel</text:span><text:span text:style-name="style10">[</text:span><text:span text:style-name="style4">0</text:span><text:span text:style-name="style10">]+</text:span><text:span text:style-name="style11">Length</text:span><text:span text:style-name="style10">/</text:span><text:span text:style-name="style4">5 </text:span><text:span text:style-name="style10">&amp;&amp; </text:span><text:span text:style-name="style11">L</text:span><text:span text:style-name="style10">[</text:span><text:span text:style-name="style11">sl</text:span><text:span text:style-name="style10">].</text:span><text:span text:style-name="style11">z</text:span><text:span text:style-name="style10">&lt;</text:span><text:span text:style-name="style4">0 </text:span><text:span text:style-name="style10">) </text:span><text:span text:style-name="style2">// на 20% может быть руль</text:span></text:h>
      <text:h text:style-name="Default" text:outline-level="1">434 <text:s text:c="11"/><text:span text:style-name="style5">if</text:span><text:span text:style-name="style10">( </text:span><text:span text:style-name="style11">fabs</text:span><text:span text:style-name="style10">( </text:span><text:span text:style-name="style11">dir</text:span><text:span text:style-name="style10">( </text:span><text:span text:style-name="style11">R</text:span><text:span text:style-name="style10">[</text:span><text:span text:style-name="style11">sr</text:span><text:span text:style-name="style10">+</text:span><text:span text:style-name="style4">1</text:span><text:span text:style-name="style10">]-</text:span><text:span text:style-name="style11">R</text:span><text:span text:style-name="style10">[</text:span><text:span text:style-name="style11">sr</text:span><text:span text:style-name="style10">] )%</text:span><text:span text:style-name="style11">dir</text:span><text:span text:style-name="style10">( </text:span><text:span text:style-name="style11">L</text:span><text:span text:style-name="style10">[</text:span><text:span text:style-name="style11">sl</text:span><text:span text:style-name="style10">+</text:span><text:span text:style-name="style4">1</text:span><text:span text:style-name="style10">]-</text:span><text:span text:style-name="style11">L</text:span><text:span text:style-name="style10">[</text:span><text:span text:style-name="style11">sl</text:span><text:span text:style-name="style10">] ) )&lt;</text:span><text:span text:style-name="style4">0.1 </text:span><text:span text:style-name="style10">)</text:span></text:h>
      <text:h text:style-name="Default" text:outline-level="1">435 <text:s text:c="15"/><text:span text:style-name="style11">W</text:span><text:span text:style-name="style10">.</text:span><text:span text:style-name="style11">z</text:span><text:span text:style-name="style10">/=</text:span><text:span text:style-name="style4">8</text:span><text:span text:style-name="style10">,</text:span><text:span text:style-name="style11">V</text:span><text:span text:style-name="style10">.</text:span><text:span text:style-name="style11">z</text:span><text:span text:style-name="style10">/=</text:span><text:span text:style-name="style4">8 <text:s/></text:span><text:span text:style-name="style10">; <text:s text:c="26"/></text:span><text:span text:style-name="style2">// условное обнуление</text:span></text:h>
      <text:h text:style-name="Default" text:outline-level="1">436 <text:s/><text:span text:style-name="style2">// <text:s text:c="7"/>if( norm( W ) &lt; norm( V ) )Ins( n )=rf[++sr]; <text:s/>// по длине гипотенузы</text:span></text:h>
      <text:h text:style-name="Default" text:outline-level="1">437 <text:s text:c="11"/><text:span text:style-name="style5">if</text:span><text:span text:style-name="style10">( </text:span><text:span text:style-name="style11">dir</text:span><text:span text:style-name="style10">( </text:span><text:span text:style-name="style11">W </text:span><text:span text:style-name="style10">).</text:span><text:span text:style-name="style11">x</text:span><text:span text:style-name="style10">&gt;</text:span><text:span text:style-name="style11">dir</text:span><text:span text:style-name="style10">( </text:span><text:span text:style-name="style11">V </text:span><text:span text:style-name="style10">).</text:span><text:span text:style-name="style11">x </text:span><text:span text:style-name="style10">)</text:span><text:span text:style-name="style11">Ins</text:span><text:span text:style-name="style10">( </text:span><text:span text:style-name="style11">n </text:span><text:span text:style-name="style10">)=</text:span><text:span text:style-name="style11">rf</text:span><text:span text:style-name="style10">[++</text:span><text:span text:style-name="style11">sr</text:span><text:span text:style-name="style10">]; <text:s/></text:span><text:span text:style-name="style2">// или по её проекции</text:span></text:h>
      <text:h text:style-name="Default" text:outline-level="1">438 <text:s text:c="32"/><text:span text:style-name="style5">else <text:s/></text:span><text:span text:style-name="style11">Ins</text:span><text:span text:style-name="style10">( </text:span><text:span text:style-name="style11">n </text:span><text:span text:style-name="style10">)=</text:span><text:span text:style-name="style11">lf</text:span><text:span text:style-name="style10">[++</text:span><text:span text:style-name="style11">sl</text:span><text:span text:style-name="style10">];</text:span></text:h>
      <text:h text:style-name="Default" text:outline-level="1">439 <text:s/><text:span text:style-name="style9">#else</text:span></text:h>
      <text:h text:style-name="Default" text:outline-level="1">440 <text:s text:c="9"/><text:span text:style-name="style74">{ </text:span><text:span text:style-name="style69">if</text:span><text:span text:style-name="style74">( (</text:span><text:span text:style-name="style75">y</text:span><text:span text:style-name="style74">=</text:span><text:span text:style-name="style75">norm</text:span><text:span text:style-name="style74">(</text:span><text:span text:style-name="style75">R</text:span><text:span text:style-name="style74">[</text:span><text:span text:style-name="style75">sr</text:span><text:span text:style-name="style74">+</text:span><text:span text:style-name="style68">1</text:span><text:span text:style-name="style74">]-</text:span><text:span text:style-name="style75">L</text:span><text:span text:style-name="style74">[</text:span><text:span text:style-name="style75">sl</text:span><text:span text:style-name="style74">]))&gt;(</text:span><text:span text:style-name="style75">x</text:span><text:span text:style-name="style74">=</text:span><text:span text:style-name="style75">norm</text:span><text:span text:style-name="style74">(</text:span><text:span text:style-name="style75">R</text:span><text:span text:style-name="style74">[</text:span><text:span text:style-name="style75">sr</text:span><text:span text:style-name="style74">]-</text:span><text:span text:style-name="style75">L</text:span><text:span text:style-name="style74">[</text:span><text:span text:style-name="style75">sl</text:span><text:span text:style-name="style74">+</text:span><text:span text:style-name="style68">1</text:span><text:span text:style-name="style74">])) ) </text:span><text:span text:style-name="style79">/// без фокусов</text:span></text:h>
      <text:h text:style-name="Default" text:outline-level="1">441 <text:s text:c="11"/><text:span text:style-name="style74">{ <text:s text:c="27"/></text:span><text:span text:style-name="style75">Ins</text:span><text:span text:style-name="style74">( </text:span><text:span text:style-name="style75">n </text:span><text:span text:style-name="style74">)=</text:span><text:span text:style-name="style75">lf</text:span><text:span text:style-name="style74">[++</text:span><text:span text:style-name="style75">sl</text:span><text:span text:style-name="style74">];</text:span></text:h>
      <text:h text:style-name="Default" text:outline-level="1">442 <text:s text:c="13"/><text:span text:style-name="style69">if</text:span><text:span text:style-name="style74">( </text:span><text:span text:style-name="style75">norm</text:span><text:span text:style-name="style74">(</text:span><text:span text:style-name="style75">R</text:span><text:span text:style-name="style74">[</text:span><text:span text:style-name="style75">sr</text:span><text:span text:style-name="style74">+</text:span><text:span text:style-name="style68">1</text:span><text:span text:style-name="style74">]-</text:span><text:span text:style-name="style75">L</text:span><text:span text:style-name="style74">[</text:span><text:span text:style-name="style75">sl</text:span><text:span text:style-name="style74">])&lt;</text:span><text:span text:style-name="style75">x </text:span><text:span text:style-name="style74">)</text:span><text:span text:style-name="style75">Ins</text:span><text:span text:style-name="style74">( </text:span><text:span text:style-name="style75">n </text:span><text:span text:style-name="style74">)=</text:span><text:span text:style-name="style75">rf</text:span><text:span text:style-name="style74">[++</text:span><text:span text:style-name="style75">sr</text:span><text:span text:style-name="style74">];</text:span></text:h>
      <text:h text:style-name="Default" text:outline-level="1">443 <text:s text:c="11"/><text:span text:style-name="style74">} </text:span><text:span text:style-name="style69">else </text:span><text:span text:style-name="style74">{ <text:s text:c="20"/></text:span><text:span text:style-name="style75">Ins</text:span><text:span text:style-name="style74">( </text:span><text:span text:style-name="style75">n </text:span><text:span text:style-name="style74">)=</text:span><text:span text:style-name="style75">rf</text:span><text:span text:style-name="style74">[++</text:span><text:span text:style-name="style75">sr</text:span><text:span text:style-name="style74">];</text:span></text:h>
      <text:h text:style-name="Default" text:outline-level="1">444 <text:s text:c="13"/><text:span text:style-name="style69">if</text:span><text:span text:style-name="style74">( </text:span><text:span text:style-name="style75">norm</text:span><text:span text:style-name="style74">(</text:span><text:span text:style-name="style75">R</text:span><text:span text:style-name="style74">[</text:span><text:span text:style-name="style75">sr</text:span><text:span text:style-name="style74">]-</text:span><text:span text:style-name="style75">L</text:span><text:span text:style-name="style74">[</text:span><text:span text:style-name="style75">sl</text:span><text:span text:style-name="style74">+</text:span><text:span text:style-name="style68">1</text:span><text:span text:style-name="style74">])&lt;</text:span><text:span text:style-name="style75">y </text:span><text:span text:style-name="style74">)</text:span><text:span text:style-name="style75">Ins</text:span><text:span text:style-name="style74">( </text:span><text:span text:style-name="style75">n </text:span><text:span text:style-name="style74">)=</text:span><text:span text:style-name="style75">lf</text:span><text:span text:style-name="style74">[++</text:span><text:span text:style-name="style75">sl</text:span><text:span text:style-name="style74">];</text:span></text:h>
      <text:h text:style-name="Default" text:outline-level="1">445 <text:s text:c="11"/><text:span text:style-name="style74">}</text:span></text:h>
      <text:h text:style-name="Default" text:outline-level="1">446 <text:s/><text:span text:style-name="style9">#endif</text:span></text:h>
      <text:h text:style-name="Default" text:outline-level="1">447 <text:s text:c="9"/><text:span text:style-name="style2">//if( dir( R[sr]-L[sl] ).x&lt;0.9396926208 ){ zl=sl; zr=sr; break; }</text:span></text:h>
      <text:h text:style-name="Default" text:outline-level="1">448 <text:s text:c="9"/><text:span text:style-name="style10">}</text:span></text:h>
      <text:h text:style-name="Default" text:outline-level="1">449 <text:s text:c="9"/><text:span text:style-name="style2">// <text:s text:c="2"/>особая перепроверка (=пропуск) зараз всех смежных совпадающих точек</text:span></text:h>
      <text:h text:style-name="Default" text:outline-level="1">450 <text:s text:c="9"/><text:span text:style-name="style2">//</text:span></text:h>
      <text:h text:style-name="Default" text:outline-level="1"><text:soft-page-break/>451 <text:s text:c="9"/><text:span text:style-name="style5">while</text:span><text:span text:style-name="style10">( </text:span><text:span text:style-name="style11">sl</text:span><text:span text:style-name="style10">&lt;</text:span><text:span text:style-name="style11">wl</text:span><text:span text:style-name="style10">-</text:span><text:span text:style-name="style4">1 </text:span><text:span text:style-name="style10">)</text:span><text:span text:style-name="style5">if</text:span><text:span text:style-name="style10">( </text:span><text:span text:style-name="style11">L</text:span><text:span text:style-name="style10">[</text:span><text:span text:style-name="style11">sl</text:span><text:span text:style-name="style10">]==</text:span><text:span text:style-name="style11">L</text:span><text:span text:style-name="style10">[</text:span><text:span text:style-name="style11">sl</text:span><text:span text:style-name="style10">+</text:span><text:span text:style-name="style4">1</text:span><text:span text:style-name="style10">] )</text:span><text:span text:style-name="style11">zl</text:span><text:span text:style-name="style10">=++</text:span><text:span text:style-name="style11">sl</text:span><text:span text:style-name="style10">; </text:span><text:span text:style-name="style5">else break</text:span><text:span text:style-name="style10">;</text:span></text:h>
      <text:h text:style-name="Default" text:outline-level="1">452 <text:s text:c="9"/><text:span text:style-name="style5">while</text:span><text:span text:style-name="style10">( </text:span><text:span text:style-name="style11">sr</text:span><text:span text:style-name="style10">&lt;</text:span><text:span text:style-name="style11">wr</text:span><text:span text:style-name="style10">-</text:span><text:span text:style-name="style4">1 </text:span><text:span text:style-name="style10">)</text:span><text:span text:style-name="style5">if</text:span><text:span text:style-name="style10">( </text:span><text:span text:style-name="style11">R</text:span><text:span text:style-name="style10">[</text:span><text:span text:style-name="style11">sr</text:span><text:span text:style-name="style10">]==</text:span><text:span text:style-name="style11">R</text:span><text:span text:style-name="style10">[</text:span><text:span text:style-name="style11">sr</text:span><text:span text:style-name="style10">+</text:span><text:span text:style-name="style4">1</text:span><text:span text:style-name="style10">] )</text:span><text:span text:style-name="style11">zr</text:span><text:span text:style-name="style10">=++</text:span><text:span text:style-name="style11">sr</text:span><text:span text:style-name="style10">; </text:span><text:span text:style-name="style5">else break</text:span><text:span text:style-name="style10">;</text:span></text:h>
      <text:h text:style-name="Default" text:outline-level="1">453 <text:s text:c="7"/><text:span text:style-name="style10">} </text:span><text:span text:style-name="style5">while</text:span><text:span text:style-name="style10">( </text:span><text:span text:style-name="style11">zl</text:span><text:span text:style-name="style10">&lt;</text:span><text:span text:style-name="style11">wl </text:span><text:span text:style-name="style10">|| </text:span><text:span text:style-name="style11">zr</text:span><text:span text:style-name="style10">&lt;</text:span><text:span text:style-name="style11">wr </text:span><text:span text:style-name="style10">);</text:span></text:h>
      <text:h text:style-name="Default" text:outline-level="1">454 <text:s text:c="7"/><text:span text:style-name="style5">if</text:span><text:span text:style-name="style10">( </text:span><text:span text:style-name="style11">wl</text:span><text:span text:style-name="style10">==</text:span><text:span text:style-name="style11">L</text:span><text:span text:style-name="style10">.</text:span><text:span text:style-name="style11">len</text:span><text:span text:style-name="style10">-</text:span><text:span text:style-name="style4">1 </text:span><text:span text:style-name="style10">&amp;&amp; </text:span><text:span text:style-name="style11">wr</text:span><text:span text:style-name="style10">==</text:span><text:span text:style-name="style11">R</text:span><text:span text:style-name="style10">.</text:span><text:span text:style-name="style11">len</text:span><text:span text:style-name="style10">-</text:span><text:span text:style-name="style4">1 </text:span><text:span text:style-name="style10">)</text:span><text:span text:style-name="style5">continue</text:span><text:span text:style-name="style10">; </text:span><text:span text:style-name="style2">// перехол к следующей шпации</text:span></text:h>
      <text:h text:style-name="Default" text:outline-level="1">455 <text:s text:c="7"/><text:span text:style-name="style11">wl</text:span><text:span text:style-name="style10">=</text:span><text:span text:style-name="style11">L</text:span><text:span text:style-name="style10">.</text:span><text:span text:style-name="style11">len</text:span><text:span text:style-name="style10">-</text:span><text:span text:style-name="style4">1</text:span><text:span text:style-name="style10">,</text:span><text:span text:style-name="style11">wr</text:span><text:span text:style-name="style10">=</text:span><text:span text:style-name="style11">R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5">goto </text:span><text:span text:style-name="style11">Reto_Deck</text:span><text:span text:style-name="style10">; </text:span><text:span text:style-name="style2">// к формированию надводного борта</text:span></text:h>
      <text:h text:style-name="Default" text:outline-level="1">456 <text:s text:c="5"/><text:span text:style-name="style10">}</text:span></text:h>
      <text:h text:style-name="Default" text:outline-level="1">457 <text:s text:c="5"/><text:span text:style-name="style2">// <text:s/>небольшая перенастройка визуализации сцены с кораблем</text:span></text:h>
      <text:h text:style-name="Default" text:outline-level="1">458 <text:s text:c="5"/><text:span text:style-name="style2">//</text:span></text:h>
      <text:h text:style-name="Default" text:outline-level="1">459 <text:s text:c="5"/><text:span text:style-name="style11">Distance</text:span><text:span text:style-name="style10">=-</text:span><text:span text:style-name="style4">2.4</text:span><text:span text:style-name="style10">*</text:span><text:span text:style-name="style11">sqrt</text:span><text:span text:style-name="style10">(</text:span><text:span text:style-name="style11">sqr</text:span><text:span text:style-name="style10">(</text:span><text:span text:style-name="style11">Length</text:span><text:span text:style-name="style10">)+</text:span><text:span text:style-name="style11">sqr</text:span><text:span text:style-name="style10">(</text:span><text:span text:style-name="style11">Breadth</text:span><text:span text:style-name="style10">*</text:span><text:span text:style-name="style4">2</text:span><text:span text:style-name="style10">)+</text:span><text:span text:style-name="style11">sqr</text:span><text:span text:style-name="style10">(</text:span><text:span text:style-name="style11">Draught</text:span><text:span text:style-name="style10">*</text:span><text:span text:style-name="style4">4</text:span><text:span text:style-name="style10">)); </text:span><text:span text:style-name="style2">// дальность</text:span></text:h>
      <text:h text:style-name="Default" text:outline-level="1">460 <text:s text:c="5"/><text:span text:style-name="style11">eye</text:span><text:span text:style-name="style10">=(</text:span><text:span text:style-name="style5">Vector</text:span><text:span text:style-name="style10">){ </text:span><text:span text:style-name="style4">45</text:span><text:span text:style-name="style10">,-</text:span><text:span text:style-name="style4">15 </text:span><text:span text:style-name="style10">},</text:span><text:span text:style-name="style11">look</text:span><text:span text:style-name="style10">=(</text:span><text:span text:style-name="style5">Vector</text:span><text:span text:style-name="style10">){ -</text:span><text:span text:style-name="style4">5 </text:span><text:span text:style-name="style10">}; <text:s/></text:span><text:span text:style-name="style2">// векторы ориентации и обзора</text:span></text:h>
      <text:h text:style-name="Default" text:outline-level="1">461 <text:s text:c="5"/><text:span text:style-name="style5">return true</text:span><text:span text:style-name="style10">;</text:span></text:h>
      <text:h text:style-name="Default" text:outline-level="1">462 <text:s text:c="3"/><text:span text:style-name="style10">}</text:span></text:h>
      <text:h text:style-name="Default" text:outline-level="1">463 <text:s/><text:span text:style-name="style11">Bk</text:span><text:span text:style-name="style10">: </text:span><text:span text:style-name="style11">textcolor</text:span><text:span text:style-name="style10">( </text:span><text:span text:style-name="style11">YELLOW</text:span><text:span text:style-name="style10">,</text:span><text:span text:style-name="style11">RED </text:span><text:span text:style-name="style10">),</text:span></text:h>
      <text:h text:style-name="Default" text:outline-level="1">464 <text:s text:c="5"/><text:span text:style-name="style11">cprint</text:span><text:span text:style-name="style10">( </text:span><text:span text:style-name="style4">2</text:span><text:span text:style-name="style10">,</text:span><text:span text:style-name="style4">7</text:span><text:span text:style-name="style10">,</text:span><text:span text:style-name="style6">" <text:s/>&gt;&gt;&gt; отмена или ошибка в цифровой модели: %s"</text:span><text:span text:style-name="style10">,</text:span><text:span text:style-name="style11">FileName </text:span><text:span text:style-name="style10">),</text:span></text:h>
      <text:h text:style-name="Default" text:outline-level="1">465 <text:s text:c="5"/><text:span text:style-name="style11">textcolor</text:span><text:span text:style-name="style10">( </text:span><text:span text:style-name="style11">LIGHTGRAY</text:span><text:span text:style-name="style10">,</text:span><text:span text:style-name="style11">BLACK </text:span><text:span text:style-name="style10">); </text:span><text:span text:style-name="style11">free</text:span><text:span text:style-name="style10">( </text:span><text:span text:style-name="style11">ShipName </text:span><text:span text:style-name="style10">); </text:span><text:span text:style-name="style11">ShipName</text:span><text:span text:style-name="style10">=</text:span><text:span text:style-name="style4">0</text:span><text:span text:style-name="style10">;</text:span></text:h>
      <text:h text:style-name="Default" text:outline-level="1">466 <text:s text:c="3"/><text:span text:style-name="style5">return false</text:span><text:span text:style-name="style10">;</text:span></text:h>
      <text:h text:style-name="Default" text:outline-level="1">467 <text:s/><text:span text:style-name="style10">}</text:span></text:h>
      <text:h text:style-name="Default" text:outline-level="1">468 <text:s/><text:span text:style-name="style1">/* C06=0.9945218954,C08=0.9902680687,C12=0.9781476007,C18=0.9510565163,</text:span></text:h>
      <text:h text:style-name="Default" text:outline-level="1">469 <text:s text:c="4"/><text:span text:style-name="style1">C20=0.9396926208,C24=0.9135454576,C30=0.8660254038,C45=0.70710067812,</text:span></text:h>
      <text:h text:style-name="Default" text:outline-level="1">470 <text:s text:c="4"/><text:span text:style-name="style1">C48=0.6691306064,C66=0.40673664307,C72=0.30901699437,C75=0.2588190451,</text:span></text:h>
      <text:h text:style-name="Default" text:outline-level="1">471 <text:s text:c="4"/><text:span text:style-name="style1">C78=0.2079116908,C82=0.139173101,C84=0.1045284633,C86=0.06975647374 ...</text:span></text:h>
      <text:h text:style-name="Default" text:outline-level="1">472 <text:s text:c="4"/><text:span text:style-name="style1">cos(78°)=sin(12°) ==&gt; S04=C86,S06=C84,S08=C82,S12=C78,S18=C72,S24=C66 ... */</text:span></text:h>
      <text:p text:style-name="P1"><text:span text:style-name="style10"><text:span text:style-name="T6"/></text:span></text:p>
      <text:p text:style-name="P5"><text:span text:style-name="style10"><text:span text:style-name="T10">~~~~~~~~~~~~~~~~~~~~~~~~~~~~~~~~~~~~~~~~~~~~~~~~~~~~~~~~~~~~~~~~~~~~~~~~~~~~~~~~~~~~~~~~</text:span></text:span></text:p>
      <text:h text:style-name="Heading_20_1" text:outline-level="1"><text:span text:style-name="style10">Vs-math.cpp</text:span></text:h>
      <text:h text:style-name="Default" text:outline-level="1"><text:span text:style-name="style10"><text:span text:style-name="T6"><text:s text:c="2"/>1 <text:s/></text:span></text:span><text:span text:style-name="style10"><text:span text:style-name="style2"><text:span text:style-name="T4">//</text:span></text:span></text:span></text:h>
      <text:h text:style-name="Default" text:outline-level="1"><text:s text:c="2"/>2 <text:s/><text:span text:style-name="style2">// <text:s text:c="2"/>Здесь собраны все инициализации и собственно расчетные операции</text:span></text:h>
      <text:h text:style-name="Default" text:outline-level="1"><text:s text:c="2"/>3 <text:s/><text:span text:style-name="style2">// <text:s text:c="5"/>по моделированию динамики корпуса на волнении</text:span></text:h>
      <text:h text:style-name="Default" text:outline-level="1"><text:s text:c="2"/>4 <text:s/><text:span text:style-name="style1">/* <text:s text:c="57"/>©2020-11-21 ‏יְרוּשָׁלַיִם</text:span></text:h>
      <text:h text:style-name="Default" text:outline-level="1"><text:s text:c="2"/>5 <text:s text:c="3"/><text:span text:style-name="style1">==</text:span></text:h>
      <text:h text:style-name="Default" text:outline-level="1"><text:s text:c="2"/>6 <text:s text:c="3"/><text:span text:style-name="style1">== геометрия корпуса, состояние движения и маршрутные записи курса и скорости</text:span></text:h>
      <text:h text:style-name="Default" text:outline-level="1"><text:s text:c="2"/>7 <text:s text:c="3"/><text:span text:style-name="style1">==</text:span></text:h>
      <text:h text:style-name="Default" text:outline-level="1"><text:s text:c="2"/>8 <text:s text:c="2"/><text:span text:style-name="style1">Real Length,Breadth,Draught, <text:s text:c="4"/>-- конструктивные длина, ширина и осадка <text:s/>[м]</text:span></text:h>
      <text:h text:style-name="Default" text:outline-level="1"><text:s text:c="2"/>9 <text:s text:c="7"/><text:span text:style-name="style1">Course,dCs, <text:s text:c="2"/>-- курс корабля и обратное время для полуциркуляции п·dT/30</text:span></text:h>
      <text:h text:style-name="Default" text:outline-level="1"><text:s/>10 <text:s text:c="7"/><text:span text:style-name="style1">Speed, cSp; <text:s text:c="2"/>-- настоящая и устанавливаемая скорость хода корабля <text:s/>[м/с]</text:span></text:h>
      <text:h text:style-name="Default" text:outline-level="1"><text:s/>11 <text:s text:c="2"/><text:span text:style-name="style1">Vector Locate; <text:s text:c="4"/>-- местоположение корабля для отсчётов волновых полей <text:s text:c="2"/>[м]</text:span></text:h>
      <text:h text:style-name="Default" text:outline-level="1"><text:s/>12 <text:s text:c="2"/><text:span text:style-name="style1">Flex Route, <text:s text:c="7"/>-- маршрут - траектория контролируемого хода корабля <text:s text:c="3"/>[м]</text:span></text:h>
      <text:h text:style-name="Default" text:outline-level="1"><text:s/>13 <text:s text:c="7"/><text:span text:style-name="style1">Rate, <text:s text:c="8"/>-- скорости смещения корпуса в корабельном базисе <text:s text:c="4"/>[м/с]</text:span></text:h>
      <text:h text:style-name="Default" text:outline-level="1"><text:s/>14 <text:s text:c="7"/><text:span text:style-name="style1">Swing,Whirl; <text:s/>-- и вращательных движения корпуса в углах Крылова <text:s/>[р,р/с]</text:span></text:h>
      <text:h text:style-name="Default" text:outline-level="1"><text:s/>15 <text:s text:c="2"/><text:span text:style-name="style1">byte Statum; <text:s text:c="2"/>-- <text:s text:c="2"/>0 - жесткое кинематическое позиционирование корпуса над</text:span></text:h>
      <text:h text:style-name="Default" text:outline-level="1"><text:s/>16 <text:s text:c="17"/><text:span text:style-name="style1">-- <text:s text:c="6"/>волнением по хордам на четырёх точках, иначе:</text:span></text:h>
      <text:h text:style-name="Default" text:outline-level="1"><text:s/>17 <text:s text:c="17"/><text:span text:style-name="style1">-- <text:s text:c="2"/>1 - объёмное гравитационное всплытие: борт-киль-вертикаль</text:span></text:h>
      <text:h text:style-name="Default" text:outline-level="1"><text:s/>18 <text:s text:c="17"/><text:span text:style-name="style1">-- <text:s text:c="2"/>2 - гидростатическое давление по смоченной обшивке в волне</text:span></text:h>
      <text:h text:style-name="Default" text:outline-level="1"><text:s/>19 <text:s text:c="17"/><text:span text:style-name="style1">-- <text:s text:c="2"/>3 - касательная компонента скорости под волновыми гребнями</text:span></text:h>
      <text:h text:style-name="Default" text:outline-level="1"><text:s/>20 <text:s text:c="17"/><text:span text:style-name="style1">-- <text:s text:c="2"/>4 - <text:s/>и вихреисточники обтекания корпуса набегающим потоком</text:span></text:h>
      <text:h text:style-name="Default" text:outline-level="1"><text:s/>21 <text:s text:c="17"/><text:span text:style-name="style1">-- <text:s/>~~ ~ полные потоки в механике отражения волн(в перспективе)</text:span></text:h>
      <text:h text:style-name="Default" text:outline-level="1"><text:s/>22 <text:s text:c="17"/><text:span text:style-name="style1">-- <text:s/>++ ~ обтекание корпуса с трохоидальными волнами по глубине</text:span></text:h>
      <text:h text:style-name="Default" text:outline-level="1"><text:s/>23 <text:s text:c="17"/><text:span text:style-name="style1">-- <text:s/>~~ - динамическое изменение тензора инерции и центра масс</text:span></text:h>
      <text:h text:style-name="Default" text:outline-level="1"><text:s/>24 <text:s text:c="17"/><text:span text:style-name="style1">-- <text:s/>~~ - перепады давления по градиентам поверхности ватерлинии</text:span></text:h>
      <text:h text:style-name="Default" text:outline-level="1"><text:s/>25 <text:s text:c="2"/><text:span text:style-name="style1">byte DrawMode; <text:s text:c="4"/>-- <text:s text:c="2"/>0 - ватерлиния строится при любом раскладе</text:span></text:h>
      <text:h text:style-name="Default" text:outline-level="1"><text:s/>26 <text:s text:c="21"/><text:span text:style-name="style1">-- <text:s text:c="2"/>1 - только собственно штевни и шпангоуты</text:span></text:h>
      <text:h text:style-name="Default" text:outline-level="1"><text:s/>27 <text:s text:c="21"/><text:span text:style-name="style1">-- <text:s text:c="2"/>2 - подводная часть со шпангоутами над водой</text:span></text:h>
      <text:h text:style-name="Default" text:outline-level="1"><text:s/>28 <text:s text:c="21"/><text:span text:style-name="style1">-- <text:s text:c="2"/>3 - весь корпус прорисовывается целиком</text:span></text:h>
      <text:h text:style-name="Default" text:outline-level="1"><text:s/>29 <text:s text:c="21"/><text:span text:style-name="style1">-- х04 - тоже, но только с триангуляционными ребрами</text:span></text:h>
      <text:h text:style-name="Default" text:outline-level="1"><text:s/>30 <text:s text:c="21"/><text:span text:style-name="style1">-- х10 - разблокировка графики и включение надводного борта</text:span></text:h>
      <text:h text:style-name="Default" text:outline-level="1"><text:s/>31 <text:s text:c="4"/><text:span text:style-name="style1">-- размерения и динамические параметры корпуса корабля (Volume=0-обновление)</text:span></text:h>
      <text:h text:style-name="Default" text:outline-level="1"><text:s/>32 <text:s text:c="4"/><text:span text:style-name="style1">-- локальная корабельная система координат определяется в составе структуры</text:span></text:h>
      <text:h text:style-name="Default" text:outline-level="1"><text:s/>33 <text:s text:c="4"/><text:span text:style-name="style1">-- Hull::Base и включает координаты пространственного местоположения</text:span></text:h>
      <text:h text:style-name="Default" text:outline-level="1"><text:s/>34 <text:s text:c="4"/><text:span text:style-name="style1">-- Point{X,Y,Z} и тензор тривекторов поворотов Matrix::Vector{x,y,z}</text:span></text:h>
      <text:h text:style-name="Default" text:outline-level="1"><text:s/>35 <text:s text:c="4"/><text:span text:style-name="style1">--</text:span></text:h>
      <text:h text:style-name="Default" text:outline-level="1"><text:s/>36 <text:s text:c="3"/><text:span text:style-name="style1">Real hX,// поперечная метацентрическая высота задаёт аппликату центра тяжести</text:span></text:h>
      <text:h text:style-name="Default" text:outline-level="1"><text:s/>37 <text:s text:c="7"/><text:span text:style-name="style1">Volume, <text:s/>iV, // исходное водоизмещение, мгновенный погруженный объем V м³</text:span></text:h>
      <text:h text:style-name="Default" text:outline-level="1"><text:s/>38 <text:s text:c="7"/><text:span text:style-name="style1">Surface, iS, // подводная и смоченная поверхность корпуса <text:s text:c="11"/>S м²</text:span></text:h>
      <text:h text:style-name="Default" text:outline-level="1"><text:s/>39 <text:s text:c="7"/><text:span text:style-name="style1">Floatage,iF, // исходная и действующая площадь ватерлинии <text:s text:c="11"/>F м²</text:span></text:h>
      <text:h text:style-name="Default" text:outline-level="1"><text:s/>40 <text:s text:c="3"/><text:span text:style-name="style1">// <text:s/>SecInert,iX, -- ==&gt;inWater -=- момент инерции площади ватерлинии <text:s text:c="4"/>I м⁴</text:span></text:h>
      <text:h text:style-name="Default" text:outline-level="1"><text:s/>41 <text:s text:c="7"/><text:span text:style-name="style1">sT, <text:s text:c="9"/>// интервал времени для графиков с кинематикой XYZ-качки сек</text:span></text:h>
      <text:h text:style-name="Default" text:outline-level="1"><text:s/>42 <text:s text:c="7"/><text:span text:style-name="style1">Trim, <text:s text:c="7"/>// дифферент задается простым смещением центра величины[рад]</text:span></text:h>
      <text:h text:style-name="Default" text:outline-level="1"><text:soft-page-break/><text:s/>43 <text:s text:c="7"/><text:span text:style-name="style1">Kv; <text:s text:c="9"/>// доля сброса отрицательного давления в парадоксе Даламбера</text:span></text:h>
      <text:h text:style-name="Default" text:outline-level="1"><text:s/>44 <text:s text:c="3"/><text:span text:style-name="style1">Vector Ofs, <text:s text:c="5"/>// внутренние смещения отсчетов по миделю и ватерлинии {x,z}</text:span></text:h>
      <text:h text:style-name="Default" text:outline-level="1"><text:s/>45 <text:s text:c="7"/><text:span text:style-name="style1">Gravity, <text:s text:c="4"/>// + центр тяжести в локальных корабельных координатах <text:s text:c="3"/>G</text:span></text:h>
      <text:h text:style-name="Default" text:outline-level="1"><text:s/>46 <text:s text:c="7"/><text:span text:style-name="style1">Buoyancy, <text:s/>vB, // координаты центра величины,центра объема корпуса <text:s text:c="4"/>cB</text:span></text:h>
      <text:h text:style-name="Default" text:outline-level="1"><text:s/>47 <text:s text:c="7"/><text:span text:style-name="style1">Floatable, vF, // центр площади исходной и действующей ватерлинии <text:s text:c="5"/>cF</text:span></text:h>
      <text:h text:style-name="Default" text:outline-level="1"><text:s/>48 <text:s text:c="18"/><text:span text:style-name="style1">vD, // условное средоточение гидродинамических пар сил&lt;=момент</text:span></text:h>
      <text:h text:style-name="Default" text:outline-level="1"><text:s/>49 <text:s text:c="18"/><text:span text:style-name="style1">vW, // нормаль интегро-осредненной площади ватерлинии <text:s text:c="5"/>(δ)</text:span></text:h>
      <text:h text:style-name="Default" text:outline-level="1"><text:s/>50 <text:s text:c="18"/><text:span text:style-name="style1">vS, // накопительный вектор сил от перепада уровня моря <text:s/>[H/ρ]</text:span></text:h>
      <text:h text:style-name="Default" text:outline-level="1"><text:s/>51 <text:s text:c="18"/><text:span text:style-name="style1">vR, // поворотный момент от криво-наклонной ватерлинии <text:s text:c="2"/>[Н·м]</text:span></text:h>
      <text:h text:style-name="Default" text:outline-level="1"><text:s/>52 <text:s text:c="3"/><text:span text:style-name="style1">// <text:s text:c="12"/>vW, -- проекции на вертикальные плоскости &amp;Waterside <text:s text:c="5"/>м²</text:span></text:h>
      <text:h text:style-name="Default" text:outline-level="1"><text:s/>53 <text:s text:c="3"/><text:span text:style-name="style1">// <text:s text:c="12"/>vP, -- центры горизонтальных давлений по дрейфу и ускорению</text:span></text:h>
      <text:h text:style-name="Default" text:outline-level="1"><text:s/>54 <text:s text:c="7"/><text:span text:style-name="style1">Metacenter,vM; // начальный + текущий поперечные метацентры <text:s text:c="3"/>в КБ Zm(x)</text:span></text:h>
      <text:h text:style-name="Default" text:outline-level="1"><text:s/>55 <text:s text:c="22"/><text:span text:style-name="style1">// с оценкой мгновенной метацентрической высоты в МБ! h(z)</text:span></text:h>
      <text:h text:style-name="Default" text:outline-level="1"><text:s/>56 <text:s text:c="3"/><text:span text:style-name="style1">Matrix inWater,mW, // моменты инерции площади действующей ватерлинии <text:s text:c="4"/>I м⁴</text:span></text:h>
      <text:h text:style-name="Default" text:outline-level="1"><text:s/>57 <text:s text:c="10"/><text:span text:style-name="style1">inMass; //,mM; моменты инерции исходного и смещенного корпуса <text:s text:c="4"/>G м⁴</text:span></text:h>
      <text:h text:style-name="Default" text:outline-level="1"><text:s/>58 <text:s text:c="3"/><text:span text:style-name="style1">Vector nF,nM, // относительные коэффициенты угловых и поступательных движений</text:span></text:h>
      <text:h text:style-name="Default" text:outline-level="1"><text:s/>59 <text:s text:c="8"/><text:span text:style-name="style1">muF,muM; // обобщённые параметры демпфирования - задаваемые извне</text:span></text:h>
      <text:h text:style-name="Default" text:outline-level="1"><text:s/>60 <text:s text:c="20"/><text:span text:style-name="style1">-- демпфирование (&gt;0) до исключения(=1) скорости качки</text:span></text:h>
      <text:h text:style-name="Default" text:outline-level="1"><text:s/>61 <text:s text:c="7"/><text:span text:style-name="style1">// под большими углами крена и до опрокидывания сопротивление утраивается</text:span></text:h>
      <text:h text:style-name="Default" text:outline-level="1"><text:s/>62 <text:s/><text:span text:style-name="style1">*/</text:span></text:h>
      <text:h text:style-name="Default" text:outline-level="1"><text:s/>63 <text:s/><text:span text:style-name="style9">#include "Aurora.h" <text:s text:c="2"/></text:span><text:span text:style-name="style2">// объекты и производные операции с корпусом на волнении</text:span></text:h>
      <text:h text:style-name="Default" text:outline-level="1"><text:s/>64 <text:s text:c="23"/><text:span text:style-name="style15">//! Hull: координатные оси корабельного базиса морской СК</text:span></text:h>
      <text:h text:style-name="Default" text:outline-level="1"><text:s/>65 <text:s/><text:span text:style-name="style5">Real </text:span><text:span text:style-name="style11">Ts</text:span><text:span text:style-name="style10">=</text:span><text:span text:style-name="style4">1.0</text:span><text:span text:style-name="style10">; <text:s text:c="9"/></text:span><text:span text:style-name="style2">// расчётный интервал на текущем этапе моделирования Math</text:span></text:h>
      <text:h text:style-name="Default" text:outline-level="1"><text:s/>66 <text:s text:c="23"/><text:span text:style-name="style2">// <text:s/>++ дополнения графической среды OpenGL-&gt;Window-Place</text:span></text:h>
      <text:h text:style-name="Default" text:outline-level="1"><text:s/>67 <text:s/><text:span text:style-name="style5">static Vector <text:s text:c="8"/></text:span><text:span text:style-name="style15">//! КБ - локальный корабельный базис; МБ - морской базис</text:span></text:h>
      <text:h text:style-name="Default" text:outline-level="1"><text:s/>68 <text:s text:c="8"/><text:span text:style-name="style11">Vship</text:span><text:span text:style-name="style10">,</text:span><text:span text:style-name="style11">Wship</text:span><text:span text:style-name="style10">; <text:s text:c="2"/></text:span><text:span text:style-name="style2">// скорость хода и вектор момента вращения корпуса в КБ</text:span></text:h>
      <text:h text:style-name="Default" text:outline-level="1"><text:s/>69 <text:s/><text:span text:style-name="style5">static Real </text:span><text:span text:style-name="style11">iVz</text:span><text:span text:style-name="style10">=</text:span><text:span text:style-name="style11">eps</text:span><text:span text:style-name="style10">; <text:s/></text:span><text:span text:style-name="style2">// <text:s text:c="7"/>и величина водоизмещения при полном погружении</text:span></text:h>
      <text:h text:style-name="Default" text:outline-level="1"><text:s/>70 <text:s/><text:span text:style-name="style5">void</text:span></text:h>
      <text:h text:style-name="Default" text:outline-level="1"><text:s/>71 <text:s/><text:span text:style-name="style11">Hull</text:span><text:span text:style-name="style10">::</text:span><text:span text:style-name="style11">ThreeInitial</text:span><text:span text:style-name="style10">() <text:s/></text:span><text:span text:style-name="style2">// начальная очистка всех величин динамических параметров</text:span></text:h>
      <text:h text:style-name="Default" text:outline-level="1"><text:s/>72 <text:s/><text:span text:style-name="style10">{ </text:span><text:span text:style-name="style11">vD</text:span><text:span text:style-name="style10">=</text:span><text:span text:style-name="style11">vB</text:span><text:span text:style-name="style10">; <text:s text:c="13"/></text:span><text:span text:style-name="style2">// динамические центры из предыдущего расчётного такта</text:span></text:h>
      <text:h text:style-name="Default" text:outline-level="1"><text:s/>73 <text:s text:c="3"/><text:span text:style-name="style5">if</text:span><text:span text:style-name="style10">( </text:span><text:span text:style-name="style11">iF</text:span><text:span text:style-name="style10">&gt;</text:span><text:span text:style-name="style11">Floatage</text:span><text:span text:style-name="style10">*</text:span><text:span text:style-name="style11">eps </text:span><text:span text:style-name="style10">&amp;&amp; </text:span><text:span text:style-name="style11">iV</text:span><text:span text:style-name="style10">&gt;</text:span><text:span text:style-name="style11">Volume</text:span><text:span text:style-name="style10">*</text:span><text:span text:style-name="style11">eps </text:span><text:span text:style-name="style10">)</text:span><text:span text:style-name="style11">vD</text:span><text:span text:style-name="style10">=( </text:span><text:span text:style-name="style11">vF</text:span><text:span text:style-name="style10">*</text:span><text:span text:style-name="style11">iF </text:span><text:span text:style-name="style10">+ </text:span><text:span text:style-name="style11">vB</text:span><text:span text:style-name="style10">*</text:span><text:span text:style-name="style11">iV </text:span><text:span text:style-name="style10">)/( </text:span><text:span text:style-name="style11">iF</text:span><text:span text:style-name="style10">+</text:span><text:span text:style-name="style11">iV </text:span><text:span text:style-name="style10">);</text:span></text:h>
      <text:h text:style-name="Default" text:outline-level="1"><text:s/>74 <text:s text:c="3"/><text:span text:style-name="style11">iV</text:span><text:span text:style-name="style10">=</text:span><text:span text:style-name="style11">iS</text:span><text:span text:style-name="style10">=</text:span><text:span text:style-name="style11">iF</text:span><text:span text:style-name="style10">=</text:span><text:span text:style-name="style4">0.0</text:span><text:span text:style-name="style10">; <text:s text:c="6"/></text:span><text:span text:style-name="style2">// скалярные собраны в кучу, векторные - все производные</text:span></text:h>
      <text:h text:style-name="Default" text:outline-level="1"><text:s/>75 <text:s text:c="3"/><text:span text:style-name="style11">mW</text:span><text:span text:style-name="style10">=</text:span><text:span text:style-name="style4">0.0</text:span><text:span text:style-name="style10">; </text:span><text:span text:style-name="style2">//mM=0.0; <text:s text:c="2"/>// тензорные объекты в том же ранге срочных перерасчетов</text:span></text:h>
      <text:h text:style-name="Default" text:outline-level="1"><text:s/>76 <text:s text:c="3"/><text:span text:style-name="style11">vW</text:span><text:span text:style-name="style10">=</text:span><text:span text:style-name="style11">Zenit</text:span><text:span text:style-name="style10">; <text:s text:c="10"/></text:span><text:span text:style-name="style2">// нормаль интегро-осредненной площади ватерлинии <text:s text:c="4"/>(δ)</text:span></text:h>
      <text:h text:style-name="Default" text:outline-level="1"><text:s/>77 <text:s text:c="3"/><text:span text:style-name="style11">vB</text:span><text:span text:style-name="style10">=</text:span><text:span text:style-name="style11">vF</text:span><text:span text:style-name="style10">=</text:span><text:span text:style-name="style11">Zero</text:span><text:span text:style-name="style10">; <text:s text:c="8"/></text:span><text:span text:style-name="style2">// сумматоры для задействования ранее вычисленных величин</text:span></text:h>
      <text:h text:style-name="Default" text:outline-level="1"><text:s/>78 <text:s text:c="3"/><text:span text:style-name="style11">vM</text:span><text:span text:style-name="style10">=</text:span><text:span text:style-name="style11">vS</text:span><text:span text:style-name="style10">=</text:span><text:span text:style-name="style11">vR</text:span><text:span text:style-name="style10">=</text:span><text:span text:style-name="style11">Zero</text:span><text:span text:style-name="style10">; <text:s text:c="5"/></text:span><text:span text:style-name="style2">// метацентр, силы и моменты от перепадов уровней у борта</text:span></text:h>
      <text:h text:style-name="Default" text:outline-level="1"><text:s/>79 <text:s text:c="3"/><text:span text:style-name="style11">Vship</text:span><text:span text:style-name="style10">=((</text:span><text:span text:style-name="style11">Route</text:span><text:span text:style-name="style10">[-</text:span><text:span text:style-name="style4">1</text:span><text:span text:style-name="style10">]-</text:span><text:span text:style-name="style11">Route</text:span><text:span text:style-name="style10">[-</text:span><text:span text:style-name="style4">2</text:span><text:span text:style-name="style10">])/(</text:span><text:span text:style-name="style11">Storm</text:span><text:span text:style-name="style10">-&gt;</text:span><text:span text:style-name="style11">Tstep</text:span><text:span text:style-name="style10">/</text:span><text:span text:style-name="style11">Storm</text:span><text:span text:style-name="style10">-&gt;</text:span><text:span text:style-name="style11">tKrat</text:span><text:span text:style-name="style10">))/</text:span><text:span text:style-name="style11">Tensor</text:span><text:span text:style-name="style10">(*</text:span><text:span text:style-name="style5">this</text:span><text:span text:style-name="style10">);</text:span><text:span text:style-name="style2">// КБ</text:span></text:h>
      <text:h text:style-name="Default" text:outline-level="1"><text:s/>80 <text:s text:c="3"/><text:span text:style-name="style11">Wship</text:span><text:span text:style-name="style10">=</text:span><text:span text:style-name="style11">Whirl</text:span><text:span text:style-name="style10">[-</text:span><text:span text:style-name="style4">1</text:span><text:span text:style-name="style10">]; <text:s text:c="3"/></text:span><text:span text:style-name="style2">// скорости выше реальные и по расчёту вращательные <text:s/>в КБ</text:span></text:h>
      <text:h text:style-name="Default" text:outline-level="1"><text:s/>81 <text:s text:c="3"/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 <text:s text:c="3"/></text:span><text:span text:style-name="style2">// если самое первое обращение - место конструктора Hull</text:span></text:h>
      <text:h text:style-name="Default" text:outline-level="1"><text:s/>82 <text:s text:c="3"/><text:span text:style-name="style10">{ </text:span><text:span text:style-name="style11">Volume</text:span><text:span text:style-name="style10">=</text:span><text:span text:style-name="style11">Surface</text:span><text:span text:style-name="style10">=</text:span><text:span text:style-name="style11">Floatage</text:span><text:span text:style-name="style10">=</text:span><text:span text:style-name="style11">iVz</text:span><text:span text:style-name="style10">=</text:span><text:span text:style-name="style4">0</text:span><text:span text:style-name="style10">; </text:span><text:span text:style-name="style11">Gravity</text:span><text:span text:style-name="style10">=</text:span><text:span text:style-name="style11">vD</text:span><text:span text:style-name="style10">=</text:span><text:span text:style-name="style11">vC</text:span><text:span text:style-name="style10">=</text:span><text:span text:style-name="style11">Zero</text:span><text:span text:style-name="style10">; </text:span><text:span text:style-name="style11">inWater</text:span><text:span text:style-name="style10">=</text:span><text:span text:style-name="style4">0.0</text:span><text:span text:style-name="style10">; </text:span><text:span text:style-name="style11">inMass</text:span><text:span text:style-name="style10">=</text:span><text:span text:style-name="style4">0.0</text:span><text:span text:style-name="style10">;</text:span></text:h>
      <text:h text:style-name="Default" text:outline-level="1"><text:s/>83 <text:s text:c="3"/><text:span text:style-name="style10">}</text:span></text:h>
      <text:h text:style-name="Default" text:outline-level="1"><text:s/>84 <text:s/><text:span text:style-name="style2">// <text:s/>else</text:span></text:h>
      <text:h text:style-name="Default" text:outline-level="1"><text:s/>85 <text:s/><text:span text:style-name="style2">// <text:s/>{ Vship=((Route[-1]-Route[-2])/(Storm-&gt;Tstep/Storm-&gt;tKrat))/Tensor(*this);// КБ</text:span></text:h>
      <text:h text:style-name="Default" text:outline-level="1"><text:s/>86 <text:s/><text:span text:style-name="style2">// <text:s text:c="3"/>Wship=Whirl[-1]; <text:s text:c="3"/>// скорости выше реальные и по расчёту вращательные <text:s/>в КБ</text:span></text:h>
      <text:h text:style-name="Default" text:outline-level="1"><text:s/>87 <text:s/><text:span text:style-name="style2">// <text:s/>}</text:span></text:h>
      <text:h text:style-name="Default" text:outline-level="1"><text:s/>88 <text:s/><text:span text:style-name="style10">}</text:span></text:h>
      <text:h text:style-name="Default" text:outline-level="1"><text:s/>89 <text:s/><text:span text:style-name="style5">void </text:span><text:span text:style-name="style11">Hull</text:span><text:span text:style-name="style10">::</text:span><text:span text:style-name="style11">Three</text:span><text:span text:style-name="style10">( </text:span><text:span text:style-name="style5">int </text:span><text:span text:style-name="style11">Level</text:span><text:span text:style-name="style10">, <text:s/></text:span><text:span text:style-name="style2">// -2-днище; -1-вода; 0-в-линия; 1-воздух; 2-борт</text:span></text:h>
      <text:h text:style-name="Default" text:outline-level="1"><text:s/>90 <text:s text:c="5"/><text:span text:style-name="style11">_Vertex a</text:span><text:span text:style-name="style10">,</text:span><text:span text:style-name="style11">_Vertex b</text:span><text:span text:style-name="style10">,</text:span><text:span text:style-name="style11">_Vertex c </text:span><text:span text:style-name="style10">) </text:span><text:span text:style-name="style15">//! динамический перерасчет параметров</text:span></text:h>
      <text:h text:style-name="Default" text:outline-level="1"><text:s/>91 <text:s/><text:span text:style-name="style10">{ </text:span><text:span text:style-name="style5">if</text:span><text:span text:style-name="style10">( </text:span><text:span text:style-name="style11">Level</text:span><text:span text:style-name="style10">&lt;=</text:span><text:span text:style-name="style4">0 </text:span><text:span text:style-name="style10">) <text:s text:c="19"/></text:span><text:span text:style-name="style2">// борт, общекорабельная архитектура мимо</text:span></text:h>
      <text:h text:style-name="Default" text:outline-level="1"><text:s/>92 <text:s text:c="3"/><text:span text:style-name="style10">{ </text:span><text:span text:style-name="style11">_Point A</text:span><text:span text:style-name="style10">=</text:span><text:span text:style-name="style11">Point</text:span><text:span text:style-name="style10">( </text:span><text:span text:style-name="style11">a </text:span><text:span text:style-name="style10">),</text:span><text:span text:style-name="style11">B</text:span><text:span text:style-name="style10">=</text:span><text:span text:style-name="style11">Point</text:span><text:span text:style-name="style10">( </text:span><text:span text:style-name="style11">b </text:span><text:span text:style-name="style10">),</text:span><text:span text:style-name="style11">C</text:span><text:span text:style-name="style10">=</text:span><text:span text:style-name="style11">Point</text:span><text:span text:style-name="style10">( </text:span><text:span text:style-name="style11">c </text:span><text:span text:style-name="style10">);</text:span></text:h>
      <text:h text:style-name="Default" text:outline-level="1"><text:s/>93 <text:s text:c="5"/><text:span text:style-name="style5">Vector </text:span><text:span text:style-name="style11">S </text:span><text:span text:style-name="style10">=( (</text:span><text:span text:style-name="style11">a</text:span><text:span text:style-name="style10">-</text:span><text:span text:style-name="style11">c</text:span><text:span text:style-name="style10">)*(</text:span><text:span text:style-name="style11">b</text:span><text:span text:style-name="style10">-</text:span><text:span text:style-name="style11">c</text:span><text:span text:style-name="style10">) )/</text:span><text:span text:style-name="style4">2.0</text:span><text:span text:style-name="style10">; <text:s/></text:span><text:span text:style-name="style2">// нормаль с площадью элемента обшивки в КБ</text:span></text:h>
      <text:h text:style-name="Default" text:outline-level="1"><text:s/>94 <text:s text:c="5"/><text:span text:style-name="style5">Real <text:s text:c="2"/></text:span><text:span text:style-name="style11">W </text:span><text:span text:style-name="style10">=</text:span><text:span text:style-name="style11">abs</text:span><text:span text:style-name="style10">( </text:span><text:span text:style-name="style11">S </text:span><text:span text:style-name="style10">); <text:s text:c="12"/></text:span><text:span text:style-name="style2">// площадь малого треугольника на обшивке</text:span></text:h>
      <text:h text:style-name="Default" text:outline-level="1"><text:s/>95 <text:s text:c="5"/><text:span text:style-name="style5">if</text:span><text:span text:style-name="style10">( </text:span><text:span text:style-name="style11">W</text:span><text:span text:style-name="style10">&lt;</text:span><text:span text:style-name="style11">eps </text:span><text:span text:style-name="style10">)</text:span><text:span text:style-name="style5">return</text:span><text:span text:style-name="style10">; <text:s text:c="13"/></text:span><text:span text:style-name="style2">// -- сброс обнулённого фрагмента</text:span></text:h>
      <text:h text:style-name="Default" text:outline-level="1"><text:s/>96 <text:s text:c="5"/><text:span text:style-name="style5">Vector </text:span><text:span text:style-name="style11">L </text:span><text:span text:style-name="style10">=( </text:span><text:span text:style-name="style11">a </text:span><text:span text:style-name="style10">+ </text:span><text:span text:style-name="style11">b </text:span><text:span text:style-name="style10">+ </text:span><text:span text:style-name="style11">c </text:span><text:span text:style-name="style10">)/</text:span><text:span text:style-name="style4">3.0</text:span><text:span text:style-name="style10">, <text:s text:c="3"/></text:span><text:span text:style-name="style2">// центр площади к треугольнику в обшивке</text:span></text:h>
      <text:h text:style-name="Default" text:outline-level="1"><text:s/>97 <text:s text:c="12"/><text:span text:style-name="style11">M </text:span><text:span text:style-name="style10">= </text:span><text:span text:style-name="style11">L </text:span><text:span text:style-name="style10">* </text:span><text:span text:style-name="style4">0.75</text:span><text:span text:style-name="style10">, <text:s text:c="11"/></text:span><text:span text:style-name="style2">// центр объема к элементарному тетраэдру</text:span></text:h>
      <text:h text:style-name="Default" text:outline-level="1"><text:s/>98 <text:s text:c="12"/><text:span text:style-name="style11">Sz</text:span><text:span text:style-name="style10">=( </text:span><text:span text:style-name="style11">A</text:span><text:span text:style-name="style10">-</text:span><text:span text:style-name="style11">C </text:span><text:span text:style-name="style10">)*( </text:span><text:span text:style-name="style11">B</text:span><text:span text:style-name="style10">-</text:span><text:span text:style-name="style11">C </text:span><text:span text:style-name="style10">)/</text:span><text:span text:style-name="style4">2</text:span><text:span text:style-name="style10">; <text:s text:c="3"/></text:span><text:span text:style-name="style2">// ориентация в МБ</text:span></text:h>
      <text:h text:style-name="Default" text:outline-level="1"><text:s/>99 <text:s text:c="7"/><text:span text:style-name="style2">// <text:s text:c="2"/>Sz=( (Point(a)-Point(c))*(Point(b)-Point(c)) )/2; // ориентация в МБ</text:span></text:h>
      <text:h text:style-name="Default" text:outline-level="1">100 <text:s text:c="5"/><text:span text:style-name="style5">Real <text:s text:c="2"/></text:span><text:span text:style-name="style11">V </text:span><text:span text:style-name="style10">=( </text:span><text:span text:style-name="style11">c </text:span><text:span text:style-name="style10">% </text:span><text:span text:style-name="style11">S </text:span><text:span text:style-name="style10">)/</text:span><text:span text:style-name="style4">3.0</text:span><text:span text:style-name="style10">; <text:s text:c="9"/></text:span><text:span text:style-name="style2">// водоизмещение элементарного тетраэдра</text:span></text:h>
      <text:h text:style-name="Default" text:outline-level="1">101 <text:s text:c="12"/><text:span text:style-name="style11">iV </text:span><text:span text:style-name="style10">+= </text:span><text:span text:style-name="style11">V</text:span><text:span text:style-name="style10">; <text:s text:c="18"/></text:span><text:span text:style-name="style2">// суммирование тетраэдров водоизмещения</text:span></text:h>
      <text:h text:style-name="Default" text:outline-level="1">102 <text:s text:c="12"/><text:span text:style-name="style11">vB </text:span><text:span text:style-name="style10">+= </text:span><text:span text:style-name="style11">M</text:span><text:span text:style-name="style10">*</text:span><text:span text:style-name="style11">V</text:span><text:span text:style-name="style10">; <text:s text:c="16"/></text:span><text:span text:style-name="style2">// векторная сборка статических моментов</text:span></text:h>
      <text:h text:style-name="Default" text:outline-level="1">103 <text:s text:c="5"/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 <text:s text:c="17"/></text:span><text:span text:style-name="style2">// моменты инерции объема/массы корпуса</text:span></text:h>
      <text:h text:style-name="Default" text:outline-level="1">104 <text:s text:c="5"/><text:span text:style-name="style10">{ </text:span><text:span text:style-name="style11">Matrix J</text:span><text:span text:style-name="style10">; <text:s text:c="22"/></text:span><text:span text:style-name="style2">// временно из общей механики исключается</text:span></text:h>
      <text:h text:style-name="Default" text:outline-level="1">105 <text:s text:c="7"/><text:span text:style-name="style11">J</text:span><text:span text:style-name="style10">.</text:span><text:span text:style-name="style11">x</text:span><text:span text:style-name="style10">.</text:span><text:span text:style-name="style11">x </text:span><text:span text:style-name="style10">= </text:span><text:span text:style-name="style11">a</text:span><text:span text:style-name="style10">.</text:span><text:span text:style-name="style11">y</text:span><text:span text:style-name="style10">*</text:span><text:span text:style-name="style11">a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c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a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c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/text:h>
      <text:h text:style-name="Default" text:outline-level="1">106 <text:s text:c="13"/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a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a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text:span text:style-name="style10">;</text:span></text:h>
      <text:h text:style-name="Default" text:outline-level="1">107 <text:s text:c="7"/><text:span text:style-name="style11">J</text:span><text:span text:style-name="style10">.</text:span><text:span text:style-name="style11">y</text:span><text:span text:style-name="style10">.</text:span><text:span text:style-name="style11">y </text:span><text:span text:style-name="style10">=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c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a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c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/text:h>
      <text:h text:style-name="Default" text:outline-level="1">108 <text:s text:c="13"/><text:span text:style-name="style10">+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a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a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z</text:span><text:span text:style-name="style10">;</text:span></text:h>
      <text:h text:style-name="Default" text:outline-level="1">109 <text:s text:c="7"/><text:span text:style-name="style11">J</text:span><text:span text:style-name="style10">.</text:span><text:span text:style-name="style11">z</text:span><text:span text:style-name="style10">.</text:span><text:span text:style-name="style11">z </text:span><text:span text:style-name="style10">=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c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a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c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</text:span></text:h>
      <text:h text:style-name="Default" text:outline-level="1">110 <text:s text:c="13"/><text:span text:style-name="style10">+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a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a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y</text:span><text:span text:style-name="style10">;</text:span></text:h>
      <text:h text:style-name="Default" text:outline-level="1">111 <text:s text:c="7"/><text:span text:style-name="style11">J</text:span><text:span text:style-name="style10">.</text:span><text:span text:style-name="style11">x</text:span><text:span text:style-name="style10">.</text:span><text:span text:style-name="style11">y</text:span><text:span text:style-name="style10">=</text:span><text:span text:style-name="style11">J</text:span><text:span text:style-name="style10">.</text:span><text:span text:style-name="style11">y</text:span><text:span text:style-name="style10">.</text:span><text:span text:style-name="style11">x </text:span><text:span text:style-name="style10">= -</text:span><text:span text:style-name="style4">0.5</text:span><text:span text:style-name="style10">*(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a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y </text:span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a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x </text:span><text:span text:style-name="style10">)</text:span></text:h>
      <text:h text:style-name="Default" text:outline-level="1"><text:soft-page-break/>112 <text:s text:c="26"/><text:span text:style-name="style10">-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y </text:span><text:span text:style-name="style10">- 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y </text:span><text:span text:style-name="style10">- </text:span><text:span text:style-name="style11">c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y</text:span><text:span text:style-name="style10">;</text:span></text:h>
      <text:h text:style-name="Default" text:outline-level="1">113 <text:s text:c="7"/><text:span text:style-name="style11">J</text:span><text:span text:style-name="style10">.</text:span><text:span text:style-name="style11">x</text:span><text:span text:style-name="style10">.</text:span><text:span text:style-name="style11">z</text:span><text:span text:style-name="style10">=</text:span><text:span text:style-name="style11">J</text:span><text:span text:style-name="style10">.</text:span><text:span text:style-name="style11">z</text:span><text:span text:style-name="style10">.</text:span><text:span text:style-name="style11">x </text:span><text:span text:style-name="style10">= -</text:span><text:span text:style-name="style4">0.5</text:span><text:span text:style-name="style10">*(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a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z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x</text:span><text:span text:style-name="style10">+</text:span><text:span text:style-name="style11">a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x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x </text:span><text:span text:style-name="style10">)</text:span></text:h>
      <text:h text:style-name="Default" text:outline-level="1">114 <text:s text:c="26"/><text:span text:style-name="style10">-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z </text:span><text:span text:style-name="style10">- 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z </text:span><text:span text:style-name="style10">- </text:span><text:span text:style-name="style11">c</text:span><text:span text:style-name="style10">.</text:span><text:span text:style-name="style11">x</text:span><text:span text:style-name="style10">*</text:span><text:span text:style-name="style11">c</text:span><text:span text:style-name="style10">.</text:span><text:span text:style-name="style11">z</text:span><text:span text:style-name="style10">;</text:span></text:h>
      <text:h text:style-name="Default" text:outline-level="1">115 <text:s text:c="7"/><text:span text:style-name="style11">J</text:span><text:span text:style-name="style10">.</text:span><text:span text:style-name="style11">y</text:span><text:span text:style-name="style10">.</text:span><text:span text:style-name="style11">z</text:span><text:span text:style-name="style10">=</text:span><text:span text:style-name="style11">J</text:span><text:span text:style-name="style10">.</text:span><text:span text:style-name="style11">z</text:span><text:span text:style-name="style10">.</text:span><text:span text:style-name="style11">y </text:span><text:span text:style-name="style10">= -</text:span><text:span text:style-name="style4">0.5</text:span><text:span text:style-name="style10">*(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z</text:span><text:span text:style-name="style10">+</text:span><text:span text:style-name="style11">a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z </text:span><text:span text:style-name="style10">+ </text:span><text:span text:style-name="style11">a</text:span><text:span text:style-name="style10">.</text:span><text:span text:style-name="style11">z</text:span><text:span text:style-name="style10">*</text:span><text:span text:style-name="style11">b</text:span><text:span text:style-name="style10">.</text:span><text:span text:style-name="style11">y</text:span><text:span text:style-name="style10">+</text:span><text:span text:style-name="style11">a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y</text:span><text:span text:style-name="style10">+</text:span><text:span text:style-name="style11">b</text:span><text:span text:style-name="style10">.</text:span><text:span text:style-name="style11">z</text:span><text:span text:style-name="style10">*</text:span><text:span text:style-name="style11">c</text:span><text:span text:style-name="style10">.</text:span><text:span text:style-name="style11">y </text:span><text:span text:style-name="style10">)</text:span></text:h>
      <text:h text:style-name="Default" text:outline-level="1">116 <text:s text:c="26"/><text:span text:style-name="style10">- </text:span><text:span text:style-name="style11">a</text:span><text:span text:style-name="style10">.</text:span><text:span text:style-name="style11">y</text:span><text:span text:style-name="style10">*</text:span><text:span text:style-name="style11">a</text:span><text:span text:style-name="style10">.</text:span><text:span text:style-name="style11">z </text:span><text:span text:style-name="style10">- </text:span><text:span text:style-name="style11">b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z </text:span><text:span text:style-name="style10">- </text:span><text:span text:style-name="style11">c</text:span><text:span text:style-name="style10">.</text:span><text:span text:style-name="style11">y</text:span><text:span text:style-name="style10">*</text:span><text:span text:style-name="style11">c</text:span><text:span text:style-name="style10">.</text:span><text:span text:style-name="style11">z</text:span><text:span text:style-name="style10">;</text:span></text:h>
      <text:h text:style-name="Default" text:outline-level="1">117 <text:s text:c="7"/><text:span text:style-name="style11">inMass </text:span><text:span text:style-name="style10">+= ( </text:span><text:span text:style-name="style11">J </text:span><text:span text:style-name="style10">*= </text:span><text:span text:style-name="style4">0.1</text:span><text:span text:style-name="style10">*</text:span><text:span text:style-name="style11">V </text:span><text:span text:style-name="style10">);</text:span></text:h>
      <text:h text:style-name="Default" text:outline-level="1">118 <text:s text:c="5"/><text:span text:style-name="style10">}</text:span></text:h>
      <text:h text:style-name="Default" text:outline-level="1">119 <text:s text:c="5"/><text:span text:style-name="style5">if</text:span><text:span text:style-name="style10">( </text:span><text:span text:style-name="style11">Level</text:span><text:span text:style-name="style10">&lt;</text:span><text:span text:style-name="style4">0 </text:span><text:span text:style-name="style10">) <text:s text:c="4"/></text:span><text:span text:style-name="style15">//! гидростатика с гидродинамикой обводов ниже ватерлинии</text:span></text:h>
      <text:h text:style-name="Default" text:outline-level="1">120 <text:s text:c="5"/><text:span text:style-name="style10">{ </text:span><text:span text:style-name="style11">iS </text:span><text:span text:style-name="style10">+= </text:span><text:span text:style-name="style11">W</text:span><text:span text:style-name="style10">; <text:s text:c="7"/></text:span><text:span text:style-name="style2">// + скаляр площади смоченной поверхности судовой обшивки</text:span></text:h>
      <text:h text:style-name="Default" text:outline-level="1">121 <text:s text:c="7"/><text:span text:style-name="style5">if</text:span><text:span text:style-name="style10">( </text:span><text:span text:style-name="style11">Statum</text:span><text:span text:style-name="style10">&gt;</text:span><text:span text:style-name="style4">1 </text:span><text:span text:style-name="style10">){ </text:span><text:span text:style-name="style2">// если внешнее давление на треугольники и пары сил <text:s/>в КБ</text:span></text:h>
      <text:h text:style-name="Default" text:outline-level="1">122 <text:s text:c="8"/><text:span text:style-name="style5">Vector </text:span><text:span text:style-name="style11">Cz</text:span><text:span text:style-name="style10">=</text:span><text:span text:style-name="style11">L</text:span><text:span text:style-name="style10">; <text:s text:c="2"/></text:span><text:span text:style-name="style2">// здесь будет местоположение точки действия сил давления</text:span></text:h>
      <text:h text:style-name="Default" text:outline-level="1">123 <text:s text:c="8"/><text:span text:style-name="style11">Point R</text:span><text:span text:style-name="style10">=</text:span><text:span text:style-name="style11">out</text:span><text:span text:style-name="style10">( </text:span><text:span text:style-name="style11">L </text:span><text:span text:style-name="style10">); <text:s text:c="11"/></text:span><text:span text:style-name="style2">// центр элементарного треугольника <text:s text:c="3"/>в МБ</text:span></text:h>
      <text:h text:style-name="Default" text:outline-level="1">124 <text:s text:c="8"/><text:span text:style-name="style5">Real </text:span><text:span text:style-name="style11">Hz</text:span><text:span text:style-name="style10">=</text:span><text:span text:style-name="style11">R</text:span><text:span text:style-name="style10">.</text:span><text:span text:style-name="style11">Z</text:span><text:span text:style-name="style10">; <text:s text:c="16"/></text:span><text:span text:style-name="style2">// подводная вертикаль центра давления в МБ</text:span></text:h>
      <text:h text:style-name="Default" text:outline-level="1">125 <text:s text:c="9"/><text:span text:style-name="style5">if</text:span><text:span text:style-name="style10">( </text:span><text:span text:style-name="style11">Storm</text:span><text:span text:style-name="style10">-&gt;</text:span><text:span text:style-name="style11">Kt </text:span><text:span text:style-name="style10">)</text:span><text:span text:style-name="style11">Hz</text:span><text:span text:style-name="style10">-=</text:span><text:span text:style-name="style11">Storm</text:span><text:span text:style-name="style10">-&gt;</text:span><text:span text:style-name="style11">Value</text:span><text:span text:style-name="style10">( </text:span><text:span text:style-name="style11">R </text:span><text:span text:style-name="style10">);</text:span></text:h>
      <text:h text:style-name="Default" text:outline-level="1">126 <text:s text:c="9"/><text:span text:style-name="style5">if</text:span><text:span text:style-name="style10">( </text:span><text:span text:style-name="style11">Hz</text:span><text:span text:style-name="style10">&lt;-</text:span><text:span text:style-name="style11">eps </text:span><text:span text:style-name="style10">&amp;&amp; </text:span><text:span text:style-name="style11">W</text:span><text:span text:style-name="style10">&gt;</text:span><text:span text:style-name="style11">eps </text:span><text:span text:style-name="style10">) <text:s text:c="5"/></text:span><text:span text:style-name="style2">// поправки по вертикали для центра силы</text:span></text:h>
      <text:h text:style-name="Default" text:outline-level="1">127 <text:s text:c="9"/><text:span text:style-name="style10">{ </text:span><text:span text:style-name="style5">Vector </text:span><text:span text:style-name="style11">C</text:span><text:span text:style-name="style10">=</text:span><text:span text:style-name="style11">Zenit</text:span><text:span text:style-name="style10">*( </text:span><text:span text:style-name="style11">Sz</text:span><text:span text:style-name="style10">/</text:span><text:span text:style-name="style11">W </text:span><text:span text:style-name="style10">); <text:s/></text:span><text:span text:style-name="style2">// длина к синусу угла вертикали с нормалью</text:span></text:h>
      <text:h text:style-name="Default" text:outline-level="1">128 <text:s text:c="11"/><text:span text:style-name="style5">if</text:span><text:span text:style-name="style10">( </text:span><text:span text:style-name="style11">norm</text:span><text:span text:style-name="style10">( </text:span><text:span text:style-name="style11">C </text:span><text:span text:style-name="style10">)&gt;</text:span><text:span text:style-name="style11">eps </text:span><text:span text:style-name="style10">) <text:s text:c="6"/></text:span><text:span text:style-name="style2">// и если треугольник не горизонтален</text:span></text:h>
      <text:h text:style-name="Default" text:outline-level="1">129 <text:s text:c="11"/><text:span text:style-name="style10">{ </text:span><text:span text:style-name="style5">Real </text:span><text:span text:style-name="style11">az</text:span><text:span text:style-name="style10">=</text:span><text:span text:style-name="style11">a</text:span><text:span text:style-name="style10">.</text:span><text:span text:style-name="style11">Z</text:span><text:span text:style-name="style10">-</text:span><text:span text:style-name="style11">a</text:span><text:span text:style-name="style10">.</text:span><text:span text:style-name="style11">w</text:span><text:span text:style-name="style10">, </text:span><text:span text:style-name="style11">bz</text:span><text:span text:style-name="style10">=</text:span><text:span text:style-name="style11">b</text:span><text:span text:style-name="style10">.</text:span><text:span text:style-name="style11">Z</text:span><text:span text:style-name="style10">-</text:span><text:span text:style-name="style11">b</text:span><text:span text:style-name="style10">.</text:span><text:span text:style-name="style11">w</text:span><text:span text:style-name="style10">, </text:span><text:span text:style-name="style11">cz</text:span><text:span text:style-name="style10">=</text:span><text:span text:style-name="style11">c</text:span><text:span text:style-name="style10">.</text:span><text:span text:style-name="style11">Z</text:span><text:span text:style-name="style10">-</text:span><text:span text:style-name="style11">c</text:span><text:span text:style-name="style10">.</text:span><text:span text:style-name="style11">w</text:span><text:span text:style-name="style10">, <text:s/></text:span><text:span text:style-name="style2">// погружение вершин в МБ</text:span></text:h>
      <text:h text:style-name="Default" text:outline-level="1">130 <text:s text:c="13"/><text:span text:style-name="style11">d </text:span><text:span text:style-name="style10">=( </text:span><text:span text:style-name="style11">az</text:span><text:span text:style-name="style10">*(</text:span><text:span text:style-name="style11">az</text:span><text:span text:style-name="style10">-</text:span><text:span text:style-name="style11">bz</text:span><text:span text:style-name="style10">-</text:span><text:span text:style-name="style11">cz</text:span><text:span text:style-name="style10">)/</text:span><text:span text:style-name="style4">2 </text:span><text:span text:style-name="style10">+ (</text:span><text:span text:style-name="style11">bz</text:span><text:span text:style-name="style10">*</text:span><text:span text:style-name="style11">bz</text:span><text:span text:style-name="style10">+</text:span><text:span text:style-name="style11">bz</text:span><text:span text:style-name="style10">*</text:span><text:span text:style-name="style11">cz</text:span><text:span text:style-name="style10">+</text:span><text:span text:style-name="style11">cz</text:span><text:span text:style-name="style10">*</text:span><text:span text:style-name="style11">cz</text:span><text:span text:style-name="style10">)/</text:span><text:span text:style-name="style4">6 </text:span><text:span text:style-name="style10">- </text:span><text:span text:style-name="style11">sqr</text:span><text:span text:style-name="style10">( </text:span><text:span text:style-name="style11">az</text:span><text:span text:style-name="style10">-</text:span><text:span text:style-name="style11">Hz </text:span><text:span text:style-name="style10">) )/</text:span><text:span text:style-name="style11">Hz</text:span><text:span text:style-name="style10">;</text:span></text:h>
      <text:h text:style-name="Default" text:outline-level="1">131 <text:s text:c="13"/><text:span text:style-name="style11">C </text:span><text:span text:style-name="style10">=( </text:span><text:span text:style-name="style11">dir</text:span><text:span text:style-name="style10">( </text:span><text:span text:style-name="style11">C</text:span><text:span text:style-name="style10">*</text:span><text:span text:style-name="style11">Sz </text:span><text:span text:style-name="style10">) )*(</text:span><text:span text:style-name="style11">d</text:span><text:span text:style-name="style10">/</text:span><text:span text:style-name="style11">abs</text:span><text:span text:style-name="style10">( </text:span><text:span text:style-name="style11">C </text:span><text:span text:style-name="style10">)); </text:span><text:span text:style-name="style2">// к центру действия силы давления</text:span></text:h>
      <text:h text:style-name="Default" text:outline-level="1">132 <text:s text:c="13"/><text:span text:style-name="style11">Cz</text:span><text:span text:style-name="style10">= </text:span><text:span text:style-name="style11">in</text:span><text:span text:style-name="style10">( </text:span><text:span text:style-name="style11">R</text:span><text:span text:style-name="style10">-</text:span><text:span text:style-name="style11">C </text:span><text:span text:style-name="style10">); <text:s text:c="17"/></text:span><text:span text:style-name="style2">// возврат в корабельные координаты</text:span></text:h>
      <text:h text:style-name="Default" text:outline-level="1">133 <text:s text:c="9"/><text:span text:style-name="style10">} } <text:s text:c="8"/></text:span><text:span text:style-name="style2">// гидростатика всегда есть в интегралах по судовым обводам</text:span></text:h>
      <text:h text:style-name="Default" text:outline-level="1">134 <text:s text:c="9"/><text:span text:style-name="style11">vS </text:span><text:span text:style-name="style10">+= </text:span><text:span text:style-name="style11">Hz</text:span><text:span text:style-name="style10">*</text:span><text:span text:style-name="style11">S</text:span><text:span text:style-name="style10">; <text:s/></text:span><text:span text:style-name="style2">// накопительный вектор сил давления треугольников [Н/ρ]КБ</text:span></text:h>
      <text:h text:style-name="Default" text:outline-level="1">135 <text:s text:c="9"/><text:span text:style-name="style11">vR </text:span><text:span text:style-name="style10">+= </text:span><text:span text:style-name="style11">Hz</text:span><text:span text:style-name="style10">*( (</text:span><text:span text:style-name="style11">Cz</text:span><text:span text:style-name="style10">-</text:span><text:span text:style-name="style11">Gravity</text:span><text:span text:style-name="style10">)*</text:span><text:span text:style-name="style11">S </text:span><text:span text:style-name="style10">); <text:s text:c="2"/></text:span><text:span text:style-name="style2">//+ пара сил от центра тяжести [Н·м/ρ]KБ</text:span></text:h>
      <text:h text:style-name="Default" text:outline-level="1">136 <text:s text:c="9"/><text:span text:style-name="style2">//</text:span></text:h>
      <text:h text:style-name="Default" text:outline-level="1">137 <text:s text:c="9"/><text:span text:style-name="style2">// <text:s text:c="2"/>Здесь гидростатика дополняется компонентами скоростных потоков для</text:span></text:h>
      <text:h text:style-name="Default" text:outline-level="1">138 <text:s text:c="9"/><text:span text:style-name="style2">// <text:s text:c="8"/>для взаимовлияния хода, качки и всех штормовых воздействий</text:span></text:h>
      <text:h text:style-name="Default" text:outline-level="1">139 <text:s text:c="9"/><text:span text:style-name="style2">//</text:span></text:h>
      <text:h text:style-name="Default" text:outline-level="1">140 <text:s text:c="9"/><text:span text:style-name="style5">if</text:span><text:span text:style-name="style10">( </text:span><text:span text:style-name="style11">Storm</text:span><text:span text:style-name="style10">-&gt;</text:span><text:span text:style-name="style11">Kt </text:span><text:span text:style-name="style10">)</text:span></text:h>
      <text:h text:style-name="Default" text:outline-level="1">141 <text:s text:c="9"/><text:span text:style-name="style5">if</text:span><text:span text:style-name="style10">( </text:span><text:span text:style-name="style11">Statum</text:span><text:span text:style-name="style10">&gt;</text:span><text:span text:style-name="style4">2 </text:span><text:span text:style-name="style10">){ <text:s text:c="3"/></text:span><text:span text:style-name="style2">// ходовый - встречный набегающий поток воды</text:span></text:h>
      <text:h text:style-name="Default" text:outline-level="1">142 <text:s text:c="10"/><text:span text:style-name="style5">Vector </text:span><text:span text:style-name="style11">v </text:span><text:span text:style-name="style10">= </text:span><text:span text:style-name="style11">Vship <text:s/></text:span><text:span text:style-name="style2">// *(1+Breadth/Length/2) - для шара получится 1,5 КБ</text:span></text:h>
      <text:h text:style-name="Default" text:outline-level="1">143 <text:s text:c="16"/><text:span text:style-name="style10">+ </text:span><text:span text:style-name="style11">Wship</text:span><text:span text:style-name="style10">*( </text:span><text:span text:style-name="style11">L</text:span><text:span text:style-name="style10">-</text:span><text:span text:style-name="style11">vD </text:span><text:span text:style-name="style10">); <text:s text:c="5"/></text:span><text:span text:style-name="style2">// скорость треугольника, правило знаков?</text:span></text:h>
      <text:h text:style-name="Default" text:outline-level="1">144 <text:s text:c="11"/><text:span text:style-name="style5">if</text:span><text:span text:style-name="style10">( </text:span><text:span text:style-name="style11">Statum</text:span><text:span text:style-name="style10">&gt;</text:span><text:span text:style-name="style4">3 </text:span><text:span text:style-name="style10">&amp;&amp; </text:span><text:span text:style-name="style11">Storm</text:span><text:span text:style-name="style10">-&gt;</text:span><text:span text:style-name="style11">Exp</text:span><text:span text:style-name="style10">.</text:span><text:span text:style-name="style11">wave </text:span><text:span text:style-name="style10">) </text:span><text:span text:style-name="style2">// подводные волновые воздействия</text:span></text:h>
      <text:h text:style-name="Default" text:outline-level="1">145 <text:s text:c="11"/><text:span text:style-name="style10">{ </text:span><text:span text:style-name="style5">Vector </text:span><text:span text:style-name="style11">Q</text:span><text:span text:style-name="style10">; <text:s text:c="2"/></text:span><text:span text:style-name="style2">// выборка скорости течения под волной по координатам R</text:span></text:h>
      <text:h text:style-name="Default" text:outline-level="1">146 <text:s text:c="13"/><text:span text:style-name="style11">Storm</text:span><text:span text:style-name="style10">-&gt;</text:span><text:span text:style-name="style11">WaveV</text:span><text:span text:style-name="style10">( </text:span><text:span text:style-name="style11">Storm</text:span><text:span text:style-name="style10">-&gt;</text:span><text:span text:style-name="style11">Trun</text:span><text:span text:style-name="style10">,*(</text:span><text:span text:style-name="style5">Vector</text:span><text:span text:style-name="style10">*)(&amp;</text:span><text:span text:style-name="style11">R</text:span><text:span text:style-name="style10">),</text:span><text:span text:style-name="style11">Q </text:span><text:span text:style-name="style10">);</text:span><text:span text:style-name="style2">// смещение и скорость</text:span></text:h>
      <text:h text:style-name="Default" text:outline-level="1">147 <text:s text:c="13"/><text:span text:style-name="style11">v </text:span><text:span text:style-name="style10">-= </text:span><text:span text:style-name="style11">Q</text:span><text:span text:style-name="style10">/</text:span><text:span text:style-name="style11">Tensor</text:span><text:span text:style-name="style10">(*</text:span><text:span text:style-name="style5">this</text:span><text:span text:style-name="style10">); <text:s text:c="21"/></text:span><text:span text:style-name="style2">// частицы жидкости в КБ</text:span></text:h>
      <text:h text:style-name="Default" text:outline-level="1">148 <text:s text:c="11"/><text:span text:style-name="style10">}</text:span></text:h>
      <text:h text:style-name="Default" text:outline-level="1">149 <text:s text:c="10"/><text:span text:style-name="style5">Vector </text:span><text:span text:style-name="style11">s</text:span><text:span text:style-name="style10">=</text:span><text:span text:style-name="style11">S</text:span><text:span text:style-name="style10">/</text:span><text:span text:style-name="style11">W</text:span><text:span text:style-name="style10">; <text:s text:c="5"/></text:span><text:span text:style-name="style2">// ориентация нормали треугольника в корабельной СК</text:span></text:h>
      <text:h text:style-name="Default" text:outline-level="1">150 <text:s text:c="10"/><text:span text:style-name="style5">Real <text:s/></text:span><text:span text:style-name="style11">nv</text:span><text:span text:style-name="style10">=</text:span><text:span text:style-name="style11">s</text:span><text:span text:style-name="style10">%</text:span><text:span text:style-name="style11">v</text:span><text:span text:style-name="style10">; <text:s text:c="5"/></text:span><text:span text:style-name="style2">// нормальная компонента для отражаемого течения</text:span></text:h>
      <text:h text:style-name="Default" text:outline-level="1">151 <text:s text:c="11"/><text:span text:style-name="style5">if</text:span><text:span text:style-name="style10">( </text:span><text:span text:style-name="style11">nv</text:span><text:span text:style-name="style10">&lt;</text:span><text:span text:style-name="style4">0 </text:span><text:span text:style-name="style10">) <text:s text:c="7"/></text:span><text:span text:style-name="style2">// на воде отрицательное давление реализуется плохо</text:span></text:h>
      <text:h text:style-name="Default" text:outline-level="1">152 <text:s text:c="11"/><text:span text:style-name="style5">if</text:span><text:span text:style-name="style10">( </text:span><text:span text:style-name="style11">Kv</text:span><text:span text:style-name="style10">&lt;</text:span><text:span text:style-name="style4">1.0 </text:span><text:span text:style-name="style10">)</text:span><text:span text:style-name="style11">nv</text:span><text:span text:style-name="style10">*=( </text:span><text:span text:style-name="style4">1</text:span><text:span text:style-name="style10">+(</text:span><text:span text:style-name="style4">1</text:span><text:span text:style-name="style10">-</text:span><text:span text:style-name="style11">Kv</text:span><text:span text:style-name="style10">)*(</text:span><text:span text:style-name="style11">s</text:span><text:span text:style-name="style10">%</text:span><text:span text:style-name="style11">dir</text:span><text:span text:style-name="style10">(</text:span><text:span text:style-name="style11">v</text:span><text:span text:style-name="style10">)) ); </text:span><text:span text:style-name="style2">// сброс парадокса Даламбера</text:span></text:h>
      <text:h text:style-name="Default" text:outline-level="1">153 <text:s text:c="11"/><text:span text:style-name="style11">Hz</text:span><text:span text:style-name="style10">=</text:span><text:span text:style-name="style4">.5</text:span><text:span text:style-name="style10">*( </text:span><text:span text:style-name="style11">norm</text:span><text:span text:style-name="style10">( </text:span><text:span text:style-name="style11">s</text:span><text:span text:style-name="style10">*</text:span><text:span text:style-name="style11">v </text:span><text:span text:style-name="style10">) </text:span><text:span text:style-name="style2">// касательная компонента набегающего потока воды</text:span></text:h>
      <text:h text:style-name="Default" text:outline-level="1">154 <text:s text:c="17"/><text:span text:style-name="style10">- </text:span><text:span text:style-name="style11">norm</text:span><text:span text:style-name="style10">( </text:span><text:span text:style-name="style11">v </text:span><text:span text:style-name="style10">) <text:s text:c="2"/></text:span><text:span text:style-name="style2">// интегральная скорость потока для всего корпуса</text:span></text:h>
      <text:h text:style-name="Default" text:outline-level="1">155 <text:s text:c="13"/><text:span text:style-name="style10">- </text:span><text:span text:style-name="style11">copysign</text:span><text:span text:style-name="style10">( </text:span><text:span text:style-name="style11">nv</text:span><text:span text:style-name="style10">*</text:span><text:span text:style-name="style11">nv</text:span><text:span text:style-name="style10">,</text:span><text:span text:style-name="style11">nv </text:span><text:span text:style-name="style10">) )/</text:span><text:span text:style-name="style11">_g</text:span><text:span text:style-name="style10">; <text:s/></text:span><text:span text:style-name="style2">// и составляющая к непротеканию в КБ</text:span></text:h>
      <text:h text:style-name="Default" text:outline-level="1">156 <text:s text:c="11"/><text:span text:style-name="style11">vS </text:span><text:span text:style-name="style10">+= </text:span><text:span text:style-name="style11">Hz</text:span><text:span text:style-name="style10">*</text:span><text:span text:style-name="style11">S</text:span><text:span text:style-name="style10">; <text:s text:c="2"/></text:span><text:span text:style-name="style2">// накопительный вектор сил давления треугольников в КБ</text:span></text:h>
      <text:h text:style-name="Default" text:outline-level="1">157 <text:s text:c="11"/><text:span text:style-name="style11">vR </text:span><text:span text:style-name="style10">+= </text:span><text:span text:style-name="style11">Hz</text:span><text:span text:style-name="style10">*( ( </text:span><text:span text:style-name="style11">L</text:span><text:span text:style-name="style10">-</text:span><text:span text:style-name="style11">vD </text:span><text:span text:style-name="style10">)*</text:span><text:span text:style-name="style11">S </text:span><text:span text:style-name="style10">); <text:s text:c="14"/></text:span><text:span text:style-name="style2">//++ моменты от центра тяжести</text:span></text:h>
      <text:h text:style-name="Default" text:outline-level="1">158 <text:s text:c="9"/><text:span text:style-name="style10">}</text:span></text:h>
      <text:h text:style-name="Default" text:outline-level="1">159 <text:s text:c="7"/><text:span text:style-name="style10">}</text:span></text:h>
      <text:h text:style-name="Default" text:outline-level="1">160 <text:s text:c="5"/><text:span text:style-name="style10">} </text:span><text:span text:style-name="style5">else <text:s text:c="7"/></text:span><text:span text:style-name="style15">//! <text:s/>теперь всё это относится к уровню действующей ватерлинии</text:span></text:h>
      <text:h text:style-name="Default" text:outline-level="1">161 <text:s text:c="5"/><text:span text:style-name="style10">{ </text:span><text:span text:style-name="style5">Real <text:s text:c="7"/></text:span><text:span text:style-name="style2">// -- первые две вершины по одному борту, третья - по другому</text:span></text:h>
      <text:h text:style-name="Default" text:outline-level="1">162 <text:s text:c="7"/><text:span text:style-name="style11">s</text:span><text:span text:style-name="style10">=</text:span><text:span text:style-name="style11">Sz</text:span><text:span text:style-name="style10">%</text:span><text:span text:style-name="style11">Zenit</text:span><text:span text:style-name="style10">; </text:span><text:span text:style-name="style2">// площадь элемента ватерлинии в горизонтальном проецировании</text:span></text:h>
      <text:h text:style-name="Default" text:outline-level="1">163 <text:s text:c="7"/><text:span text:style-name="style11">iF </text:span><text:span text:style-name="style10">+= </text:span><text:span text:style-name="style11">s</text:span><text:span text:style-name="style10">; <text:s text:c="3"/></text:span><text:span text:style-name="style2">// площадь действующей ватерлинии инвариантна в любом базисе</text:span></text:h>
      <text:h text:style-name="Default" text:outline-level="1">164 <text:s text:c="7"/><text:span text:style-name="style11">vF </text:span><text:span text:style-name="style10">+= </text:span><text:span text:style-name="style11">L</text:span><text:span text:style-name="style10">*</text:span><text:span text:style-name="style11">s</text:span><text:span text:style-name="style10">; <text:s/></text:span><text:span text:style-name="style2">// момент для вычисления центра площади ватерлинии{x4/3} в КБ</text:span></text:h>
      <text:h text:style-name="Default" text:outline-level="1">165 <text:s text:c="7"/><text:span text:style-name="style11">vW </text:span><text:span text:style-name="style10">+= </text:span><text:span text:style-name="style11">Sz</text:span><text:span text:style-name="style10">; <text:s text:c="2"/></text:span><text:span text:style-name="style2">// ещё один векторный элемент интегральной площади ватерлинии</text:span></text:h>
      <text:h text:style-name="Default" text:outline-level="1">166 <text:s text:c="7"/><text:span text:style-name="style2">// <text:s text:c="3"/>обоснованность задействования перепадов давления на противоположных</text:span></text:h>
      <text:h text:style-name="Default" text:outline-level="1">167 <text:s text:c="7"/><text:span text:style-name="style2">// <text:s text:c="2"/>бортах не сильно велика, но по эффекту не особо действенна и пагубна</text:span></text:h>
      <text:h text:style-name="Default" text:outline-level="1">168 <text:s text:c="7"/><text:span text:style-name="style5">if</text:span><text:span text:style-name="style10">( </text:span><text:span text:style-name="style11">Statum</text:span><text:span text:style-name="style10">==</text:span><text:span text:style-name="style4">1 </text:span><text:span text:style-name="style10">) </text:span><text:span text:style-name="style15">//! силы и моменты по уровням на треугольниках ватерлинии</text:span></text:h>
      <text:h text:style-name="Default" text:outline-level="1">169 <text:s text:c="7"/><text:span text:style-name="style10">{ </text:span><text:span text:style-name="style5">Vector </text:span><text:span text:style-name="style11">F</text:span><text:span text:style-name="style10">; </text:span><text:span text:style-name="style2">// элемент силы в глобальной морской системе координат - в МБ</text:span></text:h>
      <text:h text:style-name="Default" text:outline-level="1">170 <text:s text:c="9"/><text:span text:style-name="style11">F </text:span><text:span text:style-name="style10">= </text:span><text:span text:style-name="style4">0.5</text:span><text:span text:style-name="style10">*( </text:span><text:span text:style-name="style4">0.5</text:span><text:span text:style-name="style10">*( </text:span><text:span text:style-name="style11">a</text:span><text:span text:style-name="style10">.</text:span><text:span text:style-name="style11">w</text:span><text:span text:style-name="style10">+</text:span><text:span text:style-name="style11">b</text:span><text:span text:style-name="style10">.</text:span><text:span text:style-name="style11">w </text:span><text:span text:style-name="style10">)-</text:span><text:span text:style-name="style11">c</text:span><text:span text:style-name="style10">.</text:span><text:span text:style-name="style11">w </text:span><text:span text:style-name="style10">)*</text:span><text:span text:style-name="style11">Sz</text:span><text:span text:style-name="style10">/</text:span><text:span text:style-name="style11">W</text:span><text:span text:style-name="style10">; <text:s text:c="13"/></text:span><text:span text:style-name="style2">// правило знаков !!</text:span></text:h>
      <text:h text:style-name="Default" text:outline-level="1">171 <text:s text:c="9"/><text:span text:style-name="style11">F</text:span><text:span text:style-name="style10">.</text:span><text:span text:style-name="style11">z</text:span><text:span text:style-name="style10">=</text:span><text:span text:style-name="style4">0.0</text:span><text:span text:style-name="style10">; <text:s text:c="10"/></text:span><text:span text:style-name="style2">//-- или горизонтальный компонент дрейфовых сил в MB</text:span></text:h>
      <text:h text:style-name="Default" text:outline-level="1">172 <text:s text:c="9"/><text:span text:style-name="style11">F</text:span><text:span text:style-name="style10">=</text:span><text:span text:style-name="style11">F</text:span><text:span text:style-name="style10">/</text:span><text:span text:style-name="style11">Tensor</text:span><text:span text:style-name="style10">(*</text:span><text:span text:style-name="style5">this</text:span><text:span text:style-name="style10">); </text:span><text:span text:style-name="style2">// g -- величина силы-ускорения вместе с реакцией КБ</text:span></text:h>
      <text:h text:style-name="Default" text:outline-level="1">173 <text:s text:c="9"/><text:span text:style-name="style11">vS</text:span><text:span text:style-name="style10">+=</text:span><text:span text:style-name="style11">F</text:span><text:span text:style-name="style10">; <text:s text:c="12"/></text:span><text:span text:style-name="style2">// величина горизонтальной сдвиговой силы в КБ [Н/ρ]</text:span></text:h>
      <text:h text:style-name="Default" text:outline-level="1">174 <text:s text:c="9"/><text:span text:style-name="style11">vR</text:span><text:span text:style-name="style10">+=( </text:span><text:span text:style-name="style11">L</text:span><text:span text:style-name="style10">-</text:span><text:span text:style-name="style11">vD </text:span><text:span text:style-name="style10">)*</text:span><text:span text:style-name="style11">F</text:span><text:span text:style-name="style10">; <text:s text:c="2"/></text:span><text:span text:style-name="style2">// разворачивающий момент дрейфа на склоне волн [Н·м]</text:span></text:h>
      <text:h text:style-name="Default" text:outline-level="1">175 <text:s text:c="7"/><text:span text:style-name="style10">}</text:span></text:h>
      <text:h text:style-name="Default" text:outline-level="1">176 <text:s/><text:span text:style-name="style9">#if 0</text:span></text:h>
      <text:h text:style-name="Default" text:outline-level="1">177 <text:s text:c="6"/><text:span text:style-name="style69">Real </text:span><text:span text:style-name="style75">ar</text:span><text:span text:style-name="style74">=</text:span><text:span text:style-name="style75">hypot</text:span><text:span text:style-name="style74">( </text:span><text:span text:style-name="style75">a</text:span><text:span text:style-name="style74">.</text:span><text:span text:style-name="style75">y</text:span><text:span text:style-name="style74">,</text:span><text:span text:style-name="style75">a</text:span><text:span text:style-name="style74">.</text:span><text:span text:style-name="style75">z </text:span><text:span text:style-name="style74">), <text:s text:c="11"/></text:span><text:span text:style-name="style66">// + простая дистанция от оси абсцисс</text:span></text:h>
      <text:h text:style-name="Default" text:outline-level="1">178 <text:s text:c="11"/><text:span text:style-name="style75">br</text:span><text:span text:style-name="style74">=</text:span><text:span text:style-name="style75">hypot</text:span><text:span text:style-name="style74">( </text:span><text:span text:style-name="style75">b</text:span><text:span text:style-name="style74">.</text:span><text:span text:style-name="style75">y</text:span><text:span text:style-name="style74">,</text:span><text:span text:style-name="style75">b</text:span><text:span text:style-name="style74">.</text:span><text:span text:style-name="style75">z </text:span><text:span text:style-name="style74">); <text:s text:c="11"/></text:span><text:span text:style-name="style66">// момента инерции площади ватерлинии</text:span></text:h>
      <text:h text:style-name="Default" text:outline-level="1">179 <text:s text:c="7"/><text:span text:style-name="style75">W </text:span><text:span text:style-name="style74">= </text:span><text:span text:style-name="style75">fabs</text:span><text:span text:style-name="style74">( </text:span><text:span text:style-name="style75">a</text:span><text:span text:style-name="style74">.</text:span><text:span text:style-name="style75">x</text:span><text:span text:style-name="style74">*</text:span><text:span text:style-name="style75">br</text:span><text:span text:style-name="style74">-</text:span><text:span text:style-name="style75">b</text:span><text:span text:style-name="style74">.</text:span><text:span text:style-name="style75">x</text:span><text:span text:style-name="style74">*</text:span><text:span text:style-name="style75">ar </text:span><text:span text:style-name="style74">)/</text:span><text:span text:style-name="style68">12.0</text:span><text:span text:style-name="style74">; <text:s text:c="4"/></text:span><text:span text:style-name="style66">// иная площадь элементарной площадки</text:span></text:h>
      <text:h text:style-name="Default" text:outline-level="1">180 <text:s text:c="7"/><text:span text:style-name="style75">mW</text:span><text:span text:style-name="style74">.</text:span><text:span text:style-name="style75">x</text:span><text:span text:style-name="style74">.</text:span><text:span text:style-name="style75">y</text:span><text:span text:style-name="style74">= <text:s text:c="28"/></text:span><text:span text:style-name="style66">// моменты инерции площади ватерлинии</text:span></text:h>
      <text:h text:style-name="Default" text:outline-level="1"><text:soft-page-break/>181 <text:s text:c="7"/><text:span text:style-name="style75">mW</text:span><text:span text:style-name="style74">.</text:span><text:span text:style-name="style75">y</text:span><text:span text:style-name="style74">.</text:span><text:span text:style-name="style75">x</text:span><text:span text:style-name="style74">+=( </text:span><text:span text:style-name="style75">a</text:span><text:span text:style-name="style74">.</text:span><text:span text:style-name="style75">x</text:span><text:span text:style-name="style74">*</text:span><text:span text:style-name="style75">br</text:span><text:span text:style-name="style74">/</text:span><text:span text:style-name="style68">2 </text:span><text:span text:style-name="style74">+ </text:span><text:span text:style-name="style75">a</text:span><text:span text:style-name="style74">.</text:span><text:span text:style-name="style75">x</text:span><text:span text:style-name="style74">*</text:span><text:span text:style-name="style75">ar </text:span><text:span text:style-name="style74">+ </text:span><text:span text:style-name="style75">b</text:span><text:span text:style-name="style74">.</text:span><text:span text:style-name="style75">x</text:span><text:span text:style-name="style74">*</text:span><text:span text:style-name="style75">br </text:span><text:span text:style-name="style74">+ </text:span><text:span text:style-name="style75">b</text:span><text:span text:style-name="style74">.</text:span><text:span text:style-name="style75">x</text:span><text:span text:style-name="style74">*</text:span><text:span text:style-name="style75">ar</text:span><text:span text:style-name="style74">/</text:span><text:span text:style-name="style68">2 </text:span><text:span text:style-name="style74">)*</text:span><text:span text:style-name="style75">W</text:span><text:span text:style-name="style74">; <text:s text:c="4"/></text:span><text:span text:style-name="style66">// упорядоченные</text:span></text:h>
      <text:h text:style-name="Default" text:outline-level="1">182 <text:s text:c="7"/><text:span text:style-name="style75">mW</text:span><text:span text:style-name="style74">.</text:span><text:span text:style-name="style75">x</text:span><text:span text:style-name="style74">.</text:span><text:span text:style-name="style75">x</text:span><text:span text:style-name="style74">+=( <text:s/></text:span><text:span text:style-name="style75">ar</text:span><text:span text:style-name="style74">*</text:span><text:span text:style-name="style75">ar <text:s/></text:span><text:span text:style-name="style74">+ <text:s/></text:span><text:span text:style-name="style75">ar</text:span><text:span text:style-name="style74">*</text:span><text:span text:style-name="style75">br <text:s/></text:span><text:span text:style-name="style74">+ <text:s/></text:span><text:span text:style-name="style75">br</text:span><text:span text:style-name="style74">*</text:span><text:span text:style-name="style75">br <text:s/></text:span><text:span text:style-name="style74">)*</text:span><text:span text:style-name="style75">W</text:span><text:span text:style-name="style74">; <text:s text:c="14"/></text:span><text:span text:style-name="style66">// фрагменты</text:span></text:h>
      <text:h text:style-name="Default" text:outline-level="1">183 <text:s text:c="7"/><text:span text:style-name="style75">mW</text:span><text:span text:style-name="style74">.</text:span><text:span text:style-name="style75">y</text:span><text:span text:style-name="style74">.</text:span><text:span text:style-name="style75">y</text:span><text:span text:style-name="style74">+=( </text:span><text:span text:style-name="style75">a</text:span><text:span text:style-name="style74">.</text:span><text:span text:style-name="style75">x</text:span><text:span text:style-name="style74">*</text:span><text:span text:style-name="style75">a</text:span><text:span text:style-name="style74">.</text:span><text:span text:style-name="style75">x </text:span><text:span text:style-name="style74">+ </text:span><text:span text:style-name="style75">a</text:span><text:span text:style-name="style74">.</text:span><text:span text:style-name="style75">x</text:span><text:span text:style-name="style74">*</text:span><text:span text:style-name="style75">b</text:span><text:span text:style-name="style74">.</text:span><text:span text:style-name="style75">x </text:span><text:span text:style-name="style74">+ </text:span><text:span text:style-name="style75">b</text:span><text:span text:style-name="style74">.</text:span><text:span text:style-name="style75">x</text:span><text:span text:style-name="style74">*</text:span><text:span text:style-name="style75">b</text:span><text:span text:style-name="style74">.</text:span><text:span text:style-name="style75">x </text:span><text:span text:style-name="style74">)*</text:span><text:span text:style-name="style75">W</text:span><text:span text:style-name="style74">; <text:s text:c="14"/></text:span><text:span text:style-name="style66">// ватерлинии</text:span></text:h>
      <text:h text:style-name="Default" text:outline-level="1">184 <text:s/><text:span text:style-name="style9">#else</text:span></text:h>
      <text:h text:style-name="Default" text:outline-level="1">185 <text:s text:c="7"/><text:span text:style-name="style11">s </text:span><text:span text:style-name="style10">/= </text:span><text:span text:style-name="style4">6.0</text:span><text:span text:style-name="style10">; </text:span><text:span text:style-name="style2">// W/6.0; <text:s text:c="16"/>// иная площадь элементарной площадки</text:span></text:h>
      <text:h text:style-name="Default" text:outline-level="1">186 <text:s text:c="7"/><text:span text:style-name="style11">mW</text:span><text:span text:style-name="style10">.</text:span><text:span text:style-name="style11">x</text:span><text:span text:style-name="style10">.</text:span><text:span text:style-name="style11">y</text:span><text:span text:style-name="style10">= <text:s text:c="28"/></text:span><text:span text:style-name="style2">// моменты инерции площади ватерлинии</text:span></text:h>
      <text:h text:style-name="Default" text:outline-level="1">187 <text:s text:c="7"/><text:span text:style-name="style11">mW</text:span><text:span text:style-name="style10">.</text:span><text:span text:style-name="style11">y</text:span><text:span text:style-name="style10">.</text:span><text:span text:style-name="style11">x</text:span><text:span text:style-name="style10">+=</text:span><text:span text:style-name="style11">s</text:span><text:span text:style-name="style10">*(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y</text:span><text:span text:style-name="style10">/</text:span><text:span text:style-name="style4">2 </text:span><text:span text:style-name="style10">+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y </text:span><text:span text:style-name="style10">+ 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y </text:span><text:span text:style-name="style10">+ </text:span><text:span text:style-name="style11">b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y</text:span><text:span text:style-name="style10">/</text:span><text:span text:style-name="style4">2 </text:span><text:span text:style-name="style10">); </text:span><text:span text:style-name="style2">// упорядоченные</text:span></text:h>
      <text:h text:style-name="Default" text:outline-level="1">188 <text:s text:c="7"/><text:span text:style-name="style11">mW</text:span><text:span text:style-name="style10">.</text:span><text:span text:style-name="style11">x</text:span><text:span text:style-name="style10">.</text:span><text:span text:style-name="style11">x</text:span><text:span text:style-name="style10">+=</text:span><text:span text:style-name="style11">s</text:span><text:span text:style-name="style10">*( </text:span><text:span text:style-name="style11">a</text:span><text:span text:style-name="style10">.</text:span><text:span text:style-name="style11">y</text:span><text:span text:style-name="style10">*</text:span><text:span text:style-name="style11">a</text:span><text:span text:style-name="style10">.</text:span><text:span text:style-name="style11">y </text:span><text:span text:style-name="style10">+ </text:span><text:span text:style-name="style11">a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 </text:span><text:span text:style-name="style10">+ </text:span><text:span text:style-name="style11">b</text:span><text:span text:style-name="style10">.</text:span><text:span text:style-name="style11">y</text:span><text:span text:style-name="style10">*</text:span><text:span text:style-name="style11">b</text:span><text:span text:style-name="style10">.</text:span><text:span text:style-name="style11">y </text:span><text:span text:style-name="style10">); <text:s text:c="14"/></text:span><text:span text:style-name="style2">// фрагменты</text:span></text:h>
      <text:h text:style-name="Default" text:outline-level="1">189 <text:s text:c="7"/><text:span text:style-name="style11">mW</text:span><text:span text:style-name="style10">.</text:span><text:span text:style-name="style11">y</text:span><text:span text:style-name="style10">.</text:span><text:span text:style-name="style11">y</text:span><text:span text:style-name="style10">+=</text:span><text:span text:style-name="style11">s</text:span><text:span text:style-name="style10">*( </text:span><text:span text:style-name="style11">a</text:span><text:span text:style-name="style10">.</text:span><text:span text:style-name="style11">x</text:span><text:span text:style-name="style10">*</text:span><text:span text:style-name="style11">a</text:span><text:span text:style-name="style10">.</text:span><text:span text:style-name="style11">x </text:span><text:span text:style-name="style10">+ </text:span><text:span text:style-name="style11">a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 </text:span><text:span text:style-name="style10">+ </text:span><text:span text:style-name="style11">b</text:span><text:span text:style-name="style10">.</text:span><text:span text:style-name="style11">x</text:span><text:span text:style-name="style10">*</text:span><text:span text:style-name="style11">b</text:span><text:span text:style-name="style10">.</text:span><text:span text:style-name="style11">x </text:span><text:span text:style-name="style10">); <text:s text:c="14"/></text:span><text:span text:style-name="style2">// ватерлинии</text:span></text:h>
      <text:h text:style-name="Default" text:outline-level="1">190 <text:s/><text:span text:style-name="style9">#endif</text:span></text:h>
      <text:h text:style-name="Default" text:outline-level="1">191 <text:s text:c="3"/><text:span text:style-name="style10">} }</text:span></text:h>
      <text:h text:style-name="Default" text:outline-level="1">192 <text:s/><text:span text:style-name="style10">}</text:span></text:h>
      <text:h text:style-name="Default" text:outline-level="1">193 <text:s/><text:span text:style-name="style15">//! <text:s/>рассматривается динамика корпуса корабля с переменным водоизмещением и</text:span></text:h>
      <text:h text:style-name="Default" text:outline-level="1">194 <text:s/><text:span text:style-name="style15">//! <text:s/>деформируемыми моментами инерции в условиях интенсивного морского волнения</text:span></text:h>
      <text:h text:style-name="Default" text:outline-level="1">195 <text:s/><text:span text:style-name="style2">//</text:span></text:h>
      <text:h text:style-name="Default" text:outline-level="1">196 <text:s/><text:span text:style-name="style5">void <text:s text:c="10"/></text:span><text:span text:style-name="style2">// метацентрическая высота hX определяется в исходных данных [м]</text:span></text:h>
      <text:h text:style-name="Default" text:outline-level="1">197 <text:s/><text:span text:style-name="style11">Hull</text:span><text:span text:style-name="style10">::</text:span><text:span text:style-name="style11">ThreeFixed</text:span><text:span text:style-name="style10">() </text:span><text:span text:style-name="style2">// постобработка всех треугольников, фиксация первой статики</text:span></text:h>
      <text:h text:style-name="Default" text:outline-level="1">198 <text:s/><text:span text:style-name="style10">{ </text:span><text:span text:style-name="style2">//</text:span></text:h>
      <text:h text:style-name="Default" text:outline-level="1">199 <text:s text:c="3"/><text:span text:style-name="style2">// <text:s/>корпус может погрузиться iF==0 или выскочить из воды iV==0</text:span></text:h>
      <text:h text:style-name="Default" text:outline-level="1">200 <text:s text:c="3"/><text:span text:style-name="style2">// <text:s text:c="12"/>метацентрические расчеты опасны делениями на площади и объёмы</text:span></text:h>
      <text:h text:style-name="Default" text:outline-level="1">201 <text:s text:c="3"/><text:span text:style-name="style5">if</text:span><text:span text:style-name="style10">( </text:span><text:span text:style-name="style11">iVz</text:span><text:span text:style-name="style10">&lt;</text:span><text:span text:style-name="style11">iV </text:span><text:span text:style-name="style10">)</text:span><text:span text:style-name="style11">iVz</text:span><text:span text:style-name="style10">=</text:span><text:span text:style-name="style11">iV</text:span><text:span text:style-name="style10">; <text:s/></text:span><text:span text:style-name="style2">// фиксируется величина водоизмещения полного погружения</text:span></text:h>
      <text:h text:style-name="Default" text:outline-level="1">202 <text:s text:c="3"/><text:span text:style-name="style5">if</text:span><text:span text:style-name="style10">( </text:span><text:span text:style-name="style11">iF</text:span><text:span text:style-name="style10">&lt;</text:span><text:span text:style-name="style11">Floatage</text:span><text:span text:style-name="style10">/</text:span><text:span text:style-name="style4">32 </text:span><text:span text:style-name="style10">&amp;&amp; </text:span><text:span text:style-name="style11">iV</text:span><text:span text:style-name="style10">&lt;</text:span><text:span text:style-name="style11">Volume</text:span><text:span text:style-name="style10">/</text:span><text:span text:style-name="style4">32 </text:span><text:span text:style-name="style15">//! существование действующей ватерлинии</text:span></text:h>
      <text:h text:style-name="Default" text:outline-level="1">203 <text:s text:c="3"/><text:span text:style-name="style10">|| !</text:span><text:span text:style-name="style11">iF </text:span><text:span text:style-name="style10">&amp;&amp; </text:span><text:span text:style-name="style11">iV</text:span><text:span text:style-name="style10">&gt;</text:span><text:span text:style-name="style11">Volume </text:span><text:span text:style-name="style10">) <text:s text:c="13"/></text:span><text:span text:style-name="style15">//! потеря поверхности воды при погружении</text:span></text:h>
      <text:h text:style-name="Default" text:outline-level="1">204 <text:s text:c="3"/><text:span text:style-name="style10">{ </text:span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</text:span></text:h>
      <text:h text:style-name="Default" text:outline-level="1">205 <text:s text:c="7"/><text:span text:style-name="style11">Break</text:span><text:span text:style-name="style10">( </text:span><text:span text:style-name="style6">"Ошибка инициализации\n\t(нет ватерлинии на шаге %d)"</text:span><text:span text:style-name="style10">,</text:span><text:span text:style-name="style11">Storm</text:span><text:span text:style-name="style10">-&gt;</text:span><text:span text:style-name="style11">Kt </text:span><text:span text:style-name="style10">);</text:span></text:h>
      <text:h text:style-name="Default" text:outline-level="1">206 <text:s text:c="5"/><text:span text:style-name="style11">vW</text:span><text:span text:style-name="style10">=</text:span><text:span text:style-name="style11">Zenit</text:span><text:span text:style-name="style10">; <text:s text:c="8"/></text:span><text:span text:style-name="style2">// направление вектора всплытия вертикально вверх</text:span></text:h>
      <text:h text:style-name="Default" text:outline-level="1">207 <text:s text:c="5"/><text:span text:style-name="style11">vF</text:span><text:span text:style-name="style10">=</text:span><text:span text:style-name="style11">Floatable</text:span><text:span text:style-name="style10">; <text:s text:c="4"/></text:span><text:span text:style-name="style2">// возврат к исходному центру площади ватерлинии</text:span></text:h>
      <text:h text:style-name="Default" text:outline-level="1">208 <text:s text:c="5"/><text:span text:style-name="style11">vM</text:span><text:span text:style-name="style10">=</text:span><text:span text:style-name="style11">Metacenter</text:span><text:span text:style-name="style10">; <text:s text:c="3"/></text:span><text:span text:style-name="style2">// метацентр также по начальной остойчивости</text:span></text:h>
      <text:h text:style-name="Default" text:outline-level="1">209 <text:s text:c="5"/><text:span text:style-name="style11">mW</text:span><text:span text:style-name="style10">=</text:span><text:span text:style-name="style11">inWater</text:span><text:span text:style-name="style10">; <text:s text:c="6"/></text:span><text:span text:style-name="style2">// может быть нулём и центром базиса по определению</text:span></text:h>
      <text:h text:style-name="Default" text:outline-level="1">210 <text:s text:c="5"/><text:span text:style-name="style5">if</text:span><text:span text:style-name="style10">( </text:span><text:span text:style-name="style11">iV</text:span><text:span text:style-name="style10">&gt;</text:span><text:span text:style-name="style11">Volume </text:span><text:span text:style-name="style10">) <text:s text:c="2"/></text:span><text:span text:style-name="style2">// полное погружение в подводное положение</text:span></text:h>
      <text:h text:style-name="Default" text:outline-level="1">211 <text:s text:c="7"/><text:span text:style-name="style11">vB</text:span><text:span text:style-name="style10">/=</text:span><text:span text:style-name="style11">iVz</text:span><text:span text:style-name="style10">; <text:s text:c="7"/></text:span><text:span text:style-name="style2">// положение центра величины в локальных координатах (!?)</text:span></text:h>
      <text:h text:style-name="Default" text:outline-level="1">212 <text:s text:c="5"/><text:span text:style-name="style5">else <text:s text:c="13"/></text:span><text:span text:style-name="style2">// иначе "летучий голландец" взлетает и парит над волнами</text:span></text:h>
      <text:h text:style-name="Default" text:outline-level="1">213 <text:s text:c="7"/><text:span text:style-name="style11">vB</text:span><text:span text:style-name="style10">=</text:span><text:span text:style-name="style11">Buoyancy</text:span><text:span text:style-name="style10">; <text:s text:c="3"/></text:span><text:span text:style-name="style2">// центр величины &lt;∨&gt; сбрасывается в исходное положение</text:span></text:h>
      <text:h text:style-name="Default" text:outline-level="1">214 <text:s text:c="3"/><text:span text:style-name="style10">} </text:span><text:span text:style-name="style5">else <text:s text:c="8"/></text:span><text:span text:style-name="style2">// и если судно в водоизмещающем состоянии на поверхности моря</text:span></text:h>
      <text:h text:style-name="Default" text:outline-level="1">215 <text:s text:c="3"/><text:span text:style-name="style10">{ </text:span><text:span text:style-name="style11">vB </text:span><text:span text:style-name="style10">/= </text:span><text:span text:style-name="style11">iV</text:span><text:span text:style-name="style10">; <text:s text:c="3"/></text:span><text:span text:style-name="style2">// корабельные координаты центра величины (=подводного объема)</text:span></text:h>
      <text:h text:style-name="Default" text:outline-level="1">216 <text:s text:c="5"/><text:span text:style-name="style11">vF </text:span><text:span text:style-name="style10">/= </text:span><text:span text:style-name="style11">iF</text:span><text:span text:style-name="style10">; <text:s text:c="3"/></text:span><text:span text:style-name="style2">// условный центр площади ватерлинии по горизонту, <text:s text:c="2"/>тоже в КБ</text:span></text:h>
      <text:h text:style-name="Default" text:outline-level="1">217 <text:s text:c="5"/><text:span text:style-name="style11">vW </text:span><text:span text:style-name="style10">= </text:span><text:span text:style-name="style11">dir</text:span><text:span text:style-name="style10">(</text:span><text:span text:style-name="style11">vW</text:span><text:span text:style-name="style10">);</text:span><text:span text:style-name="style2">// интегральная нормаль к площади действующей ватерлинии, в КБ</text:span></text:h>
      <text:h text:style-name="Default" text:outline-level="1">218 <text:s text:c="5"/><text:span text:style-name="style2">//</text:span></text:h>
      <text:h text:style-name="Default" text:outline-level="1">219 <text:s text:c="5"/><text:span text:style-name="style2">// <text:s/>приводим моменты инерции к центру масс и центру площади ватерлинии</text:span></text:h>
      <text:h text:style-name="Default" text:outline-level="1">220 <text:s text:c="5"/><text:span text:style-name="style2">//</text:span></text:h>
      <text:h text:style-name="Default" text:outline-level="1">221 <text:s text:c="5"/><text:span text:style-name="style11">mW </text:span><text:span text:style-name="style10">= </text:span><text:span text:style-name="style11">Steiner</text:span><text:span text:style-name="style10">( </text:span><text:span text:style-name="style11">mW</text:span><text:span text:style-name="style10">,</text:span><text:span text:style-name="style11">vF </text:span><text:span text:style-name="style10">); <text:s/></text:span><text:span text:style-name="style2">// моменты инерции исходной площади ватерлинии I м⁴</text:span></text:h>
      <text:h text:style-name="Default" text:outline-level="1">222 <text:s text:c="3"/><text:span text:style-name="style10">}</text:span></text:h>
      <text:h text:style-name="Default" text:outline-level="1">223 <text:s text:c="3"/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 </text:span><text:span text:style-name="style15">//! фиксация начальных гидростатических характеристик <text:s text:c="2"/>в КБ</text:span></text:h>
      <text:h text:style-name="Default" text:outline-level="1">224 <text:s text:c="3"/><text:span text:style-name="style10">{ </text:span><text:span text:style-name="style11">Volume</text:span><text:span text:style-name="style10">=</text:span><text:span text:style-name="style11">iV</text:span><text:span text:style-name="style10">; <text:s text:c="4"/></text:span><text:span text:style-name="style2">// исходное водоизмещение, мгновенный погруженный объем V м³</text:span></text:h>
      <text:h text:style-name="Default" text:outline-level="1">225 <text:s text:c="5"/><text:span text:style-name="style11">Surface</text:span><text:span text:style-name="style10">=</text:span><text:span text:style-name="style11">iS</text:span><text:span text:style-name="style10">; <text:s text:c="3"/></text:span><text:span text:style-name="style2">// подводная и смоченная поверхность корпуса <text:s text:c="11"/>S м²</text:span></text:h>
      <text:h text:style-name="Default" text:outline-level="1">226 <text:s text:c="5"/><text:span text:style-name="style11">Floatage</text:span><text:span text:style-name="style10">=</text:span><text:span text:style-name="style11">iF</text:span><text:span text:style-name="style10">; <text:s text:c="2"/></text:span><text:span text:style-name="style2">// исходная и действующая площадь ватерлинии <text:s text:c="11"/>F м²</text:span></text:h>
      <text:h text:style-name="Default" text:outline-level="1">227 <text:s text:c="5"/><text:span text:style-name="style5">if</text:span><text:span text:style-name="style10">( </text:span><text:span text:style-name="style11">Statum</text:span><text:span text:style-name="style10">&gt;</text:span><text:span text:style-name="style4">1 </text:span><text:span text:style-name="style10">)</text:span><text:span text:style-name="style11">vB</text:span><text:span text:style-name="style10">.</text:span><text:span text:style-name="style11">x</text:span><text:span text:style-name="style10">=-</text:span><text:span text:style-name="style11">vR</text:span><text:span text:style-name="style10">.</text:span><text:span text:style-name="style11">y</text:span><text:span text:style-name="style10">/</text:span><text:span text:style-name="style11">Volume</text:span><text:span text:style-name="style10">; <text:s text:c="2"/></text:span><text:span text:style-name="style2">// в парах сил какие-то погрешности С м</text:span></text:h>
      <text:h text:style-name="Default" text:outline-level="1">228 <text:s text:c="5"/><text:span text:style-name="style11">Buoyancy</text:span><text:span text:style-name="style10">=</text:span><text:span text:style-name="style11">vB</text:span><text:span text:style-name="style10">; <text:s text:c="2"/></text:span><text:span text:style-name="style2">// координаты центра величины,центра объема корпуса <text:s text:c="4"/>cB м</text:span></text:h>
      <text:h text:style-name="Default" text:outline-level="1">229 <text:s text:c="5"/><text:span text:style-name="style11">Gravity</text:span><text:span text:style-name="style10">=</text:span><text:span text:style-name="style11">vB</text:span><text:span text:style-name="style10">; <text:s text:c="3"/></text:span><text:span text:style-name="style2">// центр тяжести в локальных корабельных координатах <text:s text:c="3"/>G м</text:span></text:h>
      <text:h text:style-name="Default" text:outline-level="1">230 <text:s text:c="5"/><text:span text:style-name="style11">vM</text:span><text:span text:style-name="style10">.</text:span><text:span text:style-name="style11">z </text:span><text:span text:style-name="style10">= </text:span><text:span text:style-name="style11">hX</text:span><text:span text:style-name="style10">; <text:s text:c="4"/></text:span><text:span text:style-name="style2">// в первом вхождении метацентрическая высота задается явно</text:span></text:h>
      <text:h text:style-name="Default" text:outline-level="1">231 <text:s text:c="5"/><text:span text:style-name="style11">vM</text:span><text:span text:style-name="style10">.</text:span><text:span text:style-name="style11">x </text:span><text:span text:style-name="style10">= </text:span><text:span text:style-name="style11">vB</text:span><text:span text:style-name="style10">.</text:span><text:span text:style-name="style11">z </text:span><text:span text:style-name="style10">+ </text:span><text:span text:style-name="style11">mW</text:span><text:span text:style-name="style10">.</text:span><text:span text:style-name="style11">x</text:span><text:span text:style-name="style10">.</text:span><text:span text:style-name="style11">x</text:span><text:span text:style-name="style10">/</text:span><text:span text:style-name="style11">Volume</text:span><text:span text:style-name="style10">; </text:span><text:span text:style-name="style2">// аппликата поперечного метацентра</text:span></text:h>
      <text:h text:style-name="Default" text:outline-level="1">232 <text:s text:c="5"/><text:span text:style-name="style11">vM</text:span><text:span text:style-name="style10">.</text:span><text:span text:style-name="style11">y </text:span><text:span text:style-name="style10">= </text:span><text:span text:style-name="style11">vB</text:span><text:span text:style-name="style10">.</text:span><text:span text:style-name="style11">z </text:span><text:span text:style-name="style10">+ </text:span><text:span text:style-name="style11">mW</text:span><text:span text:style-name="style10">.</text:span><text:span text:style-name="style11">y</text:span><text:span text:style-name="style10">.</text:span><text:span text:style-name="style11">y</text:span><text:span text:style-name="style10">/</text:span><text:span text:style-name="style11">Volume</text:span><text:span text:style-name="style10">; </text:span><text:span text:style-name="style2">// продольного метацентра, дифферент</text:span></text:h>
      <text:h text:style-name="Default" text:outline-level="1">233 <text:s text:c="5"/><text:span text:style-name="style11">Metacenter</text:span><text:span text:style-name="style10">=</text:span><text:span text:style-name="style11">vM</text:span><text:span text:style-name="style10">; </text:span><text:span text:style-name="style2">// аппликаты теоретических и текущих метацентров <text:s text:c="2"/>Zm,ZM,h м</text:span></text:h>
      <text:h text:style-name="Default" text:outline-level="1">234 <text:s text:c="5"/><text:span text:style-name="style11">Gravity</text:span><text:span text:style-name="style10">.</text:span><text:span text:style-name="style11">z</text:span><text:span text:style-name="style10">=</text:span><text:span text:style-name="style11">vM</text:span><text:span text:style-name="style10">.</text:span><text:span text:style-name="style11">x</text:span><text:span text:style-name="style10">-</text:span><text:span text:style-name="style11">hX</text:span><text:span text:style-name="style10">; </text:span><text:span text:style-name="style2">// аппликата центра масс встанет ниже метацентра <text:s text:c="2"/>hX м</text:span></text:h>
      <text:h text:style-name="Default" text:outline-level="1">235 <text:s text:c="5"/><text:span text:style-name="style11">Floatable</text:span><text:span text:style-name="style10">=</text:span><text:span text:style-name="style11">vF</text:span><text:span text:style-name="style10">; <text:s/></text:span><text:span text:style-name="style2">// центр площади исходной и действующей ватерлинии <text:s text:c="5"/>cF м</text:span></text:h>
      <text:h text:style-name="Default" text:outline-level="1">236 <text:s text:c="5"/><text:span text:style-name="style11">inWater</text:span><text:span text:style-name="style10">=</text:span><text:span text:style-name="style11">mW</text:span><text:span text:style-name="style10">; <text:s text:c="3"/></text:span><text:span text:style-name="style2">// моменты инерции исходной площади ватерлинии <text:s text:c="9"/>I м⁴</text:span></text:h>
      <text:h text:style-name="Default" text:outline-level="1">237 <text:s text:c="5"/><text:span text:style-name="style11">inMass</text:span><text:span text:style-name="style10">=</text:span><text:span text:style-name="style11">Steiner</text:span><text:span text:style-name="style10">( </text:span><text:span text:style-name="style11">inMass</text:span><text:span text:style-name="style10">,</text:span><text:span text:style-name="style11">vB</text:span><text:span text:style-name="style10">,</text:span><text:span text:style-name="style11">Gravity </text:span><text:span text:style-name="style10">); </text:span><text:span text:style-name="style2">// + инерции массы/объема корпуса G м⁵</text:span></text:h>
      <text:h text:style-name="Default" text:outline-level="1">238 <text:s text:c="5"/><text:span text:style-name="style11">Storm</text:span><text:span text:style-name="style10">-&gt;</text:span><text:span text:style-name="style11">Kt</text:span><text:span text:style-name="style10">=</text:span><text:span text:style-name="style4">1</text:span><text:span text:style-name="style10">; <text:s text:c="23"/></text:span><text:span text:style-name="style2">// = переходит сначала на ЦВ затем к ЦТ</text:span></text:h>
      <text:h text:style-name="Default" text:outline-level="1">239 <text:s text:c="5"/><text:span text:style-name="style11">DampInit</text:span><text:span text:style-name="style10">();</text:span></text:h>
      <text:h text:style-name="Default" text:outline-level="1">240 <text:s text:c="3"/><text:span text:style-name="style10">} </text:span><text:span text:style-name="style15">//! Kt≠0 - предотвращает повторы вычислений начальных данных по корпусу</text:span></text:h>
      <text:h text:style-name="Default" text:outline-level="1">241 <text:s text:c="3"/><text:span text:style-name="style5">else</text:span></text:h>
      <text:h text:style-name="Default" text:outline-level="1">242 <text:s text:c="3"/><text:span text:style-name="style10">{ </text:span><text:span text:style-name="style5">Vector </text:span><text:span text:style-name="style11">A</text:span><text:span text:style-name="style10">=</text:span><text:span text:style-name="style11">Tensor</text:span><text:span text:style-name="style10">(*</text:span><text:span text:style-name="style5">this</text:span><text:span text:style-name="style10">)*</text:span><text:span text:style-name="style11">vB</text:span><text:span text:style-name="style10">, <text:s text:c="9"/></text:span><text:span text:style-name="style2">// Во внешней морской системе координат</text:span></text:h>
      <text:h text:style-name="Default" text:outline-level="1">243 <text:s text:c="12"/><text:span text:style-name="style11">B</text:span><text:span text:style-name="style10">=</text:span><text:span text:style-name="style11">Tensor</text:span><text:span text:style-name="style10">(*</text:span><text:span text:style-name="style5">this</text:span><text:span text:style-name="style10">)*</text:span><text:span text:style-name="style11">Gravity</text:span><text:span text:style-name="style10">;</text:span></text:h>
      <text:h text:style-name="Default" text:outline-level="1">244 <text:s text:c="5"/><text:span text:style-name="style11">vM</text:span><text:span text:style-name="style10">.</text:span><text:span text:style-name="style11">x </text:span><text:span text:style-name="style10">= </text:span><text:span text:style-name="style11">A</text:span><text:span text:style-name="style10">.</text:span><text:span text:style-name="style11">z </text:span><text:span text:style-name="style10">+ </text:span><text:span text:style-name="style11">mW</text:span><text:span text:style-name="style10">.</text:span><text:span text:style-name="style11">x</text:span><text:span text:style-name="style10">.</text:span><text:span text:style-name="style11">x</text:span><text:span text:style-name="style10">/</text:span><text:span text:style-name="style11">Volume</text:span><text:span text:style-name="style10">; <text:s text:c="8"/></text:span><text:span text:style-name="style2">// аппликата поперечного метацентра</text:span></text:h>
      <text:h text:style-name="Default" text:outline-level="1">245 <text:s text:c="5"/><text:span text:style-name="style11">vM</text:span><text:span text:style-name="style10">.</text:span><text:span text:style-name="style11">y </text:span><text:span text:style-name="style10">= </text:span><text:span text:style-name="style11">A</text:span><text:span text:style-name="style10">.</text:span><text:span text:style-name="style11">z </text:span><text:span text:style-name="style10">+ </text:span><text:span text:style-name="style11">mW</text:span><text:span text:style-name="style10">.</text:span><text:span text:style-name="style11">y</text:span><text:span text:style-name="style10">.</text:span><text:span text:style-name="style11">y</text:span><text:span text:style-name="style10">/</text:span><text:span text:style-name="style11">Volume</text:span><text:span text:style-name="style10">; <text:s text:c="8"/></text:span><text:span text:style-name="style2">// продольного метацентра, дифферент</text:span></text:h>
      <text:h text:style-name="Default" text:outline-level="1">246 <text:s text:c="5"/><text:span text:style-name="style11">vM</text:span><text:span text:style-name="style10">.</text:span><text:span text:style-name="style11">z </text:span><text:span text:style-name="style10">= </text:span><text:span text:style-name="style11">vM</text:span><text:span text:style-name="style10">.</text:span><text:span text:style-name="style11">x</text:span><text:span text:style-name="style10">-</text:span><text:span text:style-name="style11">B</text:span><text:span text:style-name="style10">.</text:span><text:span text:style-name="style11">z</text:span><text:span text:style-name="style10">; <text:s text:c="6"/></text:span><text:span text:style-name="style2">// hX(z) мгновенное значение метацентрической высоты</text:span></text:h>
      <text:h text:style-name="Default" text:outline-level="1">247 <text:s text:c="3"/><text:span text:style-name="style10">}</text:span></text:h>
      <text:h text:style-name="Default" text:outline-level="1">248 <text:s/><text:span text:style-name="style10">}</text:span></text:h>
      <text:h text:style-name="Default" text:outline-level="1">249 <text:s/><text:span text:style-name="style15">//! <text:s text:c="3"/>динамика корпуса под действием внешних сил и моментов волновой природы</text:span></text:h>
      <text:h text:style-name="Default" text:outline-level="1"><text:soft-page-break/>250 <text:s/><text:span text:style-name="style2">// <text:s text:c="7"/>~~ здесь вычислительный шаг во времени задаются по куранту для самых</text:span></text:h>
      <text:h text:style-name="Default" text:outline-level="1">251 <text:s/><text:span text:style-name="style2">// <text:s text:c="10"/>быстрых волн, и еще предстоит это поправить на динамику корабля</text:span></text:h>
      <text:h text:style-name="Default" text:outline-level="1">252 <text:s/><text:span text:style-name="style15">//! <text:s text:c="3"/>оси угловой качки сводятся к центру тяжести с аппликатой мгновенного</text:span></text:h>
      <text:h text:style-name="Default" text:outline-level="1">253 <text:s/><text:span text:style-name="style2">// <text:s text:c="4"/>центра величины (погруженного объёма) в корабельной системе координат</text:span></text:h>
      <text:h text:style-name="Default" text:outline-level="1">254 <text:s/><text:span text:style-name="style2">// <text:s text:c="4"/>(иначе неадекватные скорости течений вблизи обшивки)</text:span></text:h>
      <text:h text:style-name="Default" text:outline-level="1">255 <text:s/><text:span text:style-name="style2">//</text:span></text:h>
      <text:h text:style-name="Default" text:outline-level="1">256 <text:s/><text:span text:style-name="style11">Hull</text:span><text:span text:style-name="style10">&amp; </text:span><text:span text:style-name="style11">Hull</text:span><text:span text:style-name="style10">::</text:span><text:span text:style-name="style11">Movement</text:span><text:span text:style-name="style10">() </text:span><text:span text:style-name="style2">// шаг во времени Ts устанавливается в Field::Simulation</text:span></text:h>
      <text:h text:style-name="Default" text:outline-level="1">257 <text:s/><text:span text:style-name="style10">{ </text:span><text:span text:style-name="style5">Vector </text:span><text:span text:style-name="style11">V</text:span><text:span text:style-name="style10">=</text:span><text:span text:style-name="style11">Rate</text:span><text:span text:style-name="style10">[-</text:span><text:span text:style-name="style4">1</text:span><text:span text:style-name="style10">], <text:s text:c="2"/></text:span><text:span text:style-name="style2">// вектор полной скорости хода, качки и дрейфа в КБ</text:span></text:h>
      <text:h text:style-name="Default" text:outline-level="1">258 <text:s text:c="9"/><text:span text:style-name="style11">W</text:span><text:span text:style-name="style10">=</text:span><text:span text:style-name="style11">Whirl</text:span><text:span text:style-name="style10">[-</text:span><text:span text:style-name="style4">1</text:span><text:span text:style-name="style10">], <text:s/></text:span><text:span text:style-name="style2">// и мгновенная угловая скорости движения корпуса корабля</text:span></text:h>
      <text:h text:style-name="Default" text:outline-level="1">259 <text:s text:c="7"/><text:span text:style-name="style11">Dir</text:span><text:span text:style-name="style10">=</text:span><text:span text:style-name="style11">Swing</text:span><text:span text:style-name="style10">[-</text:span><text:span text:style-name="style4">1</text:span><text:span text:style-name="style10">], </text:span><text:span text:style-name="style2">// отсчёты действующих углов x-крен y-дифферент z-рыскание</text:span></text:h>
      <text:h text:style-name="Default" text:outline-level="1">260 <text:s text:c="7"/><text:span text:style-name="style11">R</text:span><text:span text:style-name="style10">,</text:span><text:span text:style-name="style11">U</text:span><text:span text:style-name="style10">,</text:span><text:span text:style-name="style11">dV</text:span><text:span text:style-name="style10">=</text:span><text:span text:style-name="style11">Zero</text:span><text:span text:style-name="style10">; <text:s text:c="2"/></text:span><text:span text:style-name="style2">// действующий градиент наклона волновой поверхности</text:span></text:h>
      <text:h text:style-name="Default" text:outline-level="1">261 <text:s text:c="3"/><text:span text:style-name="style11">Field </text:span><text:span text:style-name="style10">&amp;</text:span><text:span text:style-name="style11">Sea</text:span><text:span text:style-name="style10">=*</text:span><text:span text:style-name="style11">Storm</text:span><text:span text:style-name="style10">;</text:span></text:h>
      <text:h text:style-name="Default" text:outline-level="1">262 <text:s/></text:h>
      <text:h text:style-name="Default" text:outline-level="1">263 <text:s/><text:span text:style-name="style2">//if( !Sea.Kt )return *this;</text:span></text:h>
      <text:h text:style-name="Default" text:outline-level="1">264 <text:s text:c="3"/><text:span text:style-name="style2">//</text:span></text:h>
      <text:h text:style-name="Default" text:outline-level="1">265 <text:s text:c="3"/><text:span text:style-name="style2">// <text:s/>быстрый градиент волнового склона по кресту четырех противоположных точек</text:span></text:h>
      <text:h text:style-name="Default" text:outline-level="1">266 <text:s text:c="3"/><text:span text:style-name="style2">//</text:span></text:h>
      <text:h text:style-name="Default" text:outline-level="1">267 <text:s text:c="3"/><text:span text:style-name="style5">if</text:span><text:span text:style-name="style10">( </text:span><text:span text:style-name="style11">Statum</text:span><text:span text:style-name="style10">&lt;</text:span><text:span text:style-name="style4">2 </text:span><text:span text:style-name="style10">) <text:s/></text:span><text:span text:style-name="style2">// скользящая кинематика по направлению действия объемных сил</text:span></text:h>
      <text:h text:style-name="Default" text:outline-level="1">268 <text:s text:c="3"/><text:span text:style-name="style10">{ </text:span><text:span text:style-name="style5">Vector </text:span><text:span text:style-name="style11">A</text:span><text:span text:style-name="style10">,</text:span><text:span text:style-name="style11">B</text:span><text:span text:style-name="style10">,</text:span><text:span text:style-name="style11">C</text:span><text:span text:style-name="style10">,</text:span><text:span text:style-name="style11">D</text:span><text:span text:style-name="style10">,</text:span><text:span text:style-name="style11">E</text:span><text:span text:style-name="style10">;</text:span></text:h>
      <text:h text:style-name="Default" text:outline-level="1">269 <text:s text:c="5"/><text:span text:style-name="style11">A </text:span><text:span text:style-name="style10">= </text:span><text:span text:style-name="style11">Sea</text:span><text:span text:style-name="style10">.</text:span><text:span text:style-name="style11">Locas</text:span><text:span text:style-name="style10">( </text:span><text:span text:style-name="style11">out</text:span><text:span text:style-name="style10">( </text:span><text:span text:style-name="style11">Zero </text:span><text:span text:style-name="style10">) ); <text:s text:c="11"/></text:span><text:span text:style-name="style2">// пять точек в корабельном базисе</text:span></text:h>
      <text:h text:style-name="Default" text:outline-level="1">270 <text:s text:c="5"/><text:span text:style-name="style11">B </text:span><text:span text:style-name="style10">= </text:span><text:span text:style-name="style11">Sea</text:span><text:span text:style-name="style10">.</text:span><text:span text:style-name="style11">Locas</text:span><text:span text:style-name="style10">( </text:span><text:span text:style-name="style11">out</text:span><text:span text:style-name="style10">((</text:span><text:span text:style-name="style5">Vector</text:span><text:span text:style-name="style10">){</text:span><text:span text:style-name="style11">Length</text:span><text:span text:style-name="style10">/</text:span><text:span text:style-name="style4">4</text:span><text:span text:style-name="style10">}))-</text:span><text:span text:style-name="style11">A</text:span><text:span text:style-name="style10">; <text:s text:c="3"/></text:span><text:span text:style-name="style2">// градиент инвариантен любым</text:span></text:h>
      <text:h text:style-name="Default" text:outline-level="1">271 <text:s text:c="5"/><text:span text:style-name="style11">C </text:span><text:span text:style-name="style10">= </text:span><text:span text:style-name="style11">Sea</text:span><text:span text:style-name="style10">.</text:span><text:span text:style-name="style11">Locas</text:span><text:span text:style-name="style10">( </text:span><text:span text:style-name="style11">out</text:span><text:span text:style-name="style10">((</text:span><text:span text:style-name="style5">Vector</text:span><text:span text:style-name="style10">){</text:span><text:span text:style-name="style11">Length</text:span><text:span text:style-name="style10">/-</text:span><text:span text:style-name="style4">4</text:span><text:span text:style-name="style10">}))-</text:span><text:span text:style-name="style11">A</text:span><text:span text:style-name="style10">; <text:s text:c="5"/></text:span><text:span text:style-name="style2">// ориентациям ортогоналей</text:span></text:h>
      <text:h text:style-name="Default" text:outline-level="1">272 <text:s text:c="5"/><text:span text:style-name="style11">D </text:span><text:span text:style-name="style10">= </text:span><text:span text:style-name="style11">Sea</text:span><text:span text:style-name="style10">.</text:span><text:span text:style-name="style11">Locas</text:span><text:span text:style-name="style10">( *(</text:span><text:span text:style-name="style11">Point</text:span><text:span text:style-name="style10">*)( &amp;(</text:span><text:span text:style-name="style11">R</text:span><text:span text:style-name="style10">=</text:span><text:span text:style-name="style11">A</text:span><text:span text:style-name="style10">+(</text:span><text:span text:style-name="style11">E</text:span><text:span text:style-name="style10">=((</text:span><text:span text:style-name="style11">Breadth</text:span><text:span text:style-name="style10">/</text:span><text:span text:style-name="style11">Length</text:span><text:span text:style-name="style10">)*(</text:span><text:span text:style-name="style11">C</text:span><text:span text:style-name="style10">-</text:span><text:span text:style-name="style11">B</text:span><text:span text:style-name="style10">))*</text:span><text:span text:style-name="style11">Zenit</text:span><text:span text:style-name="style10">)) ) )-</text:span><text:span text:style-name="style11">A</text:span><text:span text:style-name="style10">;</text:span></text:h>
      <text:h text:style-name="Default" text:outline-level="1">273 <text:s text:c="5"/><text:span text:style-name="style11">E </text:span><text:span text:style-name="style10">= </text:span><text:span text:style-name="style11">Sea</text:span><text:span text:style-name="style10">.</text:span><text:span text:style-name="style11">Locas</text:span><text:span text:style-name="style10">( *(</text:span><text:span text:style-name="style11">Point</text:span><text:span text:style-name="style10">*)( &amp;(</text:span><text:span text:style-name="style11">R</text:span><text:span text:style-name="style10">=</text:span><text:span text:style-name="style11">A</text:span><text:span text:style-name="style10">-</text:span><text:span text:style-name="style11">E</text:span><text:span text:style-name="style10">) ) )-</text:span><text:span text:style-name="style11">A</text:span><text:span text:style-name="style10">;</text:span></text:h>
      <text:h text:style-name="Default" text:outline-level="1">274 <text:s text:c="5"/><text:span text:style-name="style11">U </text:span><text:span text:style-name="style10">= </text:span><text:span text:style-name="style11">dir</text:span><text:span text:style-name="style10">( </text:span><text:span text:style-name="style11">B</text:span><text:span text:style-name="style10">*</text:span><text:span text:style-name="style11">D </text:span><text:span text:style-name="style10">+ </text:span><text:span text:style-name="style11">D</text:span><text:span text:style-name="style10">*</text:span><text:span text:style-name="style11">C </text:span><text:span text:style-name="style10">+ </text:span><text:span text:style-name="style11">C</text:span><text:span text:style-name="style10">*</text:span><text:span text:style-name="style11">E </text:span><text:span text:style-name="style10">+ </text:span><text:span text:style-name="style11">E</text:span><text:span text:style-name="style10">*</text:span><text:span text:style-name="style11">B </text:span><text:span text:style-name="style10">) <text:s/></text:span><text:span text:style-name="style2">// вектор в морской системе координат МБ</text:span></text:h>
      <text:h text:style-name="Default" text:outline-level="1">275 <text:s text:c="7"/><text:span text:style-name="style10">* </text:span><text:span text:style-name="style11">rolZ</text:span><text:span text:style-name="style10">( -</text:span><text:span text:style-name="style11">Dir</text:span><text:span text:style-name="style10">.</text:span><text:span text:style-name="style11">z </text:span><text:span text:style-name="style10">); <text:s text:c="14"/></text:span><text:span text:style-name="style2">// c выбором базиса по корабельному курсу</text:span></text:h>
      <text:h text:style-name="Default" text:outline-level="1">276 <text:s text:c="5"/><text:span text:style-name="style11">R </text:span><text:span text:style-name="style10">= </text:span><text:span text:style-name="style11">A</text:span><text:span text:style-name="style10">+(</text:span><text:span text:style-name="style11">B</text:span><text:span text:style-name="style10">+</text:span><text:span text:style-name="style11">C</text:span><text:span text:style-name="style10">+</text:span><text:span text:style-name="style11">D</text:span><text:span text:style-name="style10">+</text:span><text:span text:style-name="style11">E</text:span><text:span text:style-name="style10">)/</text:span><text:span text:style-name="style4">5.0</text:span><text:span text:style-name="style10">; <text:s text:c="13"/></text:span><text:span text:style-name="style2">// == у всех треугольников одинаковый вес</text:span></text:h>
      <text:h text:style-name="Default" text:outline-level="1">277 <text:s text:c="3"/><text:span text:style-name="style10">} <text:s text:c="14"/></text:span><text:span text:style-name="style2">//</text:span></text:h>
      <text:h text:style-name="Default" text:outline-level="1">278 <text:s text:c="3"/><text:span text:style-name="style5">if</text:span><text:span text:style-name="style10">( !</text:span><text:span text:style-name="style11">Statum </text:span><text:span text:style-name="style10">) <text:s text:c="2"/></text:span><text:span text:style-name="style15">//! свободно-жесткий вариант (°) лагом/вразрез/носом на волну</text:span></text:h>
      <text:h text:style-name="Default" text:outline-level="1">279 <text:s text:c="3"/><text:span text:style-name="style10">{ </text:span><text:span text:style-name="style2">// простое статическое касание поверхности склонов волн половинных размеров</text:span></text:h>
      <text:h text:style-name="Default" text:outline-level="1">280 <text:s text:c="6"/><text:span text:style-name="style2">//+ реализовано гравитационно-инерционное скольжение по склонам волн</text:span></text:h>
      <text:h text:style-name="Default" text:outline-level="1">281 <text:s text:c="7"/><text:span text:style-name="style2">// <text:s/>затем вычисляются аппликаты волн по неким габаритным размерам корпуса</text:span></text:h>
      <text:h text:style-name="Default" text:outline-level="1">282 <text:s text:c="5"/><text:span text:style-name="style11">U </text:span><text:span text:style-name="style10">= </text:span><text:span text:style-name="style11">vW </text:span><text:span text:style-name="style10">* </text:span><text:span text:style-name="style11">rolZ</text:span><text:span text:style-name="style10">( -</text:span><text:span text:style-name="style11">Dir</text:span><text:span text:style-name="style10">.</text:span><text:span text:style-name="style11">z </text:span><text:span text:style-name="style10">); <text:s text:c="6"/></text:span><text:span text:style-name="style2">// к случаю интегрального градиента</text:span></text:h>
      <text:h text:style-name="Default" text:outline-level="1">283 <text:s text:c="9"/><text:span text:style-name="style2">// после смены курса определяем местоположение оконечностей (без качки)</text:span></text:h>
      <text:h text:style-name="Default" text:outline-level="1">284 <text:s text:c="5"/><text:span text:style-name="style11">Dir</text:span><text:span text:style-name="style10">.</text:span><text:span text:style-name="style11">y </text:span><text:span text:style-name="style10">= </text:span><text:span text:style-name="style11">atan2</text:span><text:span text:style-name="style10">( <text:s/></text:span><text:span text:style-name="style11">U</text:span><text:span text:style-name="style10">.</text:span><text:span text:style-name="style11">x</text:span><text:span text:style-name="style10">,</text:span><text:span text:style-name="style11">U</text:span><text:span text:style-name="style10">.</text:span><text:span text:style-name="style11">z </text:span><text:span text:style-name="style10">); <text:s text:c="4"/></text:span><text:span text:style-name="style2">// расчёт угла дифферента</text:span></text:h>
      <text:h text:style-name="Default" text:outline-level="1">285 <text:s text:c="5"/><text:span text:style-name="style11">Dir</text:span><text:span text:style-name="style10">.</text:span><text:span text:style-name="style11">x </text:span><text:span text:style-name="style10">= </text:span><text:span text:style-name="style11">atan2</text:span><text:span text:style-name="style10">( -</text:span><text:span text:style-name="style11">U</text:span><text:span text:style-name="style10">.</text:span><text:span text:style-name="style11">y</text:span><text:span text:style-name="style10">,</text:span><text:span text:style-name="style11">U</text:span><text:span text:style-name="style10">.</text:span><text:span text:style-name="style11">z </text:span><text:span text:style-name="style10">); <text:s text:c="4"/></text:span><text:span text:style-name="style2">// выбор нового угла крена</text:span></text:h>
      <text:h text:style-name="Default" text:outline-level="1">286 <text:s text:c="5"/><text:span text:style-name="style11">axiZ</text:span><text:span text:style-name="style10">( </text:span><text:span text:style-name="style11">Dir</text:span><text:span text:style-name="style10">.</text:span><text:span text:style-name="style11">z </text:span><text:span text:style-name="style10">); <text:s text:c="16"/></text:span><text:span text:style-name="style2">// рыскание: в три угла: курс-дифферент-крен</text:span></text:h>
      <text:h text:style-name="Default" text:outline-level="1">287 <text:s text:c="5"/><text:span text:style-name="style11">Rotate</text:span><text:span text:style-name="style10">( </text:span><text:span text:style-name="style11">Dir</text:span><text:span text:style-name="style10">.</text:span><text:span text:style-name="style11">y</text:span><text:span text:style-name="style10">,</text:span><text:span text:style-name="style11">y </text:span><text:span text:style-name="style10">); <text:s text:c="12"/></text:span><text:span text:style-name="style2">// +дифферент: приведение положения корпуса</text:span></text:h>
      <text:h text:style-name="Default" text:outline-level="1">288 <text:s text:c="5"/><text:span text:style-name="style11">Rotate</text:span><text:span text:style-name="style10">( </text:span><text:span text:style-name="style11">Dir</text:span><text:span text:style-name="style10">.</text:span><text:span text:style-name="style11">x</text:span><text:span text:style-name="style10">,</text:span><text:span text:style-name="style11">x </text:span><text:span text:style-name="style10">); <text:s text:c="12"/></text:span><text:span text:style-name="style2">// +крен: на условно больших углах поворотов</text:span></text:h>
      <text:h text:style-name="Default" text:outline-level="1">289 <text:s text:c="5"/><text:span text:style-name="style11">V</text:span><text:span text:style-name="style10">.</text:span><text:span text:style-name="style11">x </text:span><text:span text:style-name="style10">+= </text:span><text:span text:style-name="style11">Dir</text:span><text:span text:style-name="style10">.</text:span><text:span text:style-name="style11">y </text:span><text:span text:style-name="style10">* </text:span><text:span text:style-name="style11">_g</text:span><text:span text:style-name="style10">*</text:span><text:span text:style-name="style11">Ts</text:span><text:span text:style-name="style10">; <text:s text:c="9"/></text:span><text:span text:style-name="style2">// ускорение и скорость скользящего движения</text:span></text:h>
      <text:h text:style-name="Default" text:outline-level="1">290 <text:s text:c="5"/><text:span text:style-name="style11">V</text:span><text:span text:style-name="style10">.</text:span><text:span text:style-name="style11">y </text:span><text:span text:style-name="style10">-= </text:span><text:span text:style-name="style11">Dir</text:span><text:span text:style-name="style10">.</text:span><text:span text:style-name="style11">x </text:span><text:span text:style-name="style10">* </text:span><text:span text:style-name="style11">_g</text:span><text:span text:style-name="style10">*</text:span><text:span text:style-name="style11">Ts</text:span><text:span text:style-name="style10">; <text:s text:c="9"/></text:span><text:span text:style-name="style2">// <text:s text:c="12"/>по градиенту волнового склона</text:span></text:h>
      <text:h text:style-name="Default" text:outline-level="1">291 <text:s text:c="5"/><text:span text:style-name="style11">V</text:span><text:span text:style-name="style10">.</text:span><text:span text:style-name="style11">z </text:span><text:span text:style-name="style10">= ( </text:span><text:span text:style-name="style11">R</text:span><text:span text:style-name="style10">.</text:span><text:span text:style-name="style11">z</text:span><text:span text:style-name="style10">-</text:span><text:span text:style-name="style11">Z </text:span><text:span text:style-name="style10">)/</text:span><text:span text:style-name="style11">Ts</text:span><text:span text:style-name="style10">; <text:s text:c="11"/></text:span><text:span text:style-name="style2">// скорость по вертикальной качке</text:span></text:h>
      <text:h text:style-name="Default" text:outline-level="1">292 <text:s text:c="5"/><text:span text:style-name="style11">Z </text:span><text:span text:style-name="style10">= </text:span><text:span text:style-name="style11">R</text:span><text:span text:style-name="style10">.</text:span><text:span text:style-name="style11">z</text:span><text:span text:style-name="style10">; <text:s text:c="22"/></text:span><text:span text:style-name="style2">// изменение аппликаты посадки на миделе КВЛ</text:span></text:h>
      <text:h text:style-name="Default" text:outline-level="1">293 <text:s text:c="5"/><text:span text:style-name="style11">W </text:span><text:span text:style-name="style10">= (</text:span><text:span text:style-name="style11">Dir</text:span><text:span text:style-name="style10">-</text:span><text:span text:style-name="style11">Swing</text:span><text:span text:style-name="style10">[-</text:span><text:span text:style-name="style4">1</text:span><text:span text:style-name="style10">])/</text:span><text:span text:style-name="style11">Ts</text:span><text:span text:style-name="style10">; <text:s text:c="7"/></text:span><text:span text:style-name="style2">// скорость изменения курса и углов качки</text:span></text:h>
      <text:h text:style-name="Default" text:outline-level="1">294 <text:s text:c="5"/><text:span text:style-name="style11">R </text:span><text:span text:style-name="style10">= </text:span><text:span text:style-name="style4">0</text:span><text:span text:style-name="style10">; <text:s/></text:span><text:span text:style-name="style2">//Tensor(*this)*(W*Ts) // чтоб без дополнений в динамике качки MБ</text:span></text:h>
      <text:h text:style-name="Default" text:outline-level="1">295 <text:s text:c="3"/><text:span text:style-name="style10">}</text:span></text:h>
      <text:h text:style-name="Default" text:outline-level="1">296 <text:s text:c="3"/><text:span text:style-name="style2">// <text:s/>изначально эксперимент строился только на главных компонентах архимедовых</text:span></text:h>
      <text:h text:style-name="Default" text:outline-level="1">297 <text:s text:c="3"/><text:span text:style-name="style2">// <text:s/>сил всплытия по вертикали, как бортовая, килевая и вертикальная качка/нет</text:span></text:h>
      <text:h text:style-name="Default" text:outline-level="1">298 <text:s text:c="3"/><text:span text:style-name="style2">// <text:s text:c="2"/>и все другие варианты объёмной гидро(статической)динамической постановки</text:span></text:h>
      <text:h text:style-name="Default" text:outline-level="1">299 <text:s text:c="3"/><text:span text:style-name="style2">// <text:s text:c="25"/>корпуса корабля на морскую волну большой крутизны</text:span></text:h>
      <text:h text:style-name="Default" text:outline-level="1">300 <text:s text:c="3"/><text:span text:style-name="style5">else</text:span></text:h>
      <text:h text:style-name="Default" text:outline-level="1">301 <text:s text:c="3"/><text:span text:style-name="style10">{ </text:span><text:span text:style-name="style5">Vector </text:span><text:span text:style-name="style11">B</text:span><text:span text:style-name="style10">=</text:span><text:span text:style-name="style11">vS</text:span><text:span text:style-name="style10">; </text:span><text:span text:style-name="style2">// суммарное действие всех сил давления у смоченной обшивки КБ</text:span></text:h>
      <text:h text:style-name="Default" text:outline-level="1">302 <text:s text:c="5"/><text:span text:style-name="style2">//</text:span></text:h>
      <text:h text:style-name="Default" text:outline-level="1">303 <text:s text:c="5"/><text:span text:style-name="style2">// <text:s text:c="5"/>вычисления соотносятся с гравитационным центом тяжести и мгновенным</text:span></text:h>
      <text:h text:style-name="Default" text:outline-level="1">304 <text:s text:c="5"/><text:span text:style-name="style2">// <text:s/>или действующим центром величины, при этом внешние силы определяются во</text:span></text:h>
      <text:h text:style-name="Default" text:outline-level="1">305 <text:s text:c="5"/><text:span text:style-name="style2">// <text:s/>внешней морской системе координат, в то время как реакция <text:s/>и приращения</text:span></text:h>
      <text:h text:style-name="Default" text:outline-level="1">306 <text:s text:c="5"/><text:span text:style-name="style2">// <text:s/>скоростей в локальном корабельном базисе (как-то так видится с мостика)</text:span></text:h>
      <text:h text:style-name="Default" text:outline-level="1">307 <text:s text:c="5"/><text:span text:style-name="style2">// <text:s text:c="18"/>корабельная система координат (КБ) - корабельный базис</text:span></text:h>
      <text:h text:style-name="Default" text:outline-level="1">308 <text:s text:c="5"/><text:span text:style-name="style2">//</text:span></text:h>
      <text:h text:style-name="Default" text:outline-level="1">309 <text:s text:c="5"/><text:span text:style-name="style2">// <text:s text:c="26"/>гравитационная разность чисто по водоизмещению</text:span></text:h>
      <text:h text:style-name="Default" text:outline-level="1">310 <text:s text:c="5"/><text:span text:style-name="style5">if</text:span><text:span text:style-name="style10">( </text:span><text:span text:style-name="style11">Statum</text:span><text:span text:style-name="style10">==</text:span><text:span text:style-name="style4">1 </text:span><text:span text:style-name="style10">)</text:span><text:span text:style-name="style11">B </text:span><text:span text:style-name="style10">+= ( ( </text:span><text:span text:style-name="style11">iV</text:span><text:span text:style-name="style10">*</text:span><text:span text:style-name="style11">vW</text:span><text:span text:style-name="style10">.</text:span><text:span text:style-name="style11">z </text:span><text:span text:style-name="style10">)*</text:span><text:span text:style-name="style11">vW </text:span><text:span text:style-name="style10">)/</text:span><text:span text:style-name="style11">Tensor</text:span><text:span text:style-name="style10">(*</text:span><text:span text:style-name="style5">this</text:span><text:span text:style-name="style10">); <text:s text:c="2"/></text:span><text:span text:style-name="style2">// с переходом в КБ</text:span></text:h>
      <text:h text:style-name="Default" text:outline-level="1">311 <text:s text:c="5"/><text:span text:style-name="style2">//</text:span></text:h>
      <text:h text:style-name="Default" text:outline-level="1">312 <text:s text:c="5"/><text:span text:style-name="style2">// <text:s text:c="6"/>объёмные или поверхностные силы Архимедового всплытия без ρ/ρ в КБ</text:span></text:h>
      <text:h text:style-name="Default" text:outline-level="1">313 <text:s text:c="5"/><text:span text:style-name="style2">// <text:s text:c="23"/>водоизмещение - гравитационная сила массы корпуса</text:span></text:h>
      <text:h text:style-name="Default" text:outline-level="1">314 <text:s text:c="5"/><text:span text:style-name="style2">//</text:span></text:h>
      <text:h text:style-name="Default" text:outline-level="1">315 <text:s text:c="5"/><text:span text:style-name="style11">dV </text:span><text:span text:style-name="style10">= </text:span><text:span text:style-name="style11">B</text:span><text:span text:style-name="style10">/</text:span><text:span text:style-name="style11">Volume </text:span><text:span text:style-name="style10">- </text:span><text:span text:style-name="style11">Zenit</text:span><text:span text:style-name="style10">/</text:span><text:span text:style-name="style11">Tensor</text:span><text:span text:style-name="style10">( *</text:span><text:span text:style-name="style5">this</text:span><text:span text:style-name="style10">); <text:s/></text:span><text:span text:style-name="style2">// нормированное к единице ускорение</text:span></text:h>
      <text:h text:style-name="Default" text:outline-level="1">316 <text:s text:c="5"/><text:span text:style-name="style5">if</text:span><text:span text:style-name="style10">( </text:span><text:span text:style-name="style11">norm</text:span><text:span text:style-name="style10">( </text:span><text:span text:style-name="style11">dV </text:span><text:span text:style-name="style10">)&gt;</text:span><text:span text:style-name="style4">1.0 </text:span><text:span text:style-name="style10">)</text:span><text:span text:style-name="style11">dV</text:span><text:span text:style-name="style10">=</text:span><text:span text:style-name="style11">dir</text:span><text:span text:style-name="style10">( </text:span><text:span text:style-name="style11">dV </text:span><text:span text:style-name="style10">); <text:s/></text:span><text:span text:style-name="style2">// максимум ускорения свободного падения</text:span></text:h>
      <text:h text:style-name="Default" text:outline-level="1">317 <text:s text:c="5"/><text:span text:style-name="style11">V </text:span><text:span text:style-name="style10">+= </text:span><text:span text:style-name="style11">dV </text:span><text:span text:style-name="style10">*= </text:span><text:span text:style-name="style11">_g</text:span><text:span text:style-name="style10">*</text:span><text:span text:style-name="style11">Ts</text:span><text:span text:style-name="style10">; <text:s text:c="8"/></text:span><text:span text:style-name="style2">// приращение скоростей поступательной качки [КБ]</text:span></text:h>
      <text:h text:style-name="Default" text:outline-level="1">318 <text:s text:c="5"/><text:span text:style-name="style2">//</text:span></text:h>
      <text:h text:style-name="Default" text:outline-level="1"><text:soft-page-break/>319 <text:s text:c="5"/><text:span text:style-name="style15">//! бортовая, килевая качка и рыскание - дрейф: F=ρ∙g∙h∙S/2; a=F/V; dV=a∙dt</text:span></text:h>
      <text:h text:style-name="Default" text:outline-level="1">320 <text:s text:c="5"/><text:span text:style-name="style2">// здесь центры масс и величины отмеряются относительно исходной ватерлинии</text:span></text:h>
      <text:h text:style-name="Default" text:outline-level="1">321 <text:s text:c="5"/><text:span text:style-name="style2">// <text:s/>плечо центра тяжести относительно мгновенно-переменного центра величины</text:span></text:h>
      <text:h text:style-name="Default" text:outline-level="1">322 <text:s text:c="5"/><text:span text:style-name="style2">//</text:span></text:h>
      <text:h text:style-name="Default" text:outline-level="1">323 <text:s text:c="5"/><text:span text:style-name="style11">R </text:span><text:span text:style-name="style10">= </text:span><text:span text:style-name="style11">vB</text:span><text:span text:style-name="style10">-</text:span><text:span text:style-name="style11">Gravity</text:span><text:span text:style-name="style10">; <text:s text:c="4"/></text:span><text:span text:style-name="style2">// большое плечо для момента архимедового всплытия в КБ</text:span></text:h>
      <text:h text:style-name="Default" text:outline-level="1">324 <text:s text:c="5"/><text:span text:style-name="style2">//</text:span></text:h>
      <text:h text:style-name="Default" text:outline-level="1">325 <text:s text:c="5"/><text:span text:style-name="style2">// Волновые воздействия задаются архимедовыми силами всплытия по градиентам</text:span></text:h>
      <text:h text:style-name="Default" text:outline-level="1">326 <text:s text:c="5"/><text:span text:style-name="style2">// <text:s text:c="3"/>поверхностей равных давлений, и с величиной погруженной части корпуса</text:span></text:h>
      <text:h text:style-name="Default" text:outline-level="1">327 <text:s text:c="5"/><text:span text:style-name="style2">// Вектор сил тяжести, проходящий через динамический центр,</text:span></text:h>
      <text:h text:style-name="Default" text:outline-level="1">328 <text:s text:c="5"/><text:span text:style-name="style2">// <text:s text:c="3"/>не создает никаких кренящих моментов</text:span></text:h>
      <text:h text:style-name="Default" text:outline-level="1">329 <text:s text:c="5"/><text:span text:style-name="style2">//</text:span></text:h>
      <text:h text:style-name="Default" text:outline-level="1">330 <text:s text:c="5"/><text:span text:style-name="style15">//! <text:s/>~~ если корпус выходит из воды, то волновое воздействие прекращается</text:span></text:h>
      <text:h text:style-name="Default" text:outline-level="1">331 <text:s text:c="5"/><text:span text:style-name="style2">// <text:s text:c="2"/>установка внешней гидростатики в местной корабельной системы координат</text:span></text:h>
      <text:h text:style-name="Default" text:outline-level="1">332 <text:s text:c="5"/><text:span text:style-name="style2">//</text:span></text:h>
      <text:h text:style-name="Default" text:outline-level="1">333 <text:s text:c="5"/><text:span text:style-name="style5">if</text:span><text:span text:style-name="style10">( </text:span><text:span text:style-name="style11">Statum</text:span><text:span text:style-name="style10">==</text:span><text:span text:style-name="style4">1 </text:span><text:span text:style-name="style10">)</text:span></text:h>
      <text:h text:style-name="Default" text:outline-level="1">334 <text:s text:c="7"/><text:span text:style-name="style11">B </text:span><text:span text:style-name="style10">= </text:span><text:span text:style-name="style11">_g</text:span><text:span text:style-name="style10">*( </text:span><text:span text:style-name="style11">R</text:span><text:span text:style-name="style10">*</text:span><text:span text:style-name="style11">B <text:s text:c="4"/></text:span><text:span text:style-name="style2">// ω=ε·t большие архимедовы моменты в корабельном базисе</text:span></text:h>
      <text:h text:style-name="Default" text:outline-level="1">335 <text:s text:c="9"/><text:span text:style-name="style10">+ </text:span><text:span text:style-name="style11">vS</text:span><text:span text:style-name="style10">*( </text:span><text:span text:style-name="style11">Gravity</text:span><text:span text:style-name="style10">-</text:span><text:span text:style-name="style11">vF </text:span><text:span text:style-name="style10">) ); <text:s/></text:span><text:span text:style-name="style2">// ? момент вращений от дрейфовых сдвигов на ВЛ</text:span></text:h>
      <text:h text:style-name="Default" text:outline-level="1">336 <text:s text:c="5"/><text:span text:style-name="style5">else <text:s text:c="23"/></text:span><text:span text:style-name="style2">// ? здесь или центр тяжести или центр величины</text:span></text:h>
      <text:h text:style-name="Default" text:outline-level="1">337 <text:s text:c="7"/><text:span text:style-name="style11">B</text:span><text:span text:style-name="style10">=</text:span><text:span text:style-name="style11">_g</text:span><text:span text:style-name="style10">*</text:span><text:span text:style-name="style11">vR</text:span><text:span text:style-name="style10">; <text:s text:c="16"/></text:span><text:span text:style-name="style2">// свободная качка и рыскание на склонах волн /ρ</text:span></text:h>
      <text:h text:style-name="Default" text:outline-level="1">338 <text:s text:c="5"/><text:span text:style-name="style2">//</text:span></text:h>
      <text:h text:style-name="Default" text:outline-level="1">339 <text:s text:c="5"/><text:span text:style-name="style2">// боковые смещения полностью гасятся моментом простого крена на циркуляции</text:span></text:h>
      <text:h text:style-name="Default" text:outline-level="1">340 <text:s text:c="5"/><text:span text:style-name="style2">// таким образом пусть любое ускорение центра масс образует момент пары сил</text:span></text:h>
      <text:h text:style-name="Default" text:outline-level="1">341 <text:s text:c="5"/><text:span text:style-name="style2">// <text:s text:c="16"/>относительно действующего центра величины (не от осадки)</text:span></text:h>
      <text:h text:style-name="Default" text:outline-level="1">342 <text:s text:c="5"/><text:span text:style-name="style2">// <text:s text:c="37"/>и плечо в морскую систему отсчётов</text:span></text:h>
      <text:h text:style-name="Default" text:outline-level="1">343 <text:s text:c="5"/><text:span text:style-name="style5">if</text:span><text:span text:style-name="style10">( </text:span><text:span text:style-name="style11">Route</text:span><text:span text:style-name="style10">.</text:span><text:span text:style-name="style11">len</text:span><text:span text:style-name="style10">&gt;</text:span><text:span text:style-name="style4">3 </text:span><text:span text:style-name="style10">)</text:span></text:h>
      <text:h text:style-name="Default" text:outline-level="1">344 <text:s text:c="7"/><text:span text:style-name="style11">B </text:span><text:span text:style-name="style10">+= (</text:span><text:span text:style-name="style11">Volume</text:span><text:span text:style-name="style10">/</text:span><text:span text:style-name="style11">Ts</text:span><text:span text:style-name="style10">)*(</text:span><text:span text:style-name="style11">R</text:span><text:span text:style-name="style10">*((</text:span><text:span text:style-name="style11">Route</text:span><text:span text:style-name="style10">[-</text:span><text:span text:style-name="style4">1</text:span><text:span text:style-name="style10">]-</text:span><text:span text:style-name="style4">2.0</text:span><text:span text:style-name="style10">*</text:span><text:span text:style-name="style11">Route</text:span><text:span text:style-name="style10">[-</text:span><text:span text:style-name="style4">2</text:span><text:span text:style-name="style10">]+</text:span><text:span text:style-name="style11">Route</text:span><text:span text:style-name="style10">[-</text:span><text:span text:style-name="style4">3</text:span><text:span text:style-name="style10">])/</text:span><text:span text:style-name="style11">Tensor</text:span><text:span text:style-name="style10">(*</text:span><text:span text:style-name="style5">this</text:span><text:span text:style-name="style10">)));</text:span></text:h>
      <text:h text:style-name="Default" text:outline-level="1">345 <text:s text:c="5"/><text:span text:style-name="style2">//</text:span></text:h>
      <text:h text:style-name="Default" text:outline-level="1">346 <text:s text:c="5"/><text:span text:style-name="style2">// <text:s/>Моменты в ускорения поворотов -&gt; скорости вращения -&gt; угловые положения</text:span></text:h>
      <text:h text:style-name="Default" text:outline-level="1">347 <text:s text:c="5"/><text:span text:style-name="style2">//</text:span></text:h>
      <text:h text:style-name="Default" text:outline-level="1">348 <text:s text:c="5"/><text:span text:style-name="style11">W </text:span><text:span text:style-name="style10">+= </text:span><text:span text:style-name="style11">Ts</text:span><text:span text:style-name="style10">*(</text:span><text:span text:style-name="style11">B</text:span><text:span text:style-name="style10">/</text:span><text:span text:style-name="style11">Tensor</text:span><text:span text:style-name="style10">(</text:span><text:span text:style-name="style11">inMass</text:span><text:span text:style-name="style10">)); </text:span><text:span text:style-name="style2">// угловые дифференциалы приращения поворотов/ρ</text:span></text:h>
      <text:h text:style-name="Default" text:outline-level="1">349 <text:s text:c="29"/><text:span text:style-name="style2">// суммирование скоростей крена.дифферента.рыскания</text:span></text:h>
      <text:h text:style-name="Default" text:outline-level="1">350 <text:s text:c="5"/><text:span text:style-name="style10">{ </text:span><text:span text:style-name="style5">Real </text:span><text:span text:style-name="style11">w</text:span><text:span text:style-name="style10">=</text:span><text:span text:style-name="style16">max</text:span><text:span text:style-name="style10">( </text:span><text:span text:style-name="style11">fabs</text:span><text:span text:style-name="style10">( </text:span><text:span text:style-name="style11">W</text:span><text:span text:style-name="style10">.</text:span><text:span text:style-name="style11">x </text:span><text:span text:style-name="style10">),</text:span><text:span text:style-name="style16">max</text:span><text:span text:style-name="style10">( </text:span><text:span text:style-name="style11">fabs</text:span><text:span text:style-name="style10">( </text:span><text:span text:style-name="style11">W</text:span><text:span text:style-name="style10">.</text:span><text:span text:style-name="style11">y </text:span><text:span text:style-name="style10">),</text:span><text:span text:style-name="style11">fabs</text:span><text:span text:style-name="style10">( </text:span><text:span text:style-name="style11">W</text:span><text:span text:style-name="style10">.</text:span><text:span text:style-name="style11">z </text:span><text:span text:style-name="style10">) ) );</text:span></text:h>
      <text:h text:style-name="Default" text:outline-level="1">351 <text:s text:c="7"/><text:span text:style-name="style5">if</text:span><text:span text:style-name="style10">( </text:span><text:span text:style-name="style11">w</text:span><text:span text:style-name="style10">&gt;</text:span><text:span text:style-name="style11">_Pi</text:span><text:span text:style-name="style10">/</text:span><text:span text:style-name="style4">6.0 </text:span><text:span text:style-name="style10">)</text:span><text:span text:style-name="style11">W</text:span><text:span text:style-name="style10">*=</text:span><text:span text:style-name="style11">_Pi</text:span><text:span text:style-name="style10">/</text:span><text:span text:style-name="style11">w</text:span><text:span text:style-name="style10">/</text:span><text:span text:style-name="style4">6.0</text:span><text:span text:style-name="style10">; </text:span><text:span text:style-name="style2">//_Pd/6 полный оборот ≈6 сек \оверкиль ≈3сек</text:span></text:h>
      <text:h text:style-name="Default" text:outline-level="1">352 <text:s text:c="5"/><text:span text:style-name="style10">}</text:span></text:h>
      <text:h text:style-name="Default" text:outline-level="1">353 <text:s text:c="5"/><text:span text:style-name="style11">U </text:span><text:span text:style-name="style10">= </text:span><text:span text:style-name="style11">W</text:span><text:span text:style-name="style10">; </text:span><text:span text:style-name="style11">U </text:span><text:span text:style-name="style10">&amp;= </text:span><text:span text:style-name="style11">W</text:span><text:span text:style-name="style10">; </text:span><text:span text:style-name="style11">U </text:span><text:span text:style-name="style10">&amp;= </text:span><text:span text:style-name="style11">muM</text:span><text:span text:style-name="style10">*</text:span><text:span text:style-name="style11">Ts</text:span><text:span text:style-name="style10">; <text:s text:c="2"/></text:span><text:span text:style-name="style2">// большие скорости ослабляются степенью куба</text:span></text:h>
      <text:h text:style-name="Default" text:outline-level="1">354 <text:s text:c="5"/><text:span text:style-name="style11">W</text:span><text:span text:style-name="style10">.</text:span><text:span text:style-name="style11">x </text:span><text:span text:style-name="style10">*= (</text:span><text:span text:style-name="style4">1</text:span><text:span text:style-name="style10">-</text:span><text:span text:style-name="style11">tanh</text:span><text:span text:style-name="style10">(</text:span><text:span text:style-name="style11">U</text:span><text:span text:style-name="style10">.</text:span><text:span text:style-name="style11">x</text:span><text:span text:style-name="style10">)/</text:span><text:span text:style-name="style4">2</text:span><text:span text:style-name="style10">)*</text:span><text:span text:style-name="style11">nM</text:span><text:span text:style-name="style10">.</text:span><text:span text:style-name="style11">x </text:span><text:span text:style-name="style10">* (</text:span><text:span text:style-name="style4">1.0</text:span><text:span text:style-name="style10">-</text:span><text:span text:style-name="style11">sqr</text:span><text:span text:style-name="style10">(</text:span><text:span text:style-name="style11">Dir</text:span><text:span text:style-name="style10">.</text:span><text:span text:style-name="style11">x</text:span><text:span text:style-name="style10">*</text:span><text:span text:style-name="style4">0.5625</text:span><text:span text:style-name="style10">/</text:span><text:span text:style-name="style11">_Pi</text:span><text:span text:style-name="style10">)); <text:s/></text:span><text:span text:style-name="style2">// учетверённое</text:span></text:h>
      <text:h text:style-name="Default" text:outline-level="1">355 <text:s text:c="5"/><text:span text:style-name="style11">W</text:span><text:span text:style-name="style10">.</text:span><text:span text:style-name="style11">y </text:span><text:span text:style-name="style10">*= (</text:span><text:span text:style-name="style4">1</text:span><text:span text:style-name="style10">-</text:span><text:span text:style-name="style11">tanh</text:span><text:span text:style-name="style10">(</text:span><text:span text:style-name="style11">U</text:span><text:span text:style-name="style10">.</text:span><text:span text:style-name="style11">y</text:span><text:span text:style-name="style10">)/</text:span><text:span text:style-name="style4">2</text:span><text:span text:style-name="style10">)*</text:span><text:span text:style-name="style11">nM</text:span><text:span text:style-name="style10">.</text:span><text:span text:style-name="style11">y</text:span><text:span text:style-name="style10">; <text:s/></text:span><text:span text:style-name="style2">// подторма́живание при оверкиле, затем другие</text:span></text:h>
      <text:h text:style-name="Default" text:outline-level="1">356 <text:s text:c="5"/><text:span text:style-name="style11">W</text:span><text:span text:style-name="style10">.</text:span><text:span text:style-name="style11">z </text:span><text:span text:style-name="style10">*= (</text:span><text:span text:style-name="style4">1</text:span><text:span text:style-name="style10">-</text:span><text:span text:style-name="style11">tanh</text:span><text:span text:style-name="style10">(</text:span><text:span text:style-name="style11">U</text:span><text:span text:style-name="style10">.</text:span><text:span text:style-name="style11">z</text:span><text:span text:style-name="style10">)/</text:span><text:span text:style-name="style4">2</text:span><text:span text:style-name="style10">)*</text:span><text:span text:style-name="style11">nM</text:span><text:span text:style-name="style10">.</text:span><text:span text:style-name="style11">z</text:span><text:span text:style-name="style10">; </text:span><text:span text:style-name="style2">// угловые скорости демпфируются покомпонентно</text:span></text:h>
      <text:h text:style-name="Default" text:outline-level="1">357 <text:s text:c="5"/><text:span text:style-name="style11">R </text:span><text:span text:style-name="style10">= </text:span><text:span text:style-name="style11">W</text:span><text:span text:style-name="style10">*</text:span><text:span text:style-name="style11">Ts</text:span><text:span text:style-name="style10">; <text:s text:c="19"/></text:span><text:span text:style-name="style2">// здесь приращение собственно углов качки КБ</text:span></text:h>
      <text:h text:style-name="Default" text:outline-level="1">358 <text:s text:c="3"/><text:span text:style-name="style10">}</text:span></text:h>
      <text:h text:style-name="Default" text:outline-level="1">359 <text:s text:c="3"/><text:span text:style-name="style15">//! переработка результатов динамического позиционирования и автоматическое</text:span></text:h>
      <text:h text:style-name="Default" text:outline-level="1">360 <text:s text:c="3"/><text:span text:style-name="style15">//! <text:s text:c="4"/>управление ходом и курсом корабля на штормовой волне</text:span></text:h>
      <text:h text:style-name="Default" text:outline-level="1">361 <text:s text:c="3"/><text:span text:style-name="style2">//</text:span></text:h>
      <text:h text:style-name="Default" text:outline-level="1">362 <text:s text:c="3"/><text:span text:style-name="style11">V </text:span><text:span text:style-name="style10">= </text:span><text:span text:style-name="style11">Tensor</text:span><text:span text:style-name="style10">(*</text:span><text:span text:style-name="style5">this</text:span><text:span text:style-name="style10">)*</text:span><text:span text:style-name="style11">V</text:span><text:span text:style-name="style10">; <text:s text:c="11"/></text:span><text:span text:style-name="style2">// переход в общую морскую систему координат</text:span></text:h>
      <text:h text:style-name="Default" text:outline-level="1">363 <text:s text:c="3"/><text:span text:style-name="style11">V</text:span><text:span text:style-name="style10">.</text:span><text:span text:style-name="style11">rotZ</text:span><text:span text:style-name="style10">( -</text:span><text:span text:style-name="style11">Dir</text:span><text:span text:style-name="style10">.</text:span><text:span text:style-name="style11">z </text:span><text:span text:style-name="style10">); <text:s text:c="14"/></text:span><text:span text:style-name="style2">// в глобальных отсчета к носу, как к северу</text:span></text:h>
      <text:h text:style-name="Default" text:outline-level="1">364 <text:s text:c="3"/><text:span text:style-name="style11">V</text:span><text:span text:style-name="style10">.</text:span><text:span text:style-name="style11">x </text:span><text:span text:style-name="style10">-= </text:span><text:span text:style-name="style11">cSp</text:span><text:span text:style-name="style10">; <text:s text:c="20"/></text:span><text:span text:style-name="style2">// отклонение скорости идёт на демпфирование</text:span></text:h>
      <text:h text:style-name="Default" text:outline-level="1">365 <text:s text:c="3"/><text:span text:style-name="style11">U </text:span><text:span text:style-name="style10">= </text:span><text:span text:style-name="style11">V</text:span><text:span text:style-name="style10">; </text:span><text:span text:style-name="style11">U </text:span><text:span text:style-name="style10">&amp;= </text:span><text:span text:style-name="style11">V</text:span><text:span text:style-name="style10">; </text:span><text:span text:style-name="style11">U </text:span><text:span text:style-name="style10">&amp;= </text:span><text:span text:style-name="style11">muF</text:span><text:span text:style-name="style10">*</text:span><text:span text:style-name="style11">Ts</text:span><text:span text:style-name="style10">; <text:s text:c="4"/></text:span><text:span text:style-name="style2">// кубический компонент нормируется th=-1:1</text:span></text:h>
      <text:h text:style-name="Default" text:outline-level="1">366 <text:s text:c="3"/><text:span text:style-name="style11">V </text:span><text:span text:style-name="style10">&amp;= </text:span><text:span text:style-name="style11">nF</text:span><text:span text:style-name="style10">; <text:s text:c="23"/></text:span><text:span text:style-name="style2">// линейная часть демпфирования малых сдвигов</text:span></text:h>
      <text:h text:style-name="Default" text:outline-level="1">367 <text:s text:c="3"/><text:span text:style-name="style11">V </text:span><text:span text:style-name="style10">&amp;= (</text:span><text:span text:style-name="style5">Vector</text:span><text:span text:style-name="style10">){ </text:span><text:span text:style-name="style4">1.0</text:span><text:span text:style-name="style10">,</text:span><text:span text:style-name="style4">1</text:span><text:span text:style-name="style10">-</text:span><text:span text:style-name="style11">tanh</text:span><text:span text:style-name="style10">( </text:span><text:span text:style-name="style11">U</text:span><text:span text:style-name="style10">.</text:span><text:span text:style-name="style11">y </text:span><text:span text:style-name="style10">)/</text:span><text:span text:style-name="style4">2</text:span><text:span text:style-name="style10">,</text:span><text:span text:style-name="style4">1</text:span><text:span text:style-name="style10">-</text:span><text:span text:style-name="style11">tanh</text:span><text:span text:style-name="style10">( </text:span><text:span text:style-name="style11">U</text:span><text:span text:style-name="style10">.</text:span><text:span text:style-name="style11">z </text:span><text:span text:style-name="style10">)/</text:span><text:span text:style-name="style4">2 </text:span><text:span text:style-name="style10">};</text:span></text:h>
      <text:h text:style-name="Default" text:outline-level="1">368 <text:s text:c="3"/><text:span text:style-name="style11">V</text:span><text:span text:style-name="style10">.</text:span><text:span text:style-name="style11">x </text:span><text:span text:style-name="style10">+= </text:span><text:span text:style-name="style11">cSp</text:span><text:span text:style-name="style10">-</text:span><text:span text:style-name="style11">dV</text:span><text:span text:style-name="style10">.</text:span><text:span text:style-name="style11">x</text:span><text:span text:style-name="style10">; <text:s text:c="14"/></text:span><text:span text:style-name="style2">// покомпонентное гашение изменённых скоростей</text:span></text:h>
      <text:h text:style-name="Default" text:outline-level="1">369 <text:s text:c="3"/><text:span text:style-name="style11">Speed </text:span><text:span text:style-name="style10">= </text:span><text:span text:style-name="style11">V</text:span><text:span text:style-name="style10">.</text:span><text:span text:style-name="style11">x</text:span><text:span text:style-name="style10">; <text:s text:c="18"/></text:span><text:span text:style-name="style2">// скорость хода в МБ для информационных нужд</text:span></text:h>
      <text:h text:style-name="Default" text:outline-level="1">370 <text:s text:c="3"/><text:span text:style-name="style11">V</text:span><text:span text:style-name="style10">.</text:span><text:span text:style-name="style11">rotZ</text:span><text:span text:style-name="style10">( </text:span><text:span text:style-name="style11">Dir</text:span><text:span text:style-name="style10">.</text:span><text:span text:style-name="style11">z </text:span><text:span text:style-name="style10">); <text:s text:c="14"/></text:span><text:span text:style-name="style2">// обновление курса с коррекцией демпфирования</text:span></text:h>
      <text:h text:style-name="Default" text:outline-level="1">371 <text:s text:c="3"/><text:span text:style-name="style11">V </text:span><text:span text:style-name="style10">= </text:span><text:span text:style-name="style11">V</text:span><text:span text:style-name="style10">/</text:span><text:span text:style-name="style11">Tensor</text:span><text:span text:style-name="style10">(*</text:span><text:span text:style-name="style5">this</text:span><text:span text:style-name="style10">); <text:s text:c="10"/></text:span><text:span text:style-name="style2">// возврат из МБ в КБ</text:span></text:h>
      <text:h text:style-name="Default" text:outline-level="1">372 <text:s text:c="3"/><text:span text:style-name="style2">//</text:span></text:h>
      <text:h text:style-name="Default" text:outline-level="1">373 <text:s text:c="3"/><text:span text:style-name="style2">// для изменчивого хода необходимо устраивать соревнование с тягой движителей</text:span></text:h>
      <text:h text:style-name="Default" text:outline-level="1">374 <text:s text:c="3"/><text:span text:style-name="style2">// - или плавное управление ходом корабля с неким предопределенным ускорением</text:span></text:h>
      <text:h text:style-name="Default" text:outline-level="1">375 <text:s text:c="3"/><text:span text:style-name="style2">// = по сути а-ля преодоление сопротивления пропорционально квадрату скорости</text:span></text:h>
      <text:h text:style-name="Default" text:outline-level="1">376 <text:s text:c="3"/><text:span text:style-name="style10">{</text:span></text:h>
      <text:h text:style-name="Default" text:outline-level="1">377 <text:s text:c="5"/><text:span text:style-name="style15">//! <text:s text:c="2"/>управление курсом корабля с выбором относительно медленной циркуляции</text:span></text:h>
      <text:h text:style-name="Default" text:outline-level="1">378 <text:s text:c="5"/><text:span text:style-name="style2">//</text:span></text:h>
      <text:h text:style-name="Default" text:outline-level="1">379 <text:s text:c="4"/><text:span text:style-name="style5">static bool </text:span><text:span text:style-name="style11">Kurs</text:span><text:span text:style-name="style10">=</text:span><text:span text:style-name="style5">true</text:span><text:span text:style-name="style10">; <text:s text:c="2"/></text:span><text:span text:style-name="style2">// на заданном курсе - изначально выставляется Норд</text:span></text:h>
      <text:h text:style-name="Default" text:outline-level="1">380 <text:s text:c="16"/><text:span text:style-name="style2">// Ty=x*Zenit - азимут по правому траверзу в плоскости горизонта</text:span></text:h>
      <text:h text:style-name="Default" text:outline-level="1">381 <text:s text:c="4"/><text:span text:style-name="style5">Vector </text:span><text:span text:style-name="style11">Tr </text:span><text:span text:style-name="style10">= </text:span><text:span text:style-name="style11">Zenit</text:span><text:span text:style-name="style10">*(</text:span><text:span text:style-name="style11">x</text:span><text:span text:style-name="style10">*</text:span><text:span text:style-name="style11">Zenit</text:span><text:span text:style-name="style10">); <text:s text:c="3"/></text:span><text:span text:style-name="style2">// курс &lt;= перпендикуляр от правого траверза</text:span></text:h>
      <text:h text:style-name="Default" text:outline-level="1">382 <text:s text:c="4"/><text:span text:style-name="style5">Real </text:span><text:span text:style-name="style11">dR</text:span><text:span text:style-name="style10">=</text:span><text:span text:style-name="style11">angle</text:span><text:span text:style-name="style10">( </text:span><text:span text:style-name="style11">Course</text:span><text:span text:style-name="style10">,</text:span><text:span text:style-name="style11">atan2</text:span><text:span text:style-name="style10">( -</text:span><text:span text:style-name="style11">Tr</text:span><text:span text:style-name="style10">.</text:span><text:span text:style-name="style11">y</text:span><text:span text:style-name="style10">,</text:span><text:span text:style-name="style11">Tr</text:span><text:span text:style-name="style10">.</text:span><text:span text:style-name="style11">x </text:span><text:span text:style-name="style10">) ), <text:s text:c="2"/></text:span><text:span text:style-name="style2">// все углы от -180° до +180°</text:span></text:h>
      <text:h text:style-name="Default" text:outline-level="1">383 <text:s text:c="9"/><text:span text:style-name="style11">dA</text:span><text:span text:style-name="style10">=</text:span><text:span text:style-name="style11">copysign</text:span><text:span text:style-name="style10">( (</text:span><text:span text:style-name="style11">ScanStatus</text:span><text:span text:style-name="style10">()&amp;</text:span><text:span text:style-name="style11">ALT</text:span><text:span text:style-name="style10">)?</text:span><text:span text:style-name="style4">0.0</text:span><text:span text:style-name="style10">:</text:span><text:span text:style-name="style11">dCs</text:span><text:span text:style-name="style10">*</text:span><text:span text:style-name="style11">Ts</text:span><text:span text:style-name="style10">,</text:span><text:span text:style-name="style11">z</text:span><text:span text:style-name="style10">.</text:span><text:span text:style-name="style11">z </text:span><text:span text:style-name="style10">); <text:s/></text:span><text:span text:style-name="style2">// задержка поворота</text:span></text:h>
      <text:h text:style-name="Default" text:outline-level="1">384 <text:s text:c="5"/><text:span text:style-name="style5">if</text:span><text:span text:style-name="style10">( </text:span><text:span text:style-name="style11">fabs</text:span><text:span text:style-name="style10">( </text:span><text:span text:style-name="style11">dR </text:span><text:span text:style-name="style10">)&lt;</text:span><text:span text:style-name="style4">0.1</text:span><text:span text:style-name="style10">*</text:span><text:span text:style-name="style11">_dR </text:span><text:span text:style-name="style10">)</text:span><text:span text:style-name="style11">Kurs</text:span><text:span text:style-name="style10">=</text:span><text:span text:style-name="style5">true</text:span><text:span text:style-name="style10">,</text:span><text:span text:style-name="style11">dCs</text:span><text:span text:style-name="style10">=</text:span><text:span text:style-name="style11">_Ph</text:span><text:span text:style-name="style10">/</text:span><text:span text:style-name="style4">60</text:span><text:span text:style-name="style10">; </text:span><text:span text:style-name="style2">// на курсе плавное удержание</text:span></text:h>
      <text:h text:style-name="Default" text:outline-level="1">385 <text:s text:c="5"/><text:span text:style-name="style5">if</text:span><text:span text:style-name="style10">( </text:span><text:span text:style-name="style11">fabs</text:span><text:span text:style-name="style10">( </text:span><text:span text:style-name="style11">dR </text:span><text:span text:style-name="style10">)&lt;</text:span><text:span text:style-name="style11">_Pi</text:span><text:span text:style-name="style10">/</text:span><text:span text:style-name="style4">32 </text:span><text:span text:style-name="style10">&amp;&amp; </text:span><text:span text:style-name="style11">Kurs </text:span><text:span text:style-name="style10">)</text:span><text:span text:style-name="style11">dR</text:span><text:span text:style-name="style10">=</text:span><text:span text:style-name="style4">0.0</text:span><text:span text:style-name="style10">; </text:span><text:span text:style-name="style5">else</text:span></text:h>
      <text:h text:style-name="Default" text:outline-level="1">386 <text:s text:c="5"/><text:span text:style-name="style10">{ </text:span><text:span text:style-name="style11">Kurs</text:span><text:span text:style-name="style10">=</text:span><text:span text:style-name="style5">false</text:span><text:span text:style-name="style10">;</text:span><text:span text:style-name="style11">R</text:span><text:span text:style-name="style10">.</text:span><text:span text:style-name="style11">z</text:span><text:span text:style-name="style10">-=(</text:span><text:span text:style-name="style11">dR</text:span><text:span text:style-name="style10">=</text:span><text:span text:style-name="style16">minmax</text:span><text:span text:style-name="style10">(-</text:span><text:span text:style-name="style11">dA</text:span><text:span text:style-name="style10">,</text:span><text:span text:style-name="style11">dR</text:span><text:span text:style-name="style10">,</text:span><text:span text:style-name="style11">dA</text:span><text:span text:style-name="style10">));</text:span><text:span text:style-name="style2">// ограничение скорости циркуляции</text:span></text:h>
      <text:h text:style-name="Default" text:outline-level="1">387 <text:s text:c="5"/><text:span text:style-name="style10">}</text:span></text:h>
      <text:h text:style-name="Default" text:outline-level="1"><text:soft-page-break/>388 <text:s text:c="5"/><text:span text:style-name="style5">if</text:span><text:span text:style-name="style10">( </text:span><text:span text:style-name="style11">Statum </text:span><text:span text:style-name="style10">)</text:span></text:h>
      <text:h text:style-name="Default" text:outline-level="1">389 <text:s text:c="5"/><text:span text:style-name="style10">{ </text:span><text:span text:style-name="style5">if</text:span><text:span text:style-name="style10">( </text:span><text:span text:style-name="style11">fabs</text:span><text:span text:style-name="style10">( </text:span><text:span text:style-name="style11">Dir</text:span><text:span text:style-name="style10">.</text:span><text:span text:style-name="style11">y</text:span><text:span text:style-name="style10">+</text:span><text:span text:style-name="style11">R</text:span><text:span text:style-name="style10">.</text:span><text:span text:style-name="style11">y </text:span><text:span text:style-name="style10">)&lt;</text:span><text:span text:style-name="style11">_Ph</text:span><text:span text:style-name="style10">*</text:span><text:span text:style-name="style4">0.85 </text:span><text:span text:style-name="style10">) <text:s text:c="6"/></text:span><text:span text:style-name="style2">//- ограничение дифферента до 84°</text:span></text:h>
      <text:h text:style-name="Default" text:outline-level="1">390 <text:s text:c="7"/><text:span text:style-name="style11">Rotate</text:span><text:span text:style-name="style10">( </text:span><text:span text:style-name="style11">R</text:span><text:span text:style-name="style10">.</text:span><text:span text:style-name="style11">y</text:span><text:span text:style-name="style10">,</text:span><text:span text:style-name="style11">dir</text:span><text:span text:style-name="style10">( </text:span><text:span text:style-name="style11">Zenit</text:span><text:span text:style-name="style10">*(</text:span><text:span text:style-name="style11">y</text:span><text:span text:style-name="style10">*</text:span><text:span text:style-name="style11">Zenit</text:span><text:span text:style-name="style10">) ) ); <text:s/></text:span><text:span text:style-name="style2">//+ дифферент от вертикали в МБ</text:span></text:h>
      <text:h text:style-name="Default" text:outline-level="1">391 <text:s text:c="7"/><text:span text:style-name="style11">Rotate</text:span><text:span text:style-name="style10">( </text:span><text:span text:style-name="style11">R</text:span><text:span text:style-name="style10">.</text:span><text:span text:style-name="style11">x</text:span><text:span text:style-name="style10">,</text:span><text:span text:style-name="style11">x </text:span><text:span text:style-name="style10">); <text:s text:c="6"/></text:span><text:span text:style-name="style2">//+ крен <text:s text:c="4"/>в KB = строго на корабельной абсциссе</text:span></text:h>
      <text:h text:style-name="Default" text:outline-level="1">392 <text:s text:c="5"/><text:span text:style-name="style10">} </text:span><text:span text:style-name="style11">Rotate</text:span><text:span text:style-name="style10">( </text:span><text:span text:style-name="style11">R</text:span><text:span text:style-name="style10">.</text:span><text:span text:style-name="style11">z</text:span><text:span text:style-name="style10">,</text:span><text:span text:style-name="style11">Zenit </text:span><text:span text:style-name="style10">); <text:s text:c="2"/></text:span><text:span text:style-name="style2">//+ рыскание в МБ ~ отклонение курса при вертикали</text:span></text:h>
      <text:h text:style-name="Default" text:outline-level="1">393 <text:s text:c="5"/><text:span text:style-name="style2">//</text:span></text:h>
      <text:h text:style-name="Default" text:outline-level="1">394 <text:s text:c="5"/><text:span text:style-name="style2">// <text:s text:c="2"/>что бы ни получили в проворотах, требуется корректура угловых отсчётов</text:span></text:h>
      <text:h text:style-name="Default" text:outline-level="1">395 <text:s text:c="5"/><text:span text:style-name="style2">// <text:s text:c="6"/>~~ вынужденная проблема корректировки курсовых углов и углов качки</text:span></text:h>
      <text:h text:style-name="Default" text:outline-level="1">396 <text:s text:c="5"/><text:span text:style-name="style2">//</text:span></text:h>
      <text:h text:style-name="Default" text:outline-level="1">397 <text:s text:c="5"/><text:span text:style-name="style11">Tr </text:span><text:span text:style-name="style10">= </text:span><text:span text:style-name="style11">Zenit</text:span><text:span text:style-name="style10">*(</text:span><text:span text:style-name="style11">x</text:span><text:span text:style-name="style10">*</text:span><text:span text:style-name="style11">Zenit</text:span><text:span text:style-name="style10">); <text:s/></text:span><text:span text:style-name="style2">// курс = перпендикуляр в горизонте правого траверза</text:span></text:h>
      <text:h text:style-name="Default" text:outline-level="1">398 <text:s text:c="5"/><text:span text:style-name="style11">Dir</text:span><text:span text:style-name="style10">.</text:span><text:span text:style-name="style11">z</text:span><text:span text:style-name="style10">=</text:span><text:span text:style-name="style11">atan2</text:span><text:span text:style-name="style10">( </text:span><text:span text:style-name="style11">Tr</text:span><text:span text:style-name="style10">.</text:span><text:span text:style-name="style11">y</text:span><text:span text:style-name="style10">,</text:span><text:span text:style-name="style11">Tr</text:span><text:span text:style-name="style10">.</text:span><text:span text:style-name="style11">x </text:span><text:span text:style-name="style10">); <text:s text:c="4"/></text:span><text:span text:style-name="style2">// корректировка систематической девиации</text:span></text:h>
      <text:h text:style-name="Default" text:outline-level="1">399 <text:s text:c="5"/><text:span text:style-name="style5">if</text:span><text:span text:style-name="style10">( </text:span><text:span text:style-name="style11">Statum </text:span><text:span text:style-name="style10">) <text:s text:c="17"/></text:span><text:span text:style-name="style2">// ~~ нет режима кинематического скольжения</text:span></text:h>
      <text:h text:style-name="Default" text:outline-level="1">400 <text:s text:c="5"/><text:span text:style-name="style10">{ </text:span><text:span text:style-name="style11">Tr </text:span><text:span text:style-name="style10">= </text:span><text:span text:style-name="style11">Tr</text:span><text:span text:style-name="style10">/</text:span><text:span text:style-name="style11">Tensor</text:span><text:span text:style-name="style10">(*</text:span><text:span text:style-name="style5">this</text:span><text:span text:style-name="style10">); <text:s text:c="5"/></text:span><text:span text:style-name="style2">// тем же курсом к продольному дифференту <text:s/>КБ</text:span></text:h>
      <text:h text:style-name="Default" text:outline-level="1">401 <text:s text:c="7"/><text:span text:style-name="style11">Dir</text:span><text:span text:style-name="style10">.</text:span><text:span text:style-name="style11">y</text:span><text:span text:style-name="style10">=</text:span><text:span text:style-name="style11">atan2</text:span><text:span text:style-name="style10">( </text:span><text:span text:style-name="style11">Tr</text:span><text:span text:style-name="style10">.</text:span><text:span text:style-name="style11">z</text:span><text:span text:style-name="style10">,</text:span><text:span text:style-name="style11">Tr</text:span><text:span text:style-name="style10">.</text:span><text:span text:style-name="style11">x </text:span><text:span text:style-name="style10">); <text:s text:c="2"/></text:span><text:span text:style-name="style2">// по обратному отсчету по подъему горизонта</text:span></text:h>
      <text:h text:style-name="Default" text:outline-level="1">402 <text:s text:c="7"/><text:span text:style-name="style11">Tr </text:span><text:span text:style-name="style10">= </text:span><text:span text:style-name="style11">Zenit</text:span><text:span text:style-name="style10">/</text:span><text:span text:style-name="style11">Tensor</text:span><text:span text:style-name="style10">(*</text:span><text:span text:style-name="style5">this</text:span><text:span text:style-name="style10">); <text:s text:c="2"/></text:span><text:span text:style-name="style2">// зенит во взгляде в корабельных координатах</text:span></text:h>
      <text:h text:style-name="Default" text:outline-level="1">403 <text:s text:c="7"/><text:span text:style-name="style11">Dir</text:span><text:span text:style-name="style10">.</text:span><text:span text:style-name="style11">x</text:span><text:span text:style-name="style10">=</text:span><text:span text:style-name="style11">atan2</text:span><text:span text:style-name="style10">( </text:span><text:span text:style-name="style11">Tr</text:span><text:span text:style-name="style10">.</text:span><text:span text:style-name="style11">y</text:span><text:span text:style-name="style10">,</text:span><text:span text:style-name="style11">Tr</text:span><text:span text:style-name="style10">.</text:span><text:span text:style-name="style11">z </text:span><text:span text:style-name="style10">); <text:s text:c="2"/></text:span><text:span text:style-name="style2">// крен в заглублении отсчёта оси ординат <text:s/>КБ</text:span></text:h>
      <text:h text:style-name="Default" text:outline-level="1">404 <text:s text:c="5"/><text:span text:style-name="style10">}</text:span></text:h>
      <text:h text:style-name="Default" text:outline-level="1">405 <text:s text:c="5"/><text:span text:style-name="style2">// ежесекундная отметка навигационной информации на консоли(признак работы)</text:span></text:h>
      <text:h text:style-name="Default" text:outline-level="1">406 <text:s text:c="5"/><text:span text:style-name="style2">//</text:span></text:h>
      <text:h text:style-name="Default" text:outline-level="1">407 <text:s text:c="4"/><text:span text:style-name="style5">static Real </text:span><text:span text:style-name="style11">Tz</text:span><text:span text:style-name="style10">=</text:span><text:span text:style-name="style4">0</text:span><text:span text:style-name="style10">; </text:span><text:span text:style-name="style2">// и посекундная выдача динамики хода на текстовую консоль</text:span></text:h>
      <text:h text:style-name="Default" text:outline-level="1">408 <text:s text:c="5"/><text:span text:style-name="style5">if</text:span><text:span text:style-name="style10">( </text:span><text:span text:style-name="style11">Sea</text:span><text:span text:style-name="style10">.</text:span><text:span text:style-name="style11">Trun</text:span><text:span text:style-name="style10">-</text:span><text:span text:style-name="style11">Tz</text:span><text:span text:style-name="style10">&gt;</text:span><text:span text:style-name="style4">1.0 </text:span><text:span text:style-name="style10">){ </text:span><text:span text:style-name="style11">Tz</text:span><text:span text:style-name="style10">=</text:span><text:span text:style-name="style11">Sea</text:span><text:span text:style-name="style10">.</text:span><text:span text:style-name="style11">Trun</text:span><text:span text:style-name="style10">; </text:span><text:span text:style-name="style11">textcolor</text:span><text:span text:style-name="style10">( </text:span><text:span text:style-name="style11">LIGHTCYAN </text:span><text:span text:style-name="style10">);</text:span></text:h>
      <text:h text:style-name="Default" text:outline-level="1">409 <text:s text:c="9"/><text:span text:style-name="style11">cprint</text:span><text:span text:style-name="style10">( </text:span><text:span text:style-name="style4">2</text:span><text:span text:style-name="style10">,</text:span><text:span text:style-name="style4">22</text:span><text:span text:style-name="style10">,</text:span><text:span text:style-name="style6">" Курс( ∂ )заданный =&gt; %.1f°&lt;%.1f&gt; %.1f° <text:s text:c="3"/>\n"</text:span></text:h>
      <text:h text:style-name="Default" text:outline-level="1">410 <text:s text:c="22"/><text:span text:style-name="style6">" <text:s text:c="10"/>крен %3.1f°, <text:s/>дифферент %3.1f° <text:s/>\n"</text:span></text:h>
      <text:h text:style-name="Default" text:outline-level="1">411 <text:s text:c="22"/><text:span text:style-name="style6">" <text:s text:c="10"/>Скорость %3.1f из %3.1f узлов <text:s text:c="2"/>\n"</text:span><text:span text:style-name="style10">,</text:span></text:h>
      <text:h text:style-name="Default" text:outline-level="1">412 <text:s text:c="21"/><text:span text:style-name="style10">-</text:span><text:span text:style-name="style11">Dir</text:span><text:span text:style-name="style10">.</text:span><text:span text:style-name="style11">z</text:span><text:span text:style-name="style10">*</text:span><text:span text:style-name="style11">_Rd</text:span><text:span text:style-name="style10">,</text:span><text:span text:style-name="style11">dR</text:span><text:span text:style-name="style10">*</text:span><text:span text:style-name="style11">_Rd</text:span><text:span text:style-name="style10">,</text:span><text:span text:style-name="style11">Course</text:span><text:span text:style-name="style10">*</text:span><text:span text:style-name="style11">_Rd</text:span><text:span text:style-name="style10">,</text:span><text:span text:style-name="style11">Dir</text:span><text:span text:style-name="style10">.</text:span><text:span text:style-name="style11">x</text:span><text:span text:style-name="style10">*</text:span><text:span text:style-name="style11">_Rd</text:span><text:span text:style-name="style10">,</text:span><text:span text:style-name="style11">Dir</text:span><text:span text:style-name="style10">.</text:span><text:span text:style-name="style11">y</text:span><text:span text:style-name="style10">*</text:span><text:span text:style-name="style11">_Rd</text:span><text:span text:style-name="style10">,</text:span></text:h>
      <text:h text:style-name="Default" text:outline-level="1">413 <text:s text:c="22"/><text:span text:style-name="style11">Speed</text:span><text:span text:style-name="style10">*</text:span><text:span text:style-name="style4">3600</text:span><text:span text:style-name="style10">/</text:span><text:span text:style-name="style11">_Mile</text:span><text:span text:style-name="style10">,</text:span><text:span text:style-name="style11">cSp</text:span><text:span text:style-name="style10">*</text:span><text:span text:style-name="style4">3600</text:span><text:span text:style-name="style10">/</text:span><text:span text:style-name="style11">_Mile </text:span><text:span text:style-name="style10">),</text:span><text:span text:style-name="style11">gotoxy</text:span><text:span text:style-name="style10">( </text:span><text:span text:style-name="style4">2</text:span><text:span text:style-name="style10">,</text:span><text:span text:style-name="style4">22 </text:span><text:span text:style-name="style10">);</text:span></text:h>
      <text:h text:style-name="Default" text:outline-level="1">414 <text:s text:c="5"/><text:span text:style-name="style10">}</text:span></text:h>
      <text:h text:style-name="Default" text:outline-level="1">415 <text:s text:c="3"/><text:span text:style-name="style10">}</text:span></text:h>
      <text:h text:style-name="Default" text:outline-level="1">416 <text:s text:c="3"/><text:span text:style-name="style2">// дополнение скорости хода по текущему курсу, построение траектории движения</text:span></text:h>
      <text:h text:style-name="Default" text:outline-level="1">417 <text:s text:c="3"/><text:span text:style-name="style2">//</text:span></text:h>
      <text:h text:style-name="Default" text:outline-level="1">418 <text:s text:c="3"/><text:span text:style-name="style11">Whirl </text:span><text:span text:style-name="style10">+= </text:span><text:span text:style-name="style11">W</text:span><text:span text:style-name="style10">; <text:s text:c="7"/></text:span><text:span text:style-name="style2">// угловые скорости изменения курса, крена и дифферента КБ</text:span></text:h>
      <text:h text:style-name="Default" text:outline-level="1">419 <text:s text:c="3"/><text:span text:style-name="style11">Swing </text:span><text:span text:style-name="style10">+= </text:span><text:span text:style-name="style11">angle</text:span><text:span text:style-name="style10">( </text:span><text:span text:style-name="style11">Dir </text:span><text:span text:style-name="style10">); </text:span><text:span text:style-name="style2">// величины осевых углов Крылова-Эйлера(временно) в МБ</text:span></text:h>
      <text:h text:style-name="Default" text:outline-level="1">420 <text:s text:c="3"/><text:span text:style-name="style11">Rate </text:span><text:span text:style-name="style10">+= </text:span><text:span text:style-name="style11">V</text:span><text:span text:style-name="style10">; <text:s text:c="7"/></text:span><text:span text:style-name="style2">// поступательные скорости под действием архимедовых сил</text:span></text:h>
      <text:h text:style-name="Default" text:outline-level="1">421 <text:s text:c="20"/><text:span text:style-name="style2">// всплытия, и градиентов давления под волновыми склонами КБ</text:span></text:h>
      <text:h text:style-name="Default" text:outline-level="1">422 <text:s/><text:span text:style-name="style2">//( U=Buoyancy ).z=0.0; // выбор нового местоположения вдоль маршрута движения</text:span></text:h>
      <text:h text:style-name="Default" text:outline-level="1">423 <text:s text:c="3"/><text:span text:style-name="style11">vC </text:span><text:span text:style-name="style10">= </text:span><text:span text:style-name="style11">Gravity</text:span><text:span text:style-name="style10">; <text:s text:c="8"/></text:span><text:span text:style-name="style2">// уточнение к подводному центру бокового сопротивления</text:span></text:h>
      <text:h text:style-name="Default" text:outline-level="1">424 <text:s text:c="3"/><text:span text:style-name="style5">if</text:span><text:span text:style-name="style10">( </text:span><text:span text:style-name="style11">iV</text:span><text:span text:style-name="style10">&gt;</text:span><text:span text:style-name="style11">Volume</text:span><text:span text:style-name="style10">*</text:span><text:span text:style-name="style11">eps </text:span><text:span text:style-name="style10">) <text:s text:c="19"/></text:span><text:span text:style-name="style2">// здесь часть корпуса касается воды..</text:span></text:h>
      <text:h text:style-name="Default" text:outline-level="1">425 <text:s text:c="3"/><text:span text:style-name="style10">{ </text:span><text:span text:style-name="style11">dV </text:span><text:span text:style-name="style10">= ( </text:span><text:span text:style-name="style11">vF</text:span><text:span text:style-name="style10">*</text:span><text:span text:style-name="style11">iF </text:span><text:span text:style-name="style10">+ </text:span><text:span text:style-name="style11">vB</text:span><text:span text:style-name="style10">*</text:span><text:span text:style-name="style11">iV </text:span><text:span text:style-name="style10">)/( </text:span><text:span text:style-name="style11">iF</text:span><text:span text:style-name="style10">+</text:span><text:span text:style-name="style11">iV </text:span><text:span text:style-name="style10">); <text:s text:c="3"/></text:span><text:span text:style-name="style2">// без ватерлинии будет центр величины</text:span></text:h>
      <text:h text:style-name="Default" text:outline-level="1">426 <text:s text:c="5"/><text:span text:style-name="style11">R</text:span><text:span text:style-name="style10">.</text:span><text:span text:style-name="style11">x</text:span><text:span text:style-name="style10">= ( </text:span><text:span text:style-name="style4">1.0</text:span><text:span text:style-name="style10">+</text:span><text:span text:style-name="style11">tanh</text:span><text:span text:style-name="style10">(</text:span><text:span text:style-name="style11">muF</text:span><text:span text:style-name="style10">.</text:span><text:span text:style-name="style11">x</text:span><text:span text:style-name="style10">) )/</text:span><text:span text:style-name="style4">2.0</text:span><text:span text:style-name="style10">; </text:span><text:span text:style-name="style11">U</text:span><text:span text:style-name="style10">.</text:span><text:span text:style-name="style11">x</text:span><text:span text:style-name="style10">=</text:span><text:span text:style-name="style11">iVz</text:span><text:span text:style-name="style10">*( </text:span><text:span text:style-name="style4">1.0</text:span><text:span text:style-name="style10">-</text:span><text:span text:style-name="style11">R</text:span><text:span text:style-name="style10">.</text:span><text:span text:style-name="style11">x </text:span><text:span text:style-name="style10">);</text:span></text:h>
      <text:h text:style-name="Default" text:outline-level="1">427 <text:s text:c="5"/><text:span text:style-name="style11">R</text:span><text:span text:style-name="style10">.</text:span><text:span text:style-name="style11">y</text:span><text:span text:style-name="style10">= ( </text:span><text:span text:style-name="style4">1.0</text:span><text:span text:style-name="style10">+</text:span><text:span text:style-name="style11">tanh</text:span><text:span text:style-name="style10">(</text:span><text:span text:style-name="style11">muF</text:span><text:span text:style-name="style10">.</text:span><text:span text:style-name="style11">y</text:span><text:span text:style-name="style10">) )/</text:span><text:span text:style-name="style4">2.0</text:span><text:span text:style-name="style10">; </text:span><text:span text:style-name="style11">U</text:span><text:span text:style-name="style10">.</text:span><text:span text:style-name="style11">y</text:span><text:span text:style-name="style10">=</text:span><text:span text:style-name="style11">iVz</text:span><text:span text:style-name="style10">*( </text:span><text:span text:style-name="style4">1.0</text:span><text:span text:style-name="style10">-</text:span><text:span text:style-name="style11">R</text:span><text:span text:style-name="style10">.</text:span><text:span text:style-name="style11">y </text:span><text:span text:style-name="style10">);</text:span></text:h>
      <text:h text:style-name="Default" text:outline-level="1">428 <text:s text:c="5"/><text:span text:style-name="style11">R</text:span><text:span text:style-name="style10">.</text:span><text:span text:style-name="style11">z</text:span><text:span text:style-name="style10">= ( </text:span><text:span text:style-name="style4">1.0</text:span><text:span text:style-name="style10">+</text:span><text:span text:style-name="style11">tanh</text:span><text:span text:style-name="style10">(</text:span><text:span text:style-name="style11">muF</text:span><text:span text:style-name="style10">.</text:span><text:span text:style-name="style11">z</text:span><text:span text:style-name="style10">) )/</text:span><text:span text:style-name="style4">2.0</text:span><text:span text:style-name="style10">; </text:span><text:span text:style-name="style11">U</text:span><text:span text:style-name="style10">.</text:span><text:span text:style-name="style11">z</text:span><text:span text:style-name="style10">=</text:span><text:span text:style-name="style11">iVz</text:span><text:span text:style-name="style10">*( </text:span><text:span text:style-name="style4">1.0</text:span><text:span text:style-name="style10">-</text:span><text:span text:style-name="style11">R</text:span><text:span text:style-name="style10">.</text:span><text:span text:style-name="style11">z </text:span><text:span text:style-name="style10">); </text:span><text:span text:style-name="style11">R</text:span><text:span text:style-name="style10">*=</text:span><text:span text:style-name="style11">iV</text:span><text:span text:style-name="style10">;</text:span></text:h>
      <text:h text:style-name="Default" text:outline-level="1">429 <text:s text:c="5"/><text:span text:style-name="style11">vC </text:span><text:span text:style-name="style10">= ( </text:span><text:span text:style-name="style11">dV</text:span><text:span text:style-name="style10">&amp;</text:span><text:span text:style-name="style11">R </text:span><text:span text:style-name="style10">)+( </text:span><text:span text:style-name="style11">Gravity</text:span><text:span text:style-name="style10">&amp;</text:span><text:span text:style-name="style11">U </text:span><text:span text:style-name="style10">); </text:span><text:span text:style-name="style11">vC</text:span><text:span text:style-name="style10">.</text:span><text:span text:style-name="style11">x</text:span><text:span text:style-name="style10">/=</text:span><text:span text:style-name="style11">R</text:span><text:span text:style-name="style10">.</text:span><text:span text:style-name="style11">x</text:span><text:span text:style-name="style10">+</text:span><text:span text:style-name="style11">U</text:span><text:span text:style-name="style10">.</text:span><text:span text:style-name="style11">x</text:span><text:span text:style-name="style10">; </text:span><text:span text:style-name="style11">vC</text:span><text:span text:style-name="style10">.</text:span><text:span text:style-name="style11">y</text:span><text:span text:style-name="style10">/=</text:span><text:span text:style-name="style11">R</text:span><text:span text:style-name="style10">.</text:span><text:span text:style-name="style11">y</text:span><text:span text:style-name="style10">+</text:span><text:span text:style-name="style11">U</text:span><text:span text:style-name="style10">.</text:span><text:span text:style-name="style11">y</text:span><text:span text:style-name="style10">; </text:span><text:span text:style-name="style11">vC</text:span><text:span text:style-name="style10">.</text:span><text:span text:style-name="style11">z</text:span><text:span text:style-name="style10">/=</text:span><text:span text:style-name="style11">R</text:span><text:span text:style-name="style10">.</text:span><text:span text:style-name="style11">z</text:span><text:span text:style-name="style10">+</text:span><text:span text:style-name="style11">U</text:span><text:span text:style-name="style10">.</text:span><text:span text:style-name="style11">z</text:span><text:span text:style-name="style10">;</text:span></text:h>
      <text:h text:style-name="Default" text:outline-level="1">430 <text:s text:c="3"/><text:span text:style-name="style10">}</text:span></text:h>
      <text:h text:style-name="Default" text:outline-level="1">431 <text:s text:c="3"/><text:span text:style-name="style11">Route</text:span><text:span text:style-name="style10">+=( </text:span><text:span text:style-name="style11">Locate</text:span><text:span text:style-name="style10">+=</text:span><text:span text:style-name="style11">Matrix</text:span><text:span text:style-name="style10">(*</text:span><text:span text:style-name="style5">this</text:span><text:span text:style-name="style10">)*( ( </text:span><text:span text:style-name="style11">V</text:span><text:span text:style-name="style10">+</text:span><text:span text:style-name="style11">vC</text:span><text:span text:style-name="style10">*</text:span><text:span text:style-name="style11">W </text:span><text:span text:style-name="style10">)*</text:span><text:span text:style-name="style11">Ts </text:span><text:span text:style-name="style10">) ); </text:span><text:span text:style-name="style2">//+Matrix(*this)*Gravity;</text:span></text:h>
      <text:h text:style-name="Default" text:outline-level="1">432 <text:s text:c="3"/><text:span text:style-name="style11">Z </text:span><text:span text:style-name="style10">= </text:span><text:span text:style-name="style11">Locate</text:span><text:span text:style-name="style10">.</text:span><text:span text:style-name="style11">z</text:span><text:span text:style-name="style10">; <text:s text:c="2"/></text:span><text:span text:style-name="style2">// ++ отклонение по аппликате от исходного центра масс МБ</text:span></text:h>
      <text:h text:style-name="Default" text:outline-level="1">433 <text:s text:c="19"/><text:span text:style-name="style2">// центр корабельного базиса и собственно траектория хода МБ</text:span></text:h>
      <text:h text:style-name="Default" text:outline-level="1">434 <text:s text:c="3"/><text:span text:style-name="style5">return </text:span><text:span text:style-name="style10">*</text:span><text:span text:style-name="style5">this</text:span><text:span text:style-name="style10">; <text:s text:c="2"/></text:span><text:span text:style-name="style2">// вертикаль центра отсчета согласует осадку с водоизмещением</text:span></text:h>
      <text:h text:style-name="Default" text:outline-level="1">435 <text:s/><text:span text:style-name="style10">}</text:span></text:h>
      <text:h text:style-name="Default" text:outline-level="1">436 <text:s/><text:span text:style-name="style1">/* <text:s/>пока и так издревле повелось с тремя неверными углами Эйлера-Крылова</text:span></text:h>
      <text:h text:style-name="Default" text:outline-level="1">437 <text:s text:c="4"/><text:span text:style-name="style1">(проблемы с большими углами поворотов, но в отладках приходилось мириться)</text:span></text:h>
      <text:h text:style-name="Default" text:outline-level="1">438 <text:s text:c="8"/><text:span text:style-name="style1">axiY( angle( Dir.y ) ), -- дифферент</text:span></text:h>
      <text:h text:style-name="Default" text:outline-level="1">439 <text:s text:c="8"/><text:span text:style-name="style1">rotX( angle( Dir.x ) ), ~~ <text:s/>+крен</text:span></text:h>
      <text:h text:style-name="Default" text:outline-level="1">440 <text:s text:c="8"/><text:span text:style-name="style1">rotZ( angle( Dir.z ) ); == <text:s/>+рыскание</text:span></text:h>
      <text:p text:style-name="Default">441 <text:s/><text:span text:style-name="style1">*/</text:span><text:span text:style-name="T6"/></text:p>
      <text:p text:style-name="P1"><text:span text:style-name="style10"><text:span text:style-name="T6"/></text:span></text:p>
      <text:p text:style-name="P6"><text:span text:style-name="style10"><text:span text:style-name="T10">~~~~~~~~~~~~~~~~~~~~~~~~~~~~~~~~~~~~~~~~~~~~~~~~~~~~~~~~~~~~~~~~~~~~~~~~~~~~~~~~~~~~~~~~</text:span></text:span></text:p>
      <text:h text:style-name="P8" text:outline-level="1"><text:span text:style-name="style10"><text:span text:style-name="T11">Vs-regst.cpp</text:span></text:span></text:h>
      <text:h text:style-name="Default" text:outline-level="1"><text:s text:c="2"/>1 <text:s/><text:span text:style-name="style15">//!</text:span></text:h>
      <text:h text:style-name="Default" text:outline-level="1"><text:s text:c="2"/>2 <text:s/><text:span text:style-name="style15">//! проект Aurora - штормовой и экстремальный ход корабля</text:span></text:h>
      <text:h text:style-name="Default" text:outline-level="1"><text:s text:c="2"/>3 <text:s/><text:span text:style-name="style2">// <text:s text:c="2"/>┌───────────────────────────────────────────────╖</text:span></text:h>
      <text:h text:style-name="Default" text:outline-level="1"><text:s text:c="2"/>4 <text:s/><text:span text:style-name="style2">// <text:s text:c="2"/>│ <text:s/>↓ <text:s/>корпус ─&gt; волны ─&gt; графика <text:s text:c="15"/>║</text:span></text:h>
      <text:h text:style-name="Default" text:outline-level="1"><text:s text:c="2"/>5 <text:s/><text:span text:style-name="style2">// <text:s text:c="2"/>│ <text:s/>↓ <text:s/>статика ─&gt; динамика ─&gt; реакции <text:s text:c="11"/>║</text:span></text:h>
      <text:h text:style-name="Default" text:outline-level="1"><text:s text:c="2"/>6 <text:s/><text:span text:style-name="style2">// <text:s text:c="2"/>│ <text:s/>↨ <text:s/>кинематика ─&gt; излучение ─&gt; гидромеханика <text:s/>║</text:span></text:h>
      <text:h text:style-name="Default" text:outline-level="1"><text:s text:c="2"/>7 <text:s/><text:span text:style-name="style2">// <text:s text:c="2"/>╞═══════════════════════════════════════════════╝</text:span></text:h>
      <text:h text:style-name="Default" text:outline-level="1"><text:s text:c="2"/>8 <text:s/><text:span text:style-name="style2">// <text:s text:c="2"/>└── ©2018-23 Санкт-Петербург — Южно-Сахалинск — Могилев — Друть — ‏יְרוּשָׁלַיִם</text:span></text:h>
      <text:h text:style-name="Default" text:outline-level="1"><text:s text:c="2"/>9 <text:s/><text:span text:style-name="style2">//</text:span></text:h>
      <text:h text:style-name="Default" text:outline-level="1"><text:s/>10 <text:s/><text:span text:style-name="style9">#include "Aurora.h"</text:span></text:h>
      <text:h text:style-name="Default" text:outline-level="1"><text:soft-page-break/><text:s/>11 <text:s/></text:h>
      <text:h text:style-name="Default" text:outline-level="1"><text:s/>12 <text:s/><text:span text:style-name="style5">bool </text:span><text:span text:style-name="style11">logTime</text:span><text:span text:style-name="style10">(){ </text:span><text:span text:style-name="style5">const </text:span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 </text:span><text:span text:style-name="style5">if</text:span><text:span text:style-name="style10">( !</text:span><text:span text:style-name="style11">VIL </text:span><text:span text:style-name="style10">|| </text:span><text:span text:style-name="style11">S</text:span><text:span text:style-name="style10">.</text:span><text:span text:style-name="style11">Kt</text:span><text:span text:style-name="style10">&lt;</text:span><text:span text:style-name="style4">2 </text:span><text:span text:style-name="style10">)</text:span><text:span text:style-name="style5">return false</text:span><text:span text:style-name="style10">; </text:span><text:span text:style-name="style5">else</text:span></text:h>
      <text:h text:style-name="Default" text:outline-level="1"><text:s/>13 <text:s text:c="2"/><text:span text:style-name="style5">return </text:span><text:span text:style-name="style4">0</text:span><text:span text:style-name="style10">&lt;</text:span><text:span text:style-name="style11">fprintf</text:span><text:span text:style-name="style10">( </text:span><text:span text:style-name="style11">VIL</text:span><text:span text:style-name="style10">,</text:span><text:span text:style-name="style6">"\n%9s/%-4d"</text:span><text:span text:style-name="style10">,</text:span><text:span text:style-name="style11">DtoA</text:span><text:span text:style-name="style10">(</text:span><text:span text:style-name="style11">Storm</text:span><text:span text:style-name="style10">-&gt;</text:span><text:span text:style-name="style11">Trun</text:span><text:span text:style-name="style10">/</text:span><text:span text:style-name="style4">3600</text:span><text:span text:style-name="style10">,-</text:span><text:span text:style-name="style4">3</text:span><text:span text:style-name="style10">),</text:span><text:span text:style-name="style11">Storm</text:span><text:span text:style-name="style10">-&gt;</text:span><text:span text:style-name="style11">Kt </text:span><text:span text:style-name="style10">); }</text:span></text:h>
      <text:h text:style-name="Default" text:outline-level="1"><text:s/>14 <text:s/><text:span text:style-name="style5">void </text:span><text:span text:style-name="style11">logMeta</text:span><text:span text:style-name="style10">(){ </text:span><text:span text:style-name="style5">if</text:span><text:span text:style-name="style10">( </text:span><text:span text:style-name="style11">VIL </text:span><text:span text:style-name="style10">){ </text:span><text:span text:style-name="style5">const </text:span><text:span text:style-name="style11">Hull </text:span><text:span text:style-name="style10">&amp;</text:span><text:span text:style-name="style11">S</text:span><text:span text:style-name="style10">=*</text:span><text:span text:style-name="style11">Vessel</text:span><text:span text:style-name="style10">;</text:span></text:h>
      <text:h text:style-name="Default" text:outline-level="1"><text:s/>15 <text:s text:c="2"/><text:span text:style-name="style11">fprintf</text:span><text:span text:style-name="style10">(</text:span><text:span text:style-name="style11">VIL</text:span><text:span text:style-name="style10">,</text:span><text:span text:style-name="style6">"\n <text:s/>⇒ Гидростатика: С{ x=%.1f, z=%.2f }, zG=%.2f, r=%.2f, h=%.2f"</text:span></text:h>
      <text:h text:style-name="Default" text:outline-level="1"><text:s/>16 <text:s text:c="2"/><text:span text:style-name="style10">+ </text:span><text:span text:style-name="style11">logTime</text:span><text:span text:style-name="style10">(), </text:span><text:span text:style-name="style11">S</text:span><text:span text:style-name="style10">.</text:span><text:span text:style-name="style11">Buoyancy</text:span><text:span text:style-name="style10">.</text:span><text:span text:style-name="style11">x</text:span><text:span text:style-name="style10">,</text:span><text:span text:style-name="style11">S</text:span><text:span text:style-name="style10">.</text:span><text:span text:style-name="style11">Buoyancy</text:span><text:span text:style-name="style10">.</text:span><text:span text:style-name="style11">z</text:span><text:span text:style-name="style10">,</text:span><text:span text:style-name="style11">S</text:span><text:span text:style-name="style10">.</text:span><text:span text:style-name="style11">Gravity</text:span><text:span text:style-name="style10">.</text:span><text:span text:style-name="style11">z</text:span><text:span text:style-name="style10">,</text:span></text:h>
      <text:h text:style-name="Default" text:outline-level="1"><text:s/>17 <text:s text:c="15"/><text:span text:style-name="style11">S</text:span><text:span text:style-name="style10">.</text:span><text:span text:style-name="style11">Metacenter</text:span><text:span text:style-name="style10">.</text:span><text:span text:style-name="style11">z</text:span><text:span text:style-name="style10">-</text:span><text:span text:style-name="style11">S</text:span><text:span text:style-name="style10">.</text:span><text:span text:style-name="style11">Buoyancy</text:span><text:span text:style-name="style10">.</text:span><text:span text:style-name="style11">z</text:span><text:span text:style-name="style10">,</text:span><text:span text:style-name="style11">S</text:span><text:span text:style-name="style10">.</text:span><text:span text:style-name="style11">hX </text:span><text:span text:style-name="style10">); } }</text:span></text:h>
      <text:h text:style-name="Default" text:outline-level="1"><text:s/>18 <text:s/><text:span text:style-name="style5">void </text:span><text:span text:style-name="style11">logHydro</text:span><text:span text:style-name="style10">(){ </text:span><text:span text:style-name="style5">if</text:span><text:span text:style-name="style10">( </text:span><text:span text:style-name="style11">VIL </text:span><text:span text:style-name="style10">){ </text:span><text:span text:style-name="style5">const byte </text:span><text:span text:style-name="style11">St</text:span><text:span text:style-name="style10">=</text:span><text:span text:style-name="style11">Vessel</text:span><text:span text:style-name="style10">-&gt;</text:span><text:span text:style-name="style11">Statum</text:span><text:span text:style-name="style10">;</text:span></text:h>
      <text:h text:style-name="Default" text:outline-level="1"><text:s/>19 <text:s text:c="6"/><text:span text:style-name="style11">fprintf</text:span><text:span text:style-name="style10">(</text:span><text:span text:style-name="style11">VIL</text:span><text:span text:style-name="style10">,</text:span><text:span text:style-name="style6">"\n <text:s/>⇒ Гидромеханика[%d]: %s"</text:span><text:span text:style-name="style10">+</text:span><text:span text:style-name="style11">logTime</text:span><text:span text:style-name="style10">(),</text:span><text:span text:style-name="style11">St</text:span><text:span text:style-name="style10">,</text:span><text:span text:style-name="style11">Model</text:span><text:span text:style-name="style10">[</text:span><text:span text:style-name="style11">St</text:span><text:span text:style-name="style10">]); } }</text:span></text:h>
      <text:h text:style-name="Default" text:outline-level="1"><text:s/>20 <text:s/><text:span text:style-name="style5">void </text:span><text:span text:style-name="style11">logDamp</text:span><text:span text:style-name="style10">(){ </text:span><text:span text:style-name="style5">if</text:span><text:span text:style-name="style10">( </text:span><text:span text:style-name="style11">VIL </text:span><text:span text:style-name="style10">){ </text:span><text:span text:style-name="style11">_Vector F</text:span><text:span text:style-name="style10">=</text:span><text:span text:style-name="style11">Vessel</text:span><text:span text:style-name="style10">-&gt;</text:span><text:span text:style-name="style11">muF</text:span><text:span text:style-name="style10">,</text:span><text:span text:style-name="style11">M</text:span><text:span text:style-name="style10">=</text:span><text:span text:style-name="style11">Vessel</text:span><text:span text:style-name="style10">-&gt;</text:span><text:span text:style-name="style11">muM</text:span><text:span text:style-name="style10">;</text:span></text:h>
      <text:h text:style-name="Default" text:outline-level="1"><text:s/>21 <text:s/><text:span text:style-name="style11">fprintf</text:span><text:span text:style-name="style10">( </text:span><text:span text:style-name="style11">VIL</text:span><text:span text:style-name="style10">,</text:span><text:span text:style-name="style6">"\n <text:s/>⇒ Демпфирование: μV{ ξ=%4.2lf, η=%4.2lf, ζ=%4.2lf };"</text:span></text:h>
      <text:h text:style-name="Default" text:outline-level="1"><text:s/>22 <text:s text:c="3"/><text:span text:style-name="style6">" μω{ θ=%4.2lf, ψ=%4.2lf, χ=%4.2lf }, Kv=%0.2lg"</text:span><text:span text:style-name="style10">+</text:span><text:span text:style-name="style11">logTime</text:span><text:span text:style-name="style10">(),</text:span></text:h>
      <text:h text:style-name="Default" text:outline-level="1"><text:s/>23 <text:s text:c="9"/><text:span text:style-name="style11">F</text:span><text:span text:style-name="style10">.</text:span><text:span text:style-name="style11">x</text:span><text:span text:style-name="style10">,</text:span><text:span text:style-name="style11">F</text:span><text:span text:style-name="style10">.</text:span><text:span text:style-name="style11">y</text:span><text:span text:style-name="style10">,</text:span><text:span text:style-name="style11">F</text:span><text:span text:style-name="style10">.</text:span><text:span text:style-name="style11">z</text:span><text:span text:style-name="style10">,</text:span><text:span text:style-name="style11">M</text:span><text:span text:style-name="style10">.</text:span><text:span text:style-name="style11">x</text:span><text:span text:style-name="style10">,</text:span><text:span text:style-name="style11">M</text:span><text:span text:style-name="style10">.</text:span><text:span text:style-name="style11">y</text:span><text:span text:style-name="style10">,</text:span><text:span text:style-name="style11">M</text:span><text:span text:style-name="style10">.</text:span><text:span text:style-name="style11">z</text:span><text:span text:style-name="style10">,</text:span><text:span text:style-name="style11">Vessel</text:span><text:span text:style-name="style10">-&gt;</text:span><text:span text:style-name="style11">Kv </text:span><text:span text:style-name="style10">); } }</text:span></text:h>
      <text:h text:style-name="Default" text:outline-level="1"><text:s/>24 <text:s/><text:span text:style-name="style5">void </text:span><text:span text:style-name="style11">Model_Config</text:span><text:span text:style-name="style10">( </text:span><text:span text:style-name="style11">Window</text:span><text:span text:style-name="style10">* </text:span><text:span text:style-name="style11">Win </text:span><text:span text:style-name="style10">){ </text:span><text:span text:style-name="style5">byte </text:span><text:span text:style-name="style10">&amp;</text:span><text:span text:style-name="style11">St</text:span><text:span text:style-name="style10">=</text:span><text:span text:style-name="style11">Vessel</text:span><text:span text:style-name="style10">-&gt;</text:span><text:span text:style-name="style11">Statum</text:span><text:span text:style-name="style10">,</text:span><text:span text:style-name="style11">ans</text:span><text:span text:style-name="style10">=</text:span><text:span text:style-name="style11">St</text:span><text:span text:style-name="style10">;</text:span></text:h>
      <text:h text:style-name="Default" text:outline-level="1"><text:s/>25 <text:s text:c="3"/><text:span text:style-name="style11">Mlist Menu</text:span><text:span text:style-name="style10">[]={ {</text:span><text:span text:style-name="style4">1</text:span><text:span text:style-name="style10">,</text:span><text:span text:style-name="style4">0</text:span><text:span text:style-name="style10">,</text:span><text:span text:style-name="style6">" <text:s/>Выбор модели гидромеханики корабля"</text:span><text:span text:style-name="style10">},{</text:span><text:span text:style-name="style4">2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0</text:span><text:span text:style-name="style10">]},</text:span></text:h>
      <text:h text:style-name="Default" text:outline-level="1"><text:s/>26 <text:s text:c="14"/><text:span text:style-name="style10">{</text:span><text:span text:style-name="style4">1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1</text:span><text:span text:style-name="style10">]},{</text:span><text:span text:style-name="style4">1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2</text:span><text:span text:style-name="style10">]},{</text:span><text:span text:style-name="style4">1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3</text:span><text:span text:style-name="style10">]},{</text:span><text:span text:style-name="style4">1</text:span><text:span text:style-name="style10">,</text:span><text:span text:style-name="style4">45</text:span><text:span text:style-name="style10">,</text:span><text:span text:style-name="style11">Model</text:span><text:span text:style-name="style10">[</text:span><text:span text:style-name="style4">4</text:span><text:span text:style-name="style10">]} };</text:span></text:h>
      <text:h text:style-name="Default" text:outline-level="1"><text:s/>27 <text:s text:c="3"/><text:span text:style-name="style11">TextMenu T</text:span><text:span text:style-name="style10">( </text:span><text:span text:style-name="style11">Mlist</text:span><text:span text:style-name="style10">( </text:span><text:span text:style-name="style11">Menu </text:span><text:span text:style-name="style10">),</text:span><text:span text:style-name="style11">Win</text:span><text:span text:style-name="style10">,</text:span><text:span text:style-name="style4">47</text:span><text:span text:style-name="style10">,</text:span><text:span text:style-name="style4">1 </text:span><text:span text:style-name="style10">);</text:span></text:h>
      <text:h text:style-name="Default" text:outline-level="1"><text:s/>28 <text:s text:c="3"/><text:span text:style-name="style5">if</text:span><text:span text:style-name="style10">( (</text:span><text:span text:style-name="style11">ans</text:span><text:span text:style-name="style10">=</text:span><text:span text:style-name="style11">T</text:span><text:span text:style-name="style10">.</text:span><text:span text:style-name="style11">Answer</text:span><text:span text:style-name="style10">( </text:span><text:span text:style-name="style11">ans</text:span><text:span text:style-name="style10">+</text:span><text:span text:style-name="style4">1 </text:span><text:span text:style-name="style10">)-</text:span><text:span text:style-name="style4">1</text:span><text:span text:style-name="style10">)==</text:span><text:span text:style-name="style11">_Esc</text:span><text:span text:style-name="style10">-</text:span><text:span text:style-name="style4">1 </text:span><text:span text:style-name="style10">)</text:span><text:span text:style-name="style11">ans</text:span><text:span text:style-name="style10">=</text:span><text:span text:style-name="style11">St</text:span><text:span text:style-name="style10">;</text:span></text:h>
      <text:h text:style-name="Default" text:outline-level="1"><text:s/>29 <text:s text:c="3"/><text:span text:style-name="style5">if</text:span><text:span text:style-name="style10">( </text:span><text:span text:style-name="style11">ans</text:span><text:span text:style-name="style10">!=</text:span><text:span text:style-name="style11">St </text:span><text:span text:style-name="style10">){ </text:span><text:span text:style-name="style11">St</text:span><text:span text:style-name="style10">=</text:span><text:span text:style-name="style11">ans</text:span><text:span text:style-name="style10">; </text:span><text:span text:style-name="style11">logHydro</text:span><text:span text:style-name="style10">(); }</text:span></text:h>
      <text:h text:style-name="Default" text:outline-level="1"><text:s/>30 <text:s/><text:span text:style-name="style10">}</text:span></text:h>
      <text:h text:style-name="Default" text:outline-level="1"><text:s/>31 <text:s/><text:span text:style-name="style2">// <text:s/>блок протокола по экстремальным событиям в параметрах качки корпуса корабля</text:span></text:h>
      <text:h text:style-name="Default" text:outline-level="1"><text:s/>32 <text:s/><text:span text:style-name="style2">//</text:span></text:h>
      <text:h text:style-name="Default" text:outline-level="1"><text:s/>33 <text:s/><text:span text:style-name="style5">static bool </text:span><text:span text:style-name="style11">shortEx</text:span><text:span text:style-name="style10">=</text:span><text:span text:style-name="style5">false</text:span><text:span text:style-name="style10">;</text:span></text:h>
      <text:h text:style-name="Default" text:outline-level="1"><text:s/>34 <text:s/><text:span text:style-name="style5">static bool </text:span><text:span text:style-name="style11">extFix</text:span><text:span text:style-name="style10">( </text:span><text:span text:style-name="style5">Real </text:span><text:span text:style-name="style10">*</text:span><text:span text:style-name="style11">W</text:span><text:span text:style-name="style10">, </text:span><text:span text:style-name="style5">Real </text:span><text:span text:style-name="style11">c </text:span><text:span text:style-name="style10">){ </text:span><text:span text:style-name="style5">bool </text:span><text:span text:style-name="style11">ret</text:span><text:span text:style-name="style10">=</text:span><text:span text:style-name="style5">false</text:span><text:span text:style-name="style10">; </text:span><text:span text:style-name="style11">c</text:span><text:span text:style-name="style10">=</text:span><text:span text:style-name="style11">e5</text:span><text:span text:style-name="style10">( </text:span><text:span text:style-name="style11">c </text:span><text:span text:style-name="style10">);</text:span></text:h>
      <text:h text:style-name="Default" text:outline-level="1"><text:s/>35 <text:s text:c="3"/><text:span text:style-name="style5">if</text:span><text:span text:style-name="style10">( </text:span><text:span text:style-name="style11">W</text:span><text:span text:style-name="style10">[</text:span><text:span text:style-name="style4">0</text:span><text:span text:style-name="style10">]!=</text:span><text:span text:style-name="style11">W</text:span><text:span text:style-name="style10">[</text:span><text:span text:style-name="style4">1</text:span><text:span text:style-name="style10">] )</text:span><text:span text:style-name="style5">if</text:span><text:span text:style-name="style10">( </text:span><text:span text:style-name="style11">W</text:span><text:span text:style-name="style10">[</text:span><text:span text:style-name="style4">1</text:span><text:span text:style-name="style10">]==</text:span><text:span text:style-name="style11">c </text:span><text:span text:style-name="style10">|| (</text:span><text:span text:style-name="style11">c</text:span><text:span text:style-name="style10">-</text:span><text:span text:style-name="style11">W</text:span><text:span text:style-name="style10">[</text:span><text:span text:style-name="style4">1</text:span><text:span text:style-name="style10">])*(</text:span><text:span text:style-name="style11">W</text:span><text:span text:style-name="style10">[</text:span><text:span text:style-name="style4">1</text:span><text:span text:style-name="style10">]-</text:span><text:span text:style-name="style11">W</text:span><text:span text:style-name="style10">[</text:span><text:span text:style-name="style4">0</text:span><text:span text:style-name="style10">])&lt;</text:span><text:span text:style-name="style4">0.0 </text:span><text:span text:style-name="style10">) </text:span><text:span text:style-name="style2">// экстремум вперёд</text:span></text:h>
      <text:h text:style-name="Default" text:outline-level="1"><text:s/>36 <text:s text:c="3"/><text:span text:style-name="style10">{ </text:span><text:span text:style-name="style5">if</text:span><text:span text:style-name="style10">( </text:span><text:span text:style-name="style11">fabs</text:span><text:span text:style-name="style10">( </text:span><text:span text:style-name="style11">c </text:span><text:span text:style-name="style10">)&gt;</text:span><text:span text:style-name="style11">fabs</text:span><text:span text:style-name="style10">( </text:span><text:span text:style-name="style11">W</text:span><text:span text:style-name="style10">[</text:span><text:span text:style-name="style4">2</text:span><text:span text:style-name="style10">] ) ){ </text:span><text:span text:style-name="style11">W</text:span><text:span text:style-name="style10">[</text:span><text:span text:style-name="style4">2</text:span><text:span text:style-name="style10">]=</text:span><text:span text:style-name="style11">c</text:span><text:span text:style-name="style10">; </text:span><text:span text:style-name="style11">ret</text:span><text:span text:style-name="style10">=</text:span><text:span text:style-name="style5">true</text:span><text:span text:style-name="style10">; } </text:span><text:span text:style-name="style5">else </text:span><text:span text:style-name="style11">ret</text:span><text:span text:style-name="style10">=!</text:span><text:span text:style-name="style11">shortEx</text:span><text:span text:style-name="style10">;</text:span></text:h>
      <text:h text:style-name="Default" text:outline-level="1"><text:s/>37 <text:s text:c="3"/><text:span text:style-name="style10">} </text:span><text:span text:style-name="style11">W</text:span><text:span text:style-name="style10">[</text:span><text:span text:style-name="style4">0</text:span><text:span text:style-name="style10">]=</text:span><text:span text:style-name="style11">W</text:span><text:span text:style-name="style10">[</text:span><text:span text:style-name="style4">1</text:span><text:span text:style-name="style10">]; </text:span><text:span text:style-name="style11">W</text:span><text:span text:style-name="style10">[</text:span><text:span text:style-name="style4">1</text:span><text:span text:style-name="style10">]=</text:span><text:span text:style-name="style11">c</text:span><text:span text:style-name="style10">; </text:span><text:span text:style-name="style5">return </text:span><text:span text:style-name="style11">ret</text:span><text:span text:style-name="style10">;</text:span></text:h>
      <text:h text:style-name="Default" text:outline-level="1"><text:s/>38 <text:s/><text:span text:style-name="style10">}</text:span></text:h>
      <text:h text:style-name="Default" text:outline-level="1"><text:s/>39 <text:s/><text:span text:style-name="style5">static void </text:span><text:span text:style-name="style11">PtoG</text:span><text:span text:style-name="style10">( </text:span><text:span text:style-name="style5">char </text:span><text:span text:style-name="style10">*</text:span><text:span text:style-name="style11">s </text:span><text:span text:style-name="style10">)</text:span></text:h>
      <text:h text:style-name="Default" text:outline-level="1"><text:s/>40 <text:s/><text:span text:style-name="style10">{ </text:span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s</text:span><text:span text:style-name="style10">[</text:span><text:span text:style-name="style11">i</text:span><text:span text:style-name="style10">]; </text:span><text:span text:style-name="style11">i</text:span><text:span text:style-name="style10">++ )</text:span><text:span text:style-name="style5">if</text:span><text:span text:style-name="style10">( </text:span><text:span text:style-name="style11">s</text:span><text:span text:style-name="style10">[</text:span><text:span text:style-name="style11">i</text:span><text:span text:style-name="style10">]==</text:span><text:span text:style-name="style7">'.' </text:span><text:span text:style-name="style10">)</text:span><text:span text:style-name="style11">Uset</text:span><text:span text:style-name="style10">( </text:span><text:span text:style-name="style11">s</text:span><text:span text:style-name="style10">+</text:span><text:span text:style-name="style11">i</text:span><text:span text:style-name="style10">,</text:span><text:span text:style-name="style4">0</text:span><text:span text:style-name="style10">,</text:span><text:span text:style-name="style6">"°" </text:span><text:span text:style-name="style10">); <text:s text:c="7"/></text:span><text:span text:style-name="style2">// градусы°</text:span></text:h>
      <text:h text:style-name="Default" text:outline-level="1"><text:s/>41 <text:s/><text:span text:style-name="style10">}</text:span></text:h>
      <text:h text:style-name="Default" text:outline-level="1"><text:s/>42 <text:s/><text:span text:style-name="style9">#include &lt;unistd.h&gt;</text:span></text:h>
      <text:h text:style-name="Default" text:outline-level="1"><text:s/>43 <text:s/><text:span text:style-name="style5">void </text:span><text:span text:style-name="style11">logStop</text:span><text:span text:style-name="style10">();</text:span></text:h>
      <text:h text:style-name="Default" text:outline-level="1"><text:s/>44 <text:s/><text:span text:style-name="style15">//! <text:s text:c="2"/>регистрация экстремальных событий в ходе вычислительно эксперимента</text:span></text:h>
      <text:h text:style-name="Default" text:outline-level="1"><text:s/>45 <text:s/><text:span text:style-name="style2">// <text:s text:c="3"/>смещение { ξ η ζ }м, углы поворота { ϑ ψ χ }°</text:span></text:h>
      <text:h text:style-name="Default" text:outline-level="1"><text:s/>46 <text:s/><text:span text:style-name="style2">// <text:s text:c="3"/>〈•〉-экстремум; <text:s/>〈·〉-сопутствующие отсчеты</text:span></text:h>
      <text:h text:style-name="Default" text:outline-level="1"><text:s/>47 <text:s/><text:span text:style-name="style2">// <text:s text:c="3"/>〈П÷Л〉 Б-〈П÷Л〉на борт (π/30); Р-руль〈П÷Л〉 полборта (π/60);</text:span></text:h>
      <text:h text:style-name="Default" text:outline-level="1"><text:s/>48 <text:s/><text:span text:style-name="style2">// <text:s text:c="8"/>М-помалу〈П÷Л〉=авторулевой (π/120)</text:span></text:h>
      <text:h text:style-name="Default" text:outline-level="1"><text:s/>49 <text:s/><text:span text:style-name="style2">// <text:s text:c="61"/>4 32 64 128</text:span></text:h>
      <text:h text:style-name="Default" text:outline-level="1"><text:s/>50 <text:s/><text:span text:style-name="style5">static Real </text:span><text:span text:style-name="style11">wV</text:span><text:span text:style-name="style10">[</text:span><text:span text:style-name="style4">24</text:span><text:span text:style-name="style10">], <text:s text:c="38"/></text:span><text:span text:style-name="style2">// W{ x=8 y=16 z=2 }</text:span></text:h>
      <text:h text:style-name="Default" text:outline-level="1"><text:s/>51 <text:s text:c="12"/><text:span text:style-name="style10">*</text:span><text:span text:style-name="style11">wZ</text:span><text:span text:style-name="style10">=</text:span><text:span text:style-name="style11">wV</text:span><text:span text:style-name="style10">+</text:span><text:span text:style-name="style4">3</text:span><text:span text:style-name="style10">,*</text:span><text:span text:style-name="style11">wA</text:span><text:span text:style-name="style10">=</text:span><text:span text:style-name="style11">wV</text:span><text:span text:style-name="style10">+</text:span><text:span text:style-name="style4">6</text:span><text:span text:style-name="style10">,*</text:span><text:span text:style-name="style11">wM</text:span><text:span text:style-name="style10">=</text:span><text:span text:style-name="style11">wV</text:span><text:span text:style-name="style10">+</text:span><text:span text:style-name="style4">9</text:span><text:span text:style-name="style10">,*</text:span><text:span text:style-name="style11">wF</text:span><text:span text:style-name="style10">=</text:span><text:span text:style-name="style11">wV</text:span><text:span text:style-name="style10">+</text:span><text:span text:style-name="style4">12</text:span><text:span text:style-name="style10">,*</text:span><text:span text:style-name="style11">wC</text:span><text:span text:style-name="style10">=</text:span><text:span text:style-name="style11">wV</text:span><text:span text:style-name="style10">+</text:span><text:span text:style-name="style4">15</text:span><text:span text:style-name="style10">,*</text:span><text:span text:style-name="style11">wX</text:span><text:span text:style-name="style10">=</text:span><text:span text:style-name="style11">wV</text:span><text:span text:style-name="style10">+</text:span><text:span text:style-name="style4">18</text:span><text:span text:style-name="style10">,*</text:span><text:span text:style-name="style11">wY</text:span><text:span text:style-name="style10">=</text:span><text:span text:style-name="style11">wV</text:span><text:span text:style-name="style10">+</text:span><text:span text:style-name="style4">21</text:span><text:span text:style-name="style10">;</text:span></text:h>
      <text:h text:style-name="Default" text:outline-level="1"><text:s/>52 <text:s/><text:span text:style-name="style5">void </text:span><text:span text:style-name="style11">logStop</text:span><text:span text:style-name="style10">()</text:span></text:h>
      <text:h text:style-name="Default" text:outline-level="1"><text:s/>53 <text:s/><text:span text:style-name="style10">{ </text:span><text:span text:style-name="style5">if</text:span><text:span text:style-name="style10">( !</text:span><text:span text:style-name="style11">VIL </text:span><text:span text:style-name="style10">)</text:span><text:span text:style-name="style5">return</text:span><text:span text:style-name="style10">;</text:span></text:h>
      <text:h text:style-name="Default" text:outline-level="1"><text:s/>54 <text:s text:c="3"/><text:span text:style-name="style11">fprintf</text:span><text:span text:style-name="style10">( </text:span><text:span text:style-name="style11">VIL</text:span><text:span text:style-name="style10">,</text:span><text:span text:style-name="style6">"\n\n &lt;&lt; успешное завершение &gt;&gt;" </text:span><text:span text:style-name="style10">); </text:span><text:span text:style-name="style11">logTime</text:span><text:span text:style-name="style10">();</text:span></text:h>
      <text:h text:style-name="Default" text:outline-level="1"><text:s/>55 <text:s text:c="3"/><text:span text:style-name="style5">if</text:span><text:span text:style-name="style10">( </text:span><text:span text:style-name="style11">Vessel</text:span><text:span text:style-name="style10">-&gt;</text:span><text:span text:style-name="style11">Educt</text:span><text:span text:style-name="style10">&amp;</text:span><text:span text:style-name="style4">0xFF </text:span><text:span text:style-name="style10">)</text:span><text:span text:style-name="style11">fprintf</text:span><text:span text:style-name="style10">( </text:span><text:span text:style-name="style11">VIL</text:span><text:span text:style-name="style10">,</text:span></text:h>
      <text:h text:style-name="Default" text:outline-level="1"><text:s/>56 <text:s text:c="8"/><text:span text:style-name="style6">" <text:s/>⇒ ±ξ%+4.2f χ%+4.2f ζ%+4.2f ϑ%+4.2f ψ%+4.2f « %+4.2f %+4.2f %+4.2f »"</text:span><text:span text:style-name="style10">,</text:span></text:h>
      <text:h text:style-name="Default" text:outline-level="1"><text:s/>57 <text:s text:c="17"/><text:span text:style-name="style11">wV</text:span><text:span text:style-name="style10">[</text:span><text:span text:style-name="style4">2</text:span><text:span text:style-name="style10">],-</text:span><text:span text:style-name="style11">wC</text:span><text:span text:style-name="style10">[</text:span><text:span text:style-name="style4">2</text:span><text:span text:style-name="style10">]*</text:span><text:span text:style-name="style11">_Rd</text:span><text:span text:style-name="style10">,</text:span><text:span text:style-name="style11">wZ</text:span><text:span text:style-name="style10">[</text:span><text:span text:style-name="style4">2</text:span><text:span text:style-name="style10">],</text:span><text:span text:style-name="style11">wX</text:span><text:span text:style-name="style10">[</text:span><text:span text:style-name="style4">2</text:span><text:span text:style-name="style10">]*</text:span><text:span text:style-name="style11">_Rd</text:span><text:span text:style-name="style10">,</text:span><text:span text:style-name="style11">wY</text:span><text:span text:style-name="style10">[</text:span><text:span text:style-name="style4">2</text:span><text:span text:style-name="style10">]*</text:span><text:span text:style-name="style11">_Rd</text:span><text:span text:style-name="style10">,</text:span><text:span text:style-name="style11">wA</text:span><text:span text:style-name="style10">[</text:span><text:span text:style-name="style4">2</text:span><text:span text:style-name="style10">],</text:span><text:span text:style-name="style11">wM</text:span><text:span text:style-name="style10">[</text:span><text:span text:style-name="style4">2</text:span><text:span text:style-name="style10">],</text:span><text:span text:style-name="style11">wF</text:span><text:span text:style-name="style10">[</text:span><text:span text:style-name="style4">2</text:span><text:span text:style-name="style10">] );</text:span></text:h>
      <text:h text:style-name="Default" text:outline-level="1"><text:s/>58 <text:s text:c="3"/><text:span text:style-name="style11">fprintf</text:span><text:span text:style-name="style10">( </text:span><text:span text:style-name="style11">VIL</text:span><text:span text:style-name="style10">,</text:span><text:span text:style-name="style6">"\n" </text:span><text:span text:style-name="style10">); </text:span><text:span text:style-name="style11">ftruncate</text:span><text:span text:style-name="style10">( </text:span><text:span text:style-name="style11">fileno</text:span><text:span text:style-name="style10">(</text:span><text:span text:style-name="style11">VIL</text:span><text:span text:style-name="style10">),</text:span><text:span text:style-name="style11">ftell</text:span><text:span text:style-name="style10">(</text:span><text:span text:style-name="style11">VIL</text:span><text:span text:style-name="style10">) ); </text:span><text:span text:style-name="style11">fclose</text:span><text:span text:style-name="style10">(</text:span><text:span text:style-name="style11">VIL</text:span><text:span text:style-name="style10">); </text:span><text:span text:style-name="style11">VIL</text:span><text:span text:style-name="style10">=</text:span><text:span text:style-name="style4">0</text:span><text:span text:style-name="style10">;</text:span></text:h>
      <text:h text:style-name="Default" text:outline-level="1"><text:s/>59 <text:s/><text:span text:style-name="style10">}</text:span></text:h>
      <text:h text:style-name="Default" text:outline-level="1"><text:s/>60 <text:s/><text:span text:style-name="style11">Hull</text:span><text:span text:style-name="style10">&amp; </text:span><text:span text:style-name="style11">Hull</text:span><text:span text:style-name="style10">::</text:span><text:span text:style-name="style11">Protocol</text:span><text:span text:style-name="style10">()</text:span></text:h>
      <text:h text:style-name="Default" text:outline-level="1"><text:s/>61 <text:s/><text:span text:style-name="style10">{ </text:span><text:span text:style-name="style5">if</text:span><text:span text:style-name="style10">( </text:span><text:span text:style-name="style11">VIL </text:span><text:span text:style-name="style10">&amp;&amp; </text:span><text:span text:style-name="style11">Educt</text:span><text:span text:style-name="style10">&amp;</text:span><text:span text:style-name="style4">0xFF </text:span><text:span text:style-name="style10">)</text:span></text:h>
      <text:h text:style-name="Default" text:outline-level="1"><text:s/>62 <text:s text:c="3"/><text:span text:style-name="style10">{ </text:span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 </text:span><text:span text:style-name="style5">Vector </text:span><text:span text:style-name="style11">Dir</text:span><text:span text:style-name="style10">=</text:span><text:span text:style-name="style11">Swing</text:span><text:span text:style-name="style10">[-</text:span><text:span text:style-name="style4">1</text:span><text:span text:style-name="style10">]; <text:s text:c="8"/></text:span><text:span text:style-name="style2">// в третьей точке экстремум</text:span></text:h>
      <text:h text:style-name="Default" text:outline-level="1"><text:s/>63 <text:s text:c="5"/><text:span text:style-name="style5">if</text:span><text:span text:style-name="style10">( </text:span><text:span text:style-name="style11">S</text:span><text:span text:style-name="style10">.</text:span><text:span text:style-name="style11">Kt</text:span><text:span text:style-name="style10">&lt;</text:span><text:span text:style-name="style4">2 </text:span><text:span text:style-name="style10">) <text:s text:c="34"/></text:span><text:span text:style-name="style2">// ... { ξ η ζ }м,{ ϑ ψ χ }°</text:span></text:h>
      <text:h text:style-name="Default" text:outline-level="1"><text:s/>64 <text:s text:c="5"/><text:span text:style-name="style10">{ </text:span><text:span text:style-name="style11">fprintf</text:span><text:span text:style-name="style10">( </text:span><text:span text:style-name="style11">VIL</text:span><text:span text:style-name="style10">,</text:span></text:h>
      <text:h text:style-name="Default" text:outline-level="1"><text:s/>65 <text:s text:c="7"/><text:span text:style-name="style6">"\n <text:s/>⇒ Время Kt <text:s text:c="5"/>скорость,узл. курс±рыскание руль"</text:span></text:h>
      <text:h text:style-name="Default" text:outline-level="1"><text:s/>66 <text:s text:c="7"/><text:span text:style-name="style6">" Z миделя∫волн бортовая килевая « корма мидель нос »/g" </text:span><text:span text:style-name="style10">);</text:span></text:h>
      <text:h text:style-name="Default" text:outline-level="1"><text:s/>67 <text:s text:c="7"/><text:span text:style-name="style11">memset</text:span><text:span text:style-name="style10">( </text:span><text:span text:style-name="style11">wV</text:span><text:span text:style-name="style10">,</text:span><text:span text:style-name="style4">0</text:span><text:span text:style-name="style10">,</text:span><text:span text:style-name="style5">sizeof</text:span><text:span text:style-name="style10">( </text:span><text:span text:style-name="style11">wV </text:span><text:span text:style-name="style10">) );</text:span></text:h>
      <text:h text:style-name="Default" text:outline-level="1"><text:s/>68 <text:s text:c="5"/><text:span text:style-name="style10">} </text:span><text:span text:style-name="style5">else</text:span></text:h>
      <text:h text:style-name="Default" text:outline-level="1"><text:s/>69 <text:s text:c="5"/><text:span text:style-name="style10">{ </text:span><text:span text:style-name="style5">byte </text:span><text:span text:style-name="style11">ev</text:span><text:span text:style-name="style10">=</text:span><text:span text:style-name="style4">0</text:span><text:span text:style-name="style10">;</text:span></text:h>
      <text:h text:style-name="Default" text:outline-level="1"><text:s/>70 <text:s text:c="6"/><text:span text:style-name="style5">Real </text:span><text:span text:style-name="style11">w</text:span><text:span text:style-name="style10">=</text:span><text:span text:style-name="style11">Course</text:span><text:span text:style-name="style10">+</text:span><text:span text:style-name="style11">Dir</text:span><text:span text:style-name="style10">.</text:span><text:span text:style-name="style11">z</text:span><text:span text:style-name="style10">,</text:span><text:span text:style-name="style11">a</text:span><text:span text:style-name="style10">,</text:span><text:span text:style-name="style11">m</text:span><text:span text:style-name="style10">,</text:span><text:span text:style-name="style11">f</text:span><text:span text:style-name="style10">,</text:span><text:span text:style-name="style11">v</text:span><text:span text:style-name="style10">=(</text:span><text:span text:style-name="style11">cSp</text:span><text:span text:style-name="style10">-</text:span><text:span text:style-name="style11">Speed</text:span><text:span text:style-name="style10">)*</text:span><text:span text:style-name="style4">3600.0</text:span><text:span text:style-name="style10">/</text:span><text:span text:style-name="style11">_Mile</text:span><text:span text:style-name="style10">, </text:span><text:span text:style-name="style2">// +отличие скорости хода в узлах</text:span></text:h>
      <text:h text:style-name="Default" text:outline-level="1"><text:s/>71 <text:s text:c="11"/><text:span text:style-name="style11">w1</text:span><text:span text:style-name="style10">=</text:span><text:span text:style-name="style11">Route</text:span><text:span text:style-name="style10">[-</text:span><text:span text:style-name="style4">1</text:span><text:span text:style-name="style10">].</text:span><text:span text:style-name="style11">z</text:span><text:span text:style-name="style10">,</text:span><text:span text:style-name="style11">w2</text:span><text:span text:style-name="style10">=</text:span><text:span text:style-name="style11">Route</text:span><text:span text:style-name="style10">[-</text:span><text:span text:style-name="style4">2</text:span><text:span text:style-name="style10">].</text:span><text:span text:style-name="style11">z</text:span><text:span text:style-name="style10">,</text:span><text:span text:style-name="style11">w3</text:span><text:span text:style-name="style10">=</text:span><text:span text:style-name="style11">Route</text:span><text:span text:style-name="style10">[-</text:span><text:span text:style-name="style4">3</text:span><text:span text:style-name="style10">].</text:span><text:span text:style-name="style11">z</text:span><text:span text:style-name="style10">,</text:span></text:h>
      <text:h text:style-name="Default" text:outline-level="1"><text:s/>72 <text:s text:c="11"/><text:span text:style-name="style11">s1</text:span><text:span text:style-name="style10">=</text:span><text:span text:style-name="style11">Length</text:span><text:span text:style-name="style10">*</text:span><text:span text:style-name="style11">sin</text:span><text:span text:style-name="style10">( </text:span><text:span text:style-name="style11">Swing</text:span><text:span text:style-name="style10">[-</text:span><text:span text:style-name="style4">1</text:span><text:span text:style-name="style10">].</text:span><text:span text:style-name="style11">y </text:span><text:span text:style-name="style10">)/</text:span><text:span text:style-name="style4">2</text:span><text:span text:style-name="style10">, </text:span><text:span text:style-name="style11">s2</text:span><text:span text:style-name="style10">=</text:span><text:span text:style-name="style11">Length</text:span><text:span text:style-name="style10">*</text:span><text:span text:style-name="style11">sin</text:span><text:span text:style-name="style10">( </text:span><text:span text:style-name="style11">Swing</text:span><text:span text:style-name="style10">[-</text:span><text:span text:style-name="style4">2</text:span><text:span text:style-name="style10">].</text:span><text:span text:style-name="style11">y </text:span><text:span text:style-name="style10">)/</text:span><text:span text:style-name="style4">2</text:span><text:span text:style-name="style10">,</text:span></text:h>
      <text:h text:style-name="Default" text:outline-level="1"><text:s/>73 <text:s text:c="11"/><text:span text:style-name="style11">s3</text:span><text:span text:style-name="style10">=</text:span><text:span text:style-name="style11">Length</text:span><text:span text:style-name="style10">*</text:span><text:span text:style-name="style11">sin</text:span><text:span text:style-name="style10">( </text:span><text:span text:style-name="style11">Swing</text:span><text:span text:style-name="style10">[-</text:span><text:span text:style-name="style4">3</text:span><text:span text:style-name="style10">].</text:span><text:span text:style-name="style11">y </text:span><text:span text:style-name="style10">)/</text:span><text:span text:style-name="style4">2</text:span><text:span text:style-name="style10">, </text:span><text:span text:style-name="style11">d</text:span><text:span text:style-name="style10">=</text:span><text:span text:style-name="style11">S</text:span><text:span text:style-name="style10">.</text:span><text:span text:style-name="style11">Tstep</text:span><text:span text:style-name="style10">/</text:span><text:span text:style-name="style11">S</text:span><text:span text:style-name="style10">.</text:span><text:span text:style-name="style11">tKrat</text:span><text:span text:style-name="style10">; </text:span><text:span text:style-name="style11">d</text:span><text:span text:style-name="style10">=</text:span><text:span text:style-name="style11">_g</text:span><text:span text:style-name="style10">*</text:span><text:span text:style-name="style11">d</text:span><text:span text:style-name="style10">*</text:span><text:span text:style-name="style11">d</text:span><text:span text:style-name="style10">;</text:span></text:h>
      <text:h text:style-name="Default" text:outline-level="1"><text:s/>74 <text:s text:c="7"/><text:span text:style-name="style11">m </text:span><text:span text:style-name="style10">= ( </text:span><text:span text:style-name="style11">w1 </text:span><text:span text:style-name="style10">- </text:span><text:span text:style-name="style4">2</text:span><text:span text:style-name="style10">*</text:span><text:span text:style-name="style11">w2 </text:span><text:span text:style-name="style10">+ </text:span><text:span text:style-name="style11">w3 </text:span><text:span text:style-name="style10">)/</text:span><text:span text:style-name="style11">d</text:span><text:span text:style-name="style10">; <text:s text:c="9"/></text:span><text:span text:style-name="style2">// расчетный шаг в циклах эксперимента</text:span></text:h>
      <text:h text:style-name="Default" text:outline-level="1"><text:s/>75 <text:s text:c="7"/><text:span text:style-name="style11">a </text:span><text:span text:style-name="style10">= ( </text:span><text:span text:style-name="style11">w1</text:span><text:span text:style-name="style10">+</text:span><text:span text:style-name="style11">s1 </text:span><text:span text:style-name="style10">-</text:span><text:span text:style-name="style4">2</text:span><text:span text:style-name="style10">*(</text:span><text:span text:style-name="style11">w2</text:span><text:span text:style-name="style10">+</text:span><text:span text:style-name="style11">s2</text:span><text:span text:style-name="style10">) + </text:span><text:span text:style-name="style11">w3</text:span><text:span text:style-name="style10">+</text:span><text:span text:style-name="style11">s3 </text:span><text:span text:style-name="style10">)/</text:span><text:span text:style-name="style11">d</text:span><text:span text:style-name="style10">;</text:span></text:h>
      <text:h text:style-name="Default" text:outline-level="1"><text:s/>76 <text:s text:c="7"/><text:span text:style-name="style11">f </text:span><text:span text:style-name="style10">= ( </text:span><text:span text:style-name="style11">w1</text:span><text:span text:style-name="style10">-</text:span><text:span text:style-name="style11">s1 </text:span><text:span text:style-name="style10">-</text:span><text:span text:style-name="style4">2</text:span><text:span text:style-name="style10">*(</text:span><text:span text:style-name="style11">w2</text:span><text:span text:style-name="style10">-</text:span><text:span text:style-name="style11">s2</text:span><text:span text:style-name="style10">) + </text:span><text:span text:style-name="style11">w3</text:span><text:span text:style-name="style10">-</text:span><text:span text:style-name="style11">s3 </text:span><text:span text:style-name="style10">)/</text:span><text:span text:style-name="style11">d</text:span><text:span text:style-name="style10">;</text:span></text:h>
      <text:h text:style-name="Default" text:outline-level="1"><text:soft-page-break/><text:s/>77 <text:s text:c="7"/><text:span text:style-name="style11">shortEx </text:span><text:span text:style-name="style10">= (</text:span><text:span text:style-name="style11">Educt</text:span><text:span text:style-name="style10">&amp;</text:span><text:span text:style-name="style4">0x200</text:span><text:span text:style-name="style10">)!=</text:span><text:span text:style-name="style4">0</text:span><text:span text:style-name="style10">; <text:s text:c="3"/></text:span><text:span text:style-name="style2">// режим записи только превышающих величин</text:span></text:h>
      <text:h text:style-name="Default" text:outline-level="1"><text:s/>78 <text:s text:c="7"/><text:span text:style-name="style5">if</text:span><text:span text:style-name="style10">( </text:span><text:span text:style-name="style11">extFix</text:span><text:span text:style-name="style10">( </text:span><text:span text:style-name="style11">wV</text:span><text:span text:style-name="style10">,</text:span><text:span text:style-name="style11">v </text:span><text:span text:style-name="style10">) <text:s text:c="6"/>)</text:span><text:span text:style-name="style5">if</text:span><text:span text:style-name="style10">( </text:span><text:span text:style-name="style11">Educt</text:span><text:span text:style-name="style10">&amp;</text:span><text:span text:style-name="style4">1 <text:s/></text:span><text:span text:style-name="style10">)</text:span><text:span text:style-name="style11">ev</text:span><text:span text:style-name="style10">|=</text:span><text:span text:style-name="style4">1</text:span><text:span text:style-name="style10">; <text:s text:c="2"/></text:span><text:span text:style-name="style2">// потеря скорости хода</text:span></text:h>
      <text:h text:style-name="Default" text:outline-level="1"><text:s/>79 <text:s text:c="7"/><text:span text:style-name="style5">if</text:span><text:span text:style-name="style10">( </text:span><text:span text:style-name="style11">extFix</text:span><text:span text:style-name="style10">( </text:span><text:span text:style-name="style11">wC</text:span><text:span text:style-name="style10">,</text:span><text:span text:style-name="style11">angle</text:span><text:span text:style-name="style10">(</text:span><text:span text:style-name="style11">w</text:span><text:span text:style-name="style10">)) )</text:span><text:span text:style-name="style5">if</text:span><text:span text:style-name="style10">( </text:span><text:span text:style-name="style11">Educt</text:span><text:span text:style-name="style10">&amp;</text:span><text:span text:style-name="style4">2 <text:s/></text:span><text:span text:style-name="style10">)</text:span><text:span text:style-name="style11">ev</text:span><text:span text:style-name="style10">|=</text:span><text:span text:style-name="style4">2</text:span><text:span text:style-name="style10">; <text:s text:c="2"/></text:span><text:span text:style-name="style2">// рыскание</text:span></text:h>
      <text:h text:style-name="Default" text:outline-level="1"><text:s/>80 <text:s text:c="7"/><text:span text:style-name="style5">if</text:span><text:span text:style-name="style10">( </text:span><text:span text:style-name="style11">extFix</text:span><text:span text:style-name="style10">( </text:span><text:span text:style-name="style11">wZ</text:span><text:span text:style-name="style10">,</text:span><text:span text:style-name="style11">Z </text:span><text:span text:style-name="style10">) <text:s text:c="6"/>)</text:span><text:span text:style-name="style5">if</text:span><text:span text:style-name="style10">( </text:span><text:span text:style-name="style11">Educt</text:span><text:span text:style-name="style10">&amp;</text:span><text:span text:style-name="style4">4 <text:s/></text:span><text:span text:style-name="style10">)</text:span><text:span text:style-name="style11">ev</text:span><text:span text:style-name="style10">|=</text:span><text:span text:style-name="style4">4</text:span><text:span text:style-name="style10">; <text:s text:c="2"/></text:span><text:span text:style-name="style2">// вертикальная,</text:span></text:h>
      <text:h text:style-name="Default" text:outline-level="1"><text:s/>81 <text:s text:c="7"/><text:span text:style-name="style5">if</text:span><text:span text:style-name="style10">( </text:span><text:span text:style-name="style11">extFix</text:span><text:span text:style-name="style10">( </text:span><text:span text:style-name="style11">wX</text:span><text:span text:style-name="style10">,</text:span><text:span text:style-name="style11">Dir</text:span><text:span text:style-name="style10">.</text:span><text:span text:style-name="style11">x </text:span><text:span text:style-name="style10">) <text:s text:c="2"/>)</text:span><text:span text:style-name="style5">if</text:span><text:span text:style-name="style10">( </text:span><text:span text:style-name="style11">Educt</text:span><text:span text:style-name="style10">&amp;</text:span><text:span text:style-name="style4">8 <text:s/></text:span><text:span text:style-name="style10">)</text:span><text:span text:style-name="style11">ev</text:span><text:span text:style-name="style10">|=</text:span><text:span text:style-name="style4">8</text:span><text:span text:style-name="style10">; <text:s text:c="2"/></text:span><text:span text:style-name="style2">// бортовая и</text:span></text:h>
      <text:h text:style-name="Default" text:outline-level="1"><text:s/>82 <text:s text:c="7"/><text:span text:style-name="style5">if</text:span><text:span text:style-name="style10">( </text:span><text:span text:style-name="style11">extFix</text:span><text:span text:style-name="style10">( </text:span><text:span text:style-name="style11">wY</text:span><text:span text:style-name="style10">,</text:span><text:span text:style-name="style11">Dir</text:span><text:span text:style-name="style10">.</text:span><text:span text:style-name="style11">y </text:span><text:span text:style-name="style10">) <text:s text:c="2"/>)</text:span><text:span text:style-name="style5">if</text:span><text:span text:style-name="style10">( </text:span><text:span text:style-name="style11">Educt</text:span><text:span text:style-name="style10">&amp;</text:span><text:span text:style-name="style4">16 </text:span><text:span text:style-name="style10">)</text:span><text:span text:style-name="style11">ev</text:span><text:span text:style-name="style10">|=</text:span><text:span text:style-name="style4">16</text:span><text:span text:style-name="style10">; <text:s/></text:span><text:span text:style-name="style2">// килевая качка</text:span></text:h>
      <text:h text:style-name="Default" text:outline-level="1"><text:s/>83 <text:s text:c="7"/><text:span text:style-name="style5">if</text:span><text:span text:style-name="style10">( </text:span><text:span text:style-name="style11">extFix</text:span><text:span text:style-name="style10">( </text:span><text:span text:style-name="style11">wA</text:span><text:span text:style-name="style10">,</text:span><text:span text:style-name="style11">a </text:span><text:span text:style-name="style10">) <text:s text:c="6"/>)</text:span><text:span text:style-name="style5">if</text:span><text:span text:style-name="style10">( </text:span><text:span text:style-name="style11">Educt</text:span><text:span text:style-name="style10">&amp;</text:span><text:span text:style-name="style4">32 </text:span><text:span text:style-name="style10">)</text:span><text:span text:style-name="style11">ev</text:span><text:span text:style-name="style10">|=</text:span><text:span text:style-name="style4">32</text:span><text:span text:style-name="style10">; <text:s/></text:span><text:span text:style-name="style2">// ускорение ахтерштевня</text:span></text:h>
      <text:h text:style-name="Default" text:outline-level="1"><text:s/>84 <text:s text:c="7"/><text:span text:style-name="style5">if</text:span><text:span text:style-name="style10">( </text:span><text:span text:style-name="style11">extFix</text:span><text:span text:style-name="style10">( </text:span><text:span text:style-name="style11">wM</text:span><text:span text:style-name="style10">,</text:span><text:span text:style-name="style11">m </text:span><text:span text:style-name="style10">) <text:s text:c="6"/>)</text:span><text:span text:style-name="style5">if</text:span><text:span text:style-name="style10">( </text:span><text:span text:style-name="style11">Educt</text:span><text:span text:style-name="style10">&amp;</text:span><text:span text:style-name="style4">64 </text:span><text:span text:style-name="style10">)</text:span><text:span text:style-name="style11">ev</text:span><text:span text:style-name="style10">|=</text:span><text:span text:style-name="style4">64</text:span><text:span text:style-name="style10">; <text:s/></text:span><text:span text:style-name="style2">// ускорение на миделе</text:span></text:h>
      <text:h text:style-name="Default" text:outline-level="1"><text:s/>85 <text:s text:c="7"/><text:span text:style-name="style5">if</text:span><text:span text:style-name="style10">( </text:span><text:span text:style-name="style11">extFix</text:span><text:span text:style-name="style10">( </text:span><text:span text:style-name="style11">wF</text:span><text:span text:style-name="style10">,</text:span><text:span text:style-name="style11">f </text:span><text:span text:style-name="style10">) <text:s text:c="6"/>)</text:span><text:span text:style-name="style5">if</text:span><text:span text:style-name="style10">( </text:span><text:span text:style-name="style11">Educt</text:span><text:span text:style-name="style10">&amp;</text:span><text:span text:style-name="style4">128</text:span><text:span text:style-name="style10">)</text:span><text:span text:style-name="style11">ev</text:span><text:span text:style-name="style10">|=</text:span><text:span text:style-name="style4">128</text:span><text:span text:style-name="style10">; </text:span><text:span text:style-name="style2">// и вблизи форштевня</text:span></text:h>
      <text:h text:style-name="Default" text:outline-level="1"><text:s/>86 <text:s text:c="7"/><text:span text:style-name="style5">if</text:span><text:span text:style-name="style10">( </text:span><text:span text:style-name="style11">ev </text:span><text:span text:style-name="style10">)</text:span></text:h>
      <text:h text:style-name="Default" text:outline-level="1"><text:s/>87 <text:s text:c="7"/><text:span text:style-name="style10">{ </text:span><text:span text:style-name="style5">static char </text:span><text:span text:style-name="style11">str</text:span><text:span text:style-name="style10">[</text:span><text:span text:style-name="style4">64</text:span><text:span text:style-name="style10">]; </text:span><text:span text:style-name="style5">int </text:span><text:span text:style-name="style11">i</text:span><text:span text:style-name="style10">; </text:span><text:span text:style-name="style11">logTime</text:span><text:span text:style-name="style10">(); <text:s/></text:span><text:span text:style-name="style2">// сначала время, отсчеты шагов</text:span></text:h>
      <text:h text:style-name="Default" text:outline-level="1"><text:s/>88 <text:s text:c="9"/><text:span text:style-name="style11">sprintf</text:span><text:span text:style-name="style10">( </text:span><text:span text:style-name="style11">str</text:span><text:span text:style-name="style10">,</text:span><text:span text:style-name="style6">" <text:s/>⇒ %s±ξ%5.1f%-+5.1f %s±χ%6.1f%-+6.1f"</text:span><text:span text:style-name="style10">,</text:span></text:h>
      <text:h text:style-name="Default" text:outline-level="1"><text:s/>89 <text:s text:c="18"/><text:span text:style-name="style11">ev</text:span><text:span text:style-name="style10">&amp;</text:span><text:span text:style-name="style4">1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Speed</text:span><text:span text:style-name="style10">*</text:span><text:span text:style-name="style4">3600.0</text:span><text:span text:style-name="style10">/</text:span><text:span text:style-name="style11">_Mile</text:span><text:span text:style-name="style10">,</text:span><text:span text:style-name="style11">v</text:span><text:span text:style-name="style10">,</text:span></text:h>
      <text:h text:style-name="Default" text:outline-level="1"><text:s/>90 <text:s text:c="18"/><text:span text:style-name="style11">ev</text:span><text:span text:style-name="style10">&amp;</text:span><text:span text:style-name="style4">2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Course</text:span><text:span text:style-name="style10">*</text:span><text:span text:style-name="style11">_Rd</text:span><text:span text:style-name="style10">,-</text:span><text:span text:style-name="style11">w</text:span><text:span text:style-name="style10">*</text:span><text:span text:style-name="style11">_Rd </text:span><text:span text:style-name="style10">); </text:span><text:span text:style-name="style11">PtoG</text:span><text:span text:style-name="style10">( </text:span><text:span text:style-name="style11">str</text:span><text:span text:style-name="style10">+</text:span><text:span text:style-name="style4">24 </text:span><text:span text:style-name="style10">);</text:span></text:h>
      <text:h text:style-name="Default" text:outline-level="1"><text:s/>91 <text:s text:c="9"/><text:span text:style-name="style11">fprintf</text:span><text:span text:style-name="style10">( </text:span><text:span text:style-name="style11">VIL</text:span><text:span text:style-name="style10">,</text:span><text:span text:style-name="style11">str </text:span><text:span text:style-name="style10">);</text:span><text:span text:style-name="style2">// Б-〈П÷Л〉на борт; Р-руль〈П÷Л〉 полборта; М-помалу〈П÷Л〉</text:span></text:h>
      <text:h text:style-name="Default" text:outline-level="1"><text:s/>92 <text:s text:c="9"/><text:span text:style-name="style5">if</text:span><text:span text:style-name="style10">( </text:span><text:span text:style-name="style11">fabs</text:span><text:span text:style-name="style10">( </text:span><text:span text:style-name="style11">w </text:span><text:span text:style-name="style10">)&lt;</text:span><text:span text:style-name="style11">_Pi</text:span><text:span text:style-name="style10">/</text:span><text:span text:style-name="style4">32.0 </text:span><text:span text:style-name="style10">)</text:span><text:span text:style-name="style11">fprintf</text:span><text:span text:style-name="style10">( </text:span><text:span text:style-name="style11">VIL</text:span><text:span text:style-name="style10">,</text:span><text:span text:style-name="style6">"↨ " </text:span><text:span text:style-name="style10">); </text:span><text:span text:style-name="style5">else</text:span></text:h>
      <text:h text:style-name="Default" text:outline-level="1"><text:s/>93 <text:s text:c="9"/><text:span text:style-name="style10">{ </text:span><text:span text:style-name="style11">fprintf</text:span><text:span text:style-name="style10">( </text:span><text:span text:style-name="style11">VIL</text:span><text:span text:style-name="style10">,</text:span><text:span text:style-name="style11">w</text:span><text:span text:style-name="style10">&gt;</text:span><text:span text:style-name="style4">0</text:span><text:span text:style-name="style10">?</text:span><text:span text:style-name="style6">"п"</text:span><text:span text:style-name="style10">:</text:span><text:span text:style-name="style6">"л" </text:span><text:span text:style-name="style10">);</text:span></text:h>
      <text:h text:style-name="Default" text:outline-level="1"><text:s/>94 <text:s text:c="11"/><text:span text:style-name="style11">fprintf</text:span><text:span text:style-name="style10">( </text:span><text:span text:style-name="style11">VIL</text:span><text:span text:style-name="style10">, </text:span><text:span text:style-name="style11">dCs</text:span><text:span text:style-name="style10">&gt;</text:span><text:span text:style-name="style11">_Pi</text:span><text:span text:style-name="style10">/</text:span><text:span text:style-name="style4">59</text:span><text:span text:style-name="style10">?</text:span><text:span text:style-name="style6">"Б" </text:span><text:span text:style-name="style10">: </text:span><text:span text:style-name="style11">dCs</text:span><text:span text:style-name="style10">&lt;</text:span><text:span text:style-name="style11">_Pi</text:span><text:span text:style-name="style10">/</text:span><text:span text:style-name="style4">61</text:span><text:span text:style-name="style10">?</text:span><text:span text:style-name="style6">"M"</text:span><text:span text:style-name="style10">:</text:span><text:span text:style-name="style6">"P" </text:span><text:span text:style-name="style10">);</text:span></text:h>
      <text:h text:style-name="Default" text:outline-level="1"><text:s/>95 <text:s text:c="9"/><text:span text:style-name="style10">}</text:span></text:h>
      <text:h text:style-name="Default" text:outline-level="1"><text:s/>96 <text:s text:c="9"/><text:span text:style-name="style11">sprintf</text:span><text:span text:style-name="style10">( </text:span><text:span text:style-name="style11">str</text:span><text:span text:style-name="style10">,</text:span><text:span text:style-name="style6">" %sζ%+4.1f∫%-+4.1f "</text:span><text:span text:style-name="style10">, <text:s text:c="4"/></text:span><text:span text:style-name="style2">// вертикальная качка и уровень</text:span></text:h>
      <text:h text:style-name="Default" text:outline-level="1"><text:s/>97 <text:s text:c="18"/><text:span text:style-name="style11">ev</text:span><text:span text:style-name="style10">&amp;</text:span><text:span text:style-name="style4">4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Z</text:span><text:span text:style-name="style10">,</text:span><text:span text:style-name="style11">S</text:span><text:span text:style-name="style10">.</text:span><text:span text:style-name="style11">Value</text:span><text:span text:style-name="style10">( </text:span><text:span text:style-name="style11">out</text:span><text:span text:style-name="style10">( </text:span><text:span text:style-name="style11">Zero </text:span><text:span text:style-name="style10">) ) ); </text:span><text:span text:style-name="style11">i</text:span><text:span text:style-name="style10">=</text:span><text:span text:style-name="style11">Ulen</text:span><text:span text:style-name="style10">( </text:span><text:span text:style-name="style11">str </text:span><text:span text:style-name="style10">);</text:span></text:h>
      <text:h text:style-name="Default" text:outline-level="1"><text:s/>98 <text:s text:c="9"/><text:span text:style-name="style11">fprintf</text:span><text:span text:style-name="style10">( </text:span><text:span text:style-name="style11">VIL</text:span><text:span text:style-name="style10">,</text:span><text:span text:style-name="style11">str </text:span><text:span text:style-name="style10">); </text:span><text:span text:style-name="style5">while</text:span><text:span text:style-name="style10">( ++</text:span><text:span text:style-name="style11">i</text:span><text:span text:style-name="style10">&lt;</text:span><text:span text:style-name="style4">15 </text:span><text:span text:style-name="style10">)</text:span><text:span text:style-name="style11">fprintf</text:span><text:span text:style-name="style10">( </text:span><text:span text:style-name="style11">VIL</text:span><text:span text:style-name="style10">,</text:span><text:span text:style-name="style6">"_" </text:span><text:span text:style-name="style10">);</text:span></text:h>
      <text:h text:style-name="Default" text:outline-level="1"><text:s/>99 <text:s text:c="9"/><text:span text:style-name="style11">sprintf</text:span><text:span text:style-name="style10">( </text:span><text:span text:style-name="style11">str</text:span><text:span text:style-name="style10">,</text:span><text:span text:style-name="style6">" %sϑ%-+6.1f %sψ%-+6.1f "</text:span><text:span text:style-name="style10">, <text:s text:c="18"/></text:span><text:span text:style-name="style2">// углы качки</text:span></text:h>
      <text:h text:style-name="Default" text:outline-level="1">100 <text:s text:c="18"/><text:span text:style-name="style11">ev</text:span><text:span text:style-name="style10">&amp;</text:span><text:span text:style-name="style4">8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Dir</text:span><text:span text:style-name="style10">.</text:span><text:span text:style-name="style11">x</text:span><text:span text:style-name="style10">*</text:span><text:span text:style-name="style11">_Rd</text:span><text:span text:style-name="style10">,</text:span><text:span text:style-name="style11">ev</text:span><text:span text:style-name="style10">&amp;</text:span><text:span text:style-name="style4">16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Dir</text:span><text:span text:style-name="style10">.</text:span><text:span text:style-name="style11">y</text:span><text:span text:style-name="style10">*</text:span><text:span text:style-name="style11">_Rd </text:span><text:span text:style-name="style10">); </text:span><text:span text:style-name="style11">PtoG</text:span><text:span text:style-name="style10">( </text:span><text:span text:style-name="style11">str </text:span><text:span text:style-name="style10">);</text:span></text:h>
      <text:h text:style-name="Default" text:outline-level="1">101 <text:s text:c="9"/><text:span text:style-name="style11">fprintf</text:span><text:span text:style-name="style10">( </text:span><text:span text:style-name="style11">VIL</text:span><text:span text:style-name="style10">,</text:span><text:span text:style-name="style6">"%s« %s%+4.1f %s%+4.1f %s%-+5.1f »"</text:span><text:span text:style-name="style10">,</text:span><text:span text:style-name="style11">str</text:span><text:span text:style-name="style10">,</text:span></text:h>
      <text:h text:style-name="Default" text:outline-level="1">102 <text:s text:c="18"/><text:span text:style-name="style11">ev</text:span><text:span text:style-name="style10">&amp;</text:span><text:span text:style-name="style4">32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a</text:span><text:span text:style-name="style10">,</text:span><text:span text:style-name="style11">ev</text:span><text:span text:style-name="style10">&amp;</text:span><text:span text:style-name="style4">64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m</text:span><text:span text:style-name="style10">,</text:span><text:span text:style-name="style11">ev</text:span><text:span text:style-name="style10">&amp;</text:span><text:span text:style-name="style4">128</text:span><text:span text:style-name="style10">?</text:span><text:span text:style-name="style6">"•"</text:span><text:span text:style-name="style10">:</text:span><text:span text:style-name="style6">"·"</text:span><text:span text:style-name="style10">,</text:span><text:span text:style-name="style11">f </text:span><text:span text:style-name="style10">);</text:span></text:h>
      <text:h text:style-name="Default" text:outline-level="1">103 <text:s text:c="3"/><text:span text:style-name="style10">} } 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04 <text:s/><text:span text:style-name="style10">}</text:span></text:h>
      <text:h text:style-name="Default" text:outline-level="1">105 <text:s/><text:span text:style-name="style2">// <text:s/>Блок текущей консольной текстовой информации о штормовом море и корабле</text:span></text:h>
      <text:h text:style-name="Default" text:outline-level="1">106 <text:s/><text:span text:style-name="style2">//</text:span></text:h>
      <text:h text:style-name="Default" text:outline-level="1">107 <text:s/><text:span text:style-name="style5">void </text:span><text:span text:style-name="style11">wavePrint</text:span><text:span text:style-name="style10">() <text:s text:c="15"/></text:span><text:span text:style-name="style2">// процедура печати используется для обновления</text:span></text:h>
      <text:h text:style-name="Default" text:outline-level="1">108 <text:s/><text:span text:style-name="style10">{ </text:span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 <text:s text:c="13"/></text:span><text:span text:style-name="style2">// <text:s/>при изменении параметров волн Field::Config</text:span></text:h>
      <text:h text:style-name="Default" text:outline-level="1">109 <text:s text:c="3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10</text:span><text:span text:style-name="style10">; </text:span><text:span text:style-name="style11">y</text:span><text:span text:style-name="style10">&lt;=</text:span><text:span text:style-name="style4">12</text:span><text:span text:style-name="style10">; </text:span><text:span text:style-name="style11">y</text:span><text:span text:style-name="style10">++ )</text:span></text:h>
      <text:h text:style-name="Default" text:outline-level="1">110 <text:s text:c="3"/><text:span text:style-name="style10">{ </text:span><text:span text:style-name="style11">Waves </text:span><text:span text:style-name="style10">&amp;</text:span><text:span text:style-name="style11">W </text:span><text:span text:style-name="style10">= </text:span><text:span text:style-name="style11">y</text:span><text:span text:style-name="style10">==</text:span><text:span text:style-name="style4">10 </text:span><text:span text:style-name="style10">? </text:span><text:span text:style-name="style11">S</text:span><text:span text:style-name="style10">.</text:span><text:span text:style-name="style11">Wind </text:span><text:span text:style-name="style10">: ( </text:span><text:span text:style-name="style11">y</text:span><text:span text:style-name="style10">==</text:span><text:span text:style-name="style4">11 </text:span><text:span text:style-name="style10">? </text:span><text:span text:style-name="style11">S</text:span><text:span text:style-name="style10">.</text:span><text:span text:style-name="style11">Swell </text:span><text:span text:style-name="style10">: </text:span><text:span text:style-name="style11">S</text:span><text:span text:style-name="style10">.</text:span><text:span text:style-name="style11">Surge </text:span><text:span text:style-name="style10">);</text:span></text:h>
      <text:h text:style-name="Default" text:outline-level="1">111 <text:s text:c="5"/><text:span text:style-name="style11">textcolor</text:span><text:span text:style-name="style10">( </text:span><text:span text:style-name="style11">LIGHTCYAN </text:span><text:span text:style-name="style10">); </text:span><text:span text:style-name="style11">cprint</text:span><text:span text:style-name="style10">( </text:span><text:span text:style-name="style4">2</text:span><text:span text:style-name="style10">,</text:span><text:span text:style-name="style11">y</text:span><text:span text:style-name="style10">,</text:span><text:span text:style-name="style6">"%-5s: "</text:span><text:span text:style-name="style10">,</text:span><text:span text:style-name="style11">W</text:span><text:span text:style-name="style10">.</text:span><text:span text:style-name="style11">Title </text:span><text:span text:style-name="style10">);</text:span></text:h>
      <text:h text:style-name="Default" text:outline-level="1">112 <text:s text:c="5"/><text:span text:style-name="style11">textcolor</text:span><text:span text:style-name="style10">( </text:span><text:span text:style-name="style11">LIGHTGRAY </text:span><text:span text:style-name="style10">); </text:span><text:span text:style-name="style11">cprint</text:span><text:span text:style-name="style10">( </text:span><text:span text:style-name="style4">9</text:span><text:span text:style-name="style10">,</text:span><text:span text:style-name="style11">y</text:span><text:span text:style-name="style10">,</text:span><text:span text:style-name="style11">y</text:span><text:span text:style-name="style10">==</text:span><text:span text:style-name="style4">10</text:span></text:h>
      <text:h text:style-name="Default" text:outline-level="1">113 <text:s text:c="3"/><text:span text:style-name="style10">? </text:span><text:span text:style-name="style6">"L=%3.0f м, T=%4.1f\", A=%4.2f м, C=%4.1f м/с, Dir=%3.0f°, Ds=%.1f м [%d·%d] = {%.0f·%.0f} м\n"</text:span></text:h>
      <text:h text:style-name="Default" text:outline-level="1">114 <text:s text:c="3"/><text:span text:style-name="style10">: </text:span><text:span text:style-name="style6">" <text:s/>%3.0f м, <text:s text:c="2"/>%4.1f\", <text:s text:c="2"/>%4.2f м, <text:s text:c="2"/>%4.1f м/с, <text:s text:c="4"/>%3.0f°, <text:s text:c="3"/>%.1f м [%d·%d] \n"</text:span><text:span text:style-name="style10">,</text:span></text:h>
      <text:h text:style-name="Default" text:outline-level="1">115 <text:s text:c="6"/><text:span text:style-name="style11">W</text:span><text:span text:style-name="style10">.</text:span><text:span text:style-name="style11">Length</text:span><text:span text:style-name="style10">,</text:span><text:span text:style-name="style11">W</text:span><text:span text:style-name="style10">.</text:span><text:span text:style-name="style11">Length</text:span><text:span text:style-name="style10">/</text:span><text:span text:style-name="style11">W</text:span><text:span text:style-name="style10">.</text:span><text:span text:style-name="style11">Cw</text:span><text:span text:style-name="style10">,</text:span><text:span text:style-name="style11">W</text:span><text:span text:style-name="style10">.</text:span><text:span text:style-name="style11">Height</text:span><text:span text:style-name="style10">,</text:span><text:span text:style-name="style11">W</text:span><text:span text:style-name="style10">.</text:span><text:span text:style-name="style11">Cw</text:span><text:span text:style-name="style10">,(</text:span><text:span text:style-name="style11">_Pi</text:span><text:span text:style-name="style10">-</text:span><text:span text:style-name="style11">atan2</text:span><text:span text:style-name="style10">(</text:span><text:span text:style-name="style11">W</text:span><text:span text:style-name="style10">.</text:span><text:span text:style-name="style11">x</text:span><text:span text:style-name="style10">.</text:span><text:span text:style-name="style11">y</text:span><text:span text:style-name="style10">,</text:span><text:span text:style-name="style11">W</text:span><text:span text:style-name="style10">.</text:span><text:span text:style-name="style11">x</text:span><text:span text:style-name="style10">.</text:span><text:span text:style-name="style11">x</text:span><text:span text:style-name="style10">))*</text:span><text:span text:style-name="style11">_Rd</text:span><text:span text:style-name="style10">,</text:span></text:h>
      <text:h text:style-name="Default" text:outline-level="1">116 <text:s text:c="6"/><text:span text:style-name="style11">W</text:span><text:span text:style-name="style10">.</text:span><text:span text:style-name="style11">Ds</text:span><text:span text:style-name="style10">,</text:span><text:span text:style-name="style11">W</text:span><text:span text:style-name="style10">.</text:span><text:span text:style-name="style11">Mx</text:span><text:span text:style-name="style10">,</text:span><text:span text:style-name="style11">W</text:span><text:span text:style-name="style10">.</text:span><text:span text:style-name="style11">My</text:span><text:span text:style-name="style10">,</text:span><text:span text:style-name="style11">S</text:span><text:span text:style-name="style10">.</text:span><text:span text:style-name="style11">Long</text:span><text:span text:style-name="style10">,</text:span><text:span text:style-name="style11">S</text:span><text:span text:style-name="style10">.</text:span><text:span text:style-name="style11">Wide </text:span><text:span text:style-name="style10">);</text:span></text:h>
      <text:h text:style-name="Default" text:outline-level="1">117 <text:s/><text:span text:style-name="style10">} }</text:span></text:h>
      <text:h text:style-name="Default" text:outline-level="1">118 <text:s/><text:span text:style-name="style5">void </text:span><text:span text:style-name="style11">logWave</text:span><text:span text:style-name="style10">()</text:span></text:h>
      <text:h text:style-name="Default" text:outline-level="1">119 <text:s/><text:span text:style-name="style10">{ </text:span><text:span text:style-name="style11">wavePrint</text:span><text:span text:style-name="style10">(); </text:span><text:span text:style-name="style5">if</text:span><text:span text:style-name="style10">(!</text:span><text:span text:style-name="style11">VIL </text:span><text:span text:style-name="style10">)</text:span><text:span text:style-name="style5">return</text:span><text:span text:style-name="style10">; </text:span><text:span text:style-name="style2">// процедура печати используется для обновления</text:span></text:h>
      <text:h text:style-name="Default" text:outline-level="1">120 <text:s text:c="2"/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 </text:span><text:span text:style-name="style11">logTime</text:span><text:span text:style-name="style10">(); <text:s text:c="3"/></text:span><text:span text:style-name="style2">// <text:s/>отметка момента времени опытовых испытаний</text:span></text:h>
      <text:h text:style-name="Default" text:outline-level="1">121 <text:s text:c="3"/><text:span text:style-name="style11">fprintf</text:span><text:span text:style-name="style10">( </text:span><text:span text:style-name="style11">VIL</text:span><text:span text:style-name="style10">,</text:span><text:span text:style-name="style6">"\n" </text:span><text:span text:style-name="style10">); <text:s text:c="9"/></text:span><text:span text:style-name="style2">// <text:s/>при изменении параметров волн Field::Config</text:span></text:h>
      <text:h text:style-name="Default" text:outline-level="1">122 <text:s text:c="3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=</text:span><text:span text:style-name="style4">2</text:span><text:span text:style-name="style10">; </text:span><text:span text:style-name="style11">y</text:span><text:span text:style-name="style10">++ )</text:span></text:h>
      <text:h text:style-name="Default" text:outline-level="1">123 <text:s text:c="3"/><text:span text:style-name="style10">{ </text:span><text:span text:style-name="style11">Waves </text:span><text:span text:style-name="style10">&amp;</text:span><text:span text:style-name="style11">W </text:span><text:span text:style-name="style10">= !</text:span><text:span text:style-name="style11">y</text:span><text:span text:style-name="style10">?</text:span><text:span text:style-name="style11">S</text:span><text:span text:style-name="style10">.</text:span><text:span text:style-name="style11">Wind</text:span><text:span text:style-name="style10">:(</text:span><text:span text:style-name="style11">y</text:span><text:span text:style-name="style10">==</text:span><text:span text:style-name="style4">1</text:span><text:span text:style-name="style10">?</text:span><text:span text:style-name="style11">S</text:span><text:span text:style-name="style10">.</text:span><text:span text:style-name="style11">Swell</text:span><text:span text:style-name="style10">:</text:span><text:span text:style-name="style11">S</text:span><text:span text:style-name="style10">.</text:span><text:span text:style-name="style11">Surge</text:span><text:span text:style-name="style10">);</text:span></text:h>
      <text:h text:style-name="Default" text:outline-level="1">124 <text:s text:c="5"/><text:span text:style-name="style11">fprintf</text:span><text:span text:style-name="style10">( </text:span><text:span text:style-name="style11">VIL</text:span><text:span text:style-name="style10">,</text:span><text:span text:style-name="style6">" <text:s text:c="2"/>%s: "</text:span><text:span text:style-name="style10">+(</text:span><text:span text:style-name="style4">2</text:span><text:span text:style-name="style10">-</text:span><text:span text:style-name="style11">y</text:span><text:span text:style-name="style10">),</text:span><text:span text:style-name="style11">W</text:span><text:span text:style-name="style10">.</text:span><text:span text:style-name="style11">Title </text:span><text:span text:style-name="style10">);</text:span></text:h>
      <text:h text:style-name="Default" text:outline-level="1">125 <text:s text:c="5"/><text:span text:style-name="style11">fprintf</text:span><text:span text:style-name="style10">( </text:span><text:span text:style-name="style11">VIL</text:span><text:span text:style-name="style10">,!</text:span><text:span text:style-name="style11">y</text:span></text:h>
      <text:h text:style-name="Default" text:outline-level="1">126 <text:s text:c="3"/><text:span text:style-name="style10">? </text:span><text:span text:style-name="style6">"λ=%3.0f м, τ=%4.1f\", ζ=%4.2f м, α=%4.2f, C=%4.1f м/с, A=%3.0f°, δS=%.1f м [%d·%d]\n"</text:span></text:h>
      <text:h text:style-name="Default" text:outline-level="1">127 <text:s text:c="3"/><text:span text:style-name="style10">: </text:span><text:span text:style-name="style6">" <text:s/>%3.0f м, <text:s text:c="2"/>%4.1f\", <text:s text:c="2"/>%4.2f м, <text:s/>=%4.2f, <text:s text:c="2"/>%4.1f м/с, <text:s text:c="2"/>%3.0f°, <text:s text:c="3"/>%.1f м [%d·%d]\n"</text:span><text:span text:style-name="style10">,</text:span></text:h>
      <text:h text:style-name="Default" text:outline-level="1">128 <text:s text:c="6"/><text:span text:style-name="style11">W</text:span><text:span text:style-name="style10">.</text:span><text:span text:style-name="style11">Length</text:span><text:span text:style-name="style10">,</text:span><text:span text:style-name="style11">W</text:span><text:span text:style-name="style10">.</text:span><text:span text:style-name="style11">Length</text:span><text:span text:style-name="style10">/</text:span><text:span text:style-name="style11">W</text:span><text:span text:style-name="style10">.</text:span><text:span text:style-name="style11">Cw</text:span><text:span text:style-name="style10">,</text:span><text:span text:style-name="style11">W</text:span><text:span text:style-name="style10">.</text:span><text:span text:style-name="style11">Height</text:span><text:span text:style-name="style10">,</text:span><text:span text:style-name="style11">hW</text:span><text:span text:style-name="style10">*</text:span><text:span text:style-name="style11">W</text:span><text:span text:style-name="style10">.</text:span><text:span text:style-name="style11">Height</text:span><text:span text:style-name="style10">/</text:span><text:span text:style-name="style11">W</text:span><text:span text:style-name="style10">.</text:span><text:span text:style-name="style11">Length</text:span><text:span text:style-name="style10">,</text:span></text:h>
      <text:h text:style-name="Default" text:outline-level="1">129 <text:s text:c="6"/><text:span text:style-name="style11">W</text:span><text:span text:style-name="style10">.</text:span><text:span text:style-name="style11">Cw</text:span><text:span text:style-name="style10">,(</text:span><text:span text:style-name="style11">_Pi</text:span><text:span text:style-name="style10">-</text:span><text:span text:style-name="style11">atan2</text:span><text:span text:style-name="style10">(</text:span><text:span text:style-name="style11">W</text:span><text:span text:style-name="style10">.</text:span><text:span text:style-name="style11">x</text:span><text:span text:style-name="style10">.</text:span><text:span text:style-name="style11">y</text:span><text:span text:style-name="style10">,</text:span><text:span text:style-name="style11">W</text:span><text:span text:style-name="style10">.</text:span><text:span text:style-name="style11">x</text:span><text:span text:style-name="style10">.</text:span><text:span text:style-name="style11">x</text:span><text:span text:style-name="style10">))*</text:span><text:span text:style-name="style11">_Rd</text:span><text:span text:style-name="style10">,</text:span><text:span text:style-name="style11">W</text:span><text:span text:style-name="style10">.</text:span><text:span text:style-name="style11">Ds</text:span><text:span text:style-name="style10">,</text:span><text:span text:style-name="style11">W</text:span><text:span text:style-name="style10">.</text:span><text:span text:style-name="style11">Mx</text:span><text:span text:style-name="style10">,</text:span><text:span text:style-name="style11">W</text:span><text:span text:style-name="style10">.</text:span><text:span text:style-name="style11">My </text:span><text:span text:style-name="style10">);</text:span></text:h>
      <text:h text:style-name="Default" text:outline-level="1">130 <text:s text:c="3"/><text:span text:style-name="style10">}</text:span></text:h>
      <text:h text:style-name="Default" text:outline-level="1">131 <text:s text:c="3"/><text:span text:style-name="style11">fprintf</text:span><text:span text:style-name="style10">( </text:span><text:span text:style-name="style11">VIL</text:span><text:span text:style-name="style10">,</text:span><text:span text:style-name="style6">" <text:s/>⇒ %s (%s)\n"</text:span><text:span text:style-name="style10">,</text:span><text:span text:style-name="style11">ModelWave</text:span><text:span text:style-name="style10">[</text:span><text:span text:style-name="style11">S</text:span><text:span text:style-name="style10">.</text:span><text:span text:style-name="style11">Exp</text:span><text:span text:style-name="style10">.</text:span><text:span text:style-name="style11">wave</text:span><text:span text:style-name="style10">],</text:span><text:span text:style-name="style11">S</text:span><text:span text:style-name="style10">.</text:span><text:span text:style-name="style11">Exp</text:span><text:span text:style-name="style10">.</text:span><text:span text:style-name="style11">peak</text:span></text:h>
      <text:h text:style-name="Default" text:outline-level="1">132 <text:s text:c="14"/><text:span text:style-name="style10">? </text:span><text:span text:style-name="style6">"трохоидальный процесс" </text:span><text:span text:style-name="style10">: </text:span><text:span text:style-name="style6">"поверхностный поток" </text:span><text:span text:style-name="style10">);</text:span></text:h>
      <text:h text:style-name="Default" text:outline-level="1">133 <text:s/><text:span text:style-name="style10">}</text:span></text:h>
      <text:h text:style-name="Default" text:outline-level="1">134 <text:s/><text:span text:style-name="style2">//inline void printB(unsigned B){ if(B&gt;&gt;1)printB(B&gt;&gt;1); putch((B&amp;1)?'1':'0'); }</text:span></text:h>
      <text:h text:style-name="Default" text:outline-level="1">135 <text:s/></text:h>
      <text:h text:style-name="Default" text:outline-level="1">136 <text:s/><text:span text:style-name="style11">Hull</text:span><text:span text:style-name="style10">&amp; </text:span><text:span text:style-name="style11">Hull</text:span><text:span text:style-name="style10">::</text:span><text:span text:style-name="style11">wPrint</text:span><text:span text:style-name="style10">( </text:span><text:span text:style-name="style5">bool </text:span><text:span text:style-name="style11">log </text:span><text:span text:style-name="style10">) </text:span><text:span text:style-name="style2">// информация по смоченному корпусу на текстовой</text:span></text:h>
      <text:h text:style-name="Default" text:outline-level="1">137 <text:s/><text:span text:style-name="style10">{ </text:span><text:span text:style-name="style11">Field </text:span><text:span text:style-name="style10">&amp;</text:span><text:span text:style-name="style11">F</text:span><text:span text:style-name="style10">=*</text:span><text:span text:style-name="style11">Storm</text:span><text:span text:style-name="style10">; <text:s text:c="11"/></text:span><text:span text:style-name="style2">// <text:s text:c="12"/>консоли и в протоколе эксперимента</text:span></text:h>
      <text:h text:style-name="Default" text:outline-level="1">138 <text:s text:c="3"/><text:span text:style-name="style11">textcolor</text:span><text:span text:style-name="style10">( </text:span><text:span text:style-name="style11">YELLOW </text:span><text:span text:style-name="style10">), <text:s text:c="6"/></text:span><text:span text:style-name="style2">// текстовые данные о состоянии и динамике корабля</text:span></text:h>
      <text:h text:style-name="Default" text:outline-level="1">139 <text:s text:c="3"/><text:span text:style-name="style11">cprint</text:span><text:span text:style-name="style10">( </text:span><text:span text:style-name="style4">1</text:span><text:span text:style-name="style10">,</text:span><text:span text:style-name="style4">14</text:span><text:span text:style-name="style10">,</text:span><text:span text:style-name="style6">" Time %s + %3.2f\" <text:s text:c="5"/>\n"</text:span></text:h>
      <text:h text:style-name="Default" text:outline-level="1"><text:soft-page-break/>140 <text:s text:c="16"/><text:span text:style-name="style6">" Speed %3.1fуз(%4.2f=%3.1fL) <text:s/>\n"</text:span></text:h>
      <text:h text:style-name="Default" text:outline-level="1">141 <text:s text:c="16"/><text:span text:style-name="style6">" Volume %1.0f &lt;&lt; %1.0f <text:s/>\n"</text:span></text:h>
      <text:h text:style-name="Default" text:outline-level="1">142 <text:s text:c="16"/><text:span text:style-name="style6">" Surface %1.0f &lt;&lt; %1.0f <text:s/>\n"</text:span></text:h>
      <text:h text:style-name="Default" text:outline-level="1">143 <text:s text:c="16"/><text:span text:style-name="style6">" Floatable %1.0f &lt;&lt; %1.0f <text:s/>\n"</text:span></text:h>
      <text:h text:style-name="Default" text:outline-level="1">144 <text:s text:c="16"/><text:span text:style-name="style6">" μCenter %4.1f &gt;&gt; %4.1f -- %3.1f Gravity.z <text:s/>\n"</text:span></text:h>
      <text:h text:style-name="Default" text:outline-level="1">145 <text:s text:c="16"/><text:span text:style-name="style6">" <text:s text:c="6"/>h %4.2f &gt;&gt; %4.2f -- μM %3.1f &gt;&gt; %3.1f <text:s text:c="2"/>"</text:span><text:span text:style-name="style10">,</text:span></text:h>
      <text:h text:style-name="Default" text:outline-level="1">146 <text:s text:c="9"/><text:span text:style-name="style11">DtoA</text:span><text:span text:style-name="style10">(</text:span><text:span text:style-name="style11">F</text:span><text:span text:style-name="style10">.</text:span><text:span text:style-name="style11">Kt</text:span><text:span text:style-name="style10">*</text:span><text:span text:style-name="style11">F</text:span><text:span text:style-name="style10">.</text:span><text:span text:style-name="style11">Tstep</text:span><text:span text:style-name="style10">/</text:span><text:span text:style-name="style11">F</text:span><text:span text:style-name="style10">.</text:span><text:span text:style-name="style11">tKrat</text:span><text:span text:style-name="style10">/</text:span><text:span text:style-name="style4">3600</text:span><text:span text:style-name="style10">,</text:span><text:span text:style-name="style4">3</text:span><text:span text:style-name="style10">),</text:span><text:span text:style-name="style11">F</text:span><text:span text:style-name="style10">.</text:span><text:span text:style-name="style11">Tstep</text:span><text:span text:style-name="style10">,</text:span><text:span text:style-name="style11">Speed</text:span><text:span text:style-name="style10">*</text:span><text:span text:style-name="style4">3600</text:span><text:span text:style-name="style10">/</text:span><text:span text:style-name="style11">_Mile</text:span><text:span text:style-name="style10">,</text:span></text:h>
      <text:h text:style-name="Default" text:outline-level="1">147 <text:s text:c="9"/><text:span text:style-name="style11">Speed</text:span><text:span text:style-name="style10">/</text:span><text:span text:style-name="style11">sqrt</text:span><text:span text:style-name="style10">(</text:span><text:span text:style-name="style11">_g</text:span><text:span text:style-name="style10">*</text:span><text:span text:style-name="style11">Length</text:span><text:span text:style-name="style10">),</text:span><text:span text:style-name="style11">sqr</text:span><text:span text:style-name="style10">(</text:span><text:span text:style-name="style11">Speed</text:span><text:span text:style-name="style10">)*</text:span><text:span text:style-name="style11">_Pd</text:span><text:span text:style-name="style10">/</text:span><text:span text:style-name="style11">_g</text:span><text:span text:style-name="style10">/</text:span><text:span text:style-name="style11">Length</text:span><text:span text:style-name="style10">,</text:span><text:span text:style-name="style11">Volume</text:span><text:span text:style-name="style10">,</text:span><text:span text:style-name="style11">iV</text:span><text:span text:style-name="style10">,</text:span><text:span text:style-name="style11">Surface</text:span><text:span text:style-name="style10">,</text:span><text:span text:style-name="style11">iS</text:span><text:span text:style-name="style10">,</text:span></text:h>
      <text:h text:style-name="Default" text:outline-level="1">148 <text:s text:c="9"/><text:span text:style-name="style11">Floatage</text:span><text:span text:style-name="style10">,</text:span><text:span text:style-name="style11">iF</text:span><text:span text:style-name="style10">,</text:span><text:span text:style-name="style11">Metacenter</text:span><text:span text:style-name="style10">.</text:span><text:span text:style-name="style11">x</text:span><text:span text:style-name="style10">,</text:span><text:span text:style-name="style11">vM</text:span><text:span text:style-name="style10">.</text:span><text:span text:style-name="style11">x</text:span><text:span text:style-name="style10">,</text:span><text:span text:style-name="style11">Gravity</text:span><text:span text:style-name="style10">.</text:span><text:span text:style-name="style11">z</text:span><text:span text:style-name="style10">,</text:span><text:span text:style-name="style11">hX</text:span><text:span text:style-name="style10">,</text:span><text:span text:style-name="style11">vM</text:span><text:span text:style-name="style10">.</text:span><text:span text:style-name="style11">z</text:span><text:span text:style-name="style10">,</text:span><text:span text:style-name="style11">Metacenter</text:span><text:span text:style-name="style10">.</text:span><text:span text:style-name="style11">y</text:span><text:span text:style-name="style10">,</text:span><text:span text:style-name="style11">vM</text:span><text:span text:style-name="style10">.</text:span><text:span text:style-name="style11">y </text:span><text:span text:style-name="style10">),</text:span></text:h>
      <text:h text:style-name="Default" text:outline-level="1">149 <text:s text:c="3"/><text:span text:style-name="style11">cprint</text:span><text:span text:style-name="style10">( </text:span><text:span text:style-name="style4">80</text:span><text:span text:style-name="style10">,</text:span><text:span text:style-name="style4">8</text:span><text:span text:style-name="style10">,</text:span><text:span text:style-name="style6">"Statum{ %X } "</text:span><text:span text:style-name="style10">,</text:span><text:span text:style-name="style11">Statum </text:span><text:span text:style-name="style10">), </text:span><text:span text:style-name="style2">// printB( Statum );</text:span></text:h>
      <text:h text:style-name="Default" text:outline-level="1">150 <text:s text:c="3"/><text:span text:style-name="style11">textcolor</text:span><text:span text:style-name="style10">( </text:span><text:span text:style-name="style11">WHITE </text:span><text:span text:style-name="style10">),</text:span><text:span text:style-name="style11">cprint</text:span><text:span text:style-name="style10">( </text:span><text:span text:style-name="style4">28</text:span><text:span text:style-name="style10">,</text:span><text:span text:style-name="style4">14</text:span><text:span text:style-name="style10">,</text:span><text:span text:style-name="style6">"C:{%6.1f,%.1f,%-6.1f} <text:s/>"</text:span><text:span text:style-name="style10">,</text:span><text:span text:style-name="style11">vB</text:span><text:span text:style-name="style10">.</text:span><text:span text:style-name="style11">x</text:span><text:span text:style-name="style10">,</text:span><text:span text:style-name="style11">vB</text:span><text:span text:style-name="style10">.</text:span><text:span text:style-name="style11">y</text:span><text:span text:style-name="style10">,</text:span><text:span text:style-name="style11">vB</text:span><text:span text:style-name="style10">.</text:span><text:span text:style-name="style11">z </text:span><text:span text:style-name="style10">);</text:span></text:h>
      <text:h text:style-name="Default" text:outline-level="1">151 <text:s text:c="3"/><text:span text:style-name="style11">cprint</text:span><text:span text:style-name="style10">( </text:span><text:span text:style-name="style4">55</text:span><text:span text:style-name="style10">,</text:span><text:span text:style-name="style4">14</text:span><text:span text:style-name="style10">,</text:span><text:span text:style-name="style6">"mC:| %5.2f %-5.2f %-5.2f | X %s <text:s/>"</text:span><text:span text:style-name="style10">,</text:span><text:span text:style-name="style11">x</text:span><text:span text:style-name="style10">.</text:span><text:span text:style-name="style11">x</text:span><text:span text:style-name="style10">,</text:span><text:span text:style-name="style11">x</text:span><text:span text:style-name="style10">.</text:span><text:span text:style-name="style11">y</text:span><text:span text:style-name="style10">,</text:span><text:span text:style-name="style11">x</text:span><text:span text:style-name="style10">.</text:span><text:span text:style-name="style11">z</text:span><text:span text:style-name="style10">,</text:span><text:span text:style-name="style11">DtoA</text:span><text:span text:style-name="style10">(</text:span><text:span text:style-name="style11">atan2</text:span><text:span text:style-name="style10">(-</text:span><text:span text:style-name="style11">z</text:span><text:span text:style-name="style10">.</text:span><text:span text:style-name="style11">y</text:span><text:span text:style-name="style10">,</text:span><text:span text:style-name="style11">z</text:span><text:span text:style-name="style10">.</text:span><text:span text:style-name="style11">z</text:span><text:span text:style-name="style10">)*</text:span><text:span text:style-name="style11">_Rd</text:span><text:span text:style-name="style10">,-</text:span><text:span text:style-name="style4">1</text:span><text:span text:style-name="style10">)),</text:span></text:h>
      <text:h text:style-name="Default" text:outline-level="1">152 <text:s text:c="3"/><text:span text:style-name="style11">cprint</text:span><text:span text:style-name="style10">( </text:span><text:span text:style-name="style4">58</text:span><text:span text:style-name="style10">,</text:span><text:span text:style-name="style4">15</text:span><text:span text:style-name="style10">, <text:s text:c="2"/></text:span><text:span text:style-name="style6">"| %5.2f %-5.2f %-5.2f | Y %s <text:s/>"</text:span><text:span text:style-name="style10">,</text:span><text:span text:style-name="style11">y</text:span><text:span text:style-name="style10">.</text:span><text:span text:style-name="style11">x</text:span><text:span text:style-name="style10">,</text:span><text:span text:style-name="style11">y</text:span><text:span text:style-name="style10">.</text:span><text:span text:style-name="style11">y</text:span><text:span text:style-name="style10">,</text:span><text:span text:style-name="style11">y</text:span><text:span text:style-name="style10">.</text:span><text:span text:style-name="style11">z</text:span><text:span text:style-name="style10">,</text:span><text:span text:style-name="style11">DtoA</text:span><text:span text:style-name="style10">(</text:span><text:span text:style-name="style11">atan2</text:span><text:span text:style-name="style10">( </text:span><text:span text:style-name="style11">x</text:span><text:span text:style-name="style10">.</text:span><text:span text:style-name="style11">z</text:span><text:span text:style-name="style10">,</text:span><text:span text:style-name="style11">x</text:span><text:span text:style-name="style10">.</text:span><text:span text:style-name="style11">x</text:span><text:span text:style-name="style10">)*</text:span><text:span text:style-name="style11">_Rd</text:span><text:span text:style-name="style10">,-</text:span><text:span text:style-name="style4">1</text:span><text:span text:style-name="style10">)),</text:span></text:h>
      <text:h text:style-name="Default" text:outline-level="1">153 <text:s text:c="3"/><text:span text:style-name="style11">cprint</text:span><text:span text:style-name="style10">( </text:span><text:span text:style-name="style4">58</text:span><text:span text:style-name="style10">,</text:span><text:span text:style-name="style4">16</text:span><text:span text:style-name="style10">, <text:s text:c="2"/></text:span><text:span text:style-name="style6">"| %5.2f %-5.2f %-5.2f | Z %s <text:s/>"</text:span><text:span text:style-name="style10">,</text:span><text:span text:style-name="style11">z</text:span><text:span text:style-name="style10">.</text:span><text:span text:style-name="style11">x</text:span><text:span text:style-name="style10">,</text:span><text:span text:style-name="style11">z</text:span><text:span text:style-name="style10">.</text:span><text:span text:style-name="style11">y</text:span><text:span text:style-name="style10">,</text:span><text:span text:style-name="style11">z</text:span><text:span text:style-name="style10">.</text:span><text:span text:style-name="style11">z</text:span><text:span text:style-name="style10">,</text:span><text:span text:style-name="style11">DtoA</text:span><text:span text:style-name="style10">(</text:span><text:span text:style-name="style11">atan2</text:span><text:span text:style-name="style10">(-</text:span><text:span text:style-name="style11">x</text:span><text:span text:style-name="style10">.</text:span><text:span text:style-name="style11">y</text:span><text:span text:style-name="style10">,</text:span><text:span text:style-name="style11">x</text:span><text:span text:style-name="style10">.</text:span><text:span text:style-name="style11">x</text:span><text:span text:style-name="style10">)*</text:span><text:span text:style-name="style11">_Rd</text:span><text:span text:style-name="style10">,-</text:span><text:span text:style-name="style4">1</text:span><text:span text:style-name="style10">));</text:span></text:h>
      <text:h text:style-name="Default" text:outline-level="1">154 <text:s text:c="3"/><text:span text:style-name="style11">textcolor</text:span><text:span text:style-name="style10">( </text:span><text:span text:style-name="style11">LIGHTCYAN </text:span><text:span text:style-name="style10">),</text:span></text:h>
      <text:h text:style-name="Default" text:outline-level="1">155 <text:s text:c="3"/><text:span text:style-name="style11">cprint</text:span><text:span text:style-name="style10">( </text:span><text:span text:style-name="style4">27</text:span><text:span text:style-name="style10">,</text:span><text:span text:style-name="style4">15</text:span><text:span text:style-name="style10">,</text:span><text:span text:style-name="style6">"vF:{%6.1f,%.1f,%-6.1f} <text:s/>"</text:span><text:span text:style-name="style10">, </text:span><text:span text:style-name="style11">vF</text:span><text:span text:style-name="style10">.</text:span><text:span text:style-name="style11">x</text:span><text:span text:style-name="style10">,</text:span><text:span text:style-name="style11">vF</text:span><text:span text:style-name="style10">.</text:span><text:span text:style-name="style11">y</text:span><text:span text:style-name="style10">,</text:span><text:span text:style-name="style11">vF</text:span><text:span text:style-name="style10">.</text:span><text:span text:style-name="style11">z </text:span><text:span text:style-name="style10">),</text:span></text:h>
      <text:h text:style-name="Default" text:outline-level="1">156 <text:s text:c="3"/><text:span text:style-name="style11">cprint</text:span><text:span text:style-name="style10">( </text:span><text:span text:style-name="style4">27</text:span><text:span text:style-name="style10">,</text:span><text:span text:style-name="style4">16</text:span><text:span text:style-name="style10">,</text:span><text:span text:style-name="style6">"vW:{%6.1f,%.1f,%-6.1f} <text:s/>"</text:span><text:span text:style-name="style10">, </text:span><text:span text:style-name="style11">vW</text:span><text:span text:style-name="style10">.</text:span><text:span text:style-name="style11">x</text:span><text:span text:style-name="style10">,</text:span><text:span text:style-name="style11">vW</text:span><text:span text:style-name="style10">.</text:span><text:span text:style-name="style11">y</text:span><text:span text:style-name="style10">,</text:span><text:span text:style-name="style11">vW</text:span><text:span text:style-name="style10">.</text:span><text:span text:style-name="style11">z </text:span><text:span text:style-name="style10">),</text:span></text:h>
      <text:h text:style-name="Default" text:outline-level="1">157 <text:s text:c="3"/><text:span text:style-name="style11">cprint</text:span><text:span text:style-name="style10">( </text:span><text:span text:style-name="style4">27</text:span><text:span text:style-name="style10">,</text:span><text:span text:style-name="style4">17</text:span><text:span text:style-name="style10">,</text:span><text:span text:style-name="style6">"vD:{%6.1f,%.1f,%-6.1f} <text:s/>"</text:span><text:span text:style-name="style10">, </text:span><text:span text:style-name="style11">vD</text:span><text:span text:style-name="style10">.</text:span><text:span text:style-name="style11">x</text:span><text:span text:style-name="style10">,</text:span><text:span text:style-name="style11">vD</text:span><text:span text:style-name="style10">.</text:span><text:span text:style-name="style11">y</text:span><text:span text:style-name="style10">,</text:span><text:span text:style-name="style11">vD</text:span><text:span text:style-name="style10">.</text:span><text:span text:style-name="style11">z </text:span><text:span text:style-name="style10">),</text:span></text:h>
      <text:h text:style-name="Default" text:outline-level="1">158 <text:s/><text:span text:style-name="style2">//cprint( 27,17,"vS:{%6.1f,%.1f,%-5.1f } <text:s/>",vS.x,vS.y,vS.z ),</text:span></text:h>
      <text:h text:style-name="Default" text:outline-level="1">159 <text:s text:c="3"/><text:span text:style-name="style11">textcolor</text:span><text:span text:style-name="style10">( </text:span><text:span text:style-name="style11">LIGHTGREEN</text:span><text:span text:style-name="style10">,</text:span><text:span text:style-name="style11">BLUE </text:span><text:span text:style-name="style10">),</text:span></text:h>
      <text:h text:style-name="Default" text:outline-level="1">160 <text:s text:c="3"/><text:span text:style-name="style11">cprint</text:span><text:span text:style-name="style10">( </text:span><text:span text:style-name="style4">55</text:span><text:span text:style-name="style10">,</text:span><text:span text:style-name="style4">17</text:span><text:span text:style-name="style10">,</text:span><text:span text:style-name="style6">"mW:| %7.0f <text:s/>%-9.1f | "</text:span><text:span text:style-name="style10">,</text:span><text:span text:style-name="style11">mW</text:span><text:span text:style-name="style10">.</text:span><text:span text:style-name="style11">x</text:span><text:span text:style-name="style10">.</text:span><text:span text:style-name="style11">x</text:span><text:span text:style-name="style10">,</text:span><text:span text:style-name="style11">mW</text:span><text:span text:style-name="style10">.</text:span><text:span text:style-name="style11">x</text:span><text:span text:style-name="style10">.</text:span><text:span text:style-name="style11">y </text:span><text:span text:style-name="style10">),</text:span></text:h>
      <text:h text:style-name="Default" text:outline-level="1">161 <text:s text:c="3"/><text:span text:style-name="style11">cprint</text:span><text:span text:style-name="style10">( </text:span><text:span text:style-name="style4">58</text:span><text:span text:style-name="style10">,</text:span><text:span text:style-name="style4">18</text:span><text:span text:style-name="style10">, <text:s text:c="2"/></text:span><text:span text:style-name="style6">"| %7.1f <text:s/>%-9.0f | "</text:span><text:span text:style-name="style10">,</text:span><text:span text:style-name="style11">mW</text:span><text:span text:style-name="style10">.</text:span><text:span text:style-name="style11">y</text:span><text:span text:style-name="style10">.</text:span><text:span text:style-name="style11">x</text:span><text:span text:style-name="style10">,</text:span><text:span text:style-name="style11">mW</text:span><text:span text:style-name="style10">.</text:span><text:span text:style-name="style11">y</text:span><text:span text:style-name="style10">.</text:span><text:span text:style-name="style11">y </text:span><text:span text:style-name="style10">),</text:span></text:h>
      <text:h text:style-name="Default" text:outline-level="1">162 <text:s/><text:span text:style-name="style2">//cprint( 55,17,"mM:| %7.0f <text:s/>%-8.1f <text:s/>%-9.1f | ",mM.x.x,mM.x.y,mM.x.z ),</text:span></text:h>
      <text:h text:style-name="Default" text:outline-level="1">163 <text:s/><text:span text:style-name="style2">//cprint( 58,18, <text:s text:c="2"/>"| %7.1f <text:s/>%-8.0f <text:s/>%-9.1f | ",mM.y.x,mM.y.y,mM.y.z ),</text:span></text:h>
      <text:h text:style-name="Default" text:outline-level="1">164 <text:s/><text:span text:style-name="style2">//cprint( 58,19, <text:s text:c="2"/>"| %7.1f <text:s/>%-8.1f <text:s/>%-9.0f | ",mM.z.x,mM.z.y,mM.z.z ),</text:span></text:h>
      <text:h text:style-name="Default" text:outline-level="1">165 <text:s text:c="3"/><text:span text:style-name="style11">textcolor</text:span><text:span text:style-name="style10">( </text:span><text:span text:style-name="style11">LIGHTGRAY</text:span><text:span text:style-name="style10">,</text:span><text:span text:style-name="style11">BLACK </text:span><text:span text:style-name="style10">),</text:span></text:h>
      <text:h text:style-name="Default" text:outline-level="1">166 <text:s text:c="3"/><text:span text:style-name="style11">cprint</text:span><text:span text:style-name="style10">( </text:span><text:span text:style-name="style4">51</text:span><text:span text:style-name="style10">,</text:span><text:span text:style-name="style4">19</text:span><text:span text:style-name="style10">,</text:span><text:span text:style-name="style6">"inMass:"</text:span></text:h>
      <text:h text:style-name="Default" text:outline-level="1">167 <text:s text:c="17"/><text:span text:style-name="style6">"| %7.0f <text:s/>%-8.1f <text:s/>%-9.1f | "</text:span><text:span text:style-name="style10">,</text:span><text:span text:style-name="style11">inMass</text:span><text:span text:style-name="style10">.</text:span><text:span text:style-name="style11">x</text:span><text:span text:style-name="style10">.</text:span><text:span text:style-name="style11">x</text:span><text:span text:style-name="style10">,</text:span><text:span text:style-name="style11">inMass</text:span><text:span text:style-name="style10">.</text:span><text:span text:style-name="style11">x</text:span><text:span text:style-name="style10">.</text:span><text:span text:style-name="style11">y</text:span><text:span text:style-name="style10">,</text:span><text:span text:style-name="style11">inMass</text:span><text:span text:style-name="style10">.</text:span><text:span text:style-name="style11">x</text:span><text:span text:style-name="style10">.</text:span><text:span text:style-name="style11">z</text:span><text:span text:style-name="style10">),</text:span></text:h>
      <text:h text:style-name="Default" text:outline-level="1">168 <text:s text:c="3"/><text:span text:style-name="style11">cprint</text:span><text:span text:style-name="style10">( </text:span><text:span text:style-name="style4">58</text:span><text:span text:style-name="style10">,</text:span><text:span text:style-name="style4">20</text:span><text:span text:style-name="style10">,</text:span><text:span text:style-name="style6">"| %7.1f <text:s/>%-8.0f <text:s/>%-9.1f | "</text:span><text:span text:style-name="style10">,</text:span><text:span text:style-name="style11">inMass</text:span><text:span text:style-name="style10">.</text:span><text:span text:style-name="style11">y</text:span><text:span text:style-name="style10">.</text:span><text:span text:style-name="style11">x</text:span><text:span text:style-name="style10">,</text:span><text:span text:style-name="style11">inMass</text:span><text:span text:style-name="style10">.</text:span><text:span text:style-name="style11">y</text:span><text:span text:style-name="style10">.</text:span><text:span text:style-name="style11">y</text:span><text:span text:style-name="style10">,</text:span><text:span text:style-name="style11">inMass</text:span><text:span text:style-name="style10">.</text:span><text:span text:style-name="style11">y</text:span><text:span text:style-name="style10">.</text:span><text:span text:style-name="style11">z</text:span><text:span text:style-name="style10">),</text:span></text:h>
      <text:h text:style-name="Default" text:outline-level="1">169 <text:s text:c="3"/><text:span text:style-name="style11">cprint</text:span><text:span text:style-name="style10">( </text:span><text:span text:style-name="style4">58</text:span><text:span text:style-name="style10">,</text:span><text:span text:style-name="style4">21</text:span><text:span text:style-name="style10">,</text:span><text:span text:style-name="style6">"| %7.1f <text:s/>%-8.1f <text:s/>%-9.0f | "</text:span><text:span text:style-name="style10">,</text:span><text:span text:style-name="style11">inMass</text:span><text:span text:style-name="style10">.</text:span><text:span text:style-name="style11">z</text:span><text:span text:style-name="style10">.</text:span><text:span text:style-name="style11">x</text:span><text:span text:style-name="style10">,</text:span><text:span text:style-name="style11">inMass</text:span><text:span text:style-name="style10">.</text:span><text:span text:style-name="style11">z</text:span><text:span text:style-name="style10">.</text:span><text:span text:style-name="style11">y</text:span><text:span text:style-name="style10">,</text:span><text:span text:style-name="style11">inMass</text:span><text:span text:style-name="style10">.</text:span><text:span text:style-name="style11">z</text:span><text:span text:style-name="style10">.</text:span><text:span text:style-name="style11">z</text:span><text:span text:style-name="style10">),</text:span></text:h>
      <text:h text:style-name="Default" text:outline-level="1">170 <text:s text:c="3"/><text:span text:style-name="style11">textcolor</text:span><text:span text:style-name="style10">( </text:span><text:span text:style-name="style11">GREEN </text:span><text:span text:style-name="style10">);</text:span></text:h>
      <text:h text:style-name="Default" text:outline-level="1">171 <text:s text:c="3"/><text:span text:style-name="style5">if</text:span><text:span text:style-name="style10">( </text:span><text:span text:style-name="style11">Statum </text:span><text:span text:style-name="style10">)</text:span><text:span text:style-name="style11">cprint</text:span><text:span text:style-name="style10">( </text:span><text:span text:style-name="style4">55</text:span><text:span text:style-name="style10">,</text:span><text:span text:style-name="style4">22</text:span><text:span text:style-name="style10">,</text:span><text:span text:style-name="style6">"vS:{%6.1f,%.1f,%-6.1f} <text:s/>"</text:span><text:span text:style-name="style10">,</text:span><text:span text:style-name="style11">vS</text:span><text:span text:style-name="style10">.</text:span><text:span text:style-name="style11">x</text:span><text:span text:style-name="style10">,</text:span><text:span text:style-name="style11">vS</text:span><text:span text:style-name="style10">.</text:span><text:span text:style-name="style11">y</text:span><text:span text:style-name="style10">,</text:span><text:span text:style-name="style11">vS</text:span><text:span text:style-name="style10">.</text:span><text:span text:style-name="style11">z </text:span><text:span text:style-name="style10">),</text:span></text:h>
      <text:h text:style-name="Default" text:outline-level="1">172 <text:s text:c="15"/><text:span text:style-name="style11">cprint</text:span><text:span text:style-name="style10">( </text:span><text:span text:style-name="style4">55</text:span><text:span text:style-name="style10">,</text:span><text:span text:style-name="style4">23</text:span><text:span text:style-name="style10">,</text:span><text:span text:style-name="style6">"vR:{%6.1f,%.1f,%-6.1f} <text:s/>"</text:span><text:span text:style-name="style10">,</text:span><text:span text:style-name="style11">vR</text:span><text:span text:style-name="style10">.</text:span><text:span text:style-name="style11">x</text:span><text:span text:style-name="style10">,</text:span><text:span text:style-name="style11">vR</text:span><text:span text:style-name="style10">.</text:span><text:span text:style-name="style11">y</text:span><text:span text:style-name="style10">,</text:span><text:span text:style-name="style11">vR</text:span><text:span text:style-name="style10">.</text:span><text:span text:style-name="style11">z </text:span><text:span text:style-name="style10">);</text:span></text:h>
      <text:h text:style-name="Default" text:outline-level="1">173 <text:s text:c="3"/><text:span text:style-name="style5">if</text:span><text:span text:style-name="style10">( </text:span><text:span text:style-name="style11">log </text:span><text:span text:style-name="style10">)</text:span></text:h>
      <text:h text:style-name="Default" text:outline-level="1">174 <text:s text:c="3"/><text:span text:style-name="style10">{ </text:span><text:span text:style-name="style11">textcolor</text:span><text:span text:style-name="style10">( </text:span><text:span text:style-name="style11">WHITE </text:span><text:span text:style-name="style10">); </text:span><text:span text:style-name="style11">cprint</text:span><text:span text:style-name="style10">( </text:span><text:span text:style-name="style4">1</text:span><text:span text:style-name="style10">,</text:span><text:span text:style-name="style4">7</text:span><text:span text:style-name="style10">,</text:span><text:span text:style-name="style6">" <text:s/>&gt;&gt;&gt; %s \n"</text:span></text:h>
      <text:h text:style-name="Default" text:outline-level="1">175 <text:s text:c="7"/><text:span text:style-name="style6">" <text:s/>&gt;&gt;&gt; { L=%g, B=%g, T=%g, Ψ=%s\\δd=%.0fсм }^%g <text:s/>№〈A.%d&lt;%+d+&gt;%d.Ф 〉 "</text:span><text:span text:style-name="style10">,</text:span></text:h>
      <text:h text:style-name="Default" text:outline-level="1">176 <text:s text:c="7"/><text:span text:style-name="style11">ShipName</text:span><text:span text:style-name="style10">,</text:span><text:span text:style-name="style11">Length</text:span><text:span text:style-name="style10">,</text:span><text:span text:style-name="style11">Breadth</text:span><text:span text:style-name="style10">,</text:span><text:span text:style-name="style11">Draught</text:span><text:span text:style-name="style10">,</text:span><text:span text:style-name="style11">DtoA</text:span><text:span text:style-name="style10">(</text:span><text:span text:style-name="style11">Trim</text:span><text:span text:style-name="style10">*</text:span><text:span text:style-name="style11">_Rd</text:span><text:span text:style-name="style10">,</text:span><text:span text:style-name="style4">2</text:span><text:span text:style-name="style10">),</text:span><text:span text:style-name="style11">asin</text:span><text:span text:style-name="style10">(</text:span><text:span text:style-name="style11">Trim</text:span><text:span text:style-name="style10">)*</text:span><text:span text:style-name="style11">Length</text:span><text:span text:style-name="style10">*</text:span><text:span text:style-name="style4">50</text:span><text:span text:style-name="style10">,</text:span></text:h>
      <text:h text:style-name="Default" text:outline-level="1">177 <text:s text:c="7"/><text:span text:style-name="style11">Ofs</text:span><text:span text:style-name="style10">.</text:span><text:span text:style-name="style11">z</text:span><text:span text:style-name="style10">-</text:span><text:span text:style-name="style11">Draught</text:span><text:span text:style-name="style10">,</text:span><text:span text:style-name="style11">Stern</text:span><text:span text:style-name="style10">.</text:span><text:span text:style-name="style11">len</text:span><text:span text:style-name="style10">,</text:span><text:span text:style-name="style11">Nframes</text:span><text:span text:style-name="style10">,</text:span><text:span text:style-name="style11">Stem</text:span><text:span text:style-name="style10">.</text:span><text:span text:style-name="style11">len </text:span><text:span text:style-name="style10">);</text:span></text:h>
      <text:h text:style-name="Default" text:outline-level="1">178 <text:s text:c="17"/><text:span text:style-name="style11">textcolor</text:span><text:span text:style-name="style10">( </text:span><text:span text:style-name="style11">CYAN </text:span><text:span text:style-name="style10">); </text:span><text:span text:style-name="style11">cprint</text:span><text:span text:style-name="style10">( </text:span><text:span text:style-name="style4">1</text:span><text:span text:style-name="style10">,</text:span><text:span text:style-name="style4">38</text:span><text:span text:style-name="style10">,</text:span><text:span text:style-name="style11">fname</text:span><text:span text:style-name="style10">( </text:span><text:span text:style-name="style11">fext</text:span><text:span text:style-name="style10">( </text:span><text:span text:style-name="style11">FileName </text:span><text:span text:style-name="style10">) ) );</text:span></text:h>
      <text:h text:style-name="Default" text:outline-level="1">179 <text:s text:c="5"/><text:span text:style-name="style5">if</text:span><text:span text:style-name="style10">( !</text:span><text:span text:style-name="style11">VIL </text:span><text:span text:style-name="style10">){ </text:span><text:span text:style-name="style11">textcolor</text:span><text:span text:style-name="style10">( </text:span><text:span text:style-name="style11">MAGENTA </text:span><text:span text:style-name="style10">); </text:span><text:span text:style-name="style11">printf</text:span><text:span text:style-name="style10">( </text:span><text:span text:style-name="style6">" &lt;= без протокола" </text:span><text:span text:style-name="style10">); } </text:span><text:span text:style-name="style5">else</text:span></text:h>
      <text:h text:style-name="Default" text:outline-level="1">180 <text:s text:c="5"/><text:span text:style-name="style5">if</text:span><text:span text:style-name="style10">( </text:span><text:span text:style-name="style11">Educt</text:span><text:span text:style-name="style10">&amp;</text:span><text:span text:style-name="style4">0xFF </text:span><text:span text:style-name="style10">)</text:span></text:h>
      <text:h text:style-name="Default" text:outline-level="1">181 <text:s text:c="5"/><text:span text:style-name="style10">{ </text:span><text:span text:style-name="style11">textcolor</text:span><text:span text:style-name="style10">( </text:span><text:span text:style-name="style11">GREEN </text:span><text:span text:style-name="style10">); </text:span><text:span text:style-name="style11">printf</text:span><text:span text:style-name="style10">( </text:span><text:span text:style-name="style6">" &lt;=%s: %s%s; %s%s%s{%s%s%s}"</text:span><text:span text:style-name="style10">,</text:span></text:h>
      <text:h text:style-name="Default" text:outline-level="1">182 <text:s text:c="7"/><text:span text:style-name="style11">Educt</text:span><text:span text:style-name="style10">&amp;</text:span><text:span text:style-name="style4">0x200</text:span><text:span text:style-name="style10">?</text:span><text:span text:style-name="style6">"кратко"</text:span><text:span text:style-name="style10">:</text:span><text:span text:style-name="style6">"полно"</text:span><text:span text:style-name="style10">,</text:span><text:span text:style-name="style11">Educt</text:span><text:span text:style-name="style10">&amp;</text:span><text:span text:style-name="style4">1</text:span><text:span text:style-name="style10">?</text:span><text:span text:style-name="style6">" ход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2</text:span><text:span text:style-name="style10">?</text:span><text:span text:style-name="style6">" курс"</text:span><text:span text:style-name="style10">:</text:span><text:span text:style-name="style6">""</text:span><text:span text:style-name="style10">,</text:span></text:h>
      <text:h text:style-name="Default" text:outline-level="1">183 <text:s text:c="7"/><text:span text:style-name="style11">Educt</text:span><text:span text:style-name="style10">&amp;</text:span><text:span text:style-name="style4">4</text:span><text:span text:style-name="style10">?</text:span><text:span text:style-name="style6">" вертикаль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8</text:span><text:span text:style-name="style10">?</text:span><text:span text:style-name="style6">" борт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16</text:span><text:span text:style-name="style10">?</text:span><text:span text:style-name="style6">" киль "</text:span><text:span text:style-name="style10">:</text:span><text:span text:style-name="style6">""</text:span><text:span text:style-name="style10">,</text:span></text:h>
      <text:h text:style-name="Default" text:outline-level="1">184 <text:s text:c="7"/><text:span text:style-name="style11">Educt</text:span><text:span text:style-name="style10">&amp;</text:span><text:span text:style-name="style4">32</text:span><text:span text:style-name="style10">?</text:span><text:span text:style-name="style6">"корма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64</text:span><text:span text:style-name="style10">?</text:span><text:span text:style-name="style6">"мидель,"</text:span><text:span text:style-name="style10">:</text:span><text:span text:style-name="style6">""</text:span><text:span text:style-name="style10">,</text:span><text:span text:style-name="style11">Educt</text:span><text:span text:style-name="style10">&amp;</text:span><text:span text:style-name="style4">128</text:span><text:span text:style-name="style10">?</text:span><text:span text:style-name="style6">"нос"</text:span><text:span text:style-name="style10">:</text:span><text:span text:style-name="style6">"" </text:span><text:span text:style-name="style10">);</text:span></text:h>
      <text:h text:style-name="Default" text:outline-level="1">185 <text:s text:c="7"/><text:span text:style-name="style11">logTime</text:span><text:span text:style-name="style10">(); </text:span><text:span text:style-name="style11">fprintf</text:span><text:span text:style-name="style10">( </text:span><text:span text:style-name="style11">VIL</text:span><text:span text:style-name="style10">,</text:span><text:span text:style-name="style6">"\n\n <text:s/>⇒ %s \n"</text:span></text:h>
      <text:h text:style-name="Default" text:outline-level="1">186 <text:s text:c="7"/><text:span text:style-name="style6">" <text:s/>⇒ { L=%g, B=%g, T=%g, Ψ=%s\\δd=%.0fсм }^%g <text:s/>№〈а.%d&lt;шп[%d]&gt;%d.ф〉\n"</text:span></text:h>
      <text:h text:style-name="Default" text:outline-level="1">187 <text:s text:c="7"/><text:span text:style-name="style6">" <text:s/>⇒ { δ=%.2f, W=%.1f m³, S=%.1f m², F=%.1f m² }\n"</text:span></text:h>
      <text:h text:style-name="Default" text:outline-level="1">188 <text:s text:c="7"/><text:span text:style-name="style6">" <text:s/>⇒ С{ x=%.1f, z=%.2f }, zG=%.2f, r=%.2f, h=%.2f [м]"</text:span><text:span text:style-name="style10">,</text:span></text:h>
      <text:h text:style-name="Default" text:outline-level="1">189 <text:s text:c="7"/><text:span text:style-name="style11">ShipName</text:span><text:span text:style-name="style10">,</text:span><text:span text:style-name="style11">Length</text:span><text:span text:style-name="style10">,</text:span><text:span text:style-name="style11">Breadth</text:span><text:span text:style-name="style10">,</text:span><text:span text:style-name="style11">Draught</text:span><text:span text:style-name="style10">,</text:span><text:span text:style-name="style11">DtoA</text:span><text:span text:style-name="style10">(</text:span><text:span text:style-name="style11">Trim</text:span><text:span text:style-name="style10">*</text:span><text:span text:style-name="style11">_Rd</text:span><text:span text:style-name="style10">,</text:span><text:span text:style-name="style4">2</text:span><text:span text:style-name="style10">),</text:span><text:span text:style-name="style11">asin</text:span><text:span text:style-name="style10">(</text:span><text:span text:style-name="style11">Trim</text:span><text:span text:style-name="style10">)*</text:span><text:span text:style-name="style11">Length</text:span><text:span text:style-name="style10">*</text:span><text:span text:style-name="style4">50</text:span><text:span text:style-name="style10">,</text:span></text:h>
      <text:h text:style-name="Default" text:outline-level="1">190 <text:s text:c="7"/><text:span text:style-name="style11">Ofs</text:span><text:span text:style-name="style10">.</text:span><text:span text:style-name="style11">z</text:span><text:span text:style-name="style10">-</text:span><text:span text:style-name="style11">Draught</text:span><text:span text:style-name="style10">,</text:span><text:span text:style-name="style11">Stern</text:span><text:span text:style-name="style10">.</text:span><text:span text:style-name="style11">len</text:span><text:span text:style-name="style10">,</text:span><text:span text:style-name="style11">Nframes</text:span><text:span text:style-name="style10">,</text:span><text:span text:style-name="style11">Stem</text:span><text:span text:style-name="style10">.</text:span><text:span text:style-name="style11">len</text:span><text:span text:style-name="style10">,</text:span><text:span text:style-name="style11">Volume</text:span><text:span text:style-name="style10">/</text:span><text:span text:style-name="style11">Length</text:span><text:span text:style-name="style10">/</text:span><text:span text:style-name="style11">Breadth</text:span><text:span text:style-name="style10">/</text:span><text:span text:style-name="style11">Draught</text:span><text:span text:style-name="style10">,</text:span></text:h>
      <text:h text:style-name="Default" text:outline-level="1">191 <text:s text:c="7"/><text:span text:style-name="style11">Volume</text:span><text:span text:style-name="style10">,</text:span><text:span text:style-name="style11">Surface</text:span><text:span text:style-name="style10">,</text:span><text:span text:style-name="style11">Floatage</text:span><text:span text:style-name="style10">,</text:span><text:span text:style-name="style11">Buoyancy</text:span><text:span text:style-name="style10">.</text:span><text:span text:style-name="style11">x</text:span><text:span text:style-name="style10">,</text:span><text:span text:style-name="style11">Buoyancy</text:span><text:span text:style-name="style10">.</text:span><text:span text:style-name="style11">z</text:span><text:span text:style-name="style10">,</text:span><text:span text:style-name="style11">Gravity</text:span><text:span text:style-name="style10">.</text:span><text:span text:style-name="style11">z</text:span><text:span text:style-name="style10">,</text:span></text:h>
      <text:h text:style-name="Default" text:outline-level="1">192 <text:s text:c="7"/><text:span text:style-name="style11">Metacenter</text:span><text:span text:style-name="style10">.</text:span><text:span text:style-name="style11">z</text:span><text:span text:style-name="style10">-</text:span><text:span text:style-name="style11">Buoyancy</text:span><text:span text:style-name="style10">.</text:span><text:span text:style-name="style11">z</text:span><text:span text:style-name="style10">,</text:span><text:span text:style-name="style11">hX </text:span><text:span text:style-name="style10">);</text:span></text:h>
      <text:h text:style-name="Default" text:outline-level="1">193 <text:s text:c="7"/><text:span text:style-name="style5">if</text:span><text:span text:style-name="style10">( </text:span><text:span text:style-name="style11">F</text:span><text:span text:style-name="style10">.</text:span><text:span text:style-name="style11">Kt</text:span><text:span text:style-name="style10">&lt;</text:span><text:span text:style-name="style4">2 </text:span><text:span text:style-name="style10">)</text:span><text:span text:style-name="style11">logDamp</text:span><text:span text:style-name="style10">(),</text:span><text:span text:style-name="style11">logHydro</text:span><text:span text:style-name="style10">(); </text:span><text:span text:style-name="style11">fprintf</text:span><text:span text:style-name="style10">( </text:span><text:span text:style-name="style11">VIL</text:span><text:span text:style-name="style10">,</text:span><text:span text:style-name="style6">"\n" </text:span><text:span text:style-name="style10">);</text:span></text:h>
      <text:h text:style-name="Default" text:outline-level="1">194 <text:s text:c="3"/><text:span text:style-name="style10">} 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95 <text:s/><text:span text:style-name="style10">}</text:span></text:h>
      <text:p text:style-name="Default"><text:span text:style-name="style10"><text:span text:style-name="T6"/></text:span></text:p>
      <text:p text:style-name="P6"><text:span text:style-name="style10"><text:span text:style-name="T10">~~~~~~~~~~~~~~~~~~~~~~~~~~~~~~~~~~~~~~~~~~~~~~~~~~~~~~~~~~~~~~~~~~~~~~~~~~~~~~~~~~~~~~~~</text:span></text:span></text:p>
      <text:h text:style-name="P8" text:outline-level="1"><text:span text:style-name="style10"><text:span text:style-name="T11">Vs-view.cpp</text:span></text:span></text:h>
      <text:h text:style-name="Default" text:outline-level="1"><text:span text:style-name="style10"><text:s text:c="2"/>1 <text:s/></text:span><text:span text:style-name="style10"><text:span text:style-name="style2">//</text:span></text:span></text:h>
      <text:h text:style-name="Default" text:outline-level="1"><text:s text:c="2"/>2 <text:s/><text:span text:style-name="style2">// <text:s text:c="5"/>Блок графических процедур обеспечивающих весь комплекс геометрических</text:span></text:h>
      <text:h text:style-name="Default" text:outline-level="1"><text:s text:c="2"/>3 <text:s/><text:span text:style-name="style2">// <text:s text:c="5"/>построений для моделирования механики движения корабля,</text:span></text:h>
      <text:h text:style-name="Default" text:outline-level="1"><text:s text:c="2"/>4 <text:s/><text:span text:style-name="style2">// <text:s text:c="5"/>-- независимо существующая прорисовка корпуса корабля</text:span></text:h>
      <text:h text:style-name="Default" text:outline-level="1"><text:soft-page-break/><text:s text:c="2"/>5 <text:s/><text:span text:style-name="style2">// <text:s text:c="5"/>-- удерживается на экране и активизируется мышкой и таймером</text:span></text:h>
      <text:h text:style-name="Default" text:outline-level="1"><text:s text:c="2"/>6 <text:s/><text:span text:style-name="style2">//</text:span></text:h>
      <text:h text:style-name="Default" text:outline-level="1"><text:s text:c="2"/>7 <text:s/><text:span text:style-name="style2">// <text:s text:c="55"/>©2018-08-22 Иерусалим</text:span></text:h>
      <text:h text:style-name="Default" text:outline-level="1"><text:s text:c="2"/>8 <text:s/><text:span text:style-name="style2">//</text:span></text:h>
      <text:h text:style-name="Default" text:outline-level="1"><text:s text:c="2"/>9 <text:s/><text:span text:style-name="style9">#include "Aurora.h" <text:s text:c="6"/></text:span><text:span text:style-name="style2">// объекты и производные операции с корпусом на волне</text:span></text:h>
      <text:h text:style-name="Default" text:outline-level="1"><text:s/>10 <text:s text:c="27"/><text:span text:style-name="style2">// + дополнения графической среды OpenGL-Window:Place</text:span></text:h>
      <text:h text:style-name="Default" text:outline-level="1"><text:s/>11 <text:s/><text:span text:style-name="style5">static int </text:span><text:span text:style-name="style2">//Board=0, <text:s text:c="6"/>// 'о' штевни; '-' левый и '+' правый борт</text:span></text:h>
      <text:h text:style-name="Default" text:outline-level="1"><text:s/>12 <text:s text:c="12"/><text:span text:style-name="style11">Level</text:span><text:span text:style-name="style10">=-</text:span><text:span text:style-name="style4">2</text:span><text:span text:style-name="style10">, <text:s text:c="7"/></text:span><text:span text:style-name="style2">// -2-днище -1-вода 0-ватерлиния 1-смочен 2-сухой</text:span></text:h>
      <text:h text:style-name="Default" text:outline-level="1"><text:s/>13 <text:s text:c="12"/><text:span text:style-name="style11">wLine</text:span><text:span text:style-name="style10">=</text:span><text:span text:style-name="style4">1</text:span><text:span text:style-name="style10">; <text:s text:c="8"/></text:span><text:span text:style-name="style2">// -1-ниже; +1-выше цвета конструктивной ватерлинии</text:span></text:h>
      <text:h text:style-name="Default" text:outline-level="1"><text:s/>14 <text:s/><text:span text:style-name="style2">//atic Flex wL; <text:s text:c="12"/>// изменчивые отрезки фрагментов ватерлинии</text:span></text:h>
      <text:h text:style-name="Default" text:outline-level="1"><text:s/>15 <text:s text:c="29"/><text:span text:style-name="style2">// по уровню воды в шпациях левого/правого борта</text:span></text:h>
      <text:h text:style-name="Default" text:outline-level="1"><text:s/>16 <text:s/><text:span text:style-name="style5">static bool </text:span><text:span text:style-name="style11">drawHull</text:span><text:span text:style-name="style10">=</text:span><text:span text:style-name="style5">false</text:span><text:span text:style-name="style10">, </text:span><text:span text:style-name="style2">// прорисовка корпуса | гидродинамический процесс</text:span></text:h>
      <text:h text:style-name="Default" text:outline-level="1"><text:s/>17 <text:s text:c="13"/><text:span text:style-name="style11">Part</text:span><text:span text:style-name="style10">=</text:span><text:span text:style-name="style5">false</text:span><text:span text:style-name="style10">; <text:s text:c="4"/></text:span><text:span text:style-name="style2">// false= днище и ватерлиния; true= надводный борт</text:span></text:h>
      <text:h text:style-name="Default" text:outline-level="1"><text:s/>18 <text:s/><text:span text:style-name="style2">//atic Real ArLen=0.1; <text:s text:c="5"/>// относительная длина для стрелок на шпациях</text:span></text:h>
      <text:h text:style-name="Default" text:outline-level="1"><text:s/>19 <text:s/></text:h>
      <text:h text:style-name="Default" text:outline-level="1"><text:s/>20 <text:s/><text:span text:style-name="style11">Vertex</text:span><text:span text:style-name="style10">::</text:span><text:span text:style-name="style11">Vertex</text:span><text:span text:style-name="style10">( </text:span><text:span text:style-name="style11">_Vector _a_ </text:span><text:span text:style-name="style10">) </text:span><text:span text:style-name="style2">// { *this=V; } <text:s/>// конструктор и собственно</text:span></text:h>
      <text:h text:style-name="Default" text:outline-level="1"><text:s/>21 <text:s text:c="2"/><text:span text:style-name="style10">{ </text:span><text:span text:style-name="style11">w</text:span><text:span text:style-name="style10">=</text:span><text:span text:style-name="style11">Storm</text:span><text:span text:style-name="style10">-&gt;</text:span><text:span text:style-name="style11">Value</text:span><text:span text:style-name="style10">( </text:span><text:span text:style-name="style11">Point</text:span><text:span text:style-name="style10">::</text:span><text:span text:style-name="style5">operator</text:span><text:span text:style-name="style10">=(</text:span><text:span text:style-name="style11">Vessel</text:span><text:span text:style-name="style10">-&gt;</text:span><text:span text:style-name="style11">out</text:span><text:span text:style-name="style10">( </text:span><text:span text:style-name="style5">Vector</text:span><text:span text:style-name="style10">::</text:span><text:span text:style-name="style5">operator</text:span><text:span text:style-name="style10">=(</text:span><text:span text:style-name="style11">_a_</text:span><text:span text:style-name="style10">) )) ); }</text:span></text:h>
      <text:h text:style-name="Default" text:outline-level="1"><text:s/>22 <text:s/><text:span text:style-name="style11">Vertex</text:span><text:span text:style-name="style10">&amp; </text:span><text:span text:style-name="style11">Vertex</text:span><text:span text:style-name="style10">::</text:span><text:span text:style-name="style5">operator </text:span><text:span text:style-name="style10">= ( </text:span><text:span text:style-name="style11">_Vector _a_ </text:span><text:span text:style-name="style10">){ </text:span><text:span text:style-name="style5">return </text:span><text:span text:style-name="style10">*</text:span><text:span text:style-name="style5">this </text:span><text:span text:style-name="style10">= </text:span><text:span text:style-name="style11">_a_</text:span><text:span text:style-name="style10">; }</text:span></text:h>
      <text:h text:style-name="Default" text:outline-level="1"><text:s/>23 <text:s/></text:h>
      <text:h text:style-name="Default" text:outline-level="1"><text:s/>24 <text:s/><text:span text:style-name="style5">void </text:span><text:span text:style-name="style11">Hull</text:span><text:span text:style-name="style10">::</text:span><text:span text:style-name="style11">drawTriangle</text:span><text:span text:style-name="style10">(</text:span><text:span text:style-name="style11">_Vertex a</text:span><text:span text:style-name="style10">,</text:span><text:span text:style-name="style11">_Vertex b</text:span><text:span text:style-name="style10">,</text:span><text:span text:style-name="style11">_Vertex c </text:span><text:span text:style-name="style10">) </text:span><text:span text:style-name="style2">// отработка трёх точек</text:span></text:h>
      <text:h text:style-name="Default" text:outline-level="1"><text:s/>25 <text:s/><text:span text:style-name="style10">{ </text:span><text:span text:style-name="style5">if</text:span><text:span text:style-name="style10">( !</text:span><text:span text:style-name="style11">drawHull </text:span><text:span text:style-name="style10">)</text:span><text:span text:style-name="style11">Three</text:span><text:span text:style-name="style10">( </text:span><text:span text:style-name="style11">Level</text:span><text:span text:style-name="style10">,</text:span><text:span text:style-name="style11">a</text:span><text:span text:style-name="style10">,</text:span><text:span text:style-name="style11">b</text:span><text:span text:style-name="style10">,</text:span><text:span text:style-name="style11">c </text:span><text:span text:style-name="style10">); <text:s text:c="3"/></text:span><text:span text:style-name="style2">// единожды производится динамический</text:span></text:h>
      <text:h text:style-name="Default" text:outline-level="1"><text:s/>26 <text:s text:c="3"/><text:span text:style-name="style5">else <text:s text:c="35"/></text:span><text:span text:style-name="style2">// <text:s/>перерасчет характеристик обводов</text:span></text:h>
      <text:h text:style-name="Default" text:outline-level="1"><text:s/>27 <text:s text:c="3"/><text:span text:style-name="style10">{ </text:span><text:span text:style-name="style5">const byte </text:span><text:span text:style-name="style11">Mode</text:span><text:span text:style-name="style10">=</text:span><text:span text:style-name="style11">DrawMode</text:span><text:span text:style-name="style10">&amp;</text:span><text:span text:style-name="style4">3</text:span><text:span text:style-name="style10">; <text:s text:c="10"/></text:span><text:span text:style-name="style2">// <text:s/>для полупрозрачной картинки нужна</text:span></text:h>
      <text:h text:style-name="Default" text:outline-level="1"><text:s/>28 <text:s text:c="5"/><text:span text:style-name="style5">if</text:span><text:span text:style-name="style10">( !</text:span><text:span text:style-name="style11">Part </text:span><text:span text:style-name="style10">&amp;&amp; </text:span><text:span text:style-name="style11">Level</text:span><text:span text:style-name="style10">&gt;</text:span><text:span text:style-name="style4">0 </text:span><text:span text:style-name="style10">|| </text:span><text:span text:style-name="style11">Part </text:span><text:span text:style-name="style10">&amp;&amp; </text:span><text:span text:style-name="style11">Level</text:span><text:span text:style-name="style10">&lt;=</text:span><text:span text:style-name="style4">0 </text:span><text:span text:style-name="style10">|| !</text:span><text:span text:style-name="style11">Level </text:span><text:span text:style-name="style10">&amp;&amp; </text:span><text:span text:style-name="style11">Mode</text:span><text:span text:style-name="style10">&gt;</text:span><text:span text:style-name="style4">2 </text:span><text:span text:style-name="style10">)</text:span><text:span text:style-name="style5">return</text:span><text:span text:style-name="style10">;</text:span></text:h>
      <text:h text:style-name="Default" text:outline-level="1"><text:s/>29 <text:s/><text:span text:style-name="style2">// <text:s/>int wLine = a.z&gt;0 &amp;&amp; b.z&gt;0 &amp;&amp; c.z&gt;0 ? 1:-1; <text:s text:c="2"/>// двухэтапная перепрорисовка</text:span></text:h>
      <text:h text:style-name="Default" text:outline-level="1"><text:s/>30 <text:s text:c="5"/><text:span text:style-name="style11">color</text:span><text:span text:style-name="style10">( !</text:span><text:span text:style-name="style11">Level</text:span><text:span text:style-name="style10">?</text:span><text:span text:style-name="style11">lightblue <text:s text:c="14"/></text:span><text:span text:style-name="style2">// поверхность действующей ватерлинии</text:span></text:h>
      <text:h text:style-name="Default" text:outline-level="1"><text:s/>31 <text:s text:c="12"/><text:span text:style-name="style10">: (</text:span><text:span text:style-name="style11">wLine</text:span><text:span text:style-name="style10">&lt;</text:span><text:span text:style-name="style4">0</text:span><text:span text:style-name="style10">?</text:span><text:span text:style-name="style11">green</text:span><text:span text:style-name="style10">:</text:span><text:span text:style-name="style11">dimgray</text:span><text:span text:style-name="style10">), <text:s text:c="4"/></text:span><text:span text:style-name="style2">// подводные обводы и надводный борт</text:span></text:h>
      <text:h text:style-name="Default" text:outline-level="1"><text:s/>32 <text:s text:c="10"/><text:span text:style-name="style10">( </text:span><text:span text:style-name="style11">abs</text:span><text:span text:style-name="style10">( </text:span><text:span text:style-name="style11">Level </text:span><text:span text:style-name="style10">)&lt;</text:span><text:span text:style-name="style4">2</text:span><text:span text:style-name="style10">?</text:span><text:span text:style-name="style4">0.75</text:span><text:span text:style-name="style10">:</text:span><text:span text:style-name="style4">1.0 </text:span><text:span text:style-name="style10">)*( </text:span><text:span text:style-name="style11">Level</text:span><text:span text:style-name="style10">&gt;</text:span><text:span text:style-name="style4">0</text:span><text:span text:style-name="style10">&amp;&amp;</text:span><text:span text:style-name="style11">wLine</text:span><text:span text:style-name="style10">&lt;</text:span><text:span text:style-name="style4">0</text:span><text:span text:style-name="style10">?-</text:span><text:span text:style-name="style4">0.25</text:span><text:span text:style-name="style10">: <text:s text:c="4"/></text:span><text:span text:style-name="style2">// затенение</text:span></text:h>
      <text:h text:style-name="Default" text:outline-level="1"><text:s/>33 <text:s text:c="40"/><text:span text:style-name="style11">Level</text:span><text:span text:style-name="style10">&lt;</text:span><text:span text:style-name="style4">0</text:span><text:span text:style-name="style10">&amp;&amp;</text:span><text:span text:style-name="style11">wLine</text:span><text:span text:style-name="style10">&gt;</text:span><text:span text:style-name="style4">0</text:span><text:span text:style-name="style10">?-</text:span><text:span text:style-name="style4">0.15</text:span><text:span text:style-name="style10">:</text:span><text:span text:style-name="style4">0.0 </text:span><text:span text:style-name="style10">), </text:span><text:span text:style-name="style2">// <text:s text:c="3"/>воды</text:span></text:h>
      <text:h text:style-name="Default" text:outline-level="1"><text:s/>34 <text:s text:c="16"/><text:span text:style-name="style10">!</text:span><text:span text:style-name="style11">Level </text:span><text:span text:style-name="style10">? (</text:span><text:span text:style-name="style11">Mode</text:span><text:span text:style-name="style10">&amp;&amp;</text:span><text:span text:style-name="style11">Mode</text:span><text:span text:style-name="style10">&lt;</text:span><text:span text:style-name="style4">3</text:span><text:span text:style-name="style10">?</text:span><text:span text:style-name="style4">0.7</text:span><text:span text:style-name="style10">:</text:span><text:span text:style-name="style4">0.2 </text:span><text:span text:style-name="style10">) : <text:s text:c="7"/></text:span><text:span text:style-name="style2">// прозрачность борта</text:span></text:h>
      <text:h text:style-name="Default" text:outline-level="1"><text:s/>35 <text:s text:c="18"/><text:span text:style-name="style10">( </text:span><text:span text:style-name="style11">Level</text:span><text:span text:style-name="style10">&gt;</text:span><text:span text:style-name="style4">0 </text:span><text:span text:style-name="style10">? ( </text:span><text:span text:style-name="style11">Mode</text:span><text:span text:style-name="style10">&gt;</text:span><text:span text:style-name="style4">2</text:span><text:span text:style-name="style10">?</text:span><text:span text:style-name="style4">0.8</text:span><text:span text:style-name="style10">:</text:span><text:span text:style-name="style4">0.2 </text:span><text:span text:style-name="style10">) : <text:s text:c="7"/></text:span><text:span text:style-name="style2">// настраивается по</text:span></text:h>
      <text:h text:style-name="Default" text:outline-level="1"><text:s/>36 <text:s text:c="30"/><text:span text:style-name="style10">( </text:span><text:span text:style-name="style11">Mode</text:span><text:span text:style-name="style10">&gt;</text:span><text:span text:style-name="style4">1</text:span><text:span text:style-name="style10">?</text:span><text:span text:style-name="style4">0.9</text:span><text:span text:style-name="style10">:</text:span><text:span text:style-name="style4">0.2 </text:span><text:span text:style-name="style10">) ) ); <text:s text:c="4"/></text:span><text:span text:style-name="style2">// режиму визуализации</text:span></text:h>
      <text:h text:style-name="Default" text:outline-level="1"><text:s/>37 <text:s text:c="4"/><text:span text:style-name="style5">const </text:span><text:span text:style-name="style11">Point </text:span><text:span text:style-name="style10">&amp;</text:span><text:span text:style-name="style11">A</text:span><text:span text:style-name="style10">=(</text:span><text:span text:style-name="style11">Point</text:span><text:span text:style-name="style10">)</text:span><text:span text:style-name="style11">a</text:span><text:span text:style-name="style10">,&amp;</text:span><text:span text:style-name="style11">B</text:span><text:span text:style-name="style10">=(</text:span><text:span text:style-name="style11">Point</text:span><text:span text:style-name="style10">)</text:span><text:span text:style-name="style11">b</text:span><text:span text:style-name="style10">,&amp;</text:span><text:span text:style-name="style11">C</text:span><text:span text:style-name="style10">=(</text:span><text:span text:style-name="style11">Point</text:span><text:span text:style-name="style10">)</text:span><text:span text:style-name="style11">c</text:span><text:span text:style-name="style10">; </text:span><text:span text:style-name="style11">glNormal3dv</text:span><text:span text:style-name="style10">( (</text:span><text:span text:style-name="style11">B</text:span><text:span text:style-name="style10">-</text:span><text:span text:style-name="style11">A</text:span><text:span text:style-name="style10">)*(</text:span><text:span text:style-name="style11">C</text:span><text:span text:style-name="style10">-</text:span><text:span text:style-name="style11">A</text:span><text:span text:style-name="style10">) );</text:span></text:h>
      <text:h text:style-name="Default" text:outline-level="1"><text:s/>38 <text:s text:c="5"/><text:span text:style-name="style11">glBegin</text:span><text:span text:style-name="style10">( </text:span><text:span text:style-name="style11">DrawMode</text:span><text:span text:style-name="style10">&amp;</text:span><text:span text:style-name="style4">4</text:span><text:span text:style-name="style10">?</text:span><text:span text:style-name="style11">GL_LINE_LOOP</text:span><text:span text:style-name="style10">:</text:span><text:span text:style-name="style11">GL_TRIANGLES </text:span><text:span text:style-name="style10">); <text:s text:c="3"/></text:span><text:span text:style-name="style2">// контуры или покрытия</text:span></text:h>
      <text:h text:style-name="Default" text:outline-level="1"><text:s/>39 <text:s text:c="5"/><text:span text:style-name="style11">glVertex3dv</text:span><text:span text:style-name="style10">( (</text:span><text:span text:style-name="style5">Real</text:span><text:span text:style-name="style10">*)( &amp;</text:span><text:span text:style-name="style11">A </text:span><text:span text:style-name="style10">) ), <text:s text:c="22"/></text:span><text:span text:style-name="style2">// dir ( ?? )</text:span></text:h>
      <text:h text:style-name="Default" text:outline-level="1"><text:s/>40 <text:s text:c="5"/><text:span text:style-name="style11">glVertex3dv</text:span><text:span text:style-name="style10">( (</text:span><text:span text:style-name="style5">Real</text:span><text:span text:style-name="style10">*)( &amp;</text:span><text:span text:style-name="style11">B </text:span><text:span text:style-name="style10">) ),</text:span></text:h>
      <text:h text:style-name="Default" text:outline-level="1"><text:s/>41 <text:s text:c="5"/><text:span text:style-name="style11">glVertex3dv</text:span><text:span text:style-name="style10">( (</text:span><text:span text:style-name="style5">Real</text:span><text:span text:style-name="style10">*)( &amp;</text:span><text:span text:style-name="style11">C </text:span><text:span text:style-name="style10">) ); </text:span><text:span text:style-name="style11">glEnd</text:span><text:span text:style-name="style10">();</text:span></text:h>
      <text:h text:style-name="Default" text:outline-level="1"><text:s/>42 <text:s/><text:span text:style-name="style9">#if 0 <text:s/></text:span><text:span text:style-name="style2">// здесь отладочная визуализация скоростей на элементарных треугольниках</text:span></text:h>
      <text:h text:style-name="Default" text:outline-level="1"><text:s/>43 <text:s/><text:span text:style-name="style73">#define _(P) (*((Vector*)(&amp;P))) <text:s text:c="21"/></text:span><text:span text:style-name="style66">// это стрелки ВЛ-нормалей</text:span></text:h>
      <text:h text:style-name="Default" text:outline-level="1"><text:s/>44 <text:s/><text:span text:style-name="style65">/*if( !Level )</text:span></text:h>
      <text:h text:style-name="Default" text:outline-level="1"><text:s/>45 <text:s/><text:span text:style-name="style65">{ Vector W=( _(A)+_(B)+_(C) )/3.0; arrow( W,W+dir( (A-B)*(A-C) )*5,1,red );</text:span></text:h>
      <text:h text:style-name="Default" text:outline-level="1"><text:s/>46 <text:s/><text:span text:style-name="style65">}*/</text:span></text:h>
      <text:h text:style-name="Default" text:outline-level="1"><text:s/>47 <text:s/><text:span text:style-name="style69">if</text:span><text:span text:style-name="style74">( </text:span><text:span text:style-name="style75">Level</text:span><text:span text:style-name="style74">&lt;</text:span><text:span text:style-name="style68">0 </text:span><text:span text:style-name="style74">)</text:span></text:h>
      <text:h text:style-name="Default" text:outline-level="1"><text:s/>48 <text:s/><text:span text:style-name="style74">{ </text:span><text:span text:style-name="style69">Vector </text:span><text:span text:style-name="style75">m</text:span><text:span text:style-name="style74">=( </text:span><text:span text:style-name="style75">a</text:span><text:span text:style-name="style74">+</text:span><text:span text:style-name="style75">b</text:span><text:span text:style-name="style74">+</text:span><text:span text:style-name="style75">c </text:span><text:span text:style-name="style74">)/</text:span><text:span text:style-name="style68">3.0</text:span><text:span text:style-name="style74">,</text:span><text:span text:style-name="style75">M</text:span><text:span text:style-name="style74">=</text:span><text:span text:style-name="style75">Tensor</text:span><text:span text:style-name="style74">(*</text:span><text:span text:style-name="style69">this</text:span><text:span text:style-name="style74">)*</text:span><text:span text:style-name="style75">m</text:span><text:span text:style-name="style74">; </text:span><text:span text:style-name="style66">// _(A)+_(B)+_(C) )/3.0,</text:span></text:h>
      <text:h text:style-name="Default" text:outline-level="1"><text:s/>49 <text:s text:c="3"/><text:span text:style-name="style69">Vector </text:span><text:span text:style-name="style75">V</text:span><text:span text:style-name="style74">=(</text:span><text:span text:style-name="style75">Route</text:span><text:span text:style-name="style74">[-</text:span><text:span text:style-name="style68">1</text:span><text:span text:style-name="style74">]-</text:span><text:span text:style-name="style75">Route</text:span><text:span text:style-name="style74">[-</text:span><text:span text:style-name="style68">2</text:span><text:span text:style-name="style74">])/(</text:span><text:span text:style-name="style75">Storm</text:span><text:span text:style-name="style74">-&gt;</text:span><text:span text:style-name="style75">Tstep</text:span><text:span text:style-name="style74">/</text:span><text:span text:style-name="style75">Storm</text:span><text:span text:style-name="style74">-&gt;</text:span><text:span text:style-name="style75">tKrat</text:span><text:span text:style-name="style74">);</text:span></text:h>
      <text:h text:style-name="Default" text:outline-level="1"><text:s/>50 <text:s text:c="3"/><text:span text:style-name="style69">Vector </text:span><text:span text:style-name="style75">W</text:span><text:span text:style-name="style74">=</text:span><text:span text:style-name="style75">Whirl</text:span><text:span text:style-name="style74">[-</text:span><text:span text:style-name="style68">1</text:span><text:span text:style-name="style74">],</text:span></text:h>
      <text:h text:style-name="Default" text:outline-level="1"><text:s/>51 <text:s text:c="10"/><text:span text:style-name="style75">n</text:span><text:span text:style-name="style74">=(</text:span><text:span text:style-name="style75">a</text:span><text:span text:style-name="style74">-</text:span><text:span text:style-name="style75">b</text:span><text:span text:style-name="style74">)*(</text:span><text:span text:style-name="style75">a</text:span><text:span text:style-name="style74">-</text:span><text:span text:style-name="style75">c</text:span><text:span text:style-name="style74">),</text:span><text:span text:style-name="style75">N</text:span><text:span text:style-name="style74">=</text:span><text:span text:style-name="style75">Tensor</text:span><text:span text:style-name="style74">(*</text:span><text:span text:style-name="style69">this</text:span><text:span text:style-name="style74">)*</text:span><text:span text:style-name="style75">n</text:span><text:span text:style-name="style74">;</text:span></text:h>
      <text:h text:style-name="Default" text:outline-level="1"><text:s/>52 <text:s/><text:span text:style-name="style66">// arrow( M,M+V,0.2,green ); <text:s text:c="14"/>// скорость хода - набегающий поток</text:span></text:h>
      <text:h text:style-name="Default" text:outline-level="1"><text:s/>53 <text:s/><text:span text:style-name="style66">// arrow( M,M+dir( N ),0.2,red ); <text:s text:c="9"/>// единичные нормали к треугольникам</text:span></text:h>
      <text:h text:style-name="Default" text:outline-level="1"><text:s/>54 <text:s text:c="4"/><text:span text:style-name="style75">arrow</text:span><text:span text:style-name="style74">( </text:span><text:span text:style-name="style75">M</text:span><text:span text:style-name="style74">,</text:span><text:span text:style-name="style75">M</text:span><text:span text:style-name="style74">+</text:span><text:span text:style-name="style75">dir</text:span><text:span text:style-name="style74">(</text:span><text:span text:style-name="style75">N</text:span><text:span text:style-name="style74">)*(</text:span><text:span text:style-name="style75">V</text:span><text:span text:style-name="style74">*</text:span><text:span text:style-name="style75">dir</text:span><text:span text:style-name="style74">(</text:span><text:span text:style-name="style75">N</text:span><text:span text:style-name="style74">)),</text:span><text:span text:style-name="style68">0.2</text:span><text:span text:style-name="style74">,</text:span><text:span text:style-name="style75">blue </text:span><text:span text:style-name="style74">); </text:span><text:span text:style-name="style66">// векторы касательных скоростей</text:span></text:h>
      <text:h text:style-name="Default" text:outline-level="1"><text:s/>55 <text:s/><text:span text:style-name="style74">}</text:span></text:h>
      <text:h text:style-name="Default" text:outline-level="1"><text:s/>56 <text:s/><text:span text:style-name="style73">#undef _</text:span></text:h>
      <text:h text:style-name="Default" text:outline-level="1"><text:s/>57 <text:s/><text:span text:style-name="style9">#endif</text:span></text:h>
      <text:h text:style-name="Default" text:outline-level="1"><text:s/>58 <text:s text:c="3"/><text:span text:style-name="style10">}</text:span></text:h>
      <text:h text:style-name="Default" text:outline-level="1"><text:s/>59 <text:s/><text:span text:style-name="style10">}</text:span></text:h>
      <text:h text:style-name="Default" text:outline-level="1"><text:s/>60 <text:s/><text:span text:style-name="style15">//! <text:s/>сборка сортировкой двух фрагментов ватерлинии в интервале одной шпации</text:span></text:h>
      <text:h text:style-name="Default" text:outline-level="1"><text:s/>61 <text:s/><text:span text:style-name="style2">// <text:s text:c="10"/>(здесь надо найти локализованное решение по выбору ориентации)</text:span></text:h>
      <text:h text:style-name="Default" text:outline-level="1"><text:s/>62 <text:s/><text:span text:style-name="style2">//</text:span></text:h>
      <text:h text:style-name="Default" text:outline-level="1"><text:s/>63 <text:s/><text:span text:style-name="style5">void </text:span><text:span text:style-name="style11">Hull</text:span><text:span text:style-name="style10">::</text:span><text:span text:style-name="style11">waterPoints</text:span><text:span text:style-name="style10">( </text:span><text:span text:style-name="style11">_Vector N</text:span><text:span text:style-name="style10">,</text:span><text:span text:style-name="style11">_Vector Q</text:span><text:span text:style-name="style10">,</text:span><text:span text:style-name="style11">_Vector P </text:span><text:span text:style-name="style10">){ </text:span><text:span text:style-name="style11">wL</text:span><text:span text:style-name="style10">+=</text:span><text:span text:style-name="style11">N</text:span><text:span text:style-name="style10">;</text:span></text:h>
      <text:h text:style-name="Default" text:outline-level="1"><text:s/>64 <text:s text:c="3"/><text:span text:style-name="style5">if</text:span><text:span text:style-name="style10">( (</text:span><text:span text:style-name="style11">Tensor</text:span><text:span text:style-name="style10">(*</text:span><text:span text:style-name="style5">this</text:span><text:span text:style-name="style10">)*(</text:span><text:span text:style-name="style11">N</text:span><text:span text:style-name="style10">*(</text:span><text:span text:style-name="style11">P</text:span><text:span text:style-name="style10">-</text:span><text:span text:style-name="style11">Q</text:span><text:span text:style-name="style10">))).</text:span><text:span text:style-name="style11">z</text:span><text:span text:style-name="style10">&gt;=</text:span><text:span text:style-name="style4">0 </text:span><text:span text:style-name="style10">){ </text:span><text:span text:style-name="style11">wL</text:span><text:span text:style-name="style10">+=</text:span><text:span text:style-name="style11">Q</text:span><text:span text:style-name="style10">; </text:span><text:span text:style-name="style11">wL</text:span><text:span text:style-name="style10">+=</text:span><text:span text:style-name="style11">P</text:span><text:span text:style-name="style10">; } </text:span><text:span text:style-name="style5">else </text:span><text:span text:style-name="style10">{ </text:span><text:span text:style-name="style11">wL</text:span><text:span text:style-name="style10">+=</text:span><text:span text:style-name="style11">P</text:span><text:span text:style-name="style10">; </text:span><text:span text:style-name="style11">wL</text:span><text:span text:style-name="style10">+=</text:span><text:span text:style-name="style11">Q</text:span><text:span text:style-name="style10">; }</text:span></text:h>
      <text:h text:style-name="Default" text:outline-level="1"><text:s/>65 <text:s/><text:span text:style-name="style10">}</text:span></text:h>
      <text:h text:style-name="Default" text:outline-level="1"><text:s/>66 <text:s/><text:span text:style-name="style5">void </text:span><text:span text:style-name="style11">Hull</text:span><text:span text:style-name="style10">::</text:span><text:span text:style-name="style11">divideTriangle</text:span></text:h>
      <text:h text:style-name="Default" text:outline-level="1"><text:s/>67 <text:s/><text:span text:style-name="style10">( </text:span><text:span text:style-name="style11">_Vertex T</text:span><text:span text:style-name="style10">,</text:span><text:span text:style-name="style11">_Real t</text:span><text:span text:style-name="style10">, </text:span><text:span text:style-name="style11">_Vertex R</text:span><text:span text:style-name="style10">,</text:span><text:span text:style-name="style11">_Real r</text:span><text:span text:style-name="style10">, </text:span><text:span text:style-name="style11">_Vertex L</text:span><text:span text:style-name="style10">,</text:span><text:span text:style-name="style11">_Real l </text:span><text:span text:style-name="style10">)</text:span></text:h>
      <text:h text:style-name="Default" text:outline-level="1"><text:s/>68 <text:s/><text:span text:style-name="style10">{ </text:span><text:span text:style-name="style11">_Vertex rR</text:span><text:span text:style-name="style10">=(</text:span><text:span text:style-name="style5">Vector</text:span><text:span text:style-name="style10">)</text:span><text:span text:style-name="style11">T</text:span><text:span text:style-name="style10">+(</text:span><text:span text:style-name="style11">R</text:span><text:span text:style-name="style10">-</text:span><text:span text:style-name="style11">T</text:span><text:span text:style-name="style10">)*(</text:span><text:span text:style-name="style11">t</text:span><text:span text:style-name="style10">/(</text:span><text:span text:style-name="style11">t</text:span><text:span text:style-name="style10">-</text:span><text:span text:style-name="style11">r</text:span><text:span text:style-name="style10">)), <text:s text:c="6"/></text:span><text:span text:style-name="style2">// правая точка пересечения ребра</text:span></text:h>
      <text:h text:style-name="Default" text:outline-level="1"><text:s/>69 <text:s text:c="11"/><text:span text:style-name="style11">lL</text:span><text:span text:style-name="style10">=(</text:span><text:span text:style-name="style5">Vector</text:span><text:span text:style-name="style10">)</text:span><text:span text:style-name="style11">T</text:span><text:span text:style-name="style10">+(</text:span><text:span text:style-name="style11">L</text:span><text:span text:style-name="style10">-</text:span><text:span text:style-name="style11">T</text:span><text:span text:style-name="style10">)*(</text:span><text:span text:style-name="style11">t</text:span><text:span text:style-name="style10">/(</text:span><text:span text:style-name="style11">t</text:span><text:span text:style-name="style10">-</text:span><text:span text:style-name="style11">l</text:span><text:span text:style-name="style10">)); </text:span><text:span text:style-name="style11">Level</text:span><text:span text:style-name="style10">=</text:span><text:span text:style-name="style11">t</text:span><text:span text:style-name="style10">&gt;=</text:span><text:span text:style-name="style4">0</text:span><text:span text:style-name="style10">?-</text:span><text:span text:style-name="style4">1</text:span><text:span text:style-name="style10">:</text:span><text:span text:style-name="style4">1</text:span><text:span text:style-name="style10">;</text:span><text:span text:style-name="style2">// треугольника и левая</text:span></text:h>
      <text:h text:style-name="Default" text:outline-level="1"><text:s/>70 <text:s text:c="3"/><text:span text:style-name="style5">if</text:span><text:span text:style-name="style10">( </text:span><text:span text:style-name="style11">rR</text:span><text:span text:style-name="style10">!=</text:span><text:span text:style-name="style11">lL </text:span><text:span text:style-name="style10">)</text:span><text:span text:style-name="style11">waterPoints</text:span><text:span text:style-name="style10">( </text:span><text:span text:style-name="style11">dir</text:span><text:span text:style-name="style10">( (</text:span><text:span text:style-name="style11">lL</text:span><text:span text:style-name="style10">-</text:span><text:span text:style-name="style11">T</text:span><text:span text:style-name="style10">)*(</text:span><text:span text:style-name="style11">T</text:span><text:span text:style-name="style10">-</text:span><text:span text:style-name="style11">rR</text:span><text:span text:style-name="style10">) ),</text:span><text:span text:style-name="style11">lL</text:span><text:span text:style-name="style10">,</text:span><text:span text:style-name="style11">rR </text:span><text:span text:style-name="style10">); </text:span><text:span text:style-name="style2">// +++</text:span></text:h>
      <text:h text:style-name="Default" text:outline-level="1"><text:s/>71 <text:s text:c="11"/><text:span text:style-name="style11">drawTriangle</text:span><text:span text:style-name="style10">( </text:span><text:span text:style-name="style11">T</text:span><text:span text:style-name="style10">,</text:span><text:span text:style-name="style11">rR</text:span><text:span text:style-name="style10">,</text:span><text:span text:style-name="style11">lL </text:span><text:span text:style-name="style10">);</text:span></text:h>
      <text:h text:style-name="Default" text:outline-level="1"><text:s/>72 <text:s text:c="3"/><text:span text:style-name="style5">if</text:span><text:span text:style-name="style10">( !</text:span><text:span text:style-name="style11">l </text:span><text:span text:style-name="style10">&amp;&amp; !</text:span><text:span text:style-name="style11">r </text:span><text:span text:style-name="style10">)</text:span><text:span text:style-name="style5">return</text:span><text:span text:style-name="style10">; <text:s text:c="16"/></text:span><text:span text:style-name="style11">Level</text:span><text:span text:style-name="style10">=</text:span><text:span text:style-name="style11">t</text:span><text:span text:style-name="style10">&lt;</text:span><text:span text:style-name="style4">0</text:span><text:span text:style-name="style10">?-</text:span><text:span text:style-name="style4">1</text:span><text:span text:style-name="style10">:</text:span><text:span text:style-name="style4">1</text:span><text:span text:style-name="style10">;</text:span></text:h>
      <text:h text:style-name="Default" text:outline-level="1"><text:s/>73 <text:s text:c="3"/><text:span text:style-name="style5">if</text:span><text:span text:style-name="style10">( !</text:span><text:span text:style-name="style11">l </text:span><text:span text:style-name="style10">)</text:span><text:span text:style-name="style11">drawTriangle</text:span><text:span text:style-name="style10">( </text:span><text:span text:style-name="style11">L</text:span><text:span text:style-name="style10">,</text:span><text:span text:style-name="style11">rR</text:span><text:span text:style-name="style10">,</text:span><text:span text:style-name="style11">R </text:span><text:span text:style-name="style10">); </text:span><text:span text:style-name="style5">else</text:span></text:h>
      <text:h text:style-name="Default" text:outline-level="1"><text:soft-page-break/><text:s/>74 <text:s text:c="3"/><text:span text:style-name="style5">if</text:span><text:span text:style-name="style10">( !</text:span><text:span text:style-name="style11">r </text:span><text:span text:style-name="style10">)</text:span><text:span text:style-name="style11">drawTriangle</text:span><text:span text:style-name="style10">( </text:span><text:span text:style-name="style11">R</text:span><text:span text:style-name="style10">,</text:span><text:span text:style-name="style11">L</text:span><text:span text:style-name="style10">,</text:span><text:span text:style-name="style11">lL </text:span><text:span text:style-name="style10">); </text:span><text:span text:style-name="style5">else</text:span></text:h>
      <text:h text:style-name="Default" text:outline-level="1"><text:s/>75 <text:s text:c="3"/><text:span text:style-name="style5">if</text:span><text:span text:style-name="style10">( </text:span><text:span text:style-name="style11">fabs</text:span><text:span text:style-name="style10">( </text:span><text:span text:style-name="style11">r </text:span><text:span text:style-name="style10">)&gt;</text:span><text:span text:style-name="style11">fabs</text:span><text:span text:style-name="style10">( </text:span><text:span text:style-name="style11">l </text:span><text:span text:style-name="style10">) )</text:span><text:span text:style-name="style11">drawTriangle</text:span><text:span text:style-name="style10">( </text:span><text:span text:style-name="style11">R</text:span><text:span text:style-name="style10">,</text:span><text:span text:style-name="style11">L</text:span><text:span text:style-name="style10">,</text:span><text:span text:style-name="style11">lL </text:span><text:span text:style-name="style10">),</text:span><text:span text:style-name="style11">drawTriangle</text:span><text:span text:style-name="style10">( </text:span><text:span text:style-name="style11">R</text:span><text:span text:style-name="style10">,</text:span><text:span text:style-name="style11">lL</text:span><text:span text:style-name="style10">,</text:span><text:span text:style-name="style11">rR </text:span><text:span text:style-name="style10">);</text:span></text:h>
      <text:h text:style-name="Default" text:outline-level="1"><text:s/>76 <text:s text:c="23"/><text:span text:style-name="style5">else </text:span><text:span text:style-name="style11">drawTriangle</text:span><text:span text:style-name="style10">( </text:span><text:span text:style-name="style11">L</text:span><text:span text:style-name="style10">,</text:span><text:span text:style-name="style11">lL</text:span><text:span text:style-name="style10">,</text:span><text:span text:style-name="style11">rR </text:span><text:span text:style-name="style10">),</text:span><text:span text:style-name="style11">drawTriangle</text:span><text:span text:style-name="style10">( </text:span><text:span text:style-name="style11">L</text:span><text:span text:style-name="style10">,</text:span><text:span text:style-name="style11">rR</text:span><text:span text:style-name="style10">,</text:span><text:span text:style-name="style11">R </text:span><text:span text:style-name="style10">);</text:span></text:h>
      <text:h text:style-name="Default" text:outline-level="1"><text:s/>77 <text:s/><text:span text:style-name="style10">}</text:span></text:h>
      <text:h text:style-name="Default" text:outline-level="1"><text:s/>78 <text:s/><text:span text:style-name="style5">void </text:span><text:span text:style-name="style11">Hull</text:span><text:span text:style-name="style10">::</text:span><text:span text:style-name="style11">Triangle</text:span><text:span text:style-name="style10">( </text:span><text:span text:style-name="style11">Vertex a</text:span><text:span text:style-name="style10">,</text:span><text:span text:style-name="style11">Vertex b</text:span><text:span text:style-name="style10">,</text:span><text:span text:style-name="style11">Vertex c </text:span><text:span text:style-name="style10">) <text:s text:c="4"/></text:span><text:span text:style-name="style2">// обработка треугольника</text:span></text:h>
      <text:h text:style-name="Default" text:outline-level="1"><text:s/>79 <text:s/><text:span text:style-name="style10">{ </text:span><text:span text:style-name="style5">if</text:span><text:span text:style-name="style10">( </text:span><text:span text:style-name="style11">a</text:span><text:span text:style-name="style10">.</text:span><text:span text:style-name="style11">y </text:span><text:span text:style-name="style10">|| </text:span><text:span text:style-name="style11">b</text:span><text:span text:style-name="style10">.</text:span><text:span text:style-name="style11">y </text:span><text:span text:style-name="style10">|| </text:span><text:span text:style-name="style11">c</text:span><text:span text:style-name="style10">.</text:span><text:span text:style-name="style11">y </text:span><text:span text:style-name="style10">) <text:s text:c="11"/></text:span><text:span text:style-name="style2">// ~~ далее точки на базисе открытого моря</text:span></text:h>
      <text:h text:style-name="Default" text:outline-level="1"><text:s/>80 <text:s text:c="3"/><text:span text:style-name="style10">{ </text:span><text:span text:style-name="style5">Real </text:span><text:span text:style-name="style11">aZ</text:span><text:span text:style-name="style10">=</text:span><text:span text:style-name="style11">a</text:span><text:span text:style-name="style10">.</text:span><text:span text:style-name="style11">w</text:span><text:span text:style-name="style10">-</text:span><text:span text:style-name="style11">a</text:span><text:span text:style-name="style10">.</text:span><text:span text:style-name="style11">Z</text:span><text:span text:style-name="style10">, <text:s text:c="16"/></text:span><text:span text:style-name="style2">// (+)погружение (-)борт над водой = метка</text:span></text:h>
      <text:h text:style-name="Default" text:outline-level="1"><text:s/>81 <text:s text:c="10"/><text:span text:style-name="style11">bZ</text:span><text:span text:style-name="style10">=</text:span><text:span text:style-name="style11">b</text:span><text:span text:style-name="style10">.</text:span><text:span text:style-name="style11">w</text:span><text:span text:style-name="style10">-</text:span><text:span text:style-name="style11">b</text:span><text:span text:style-name="style10">.</text:span><text:span text:style-name="style11">Z</text:span><text:span text:style-name="style10">, <text:s text:c="16"/></text:span><text:span text:style-name="style2">// обшивке под/над действующей ватерлинией</text:span></text:h>
      <text:h text:style-name="Default" text:outline-level="1"><text:s/>82 <text:s text:c="10"/><text:span text:style-name="style11">cZ</text:span><text:span text:style-name="style10">=</text:span><text:span text:style-name="style11">c</text:span><text:span text:style-name="style10">.</text:span><text:span text:style-name="style11">w</text:span><text:span text:style-name="style10">-</text:span><text:span text:style-name="style11">c</text:span><text:span text:style-name="style10">.</text:span><text:span text:style-name="style11">Z</text:span><text:span text:style-name="style10">; <text:s text:c="16"/></text:span><text:span text:style-name="style2">// WL на подъем или спуск?</text:span></text:h>
      <text:h text:style-name="Default" text:outline-level="1"><text:s/>83 <text:s/><text:span text:style-name="style2">// <text:s/>if( aZ==0.0 &amp;&amp; bZ==0.0 &amp;&amp; cZ==0.0 )return; <text:s text:c="6"/>// значит будут повторения</text:span></text:h>
      <text:h text:style-name="Default" text:outline-level="1"><text:s/>84 <text:s/><text:span text:style-name="style2">// <text:s/>wLine = a.z&gt;=0.0 &amp;&amp; b.z&gt;=0.0 &amp;&amp; c.z&gt;=0.0 ? 1:-1; // <text:s/>действующая ватерлиния</text:span></text:h>
      <text:h text:style-name="Default" text:outline-level="1"><text:s/>85 <text:s text:c="5"/><text:span text:style-name="style11">wLine </text:span><text:span text:style-name="style10">= </text:span><text:span text:style-name="style11">a</text:span><text:span text:style-name="style10">.</text:span><text:span text:style-name="style11">z</text:span><text:span text:style-name="style10">+</text:span><text:span text:style-name="style11">b</text:span><text:span text:style-name="style10">.</text:span><text:span text:style-name="style11">z</text:span><text:span text:style-name="style10">+</text:span><text:span text:style-name="style11">c</text:span><text:span text:style-name="style10">.</text:span><text:span text:style-name="style11">z</text:span><text:span text:style-name="style10">&gt;=</text:span><text:span text:style-name="style4">0 </text:span><text:span text:style-name="style10">? </text:span><text:span text:style-name="style4">1</text:span><text:span text:style-name="style10">:-</text:span><text:span text:style-name="style4">1</text:span><text:span text:style-name="style10">; </text:span><text:span text:style-name="style2">// здесь пересечений ватерлинии не ожидается</text:span></text:h>
      <text:h text:style-name="Default" text:outline-level="1"><text:s/>86 <text:s text:c="5"/><text:span text:style-name="style11">Level </text:span><text:span text:style-name="style10">= -</text:span><text:span text:style-name="style4">2</text:span><text:span text:style-name="style10">; </text:span><text:span text:style-name="style2">//wLine*2; //-2;</text:span></text:h>
      <text:h text:style-name="Default" text:outline-level="1"><text:s/>87 <text:s text:c="5"/><text:span text:style-name="style5">if</text:span><text:span text:style-name="style10">( </text:span><text:span text:style-name="style11">aZ</text:span><text:span text:style-name="style10">==</text:span><text:span text:style-name="style4">0</text:span><text:span text:style-name="style10">&amp;&amp;</text:span><text:span text:style-name="style11">bZ</text:span><text:span text:style-name="style10">==</text:span><text:span text:style-name="style4">0 </text:span><text:span text:style-name="style10">){ </text:span><text:span text:style-name="style5">if</text:span><text:span text:style-name="style10">( </text:span><text:span text:style-name="style11">cZ</text:span><text:span text:style-name="style10">&gt;</text:span><text:span text:style-name="style4">0 </text:span><text:span text:style-name="style10">)</text:span><text:span text:style-name="style11">waterPoints</text:span><text:span text:style-name="style10">( </text:span><text:span text:style-name="style11">dir</text:span><text:span text:style-name="style10">((</text:span><text:span text:style-name="style11">b</text:span><text:span text:style-name="style10">-</text:span><text:span text:style-name="style11">c</text:span><text:span text:style-name="style10">)*(</text:span><text:span text:style-name="style11">c</text:span><text:span text:style-name="style10">-</text:span><text:span text:style-name="style11">a</text:span><text:span text:style-name="style10">)),</text:span><text:span text:style-name="style11">b</text:span><text:span text:style-name="style10">,</text:span><text:span text:style-name="style11">a </text:span><text:span text:style-name="style10">); </text:span><text:span text:style-name="style5">else </text:span><text:span text:style-name="style11">Level</text:span><text:span text:style-name="style10">=</text:span><text:span text:style-name="style4">2</text:span><text:span text:style-name="style10">; } </text:span><text:span text:style-name="style5">else</text:span></text:h>
      <text:h text:style-name="Default" text:outline-level="1"><text:s/>88 <text:s text:c="5"/><text:span text:style-name="style5">if</text:span><text:span text:style-name="style10">( </text:span><text:span text:style-name="style11">bZ</text:span><text:span text:style-name="style10">==</text:span><text:span text:style-name="style4">0</text:span><text:span text:style-name="style10">&amp;&amp;</text:span><text:span text:style-name="style11">cZ</text:span><text:span text:style-name="style10">==</text:span><text:span text:style-name="style4">0 </text:span><text:span text:style-name="style10">){ </text:span><text:span text:style-name="style5">if</text:span><text:span text:style-name="style10">( </text:span><text:span text:style-name="style11">aZ</text:span><text:span text:style-name="style10">&gt;</text:span><text:span text:style-name="style4">0 </text:span><text:span text:style-name="style10">)</text:span><text:span text:style-name="style11">waterPoints</text:span><text:span text:style-name="style10">( </text:span><text:span text:style-name="style11">dir</text:span><text:span text:style-name="style10">((</text:span><text:span text:style-name="style11">c</text:span><text:span text:style-name="style10">-</text:span><text:span text:style-name="style11">a</text:span><text:span text:style-name="style10">)*(</text:span><text:span text:style-name="style11">a</text:span><text:span text:style-name="style10">-</text:span><text:span text:style-name="style11">b</text:span><text:span text:style-name="style10">)),</text:span><text:span text:style-name="style11">c</text:span><text:span text:style-name="style10">,</text:span><text:span text:style-name="style11">b </text:span><text:span text:style-name="style10">); </text:span><text:span text:style-name="style5">else </text:span><text:span text:style-name="style11">Level</text:span><text:span text:style-name="style10">=</text:span><text:span text:style-name="style4">2</text:span><text:span text:style-name="style10">; } </text:span><text:span text:style-name="style5">else</text:span></text:h>
      <text:h text:style-name="Default" text:outline-level="1"><text:s/>89 <text:s text:c="5"/><text:span text:style-name="style5">if</text:span><text:span text:style-name="style10">( </text:span><text:span text:style-name="style11">cZ</text:span><text:span text:style-name="style10">==</text:span><text:span text:style-name="style4">0</text:span><text:span text:style-name="style10">&amp;&amp;</text:span><text:span text:style-name="style11">aZ</text:span><text:span text:style-name="style10">==</text:span><text:span text:style-name="style4">0 </text:span><text:span text:style-name="style10">){ </text:span><text:span text:style-name="style5">if</text:span><text:span text:style-name="style10">( </text:span><text:span text:style-name="style11">bZ</text:span><text:span text:style-name="style10">&gt;</text:span><text:span text:style-name="style4">0 </text:span><text:span text:style-name="style10">)</text:span><text:span text:style-name="style11">waterPoints</text:span><text:span text:style-name="style10">( </text:span><text:span text:style-name="style11">dir</text:span><text:span text:style-name="style10">((</text:span><text:span text:style-name="style11">a</text:span><text:span text:style-name="style10">-</text:span><text:span text:style-name="style11">b</text:span><text:span text:style-name="style10">)*(</text:span><text:span text:style-name="style11">b</text:span><text:span text:style-name="style10">-</text:span><text:span text:style-name="style11">c</text:span><text:span text:style-name="style10">)),</text:span><text:span text:style-name="style11">a</text:span><text:span text:style-name="style10">,</text:span><text:span text:style-name="style11">c </text:span><text:span text:style-name="style10">); </text:span><text:span text:style-name="style5">else </text:span><text:span text:style-name="style11">Level</text:span><text:span text:style-name="style10">=</text:span><text:span text:style-name="style4">2</text:span><text:span text:style-name="style10">; } </text:span><text:span text:style-name="style5">else</text:span></text:h>
      <text:h text:style-name="Default" text:outline-level="1"><text:s/>90 <text:s text:c="5"/><text:span text:style-name="style5">if</text:span><text:span text:style-name="style10">( </text:span><text:span text:style-name="style11">aZ</text:span><text:span text:style-name="style10">&lt;=</text:span><text:span text:style-name="style4">0</text:span><text:span text:style-name="style10">&amp;&amp;</text:span><text:span text:style-name="style11">bZ</text:span><text:span text:style-name="style10">&lt;=</text:span><text:span text:style-name="style4">0</text:span><text:span text:style-name="style10">&amp;&amp;</text:span><text:span text:style-name="style11">cZ</text:span><text:span text:style-name="style10">&lt;=</text:span><text:span text:style-name="style4">0 </text:span><text:span text:style-name="style10">)</text:span><text:span text:style-name="style11">Level</text:span><text:span text:style-name="style10">=</text:span><text:span text:style-name="style4">2</text:span><text:span text:style-name="style10">; </text:span><text:span text:style-name="style5">else <text:s text:c="2"/></text:span><text:span text:style-name="style2">// треугольник целиком над волной</text:span></text:h>
      <text:h text:style-name="Default" text:outline-level="1"><text:s/>91 <text:s text:c="5"/><text:span text:style-name="style5">if</text:span><text:span text:style-name="style10">( </text:span><text:span text:style-name="style11">aZ</text:span><text:span text:style-name="style10">&gt;=</text:span><text:span text:style-name="style4">0</text:span><text:span text:style-name="style10">&amp;&amp;</text:span><text:span text:style-name="style11">bZ</text:span><text:span text:style-name="style10">&gt;=</text:span><text:span text:style-name="style4">0</text:span><text:span text:style-name="style10">&amp;&amp;</text:span><text:span text:style-name="style11">cZ</text:span><text:span text:style-name="style10">&gt;=</text:span><text:span text:style-name="style4">0 </text:span><text:span text:style-name="style10">)</text:span><text:span text:style-name="style11">Level</text:span><text:span text:style-name="style10">=-</text:span><text:span text:style-name="style4">2</text:span><text:span text:style-name="style10">; </text:span><text:span text:style-name="style5">else <text:s/></text:span><text:span text:style-name="style2">// треугольник полностью под водой</text:span></text:h>
      <text:h text:style-name="Default" text:outline-level="1"><text:s/>92 <text:s text:c="5"/><text:span text:style-name="style10">{ </text:span><text:span text:style-name="style5">Real </text:span><text:span text:style-name="style11">ab</text:span><text:span text:style-name="style10">=</text:span><text:span text:style-name="style11">aZ</text:span><text:span text:style-name="style10">*</text:span><text:span text:style-name="style11">bZ</text:span><text:span text:style-name="style10">,</text:span><text:span text:style-name="style11">bc</text:span><text:span text:style-name="style10">=</text:span><text:span text:style-name="style11">bZ</text:span><text:span text:style-name="style10">*</text:span><text:span text:style-name="style11">cZ</text:span><text:span text:style-name="style10">,</text:span><text:span text:style-name="style11">ca</text:span><text:span text:style-name="style10">=</text:span><text:span text:style-name="style11">cZ</text:span><text:span text:style-name="style10">*</text:span><text:span text:style-name="style11">aZ</text:span><text:span text:style-name="style10">; <text:s text:c="6"/></text:span><text:span text:style-name="style2">// иначе рассечение по ватерлинии</text:span></text:h>
      <text:h text:style-name="Default" text:outline-level="1"><text:s/>93 <text:s text:c="7"/><text:span text:style-name="style5">if</text:span><text:span text:style-name="style10">( </text:span><text:span text:style-name="style11">ab</text:span><text:span text:style-name="style10">&lt;</text:span><text:span text:style-name="style4">0</text:span><text:span text:style-name="style10">&amp;&amp;</text:span><text:span text:style-name="style11">ca</text:span><text:span text:style-name="style10">&lt;=</text:span><text:span text:style-name="style4">0 </text:span><text:span text:style-name="style10">){ </text:span><text:span text:style-name="style11">divideTriangle</text:span><text:span text:style-name="style10">( </text:span><text:span text:style-name="style11">a</text:span><text:span text:style-name="style10">,</text:span><text:span text:style-name="style11">aZ</text:span><text:span text:style-name="style10">,</text:span><text:span text:style-name="style11">b</text:span><text:span text:style-name="style10">,</text:span><text:span text:style-name="style11">bZ</text:span><text:span text:style-name="style10">,</text:span><text:span text:style-name="style11">c</text:span><text:span text:style-name="style10">,</text:span><text:span text:style-name="style11">cZ </text:span><text:span text:style-name="style10">); </text:span><text:span text:style-name="style5">return</text:span><text:span text:style-name="style10">; } </text:span><text:span text:style-name="style2">// выбор вершины</text:span></text:h>
      <text:h text:style-name="Default" text:outline-level="1"><text:s/>94 <text:s text:c="7"/><text:span text:style-name="style5">if</text:span><text:span text:style-name="style10">( </text:span><text:span text:style-name="style11">bc</text:span><text:span text:style-name="style10">&lt;</text:span><text:span text:style-name="style4">0</text:span><text:span text:style-name="style10">&amp;&amp;</text:span><text:span text:style-name="style11">ab</text:span><text:span text:style-name="style10">&lt;=</text:span><text:span text:style-name="style4">0 </text:span><text:span text:style-name="style10">){ </text:span><text:span text:style-name="style11">divideTriangle</text:span><text:span text:style-name="style10">( </text:span><text:span text:style-name="style11">b</text:span><text:span text:style-name="style10">,</text:span><text:span text:style-name="style11">bZ</text:span><text:span text:style-name="style10">,</text:span><text:span text:style-name="style11">c</text:span><text:span text:style-name="style10">,</text:span><text:span text:style-name="style11">cZ</text:span><text:span text:style-name="style10">,</text:span><text:span text:style-name="style11">a</text:span><text:span text:style-name="style10">,</text:span><text:span text:style-name="style11">aZ </text:span><text:span text:style-name="style10">); </text:span><text:span text:style-name="style5">return</text:span><text:span text:style-name="style10">; } </text:span><text:span text:style-name="style2">// треугольника</text:span></text:h>
      <text:h text:style-name="Default" text:outline-level="1"><text:s/>95 <text:s text:c="7"/><text:span text:style-name="style5">if</text:span><text:span text:style-name="style10">( </text:span><text:span text:style-name="style11">ca</text:span><text:span text:style-name="style10">&lt;</text:span><text:span text:style-name="style4">0</text:span><text:span text:style-name="style10">&amp;&amp;</text:span><text:span text:style-name="style11">bc</text:span><text:span text:style-name="style10">&lt;=</text:span><text:span text:style-name="style4">0 </text:span><text:span text:style-name="style10">){ </text:span><text:span text:style-name="style11">divideTriangle</text:span><text:span text:style-name="style10">( </text:span><text:span text:style-name="style11">c</text:span><text:span text:style-name="style10">,</text:span><text:span text:style-name="style11">cZ</text:span><text:span text:style-name="style10">,</text:span><text:span text:style-name="style11">a</text:span><text:span text:style-name="style10">,</text:span><text:span text:style-name="style11">aZ</text:span><text:span text:style-name="style10">,</text:span><text:span text:style-name="style11">b</text:span><text:span text:style-name="style10">,</text:span><text:span text:style-name="style11">bZ </text:span><text:span text:style-name="style10">); </text:span><text:span text:style-name="style5">return</text:span><text:span text:style-name="style10">; } </text:span><text:span text:style-name="style2">// для деления</text:span></text:h>
      <text:h text:style-name="Default" text:outline-level="1"><text:s/>96 <text:s text:c="5"/><text:span text:style-name="style10">} </text:span><text:span text:style-name="style11">drawTriangle</text:span><text:span text:style-name="style10">( </text:span><text:span text:style-name="style11">a</text:span><text:span text:style-name="style10">,</text:span><text:span text:style-name="style11">b</text:span><text:span text:style-name="style10">,</text:span><text:span text:style-name="style11">c </text:span><text:span text:style-name="style10">);</text:span></text:h>
      <text:h text:style-name="Default" text:outline-level="1"><text:s/>97 <text:s/><text:span text:style-name="style10">} }</text:span></text:h>
      <text:h text:style-name="Default" text:outline-level="1"><text:s/>98 <text:s/><text:span text:style-name="style2">// <text:s text:c="3"/>Кинематическая постановка корпуса корабля на объединенное волновое поле</text:span></text:h>
      <text:h text:style-name="Default" text:outline-level="1"><text:s/>99 <text:s/><text:span text:style-name="style2">//</text:span></text:h>
      <text:h text:style-name="Default" text:outline-level="1">100 <text:s/><text:span text:style-name="style11">Hull</text:span><text:span text:style-name="style10">&amp; </text:span><text:span text:style-name="style11">Hull</text:span><text:span text:style-name="style10">::</text:span><text:span text:style-name="style11">Floating</text:span><text:span text:style-name="style10">( </text:span><text:span text:style-name="style5">bool </text:span><text:span text:style-name="style11">onlyDraw </text:span><text:span text:style-name="style10">)</text:span></text:h>
      <text:h text:style-name="Default" text:outline-level="1">101 <text:s/><text:span text:style-name="style10">{ </text:span><text:span text:style-name="style2">// работа с треугольниками обшивки корпуса и фрагментами ватерлинии в шпациях</text:span></text:h>
      <text:h text:style-name="Default" text:outline-level="1">102 <text:s text:c="3"/><text:span text:style-name="style2">// ~~ <text:s text:c="2"/>троекратная дорисовка корпуса по уровням относительно ватерлинии</text:span></text:h>
      <text:h text:style-name="Default" text:outline-level="1">103 <text:s text:c="3"/><text:span text:style-name="style2">// ~~ <text:s text:c="6"/>обусловливается последовательностью наложения прозрачности</text:span></text:h>
      <text:h text:style-name="Default" text:outline-level="1">104 <text:s text:c="2"/><text:span text:style-name="style5">Vector </text:span><text:span text:style-name="style11">P</text:span><text:span text:style-name="style10">,</text:span><text:span text:style-name="style11">Q</text:span><text:span text:style-name="style10">,</text:span><text:span text:style-name="style11">R</text:span><text:span text:style-name="style10">;</text:span></text:h>
      <text:h text:style-name="Default" text:outline-level="1">105 <text:s text:c="2"/><text:span text:style-name="style5">int </text:span><text:span text:style-name="style11">i</text:span><text:span text:style-name="style10">,</text:span><text:span text:style-name="style11">k</text:span><text:span text:style-name="style10">; </text:span><text:span text:style-name="style11">Part</text:span><text:span text:style-name="style10">=</text:span><text:span text:style-name="style5">false</text:span><text:span text:style-name="style10">; <text:s text:c="12"/></text:span><text:span text:style-name="style2">// разделение корпуса на прозрачные подуровни</text:span></text:h>
      <text:h text:style-name="Default" text:outline-level="1">106 <text:s text:c="9"/><text:span text:style-name="style11">drawHull</text:span><text:span text:style-name="style10">=</text:span><text:span text:style-name="style11">onlyDraw</text:span><text:span text:style-name="style10">; <text:s text:c="7"/></text:span><text:span text:style-name="style2">// копия режима расчетов(-) или прорисовки(+)</text:span></text:h>
      <text:h text:style-name="Default" text:outline-level="1">107 <text:s text:c="3"/><text:span text:style-name="style5">if</text:span><text:span text:style-name="style10">( !</text:span><text:span text:style-name="style11">onlyDraw </text:span><text:span text:style-name="style10">)</text:span><text:span text:style-name="style11">ThreeInitial</text:span><text:span text:style-name="style10">(); <text:s/></text:span><text:span text:style-name="style2">// начальная чистка для интегрируемых величин</text:span></text:h>
      <text:h text:style-name="Default" text:outline-level="1">108 <text:s text:c="3"/><text:span text:style-name="style11">wL</text:span><text:span text:style-name="style10">.</text:span><text:span text:style-name="style11">len</text:span><text:span text:style-name="style10">=</text:span><text:span text:style-name="style4">0</text:span><text:span text:style-name="style10">; <text:s text:c="5"/></text:span><text:span text:style-name="style2">// ватерлиния с нормалями и запутанными разделёнными отрезками</text:span></text:h>
      <text:h text:style-name="Default" text:outline-level="1">109 <text:s/><text:span text:style-name="style11">Part_of_hull</text:span><text:span text:style-name="style10">: <text:s text:c="3"/></text:span><text:span text:style-name="style2">// разделение корпуса по уровням надводной и смоченной обшивки</text:span></text:h>
      <text:h text:style-name="Default" text:outline-level="1">110 <text:s text:c="3"/><text:span text:style-name="style2">//</text:span></text:h>
      <text:h text:style-name="Default" text:outline-level="1">111 <text:s text:c="3"/><text:span text:style-name="style2">// <text:s/>...транцы на штевнях должны отрабатываться вогнутыми контурами... !!!</text:span></text:h>
      <text:h text:style-name="Default" text:outline-level="1">112 <text:s text:c="3"/><text:span text:style-name="style2">//</text:span></text:h>
      <text:h text:style-name="Default" text:outline-level="1">113 <text:s text:c="3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4">1</text:span><text:span text:style-name="style10">; </text:span><text:span text:style-name="style11">k</text:span><text:span text:style-name="style10">++ ){ </text:span><text:span text:style-name="style11">Flex </text:span><text:span text:style-name="style10">&amp;</text:span><text:span text:style-name="style11">S</text:span><text:span text:style-name="style10">=</text:span><text:span text:style-name="style11">k</text:span><text:span text:style-name="style10">?</text:span><text:span text:style-name="style11">Stem</text:span><text:span text:style-name="style10">:</text:span><text:span text:style-name="style11">Stern</text:span><text:span text:style-name="style10">;</text:span></text:h>
      <text:h text:style-name="Default" text:outline-level="1">114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11">Q</text:span><text:span text:style-name="style10">=</text:span><text:span text:style-name="style11">S</text:span><text:span text:style-name="style10">[</text:span><text:span text:style-name="style11">i</text:span><text:span text:style-name="style10">];</text:span></text:h>
      <text:h text:style-name="Default" text:outline-level="1">115 <text:s text:c="7"/><text:span text:style-name="style5">if</text:span><text:span text:style-name="style10">( </text:span><text:span text:style-name="style11">k </text:span><text:span text:style-name="style10">)</text:span><text:span text:style-name="style11">Q</text:span><text:span text:style-name="style10">.</text:span><text:span text:style-name="style11">y</text:span><text:span text:style-name="style10">=-</text:span><text:span text:style-name="style11">Q</text:span><text:span text:style-name="style10">.</text:span><text:span text:style-name="style11">y</text:span><text:span text:style-name="style10">;</text:span></text:h>
      <text:h text:style-name="Default" text:outline-level="1">116 <text:s text:c="7"/><text:span text:style-name="style5">if</text:span><text:span text:style-name="style10">( </text:span><text:span text:style-name="style11">i</text:span><text:span text:style-name="style10">&gt;</text:span><text:span text:style-name="style4">0 </text:span><text:span text:style-name="style10">){ </text:span><text:span text:style-name="style5">if</text:span><text:span text:style-name="style10">( </text:span><text:span text:style-name="style11">P</text:span><text:span text:style-name="style10">.</text:span><text:span text:style-name="style11">y </text:span><text:span text:style-name="style10">)</text:span><text:span text:style-name="style11">Triangle</text:span><text:span text:style-name="style10">( </text:span><text:span text:style-name="style11">P</text:span><text:span text:style-name="style10">,~</text:span><text:span text:style-name="style11">P</text:span><text:span text:style-name="style10">,~</text:span><text:span text:style-name="style11">Q </text:span><text:span text:style-name="style10">);</text:span></text:h>
      <text:h text:style-name="Default" text:outline-level="1">117 <text:s text:c="18"/><text:span text:style-name="style5">if</text:span><text:span text:style-name="style10">( </text:span><text:span text:style-name="style11">Q</text:span><text:span text:style-name="style10">.</text:span><text:span text:style-name="style11">y </text:span><text:span text:style-name="style10">)</text:span><text:span text:style-name="style11">Triangle</text:span><text:span text:style-name="style10">( </text:span><text:span text:style-name="style11">Q</text:span><text:span text:style-name="style10">,</text:span><text:span text:style-name="style11">P</text:span><text:span text:style-name="style10">,~</text:span><text:span text:style-name="style11">Q </text:span><text:span text:style-name="style10">); } </text:span><text:span text:style-name="style11">P</text:span><text:span text:style-name="style10">=</text:span><text:span text:style-name="style11">Q</text:span><text:span text:style-name="style10">;</text:span></text:h>
      <text:h text:style-name="Default" text:outline-level="1">118 <text:s text:c="3"/><text:span text:style-name="style10">} }</text:span></text:h>
      <text:h text:style-name="Default" text:outline-level="1">119 <text:s text:c="3"/><text:span text:style-name="style2">// <text:s text:c="2"/>собственно цикл покрытия оболочки бортовой обшивки</text:span></text:h>
      <text:h text:style-name="Default" text:outline-level="1">120 <text:s text:c="3"/><text:span text:style-name="style2">// <text:s text:c="2"/>по шпациям между теоретическими шпангоутами корпуса</text:span></text:h>
      <text:h text:style-name="Default" text:outline-level="1">121 <text:s text:c="3"/><text:span text:style-name="style2">//</text:span></text:h>
      <text:h text:style-name="Default" text:outline-level="1">122 <text:s text:c="3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 <text:s text:c="19"/></text:span><text:span text:style-name="style2">// штевни и шпангоуты Nframes</text:span></text:h>
      <text:h text:style-name="Default" text:outline-level="1">123 <text:s text:c="3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 ) <text:s text:c="13"/></text:span><text:span text:style-name="style2">// -- есть ли сам корпус, не пропущена ли шпация?</text:span></text:h>
      <text:h text:style-name="Default" text:outline-level="1">124 <text:s text:c="3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&gt;=</text:span><text:span text:style-name="style4">3 </text:span><text:span text:style-name="style10">) <text:s text:c="6"/></text:span><text:span text:style-name="style2">// в шпации присутствует хотя бы один треугольник?</text:span></text:h>
      <text:h text:style-name="Default" text:outline-level="1">125 <text:s text:c="3"/><text:span text:style-name="style10">{ </text:span><text:span text:style-name="style5">for</text:span><text:span text:style-name="style10">( </text:span><text:span text:style-name="style5">int </text:span><text:span text:style-name="style11">Board</text:span><text:span text:style-name="style10">=-</text:span><text:span text:style-name="style4">1</text:span><text:span text:style-name="style10">; </text:span><text:span text:style-name="style11">Board</text:span><text:span text:style-name="style10">&lt;</text:span><text:span text:style-name="style4">2</text:span><text:span text:style-name="style10">; </text:span><text:span text:style-name="style11">Board</text:span><text:span text:style-name="style10">+=</text:span><text:span text:style-name="style4">2 </text:span><text:span text:style-name="style10">)</text:span></text:h>
      <text:h text:style-name="Default" text:outline-level="1">126 <text:s text:c="5"/><text:span text:style-name="style10">{ </text:span><text:span text:style-name="style11">P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1 </text:span><text:span text:style-name="style10">); <text:s text:c="11"/></text:span><text:span text:style-name="style2">// это блок стандартных шпаций</text:span></text:h>
      <text:h text:style-name="Default" text:outline-level="1">127 <text:s text:c="7"/><text:span text:style-name="style11">Q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&gt;</text:span><text:span text:style-name="style4">0</text:span><text:span text:style-name="style10">?-</text:span><text:span text:style-name="style4">2</text:span><text:span text:style-name="style10">:</text:span><text:span text:style-name="style4">2 </text:span><text:span text:style-name="style10">); <text:s text:c="11"/></text:span><text:span text:style-name="style2">// сначала левый-&gt; правый шпангоут</text:span></text:h>
      <text:h text:style-name="Default" text:outline-level="1">128 <text:s text:c="7"/><text:span text:style-name="style5">for</text:span><text:span text:style-name="style10">( </text:span><text:span text:style-name="style11">i</text:span><text:span text:style-name="style10">=</text:span><text:span text:style-name="style4">3</text:span><text:span text:style-name="style10">; </text:span><text:span text:style-name="style11">i</text:span><text:span text:style-name="style10">&lt;=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; </text:span><text:span text:style-name="style11">i</text:span><text:span text:style-name="style10">++ ) <text:s text:c="7"/></text:span><text:span text:style-name="style2">// всех теоретических шпангоутов</text:span></text:h>
      <text:h text:style-name="Default" text:outline-level="1">129 <text:s text:c="7"/><text:span text:style-name="style10">{ </text:span><text:span text:style-name="style11">R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&gt;</text:span><text:span text:style-name="style4">0</text:span><text:span text:style-name="style10">?-</text:span><text:span text:style-name="style11">i</text:span><text:span text:style-name="style10">:</text:span><text:span text:style-name="style11">i </text:span><text:span text:style-name="style10">); <text:s text:c="9"/></text:span><text:span text:style-name="style2">// попутная разборка треугольников</text:span></text:h>
      <text:h text:style-name="Default" text:outline-level="1">130 <text:s text:c="9"/><text:span text:style-name="style5">if</text:span><text:span text:style-name="style10">( </text:span><text:span text:style-name="style11">Board</text:span><text:span text:style-name="style10">&gt;</text:span><text:span text:style-name="style4">0 </text:span><text:span text:style-name="style10">)</text:span><text:span text:style-name="style11">Triangle</text:span><text:span text:style-name="style10">( </text:span><text:span text:style-name="style11">P</text:span><text:span text:style-name="style10">,</text:span><text:span text:style-name="style11">Q</text:span><text:span text:style-name="style10">,</text:span><text:span text:style-name="style11">R </text:span><text:span text:style-name="style10">); <text:s text:c="5"/></text:span><text:span text:style-name="style2">// правый борт и левый к кормовому</text:span></text:h>
      <text:h text:style-name="Default" text:outline-level="1">131 <text:s text:c="17"/><text:span text:style-name="style5">else </text:span><text:span text:style-name="style11">Triangle</text:span><text:span text:style-name="style10">( </text:span><text:span text:style-name="style11">Q</text:span><text:span text:style-name="style10">,</text:span><text:span text:style-name="style11">P</text:span><text:span text:style-name="style10">,</text:span><text:span text:style-name="style11">R </text:span><text:span text:style-name="style10">); <text:s text:c="5"/></text:span><text:span text:style-name="style2">// <text:s text:c="17"/>перпендикуляру</text:span></text:h>
      <text:h text:style-name="Default" text:outline-level="1">132 <text:s text:c="9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11">i</text:span><text:span text:style-name="style10">]&amp;</text:span><text:span text:style-name="style11">LeftFrame </text:span><text:span text:style-name="style10">)</text:span><text:span text:style-name="style11">P</text:span><text:span text:style-name="style10">=</text:span><text:span text:style-name="style11">R</text:span><text:span text:style-name="style10">; </text:span><text:span text:style-name="style5">else </text:span><text:span text:style-name="style11">Q</text:span><text:span text:style-name="style10">=</text:span><text:span text:style-name="style11">R</text:span><text:span text:style-name="style10">;</text:span></text:h>
      <text:h text:style-name="Default" text:outline-level="1">133 <text:s text:c="3"/><text:span text:style-name="style10">} } }</text:span></text:h>
      <text:h text:style-name="Default" text:outline-level="1">134 <text:s text:c="3"/><text:span text:style-name="style15">//! Ватерлиния выведена из расчетного блока по форме и объему обводов корпуса</text:span></text:h>
      <text:h text:style-name="Default" text:outline-level="1">135 <text:s text:c="15"/><text:span text:style-name="style2">// без ватерлинии будет теоретический центр =&gt; ноль на ватерлинии</text:span></text:h>
      <text:h text:style-name="Default" text:outline-level="1">136 <text:s text:c="3"/><text:span text:style-name="style5">if</text:span><text:span text:style-name="style10">( !</text:span><text:span text:style-name="style11">Part </text:span><text:span text:style-name="style10">) </text:span><text:span text:style-name="style2">// <text:s text:c="2"/>теоретическая и действующая ватерлиния готовятся с нормалями</text:span></text:h>
      <text:h text:style-name="Default" text:outline-level="1">137 <text:s text:c="3"/><text:span text:style-name="style10">{ </text:span><text:span text:style-name="style5">Vector </text:span><text:span text:style-name="style11">wM</text:span><text:span text:style-name="style10">={ 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}; </text:span><text:span text:style-name="style5">Real </text:span><text:span text:style-name="style11">l</text:span><text:span text:style-name="style10">,</text:span><text:span text:style-name="style11">L</text:span><text:span text:style-name="style10">=</text:span><text:span text:style-name="style4">0.0</text:span><text:span text:style-name="style10">; </text:span><text:span text:style-name="style11">Level</text:span><text:span text:style-name="style10">=</text:span><text:span text:style-name="style4">0</text:span><text:span text:style-name="style10">;</text:span></text:h>
      <text:h text:style-name="Default" text:outline-level="1"><text:soft-page-break/>138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L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</text:span></text:h>
      <text:h text:style-name="Default" text:outline-level="1">139 <text:s text:c="7"/><text:span text:style-name="style10">{ </text:span><text:span text:style-name="style11">l</text:span><text:span text:style-name="style10">=</text:span><text:span text:style-name="style11">abs</text:span><text:span text:style-name="style10">( 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-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 ); </text:span><text:span text:style-name="style11">L</text:span><text:span text:style-name="style10">+=</text:span><text:span text:style-name="style11">l</text:span><text:span text:style-name="style10">; </text:span><text:span text:style-name="style11">wM </text:span><text:span text:style-name="style10">+= </text:span><text:span text:style-name="style4">0.5</text:span><text:span text:style-name="style10">*</text:span><text:span text:style-name="style11">l</text:span><text:span text:style-name="style10">*( 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+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 ); }</text:span></text:h>
      <text:h text:style-name="Default" text:outline-level="1">140 <text:s text:c="5"/><text:span text:style-name="style5">if</text:span><text:span text:style-name="style10">( </text:span><text:span text:style-name="style11">L</text:span><text:span text:style-name="style10">&gt;</text:span><text:span text:style-name="style11">eps </text:span><text:span text:style-name="style10">)</text:span><text:span text:style-name="style11">wM</text:span><text:span text:style-name="style10">/=</text:span><text:span text:style-name="style11">L</text:span><text:span text:style-name="style10">;</text:span></text:h>
      <text:h text:style-name="Default" text:outline-level="1">141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L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</text:span><text:span text:style-name="style11">drawTriangle</text:span><text:span text:style-name="style10">( 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,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,</text:span><text:span text:style-name="style11">wM </text:span><text:span text:style-name="style10">);</text:span></text:h>
      <text:h text:style-name="Default" text:outline-level="1">142 <text:s text:c="5"/><text:span text:style-name="style5">if</text:span><text:span text:style-name="style10">( !</text:span><text:span text:style-name="style11">Storm</text:span><text:span text:style-name="style10">-&gt;</text:span><text:span text:style-name="style11">Kt </text:span><text:span text:style-name="style10">) <text:s text:c="12"/></text:span><text:span text:style-name="style2">// конструктивная или теоретическая ватерлиния</text:span></text:h>
      <text:h text:style-name="Default" text:outline-level="1">143 <text:s text:c="7"/><text:span text:style-name="style5">for</text:span><text:span text:style-name="style10">( </text:span><text:span text:style-name="style11">WaterLine</text:span><text:span text:style-name="style10">.</text:span><text:span text:style-name="style11">len</text:span><text:span text:style-name="style10">=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L</text:span><text:span text:style-name="style10">.</text:span><text:span text:style-name="style11">len</text:span><text:span text:style-name="style10">; </text:span><text:span text:style-name="style11">i</text:span><text:span text:style-name="style10">++ )</text:span><text:span text:style-name="style11">WaterLine </text:span><text:span text:style-name="style10">+= </text:span><text:span text:style-name="style11">wL</text:span><text:span text:style-name="style10">[</text:span><text:span text:style-name="style11">i</text:span><text:span text:style-name="style10">];</text:span></text:h>
      <text:h text:style-name="Default" text:outline-level="1">144 <text:s text:c="5"/><text:span text:style-name="style2">//</text:span></text:h>
      <text:h text:style-name="Default" text:outline-level="1">145 <text:s text:c="5"/><text:span text:style-name="style2">// завершение геометрической графики просто белая конструктивная ватерлиния</text:span></text:h>
      <text:h text:style-name="Default" text:outline-level="1">146 <text:s text:c="5"/><text:span text:style-name="style2">//</text:span></text:h>
      <text:h text:style-name="Default" text:outline-level="1">147 <text:s text:c="5"/><text:span text:style-name="style5">if</text:span><text:span text:style-name="style10">( </text:span><text:span text:style-name="style11">onlyDraw </text:span><text:span text:style-name="style10">){ </text:span><text:span text:style-name="style11">color</text:span><text:span text:style-name="style10">( !</text:span><text:span text:style-name="style11">Trim</text:span><text:span text:style-name="style10">?</text:span><text:span text:style-name="style11">silver</text:span><text:span text:style-name="style10">:</text:span><text:span text:style-name="style11">cyan </text:span><text:span text:style-name="style10">); </text:span><text:span text:style-name="style11">glLineWidth</text:span><text:span text:style-name="style10">( </text:span><text:span text:style-name="style4">5 </text:span><text:span text:style-name="style10">);</text:span></text:h>
      <text:h text:style-name="Default" text:outline-level="1">148 <text:s text:c="6"/><text:span text:style-name="style5">const Real </text:span><text:span text:style-name="style11">aL</text:span><text:span text:style-name="style10">=</text:span><text:span text:style-name="style11">Breadth</text:span><text:span text:style-name="style10">/</text:span><text:span text:style-name="style4">64</text:span><text:span text:style-name="style10">;</text:span></text:h>
      <text:h text:style-name="Default" text:outline-level="1">149 <text:s text:c="7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aterLine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</text:span></text:h>
      <text:h text:style-name="Default" text:outline-level="1">150 <text:s text:c="10"/><text:span text:style-name="style11">line</text:span><text:span text:style-name="style10">( </text:span><text:span text:style-name="style11">out</text:span><text:span text:style-name="style10">( </text:span><text:span text:style-name="style11">WaterLine</text:span><text:span text:style-name="style10">[</text:span><text:span text:style-name="style11">i</text:span><text:span text:style-name="style10">+</text:span><text:span text:style-name="style4">1</text:span><text:span text:style-name="style10">] ),</text:span><text:span text:style-name="style11">out</text:span><text:span text:style-name="style10">( </text:span><text:span text:style-name="style11">WaterLine</text:span><text:span text:style-name="style10">[</text:span><text:span text:style-name="style11">i</text:span><text:span text:style-name="style10">+</text:span><text:span text:style-name="style4">2</text:span><text:span text:style-name="style10">] ) ); </text:span><text:span text:style-name="style11">glLineWidth</text:span><text:span text:style-name="style10">( </text:span><text:span text:style-name="style4">1 </text:span><text:span text:style-name="style10">);</text:span></text:h>
      <text:h text:style-name="Default" text:outline-level="1">151 <text:s text:c="7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wL</text:span><text:span text:style-name="style10">.</text:span><text:span text:style-name="style11">len</text:span><text:span text:style-name="style10">; </text:span><text:span text:style-name="style11">i</text:span><text:span text:style-name="style10">+=</text:span><text:span text:style-name="style4">3 </text:span><text:span text:style-name="style10">){ </text:span><text:span text:style-name="style5">Vector </text:span><text:span text:style-name="style11">q</text:span><text:span text:style-name="style10">=(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+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)/</text:span><text:span text:style-name="style4">2</text:span><text:span text:style-name="style10">;</text:span></text:h>
      <text:h text:style-name="Default" text:outline-level="1">152 <text:s text:c="10"/><text:span text:style-name="style11">arrow</text:span><text:span text:style-name="style10">( </text:span><text:span text:style-name="style11">out</text:span><text:span text:style-name="style10">( </text:span><text:span text:style-name="style11">wL</text:span><text:span text:style-name="style10">[</text:span><text:span text:style-name="style11">i</text:span><text:span text:style-name="style10">+</text:span><text:span text:style-name="style4">1</text:span><text:span text:style-name="style10">] ),</text:span><text:span text:style-name="style11">out</text:span><text:span text:style-name="style10">( </text:span><text:span text:style-name="style11">wL</text:span><text:span text:style-name="style10">[</text:span><text:span text:style-name="style11">i</text:span><text:span text:style-name="style10">+</text:span><text:span text:style-name="style4">2</text:span><text:span text:style-name="style10">] ),</text:span><text:span text:style-name="style11">aL</text:span><text:span text:style-name="style10">,</text:span><text:span text:style-name="style11">navy </text:span><text:span text:style-name="style10">);</text:span></text:h>
      <text:h text:style-name="Default" text:outline-level="1">153 <text:s text:c="10"/><text:span text:style-name="style11">arrow</text:span><text:span text:style-name="style10">( </text:span><text:span text:style-name="style11">out</text:span><text:span text:style-name="style10">( </text:span><text:span text:style-name="style11">q </text:span><text:span text:style-name="style10">),</text:span><text:span text:style-name="style11">out</text:span><text:span text:style-name="style10">( </text:span><text:span text:style-name="style11">q</text:span><text:span text:style-name="style10">+</text:span><text:span text:style-name="style11">wL</text:span><text:span text:style-name="style10">[</text:span><text:span text:style-name="style11">i</text:span><text:span text:style-name="style10">]*(</text:span><text:span text:style-name="style11">aL</text:span><text:span text:style-name="style10">*</text:span><text:span text:style-name="style4">3</text:span><text:span text:style-name="style10">) ),</text:span><text:span text:style-name="style11">aL</text:span><text:span text:style-name="style10">,</text:span><text:span text:style-name="style11">gray </text:span><text:span text:style-name="style10">);</text:span></text:h>
      <text:h text:style-name="Default" text:outline-level="1">154 <text:s text:c="7"/><text:span text:style-name="style10">}</text:span></text:h>
      <text:h text:style-name="Default" text:outline-level="1">155 <text:s text:c="5"/><text:span text:style-name="style10">}</text:span></text:h>
      <text:h text:style-name="Default" text:outline-level="1">156 <text:s text:c="5"/><text:span text:style-name="style2">// действующая ватерлиния выстраивается из фрагментов пересечения</text:span></text:h>
      <text:h text:style-name="Default" text:outline-level="1">157 <text:s text:c="5"/><text:span text:style-name="style2">// треугольников в шпациях, с нормалями и стрелками вперед по курсу корабля</text:span></text:h>
      <text:h text:style-name="Default" text:outline-level="1">158 <text:s/><text:span text:style-name="style1">/*</text:span></text:h>
      <text:h text:style-name="Default" text:outline-level="1">159 <text:s/><text:span text:style-name="style1">#define Wline( L )for( i=0; i&lt;L.len-2; i+=2 ){ q=( (L[i]+L[i+2])*0.5 ); <text:s text:c="2"/>\</text:span></text:h>
      <text:h text:style-name="Default" text:outline-level="1">160 <text:s text:c="2"/><text:span text:style-name="style1">arrow(out(L[i]),out(L[i+2]),ArLen*.67),arrow(out(q),out(q+L[i+1]),ArLen*.5); }</text:span></text:h>
      <text:h text:style-name="Default" text:outline-level="1">161 <text:s text:c="7"/><text:span text:style-name="style1">color( lightblue,DrawMode&amp;3?0.0:0.3 ); Wline( wR ) Wline( wL )</text:span></text:h>
      <text:h text:style-name="Default" text:outline-level="1">162 <text:s/><text:span text:style-name="style1">*/</text:span></text:h>
      <text:h text:style-name="Default" text:outline-level="1">163 <text:s text:c="5"/><text:span text:style-name="style2">//</text:span></text:h>
      <text:h text:style-name="Default" text:outline-level="1">164 <text:s text:c="5"/><text:span text:style-name="style15">//! собственно блок моделирования отражения потоков/волн от корпуса корабля</text:span></text:h>
      <text:h text:style-name="Default" text:outline-level="1">165 <text:s/><text:span text:style-name="style1">/* <text:s/>else</text:span></text:h>
      <text:h text:style-name="Default" text:outline-level="1">166 <text:s text:c="5"/><text:span text:style-name="style1">if( Storm-&gt;Exp.wave&gt;1 ) <text:s text:c="5"/>// отражение локальных скоростей от ватерлинии</text:span></text:h>
      <text:h text:style-name="Default" text:outline-level="1">167 <text:s text:c="5"/><text:span text:style-name="style1">{ for( i=0; i&lt;wR.len-2; i+=2 )Storm-&gt;Slicks( out(wR[i]),out(wR[i+2]),x ); // dir( (wR[i+1]+wR[i+3])*0.5 ) );</text:span></text:h>
      <text:h text:style-name="Default" text:outline-level="1">168 <text:s text:c="7"/><text:span text:style-name="style1">for( i=0; i&lt;wL.len-2; i+=2 )Storm-&gt;Slicks( out(wL[i]),out(wL[i+2]),x ); // dir( (wL[i+1]+wL[i+3])*0.5 ) );</text:span></text:h>
      <text:h text:style-name="Default" text:outline-level="1">169 <text:s text:c="5"/><text:span text:style-name="style1">}</text:span></text:h>
      <text:h text:style-name="Default" text:outline-level="1">170 <text:s/><text:span text:style-name="style1">*/ <text:s/></text:span><text:span text:style-name="style11">Part</text:span><text:span text:style-name="style10">=</text:span><text:span text:style-name="style5">true</text:span><text:span text:style-name="style10">; <text:s text:c="22"/></text:span><text:span text:style-name="style2">// однократный возврат к перерисовке</text:span></text:h>
      <text:h text:style-name="Default" text:outline-level="1">171 <text:s text:c="5"/><text:span text:style-name="style5">if</text:span><text:span text:style-name="style10">( </text:span><text:span text:style-name="style11">onlyDraw </text:span><text:span text:style-name="style10">)</text:span><text:span text:style-name="style5">goto </text:span><text:span text:style-name="style11">Part_of_hull</text:span><text:span text:style-name="style10">; </text:span><text:span text:style-name="style2">// только надводного борта, здесь Course=x</text:span></text:h>
      <text:h text:style-name="Default" text:outline-level="1">172 <text:s text:c="3"/><text:span text:style-name="style10">}</text:span></text:h>
      <text:h text:style-name="Default" text:outline-level="1">173 <text:s text:c="3"/><text:span text:style-name="style2">//</text:span></text:h>
      <text:h text:style-name="Default" text:outline-level="1">174 <text:s text:c="3"/><text:span text:style-name="style2">// выборка и расчёт обновленных параметров корпуса, увеличение счетчика цикла</text:span></text:h>
      <text:h text:style-name="Default" text:outline-level="1">175 <text:s text:c="3"/><text:span text:style-name="style2">//</text:span></text:h>
      <text:h text:style-name="Default" text:outline-level="1">176 <text:s text:c="3"/><text:span text:style-name="style5">if</text:span><text:span text:style-name="style10">( !</text:span><text:span text:style-name="style11">onlyDraw </text:span><text:span text:style-name="style10">)</text:span><text:span text:style-name="style11">ThreeFixed</text:span><text:span text:style-name="style10">(); </text:span><text:span text:style-name="style11">drawHull</text:span><text:span text:style-name="style10">=</text:span><text:span text:style-name="style5">false</text:span><text:span text:style-name="style10">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77 <text:s/><text:span text:style-name="style10">}</text:span></text:h>
      <text:h text:style-name="Default" text:outline-level="1">178 <text:s/><text:span text:style-name="style2">// <text:s/>Здесь ведется прорисовка всего графического окружения для корпуса,</text:span></text:h>
      <text:h text:style-name="Default" text:outline-level="1">179 <text:s/><text:span text:style-name="style2">// <text:s/>затем выполняется его одноразовая прорисовка без перерасчетов его текущих</text:span></text:h>
      <text:h text:style-name="Default" text:outline-level="1">180 <text:s/><text:span text:style-name="style2">// <text:s/>геометрических параметров и векторов/тензоров движения</text:span></text:h>
      <text:h text:style-name="Default" text:outline-level="1">181 <text:s/><text:span text:style-name="style2">// <text:s text:c="14"/>DrawMode: 0 - ватерлиния строится при любом раскладе</text:span></text:h>
      <text:h text:style-name="Default" text:outline-level="1">182 <text:s text:c="23"/><text:span text:style-name="style2">// <text:s text:c="2"/>1 - только собственно штевни и шпангоуты</text:span></text:h>
      <text:h text:style-name="Default" text:outline-level="1">183 <text:s text:c="23"/><text:span text:style-name="style2">// <text:s text:c="2"/>2 - подводная часть со шпангоутами над водой</text:span></text:h>
      <text:h text:style-name="Default" text:outline-level="1">184 <text:s text:c="23"/><text:span text:style-name="style2">// <text:s text:c="2"/>3 - весь корпус прорисовывается целиком</text:span></text:h>
      <text:h text:style-name="Default" text:outline-level="1">185 <text:s text:c="23"/><text:span text:style-name="style2">// х04 - всё тоже, но только с триангуляционными ребрами</text:span></text:h>
      <text:h text:style-name="Default" text:outline-level="1">186 <text:s/><text:span text:style-name="style11">Hull</text:span><text:span text:style-name="style10">&amp; </text:span><text:span text:style-name="style11">Hull</text:span><text:span text:style-name="style10">::</text:span><text:span text:style-name="style11">Drawing</text:span><text:span text:style-name="style10">( </text:span><text:span text:style-name="style5">byte </text:span><text:span text:style-name="style11">type </text:span><text:span text:style-name="style10">) <text:s/></text:span><text:span text:style-name="style2">// 0 - DrawMode; 1 - корпус; 2 + профили волн</text:span></text:h>
      <text:h text:style-name="Default" text:outline-level="1">187 <text:s/><text:span text:style-name="style10">{ </text:span><text:span text:style-name="style5">const Real </text:span><text:span text:style-name="style11">ArLen</text:span><text:span text:style-name="style10">=</text:span><text:span text:style-name="style11">Length</text:span><text:span text:style-name="style10">/</text:span><text:span text:style-name="style4">132.0</text:span><text:span text:style-name="style10">; <text:s/></text:span><text:span text:style-name="style2">// относительная длина для стрелок на шпациях</text:span></text:h>
      <text:h text:style-name="Default" text:outline-level="1">188 <text:s text:c="3"/><text:span text:style-name="style2">//if( !Shell )return *this; <text:s text:c="2"/>// glTranslated( -Frame[Mid][0].X,0,-Draught )</text:span></text:h>
      <text:h text:style-name="Default" text:outline-level="1">189 <text:s text:c="3"/><text:span text:style-name="style5">if</text:span><text:span text:style-name="style10">( </text:span><text:span text:style-name="style11">type</text:span><text:span text:style-name="style10">!=</text:span><text:span text:style-name="style4">1 </text:span><text:span text:style-name="style10">)</text:span><text:span text:style-name="style11">Contour_Lines</text:span><text:span text:style-name="style10">(); </text:span><text:span text:style-name="style2">// габариты и вертикальные профили пакетов волн</text:span></text:h>
      <text:h text:style-name="Default" text:outline-level="1">190 <text:s text:c="3"/><text:span text:style-name="style2">//</text:span></text:h>
      <text:h text:style-name="Default" text:outline-level="1">191 <text:s text:c="3"/><text:span text:style-name="style2">// <text:s/>исходные и действующие центры и плечи гидростатических сил и моментов</text:span></text:h>
      <text:h text:style-name="Default" text:outline-level="1">192 <text:s text:c="3"/><text:span text:style-name="style2">//</text:span></text:h>
      <text:h text:style-name="Default" text:outline-level="1">193 <text:s text:c="2"/><text:span text:style-name="style11">Point P</text:span><text:span text:style-name="style10">=</text:span><text:span text:style-name="style11">out</text:span><text:span text:style-name="style10">( </text:span><text:span text:style-name="style11">Buoyancy </text:span><text:span text:style-name="style10">),</text:span><text:span text:style-name="style11">Q</text:span><text:span text:style-name="style10">=</text:span><text:span text:style-name="style11">out</text:span><text:span text:style-name="style10">( </text:span><text:span text:style-name="style11">Gravity </text:span><text:span text:style-name="style10">), <text:s text:c="5"/></text:span><text:span text:style-name="style2">// начальной величины и тяжести</text:span></text:h>
      <text:h text:style-name="Default" text:outline-level="1">194 <text:s text:c="8"/><text:span text:style-name="style11">C</text:span><text:span text:style-name="style10">=</text:span><text:span text:style-name="style11">out</text:span><text:span text:style-name="style10">( </text:span><text:span text:style-name="style11">vB </text:span><text:span text:style-name="style10">),</text:span><text:span text:style-name="style11">F</text:span><text:span text:style-name="style10">=</text:span><text:span text:style-name="style11">out</text:span><text:span text:style-name="style10">( </text:span><text:span text:style-name="style11">vF </text:span><text:span text:style-name="style10">),</text:span><text:span text:style-name="style11">M</text:span><text:span text:style-name="style10">=</text:span><text:span text:style-name="style11">F</text:span><text:span text:style-name="style10">,</text:span><text:span text:style-name="style11">I</text:span><text:span text:style-name="style10">=</text:span><text:span text:style-name="style11">out</text:span><text:span text:style-name="style10">(</text:span><text:span text:style-name="style11">Zero</text:span><text:span text:style-name="style10">), </text:span><text:span text:style-name="style2">// центр объёма, ВЛ и метацентр</text:span></text:h>
      <text:h text:style-name="Default" text:outline-level="1">195 <text:s text:c="8"/><text:span text:style-name="style11">W</text:span><text:span text:style-name="style10">=</text:span><text:span text:style-name="style11">out</text:span><text:span text:style-name="style10">( </text:span><text:span text:style-name="style11">Floatable </text:span><text:span text:style-name="style10">),</text:span><text:span text:style-name="style11">S</text:span><text:span text:style-name="style10">=</text:span><text:span text:style-name="style11">W</text:span><text:span text:style-name="style10">; </text:span><text:span text:style-name="style11">M</text:span><text:span text:style-name="style10">.</text:span><text:span text:style-name="style11">Z</text:span><text:span text:style-name="style10">=</text:span><text:span text:style-name="style11">I</text:span><text:span text:style-name="style10">.</text:span><text:span text:style-name="style11">Z</text:span><text:span text:style-name="style10">+</text:span><text:span text:style-name="style11">vM</text:span><text:span text:style-name="style10">.</text:span><text:span text:style-name="style11">x</text:span><text:span text:style-name="style10">; <text:s text:c="3"/></text:span><text:span text:style-name="style2">// исходные центры ВЛ и мета.</text:span></text:h>
      <text:h text:style-name="Default" text:outline-level="1">196 <text:s text:c="2"/><text:span text:style-name="style11">Point K</text:span><text:span text:style-name="style10">=</text:span><text:span text:style-name="style11">out</text:span><text:span text:style-name="style10">( </text:span><text:span text:style-name="style11">vC </text:span><text:span text:style-name="style10">); <text:s text:c="6"/></text:span><text:span text:style-name="style11">S</text:span><text:span text:style-name="style10">.</text:span><text:span text:style-name="style11">Z</text:span><text:span text:style-name="style10">=</text:span><text:span text:style-name="style11">I</text:span><text:span text:style-name="style10">.</text:span><text:span text:style-name="style11">Z</text:span><text:span text:style-name="style10">+</text:span><text:span text:style-name="style11">Metacenter</text:span><text:span text:style-name="style10">.</text:span><text:span text:style-name="style11">x</text:span><text:span text:style-name="style10">;</text:span></text:h>
      <text:h text:style-name="Default" text:outline-level="1">197 <text:s/><text:span text:style-name="style15">///ctor R = Gravity-vB; <text:s text:c="2"/>гидростатическое плечо</text:span></text:h>
      <text:h text:style-name="Default" text:outline-level="1">198 <text:s text:c="2"/><text:span text:style-name="style11">colors c </text:span><text:span text:style-name="style10">= </text:span><text:span text:style-name="style11">vM</text:span><text:span text:style-name="style10">.</text:span><text:span text:style-name="style11">z</text:span><text:span text:style-name="style10">&gt;=</text:span><text:span text:style-name="style11">hX </text:span><text:span text:style-name="style10">? </text:span><text:span text:style-name="style11">green </text:span><text:span text:style-name="style10">: ( </text:span><text:span text:style-name="style11">vM</text:span><text:span text:style-name="style10">.</text:span><text:span text:style-name="style11">z</text:span><text:span text:style-name="style10">&lt;</text:span><text:span text:style-name="style4">0 </text:span><text:span text:style-name="style10">? </text:span><text:span text:style-name="style11">red</text:span><text:span text:style-name="style10">:</text:span><text:span text:style-name="style11">yellow </text:span><text:span text:style-name="style10">);</text:span></text:h>
      <text:h text:style-name="Default" text:outline-level="1">199 <text:s text:c="3"/><text:span text:style-name="style2">//</text:span></text:h>
      <text:h text:style-name="Default" text:outline-level="1">200 <text:s text:c="3"/><text:span text:style-name="style2">// <text:s/>оси корабельных координат - векторы локального базиса от центра величины</text:span></text:h>
      <text:h text:style-name="Default" text:outline-level="1">201 <text:s text:c="3"/><text:span text:style-name="style2">//</text:span></text:h>
      <text:h text:style-name="Default" text:outline-level="1">202 <text:s/><text:span text:style-name="style2">// Vector R=Buoyancy; R.z=vB.z;</text:span></text:h>
      <text:h text:style-name="Default" text:outline-level="1">203 <text:s/><text:span text:style-name="style2">// Point O=out( R );</text:span></text:h>
      <text:h text:style-name="Default" text:outline-level="1">204 <text:s text:c="3"/><text:span text:style-name="style11">Text</text:span><text:span text:style-name="style10">( </text:span><text:span text:style-name="style11">_Up</text:span><text:span text:style-name="style10">,</text:span><text:span text:style-name="style11">arrow</text:span><text:span text:style-name="style10">( </text:span><text:span text:style-name="style11">K</text:span><text:span text:style-name="style10">-</text:span><text:span text:style-name="style11">z</text:span><text:span text:style-name="style10">*</text:span><text:span text:style-name="style11">Draught</text:span><text:span text:style-name="style10">*</text:span><text:span text:style-name="style4">2</text:span><text:span text:style-name="style10">, </text:span><text:span text:style-name="style11">K</text:span><text:span text:style-name="style10">+</text:span><text:span text:style-name="style11">z</text:span><text:span text:style-name="style10">*</text:span><text:span text:style-name="style11">Draught</text:span><text:span text:style-name="style10">*</text:span><text:span text:style-name="style4">3</text:span><text:span text:style-name="style10">,</text:span><text:span text:style-name="style11">ArLen</text:span><text:span text:style-name="style10">,</text:span><text:span text:style-name="style11">blue </text:span><text:span text:style-name="style10">),</text:span><text:span text:style-name="style6">"z" </text:span><text:span text:style-name="style10">);</text:span></text:h>
      <text:h text:style-name="Default" text:outline-level="1"><text:soft-page-break/>205 <text:s text:c="3"/><text:span text:style-name="style11">Text</text:span><text:span text:style-name="style10">( </text:span><text:span text:style-name="style11">_Up</text:span><text:span text:style-name="style10">,</text:span><text:span text:style-name="style11">arrow</text:span><text:span text:style-name="style10">( </text:span><text:span text:style-name="style11">K</text:span><text:span text:style-name="style10">+</text:span><text:span text:style-name="style11">Breadth</text:span><text:span text:style-name="style10">*</text:span><text:span text:style-name="style11">y</text:span><text:span text:style-name="style10">, <text:s text:c="2"/></text:span><text:span text:style-name="style11">K</text:span><text:span text:style-name="style10">-</text:span><text:span text:style-name="style11">y</text:span><text:span text:style-name="style10">*</text:span><text:span text:style-name="style11">Breadth</text:span><text:span text:style-name="style10">, <text:s/></text:span><text:span text:style-name="style11">ArLen </text:span><text:span text:style-name="style10">), <text:s text:c="4"/></text:span><text:span text:style-name="style6">"y" </text:span><text:span text:style-name="style10">);</text:span></text:h>
      <text:h text:style-name="Default" text:outline-level="1">206 <text:s text:c="3"/><text:span text:style-name="style11">Text</text:span><text:span text:style-name="style10">( </text:span><text:span text:style-name="style11">_Up</text:span><text:span text:style-name="style10">,</text:span><text:span text:style-name="style11">arrow</text:span><text:span text:style-name="style10">( </text:span><text:span text:style-name="style11">K</text:span><text:span text:style-name="style10">+</text:span><text:span text:style-name="style11">x</text:span><text:span text:style-name="style10">*</text:span><text:span text:style-name="style11">Length</text:span><text:span text:style-name="style10">*-</text:span><text:span text:style-name="style4">.6</text:span><text:span text:style-name="style10">,</text:span><text:span text:style-name="style11">K</text:span><text:span text:style-name="style10">+</text:span><text:span text:style-name="style11">x</text:span><text:span text:style-name="style10">*</text:span><text:span text:style-name="style11">Length</text:span><text:span text:style-name="style10">*</text:span><text:span text:style-name="style4">.6</text:span><text:span text:style-name="style10">,</text:span><text:span text:style-name="style11">ArLen </text:span><text:span text:style-name="style10">), <text:s text:c="4"/></text:span><text:span text:style-name="style6">"x" </text:span><text:span text:style-name="style10">);</text:span></text:h>
      <text:h text:style-name="Default" text:outline-level="1">207 <text:s text:c="3"/><text:span text:style-name="style2">//</text:span></text:h>
      <text:h text:style-name="Default" text:outline-level="1">208 <text:s text:c="3"/><text:span text:style-name="style2">// <text:s/>метацентрический флажок из гидростатических центров</text:span></text:h>
      <text:h text:style-name="Default" text:outline-level="1">209 <text:s text:c="3"/><text:span text:style-name="style2">//</text:span></text:h>
      <text:h text:style-name="Default" text:outline-level="1">210 <text:s text:c="2"/><text:span text:style-name="style11">GLboolean CF</text:span><text:span text:style-name="style10">;</text:span></text:h>
      <text:h text:style-name="Default" text:outline-level="1">211 <text:s text:c="3"/><text:span text:style-name="style11">glGetBooleanv</text:span><text:span text:style-name="style10">( </text:span><text:span text:style-name="style11">GL_CULL_FACE</text:span><text:span text:style-name="style10">,&amp;</text:span><text:span text:style-name="style11">CF </text:span><text:span text:style-name="style10">);</text:span></text:h>
      <text:h text:style-name="Default" text:outline-level="1">212 <text:s text:c="3"/><text:span text:style-name="style5">if</text:span><text:span text:style-name="style10">( </text:span><text:span text:style-name="style11">CF </text:span><text:span text:style-name="style10">)</text:span><text:span text:style-name="style11">glDisable</text:span><text:span text:style-name="style10">( </text:span><text:span text:style-name="style11">GL_CULL_FACE </text:span><text:span text:style-name="style10">); <text:s text:c="2"/></text:span><text:span text:style-name="style2">// режима отбора треугольников выключен</text:span></text:h>
      <text:h text:style-name="Default" text:outline-level="1">213 <text:s text:c="3"/><text:span text:style-name="style11">glBegin</text:span><text:span text:style-name="style10">( </text:span><text:span text:style-name="style11">GL_POLYGON </text:span><text:span text:style-name="style10">);</text:span></text:h>
      <text:h text:style-name="Default" text:outline-level="1">214 <text:s text:c="5"/><text:span text:style-name="style11">color</text:span><text:span text:style-name="style10">( <text:s/></text:span><text:span text:style-name="style11">cyan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dot</text:span><text:span text:style-name="style10">( </text:span><text:span text:style-name="style11">F </text:span><text:span text:style-name="style10">); <text:s text:c="3"/></text:span><text:span text:style-name="style2">// текущий центр действующий ватерлинии</text:span></text:h>
      <text:h text:style-name="Default" text:outline-level="1">215 <text:s text:c="5"/><text:span text:style-name="style11">color</text:span><text:span text:style-name="style10">( <text:s/></text:span><text:span text:style-name="style11">blue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dot</text:span><text:span text:style-name="style10">( </text:span><text:span text:style-name="style11">C </text:span><text:span text:style-name="style10">); <text:s text:c="3"/></text:span><text:span text:style-name="style2">// действующий центр подводного объёма</text:span></text:h>
      <text:h text:style-name="Default" text:outline-level="1">216 <text:s text:c="5"/><text:span text:style-name="style11">color</text:span><text:span text:style-name="style10">( </text:span><text:span text:style-name="style11">black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dot</text:span><text:span text:style-name="style10">( </text:span><text:span text:style-name="style11">Q </text:span><text:span text:style-name="style10">); <text:s text:c="3"/></text:span><text:span text:style-name="style2">// точка гравитационного центра тяжести</text:span></text:h>
      <text:h text:style-name="Default" text:outline-level="1">217 <text:s text:c="5"/><text:span text:style-name="style11">color</text:span><text:span text:style-name="style10">( <text:s text:c="4"/></text:span><text:span text:style-name="style11">c</text:span><text:span text:style-name="style10">,</text:span><text:span text:style-name="style4">0</text:span><text:span text:style-name="style10">,</text:span><text:span text:style-name="style4">0.8 </text:span><text:span text:style-name="style10">); </text:span><text:span text:style-name="style11">dot</text:span><text:span text:style-name="style10">( </text:span><text:span text:style-name="style11">M </text:span><text:span text:style-name="style10">); <text:s text:c="3"/></text:span><text:span text:style-name="style2">// мгновенный быстро подвижный метацентр</text:span></text:h>
      <text:h text:style-name="Default" text:outline-level="1">218 <text:s text:c="3"/><text:span text:style-name="style11">glEnd</text:span><text:span text:style-name="style10">();</text:span></text:h>
      <text:h text:style-name="Default" text:outline-level="1">219 <text:s text:c="3"/><text:span text:style-name="style5">if</text:span><text:span text:style-name="style10">( </text:span><text:span text:style-name="style11">CF </text:span><text:span text:style-name="style10">)</text:span><text:span text:style-name="style11">glEnable</text:span><text:span text:style-name="style10">( </text:span><text:span text:style-name="style11">GL_CULL_FACE </text:span><text:span text:style-name="style10">); <text:s text:c="3"/></text:span><text:span text:style-name="style2">// включение режима отбора треугольников</text:span></text:h>
      <text:h text:style-name="Default" text:outline-level="1">220 <text:s text:c="3"/><text:span text:style-name="style2">//</text:span></text:h>
      <text:h text:style-name="Default" text:outline-level="1">221 <text:s text:c="3"/><text:span text:style-name="style2">// <text:s/>треугольник исходных центров площади ватерлинии и величины,</text:span></text:h>
      <text:h text:style-name="Default" text:outline-level="1">222 <text:s text:c="3"/><text:span text:style-name="style2">// <text:s text:c="28"/>с центром тяжести и метацентром</text:span></text:h>
      <text:h text:style-name="Default" text:outline-level="1">223 <text:s text:c="3"/><text:span text:style-name="style11">glLineWidth</text:span><text:span text:style-name="style10">( </text:span><text:span text:style-name="style4">5 </text:span><text:span text:style-name="style10">); </text:span><text:span text:style-name="style11">glBegin</text:span><text:span text:style-name="style10">( </text:span><text:span text:style-name="style11">GL_LINE_LOOP </text:span><text:span text:style-name="style10">);</text:span></text:h>
      <text:h text:style-name="Default" text:outline-level="1">224 <text:s text:c="5"/><text:span text:style-name="style11">dot</text:span><text:span text:style-name="style10">( </text:span><text:span text:style-name="style11">W</text:span><text:span text:style-name="style10">,</text:span><text:span text:style-name="style11">cyan </text:span><text:span text:style-name="style10">); <text:s text:c="21"/></text:span><text:span text:style-name="style2">// исходный центр площади ватерлинии</text:span></text:h>
      <text:h text:style-name="Default" text:outline-level="1">225 <text:s text:c="5"/><text:span text:style-name="style11">dot</text:span><text:span text:style-name="style10">( </text:span><text:span text:style-name="style11">P</text:span><text:span text:style-name="style10">,</text:span><text:span text:style-name="style11">blue </text:span><text:span text:style-name="style10">); <text:s text:c="21"/></text:span><text:span text:style-name="style2">// исходный центр величины тихой воды</text:span></text:h>
      <text:h text:style-name="Default" text:outline-level="1">226 <text:s text:c="5"/><text:span text:style-name="style11">dot</text:span><text:span text:style-name="style10">( </text:span><text:span text:style-name="style11">Q</text:span><text:span text:style-name="style10">,</text:span><text:span text:style-name="style11">black </text:span><text:span text:style-name="style10">); <text:s text:c="20"/></text:span><text:span text:style-name="style2">// центр тяжести после загрузке в порту</text:span></text:h>
      <text:h text:style-name="Default" text:outline-level="1">227 <text:s text:c="5"/><text:span text:style-name="style11">dot</text:span><text:span text:style-name="style10">( </text:span><text:span text:style-name="style11">S</text:span><text:span text:style-name="style10">,</text:span><text:span text:style-name="style11">c </text:span><text:span text:style-name="style10">); <text:s text:c="24"/></text:span><text:span text:style-name="style2">// начальный метацентр по тихой воде</text:span></text:h>
      <text:h text:style-name="Default" text:outline-level="1">228 <text:s text:c="3"/><text:span text:style-name="style11">glEnd</text:span><text:span text:style-name="style10">();</text:span></text:h>
      <text:h text:style-name="Default" text:outline-level="1">229 <text:s text:c="3"/><text:span text:style-name="style2">//</text:span></text:h>
      <text:h text:style-name="Default" text:outline-level="1">230 <text:s text:c="3"/><text:span text:style-name="style2">// <text:s/>направление действия архимедовых сил всплытия</text:span></text:h>
      <text:h text:style-name="Default" text:outline-level="1">231 <text:s text:c="3"/><text:span text:style-name="style2">//</text:span></text:h>
      <text:h text:style-name="Default" text:outline-level="1">232 <text:s text:c="3"/><text:span text:style-name="style2">// <text:s/>arrow( O,O + 2*Breadth*dir( vW ),1,red );</text:span></text:h>
      <text:h text:style-name="Default" text:outline-level="1">233 <text:s text:c="3"/><text:span text:style-name="style2">// <text:s/>arrow( O,O + 2*Breadth*(Tensor(*this)*(dir( vW ))),1,red );</text:span></text:h>
      <text:h text:style-name="Default" text:outline-level="1">234 <text:s text:c="3"/><text:span text:style-name="style2">//</text:span></text:h>
      <text:h text:style-name="Default" text:outline-level="1">235 <text:s text:c="3"/><text:span text:style-name="style2">// <text:s/>разметка гидростатических центров</text:span></text:h>
      <text:h text:style-name="Default" text:outline-level="1">236 <text:s text:c="3"/><text:span text:style-name="style2">//</text:span></text:h>
      <text:h text:style-name="Default" text:outline-level="1">237 <text:s text:c="3"/><text:span text:style-name="style11">glLineWidth</text:span><text:span text:style-name="style10">( </text:span><text:span text:style-name="style4">3 </text:span><text:span text:style-name="style10">);</text:span></text:h>
      <text:h text:style-name="Default" text:outline-level="1">238 <text:s text:c="3"/><text:span text:style-name="style11">Text</text:span><text:span text:style-name="style10">( </text:span><text:span text:style-name="style11">_Left</text:span><text:span text:style-name="style10">,</text:span><text:span text:style-name="style11">spot</text:span><text:span text:style-name="style10">( </text:span><text:span text:style-name="style11">Q</text:span><text:span text:style-name="style10">,</text:span><text:span text:style-name="style4">18</text:span><text:span text:style-name="style10">,</text:span><text:span text:style-name="style11">navy </text:span><text:span text:style-name="style10">),</text:span><text:span text:style-name="style6">"G " </text:span><text:span text:style-name="style10">); <text:s text:c="3"/></text:span><text:span text:style-name="style2">// центр гравитационной тяжести</text:span></text:h>
      <text:h text:style-name="Default" text:outline-level="1">239 <text:s text:c="3"/><text:span text:style-name="style11">Text</text:span><text:span text:style-name="style10">( </text:span><text:span text:style-name="style11">_Left</text:span><text:span text:style-name="style10">,</text:span><text:span text:style-name="style11">spot</text:span><text:span text:style-name="style10">( </text:span><text:span text:style-name="style11">F</text:span><text:span text:style-name="style10">,</text:span><text:span text:style-name="style4">18</text:span><text:span text:style-name="style10">,</text:span><text:span text:style-name="style11">cyan </text:span><text:span text:style-name="style10">),</text:span><text:span text:style-name="style6">"F " </text:span><text:span text:style-name="style10">); <text:s text:c="3"/></text:span><text:span text:style-name="style2">// текущий центр площади ватерлинии</text:span></text:h>
      <text:h text:style-name="Default" text:outline-level="1">240 <text:s text:c="3"/><text:span text:style-name="style5">if</text:span><text:span text:style-name="style10">( </text:span><text:span text:style-name="style11">W</text:span><text:span text:style-name="style10">!=</text:span><text:span text:style-name="style11">F </text:span><text:span text:style-name="style10">)</text:span><text:span text:style-name="style11">arrow</text:span><text:span text:style-name="style10">( </text:span><text:span text:style-name="style11">spot</text:span><text:span text:style-name="style10">( </text:span><text:span text:style-name="style11">W</text:span><text:span text:style-name="style10">,</text:span><text:span text:style-name="style4">12 </text:span><text:span text:style-name="style10">),</text:span><text:span text:style-name="style11">F</text:span><text:span text:style-name="style10">,</text:span><text:span text:style-name="style11">ArLen </text:span><text:span text:style-name="style10">); </text:span><text:span text:style-name="style2">// действующий центр величины</text:span></text:h>
      <text:h text:style-name="Default" text:outline-level="1">241 <text:s text:c="3"/><text:span text:style-name="style11">Text</text:span><text:span text:style-name="style10">( </text:span><text:span text:style-name="style11">_Down</text:span><text:span text:style-name="style10">,</text:span><text:span text:style-name="style11">spot</text:span><text:span text:style-name="style10">( </text:span><text:span text:style-name="style11">C</text:span><text:span text:style-name="style10">,</text:span><text:span text:style-name="style4">18</text:span><text:span text:style-name="style10">,</text:span><text:span text:style-name="style11">blue </text:span><text:span text:style-name="style10">),</text:span><text:span text:style-name="style6">"C" </text:span><text:span text:style-name="style10">); <text:s text:c="4"/></text:span><text:span text:style-name="style2">// действующий центр величины</text:span></text:h>
      <text:h text:style-name="Default" text:outline-level="1">242 <text:s text:c="3"/><text:span text:style-name="style5">if</text:span><text:span text:style-name="style10">( </text:span><text:span text:style-name="style11">C</text:span><text:span text:style-name="style10">!=</text:span><text:span text:style-name="style11">P </text:span><text:span text:style-name="style10">)</text:span><text:span text:style-name="style11">arrow</text:span><text:span text:style-name="style10">( </text:span><text:span text:style-name="style11">spot</text:span><text:span text:style-name="style10">( </text:span><text:span text:style-name="style11">P</text:span><text:span text:style-name="style10">,</text:span><text:span text:style-name="style4">12 </text:span><text:span text:style-name="style10">),</text:span><text:span text:style-name="style11">C</text:span><text:span text:style-name="style10">,</text:span><text:span text:style-name="style11">ArLen </text:span><text:span text:style-name="style10">); </text:span><text:span text:style-name="style2">// исходный центр величины корпуса</text:span></text:h>
      <text:h text:style-name="Default" text:outline-level="1">243 <text:s text:c="3"/><text:span text:style-name="style11">Text</text:span><text:span text:style-name="style10">( </text:span><text:span text:style-name="style11">_Up</text:span><text:span text:style-name="style10">,</text:span><text:span text:style-name="style11">spot</text:span><text:span text:style-name="style10">( </text:span><text:span text:style-name="style11">M</text:span><text:span text:style-name="style10">,</text:span><text:span text:style-name="style4">18</text:span><text:span text:style-name="style10">,</text:span><text:span text:style-name="style11">c </text:span><text:span text:style-name="style10">),</text:span><text:span text:style-name="style6">"M " </text:span><text:span text:style-name="style10">); <text:s text:c="8"/></text:span><text:span text:style-name="style2">// действующий метацентр</text:span></text:h>
      <text:h text:style-name="Default" text:outline-level="1">244 <text:s text:c="3"/><text:span text:style-name="style5">if</text:span><text:span text:style-name="style10">( </text:span><text:span text:style-name="style11">S</text:span><text:span text:style-name="style10">!=</text:span><text:span text:style-name="style11">M </text:span><text:span text:style-name="style10">)</text:span><text:span text:style-name="style11">arrow</text:span><text:span text:style-name="style10">( </text:span><text:span text:style-name="style11">spot</text:span><text:span text:style-name="style10">( </text:span><text:span text:style-name="style11">S</text:span><text:span text:style-name="style10">,</text:span><text:span text:style-name="style4">12 </text:span><text:span text:style-name="style10">),</text:span><text:span text:style-name="style11">M</text:span><text:span text:style-name="style10">,</text:span><text:span text:style-name="style11">ArLen </text:span><text:span text:style-name="style10">); </text:span><text:span text:style-name="style2">// начальный метацентр - тихой воды</text:span></text:h>
      <text:h text:style-name="Default" text:outline-level="1">245 <text:s text:c="3"/><text:span text:style-name="style11">glLineWidth</text:span><text:span text:style-name="style10">( </text:span><text:span text:style-name="style4">1 </text:span><text:span text:style-name="style10">); </text:span><text:span text:style-name="style11">arrow</text:span><text:span text:style-name="style10">( </text:span><text:span text:style-name="style11">C</text:span><text:span text:style-name="style10">,</text:span><text:span text:style-name="style11">M</text:span><text:span text:style-name="style10">,</text:span><text:span text:style-name="style11">ArLen </text:span><text:span text:style-name="style10">); <text:s text:c="3"/></text:span><text:span text:style-name="style2">// метацентрический радиус вертикаль</text:span></text:h>
      <text:h text:style-name="Default" text:outline-level="1">246 <text:s text:c="3"/><text:span text:style-name="style11">arrow</text:span><text:span text:style-name="style10">( </text:span><text:span text:style-name="style11">arrow</text:span><text:span text:style-name="style10">( </text:span><text:span text:style-name="style11">Q</text:span><text:span text:style-name="style10">,</text:span><text:span text:style-name="style11">spot</text:span><text:span text:style-name="style10">( </text:span><text:span text:style-name="style11">out</text:span><text:span text:style-name="style10">( </text:span><text:span text:style-name="style11">vD </text:span><text:span text:style-name="style10">),</text:span><text:span text:style-name="style4">8</text:span><text:span text:style-name="style10">,</text:span><text:span text:style-name="style11">green </text:span><text:span text:style-name="style10">),</text:span><text:span text:style-name="style11">ArLen </text:span><text:span text:style-name="style10">),</text:span><text:span text:style-name="style11">F</text:span><text:span text:style-name="style10">,</text:span><text:span text:style-name="style11">ArLen </text:span><text:span text:style-name="style10">);</text:span></text:h>
      <text:h text:style-name="Default" text:outline-level="1">247 <text:s text:c="3"/><text:span text:style-name="style11">spot</text:span><text:span text:style-name="style10">( </text:span><text:span text:style-name="style11">out</text:span><text:span text:style-name="style10">( </text:span><text:span text:style-name="style11">vC </text:span><text:span text:style-name="style10">),</text:span><text:span text:style-name="style4">24</text:span><text:span text:style-name="style10">,</text:span><text:span text:style-name="style11">gray </text:span><text:span text:style-name="style10">); <text:s text:c="14"/></text:span><text:span text:style-name="style2">// центр гидродинамических пар сил</text:span></text:h>
      <text:h text:style-name="Default" text:outline-level="1">248 <text:s text:c="3"/><text:span text:style-name="style2">//</text:span></text:h>
      <text:h text:style-name="Default" text:outline-level="1">249 <text:s text:c="3"/><text:span text:style-name="style2">// <text:s/>маршрут корабля по поверхности взволнованного моря</text:span></text:h>
      <text:h text:style-name="Default" text:outline-level="1">250 <text:s text:c="3"/><text:span text:style-name="style2">//</text:span></text:h>
      <text:h text:style-name="Default" text:outline-level="1">251 <text:s text:c="2"/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; </text:span><text:span text:style-name="style11">color</text:span><text:span text:style-name="style10">( </text:span><text:span text:style-name="style11">blue</text:span><text:span text:style-name="style10">,</text:span><text:span text:style-name="style4">0</text:span><text:span text:style-name="style10">,</text:span><text:span text:style-name="style4">0.5 </text:span><text:span text:style-name="style10">);</text:span></text:h>
      <text:h text:style-name="Default" text:outline-level="1">252 <text:s text:c="3"/><text:span text:style-name="style5">for</text:span><text:span text:style-name="style10">( </text:span><text:span text:style-name="style11">i</text:span><text:span text:style-name="style10">=</text:span><text:span text:style-name="style11">Route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i</text:span><text:span text:style-name="style10">&gt;</text:span><text:span text:style-name="style4">0</text:span><text:span text:style-name="style10">; </text:span><text:span text:style-name="style11">i</text:span><text:span text:style-name="style10">-- )</text:span><text:span text:style-name="style11">line</text:span><text:span text:style-name="style10">( </text:span><text:span text:style-name="style11">Route</text:span><text:span text:style-name="style10">[</text:span><text:span text:style-name="style11">i</text:span><text:span text:style-name="style10">]-</text:span><text:span text:style-name="style11">Locate</text:span><text:span text:style-name="style10">,</text:span><text:span text:style-name="style11">Route</text:span><text:span text:style-name="style10">[</text:span><text:span text:style-name="style11">i</text:span><text:span text:style-name="style10">-</text:span><text:span text:style-name="style4">1</text:span><text:span text:style-name="style10">]-</text:span><text:span text:style-name="style11">Locate </text:span><text:span text:style-name="style10">),</text:span></text:h>
      <text:h text:style-name="Default" text:outline-level="1">253 <text:s text:c="33"/><text:span text:style-name="style11">spot</text:span><text:span text:style-name="style10">( </text:span><text:span text:style-name="style11">Route</text:span><text:span text:style-name="style10">[</text:span><text:span text:style-name="style11">i</text:span><text:span text:style-name="style10">]-</text:span><text:span text:style-name="style11">Locate</text:span><text:span text:style-name="style10">,</text:span><text:span text:style-name="style4">5 </text:span><text:span text:style-name="style10">);</text:span></text:h>
      <text:h text:style-name="Default" text:outline-level="1">254 <text:s text:c="3"/><text:span text:style-name="style2">//</text:span></text:h>
      <text:h text:style-name="Default" text:outline-level="1">255 <text:s text:c="3"/><text:span text:style-name="style2">// <text:s text:c="2"/>рисуем и подписываем шпангоуты, как есть ...</text:span></text:h>
      <text:h text:style-name="Default" text:outline-level="1">256 <text:s text:c="3"/><text:span text:style-name="style2">// <text:s text:c="24"/>-.1</text:span></text:h>
      <text:h text:style-name="Default" text:outline-level="1">257 <text:s/><text:span text:style-name="style9">#define L1( A,B,C ){ color(C,-.25),line(out(A),out(B)),line(out(~A),out(~B)); }</text:span></text:h>
      <text:h text:style-name="Default" text:outline-level="1">258 <text:s/><text:span text:style-name="style9">#define L2(_A,_B,C){ Vector &amp;A=_A,&amp;B=_B; if( A.z!=B.z||A.y&amp;&amp;B.y )L1( A,B,C ) }</text:span></text:h>
      <text:h text:style-name="Default" text:outline-level="1">259 <text:s/></text:h>
      <text:h text:style-name="Default" text:outline-level="1">260 <text:s text:c="2"/><text:span text:style-name="style5">byte </text:span><text:span text:style-name="style11">Mode</text:span><text:span text:style-name="style10">=</text:span><text:span text:style-name="style11">DrawMode</text:span><text:span text:style-name="style10">&amp;</text:span><text:span text:style-name="style4">3</text:span><text:span text:style-name="style10">; <text:s text:c="20"/></text:span><text:span text:style-name="style2">// собственно 4 режима прорисовки</text:span></text:h>
      <text:h text:style-name="Default" text:outline-level="1">261 <text:s/><text:span text:style-name="style2">//if( Mode&gt;1 )glDisable( GL_LINE_SMOOTH ); // без сглаживание линий, и зачем?</text:span></text:h>
      <text:h text:style-name="Default" text:outline-level="1">262 <text:s text:c="3"/><text:span text:style-name="style5">if</text:span><text:span text:style-name="style10">( </text:span><text:span text:style-name="style11">Mode </text:span><text:span text:style-name="style10">&amp;&amp; </text:span><text:span text:style-name="style11">Mode</text:span><text:span text:style-name="style10">!=</text:span><text:span text:style-name="style4">3 </text:span><text:span text:style-name="style10">) <text:s text:c="19"/></text:span><text:span text:style-name="style2">// режимы рисования только для 1 и 2</text:span></text:h>
      <text:h text:style-name="Default" text:outline-level="1">263 <text:s text:c="3"/><text:span text:style-name="style5">for</text:span><text:span text:style-name="style10">( </text:span><text:span text:style-name="style11">j</text:span><text:span text:style-name="style10">=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k</text:span><text:span text:style-name="style10">++ )</text:span></text:h>
      <text:h text:style-name="Default" text:outline-level="1">264 <text:s text:c="3"/><text:span text:style-name="style10">{ </text:span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-</text:span><text:span text:style-name="style4">1</text:span><text:span text:style-name="style10">; </text:span><text:span text:style-name="style11">i</text:span><text:span text:style-name="style10">++ )</text:span></text:h>
      <text:h text:style-name="Default" text:outline-level="1">265 <text:s text:c="7"/><text:span text:style-name="style11">L2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+</text:span><text:span text:style-name="style4">1</text:span><text:span text:style-name="style10">]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z</text:span><text:span text:style-name="style10">&lt;</text:span><text:span text:style-name="style4">0 </text:span><text:span text:style-name="style10">? </text:span><text:span text:style-name="style11">green</text:span><text:span text:style-name="style10">:</text:span><text:span text:style-name="style11">dimgray </text:span><text:span text:style-name="style10">)</text:span></text:h>
      <text:h text:style-name="Default" text:outline-level="1">266 <text:s text:c="5"/><text:span text:style-name="style5">if</text:span><text:span text:style-name="style10">( </text:span><text:span text:style-name="style11">k</text:span><text:span text:style-name="style10">&gt;</text:span><text:span text:style-name="style4">0 </text:span><text:span text:style-name="style10">)</text:span></text:h>
      <text:h text:style-name="Default" text:outline-level="1">267 <text:s text:c="5"/><text:span text:style-name="style10">{ </text:span><text:span text:style-name="style5">if</text:span><text:span text:style-name="style10">( </text:span><text:span text:style-name="style11">Stem</text:span><text:span text:style-name="style10">.</text:span><text:span text:style-name="style11">len</text:span><text:span text:style-name="style10">==</text:span><text:span text:style-name="style4">0 </text:span><text:span text:style-name="style10">|| </text:span><text:span text:style-name="style11">Stern</text:span><text:span text:style-name="style10">.</text:span><text:span text:style-name="style11">len</text:span><text:span text:style-name="style10">==</text:span><text:span text:style-name="style4">0 </text:span><text:span text:style-name="style10">) <text:s text:c="7"/></text:span><text:span text:style-name="style2">// без форштевня или ахтерштевня</text:span></text:h>
      <text:h text:style-name="Default" text:outline-level="1">268 <text:s text:c="9"/><text:span text:style-name="style11">L2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4">0</text:span><text:span text:style-name="style10">],</text:span><text:span text:style-name="style11">Frame</text:span><text:span text:style-name="style10">[</text:span><text:span text:style-name="style11">k</text:span><text:span text:style-name="style10">-</text:span><text:span text:style-name="style4">1</text:span><text:span text:style-name="style10">][</text:span><text:span text:style-name="style4">0</text:span><text:span text:style-name="style10">],</text:span><text:span text:style-name="style11">green </text:span><text:span text:style-name="style10">) </text:span><text:span text:style-name="style5">else </text:span><text:span text:style-name="style2">// рисуем раскрытие днища</text:span></text:h>
      <text:h text:style-name="Default" text:outline-level="1">269 <text:s text:c="7"/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4">0</text:span><text:span text:style-name="style10">].</text:span><text:span text:style-name="style11">x</text:span><text:span text:style-name="style10">&lt;=</text:span><text:span text:style-name="style11">Stem</text:span><text:span text:style-name="style10">[</text:span><text:span text:style-name="style4">0</text:span><text:span text:style-name="style10">].</text:span><text:span text:style-name="style11">x </text:span><text:span text:style-name="style10">&amp;&amp; </text:span><text:span text:style-name="style11">Frame</text:span><text:span text:style-name="style10">[</text:span><text:span text:style-name="style11">k</text:span><text:span text:style-name="style10">-</text:span><text:span text:style-name="style4">1</text:span><text:span text:style-name="style10">][</text:span><text:span text:style-name="style4">0</text:span><text:span text:style-name="style10">].</text:span><text:span text:style-name="style11">x</text:span><text:span text:style-name="style10">&gt;=</text:span><text:span text:style-name="style11">Stern</text:span><text:span text:style-name="style10">[</text:span><text:span text:style-name="style4">0</text:span><text:span text:style-name="style10">].</text:span><text:span text:style-name="style11">x </text:span><text:span text:style-name="style10">)</text:span></text:h>
      <text:h text:style-name="Default" text:outline-level="1">270 <text:s text:c="9"/><text:span text:style-name="style11">L2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4">0</text:span><text:span text:style-name="style10">],</text:span><text:span text:style-name="style11">Frame</text:span><text:span text:style-name="style10">[</text:span><text:span text:style-name="style11">k</text:span><text:span text:style-name="style10">-</text:span><text:span text:style-name="style4">1</text:span><text:span text:style-name="style10">][</text:span><text:span text:style-name="style4">0</text:span><text:span text:style-name="style10">],</text:span><text:span text:style-name="style11">green </text:span><text:span text:style-name="style10">) <text:s text:c="3"/></text:span><text:span text:style-name="style2">// иначе днище между штевнями</text:span></text:h>
      <text:h text:style-name="Default" text:outline-level="1">271 <text:s text:c="7"/><text:span text:style-name="style11">L2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,</text:span><text:span text:style-name="style11">Frame</text:span><text:span text:style-name="style10">[</text:span><text:span text:style-name="style11">k</text:span><text:span text:style-name="style10">-</text:span><text:span text:style-name="style4">1</text:span><text:span text:style-name="style10">][</text:span><text:span text:style-name="style11">j</text:span><text:span text:style-name="style10">],</text:span><text:span text:style-name="style11">lightblue </text:span><text:span text:style-name="style10">) </text:span><text:span text:style-name="style2">// <text:s/>и раскрытие ширстрека</text:span></text:h>
      <text:h text:style-name="Default" text:outline-level="1">272 <text:s text:c="5"/><text:span text:style-name="style10">} </text:span><text:span text:style-name="style11">j</text:span><text:span text:style-name="style10">=</text:span><text:span text:style-name="style11">i</text:span><text:span text:style-name="style10">; <text:s text:c="36"/></text:span><text:span text:style-name="style2">// вершина предыдущего шпангоута</text:span></text:h>
      <text:h text:style-name="Default" text:outline-level="1">273 <text:s text:c="3"/><text:span text:style-name="style10">}</text:span></text:h>
      <text:h text:style-name="Default" text:outline-level="1"><text:soft-page-break/>274 <text:s text:c="3"/><text:span text:style-name="style5">if</text:span><text:span text:style-name="style10">( </text:span><text:span text:style-name="style11">Mode </text:span><text:span text:style-name="style10">) </text:span><text:span text:style-name="style2">// теперь прорисовка штевней с оконтуриванием транцевых расширений</text:span></text:h>
      <text:h text:style-name="Default" text:outline-level="1">275 <text:s text:c="3"/><text:span text:style-name="style10">{ </text:span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Stern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k</text:span><text:span text:style-name="style10">++ )</text:span></text:h>
      <text:h text:style-name="Default" text:outline-level="1">276 <text:s text:c="6"/><text:span text:style-name="style11">L1</text:span><text:span text:style-name="style10">( </text:span><text:span text:style-name="style11">Stern</text:span><text:span text:style-name="style10">[</text:span><text:span text:style-name="style11">k</text:span><text:span text:style-name="style10">],</text:span><text:span text:style-name="style11">Stern</text:span><text:span text:style-name="style10">[</text:span><text:span text:style-name="style11">k</text:span><text:span text:style-name="style10">+</text:span><text:span text:style-name="style4">1</text:span><text:span text:style-name="style10">],</text:span><text:span text:style-name="style11">Stern</text:span><text:span text:style-name="style10">[</text:span><text:span text:style-name="style11">k</text:span><text:span text:style-name="style10">].</text:span><text:span text:style-name="style11">z</text:span><text:span text:style-name="style10">&lt;</text:span><text:span text:style-name="style4">0 </text:span><text:span text:style-name="style10">? </text:span><text:span text:style-name="style11">green</text:span><text:span text:style-name="style10">:</text:span><text:span text:style-name="style11">dimgray </text:span><text:span text:style-name="style10">)</text:span></text:h>
      <text:h text:style-name="Default" text:outline-level="1">277 <text:s text:c="5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Stem</text:span><text:span text:style-name="style10">.</text:span><text:span text:style-name="style11">len</text:span><text:span text:style-name="style10">-</text:span><text:span text:style-name="style4">1</text:span><text:span text:style-name="style10">; </text:span><text:span text:style-name="style11">k</text:span><text:span text:style-name="style10">++ )</text:span></text:h>
      <text:h text:style-name="Default" text:outline-level="1">278 <text:s text:c="6"/><text:span text:style-name="style11">L1</text:span><text:span text:style-name="style10">( </text:span><text:span text:style-name="style11">Stem</text:span><text:span text:style-name="style10">[</text:span><text:span text:style-name="style11">k</text:span><text:span text:style-name="style10">+</text:span><text:span text:style-name="style4">1</text:span><text:span text:style-name="style10">],</text:span><text:span text:style-name="style11">Stem</text:span><text:span text:style-name="style10">[</text:span><text:span text:style-name="style11">k</text:span><text:span text:style-name="style10">],</text:span><text:span text:style-name="style11">Stem</text:span><text:span text:style-name="style10">[</text:span><text:span text:style-name="style11">k</text:span><text:span text:style-name="style10">].</text:span><text:span text:style-name="style11">z</text:span><text:span text:style-name="style10">&lt;</text:span><text:span text:style-name="style4">0 </text:span><text:span text:style-name="style10">? </text:span><text:span text:style-name="style11">green</text:span><text:span text:style-name="style10">:</text:span><text:span text:style-name="style11">dimgray </text:span><text:span text:style-name="style10">)</text:span></text:h>
      <text:h text:style-name="Default" text:outline-level="1">279 <text:s text:c="3"/><text:span text:style-name="style10">}</text:span></text:h>
      <text:h text:style-name="Default" text:outline-level="1">280 <text:s text:c="3"/><text:span text:style-name="style5">if</text:span><text:span text:style-name="style10">( </text:span><text:span text:style-name="style11">Mode</text:span><text:span text:style-name="style10">&gt;</text:span><text:span text:style-name="style4">1 </text:span><text:span text:style-name="style10">)</text:span><text:span text:style-name="style11">glEnable</text:span><text:span text:style-name="style10">( </text:span><text:span text:style-name="style11">GL_LINE_SMOOTH </text:span><text:span text:style-name="style10">); <text:s text:c="2"/></text:span><text:span text:style-name="style2">// восстановление сглаживания линий</text:span></text:h>
      <text:h text:style-name="Default" text:outline-level="1">281 <text:s text:c="21"/><text:span text:style-name="style2">// включение одноразовой прорисовки корпуса вместо расчетов</text:span></text:h>
      <text:h text:style-name="Default" text:outline-level="1">282 <text:s text:c="3"/><text:span text:style-name="style5">if</text:span><text:span text:style-name="style10">( </text:span><text:span text:style-name="style11">type </text:span><text:span text:style-name="style10">)</text:span><text:span text:style-name="style11">DrawMode</text:span><text:span text:style-name="style10">|=</text:span><text:span text:style-name="style4">3</text:span><text:span text:style-name="style10">; </text:span><text:span text:style-name="style11">Floating</text:span><text:span text:style-name="style10">( </text:span><text:span text:style-name="style5">true </text:span><text:span text:style-name="style10">); <text:s/></text:span><text:span text:style-name="style2">// изображение корпуса только здесь</text:span></text:h>
      <text:h text:style-name="Default" text:outline-level="1">283 <text:s text:c="3"/><text:span text:style-name="style5">if</text:span><text:span text:style-name="style10">( </text:span><text:span text:style-name="style11">type </text:span><text:span text:style-name="style10">)(</text:span><text:span text:style-name="style11">DrawMode</text:span><text:span text:style-name="style10">&amp;=~</text:span><text:span text:style-name="style4">3</text:span><text:span text:style-name="style10">)|=</text:span><text:span text:style-name="style11">Mode</text:span><text:span text:style-name="style10">; <text:s text:c="10"/></text:span><text:span text:style-name="style2">// <text:s text:c="3"/>-- с 3D-обшивкой</text:span></text:h>
      <text:h text:style-name="Default" text:outline-level="1">284 <text:s text:c="3"/><text:span text:style-name="style5">if</text:span><text:span text:style-name="style10">( !</text:span><text:span text:style-name="style11">type </text:span><text:span text:style-name="style10">)</text:span><text:span text:style-name="style11">NavigaInform</text:span><text:span text:style-name="style10">( </text:span><text:span text:style-name="style5">this </text:span><text:span text:style-name="style10">); <text:s text:c="9"/></text:span><text:span text:style-name="style2">// навигационная информация</text:span></text:h>
      <text:h text:style-name="Default" text:outline-level="1">285 <text:s text:c="3"/><text:span text:style-name="style5">return </text:span><text:span text:style-name="style10">*</text:span><text:span text:style-name="style5">this</text:span><text:span text:style-name="style10">; <text:s text:c="28"/></text:span><text:span text:style-name="style2">// <text:s/>о текущем состоянии корабля</text:span></text:h>
      <text:p text:style-name="Default">286 <text:s/><text:span text:style-name="style10">}</text:span></text:p>
      <text:p text:style-name="Default"><text:span text:style-name="style10"><text:span text:style-name="T6"/></text:span></text:p>
      <text:p text:style-name="P6"><text:span text:style-name="style10"><text:span text:style-name="T10">~~~~~~~~~~~~~~~~~~~~~~~~~~~~~~~~~~~~~~~~~~~~~~~~~~~~~~~~~~~~~~~~~~~~~~~~~~~~~~~~~~~~~~~~</text:span></text:span></text:p>
      <text:h text:style-name="P8" text:outline-level="1"><text:span text:style-name="style10"><text:span text:style-name="T11">Vs-w</text:span></text:span><text:span text:style-name="style10"><text:span text:style-name="T12">rite</text:span></text:span><text:span text:style-name="style10"><text:span text:style-name="T11">.cpp</text:span></text:span></text:h>
      <text:h text:style-name="Default" text:outline-level="1"><text:span text:style-name="style10"><text:s text:c="2"/>1 <text:s/></text:span><text:span text:style-name="style10"><text:span text:style-name="style2">//</text:span></text:span></text:h>
      <text:h text:style-name="Default" text:outline-level="1"><text:s text:c="2"/>2 <text:s/><text:span text:style-name="style2">// <text:s text:c="5"/>Некоторый блок процедур для записи корпуса</text:span></text:h>
      <text:h text:style-name="Default" text:outline-level="1"><text:s text:c="2"/>3 <text:s/><text:span text:style-name="style2">// <text:s text:c="5"/>в стандартных трёхмерных графических форматах</text:span></text:h>
      <text:h text:style-name="Default" text:outline-level="1"><text:s text:c="2"/>4 <text:s/><text:span text:style-name="style2">// <text:s text:c="56"/>2019-08-22 Иерусалим</text:span></text:h>
      <text:h text:style-name="Default" text:outline-level="1"><text:s text:c="2"/>5 <text:s/><text:span text:style-name="style2">//</text:span></text:h>
      <text:h text:style-name="Default" text:outline-level="1"><text:s text:c="2"/>6 <text:s/><text:span text:style-name="style9">#include "Aurora.h" <text:s text:c="6"/></text:span><text:span text:style-name="style2">// объекты и производные операции с корпусом на волне</text:span></text:h>
      <text:h text:style-name="Default" text:outline-level="1"><text:s text:c="2"/>7 <text:s/><text:span text:style-name="style5">static int </text:span><text:span text:style-name="style11">fColor</text:span><text:span text:style-name="style10">=-</text:span><text:span text:style-name="style4">1</text:span><text:span text:style-name="style10">;</text:span></text:h>
      <text:h text:style-name="Default" text:outline-level="1"><text:s text:c="2"/>8 <text:s/><text:span text:style-name="style5">static </text:span><text:span text:style-name="style11">FILE </text:span><text:span text:style-name="style10">*</text:span><text:span text:style-name="style11">F</text:span><text:span text:style-name="style10">=</text:span><text:span text:style-name="style11">NULL</text:span><text:span text:style-name="style10">;</text:span></text:h>
      <text:h text:style-name="Default" text:outline-level="1"><text:s text:c="2"/>9 <text:s/><text:span text:style-name="style5">static void </text:span><text:span text:style-name="style11">printF</text:span><text:span text:style-name="style10">( </text:span><text:span text:style-name="style5">Vector </text:span><text:span text:style-name="style11">V </text:span><text:span text:style-name="style10">)</text:span></text:h>
      <text:h text:style-name="Default" text:outline-level="1"><text:s/>10 <text:s/><text:span text:style-name="style10">{ </text:span><text:span text:style-name="style11">V</text:span><text:span text:style-name="style10">=</text:span><text:span text:style-name="style11">e5</text:span><text:span text:style-name="style10">( </text:span><text:span text:style-name="style11">V </text:span><text:span text:style-name="style10">); </text:span><text:span text:style-name="style5">if</text:span><text:span text:style-name="style10">( </text:span><text:span text:style-name="style11">V</text:span><text:span text:style-name="style10">.</text:span><text:span text:style-name="style11">y</text:span><text:span text:style-name="style10">&lt;</text:span><text:span text:style-name="style4">0 </text:span><text:span text:style-name="style10">)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; </text:span><text:span text:style-name="style11">fprintf</text:span><text:span text:style-name="style10">( </text:span><text:span text:style-name="style11">F</text:span><text:span text:style-name="style10">,</text:span><text:span text:style-name="style6">"v %lg %lg %lg\n"</text:span><text:span text:style-name="style10">,</text:span><text:span text:style-name="style11">V</text:span><text:span text:style-name="style10">.</text:span><text:span text:style-name="style11">x</text:span><text:span text:style-name="style10">,</text:span><text:span text:style-name="style11">V</text:span><text:span text:style-name="style10">.</text:span><text:span text:style-name="style11">z</text:span><text:span text:style-name="style10">,</text:span><text:span text:style-name="style11">V</text:span><text:span text:style-name="style10">.</text:span><text:span text:style-name="style11">y </text:span><text:span text:style-name="style10">);</text:span></text:h>
      <text:h text:style-name="Default" text:outline-level="1"><text:s/>11 <text:s text:c="32"/><text:span text:style-name="style11">fprintf</text:span><text:span text:style-name="style10">( </text:span><text:span text:style-name="style11">F</text:span><text:span text:style-name="style10">,</text:span><text:span text:style-name="style6">"v %lg %lg %lg\n"</text:span><text:span text:style-name="style10">,</text:span><text:span text:style-name="style11">V</text:span><text:span text:style-name="style10">.</text:span><text:span text:style-name="style11">x</text:span><text:span text:style-name="style10">,</text:span><text:span text:style-name="style11">V</text:span><text:span text:style-name="style10">.</text:span><text:span text:style-name="style11">z</text:span><text:span text:style-name="style10">,-</text:span><text:span text:style-name="style11">V</text:span><text:span text:style-name="style10">.</text:span><text:span text:style-name="style11">y </text:span><text:span text:style-name="style10">);</text:span></text:h>
      <text:h text:style-name="Default" text:outline-level="1"><text:s/>12 <text:s/><text:span text:style-name="style10">}</text:span></text:h>
      <text:h text:style-name="Default" text:outline-level="1"><text:s/>13 <text:s/><text:span text:style-name="style5">static void </text:span><text:span text:style-name="style11">crossPoint</text:span><text:span text:style-name="style10">( </text:span><text:span text:style-name="style11">_Point A</text:span><text:span text:style-name="style10">,</text:span><text:span text:style-name="style11">_Point B</text:span><text:span text:style-name="style10">,</text:span><text:span text:style-name="style11">_Point C</text:span><text:span text:style-name="style10">, </text:span><text:span text:style-name="style5">int </text:span><text:span text:style-name="style11">a</text:span><text:span text:style-name="style10">,</text:span><text:span text:style-name="style5">int </text:span><text:span text:style-name="style11">b</text:span><text:span text:style-name="style10">,</text:span><text:span text:style-name="style5">int </text:span><text:span text:style-name="style11">c </text:span><text:span text:style-name="style10">)</text:span></text:h>
      <text:h text:style-name="Default" text:outline-level="1"><text:s/>14 <text:s/><text:span text:style-name="style10">{ </text:span><text:span text:style-name="style5">if</text:span><text:span text:style-name="style10">( </text:span><text:span text:style-name="style11">fabs</text:span><text:span text:style-name="style10">( </text:span><text:span text:style-name="style11">A</text:span><text:span text:style-name="style10">.</text:span><text:span text:style-name="style11">Y </text:span><text:span text:style-name="style10">)&lt;</text:span><text:span text:style-name="style11">eps </text:span><text:span text:style-name="style10">&amp;&amp; </text:span><text:span text:style-name="style11">fabs</text:span><text:span text:style-name="style10">( </text:span><text:span text:style-name="style11">B</text:span><text:span text:style-name="style10">.</text:span><text:span text:style-name="style11">Y </text:span><text:span text:style-name="style10">)&lt;</text:span><text:span text:style-name="style11">eps </text:span><text:span text:style-name="style10">&amp;&amp; </text:span><text:span text:style-name="style11">fabs</text:span><text:span text:style-name="style10">( </text:span><text:span text:style-name="style11">C</text:span><text:span text:style-name="style10">.</text:span><text:span text:style-name="style11">Y </text:span><text:span text:style-name="style10">)&lt;</text:span><text:span text:style-name="style11">eps </text:span><text:span text:style-name="style10">)</text:span><text:span text:style-name="style5">return</text:span><text:span text:style-name="style10">;</text:span></text:h>
      <text:h text:style-name="Default" text:outline-level="1"><text:s/>15 <text:s text:c="3"/><text:span text:style-name="style5">int </text:span><text:span text:style-name="style11">l</text:span><text:span text:style-name="style10">=</text:span><text:span text:style-name="style11">A</text:span><text:span text:style-name="style10">.</text:span><text:span text:style-name="style11">Z</text:span><text:span text:style-name="style10">&lt;=</text:span><text:span text:style-name="style4">0 </text:span><text:span text:style-name="style10">&amp;&amp; </text:span><text:span text:style-name="style11">B</text:span><text:span text:style-name="style10">.</text:span><text:span text:style-name="style11">Z</text:span><text:span text:style-name="style10">&lt;=</text:span><text:span text:style-name="style4">0 </text:span><text:span text:style-name="style10">&amp;&amp; </text:span><text:span text:style-name="style11">C</text:span><text:span text:style-name="style10">.</text:span><text:span text:style-name="style11">Z</text:span><text:span text:style-name="style10">&lt;=</text:span><text:span text:style-name="style4">0</text:span><text:span text:style-name="style10">; </text:span><text:span text:style-name="style2">// A.Z+B.Z+C.Z&lt;=0.0;</text:span></text:h>
      <text:h text:style-name="Default" text:outline-level="1"><text:s/>16 <text:s text:c="3"/><text:span text:style-name="style5">if</text:span><text:span text:style-name="style10">( </text:span><text:span text:style-name="style11">fColor</text:span><text:span text:style-name="style10">!=</text:span><text:span text:style-name="style11">l </text:span><text:span text:style-name="style10">)</text:span><text:span text:style-name="style11">fprintf</text:span><text:span text:style-name="style10">( </text:span><text:span text:style-name="style11">F</text:span><text:span text:style-name="style10">,</text:span><text:span text:style-name="style6">"usemtl %s\n"</text:span><text:span text:style-name="style10">,(</text:span><text:span text:style-name="style11">fColor</text:span><text:span text:style-name="style10">=</text:span><text:span text:style-name="style11">l</text:span><text:span text:style-name="style10">)?</text:span><text:span text:style-name="style6">"green"</text:span><text:span text:style-name="style10">:</text:span><text:span text:style-name="style6">"gray" </text:span><text:span text:style-name="style10">);</text:span></text:h>
      <text:h text:style-name="Default" text:outline-level="1"><text:s/>17 <text:s text:c="18"/><text:span text:style-name="style11">fprintf</text:span><text:span text:style-name="style10">( </text:span><text:span text:style-name="style11">F</text:span><text:span text:style-name="style10">,</text:span><text:span text:style-name="style6">"f %d %d %d\n"</text:span><text:span text:style-name="style10">,</text:span><text:span text:style-name="style11">a</text:span><text:span text:style-name="style10">,</text:span><text:span text:style-name="style11">b</text:span><text:span text:style-name="style10">,</text:span><text:span text:style-name="style11">c </text:span><text:span text:style-name="style10">);</text:span></text:h>
      <text:h text:style-name="Default" text:outline-level="1"><text:s/>18 <text:s/><text:span text:style-name="style10">}</text:span></text:h>
      <text:h text:style-name="Default" text:outline-level="1"><text:s/>19 <text:s/><text:span text:style-name="style5">static void </text:span><text:span text:style-name="style11">crossDC</text:span><text:span text:style-name="style10">( </text:span><text:span text:style-name="style5">Vector </text:span><text:span text:style-name="style11">A</text:span><text:span text:style-name="style10">,</text:span><text:span text:style-name="style5">Vector </text:span><text:span text:style-name="style11">B</text:span><text:span text:style-name="style10">,</text:span><text:span text:style-name="style5">Vector </text:span><text:span text:style-name="style11">C </text:span><text:span text:style-name="style10">)</text:span></text:h>
      <text:h text:style-name="Default" text:outline-level="1"><text:s/>20 <text:s/><text:span text:style-name="style10">{ </text:span><text:span text:style-name="style11">A</text:span><text:span text:style-name="style10">=</text:span><text:span text:style-name="style11">e5</text:span><text:span text:style-name="style10">( </text:span><text:span text:style-name="style11">A </text:span><text:span text:style-name="style10">); </text:span><text:span text:style-name="style11">B</text:span><text:span text:style-name="style10">=</text:span><text:span text:style-name="style11">e5</text:span><text:span text:style-name="style10">( </text:span><text:span text:style-name="style11">B </text:span><text:span text:style-name="style10">); </text:span><text:span text:style-name="style11">C</text:span><text:span text:style-name="style10">=</text:span><text:span text:style-name="style11">e5</text:span><text:span text:style-name="style10">( </text:span><text:span text:style-name="style11">C </text:span><text:span text:style-name="style10">);</text:span></text:h>
      <text:h text:style-name="Default" text:outline-level="1"><text:s/>21 <text:s text:c="3"/><text:span text:style-name="style5">if</text:span><text:span text:style-name="style10">( </text:span><text:span text:style-name="style11">fabs</text:span><text:span text:style-name="style10">( </text:span><text:span text:style-name="style11">A</text:span><text:span text:style-name="style10">.</text:span><text:span text:style-name="style11">y </text:span><text:span text:style-name="style10">)&lt;</text:span><text:span text:style-name="style11">eps </text:span><text:span text:style-name="style10">&amp;&amp; </text:span><text:span text:style-name="style11">fabs</text:span><text:span text:style-name="style10">( </text:span><text:span text:style-name="style11">B</text:span><text:span text:style-name="style10">.</text:span><text:span text:style-name="style11">y </text:span><text:span text:style-name="style10">)&lt;</text:span><text:span text:style-name="style11">eps </text:span><text:span text:style-name="style10">&amp;&amp; </text:span><text:span text:style-name="style11">fabs</text:span><text:span text:style-name="style10">( </text:span><text:span text:style-name="style11">C</text:span><text:span text:style-name="style10">.</text:span><text:span text:style-name="style11">y </text:span><text:span text:style-name="style10">)&lt;</text:span><text:span text:style-name="style11">eps </text:span><text:span text:style-name="style10">)</text:span><text:span text:style-name="style5">return</text:span><text:span text:style-name="style10">;</text:span></text:h>
      <text:h text:style-name="Default" text:outline-level="1"><text:s/>22 <text:s text:c="3"/><text:span text:style-name="style11">fprintf</text:span><text:span text:style-name="style10">(</text:span><text:span text:style-name="style11">F</text:span><text:span text:style-name="style10">,</text:span><text:span text:style-name="style6">"31 4 1 0 0 %d\n%lg %lg %lg\n%lg %lg %lg\n%lg %lg %lg\n%lg %lg %lg\n"</text:span><text:span text:style-name="style10">,</text:span></text:h>
      <text:h text:style-name="Default" text:outline-level="1"><text:s/>23 <text:s text:c="3"/><text:span text:style-name="style11">A</text:span><text:span text:style-name="style10">.</text:span><text:span text:style-name="style11">z</text:span><text:span text:style-name="style10">&lt;=</text:span><text:span text:style-name="style4">0</text:span><text:span text:style-name="style10">&amp;&amp;</text:span><text:span text:style-name="style11">B</text:span><text:span text:style-name="style10">.</text:span><text:span text:style-name="style11">z</text:span><text:span text:style-name="style10">&lt;=</text:span><text:span text:style-name="style4">0</text:span><text:span text:style-name="style10">&amp;&amp;</text:span><text:span text:style-name="style11">C</text:span><text:span text:style-name="style10">.</text:span><text:span text:style-name="style11">z</text:span><text:span text:style-name="style10">&lt;=</text:span><text:span text:style-name="style4">0</text:span><text:span text:style-name="style10">?</text:span><text:span text:style-name="style4">3</text:span><text:span text:style-name="style10">:</text:span><text:span text:style-name="style4">9</text:span><text:span text:style-name="style10">,</text:span><text:span text:style-name="style11">A</text:span><text:span text:style-name="style10">.</text:span><text:span text:style-name="style11">x</text:span><text:span text:style-name="style10">,</text:span><text:span text:style-name="style11">A</text:span><text:span text:style-name="style10">.</text:span><text:span text:style-name="style11">z</text:span><text:span text:style-name="style10">,</text:span><text:span text:style-name="style11">A</text:span><text:span text:style-name="style10">.</text:span><text:span text:style-name="style11">y</text:span><text:span text:style-name="style10">,</text:span><text:span text:style-name="style11">B</text:span><text:span text:style-name="style10">.</text:span><text:span text:style-name="style11">x</text:span><text:span text:style-name="style10">,</text:span><text:span text:style-name="style11">B</text:span><text:span text:style-name="style10">.</text:span><text:span text:style-name="style11">z</text:span><text:span text:style-name="style10">,</text:span><text:span text:style-name="style11">B</text:span><text:span text:style-name="style10">.</text:span><text:span text:style-name="style11">y</text:span><text:span text:style-name="style10">,</text:span><text:span text:style-name="style11">C</text:span><text:span text:style-name="style10">.</text:span><text:span text:style-name="style11">x</text:span><text:span text:style-name="style10">,</text:span><text:span text:style-name="style11">C</text:span><text:span text:style-name="style10">.</text:span><text:span text:style-name="style11">z</text:span><text:span text:style-name="style10">,</text:span><text:span text:style-name="style11">C</text:span><text:span text:style-name="style10">.</text:span><text:span text:style-name="style11">y</text:span><text:span text:style-name="style10">,</text:span><text:span text:style-name="style11">A</text:span><text:span text:style-name="style10">.</text:span><text:span text:style-name="style11">x</text:span><text:span text:style-name="style10">,</text:span><text:span text:style-name="style11">A</text:span><text:span text:style-name="style10">.</text:span><text:span text:style-name="style11">z</text:span><text:span text:style-name="style10">,</text:span><text:span text:style-name="style11">A</text:span><text:span text:style-name="style10">.</text:span><text:span text:style-name="style11">y </text:span><text:span text:style-name="style10">);</text:span></text:h>
      <text:h text:style-name="Default" text:outline-level="1"><text:s/>24 <text:s/><text:span text:style-name="style10">}</text:span></text:h>
      <text:h text:style-name="Default" text:outline-level="1"><text:s/>25 <text:s/><text:span text:style-name="style11">Hull</text:span><text:span text:style-name="style10">&amp; </text:span><text:span text:style-name="style11">Hull</text:span><text:span text:style-name="style10">::</text:span><text:span text:style-name="style11">Write</text:span><text:span text:style-name="style10">( </text:span><text:span text:style-name="style5">int </text:span><text:span text:style-name="style11">format </text:span><text:span text:style-name="style10">) </text:span><text:span text:style-name="style2">// Wavefront Technologies 4 Advanced Visualizer</text:span></text:h>
      <text:h text:style-name="Default" text:outline-level="1"><text:s/>26 <text:s/><text:span text:style-name="style10">{ </text:span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,</text:span><text:span text:style-name="style11">n</text:span><text:span text:style-name="style10">;</text:span></text:h>
      <text:h text:style-name="Default" text:outline-level="1"><text:s/>27 <text:s text:c="3"/><text:span text:style-name="style5">if</text:span><text:span text:style-name="style10">( </text:span><text:span text:style-name="style11">format</text:span><text:span text:style-name="style10">==</text:span><text:span text:style-name="style4">1 </text:span><text:span text:style-name="style10">)</text:span></text:h>
      <text:h text:style-name="Default" text:outline-level="1"><text:s/>28 <text:s text:c="3"/><text:span text:style-name="style10">{ </text:span><text:span text:style-name="style5">if</text:span><text:span text:style-name="style10">( !(</text:span><text:span text:style-name="style11">F</text:span><text:span text:style-name="style10">=</text:span><text:span text:style-name="style11">_wfopen</text:span><text:span text:style-name="style10">( </text:span><text:span text:style-name="style11">U2W</text:span><text:span text:style-name="style10">( </text:span><text:span text:style-name="style11">fext</text:span><text:span text:style-name="style10">( </text:span><text:span text:style-name="style11">FileName</text:span><text:span text:style-name="style10">,</text:span><text:span text:style-name="style6">"obj" </text:span><text:span text:style-name="style10">) ),</text:span><text:span text:style-name="style6">L"wb" </text:span><text:span text:style-name="style10">)) )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<text:s/>29 <text:s text:c="4"/><text:span text:style-name="style11">Point P</text:span><text:span text:style-name="style10">,</text:span><text:span text:style-name="style11">Q</text:span><text:span text:style-name="style10">,</text:span><text:span text:style-name="style11">q</text:span><text:span text:style-name="style10">; </text:span><text:span text:style-name="style5">int </text:span><text:span text:style-name="style11">L</text:span><text:span text:style-name="style10">[</text:span><text:span text:style-name="style11">Nframes</text:span><text:span text:style-name="style10">+</text:span><text:span text:style-name="style4">2</text:span><text:span text:style-name="style10">];</text:span></text:h>
      <text:h text:style-name="Default" text:outline-level="1"><text:s/>30 <text:s text:c="5"/><text:span text:style-name="style11">memset</text:span><text:span text:style-name="style10">( </text:span><text:span text:style-name="style11">L</text:span><text:span text:style-name="style10">,</text:span><text:span text:style-name="style4">0</text:span><text:span text:style-name="style10">,</text:span><text:span text:style-name="style5">sizeof</text:span><text:span text:style-name="style10">(</text:span><text:span text:style-name="style5">int</text:span><text:span text:style-name="style10">)*(</text:span><text:span text:style-name="style11">Nframes</text:span><text:span text:style-name="style10">+</text:span><text:span text:style-name="style4">2</text:span><text:span text:style-name="style10">) ); </text:span><text:span text:style-name="style11">fColor</text:span><text:span text:style-name="style10">=-</text:span><text:span text:style-name="style4">1</text:span><text:span text:style-name="style10">;</text:span></text:h>
      <text:h text:style-name="Default" text:outline-level="1"><text:s/>31 <text:s text:c="5"/><text:span text:style-name="style2">//</text:span></text:h>
      <text:h text:style-name="Default" text:outline-level="1"><text:s/>32 <text:s text:c="5"/><text:span text:style-name="style2">// <text:s text:c="4"/>последовательная запись всего массива опорных точек в текстовый файл</text:span></text:h>
      <text:h text:style-name="Default" text:outline-level="1"><text:s/>33 <text:s text:c="5"/><text:span text:style-name="style2">//</text:span></text:h>
      <text:h text:style-name="Default" text:outline-level="1"><text:s/>34 <text:s text:c="5"/><text:span text:style-name="style11">fprintf</text:span><text:span text:style-name="style10">( </text:span><text:span text:style-name="style11">F</text:span><text:span text:style-name="style10">,</text:span><text:span text:style-name="style6">"# &lt; %s &gt;\nmtllib Aurora.mtl\n# Stern[%d]\n"</text:span><text:span text:style-name="style10">,</text:span></text:h>
      <text:h text:style-name="Default" text:outline-level="1"><text:s/>35 <text:s text:c="23"/><text:span text:style-name="style11">ShipName</text:span><text:span text:style-name="style10">,</text:span><text:span text:style-name="style11">n</text:span><text:span text:style-name="style10">=</text:span><text:span text:style-name="style11">Stern</text:span><text:span text:style-name="style10">.</text:span><text:span text:style-name="style11">len </text:span><text:span text:style-name="style10">); <text:s text:c="18"/></text:span><text:span text:style-name="style2">// заголовок</text:span></text:h>
      <text:h text:style-name="Default" text:outline-level="1"><text:s/>36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printF</text:span><text:span text:style-name="style10">( </text:span><text:span text:style-name="style11">Stern</text:span><text:span text:style-name="style10">[</text:span><text:span text:style-name="style11">i</text:span><text:span text:style-name="style10">] ); </text:span><text:span text:style-name="style11">L</text:span><text:span text:style-name="style10">[</text:span><text:span text:style-name="style4">0</text:span><text:span text:style-name="style10">]=</text:span><text:span text:style-name="style11">n</text:span><text:span text:style-name="style10">*</text:span><text:span text:style-name="style4">2</text:span><text:span text:style-name="style10">; <text:s text:c="10"/></text:span><text:span text:style-name="style2">// ахтерштевень</text:span></text:h>
      <text:h text:style-name="Default" text:outline-level="1"><text:s/>37 <text:s text:c="5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k</text:span><text:span text:style-name="style10">++ ) <text:s text:c="30"/></text:span><text:span text:style-name="style2">// и следом все</text:span></text:h>
      <text:h text:style-name="Default" text:outline-level="1"><text:s/>38 <text:s text:c="5"/><text:span text:style-name="style10">{ </text:span><text:span text:style-name="style5">if</text:span><text:span text:style-name="style10">( </text:span><text:span text:style-name="style11">k </text:span><text:span text:style-name="style10">)</text:span><text:span text:style-name="style11">L</text:span><text:span text:style-name="style10">[</text:span><text:span text:style-name="style11">k</text:span><text:span text:style-name="style10">]=</text:span><text:span text:style-name="style11">L</text:span><text:span text:style-name="style10">[</text:span><text:span text:style-name="style11">k</text:span><text:span text:style-name="style10">-</text:span><text:span text:style-name="style4">1</text:span><text:span text:style-name="style10">]+</text:span><text:span text:style-name="style11">n</text:span><text:span text:style-name="style10">*</text:span><text:span text:style-name="style4">2</text:span><text:span text:style-name="style10">; <text:s text:c="34"/></text:span><text:span text:style-name="style2">// шпангоуты</text:span></text:h>
      <text:h text:style-name="Default" text:outline-level="1"><text:s/>39 <text:s text:c="7"/><text:span text:style-name="style11">fprintf</text:span><text:span text:style-name="style10">( </text:span><text:span text:style-name="style11">F</text:span><text:span text:style-name="style10">,</text:span><text:span text:style-name="style6">"# Sp%d[%d]=%d\n"</text:span><text:span text:style-name="style10">,</text:span><text:span text:style-name="style11">k</text:span><text:span text:style-name="style10">,</text:span><text:span text:style-name="style11">n</text:span><text:span text:style-name="style10">=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,</text:span><text:span text:style-name="style11">L</text:span><text:span text:style-name="style10">[</text:span><text:span text:style-name="style11">k</text:span><text:span text:style-name="style10">] );</text:span></text:h>
      <text:h text:style-name="Default" text:outline-level="1"><text:s/>40 <text:s text:c="7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print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 );</text:span></text:h>
      <text:h text:style-name="Default" text:outline-level="1"><text:s/>41 <text:s text:c="5"/><text:span text:style-name="style10">} </text:span><text:span text:style-name="style11">L</text:span><text:span text:style-name="style10">[</text:span><text:span text:style-name="style11">k</text:span><text:span text:style-name="style10">]=</text:span><text:span text:style-name="style11">L</text:span><text:span text:style-name="style10">[</text:span><text:span text:style-name="style11">k</text:span><text:span text:style-name="style10">-</text:span><text:span text:style-name="style4">1</text:span><text:span text:style-name="style10">]+</text:span><text:span text:style-name="style11">n</text:span><text:span text:style-name="style10">*</text:span><text:span text:style-name="style4">2</text:span><text:span text:style-name="style10">;</text:span></text:h>
      <text:h text:style-name="Default" text:outline-level="1"><text:s/>42 <text:s text:c="5"/><text:span text:style-name="style11">fprintf</text:span><text:span text:style-name="style10">( </text:span><text:span text:style-name="style11">F</text:span><text:span text:style-name="style10">,</text:span><text:span text:style-name="style6">"# Stem[%d]=%d \n"</text:span><text:span text:style-name="style10">,</text:span><text:span text:style-name="style11">n</text:span><text:span text:style-name="style10">=</text:span><text:span text:style-name="style11">Stem</text:span><text:span text:style-name="style10">.</text:span><text:span text:style-name="style11">len</text:span><text:span text:style-name="style10">,</text:span><text:span text:style-name="style11">L</text:span><text:span text:style-name="style10">[</text:span><text:span text:style-name="style11">k</text:span><text:span text:style-name="style10">] );</text:span></text:h>
      <text:h text:style-name="Default" text:outline-level="1"><text:s/>43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printF</text:span><text:span text:style-name="style10">( </text:span><text:span text:style-name="style11">Stem</text:span><text:span text:style-name="style10">[</text:span><text:span text:style-name="style11">i</text:span><text:span text:style-name="style10">] );</text:span></text:h>
      <text:h text:style-name="Default" text:outline-level="1"><text:s/>44 <text:s text:c="5"/><text:span text:style-name="style11">fprintf</text:span><text:span text:style-name="style10">( </text:span><text:span text:style-name="style11">F</text:span><text:span text:style-name="style10">,</text:span><text:span text:style-name="style6">"# ShipHull[%d]\n#~~~~~~~~~~\n"</text:span><text:span text:style-name="style10">,</text:span><text:span text:style-name="style11">L</text:span><text:span text:style-name="style10">[</text:span><text:span text:style-name="style11">k</text:span><text:span text:style-name="style10">]+</text:span><text:span text:style-name="style11">n</text:span><text:span text:style-name="style10">*</text:span><text:span text:style-name="style4">2 </text:span><text:span text:style-name="style10">);</text:span></text:h>
      <text:h text:style-name="Default" text:outline-level="1"><text:s/>45 <text:s text:c="5"/><text:span text:style-name="style2">//</text:span></text:h>
      <text:h text:style-name="Default" text:outline-level="1"><text:s/>46 <text:s text:c="5"/><text:span text:style-name="style2">// <text:s text:c="3"/>формирование индексов треугольников с единым правилом обхода площадок</text:span></text:h>
      <text:h text:style-name="Default" text:outline-level="1"><text:s/>47 <text:s text:c="5"/><text:span text:style-name="style2">//</text:span></text:h>
      <text:h text:style-name="Default" text:outline-level="1"><text:s/>48 <text:s text:c="5"/><text:span text:style-name="style5">for</text:span><text:span text:style-name="style10">( </text:span><text:span text:style-name="style11">k</text:span><text:span text:style-name="style10">=-</text:span><text:span text:style-name="style4">1</text:span><text:span text:style-name="style10">; </text:span><text:span text:style-name="style11">k</text:span><text:span text:style-name="style10">&lt;</text:span><text:span text:style-name="style4">2</text:span><text:span text:style-name="style10">; </text:span><text:span text:style-name="style11">k</text:span><text:span text:style-name="style10">+=</text:span><text:span text:style-name="style4">2 </text:span><text:span text:style-name="style10">)</text:span></text:h>
      <text:h text:style-name="Default" text:outline-level="1"><text:s/>49 <text:s text:c="5"/><text:span text:style-name="style10">{ </text:span><text:span text:style-name="style5">bool </text:span><text:span text:style-name="style11">b</text:span><text:span text:style-name="style10">=</text:span><text:span text:style-name="style11">k</text:span><text:span text:style-name="style10">&lt;</text:span><text:span text:style-name="style4">0</text:span><text:span text:style-name="style10">; </text:span><text:span text:style-name="style11">Flex </text:span><text:span text:style-name="style10">&amp;</text:span><text:span text:style-name="style11">S</text:span><text:span text:style-name="style10">=</text:span><text:span text:style-name="style11">b</text:span><text:span text:style-name="style10">?</text:span><text:span text:style-name="style11">Stern</text:span><text:span text:style-name="style10">:</text:span><text:span text:style-name="style11">Stem</text:span><text:span text:style-name="style10">; </text:span><text:span text:style-name="style11">n</text:span><text:span text:style-name="style10">=</text:span><text:span text:style-name="style11">b</text:span><text:span text:style-name="style10">?</text:span><text:span text:style-name="style4">0</text:span><text:span text:style-name="style10">:</text:span><text:span text:style-name="style11">L</text:span><text:span text:style-name="style10">[</text:span><text:span text:style-name="style11">Nframes</text:span><text:span text:style-name="style10">+</text:span><text:span text:style-name="style4">2</text:span><text:span text:style-name="style10">];</text:span></text:h>
      <text:h text:style-name="Default" text:outline-level="1"><text:s/>50 <text:s text:c="7"/><text:span text:style-name="style11">fprintf</text:span><text:span text:style-name="style10">( </text:span><text:span text:style-name="style11">F</text:span><text:span text:style-name="style10">,</text:span><text:span text:style-name="style11">b</text:span><text:span text:style-name="style10">?</text:span><text:span text:style-name="style6">"# Stern\n"</text:span><text:span text:style-name="style10">:</text:span><text:span text:style-name="style6">"# Stem\n" </text:span><text:span text:style-name="style10">);</text:span></text:h>
      <text:h text:style-name="Default" text:outline-level="1"><text:s/>51 <text:s text:c="7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11">Q</text:span><text:span text:style-name="style10">=*((</text:span><text:span text:style-name="style11">Point</text:span><text:span text:style-name="style10">*)(&amp;(</text:span><text:span text:style-name="style11">S</text:span><text:span text:style-name="style10">[</text:span><text:span text:style-name="style11">i</text:span><text:span text:style-name="style10">]))); </text:span><text:span text:style-name="style2">//if( !b )Q.Y=-Q.Y;</text:span></text:h>
      <text:h text:style-name="Default" text:outline-level="1"><text:soft-page-break/><text:s/>52 <text:s text:c="9"/><text:span text:style-name="style5">if</text:span><text:span text:style-name="style10">( </text:span><text:span text:style-name="style11">i</text:span><text:span text:style-name="style10">&gt;</text:span><text:span text:style-name="style4">0 </text:span><text:span text:style-name="style10">)</text:span></text:h>
      <text:h text:style-name="Default" text:outline-level="1"><text:s/>53 <text:s text:c="9"/><text:span text:style-name="style10">{ </text:span><text:span text:style-name="style5">if</text:span><text:span text:style-name="style10">( </text:span><text:span text:style-name="style11">P</text:span><text:span text:style-name="style10">.</text:span><text:span text:style-name="style11">Y </text:span><text:span text:style-name="style10">)</text:span><text:span text:style-name="style11">crossPoint</text:span><text:span text:style-name="style10">( </text:span><text:span text:style-name="style11">P</text:span><text:span text:style-name="style10">,</text:span><text:span text:style-name="style11">P</text:span><text:span text:style-name="style10">,</text:span><text:span text:style-name="style11">Q</text:span><text:span text:style-name="style10">, </text:span><text:span text:style-name="style11">n</text:span><text:span text:style-name="style10">+(</text:span><text:span text:style-name="style11">i</text:span><text:span text:style-name="style10">+</text:span><text:span text:style-name="style4">1</text:span><text:span text:style-name="style10">)*</text:span><text:span text:style-name="style4">2 </text:span><text:span text:style-name="style10">-!</text:span><text:span text:style-name="style11">b</text:span><text:span text:style-name="style10">, </text:span><text:span text:style-name="style11">n</text:span><text:span text:style-name="style10">+(</text:span><text:span text:style-name="style11">i</text:span><text:span text:style-name="style10">+</text:span><text:span text:style-name="style4">1</text:span><text:span text:style-name="style10">)*</text:span><text:span text:style-name="style4">2 </text:span><text:span text:style-name="style10">+ </text:span><text:span text:style-name="style11">b</text:span><text:span text:style-name="style10">, </text:span><text:span text:style-name="style11">b</text:span><text:span text:style-name="style10">+</text:span><text:span text:style-name="style11">n</text:span><text:span text:style-name="style10">+</text:span><text:span text:style-name="style11">i</text:span><text:span text:style-name="style10">*</text:span><text:span text:style-name="style4">2 </text:span><text:span text:style-name="style10">);</text:span></text:h>
      <text:h text:style-name="Default" text:outline-level="1"><text:s/>54 <text:s text:c="11"/><text:span text:style-name="style5">if</text:span><text:span text:style-name="style10">( </text:span><text:span text:style-name="style11">Q</text:span><text:span text:style-name="style10">.</text:span><text:span text:style-name="style11">Y </text:span><text:span text:style-name="style10">)</text:span><text:span text:style-name="style11">crossPoint</text:span><text:span text:style-name="style10">( </text:span><text:span text:style-name="style11">Q</text:span><text:span text:style-name="style10">,</text:span><text:span text:style-name="style11">P</text:span><text:span text:style-name="style10">,</text:span><text:span text:style-name="style11">Q</text:span><text:span text:style-name="style10">, </text:span><text:span text:style-name="style11">n</text:span><text:span text:style-name="style10">+</text:span><text:span text:style-name="style11">i</text:span><text:span text:style-name="style10">*</text:span><text:span text:style-name="style4">2 <text:s text:c="4"/></text:span><text:span text:style-name="style10">-!</text:span><text:span text:style-name="style11">b</text:span><text:span text:style-name="style10">, </text:span><text:span text:style-name="style11">n</text:span><text:span text:style-name="style10">+(</text:span><text:span text:style-name="style11">i</text:span><text:span text:style-name="style10">+</text:span><text:span text:style-name="style4">1</text:span><text:span text:style-name="style10">)*</text:span><text:span text:style-name="style4">2 </text:span><text:span text:style-name="style10">-!</text:span><text:span text:style-name="style11">b</text:span><text:span text:style-name="style10">, </text:span><text:span text:style-name="style11">b</text:span><text:span text:style-name="style10">+</text:span><text:span text:style-name="style11">n</text:span><text:span text:style-name="style10">+</text:span><text:span text:style-name="style11">i</text:span><text:span text:style-name="style10">*</text:span><text:span text:style-name="style4">2 </text:span><text:span text:style-name="style10">);</text:span></text:h>
      <text:h text:style-name="Default" text:outline-level="1"><text:s/>55 <text:s text:c="9"/><text:span text:style-name="style10">} </text:span><text:span text:style-name="style11">P</text:span><text:span text:style-name="style10">=</text:span><text:span text:style-name="style11">Q</text:span><text:span text:style-name="style10">;</text:span></text:h>
      <text:h text:style-name="Default" text:outline-level="1"><text:s/>56 <text:s text:c="5"/><text:span text:style-name="style10">} }</text:span></text:h>
      <text:h text:style-name="Default" text:outline-level="1"><text:s/>57 <text:s text:c="5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 <text:s text:c="24"/></text:span><text:span text:style-name="style2">// Nframes+1 шпангоутов</text:span></text:h>
      <text:h text:style-name="Default" text:outline-level="1"><text:s/>58 <text:s text:c="5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 )</text:span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&gt;</text:span><text:span text:style-name="style4">0 </text:span><text:span text:style-name="style10">) <text:s text:c="18"/></text:span><text:span text:style-name="style2">// -- если есть корпус</text:span></text:h>
      <text:h text:style-name="Default" text:outline-level="1"><text:s/>59 <text:s text:c="5"/><text:span text:style-name="style10">{ </text:span><text:span text:style-name="style5">int </text:span><text:span text:style-name="style11">nP</text:span><text:span text:style-name="style10">,</text:span><text:span text:style-name="style11">nQ</text:span><text:span text:style-name="style10">,</text:span><text:span text:style-name="style11">nq</text:span><text:span text:style-name="style10">,</text:span><text:span text:style-name="style11">iP</text:span><text:span text:style-name="style10">,</text:span><text:span text:style-name="style11">iQ</text:span><text:span text:style-name="style10">,</text:span><text:span text:style-name="style11">iq</text:span><text:span text:style-name="style10">; <text:s text:c="27"/></text:span><text:span text:style-name="style2">// -- то будет и шпация</text:span></text:h>
      <text:h text:style-name="Default" text:outline-level="1"><text:s/>60 <text:s text:c="7"/><text:span text:style-name="style11">fprintf</text:span><text:span text:style-name="style10">( </text:span><text:span text:style-name="style11">F</text:span><text:span text:style-name="style10">,</text:span><text:span text:style-name="style6">"# Sp%d\n"</text:span><text:span text:style-name="style10">,</text:span><text:span text:style-name="style11">k </text:span><text:span text:style-name="style10">);</text:span></text:h>
      <text:h text:style-name="Default" text:outline-level="1"><text:s/>61 <text:s text:c="7"/><text:span text:style-name="style5">for</text:span><text:span text:style-name="style10">( </text:span><text:span text:style-name="style5">int </text:span><text:span text:style-name="style11">Board</text:span><text:span text:style-name="style10">=-</text:span><text:span text:style-name="style4">1</text:span><text:span text:style-name="style10">; </text:span><text:span text:style-name="style11">Board</text:span><text:span text:style-name="style10">&lt;</text:span><text:span text:style-name="style4">2</text:span><text:span text:style-name="style10">; </text:span><text:span text:style-name="style11">Board</text:span><text:span text:style-name="style10">+=</text:span><text:span text:style-name="style4">2 </text:span><text:span text:style-name="style10">) </text:span><text:span text:style-name="style2">// сначала левый затем правый борт</text:span></text:h>
      <text:h text:style-name="Default" text:outline-level="1"><text:s/>62 <text:s text:c="7"/><text:span text:style-name="style10">{ </text:span><text:span text:style-name="style11">Q</text:span><text:span text:style-name="style10">=</text:span><text:span text:style-name="style11">InSpan</text:span><text:span text:style-name="style10">( </text:span><text:span text:style-name="style11">nQ</text:span><text:span text:style-name="style10">=</text:span><text:span text:style-name="style11">k</text:span><text:span text:style-name="style10">,</text:span><text:span text:style-name="style11">iQ</text:span><text:span text:style-name="style10">=</text:span><text:span text:style-name="style11">Board</text:span><text:span text:style-name="style10">,</text:span><text:span text:style-name="style5">false </text:span><text:span text:style-name="style10">); <text:s text:c="4"/></text:span><text:span text:style-name="style2">// это блок стандартных шпаций</text:span></text:h>
      <text:h text:style-name="Default" text:outline-level="1"><text:s/>63 <text:s text:c="9"/><text:span text:style-name="style11">q</text:span><text:span text:style-name="style10">=</text:span><text:span text:style-name="style11">InSpan</text:span><text:span text:style-name="style10">( </text:span><text:span text:style-name="style11">nq</text:span><text:span text:style-name="style10">=</text:span><text:span text:style-name="style11">k</text:span><text:span text:style-name="style10">,</text:span><text:span text:style-name="style11">iq</text:span><text:span text:style-name="style10">=</text:span><text:span text:style-name="style11">Board</text:span><text:span text:style-name="style10">*</text:span><text:span text:style-name="style4">2</text:span><text:span text:style-name="style10">,</text:span><text:span text:style-name="style5">false </text:span><text:span text:style-name="style10">); <text:s text:c="2"/></text:span><text:span text:style-name="style2">// <text:s text:c="3"/>- переход на правый борт</text:span></text:h>
      <text:h text:style-name="Default" text:outline-level="1"><text:s/>64 <text:s text:c="9"/><text:span text:style-name="style5">for</text:span><text:span text:style-name="style10">( </text:span><text:span text:style-name="style11">i</text:span><text:span text:style-name="style10">=</text:span><text:span text:style-name="style4">3</text:span><text:span text:style-name="style10">; </text:span><text:span text:style-name="style11">i</text:span><text:span text:style-name="style10">&lt;=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; </text:span><text:span text:style-name="style11">i</text:span><text:span text:style-name="style10">++ ) <text:s text:c="5"/></text:span><text:span text:style-name="style2">// всех теоретических шпангоутов</text:span></text:h>
      <text:h text:style-name="Default" text:outline-level="1"><text:s/>65 <text:s text:c="9"/><text:span text:style-name="style10">{ </text:span><text:span text:style-name="style11">P</text:span><text:span text:style-name="style10">=</text:span><text:span text:style-name="style11">InSpan</text:span><text:span text:style-name="style10">( </text:span><text:span text:style-name="style11">nP</text:span><text:span text:style-name="style10">=</text:span><text:span text:style-name="style11">k</text:span><text:span text:style-name="style10">,</text:span><text:span text:style-name="style11">iP</text:span><text:span text:style-name="style10">=</text:span><text:span text:style-name="style11">Board</text:span><text:span text:style-name="style10">*</text:span><text:span text:style-name="style11">i</text:span><text:span text:style-name="style10">,</text:span><text:span text:style-name="style5">false </text:span><text:span text:style-name="style10">); </text:span><text:span text:style-name="style2">// попутная разборка треугольников</text:span></text:h>
      <text:h text:style-name="Default" text:outline-level="1"><text:s/>66 <text:s text:c="11"/><text:span text:style-name="style5">if</text:span><text:span text:style-name="style10">( </text:span><text:span text:style-name="style11">Board</text:span><text:span text:style-name="style10">&lt;</text:span><text:span text:style-name="style4">0 </text:span><text:span text:style-name="style10">)</text:span><text:span text:style-name="style11">crossPoint</text:span><text:span text:style-name="style10">( </text:span><text:span text:style-name="style11">Q</text:span><text:span text:style-name="style10">,</text:span><text:span text:style-name="style11">q</text:span><text:span text:style-name="style10">,</text:span><text:span text:style-name="style11">P</text:span><text:span text:style-name="style10">,</text:span><text:span text:style-name="style11">L</text:span><text:span text:style-name="style10">[</text:span><text:span text:style-name="style11">nQ</text:span><text:span text:style-name="style10">]+</text:span><text:span text:style-name="style11">iQ</text:span><text:span text:style-name="style10">,</text:span><text:span text:style-name="style11">L</text:span><text:span text:style-name="style10">[</text:span><text:span text:style-name="style11">nq</text:span><text:span text:style-name="style10">]+</text:span><text:span text:style-name="style11">iq</text:span><text:span text:style-name="style10">,</text:span><text:span text:style-name="style11">L</text:span><text:span text:style-name="style10">[</text:span><text:span text:style-name="style11">nP</text:span><text:span text:style-name="style10">]+</text:span><text:span text:style-name="style11">iP </text:span><text:span text:style-name="style10">);</text:span></text:h>
      <text:h text:style-name="Default" text:outline-level="1"><text:s/>67 <text:s text:c="19"/><text:span text:style-name="style5">else </text:span><text:span text:style-name="style11">crossPoint</text:span><text:span text:style-name="style10">( </text:span><text:span text:style-name="style11">q</text:span><text:span text:style-name="style10">,</text:span><text:span text:style-name="style11">Q</text:span><text:span text:style-name="style10">,</text:span><text:span text:style-name="style11">P</text:span><text:span text:style-name="style10">,</text:span><text:span text:style-name="style11">L</text:span><text:span text:style-name="style10">[</text:span><text:span text:style-name="style11">nq</text:span><text:span text:style-name="style10">]+</text:span><text:span text:style-name="style11">iq</text:span><text:span text:style-name="style10">,</text:span><text:span text:style-name="style11">L</text:span><text:span text:style-name="style10">[</text:span><text:span text:style-name="style11">nQ</text:span><text:span text:style-name="style10">]+</text:span><text:span text:style-name="style11">iQ</text:span><text:span text:style-name="style10">,</text:span><text:span text:style-name="style11">L</text:span><text:span text:style-name="style10">[</text:span><text:span text:style-name="style11">nP</text:span><text:span text:style-name="style10">]+</text:span><text:span text:style-name="style11">iP </text:span><text:span text:style-name="style10">);</text:span></text:h>
      <text:h text:style-name="Default" text:outline-level="1"><text:s/>68 <text:s text:c="11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11">i</text:span><text:span text:style-name="style10">]&amp;</text:span><text:span text:style-name="style11">LeftFrame </text:span><text:span text:style-name="style10">)</text:span><text:span text:style-name="style11">nQ</text:span><text:span text:style-name="style10">=</text:span><text:span text:style-name="style11">nP</text:span><text:span text:style-name="style10">,</text:span><text:span text:style-name="style11">iQ</text:span><text:span text:style-name="style10">=</text:span><text:span text:style-name="style11">iP</text:span><text:span text:style-name="style10">,</text:span><text:span text:style-name="style11">q</text:span><text:span text:style-name="style10">=</text:span><text:span text:style-name="style11">P</text:span><text:span text:style-name="style10">; <text:s text:c="7"/></text:span><text:span text:style-name="style2">// перед кормовым</text:span></text:h>
      <text:h text:style-name="Default" text:outline-level="1"><text:s/>69 <text:s text:c="31"/><text:span text:style-name="style5">else </text:span><text:span text:style-name="style11">nq</text:span><text:span text:style-name="style10">=</text:span><text:span text:style-name="style11">nP</text:span><text:span text:style-name="style10">,</text:span><text:span text:style-name="style11">iq</text:span><text:span text:style-name="style10">=</text:span><text:span text:style-name="style11">iP</text:span><text:span text:style-name="style10">,</text:span><text:span text:style-name="style11">Q</text:span><text:span text:style-name="style10">=</text:span><text:span text:style-name="style11">P</text:span><text:span text:style-name="style10">; <text:s text:c="9"/></text:span><text:span text:style-name="style2">// перпендикуляром</text:span></text:h>
      <text:h text:style-name="Default" text:outline-level="1"><text:s/>70 <text:s text:c="3"/><text:span text:style-name="style10">} } } }</text:span></text:h>
      <text:h text:style-name="Default" text:outline-level="1"><text:s/>71 <text:s text:c="3"/><text:span text:style-name="style5">else if</text:span><text:span text:style-name="style10">( </text:span><text:span text:style-name="style11">format</text:span><text:span text:style-name="style10">==</text:span><text:span text:style-name="style4">2 </text:span><text:span text:style-name="style10">)</text:span></text:h>
      <text:h text:style-name="Default" text:outline-level="1"><text:s/>72 <text:s text:c="3"/><text:span text:style-name="style10">{ </text:span><text:span text:style-name="style2">//</text:span></text:h>
      <text:h text:style-name="Default" text:outline-level="1"><text:s/>73 <text:s text:c="5"/><text:span text:style-name="style15">//! <text:s text:c="3"/>теперь запись в формате DС2, по варианту изготовления новых чертежей</text:span></text:h>
      <text:h text:style-name="Default" text:outline-level="1"><text:s/>74 <text:s text:c="5"/><text:span text:style-name="style2">//</text:span></text:h>
      <text:h text:style-name="Default" text:outline-level="1"><text:s/>75 <text:s text:c="5"/><text:span text:style-name="style5">if</text:span><text:span text:style-name="style10">( !(</text:span><text:span text:style-name="style11">F</text:span><text:span text:style-name="style10">=</text:span><text:span text:style-name="style11">_wfopen</text:span><text:span text:style-name="style10">( </text:span><text:span text:style-name="style11">U2W</text:span><text:span text:style-name="style10">( </text:span><text:span text:style-name="style11">fext</text:span><text:span text:style-name="style10">( </text:span><text:span text:style-name="style11">FileName</text:span><text:span text:style-name="style10">,</text:span><text:span text:style-name="style6">"dc2" </text:span><text:span text:style-name="style10">) ),</text:span><text:span text:style-name="style6">L"wb" </text:span><text:span text:style-name="style10">)) )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<text:s/>76 <text:s text:c="5"/><text:span text:style-name="style2">//</text:span></text:h>
      <text:h text:style-name="Default" text:outline-level="1"><text:s/>77 <text:s text:c="5"/><text:span text:style-name="style2">// <text:s/>во первой строке письма общие размерения графического изображения</text:span></text:h>
      <text:h text:style-name="Default" text:outline-level="1"><text:s/>78 <text:s text:c="5"/><text:span text:style-name="style2">//</text:span></text:h>
      <text:h text:style-name="Default" text:outline-level="1"><text:s/>79 <text:s text:c="5"/><text:span text:style-name="style11">fprintf</text:span><text:span text:style-name="style10">( </text:span><text:span text:style-name="style11">F</text:span><text:span text:style-name="style10">,</text:span><text:span text:style-name="style6">"%g %g %g %g\n"</text:span><text:span text:style-name="style10">,</text:span></text:h>
      <text:h text:style-name="Default" text:outline-level="1"><text:s/>80 <text:s text:c="17"/><text:span text:style-name="style11">Keel</text:span><text:span text:style-name="style10">[</text:span><text:span text:style-name="style4">0</text:span><text:span text:style-name="style10">],-</text:span><text:span text:style-name="style11">Draught</text:span><text:span text:style-name="style10">,</text:span><text:span text:style-name="style11">Keel</text:span><text:span text:style-name="style10">[</text:span><text:span text:style-name="style11">Nframes</text:span><text:span text:style-name="style10">-</text:span><text:span text:style-name="style4">1</text:span><text:span text:style-name="style10">]-</text:span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*</text:span><text:span text:style-name="style4">2 </text:span><text:span text:style-name="style10">);</text:span></text:h>
      <text:h text:style-name="Default" text:outline-level="1"><text:s/>81 <text:s text:c="5"/><text:span text:style-name="style11">fprintf</text:span><text:span text:style-name="style10">( </text:span><text:span text:style-name="style11">F</text:span><text:span text:style-name="style10">,</text:span><text:span text:style-name="style6">"20 0 0 0 0 0\n1.0,0.1\n1.0\n*\n" </text:span><text:span text:style-name="style10">); <text:s/></text:span><text:span text:style-name="style2">// здесь задаются масштабы и</text:span></text:h>
      <text:h text:style-name="Default" text:outline-level="1"><text:s/>82 <text:s text:c="5"/><text:span text:style-name="style11">fprintf</text:span><text:span text:style-name="style10">( </text:span><text:span text:style-name="style11">F</text:span><text:span text:style-name="style10">,</text:span><text:span text:style-name="style6">"23 5 0 0 0 0\n%s\nGrid\nFrames\nFore and aft line\n"</text:span></text:h>
      <text:h text:style-name="Default" text:outline-level="1"><text:s/>83 <text:s text:c="13"/><text:span text:style-name="style6">"FAL crosswise\n21 1\n"</text:span><text:span text:style-name="style10">,</text:span><text:span text:style-name="style11">UtA</text:span><text:span text:style-name="style10">(</text:span><text:span text:style-name="style11">sname</text:span><text:span text:style-name="style10">(</text:span><text:span text:style-name="style11">FileName</text:span><text:span text:style-name="style10">)) ); </text:span><text:span text:style-name="style2">// сетка и разметка</text:span></text:h>
      <text:h text:style-name="Default" text:outline-level="1"><text:s/>84 <text:s text:c="5"/><text:span text:style-name="style11">fprintf</text:span><text:span text:style-name="style10">( </text:span><text:span text:style-name="style11">F</text:span><text:span text:style-name="style10">,</text:span><text:span text:style-name="style6">"1 %d 0.5 0 3 3 0 1 2\n"</text:span><text:span text:style-name="style10">,</text:span><text:span text:style-name="style11">Nframes</text:span><text:span text:style-name="style10">+</text:span><text:span text:style-name="style4">2 </text:span><text:span text:style-name="style10">); <text:s text:c="7"/></text:span><text:span text:style-name="style2">// сетка и разметка</text:span></text:h>
      <text:h text:style-name="Default" text:outline-level="1"><text:s/>85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frames</text:span><text:span text:style-name="style10">+</text:span><text:span text:style-name="style4">2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lg %lg 0\n"</text:span><text:span text:style-name="style10">,</text:span><text:span text:style-name="style11">Keel</text:span><text:span text:style-name="style10">[</text:span><text:span text:style-name="style11">i</text:span><text:span text:style-name="style10">],</text:span><text:span text:style-name="style11">Draught </text:span><text:span text:style-name="style10">);</text:span></text:h>
      <text:h text:style-name="Default" text:outline-level="1"><text:s/>86 <text:s text:c="5"/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=</text:span><text:span text:style-name="style11">Nframes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1 2 0.5 0 1 14 0 1 2\n%lg %lg 0\n%lg %lg 0\n"</text:span><text:span text:style-name="style10">,</text:span></text:h>
      <text:h text:style-name="Default" text:outline-level="1"><text:s/>87 <text:s text:c="6"/><text:span text:style-name="style11">Keel</text:span><text:span text:style-name="style10">[</text:span><text:span text:style-name="style11">i</text:span><text:span text:style-name="style10">],</text:span><text:span text:style-name="style11">Frame</text:span><text:span text:style-name="style10">[</text:span><text:span text:style-name="style11">i</text:span><text:span text:style-name="style10">][</text:span><text:span text:style-name="style4">0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Keel</text:span><text:span text:style-name="style10">[</text:span><text:span text:style-name="style11">i</text:span><text:span text:style-name="style10">],</text:span><text:span text:style-name="style11">Frame</text:span><text:span text:style-name="style10">[</text:span><text:span text:style-name="style11">i</text:span><text:span text:style-name="style10">][</text:span><text:span text:style-name="style11">Frame</text:span><text:span text:style-name="style10">[</text:span><text:span text:style-name="style11">i</text:span><text:span text:style-name="style10">].</text:span><text:span text:style-name="style11">len</text:span><text:span text:style-name="style10">-</text:span><text:span text:style-name="style4">1</text:span><text:span text:style-name="style10">].</text:span><text:span text:style-name="style11">z</text:span><text:span text:style-name="style10">+</text:span><text:span text:style-name="style11">Draught </text:span><text:span text:style-name="style10">);</text:span></text:h>
      <text:h text:style-name="Default" text:outline-level="1"><text:s/>88 <text:s text:c="5"/><text:span text:style-name="style11">fprintf</text:span><text:span text:style-name="style10">( </text:span><text:span text:style-name="style11">F</text:span><text:span text:style-name="style10">,</text:span><text:span text:style-name="style6">"1 5 0.5 0 1 14 0 1 2\n%lg %lg %lg\n%lg %lg %lg\n%lg %lg %lg\n%lg %lg %lg\n%lg %lg %lg\n"</text:span><text:span text:style-name="style10">,</text:span></text:h>
      <text:h text:style-name="Default" text:outline-level="1"><text:s/>89 <text:s text:c="6"/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,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text:span text:style-name="style11">Draught</text:span><text:span text:style-name="style10">,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/text:h>
      <text:h text:style-name="Default" text:outline-level="1"><text:s/>90 <text:s text:c="6"/><text:span text:style-name="style11">Draught</text:span><text:span text:style-name="style10">,-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,-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,</text:span><text:span text:style-name="style11">Breadth</text:span><text:span text:style-name="style10">/</text:span><text:span text:style-name="style4">2 </text:span><text:span text:style-name="style10">);</text:span></text:h>
      <text:h text:style-name="Default" text:outline-level="1"><text:s/>91 <text:s text:c="5"/><text:span text:style-name="style11">fprintf</text:span><text:span text:style-name="style10">( </text:span><text:span text:style-name="style11">F</text:span><text:span text:style-name="style10">,</text:span><text:span text:style-name="style6">"1 4 0.5 0 1 14 0 1 2\n%lg %lg 0\n%lg 0 0\n%lg 0 0\n%lg %lg 0\n"</text:span><text:span text:style-name="style10">,</text:span></text:h>
      <text:h text:style-name="Default" text:outline-level="1"><text:s/>92 <text:s text:c="14"/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,</text:span><text:span text:style-name="style11">Keel</text:span><text:span text:style-name="style10">[</text:span><text:span text:style-name="style4">0</text:span><text:span text:style-name="style10">]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text:span text:style-name="style11">Draught </text:span><text:span text:style-name="style10">);</text:span></text:h>
      <text:h text:style-name="Default" text:outline-level="1"><text:s/>93 <text:s text:c="5"/><text:span text:style-name="style11">fprintf</text:span><text:span text:style-name="style10">( </text:span><text:span text:style-name="style11">F</text:span><text:span text:style-name="style10">,</text:span><text:span text:style-name="style6">"21 3\n" </text:span><text:span text:style-name="style10">); <text:s text:c="26"/></text:span><text:span text:style-name="style2">// диаметральная плоскость</text:span></text:h>
      <text:h text:style-name="Default" text:outline-level="1"><text:s/>94 <text:s text:c="5"/><text:span text:style-name="style11">fprintf</text:span><text:span text:style-name="style10">( </text:span><text:span text:style-name="style11">F</text:span><text:span text:style-name="style10">,</text:span><text:span text:style-name="style6">"1 %d 0.5 0 1 8\n"</text:span><text:span text:style-name="style10">,</text:span><text:span text:style-name="style11">n</text:span><text:span text:style-name="style10">=</text:span><text:span text:style-name="style11">Stern</text:span><text:span text:style-name="style10">.</text:span><text:span text:style-name="style11">len </text:span><text:span text:style-name="style10">); <text:s text:c="4"/></text:span><text:span text:style-name="style2">// в 2D ортогонали</text:span></text:h>
      <text:h text:style-name="Default" text:outline-level="1"><text:s/>95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-</text:span><text:span text:style-name="style11">Stern</text:span><text:span text:style-name="style10">[</text:span><text:span text:style-name="style11">i</text:span><text:span text:style-name="style10">].</text:span><text:span text:style-name="style11">y </text:span><text:span text:style-name="style10">);</text:span></text:h>
      <text:h text:style-name="Default" text:outline-level="1"><text:s/>96 <text:s text:c="5"/><text:span text:style-name="style11">fprintf</text:span><text:span text:style-name="style10">( </text:span><text:span text:style-name="style11">F</text:span><text:span text:style-name="style10">,</text:span><text:span text:style-name="style6">"1 %d 0.5 0 1 8\n"</text:span><text:span text:style-name="style10">,</text:span><text:span text:style-name="style11">n</text:span><text:span text:style-name="style10">=</text:span><text:span text:style-name="style11">Stem</text:span><text:span text:style-name="style10">.</text:span><text:span text:style-name="style11">len </text:span><text:span text:style-name="style10">);</text:span></text:h>
      <text:h text:style-name="Default" text:outline-level="1"><text:s/>97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y </text:span><text:span text:style-name="style10">);</text:span></text:h>
      <text:h text:style-name="Default" text:outline-level="1"><text:s/>98 <text:s text:c="5"/><text:span text:style-name="style11">fprintf</text:span><text:span text:style-name="style10">( </text:span><text:span text:style-name="style11">F</text:span><text:span text:style-name="style10">,</text:span><text:span text:style-name="style6">"21 2\n" </text:span><text:span text:style-name="style10">);</text:span></text:h>
      <text:h text:style-name="Default" text:outline-level="1"><text:s/>99 <text:s text:c="5"/><text:span text:style-name="style5">for</text:span><text:span text:style-name="style10">( </text:span><text:span text:style-name="style11">j</text:span><text:span text:style-name="style10">=</text:span><text:span text:style-name="style4">0</text:span><text:span text:style-name="style10">,</text:span><text:span text:style-name="style11">k</text:span><text:span text:style-name="style10">=</text:span><text:span text:style-name="style4">1</text:span><text:span text:style-name="style10">; </text:span><text:span text:style-name="style11">k</text:span><text:span text:style-name="style10">&lt;=</text:span><text:span text:style-name="style11">Nframes</text:span><text:span text:style-name="style10">; )</text:span></text:h>
      <text:h text:style-name="Default" text:outline-level="1">100 <text:s text:c="5"/><text:span text:style-name="style10">{ </text:span><text:span text:style-name="style5">for</text:span><text:span text:style-name="style10">( </text:span><text:span text:style-name="style11">i</text:span><text:span text:style-name="style10">=</text:span><text:span text:style-name="style11">n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==</text:span><text:span text:style-name="style11">Keel</text:span><text:span text:style-name="style10">[</text:span><text:span text:style-name="style11">k</text:span><text:span text:style-name="style10">] )</text:span><text:span text:style-name="style11">n</text:span><text:span text:style-name="style10">++;</text:span></text:h>
      <text:h text:style-name="Default" text:outline-level="1">101 <text:s text:c="7"/><text:span text:style-name="style11">fprintf</text:span><text:span text:style-name="style10">( </text:span><text:span text:style-name="style11">F</text:span><text:span text:style-name="style10">,</text:span><text:span text:style-name="style6">"1 %d 1 0 0 %d 0 1 3\n"</text:span><text:span text:style-name="style10">,</text:span><text:span text:style-name="style11">n</text:span><text:span text:style-name="style10">,</text:span><text:span text:style-name="style11">k</text:span><text:span text:style-name="style10">-</text:span><text:span text:style-name="style11">Mid</text:span><text:span text:style-name="style10">==</text:span><text:span text:style-name="style4">0</text:span><text:span text:style-name="style10">?</text:span><text:span text:style-name="style4">1</text:span><text:span text:style-name="style10">:</text:span><text:span text:style-name="style4">12 </text:span><text:span text:style-name="style10">);</text:span></text:h>
      <text:h text:style-name="Default" text:outline-level="1">102 <text:s text:c="7"/><text:span text:style-name="style5">for</text:span><text:span text:style-name="style10">( </text:span><text:span text:style-name="style11">i</text:span><text:span text:style-name="style10">=</text:span><text:span text:style-name="style11">n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==</text:span><text:span text:style-name="style11">Keel</text:span><text:span text:style-name="style10">[</text:span><text:span text:style-name="style11">k</text:span><text:span text:style-name="style10">] )</text:span></text:h>
      <text:h text:style-name="Default" text:outline-level="1">103 <text:s text:c="7"/><text:span text:style-name="style10">{ </text:span><text:span text:style-name="style5">Real </text:span><text:span text:style-name="style11">S</text:span><text:span text:style-name="style10">=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y</text:span><text:span text:style-name="style10">;</text:span></text:h>
      <text:h text:style-name="Default" text:outline-level="1">104 <text:s text:c="9"/><text:span text:style-name="style5">if</text:span><text:span text:style-name="style10">( </text:span><text:span text:style-name="style11">k</text:span><text:span text:style-name="style10">-</text:span><text:span text:style-name="style11">Mid</text:span><text:span text:style-name="style10">&lt;=</text:span><text:span text:style-name="style4">0 </text:span><text:span text:style-name="style10">&amp;&amp; </text:span><text:span text:style-name="style11">j</text:span><text:span text:style-name="style10">==</text:span><text:span text:style-name="style4">0 </text:span><text:span text:style-name="style10">)</text:span><text:span text:style-name="style11">S</text:span><text:span text:style-name="style10">=-</text:span><text:span text:style-name="style11">S</text:span><text:span text:style-name="style10">;</text:span></text:h>
      <text:h text:style-name="Default" text:outline-level="1">105 <text:s text:c="9"/><text:span text:style-name="style11">fprintf</text:span><text:span text:style-name="style10">( </text:span><text:span text:style-name="style11">F</text:span><text:span text:style-name="style10">,</text:span><text:span text:style-name="style6">"%lg %lg %lg\n"</text:span><text:span text:style-name="style10">,</text:span><text:span text:style-name="style11">S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 </text:span><text:span text:style-name="style10">);</text:span></text:h>
      <text:h text:style-name="Default" text:outline-level="1">106 <text:s text:c="7"/><text:span text:style-name="style10">} </text:span><text:span text:style-name="style5">if</text:span><text:span text:style-name="style10">( </text:span><text:span text:style-name="style11">k</text:span><text:span text:style-name="style10">-</text:span><text:span text:style-name="style11">Mid</text:span><text:span text:style-name="style10">==</text:span><text:span text:style-name="style4">0 </text:span><text:span text:style-name="style10">&amp;&amp; </text:span><text:span text:style-name="style11">j</text:span><text:span text:style-name="style10">==</text:span><text:span text:style-name="style4">0 </text:span><text:span text:style-name="style10">)++</text:span><text:span text:style-name="style11">j</text:span><text:span text:style-name="style10">; </text:span><text:span text:style-name="style5">else </text:span><text:span text:style-name="style11">k</text:span><text:span text:style-name="style10">++;</text:span></text:h>
      <text:h text:style-name="Default" text:outline-level="1">107 <text:s text:c="5"/><text:span text:style-name="style10">}</text:span></text:h>
      <text:h text:style-name="Default" text:outline-level="1">108 <text:s text:c="5"/><text:span text:style-name="style11">fprintf</text:span><text:span text:style-name="style10">( </text:span><text:span text:style-name="style11">F</text:span><text:span text:style-name="style10">,</text:span><text:span text:style-name="style6">"21 4\n" </text:span><text:span text:style-name="style10">); <text:s text:c="26"/></text:span><text:span text:style-name="style2">// диаметральная плоскость</text:span></text:h>
      <text:h text:style-name="Default" text:outline-level="1">109 <text:s text:c="5"/><text:span text:style-name="style11">fprintf</text:span><text:span text:style-name="style10">( </text:span><text:span text:style-name="style11">F</text:span><text:span text:style-name="style10">,</text:span><text:span text:style-name="style6">"1 %d 0.5 0 0 1\n"</text:span><text:span text:style-name="style10">,</text:span><text:span text:style-name="style11">n</text:span><text:span text:style-name="style10">=</text:span><text:span text:style-name="style11">Stern</text:span><text:span text:style-name="style10">.</text:span><text:span text:style-name="style11">len </text:span><text:span text:style-name="style10">); <text:s text:c="4"/></text:span><text:span text:style-name="style2">// в 2D ортогонали</text:span></text:h>
      <text:h text:style-name="Default" text:outline-level="1">110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-</text:span><text:span text:style-name="style11">Stern</text:span><text:span text:style-name="style10">[</text:span><text:span text:style-name="style11">i</text:span><text:span text:style-name="style10">].</text:span><text:span text:style-name="style11">y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x </text:span><text:span text:style-name="style10">);</text:span></text:h>
      <text:h text:style-name="Default" text:outline-level="1">111 <text:s text:c="5"/><text:span text:style-name="style11">fprintf</text:span><text:span text:style-name="style10">( </text:span><text:span text:style-name="style11">F</text:span><text:span text:style-name="style10">,</text:span><text:span text:style-name="style6">"1 %d 0.5 0 1 8\n"</text:span><text:span text:style-name="style10">,</text:span><text:span text:style-name="style11">n</text:span><text:span text:style-name="style10">=</text:span><text:span text:style-name="style11">Stem</text:span><text:span text:style-name="style10">.</text:span><text:span text:style-name="style11">len </text:span><text:span text:style-name="style10">);</text:span></text:h>
      <text:h text:style-name="Default" text:outline-level="1">112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y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x </text:span><text:span text:style-name="style10">);</text:span></text:h>
      <text:h text:style-name="Default" text:outline-level="1">113 <text:s text:c="3"/><text:span text:style-name="style10">} <text:s text:c="33"/></text:span><text:span text:style-name="style15">///</text:span></text:h>
      <text:h text:style-name="Default" text:outline-level="1">114 <text:s text:c="3"/><text:span text:style-name="style5">else <text:s text:c="30"/></text:span><text:span text:style-name="style15">/// варианты красивой трехмерной картинки</text:span></text:h>
      <text:h text:style-name="Default" text:outline-level="1"><text:soft-page-break/>115 <text:s text:c="3"/><text:span text:style-name="style5">if</text:span><text:span text:style-name="style10">( </text:span><text:span text:style-name="style11">format</text:span><text:span text:style-name="style10">&gt;</text:span><text:span text:style-name="style4">2 </text:span><text:span text:style-name="style10">&amp;&amp; </text:span><text:span text:style-name="style11">format</text:span><text:span text:style-name="style10">&lt;</text:span><text:span text:style-name="style4">5 </text:span><text:span text:style-name="style10">) <text:s text:c="8"/></text:span><text:span text:style-name="style15">///</text:span></text:h>
      <text:h text:style-name="Default" text:outline-level="1">116 <text:s text:c="3"/><text:span text:style-name="style10">{ </text:span><text:span text:style-name="style5">if</text:span><text:span text:style-name="style10">( !(</text:span><text:span text:style-name="style11">F</text:span><text:span text:style-name="style10">=</text:span><text:span text:style-name="style11">_wfopen</text:span><text:span text:style-name="style10">( </text:span><text:span text:style-name="style11">U2W</text:span><text:span text:style-name="style10">( </text:span><text:span text:style-name="style11">fext</text:span><text:span text:style-name="style10">( </text:span><text:span text:style-name="style11">FileName</text:span><text:span text:style-name="style10">,</text:span><text:span text:style-name="style6">"dc3" </text:span><text:span text:style-name="style10">) ),</text:span><text:span text:style-name="style6">L"wb" </text:span><text:span text:style-name="style10">)) )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17 <text:s text:c="5"/><text:span text:style-name="style11">fprintf</text:span><text:span text:style-name="style10">( </text:span><text:span text:style-name="style11">F</text:span><text:span text:style-name="style10">,</text:span><text:span text:style-name="style6">"%g %g %g %g 0 %g %g\n"</text:span><text:span text:style-name="style10">,</text:span></text:h>
      <text:h text:style-name="Default" text:outline-level="1">118 <text:s text:c="6"/><text:span text:style-name="style11">Keel</text:span><text:span text:style-name="style10">[</text:span><text:span text:style-name="style4">0</text:span><text:span text:style-name="style10">],-</text:span><text:span text:style-name="style11">Draught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-</text:span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*</text:span><text:span text:style-name="style4">2</text:span><text:span text:style-name="style10">,</text:span><text:span text:style-name="style11">Breadth</text:span><text:span text:style-name="style10">/-</text:span><text:span text:style-name="style4">2</text:span><text:span text:style-name="style10">,</text:span><text:span text:style-name="style11">Breadth</text:span><text:span text:style-name="style10">/</text:span><text:span text:style-name="style4">2 </text:span><text:span text:style-name="style10">);</text:span></text:h>
      <text:h text:style-name="Default" text:outline-level="1">119 <text:s text:c="5"/><text:span text:style-name="style11">fprintf</text:span><text:span text:style-name="style10">( </text:span><text:span text:style-name="style11">F</text:span><text:span text:style-name="style10">,</text:span><text:span text:style-name="style6">"20 0 0 0 0 0\n1.0,0.1\n1.0\n*\n" </text:span><text:span text:style-name="style10">);</text:span><text:span text:style-name="style2">// здесь задаются масштабы и</text:span></text:h>
      <text:h text:style-name="Default" text:outline-level="1">120 <text:s text:c="5"/><text:span text:style-name="style11">fprintf</text:span><text:span text:style-name="style10">( </text:span><text:span text:style-name="style11">F</text:span><text:span text:style-name="style10">,</text:span><text:span text:style-name="style6">"23 6 0 0 0 0\n%s\nGrid\nPort side\nStarboard side\n"</text:span></text:h>
      <text:h text:style-name="Default" text:outline-level="1">121 <text:s text:c="7"/><text:span text:style-name="style6">"Fore and aft line\nHull plating\n21 1\n"</text:span><text:span text:style-name="style10">,</text:span><text:span text:style-name="style11">UtA</text:span><text:span text:style-name="style10">( </text:span><text:span text:style-name="style11">sname</text:span><text:span text:style-name="style10">( </text:span><text:span text:style-name="style11">FileName </text:span><text:span text:style-name="style10">) ) );</text:span></text:h>
      <text:h text:style-name="Default" text:outline-level="1">122 <text:s text:c="5"/><text:span text:style-name="style11">fprintf</text:span><text:span text:style-name="style10">( </text:span><text:span text:style-name="style11">F</text:span><text:span text:style-name="style10">,</text:span><text:span text:style-name="style6">"1 %d 0.5 0 3 3 0 1 2\n"</text:span><text:span text:style-name="style10">,</text:span><text:span text:style-name="style11">Nframes</text:span><text:span text:style-name="style10">+</text:span><text:span text:style-name="style4">2 </text:span><text:span text:style-name="style10">); <text:s text:c="7"/></text:span><text:span text:style-name="style2">// сетка и разметка</text:span></text:h>
      <text:h text:style-name="Default" text:outline-level="1">123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frames</text:span><text:span text:style-name="style10">+</text:span><text:span text:style-name="style4">2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0 0\n"</text:span><text:span text:style-name="style10">,</text:span><text:span text:style-name="style11">Keel</text:span><text:span text:style-name="style10">[</text:span><text:span text:style-name="style11">i</text:span><text:span text:style-name="style10">] ); <text:s/></text:span><text:span text:style-name="style2">// ортогонали</text:span></text:h>
      <text:h text:style-name="Default" text:outline-level="1">124 <text:s text:c="5"/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=</text:span><text:span text:style-name="style11">Nframes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1 2 0.5 0 1 14 0 1 2\n%lg %lg 0\n%lg %lg 0\n"</text:span><text:span text:style-name="style10">,</text:span></text:h>
      <text:h text:style-name="Default" text:outline-level="1">125 <text:s text:c="21"/><text:span text:style-name="style11">Keel</text:span><text:span text:style-name="style10">[</text:span><text:span text:style-name="style11">i</text:span><text:span text:style-name="style10">],</text:span><text:span text:style-name="style11">Frame</text:span><text:span text:style-name="style10">[</text:span><text:span text:style-name="style11">i</text:span><text:span text:style-name="style10">][</text:span><text:span text:style-name="style4">0</text:span><text:span text:style-name="style10">].</text:span><text:span text:style-name="style11">z</text:span><text:span text:style-name="style10">,</text:span><text:span text:style-name="style11">Keel</text:span><text:span text:style-name="style10">[</text:span><text:span text:style-name="style11">i</text:span><text:span text:style-name="style10">],</text:span><text:span text:style-name="style11">Frame</text:span><text:span text:style-name="style10">[</text:span><text:span text:style-name="style11">i</text:span><text:span text:style-name="style10">][</text:span><text:span text:style-name="style11">Frame</text:span><text:span text:style-name="style10">[</text:span><text:span text:style-name="style11">i</text:span><text:span text:style-name="style10">].</text:span><text:span text:style-name="style11">len</text:span><text:span text:style-name="style10">-</text:span><text:span text:style-name="style4">1</text:span><text:span text:style-name="style10">].</text:span><text:span text:style-name="style11">z </text:span><text:span text:style-name="style10">);</text:span></text:h>
      <text:h text:style-name="Default" text:outline-level="1">126 <text:s text:c="5"/><text:span text:style-name="style11">fprintf</text:span><text:span text:style-name="style10">( </text:span><text:span text:style-name="style11">F</text:span><text:span text:style-name="style10">,</text:span><text:span text:style-name="style6">"1 5 0.5 0 1 14 0 1 2\n%lg 0 %lg\n%lg 0 %lg\n%lg 0 %lg\n%lg 0 %lg\n%lg 0 %lg\n"</text:span><text:span text:style-name="style10">,</text:span></text:h>
      <text:h text:style-name="Default" text:outline-level="1">127 <text:s text:c="14"/><text:span text:style-name="style11">Keel</text:span><text:span text:style-name="style10">[</text:span><text:span text:style-name="style4">0</text:span><text:span text:style-name="style10">],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-</text:span><text:span text:style-name="style11">Breadth</text:span><text:span text:style-name="style10">/</text:span><text:span text:style-name="style4">2</text:span><text:span text:style-name="style10">,</text:span></text:h>
      <text:h text:style-name="Default" text:outline-level="1">128 <text:s text:c="14"/><text:span text:style-name="style11">Keel</text:span><text:span text:style-name="style10">[</text:span><text:span text:style-name="style4">0</text:span><text:span text:style-name="style10">],-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4">0</text:span><text:span text:style-name="style10">],</text:span><text:span text:style-name="style11">Breadth</text:span><text:span text:style-name="style10">/</text:span><text:span text:style-name="style4">2 </text:span><text:span text:style-name="style10">);</text:span></text:h>
      <text:h text:style-name="Default" text:outline-level="1">129 <text:s text:c="5"/><text:span text:style-name="style11">fprintf</text:span><text:span text:style-name="style10">( </text:span><text:span text:style-name="style11">F</text:span><text:span text:style-name="style10">,</text:span><text:span text:style-name="style6">"1 4 0.5 0 1 14 0 1 2\n%lg 0 0\n%lg %lg 0\n%lg %lg 0\n%lg 0 0\n"</text:span><text:span text:style-name="style10">,</text:span></text:h>
      <text:h text:style-name="Default" text:outline-level="1">130 <text:s text:c="14"/><text:span text:style-name="style11">Keel</text:span><text:span text:style-name="style10">[</text:span><text:span text:style-name="style4">0</text:span><text:span text:style-name="style10">],</text:span><text:span text:style-name="style11">Keel</text:span><text:span text:style-name="style10">[</text:span><text:span text:style-name="style4">0</text:span><text:span text:style-name="style10">],-</text:span><text:span text:style-name="style11">Draught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-</text:span><text:span text:style-name="style11">Draught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 );</text:span></text:h>
      <text:h text:style-name="Default" text:outline-level="1">131 <text:s/></text:h>
      <text:h text:style-name="Default" text:outline-level="1">132 <text:s text:c="5"/><text:span text:style-name="style11">fprintf</text:span><text:span text:style-name="style10">( </text:span><text:span text:style-name="style11">F</text:span><text:span text:style-name="style10">,</text:span><text:span text:style-name="style6">"21 4\n" </text:span><text:span text:style-name="style10">); <text:s text:c="11"/></text:span><text:span text:style-name="style2">// по диаметральной плоскости</text:span></text:h>
      <text:h text:style-name="Default" text:outline-level="1">133 <text:s text:c="5"/><text:span text:style-name="style11">fprintf</text:span><text:span text:style-name="style10">( </text:span><text:span text:style-name="style11">F</text:span><text:span text:style-name="style10">,</text:span><text:span text:style-name="style6">"; Stern[%d]\n"</text:span><text:span text:style-name="style10">,</text:span><text:span text:style-name="style11">n</text:span><text:span text:style-name="style10">=</text:span><text:span text:style-name="style11">Stern</text:span><text:span text:style-name="style10">.</text:span><text:span text:style-name="style11">len </text:span><text:span text:style-name="style10">);</text:span></text:h>
      <text:h text:style-name="Default" text:outline-level="1">134 <text:s text:c="5"/><text:span text:style-name="style11">fprintf</text:span><text:span text:style-name="style10">( </text:span><text:span text:style-name="style11">F</text:span><text:span text:style-name="style10">,</text:span><text:span text:style-name="style6">"1 %d 1 0 0 1 0 1 5\n"</text:span><text:span text:style-name="style10">,</text:span><text:span text:style-name="style11">n </text:span><text:span text:style-name="style10">);</text:span></text:h>
      <text:h text:style-name="Default" text:outline-level="1">135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/text:h>
      <text:h text:style-name="Default" text:outline-level="1">136 <text:s text:c="25"/><text:span text:style-name="style11">Stern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z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y </text:span><text:span text:style-name="style10">);</text:span></text:h>
      <text:h text:style-name="Default" text:outline-level="1">137 <text:s text:c="5"/><text:span text:style-name="style11">fprintf</text:span><text:span text:style-name="style10">( </text:span><text:span text:style-name="style11">F</text:span><text:span text:style-name="style10">,</text:span><text:span text:style-name="style6">"; Stem[%d]\n"</text:span><text:span text:style-name="style10">,</text:span><text:span text:style-name="style11">n</text:span><text:span text:style-name="style10">=</text:span><text:span text:style-name="style11">Stem</text:span><text:span text:style-name="style10">.</text:span><text:span text:style-name="style11">len </text:span><text:span text:style-name="style10">);</text:span></text:h>
      <text:h text:style-name="Default" text:outline-level="1">138 <text:s text:c="5"/><text:span text:style-name="style11">fprintf</text:span><text:span text:style-name="style10">( </text:span><text:span text:style-name="style11">F</text:span><text:span text:style-name="style10">,</text:span><text:span text:style-name="style6">"1 %d 1 0 0 1 0 1 5\n"</text:span><text:span text:style-name="style10">,</text:span><text:span text:style-name="style11">n </text:span><text:span text:style-name="style10">);</text:span></text:h>
      <text:h text:style-name="Default" text:outline-level="1">139 <text:s text:c="5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/text:h>
      <text:h text:style-name="Default" text:outline-level="1">140 <text:s text:c="25"/><text:span text:style-name="style11">Stem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z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y </text:span><text:span text:style-name="style10">);</text:span></text:h>
      <text:h text:style-name="Default" text:outline-level="1">141 <text:s text:c="5"/><text:span text:style-name="style11">fprintf</text:span><text:span text:style-name="style10">( </text:span><text:span text:style-name="style11">F</text:span><text:span text:style-name="style10">,</text:span><text:span text:style-name="style6">"21 2\n" </text:span><text:span text:style-name="style10">); <text:s text:c="13"/></text:span><text:span text:style-name="style2">// левый борт без изъятий, но с минусом</text:span></text:h>
      <text:h text:style-name="Default" text:outline-level="1">142 <text:s text:c="5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Nframes</text:span><text:span text:style-name="style10">+</text:span><text:span text:style-name="style4">2</text:span><text:span text:style-name="style10">; </text:span><text:span text:style-name="style11">k</text:span><text:span text:style-name="style10">++ )</text:span></text:h>
      <text:h text:style-name="Default" text:outline-level="1">143 <text:s text:c="5"/><text:span text:style-name="style10">{ </text:span><text:span text:style-name="style11">fprintf</text:span><text:span text:style-name="style10">( </text:span><text:span text:style-name="style11">F</text:span><text:span text:style-name="style10">,</text:span><text:span text:style-name="style6">"; Frame(%d)[%d]-starboard+gap\n"</text:span><text:span text:style-name="style10">,</text:span><text:span text:style-name="style11">k</text:span><text:span text:style-name="style10">,</text:span><text:span text:style-name="style11">n</text:span><text:span text:style-name="style10">=</text:span><text:span text:style-name="style11">Frame</text:span><text:span text:style-name="style10">[</text:span><text:span text:style-name="style11">k</text:span><text:span text:style-name="style10">].</text:span><text:span text:style-name="style11">len </text:span><text:span text:style-name="style10">);</text:span></text:h>
      <text:h text:style-name="Default" text:outline-level="1">144 <text:s text:c="7"/><text:span text:style-name="style11">fprintf</text:span><text:span text:style-name="style10">( </text:span><text:span text:style-name="style11">F</text:span><text:span text:style-name="style10">,</text:span><text:span text:style-name="style6">"1 %d 1 0 0 12 0 1 3\n"</text:span><text:span text:style-name="style10">,</text:span><text:span text:style-name="style11">n </text:span><text:span text:style-name="style10">);</text:span></text:h>
      <text:h text:style-name="Default" text:outline-level="1">145 <text:s text:c="7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/text:h>
      <text:h text:style-name="Default" text:outline-level="1">146 <text:s text:c="9"/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z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y </text:span><text:span text:style-name="style10">);</text:span></text:h>
      <text:h text:style-name="Default" text:outline-level="1">147 <text:s text:c="5"/><text:span text:style-name="style10">}</text:span></text:h>
      <text:h text:style-name="Default" text:outline-level="1">148 <text:s text:c="5"/><text:span text:style-name="style11">fprintf</text:span><text:span text:style-name="style10">( </text:span><text:span text:style-name="style11">F</text:span><text:span text:style-name="style10">,</text:span><text:span text:style-name="style6">"21 3\n" </text:span><text:span text:style-name="style10">); <text:s text:c="15"/></text:span><text:span text:style-name="style2">// правый борт с погрызенными концами</text:span></text:h>
      <text:h text:style-name="Default" text:outline-level="1">149 <text:s text:c="5"/><text:span text:style-name="style5">for</text:span><text:span text:style-name="style10">( </text:span><text:span text:style-name="style11">k</text:span><text:span text:style-name="style10">=</text:span><text:span text:style-name="style4">1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</text:span></text:h>
      <text:h text:style-name="Default" text:outline-level="1">150 <text:s text:c="5"/><text:span text:style-name="style10">{ </text:span><text:span text:style-name="style5">for</text:span><text:span text:style-name="style10">( </text:span><text:span text:style-name="style11">i</text:span><text:span text:style-name="style10">=</text:span><text:span text:style-name="style11">n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==</text:span><text:span text:style-name="style11">Keel</text:span><text:span text:style-name="style10">[</text:span><text:span text:style-name="style11">k</text:span><text:span text:style-name="style10">] )</text:span><text:span text:style-name="style11">n</text:span><text:span text:style-name="style10">++;</text:span></text:h>
      <text:h text:style-name="Default" text:outline-level="1">151 <text:s text:c="7"/><text:span text:style-name="style11">fprintf</text:span><text:span text:style-name="style10">( </text:span><text:span text:style-name="style11">F</text:span><text:span text:style-name="style10">,</text:span><text:span text:style-name="style6">"; Frame(%d)[%d]-port side\n"</text:span><text:span text:style-name="style10">,</text:span><text:span text:style-name="style11">k</text:span><text:span text:style-name="style10">,</text:span><text:span text:style-name="style11">n </text:span><text:span text:style-name="style10">);</text:span></text:h>
      <text:h text:style-name="Default" text:outline-level="1">152 <text:s text:c="7"/><text:span text:style-name="style11">fprintf</text:span><text:span text:style-name="style10">( </text:span><text:span text:style-name="style11">F</text:span><text:span text:style-name="style10">,</text:span><text:span text:style-name="style6">"1 %d 1 0 0 12 0 1 4\n"</text:span><text:span text:style-name="style10">,</text:span><text:span text:style-name="style11">n </text:span><text:span text:style-name="style10">);</text:span></text:h>
      <text:h text:style-name="Default" text:outline-level="1">153 <text:s text:c="7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==</text:span><text:span text:style-name="style11">Keel</text:span><text:span text:style-name="style10">[</text:span><text:span text:style-name="style11">k</text:span><text:span text:style-name="style10">] )</text:span></text:h>
      <text:h text:style-name="Default" text:outline-level="1">154 <text:s text:c="7"/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z</text:span><text:span text:style-name="style10">,-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y </text:span><text:span text:style-name="style10">);</text:span></text:h>
      <text:h text:style-name="Default" text:outline-level="1">155 <text:s text:c="5"/><text:span text:style-name="style10">}</text:span></text:h>
      <text:h text:style-name="Default" text:outline-level="1">156 <text:s text:c="5"/><text:span text:style-name="style5">if</text:span><text:span text:style-name="style10">( </text:span><text:span text:style-name="style11">format</text:span><text:span text:style-name="style10">&gt;</text:span><text:span text:style-name="style4">3 </text:span><text:span text:style-name="style10">) <text:s text:c="4"/></text:span><text:span text:style-name="style15">//! здесь добавлена обшивка корпуса в качестве украшения</text:span></text:h>
      <text:h text:style-name="Default" text:outline-level="1">157 <text:s text:c="5"/><text:span text:style-name="style10">{ </text:span><text:span text:style-name="style11">fprintf</text:span><text:span text:style-name="style10">( </text:span><text:span text:style-name="style11">F</text:span><text:span text:style-name="style10">,</text:span><text:span text:style-name="style6">"21 5\n" </text:span><text:span text:style-name="style10">); </text:span><text:span text:style-name="style5">Vector </text:span><text:span text:style-name="style11">P</text:span><text:span text:style-name="style10">,</text:span><text:span text:style-name="style11">Q</text:span><text:span text:style-name="style10">,</text:span><text:span text:style-name="style11">q</text:span><text:span text:style-name="style10">; <text:s text:c="5"/></text:span><text:span text:style-name="style2">// -- то будет и шпация</text:span></text:h>
      <text:h text:style-name="Default" text:outline-level="1">158 <text:s text:c="7"/><text:span text:style-name="style2">//</text:span></text:h>
      <text:h text:style-name="Default" text:outline-level="1">159 <text:s text:c="7"/><text:span text:style-name="style2">// <text:s/>...транцы на штевнях должны отрабатываться вогнутыми контурами... !!!</text:span></text:h>
      <text:h text:style-name="Default" text:outline-level="1">160 <text:s text:c="7"/><text:span text:style-name="style2">//</text:span></text:h>
      <text:h text:style-name="Default" text:outline-level="1">161 <text:s text:c="7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4">1</text:span><text:span text:style-name="style10">; </text:span><text:span text:style-name="style11">k</text:span><text:span text:style-name="style10">++ ){ </text:span><text:span text:style-name="style11">Flex </text:span><text:span text:style-name="style10">&amp;</text:span><text:span text:style-name="style11">S</text:span><text:span text:style-name="style10">=</text:span><text:span text:style-name="style11">k</text:span><text:span text:style-name="style10">?</text:span><text:span text:style-name="style11">Stem</text:span><text:span text:style-name="style10">:</text:span><text:span text:style-name="style11">Stern</text:span><text:span text:style-name="style10">;</text:span></text:h>
      <text:h text:style-name="Default" text:outline-level="1">162 <text:s text:c="9"/><text:span text:style-name="style11">fprintf</text:span><text:span text:style-name="style10">( </text:span><text:span text:style-name="style11">F</text:span><text:span text:style-name="style10">,</text:span><text:span text:style-name="style6">"; %s[%d]\n"</text:span><text:span text:style-name="style10">,</text:span><text:span text:style-name="style11">k</text:span><text:span text:style-name="style10">?</text:span><text:span text:style-name="style6">"Stem"</text:span><text:span text:style-name="style10">:</text:span><text:span text:style-name="style6">"Stern"</text:span><text:span text:style-name="style10">,</text:span><text:span text:style-name="style11">S</text:span><text:span text:style-name="style10">.</text:span><text:span text:style-name="style11">len </text:span><text:span text:style-name="style10">);</text:span></text:h>
      <text:h text:style-name="Default" text:outline-level="1">163 <text:s text:c="9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11">Q</text:span><text:span text:style-name="style10">=</text:span><text:span text:style-name="style11">S</text:span><text:span text:style-name="style10">[</text:span><text:span text:style-name="style11">i</text:span><text:span text:style-name="style10">];</text:span></text:h>
      <text:h text:style-name="Default" text:outline-level="1">164 <text:s text:c="11"/><text:span text:style-name="style5">if</text:span><text:span text:style-name="style10">( !</text:span><text:span text:style-name="style11">k </text:span><text:span text:style-name="style10">)</text:span><text:span text:style-name="style11">Q</text:span><text:span text:style-name="style10">.</text:span><text:span text:style-name="style11">y</text:span><text:span text:style-name="style10">=-</text:span><text:span text:style-name="style11">Q</text:span><text:span text:style-name="style10">.</text:span><text:span text:style-name="style11">y</text:span><text:span text:style-name="style10">;</text:span></text:h>
      <text:h text:style-name="Default" text:outline-level="1">165 <text:s text:c="11"/><text:span text:style-name="style5">if</text:span><text:span text:style-name="style10">( </text:span><text:span text:style-name="style11">i</text:span><text:span text:style-name="style10">&gt;</text:span><text:span text:style-name="style4">0 </text:span><text:span text:style-name="style10">){ </text:span><text:span text:style-name="style5">if</text:span><text:span text:style-name="style10">( </text:span><text:span text:style-name="style11">P</text:span><text:span text:style-name="style10">.</text:span><text:span text:style-name="style11">y </text:span><text:span text:style-name="style10">)</text:span><text:span text:style-name="style11">crossDC</text:span><text:span text:style-name="style10">( </text:span><text:span text:style-name="style11">P</text:span><text:span text:style-name="style10">,~</text:span><text:span text:style-name="style11">P</text:span><text:span text:style-name="style10">,~</text:span><text:span text:style-name="style11">Q </text:span><text:span text:style-name="style10">);</text:span></text:h>
      <text:h text:style-name="Default" text:outline-level="1">166 <text:s text:c="22"/><text:span text:style-name="style5">if</text:span><text:span text:style-name="style10">( </text:span><text:span text:style-name="style11">Q</text:span><text:span text:style-name="style10">.</text:span><text:span text:style-name="style11">y </text:span><text:span text:style-name="style10">)</text:span><text:span text:style-name="style11">crossDC</text:span><text:span text:style-name="style10">( </text:span><text:span text:style-name="style11">Q</text:span><text:span text:style-name="style10">,</text:span><text:span text:style-name="style11">P</text:span><text:span text:style-name="style10">,~</text:span><text:span text:style-name="style11">Q </text:span><text:span text:style-name="style10">); } </text:span><text:span text:style-name="style11">P</text:span><text:span text:style-name="style10">=</text:span><text:span text:style-name="style11">Q</text:span><text:span text:style-name="style10">; } }</text:span></text:h>
      <text:h text:style-name="Default" text:outline-level="1">167 <text:s text:c="7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 <text:s text:c="22"/></text:span><text:span text:style-name="style2">// Nframes+1 шпангоутов</text:span></text:h>
      <text:h text:style-name="Default" text:outline-level="1">168 <text:s text:c="7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 )</text:span><text:span text:style-name="style5">if</text:span><text:span text:style-name="style10">( (</text:span><text:span text:style-name="style11">n</text:span><text:span text:style-name="style10">=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)&gt;</text:span><text:span text:style-name="style4">0 </text:span><text:span text:style-name="style10">) <text:s text:c="12"/></text:span><text:span text:style-name="style2">// -- если есть корпус</text:span></text:h>
      <text:h text:style-name="Default" text:outline-level="1">169 <text:s text:c="7"/><text:span text:style-name="style10">{ </text:span><text:span text:style-name="style5">for</text:span><text:span text:style-name="style10">( </text:span><text:span text:style-name="style5">int </text:span><text:span text:style-name="style11">Board</text:span><text:span text:style-name="style10">=-</text:span><text:span text:style-name="style4">1</text:span><text:span text:style-name="style10">;</text:span><text:span text:style-name="style11">Board</text:span><text:span text:style-name="style10">&lt;</text:span><text:span text:style-name="style4">2</text:span><text:span text:style-name="style10">;</text:span><text:span text:style-name="style11">Board</text:span><text:span text:style-name="style10">+=</text:span><text:span text:style-name="style4">2 </text:span><text:span text:style-name="style10">) </text:span><text:span text:style-name="style2">// сначала левый затем правый борт</text:span></text:h>
      <text:h text:style-name="Default" text:outline-level="1">170 <text:s text:c="9"/><text:span text:style-name="style10">{ </text:span><text:span text:style-name="style11">fprintf</text:span><text:span text:style-name="style10">( </text:span><text:span text:style-name="style11">F</text:span><text:span text:style-name="style10">,</text:span><text:span text:style-name="style6">"; Shell(%d)[%d]~%s\n"</text:span><text:span text:style-name="style10">,</text:span><text:span text:style-name="style11">k</text:span><text:span text:style-name="style10">,</text:span><text:span text:style-name="style11">n</text:span><text:span text:style-name="style10">,</text:span><text:span text:style-name="style11">Board</text:span><text:span text:style-name="style10">&lt;</text:span><text:span text:style-name="style4">0</text:span><text:span text:style-name="style10">?</text:span><text:span text:style-name="style6">"port"</text:span><text:span text:style-name="style10">:</text:span><text:span text:style-name="style6">"starboard" </text:span><text:span text:style-name="style10">);</text:span></text:h>
      <text:h text:style-name="Default" text:outline-level="1">171 <text:s text:c="11"/><text:span text:style-name="style11">Q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 </text:span><text:span text:style-name="style10">); <text:s text:c="14"/></text:span><text:span text:style-name="style2">// это блок стандартных шпаций</text:span></text:h>
      <text:h text:style-name="Default" text:outline-level="1">172 <text:s text:c="11"/><text:span text:style-name="style11">q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*</text:span><text:span text:style-name="style4">2 </text:span><text:span text:style-name="style10">); <text:s text:c="12"/></text:span><text:span text:style-name="style2">// <text:s text:c="3"/>- переход на правый борт</text:span></text:h>
      <text:h text:style-name="Default" text:outline-level="1">173 <text:s text:c="11"/><text:span text:style-name="style5">for</text:span><text:span text:style-name="style10">( </text:span><text:span text:style-name="style11">i</text:span><text:span text:style-name="style10">=</text:span><text:span text:style-name="style4">3</text:span><text:span text:style-name="style10">; </text:span><text:span text:style-name="style11">i</text:span><text:span text:style-name="style10">&lt;=</text:span><text:span text:style-name="style11">n</text:span><text:span text:style-name="style10">; </text:span><text:span text:style-name="style11">i</text:span><text:span text:style-name="style10">++ ) <text:s text:c="13"/></text:span><text:span text:style-name="style2">// всех теоретических шпангоутов</text:span></text:h>
      <text:h text:style-name="Default" text:outline-level="1">174 <text:s text:c="11"/><text:span text:style-name="style10">{ </text:span><text:span text:style-name="style11">P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*</text:span><text:span text:style-name="style11">i </text:span><text:span text:style-name="style10">); <text:s text:c="10"/></text:span><text:span text:style-name="style2">// попутная разборка треугольников</text:span></text:h>
      <text:h text:style-name="Default" text:outline-level="1">175 <text:s text:c="13"/><text:span text:style-name="style5">if</text:span><text:span text:style-name="style10">( </text:span><text:span text:style-name="style11">Board</text:span><text:span text:style-name="style10">&lt;</text:span><text:span text:style-name="style4">0 </text:span><text:span text:style-name="style10">)</text:span><text:span text:style-name="style11">crossDC</text:span><text:span text:style-name="style10">( </text:span><text:span text:style-name="style11">Q</text:span><text:span text:style-name="style10">,</text:span><text:span text:style-name="style11">q</text:span><text:span text:style-name="style10">,</text:span><text:span text:style-name="style11">P </text:span><text:span text:style-name="style10">); </text:span><text:span text:style-name="style5">else </text:span><text:span text:style-name="style11">crossDC</text:span><text:span text:style-name="style10">( </text:span><text:span text:style-name="style11">q</text:span><text:span text:style-name="style10">,</text:span><text:span text:style-name="style11">Q</text:span><text:span text:style-name="style10">,</text:span><text:span text:style-name="style11">P </text:span><text:span text:style-name="style10">);</text:span></text:h>
      <text:h text:style-name="Default" text:outline-level="1">176 <text:s text:c="13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11">i</text:span><text:span text:style-name="style10">]&amp;</text:span><text:span text:style-name="style11">LeftFrame </text:span><text:span text:style-name="style10">)</text:span><text:span text:style-name="style11">Q</text:span><text:span text:style-name="style10">=</text:span><text:span text:style-name="style11">P</text:span><text:span text:style-name="style10">; </text:span><text:span text:style-name="style5">else </text:span><text:span text:style-name="style11">q</text:span><text:span text:style-name="style10">=</text:span><text:span text:style-name="style11">P</text:span><text:span text:style-name="style10">; <text:s text:c="7"/></text:span><text:span text:style-name="style2">// перед кормовым</text:span></text:h>
      <text:h text:style-name="Default" text:outline-level="1">177 <text:s text:c="3"/><text:span text:style-name="style10">} } } } } <text:s text:c="49"/></text:span><text:span text:style-name="style2">// перпендикуляром</text:span></text:h>
      <text:h text:style-name="Default" text:outline-level="1">178 <text:s text:c="3"/><text:span text:style-name="style10">{ </text:span><text:span text:style-name="style5">int </text:span><text:span text:style-name="style11">D</text:span><text:span text:style-name="style10">,</text:span><text:span text:style-name="style11">m</text:span><text:span text:style-name="style10">,</text:span><text:span text:style-name="style11">d</text:span><text:span text:style-name="style10">,</text:span><text:span text:style-name="style11">y</text:span><text:span text:style-name="style10">; </text:span><text:span text:style-name="style11">julday</text:span><text:span text:style-name="style10">( </text:span><text:span text:style-name="style11">D</text:span><text:span text:style-name="style10">=</text:span><text:span text:style-name="style11">julday</text:span><text:span text:style-name="style10">(),</text:span><text:span text:style-name="style11">m</text:span><text:span text:style-name="style10">,</text:span><text:span text:style-name="style11">d</text:span><text:span text:style-name="style10">,</text:span><text:span text:style-name="style11">y </text:span><text:span text:style-name="style10">); </text:span><text:span text:style-name="style5">char </text:span><text:span text:style-name="style11">c</text:span><text:span text:style-name="style10">=</text:span><text:span text:style-name="style11">format</text:span><text:span text:style-name="style10">==</text:span><text:span text:style-name="style4">1</text:span><text:span text:style-name="style10">?</text:span><text:span text:style-name="style7">'#'</text:span><text:span text:style-name="style10">:</text:span><text:span text:style-name="style7">';'</text:span><text:span text:style-name="style10">;</text:span></text:h>
      <text:h text:style-name="Default" text:outline-level="1">179 <text:s text:c="5"/><text:span text:style-name="style11">fprintf</text:span><text:span text:style-name="style10">( </text:span><text:span text:style-name="style11">F</text:span><text:span text:style-name="style10">,</text:span><text:span text:style-name="style6">"%c\n%c %s\n%c %04d.%s.%02d %s%s\n"</text:span><text:span text:style-name="style10">,</text:span></text:h>
      <text:h text:style-name="Default" text:outline-level="1">180 <text:s text:c="12"/><text:span text:style-name="style11">c</text:span><text:span text:style-name="style10">,</text:span><text:span text:style-name="style11">c</text:span><text:span text:style-name="style10">,</text:span><text:span text:style-name="style11">UtA</text:span><text:span text:style-name="style10">( </text:span><text:span text:style-name="style11">FileName </text:span><text:span text:style-name="style10">),</text:span><text:span text:style-name="style11">c</text:span><text:span text:style-name="style10">,</text:span><text:span text:style-name="style11">y</text:span><text:span text:style-name="style10">,</text:span><text:span text:style-name="style11">_Mnt</text:span><text:span text:style-name="style10">[</text:span><text:span text:style-name="style11">m</text:span><text:span text:style-name="style10">-</text:span><text:span text:style-name="style4">1</text:span><text:span text:style-name="style10">],</text:span><text:span text:style-name="style11">d</text:span><text:span text:style-name="style10">,</text:span><text:span text:style-name="style11">_Day</text:span><text:span text:style-name="style10">[</text:span><text:span text:style-name="style11">D</text:span><text:span text:style-name="style10">%</text:span><text:span text:style-name="style4">7</text:span><text:span text:style-name="style10">],</text:span><text:span text:style-name="style11">DtoA</text:span><text:span text:style-name="style10">( </text:span><text:span text:style-name="style11">onetime</text:span><text:span text:style-name="style10">(),</text:span><text:span text:style-name="style4">3 </text:span><text:span text:style-name="style10">) );</text:span></text:h>
      <text:h text:style-name="Default" text:outline-level="1"><text:soft-page-break/>181 <text:s text:c="3"/><text:span text:style-name="style10">} </text:span><text:span text:style-name="style11">fclose</text:span><text:span text:style-name="style10">( </text:span><text:span text:style-name="style11">F </text:span><text:span text:style-name="style10">)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82 <text:s/><text:span text:style-name="style10">}</text:span></text:h>
      <text:h text:style-name="Default" text:outline-level="1">183 <text:s/><text:span text:style-name="style1">/* <text:s text:c="5"/>&amp;Entity_Type, <text:s text:c="6"/>Собственно тип объекта</text:span></text:h>
      <text:h text:style-name="Default" text:outline-level="1">184 <text:s text:c="9"/><text:span text:style-name="style1">&amp;Number_of_Points, <text:s/>Количество точек</text:span></text:h>
      <text:h text:style-name="Default" text:outline-level="1">185 <text:s text:c="9"/><text:span text:style-name="style1">&amp;Pattern_Scale, <text:s text:c="4"/>Масштаб для закраски</text:span></text:h>
      <text:h text:style-name="Default" text:outline-level="1">186 <text:s text:c="9"/><text:span text:style-name="style1">&amp;Line_Width, <text:s text:c="7"/>Толщина линии</text:span></text:h>
      <text:h text:style-name="Default" text:outline-level="1">187 <text:s text:c="9"/><text:span text:style-name="style1">&amp;Line_Type, <text:s text:c="8"/>Тип линии <text:s text:c="15"/>(0-8)</text:span></text:h>
      <text:h text:style-name="Default" text:outline-level="1">188 <text:s text:c="9"/><text:span text:style-name="style1">&amp;The_Color <text:s text:c="9"/>Цвет объекта <text:s text:c="12"/>(1-16)</text:span></text:h>
      <text:h text:style-name="Default" text:outline-level="1">189 <text:s/><text:span text:style-name="style1">enum{ _0,_1=51,_2=104,_3=153,_4=204,_5=255 };</text:span></text:h>
      <text:h text:style-name="Default" text:outline-level="1">190 <text:s/><text:span text:style-name="style1">static RGB_colors DC_colors_16[16] = <text:s text:c="4"/>//</text:span></text:h>
      <text:h text:style-name="Default" text:outline-level="1">191 <text:s text:c="9"/><text:span text:style-name="style1">{ { _5,_5,_5,0 },{ _0,_0,_0,0 } <text:s/>// <text:s/>0 - WHITE, <text:s text:c="3"/>BLACK</text:span></text:h>
      <text:h text:style-name="Default" text:outline-level="1">192 <text:s text:c="9"/><text:span text:style-name="style1">, { _0,_0,_2,0 },{ _0,_2,_0,0 } <text:s/>// <text:s/>2 - BROWN, <text:s text:c="3"/>GREEN</text:span></text:h>
      <text:h text:style-name="Default" text:outline-level="1">193 <text:s text:c="9"/><text:span text:style-name="style1">, { _3,_0,_0,0 },{ _0,_1,_3,0 } <text:s/>// <text:s/>4 - BLUE, <text:s text:c="4"/>LIGHTBROWN</text:span></text:h>
      <text:h text:style-name="Default" text:outline-level="1">194 <text:s text:c="9"/><text:span text:style-name="style1">, { _2,_3,_0,0 },{ _3,_0,_3,0 } <text:s/>// <text:s/>6 - CYAN, <text:s text:c="4"/>LIGHTMAGENTA</text:span></text:h>
      <text:h text:style-name="Default" text:outline-level="1">195 <text:s text:c="9"/><text:span text:style-name="style1">, { 84,84,84,0 },{ _3,_3,_3,0 } <text:s/>// <text:s/>8 - GRAY, <text:s text:c="4"/>LIGHTGRAY</text:span></text:h>
      <text:h text:style-name="Default" text:outline-level="1">196 <text:s text:c="9"/><text:span text:style-name="style1">, { _0,_0,_5,0 },{ _1,_3,_0,0 } <text:s/>// 10 - RED, <text:s text:c="5"/>LIGHTGREEN</text:span></text:h>
      <text:h text:style-name="Default" text:outline-level="1">197 <text:s text:c="9"/><text:span text:style-name="style1">, { _5,_3,_1,0 },{ _1,_5,_5,0 } <text:s/>// 12 - LIGHTBLUE,YELLOW</text:span></text:h>
      <text:h text:style-name="Default" text:outline-level="1">198 <text:s text:c="9"/><text:span text:style-name="style1">, { _4,_4,_0,0 },{ _5,_2,_5,0 } <text:s/>// 14 - LIGHTCYAN,LIGHTMAGENTA</text:span></text:h>
      <text:p text:style-name="Default">199 <text:s text:c="9"/><text:span text:style-name="style1">}; <text:s text:c="30"/>*/</text:span></text:p>
      <text:p text:style-name="P6"><text:span text:style-name="style10"><text:span text:style-name="T6"/></text:span></text:p>
      <text:p text:style-name="P6"><text:span text:style-name="style10"><text:span text:style-name="T10">~~~~~~~~~~~~~~~~~~~~~~~~~~~~~~~~~~~~~~~~~~~~~~~~~~~~~~~~~~~~~~~~~~~~~~~~~~~~~~~~~~~~~~~~</text:span></text:span></text:p>
      <text:h text:style-name="P8" text:outline-level="1"><text:span text:style-name="style10"><text:span text:style-name="T12">W</text:span></text:span><text:span text:style-name="style10"><text:span text:style-name="T11">s-</text:span></text:span><text:span text:style-name="style10"><text:span text:style-name="T12">field</text:span></text:span><text:span text:style-name="style10"><text:span text:style-name="T11">.cpp</text:span></text:span></text:h>
      <text:h text:style-name="Default" text:outline-level="1"><text:span text:style-name="style10"><text:s text:c="2"/>1 <text:s/></text:span><text:span text:style-name="style10"><text:span text:style-name="style2">//</text:span></text:span></text:h>
      <text:h text:style-name="Default" text:outline-level="1"><text:s text:c="2"/>2 <text:s/><text:span text:style-name="style2">// <text:s text:c="3"/>Моделирование морского волнения на основе групповых (Кельвиновских)</text:span></text:h>
      <text:h text:style-name="Default" text:outline-level="1"><text:s text:c="2"/>3 <text:s/><text:span text:style-name="style2">// <text:s text:c="3"/>структур трохоидальных (Герстнеровских) волн со взаимным наложением</text:span></text:h>
      <text:h text:style-name="Default" text:outline-level="1"><text:s text:c="2"/>4 <text:s/><text:span text:style-name="style2">// <text:s text:c="3"/>крутых гребней ветровых (Wind), свежей зыби (Swell) и реликтовых волн</text:span></text:h>
      <text:h text:style-name="Default" text:outline-level="1"><text:s text:c="2"/>5 <text:s/><text:span text:style-name="style2">// <text:s text:c="5"/>от удаленных ураганов (Surge)</text:span></text:h>
      <text:h text:style-name="Default" text:outline-level="1"><text:s text:c="2"/>6 <text:s/><text:span text:style-name="style2">// <text:s text:c="50"/>©2018-10-04 ПМ-ПУ СПбГУ</text:span></text:h>
      <text:h text:style-name="Default" text:outline-level="1"><text:s text:c="2"/>7 <text:s/><text:span text:style-name="style2">// <text:s text:c="5"/>Fn = V/sqrt( gL ) - скорость по Фруду</text:span></text:h>
      <text:h text:style-name="Default" text:outline-level="1"><text:s text:c="2"/>8 <text:s/><text:span text:style-name="style2">// <text:s text:c="5"/>C = sqrt( gL/2п ) - фазовая скорость трохоидальной волны</text:span></text:h>
      <text:h text:style-name="Default" text:outline-level="1"><text:s text:c="2"/>9 <text:s/><text:span text:style-name="style2">//</text:span></text:h>
      <text:h text:style-name="Default" text:outline-level="1"><text:s/>10 <text:s/><text:span text:style-name="style9">#include "Aurora.h"</text:span></text:h>
      <text:h text:style-name="Default" text:outline-level="1"><text:s/>11 <text:s/><text:span text:style-name="style5">static Real <text:s text:c="10"/></text:span><text:span text:style-name="style2">// на случай, пока не встроены дисперсионные эффекты волн</text:span></text:h>
      <text:h text:style-name="Default" text:outline-level="1"><text:s/>12 <text:s text:c="6"/><text:span text:style-name="style11">GrWave</text:span><text:span text:style-name="style10">=</text:span><text:span text:style-name="style4">8.89</text:span><text:span text:style-name="style10">*</text:span><text:span text:style-name="style4">2.0</text:span><text:span text:style-name="style10">; </text:span><text:span text:style-name="style2">// количество гребней в структуре одного волнового пакета</text:span></text:h>
      <text:h text:style-name="Default" text:outline-level="1"><text:s/>13 <text:s/><text:span text:style-name="style5">void</text:span></text:h>
      <text:h text:style-name="Default" text:outline-level="1"><text:s/>14 <text:s/><text:span text:style-name="style11">Waves</text:span><text:span text:style-name="style10">::</text:span><text:span text:style-name="style11">iWave</text:span><text:span text:style-name="style10">( </text:span><text:span text:style-name="style11">_Real Xdis</text:span><text:span text:style-name="style10">, </text:span><text:span text:style-name="style2">// сдвиг-распространение в базисе групповой структуры</text:span></text:h>
      <text:h text:style-name="Default" text:outline-level="1"><text:s/>15 <text:s text:c="15"/><text:span text:style-name="style5">Vector </text:span><text:span text:style-name="style10">&amp;</text:span><text:span text:style-name="style11">P</text:span><text:span text:style-name="style10">, <text:s/></text:span><text:span text:style-name="style2">// локальные координаты внутри моделируемой акватории</text:span></text:h>
      <text:h text:style-name="Default" text:outline-level="1"><text:s/>16 <text:s text:c="15"/><text:span text:style-name="style5">Vector </text:span><text:span text:style-name="style10">&amp;</text:span><text:span text:style-name="style11">V </text:span><text:span text:style-name="style10">) </text:span><text:span text:style-name="style2">// скорость частицы жидкости по трохоидальной орбите</text:span></text:h>
      <text:h text:style-name="Default" text:outline-level="1"><text:s/>17 <text:s/><text:span text:style-name="style10">{ </text:span><text:span text:style-name="style5">const Real </text:span><text:span text:style-name="style11">L</text:span><text:span text:style-name="style10">=</text:span><text:span text:style-name="style11">_Pd</text:span><text:span text:style-name="style10">/</text:span><text:span text:style-name="style11">Length</text:span><text:span text:style-name="style10">; <text:s text:c="15"/></text:span><text:span text:style-name="style2">// фазовая длина прогрессивной волны</text:span></text:h>
      <text:h text:style-name="Default" text:outline-level="1"><text:s/>18 <text:s text:c="3"/><text:span text:style-name="style5">if</text:span><text:span text:style-name="style10">( </text:span><text:span text:style-name="style11">P</text:span><text:span text:style-name="style10">.</text:span><text:span text:style-name="style11">x</text:span><text:span text:style-name="style10">+</text:span><text:span text:style-name="style11">Xdis</text:span><text:span text:style-name="style10">&gt;=</text:span><text:span text:style-name="style4">0.0 </text:span><text:span text:style-name="style10">) <text:s text:c="20"/></text:span><text:span text:style-name="style2">// к диагонали дальнего угла бассейна</text:span></text:h>
      <text:h text:style-name="Default" text:outline-level="1"><text:s/>19 <text:s text:c="3"/><text:span text:style-name="style10">{ </text:span><text:span text:style-name="style5">Real </text:span><text:span text:style-name="style11">A</text:span><text:span text:style-name="style10">=</text:span><text:span text:style-name="style11">Height</text:span><text:span text:style-name="style10">/</text:span><text:span text:style-name="style4">2.0</text:span><text:span text:style-name="style10">, <text:s text:c="19"/></text:span><text:span text:style-name="style2">// радиус трохоиды - полувысота волны</text:span></text:h>
      <text:h text:style-name="Default" text:outline-level="1"><text:s/>20 <text:s/><text:span text:style-name="style2">// <text:s text:c="5"/>Cr=hW*A/Length, <text:s text:c="18"/>// коэффициент максимальной амплитуды</text:span></text:h>
      <text:h text:style-name="Default" text:outline-level="1"><text:s/>21 <text:s text:c="9"/><text:span text:style-name="style11">xW</text:span><text:span text:style-name="style10">=</text:span><text:span text:style-name="style11">L</text:span><text:span text:style-name="style10">*( </text:span><text:span text:style-name="style11">P</text:span><text:span text:style-name="style10">.</text:span><text:span text:style-name="style11">x</text:span><text:span text:style-name="style10">+</text:span><text:span text:style-name="style11">Xdis </text:span><text:span text:style-name="style10">), <text:s text:c="15"/></text:span><text:span text:style-name="style2">// гармоническое смещение через волну</text:span></text:h>
      <text:h text:style-name="Default" text:outline-level="1"><text:s/>22 <text:s text:c="9"/><text:span text:style-name="style11">xG</text:span><text:span text:style-name="style10">=</text:span><text:span text:style-name="style11">L</text:span><text:span text:style-name="style10">*( </text:span><text:span text:style-name="style11">P</text:span><text:span text:style-name="style10">.</text:span><text:span text:style-name="style11">x</text:span><text:span text:style-name="style10">+</text:span><text:span text:style-name="style11">Xdis</text:span><text:span text:style-name="style10">/</text:span><text:span text:style-name="style4">2 </text:span><text:span text:style-name="style10">)/</text:span><text:span text:style-name="style11">GrWave</text:span><text:span text:style-name="style10">, <text:s text:c="6"/></text:span><text:span text:style-name="style2">// Lg=2×8,89 с поправкой к цугам волн</text:span></text:h>
      <text:h text:style-name="Default" text:outline-level="1"><text:s/>23 <text:s text:c="9"/><text:span text:style-name="style11">yG</text:span><text:span text:style-name="style10">=</text:span><text:span text:style-name="style11">P</text:span><text:span text:style-name="style10">.</text:span><text:span text:style-name="style11">y</text:span><text:span text:style-name="style10">*</text:span><text:span text:style-name="style11">_Pi</text:span><text:span text:style-name="style10">/</text:span><text:span text:style-name="style11">Extend</text:span><text:span text:style-name="style10">, <text:s text:c="15"/></text:span><text:span text:style-name="style2">// протяжённость фронта девятого вала</text:span></text:h>
      <text:h text:style-name="Default" text:outline-level="1"><text:s/>24 <text:s text:c="9"/><text:span text:style-name="style11">Rx</text:span><text:span text:style-name="style10">=</text:span><text:span text:style-name="style11">cos</text:span><text:span text:style-name="style10">( </text:span><text:span text:style-name="style11">xG</text:span><text:span text:style-name="style10">+</text:span><text:span text:style-name="style11">yG </text:span><text:span text:style-name="style10">), <text:s text:c="17"/></text:span><text:span text:style-name="style2">// ромбические фазовые отсчеты для</text:span></text:h>
      <text:h text:style-name="Default" text:outline-level="1"><text:s/>25 <text:s text:c="9"/><text:span text:style-name="style11">Ry</text:span><text:span text:style-name="style10">=</text:span><text:span text:style-name="style11">sin</text:span><text:span text:style-name="style10">( </text:span><text:span text:style-name="style11">xG</text:span><text:span text:style-name="style10">-</text:span><text:span text:style-name="style11">yG </text:span><text:span text:style-name="style10">), <text:s text:c="17"/></text:span><text:span text:style-name="style2">// формирования волновых цугов со</text:span></text:h>
      <text:h text:style-name="Default" text:outline-level="1"><text:s/>26 <text:s text:c="9"/><text:span text:style-name="style11">x</text:span><text:span text:style-name="style10">=</text:span><text:span text:style-name="style11">cos</text:span><text:span text:style-name="style10">( </text:span><text:span text:style-name="style11">xW </text:span><text:span text:style-name="style10">),</text:span><text:span text:style-name="style11">y</text:span><text:span text:style-name="style10">=</text:span><text:span text:style-name="style11">sin</text:span><text:span text:style-name="style10">( </text:span><text:span text:style-name="style11">xW </text:span><text:span text:style-name="style10">); <text:s text:c="9"/></text:span><text:span text:style-name="style2">// + x,y направляющие ko\синусы</text:span></text:h>
      <text:h text:style-name="Default" text:outline-level="1"><text:s/>27 <text:s text:c="5"/><text:span text:style-name="style5">if</text:span><text:span text:style-name="style10">( </text:span><text:span text:style-name="style11">Rx</text:span><text:span text:style-name="style10">&gt;=</text:span><text:span text:style-name="style4">0.0 </text:span><text:span text:style-name="style10">&amp;&amp; </text:span><text:span text:style-name="style11">Ry</text:span><text:span text:style-name="style10">&gt;=</text:span><text:span text:style-name="style4">0.0 </text:span><text:span text:style-name="style10">)</text:span><text:span text:style-name="style11">xG</text:span><text:span text:style-name="style10">=</text:span><text:span text:style-name="style11">x</text:span><text:span text:style-name="style10">,</text:span><text:span text:style-name="style11">yG</text:span><text:span text:style-name="style10">=</text:span><text:span text:style-name="style11">y</text:span><text:span text:style-name="style10">; </text:span><text:span text:style-name="style5">else <text:s/></text:span><text:span text:style-name="style2">// сдвигами фазовых отсчётов по</text:span></text:h>
      <text:h text:style-name="Default" text:outline-level="1"><text:s/>28 <text:s text:c="5"/><text:span text:style-name="style5">if</text:span><text:span text:style-name="style10">( </text:span><text:span text:style-name="style11">Rx</text:span><text:span text:style-name="style10">&lt;</text:span><text:span text:style-name="style4">0.0 </text:span><text:span text:style-name="style10">&amp;&amp; </text:span><text:span text:style-name="style11">Ry</text:span><text:span text:style-name="style10">&lt;</text:span><text:span text:style-name="style4">0.0 </text:span><text:span text:style-name="style10">)</text:span><text:span text:style-name="style11">xG</text:span><text:span text:style-name="style10">=-</text:span><text:span text:style-name="style11">x</text:span><text:span text:style-name="style10">,</text:span><text:span text:style-name="style11">yG</text:span><text:span text:style-name="style10">=-</text:span><text:span text:style-name="style11">y</text:span><text:span text:style-name="style10">; </text:span><text:span text:style-name="style5">else <text:s/></text:span><text:span text:style-name="style2">// формулам приведения ко\синусов</text:span></text:h>
      <text:h text:style-name="Default" text:outline-level="1"><text:s/>29 <text:s text:c="5"/><text:span text:style-name="style5">if</text:span><text:span text:style-name="style10">( </text:span><text:span text:style-name="style11">Rx</text:span><text:span text:style-name="style10">&gt;</text:span><text:span text:style-name="style4">0.0 </text:span><text:span text:style-name="style10">)</text:span><text:span text:style-name="style11">xG</text:span><text:span text:style-name="style10">=-</text:span><text:span text:style-name="style11">y</text:span><text:span text:style-name="style10">,</text:span><text:span text:style-name="style11">yG</text:span><text:span text:style-name="style10">=</text:span><text:span text:style-name="style11">x</text:span><text:span text:style-name="style10">; </text:span><text:span text:style-name="style5">else </text:span><text:span text:style-name="style11">xG</text:span><text:span text:style-name="style10">=</text:span><text:span text:style-name="style11">y</text:span><text:span text:style-name="style10">,</text:span><text:span text:style-name="style11">yG</text:span><text:span text:style-name="style10">=-</text:span><text:span text:style-name="style11">x</text:span><text:span text:style-name="style10">; </text:span><text:span text:style-name="style2">// и с учётом ориентации движения</text:span></text:h>
      <text:h text:style-name="Default" text:outline-level="1"><text:s/>30 <text:s text:c="4"/><text:span text:style-name="style5">Real </text:span><text:span text:style-name="style11">R </text:span><text:span text:style-name="style10">= </text:span><text:span text:style-name="style11">A </text:span><text:span text:style-name="style10">* </text:span><text:span text:style-name="style11">exp</text:span><text:span text:style-name="style10">( </text:span><text:span text:style-name="style11">L </text:span><text:span text:style-name="style10">* ( </text:span><text:span text:style-name="style11">P</text:span><text:span text:style-name="style10">.</text:span><text:span text:style-name="style11">z <text:s text:c="12"/></text:span><text:span text:style-name="style2">// глубина жидкости -&gt; радиус орбиты</text:span></text:h>
      <text:h text:style-name="Default" text:outline-level="1"><text:s/>31 <text:s text:c="11"/><text:span text:style-name="style10">+ </text:span><text:span text:style-name="style11">A </text:span><text:span text:style-name="style10">* ( </text:span><text:span text:style-name="style11">xG</text:span><text:span text:style-name="style10">-</text:span><text:span text:style-name="style4">1.0 </text:span><text:span text:style-name="style10">) ) ); <text:s text:c="11"/></text:span><text:span text:style-name="style2">// протяженность групповой структуры</text:span></text:h>
      <text:h text:style-name="Default" text:outline-level="1"><text:s/>32 <text:s text:c="5"/><text:span text:style-name="style5">if</text:span><text:span text:style-name="style10">( </text:span><text:span text:style-name="style11">Wind </text:span><text:span text:style-name="style10">) <text:s text:c="28"/></text:span><text:span text:style-name="style2">// ветровое напряжение проявляется</text:span></text:h>
      <text:h text:style-name="Default" text:outline-level="1"><text:s/>33 <text:s text:c="9"/><text:span text:style-name="style11">R </text:span><text:span text:style-name="style10">*= </text:span><text:span text:style-name="style11">exp</text:span><text:span text:style-name="style10">( </text:span><text:span text:style-name="style11">R</text:span><text:span text:style-name="style10">*</text:span><text:span text:style-name="style11">L</text:span><text:span text:style-name="style10">*</text:span><text:span text:style-name="style11">Wind</text:span><text:span text:style-name="style10">*( </text:span><text:span text:style-name="style4">1</text:span><text:span text:style-name="style10">-</text:span><text:span text:style-name="style11">y </text:span><text:span text:style-name="style10">) ); <text:s text:c="5"/></text:span><text:span text:style-name="style2">// асимметрией подветренной крутизны</text:span></text:h>
      <text:h text:style-name="Default" text:outline-level="1"><text:s/>34 <text:s text:c="9"/><text:span text:style-name="style11">R </text:span><text:span text:style-name="style10">*= </text:span><text:span text:style-name="style11">exp</text:span><text:span text:style-name="style10">( -</text:span><text:span text:style-name="style11">L</text:span><text:span text:style-name="style10">*</text:span><text:span text:style-name="style11">R</text:span><text:span text:style-name="style10">*</text:span><text:span text:style-name="style11">hW</text:span><text:span text:style-name="style10">*</text:span><text:span text:style-name="style11">A</text:span><text:span text:style-name="style10">*</text:span><text:span text:style-name="style11">x</text:span><text:span text:style-name="style10">/</text:span><text:span text:style-name="style11">Length </text:span><text:span text:style-name="style10">) <text:s text:c="4"/></text:span><text:span text:style-name="style2">// корректировка уровня во впадинах</text:span></text:h>
      <text:h text:style-name="Default" text:outline-level="1"><text:s/>35 <text:s text:c="12"/><text:span text:style-name="style10">* </text:span><text:span text:style-name="style11">fabs</text:span><text:span text:style-name="style10">( </text:span><text:span text:style-name="style11">Rx</text:span><text:span text:style-name="style10">*</text:span><text:span text:style-name="style11">Ry </text:span><text:span text:style-name="style10">); <text:s text:c="15"/></text:span><text:span text:style-name="style2">// удлинённость волновых фронтов</text:span></text:h>
      <text:h text:style-name="Default" text:outline-level="1"><text:s/>36 <text:s text:c="5"/><text:span text:style-name="style5">if</text:span><text:span text:style-name="style10">( </text:span><text:span text:style-name="style11">xW</text:span><text:span text:style-name="style10">&lt;</text:span><text:span text:style-name="style11">_Pd </text:span><text:span text:style-name="style10">)</text:span><text:span text:style-name="style11">R </text:span><text:span text:style-name="style10">*= </text:span><text:span text:style-name="style4">0.5</text:span><text:span text:style-name="style10">-</text:span><text:span text:style-name="style4">0.5</text:span><text:span text:style-name="style10">*</text:span><text:span text:style-name="style11">cos</text:span><text:span text:style-name="style10">( </text:span><text:span text:style-name="style11">xW</text:span><text:span text:style-name="style10">/</text:span><text:span text:style-name="style4">2 </text:span><text:span text:style-name="style10">); <text:s/></text:span><text:span text:style-name="style2">// сглаживание первого вступления</text:span></text:h>
      <text:h text:style-name="Default" text:outline-level="1"><text:s/>37 <text:s text:c="9"/><text:span text:style-name="style11">P</text:span><text:span text:style-name="style10">.</text:span><text:span text:style-name="style11">z </text:span><text:span text:style-name="style10">-= ( </text:span><text:span text:style-name="style11">V</text:span><text:span text:style-name="style10">.</text:span><text:span text:style-name="style11">x </text:span><text:span text:style-name="style10">= -</text:span><text:span text:style-name="style11">xG</text:span><text:span text:style-name="style10">*</text:span><text:span text:style-name="style11">R </text:span><text:span text:style-name="style10">); </text:span><text:span text:style-name="style11">V</text:span><text:span text:style-name="style10">.</text:span><text:span text:style-name="style11">y</text:span><text:span text:style-name="style10">=</text:span><text:span text:style-name="style4">0.0</text:span><text:span text:style-name="style10">; <text:s text:c="2"/></text:span><text:span text:style-name="style2">// от исходной прямоугольной сетки</text:span></text:h>
      <text:h text:style-name="Default" text:outline-level="1"><text:s/>38 <text:s text:c="9"/><text:span text:style-name="style11">P</text:span><text:span text:style-name="style10">.</text:span><text:span text:style-name="style11">x </text:span><text:span text:style-name="style10">+= ( </text:span><text:span text:style-name="style11">V</text:span><text:span text:style-name="style10">.</text:span><text:span text:style-name="style11">z </text:span><text:span text:style-name="style10">= -</text:span><text:span text:style-name="style11">yG</text:span><text:span text:style-name="style10">*</text:span><text:span text:style-name="style11">R </text:span><text:span text:style-name="style10">); </text:span><text:span text:style-name="style11">V </text:span><text:span text:style-name="style10">*= </text:span><text:span text:style-name="style11">Ow</text:span><text:span text:style-name="style10">; <text:s text:c="2"/></text:span><text:span text:style-name="style2">// радиус ++Z ? == смещение узлов</text:span></text:h>
      <text:h text:style-name="Default" text:outline-level="1"><text:s/>39 <text:s text:c="3"/><text:span text:style-name="style10">} </text:span><text:span text:style-name="style5">else </text:span><text:span text:style-name="style11">V</text:span><text:span text:style-name="style10">=</text:span><text:span text:style-name="style4">0.0</text:span><text:span text:style-name="style10">;</text:span></text:h>
      <text:h text:style-name="Default" text:outline-level="1"><text:s/>40 <text:s/><text:span text:style-name="style10">}</text:span></text:h>
      <text:h text:style-name="Default" text:outline-level="1"><text:s/>41 <text:s/><text:span text:style-name="style5">Vector </text:span><text:span text:style-name="style11">Waves</text:span><text:span text:style-name="style10">::</text:span><text:span text:style-name="style11">Wave</text:span><text:span text:style-name="style10">( </text:span><text:span text:style-name="style11">_Real T</text:span><text:span text:style-name="style10">,</text:span><text:span text:style-name="style11">_Vector R </text:span><text:span text:style-name="style10">) <text:s text:c="3"/></text:span><text:span text:style-name="style2">// на текущее время и местоположение</text:span></text:h>
      <text:h text:style-name="Default" text:outline-level="1"><text:s/>42 <text:s/><text:span text:style-name="style10">{ </text:span><text:span text:style-name="style5">Vector </text:span><text:span text:style-name="style11">l</text:span><text:span text:style-name="style10">=</text:span><text:span text:style-name="style11">Vessel</text:span><text:span text:style-name="style10">-&gt;</text:span><text:span text:style-name="style11">Locate</text:span><text:span text:style-name="style10">,</text:span><text:span text:style-name="style11">w</text:span><text:span text:style-name="style10">,</text:span><text:span text:style-name="style11">r</text:span><text:span text:style-name="style10">; </text:span><text:span text:style-name="style11">l</text:span><text:span text:style-name="style10">.</text:span><text:span text:style-name="style11">z</text:span><text:span text:style-name="style10">=</text:span><text:span text:style-name="style11">R</text:span><text:span text:style-name="style10">.</text:span><text:span text:style-name="style11">z</text:span><text:span text:style-name="style10">; <text:s text:c="3"/></text:span><text:span text:style-name="style2">// сводится к повороту в плоскости Z</text:span></text:h>
      <text:h text:style-name="Default" text:outline-level="1"><text:s/>43 <text:s text:c="10"/><text:span text:style-name="style11">iWave</text:span><text:span text:style-name="style10">( </text:span><text:span text:style-name="style11">T</text:span><text:span text:style-name="style10">*</text:span><text:span text:style-name="style11">Cw</text:span><text:span text:style-name="style10">-</text:span><text:span text:style-name="style11">Diagonal</text:span><text:span text:style-name="style10">,</text:span><text:span text:style-name="style11">r</text:span><text:span text:style-name="style10">=( </text:span><text:span text:style-name="style11">R</text:span><text:span text:style-name="style10">+</text:span><text:span text:style-name="style11">l </text:span><text:span text:style-name="style10">)/</text:span><text:span text:style-name="style11">Tensor</text:span><text:span text:style-name="style10">(*</text:span><text:span text:style-name="style5">this</text:span><text:span text:style-name="style10">),</text:span><text:span text:style-name="style11">w </text:span><text:span text:style-name="style10">);</text:span></text:h>
      <text:h text:style-name="Default" text:outline-level="1"><text:s/>44 <text:s text:c="3"/><text:span text:style-name="style5">return </text:span><text:span text:style-name="style11">Tensor</text:span><text:span text:style-name="style10">(*</text:span><text:span text:style-name="style5">this</text:span><text:span text:style-name="style10">) * </text:span><text:span text:style-name="style11">r </text:span><text:span text:style-name="style10">- </text:span><text:span text:style-name="style11">l</text:span><text:span text:style-name="style10">;</text:span></text:h>
      <text:h text:style-name="Default" text:outline-level="1"><text:s/>45 <text:s/><text:span text:style-name="style10">}</text:span></text:h>
      <text:h text:style-name="Default" text:outline-level="1"><text:soft-page-break/><text:s/>46 <text:s/><text:span text:style-name="style5">void </text:span><text:span text:style-name="style11">Waves</text:span><text:span text:style-name="style10">::</text:span><text:span text:style-name="style11">Wave</text:span><text:span text:style-name="style10">( </text:span><text:span text:style-name="style11">_Real T</text:span><text:span text:style-name="style10">, </text:span><text:span text:style-name="style5">Vector </text:span><text:span text:style-name="style10">&amp;</text:span><text:span text:style-name="style11">R</text:span><text:span text:style-name="style10">, </text:span><text:span text:style-name="style5">Vector </text:span><text:span text:style-name="style10">&amp;</text:span><text:span text:style-name="style11">W </text:span><text:span text:style-name="style10">) </text:span><text:span text:style-name="style2">// и скорость потока на выход</text:span></text:h>
      <text:h text:style-name="Default" text:outline-level="1"><text:s/>47 <text:s/><text:span text:style-name="style10">{ </text:span><text:span text:style-name="style5">Vector </text:span><text:span text:style-name="style11">l</text:span><text:span text:style-name="style10">=</text:span><text:span text:style-name="style11">Vessel</text:span><text:span text:style-name="style10">-&gt;</text:span><text:span text:style-name="style11">Locate</text:span><text:span text:style-name="style10">,</text:span><text:span text:style-name="style11">w</text:span><text:span text:style-name="style10">,</text:span><text:span text:style-name="style11">r</text:span><text:span text:style-name="style10">; </text:span><text:span text:style-name="style11">l</text:span><text:span text:style-name="style10">.</text:span><text:span text:style-name="style11">z</text:span><text:span text:style-name="style10">=</text:span><text:span text:style-name="style11">R</text:span><text:span text:style-name="style10">.</text:span><text:span text:style-name="style11">z</text:span><text:span text:style-name="style10">; <text:s text:c="10"/></text:span><text:span text:style-name="style2">// аппликата как бы неизменна</text:span></text:h>
      <text:h text:style-name="Default" text:outline-level="1"><text:s/>48 <text:s text:c="10"/><text:span text:style-name="style11">iWave</text:span><text:span text:style-name="style10">( </text:span><text:span text:style-name="style11">T</text:span><text:span text:style-name="style10">*</text:span><text:span text:style-name="style11">Cw</text:span><text:span text:style-name="style10">-</text:span><text:span text:style-name="style11">Diagonal</text:span><text:span text:style-name="style10">,</text:span><text:span text:style-name="style11">r</text:span><text:span text:style-name="style10">=( </text:span><text:span text:style-name="style11">R</text:span><text:span text:style-name="style10">+</text:span><text:span text:style-name="style11">l </text:span><text:span text:style-name="style10">)/</text:span><text:span text:style-name="style11">Tensor</text:span><text:span text:style-name="style10">(*</text:span><text:span text:style-name="style5">this</text:span><text:span text:style-name="style10">),</text:span><text:span text:style-name="style11">w </text:span><text:span text:style-name="style10">);</text:span></text:h>
      <text:h text:style-name="Default" text:outline-level="1"><text:s/>49 <text:s text:c="3"/><text:span text:style-name="style11">R </text:span><text:span text:style-name="style10">= </text:span><text:span text:style-name="style11">Tensor</text:span><text:span text:style-name="style10">(*</text:span><text:span text:style-name="style5">this</text:span><text:span text:style-name="style10">) * </text:span><text:span text:style-name="style11">r </text:span><text:span text:style-name="style10">- </text:span><text:span text:style-name="style11">l</text:span><text:span text:style-name="style10">;</text:span></text:h>
      <text:h text:style-name="Default" text:outline-level="1"><text:s/>50 <text:s text:c="3"/><text:span text:style-name="style11">W </text:span><text:span text:style-name="style10">= </text:span><text:span text:style-name="style11">Tensor</text:span><text:span text:style-name="style10">(*</text:span><text:span text:style-name="style5">this</text:span><text:span text:style-name="style10">) * </text:span><text:span text:style-name="style11">w</text:span><text:span text:style-name="style10">;</text:span></text:h>
      <text:h text:style-name="Default" text:outline-level="1"><text:s/>51 <text:s/><text:span text:style-name="style10">}</text:span></text:h>
      <text:h text:style-name="Default" text:outline-level="1"><text:s/>52 <text:s/><text:span text:style-name="style5">Vector </text:span><text:span text:style-name="style11">Waves</text:span><text:span text:style-name="style10">::</text:span><text:span text:style-name="style11">Wave</text:span><text:span text:style-name="style10">( </text:span><text:span text:style-name="style11">_Real T</text:span><text:span text:style-name="style10">,</text:span><text:span text:style-name="style5">int </text:span><text:span text:style-name="style11">y</text:span><text:span text:style-name="style10">,</text:span><text:span text:style-name="style5">int </text:span><text:span text:style-name="style11">x </text:span><text:span text:style-name="style10">) <text:s text:c="6"/></text:span><text:span text:style-name="style2">// в отсчетах сеточных индексов</text:span></text:h>
      <text:h text:style-name="Default" text:outline-level="1"><text:s/>53 <text:s/><text:span text:style-name="style10">{ </text:span><text:span text:style-name="style5">return </text:span><text:span text:style-name="style11">Wave</text:span><text:span text:style-name="style10">( </text:span><text:span text:style-name="style11">T</text:span><text:span text:style-name="style10">,(</text:span><text:span text:style-name="style5">Vector</text:span><text:span text:style-name="style10">){ </text:span><text:span text:style-name="style11">Ds</text:span><text:span text:style-name="style10">*(</text:span><text:span text:style-name="style11">x</text:span><text:span text:style-name="style10">-</text:span><text:span text:style-name="style11">Mx</text:span><text:span text:style-name="style10">/</text:span><text:span text:style-name="style4">2</text:span><text:span text:style-name="style10">),</text:span><text:span text:style-name="style11">Ds</text:span><text:span text:style-name="style10">*(</text:span><text:span text:style-name="style11">y</text:span><text:span text:style-name="style10">-</text:span><text:span text:style-name="style11">My</text:span><text:span text:style-name="style10">/</text:span><text:span text:style-name="style4">2</text:span><text:span text:style-name="style10">),</text:span><text:span text:style-name="style4">0.0 </text:span><text:span text:style-name="style10">} );</text:span></text:h>
      <text:h text:style-name="Default" text:outline-level="1"><text:s/>54 <text:s/><text:span text:style-name="style10">}</text:span></text:h>
      <text:h text:style-name="Default" text:outline-level="1"><text:s/>55 <text:s/><text:span text:style-name="style5">Vector </text:span><text:span text:style-name="style11">Field</text:span><text:span text:style-name="style10">::</text:span><text:span text:style-name="style11">Wave</text:span><text:span text:style-name="style10">( </text:span><text:span text:style-name="style11">_Real T</text:span><text:span text:style-name="style10">, </text:span><text:span text:style-name="style11">_Vector R </text:span><text:span text:style-name="style10">) <text:s text:c="7"/></text:span><text:span text:style-name="style2">// новое местоположение частицы</text:span></text:h>
      <text:h text:style-name="Default" text:outline-level="1"><text:s/>56 <text:s/><text:span text:style-name="style10">{ </text:span><text:span text:style-name="style5">Vector </text:span><text:span text:style-name="style11">W</text:span><text:span text:style-name="style10">=</text:span><text:span text:style-name="style11">Wind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R </text:span><text:span text:style-name="style10">)+</text:span><text:span text:style-name="style11">Swell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R </text:span><text:span text:style-name="style10">)+</text:span><text:span text:style-name="style11">Surge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R </text:span><text:span text:style-name="style10">)-</text:span><text:span text:style-name="style11">R</text:span><text:span text:style-name="style10">*</text:span><text:span text:style-name="style4">2</text:span><text:span text:style-name="style10">; </text:span><text:span text:style-name="style5">return </text:span><text:span text:style-name="style11">W</text:span><text:span text:style-name="style10">;</text:span></text:h>
      <text:h text:style-name="Default" text:outline-level="1"><text:s/>57 <text:s/><text:span text:style-name="style10">}</text:span></text:h>
      <text:h text:style-name="Default" text:outline-level="1"><text:s/>58 <text:s/><text:span text:style-name="style5">Vector </text:span><text:span text:style-name="style11">Field</text:span><text:span text:style-name="style10">::</text:span><text:span text:style-name="style11">WaveV</text:span><text:span text:style-name="style10">( </text:span><text:span text:style-name="style11">_Real T</text:span><text:span text:style-name="style10">,</text:span><text:span text:style-name="style11">_Vector R</text:span><text:span text:style-name="style10">,</text:span><text:span text:style-name="style5">Vector </text:span><text:span text:style-name="style10">&amp;</text:span><text:span text:style-name="style11">W </text:span><text:span text:style-name="style10">) </text:span><text:span text:style-name="style2">// местоположение и скорость</text:span></text:h>
      <text:h text:style-name="Default" text:outline-level="1"><text:s/>59 <text:s/><text:span text:style-name="style10">{ </text:span><text:span text:style-name="style5">Vector </text:span><text:span text:style-name="style11">P</text:span><text:span text:style-name="style10">=</text:span><text:span text:style-name="style11">R</text:span><text:span text:style-name="style10">; </text:span><text:span text:style-name="style11">W</text:span><text:span text:style-name="style10">=</text:span><text:span text:style-name="style4">0</text:span><text:span text:style-name="style10">;</text:span></text:h>
      <text:h text:style-name="Default" text:outline-level="1"><text:s/>60 <text:s text:c="3"/><text:span text:style-name="style5">if</text:span><text:span text:style-name="style10">( </text:span><text:span text:style-name="style11">Exp</text:span><text:span text:style-name="style10">.</text:span><text:span text:style-name="style11">wave </text:span><text:span text:style-name="style10">)</text:span></text:h>
      <text:h text:style-name="Default" text:outline-level="1"><text:s/>61 <text:s text:c="3"/><text:span text:style-name="style10">{ </text:span><text:span text:style-name="style5">Vector </text:span><text:span text:style-name="style11">p</text:span><text:span text:style-name="style10">,</text:span><text:span text:style-name="style11">v</text:span><text:span text:style-name="style10">; </text:span><text:span text:style-name="style11">Wind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P</text:span><text:span text:style-name="style10">, <text:s/></text:span><text:span text:style-name="style11">W </text:span><text:span text:style-name="style10">);</text:span></text:h>
      <text:h text:style-name="Default" text:outline-level="1"><text:s/>62 <text:s text:c="16"/><text:span text:style-name="style11">Swell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p</text:span><text:span text:style-name="style10">=</text:span><text:span text:style-name="style11">R</text:span><text:span text:style-name="style10">,</text:span><text:span text:style-name="style11">v </text:span><text:span text:style-name="style10">); </text:span><text:span text:style-name="style11">P</text:span><text:span text:style-name="style10">+=</text:span><text:span text:style-name="style11">p</text:span><text:span text:style-name="style10">-</text:span><text:span text:style-name="style11">R</text:span><text:span text:style-name="style10">; </text:span><text:span text:style-name="style11">W</text:span><text:span text:style-name="style10">+=</text:span><text:span text:style-name="style11">v</text:span><text:span text:style-name="style10">;</text:span></text:h>
      <text:h text:style-name="Default" text:outline-level="1"><text:s/>63 <text:s text:c="16"/><text:span text:style-name="style11">Surge</text:span><text:span text:style-name="style10">.</text:span><text:span text:style-name="style11">Wave</text:span><text:span text:style-name="style10">( </text:span><text:span text:style-name="style11">T</text:span><text:span text:style-name="style10">,</text:span><text:span text:style-name="style11">p</text:span><text:span text:style-name="style10">=</text:span><text:span text:style-name="style11">R</text:span><text:span text:style-name="style10">,</text:span><text:span text:style-name="style11">v </text:span><text:span text:style-name="style10">); </text:span><text:span text:style-name="style11">P</text:span><text:span text:style-name="style10">+=</text:span><text:span text:style-name="style11">p</text:span><text:span text:style-name="style10">-</text:span><text:span text:style-name="style11">R</text:span><text:span text:style-name="style10">; </text:span><text:span text:style-name="style11">W</text:span><text:span text:style-name="style10">+=</text:span><text:span text:style-name="style11">v</text:span><text:span text:style-name="style10">;</text:span></text:h>
      <text:h text:style-name="Default" text:outline-level="1"><text:s/>64 <text:s text:c="3"/><text:span text:style-name="style10">} </text:span><text:span text:style-name="style5">return </text:span><text:span text:style-name="style11">P</text:span><text:span text:style-name="style10">;</text:span></text:h>
      <text:h text:style-name="Default" text:outline-level="1"><text:s/>65 <text:s/><text:span text:style-name="style10">}</text:span></text:h>
      <text:h text:style-name="Default" text:outline-level="1"><text:s/>66 <text:s/><text:span text:style-name="style15">//! <text:s/>Раздельная визуализация волновых процессов в независимом графическом окне</text:span></text:h>
      <text:h text:style-name="Default" text:outline-level="1"><text:s/>67 <text:s/><text:span text:style-name="style2">// <text:s text:c="5"/>-=- вычисление текущего смещения точки в пространстве в новом времени</text:span></text:h>
      <text:h text:style-name="Default" text:outline-level="1"><text:s/>68 <text:s/><text:span text:style-name="style2">//</text:span></text:h>
      <text:h text:style-name="Default" text:outline-level="1"><text:s/>69 <text:s/><text:span text:style-name="style2">//#include "../Window/Sym_CCCP.c"</text:span></text:h>
      <text:h text:style-name="Default" text:outline-level="1"><text:s/>70 <text:s/><text:span text:style-name="style5">bool </text:span><text:span text:style-name="style11">Field</text:span><text:span text:style-name="style10">::</text:span><text:span text:style-name="style11">Timer</text:span><text:span text:style-name="style10">() <text:s text:c="15"/></text:span><text:span text:style-name="style15">//! к несчастью все расчеты пока "есть"здесь</text:span></text:h>
      <text:h text:style-name="Default" text:outline-level="1"><text:s/>71 <text:s/><text:span text:style-name="style10">{ </text:span><text:span text:style-name="style5">static volatile int </text:span><text:span text:style-name="style11">recurse</text:span><text:span text:style-name="style10">=</text:span><text:span text:style-name="style4">0</text:span><text:span text:style-name="style10">, <text:s text:c="2"/></text:span><text:span text:style-name="style2">// статика для обнаружения рекурсии, и</text:span></text:h>
      <text:h text:style-name="Default" text:outline-level="1"><text:s/>72 <text:s text:c="10"/><text:span text:style-name="style11">pause</text:span><text:span text:style-name="style10">=</text:span><text:span text:style-name="style5">false</text:span><text:span text:style-name="style10">,</text:span><text:span text:style-name="style11">stop</text:span><text:span text:style-name="style10">=</text:span><text:span text:style-name="style5">false</text:span><text:span text:style-name="style10">; <text:s text:c="2"/></text:span><text:span text:style-name="style2">// для задержки и приостановки эксперимента</text:span></text:h>
      <text:h text:style-name="Default" text:outline-level="1"><text:s/>73 <text:s text:c="3"/><text:span text:style-name="style5">int </text:span><text:span text:style-name="style11">M</text:span><text:span text:style-name="style10">,</text:span><text:span text:style-name="style11">D</text:span><text:span text:style-name="style10">,</text:span><text:span text:style-name="style11">Y</text:span><text:span text:style-name="style10">; <text:s text:c="22"/></text:span><text:span text:style-name="style2">// подпись независима от состояния расчётов</text:span></text:h>
      <text:h text:style-name="Default" text:outline-level="1"><text:s/>74 <text:s text:c="3"/><text:span text:style-name="style5">Event </text:span><text:span text:style-name="style11">T</text:span><text:span text:style-name="style10">; </text:span><text:span text:style-name="style11">T</text:span><text:span text:style-name="style10">.</text:span><text:span text:style-name="style11">UnPack</text:span><text:span text:style-name="style10">( </text:span><text:span text:style-name="style11">M</text:span><text:span text:style-name="style10">,</text:span><text:span text:style-name="style11">D</text:span><text:span text:style-name="style10">,</text:span><text:span text:style-name="style11">Y </text:span><text:span text:style-name="style10">); <text:s text:c="5"/></text:span><text:span text:style-name="style2">// время для обработки прерываний от таймера</text:span></text:h>
      <text:h text:style-name="Default" text:outline-level="1"><text:s/>75 <text:s text:c="3"/><text:span text:style-name="style10">{ </text:span><text:span text:style-name="style11">TextContext Save</text:span><text:span text:style-name="style10">( </text:span><text:span text:style-name="style5">true </text:span><text:span text:style-name="style10">); </text:span><text:span text:style-name="style11">color</text:span><text:span text:style-name="style10">( </text:span><text:span text:style-name="style11">navy </text:span><text:span text:style-name="style10">);</text:span></text:h>
      <text:h text:style-name="Default" text:outline-level="1"><text:s/>76 <text:s text:c="5"/><text:span text:style-name="style11">Info</text:span><text:span text:style-name="style10">.</text:span><text:span text:style-name="style11">Area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60</text:span><text:span text:style-name="style10">,</text:span><text:span text:style-name="style4">1 </text:span><text:span text:style-name="style10">).</text:span><text:span text:style-name="style11">Clear</text:span><text:span text:style-name="style10">().</text:span><text:span text:style-name="style11">Print</text:span><text:span text:style-name="style10">( </text:span><text:span text:style-name="style4">2</text:span><text:span text:style-name="style10">,</text:span><text:span text:style-name="style4">0</text:span><text:span text:style-name="style10">,</text:span><text:span text:style-name="style6">"%04d %s %02d, %s%s &lt;= %d"</text:span><text:span text:style-name="style10">,</text:span></text:h>
      <text:h text:style-name="Default" text:outline-level="1"><text:s/>77 <text:s text:c="33"/><text:span text:style-name="style11">Y</text:span><text:span text:style-name="style10">,</text:span><text:span text:style-name="style11">_Mnt</text:span><text:span text:style-name="style10">[</text:span><text:span text:style-name="style11">M</text:span><text:span text:style-name="style10">-</text:span><text:span text:style-name="style4">1</text:span><text:span text:style-name="style10">],</text:span><text:span text:style-name="style11">D</text:span><text:span text:style-name="style10">,</text:span><text:span text:style-name="style11">_Day</text:span><text:span text:style-name="style10">[</text:span><text:span text:style-name="style5">int</text:span><text:span text:style-name="style10">(</text:span><text:span text:style-name="style11">T</text:span><text:span text:style-name="style10">.</text:span><text:span text:style-name="style11">D</text:span><text:span text:style-name="style10">%</text:span><text:span text:style-name="style4">7</text:span><text:span text:style-name="style10">)],</text:span><text:span text:style-name="style11">DtoA</text:span><text:span text:style-name="style10">(</text:span><text:span text:style-name="style11">T</text:span><text:span text:style-name="style10">.</text:span><text:span text:style-name="style11">T</text:span><text:span text:style-name="style10">,</text:span><text:span text:style-name="style4">3</text:span><text:span text:style-name="style10">),</text:span><text:span text:style-name="style11">Kt</text:span><text:span text:style-name="style10">);</text:span></text:h>
      <text:h text:style-name="Default" text:outline-level="1"><text:s/>78 <text:s text:c="5"/><text:span text:style-name="style5">if</text:span><text:span text:style-name="style10">( </text:span><text:span text:style-name="style11">pause</text:span><text:span text:style-name="style10">||</text:span><text:span text:style-name="style11">stop </text:span><text:span text:style-name="style10">){ </text:span><text:span text:style-name="style11">color</text:span><text:span text:style-name="style10">(</text:span><text:span text:style-name="style11">magenta</text:span><text:span text:style-name="style10">); </text:span><text:span text:style-name="style11">Info</text:span><text:span text:style-name="style10">.</text:span><text:span text:style-name="style11">Print</text:span><text:span text:style-name="style10">(</text:span><text:span text:style-name="style11">stop</text:span><text:span text:style-name="style10">?</text:span><text:span text:style-name="style6">" &lt;стоп&gt;"</text:span><text:span text:style-name="style10">:</text:span><text:span text:style-name="style6">" &lt;pause&gt;" </text:span><text:span text:style-name="style10">); }</text:span></text:h>
      <text:h text:style-name="Default" text:outline-level="1"><text:s/>79 <text:s text:c="5"/><text:span text:style-name="style5">if</text:span><text:span text:style-name="style10">( </text:span><text:span text:style-name="style11">Tlaps</text:span><text:span text:style-name="style10">*</text:span><text:span text:style-name="style4">3600</text:span><text:span text:style-name="style10">-</text:span><text:span text:style-name="style11">Trun</text:span><text:span text:style-name="style10">&gt;</text:span><text:span text:style-name="style4">1.0 </text:span><text:span text:style-name="style10">){ </text:span><text:span text:style-name="style11">color</text:span><text:span text:style-name="style10">( </text:span><text:span text:style-name="style11">red </text:span><text:span text:style-name="style10">);</text:span></text:h>
      <text:h text:style-name="Default" text:outline-level="1"><text:s/>80 <text:s text:c="9"/><text:span text:style-name="style11">Info</text:span><text:span text:style-name="style10">.</text:span><text:span text:style-name="style11">Print</text:span><text:span text:style-name="style10">( </text:span><text:span text:style-name="style6">" {%s"</text:span><text:span text:style-name="style10">,</text:span><text:span text:style-name="style11">DtoA</text:span><text:span text:style-name="style10">( </text:span><text:span text:style-name="style11">Tlaps</text:span><text:span text:style-name="style10">,</text:span><text:span text:style-name="style4">3 </text:span><text:span text:style-name="style10">) ); <text:s text:c="3"/></text:span><text:span text:style-name="style2">// реальное время эксперимента</text:span></text:h>
      <text:h text:style-name="Default" text:outline-level="1"><text:s/>81 <text:s text:c="9"/><text:span text:style-name="style11">Info</text:span><text:span text:style-name="style10">.</text:span><text:span text:style-name="style11">Print</text:span><text:span text:style-name="style10">(</text:span><text:span text:style-name="style6">"%s}"</text:span><text:span text:style-name="style10">,</text:span><text:span text:style-name="style11">DtoA</text:span><text:span text:style-name="style10">(</text:span><text:span text:style-name="style11">Trun</text:span><text:span text:style-name="style10">/</text:span><text:span text:style-name="style4">3600</text:span><text:span text:style-name="style10">-</text:span><text:span text:style-name="style11">Tlaps</text:span><text:span text:style-name="style10">,</text:span><text:span text:style-name="style4">3</text:span><text:span text:style-name="style10">)); }</text:span><text:span text:style-name="style2">// отставание со знаком "-"</text:span></text:h>
      <text:h text:style-name="Default" text:outline-level="1"><text:s/>82 <text:s text:c="5"/><text:span text:style-name="style5">if</text:span><text:span text:style-name="style10">( </text:span><text:span text:style-name="style11">recurse </text:span><text:span text:style-name="style10">){ </text:span><text:span text:style-name="style11">color</text:span><text:span text:style-name="style10">( </text:span><text:span text:style-name="style11">green </text:span><text:span text:style-name="style10">); </text:span><text:span text:style-name="style11">Info</text:span><text:span text:style-name="style10">.</text:span><text:span text:style-name="style11">Print</text:span><text:span text:style-name="style10">( </text:span><text:span text:style-name="style6">" %d=затор"</text:span><text:span text:style-name="style10">,</text:span><text:span text:style-name="style11">recurse </text:span><text:span text:style-name="style10">); }</text:span></text:h>
      <text:h text:style-name="Default" text:outline-level="1"><text:s/>83 <text:s text:c="5"/><text:span text:style-name="style11">Info</text:span><text:span text:style-name="style10">.</text:span><text:span text:style-name="style11">Save</text:span><text:span text:style-name="style10">().</text:span><text:span text:style-name="style11">Show</text:span><text:span text:style-name="style10">();</text:span></text:h>
      <text:h text:style-name="Default" text:outline-level="1"><text:s/>84 <text:s text:c="3"/><text:span text:style-name="style10">} <text:s text:c="27"/></text:span><text:span text:style-name="style2">// приостановка &lt;Ctrl&gt; и блокировка &lt;Ctrl+Shift&gt;</text:span></text:h>
      <text:h text:style-name="Default" text:outline-level="1"><text:s/>85 <text:s text:c="3"/><text:span text:style-name="style5">if</text:span><text:span text:style-name="style10">( </text:span><text:span text:style-name="style11">pause</text:span><text:span text:style-name="style10">=</text:span><text:span text:style-name="style11">ScanStatus</text:span><text:span text:style-name="style10">()&amp;</text:span><text:span text:style-name="style11">CTRL </text:span><text:span text:style-name="style10">) </text:span><text:span text:style-name="style2">// вычислительного процесса - до повтора &lt;Ctrl&gt;</text:span></text:h>
      <text:h text:style-name="Default" text:outline-level="1"><text:s/>86 <text:s text:c="5"/><text:span text:style-name="style10">{ </text:span><text:span text:style-name="style11">stop</text:span><text:span text:style-name="style10">=</text:span><text:span text:style-name="style11">ScanStatus</text:span><text:span text:style-name="style10">()&amp;</text:span><text:span text:style-name="style11">SHIFT</text:span><text:span text:style-name="style10">; </text:span><text:span text:style-name="style11">Instant</text:span><text:span text:style-name="style10">=</text:span><text:span text:style-name="style11">T</text:span><text:span text:style-name="style10">-</text:span><text:span text:style-name="style11">Tlaps</text:span><text:span text:style-name="style10">; } </text:span><text:span text:style-name="style5">else</text:span></text:h>
      <text:h text:style-name="Default" text:outline-level="1"><text:s/>87 <text:s text:c="3"/><text:span text:style-name="style5">if</text:span><text:span text:style-name="style10">( </text:span><text:span text:style-name="style11">stop </text:span><text:span text:style-name="style10">)</text:span><text:span text:style-name="style11">Instant</text:span><text:span text:style-name="style10">=</text:span><text:span text:style-name="style11">T</text:span><text:span text:style-name="style10">-</text:span><text:span text:style-name="style11">Trun</text:span><text:span text:style-name="style10">/</text:span><text:span text:style-name="style4">3600</text:span><text:span text:style-name="style10">; </text:span><text:span text:style-name="style5">else</text:span><text:span text:style-name="style2">// если Ctrl отпущен,то требование полной</text:span></text:h>
      <text:h text:style-name="Default" text:outline-level="1"><text:s/>88 <text:s text:c="25"/><text:span text:style-name="style2">// остановки зафиксируется после аккорда &lt;Ctrl+Shift&gt;</text:span></text:h>
      <text:h text:style-name="Default" text:outline-level="1"><text:s/>89 <text:s text:c="3"/><text:span text:style-name="style5">if</text:span><text:span text:style-name="style10">( !</text:span><text:span text:style-name="style11">recurse</text:span><text:span text:style-name="style10">++ ) <text:s text:c="4"/></text:span><text:span text:style-name="style2">// блокировка случаев скороспешных прерываний от таймера</text:span></text:h>
      <text:h text:style-name="Default" text:outline-level="1"><text:s/>90 <text:s text:c="3"/><text:span text:style-name="style10">{ </text:span><text:span text:style-name="style11">Tlaps</text:span><text:span text:style-name="style10">=</text:span><text:span text:style-name="style11">T</text:span><text:span text:style-name="style10">-</text:span><text:span text:style-name="style11">Instant</text:span><text:span text:style-name="style10">; <text:s/></text:span><text:span text:style-name="style2">// отсчеты времени волнового поля фиксируются за надписью</text:span></text:h>
      <text:h text:style-name="Default" text:outline-level="1"><text:s/>91 <text:s text:c="5"/><text:span text:style-name="style11">Simulation</text:span><text:span text:style-name="style10">(); <text:s text:c="3"/></text:span><text:span text:style-name="style2">// собственно вычислительный эксперимент на штормовое море</text:span></text:h>
      <text:h text:style-name="Default" text:outline-level="1"><text:s/>92 <text:s text:c="5"/><text:span text:style-name="style11">recurse</text:span><text:span text:style-name="style10">=</text:span><text:span text:style-name="style4">0</text:span><text:span text:style-name="style10">; <text:s text:c="5"/></text:span><text:span text:style-name="style2">// успешное завершение разблокирует запрос отрисовки экрана</text:span></text:h>
      <text:h text:style-name="Default" text:outline-level="1"><text:s/>93 <text:s text:c="3"/><text:span text:style-name="style10">} </text:span><text:span text:style-name="style5">return false</text:span><text:span text:style-name="style10">; <text:s text:c="2"/></text:span><text:span text:style-name="style2">// восстановление картинок производится в обработке таймера</text:span></text:h>
      <text:h text:style-name="Default" text:outline-level="1"><text:s/>94 <text:s/><text:span text:style-name="style10">}</text:span></text:h>
      <text:h text:style-name="Default" text:outline-level="1"><text:s/>95 <text:s/><text:span text:style-name="style15">//! <text:s/>Собственно моделирование строится по минимальным интервалам времени</text:span></text:h>
      <text:h text:style-name="Default" text:outline-level="1"><text:s/>96 <text:s/><text:span text:style-name="style2">// <text:s text:c="2"/>по критериям Куранта для свободных волн в полных потоках, либо, если идёт</text:span></text:h>
      <text:h text:style-name="Default" text:outline-level="1"><text:s/>97 <text:s/><text:span text:style-name="style2">// <text:s text:c="2"/>простое кинематическое построение картинок с корабликом на волне,</text:span></text:h>
      <text:h text:style-name="Default" text:outline-level="1"><text:s/>98 <text:s/><text:span text:style-name="style2">// <text:s text:c="2"/>то счёт исполняется чисто в реальном времени</text:span></text:h>
      <text:h text:style-name="Default" text:outline-level="1"><text:s/>99 <text:s/><text:span text:style-name="style2">// <text:s text:c="2"/>++шаг должен подстраиваться к кинематике волн, корабля и их взаимодействия</text:span></text:h>
      <text:h text:style-name="Default" text:outline-level="1">100 <text:s/><text:span text:style-name="style2">//</text:span></text:h>
      <text:h text:style-name="Default" text:outline-level="1">101 <text:s/><text:span text:style-name="style11">Field</text:span><text:span text:style-name="style10">&amp; </text:span><text:span text:style-name="style11">Field</text:span><text:span text:style-name="style10">::</text:span><text:span text:style-name="style11">Simulation</text:span><text:span text:style-name="style10">() <text:s/></text:span><text:span text:style-name="style2">// моделирование волнения в интервале Trun до Tlaps</text:span></text:h>
      <text:h text:style-name="Default" text:outline-level="1">102 <text:s/><text:span text:style-name="style10">{ </text:span><text:span text:style-name="style5">Real </text:span><text:span text:style-name="style11">Tnew</text:span><text:span text:style-name="style10">=</text:span><text:span text:style-name="style11">Tlaps</text:span><text:span text:style-name="style10">*</text:span><text:span text:style-name="style4">3600.0</text:span><text:span text:style-name="style10">; <text:s text:c="2"/></text:span><text:span text:style-name="style2">//~ в режиме прерываний проводить счет нежелательно</text:span></text:h>
      <text:h text:style-name="Default" text:outline-level="1">103 <text:s text:c="3"/><text:span text:style-name="style11">GrWave</text:span><text:span text:style-name="style10">=</text:span><text:span text:style-name="style11">Exp</text:span><text:span text:style-name="style10">.</text:span><text:span text:style-name="style11">wave</text:span><text:span text:style-name="style10">&gt;</text:span><text:span text:style-name="style4">1</text:span><text:span text:style-name="style10">?</text:span><text:span text:style-name="style4">10</text:span><text:span text:style-name="style10">:</text:span><text:span text:style-name="style4">17.6</text:span><text:span text:style-name="style10">; </text:span><text:span text:style-name="style2">// количество волн для одного структурного цикла</text:span></text:h>
      <text:h text:style-name="Default" text:outline-level="1">104 <text:s text:c="3"/><text:span text:style-name="style5">if</text:span><text:span text:style-name="style10">( </text:span><text:span text:style-name="style11">Trun</text:span><text:span text:style-name="style10">&lt;</text:span><text:span text:style-name="style11">Tnew </text:span><text:span text:style-name="style10">) <text:s text:c="10"/></text:span><text:span text:style-name="style2">// на свободной границе нужен точный отсчёт времени</text:span></text:h>
      <text:h text:style-name="Default" text:outline-level="1">105 <text:s text:c="3"/><text:span text:style-name="style10">{ </text:span><text:span text:style-name="style5">Real </text:span><text:span text:style-name="style11">Tr</text:span><text:span text:style-name="style10">=</text:span><text:span text:style-name="style11">Trun</text:span><text:span text:style-name="style10">; <text:s text:c="10"/></text:span><text:span text:style-name="style2">// начальный отсчёт времени по выходу через секунду</text:span></text:h>
      <text:h text:style-name="Default" text:outline-level="1">106 <text:s text:c="5"/><text:span text:style-name="style5">if</text:span><text:span text:style-name="style10">( </text:span><text:span text:style-name="style11">Vessel</text:span><text:span text:style-name="style10">-&gt;</text:span><text:span text:style-name="style11">Statum </text:span><text:span text:style-name="style10">|| </text:span><text:span text:style-name="style11">Exp</text:span><text:span text:style-name="style10">.</text:span><text:span text:style-name="style11">wave</text:span><text:span text:style-name="style10">&gt;</text:span><text:span text:style-name="style4">1 </text:span><text:span text:style-name="style10">)</text:span><text:span text:style-name="style11">Ts</text:span><text:span text:style-name="style10">=</text:span><text:span text:style-name="style11">Tstep</text:span><text:span text:style-name="style10">/</text:span><text:span text:style-name="style11">tKrat</text:span><text:span text:style-name="style10">; <text:s/></text:span><text:span text:style-name="style2">// гидромеханика корабля</text:span></text:h>
      <text:h text:style-name="Default" text:outline-level="1">107 <text:s text:c="21"/><text:span text:style-name="style5">else </text:span><text:span text:style-name="style11">Ts</text:span><text:span text:style-name="style10">=</text:span><text:span text:style-name="style11">Tstep</text:span><text:span text:style-name="style10">/</text:span><text:span text:style-name="style11">tKrat</text:span><text:span text:style-name="style10">; </text:span><text:span text:style-name="style2">//Tnew-Trun; <text:s/>// или только кинематика</text:span></text:h>
      <text:h text:style-name="Default" text:outline-level="1">108 <text:s text:c="5"/><text:span text:style-name="style2">//</text:span></text:h>
      <text:h text:style-name="Default" text:outline-level="1">109 <text:s text:c="5"/><text:span text:style-name="style2">// <text:s text:c="2"/>Главный цикл во времени для проведения вычислительного эксперимента</text:span></text:h>
      <text:h text:style-name="Default" text:outline-level="1">110 <text:s text:c="5"/><text:span text:style-name="style2">//</text:span></text:h>
      <text:h text:style-name="Default" text:outline-level="1">111 <text:s text:c="5"/><text:span text:style-name="style5">while</text:span><text:span text:style-name="style10">( </text:span><text:span text:style-name="style11">Trun</text:span><text:span text:style-name="style10">&lt;=</text:span><text:span text:style-name="style11">Tnew <text:s text:c="6"/></text:span><text:span text:style-name="style15">//! вычисления вдогонку из Trun через Tstep -&gt; Tnew</text:span></text:h>
      <text:h text:style-name="Default" text:outline-level="1">112 <text:s text:c="9"/><text:span text:style-name="style10">&amp;&amp; </text:span><text:span text:style-name="style11">Trun</text:span><text:span text:style-name="style10">-</text:span><text:span text:style-name="style11">Tr</text:span><text:span text:style-name="style10">&lt;=</text:span><text:span text:style-name="style4">1.0 </text:span><text:span text:style-name="style10">) <text:s text:c="2"/></text:span><text:span text:style-name="style2">// <text:s/>случай отставания от реального времени на 1 сек</text:span></text:h>
      <text:h text:style-name="Default" text:outline-level="1">113 <text:s text:c="5"/><text:span text:style-name="style10">{ </text:span><text:span text:style-name="style11">Trun </text:span><text:span text:style-name="style10">+= </text:span><text:span text:style-name="style11">Ts</text:span><text:span text:style-name="style10">; <text:s text:c="10"/></text:span><text:span text:style-name="style2">// запоминается точный отсчёт интервала для времени</text:span></text:h>
      <text:h text:style-name="Default" text:outline-level="1">114 <text:s text:c="7"/><text:span text:style-name="style5">if</text:span><text:span text:style-name="style10">( </text:span><text:span text:style-name="style11">Exp</text:span><text:span text:style-name="style10">.</text:span><text:span text:style-name="style11">wave</text:span><text:span text:style-name="style10">==</text:span><text:span text:style-name="style4">1 </text:span><text:span text:style-name="style10">){ <text:s text:c="3"/></text:span><text:span text:style-name="style15">//! моделирование динамики корабля на м.модели волн</text:span></text:h>
      <text:h text:style-name="Default" text:outline-level="1"><text:soft-page-break/>115 <text:s/><text:span text:style-name="style9">#pragma omp parallel for</text:span></text:h>
      <text:h text:style-name="Default" text:outline-level="1">116 <text:s text:c="9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</text:span><text:span text:style-name="style11">mY</text:span><text:span text:style-name="style10">; </text:span><text:span text:style-name="style11">y</text:span><text:span text:style-name="style10">++ ) <text:s/></text:span><text:span text:style-name="style2">// Построение результирующего волнового поля</text:span></text:h>
      <text:h text:style-name="Default" text:outline-level="1">117 <text:s text:c="9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+ ) <text:s/></text:span><text:span text:style-name="style2">// без разделения на независимые структуры и</text:span></text:h>
      <text:h text:style-name="Default" text:outline-level="1">118 <text:s text:c="9"/><text:span text:style-name="style5">if</text:span><text:span text:style-name="style10">( </text:span><text:span text:style-name="style11">Exp</text:span><text:span text:style-name="style10">.</text:span><text:span text:style-name="style11">peak </text:span><text:span text:style-name="style10">) <text:s text:c="12"/></text:span><text:span text:style-name="style2">// со сдвигами поверхностных частиц жидкости</text:span></text:h>
      <text:h text:style-name="Default" text:outline-level="1">119 <text:s text:c="9"/><text:span text:style-name="style10">{ </text:span><text:span text:style-name="style5">Vector </text:span><text:span text:style-name="style11">W</text:span><text:span text:style-name="style10">={ </text:span><text:span text:style-name="style11">dS</text:span><text:span text:style-name="style10">*</text:span><text:span text:style-name="style11">x</text:span><text:span text:style-name="style10">-</text:span><text:span text:style-name="style11">Long</text:span><text:span text:style-name="style10">/</text:span><text:span text:style-name="style4">2</text:span><text:span text:style-name="style10">,</text:span><text:span text:style-name="style11">dS</text:span><text:span text:style-name="style10">*(</text:span><text:span text:style-name="style11">y</text:span><text:span text:style-name="style10">-</text:span><text:span text:style-name="style5">Real</text:span><text:span text:style-name="style10">(</text:span><text:span text:style-name="style11">mY</text:span><text:span text:style-name="style10">-</text:span><text:span text:style-name="style4">1</text:span><text:span text:style-name="style10">)/</text:span><text:span text:style-name="style4">2</text:span><text:span text:style-name="style10">),</text:span><text:span text:style-name="style4">0 </text:span><text:span text:style-name="style10">};</text:span></text:h>
      <text:h text:style-name="Default" text:outline-level="1">120 <text:s text:c="11"/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 = </text:span><text:span text:style-name="style11">Wind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 <text:s text:c="14"/></text:span><text:span text:style-name="style2">// здесь предвычисляются</text:span></text:h>
      <text:h text:style-name="Default" text:outline-level="1">121 <text:s text:c="19"/><text:span text:style-name="style10">+ </text:span><text:span text:style-name="style11">Swell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 - </text:span><text:span text:style-name="style11">W <text:s text:c="10"/></text:span><text:span text:style-name="style2">// координаты всех ячеек</text:span></text:h>
      <text:h text:style-name="Default" text:outline-level="1">122 <text:s text:c="19"/><text:span text:style-name="style10">+ </text:span><text:span text:style-name="style11">Surge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 - </text:span><text:span text:style-name="style11">W</text:span><text:span text:style-name="style10">;</text:span></text:h>
      <text:h text:style-name="Default" text:outline-level="1">123 <text:s text:c="9"/><text:span text:style-name="style10">} </text:span><text:span text:style-name="style5">else <text:s text:c="23"/></text:span><text:span text:style-name="style2">// простые волны в полных потоках и без</text:span></text:h>
      <text:h text:style-name="Default" text:outline-level="1">124 <text:s text:c="9"/><text:span text:style-name="style10">{ </text:span><text:span text:style-name="style5">Vector </text:span><text:span text:style-name="style10">&amp;</text:span><text:span text:style-name="style11">W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; </text:span><text:span text:style-name="style11">W</text:span><text:span text:style-name="style10">.</text:span><text:span text:style-name="style11">z</text:span><text:span text:style-name="style10">=</text:span><text:span text:style-name="style4">0</text:span><text:span text:style-name="style10">; <text:s/></text:span><text:span text:style-name="style2">// дрейфовых сдвигов поверхностных частиц</text:span></text:h>
      <text:h text:style-name="Default" text:outline-level="1">125 <text:s text:c="11"/><text:span text:style-name="style11">W</text:span><text:span text:style-name="style10">.</text:span><text:span text:style-name="style11">z </text:span><text:span text:style-name="style10">= </text:span><text:span text:style-name="style11">Wind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.</text:span><text:span text:style-name="style11">z</text:span></text:h>
      <text:h text:style-name="Default" text:outline-level="1">126 <text:s text:c="14"/><text:span text:style-name="style10">+ </text:span><text:span text:style-name="style11">Swell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.</text:span><text:span text:style-name="style11">z </text:span><text:span text:style-name="style2">// координаты хранятся в исходном массиве</text:span></text:h>
      <text:h text:style-name="Default" text:outline-level="1">127 <text:s text:c="14"/><text:span text:style-name="style10">+ </text:span><text:span text:style-name="style11">Surge</text:span><text:span text:style-name="style10">.</text:span><text:span text:style-name="style11">Wave</text:span><text:span text:style-name="style10">( </text:span><text:span text:style-name="style11">Trun</text:span><text:span text:style-name="style10">,</text:span><text:span text:style-name="style11">W </text:span><text:span text:style-name="style10">).</text:span><text:span text:style-name="style11">z</text:span><text:span text:style-name="style10">;</text:span></text:h>
      <text:h text:style-name="Default" text:outline-level="1">128 <text:s text:c="9"/><text:span text:style-name="style10">}</text:span></text:h>
      <text:h text:style-name="Default" text:outline-level="1">129 <text:s text:c="7"/><text:span text:style-name="style10">} </text:span><text:span text:style-name="style5">else <text:s text:c="12"/></text:span><text:span text:style-name="style15">//! прямой вычислительный эксперимент разделением волн</text:span></text:h>
      <text:h text:style-name="Default" text:outline-level="1">130 <text:s text:c="7"/><text:span text:style-name="style5">if</text:span><text:span text:style-name="style10">( </text:span><text:span text:style-name="style11">Exp</text:span><text:span text:style-name="style10">.</text:span><text:span text:style-name="style11">wave</text:span><text:span text:style-name="style10">&gt;</text:span><text:span text:style-name="style4">1 </text:span><text:span text:style-name="style10">) <text:s text:c="2"/></text:span><text:span text:style-name="style2">// по всем трём независимым структурам из частиц-ячеек</text:span></text:h>
      <text:h text:style-name="Default" text:outline-level="1">131 <text:s text:c="7"/><text:span text:style-name="style10">{ </text:span><text:span text:style-name="style5">Vector </text:span><text:span text:style-name="style11">dR</text:span><text:span text:style-name="style10">=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; <text:s/></text:span><text:span text:style-name="style2">// продвижение по курсу корабля за один шаг времени</text:span></text:h>
      <text:h text:style-name="Default" text:outline-level="1">132 <text:s text:c="9"/><text:span text:style-name="style5">if</text:span><text:span text:style-name="style10">( </text:span><text:span text:style-name="style11">Vessel</text:span><text:span text:style-name="style10">-&gt;</text:span><text:span text:style-name="style11">Route</text:span><text:span text:style-name="style10">.</text:span><text:span text:style-name="style11">len</text:span><text:span text:style-name="style10">&gt;</text:span><text:span text:style-name="style4">1 </text:span><text:span text:style-name="style10">)</text:span><text:span text:style-name="style11">dR</text:span><text:span text:style-name="style10">=</text:span><text:span text:style-name="style11">Vessel</text:span><text:span text:style-name="style10">-&gt;</text:span><text:span text:style-name="style11">Route</text:span><text:span text:style-name="style10">[-</text:span><text:span text:style-name="style4">2</text:span><text:span text:style-name="style10">]-</text:span><text:span text:style-name="style11">Vessel</text:span><text:span text:style-name="style10">-&gt;</text:span><text:span text:style-name="style11">Route</text:span><text:span text:style-name="style10">[-</text:span><text:span text:style-name="style4">1</text:span><text:span text:style-name="style10">];</text:span></text:h>
      <text:h text:style-name="Default" text:outline-level="1">133 <text:s/><text:span text:style-name="style9">#pragma omp parallel sections</text:span></text:h>
      <text:h text:style-name="Default" text:outline-level="1">134 <text:s text:c="9"/><text:span text:style-name="style10">{</text:span></text:h>
      <text:h text:style-name="Default" text:outline-level="1">135 <text:s/><text:span text:style-name="style9">#pragma omp section <text:s text:c="12"/></text:span><text:span text:style-name="style2">// длиннопериодный накат трансокеанских штормов</text:span></text:h>
      <text:h text:style-name="Default" text:outline-level="1">136 <text:s text:c="11"/><text:span text:style-name="style11">Surge</text:span><text:span text:style-name="style10">.</text:span><text:span text:style-name="style11">Solving</text:span><text:span text:style-name="style10">( </text:span><text:span text:style-name="style11">Trun</text:span><text:span text:style-name="style10">,</text:span><text:span text:style-name="style11">dR </text:span><text:span text:style-name="style10">);</text:span></text:h>
      <text:h text:style-name="Default" text:outline-level="1">137 <text:s/><text:span text:style-name="style9">#pragma omp section <text:s text:c="12"/></text:span><text:span text:style-name="style2">// первая система свежей и наиболее крутой зыби</text:span></text:h>
      <text:h text:style-name="Default" text:outline-level="1">138 <text:s text:c="11"/><text:span text:style-name="style11">Swell</text:span><text:span text:style-name="style10">.</text:span><text:span text:style-name="style11">Solving</text:span><text:span text:style-name="style10">( </text:span><text:span text:style-name="style11">Trun</text:span><text:span text:style-name="style10">,</text:span><text:span text:style-name="style11">dR </text:span><text:span text:style-name="style10">);</text:span></text:h>
      <text:h text:style-name="Default" text:outline-level="1">139 <text:s/><text:span text:style-name="style9">#pragma omp section <text:s text:c="11"/></text:span><text:span text:style-name="style2">// интенсивное волнение с обрушающимися гребнями</text:span></text:h>
      <text:h text:style-name="Default" text:outline-level="1">140 <text:s text:c="11"/><text:span text:style-name="style11">Wind</text:span><text:span text:style-name="style10">.</text:span><text:span text:style-name="style11">Solving</text:span><text:span text:style-name="style10">( </text:span><text:span text:style-name="style11">Trun</text:span><text:span text:style-name="style10">,</text:span><text:span text:style-name="style11">dR </text:span><text:span text:style-name="style10">);</text:span></text:h>
      <text:h text:style-name="Default" text:outline-level="1">141 <text:s text:c="9"/><text:span text:style-name="style10">}</text:span></text:h>
      <text:h text:style-name="Default" text:outline-level="1">142 <text:s text:c="9"/><text:span text:style-name="style5">if</text:span><text:span text:style-name="style10">( </text:span><text:span text:style-name="style11">Exp</text:span><text:span text:style-name="style10">.</text:span><text:span text:style-name="style11">wave </text:span><text:span text:style-name="style10">){</text:span></text:h>
      <text:h text:style-name="Default" text:outline-level="1">143 <text:s/><text:span text:style-name="style9">#pragma omp parallel for</text:span></text:h>
      <text:h text:style-name="Default" text:outline-level="1">144 <text:s text:c="11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</text:span><text:span text:style-name="style11">mY</text:span><text:span text:style-name="style10">; </text:span><text:span text:style-name="style11">y</text:span><text:span text:style-name="style10">++ ) <text:s text:c="8"/></text:span><text:span text:style-name="style2">// Общие результаты по уровням моря</text:span></text:h>
      <text:h text:style-name="Default" text:outline-level="1">145 <text:s text:c="11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+ )</text:span><text:span text:style-name="style5">if</text:span><text:span text:style-name="style10">( </text:span><text:span text:style-name="style11">Exp</text:span><text:span text:style-name="style10">.</text:span><text:span text:style-name="style11">peak </text:span><text:span text:style-name="style10">)</text:span></text:h>
      <text:h text:style-name="Default" text:outline-level="1">146 <text:s text:c="11"/><text:span text:style-name="style10">{ </text:span><text:span text:style-name="style5">Vector </text:span><text:span text:style-name="style11">W</text:span><text:span text:style-name="style10">={ </text:span><text:span text:style-name="style11">dS</text:span><text:span text:style-name="style10">*</text:span><text:span text:style-name="style11">x</text:span><text:span text:style-name="style10">-</text:span><text:span text:style-name="style11">Long</text:span><text:span text:style-name="style10">/</text:span><text:span text:style-name="style4">2</text:span><text:span text:style-name="style10">,</text:span><text:span text:style-name="style11">dS</text:span><text:span text:style-name="style10">*(</text:span><text:span text:style-name="style11">y</text:span><text:span text:style-name="style10">-</text:span><text:span text:style-name="style5">Real</text:span><text:span text:style-name="style10">(</text:span><text:span text:style-name="style11">mY</text:span><text:span text:style-name="style10">-</text:span><text:span text:style-name="style4">1</text:span><text:span text:style-name="style10">)/</text:span><text:span text:style-name="style4">2</text:span><text:span text:style-name="style10">),</text:span><text:span text:style-name="style4">0 </text:span><text:span text:style-name="style10">};</text:span></text:h>
      <text:h text:style-name="Default" text:outline-level="1">147 <text:s text:c="15"/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 = </text:span><text:span text:style-name="style11">Wind</text:span><text:span text:style-name="style10">.</text:span><text:span text:style-name="style11">Amd</text:span><text:span text:style-name="style10">( </text:span><text:span text:style-name="style11">W </text:span><text:span text:style-name="style10">) + </text:span><text:span text:style-name="style11">Swell</text:span><text:span text:style-name="style10">.</text:span><text:span text:style-name="style11">Amd</text:span><text:span text:style-name="style10">( </text:span><text:span text:style-name="style11">W </text:span><text:span text:style-name="style10">) + </text:span><text:span text:style-name="style11">Surge</text:span><text:span text:style-name="style10">.</text:span><text:span text:style-name="style11">Amd</text:span><text:span text:style-name="style10">( </text:span><text:span text:style-name="style11">W </text:span><text:span text:style-name="style10">) - </text:span><text:span text:style-name="style11">W</text:span><text:span text:style-name="style10">*</text:span><text:span text:style-name="style4">2</text:span><text:span text:style-name="style10">;</text:span></text:h>
      <text:h text:style-name="Default" text:outline-level="1">148 <text:s text:c="11"/><text:span text:style-name="style10">} </text:span><text:span text:style-name="style5">else</text:span></text:h>
      <text:h text:style-name="Default" text:outline-level="1">149 <text:s text:c="11"/><text:span text:style-name="style10">{ </text:span><text:span text:style-name="style5">Vector </text:span><text:span text:style-name="style10">&amp;</text:span><text:span text:style-name="style11">W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;</text:span></text:h>
      <text:h text:style-name="Default" text:outline-level="1">150 <text:s text:c="20"/><text:span text:style-name="style11">W</text:span><text:span text:style-name="style10">.</text:span><text:span text:style-name="style11">z </text:span><text:span text:style-name="style10">= </text:span><text:span text:style-name="style11">Wind</text:span><text:span text:style-name="style10">.</text:span><text:span text:style-name="style11">AmH</text:span><text:span text:style-name="style10">( </text:span><text:span text:style-name="style11">W </text:span><text:span text:style-name="style10">) + </text:span><text:span text:style-name="style11">Swell</text:span><text:span text:style-name="style10">.</text:span><text:span text:style-name="style11">AmH</text:span><text:span text:style-name="style10">( </text:span><text:span text:style-name="style11">W </text:span><text:span text:style-name="style10">) + </text:span><text:span text:style-name="style11">Surge</text:span><text:span text:style-name="style10">.</text:span><text:span text:style-name="style11">AmH</text:span><text:span text:style-name="style10">( </text:span><text:span text:style-name="style11">W </text:span><text:span text:style-name="style10">);</text:span></text:h>
      <text:h text:style-name="Default" text:outline-level="1">151 <text:s text:c="9"/><text:span text:style-name="style10">} }</text:span></text:h>
      <text:h text:style-name="Default" text:outline-level="1">152 <text:s text:c="7"/><text:span text:style-name="style10">}</text:span></text:h>
      <text:h text:style-name="Default" text:outline-level="1">153 <text:s text:c="7"/><text:span text:style-name="style11">Vessel</text:span><text:span text:style-name="style10">-&gt;</text:span><text:span text:style-name="style11">Floating</text:span><text:span text:style-name="style10">() <text:s text:c="4"/></text:span><text:span text:style-name="style2">// наложение уровня + расчёт воздействия на корпус</text:span></text:h>
      <text:h text:style-name="Default" text:outline-level="1">154 <text:s text:c="14"/><text:span text:style-name="style10">.</text:span><text:span text:style-name="style11">Movement</text:span><text:span text:style-name="style10">() <text:s text:c="4"/></text:span><text:span text:style-name="style2">// моделирование гидродинамики корабля на волнении</text:span></text:h>
      <text:h text:style-name="Default" text:outline-level="1">155 <text:s text:c="14"/><text:span text:style-name="style10">.</text:span><text:span text:style-name="style11">Protocol</text:span><text:span text:style-name="style10">();</text:span></text:h>
      <text:h text:style-name="Default" text:outline-level="1">156 <text:s text:c="13"/><text:span text:style-name="style10">++</text:span><text:span text:style-name="style11">Kt</text:span><text:span text:style-name="style10">; <text:s text:c="15"/></text:span><text:span text:style-name="style2">// счётчик циклов вычислительного эксперимента</text:span></text:h>
      <text:h text:style-name="Default" text:outline-level="1">157 <text:s text:c="7"/><text:span text:style-name="style5">if</text:span><text:span text:style-name="style10">( !</text:span><text:span text:style-name="style11">WinReady</text:span><text:span text:style-name="style10">(</text:span><text:span text:style-name="style5">this</text:span><text:span text:style-name="style10">) )</text:span><text:span text:style-name="style5">break</text:span><text:span text:style-name="style10">;</text:span><text:span text:style-name="style2">// переисполнение очереди посторонних запросов</text:span></text:h>
      <text:h text:style-name="Default" text:outline-level="1">158 <text:s text:c="3"/><text:span text:style-name="style10">} } </text:span><text:span text:style-name="style5">else </text:span><text:span text:style-name="style11">WinReady</text:span><text:span text:style-name="style10">()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59 <text:s/><text:span text:style-name="style10">}</text:span></text:h>
      <text:h text:style-name="Default" text:outline-level="1">160 <text:s/><text:span text:style-name="style2">// <text:s text:c="4"/>Эксперимент выполняется с заданным расчетным шагом до истечения</text:span></text:h>
      <text:h text:style-name="Default" text:outline-level="1">161 <text:s/><text:span text:style-name="style2">// <text:s text:c="4"/>контрольного интервала времени, или до возникновения сигнала</text:span></text:h>
      <text:h text:style-name="Default" text:outline-level="1">162 <text:s/><text:span text:style-name="style2">// <text:s text:c="4"/>о нарушении аппроксимационных критериев, или - приостанавливается</text:span></text:h>
      <text:h text:style-name="Default" text:outline-level="1">163 <text:s/><text:span text:style-name="style2">// <text:s text:c="4"/>в случае возникновении внешних прерываний, с установлением реально</text:span></text:h>
      <text:h text:style-name="Default" text:outline-level="1">164 <text:s/><text:span text:style-name="style2">// <text:s text:c="4"/>достигнутого времени моделирования</text:span></text:h>
      <text:h text:style-name="Default" text:outline-level="1">165 <text:s/><text:span text:style-name="style11">Waves</text:span><text:span text:style-name="style10">&amp;</text:span></text:h>
      <text:h text:style-name="Default" text:outline-level="1">166 <text:s/><text:span text:style-name="style11">Waves</text:span><text:span text:style-name="style10">::</text:span><text:span text:style-name="style11">Solving</text:span><text:span text:style-name="style10">( </text:span><text:span text:style-name="style11">_Real Tr</text:span><text:span text:style-name="style10">, </text:span><text:span text:style-name="style11">_Vector dR </text:span><text:span text:style-name="style10">) <text:s text:c="3"/></text:span><text:span text:style-name="style2">// Время и ранее сделанный шаг в пути</text:span></text:h>
      <text:h text:style-name="Default" text:outline-level="1">167 <text:s/><text:span text:style-name="style10">{ </text:span><text:span text:style-name="style2">//</text:span></text:h>
      <text:h text:style-name="Default" text:outline-level="1">168 <text:s text:c="3"/><text:span text:style-name="style2">// <text:s text:c="2"/>На новый отсчет времени Trun автоматически смещаются граничные условия,</text:span></text:h>
      <text:h text:style-name="Default" text:outline-level="1">169 <text:s text:c="3"/><text:span text:style-name="style2">// <text:s text:c="2"/>соответственно желательно сместить волновые поля на продвижение корабля</text:span></text:h>
      <text:h text:style-name="Default" text:outline-level="1">170 <text:s text:c="3"/><text:span text:style-name="style2">// <text:s text:c="2"/>для разностных расчётов обновляемых волновых полей к тому же времени +Ts</text:span></text:h>
      <text:h text:style-name="Default" text:outline-level="1">171 <text:s text:c="3"/><text:span text:style-name="style2">//</text:span></text:h>
      <text:h text:style-name="Default" text:outline-level="1">172 <text:s text:c="2"/><text:span text:style-name="style5">Real </text:span><text:span text:style-name="style11">S</text:span><text:span text:style-name="style10">=</text:span><text:span text:style-name="style11">Ts</text:span><text:span text:style-name="style10">,</text:span><text:span text:style-name="style11">Step</text:span><text:span text:style-name="style10">=</text:span><text:span text:style-name="style11">Ts</text:span><text:span text:style-name="style10">-(</text:span><text:span text:style-name="style11">dR</text:span><text:span text:style-name="style10">%</text:span><text:span text:style-name="style11">x</text:span><text:span text:style-name="style10">)/</text:span><text:span text:style-name="style11">Cw</text:span><text:span text:style-name="style10">; <text:s text:c="4"/></text:span><text:span text:style-name="style2">// с проекцией скорости волны на курс корабля</text:span></text:h>
      <text:h text:style-name="Default" text:outline-level="1">173 <text:s text:c="2"/><text:span text:style-name="style5">int </text:span><text:span text:style-name="style11">kS</text:span><text:span text:style-name="style10">=</text:span><text:span text:style-name="style16">max</text:span><text:span text:style-name="style10">( </text:span><text:span text:style-name="style4">1</text:span><text:span text:style-name="style10">,(</text:span><text:span text:style-name="style5">int</text:span><text:span text:style-name="style10">)</text:span><text:span text:style-name="style11">fabs</text:span><text:span text:style-name="style10">( </text:span><text:span text:style-name="style11">Step</text:span><text:span text:style-name="style10">/</text:span><text:span text:style-name="style11">Ts</text:span><text:span text:style-name="style10">+</text:span><text:span text:style-name="style4">0.9 </text:span><text:span text:style-name="style10">) ); </text:span><text:span text:style-name="style5">if</text:span><text:span text:style-name="style10">( </text:span><text:span text:style-name="style11">kS</text:span><text:span text:style-name="style10">&gt;</text:span><text:span text:style-name="style4">1 </text:span><text:span text:style-name="style10">)</text:span><text:span text:style-name="style11">S</text:span><text:span text:style-name="style10">/=</text:span><text:span text:style-name="style11">kS</text:span><text:span text:style-name="style10">,</text:span><text:span text:style-name="style11">Step</text:span><text:span text:style-name="style10">/=</text:span><text:span text:style-name="style11">kS</text:span><text:span text:style-name="style10">;</text:span></text:h>
      <text:h text:style-name="Default" text:outline-level="1">174 <text:s text:c="3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=</text:span><text:span text:style-name="style11">kS</text:span><text:span text:style-name="style10">; </text:span><text:span text:style-name="style11">i</text:span><text:span text:style-name="style10">++ )</text:span></text:h>
      <text:h text:style-name="Default" text:outline-level="1">175 <text:s text:c="4"/><text:span text:style-name="style5">if</text:span><text:span text:style-name="style10">( </text:span><text:span text:style-name="style11">Storm</text:span><text:span text:style-name="style10">-&gt;</text:span><text:span text:style-name="style11">Exp</text:span><text:span text:style-name="style10">.</text:span><text:span text:style-name="style11">peak </text:span><text:span text:style-name="style10">)</text:span><text:span text:style-name="style11">ThreeBoundary</text:span><text:span text:style-name="style10">( </text:span><text:span text:style-name="style11">Tr</text:span><text:span text:style-name="style10">+</text:span><text:span text:style-name="style11">i</text:span><text:span text:style-name="style10">*</text:span><text:span text:style-name="style11">S</text:span><text:span text:style-name="style10">,</text:span><text:span text:style-name="style11">S</text:span><text:span text:style-name="style10">,</text:span><text:span text:style-name="style11">Step </text:span><text:span text:style-name="style10">),</text:span><text:span text:style-name="style11">ThreeSurface</text:span><text:span text:style-name="style10">( </text:span><text:span text:style-name="style11">Step </text:span><text:span text:style-name="style10">);</text:span></text:h>
      <text:h text:style-name="Default" text:outline-level="1">176 <text:s text:c="19"/><text:span text:style-name="style5">else <text:s text:c="2"/></text:span><text:span text:style-name="style11">FreeBoundary</text:span><text:span text:style-name="style10">( </text:span><text:span text:style-name="style11">Tr</text:span><text:span text:style-name="style10">+</text:span><text:span text:style-name="style11">i</text:span><text:span text:style-name="style10">*</text:span><text:span text:style-name="style11">S</text:span><text:span text:style-name="style10">,</text:span><text:span text:style-name="style11">S</text:span><text:span text:style-name="style10">,</text:span><text:span text:style-name="style11">Step </text:span><text:span text:style-name="style10">),</text:span><text:span text:style-name="style11">FreeSurface</text:span><text:span text:style-name="style10">( </text:span><text:span text:style-name="style11">Step </text:span><text:span text:style-name="style10">);</text:span></text:h>
      <text:h text:style-name="Default" text:outline-level="1">177 <text:s text:c="3"/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78 <text:s/><text:span text:style-name="style10">}</text:span></text:h>
      <text:h text:style-name="Default" text:outline-level="1">179 <text:s/><text:span text:style-name="style15">//! <text:s text:c="3"/>Моделирование поперечных волн на воде простыми волновыми уравнениями</text:span></text:h>
      <text:h text:style-name="Default" text:outline-level="1">180 <text:s/><text:span text:style-name="style2">//</text:span></text:h>
      <text:h text:style-name="Default" text:outline-level="1">181 <text:s/><text:span text:style-name="style11">Waves</text:span><text:span text:style-name="style10">&amp; </text:span><text:span text:style-name="style11">Waves</text:span><text:span text:style-name="style10">::</text:span><text:span text:style-name="style11">FreeSurface</text:span><text:span text:style-name="style10">( </text:span><text:span text:style-name="style11">_Real Step </text:span><text:span text:style-name="style10">) <text:s/></text:span><text:span text:style-name="style2">// + поле скорости задается в реальном</text:span></text:h>
      <text:h text:style-name="Default" text:outline-level="1">182 <text:s/><text:span text:style-name="style10">{ </text:span><text:span text:style-name="style5">Real </text:span><text:span text:style-name="style11">Sigma</text:span><text:span text:style-name="style10">=</text:span><text:span text:style-name="style11">_Pd</text:span><text:span text:style-name="style10">*</text:span><text:span text:style-name="style11">Cw</text:span><text:span text:style-name="style10">/</text:span><text:span text:style-name="style11">Length</text:span><text:span text:style-name="style10">, <text:s text:c="13"/></text:span><text:span text:style-name="style2">// = волновая частота <text:s text:c="9"/>[1/сек] <text:s text:c="6"/></text:span><text:span text:style-name="style11">dTs</text:span><text:span text:style-name="style10">=</text:span><text:span text:style-name="style11">Cw</text:span><text:span text:style-name="style10">*</text:span><text:span text:style-name="style11">Step</text:span><text:span text:style-name="style10">/</text:span><text:span text:style-name="style11">Ds</text:span><text:span text:style-name="style10">/</text:span><text:span text:style-name="style11">Sigma</text:span><text:span text:style-name="style10">; <text:s text:c="12"/></text:span><text:span text:style-name="style2">// <text:s text:c="2"/>масштабе подвижных частиц [м/сек]</text:span></text:h>
      <text:h text:style-name="Default" text:outline-level="1"><text:soft-page-break/>183 <text:s/><text:span text:style-name="style9">#pragma omp parallel for</text:span></text:h>
      <text:h text:style-name="Default" text:outline-level="1">184 <text:s text:c="3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1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+ )</text:span></text:h>
      <text:h text:style-name="Default" text:outline-level="1">185 <text:s text:c="3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1</text:span><text:span text:style-name="style10">; </text:span><text:span text:style-name="style11">y</text:span><text:span text:style-name="style10">&lt;</text:span><text:span text:style-name="style11">My</text:span><text:span text:style-name="style10">; </text:span><text:span text:style-name="style11">y</text:span><text:span text:style-name="style10">++ )</text:span></text:h>
      <text:h text:style-name="Default" text:outline-level="1">186 <text:s text:c="5"/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 </text:span><text:span text:style-name="style10">-= </text:span><text:span text:style-name="style11">dTs</text:span><text:span text:style-name="style10">*( (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)+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) );</text:span></text:h>
      <text:h text:style-name="Default" text:outline-level="1">187 <text:s text:c="3"/><text:span text:style-name="style11">dTs</text:span><text:span text:style-name="style10">=</text:span><text:span text:style-name="style11">Sigma</text:span><text:span text:style-name="style10">*</text:span><text:span text:style-name="style11">Cw</text:span><text:span text:style-name="style10">*</text:span><text:span text:style-name="style11">Step</text:span><text:span text:style-name="style10">/</text:span><text:span text:style-name="style11">Ds</text:span><text:span text:style-name="style10">;</text:span></text:h>
      <text:h text:style-name="Default" text:outline-level="1">188 <text:s/><text:span text:style-name="style9">#pragma omp parallel for</text:span></text:h>
      <text:h text:style-name="Default" text:outline-level="1">189 <text:s text:c="3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=</text:span><text:span text:style-name="style11">Mx</text:span><text:span text:style-name="style10">; </text:span><text:span text:style-name="style11">x</text:span><text:span text:style-name="style10">++ )</text:span></text:h>
      <text:h text:style-name="Default" text:outline-level="1">190 <text:s text:c="3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=</text:span><text:span text:style-name="style11">My</text:span><text:span text:style-name="style10">; </text:span><text:span text:style-name="style11">y</text:span><text:span text:style-name="style10">++ )</text:span></text:h>
      <text:h text:style-name="Default" text:outline-level="1">191 <text:s text:c="3"/><text:span text:style-name="style10">{ </text:span><text:span text:style-name="style5">if</text:span><text:span text:style-name="style10">( </text:span><text:span text:style-name="style11">y </text:span><text:span text:style-name="style10">)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 </text:span><text:span text:style-name="style10">-= </text:span><text:span text:style-name="style11">dTs</text:span><text:span text:style-name="style10">*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-</text:span><text:span text:style-name="style4">1</text:span><text:span text:style-name="style10">][</text:span><text:span text:style-name="style11">x</text:span><text:span text:style-name="style10">].</text:span><text:span text:style-name="style11">z</text:span><text:span text:style-name="style10">);</text:span></text:h>
      <text:h text:style-name="Default" text:outline-level="1">192 <text:s text:c="5"/><text:span text:style-name="style5">if</text:span><text:span text:style-name="style10">( </text:span><text:span text:style-name="style11">x </text:span><text:span text:style-name="style10">)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 </text:span><text:span text:style-name="style10">-= </text:span><text:span text:style-name="style11">dTs</text:span><text:span text:style-name="style10">*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-</text:span><text:span text:style-name="style4">1</text:span><text:span text:style-name="style10">].</text:span><text:span text:style-name="style11">z</text:span><text:span text:style-name="style10">);</text:span></text:h>
      <text:h text:style-name="Default" text:outline-level="1">193 <text:s text:c="3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194 <text:s/><text:span text:style-name="style10">}</text:span></text:h>
      <text:h text:style-name="Default" text:outline-level="1">195 <text:s/><text:span text:style-name="style2">// <text:s text:c="4"/>Граничные условия с излучением свободных волн по Зоммерфельду</text:span></text:h>
      <text:h text:style-name="Default" text:outline-level="1">196 <text:s/><text:span text:style-name="style2">//</text:span></text:h>
      <text:h text:style-name="Default" text:outline-level="1">197 <text:s/><text:span text:style-name="style11">Waves</text:span><text:span text:style-name="style10">&amp; </text:span><text:span text:style-name="style11">Waves</text:span><text:span text:style-name="style10">::</text:span><text:span text:style-name="style11">FreeBoundary</text:span></text:h>
      <text:h text:style-name="Default" text:outline-level="1">198 <text:s/><text:span text:style-name="style10">( </text:span><text:span text:style-name="style11">_Real Tr</text:span><text:span text:style-name="style10">, </text:span><text:span text:style-name="style11">_Real S</text:span><text:span text:style-name="style10">, </text:span><text:span text:style-name="style11">_Real Step </text:span><text:span text:style-name="style10">) <text:s text:c="8"/></text:span><text:span text:style-name="style2">// Обход по периметру акватории для</text:span></text:h>
      <text:h text:style-name="Default" text:outline-level="1">199 <text:s/><text:span text:style-name="style10">{ </text:span><text:span text:style-name="style5">Real </text:span><text:span text:style-name="style11">Bh</text:span><text:span text:style-name="style10">=</text:span><text:span text:style-name="style4">0</text:span><text:span text:style-name="style10">,</text:span><text:span text:style-name="style11">B1</text:span><text:span text:style-name="style10">=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.</text:span><text:span text:style-name="style11">z</text:span><text:span text:style-name="style10">,</text:span><text:span text:style-name="style11">Dh</text:span><text:span text:style-name="style10">,</text:span><text:span text:style-name="style11">Dx</text:span><text:span text:style-name="style10">,</text:span><text:span text:style-name="style11">Dy</text:span><text:span text:style-name="style10">; <text:s text:c="7"/></text:span><text:span text:style-name="style2">// пере-экстраполяции граничных точек</text:span></text:h>
      <text:h text:style-name="Default" text:outline-level="1">200 <text:s text:c="3"/><text:span text:style-name="style5">for</text:span><text:span text:style-name="style10">( </text:span><text:span text:style-name="style5">int </text:span><text:span text:style-name="style11">by</text:span><text:span text:style-name="style10">=</text:span><text:span text:style-name="style4">0</text:span><text:span text:style-name="style10">,</text:span><text:span text:style-name="style11">bx</text:span><text:span text:style-name="style10">=</text:span><text:span text:style-name="style4">0</text:span><text:span text:style-name="style10">,</text:span><text:span text:style-name="style11">y</text:span><text:span text:style-name="style10">=</text:span><text:span text:style-name="style4">0</text:span><text:span text:style-name="style10">,</text:span><text:span text:style-name="style11">x</text:span><text:span text:style-name="style10">=</text:span><text:span text:style-name="style4">1</text:span><text:span text:style-name="style10">;; ) <text:s text:c="9"/></text:span><text:span text:style-name="style2">// с привнесением внешнего возмущения</text:span></text:h>
      <text:h text:style-name="Default" text:outline-level="1">201 <text:s text:c="3"/><text:span text:style-name="style10">{ </text:span><text:span text:style-name="style5">int </text:span><text:span text:style-name="style11">Ys</text:span><text:span text:style-name="style10">=</text:span><text:span text:style-name="style11">y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0</text:span><text:span text:style-name="style10">,</text:span><text:span text:style-name="style11">Yn</text:span><text:span text:style-name="style10">=</text:span><text:span text:style-name="style11">y</text:span><text:span text:style-name="style10">&lt;</text:span><text:span text:style-name="style11">My</text:span><text:span text:style-name="style10">?</text:span><text:span text:style-name="style4">1</text:span><text:span text:style-name="style10">:</text:span><text:span text:style-name="style4">0</text:span><text:span text:style-name="style10">,</text:span><text:span text:style-name="style11">jy</text:span><text:span text:style-name="style10">=</text:span><text:span text:style-name="style11">Ys</text:span><text:span text:style-name="style10">+</text:span><text:span text:style-name="style11">Yn</text:span><text:span text:style-name="style10">, </text:span><text:span text:style-name="style2">// над градиентом волнового склона</text:span></text:h>
      <text:h text:style-name="Default" text:outline-level="1">202 <text:s text:c="9"/><text:span text:style-name="style11">Xw</text:span><text:span text:style-name="style10">=</text:span><text:span text:style-name="style11">x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0</text:span><text:span text:style-name="style10">,</text:span><text:span text:style-name="style11">Xe</text:span><text:span text:style-name="style10">=</text:span><text:span text:style-name="style11">x</text:span><text:span text:style-name="style10">&lt;</text:span><text:span text:style-name="style11">Mx</text:span><text:span text:style-name="style10">?</text:span><text:span text:style-name="style4">1</text:span><text:span text:style-name="style10">:</text:span><text:span text:style-name="style4">0</text:span><text:span text:style-name="style10">,</text:span><text:span text:style-name="style11">ix</text:span><text:span text:style-name="style10">=</text:span><text:span text:style-name="style11">Xw</text:span><text:span text:style-name="style10">+</text:span><text:span text:style-name="style11">Xe</text:span><text:span text:style-name="style10">;</text:span></text:h>
      <text:h text:style-name="Default" text:outline-level="1">203 <text:s text:c="5"/><text:span text:style-name="style11">Dh</text:span><text:span text:style-name="style10">=</text:span><text:span text:style-name="style4">4.0</text:span><text:span text:style-name="style10">*( </text:span><text:span text:style-name="style11">Wave</text:span><text:span text:style-name="style10">( </text:span><text:span text:style-name="style11">Tr</text:span><text:span text:style-name="style10">+</text:span><text:span text:style-name="style11">S</text:span><text:span text:style-name="style10">/</text:span><text:span text:style-name="style4">8</text:span><text:span text:style-name="style10">,</text:span><text:span text:style-name="style11">y</text:span><text:span text:style-name="style10">,</text:span><text:span text:style-name="style11">x </text:span><text:span text:style-name="style10">).</text:span><text:span text:style-name="style11">z</text:span><text:span text:style-name="style10">-</text:span><text:span text:style-name="style11">Wave</text:span><text:span text:style-name="style10">( </text:span><text:span text:style-name="style11">Tr</text:span><text:span text:style-name="style10">-</text:span><text:span text:style-name="style11">S</text:span><text:span text:style-name="style10">/</text:span><text:span text:style-name="style4">8</text:span><text:span text:style-name="style10">,</text:span><text:span text:style-name="style11">y</text:span><text:span text:style-name="style10">,</text:span><text:span text:style-name="style11">x </text:span><text:span text:style-name="style10">).</text:span><text:span text:style-name="style11">z </text:span><text:span text:style-name="style10">); <text:s text:c="13"/></text:span><text:span text:style-name="style2">// [м]</text:span></text:h>
      <text:h text:style-name="Default" text:outline-level="1">204 <text:s text:c="5"/><text:span text:style-name="style11">Dx</text:span><text:span text:style-name="style10">=( </text:span><text:span text:style-name="style11">H</text:span><text:span text:style-name="style10">[</text:span><text:span text:style-name="style11">y</text:span><text:span text:style-name="style10">][</text:span><text:span text:style-name="style11">Xe</text:span><text:span text:style-name="style10">+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11">Xw</text:span><text:span text:style-name="style10">].</text:span><text:span text:style-name="style11">z </text:span><text:span text:style-name="style10">)/( </text:span><text:span text:style-name="style11">Ds</text:span><text:span text:style-name="style10">*(</text:span><text:span text:style-name="style11">Xe</text:span><text:span text:style-name="style10">-</text:span><text:span text:style-name="style11">Xw</text:span><text:span text:style-name="style10">) ) - </text:span><text:span text:style-name="style11">Tensor</text:span><text:span text:style-name="style10">::</text:span><text:span text:style-name="style11">x</text:span><text:span text:style-name="style10">.</text:span><text:span text:style-name="style11">x</text:span><text:span text:style-name="style10">*</text:span><text:span text:style-name="style11">Dh</text:span><text:span text:style-name="style10">*</text:span><text:span text:style-name="style11">Step</text:span><text:span text:style-name="style10">/</text:span><text:span text:style-name="style11">S</text:span><text:span text:style-name="style10">;</text:span></text:h>
      <text:h text:style-name="Default" text:outline-level="1">205 <text:s text:c="5"/><text:span text:style-name="style11">Dy</text:span><text:span text:style-name="style10">=( </text:span><text:span text:style-name="style11">H</text:span><text:span text:style-name="style10">[</text:span><text:span text:style-name="style11">Yn</text:span><text:span text:style-name="style10">+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+</text:span><text:span text:style-name="style11">Ys</text:span><text:span text:style-name="style10">][</text:span><text:span text:style-name="style11">x</text:span><text:span text:style-name="style10">].</text:span><text:span text:style-name="style11">z </text:span><text:span text:style-name="style10">)/( </text:span><text:span text:style-name="style11">Ds</text:span><text:span text:style-name="style10">*(</text:span><text:span text:style-name="style11">Yn</text:span><text:span text:style-name="style10">-</text:span><text:span text:style-name="style11">Ys</text:span><text:span text:style-name="style10">) ) - </text:span><text:span text:style-name="style11">Tensor</text:span><text:span text:style-name="style10">::</text:span><text:span text:style-name="style11">x</text:span><text:span text:style-name="style10">.</text:span><text:span text:style-name="style11">y</text:span><text:span text:style-name="style10">*</text:span><text:span text:style-name="style11">Dh</text:span><text:span text:style-name="style10">*</text:span><text:span text:style-name="style11">Step</text:span><text:span text:style-name="style10">/</text:span><text:span text:style-name="style11">S</text:span><text:span text:style-name="style10">;</text:span></text:h>
      <text:h text:style-name="Default" text:outline-level="1">206 <text:s text:c="5"/><text:span text:style-name="style11">Dh </text:span><text:span text:style-name="style10">+= </text:span><text:span text:style-name="style11">Dy</text:span><text:span text:style-name="style10">*</text:span><text:span text:style-name="style11">jy </text:span><text:span text:style-name="style10">+ </text:span><text:span text:style-name="style11">Dx</text:span><text:span text:style-name="style10">*</text:span><text:span text:style-name="style11">ix</text:span><text:span text:style-name="style10">; <text:s text:c="2"/></text:span><text:span text:style-name="style2">// дифференциал с оценкой величины и знака градиента</text:span></text:h>
      <text:h text:style-name="Default" text:outline-level="1">207 <text:s text:c="5"/><text:span text:style-name="style11">H</text:span><text:span text:style-name="style10">[</text:span><text:span text:style-name="style11">by</text:span><text:span text:style-name="style10">][</text:span><text:span text:style-name="style11">bx</text:span><text:span text:style-name="style10">].</text:span><text:span text:style-name="style11">z</text:span><text:span text:style-name="style10">+=</text:span><text:span text:style-name="style11">Bh</text:span><text:span text:style-name="style10">; <text:s text:c="5"/></text:span><text:span text:style-name="style2">// последовательный обход по периметру всей акватории</text:span></text:h>
      <text:h text:style-name="Default" text:outline-level="1">208 <text:s text:c="5"/><text:span text:style-name="style11">by</text:span><text:span text:style-name="style10">=</text:span><text:span text:style-name="style11">y</text:span><text:span text:style-name="style10">,</text:span><text:span text:style-name="style11">bx</text:span><text:span text:style-name="style10">=</text:span><text:span text:style-name="style11">x</text:span><text:span text:style-name="style10">; </text:span><text:span text:style-name="style11">Bh</text:span><text:span text:style-name="style10">=</text:span><text:span text:style-name="style11">Dh</text:span><text:span text:style-name="style10">; <text:s text:c="48"/></text:span><text:span text:style-name="style2">// x«———x</text:span></text:h>
      <text:h text:style-name="Default" text:outline-level="1">209 <text:s text:c="5"/><text:span text:style-name="style5">if</text:span><text:span text:style-name="style10">( !</text:span><text:span text:style-name="style11">x </text:span><text:span text:style-name="style10">){ </text:span><text:span text:style-name="style11">y</text:span><text:span text:style-name="style10">--; </text:span><text:span text:style-name="style5">if</text:span><text:span text:style-name="style10">( !</text:span><text:span text:style-name="style11">y </text:span><text:span text:style-name="style10">){ </text:span><text:span text:style-name="style11">Dh</text:span><text:span text:style-name="style10">=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.</text:span><text:span text:style-name="style11">z</text:span><text:span text:style-name="style10">; 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.</text:span><text:span text:style-name="style11">z</text:span><text:span text:style-name="style10">=</text:span><text:span text:style-name="style11">B1</text:span><text:span text:style-name="style10">,</text:span><text:span text:style-name="style11">B1</text:span><text:span text:style-name="style10">=</text:span><text:span text:style-name="style11">Dh</text:span><text:span text:style-name="style10">; } </text:span><text:span text:style-name="style5">else </text:span><text:span text:style-name="style2">// ¦ <text:s text:c="3"/>¦</text:span></text:h>
      <text:h text:style-name="Default" text:outline-level="1">210 <text:s text:c="20"/><text:span text:style-name="style5">if</text:span><text:span text:style-name="style10">( </text:span><text:span text:style-name="style11">y</text:span><text:span text:style-name="style10">&lt;</text:span><text:span text:style-name="style4">0 </text:span><text:span text:style-name="style10">){ 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.</text:span><text:span text:style-name="style11">z</text:span><text:span text:style-name="style10">=</text:span><text:span text:style-name="style11">B1</text:span><text:span text:style-name="style10">; </text:span><text:span text:style-name="style5">break</text:span><text:span text:style-name="style10">; } } </text:span><text:span text:style-name="style5">else <text:s text:c="10"/></text:span><text:span text:style-name="style2">// v <text:s text:c="3"/>¦</text:span></text:h>
      <text:h text:style-name="Default" text:outline-level="1">211 <text:s text:c="5"/><text:span text:style-name="style5">if</text:span><text:span text:style-name="style10">( </text:span><text:span text:style-name="style11">y</text:span><text:span text:style-name="style10">==</text:span><text:span text:style-name="style11">My </text:span><text:span text:style-name="style10">)--</text:span><text:span text:style-name="style11">x</text:span><text:span text:style-name="style10">; </text:span><text:span text:style-name="style5">else <text:s text:c="45"/></text:span><text:span text:style-name="style2">// o+——»x</text:span></text:h>
      <text:h text:style-name="Default" text:outline-level="1">212 <text:s text:c="5"/><text:span text:style-name="style5">if</text:span><text:span text:style-name="style10">( </text:span><text:span text:style-name="style11">x</text:span><text:span text:style-name="style10">==</text:span><text:span text:style-name="style11">Mx </text:span><text:span text:style-name="style10">)</text:span><text:span text:style-name="style11">y</text:span><text:span text:style-name="style10">++; </text:span><text:span text:style-name="style5">else if</text:span><text:span text:style-name="style10">( !</text:span><text:span text:style-name="style11">y </text:span><text:span text:style-name="style10">)++</text:span><text:span text:style-name="style11">x</text:span><text:span text:style-name="style10">;</text:span></text:h>
      <text:h text:style-name="Default" text:outline-level="1">213 <text:s text:c="3"/><text:span text:style-name="style10">} </text:span><text:span text:style-name="style11">H</text:span><text:span text:style-name="style10">[</text:span><text:span text:style-name="style4">0</text:span><text:span text:style-name="style10">][</text:span><text:span text:style-name="style4">0</text:span><text:span text:style-name="style10">].</text:span><text:span text:style-name="style11">z</text:span><text:span text:style-name="style10">+=</text:span><text:span text:style-name="style11">Bh</text:span><text:span text:style-name="style10">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214 <text:s/><text:span text:style-name="style10">}</text:span></text:h>
      <text:h text:style-name="Default" text:outline-level="1">215 <text:s/><text:span text:style-name="style15">//! <text:s text:c="3"/>Трохоидальное морское волнение штормовой интенсивности</text:span></text:h>
      <text:h text:style-name="Default" text:outline-level="1">216 <text:s/><text:span text:style-name="style2">//</text:span></text:h>
      <text:h text:style-name="Default" text:outline-level="1">217 <text:s/><text:span text:style-name="style11">Waves</text:span><text:span text:style-name="style10">&amp; </text:span><text:span text:style-name="style11">Waves</text:span><text:span text:style-name="style10">::</text:span><text:span text:style-name="style11">ThreeSurface</text:span><text:span text:style-name="style10">( </text:span><text:span text:style-name="style11">_Real Step </text:span><text:span text:style-name="style10">) </text:span><text:span text:style-name="style2">// + поле скорости задается в реальном</text:span></text:h>
      <text:h text:style-name="Default" text:outline-level="1">218 <text:s/><text:span text:style-name="style10">{ </text:span><text:span text:style-name="style5">Real </text:span><text:span text:style-name="style11">Sigma</text:span><text:span text:style-name="style10">=</text:span><text:span text:style-name="style11">_Pd</text:span><text:span text:style-name="style10">*</text:span><text:span text:style-name="style11">Cw</text:span><text:span text:style-name="style10">/</text:span><text:span text:style-name="style11">Length</text:span><text:span text:style-name="style10">, <text:s text:c="13"/></text:span><text:span text:style-name="style2">// = волновая частота <text:s text:c="9"/>[1/сек]</text:span></text:h>
      <text:h text:style-name="Default" text:outline-level="1">219 <text:s text:c="10"/><text:span text:style-name="style11">dTs</text:span><text:span text:style-name="style10">=</text:span><text:span text:style-name="style11">Cw</text:span><text:span text:style-name="style10">*</text:span><text:span text:style-name="style11">Step</text:span><text:span text:style-name="style10">/</text:span><text:span text:style-name="style11">Ds</text:span><text:span text:style-name="style10">/</text:span><text:span text:style-name="style11">Sigma</text:span><text:span text:style-name="style10">; <text:s text:c="12"/></text:span><text:span text:style-name="style2">// <text:s text:c="2"/>масштабе подвижных частиц [м/сек]</text:span></text:h>
      <text:h text:style-name="Default" text:outline-level="1">220 <text:s/><text:span text:style-name="style9">#pragma omp parallel for</text:span></text:h>
      <text:h text:style-name="Default" text:outline-level="1">221 <text:s text:c="3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1</text:span><text:span text:style-name="style10">; </text:span><text:span text:style-name="style11">y</text:span><text:span text:style-name="style10">&lt;</text:span><text:span text:style-name="style11">My</text:span><text:span text:style-name="style10">; </text:span><text:span text:style-name="style11">y</text:span><text:span text:style-name="style10">++ )</text:span></text:h>
      <text:h text:style-name="Default" text:outline-level="1">222 <text:s text:c="3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1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+ )</text:span></text:h>
      <text:h text:style-name="Default" text:outline-level="1">223 <text:s text:c="3"/><text:span text:style-name="style10">{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=</text:span><text:span text:style-name="style11">dTs</text:span><text:span text:style-name="style10">*( (</text:span><text:span text:style-name="style11">V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)+(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x</text:span><text:span text:style-name="style10">-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) );</text:span></text:h>
      <text:h text:style-name="Default" text:outline-level="1">224 <text:s text:c="5"/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-=</text:span><text:span text:style-name="style11">dTs</text:span><text:span text:style-name="style10">*( </text:span><text:span text:style-name="style11">V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 </text:span><text:span text:style-name="style10">);</text:span></text:h>
      <text:h text:style-name="Default" text:outline-level="1">225 <text:s text:c="5"/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-=</text:span><text:span text:style-name="style11">dTs</text:span><text:span text:style-name="style10">*( 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-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 </text:span><text:span text:style-name="style10">);</text:span></text:h>
      <text:h text:style-name="Default" text:outline-level="1">226 <text:s text:c="3"/><text:span text:style-name="style10">} </text:span><text:span text:style-name="style11">dTs</text:span><text:span text:style-name="style10">=</text:span><text:span text:style-name="style11">Sigma</text:span><text:span text:style-name="style10">*</text:span><text:span text:style-name="style11">Cw</text:span><text:span text:style-name="style10">*</text:span><text:span text:style-name="style11">Step</text:span><text:span text:style-name="style10">/</text:span><text:span text:style-name="style11">Ds</text:span><text:span text:style-name="style10">;</text:span></text:h>
      <text:h text:style-name="Default" text:outline-level="1">227 <text:s/><text:span text:style-name="style9">#pragma omp parallel for</text:span></text:h>
      <text:h text:style-name="Default" text:outline-level="1">228 <text:s text:c="3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=</text:span><text:span text:style-name="style11">My</text:span><text:span text:style-name="style10">; </text:span><text:span text:style-name="style11">y</text:span><text:span text:style-name="style10">++ )</text:span></text:h>
      <text:h text:style-name="Default" text:outline-level="1">229 <text:s text:c="3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=</text:span><text:span text:style-name="style11">Mx</text:span><text:span text:style-name="style10">; </text:span><text:span text:style-name="style11">x</text:span><text:span text:style-name="style10">++ )</text:span></text:h>
      <text:h text:style-name="Default" text:outline-level="1">230 <text:s text:c="3"/><text:span text:style-name="style10">{ </text:span><text:span text:style-name="style5">if</text:span><text:span text:style-name="style10">( </text:span><text:span text:style-name="style11">y</text:span><text:span text:style-name="style10">&gt;</text:span><text:span text:style-name="style4">0 </text:span><text:span text:style-name="style10">&amp;&amp; </text:span><text:span text:style-name="style11">x</text:span><text:span text:style-name="style10">&gt;</text:span><text:span text:style-name="style4">0 </text:span><text:span text:style-name="style10">)</text:span></text:h>
      <text:h text:style-name="Default" text:outline-level="1">231 <text:s text:c="7"/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=</text:span><text:span text:style-name="style11">dTs</text:span><text:span text:style-name="style10">*( 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-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Ds</text:span><text:span text:style-name="style10">)+(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-</text:span><text:span text:style-name="style4">1</text:span><text:span text:style-name="style10">].</text:span><text:span text:style-name="style11">x</text:span><text:span text:style-name="style10">-</text:span><text:span text:style-name="style11">Ds</text:span><text:span text:style-name="style10">) );</text:span></text:h>
      <text:h text:style-name="Default" text:outline-level="1">232 <text:s text:c="5"/><text:span text:style-name="style5">if</text:span><text:span text:style-name="style10">( </text:span><text:span text:style-name="style11">y</text:span><text:span text:style-name="style10">&gt;</text:span><text:span text:style-name="style4">0 </text:span><text:span text:style-name="style10">)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-=</text:span><text:span text:style-name="style11">dTs</text:span><text:span text:style-name="style10">*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-</text:span><text:span text:style-name="style4">1</text:span><text:span text:style-name="style10">][</text:span><text:span text:style-name="style11">x</text:span><text:span text:style-name="style10">].</text:span><text:span text:style-name="style11">z </text:span><text:span text:style-name="style10">);</text:span></text:h>
      <text:h text:style-name="Default" text:outline-level="1">233 <text:s text:c="5"/><text:span text:style-name="style5">if</text:span><text:span text:style-name="style10">( </text:span><text:span text:style-name="style11">x</text:span><text:span text:style-name="style10">&gt;</text:span><text:span text:style-name="style4">0 </text:span><text:span text:style-name="style10">)</text:span><text:span text:style-name="style11">V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-=</text:span><text:span text:style-name="style11">dTs</text:span><text:span text:style-name="style10">*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-</text:span><text:span text:style-name="style4">1</text:span><text:span text:style-name="style10">].</text:span><text:span text:style-name="style11">z </text:span><text:span text:style-name="style10">);</text:span></text:h>
      <text:h text:style-name="Default" text:outline-level="1">234 <text:s text:c="3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235 <text:s/><text:span text:style-name="style10">}</text:span></text:h>
      <text:h text:style-name="Default" text:outline-level="1">236 <text:s/><text:span text:style-name="style2">//const Real tKrat=...; <text:s text:c="4"/>//! динамическое дробление шага времени управляется</text:span></text:h>
      <text:h text:style-name="Default" text:outline-level="1">237 <text:s text:c="29"/><text:span text:style-name="style2">// <text:s/>характером отражения волны от корабля</text:span></text:h>
      <text:h text:style-name="Default" text:outline-level="1">238 <text:s/><text:span text:style-name="style11">Waves</text:span><text:span text:style-name="style10">&amp; </text:span><text:span text:style-name="style11">Waves</text:span><text:span text:style-name="style10">::</text:span><text:span text:style-name="style11">ThreeBoundary</text:span></text:h>
      <text:h text:style-name="Default" text:outline-level="1">239 <text:s/><text:span text:style-name="style10">( </text:span><text:span text:style-name="style11">_Real Tr</text:span><text:span text:style-name="style10">, </text:span><text:span text:style-name="style11">_Real S</text:span><text:span text:style-name="style10">, </text:span><text:span text:style-name="style11">_Real Step </text:span><text:span text:style-name="style10">) <text:s text:c="7"/></text:span><text:span text:style-name="style2">// Проход по периметру всей акватории</text:span></text:h>
      <text:h text:style-name="Default" text:outline-level="1">240 <text:s/><text:span text:style-name="style10">{ </text:span><text:span text:style-name="style5">Vector </text:span><text:span text:style-name="style11">Bh</text:span><text:span text:style-name="style10">=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,</text:span><text:span text:style-name="style11">B1</text:span><text:span text:style-name="style10">=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,</text:span><text:span text:style-name="style11">Dh</text:span><text:span text:style-name="style10">,</text:span><text:span text:style-name="style11">Dx</text:span><text:span text:style-name="style10">,</text:span><text:span text:style-name="style11">Dy</text:span><text:span text:style-name="style10">; <text:s/></text:span><text:span text:style-name="style2">// пере-экстраполяция граничных точек</text:span></text:h>
      <text:h text:style-name="Default" text:outline-level="1">241 <text:s text:c="3"/><text:span text:style-name="style5">const Real </text:span><text:span text:style-name="style10">&amp;</text:span><text:span text:style-name="style11">tK</text:span><text:span text:style-name="style10">=</text:span><text:span text:style-name="style11">Storm</text:span><text:span text:style-name="style10">-&gt;</text:span><text:span text:style-name="style11">tKrat</text:span><text:span text:style-name="style10">; <text:s text:c="4"/></text:span><text:span text:style-name="style2">// к поправке дробления шага от Зоммерфельда</text:span></text:h>
      <text:h text:style-name="Default" text:outline-level="1">242 <text:s text:c="3"/><text:span text:style-name="style5">Real </text:span><text:span text:style-name="style11">kW</text:span><text:span text:style-name="style10">=</text:span><text:span text:style-name="style11">Cw</text:span><text:span text:style-name="style10">*</text:span><text:span text:style-name="style11">S</text:span><text:span text:style-name="style10">*</text:span><text:span text:style-name="style11">tK</text:span><text:span text:style-name="style10">/</text:span><text:span text:style-name="style11">Ds</text:span><text:span text:style-name="style10">/(</text:span><text:span text:style-name="style11">tK</text:span><text:span text:style-name="style10">+</text:span><text:span text:style-name="style4">1</text:span><text:span text:style-name="style10">); <text:s text:c="2"/></text:span><text:span text:style-name="style2">// скорость волны от скорости пересечения сетки</text:span></text:h>
      <text:h text:style-name="Default" text:outline-level="1">243 <text:s text:c="3"/><text:span text:style-name="style5">for</text:span><text:span text:style-name="style10">( </text:span><text:span text:style-name="style5">int </text:span><text:span text:style-name="style11">bx</text:span><text:span text:style-name="style10">=</text:span><text:span text:style-name="style4">0</text:span><text:span text:style-name="style10">,</text:span><text:span text:style-name="style11">by</text:span><text:span text:style-name="style10">=</text:span><text:span text:style-name="style4">0</text:span><text:span text:style-name="style10">,</text:span><text:span text:style-name="style11">j</text:span><text:span text:style-name="style10">=</text:span><text:span text:style-name="style4">0</text:span><text:span text:style-name="style10">,</text:span><text:span text:style-name="style11">i</text:span><text:span text:style-name="style10">=</text:span><text:span text:style-name="style4">1</text:span><text:span text:style-name="style10">;; ) <text:s text:c="11"/></text:span><text:span text:style-name="style2">// по нелинейным эффектам отражения</text:span></text:h>
      <text:h text:style-name="Default" text:outline-level="1">244 <text:s text:c="3"/><text:span text:style-name="style10">{ </text:span><text:span text:style-name="style5">int </text:span><text:span text:style-name="style11">Ys</text:span><text:span text:style-name="style10">=</text:span><text:span text:style-name="style11">j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0</text:span><text:span text:style-name="style10">, </text:span><text:span text:style-name="style11">Yn</text:span><text:span text:style-name="style10">=</text:span><text:span text:style-name="style11">j</text:span><text:span text:style-name="style10">&lt;</text:span><text:span text:style-name="style11">My</text:span><text:span text:style-name="style10">?</text:span><text:span text:style-name="style4">1</text:span><text:span text:style-name="style10">:</text:span><text:span text:style-name="style4">0</text:span><text:span text:style-name="style10">, </text:span><text:span text:style-name="style11">jy</text:span><text:span text:style-name="style10">=</text:span><text:span text:style-name="style11">Ys</text:span><text:span text:style-name="style10">+</text:span><text:span text:style-name="style11">Yn</text:span><text:span text:style-name="style10">, <text:s text:c="13"/></text:span><text:span text:style-name="style2">// нормаль на выход</text:span></text:h>
      <text:h text:style-name="Default" text:outline-level="1">245 <text:s text:c="9"/><text:span text:style-name="style11">Xw</text:span><text:span text:style-name="style10">=</text:span><text:span text:style-name="style11">i</text:span><text:span text:style-name="style10">&gt;</text:span><text:span text:style-name="style4">0</text:span><text:span text:style-name="style10">?-</text:span><text:span text:style-name="style4">1</text:span><text:span text:style-name="style10">:</text:span><text:span text:style-name="style4">0</text:span><text:span text:style-name="style10">, </text:span><text:span text:style-name="style11">Xe</text:span><text:span text:style-name="style10">=</text:span><text:span text:style-name="style11">i</text:span><text:span text:style-name="style10">&lt;</text:span><text:span text:style-name="style11">Mx</text:span><text:span text:style-name="style10">?</text:span><text:span text:style-name="style4">1</text:span><text:span text:style-name="style10">:</text:span><text:span text:style-name="style4">0</text:span><text:span text:style-name="style10">, </text:span><text:span text:style-name="style11">ix</text:span><text:span text:style-name="style10">=</text:span><text:span text:style-name="style11">Xw</text:span><text:span text:style-name="style10">+</text:span><text:span text:style-name="style11">Xe</text:span><text:span text:style-name="style10">; <text:s text:c="12"/></text:span><text:span text:style-name="style2">// из свободной границы</text:span></text:h>
      <text:h text:style-name="Default" text:outline-level="1">246 <text:s text:c="5"/><text:span text:style-name="style10">( </text:span><text:span text:style-name="style11">Dx</text:span><text:span text:style-name="style10">=(</text:span><text:span text:style-name="style11">H</text:span><text:span text:style-name="style10">[</text:span><text:span text:style-name="style11">j</text:span><text:span text:style-name="style10">][</text:span><text:span text:style-name="style11">Xe</text:span><text:span text:style-name="style10">+</text:span><text:span text:style-name="style11">i</text:span><text:span text:style-name="style10">]-</text:span><text:span text:style-name="style11">H</text:span><text:span text:style-name="style10">[</text:span><text:span text:style-name="style11">j</text:span><text:span text:style-name="style10">][</text:span><text:span text:style-name="style11">Xw</text:span><text:span text:style-name="style10">+</text:span><text:span text:style-name="style11">i</text:span><text:span text:style-name="style10">])/(</text:span><text:span text:style-name="style11">Xe</text:span><text:span text:style-name="style10">-</text:span><text:span text:style-name="style11">Xw</text:span><text:span text:style-name="style10">) ).</text:span><text:span text:style-name="style11">x</text:span><text:span text:style-name="style10">-=</text:span><text:span text:style-name="style11">Ds</text:span><text:span text:style-name="style10">; <text:s text:c="5"/></text:span><text:span text:style-name="style2">// граничные градиенты</text:span></text:h>
      <text:h text:style-name="Default" text:outline-level="1">247 <text:s text:c="5"/><text:span text:style-name="style10">( </text:span><text:span text:style-name="style11">Dy</text:span><text:span text:style-name="style10">=(</text:span><text:span text:style-name="style11">H</text:span><text:span text:style-name="style10">[</text:span><text:span text:style-name="style11">j</text:span><text:span text:style-name="style10">+</text:span><text:span text:style-name="style11">Yn</text:span><text:span text:style-name="style10">][</text:span><text:span text:style-name="style11">i</text:span><text:span text:style-name="style10">]-</text:span><text:span text:style-name="style11">H</text:span><text:span text:style-name="style10">[</text:span><text:span text:style-name="style11">j</text:span><text:span text:style-name="style10">+</text:span><text:span text:style-name="style11">Ys</text:span><text:span text:style-name="style10">][</text:span><text:span text:style-name="style11">i</text:span><text:span text:style-name="style10">])/(</text:span><text:span text:style-name="style11">Yn</text:span><text:span text:style-name="style10">-</text:span><text:span text:style-name="style11">Ys</text:span><text:span text:style-name="style10">) ).</text:span><text:span text:style-name="style11">y</text:span><text:span text:style-name="style10">-=</text:span><text:span text:style-name="style11">Ds</text:span><text:span text:style-name="style10">; <text:s text:c="4"/></text:span><text:span text:style-name="style2">// по уровням и скоростям</text:span></text:h>
      <text:h text:style-name="Default" text:outline-level="1">248 <text:s text:c="7"/><text:span text:style-name="style11">Dx</text:span><text:span text:style-name="style10">*=</text:span><text:span text:style-name="style11">kW</text:span><text:span text:style-name="style10">; <text:s text:c="26"/></text:span><text:span text:style-name="style2">// градиент исходящего волнового склона</text:span></text:h>
      <text:h text:style-name="Default" text:outline-level="1">249 <text:s text:c="7"/><text:span text:style-name="style11">Dy</text:span><text:span text:style-name="style10">*=</text:span><text:span text:style-name="style11">kW</text:span><text:span text:style-name="style10">; <text:s text:c="26"/></text:span><text:span text:style-name="style2">// с учетом поправки граничному Куранту</text:span></text:h>
      <text:h text:style-name="Default" text:outline-level="1">250 <text:s/><text:span text:style-name="style2">// <text:s/>if( abs( jy )!=1 || abs( ix )!=1 ) <text:s text:c="18"/>// сброс угловых точек</text:span></text:h>
      <text:h text:style-name="Default" text:outline-level="1">251 <text:s/><text:span text:style-name="style2">// <text:s/>if( (i==0 &amp;&amp; x.x&lt;=0.0) || (i==Mx &amp;&amp; x.x&gt;=0.0)</text:span></text:h>
      <text:h text:style-name="Default" text:outline-level="1"><text:soft-page-break/>252 <text:s/><text:span text:style-name="style2">// <text:s text:c="2"/>|| (j==0 &amp;&amp; x.y&lt;=0.0) || (j==My &amp;&amp; x.y&gt;=0.0) )</text:span></text:h>
      <text:h text:style-name="Default" text:outline-level="1">253 <text:s text:c="5"/><text:span text:style-name="style10">{ </text:span><text:span text:style-name="style11">Dh </text:span><text:span text:style-name="style10">= ( </text:span><text:span text:style-name="style11">Wave</text:span><text:span text:style-name="style10">(</text:span><text:span text:style-name="style11">Tr</text:span><text:span text:style-name="style10">+</text:span><text:span text:style-name="style11">S</text:span><text:span text:style-name="style10">/</text:span><text:span text:style-name="style4">6</text:span><text:span text:style-name="style10">,</text:span><text:span text:style-name="style11">j</text:span><text:span text:style-name="style10">,</text:span><text:span text:style-name="style11">i</text:span><text:span text:style-name="style10">)-</text:span><text:span text:style-name="style11">Wave</text:span><text:span text:style-name="style10">(</text:span><text:span text:style-name="style11">Tr</text:span><text:span text:style-name="style10">-</text:span><text:span text:style-name="style11">S</text:span><text:span text:style-name="style10">/</text:span><text:span text:style-name="style4">6</text:span><text:span text:style-name="style10">,</text:span><text:span text:style-name="style11">j</text:span><text:span text:style-name="style10">,</text:span><text:span text:style-name="style11">i</text:span><text:span text:style-name="style10">) )*</text:span><text:span text:style-name="style4">3.0</text:span><text:span text:style-name="style10">; </text:span><text:span text:style-name="style2">// входящая волна [м]</text:span></text:h>
      <text:h text:style-name="Default" text:outline-level="1">254 <text:s text:c="7"/><text:span text:style-name="style11">Dx </text:span><text:span text:style-name="style10">-= </text:span><text:span text:style-name="style11">Dh</text:span><text:span text:style-name="style10">*(</text:span><text:span text:style-name="style11">x</text:span><text:span text:style-name="style10">.</text:span><text:span text:style-name="style11">x</text:span><text:span text:style-name="style10">*</text:span><text:span text:style-name="style11">Step</text:span><text:span text:style-name="style10">/</text:span><text:span text:style-name="style11">S</text:span><text:span text:style-name="style10">); <text:s text:c="26"/></text:span><text:span text:style-name="style2">// прямая корректировка</text:span></text:h>
      <text:h text:style-name="Default" text:outline-level="1">255 <text:s text:c="7"/><text:span text:style-name="style11">Dy </text:span><text:span text:style-name="style10">-= </text:span><text:span text:style-name="style11">Dh</text:span><text:span text:style-name="style10">*(</text:span><text:span text:style-name="style11">x</text:span><text:span text:style-name="style10">.</text:span><text:span text:style-name="style11">y</text:span><text:span text:style-name="style10">*</text:span><text:span text:style-name="style11">Step</text:span><text:span text:style-name="style10">/</text:span><text:span text:style-name="style11">S</text:span><text:span text:style-name="style10">); <text:s text:c="26"/></text:span><text:span text:style-name="style2">// по скорости хода</text:span></text:h>
      <text:h text:style-name="Default" text:outline-level="1">256 <text:s text:c="7"/><text:span text:style-name="style11">Dh</text:span><text:span text:style-name="style10">.</text:span><text:span text:style-name="style11">y </text:span><text:span text:style-name="style10">= </text:span><text:span text:style-name="style11">x</text:span><text:span text:style-name="style10">.</text:span><text:span text:style-name="style11">y</text:span><text:span text:style-name="style10">*</text:span><text:span text:style-name="style11">Dh</text:span><text:span text:style-name="style10">.</text:span><text:span text:style-name="style11">x</text:span><text:span text:style-name="style10">; <text:s text:c="33"/></text:span><text:span text:style-name="style2">// и направление волны</text:span></text:h>
      <text:h text:style-name="Default" text:outline-level="1">257 <text:s text:c="7"/><text:span text:style-name="style11">Dh</text:span><text:span text:style-name="style10">.</text:span><text:span text:style-name="style11">x </text:span><text:span text:style-name="style10">*= </text:span><text:span text:style-name="style11">x</text:span><text:span text:style-name="style10">.</text:span><text:span text:style-name="style11">x</text:span><text:span text:style-name="style10">; <text:s text:c="37"/></text:span><text:span text:style-name="style2">// без переориентации</text:span></text:h>
      <text:h text:style-name="Default" text:outline-level="1">258 <text:s text:c="5"/><text:span text:style-name="style10">} </text:span><text:span text:style-name="style2">// else Dh=0.0;</text:span></text:h>
      <text:h text:style-name="Default" text:outline-level="1">259 <text:s text:c="5"/><text:span text:style-name="style11">Dh </text:span><text:span text:style-name="style10">+= </text:span><text:span text:style-name="style11">Dx</text:span><text:span text:style-name="style10">*</text:span><text:span text:style-name="style11">ix</text:span><text:span text:style-name="style10">+</text:span><text:span text:style-name="style11">Dy</text:span><text:span text:style-name="style10">*</text:span><text:span text:style-name="style11">jy</text:span><text:span text:style-name="style10">; <text:s text:c="50"/></text:span><text:span text:style-name="style2">// [м]</text:span></text:h>
      <text:h text:style-name="Default" text:outline-level="1">260 <text:s text:c="5"/><text:span text:style-name="style11">H</text:span><text:span text:style-name="style10">[</text:span><text:span text:style-name="style11">by</text:span><text:span text:style-name="style10">][</text:span><text:span text:style-name="style11">bx</text:span><text:span text:style-name="style10">] += </text:span><text:span text:style-name="style11">Bh</text:span><text:span text:style-name="style10">; <text:s text:c="10"/></text:span><text:span text:style-name="style2">// последовательный обход по периметру акватории</text:span></text:h>
      <text:h text:style-name="Default" text:outline-level="1">261 <text:s text:c="5"/><text:span text:style-name="style11">by</text:span><text:span text:style-name="style10">=</text:span><text:span text:style-name="style11">j</text:span><text:span text:style-name="style10">,</text:span><text:span text:style-name="style11">bx</text:span><text:span text:style-name="style10">=</text:span><text:span text:style-name="style11">i</text:span><text:span text:style-name="style10">; </text:span><text:span text:style-name="style11">Bh</text:span><text:span text:style-name="style10">=</text:span><text:span text:style-name="style11">Dh</text:span><text:span text:style-name="style10">; <text:s text:c="9"/></text:span><text:span text:style-name="style2">// <text:s text:c="3"/>-- уточнение [0,0] по выходу -- <text:s text:c="4"/>x«———x</text:span></text:h>
      <text:h text:style-name="Default" text:outline-level="1">262 <text:s text:c="5"/><text:span text:style-name="style5">if</text:span><text:span text:style-name="style10">( !</text:span><text:span text:style-name="style11">i </text:span><text:span text:style-name="style10">){ </text:span><text:span text:style-name="style11">j</text:span><text:span text:style-name="style10">--; </text:span><text:span text:style-name="style5">if</text:span><text:span text:style-name="style10">( !</text:span><text:span text:style-name="style11">j </text:span><text:span text:style-name="style10">){ </text:span><text:span text:style-name="style11">Dh</text:span><text:span text:style-name="style10">=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; 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=</text:span><text:span text:style-name="style11">B1</text:span><text:span text:style-name="style10">,</text:span><text:span text:style-name="style11">B1</text:span><text:span text:style-name="style10">=</text:span><text:span text:style-name="style11">Dh</text:span><text:span text:style-name="style10">; } </text:span><text:span text:style-name="style5">else </text:span><text:span text:style-name="style2">// <text:s text:c="4"/>¦ <text:s text:c="3"/>¦</text:span></text:h>
      <text:h text:style-name="Default" text:outline-level="1">263 <text:s text:c="20"/><text:span text:style-name="style5">if</text:span><text:span text:style-name="style10">( </text:span><text:span text:style-name="style11">j</text:span><text:span text:style-name="style10">&lt;</text:span><text:span text:style-name="style4">0 </text:span><text:span text:style-name="style10">){ </text:span><text:span text:style-name="style11">H</text:span><text:span text:style-name="style10">[</text:span><text:span text:style-name="style4">0</text:span><text:span text:style-name="style10">][</text:span><text:span text:style-name="style4">1</text:span><text:span text:style-name="style10">]=</text:span><text:span text:style-name="style11">B1</text:span><text:span text:style-name="style10">; </text:span><text:span text:style-name="style5">break</text:span><text:span text:style-name="style10">; } } </text:span><text:span text:style-name="style5">else <text:s text:c="8"/></text:span><text:span text:style-name="style2">// <text:s text:c="4"/>v <text:s text:c="3"/>¦</text:span></text:h>
      <text:h text:style-name="Default" text:outline-level="1">264 <text:s text:c="5"/><text:span text:style-name="style5">if</text:span><text:span text:style-name="style10">( </text:span><text:span text:style-name="style11">j</text:span><text:span text:style-name="style10">==</text:span><text:span text:style-name="style11">My </text:span><text:span text:style-name="style10">)--</text:span><text:span text:style-name="style11">i</text:span><text:span text:style-name="style10">; </text:span><text:span text:style-name="style5">else <text:s text:c="41"/></text:span><text:span text:style-name="style2">// <text:s text:c="4"/>o+——»x</text:span></text:h>
      <text:h text:style-name="Default" text:outline-level="1">265 <text:s text:c="5"/><text:span text:style-name="style5">if</text:span><text:span text:style-name="style10">( </text:span><text:span text:style-name="style11">i</text:span><text:span text:style-name="style10">==</text:span><text:span text:style-name="style11">Mx </text:span><text:span text:style-name="style10">)</text:span><text:span text:style-name="style11">j</text:span><text:span text:style-name="style10">++; </text:span><text:span text:style-name="style5">else if</text:span><text:span text:style-name="style10">( !</text:span><text:span text:style-name="style11">j </text:span><text:span text:style-name="style10">)++</text:span><text:span text:style-name="style11">i</text:span><text:span text:style-name="style10">;</text:span></text:h>
      <text:h text:style-name="Default" text:outline-level="1">266 <text:s text:c="3"/><text:span text:style-name="style10">} </text:span><text:span text:style-name="style11">H</text:span><text:span text:style-name="style10">[</text:span><text:span text:style-name="style4">0</text:span><text:span text:style-name="style10">][</text:span><text:span text:style-name="style4">0</text:span><text:span text:style-name="style10">]+=</text:span><text:span text:style-name="style11">Bh</text:span><text:span text:style-name="style10">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267 <text:s/><text:span text:style-name="style10">}</text:span></text:h>
      <text:h text:style-name="Default" text:outline-level="1">268 <text:s/><text:span text:style-name="style15">//! Внутренний поисковый алгоритм для уроня моря на неравномерных сетках</text:span></text:h>
      <text:h text:style-name="Default" text:outline-level="1">269 <text:s/><text:span text:style-name="style2">//</text:span></text:h>
      <text:h text:style-name="Default" text:outline-level="1">270 <text:s/><text:span text:style-name="style5">static void </text:span><text:span text:style-name="style11">APoint</text:span><text:span text:style-name="style10">( </text:span><text:span text:style-name="style11">Point </text:span><text:span text:style-name="style10">&amp;</text:span><text:span text:style-name="style11">A</text:span><text:span text:style-name="style10">, </text:span><text:span text:style-name="style5">int </text:span><text:span text:style-name="style10">&amp;</text:span><text:span text:style-name="style11">y</text:span><text:span text:style-name="style10">,</text:span><text:span text:style-name="style5">int </text:span><text:span text:style-name="style10">&amp;</text:span><text:span text:style-name="style11">x</text:span><text:span text:style-name="style10">, </text:span><text:span text:style-name="style5">Vector </text:span><text:span text:style-name="style10">**</text:span><text:span text:style-name="style11">H</text:span><text:span text:style-name="style10">, </text:span><text:span text:style-name="style5">int </text:span><text:span text:style-name="style11">My</text:span><text:span text:style-name="style10">,</text:span><text:span text:style-name="style5">int </text:span><text:span text:style-name="style11">Mx </text:span><text:span text:style-name="style10">)</text:span></text:h>
      <text:h text:style-name="Default" text:outline-level="1">271 <text:s/><text:span text:style-name="style10">{ </text:span><text:span text:style-name="style5">Real </text:span><text:span text:style-name="style11">Rx</text:span><text:span text:style-name="style10">,</text:span><text:span text:style-name="style11">Ry</text:span><text:span text:style-name="style10">,</text:span><text:span text:style-name="style11">Sx</text:span><text:span text:style-name="style10">,</text:span><text:span text:style-name="style11">Sy</text:span><text:span text:style-name="style10">;</text:span></text:h>
      <text:h text:style-name="Default" text:outline-level="1">272 <text:s text:c="3"/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ix</text:span><text:span text:style-name="style10">=</text:span><text:span text:style-name="style4">0</text:span><text:span text:style-name="style10">,</text:span><text:span text:style-name="style11">jy</text:span><text:span text:style-name="style10">=</text:span><text:span text:style-name="style4">0</text:span><text:span text:style-name="style10">,</text:span><text:span text:style-name="style11">k</text:span><text:span text:style-name="style10">;</text:span></text:h>
      <text:h text:style-name="Default" text:outline-level="1">273 <text:s text:c="3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4">24</text:span><text:span text:style-name="style10">; </text:span><text:span text:style-name="style11">k</text:span><text:span text:style-name="style10">++ ) <text:s text:c="24"/></text:span><text:span text:style-name="style2">// ведется поиск до возврата</text:span></text:h>
      <text:h text:style-name="Default" text:outline-level="1">274 <text:s text:c="3"/><text:span text:style-name="style10">{ </text:span><text:span text:style-name="style11">Rx</text:span><text:span text:style-name="style10">=</text:span><text:span text:style-name="style11">A</text:span><text:span text:style-name="style10">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</text:span><text:span text:style-name="style10">,</text:span><text:span text:style-name="style11">Ry</text:span><text:span text:style-name="style10">=</text:span><text:span text:style-name="style11">A</text:span><text:span text:style-name="style10">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</text:span><text:span text:style-name="style10">; <text:s text:c="9"/></text:span><text:span text:style-name="style2">// к любому предыдущему узлу</text:span></text:h>
      <text:h text:style-name="Default" text:outline-level="1">275 <text:s text:c="5"/><text:span text:style-name="style11">Sx</text:span><text:span text:style-name="style10">=</text:span><text:span text:style-name="style11">A</text:span><text:span text:style-name="style10">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x</text:span><text:span text:style-name="style10">,</text:span><text:span text:style-name="style11">Sy</text:span><text:span text:style-name="style10">=</text:span><text:span text:style-name="style11">A</text:span><text:span text:style-name="style10">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; <text:s text:c="5"/></text:span><text:span text:style-name="style2">//</text:span></text:h>
      <text:h text:style-name="Default" text:outline-level="1">276 <text:s text:c="5"/><text:span text:style-name="style5">if</text:span><text:span text:style-name="style10">( </text:span><text:span text:style-name="style11">Rx</text:span><text:span text:style-name="style10">&lt;</text:span><text:span text:style-name="style4">0 </text:span><text:span text:style-name="style10">&amp;&amp; </text:span><text:span text:style-name="style11">x</text:span><text:span text:style-name="style10">&gt;</text:span><text:span text:style-name="style4">0 </text:span><text:span text:style-name="style10">)</text:span><text:span text:style-name="style11">i</text:span><text:span text:style-name="style10">=-</text:span><text:span text:style-name="style4">1</text:span><text:span text:style-name="style10">; </text:span><text:span text:style-name="style5">else if</text:span><text:span text:style-name="style10">( </text:span><text:span text:style-name="style11">Sx</text:span><text:span text:style-name="style10">&gt;</text:span><text:span text:style-name="style4">0 </text:span><text:span text:style-name="style10">&amp;&amp; </text:span><text:span text:style-name="style11">x</text:span><text:span text:style-name="style10">&lt;</text:span><text:span text:style-name="style11">Mx</text:span><text:span text:style-name="style10">-</text:span><text:span text:style-name="style4">1 </text:span><text:span text:style-name="style10">)</text:span><text:span text:style-name="style11">i</text:span><text:span text:style-name="style10">=</text:span><text:span text:style-name="style4">1</text:span><text:span text:style-name="style10">; </text:span><text:span text:style-name="style5">else </text:span><text:span text:style-name="style11">i</text:span><text:span text:style-name="style10">=</text:span><text:span text:style-name="style4">0</text:span><text:span text:style-name="style10">;</text:span></text:h>
      <text:h text:style-name="Default" text:outline-level="1">277 <text:s text:c="5"/><text:span text:style-name="style5">if</text:span><text:span text:style-name="style10">( </text:span><text:span text:style-name="style11">Ry</text:span><text:span text:style-name="style10">&lt;</text:span><text:span text:style-name="style4">0 </text:span><text:span text:style-name="style10">&amp;&amp; </text:span><text:span text:style-name="style11">y</text:span><text:span text:style-name="style10">&gt;</text:span><text:span text:style-name="style4">0 </text:span><text:span text:style-name="style10">)</text:span><text:span text:style-name="style11">j</text:span><text:span text:style-name="style10">=-</text:span><text:span text:style-name="style4">1</text:span><text:span text:style-name="style10">; </text:span><text:span text:style-name="style5">else if</text:span><text:span text:style-name="style10">( </text:span><text:span text:style-name="style11">Sy</text:span><text:span text:style-name="style10">&gt;</text:span><text:span text:style-name="style4">0 </text:span><text:span text:style-name="style10">&amp;&amp; </text:span><text:span text:style-name="style11">y</text:span><text:span text:style-name="style10">&lt;</text:span><text:span text:style-name="style11">My</text:span><text:span text:style-name="style10">-</text:span><text:span text:style-name="style4">1 </text:span><text:span text:style-name="style10">)</text:span><text:span text:style-name="style11">j</text:span><text:span text:style-name="style10">=</text:span><text:span text:style-name="style4">1</text:span><text:span text:style-name="style10">; </text:span><text:span text:style-name="style5">else </text:span><text:span text:style-name="style11">j</text:span><text:span text:style-name="style10">=</text:span><text:span text:style-name="style4">0</text:span><text:span text:style-name="style10">;</text:span></text:h>
      <text:h text:style-name="Default" text:outline-level="1">278 <text:s text:c="5"/><text:span text:style-name="style5">if</text:span><text:span text:style-name="style10">( </text:span><text:span text:style-name="style11">i </text:span><text:span text:style-name="style10">&amp;&amp; </text:span><text:span text:style-name="style11">j </text:span><text:span text:style-name="style10">){ </text:span><text:span text:style-name="style5">if</text:span><text:span text:style-name="style10">( (</text:span><text:span text:style-name="style11">i</text:span><text:span text:style-name="style10">&lt;</text:span><text:span text:style-name="style4">0</text:span><text:span text:style-name="style10">?-</text:span><text:span text:style-name="style11">Rx</text:span><text:span text:style-name="style10">:</text:span><text:span text:style-name="style11">Sx</text:span><text:span text:style-name="style10">)&gt;=(</text:span><text:span text:style-name="style11">j</text:span><text:span text:style-name="style10">&lt;</text:span><text:span text:style-name="style4">0</text:span><text:span text:style-name="style10">?-</text:span><text:span text:style-name="style11">Ry</text:span><text:span text:style-name="style10">:</text:span><text:span text:style-name="style11">Sy</text:span><text:span text:style-name="style10">) )</text:span><text:span text:style-name="style11">j</text:span><text:span text:style-name="style10">=</text:span><text:span text:style-name="style4">0</text:span><text:span text:style-name="style10">; </text:span><text:span text:style-name="style5">else </text:span><text:span text:style-name="style11">i</text:span><text:span text:style-name="style10">=</text:span><text:span text:style-name="style4">0</text:span><text:span text:style-name="style10">; }</text:span></text:h>
      <text:h text:style-name="Default" text:outline-level="1">279 <text:s text:c="5"/><text:span text:style-name="style5">if</text:span><text:span text:style-name="style10">( </text:span><text:span text:style-name="style11">i</text:span><text:span text:style-name="style10">*</text:span><text:span text:style-name="style11">ix</text:span><text:span text:style-name="style10">&lt;</text:span><text:span text:style-name="style4">0 </text:span><text:span text:style-name="style10">|| </text:span><text:span text:style-name="style11">j</text:span><text:span text:style-name="style10">*</text:span><text:span text:style-name="style11">jy</text:span><text:span text:style-name="style10">&lt;</text:span><text:span text:style-name="style4">0 </text:span><text:span text:style-name="style10">)</text:span><text:span text:style-name="style5">break</text:span><text:span text:style-name="style10">;</text:span></text:h>
      <text:h text:style-name="Default" text:outline-level="1">280 <text:s text:c="5"/><text:span text:style-name="style5">if</text:span><text:span text:style-name="style10">( </text:span><text:span text:style-name="style11">i </text:span><text:span text:style-name="style10">)</text:span><text:span text:style-name="style11">ix</text:span><text:span text:style-name="style10">=</text:span><text:span text:style-name="style11">i</text:span><text:span text:style-name="style10">,</text:span><text:span text:style-name="style11">x</text:span><text:span text:style-name="style10">+=</text:span><text:span text:style-name="style11">i</text:span><text:span text:style-name="style10">; </text:span><text:span text:style-name="style5">else if</text:span><text:span text:style-name="style10">( </text:span><text:span text:style-name="style11">j </text:span><text:span text:style-name="style10">)</text:span><text:span text:style-name="style11">jy</text:span><text:span text:style-name="style10">=</text:span><text:span text:style-name="style11">j</text:span><text:span text:style-name="style10">,</text:span><text:span text:style-name="style11">y</text:span><text:span text:style-name="style10">+=</text:span><text:span text:style-name="style11">j</text:span><text:span text:style-name="style10">; </text:span><text:span text:style-name="style5">else break</text:span><text:span text:style-name="style10">;</text:span></text:h>
      <text:h text:style-name="Default" text:outline-level="1">281 <text:s text:c="3"/><text:span text:style-name="style10">} </text:span><text:span text:style-name="style11">A</text:span><text:span text:style-name="style10">.</text:span><text:span text:style-name="style11">Y</text:span><text:span text:style-name="style10">=</text:span><text:span text:style-name="style11">Ry</text:span><text:span text:style-name="style10">/( 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y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y </text:span><text:span text:style-name="style10">);</text:span></text:h>
      <text:h text:style-name="Default" text:outline-level="1">282 <text:s text:c="5"/><text:span text:style-name="style11">A</text:span><text:span text:style-name="style10">.</text:span><text:span text:style-name="style11">X</text:span><text:span text:style-name="style10">=</text:span><text:span text:style-name="style11">Rx</text:span><text:span text:style-name="style10">/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x</text:span><text:span text:style-name="style10">-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x </text:span><text:span text:style-name="style10">);</text:span></text:h>
      <text:h text:style-name="Default" text:outline-level="1">283 <text:s/><text:span text:style-name="style10">}</text:span></text:h>
      <text:h text:style-name="Default" text:outline-level="1">284 <text:s/><text:span text:style-name="style15">//! <text:s/>Простая билинейная интерполяция волнового поля для одной конкретной точки</text:span></text:h>
      <text:h text:style-name="Default" text:outline-level="1">285 <text:s/><text:span text:style-name="style2">// <text:s text:c="32"/>\!-и должно оптимизироваться для всего поля</text:span></text:h>
      <text:h text:style-name="Default" text:outline-level="1">286 <text:s/><text:span text:style-name="style5">Real </text:span><text:span text:style-name="style11">Field</text:span><text:span text:style-name="style10">::</text:span><text:span text:style-name="style11">Value</text:span><text:span text:style-name="style10">( </text:span><text:span text:style-name="style11">Point A </text:span><text:span text:style-name="style10">)</text:span></text:h>
      <text:h text:style-name="Default" text:outline-level="1">287 <text:s/><text:span text:style-name="style10">{ </text:span><text:span text:style-name="style5">Real </text:span><text:span text:style-name="style11">Rx</text:span><text:span text:style-name="style10">=(</text:span><text:span text:style-name="style11">A</text:span><text:span text:style-name="style10">.</text:span><text:span text:style-name="style11">X</text:span><text:span text:style-name="style10">+</text:span><text:span text:style-name="style11">Long</text:span><text:span text:style-name="style10">/</text:span><text:span text:style-name="style4">2</text:span><text:span text:style-name="style10">)/</text:span><text:span text:style-name="style11">dS</text:span><text:span text:style-name="style10">,</text:span></text:h>
      <text:h text:style-name="Default" text:outline-level="1">288 <text:s text:c="8"/><text:span text:style-name="style11">Ry</text:span><text:span text:style-name="style10">=</text:span><text:span text:style-name="style11">A</text:span><text:span text:style-name="style10">.</text:span><text:span text:style-name="style11">Y</text:span><text:span text:style-name="style10">/</text:span><text:span text:style-name="style11">dS</text:span><text:span text:style-name="style10">+(</text:span><text:span text:style-name="style11">mY</text:span><text:span text:style-name="style10">-</text:span><text:span text:style-name="style4">1</text:span><text:span text:style-name="style10">)/</text:span><text:span text:style-name="style4">2</text:span><text:span text:style-name="style10">;</text:span></text:h>
      <text:h text:style-name="Default" text:outline-level="1">289 <text:s text:c="3"/><text:span text:style-name="style5">int </text:span><text:span text:style-name="style11">x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5">int</text:span><text:span text:style-name="style10">( </text:span><text:span text:style-name="style11">floor</text:span><text:span text:style-name="style10">( </text:span><text:span text:style-name="style11">Rx </text:span><text:span text:style-name="style10">) ),</text:span><text:span text:style-name="style11">mX</text:span><text:span text:style-name="style10">-</text:span><text:span text:style-name="style4">2 </text:span><text:span text:style-name="style10">),</text:span></text:h>
      <text:h text:style-name="Default" text:outline-level="1">290 <text:s text:c="7"/><text:span text:style-name="style11">y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5">int</text:span><text:span text:style-name="style10">( </text:span><text:span text:style-name="style11">floor</text:span><text:span text:style-name="style10">( </text:span><text:span text:style-name="style11">Ry </text:span><text:span text:style-name="style10">) ),</text:span><text:span text:style-name="style11">mY</text:span><text:span text:style-name="style10">-</text:span><text:span text:style-name="style4">2 </text:span><text:span text:style-name="style10">);</text:span></text:h>
      <text:h text:style-name="Default" text:outline-level="1">291 <text:s text:c="3"/><text:span text:style-name="style5">if</text:span><text:span text:style-name="style10">( </text:span><text:span text:style-name="style11">Exp</text:span><text:span text:style-name="style10">.</text:span><text:span text:style-name="style11">peak </text:span><text:span text:style-name="style10">)</text:span><text:span text:style-name="style11">APoint</text:span><text:span text:style-name="style10">( </text:span><text:span text:style-name="style11">A</text:span><text:span text:style-name="style10">,</text:span><text:span text:style-name="style11">y</text:span><text:span text:style-name="style10">,</text:span><text:span text:style-name="style11">x</text:span><text:span text:style-name="style10">,</text:span><text:span text:style-name="style11">Ws</text:span><text:span text:style-name="style10">,</text:span><text:span text:style-name="style11">mY</text:span><text:span text:style-name="style10">,</text:span><text:span text:style-name="style11">mX </text:span><text:span text:style-name="style10">); </text:span><text:span text:style-name="style5">else </text:span><text:span text:style-name="style11">A</text:span><text:span text:style-name="style10">.</text:span><text:span text:style-name="style11">X</text:span><text:span text:style-name="style10">=</text:span><text:span text:style-name="style11">Rx</text:span><text:span text:style-name="style10">-</text:span><text:span text:style-name="style11">x</text:span><text:span text:style-name="style10">,</text:span><text:span text:style-name="style11">A</text:span><text:span text:style-name="style10">.</text:span><text:span text:style-name="style11">Y</text:span><text:span text:style-name="style10">=</text:span><text:span text:style-name="style11">Ry</text:span><text:span text:style-name="style10">-</text:span><text:span text:style-name="style11">y</text:span><text:span text:style-name="style10">;</text:span></text:h>
      <text:h text:style-name="Default" text:outline-level="1">292 <text:s text:c="3"/><text:span text:style-name="style5">return </text:span><text:span text:style-name="style10">(</text:span><text:span text:style-name="style4">1</text:span><text:span text:style-name="style10">-</text:span><text:span text:style-name="style11">A</text:span><text:span text:style-name="style10">.</text:span><text:span text:style-name="style11">X</text:span><text:span text:style-name="style10">)*(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*(</text:span><text:span text:style-name="style4">1</text:span><text:span text:style-name="style10">-</text:span><text:span text:style-name="style11">A</text:span><text:span text:style-name="style10">.</text:span><text:span text:style-name="style11">Y</text:span><text:span text:style-name="style10">)+</text:span><text:span text:style-name="style11">Ws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z</text:span><text:span text:style-name="style10">*</text:span><text:span text:style-name="style11">A</text:span><text:span text:style-name="style10">.</text:span><text:span text:style-name="style11">Y</text:span><text:span text:style-name="style10">) </text:span><text:span text:style-name="style2">// простые разности</text:span></text:h>
      <text:h text:style-name="Default" text:outline-level="1">293 <text:s text:c="7"/><text:span text:style-name="style10">+ </text:span><text:span text:style-name="style11">A</text:span><text:span text:style-name="style10">.</text:span><text:span text:style-name="style11">X</text:span><text:span text:style-name="style10">*(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*(</text:span><text:span text:style-name="style4">1</text:span><text:span text:style-name="style10">-</text:span><text:span text:style-name="style11">A</text:span><text:span text:style-name="style10">.</text:span><text:span text:style-name="style11">Y</text:span><text:span text:style-name="style10">)+</text:span><text:span text:style-name="style11">Ws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*</text:span><text:span text:style-name="style11">A</text:span><text:span text:style-name="style10">.</text:span><text:span text:style-name="style11">Y</text:span><text:span text:style-name="style10">); </text:span><text:span text:style-name="style2">// билинейных пересчётов</text:span></text:h>
      <text:h text:style-name="Default" text:outline-level="1">294 <text:s/><text:span text:style-name="style10">}</text:span></text:h>
      <text:h text:style-name="Default" text:outline-level="1">295 <text:s/><text:span text:style-name="style15">//! дополнение морских координат уровнем поверхности воды</text:span></text:h>
      <text:h text:style-name="Default" text:outline-level="1">296 <text:s/><text:span text:style-name="style2">//</text:span></text:h>
      <text:h text:style-name="Default" text:outline-level="1">297 <text:s/><text:span text:style-name="style9">#if 1</text:span></text:h>
      <text:h text:style-name="Default" text:outline-level="1">298 <text:s/><text:span text:style-name="style5">Vector </text:span><text:span text:style-name="style11">Field</text:span><text:span text:style-name="style10">::</text:span><text:span text:style-name="style11">Locas</text:span><text:span text:style-name="style10">( </text:span><text:span text:style-name="style11">Point P </text:span><text:span text:style-name="style10">){ </text:span><text:span text:style-name="style11">P</text:span><text:span text:style-name="style10">.</text:span><text:span text:style-name="style11">Z </text:span><text:span text:style-name="style10">= </text:span><text:span text:style-name="style11">Value</text:span><text:span text:style-name="style10">( </text:span><text:span text:style-name="style11">P </text:span><text:span text:style-name="style10">); </text:span><text:span text:style-name="style5">return </text:span><text:span text:style-name="style10">*(</text:span><text:span text:style-name="style5">Vector</text:span><text:span text:style-name="style10">*)(&amp;</text:span><text:span text:style-name="style11">P</text:span><text:span text:style-name="style10">); }</text:span></text:h>
      <text:h text:style-name="Default" text:outline-level="1">299 <text:s/><text:span text:style-name="style9">#else</text:span></text:h>
      <text:h text:style-name="Default" text:outline-level="1">300 <text:s/><text:span text:style-name="style69">Vector </text:span><text:span text:style-name="style75">Field</text:span><text:span text:style-name="style74">::</text:span><text:span text:style-name="style75">Locas</text:span><text:span text:style-name="style74">( </text:span><text:span text:style-name="style75">Point P </text:span><text:span text:style-name="style74">)</text:span></text:h>
      <text:h text:style-name="Default" text:outline-level="1">301 <text:s/><text:span text:style-name="style74">{ </text:span><text:span text:style-name="style69">Vector </text:span><text:span text:style-name="style74">&amp;</text:span><text:span text:style-name="style75">W</text:span><text:span text:style-name="style74">=*(</text:span><text:span text:style-name="style69">Vector</text:span><text:span text:style-name="style74">*)(&amp;</text:span><text:span text:style-name="style75">P</text:span><text:span text:style-name="style74">); </text:span><text:span text:style-name="style75">W</text:span><text:span text:style-name="style74">.</text:span><text:span text:style-name="style75">z</text:span><text:span text:style-name="style74">=</text:span><text:span text:style-name="style68">0</text:span><text:span text:style-name="style74">;</text:span></text:h>
      <text:h text:style-name="Default" text:outline-level="1">302 <text:s text:c="3"/><text:span text:style-name="style75">W</text:span><text:span text:style-name="style74">.</text:span><text:span text:style-name="style75">z </text:span><text:span text:style-name="style74">= </text:span><text:span text:style-name="style75">Wind</text:span><text:span text:style-name="style74">.</text:span><text:span text:style-name="style75">Wave</text:span><text:span text:style-name="style74">( </text:span><text:span text:style-name="style75">Tlaps</text:span><text:span text:style-name="style74">*</text:span><text:span text:style-name="style68">3600</text:span><text:span text:style-name="style74">,</text:span><text:span text:style-name="style75">W </text:span><text:span text:style-name="style74">).</text:span><text:span text:style-name="style75">z</text:span></text:h>
      <text:h text:style-name="Default" text:outline-level="1">303 <text:s text:c="6"/><text:span text:style-name="style74">+ </text:span><text:span text:style-name="style75">Swell</text:span><text:span text:style-name="style74">.</text:span><text:span text:style-name="style75">Wave</text:span><text:span text:style-name="style74">( </text:span><text:span text:style-name="style75">Tlaps</text:span><text:span text:style-name="style74">*</text:span><text:span text:style-name="style68">3600</text:span><text:span text:style-name="style74">,</text:span><text:span text:style-name="style75">W </text:span><text:span text:style-name="style74">).</text:span><text:span text:style-name="style75">z <text:s text:c="2"/></text:span><text:span text:style-name="style66">// координаты хранятся в исходном массиве</text:span></text:h>
      <text:h text:style-name="Default" text:outline-level="1">304 <text:s text:c="6"/><text:span text:style-name="style74">+ </text:span><text:span text:style-name="style75">Surge</text:span><text:span text:style-name="style74">.</text:span><text:span text:style-name="style75">Wave</text:span><text:span text:style-name="style74">( </text:span><text:span text:style-name="style75">Tlaps</text:span><text:span text:style-name="style74">*</text:span><text:span text:style-name="style68">3600</text:span><text:span text:style-name="style74">,</text:span><text:span text:style-name="style75">W </text:span><text:span text:style-name="style74">).</text:span><text:span text:style-name="style75">z</text:span><text:span text:style-name="style74">;</text:span></text:h>
      <text:h text:style-name="Default" text:outline-level="1">305 <text:s text:c="3"/><text:span text:style-name="style69">return </text:span><text:span text:style-name="style75">W</text:span><text:span text:style-name="style74">; <text:s text:c="26"/></text:span><text:span text:style-name="style66">//</text:span></text:h>
      <text:h text:style-name="Default" text:outline-level="1">306 <text:s/><text:span text:style-name="style74">}</text:span></text:h>
      <text:h text:style-name="Default" text:outline-level="1">307 <text:s/><text:span text:style-name="style9">#endif</text:span></text:h>
      <text:h text:style-name="Default" text:outline-level="1">308 <text:s/><text:span text:style-name="style2">//</text:span></text:h>
      <text:h text:style-name="Default" text:outline-level="1">309 <text:s/><text:span text:style-name="style15">//! Билинейная интерполяция по неравномерной сетке к новой волновой поверхности</text:span></text:h>
      <text:h text:style-name="Default" text:outline-level="1">310 <text:s/><text:span text:style-name="style2">//</text:span></text:h>
      <text:h text:style-name="Default" text:outline-level="1">311 <text:s/><text:span text:style-name="style5">Vector </text:span><text:span text:style-name="style11">Waves</text:span><text:span text:style-name="style10">::</text:span><text:span text:style-name="style11">Amd</text:span><text:span text:style-name="style10">( </text:span><text:span text:style-name="style11">_Vector A </text:span><text:span text:style-name="style10">) <text:s text:c="9"/></text:span><text:span text:style-name="style2">// интерполяция на волновой поверхности</text:span></text:h>
      <text:h text:style-name="Default" text:outline-level="1">312 <text:s/><text:span text:style-name="style10">{ </text:span><text:span text:style-name="style5">Real </text:span><text:span text:style-name="style11">Rx</text:span><text:span text:style-name="style10">=</text:span><text:span text:style-name="style11">Mx</text:span><text:span text:style-name="style10">/</text:span><text:span text:style-name="style4">2</text:span><text:span text:style-name="style10">+</text:span><text:span text:style-name="style11">A</text:span><text:span text:style-name="style10">.</text:span><text:span text:style-name="style11">x</text:span><text:span text:style-name="style10">/</text:span><text:span text:style-name="style11">Ds</text:span><text:span text:style-name="style10">, <text:s text:c="17"/></text:span><text:span text:style-name="style2">// выборка индексов и отступов от них</text:span></text:h>
      <text:h text:style-name="Default" text:outline-level="1">313 <text:s text:c="8"/><text:span text:style-name="style11">Ry</text:span><text:span text:style-name="style10">=</text:span><text:span text:style-name="style11">My</text:span><text:span text:style-name="style10">/</text:span><text:span text:style-name="style4">2</text:span><text:span text:style-name="style10">+</text:span><text:span text:style-name="style11">A</text:span><text:span text:style-name="style10">.</text:span><text:span text:style-name="style11">y</text:span><text:span text:style-name="style10">/</text:span><text:span text:style-name="style11">Ds</text:span><text:span text:style-name="style10">; <text:s text:c="17"/></text:span><text:span text:style-name="style2">// с учетом дрейфовых смещений ячеек</text:span></text:h>
      <text:h text:style-name="Default" text:outline-level="1">314 <text:s text:c="3"/><text:span text:style-name="style5">int </text:span><text:span text:style-name="style11">x</text:span><text:span text:style-name="style10">=</text:span><text:span text:style-name="style16">minmax</text:span><text:span text:style-name="style10">( </text:span><text:span text:style-name="style4">0</text:span><text:span text:style-name="style10">,(</text:span><text:span text:style-name="style5">int</text:span><text:span text:style-name="style10">)</text:span><text:span text:style-name="style11">floor</text:span><text:span text:style-name="style10">(</text:span><text:span text:style-name="style11">Rx</text:span><text:span text:style-name="style10">),</text:span><text:span text:style-name="style11">Mx</text:span><text:span text:style-name="style10">-</text:span><text:span text:style-name="style4">1 </text:span><text:span text:style-name="style10">); </text:span><text:span text:style-name="style11">Rx</text:span><text:span text:style-name="style10">-=</text:span><text:span text:style-name="style11">x</text:span><text:span text:style-name="style10">; </text:span><text:span text:style-name="style2">// поиск индексов ближней точки</text:span></text:h>
      <text:h text:style-name="Default" text:outline-level="1">315 <text:s text:c="3"/><text:span text:style-name="style5">int </text:span><text:span text:style-name="style11">y</text:span><text:span text:style-name="style10">=</text:span><text:span text:style-name="style16">minmax</text:span><text:span text:style-name="style10">( </text:span><text:span text:style-name="style4">0</text:span><text:span text:style-name="style10">,(</text:span><text:span text:style-name="style5">int</text:span><text:span text:style-name="style10">)</text:span><text:span text:style-name="style11">floor</text:span><text:span text:style-name="style10">(</text:span><text:span text:style-name="style11">Ry</text:span><text:span text:style-name="style10">),</text:span><text:span text:style-name="style11">My</text:span><text:span text:style-name="style10">-</text:span><text:span text:style-name="style4">1 </text:span><text:span text:style-name="style10">); </text:span><text:span text:style-name="style11">Ry</text:span><text:span text:style-name="style10">-=</text:span><text:span text:style-name="style11">y</text:span><text:span text:style-name="style10">; </text:span><text:span text:style-name="style2">// внутри оконтуривающей ячейки</text:span></text:h>
      <text:h text:style-name="Default" text:outline-level="1">316 <text:s text:c="3"/><text:span text:style-name="style5">return </text:span><text:span text:style-name="style10">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*(</text:span><text:span text:style-name="style4">1</text:span><text:span text:style-name="style10">-</text:span><text:span text:style-name="style11">Ry</text:span><text:span text:style-name="style10">)+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*</text:span><text:span text:style-name="style11">Ry </text:span><text:span text:style-name="style10">)*(</text:span><text:span text:style-name="style4">1.0</text:span><text:span text:style-name="style10">-</text:span><text:span text:style-name="style11">Rx</text:span><text:span text:style-name="style10">) <text:s text:c="5"/></text:span><text:span text:style-name="style2">// простые разности</text:span></text:h>
      <text:h text:style-name="Default" text:outline-level="1">317 <text:s text:c="8"/><text:span text:style-name="style10">+ 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*(</text:span><text:span text:style-name="style4">1</text:span><text:span text:style-name="style10">-</text:span><text:span text:style-name="style11">Ry</text:span><text:span text:style-name="style10">)+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+</text:span><text:span text:style-name="style4">1</text:span><text:span text:style-name="style10">]*</text:span><text:span text:style-name="style11">Ry </text:span><text:span text:style-name="style10">)*</text:span><text:span text:style-name="style11">Rx</text:span><text:span text:style-name="style10">; <text:s text:c="6"/></text:span><text:span text:style-name="style2">// билинейных пересчётов</text:span></text:h>
      <text:h text:style-name="Default" text:outline-level="1">318 <text:s/><text:span text:style-name="style10">}</text:span></text:h>
      <text:h text:style-name="Default" text:outline-level="1">319 <text:s/><text:span text:style-name="style5">Real </text:span><text:span text:style-name="style11">Waves</text:span><text:span text:style-name="style10">::</text:span><text:span text:style-name="style11">AmH</text:span><text:span text:style-name="style10">( </text:span><text:span text:style-name="style11">_Vector A </text:span><text:span text:style-name="style10">) <text:s text:c="11"/></text:span><text:span text:style-name="style2">// интерполяция на волновой поверхности</text:span></text:h>
      <text:h text:style-name="Default" text:outline-level="1">320 <text:s/><text:span text:style-name="style10">{ </text:span><text:span text:style-name="style5">Real </text:span><text:span text:style-name="style11">Rx</text:span><text:span text:style-name="style10">=</text:span><text:span text:style-name="style11">Mx</text:span><text:span text:style-name="style10">/</text:span><text:span text:style-name="style4">2</text:span><text:span text:style-name="style10">+</text:span><text:span text:style-name="style11">A</text:span><text:span text:style-name="style10">.</text:span><text:span text:style-name="style11">x</text:span><text:span text:style-name="style10">/</text:span><text:span text:style-name="style11">Ds</text:span><text:span text:style-name="style10">, <text:s text:c="17"/></text:span><text:span text:style-name="style2">// выборка индексов и отступов от них</text:span></text:h>
      <text:h text:style-name="Default" text:outline-level="1"><text:soft-page-break/>321 <text:s text:c="8"/><text:span text:style-name="style11">Ry</text:span><text:span text:style-name="style10">=</text:span><text:span text:style-name="style11">My</text:span><text:span text:style-name="style10">/</text:span><text:span text:style-name="style4">2</text:span><text:span text:style-name="style10">+</text:span><text:span text:style-name="style11">A</text:span><text:span text:style-name="style10">.</text:span><text:span text:style-name="style11">y</text:span><text:span text:style-name="style10">/</text:span><text:span text:style-name="style11">Ds</text:span><text:span text:style-name="style10">; <text:s text:c="17"/></text:span><text:span text:style-name="style2">// с учетом дрейфовых смещений ячеек</text:span></text:h>
      <text:h text:style-name="Default" text:outline-level="1">322 <text:s text:c="3"/><text:span text:style-name="style5">int </text:span><text:span text:style-name="style11">x</text:span><text:span text:style-name="style10">=</text:span><text:span text:style-name="style16">minmax</text:span><text:span text:style-name="style10">( </text:span><text:span text:style-name="style4">0</text:span><text:span text:style-name="style10">,(</text:span><text:span text:style-name="style5">int</text:span><text:span text:style-name="style10">)</text:span><text:span text:style-name="style11">floor</text:span><text:span text:style-name="style10">(</text:span><text:span text:style-name="style11">Rx</text:span><text:span text:style-name="style10">),</text:span><text:span text:style-name="style11">Mx</text:span><text:span text:style-name="style10">-</text:span><text:span text:style-name="style4">1 </text:span><text:span text:style-name="style10">); </text:span><text:span text:style-name="style11">Rx</text:span><text:span text:style-name="style10">-=</text:span><text:span text:style-name="style11">x</text:span><text:span text:style-name="style10">; </text:span><text:span text:style-name="style2">// поиск индексов ближней точки</text:span></text:h>
      <text:h text:style-name="Default" text:outline-level="1">323 <text:s text:c="3"/><text:span text:style-name="style5">int </text:span><text:span text:style-name="style11">y</text:span><text:span text:style-name="style10">=</text:span><text:span text:style-name="style16">minmax</text:span><text:span text:style-name="style10">( </text:span><text:span text:style-name="style4">0</text:span><text:span text:style-name="style10">,(</text:span><text:span text:style-name="style5">int</text:span><text:span text:style-name="style10">)</text:span><text:span text:style-name="style11">floor</text:span><text:span text:style-name="style10">(</text:span><text:span text:style-name="style11">Ry</text:span><text:span text:style-name="style10">),</text:span><text:span text:style-name="style11">My</text:span><text:span text:style-name="style10">-</text:span><text:span text:style-name="style4">1 </text:span><text:span text:style-name="style10">); </text:span><text:span text:style-name="style11">Ry</text:span><text:span text:style-name="style10">-=</text:span><text:span text:style-name="style11">y</text:span><text:span text:style-name="style10">; </text:span><text:span text:style-name="style2">// внутри оконтуривающей ячейки</text:span></text:h>
      <text:h text:style-name="Default" text:outline-level="1">324 <text:s text:c="3"/><text:span text:style-name="style5">return </text:span><text:span text:style-name="style10">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].</text:span><text:span text:style-name="style11">z</text:span><text:span text:style-name="style10">*(</text:span><text:span text:style-name="style4">1</text:span><text:span text:style-name="style10">-</text:span><text:span text:style-name="style11">Ry</text:span><text:span text:style-name="style10">)+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].</text:span><text:span text:style-name="style11">z</text:span><text:span text:style-name="style10">*</text:span><text:span text:style-name="style11">Ry </text:span><text:span text:style-name="style10">)*(</text:span><text:span text:style-name="style4">1.0</text:span><text:span text:style-name="style10">-</text:span><text:span text:style-name="style11">Rx</text:span><text:span text:style-name="style10">) <text:s/></text:span><text:span text:style-name="style2">// простые разности</text:span></text:h>
      <text:h text:style-name="Default" text:outline-level="1">325 <text:s text:c="8"/><text:span text:style-name="style10">+ ( </text:span><text:span text:style-name="style11">H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*(</text:span><text:span text:style-name="style4">1</text:span><text:span text:style-name="style10">-</text:span><text:span text:style-name="style11">Ry</text:span><text:span text:style-name="style10">)+</text:span><text:span text:style-name="style11">H</text:span><text:span text:style-name="style10">[</text:span><text:span text:style-name="style11">y</text:span><text:span text:style-name="style10">+</text:span><text:span text:style-name="style4">1</text:span><text:span text:style-name="style10">][</text:span><text:span text:style-name="style11">x</text:span><text:span text:style-name="style10">+</text:span><text:span text:style-name="style4">1</text:span><text:span text:style-name="style10">].</text:span><text:span text:style-name="style11">z</text:span><text:span text:style-name="style10">*</text:span><text:span text:style-name="style11">Ry </text:span><text:span text:style-name="style10">)*</text:span><text:span text:style-name="style11">Rx</text:span><text:span text:style-name="style10">; <text:s text:c="2"/></text:span><text:span text:style-name="style2">// билинейных пересчётов</text:span></text:h>
      <text:h text:style-name="Default" text:outline-level="1">326 <text:s/><text:span text:style-name="style10">}</text:span></text:h>
      <text:h text:style-name="Default" text:outline-level="1">327 <text:s/><text:span text:style-name="style1">/*</text:span></text:h>
      <text:h text:style-name="Default" text:outline-level="1">328 <text:s/><text:span text:style-name="style1">#if 1</text:span></text:h>
      <text:h text:style-name="Default" text:outline-level="1">329 <text:s/><text:span text:style-name="style1">static void Square( Vector** V, Vector N, int y,int x )</text:span></text:h>
      <text:h text:style-name="Default" text:outline-level="1">330 <text:s/><text:span text:style-name="style1">{ N.z=0.0;</text:span></text:h>
      <text:h text:style-name="Default" text:outline-level="1">331 <text:s text:c="3"/><text:span text:style-name="style1">// if( abs( N )&lt;eps )N=1; N=1;</text:span></text:h>
      <text:h text:style-name="Default" text:outline-level="1">332 <text:s text:c="3"/><text:span text:style-name="style1">// N /= abs( N );</text:span></text:h>
      <text:h text:style-name="Default" text:outline-level="1">333 <text:s text:c="3"/><text:span text:style-name="style1">// Vector&amp; operator &amp;= ( Vector d ){ return *this = d *= x*d.x+y*d.y+z*d.z; }</text:span></text:h>
      <text:h text:style-name="Default" text:outline-level="1">334 <text:s text:c="3"/><text:span text:style-name="style1">// V[y][x]&amp;=N,V[y][x+1]&amp;=N,V[y+1][x]&amp;=N,V[y+1][x+1]&amp;=N;</text:span></text:h>
      <text:h text:style-name="Default" text:outline-level="1">335 <text:s text:c="3"/><text:span text:style-name="style1">V[y][x] <text:s text:c="3"/>= N * ( N%V[y][x] <text:s text:c="4"/>);</text:span></text:h>
      <text:h text:style-name="Default" text:outline-level="1">336 <text:s text:c="3"/><text:span text:style-name="style1">V[y][x+1] <text:s/>= N * ( N%V[y][x+1] <text:s text:c="2"/>);</text:span></text:h>
      <text:h text:style-name="Default" text:outline-level="1">337 <text:s text:c="3"/><text:span text:style-name="style1">V[y+1][x] <text:s/>= N * ( N%V[y+1][x] <text:s text:c="2"/>);</text:span></text:h>
      <text:h text:style-name="Default" text:outline-level="1">338 <text:s text:c="3"/><text:span text:style-name="style1">V[y+1][x+1]= N * ( N%V[y+1][x+1] );</text:span></text:h>
      <text:h text:style-name="Default" text:outline-level="1">339 <text:s/><text:span text:style-name="style1">}</text:span></text:h>
      <text:h text:style-name="Default" text:outline-level="1">340 <text:s/><text:span text:style-name="style1">int Waves::Slick( _Point A, _Point B, _Vector N )</text:span></text:h>
      <text:h text:style-name="Default" text:outline-level="1">341 <text:s/><text:span text:style-name="style1">{ Vector w; //D=dir( B-A );</text:span></text:h>
      <text:h text:style-name="Default" text:outline-level="1">342 <text:s text:c="3"/><text:span text:style-name="style1">int y,x,dy,dx,ly,lx,k; <text:s text:c="23"/>// выбор маски местоположения</text:span></text:h>
      <text:h text:style-name="Default" text:outline-level="1">343 <text:s text:c="3"/><text:span text:style-name="style1">Real Rx=Mx/2+A.X/Ds,Ry=My/2+A.Y/Ds; <text:s text:c="10"/>// <text:s text:c="3"/>и отражающей способности</text:span></text:h>
      <text:h text:style-name="Default" text:outline-level="1">344 <text:s text:c="4"/><text:span text:style-name="style1">x=minmax( 0,(int)floor( Rx ),Mx ); <text:s text:c="10"/>// поиск индексов ближней точки</text:span></text:h>
      <text:h text:style-name="Default" text:outline-level="1">345 <text:s text:c="4"/><text:span text:style-name="style1">y=minmax( 0,(int)floor( Ry ),My ); <text:s text:c="10"/>// внутри оконтуривающей ячейки</text:span></text:h>
      <text:h text:style-name="Default" text:outline-level="1">346 <text:s text:c="4"/><text:span text:style-name="style1">APoint( w=*((Vector*)(&amp;A)),y,x,H,My,My );</text:span></text:h>
      <text:h text:style-name="Default" text:outline-level="1">347 <text:s/></text:h>
      <text:h text:style-name="Default" text:outline-level="1">348 <text:s text:c="4"/><text:span text:style-name="style1">Rx=Mx/2+B.X/Ds,Ry=My/2+B.Y/Ds;</text:span></text:h>
      <text:h text:style-name="Default" text:outline-level="1">349 <text:s text:c="4"/><text:span text:style-name="style1">dx=minmax( 0,(int)floor( Rx ),Mx ); <text:s text:c="9"/>// поиск индексов ближней точки</text:span></text:h>
      <text:h text:style-name="Default" text:outline-level="1">350 <text:s text:c="4"/><text:span text:style-name="style1">dy=minmax( 0,(int)floor( Ry ),My ); <text:s text:c="9"/>// внутри оконтуривающей ячейки</text:span></text:h>
      <text:h text:style-name="Default" text:outline-level="1">351 <text:s text:c="4"/><text:span text:style-name="style1">APoint( w=*((Vector*)(&amp;B)),dy,dx,H,My,My );</text:span></text:h>
      <text:h text:style-name="Default" text:outline-level="1">352 <text:s text:c="45"/><text:span text:style-name="style1">// AVid( w=*((Vector*)(&amp;A)),y,x );</text:span></text:h>
      <text:h text:style-name="Default" text:outline-level="1">353 <text:s text:c="44"/><text:span text:style-name="style1">// AVid( w=*((Vector*)(&amp;B)),dy,dx );</text:span></text:h>
      <text:h text:style-name="Default" text:outline-level="1">354 <text:s text:c="4"/><text:span text:style-name="style1">ly=( dy-=y )&lt;0 ? -1:1;</text:span></text:h>
      <text:h text:style-name="Default" text:outline-level="1">355 <text:s text:c="4"/><text:span text:style-name="style1">lx=( dx-=x )&lt;0 ? -1:1;</text:span></text:h>
      <text:h text:style-name="Default" text:outline-level="1">356 <text:s text:c="4"/><text:span text:style-name="style1">if( dx*lx&gt;dy*ly )for( k=0; k&lt;dx*lx; k++ )Square( V,N,y+(lx*k*dy)/dx,x+lx*k );</text:span></text:h>
      <text:h text:style-name="Default" text:outline-level="1">357 <text:s text:c="15"/><text:span text:style-name="style1">else <text:s/>for( k=0; k&lt;dy*ly; k++ )Square( V,N,y+ly*k,x+(ly*k*dx)/dy );</text:span></text:h>
      <text:h text:style-name="Default" text:outline-level="1">358 <text:s text:c="4"/><text:span text:style-name="style1">return k;</text:span></text:h>
      <text:h text:style-name="Default" text:outline-level="1">359 <text:s/><text:span text:style-name="style1">}</text:span></text:h>
      <text:h text:style-name="Default" text:outline-level="1">360 <text:s/><text:span text:style-name="style1">#else</text:span></text:h>
      <text:h text:style-name="Default" text:outline-level="1">361 <text:s/><text:span text:style-name="style1">int Waves::Slick( _Vector D, int y,int x,int dy,int dx )</text:span></text:h>
      <text:h text:style-name="Default" text:outline-level="1">362 <text:s/><text:span text:style-name="style1">{ if( dy&gt;y )++dy; if( y&gt;dy )++y; int ly=( dy-=y )&lt;0 ? -1:1;</text:span></text:h>
      <text:h text:style-name="Default" text:outline-level="1">363 <text:s text:c="3"/><text:span text:style-name="style1">if( dx&gt;x )++dx; if( x&gt;dx )++x; int lx=( dx-=x )&lt;0 ? -1:1,k; //D.z=0.0;</text:span></text:h>
      <text:h text:style-name="Default" text:outline-level="1">364 <text:s text:c="3"/><text:span text:style-name="style1">if( dx*lx&gt;dy*ly )for( k=0; k&lt;dx*lx; k++ )V[y+(lx*k*dy)/dx][x+lx*k]%=D;</text:span></text:h>
      <text:h text:style-name="Default" text:outline-level="1">365 <text:s text:c="14"/><text:span text:style-name="style1">else <text:s/>for( k=0; k&lt;dy*ly; k++ )V[y+ly*k][x+(ly*k*dx)/dy]%=D;</text:span></text:h>
      <text:h text:style-name="Default" text:outline-level="1">366 <text:s text:c="3"/><text:span text:style-name="style1">return k;</text:span></text:h>
      <text:h text:style-name="Default" text:outline-level="1">367 <text:s/><text:span text:style-name="style1">}</text:span></text:h>
      <text:h text:style-name="Default" text:outline-level="1">368 <text:s/><text:span text:style-name="style1">int Waves::Slick( _Vector D, int y,int x,int dy,int dx )</text:span></text:h>
      <text:h text:style-name="Default" text:outline-level="1">369 <text:s/><text:span text:style-name="style1">{ <text:s/>int ly=( dy-=y )&lt;0 ? -1:1,</text:span></text:h>
      <text:h text:style-name="Default" text:outline-level="1">370 <text:s text:c="8"/><text:span text:style-name="style1">lx=( dx-=x )&lt;0 ? -1:1,k;</text:span></text:h>
      <text:h text:style-name="Default" text:outline-level="1">371 <text:s text:c="4"/><text:span text:style-name="style1">if( dx*lx&gt;dy*ly )for( k=0; k&lt;dx*lx; k++ )Square( V,D,y+(lx*k*dy)/dx,x+lx*k );</text:span></text:h>
      <text:h text:style-name="Default" text:outline-level="1">372 <text:s text:c="15"/><text:span text:style-name="style1">else <text:s/>for( k=0; k&lt;dy*ly; k++ )Square( V,D,y+ly*k,x+(ly*k*dx)/dy );</text:span></text:h>
      <text:h text:style-name="Default" text:outline-level="1">373 <text:s text:c="4"/><text:span text:style-name="style1">return k;</text:span></text:h>
      <text:h text:style-name="Default" text:outline-level="1">374 <text:s/><text:span text:style-name="style1">}</text:span></text:h>
      <text:h text:style-name="Default" text:outline-level="1">375 <text:s/><text:span text:style-name="style1">void Field::Slick( _Vector A, _Vector B, _Vector D )</text:span></text:h>
      <text:h text:style-name="Default" text:outline-level="1">376 <text:s/><text:span text:style-name="style1">{ int iy,ix,jy,jx; Vector V=dir( B-A ),a,b; V.z=0.0;</text:span></text:h>
      <text:h text:style-name="Default" text:outline-level="1">377 <text:s text:c="8"/><text:span text:style-name="style1">Wind.AVid( a=A,iy,ix ).AVid( b=B,jy,jx ), Wind.Slick( V,iy,ix,jy,jx );</text:span></text:h>
      <text:h text:style-name="Default" text:outline-level="1">378 <text:s text:c="7"/><text:span text:style-name="style1">Swell.AVid( a=A,iy,ix ).AVid( b=B,jy,jx ),Swell.Slick( V,iy,ix,jy,jx );</text:span></text:h>
      <text:h text:style-name="Default" text:outline-level="1">379 <text:s text:c="7"/><text:span text:style-name="style1">Surge.AVid( a=A,iy,ix ).AVid( b=B,jy,jx ),Surge.Slick( V,iy,ix,jy,jx );</text:span></text:h>
      <text:h text:style-name="Default" text:outline-level="1">380 <text:s/><text:span text:style-name="style1">}</text:span></text:h>
      <text:h text:style-name="Default" text:outline-level="1">381 <text:s/><text:span text:style-name="style1">#endif</text:span></text:h>
      <text:p text:style-name="Default">382 <text:s/><text:span text:style-name="style1">*/</text:span></text:p>
      <text:p text:style-name="P6"><text:span text:style-name="style10"><text:span text:style-name="T6"/></text:span></text:p>
      <text:p text:style-name="P6"><text:span text:style-name="style10"><text:span text:style-name="T10">~~~~~~~~~~~~~~~~~~~~~~~~~~~~~~~~~~~~~~~~~~~~~~~~~~~~~~~~~~~~~~~~~~~~~~~~~~~~~~~~~~~~~~~~</text:span></text:span></text:p>
      <text:h text:style-name="P8" text:outline-level="1"><text:span text:style-name="style10"><text:span text:style-name="T13">W</text:span></text:span><text:span text:style-name="style10"><text:span text:style-name="T11">s-</text:span></text:span><text:span text:style-name="style10"><text:span text:style-name="T13">view</text:span></text:span><text:span text:style-name="style10"><text:span text:style-name="T11">.cpp</text:span></text:span></text:h>
      <text:h text:style-name="Default" text:outline-level="1"><text:span text:style-name="style10"><text:s text:c="2"/>1 <text:s/></text:span><text:span text:style-name="style10"><text:span text:style-name="style2">//</text:span></text:span></text:h>
      <text:h text:style-name="Default" text:outline-level="1"><text:s text:c="2"/>2 <text:s/><text:span text:style-name="style2">// <text:s text:c="3"/>Независимо существующая прорисовка трех волновых структур</text:span></text:h>
      <text:h text:style-name="Default" text:outline-level="1"><text:soft-page-break/><text:s text:c="2"/>3 <text:s/><text:span text:style-name="style2">// <text:s text:c="3"/>удерживается на экране и активизируется мышкой и таймером</text:span></text:h>
      <text:h text:style-name="Default" text:outline-level="1"><text:s text:c="2"/>4 <text:s/><text:span text:style-name="style2">//</text:span></text:h>
      <text:h text:style-name="Default" text:outline-level="1"><text:s text:c="2"/>5 <text:s/><text:span text:style-name="style2">// <text:s text:c="3"/>C = sqrt( gL/2п ) - фазовая скорость трохоидальной волны</text:span></text:h>
      <text:h text:style-name="Default" text:outline-level="1"><text:s text:c="2"/>6 <text:s/><text:span text:style-name="style2">// <text:s text:c="3"/>Fn = V/sqrt( gL ) - скорость по Фруду</text:span></text:h>
      <text:h text:style-name="Default" text:outline-level="1"><text:s text:c="2"/>7 <text:s/><text:span text:style-name="style2">// <text:s text:c="55"/>©2018-08-22 Иерусалим</text:span></text:h>
      <text:h text:style-name="Default" text:outline-level="1"><text:s text:c="2"/>8 <text:s/><text:span text:style-name="style2">//</text:span></text:h>
      <text:h text:style-name="Default" text:outline-level="1"><text:s text:c="2"/>9 <text:s/><text:span text:style-name="style9">#include "Aurora.h" <text:s text:c="16"/></text:span><text:span text:style-name="style2">// графическая среда OpenGL - Window-Place</text:span></text:h>
      <text:h text:style-name="Default" text:outline-level="1"><text:s/>10 <text:s text:c="37"/><text:span text:style-name="style2">// производные операции с корпусом на волне</text:span></text:h>
      <text:h text:style-name="Default" text:outline-level="1"><text:s/>11 <text:s/><text:span text:style-name="style2">//</text:span></text:h>
      <text:h text:style-name="Default" text:outline-level="1"><text:s/>12 <text:s/><text:span text:style-name="style15">//! <text:s text:c="2"/>Блок графической прорисовки волнения в контурах и раскрасках</text:span></text:h>
      <text:h text:style-name="Default" text:outline-level="1"><text:s/>13 <text:s/><text:span text:style-name="style2">//</text:span></text:h>
      <text:h text:style-name="Default" text:outline-level="1"><text:s/>14 <text:s/><text:span text:style-name="style5">const </text:span><text:span text:style-name="style11">colors Surf</text:span><text:span text:style-name="style10">=</text:span><text:span text:style-name="style11">lightcyan</text:span><text:span text:style-name="style10">, <text:s text:c="2"/></text:span><text:span text:style-name="style2">// светлая надводная раскраска волнового гребня</text:span></text:h>
      <text:h text:style-name="Default" text:outline-level="1"><text:s/>15 <text:s text:c="14"/><text:span text:style-name="style11">Subw</text:span><text:span text:style-name="style10">=</text:span><text:span text:style-name="style11">lightgreen</text:span><text:span text:style-name="style10">; <text:s/></text:span><text:span text:style-name="style2">// и зеленоватый окрас в подошве штормовой волны</text:span></text:h>
      <text:h text:style-name="Default" text:outline-level="1"><text:s/>16 <text:s/></text:h>
      <text:h text:style-name="Default" text:outline-level="1"><text:s/>17 <text:s/><text:span text:style-name="style5">int </text:span><text:span text:style-name="style11">Waves</text:span><text:span text:style-name="style10">::</text:span><text:span text:style-name="style11">Color</text:span><text:span text:style-name="style10">( </text:span><text:span text:style-name="style11">_Real mH </text:span><text:span text:style-name="style10">) <text:s text:c="2"/></text:span><text:span text:style-name="style2">// 256 бело-синих оттенков высоты волн Герстнера</text:span></text:h>
      <text:h text:style-name="Default" text:outline-level="1"><text:s/>18 <text:s/><text:span text:style-name="style10">{ </text:span><text:span text:style-name="style5">return </text:span><text:span text:style-name="style16">minmax</text:span><text:span text:style-name="style10">( </text:span><text:span text:style-name="style4">0</text:span><text:span text:style-name="style10">,</text:span><text:span text:style-name="style5">int</text:span><text:span text:style-name="style10">( (</text:span><text:span text:style-name="style11">mH</text:span><text:span text:style-name="style10">/(</text:span><text:span text:style-name="style11">Length</text:span><text:span text:style-name="style10">*(</text:span><text:span text:style-name="style4">1.134</text:span><text:span text:style-name="style10">/</text:span><text:span text:style-name="style11">_Pd</text:span><text:span text:style-name="style10">/</text:span><text:span text:style-name="style4">2.0</text:span><text:span text:style-name="style10">))+</text:span><text:span text:style-name="style4">1.0</text:span><text:span text:style-name="style10">)*</text:span><text:span text:style-name="style4">127.5 </text:span><text:span text:style-name="style10">),</text:span><text:span text:style-name="style4">255 </text:span><text:span text:style-name="style10">);</text:span></text:h>
      <text:h text:style-name="Default" text:outline-level="1"><text:s/>19 <text:s/><text:span text:style-name="style10">}</text:span></text:h>
      <text:h text:style-name="Default" text:outline-level="1"><text:s/>20 <text:s/><text:span text:style-name="style2">// <text:s/>Прорисовка волновых полей посредством внутренних операций числового объекта</text:span></text:h>
      <text:h text:style-name="Default" text:outline-level="1"><text:s/>21 <text:s/><text:span text:style-name="style2">// <text:s text:c="25"/>-- рисунок с внешними настройками графической среды</text:span></text:h>
      <text:h text:style-name="Default" text:outline-level="1"><text:s/>22 <text:s/><text:span text:style-name="style11">Waves</text:span><text:span text:style-name="style10">&amp; </text:span><text:span text:style-name="style11">Waves</text:span><text:span text:style-name="style10">::</text:span><text:span text:style-name="style11">Ghost</text:span><text:span text:style-name="style10">( </text:span><text:span text:style-name="style11">_Real Tr </text:span><text:span text:style-name="style10">){</text:span></text:h>
      <text:h text:style-name="Default" text:outline-level="1"><text:s/>23 <text:s/><text:span text:style-name="style9">#pragma omp parallel for</text:span></text:h>
      <text:h text:style-name="Default" text:outline-level="1"><text:s/>24 <text:s text:c="3"/><text:span text:style-name="style5">for</text:span><text:span text:style-name="style10">( </text:span><text:span text:style-name="style5">int </text:span><text:span text:style-name="style11">j</text:span><text:span text:style-name="style10">=</text:span><text:span text:style-name="style4">0</text:span><text:span text:style-name="style10">; </text:span><text:span text:style-name="style11">j</text:span><text:span text:style-name="style10">&lt;=</text:span><text:span text:style-name="style11">My</text:span><text:span text:style-name="style10">; </text:span><text:span text:style-name="style11">j</text:span><text:span text:style-name="style10">++ ) <text:s text:c="26"/></text:span><text:span text:style-name="style15">//!?+ под поле скоростей</text:span></text:h>
      <text:h text:style-name="Default" text:outline-level="1"><text:s/>25 <text:s text:c="3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=</text:span><text:span text:style-name="style11">Mx</text:span><text:span text:style-name="style10">; </text:span><text:span text:style-name="style11">i</text:span><text:span text:style-name="style10">++ )</text:span></text:h>
      <text:h text:style-name="Default" text:outline-level="1"><text:s/>26 <text:s text:c="3"/><text:span text:style-name="style10">{ </text:span><text:span text:style-name="style5">Vector </text:span><text:span text:style-name="style11">W</text:span><text:span text:style-name="style10">=</text:span><text:span text:style-name="style11">Wave</text:span><text:span text:style-name="style10">(</text:span><text:span text:style-name="style11">Tr</text:span><text:span text:style-name="style10">,</text:span><text:span text:style-name="style11">j</text:span><text:span text:style-name="style10">,</text:span><text:span text:style-name="style11">i</text:span><text:span text:style-name="style10">); </text:span><text:span text:style-name="style5">if</text:span><text:span text:style-name="style10">( </text:span><text:span text:style-name="style11">Storm</text:span><text:span text:style-name="style10">-&gt;</text:span><text:span text:style-name="style11">Exp</text:span><text:span text:style-name="style10">.</text:span><text:span text:style-name="style11">peak </text:span><text:span text:style-name="style10">)</text:span><text:span text:style-name="style11">H</text:span><text:span text:style-name="style10">[</text:span><text:span text:style-name="style11">j</text:span><text:span text:style-name="style10">][</text:span><text:span text:style-name="style11">i</text:span><text:span text:style-name="style10">]=</text:span><text:span text:style-name="style11">W</text:span><text:span text:style-name="style10">; </text:span><text:span text:style-name="style5">else </text:span><text:span text:style-name="style11">H</text:span><text:span text:style-name="style10">[</text:span><text:span text:style-name="style11">j</text:span><text:span text:style-name="style10">][</text:span><text:span text:style-name="style11">i</text:span><text:span text:style-name="style10">].</text:span><text:span text:style-name="style11">z</text:span><text:span text:style-name="style10">=</text:span><text:span text:style-name="style11">W</text:span><text:span text:style-name="style10">.</text:span><text:span text:style-name="style11">z</text:span><text:span text:style-name="style10">;</text:span></text:h>
      <text:h text:style-name="Default" text:outline-level="1"><text:s/>27 <text:s text:c="3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<text:s/>28 <text:s/><text:span text:style-name="style10">}</text:span></text:h>
      <text:h text:style-name="Default" text:outline-level="1"><text:s/>29 <text:s/><text:span text:style-name="style9">#define colcel( z ) shadow? colors( black+Color( z ) ): z&gt;0?Surf:Subw</text:span></text:h>
      <text:h text:style-name="Default" text:outline-level="1"><text:s/>30 <text:s/></text:h>
      <text:h text:style-name="Default" text:outline-level="1"><text:s/>31 <text:s/><text:span text:style-name="style11">Waves</text:span><text:span text:style-name="style10">&amp; </text:span><text:span text:style-name="style11">Waves</text:span><text:span text:style-name="style10">::</text:span><text:span text:style-name="style11">View</text:span><text:span text:style-name="style10">( </text:span><text:span text:style-name="style11">_Real z</text:span><text:span text:style-name="style10">, </text:span><text:span text:style-name="style5">int </text:span><text:span text:style-name="style11">k</text:span><text:span text:style-name="style10">, </text:span><text:span text:style-name="style5">bool </text:span><text:span text:style-name="style11">shadow </text:span><text:span text:style-name="style10">)</text:span></text:h>
      <text:h text:style-name="Default" text:outline-level="1"><text:s/>32 <text:s/><text:span text:style-name="style10">{ </text:span><text:span text:style-name="style5">if</text:span><text:span text:style-name="style10">( </text:span><text:span text:style-name="style11">Storm</text:span><text:span text:style-name="style10">-&gt;</text:span><text:span text:style-name="style11">Exp</text:span><text:span text:style-name="style10">.</text:span><text:span text:style-name="style11">peak </text:span><text:span text:style-name="style10">) <text:s text:c="3"/></text:span><text:span text:style-name="style2">// .peak=1 просмотр в регулярной неравномерной сетке</text:span></text:h>
      <text:h text:style-name="Default" text:outline-level="1"><text:s/>33 <text:s text:c="3"/><text:span text:style-name="style10">{ </text:span><text:span text:style-name="style5">const Vector </text:span><text:span text:style-name="style11">oZ</text:span><text:span text:style-name="style10">={ </text:span><text:span text:style-name="style4">0</text:span><text:span text:style-name="style10">,</text:span><text:span text:style-name="style4">0</text:span><text:span text:style-name="style10">,</text:span><text:span text:style-name="style11">z </text:span><text:span text:style-name="style10">}; <text:s text:c="3"/></text:span><text:span text:style-name="style2">// с искусственным смещением z по вертикали</text:span></text:h>
      <text:h text:style-name="Default" text:outline-level="1"><text:s/>34 <text:s text:c="5"/><text:span text:style-name="style5">for</text:span><text:span text:style-name="style10">( </text:span><text:span text:style-name="style5">int </text:span><text:span text:style-name="style11">j</text:span><text:span text:style-name="style10">=</text:span><text:span text:style-name="style4">0</text:span><text:span text:style-name="style10">; </text:span><text:span text:style-name="style11">j</text:span><text:span text:style-name="style10">&lt;=</text:span><text:span text:style-name="style11">My</text:span><text:span text:style-name="style10">-</text:span><text:span text:style-name="style11">k</text:span><text:span text:style-name="style10">; </text:span><text:span text:style-name="style11">j</text:span><text:span text:style-name="style10">+=</text:span><text:span text:style-name="style11">k </text:span><text:span text:style-name="style10">) </text:span><text:span text:style-name="style2">// работа в векторном поле верна на удивленье</text:span></text:h>
      <text:h text:style-name="Default" text:outline-level="1"><text:s/>35 <text:s text:c="5"/><text:span text:style-name="style10">{ </text:span><text:span text:style-name="style5">Vector </text:span><text:span text:style-name="style10">*</text:span><text:span text:style-name="style11">_p</text:span><text:span text:style-name="style10">=</text:span><text:span text:style-name="style11">H</text:span><text:span text:style-name="style10">[</text:span><text:span text:style-name="style11">j</text:span><text:span text:style-name="style10">],*</text:span><text:span text:style-name="style11">_q</text:span><text:span text:style-name="style10">=</text:span><text:span text:style-name="style11">H</text:span><text:span text:style-name="style10">[</text:span><text:span text:style-name="style11">j</text:span><text:span text:style-name="style10">+</text:span><text:span text:style-name="style11">k</text:span><text:span text:style-name="style10">]; </text:span><text:span text:style-name="style11">glBegin</text:span><text:span text:style-name="style10">( </text:span><text:span text:style-name="style11">GL_QUAD_STRIP </text:span><text:span text:style-name="style10">);</text:span></text:h>
      <text:h text:style-name="Default" text:outline-level="1"><text:s/>36 <text:s text:c="7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=</text:span><text:span text:style-name="style11">Mx</text:span><text:span text:style-name="style10">; </text:span><text:span text:style-name="style11">i</text:span><text:span text:style-name="style10">+=</text:span><text:span text:style-name="style11">k </text:span><text:span text:style-name="style10">)</text:span></text:h>
      <text:h text:style-name="Default" text:outline-level="1"><text:s/>37 <text:s text:c="7"/><text:span text:style-name="style10">{ </text:span><text:span text:style-name="style11">_Vector p</text:span><text:span text:style-name="style10">=*</text:span><text:span text:style-name="style11">_p</text:span><text:span text:style-name="style10">,</text:span><text:span text:style-name="style11">q</text:span><text:span text:style-name="style10">=*</text:span><text:span text:style-name="style11">_q</text:span><text:span text:style-name="style10">; </text:span><text:span text:style-name="style11">_p</text:span><text:span text:style-name="style10">+=</text:span><text:span text:style-name="style11">k</text:span><text:span text:style-name="style10">,</text:span><text:span text:style-name="style11">_q</text:span><text:span text:style-name="style10">+=</text:span><text:span text:style-name="style11">k</text:span><text:span text:style-name="style10">; <text:s text:c="11"/></text:span><text:span text:style-name="style2">// нормаль косым крестиком</text:span></text:h>
      <text:h text:style-name="Default" text:outline-level="1"><text:s/>38 <text:s text:c="9"/><text:span text:style-name="style11">dot</text:span><text:span text:style-name="style10">( </text:span><text:span text:style-name="style11">q</text:span><text:span text:style-name="style10">+</text:span><text:span text:style-name="style11">oZ</text:span><text:span text:style-name="style10">,</text:span><text:span text:style-name="style11">colcel</text:span><text:span text:style-name="style10">( </text:span><text:span text:style-name="style11">q</text:span><text:span text:style-name="style10">.</text:span><text:span text:style-name="style11">z </text:span><text:span text:style-name="style10">) );</text:span></text:h>
      <text:h text:style-name="Default" text:outline-level="1"><text:s/>39 <text:s text:c="9"/><text:span text:style-name="style11">dot</text:span><text:span text:style-name="style10">( </text:span><text:span text:style-name="style11">p</text:span><text:span text:style-name="style10">+</text:span><text:span text:style-name="style11">oZ</text:span><text:span text:style-name="style10">,</text:span><text:span text:style-name="style11">colcel</text:span><text:span text:style-name="style10">( </text:span><text:span text:style-name="style11">p</text:span><text:span text:style-name="style10">.</text:span><text:span text:style-name="style11">z </text:span><text:span text:style-name="style10">) );</text:span></text:h>
      <text:h text:style-name="Default" text:outline-level="1"><text:s/>40 <text:s text:c="9"/><text:span text:style-name="style5">if</text:span><text:span text:style-name="style10">( !</text:span><text:span text:style-name="style11">Storm</text:span><text:span text:style-name="style10">-&gt;</text:span><text:span text:style-name="style11">Exp</text:span><text:span text:style-name="style10">.</text:span><text:span text:style-name="style11">draw </text:span><text:span text:style-name="style10">)</text:span><text:span text:style-name="style5">if</text:span><text:span text:style-name="style10">( </text:span><text:span text:style-name="style11">i</text:span><text:span text:style-name="style10">&lt;=</text:span><text:span text:style-name="style11">Mx</text:span><text:span text:style-name="style10">-</text:span><text:span text:style-name="style11">k </text:span><text:span text:style-name="style10">)</text:span><text:span text:style-name="style11">glNormal3dv</text:span><text:span text:style-name="style10">( (*</text:span><text:span text:style-name="style11">_p</text:span><text:span text:style-name="style10">-</text:span><text:span text:style-name="style11">q</text:span><text:span text:style-name="style10">)*(*</text:span><text:span text:style-name="style11">_q</text:span><text:span text:style-name="style10">-</text:span><text:span text:style-name="style11">p</text:span><text:span text:style-name="style10">) );</text:span></text:h>
      <text:h text:style-name="Default" text:outline-level="1"><text:s/>41 <text:s text:c="7"/><text:span text:style-name="style10">} </text:span><text:span text:style-name="style11">glEnd</text:span><text:span text:style-name="style10">();</text:span></text:h>
      <text:h text:style-name="Default" text:outline-level="1"><text:s/>42 <text:s text:c="3"/><text:span text:style-name="style10">} } </text:span><text:span text:style-name="style5">else <text:s text:c="15"/></text:span><text:span text:style-name="style2">// .peak=0 - иначе на регулярной сетке с равным шагом</text:span></text:h>
      <text:h text:style-name="Default" text:outline-level="1"><text:s/>43 <text:s text:c="3"/><text:span text:style-name="style10">{ </text:span><text:span text:style-name="style5">Real </text:span><text:span text:style-name="style11">y</text:span><text:span text:style-name="style10">=-</text:span><text:span text:style-name="style4">0.5</text:span><text:span text:style-name="style10">*</text:span><text:span text:style-name="style11">Ds</text:span><text:span text:style-name="style10">*</text:span><text:span text:style-name="style11">My</text:span><text:span text:style-name="style10">,</text:span><text:span text:style-name="style11">d</text:span><text:span text:style-name="style10">=</text:span><text:span text:style-name="style11">Ds</text:span><text:span text:style-name="style10">*</text:span><text:span text:style-name="style11">k</text:span><text:span text:style-name="style10">; <text:s text:c="4"/></text:span><text:span text:style-name="style2">// с перерасчётом координат на этом же месте,</text:span></text:h>
      <text:h text:style-name="Default" text:outline-level="1"><text:s/>44 <text:s text:c="5"/><text:span text:style-name="style5">Vector </text:span><text:span text:style-name="style10">*</text:span><text:span text:style-name="style11">_p</text:span><text:span text:style-name="style10">,</text:span><text:span text:style-name="style11">p</text:span><text:span text:style-name="style10">,</text:span><text:span text:style-name="style11">pi</text:span><text:span text:style-name="style10">, *</text:span><text:span text:style-name="style11">_q</text:span><text:span text:style-name="style10">,</text:span><text:span text:style-name="style11">q</text:span><text:span text:style-name="style10">,</text:span><text:span text:style-name="style11">qi</text:span><text:span text:style-name="style10">; <text:s text:c="3"/></text:span><text:span text:style-name="style2">// с небольшой оптимизацией узловых переборов</text:span></text:h>
      <text:h text:style-name="Default" text:outline-level="1"><text:s/>45 <text:s text:c="5"/><text:span text:style-name="style5">for</text:span><text:span text:style-name="style10">( </text:span><text:span text:style-name="style5">int </text:span><text:span text:style-name="style11">j</text:span><text:span text:style-name="style10">=</text:span><text:span text:style-name="style4">0</text:span><text:span text:style-name="style10">; </text:span><text:span text:style-name="style11">j</text:span><text:span text:style-name="style10">&lt;=</text:span><text:span text:style-name="style11">My</text:span><text:span text:style-name="style10">-</text:span><text:span text:style-name="style11">k</text:span><text:span text:style-name="style10">; </text:span><text:span text:style-name="style11">j</text:span><text:span text:style-name="style10">+=</text:span><text:span text:style-name="style11">k </text:span><text:span text:style-name="style10">) </text:span><text:span text:style-name="style2">// упрощение математики=усложнение алгоритмов</text:span></text:h>
      <text:h text:style-name="Default" text:outline-level="1"><text:s/>46 <text:s text:c="5"/><text:span text:style-name="style10">{ </text:span><text:span text:style-name="style11">pi</text:span><text:span text:style-name="style10">.</text:span><text:span text:style-name="style11">y</text:span><text:span text:style-name="style10">=</text:span><text:span text:style-name="style11">p</text:span><text:span text:style-name="style10">.</text:span><text:span text:style-name="style11">y</text:span><text:span text:style-name="style10">=</text:span><text:span text:style-name="style11">y</text:span><text:span text:style-name="style10">; <text:s text:c="2"/></text:span><text:span text:style-name="style11">p</text:span><text:span text:style-name="style10">.</text:span><text:span text:style-name="style11">z</text:span><text:span text:style-name="style10">=(</text:span><text:span text:style-name="style11">_p</text:span><text:span text:style-name="style10">=</text:span><text:span text:style-name="style11">H</text:span><text:span text:style-name="style10">[</text:span><text:span text:style-name="style11">j</text:span><text:span text:style-name="style10">])-&gt;</text:span><text:span text:style-name="style11">z</text:span><text:span text:style-name="style10">; <text:s text:c="2"/></text:span><text:span text:style-name="style11">p</text:span><text:span text:style-name="style10">.</text:span><text:span text:style-name="style11">x</text:span><text:span text:style-name="style10">=</text:span><text:span text:style-name="style11">q</text:span><text:span text:style-name="style10">.</text:span><text:span text:style-name="style11">x</text:span><text:span text:style-name="style10">=-</text:span><text:span text:style-name="style4">0.5</text:span><text:span text:style-name="style10">*</text:span><text:span text:style-name="style11">Ds</text:span><text:span text:style-name="style10">*</text:span><text:span text:style-name="style11">Mx</text:span><text:span text:style-name="style10">;</text:span></text:h>
      <text:h text:style-name="Default" text:outline-level="1"><text:s/>47 <text:s text:c="7"/><text:span text:style-name="style11">qi</text:span><text:span text:style-name="style10">.</text:span><text:span text:style-name="style11">y</text:span><text:span text:style-name="style10">=</text:span><text:span text:style-name="style11">q</text:span><text:span text:style-name="style10">.</text:span><text:span text:style-name="style11">y</text:span><text:span text:style-name="style10">=</text:span><text:span text:style-name="style11">y</text:span><text:span text:style-name="style10">+</text:span><text:span text:style-name="style11">d</text:span><text:span text:style-name="style10">; </text:span><text:span text:style-name="style11">q</text:span><text:span text:style-name="style10">.</text:span><text:span text:style-name="style11">z</text:span><text:span text:style-name="style10">=(</text:span><text:span text:style-name="style11">_q</text:span><text:span text:style-name="style10">=</text:span><text:span text:style-name="style11">H</text:span><text:span text:style-name="style10">[</text:span><text:span text:style-name="style11">j</text:span><text:span text:style-name="style10">+</text:span><text:span text:style-name="style11">k</text:span><text:span text:style-name="style10">])-&gt;</text:span><text:span text:style-name="style11">z</text:span><text:span text:style-name="style10">; </text:span><text:span text:style-name="style11">glBegin</text:span><text:span text:style-name="style10">( </text:span><text:span text:style-name="style11">GL_QUAD_STRIP </text:span><text:span text:style-name="style10">);</text:span></text:h>
      <text:h text:style-name="Default" text:outline-level="1"><text:s/>48 <text:s text:c="7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=</text:span><text:span text:style-name="style11">Mx</text:span><text:span text:style-name="style10">; </text:span><text:span text:style-name="style11">i</text:span><text:span text:style-name="style10">+=</text:span><text:span text:style-name="style11">k </text:span><text:span text:style-name="style10">)</text:span></text:h>
      <text:h text:style-name="Default" text:outline-level="1"><text:s/>49 <text:s text:c="7"/><text:span text:style-name="style10">{ </text:span><text:span text:style-name="style5">if</text:span><text:span text:style-name="style10">( </text:span><text:span text:style-name="style11">i</text:span><text:span text:style-name="style10">&lt;=</text:span><text:span text:style-name="style11">Mx</text:span><text:span text:style-name="style10">-</text:span><text:span text:style-name="style11">k </text:span><text:span text:style-name="style10">){ </text:span><text:span text:style-name="style11">pi</text:span><text:span text:style-name="style10">.</text:span><text:span text:style-name="style11">z</text:span><text:span text:style-name="style10">=(</text:span><text:span text:style-name="style11">_p</text:span><text:span text:style-name="style10">+=</text:span><text:span text:style-name="style11">k</text:span><text:span text:style-name="style10">)-&gt;</text:span><text:span text:style-name="style11">z</text:span><text:span text:style-name="style10">; </text:span><text:span text:style-name="style11">pi</text:span><text:span text:style-name="style10">.</text:span><text:span text:style-name="style11">x</text:span><text:span text:style-name="style10">=</text:span><text:span text:style-name="style11">qi</text:span><text:span text:style-name="style10">.</text:span><text:span text:style-name="style11">x</text:span><text:span text:style-name="style10">=</text:span><text:span text:style-name="style11">p</text:span><text:span text:style-name="style10">.</text:span><text:span text:style-name="style11">x</text:span><text:span text:style-name="style10">+</text:span><text:span text:style-name="style11">d</text:span><text:span text:style-name="style10">;</text:span></text:h>
      <text:h text:style-name="Default" text:outline-level="1"><text:s/>50 <text:s text:c="24"/><text:span text:style-name="style11">qi</text:span><text:span text:style-name="style10">.</text:span><text:span text:style-name="style11">z</text:span><text:span text:style-name="style10">=(</text:span><text:span text:style-name="style11">_q</text:span><text:span text:style-name="style10">+=</text:span><text:span text:style-name="style11">k</text:span><text:span text:style-name="style10">)-&gt;</text:span><text:span text:style-name="style11">z</text:span><text:span text:style-name="style10">;</text:span></text:h>
      <text:h text:style-name="Default" text:outline-level="1"><text:s/>51 <text:s text:c="24"/><text:span text:style-name="style5">if</text:span><text:span text:style-name="style10">( !</text:span><text:span text:style-name="style11">Storm</text:span><text:span text:style-name="style10">-&gt;</text:span><text:span text:style-name="style11">Exp</text:span><text:span text:style-name="style10">.</text:span><text:span text:style-name="style11">draw </text:span><text:span text:style-name="style10">)</text:span><text:span text:style-name="style11">glNormal3dv</text:span><text:span text:style-name="style10">( (</text:span><text:span text:style-name="style11">pi</text:span><text:span text:style-name="style10">-</text:span><text:span text:style-name="style11">q</text:span><text:span text:style-name="style10">)*(</text:span><text:span text:style-name="style11">qi</text:span><text:span text:style-name="style10">-</text:span><text:span text:style-name="style11">p</text:span><text:span text:style-name="style10">) ); }</text:span></text:h>
      <text:h text:style-name="Default" text:outline-level="1"><text:s/>52 <text:s text:c="9"/><text:span text:style-name="style11">color</text:span><text:span text:style-name="style10">( </text:span><text:span text:style-name="style11">colcel</text:span><text:span text:style-name="style10">( </text:span><text:span text:style-name="style11">q</text:span><text:span text:style-name="style10">.</text:span><text:span text:style-name="style11">z </text:span><text:span text:style-name="style10">) ); </text:span><text:span text:style-name="style11">q</text:span><text:span text:style-name="style10">.</text:span><text:span text:style-name="style11">z</text:span><text:span text:style-name="style10">+=</text:span><text:span text:style-name="style11">z</text:span><text:span text:style-name="style10">; </text:span><text:span text:style-name="style11">dot</text:span><text:span text:style-name="style10">( </text:span><text:span text:style-name="style11">q </text:span><text:span text:style-name="style10">); </text:span><text:span text:style-name="style11">q</text:span><text:span text:style-name="style10">=</text:span><text:span text:style-name="style11">qi</text:span><text:span text:style-name="style10">;</text:span></text:h>
      <text:h text:style-name="Default" text:outline-level="1"><text:s/>53 <text:s text:c="9"/><text:span text:style-name="style11">color</text:span><text:span text:style-name="style10">( </text:span><text:span text:style-name="style11">colcel</text:span><text:span text:style-name="style10">( </text:span><text:span text:style-name="style11">p</text:span><text:span text:style-name="style10">.</text:span><text:span text:style-name="style11">z </text:span><text:span text:style-name="style10">) ); </text:span><text:span text:style-name="style11">p</text:span><text:span text:style-name="style10">.</text:span><text:span text:style-name="style11">z</text:span><text:span text:style-name="style10">+=</text:span><text:span text:style-name="style11">z</text:span><text:span text:style-name="style10">; </text:span><text:span text:style-name="style11">dot</text:span><text:span text:style-name="style10">( </text:span><text:span text:style-name="style11">p </text:span><text:span text:style-name="style10">); </text:span><text:span text:style-name="style11">p</text:span><text:span text:style-name="style10">=</text:span><text:span text:style-name="style11">pi</text:span><text:span text:style-name="style10">;</text:span></text:h>
      <text:h text:style-name="Default" text:outline-level="1"><text:s/>54 <text:s text:c="7"/><text:span text:style-name="style10">} </text:span><text:span text:style-name="style11">glEnd</text:span><text:span text:style-name="style10">(); </text:span><text:span text:style-name="style11">y</text:span><text:span text:style-name="style10">+=</text:span><text:span text:style-name="style11">d</text:span><text:span text:style-name="style10">;</text:span></text:h>
      <text:h text:style-name="Default" text:outline-level="1"><text:s/>55 <text:s text:c="3"/><text:span text:style-name="style10">} } </text:span><text:span text:style-name="style5">const Real </text:span><text:span text:style-name="style11">x</text:span><text:span text:style-name="style10">=</text:span><text:span text:style-name="style11">Ds</text:span><text:span text:style-name="style10">*</text:span><text:span text:style-name="style11">Mx</text:span><text:span text:style-name="style10">/</text:span><text:span text:style-name="style4">2</text:span><text:span text:style-name="style10">,</text:span><text:span text:style-name="style11">y</text:span><text:span text:style-name="style10">=</text:span><text:span text:style-name="style11">Ds</text:span><text:span text:style-name="style10">*</text:span><text:span text:style-name="style11">My</text:span><text:span text:style-name="style10">/</text:span><text:span text:style-name="style4">2</text:span><text:span text:style-name="style10">;</text:span></text:h>
      <text:h text:style-name="Default" text:outline-level="1"><text:s/>56 <text:s text:c="3"/><text:span text:style-name="style11">liney</text:span><text:span text:style-name="style10">( (</text:span><text:span text:style-name="style11">Point</text:span><text:span text:style-name="style10">){-</text:span><text:span text:style-name="style11">x</text:span><text:span text:style-name="style10">,</text:span><text:span text:style-name="style4">0</text:span><text:span text:style-name="style10">,</text:span><text:span text:style-name="style11">z</text:span><text:span text:style-name="style10">},(</text:span><text:span text:style-name="style11">Point</text:span><text:span text:style-name="style10">){-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},</text:span><text:span text:style-name="style11">lightgray </text:span><text:span text:style-name="style10">), </text:span><text:span text:style-name="style2">// граничная рамка для</text:span></text:h>
      <text:h text:style-name="Default" text:outline-level="1"><text:s/>57 <text:s text:c="3"/><text:span text:style-name="style11">liney</text:span><text:span text:style-name="style10">( (</text:span><text:span text:style-name="style11">Point</text:span><text:span text:style-name="style10">){-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},(</text:span><text:span text:style-name="style11">Point</text:span><text:span text:style-name="style10">){ 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} ), <text:s text:c="10"/></text:span><text:span text:style-name="style2">// контроля контура волны</text:span></text:h>
      <text:h text:style-name="Default" text:outline-level="1"><text:s/>58 <text:s text:c="3"/><text:span text:style-name="style11">liney</text:span><text:span text:style-name="style10">( (</text:span><text:span text:style-name="style11">Point</text:span><text:span text:style-name="style10">){ 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},(</text:span><text:span text:style-name="style11">Point</text:span><text:span text:style-name="style10">){ </text:span><text:span text:style-name="style11">x</text:span><text:span text:style-name="style10">,</text:span><text:span text:style-name="style4">0</text:span><text:span text:style-name="style10">,</text:span><text:span text:style-name="style11">z</text:span><text:span text:style-name="style10">} ); </text:span><text:span text:style-name="style5">return </text:span><text:span text:style-name="style10">*</text:span><text:span text:style-name="style5">this</text:span><text:span text:style-name="style10">;</text:span></text:h>
      <text:h text:style-name="Default" text:outline-level="1"><text:s/>59 <text:s/><text:span text:style-name="style10">}</text:span></text:h>
      <text:h text:style-name="Default" text:outline-level="1"><text:s/>60 <text:s/><text:span text:style-name="style2">// <text:s text:c="4"/>Пусть прорисовка идет вместе с настройкой графической площадки\сцены</text:span></text:h>
      <text:h text:style-name="Default" text:outline-level="1"><text:s/>61 <text:s/><text:span text:style-name="style2">//</text:span></text:h>
      <text:h text:style-name="Default" text:outline-level="1"><text:s/>62 <text:s/><text:span text:style-name="style5">inline int </text:span><text:span text:style-name="style11">ColorSelect</text:span><text:span text:style-name="style10">( </text:span><text:span text:style-name="style5">int </text:span><text:span text:style-name="style11">a</text:span><text:span text:style-name="style10">, </text:span><text:span text:style-name="style5">int </text:span><text:span text:style-name="style11">b </text:span><text:span text:style-name="style10">)</text:span></text:h>
      <text:h text:style-name="Default" text:outline-level="1"><text:s/>63 <text:s/><text:span text:style-name="style10">{ </text:span><text:span text:style-name="style5">if</text:span><text:span text:style-name="style10">( </text:span><text:span text:style-name="style11">a</text:span><text:span text:style-name="style10">*</text:span><text:span text:style-name="style11">b</text:span><text:span text:style-name="style10">&lt;</text:span><text:span text:style-name="style4">0 </text:span><text:span text:style-name="style10">)</text:span><text:span text:style-name="style5">return </text:span><text:span text:style-name="style11">copysign</text:span><text:span text:style-name="style10">( </text:span><text:span text:style-name="style11">sqrt</text:span><text:span text:style-name="style10">( </text:span><text:span text:style-name="style11">fabs</text:span><text:span text:style-name="style10">( </text:span><text:span text:style-name="style11">a</text:span><text:span text:style-name="style10">*</text:span><text:span text:style-name="style11">b </text:span><text:span text:style-name="style10">) ),</text:span><text:span text:style-name="style11">a</text:span><text:span text:style-name="style10">+</text:span><text:span text:style-name="style11">b </text:span><text:span text:style-name="style10">);</text:span></text:h>
      <text:h text:style-name="Default" text:outline-level="1"><text:s/>64 <text:s text:c="3"/><text:span text:style-name="style5">if</text:span><text:span text:style-name="style10">( </text:span><text:span text:style-name="style11">a</text:span><text:span text:style-name="style10">&gt;=</text:span><text:span text:style-name="style4">0 </text:span><text:span text:style-name="style10">)</text:span><text:span text:style-name="style5">return </text:span><text:span text:style-name="style16">max</text:span><text:span text:style-name="style10">( </text:span><text:span text:style-name="style11">a</text:span><text:span text:style-name="style10">,</text:span><text:span text:style-name="style11">b </text:span><text:span text:style-name="style10">); </text:span><text:span text:style-name="style5">return </text:span><text:span text:style-name="style16">min</text:span><text:span text:style-name="style10">( </text:span><text:span text:style-name="style11">a</text:span><text:span text:style-name="style10">,</text:span><text:span text:style-name="style11">b </text:span><text:span text:style-name="style10">);</text:span></text:h>
      <text:h text:style-name="Default" text:outline-level="1"><text:s/>65 <text:s/><text:span text:style-name="style10">}</text:span></text:h>
      <text:h text:style-name="Default" text:outline-level="1"><text:s/>66 <text:s/><text:span text:style-name="style2">// <text:s text:c="7"/>Exp.draw: 0-раскраска 1-контуры 2+разрядкой 3-только профили волн</text:span></text:h>
      <text:h text:style-name="Default" text:outline-level="1"><text:s/>67 <text:s/><text:span text:style-name="style2">// <text:s text:c="10"/>+view: 0-в свете 1-с контуром 2+разделение 3-разделение в контуре</text:span></text:h>
      <text:h text:style-name="Default" text:outline-level="1"><text:s/>68 <text:s/><text:span text:style-name="style2">//</text:span></text:h>
      <text:h text:style-name="Default" text:outline-level="1"><text:s/>69 <text:s/><text:span text:style-name="style5">bool </text:span><text:span text:style-name="style11">Field</text:span><text:span text:style-name="style10">::</text:span><text:span text:style-name="style11">Draw</text:span><text:span text:style-name="style10">()</text:span></text:h>
      <text:h text:style-name="Default" text:outline-level="1"><text:s/>70 <text:s/><text:span text:style-name="style10">{ </text:span><text:span text:style-name="style5">static bool </text:span><text:span text:style-name="style11">Recurse</text:span><text:span text:style-name="style10">=</text:span><text:span text:style-name="style5">false</text:span><text:span text:style-name="style10">;</text:span></text:h>
      <text:h text:style-name="Default" text:outline-level="1"><text:s/>71 <text:s text:c="3"/><text:span text:style-name="style5">if</text:span><text:span text:style-name="style10">( </text:span><text:span text:style-name="style11">Recurse </text:span><text:span text:style-name="style10">|| !</text:span><text:span text:style-name="style11">Kt </text:span><text:span text:style-name="style10">)</text:span><text:span text:style-name="style5">return false</text:span><text:span text:style-name="style10">; </text:span><text:span text:style-name="style11">Recurse</text:span><text:span text:style-name="style10">=</text:span><text:span text:style-name="style5">true</text:span><text:span text:style-name="style10">; </text:span><text:span text:style-name="style11">Activate</text:span><text:span text:style-name="style10">();</text:span></text:h>
      <text:h text:style-name="Default" text:outline-level="1"><text:soft-page-break/><text:s/>72 <text:s text:c="3"/><text:span text:style-name="style11">glEnable</text:span><text:span text:style-name="style10">( </text:span><text:span text:style-name="style11">GL_LIGHTING </text:span><text:span text:style-name="style10">);</text:span></text:h>
      <text:h text:style-name="Default" text:outline-level="1"><text:s/>73 <text:s text:c="3"/><text:span text:style-name="style11">glEnable</text:span><text:span text:style-name="style10">( </text:span><text:span text:style-name="style11">GL_CULL_FACE </text:span><text:span text:style-name="style10">);</text:span></text:h>
      <text:h text:style-name="Default" text:outline-level="1"><text:s/>74 <text:s text:c="3"/><text:span text:style-name="style11">glEnable</text:span><text:span text:style-name="style10">( </text:span><text:span text:style-name="style11">GL_DEPTH_TEST </text:span><text:span text:style-name="style10">);</text:span></text:h>
      <text:h text:style-name="Default" text:outline-level="1"><text:s/>75 <text:s text:c="3"/><text:span text:style-name="style11">glMatrixMode</text:span><text:span text:style-name="style10">( </text:span><text:span text:style-name="style11">GL_PROJECTION </text:span><text:span text:style-name="style10">); <text:s text:c="4"/></text:span><text:span text:style-name="style2">// размерах фрагмента экрана сброс текущих</text:span></text:h>
      <text:h text:style-name="Default" text:outline-level="1"><text:s/>76 <text:s text:c="3"/><text:span text:style-name="style11">glLoadIdentity</text:span><text:span text:style-name="style10">(); <text:s text:c="17"/></text:span><text:span text:style-name="style2">// матричных координат, настройка обзора и</text:span></text:h>
      <text:h text:style-name="Default" text:outline-level="1"><text:s/>77 <text:s text:c="3"/><text:span text:style-name="style11">gluPerspective</text:span><text:span text:style-name="style10">( </text:span><text:span text:style-name="style4">16.2</text:span><text:span text:style-name="style10">,</text:span><text:span text:style-name="style5">Real</text:span><text:span text:style-name="style10">( </text:span><text:span text:style-name="style11">Width </text:span><text:span text:style-name="style10">)/</text:span><text:span text:style-name="style11">Height</text:span><text:span text:style-name="style10">,-</text:span><text:span text:style-name="style4">63</text:span><text:span text:style-name="style10">,</text:span><text:span text:style-name="style4">63 </text:span><text:span text:style-name="style10">); <text:s text:c="4"/></text:span><text:span text:style-name="style2">// экранных пропорций</text:span></text:h>
      <text:h text:style-name="Default" text:outline-level="1"><text:s/>78 <text:s text:c="3"/><text:span text:style-name="style11">gluLookAt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Distance</text:span><text:span text:style-name="style10">,</text:span><text:span text:style-name="style11">look</text:span><text:span text:style-name="style10">.</text:span><text:span text:style-name="style11">x</text:span><text:span text:style-name="style10">,</text:span><text:span text:style-name="style11">look</text:span><text:span text:style-name="style10">.</text:span><text:span text:style-name="style11">y</text:span><text:span text:style-name="style10">,</text:span><text:span text:style-name="style11">look</text:span><text:span text:style-name="style10">.</text:span><text:span text:style-name="style11">z</text:span><text:span text:style-name="style10">,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 <text:s/></text:span><text:span text:style-name="style2">// точка обзора</text:span></text:h>
      <text:h text:style-name="Default" text:outline-level="1"><text:s/>79 <text:s text:c="3"/><text:span text:style-name="style11">glMatrixMode</text:span><text:span text:style-name="style10">( </text:span><text:span text:style-name="style11">GL_MODELVIEW </text:span><text:span text:style-name="style10">); </text:span><text:span text:style-name="style11">glLoadIdentity</text:span><text:span text:style-name="style10">(); <text:s text:c="6"/></text:span><text:span text:style-name="style2">// в исходное положение</text:span></text:h>
      <text:h text:style-name="Default" text:outline-level="1"><text:s/>80 <text:s text:c="3"/><text:span text:style-name="style11">glClearColor</text:span><text:span text:style-name="style10">( </text:span><text:span text:style-name="style11">BkColor</text:span><text:span text:style-name="style10">,</text:span><text:span text:style-name="style4">1 </text:span><text:span text:style-name="style10">); <text:s text:c="21"/></text:span><text:span text:style-name="style2">// цвет фона окна и</text:span></text:h>
      <text:h text:style-name="Default" text:outline-level="1"><text:s/>81 <text:s text:c="3"/><text:span text:style-name="style11">glClear</text:span><text:span text:style-name="style10">( </text:span><text:span text:style-name="style11">GL_COLOR_BUFFER_BIT</text:span><text:span text:style-name="style10">|</text:span><text:span text:style-name="style11">GL_DEPTH_BUFFER_BIT </text:span><text:span text:style-name="style10">); <text:s text:c="2"/></text:span><text:span text:style-name="style2">// полная расчистка</text:span></text:h>
      <text:h text:style-name="Default" text:outline-level="1"><text:s/>82 <text:s text:c="3"/><text:span text:style-name="style11">glRotated</text:span><text:span text:style-name="style10">( </text:span><text:span text:style-name="style11">eye</text:span><text:span text:style-name="style10">.</text:span><text:span text:style-name="style11">y</text:span><text:span text:style-name="style10">-</text:span><text:span text:style-name="style4">90</text:span><text:span text:style-name="style10">,</text:span><text:span text:style-name="style4">1</text:span><text:span text:style-name="style10">,</text:span><text:span text:style-name="style4">0</text:span><text:span text:style-name="style10">,</text:span><text:span text:style-name="style4">0 </text:span><text:span text:style-name="style10">); <text:s text:c="25"/></text:span><text:span text:style-name="style2">// поставить на киль</text:span></text:h>
      <text:h text:style-name="Default" text:outline-level="1"><text:s/>83 <text:s text:c="3"/><text:span text:style-name="style11">glRotated</text:span><text:span text:style-name="style10">( </text:span><text:span text:style-name="style11">eye</text:span><text:span text:style-name="style10">.</text:span><text:span text:style-name="style11">z</text:span><text:span text:style-name="style10">, <text:s text:c="2"/>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 <text:s text:c="25"/></text:span><text:span text:style-name="style2">// дифферент</text:span></text:h>
      <text:h text:style-name="Default" text:outline-level="1"><text:s/>84 <text:s text:c="3"/><text:span text:style-name="style11">glRotated</text:span><text:span text:style-name="style10">( </text:span><text:span text:style-name="style11">eye</text:span><text:span text:style-name="style10">.</text:span><text:span text:style-name="style11">x</text:span><text:span text:style-name="style10">, <text:s text:c="2"/></text:span><text:span text:style-name="style4">0</text:span><text:span text:style-name="style10">,</text:span><text:span text:style-name="style4">0</text:span><text:span text:style-name="style10">,</text:span><text:span text:style-name="style4">1 </text:span><text:span text:style-name="style10">); <text:s text:c="25"/></text:span><text:span text:style-name="style2">// рыскание</text:span></text:h>
      <text:h text:style-name="Default" text:outline-level="1"><text:s/>85 <text:s text:c="3"/><text:span text:style-name="style2">//</text:span></text:h>
      <text:h text:style-name="Default" text:outline-level="1"><text:s/>86 <text:s text:c="3"/><text:span text:style-name="style2">// <text:s text:c="2"/>рисуем оси координат и габаритный прямоугольный параллелограмм</text:span></text:h>
      <text:h text:style-name="Default" text:outline-level="1"><text:s/>87 <text:s text:c="3"/><text:span text:style-name="style2">//</text:span></text:h>
      <text:h text:style-name="Default" text:outline-level="1"><text:s/>88 <text:s text:c="3"/><text:span text:style-name="style11">axis</text:span><text:span text:style-name="style10">( *</text:span><text:span text:style-name="style5">this</text:span><text:span text:style-name="style10">,</text:span><text:span text:style-name="style11">Long</text:span><text:span text:style-name="style10">*</text:span><text:span text:style-name="style4">0.52</text:span><text:span text:style-name="style10">,</text:span><text:span text:style-name="style11">Wide</text:span><text:span text:style-name="style10">*</text:span><text:span text:style-name="style4">0.53</text:span><text:span text:style-name="style10">,</text:span><text:span text:style-name="style4">30</text:span><text:span text:style-name="style10">,</text:span><text:span text:style-name="style6">"N"</text:span><text:span text:style-name="style10">,</text:span><text:span text:style-name="style6">"W"</text:span><text:span text:style-name="style10">,</text:span><text:span text:style-name="style6">"n" </text:span><text:span text:style-name="style10">);</text:span></text:h>
      <text:h text:style-name="Default" text:outline-level="1"><text:s/>89 <text:s/><text:span text:style-name="style2">//liney( (Point){Long/2, Wide/2,10},(Point){Long/-2,Wide/2,10},lightgray );</text:span></text:h>
      <text:h text:style-name="Default" text:outline-level="1"><text:s/>90 <text:s/><text:span text:style-name="style2">//liney( (Point){Long/-2,Wide/2,10},(Point){Long/-2,0,10} );</text:span></text:h>
      <text:h text:style-name="Default" text:outline-level="1"><text:s/>91 <text:s/><text:span text:style-name="style2">//liney( (Point){Long/2, Wide/2,10},(Point){Long/2, 0,10} );</text:span></text:h>
      <text:h text:style-name="Default" text:outline-level="1"><text:s/>92 <text:s/><text:span text:style-name="style2">//liney( (Point){Long/2,0,10}, <text:s text:c="5"/>(Point){Long/-2,0,10} );</text:span></text:h>
      <text:h text:style-name="Default" text:outline-level="1"><text:s/>93 <text:s text:c="3"/><text:span text:style-name="style11">liney</text:span><text:span text:style-name="style10">( 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 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 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</text:span><text:span text:style-name="style11">lightblue </text:span><text:span text:style-name="style10">);</text:span></text:h>
      <text:h text:style-name="Default" text:outline-level="1"><text:s/>94 <text:s text:c="3"/><text:span text:style-name="style11">liney</text:span><text:span text:style-name="style10">( 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 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4">0</text:span><text:span text:style-name="style10">,</text:span><text:span text:style-name="style4">0</text:span><text:span text:style-name="style10">} );</text:span></text:h>
      <text:h text:style-name="Default" text:outline-level="1"><text:s/>95 <text:s text:c="3"/><text:span text:style-name="style11">liney</text:span><text:span text:style-name="style10">( 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 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 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</text:span><text:span text:style-name="style4">0</text:span><text:span text:style-name="style10">,</text:span><text:span text:style-name="style4">0</text:span><text:span text:style-name="style10">} );</text:span></text:h>
      <text:h text:style-name="Default" text:outline-level="1"><text:s/>96 <text:s text:c="3"/><text:span text:style-name="style2">//</text:span></text:h>
      <text:h text:style-name="Default" text:outline-level="1"><text:s/>97 <text:s text:c="3"/><text:span text:style-name="style2">// сначала корпус корабля, тогда будет позволительно делать прозрачность воды</text:span></text:h>
      <text:h text:style-name="Default" text:outline-level="1"><text:s/>98 <text:s text:c="3"/><text:span text:style-name="style2">//</text:span></text:h>
      <text:h text:style-name="Default" text:outline-level="1"><text:s/>99 <text:s text:c="3"/><text:span text:style-name="style11">glPolygonMode</text:span><text:span text:style-name="style10">( </text:span><text:span text:style-name="style11">GL_FRONT_AND_BACK</text:span><text:span text:style-name="style10">,</text:span><text:span text:style-name="style11">GL_FILL </text:span><text:span text:style-name="style10">);</text:span></text:h>
      <text:h text:style-name="Default" text:outline-level="1">100 <text:s text:c="3"/><text:span text:style-name="style11">Vessel</text:span><text:span text:style-name="style10">-&gt;</text:span><text:span text:style-name="style11">Drawing</text:span><text:span text:style-name="style10">( </text:span><text:span text:style-name="style11">Exp</text:span><text:span text:style-name="style10">.</text:span><text:span text:style-name="style11">draw</text:span><text:span text:style-name="style10">==</text:span><text:span text:style-name="style4">3</text:span><text:span text:style-name="style10">?</text:span><text:span text:style-name="style4">2</text:span><text:span text:style-name="style10">:</text:span><text:span text:style-name="style4">1 </text:span><text:span text:style-name="style10">); <text:s text:c="2"/></text:span><text:span text:style-name="style2">// доступ к рисунку корпуса корабля</text:span></text:h>
      <text:h text:style-name="Default" text:outline-level="1">101 <text:s text:c="3"/><text:span text:style-name="style11">Activate</text:span><text:span text:style-name="style10">(); <text:s text:c="26"/></text:span><text:span text:style-name="style2">// без исключения двойной перенастройки</text:span></text:h>
      <text:h text:style-name="Default" text:outline-level="1">102 <text:s text:c="3"/><text:span text:style-name="style2">//</text:span></text:h>
      <text:h text:style-name="Default" text:outline-level="1">103 <text:s text:c="3"/><text:span text:style-name="style2">// <text:s text:c="2"/>собственно рисование для начала ведется в самом волновом объекте</text:span></text:h>
      <text:h text:style-name="Default" text:outline-level="1">104 <text:s text:c="3"/><text:span text:style-name="style2">//</text:span></text:h>
      <text:h text:style-name="Default" text:outline-level="1">105 <text:s text:c="3"/><text:span text:style-name="style11">glPolygonMode</text:span><text:span text:style-name="style10">( </text:span><text:span text:style-name="style11">GL_FRONT</text:span><text:span text:style-name="style10">,</text:span><text:span text:style-name="style11">Exp</text:span><text:span text:style-name="style10">.</text:span><text:span text:style-name="style11">draw</text:span><text:span text:style-name="style10">?</text:span><text:span text:style-name="style11">GL_LINE</text:span><text:span text:style-name="style10">:</text:span><text:span text:style-name="style11">GL_FILL </text:span><text:span text:style-name="style10">);</text:span></text:h>
      <text:h text:style-name="Default" text:outline-level="1">106 <text:s text:c="3"/><text:span text:style-name="style11">glPolygonMode</text:span><text:span text:style-name="style10">( </text:span><text:span text:style-name="style11">GL_BACK</text:span><text:span text:style-name="style10">,</text:span><text:span text:style-name="style11">GL_POINT </text:span><text:span text:style-name="style10">);</text:span></text:h>
      <text:h text:style-name="Default" text:outline-level="1">107 <text:s text:c="3"/><text:span text:style-name="style5">if</text:span><text:span text:style-name="style10">( ( </text:span><text:span text:style-name="style11">Exp</text:span><text:span text:style-name="style10">.</text:span><text:span text:style-name="style11">draw </text:span><text:span text:style-name="style10">)!=</text:span><text:span text:style-name="style4">3 </text:span><text:span text:style-name="style10">)</text:span></text:h>
      <text:h text:style-name="Default" text:outline-level="1">108 <text:s text:c="3"/><text:span text:style-name="style10">{ </text:span><text:span text:style-name="style5">int </text:span><text:span text:style-name="style11">k</text:span><text:span text:style-name="style10">=</text:span><text:span text:style-name="style16">max</text:span><text:span text:style-name="style10">( </text:span><text:span text:style-name="style11">Exp</text:span><text:span text:style-name="style10">.</text:span><text:span text:style-name="style11">draw</text:span><text:span text:style-name="style10">&amp;</text:span><text:span text:style-name="style4">2</text:span><text:span text:style-name="style10">?</text:span><text:span text:style-name="style11">mY</text:span><text:span text:style-name="style10">/</text:span><text:span text:style-name="style4">100</text:span><text:span text:style-name="style10">:</text:span><text:span text:style-name="style4">1</text:span><text:span text:style-name="style10">,</text:span><text:span text:style-name="style4">1 </text:span><text:span text:style-name="style10">); </text:span><text:span text:style-name="style2">// поля волн надо для палитры раскраски</text:span></text:h>
      <text:h text:style-name="Default" text:outline-level="1">109 <text:s text:c="5"/><text:span text:style-name="style5">if</text:span><text:span text:style-name="style10">( </text:span><text:span text:style-name="style11">Exp</text:span><text:span text:style-name="style10">.</text:span><text:span text:style-name="style11">wave</text:span><text:span text:style-name="style10">==</text:span><text:span text:style-name="style4">1</text:span><text:span text:style-name="style10">)</text:span><text:span text:style-name="style11">Wind</text:span><text:span text:style-name="style10">.</text:span><text:span text:style-name="style11">Ghost</text:span><text:span text:style-name="style10">(</text:span><text:span text:style-name="style11">Trun</text:span><text:span text:style-name="style10">),</text:span><text:span text:style-name="style11">Swell</text:span><text:span text:style-name="style10">.</text:span><text:span text:style-name="style11">Ghost</text:span><text:span text:style-name="style10">(</text:span><text:span text:style-name="style11">Trun</text:span><text:span text:style-name="style10">),</text:span><text:span text:style-name="style11">Surge</text:span><text:span text:style-name="style10">.</text:span><text:span text:style-name="style11">Ghost</text:span><text:span text:style-name="style10">(</text:span><text:span text:style-name="style11">Trun</text:span><text:span text:style-name="style10">);</text:span></text:h>
      <text:h text:style-name="Default" text:outline-level="1">110 <text:s text:c="5"/><text:span text:style-name="style11">glLineWidth</text:span><text:span text:style-name="style10">( </text:span><text:span text:style-name="style4">0.01 </text:span><text:span text:style-name="style10">); </text:span><text:span text:style-name="style2">// тончайшие линии на случай прорисовки контуров ячеек</text:span></text:h>
      <text:h text:style-name="Default" text:outline-level="1">111 <text:s text:c="5"/><text:span text:style-name="style5">if</text:span><text:span text:style-name="style10">( </text:span><text:span text:style-name="style11">Exp</text:span><text:span text:style-name="style10">.</text:span><text:span text:style-name="style11">view</text:span><text:span text:style-name="style10">&amp;</text:span><text:span text:style-name="style4">2 </text:span><text:span text:style-name="style10">)</text:span></text:h>
      <text:h text:style-name="Default" text:outline-level="1">112 <text:s text:c="5"/><text:span text:style-name="style10">{ </text:span><text:span text:style-name="style11">liney</text:span><text:span text:style-name="style10">(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11">Long</text:span><text:span text:style-name="style10">/-</text:span><text:span text:style-name="style4">4</text:span><text:span text:style-name="style10">},</text:span><text:span text:style-name="style11">lightblue</text:span><text:span text:style-name="style10">);</text:span></text:h>
      <text:h text:style-name="Default" text:outline-level="1">113 <text:s text:c="7"/><text:span text:style-name="style11">liney</text:span><text:span text:style-name="style10">(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11">Long</text:span><text:span text:style-name="style10">/-</text:span><text:span text:style-name="style4">4</text:span><text:span text:style-name="style10">},</text:span><text:span text:style-name="style11">lightblue</text:span><text:span text:style-name="style10">);</text:span></text:h>
      <text:h text:style-name="Default" text:outline-level="1">114 <text:s text:c="7"/><text:span text:style-name="style11">Surge</text:span><text:span text:style-name="style10">.</text:span><text:span text:style-name="style11">View</text:span><text:span text:style-name="style10">( </text:span><text:span text:style-name="style11">Long</text:span><text:span text:style-name="style10">/-</text:span><text:span text:style-name="style4">4</text:span><text:span text:style-name="style10">, <text:s text:c="3"/></text:span><text:span text:style-name="style11">k</text:span><text:span text:style-name="style10">,!(</text:span><text:span text:style-name="style11">Exp</text:span><text:span text:style-name="style10">.</text:span><text:span text:style-name="style11">view</text:span><text:span text:style-name="style10">&amp;</text:span><text:span text:style-name="style4">1</text:span><text:span text:style-name="style10">) ); <text:s text:c="2"/></text:span><text:span text:style-name="style2">// -200 {от 800·600}</text:span></text:h>
      <text:h text:style-name="Default" text:outline-level="1">115 <text:s text:c="7"/><text:span text:style-name="style11">Swell</text:span><text:span text:style-name="style10">.</text:span><text:span text:style-name="style11">View</text:span><text:span text:style-name="style10">( </text:span><text:span text:style-name="style11">Long</text:span><text:span text:style-name="style10">/-</text:span><text:span text:style-name="style4">5.333</text:span><text:span text:style-name="style10">,</text:span><text:span text:style-name="style11">k</text:span><text:span text:style-name="style10">,!(</text:span><text:span text:style-name="style11">Exp</text:span><text:span text:style-name="style10">.</text:span><text:span text:style-name="style11">view</text:span><text:span text:style-name="style10">&amp;</text:span><text:span text:style-name="style4">1</text:span><text:span text:style-name="style10">) ); <text:s text:c="2"/></text:span><text:span text:style-name="style2">// -150 три разделённые</text:span></text:h>
      <text:h text:style-name="Default" text:outline-level="1">116 <text:s text:c="8"/><text:span text:style-name="style11">Wind</text:span><text:span text:style-name="style10">.</text:span><text:span text:style-name="style11">View</text:span><text:span text:style-name="style10">( </text:span><text:span text:style-name="style11">Long</text:span><text:span text:style-name="style10">/-</text:span><text:span text:style-name="style4">8</text:span><text:span text:style-name="style10">, <text:s text:c="3"/></text:span><text:span text:style-name="style11">k</text:span><text:span text:style-name="style10">,!(</text:span><text:span text:style-name="style11">Exp</text:span><text:span text:style-name="style10">.</text:span><text:span text:style-name="style11">view</text:span><text:span text:style-name="style10">&amp;</text:span><text:span text:style-name="style4">1</text:span><text:span text:style-name="style10">) ); <text:s text:c="2"/></text:span><text:span text:style-name="style2">// -100 структуры волн</text:span></text:h>
      <text:h text:style-name="Default" text:outline-level="1">117 <text:s text:c="5"/><text:span text:style-name="style10">}</text:span></text:h>
      <text:h text:style-name="Default" text:outline-level="1">118 <text:s text:c="5"/><text:span text:style-name="style5">if</text:span><text:span text:style-name="style10">( </text:span><text:span text:style-name="style11">Exp</text:span><text:span text:style-name="style10">.</text:span><text:span text:style-name="style11">view</text:span><text:span text:style-name="style10">&amp;</text:span><text:span text:style-name="style4">1 </text:span><text:span text:style-name="style10">) <text:s text:c="24"/></text:span><text:span text:style-name="style2">// светлая вода с ватерлинией</text:span></text:h>
      <text:h text:style-name="Default" text:outline-level="1">119 <text:s text:c="5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</text:span><text:span text:style-name="style11">mY</text:span><text:span text:style-name="style10">-</text:span><text:span text:style-name="style11">k</text:span><text:span text:style-name="style10">; </text:span><text:span text:style-name="style11">y</text:span><text:span text:style-name="style10">+=</text:span><text:span text:style-name="style11">k </text:span><text:span text:style-name="style10">) <text:s text:c="12"/></text:span><text:span text:style-name="style2">// монотонные раскраски с цветовым</text:span></text:h>
      <text:h text:style-name="Default" text:outline-level="1">120 <text:s text:c="5"/><text:span text:style-name="style10">{ </text:span><text:span text:style-name="style11">glBegin</text:span><text:span text:style-name="style10">( </text:span><text:span text:style-name="style11">GL_QUAD_STRIP </text:span><text:span text:style-name="style10">); <text:s text:c="13"/></text:span><text:span text:style-name="style2">// разделением по нулевому контуру</text:span></text:h>
      <text:h text:style-name="Default" text:outline-level="1">121 <text:s text:c="7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=</text:span><text:span text:style-name="style11">k </text:span><text:span text:style-name="style10">)</text:span></text:h>
      <text:h text:style-name="Default" text:outline-level="1">122 <text:s text:c="7"/><text:span text:style-name="style10">{ </text:span><text:span text:style-name="style5">Vector </text:span><text:span text:style-name="style10">&amp;</text:span><text:span text:style-name="style11">p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,&amp;</text:span><text:span text:style-name="style11">q</text:span><text:span text:style-name="style10">=</text:span><text:span text:style-name="style11">Ws</text:span><text:span text:style-name="style10">[</text:span><text:span text:style-name="style11">y</text:span><text:span text:style-name="style10">+</text:span><text:span text:style-name="style11">k</text:span><text:span text:style-name="style10">][</text:span><text:span text:style-name="style11">x</text:span><text:span text:style-name="style10">];</text:span></text:h>
      <text:h text:style-name="Default" text:outline-level="1">123 <text:s text:c="9"/><text:span text:style-name="style5">if</text:span><text:span text:style-name="style10">( </text:span><text:span text:style-name="style11">x</text:span><text:span text:style-name="style10">&lt;</text:span><text:span text:style-name="style11">mX</text:span><text:span text:style-name="style10">-</text:span><text:span text:style-name="style11">k </text:span><text:span text:style-name="style10">)</text:span><text:span text:style-name="style11">glNormal3dv</text:span><text:span text:style-name="style10">( (</text:span><text:span text:style-name="style11">q</text:span><text:span text:style-name="style10">-</text:span><text:span text:style-name="style11">p</text:span><text:span text:style-name="style10">)*(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11">k</text:span><text:span text:style-name="style10">]-</text:span><text:span text:style-name="style11">p</text:span><text:span text:style-name="style10">) );</text:span></text:h>
      <text:h text:style-name="Default" text:outline-level="1">124 <text:s text:c="9"/><text:span text:style-name="style11">color</text:span><text:span text:style-name="style10">( </text:span><text:span text:style-name="style11">q</text:span><text:span text:style-name="style10">.</text:span><text:span text:style-name="style11">z</text:span><text:span text:style-name="style10">&gt;</text:span><text:span text:style-name="style4">0</text:span><text:span text:style-name="style10">?</text:span><text:span text:style-name="style11">Surf</text:span><text:span text:style-name="style10">:</text:span><text:span text:style-name="style11">Subw</text:span><text:span text:style-name="style10">,-</text:span><text:span text:style-name="style4">0.1</text:span><text:span text:style-name="style10">,</text:span><text:span text:style-name="style11">Exp</text:span><text:span text:style-name="style10">.</text:span><text:span text:style-name="style11">view</text:span><text:span text:style-name="style10">&amp;</text:span><text:span text:style-name="style4">2</text:span><text:span text:style-name="style10">?</text:span><text:span text:style-name="style4">1</text:span><text:span text:style-name="style10">:</text:span><text:span text:style-name="style4">0.75 </text:span><text:span text:style-name="style10">),</text:span><text:span text:style-name="style11">dot</text:span><text:span text:style-name="style10">( </text:span><text:span text:style-name="style11">q </text:span><text:span text:style-name="style10">);</text:span></text:h>
      <text:h text:style-name="Default" text:outline-level="1">125 <text:s text:c="9"/><text:span text:style-name="style11">color</text:span><text:span text:style-name="style10">( </text:span><text:span text:style-name="style11">p</text:span><text:span text:style-name="style10">.</text:span><text:span text:style-name="style11">z</text:span><text:span text:style-name="style10">&gt;</text:span><text:span text:style-name="style4">0</text:span><text:span text:style-name="style10">?</text:span><text:span text:style-name="style11">Surf</text:span><text:span text:style-name="style10">:</text:span><text:span text:style-name="style11">Subw</text:span><text:span text:style-name="style10">,-</text:span><text:span text:style-name="style4">0.1</text:span><text:span text:style-name="style10">,</text:span><text:span text:style-name="style11">Exp</text:span><text:span text:style-name="style10">.</text:span><text:span text:style-name="style11">view</text:span><text:span text:style-name="style10">&amp;</text:span><text:span text:style-name="style4">2</text:span><text:span text:style-name="style10">?</text:span><text:span text:style-name="style4">1</text:span><text:span text:style-name="style10">:</text:span><text:span text:style-name="style4">0.75 </text:span><text:span text:style-name="style10">),</text:span><text:span text:style-name="style11">dot</text:span><text:span text:style-name="style10">( </text:span><text:span text:style-name="style11">p </text:span><text:span text:style-name="style10">);</text:span></text:h>
      <text:h text:style-name="Default" text:outline-level="1">126 <text:s text:c="7"/><text:span text:style-name="style10">} </text:span><text:span text:style-name="style11">glEnd</text:span><text:span text:style-name="style10">();</text:span></text:h>
      <text:h text:style-name="Default" text:outline-level="1">127 <text:s text:c="5"/><text:span text:style-name="style10">} </text:span><text:span text:style-name="style5">else</text:span></text:h>
      <text:h text:style-name="Default" text:outline-level="1">128 <text:s text:c="5"/><text:span text:style-name="style10">{ </text:span><text:span text:style-name="style5">static int </text:span><text:span text:style-name="style11">nx</text:span><text:span text:style-name="style10">=</text:span><text:span text:style-name="style4">0</text:span><text:span text:style-name="style10">,</text:span><text:span text:style-name="style11">ny</text:span><text:span text:style-name="style10">=</text:span><text:span text:style-name="style4">0</text:span><text:span text:style-name="style10">,**</text:span><text:span text:style-name="style11">Clr</text:span><text:span text:style-name="style10">=</text:span><text:span text:style-name="style11">NULL</text:span><text:span text:style-name="style10">; <text:s text:c="12"/></text:span><text:span text:style-name="style2">// <text:s/>сборная цветовая матрица</text:span></text:h>
      <text:h text:style-name="Default" text:outline-level="1">129 <text:s text:c="7"/><text:span text:style-name="style5">if</text:span><text:span text:style-name="style10">( </text:span><text:span text:style-name="style11">mY</text:span><text:span text:style-name="style10">&gt;</text:span><text:span text:style-name="style11">ny </text:span><text:span text:style-name="style10">|| </text:span><text:span text:style-name="style11">mX</text:span><text:span text:style-name="style10">&gt;</text:span><text:span text:style-name="style11">nx </text:span><text:span text:style-name="style10">)</text:span><text:span text:style-name="style11">Clr</text:span><text:span text:style-name="style10">=(</text:span><text:span text:style-name="style5">int</text:span><text:span text:style-name="style10">**)</text:span><text:span text:style-name="style11">Allocate</text:span><text:span text:style-name="style10">( </text:span><text:span text:style-name="style11">ny</text:span><text:span text:style-name="style10">=</text:span><text:span text:style-name="style11">mY</text:span><text:span text:style-name="style10">,(</text:span><text:span text:style-name="style11">nx</text:span><text:span text:style-name="style10">=</text:span><text:span text:style-name="style11">mX</text:span><text:span text:style-name="style10">)*</text:span><text:span text:style-name="style5">sizeof</text:span><text:span text:style-name="style10">(</text:span><text:span text:style-name="style5">int</text:span><text:span text:style-name="style10">),</text:span><text:span text:style-name="style11">Clr </text:span><text:span text:style-name="style10">);</text:span></text:h>
      <text:h text:style-name="Default" text:outline-level="1">130 <text:s/><text:span text:style-name="style9">#pragma omp parallel for</text:span></text:h>
      <text:h text:style-name="Default" text:outline-level="1">131 <text:s text:c="7"/><text:span text:style-name="style5">for</text:span><text:span text:style-name="style10">(</text:span><text:span text:style-name="style5">int </text:span><text:span text:style-name="style11">y</text:span><text:span text:style-name="style10">=</text:span><text:span text:style-name="style4">0</text:span><text:span text:style-name="style10">;</text:span><text:span text:style-name="style11">y</text:span><text:span text:style-name="style10">&lt;</text:span><text:span text:style-name="style11">mY</text:span><text:span text:style-name="style10">;</text:span><text:span text:style-name="style11">y</text:span><text:span text:style-name="style10">++) </text:span><text:span text:style-name="style2">// выборка расцветки волновых склонов выполняется с</text:span></text:h>
      <text:h text:style-name="Default" text:outline-level="1">132 <text:s text:c="7"/><text:span text:style-name="style5">for</text:span><text:span text:style-name="style10">(</text:span><text:span text:style-name="style5">int </text:span><text:span text:style-name="style11">x</text:span><text:span text:style-name="style10">=</text:span><text:span text:style-name="style4">0</text:span><text:span text:style-name="style10">;</text:span><text:span text:style-name="style11">x</text:span><text:span text:style-name="style10">&lt;</text:span><text:span text:style-name="style11">mX</text:span><text:span text:style-name="style10">;</text:span><text:span text:style-name="style11">x</text:span><text:span text:style-name="style10">++) </text:span><text:span text:style-name="style2">// <text:s/>раздельным использованием исходных пакетов волн</text:span></text:h>
      <text:h text:style-name="Default" text:outline-level="1">133 <text:s text:c="7"/><text:span text:style-name="style10">{ </text:span><text:span text:style-name="style5">Vector </text:span><text:span text:style-name="style10">&amp;</text:span><text:span text:style-name="style11">W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;</text:span></text:h>
      <text:h text:style-name="Default" text:outline-level="1">134 <text:s text:c="9"/><text:span text:style-name="style5">int </text:span><text:span text:style-name="style11">C </text:span><text:span text:style-name="style10">= <text:s text:c="2"/></text:span><text:span text:style-name="style11">ColorSelect</text:span><text:span text:style-name="style10">( </text:span><text:span text:style-name="style11">C</text:span><text:span text:style-name="style10">=</text:span><text:span text:style-name="style4">0</text:span><text:span text:style-name="style10">,</text:span><text:span text:style-name="style11">Wind</text:span><text:span text:style-name="style10">.</text:span><text:span text:style-name="style11">Color</text:span><text:span text:style-name="style10">( </text:span><text:span text:style-name="style11">Wind</text:span><text:span text:style-name="style10">.</text:span><text:span text:style-name="style11">Amd</text:span><text:span text:style-name="style10">( </text:span><text:span text:style-name="style11">W </text:span><text:span text:style-name="style10">).</text:span><text:span text:style-name="style11">z </text:span><text:span text:style-name="style10">) );</text:span></text:h>
      <text:h text:style-name="Default" text:outline-level="1">135 <text:s text:c="13"/><text:span text:style-name="style11">C </text:span><text:span text:style-name="style10">= <text:s text:c="2"/></text:span><text:span text:style-name="style11">ColorSelect</text:span><text:span text:style-name="style10">( </text:span><text:span text:style-name="style11">C</text:span><text:span text:style-name="style10">,</text:span><text:span text:style-name="style11">Swell</text:span><text:span text:style-name="style10">.</text:span><text:span text:style-name="style11">Color</text:span><text:span text:style-name="style10">( </text:span><text:span text:style-name="style11">Swell</text:span><text:span text:style-name="style10">.</text:span><text:span text:style-name="style11">Amd</text:span><text:span text:style-name="style10">( </text:span><text:span text:style-name="style11">W </text:span><text:span text:style-name="style10">).</text:span><text:span text:style-name="style11">z </text:span><text:span text:style-name="style10">) );</text:span></text:h>
      <text:h text:style-name="Default" text:outline-level="1">136 <text:s text:c="9"/><text:span text:style-name="style11">Clr</text:span><text:span text:style-name="style10">[</text:span><text:span text:style-name="style11">y</text:span><text:span text:style-name="style10">][</text:span><text:span text:style-name="style11">x</text:span><text:span text:style-name="style10">]=</text:span><text:span text:style-name="style11">ColorSelect</text:span><text:span text:style-name="style10">( </text:span><text:span text:style-name="style11">C</text:span><text:span text:style-name="style10">,</text:span><text:span text:style-name="style11">Surge</text:span><text:span text:style-name="style10">.</text:span><text:span text:style-name="style11">Color</text:span><text:span text:style-name="style10">( </text:span><text:span text:style-name="style11">Surge</text:span><text:span text:style-name="style10">.</text:span><text:span text:style-name="style11">Amd</text:span><text:span text:style-name="style10">( </text:span><text:span text:style-name="style11">W </text:span><text:span text:style-name="style10">).</text:span><text:span text:style-name="style11">z </text:span><text:span text:style-name="style10">) )+</text:span><text:span text:style-name="style11">black</text:span><text:span text:style-name="style10">+</text:span><text:span text:style-name="style4">1</text:span><text:span text:style-name="style10">;</text:span></text:h>
      <text:h text:style-name="Default" text:outline-level="1">137 <text:s text:c="7"/><text:span text:style-name="style10">}</text:span></text:h>
      <text:h text:style-name="Default" text:outline-level="1">138 <text:s text:c="7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</text:span><text:span text:style-name="style11">mY</text:span><text:span text:style-name="style10">-</text:span><text:span text:style-name="style11">k</text:span><text:span text:style-name="style10">; </text:span><text:span text:style-name="style11">y</text:span><text:span text:style-name="style10">+=</text:span><text:span text:style-name="style11">k </text:span><text:span text:style-name="style10">) <text:s text:c="10"/></text:span><text:span text:style-name="style2">// темная вода в световых оттенках</text:span></text:h>
      <text:h text:style-name="Default" text:outline-level="1">139 <text:s text:c="7"/><text:span text:style-name="style10">{ </text:span><text:span text:style-name="style11">glBegin</text:span><text:span text:style-name="style10">( </text:span><text:span text:style-name="style11">GL_QUAD_STRIP </text:span><text:span text:style-name="style10">); <text:s text:c="11"/></text:span><text:span text:style-name="style2">// раскраска общего волнового поля</text:span></text:h>
      <text:h text:style-name="Default" text:outline-level="1">140 <text:s text:c="9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=</text:span><text:span text:style-name="style11">k </text:span><text:span text:style-name="style10">) <text:s text:c="10"/></text:span><text:span text:style-name="style2">// в оттенках сине-зеленого цветов</text:span></text:h>
      <text:h text:style-name="Default" text:outline-level="1"><text:soft-page-break/>141 <text:s text:c="9"/><text:span text:style-name="style10">{ </text:span><text:span text:style-name="style5">Vector </text:span><text:span text:style-name="style10">&amp;</text:span><text:span text:style-name="style11">p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,&amp;</text:span><text:span text:style-name="style11">q</text:span><text:span text:style-name="style10">=</text:span><text:span text:style-name="style11">Ws</text:span><text:span text:style-name="style10">[</text:span><text:span text:style-name="style11">y</text:span><text:span text:style-name="style10">+</text:span><text:span text:style-name="style11">k</text:span><text:span text:style-name="style10">][</text:span><text:span text:style-name="style11">x</text:span><text:span text:style-name="style10">];</text:span></text:h>
      <text:h text:style-name="Default" text:outline-level="1">142 <text:s text:c="11"/><text:span text:style-name="style11">color</text:span><text:span text:style-name="style10">( </text:span><text:span text:style-name="style11">colors</text:span><text:span text:style-name="style10">(</text:span><text:span text:style-name="style11">Clr</text:span><text:span text:style-name="style10">[</text:span><text:span text:style-name="style11">y</text:span><text:span text:style-name="style10">+</text:span><text:span text:style-name="style11">k</text:span><text:span text:style-name="style10">][</text:span><text:span text:style-name="style11">x</text:span><text:span text:style-name="style10">]),</text:span><text:span text:style-name="style4">0</text:span><text:span text:style-name="style10">,</text:span><text:span text:style-name="style11">Exp</text:span><text:span text:style-name="style10">.</text:span><text:span text:style-name="style11">view</text:span><text:span text:style-name="style10">&amp;</text:span><text:span text:style-name="style4">2</text:span><text:span text:style-name="style10">?</text:span><text:span text:style-name="style4">1</text:span><text:span text:style-name="style10">:</text:span><text:span text:style-name="style4">0.75 </text:span><text:span text:style-name="style10">),</text:span><text:span text:style-name="style11">dot</text:span><text:span text:style-name="style10">( </text:span><text:span text:style-name="style11">q </text:span><text:span text:style-name="style10">);</text:span></text:h>
      <text:h text:style-name="Default" text:outline-level="1">143 <text:s text:c="11"/><text:span text:style-name="style11">color</text:span><text:span text:style-name="style10">( </text:span><text:span text:style-name="style11">colors</text:span><text:span text:style-name="style10">(</text:span><text:span text:style-name="style11">Clr</text:span><text:span text:style-name="style10">[</text:span><text:span text:style-name="style11">y</text:span><text:span text:style-name="style10">][</text:span><text:span text:style-name="style11">x</text:span><text:span text:style-name="style10">]), <text:s/></text:span><text:span text:style-name="style4">0</text:span><text:span text:style-name="style10">,</text:span><text:span text:style-name="style11">Exp</text:span><text:span text:style-name="style10">.</text:span><text:span text:style-name="style11">view</text:span><text:span text:style-name="style10">&amp;</text:span><text:span text:style-name="style4">2</text:span><text:span text:style-name="style10">?</text:span><text:span text:style-name="style4">1</text:span><text:span text:style-name="style10">:</text:span><text:span text:style-name="style4">0.75 </text:span><text:span text:style-name="style10">),</text:span><text:span text:style-name="style11">dot</text:span><text:span text:style-name="style10">( </text:span><text:span text:style-name="style11">p </text:span><text:span text:style-name="style10">);</text:span></text:h>
      <text:h text:style-name="Default" text:outline-level="1">144 <text:s text:c="11"/><text:span text:style-name="style5">if</text:span><text:span text:style-name="style10">( </text:span><text:span text:style-name="style11">x</text:span><text:span text:style-name="style10">&lt;</text:span><text:span text:style-name="style11">mX</text:span><text:span text:style-name="style10">-</text:span><text:span text:style-name="style11">k </text:span><text:span text:style-name="style10">)</text:span><text:span text:style-name="style11">glNormal3dv</text:span><text:span text:style-name="style10">( (</text:span><text:span text:style-name="style11">q</text:span><text:span text:style-name="style10">-</text:span><text:span text:style-name="style11">p</text:span><text:span text:style-name="style10">)*(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11">k</text:span><text:span text:style-name="style10">]-</text:span><text:span text:style-name="style11">p</text:span><text:span text:style-name="style10">) );</text:span></text:h>
      <text:h text:style-name="Default" text:outline-level="1">145 <text:s text:c="9"/><text:span text:style-name="style10">} </text:span><text:span text:style-name="style11">glEnd</text:span><text:span text:style-name="style10">();</text:span></text:h>
      <text:h text:style-name="Default" text:outline-level="1">146 <text:s text:c="5"/><text:span text:style-name="style10">} } </text:span><text:span text:style-name="style11">glLineWidth</text:span><text:span text:style-name="style10">( </text:span><text:span text:style-name="style4">1 </text:span><text:span text:style-name="style10">); <text:s text:c="4"/></text:span><text:span text:style-name="style2">// восстановление толщины обычных контурных линий</text:span></text:h>
      <text:h text:style-name="Default" text:outline-level="1">147 <text:s text:c="3"/><text:span text:style-name="style10">}</text:span></text:h>
      <text:h text:style-name="Default" text:outline-level="1">148 <text:s/><text:span text:style-name="style15">//! Информационная табличка c режимами проведения вычислительного эксперимента</text:span></text:h>
      <text:h text:style-name="Default" text:outline-level="1">149 <text:s/><text:span text:style-name="style2">//</text:span></text:h>
      <text:h text:style-name="Default" text:outline-level="1">150 <text:s text:c="2"/><text:span text:style-name="style11">Hull </text:span><text:span text:style-name="style10">&amp;</text:span><text:span text:style-name="style11">V</text:span><text:span text:style-name="style10">=*</text:span><text:span text:style-name="style11">Vessel</text:span><text:span text:style-name="style10">; </text:span><text:span text:style-name="style11">_Real S</text:span><text:span text:style-name="style10">=</text:span><text:span text:style-name="style11">V</text:span><text:span text:style-name="style10">.</text:span><text:span text:style-name="style11">Speed</text:span><text:span text:style-name="style10">,</text:span><text:span text:style-name="style11">L</text:span><text:span text:style-name="style10">=</text:span><text:span text:style-name="style11">V</text:span><text:span text:style-name="style10">.</text:span><text:span text:style-name="style11">Length</text:span><text:span text:style-name="style10">;</text:span></text:h>
      <text:h text:style-name="Default" text:outline-level="1">151 <text:s text:c="3"/><text:span text:style-name="style11">V</text:span><text:span text:style-name="style10">.</text:span><text:span text:style-name="style11">NavigaInform</text:span><text:span text:style-name="style10">( </text:span><text:span text:style-name="style5">this </text:span><text:span text:style-name="style10">); <text:s text:c="8"/></text:span><text:span text:style-name="style2">// картушка морского волнения, курса+скорости</text:span></text:h>
      <text:h text:style-name="Default" text:outline-level="1">152 <text:s text:c="3"/><text:span text:style-name="style11">color</text:span><text:span text:style-name="style10">( </text:span><text:span text:style-name="style11">navy </text:span><text:span text:style-name="style10">);</text:span><text:span text:style-name="style11">Print</text:span><text:span text:style-name="style10">(</text:span><text:span text:style-name="style4">2</text:span><text:span text:style-name="style10">,</text:span><text:span text:style-name="style4">1</text:span><text:span text:style-name="style10">,</text:span><text:span text:style-name="style11">Exp</text:span><text:span text:style-name="style10">.</text:span><text:span text:style-name="style11">peak</text:span><text:span text:style-name="style10">?</text:span><text:span text:style-name="style6">"Трохоидальные волны:"</text:span><text:span text:style-name="style10">:</text:span><text:span text:style-name="style6">"В полных потоках:"</text:span><text:span text:style-name="style10">);</text:span></text:h>
      <text:h text:style-name="Default" text:outline-level="1">153 <text:s text:c="3"/><text:span text:style-name="style11">color</text:span><text:span text:style-name="style10">( </text:span><text:span text:style-name="style11">blue </text:span><text:span text:style-name="style10">);</text:span><text:span text:style-name="style11">Print</text:span><text:span text:style-name="style10">( </text:span><text:span text:style-name="style11">ModelWave</text:span><text:span text:style-name="style10">[</text:span><text:span text:style-name="style11">Exp</text:span><text:span text:style-name="style10">.</text:span><text:span text:style-name="style11">wave</text:span><text:span text:style-name="style10">&amp;</text:span><text:span text:style-name="style4">3</text:span><text:span text:style-name="style10">] );</text:span></text:h>
      <text:h text:style-name="Default" text:outline-level="1">154 <text:s/><text:span text:style-name="style2">//color( blue ); Print( 2,1,"%s: %s",</text:span></text:h>
      <text:h text:style-name="Default" text:outline-level="1">155 <text:s/><text:span text:style-name="style2">// <text:s text:c="2"/>Exp.peak?"Трохоидальные волны":"В полных потоках",ModelWave[Exp.wave&amp;3] );</text:span></text:h>
      <text:h text:style-name="Default" text:outline-level="1">156 <text:s text:c="3"/><text:span text:style-name="style11">color</text:span><text:span text:style-name="style10">( </text:span><text:span text:style-name="style11">black </text:span><text:span text:style-name="style10">); </text:span><text:span text:style-name="style11">Print</text:span><text:span text:style-name="style10">( </text:span><text:span text:style-name="style4">2</text:span><text:span text:style-name="style10">,</text:span><text:span text:style-name="style4">2</text:span><text:span text:style-name="style10">,</text:span><text:span text:style-name="style11">Model</text:span><text:span text:style-name="style10">[</text:span><text:span text:style-name="style11">V</text:span><text:span text:style-name="style10">.</text:span><text:span text:style-name="style11">Statum</text:span><text:span text:style-name="style10">] ); </text:span><text:span text:style-name="style11">Print</text:span><text:span text:style-name="style10">( </text:span><text:span text:style-name="style4">2</text:span><text:span text:style-name="style10">,</text:span><text:span text:style-name="style4">3</text:span><text:span text:style-name="style10">,</text:span></text:h>
      <text:h text:style-name="Default" text:outline-level="1">157 <text:s text:c="5"/><text:span text:style-name="style6">"Курс %0.1f°, дрейф %0.1f°, скорость %0.1f узлов (Fr=%4.2f, Lw/L=%4.2f) "</text:span><text:span text:style-name="style10">,</text:span></text:h>
      <text:h text:style-name="Default" text:outline-level="1">158 <text:s text:c="6"/><text:span text:style-name="style11">V</text:span><text:span text:style-name="style10">.</text:span><text:span text:style-name="style11">Course</text:span><text:span text:style-name="style10">*</text:span><text:span text:style-name="style4">360</text:span><text:span text:style-name="style10">/</text:span><text:span text:style-name="style11">_Pd</text:span><text:span text:style-name="style10">,</text:span><text:span text:style-name="style11">angle</text:span><text:span text:style-name="style10">(</text:span><text:span text:style-name="style11">V</text:span><text:span text:style-name="style10">.</text:span><text:span text:style-name="style11">Course</text:span><text:span text:style-name="style10">,-</text:span><text:span text:style-name="style11">V</text:span><text:span text:style-name="style10">.</text:span><text:span text:style-name="style11">Swing</text:span><text:span text:style-name="style10">[-</text:span><text:span text:style-name="style4">1</text:span><text:span text:style-name="style10">].</text:span><text:span text:style-name="style11">z</text:span><text:span text:style-name="style10">)*</text:span><text:span text:style-name="style4">360</text:span><text:span text:style-name="style10">/</text:span><text:span text:style-name="style11">_Pd</text:span><text:span text:style-name="style10">,</text:span><text:span text:style-name="style11">S</text:span><text:span text:style-name="style10">*</text:span><text:span text:style-name="style4">3600</text:span><text:span text:style-name="style10">/</text:span><text:span text:style-name="style11">_Mile</text:span><text:span text:style-name="style10">,</text:span></text:h>
      <text:h text:style-name="Default" text:outline-level="1">159 <text:s text:c="6"/><text:span text:style-name="style11">S</text:span><text:span text:style-name="style10">/</text:span><text:span text:style-name="style11">sqrt</text:span><text:span text:style-name="style10">(</text:span><text:span text:style-name="style11">_g</text:span><text:span text:style-name="style10">*</text:span><text:span text:style-name="style11">L</text:span><text:span text:style-name="style10">),</text:span><text:span text:style-name="style11">sqr</text:span><text:span text:style-name="style10">(</text:span><text:span text:style-name="style11">S</text:span><text:span text:style-name="style10">)*</text:span><text:span text:style-name="style11">_Pd</text:span><text:span text:style-name="style10">/</text:span><text:span text:style-name="style11">_g</text:span><text:span text:style-name="style10">/</text:span><text:span text:style-name="style11">L </text:span><text:span text:style-name="style10">);</text:span></text:h>
      <text:h text:style-name="Default" text:outline-level="1">160 <text:s text:c="3"/><text:span text:style-name="style11">Save</text:span><text:span text:style-name="style10">().</text:span><text:span text:style-name="style11">Refresh</text:span><text:span text:style-name="style10">(); <text:s text:c="19"/></text:span><text:span text:style-name="style2">// перерисовка с наложенными площадками</text:span></text:h>
      <text:h text:style-name="Default" text:outline-level="1">161 <text:s text:c="3"/><text:span text:style-name="style5">return </text:span><text:span text:style-name="style11">Recurse</text:span><text:span text:style-name="style10">=</text:span><text:span text:style-name="style5">false</text:span><text:span text:style-name="style10">;</text:span></text:h>
      <text:p text:style-name="Default">162 <text:s/><text:span text:style-name="style10">}</text:span></text:p>
      <text:p text:style-name="P6"><text:span text:style-name="style10"/></text:p>
      <text:p text:style-name="P6"><text:span text:style-name="style10"/></text:p>
      <text:p text:style-name="P6"><text:span text:style-name="style10"/></text:p>
      <text:p text:style-name="P6"><text:span text:style-name="style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class="text">
      <style:text-properties style:font-name="Courier New" fo:font-family="'Courier New'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72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f44336" loext:opacity="100%" fo:font-size="11pt" style:text-underline-style="wave" style:text-underline-width="bold" style:text-underline-color="font-color" fo:font-weight="bold" style:font-size-asian="18pt" style:font-weight-asian="bold" style:font-size-complex="18pt" style:font-weight-complex="600"/>
    </style:style>
    <style:style style:name="style0" style:family="text">
      <style:text-properties fo:color="#000000" loext:opacity="100%" style:font-name="Courier New" fo:font-family="'Courier New'" fo:background-color="#ffffff"/>
    </style:style>
    <style:style style:name="style11" style:family="text">
      <style:text-properties fo:color="#000000" loext:opacity="100%" style:font-name="Courier New" fo:font-family="'Courier New'" fo:background-color="#ffffff"/>
    </style:style>
    <style:style style:name="style64" style:family="text">
      <style:text-properties fo:color="#c8c8c8" loext:opacity="100%" style:font-name="Courier New" fo:font-family="'Courier New'"/>
    </style:style>
    <style:style style:name="style72" style:family="text">
      <style:text-properties fo:color="#c8c8c8" loext:opacity="100%" style:font-name="Courier New" fo:font-family="'Courier New'"/>
    </style:style>
    <style:style style:name="style75" style:family="text">
      <style:text-properties fo:color="#c8c8c8" loext:opacity="100%" style:font-name="Courier New" fo:font-family="'Courier New'"/>
    </style:style>
    <style:style style:name="style1" style:family="text">
      <style:text-properties fo:color="#8080ff" loext:opacity="100%" style:font-name="Courier New" fo:font-family="'Courier New'"/>
    </style:style>
    <style:style style:name="style23" style:family="text">
      <style:text-properties fo:color="#8080ff" loext:opacity="100%" style:font-name="Courier New" fo:font-family="'Courier New'"/>
    </style:style>
    <style:style style:name="style65" style:family="text">
      <style:text-properties fo:color="#808080" loext:opacity="100%" style:font-name="Courier New" fo:font-family="'Courier New'"/>
    </style:style>
    <style:style style:name="style87" style:family="text">
      <style:text-properties fo:color="#808080" loext:opacity="100%" style:font-name="Courier New" fo:font-family="'Courier New'"/>
    </style:style>
    <style:style style:name="style2" style:family="text">
      <style:text-properties fo:color="#9898d9" loext:opacity="100%" style:font-name="Courier New" fo:font-family="'Courier New'"/>
    </style:style>
    <style:style style:name="style66" style:family="text">
      <style:text-properties fo:color="#c0c0c0" loext:opacity="100%" style:font-name="Courier New" fo:font-family="'Courier New'"/>
    </style:style>
    <style:style style:name="style3" style:family="text">
      <style:text-properties fo:color="#8080ff" loext:opacity="100%" style:font-name="Courier New" fo:font-family="'Courier New'" fo:font-weight="bold"/>
    </style:style>
    <style:style style:name="style24" style:family="text">
      <style:text-properties fo:color="#8080ff" loext:opacity="100%" style:font-name="Courier New" fo:font-family="'Courier New'" fo:font-weight="bold"/>
    </style:style>
    <style:style style:name="style67" style:family="text">
      <style:text-properties fo:color="#aaaaf0" loext:opacity="100%" style:font-name="Courier New" fo:font-family="'Courier New'" fo:font-weight="bold"/>
    </style:style>
    <style:style style:name="style88" style:family="text">
      <style:text-properties fo:color="#aaaaf0" loext:opacity="100%" style:font-name="Courier New" fo:font-family="'Courier New'" fo:font-weight="bold"/>
    </style:style>
    <style:style style:name="style15" style:family="text">
      <style:text-properties fo:color="#8080ff" loext:opacity="100%" style:font-name="Courier New" fo:font-family="'Courier New'" fo:font-weight="bold"/>
    </style:style>
    <style:style style:name="style79" style:family="text">
      <style:text-properties fo:color="#aaaaf0" loext:opacity="100%" style:font-name="Courier New" fo:font-family="'Courier New'" fo:font-weight="bold"/>
    </style:style>
    <style:style style:name="style17" style:family="text">
      <style:text-properties fo:color="#008080" loext:opacity="100%" style:font-name="Courier New" fo:font-family="'Courier New'"/>
    </style:style>
    <style:style style:name="style81" style:family="text">
      <style:text-properties fo:color="#6b9999" loext:opacity="100%" style:font-name="Courier New" fo:font-family="'Courier New'"/>
    </style:style>
    <style:style style:name="style18" style:family="text">
      <style:text-properties fo:color="#800000" loext:opacity="100%" style:font-name="Courier New" fo:font-family="'Courier New'"/>
    </style:style>
    <style:style style:name="style82" style:family="text">
      <style:text-properties fo:color="#ac5959" loext:opacity="100%" style:font-name="Courier New" fo:font-family="'Courier New'"/>
    </style:style>
    <style:style style:name="style4" style:family="text">
      <style:text-properties fo:color="#f000f0" loext:opacity="100%" style:font-name="Courier New" fo:font-family="'Courier New'"/>
    </style:style>
    <style:style style:name="style68" style:family="text">
      <style:text-properties fo:color="#f0c8f0" loext:opacity="100%" style:font-name="Courier New" fo:font-family="'Courier New'"/>
    </style:style>
    <style:style style:name="style5" style:family="text">
      <style:text-properties fo:color="#0000a0" loext:opacity="100%" style:font-name="Courier New" fo:font-family="'Courier New'" fo:font-weight="bold"/>
    </style:style>
    <style:style style:name="style69" style:family="text">
      <style:text-properties fo:color="#8787c8" loext:opacity="100%" style:font-name="Courier New" fo:font-family="'Courier New'" fo:font-weight="bold"/>
    </style:style>
    <style:style style:name="style16" style:family="text">
      <style:text-properties fo:color="#00a000" loext:opacity="100%" style:font-name="Courier New" fo:font-family="'Courier New'" fo:font-weight="bold"/>
    </style:style>
    <style:style style:name="style80" style:family="text">
      <style:text-properties fo:color="#9ac89a" loext:opacity="100%" style:font-name="Courier New" fo:font-family="'Courier New'" fo:font-weight="bold"/>
    </style:style>
    <style:style style:name="style19" style:family="text">
      <style:text-properties fo:color="#be00be" loext:opacity="100%" style:font-name="Courier New" fo:font-family="'Courier New'" fo:font-weight="bold"/>
    </style:style>
    <style:style style:name="style83" style:family="text">
      <style:text-properties fo:color="#be89be" loext:opacity="100%" style:font-name="Courier New" fo:font-family="'Courier New'" fo:font-weight="bold"/>
    </style:style>
    <style:style style:name="style6" style:family="text">
      <style:text-properties fo:color="#0000ff" loext:opacity="100%" style:font-name="Courier New" fo:font-family="'Courier New'"/>
    </style:style>
    <style:style style:name="style12" style:family="text">
      <style:text-properties fo:color="#0000ff" loext:opacity="100%" style:font-name="Courier New" fo:font-family="'Courier New'"/>
    </style:style>
    <style:style style:name="style20" style:family="text">
      <style:text-properties fo:color="#0000ff" loext:opacity="100%" style:font-name="Courier New" fo:font-family="'Courier New'"/>
    </style:style>
    <style:style style:name="style70" style:family="text">
      <style:text-properties fo:color="#bebeff" loext:opacity="100%" style:font-name="Courier New" fo:font-family="'Courier New'"/>
    </style:style>
    <style:style style:name="style76" style:family="text">
      <style:text-properties fo:color="#bebeff" loext:opacity="100%" style:font-name="Courier New" fo:font-family="'Courier New'"/>
    </style:style>
    <style:style style:name="style7" style:family="text">
      <style:text-properties fo:color="#e0a000" loext:opacity="100%" style:font-name="Courier New" fo:font-family="'Courier New'"/>
    </style:style>
    <style:style style:name="style71" style:family="text">
      <style:text-properties fo:color="#e0ce9f" loext:opacity="100%" style:font-name="Courier New" fo:font-family="'Courier New'"/>
    </style:style>
    <style:style style:name="style8" style:family="text">
      <style:text-properties fo:color="#000000" loext:opacity="100%" style:font-name="Courier New" fo:font-family="'Courier New'"/>
    </style:style>
    <style:style style:name="style9" style:family="text">
      <style:text-properties fo:color="#00a000" loext:opacity="100%" style:font-name="Courier New" fo:font-family="'Courier New'"/>
    </style:style>
    <style:style style:name="style73" style:family="text">
      <style:text-properties fo:color="#84a084" loext:opacity="100%" style:font-name="Courier New" fo:font-family="'Courier New'"/>
    </style:style>
    <style:style style:name="style10" style:family="text">
      <style:text-properties fo:color="#ff0000" loext:opacity="100%" style:font-name="Courier New" fo:font-family="'Courier New'"/>
    </style:style>
    <style:style style:name="style74" style:family="text">
      <style:text-properties fo:color="#ffc8c8" loext:opacity="100%" style:font-name="Courier New" fo:font-family="'Courier New'"/>
    </style:style>
    <style:style style:name="style50" style:family="text">
      <style:text-properties fo:color="#404080" loext:opacity="100%" style:font-name="Courier New" fo:font-family="'Courier New'" fo:font-style="italic"/>
    </style:style>
    <style:style style:name="style114" style:family="text">
      <style:text-properties fo:color="#8585ac" loext:opacity="100%" style:font-name="Courier New" fo:font-family="'Courier New'" fo:font-style="italic"/>
    </style:style>
    <style:style style:name="style34" style:family="text">
      <style:text-properties fo:color="#000000" loext:opacity="100%" style:font-name="Courier New" fo:font-family="'Courier New'" fo:font-weight="bold" fo:background-color="#80ffff"/>
    </style:style>
    <style:style style:name="style35" style:family="text">
      <style:text-properties fo:color="#ffffff" loext:opacity="100%" style:font-name="Courier New" fo:font-family="'Courier New'" fo:font-weight="bold" fo:background-color="#ff0000"/>
    </style:style>
    <style:style style:name="style37" style:family="text">
      <style:text-properties fo:color="#373737" loext:opacity="100%" style:font-name="Courier New" fo:font-family="'Courier New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25cm" fo:margin-bottom="0.977cm" fo:margin-left="1.275cm" fo:margin-right="1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>Source file exported from Code::Blocks Source Exporter plugin</dc:title>
    <dc:date>2024-02-20T00:30:15.080000000</dc:date>
    <dc:creator>Василий Николаевич Храмушин</dc:creator>
    <meta:editing-duration>PT41M12S</meta:editing-duration>
    <meta:editing-cycles>12</meta:editing-cycles>
    <meta:printed-by>Василий Николаевич Храмушин</meta:printed-by>
    <meta:print-date>2024-02-20T00:40:38.141000000</meta:print-date>
    <meta:document-statistic meta:table-count="0" meta:image-count="0" meta:object-count="0" meta:page-count="56" meta:paragraph-count="3739" meta:word-count="29675" meta:character-count="232802" meta:non-whitespace-character-count="171344"/>
  </office:meta>
</office:document-meta>
</file>